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rolling_mean">
            <text:p>BERMEJALES-O3-AT_IN_rolling_mean</text:p>
          </table:table-cell>
          <table:table-cell table:style-name="pd1" office:value-type="string" office:string-value="BERMEJALES-O3-AT_IN_lag7">
            <text:p>BERMEJALES-O3-AT_IN_lag7</text:p>
          </table:table-cell>
          <table:table-cell table:style-name="pd1" office:value-type="string" office:string-value="BERMEJALES-O3-AT_IN_lag8">
            <text:p>BERMEJALES-O3-AT_IN_lag8</text:p>
          </table:table-cell>
          <table:table-cell table:style-name="pd1" office:value-type="string" office:string-value="BERMEJALES-O3-AT_IN_lag9">
            <text:p>BERMEJALES-O3-AT_IN_lag9</text:p>
          </table:table-cell>
          <table:table-cell table:style-name="pd1" office:value-type="string" office:string-value="BERMEJALES-O3-AT_IN_lag10">
            <text:p>BERMEJALES-O3-AT_IN_lag10</text:p>
          </table:table-cell>
          <table:table-cell table:style-name="pd1" office:value-type="string" office:string-value="BERMEJALES-O3-AT_IN_lag11">
            <text:p>BERMEJALES-O3-AT_IN_lag11</text:p>
          </table:table-cell>
          <table:table-cell table:style-name="pd1" office:value-type="string" office:string-value="BERMEJALES-O3-AT_IN_lag12">
            <text:p>BERMEJALES-O3-AT_IN_lag12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4:00:00">
            <text:p>Sat Feb 19 14:00:00 2022</text:p>
          </table:table-cell>
          <table:table-cell office:value-type="float" office:value="30.576395833333333">
            <text:p>30.576395833333333</text:p>
          </table:table-cell>
          <table:table-cell office:value-type="float" office:value="0.0">
            <text:p/>
          </table:table-cell>
          <table:table-cell office:value-type="float" office:value="3.6667">
            <text:p>3.6667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0">
            <text:p>8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2-19T15:00:00">
            <text:p>Sat Feb 19 15:00:00 2022</text:p>
          </table:table-cell>
          <table:table-cell office:value-type="float" office:value="30.472229166666665">
            <text:p>30.47222916666666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3.6667">
            <text:p>3.6667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2-19T16:00:00">
            <text:p>Sat Feb 19 16:00:00 2022</text:p>
          </table:table-cell>
          <table:table-cell office:value-type="float" office:value="30.548616666666664">
            <text:p>30.548616666666664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3.6667">
            <text:p>3.6667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2-20T14:00:00">
            <text:p>Sun Feb 20 14:00:00 2022</text:p>
          </table:table-cell>
          <table:table-cell office:value-type="float" office:value="37.770833333333336">
            <text:p>37.770833333333336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2-20T15:00:00">
            <text:p>Sun Feb 20 15:00:00 2022</text:p>
          </table:table-cell>
          <table:table-cell office:value-type="float" office:value="38.236112500000004">
            <text:p>38.236112500000004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1T13:00:00">
            <text:p>Mon Feb 21 13:00:00 2022</text:p>
          </table:table-cell>
          <table:table-cell office:value-type="float" office:value="41.1875">
            <text:p>41.1875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2-21T14:00:00">
            <text:p>Mon Feb 21 14:00:00 2022</text:p>
          </table:table-cell>
          <table:table-cell office:value-type="float" office:value="41.215275">
            <text:p>41.215275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2-21T15:00:00">
            <text:p>Mon Feb 21 15:00:00 2022</text:p>
          </table:table-cell>
          <table:table-cell office:value-type="float" office:value="41.18749583333333">
            <text:p>41.18749583333333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2-22T13:00:00">
            <text:p>Tue Feb 22 13:00:00 2022</text:p>
          </table:table-cell>
          <table:table-cell office:value-type="float" office:value="45.89720833333333">
            <text:p>45.89720833333333</text:p>
          </table:table-cell>
          <table:table-cell office:value-type="float" office:value="62.5">
            <text:p>62.5</text:p>
          </table:table-cell>
          <table:table-cell office:value-type="float" office:value="62.1667">
            <text:p>62.1667</text:p>
          </table:table-cell>
          <table:table-cell office:value-type="float" office:value="40.3333">
            <text:p>40.3333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22T14:00:00">
            <text:p>Tue Feb 22 14:00:00 2022</text:p>
          </table:table-cell>
          <table:table-cell office:value-type="float" office:value="47.001374999999996">
            <text:p>47.001374999999996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2.1667">
            <text:p>62.1667</text:p>
          </table:table-cell>
          <table:table-cell office:value-type="float" office:value="40.3333">
            <text:p>40.3333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2-22T15:00:00">
            <text:p>Tue Feb 22 15:00:00 2022</text:p>
          </table:table-cell>
          <table:table-cell office:value-type="float" office:value="47.67498749999999">
            <text:p>47.67498749999999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2.1667">
            <text:p>62.1667</text:p>
          </table:table-cell>
          <table:table-cell office:value-type="float" office:value="40.3333">
            <text:p>40.3333</text:p>
          </table:table-cell>
          <table:table-cell office:value-type="float" office:value="2.3333">
            <text:p>2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2-26T18:00:00">
            <text:p>Sat Feb 26 18:00:00 2022</text:p>
          </table:table-cell>
          <table:table-cell office:value-type="float" office:value="54.9583375">
            <text:p>54.9583375</text:p>
          </table:table-cell>
          <table:table-cell office:value-type="float" office:value="29.6667">
            <text:p>29.6667</text:p>
          </table:table-cell>
          <table:table-cell office:value-type="float" office:value="34.0">
            <text:p>34.0</text:p>
          </table:table-cell>
          <table:table-cell office:value-type="float" office:value="41.6667">
            <text:p>41.6667</text:p>
          </table:table-cell>
          <table:table-cell office:value-type="float" office:value="46.8333">
            <text:p>46.8333</text:p>
          </table:table-cell>
          <table:table-cell office:value-type="float" office:value="51.5">
            <text:p>51.5</text:p>
          </table:table-cell>
          <table:table-cell office:value-type="float" office:value="62.5">
            <text:p>62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2-26T19:00:00">
            <text:p>Sat Feb 26 19:00:00 2022</text:p>
          </table:table-cell>
          <table:table-cell office:value-type="float" office:value="55.00694583333333">
            <text:p>55.00694583333333</text:p>
          </table:table-cell>
          <table:table-cell office:value-type="float" office:value="37.1667">
            <text:p>37.1667</text:p>
          </table:table-cell>
          <table:table-cell office:value-type="float" office:value="29.6667">
            <text:p>29.6667</text:p>
          </table:table-cell>
          <table:table-cell office:value-type="float" office:value="34.0">
            <text:p>34.0</text:p>
          </table:table-cell>
          <table:table-cell office:value-type="float" office:value="41.6667">
            <text:p>41.6667</text:p>
          </table:table-cell>
          <table:table-cell office:value-type="float" office:value="46.8333">
            <text:p>46.8333</text:p>
          </table:table-cell>
          <table:table-cell office:value-type="float" office:value="51.5">
            <text:p>51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2-26T20:00:00">
            <text:p>Sat Feb 26 20:00:00 2022</text:p>
          </table:table-cell>
          <table:table-cell office:value-type="float" office:value="54.90277916666667">
            <text:p>54.90277916666667</text:p>
          </table:table-cell>
          <table:table-cell office:value-type="float" office:value="44.8333">
            <text:p>44.8333</text:p>
          </table:table-cell>
          <table:table-cell office:value-type="float" office:value="37.1667">
            <text:p>37.1667</text:p>
          </table:table-cell>
          <table:table-cell office:value-type="float" office:value="29.6667">
            <text:p>29.6667</text:p>
          </table:table-cell>
          <table:table-cell office:value-type="float" office:value="34.0">
            <text:p>34.0</text:p>
          </table:table-cell>
          <table:table-cell office:value-type="float" office:value="41.6667">
            <text:p>41.6667</text:p>
          </table:table-cell>
          <table:table-cell office:value-type="float" office:value="46.8333">
            <text:p>46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2-26T21:00:00">
            <text:p>Sat Feb 26 21:00:00 2022</text:p>
          </table:table-cell>
          <table:table-cell office:value-type="float" office:value="54.65277916666667">
            <text:p>54.65277916666667</text:p>
          </table:table-cell>
          <table:table-cell office:value-type="float" office:value="56.5">
            <text:p>56.5</text:p>
          </table:table-cell>
          <table:table-cell office:value-type="float" office:value="44.8333">
            <text:p>44.8333</text:p>
          </table:table-cell>
          <table:table-cell office:value-type="float" office:value="37.1667">
            <text:p>37.1667</text:p>
          </table:table-cell>
          <table:table-cell office:value-type="float" office:value="29.6667">
            <text:p>29.6667</text:p>
          </table:table-cell>
          <table:table-cell office:value-type="float" office:value="34.0">
            <text:p>34.0</text:p>
          </table:table-cell>
          <table:table-cell office:value-type="float" office:value="41.6667">
            <text:p>41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27T14:00:00">
            <text:p>Sun Feb 27 14:00:00 2022</text:p>
          </table:table-cell>
          <table:table-cell office:value-type="float" office:value="48.284725">
            <text:p>48.284725</text:p>
          </table:table-cell>
          <table:table-cell office:value-type="float" office:value="49.6667">
            <text:p>49.6667</text:p>
          </table:table-cell>
          <table:table-cell office:value-type="float" office:value="39.0">
            <text:p>39.0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9.0">
            <text:p>49.0</text:p>
          </table:table-cell>
          <table:table-cell office:value-type="float" office:value="32.1667">
            <text:p>32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2-28T15:00:00">
            <text:p>Mon Feb 28 15:00:00 2022</text:p>
          </table:table-cell>
          <table:table-cell office:value-type="float" office:value="40.041670833333335">
            <text:p>40.041670833333335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22.1667">
            <text:p>22.1667</text:p>
          </table:table-cell>
          <table:table-cell office:value-type="float" office:value="27.5">
            <text:p>27.5</text:p>
          </table:table-cell>
          <table:table-cell office:value-type="float" office:value="29.6667">
            <text:p>29.6667</text:p>
          </table:table-cell>
          <table:table-cell office:value-type="float" office:value="37.5">
            <text:p>37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28T16:00:00">
            <text:p>Mon Feb 28 16:00:00 2022</text:p>
          </table:table-cell>
          <table:table-cell office:value-type="float" office:value="40.50000416666667">
            <text:p>40.50000416666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22.1667">
            <text:p>22.1667</text:p>
          </table:table-cell>
          <table:table-cell office:value-type="float" office:value="27.5">
            <text:p>27.5</text:p>
          </table:table-cell>
          <table:table-cell office:value-type="float" office:value="29.6667">
            <text:p>29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2-28T17:00:00">
            <text:p>Mon Feb 28 17:00:00 2022</text:p>
          </table:table-cell>
          <table:table-cell office:value-type="float" office:value="40.88194583333333">
            <text:p>40.88194583333333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22.1667">
            <text:p>22.1667</text:p>
          </table:table-cell>
          <table:table-cell office:value-type="float" office:value="27.5">
            <text:p>27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3-01T13:00:00">
            <text:p>Tue Mar  1 13:00:00 2022</text:p>
          </table:table-cell>
          <table:table-cell office:value-type="float" office:value="45.159729166666665">
            <text:p>45.159729166666665</text:p>
          </table:table-cell>
          <table:table-cell office:value-type="float" office:value="19.8333">
            <text:p>19.8333</text:p>
          </table:table-cell>
          <table:table-cell office:value-type="float" office:value="37.6667">
            <text:p>37.6667</text:p>
          </table:table-cell>
          <table:table-cell office:value-type="float" office:value="37.8333">
            <text:p>37.8333</text:p>
          </table:table-cell>
          <table:table-cell office:value-type="float" office:value="32.6667">
            <text:p>32.6667</text:p>
          </table:table-cell>
          <table:table-cell office:value-type="float" office:value="38.6667">
            <text:p>38.6667</text:p>
          </table:table-cell>
          <table:table-cell office:value-type="float" office:value="43.0">
            <text:p>43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01T14:00:00">
            <text:p>Tue Mar  1 14:00:00 2022</text:p>
          </table:table-cell>
          <table:table-cell office:value-type="float" office:value="45.6180625">
            <text:p>45.6180625</text:p>
          </table:table-cell>
          <table:table-cell office:value-type="float" office:value="9.1667">
            <text:p>9.1667</text:p>
          </table:table-cell>
          <table:table-cell office:value-type="float" office:value="19.8333">
            <text:p>19.8333</text:p>
          </table:table-cell>
          <table:table-cell office:value-type="float" office:value="37.6667">
            <text:p>37.6667</text:p>
          </table:table-cell>
          <table:table-cell office:value-type="float" office:value="37.8333">
            <text:p>37.8333</text:p>
          </table:table-cell>
          <table:table-cell office:value-type="float" office:value="32.6667">
            <text:p>32.6667</text:p>
          </table:table-cell>
          <table:table-cell office:value-type="float" office:value="38.6667">
            <text:p>38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01T15:00:00">
            <text:p>Tue Mar  1 15:00:00 2022</text:p>
          </table:table-cell>
          <table:table-cell office:value-type="float" office:value="45.93750416666666">
            <text:p>45.93750416666666</text:p>
          </table:table-cell>
          <table:table-cell office:value-type="float" office:value="0.5">
            <text:p>0.5</text:p>
          </table:table-cell>
          <table:table-cell office:value-type="float" office:value="9.1667">
            <text:p>9.1667</text:p>
          </table:table-cell>
          <table:table-cell office:value-type="float" office:value="19.8333">
            <text:p>19.8333</text:p>
          </table:table-cell>
          <table:table-cell office:value-type="float" office:value="37.6667">
            <text:p>37.6667</text:p>
          </table:table-cell>
          <table:table-cell office:value-type="float" office:value="37.8333">
            <text:p>37.8333</text:p>
          </table:table-cell>
          <table:table-cell office:value-type="float" office:value="32.6667">
            <text:p>32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3-01T16:00:00">
            <text:p>Tue Mar  1 16:00:00 2022</text:p>
          </table:table-cell>
          <table:table-cell office:value-type="float" office:value="46.138891666666666">
            <text:p>46.13889166666666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9.1667">
            <text:p>9.1667</text:p>
          </table:table-cell>
          <table:table-cell office:value-type="float" office:value="19.8333">
            <text:p>19.8333</text:p>
          </table:table-cell>
          <table:table-cell office:value-type="float" office:value="37.6667">
            <text:p>37.6667</text:p>
          </table:table-cell>
          <table:table-cell office:value-type="float" office:value="37.8333">
            <text:p>37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3-01T17:00:00">
            <text:p>Tue Mar  1 17:00:00 2022</text:p>
          </table:table-cell>
          <table:table-cell office:value-type="float" office:value="46.18750416666666">
            <text:p>46.18750416666666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9.1667">
            <text:p>9.1667</text:p>
          </table:table-cell>
          <table:table-cell office:value-type="float" office:value="19.8333">
            <text:p>19.8333</text:p>
          </table:table-cell>
          <table:table-cell office:value-type="float" office:value="37.6667">
            <text:p>37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3-01T18:00:00">
            <text:p>Tue Mar  1 18:00:00 2022</text:p>
          </table:table-cell>
          <table:table-cell office:value-type="float" office:value="46.451391666666666">
            <text:p>46.451391666666666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9.1667">
            <text:p>9.1667</text:p>
          </table:table-cell>
          <table:table-cell office:value-type="float" office:value="19.8333">
            <text:p>19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3-02T13:00:00">
            <text:p>Wed Mar  2 13:00:00 2022</text:p>
          </table:table-cell>
          <table:table-cell office:value-type="float" office:value="30.7916625">
            <text:p>30.7916625</text:p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02T14:00:00">
            <text:p>Wed Mar  2 14:00:00 2022</text:p>
          </table:table-cell>
          <table:table-cell office:value-type="float" office:value="30.645829166666662">
            <text:p>30.64582916666666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2T15:00:00">
            <text:p>Wed Mar  2 15:00:00 2022</text:p>
          </table:table-cell>
          <table:table-cell office:value-type="float" office:value="30.645829166666662">
            <text:p>30.64582916666666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3-03T13:00:00">
            <text:p>Thu Mar  3 13:00:00 2022</text:p>
          </table:table-cell>
          <table:table-cell office:value-type="float" office:value="33.7083375">
            <text:p>33.7083375</text:p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03T15:00:00">
            <text:p>Thu Mar  3 15:00:00 2022</text:p>
          </table:table-cell>
          <table:table-cell office:value-type="float" office:value="33.166675000000005">
            <text:p>33.1666750000000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3-03T16:00:00">
            <text:p>Thu Mar  3 16:00:00 2022</text:p>
          </table:table-cell>
          <table:table-cell office:value-type="float" office:value="32.27778333333334">
            <text:p>32.27778333333334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03T17:00:00">
            <text:p>Thu Mar  3 17:00:00 2022</text:p>
          </table:table-cell>
          <table:table-cell office:value-type="float" office:value="31.493062500000004">
            <text:p>31.493062500000004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4T17:00:00">
            <text:p>Fri Mar  4 17:00:00 2022</text:p>
          </table:table-cell>
          <table:table-cell office:value-type="float" office:value="66.590275">
            <text:p>66.590275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53.8333">
            <text:p>53.8333</text:p>
          </table:table-cell>
          <table:table-cell office:value-type="float" office:value="61.3333">
            <text:p>61.3333</text:p>
          </table:table-cell>
          <table:table-cell office:value-type="float" office:value="66.0">
            <text:p>66.0</text:p>
          </table:table-cell>
          <table:table-cell office:value-type="float" office:value="69.3333">
            <text:p>69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3-04T18:00:00">
            <text:p>Fri Mar  4 18:00:00 2022</text:p>
          </table:table-cell>
          <table:table-cell office:value-type="float" office:value="67.1041625">
            <text:p>67.1041625</text:p>
          </table:table-cell>
          <table:table-cell office:value-type="float" office:value="57.3333">
            <text:p>57.3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53.8333">
            <text:p>53.8333</text:p>
          </table:table-cell>
          <table:table-cell office:value-type="float" office:value="61.3333">
            <text:p>61.3333</text:p>
          </table:table-cell>
          <table:table-cell office:value-type="float" office:value="66.0">
            <text:p>66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3-04T19:00:00">
            <text:p>Fri Mar  4 19:00:00 2022</text:p>
          </table:table-cell>
          <table:table-cell office:value-type="float" office:value="67.24305">
            <text:p>67.24305</text:p>
          </table:table-cell>
          <table:table-cell office:value-type="float" office:value="63.0">
            <text:p>63.0</text:p>
          </table:table-cell>
          <table:table-cell office:value-type="float" office:value="57.3333">
            <text:p>57.3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53.8333">
            <text:p>53.8333</text:p>
          </table:table-cell>
          <table:table-cell office:value-type="float" office:value="61.3333">
            <text:p>61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3-05T13:00:00">
            <text:p>Sat Mar  5 13:00:00 2022</text:p>
          </table:table-cell>
          <table:table-cell office:value-type="float" office:value="43.2499875">
            <text:p>43.2499875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  <table:table-cell office:value-type="float" office:value="48.8333">
            <text:p>48.8333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36.5">
            <text:p>36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05T14:00:00">
            <text:p>Sat Mar  5 14:00:00 2022</text:p>
          </table:table-cell>
          <table:table-cell office:value-type="float" office:value="42.4722125">
            <text:p>42.4722125</text:p>
          </table:table-cell>
          <table:table-cell office:value-type="float" office:value="20.8333">
            <text:p>20.8333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  <table:table-cell office:value-type="float" office:value="48.8333">
            <text:p>48.8333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05T15:00:00">
            <text:p>Sat Mar  5 15:00:00 2022</text:p>
          </table:table-cell>
          <table:table-cell office:value-type="float" office:value="42.26387916666666">
            <text:p>42.26387916666666</text:p>
          </table:table-cell>
          <table:table-cell office:value-type="float" office:value="4.5">
            <text:p>4.5</text:p>
          </table:table-cell>
          <table:table-cell office:value-type="float" office:value="20.8333">
            <text:p>20.8333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  <table:table-cell office:value-type="float" office:value="48.8333">
            <text:p>48.8333</text:p>
          </table:table-cell>
          <table:table-cell office:value-type="float" office:value="41.0">
            <text:p>41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3-05T16:00:00">
            <text:p>Sat Mar  5 16:00:00 2022</text:p>
          </table:table-cell>
          <table:table-cell office:value-type="float" office:value="42.19443333333333">
            <text:p>42.19443333333333</text:p>
          </table:table-cell>
          <table:table-cell office:value-type="float" office:value="0.6667">
            <text:p>0.6667</text:p>
          </table:table-cell>
          <table:table-cell office:value-type="float" office:value="4.5">
            <text:p>4.5</text:p>
          </table:table-cell>
          <table:table-cell office:value-type="float" office:value="20.8333">
            <text:p>20.8333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  <table:table-cell office:value-type="float" office:value="48.8333">
            <text:p>48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5T17:00:00">
            <text:p>Sat Mar  5 17:00:00 2022</text:p>
          </table:table-cell>
          <table:table-cell office:value-type="float" office:value="42.374991666666666">
            <text:p>42.374991666666666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4.5">
            <text:p>4.5</text:p>
          </table:table-cell>
          <table:table-cell office:value-type="float" office:value="20.8333">
            <text:p>20.8333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05T18:00:00">
            <text:p>Sat Mar  5 18:00:00 2022</text:p>
          </table:table-cell>
          <table:table-cell office:value-type="float" office:value="42.34027083333333">
            <text:p>42.34027083333333</text:p>
          </table:table-cell>
          <table:table-cell office:value-type="float" office:value="13.5">
            <text:p>13.5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4.5">
            <text:p>4.5</text:p>
          </table:table-cell>
          <table:table-cell office:value-type="float" office:value="20.8333">
            <text:p>20.8333</text:p>
          </table:table-cell>
          <table:table-cell office:value-type="float" office:value="45.0">
            <text:p>45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06T12:00:00">
            <text:p>Sun Mar  6 12:00:00 2022</text:p>
          </table:table-cell>
          <table:table-cell office:value-type="float" office:value="43.916666666666664">
            <text:p>43.916666666666664</text:p>
          </table:table-cell>
          <table:table-cell office:value-type="float" office:value="18.5">
            <text:p>18.5</text:p>
          </table:table-cell>
          <table:table-cell office:value-type="float" office:value="42.0">
            <text:p>42.0</text:p>
          </table:table-cell>
          <table:table-cell office:value-type="float" office:value="35.6667">
            <text:p>35.6667</text:p>
          </table:table-cell>
          <table:table-cell office:value-type="float" office:value="29.3333">
            <text:p>29.3333</text:p>
          </table:table-cell>
          <table:table-cell office:value-type="float" office:value="22.5">
            <text:p>22.5</text:p>
          </table:table-cell>
          <table:table-cell office:value-type="float" office:value="19.8333">
            <text:p>19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06T13:00:00">
            <text:p>Sun Mar  6 13:00:00 2022</text:p>
          </table:table-cell>
          <table:table-cell office:value-type="float" office:value="44.791666666666664">
            <text:p>44.791666666666664</text:p>
          </table:table-cell>
          <table:table-cell office:value-type="float" office:value="10.1667">
            <text:p>10.1667</text:p>
          </table:table-cell>
          <table:table-cell office:value-type="float" office:value="18.5">
            <text:p>18.5</text:p>
          </table:table-cell>
          <table:table-cell office:value-type="float" office:value="42.0">
            <text:p>42.0</text:p>
          </table:table-cell>
          <table:table-cell office:value-type="float" office:value="35.6667">
            <text:p>35.6667</text:p>
          </table:table-cell>
          <table:table-cell office:value-type="float" office:value="29.3333">
            <text:p>29.3333</text:p>
          </table:table-cell>
          <table:table-cell office:value-type="float" office:value="22.5">
            <text:p>22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06T14:00:00">
            <text:p>Sun Mar  6 14:00:00 2022</text:p>
          </table:table-cell>
          <table:table-cell office:value-type="float" office:value="45.666666666666664">
            <text:p>45.666666666666664</text:p>
          </table:table-cell>
          <table:table-cell office:value-type="float" office:value="29.8333">
            <text:p>29.8333</text:p>
          </table:table-cell>
          <table:table-cell office:value-type="float" office:value="10.1667">
            <text:p>10.1667</text:p>
          </table:table-cell>
          <table:table-cell office:value-type="float" office:value="18.5">
            <text:p>18.5</text:p>
          </table:table-cell>
          <table:table-cell office:value-type="float" office:value="42.0">
            <text:p>42.0</text:p>
          </table:table-cell>
          <table:table-cell office:value-type="float" office:value="35.6667">
            <text:p>35.6667</text:p>
          </table:table-cell>
          <table:table-cell office:value-type="float" office:value="29.3333">
            <text:p>29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3-06T15:00:00">
            <text:p>Sun Mar  6 15:00:00 2022</text:p>
          </table:table-cell>
          <table:table-cell office:value-type="float" office:value="46.2361125">
            <text:p>46.2361125</text:p>
          </table:table-cell>
          <table:table-cell office:value-type="float" office:value="16.8333">
            <text:p>16.8333</text:p>
          </table:table-cell>
          <table:table-cell office:value-type="float" office:value="29.8333">
            <text:p>29.8333</text:p>
          </table:table-cell>
          <table:table-cell office:value-type="float" office:value="10.1667">
            <text:p>10.1667</text:p>
          </table:table-cell>
          <table:table-cell office:value-type="float" office:value="18.5">
            <text:p>18.5</text:p>
          </table:table-cell>
          <table:table-cell office:value-type="float" office:value="42.0">
            <text:p>42.0</text:p>
          </table:table-cell>
          <table:table-cell office:value-type="float" office:value="35.6667">
            <text:p>35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06T16:00:00">
            <text:p>Sun Mar  6 16:00:00 2022</text:p>
          </table:table-cell>
          <table:table-cell office:value-type="float" office:value="46.7986125">
            <text:p>46.7986125</text:p>
          </table:table-cell>
          <table:table-cell office:value-type="float" office:value="18.0">
            <text:p>18.0</text:p>
          </table:table-cell>
          <table:table-cell office:value-type="float" office:value="16.8333">
            <text:p>16.8333</text:p>
          </table:table-cell>
          <table:table-cell office:value-type="float" office:value="29.8333">
            <text:p>29.8333</text:p>
          </table:table-cell>
          <table:table-cell office:value-type="float" office:value="10.1667">
            <text:p>10.1667</text:p>
          </table:table-cell>
          <table:table-cell office:value-type="float" office:value="18.5">
            <text:p>18.5</text:p>
          </table:table-cell>
          <table:table-cell office:value-type="float" office:value="42.0">
            <text:p>42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3-07T15:00:00">
            <text:p>Mon Mar  7 15:00:00 2022</text:p>
          </table:table-cell>
          <table:table-cell office:value-type="float" office:value="56.87499583333334">
            <text:p>56.87499583333334</text:p>
          </table:table-cell>
          <table:table-cell office:value-type="float" office:value="31.3333">
            <text:p>31.3333</text:p>
          </table:table-cell>
          <table:table-cell office:value-type="float" office:value="39.8333">
            <text:p>39.8333</text:p>
          </table:table-cell>
          <table:table-cell office:value-type="float" office:value="52.6667">
            <text:p>52.6667</text:p>
          </table:table-cell>
          <table:table-cell office:value-type="float" office:value="50.1667">
            <text:p>50.1667</text:p>
          </table:table-cell>
          <table:table-cell office:value-type="float" office:value="49.8333">
            <text:p>49.8333</text:p>
          </table:table-cell>
          <table:table-cell office:value-type="float" office:value="28.8333">
            <text:p>28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3-07T16:00:00">
            <text:p>Mon Mar  7 16:00:00 2022</text:p>
          </table:table-cell>
          <table:table-cell office:value-type="float" office:value="57.458329166666665">
            <text:p>57.458329166666665</text:p>
          </table:table-cell>
          <table:table-cell office:value-type="float" office:value="31.3333">
            <text:p>31.3333</text:p>
          </table:table-cell>
          <table:table-cell office:value-type="float" office:value="31.3333">
            <text:p>31.3333</text:p>
          </table:table-cell>
          <table:table-cell office:value-type="float" office:value="39.8333">
            <text:p>39.8333</text:p>
          </table:table-cell>
          <table:table-cell office:value-type="float" office:value="52.6667">
            <text:p>52.6667</text:p>
          </table:table-cell>
          <table:table-cell office:value-type="float" office:value="50.1667">
            <text:p>50.1667</text:p>
          </table:table-cell>
          <table:table-cell office:value-type="float" office:value="49.8333">
            <text:p>49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3-07T17:00:00">
            <text:p>Mon Mar  7 17:00:00 2022</text:p>
          </table:table-cell>
          <table:table-cell office:value-type="float" office:value="57.368050000000004">
            <text:p>57.368050000000004</text:p>
          </table:table-cell>
          <table:table-cell office:value-type="float" office:value="25.6667">
            <text:p>25.6667</text:p>
          </table:table-cell>
          <table:table-cell office:value-type="float" office:value="31.3333">
            <text:p>31.3333</text:p>
          </table:table-cell>
          <table:table-cell office:value-type="float" office:value="31.3333">
            <text:p>31.3333</text:p>
          </table:table-cell>
          <table:table-cell office:value-type="float" office:value="39.8333">
            <text:p>39.8333</text:p>
          </table:table-cell>
          <table:table-cell office:value-type="float" office:value="52.6667">
            <text:p>52.6667</text:p>
          </table:table-cell>
          <table:table-cell office:value-type="float" office:value="50.1667">
            <text:p>50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7T18:00:00">
            <text:p>Mon Mar  7 18:00:00 2022</text:p>
          </table:table-cell>
          <table:table-cell office:value-type="float" office:value="56.999991666666666">
            <text:p>56.999991666666666</text:p>
          </table:table-cell>
          <table:table-cell office:value-type="float" office:value="2.6667">
            <text:p>2.6667</text:p>
          </table:table-cell>
          <table:table-cell office:value-type="float" office:value="25.6667">
            <text:p>25.6667</text:p>
          </table:table-cell>
          <table:table-cell office:value-type="float" office:value="31.3333">
            <text:p>31.3333</text:p>
          </table:table-cell>
          <table:table-cell office:value-type="float" office:value="31.3333">
            <text:p>31.3333</text:p>
          </table:table-cell>
          <table:table-cell office:value-type="float" office:value="39.8333">
            <text:p>39.8333</text:p>
          </table:table-cell>
          <table:table-cell office:value-type="float" office:value="52.6667">
            <text:p>52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3-07T19:00:00">
            <text:p>Mon Mar  7 19:00:00 2022</text:p>
          </table:table-cell>
          <table:table-cell office:value-type="float" office:value="56.24304583333333">
            <text:p>56.24304583333333</text:p>
          </table:table-cell>
          <table:table-cell office:value-type="float" office:value="51.8333">
            <text:p>51.8333</text:p>
          </table:table-cell>
          <table:table-cell office:value-type="float" office:value="2.6667">
            <text:p>2.6667</text:p>
          </table:table-cell>
          <table:table-cell office:value-type="float" office:value="25.6667">
            <text:p>25.6667</text:p>
          </table:table-cell>
          <table:table-cell office:value-type="float" office:value="31.3333">
            <text:p>31.3333</text:p>
          </table:table-cell>
          <table:table-cell office:value-type="float" office:value="31.3333">
            <text:p>31.3333</text:p>
          </table:table-cell>
          <table:table-cell office:value-type="float" office:value="39.8333">
            <text:p>39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08T17:00:00">
            <text:p>Tue Mar  8 17:00:00 2022</text:p>
          </table:table-cell>
          <table:table-cell office:value-type="float" office:value="39.18055416666667">
            <text:p>39.18055416666667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4.6667">
            <text:p>24.6667</text:p>
          </table:table-cell>
          <table:table-cell office:value-type="float" office:value="20.1667">
            <text:p>20.1667</text:p>
          </table:table-cell>
          <table:table-cell office:value-type="float" office:value="32.5">
            <text:p>32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08T18:00:00">
            <text:p>Tue Mar  8 18:00:00 2022</text:p>
          </table:table-cell>
          <table:table-cell office:value-type="float" office:value="38.840275">
            <text:p>38.840275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4.6667">
            <text:p>24.6667</text:p>
          </table:table-cell>
          <table:table-cell office:value-type="float" office:value="20.1667">
            <text:p>20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08T19:00:00">
            <text:p>Tue Mar  8 19:00:00 2022</text:p>
          </table:table-cell>
          <table:table-cell office:value-type="float" office:value="38.42360833333333">
            <text:p>38.42360833333333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4.6667">
            <text:p>24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3-09T15:00:00">
            <text:p>Wed Mar  9 15:00:00 2022</text:p>
          </table:table-cell>
          <table:table-cell office:value-type="float" office:value="32.06249583333333">
            <text:p>32.06249583333333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  <table:table-cell office:value-type="float" office:value="19.8333">
            <text:p>19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10T15:00:00">
            <text:p>Thu Mar 10 15:00:00 2022</text:p>
          </table:table-cell>
          <table:table-cell office:value-type="float" office:value="43.590275">
            <text:p>43.590275</text:p>
          </table:table-cell>
          <table:table-cell office:value-type="float" office:value="6.8333">
            <text:p>6.8333</text:p>
          </table:table-cell>
          <table:table-cell office:value-type="float" office:value="10.5">
            <text:p>10.5</text:p>
          </table:table-cell>
          <table:table-cell office:value-type="float" office:value="21.8333">
            <text:p>21.8333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  <table:table-cell office:value-type="float" office:value="25.8333">
            <text:p>25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3-10T16:00:00">
            <text:p>Thu Mar 10 16:00:00 2022</text:p>
          </table:table-cell>
          <table:table-cell office:value-type="float" office:value="44.833333333333336">
            <text:p>44.833333333333336</text:p>
          </table:table-cell>
          <table:table-cell office:value-type="float" office:value="2.5">
            <text:p>2.5</text:p>
          </table:table-cell>
          <table:table-cell office:value-type="float" office:value="6.8333">
            <text:p>6.8333</text:p>
          </table:table-cell>
          <table:table-cell office:value-type="float" office:value="10.5">
            <text:p>10.5</text:p>
          </table:table-cell>
          <table:table-cell office:value-type="float" office:value="21.8333">
            <text:p>21.8333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3-10T17:00:00">
            <text:p>Thu Mar 10 17:00:00 2022</text:p>
          </table:table-cell>
          <table:table-cell office:value-type="float" office:value="45.388891666666666">
            <text:p>45.388891666666666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6.8333">
            <text:p>6.8333</text:p>
          </table:table-cell>
          <table:table-cell office:value-type="float" office:value="10.5">
            <text:p>10.5</text:p>
          </table:table-cell>
          <table:table-cell office:value-type="float" office:value="21.8333">
            <text:p>21.8333</text:p>
          </table:table-cell>
          <table:table-cell office:value-type="float" office:value="23.1667">
            <text:p>23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3-11T12:00:00">
            <text:p>Fri Mar 11 12:00:00 2022</text:p>
          </table:table-cell>
          <table:table-cell office:value-type="float" office:value="55.291679166666675">
            <text:p>55.291679166666675</text:p>
          </table:table-cell>
          <table:table-cell office:value-type="float" office:value="51.0">
            <text:p>51.0</text:p>
          </table:table-cell>
          <table:table-cell office:value-type="float" office:value="37.5">
            <text:p>37.5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1T13:00:00">
            <text:p>Fri Mar 11 13:00:00 2022</text:p>
          </table:table-cell>
          <table:table-cell office:value-type="float" office:value="55.416679166666675">
            <text:p>55.416679166666675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37.5">
            <text:p>37.5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38.3333">
            <text:p>38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1T14:00:00">
            <text:p>Fri Mar 11 14:00:00 2022</text:p>
          </table:table-cell>
          <table:table-cell office:value-type="float" office:value="54.631954166666674">
            <text:p>54.631954166666674</text:p>
          </table:table-cell>
          <table:table-cell office:value-type="float" office:value="41.1667">
            <text:p>41.1667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37.5">
            <text:p>37.5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11T15:00:00">
            <text:p>Fri Mar 11 15:00:00 2022</text:p>
          </table:table-cell>
          <table:table-cell office:value-type="float" office:value="52.92362083333334">
            <text:p>52.92362083333334</text:p>
          </table:table-cell>
          <table:table-cell office:value-type="float" office:value="39.1667">
            <text:p>39.1667</text:p>
          </table:table-cell>
          <table:table-cell office:value-type="float" office:value="41.1667">
            <text:p>41.1667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37.5">
            <text:p>37.5</text:p>
          </table:table-cell>
          <table:table-cell office:value-type="float" office:value="36.0">
            <text:p>36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3-11T16:00:00">
            <text:p>Fri Mar 11 16:00:00 2022</text:p>
          </table:table-cell>
          <table:table-cell office:value-type="float" office:value="51.34028750000001">
            <text:p>51.34028750000001</text:p>
          </table:table-cell>
          <table:table-cell office:value-type="float" office:value="37.1667">
            <text:p>37.1667</text:p>
          </table:table-cell>
          <table:table-cell office:value-type="float" office:value="39.1667">
            <text:p>39.1667</text:p>
          </table:table-cell>
          <table:table-cell office:value-type="float" office:value="41.1667">
            <text:p>41.1667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37.5">
            <text:p>37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1T17:00:00">
            <text:p>Fri Mar 11 17:00:00 2022</text:p>
          </table:table-cell>
          <table:table-cell office:value-type="float" office:value="49.479175000000005">
            <text:p>49.479175000000005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39.1667">
            <text:p>39.1667</text:p>
          </table:table-cell>
          <table:table-cell office:value-type="float" office:value="41.1667">
            <text:p>41.1667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11T18:00:00">
            <text:p>Fri Mar 11 18:00:00 2022</text:p>
          </table:table-cell>
          <table:table-cell office:value-type="float" office:value="47.84722916666667">
            <text:p>47.84722916666667</text:p>
          </table:table-cell>
          <table:table-cell office:value-type="float" office:value="40.1667">
            <text:p>40.1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39.1667">
            <text:p>39.1667</text:p>
          </table:table-cell>
          <table:table-cell office:value-type="float" office:value="41.1667">
            <text:p>41.1667</text:p>
          </table:table-cell>
          <table:table-cell office:value-type="float" office:value="50.0">
            <text:p>50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3T14:00:00">
            <text:p>Sun Mar 13 14:00:00 2022</text:p>
          </table:table-cell>
          <table:table-cell office:value-type="float" office:value="59.083329166666665">
            <text:p>59.083329166666665</text:p>
          </table:table-cell>
          <table:table-cell office:value-type="float" office:value="51.3333">
            <text:p>51.3333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3-13T15:00:00">
            <text:p>Sun Mar 13 15:00:00 2022</text:p>
          </table:table-cell>
          <table:table-cell office:value-type="float" office:value="59.6041625">
            <text:p>59.6041625</text:p>
          </table:table-cell>
          <table:table-cell office:value-type="float" office:value="54.3333">
            <text:p>54.3333</text:p>
          </table:table-cell>
          <table:table-cell office:value-type="float" office:value="51.3333">
            <text:p>51.3333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56.0">
            <text:p>56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3-14T08:00:00">
            <text:p>Mon Mar 14 08:00:00 2022</text:p>
          </table:table-cell>
          <table:table-cell office:value-type="float" office:value="61.2361125">
            <text:p>61.2361125</text:p>
          </table:table-cell>
          <table:table-cell office:value-type="float" office:value="39.8333">
            <text:p>39.8333</text:p>
          </table:table-cell>
          <table:table-cell office:value-type="float" office:value="20.8333">
            <text:p>20.8333</text:p>
          </table:table-cell>
          <table:table-cell office:value-type="float" office:value="14.5">
            <text:p>14.5</text:p>
          </table:table-cell>
          <table:table-cell office:value-type="float" office:value="31.8333">
            <text:p>31.8333</text:p>
          </table:table-cell>
          <table:table-cell office:value-type="float" office:value="36.1667">
            <text:p>36.1667</text:p>
          </table:table-cell>
          <table:table-cell office:value-type="float" office:value="47.6667">
            <text:p>47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14T09:00:00">
            <text:p>Mon Mar 14 09:00:00 2022</text:p>
          </table:table-cell>
          <table:table-cell office:value-type="float" office:value="62.18055833333333">
            <text:p>62.18055833333333</text:p>
          </table:table-cell>
          <table:table-cell office:value-type="float" office:value="60.1667">
            <text:p>60.1667</text:p>
          </table:table-cell>
          <table:table-cell office:value-type="float" office:value="39.8333">
            <text:p>39.8333</text:p>
          </table:table-cell>
          <table:table-cell office:value-type="float" office:value="20.8333">
            <text:p>20.8333</text:p>
          </table:table-cell>
          <table:table-cell office:value-type="float" office:value="14.5">
            <text:p>14.5</text:p>
          </table:table-cell>
          <table:table-cell office:value-type="float" office:value="31.8333">
            <text:p>31.8333</text:p>
          </table:table-cell>
          <table:table-cell office:value-type="float" office:value="36.1667">
            <text:p>36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14T10:00:00">
            <text:p>Mon Mar 14 10:00:00 2022</text:p>
          </table:table-cell>
          <table:table-cell office:value-type="float" office:value="62.6111125">
            <text:p>62.6111125</text:p>
          </table:table-cell>
          <table:table-cell office:value-type="float" office:value="80.5">
            <text:p>80.5</text:p>
          </table:table-cell>
          <table:table-cell office:value-type="float" office:value="60.1667">
            <text:p>60.1667</text:p>
          </table:table-cell>
          <table:table-cell office:value-type="float" office:value="39.8333">
            <text:p>39.8333</text:p>
          </table:table-cell>
          <table:table-cell office:value-type="float" office:value="20.8333">
            <text:p>20.8333</text:p>
          </table:table-cell>
          <table:table-cell office:value-type="float" office:value="14.5">
            <text:p>14.5</text:p>
          </table:table-cell>
          <table:table-cell office:value-type="float" office:value="31.8333">
            <text:p>31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14T11:00:00">
            <text:p>Mon Mar 14 11:00:00 2022</text:p>
          </table:table-cell>
          <table:table-cell office:value-type="float" office:value="63.21527916666667">
            <text:p>63.21527916666667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60.1667">
            <text:p>60.1667</text:p>
          </table:table-cell>
          <table:table-cell office:value-type="float" office:value="39.8333">
            <text:p>39.8333</text:p>
          </table:table-cell>
          <table:table-cell office:value-type="float" office:value="20.8333">
            <text:p>20.8333</text:p>
          </table:table-cell>
          <table:table-cell office:value-type="float" office:value="14.5">
            <text:p>14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20T13:00:00">
            <text:p>Sun Mar 20 13:00:00 2022</text:p>
          </table:table-cell>
          <table:table-cell office:value-type="float" office:value="68.07639166666668">
            <text:p>68.07639166666668</text:p>
          </table:table-cell>
          <table:table-cell office:value-type="float" office:value="67.0">
            <text:p>67.0</text:p>
          </table:table-cell>
          <table:table-cell office:value-type="float" office:value="65.8333">
            <text:p>65.8333</text:p>
          </table:table-cell>
          <table:table-cell office:value-type="float" office:value="63.0">
            <text:p>63.0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5.5">
            <text:p>65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3-20T14:00:00">
            <text:p>Sun Mar 20 14:00:00 2022</text:p>
          </table:table-cell>
          <table:table-cell office:value-type="float" office:value="68.01389166666668">
            <text:p>68.01389166666668</text:p>
          </table:table-cell>
          <table:table-cell office:value-type="float" office:value="65.5">
            <text:p>65.5</text:p>
          </table:table-cell>
          <table:table-cell office:value-type="float" office:value="67.0">
            <text:p>67.0</text:p>
          </table:table-cell>
          <table:table-cell office:value-type="float" office:value="65.8333">
            <text:p>65.8333</text:p>
          </table:table-cell>
          <table:table-cell office:value-type="float" office:value="63.0">
            <text:p>63.0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3-21T16:00:00">
            <text:p>Mon Mar 21 16:00:00 2022</text:p>
          </table:table-cell>
          <table:table-cell office:value-type="float" office:value="59.11110833333333">
            <text:p>59.11110833333333</text:p>
          </table:table-cell>
          <table:table-cell office:value-type="float" office:value="23.0">
            <text:p>23.0</text:p>
          </table:table-cell>
          <table:table-cell office:value-type="float" office:value="39.8333">
            <text:p>39.8333</text:p>
          </table:table-cell>
          <table:table-cell office:value-type="float" office:value="53.6667">
            <text:p>53.6667</text:p>
          </table:table-cell>
          <table:table-cell office:value-type="float" office:value="56.3333">
            <text:p>56.3333</text:p>
          </table:table-cell>
          <table:table-cell office:value-type="float" office:value="53.8333">
            <text:p>53.8333</text:p>
          </table:table-cell>
          <table:table-cell office:value-type="float" office:value="52.1667">
            <text:p>52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3-21T17:00:00">
            <text:p>Mon Mar 21 17:00:00 2022</text:p>
          </table:table-cell>
          <table:table-cell office:value-type="float" office:value="59.39582916666666">
            <text:p>59.39582916666666</text:p>
          </table:table-cell>
          <table:table-cell office:value-type="float" office:value="53.1667">
            <text:p>53.1667</text:p>
          </table:table-cell>
          <table:table-cell office:value-type="float" office:value="23.0">
            <text:p>23.0</text:p>
          </table:table-cell>
          <table:table-cell office:value-type="float" office:value="39.8333">
            <text:p>39.8333</text:p>
          </table:table-cell>
          <table:table-cell office:value-type="float" office:value="53.6667">
            <text:p>53.6667</text:p>
          </table:table-cell>
          <table:table-cell office:value-type="float" office:value="56.3333">
            <text:p>56.3333</text:p>
          </table:table-cell>
          <table:table-cell office:value-type="float" office:value="53.8333">
            <text:p>53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22T15:00:00">
            <text:p>Tue Mar 22 15:00:00 2022</text:p>
          </table:table-cell>
          <table:table-cell office:value-type="float" office:value="48.951383333333325">
            <text:p>48.951383333333325</text:p>
          </table:table-cell>
          <table:table-cell office:value-type="float" office:value="29.1667">
            <text:p>29.1667</text:p>
          </table:table-cell>
          <table:table-cell office:value-type="float" office:value="32.6667">
            <text:p>32.6667</text:p>
          </table:table-cell>
          <table:table-cell office:value-type="float" office:value="37.8333">
            <text:p>37.8333</text:p>
          </table:table-cell>
          <table:table-cell office:value-type="float" office:value="38.6667">
            <text:p>38.6667</text:p>
          </table:table-cell>
          <table:table-cell office:value-type="float" office:value="42.3333">
            <text:p>42.3333</text:p>
          </table:table-cell>
          <table:table-cell office:value-type="float" office:value="32.6667">
            <text:p>32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2T16:00:00">
            <text:p>Tue Mar 22 16:00:00 2022</text:p>
          </table:table-cell>
          <table:table-cell office:value-type="float" office:value="49.31249166666666">
            <text:p>49.31249166666666</text:p>
          </table:table-cell>
          <table:table-cell office:value-type="float" office:value="31.0">
            <text:p>31.0</text:p>
          </table:table-cell>
          <table:table-cell office:value-type="float" office:value="29.1667">
            <text:p>29.1667</text:p>
          </table:table-cell>
          <table:table-cell office:value-type="float" office:value="32.6667">
            <text:p>32.6667</text:p>
          </table:table-cell>
          <table:table-cell office:value-type="float" office:value="37.8333">
            <text:p>37.8333</text:p>
          </table:table-cell>
          <table:table-cell office:value-type="float" office:value="38.6667">
            <text:p>38.6667</text:p>
          </table:table-cell>
          <table:table-cell office:value-type="float" office:value="42.3333">
            <text:p>42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22T17:00:00">
            <text:p>Tue Mar 22 17:00:00 2022</text:p>
          </table:table-cell>
          <table:table-cell office:value-type="float" office:value="49.354158333333324">
            <text:p>49.354158333333324</text:p>
          </table:table-cell>
          <table:table-cell office:value-type="float" office:value="31.6667">
            <text:p>31.6667</text:p>
          </table:table-cell>
          <table:table-cell office:value-type="float" office:value="31.0">
            <text:p>31.0</text:p>
          </table:table-cell>
          <table:table-cell office:value-type="float" office:value="29.1667">
            <text:p>29.1667</text:p>
          </table:table-cell>
          <table:table-cell office:value-type="float" office:value="32.6667">
            <text:p>32.6667</text:p>
          </table:table-cell>
          <table:table-cell office:value-type="float" office:value="37.8333">
            <text:p>37.8333</text:p>
          </table:table-cell>
          <table:table-cell office:value-type="float" office:value="38.6667">
            <text:p>38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2T18:00:00">
            <text:p>Tue Mar 22 18:00:00 2022</text:p>
          </table:table-cell>
          <table:table-cell office:value-type="float" office:value="49.20138333333333">
            <text:p>49.20138333333333</text:p>
          </table:table-cell>
          <table:table-cell office:value-type="float" office:value="29.1667">
            <text:p>29.1667</text:p>
          </table:table-cell>
          <table:table-cell office:value-type="float" office:value="31.6667">
            <text:p>31.6667</text:p>
          </table:table-cell>
          <table:table-cell office:value-type="float" office:value="31.0">
            <text:p>31.0</text:p>
          </table:table-cell>
          <table:table-cell office:value-type="float" office:value="29.1667">
            <text:p>29.1667</text:p>
          </table:table-cell>
          <table:table-cell office:value-type="float" office:value="32.6667">
            <text:p>32.6667</text:p>
          </table:table-cell>
          <table:table-cell office:value-type="float" office:value="37.8333">
            <text:p>37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22T19:00:00">
            <text:p>Tue Mar 22 19:00:00 2022</text:p>
          </table:table-cell>
          <table:table-cell office:value-type="float" office:value="48.777775">
            <text:p>48.777775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  <table:table-cell office:value-type="float" office:value="31.6667">
            <text:p>31.6667</text:p>
          </table:table-cell>
          <table:table-cell office:value-type="float" office:value="31.0">
            <text:p>31.0</text:p>
          </table:table-cell>
          <table:table-cell office:value-type="float" office:value="29.1667">
            <text:p>29.1667</text:p>
          </table:table-cell>
          <table:table-cell office:value-type="float" office:value="32.6667">
            <text:p>32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22T20:00:00">
            <text:p>Tue Mar 22 20:00:00 2022</text:p>
          </table:table-cell>
          <table:table-cell office:value-type="float" office:value="47.902775">
            <text:p>47.902775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  <table:table-cell office:value-type="float" office:value="31.6667">
            <text:p>31.6667</text:p>
          </table:table-cell>
          <table:table-cell office:value-type="float" office:value="31.0">
            <text:p>31.0</text:p>
          </table:table-cell>
          <table:table-cell office:value-type="float" office:value="29.1667">
            <text:p>29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3-23T11:00:00">
            <text:p>Wed Mar 23 11:00:00 2022</text:p>
          </table:table-cell>
          <table:table-cell office:value-type="float" office:value="48.777770833333335">
            <text:p>48.777770833333335</text:p>
          </table:table-cell>
          <table:table-cell office:value-type="float" office:value="56.3333">
            <text:p>56.3333</text:p>
          </table:table-cell>
          <table:table-cell office:value-type="float" office:value="58.6667">
            <text:p>58.6667</text:p>
          </table:table-cell>
          <table:table-cell office:value-type="float" office:value="38.8333">
            <text:p>38.8333</text:p>
          </table:table-cell>
          <table:table-cell office:value-type="float" office:value="22.6667">
            <text:p>22.6667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3-24T05:00:00">
            <text:p>Thu Mar 24 05:00:00 2022</text:p>
          </table:table-cell>
          <table:table-cell office:value-type="float" office:value="49.4375">
            <text:p>49.4375</text:p>
          </table:table-cell>
          <table:table-cell office:value-type="float" office:value="12.0">
            <text:p>12.0</text:p>
          </table:table-cell>
          <table:table-cell office:value-type="float" office:value="29.0">
            <text:p>29.0</text:p>
          </table:table-cell>
          <table:table-cell office:value-type="float" office:value="39.0">
            <text:p>39.0</text:p>
          </table:table-cell>
          <table:table-cell office:value-type="float" office:value="46.5">
            <text:p>46.5</text:p>
          </table:table-cell>
          <table:table-cell office:value-type="float" office:value="51.3333">
            <text:p>51.3333</text:p>
          </table:table-cell>
          <table:table-cell office:value-type="float" office:value="61.6667">
            <text:p>61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4T06:00:00">
            <text:p>Thu Mar 24 06:00:00 2022</text:p>
          </table:table-cell>
          <table:table-cell office:value-type="float" office:value="50.1736125">
            <text:p>50.1736125</text:p>
          </table:table-cell>
          <table:table-cell office:value-type="float" office:value="13.1667">
            <text:p>13.1667</text:p>
          </table:table-cell>
          <table:table-cell office:value-type="float" office:value="12.0">
            <text:p>12.0</text:p>
          </table:table-cell>
          <table:table-cell office:value-type="float" office:value="29.0">
            <text:p>29.0</text:p>
          </table:table-cell>
          <table:table-cell office:value-type="float" office:value="39.0">
            <text:p>39.0</text:p>
          </table:table-cell>
          <table:table-cell office:value-type="float" office:value="46.5">
            <text:p>46.5</text:p>
          </table:table-cell>
          <table:table-cell office:value-type="float" office:value="51.3333">
            <text:p>51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3-24T07:00:00">
            <text:p>Thu Mar 24 07:00:00 2022</text:p>
          </table:table-cell>
          <table:table-cell office:value-type="float" office:value="50.833333333333336">
            <text:p>50.833333333333336</text:p>
          </table:table-cell>
          <table:table-cell office:value-type="float" office:value="32.1667">
            <text:p>32.1667</text:p>
          </table:table-cell>
          <table:table-cell office:value-type="float" office:value="13.1667">
            <text:p>13.1667</text:p>
          </table:table-cell>
          <table:table-cell office:value-type="float" office:value="12.0">
            <text:p>12.0</text:p>
          </table:table-cell>
          <table:table-cell office:value-type="float" office:value="29.0">
            <text:p>29.0</text:p>
          </table:table-cell>
          <table:table-cell office:value-type="float" office:value="39.0">
            <text:p>39.0</text:p>
          </table:table-cell>
          <table:table-cell office:value-type="float" office:value="46.5">
            <text:p>46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3-24T08:00:00">
            <text:p>Thu Mar 24 08:00:00 2022</text:p>
          </table:table-cell>
          <table:table-cell office:value-type="float" office:value="50.6111125">
            <text:p>50.6111125</text:p>
          </table:table-cell>
          <table:table-cell office:value-type="float" office:value="37.5">
            <text:p>37.5</text:p>
          </table:table-cell>
          <table:table-cell office:value-type="float" office:value="32.1667">
            <text:p>32.1667</text:p>
          </table:table-cell>
          <table:table-cell office:value-type="float" office:value="13.1667">
            <text:p>13.1667</text:p>
          </table:table-cell>
          <table:table-cell office:value-type="float" office:value="12.0">
            <text:p>12.0</text:p>
          </table:table-cell>
          <table:table-cell office:value-type="float" office:value="29.0">
            <text:p>29.0</text:p>
          </table:table-cell>
          <table:table-cell office:value-type="float" office:value="39.0">
            <text:p>39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25T04:00:00">
            <text:p>Fri Mar 25 04:00:00 2022</text:p>
          </table:table-cell>
          <table:table-cell office:value-type="float" office:value="38.097212500000005">
            <text:p>38.097212500000005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3-25T05:00:00">
            <text:p>Fri Mar 25 05:00:00 2022</text:p>
          </table:table-cell>
          <table:table-cell office:value-type="float" office:value="38.01387916666667">
            <text:p>38.01387916666667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25T06:00:00">
            <text:p>Fri Mar 25 06:00:00 2022</text:p>
          </table:table-cell>
          <table:table-cell office:value-type="float" office:value="37.45832083333333">
            <text:p>37.45832083333333</text:p>
          </table:table-cell>
          <table:table-cell office:value-type="float" office:value="4.5">
            <text:p>4.5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25T07:00:00">
            <text:p>Fri Mar 25 07:00:00 2022</text:p>
          </table:table-cell>
          <table:table-cell office:value-type="float" office:value="36.9999875">
            <text:p>36.999987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5T08:00:00">
            <text:p>Fri Mar 25 08:00:00 2022</text:p>
          </table:table-cell>
          <table:table-cell office:value-type="float" office:value="37.222208333333334">
            <text:p>37.222208333333334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5T09:00:00">
            <text:p>Fri Mar 25 09:00:00 2022</text:p>
          </table:table-cell>
          <table:table-cell office:value-type="float" office:value="37.1111">
            <text:p>37.1111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6T07:00:00">
            <text:p>Sat Mar 26 07:00:00 2022</text:p>
          </table:table-cell>
          <table:table-cell office:value-type="float" office:value="48.465275">
            <text:p>48.46527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47.3333">
            <text:p>47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26T08:00:00">
            <text:p>Sat Mar 26 08:00:00 2022</text:p>
          </table:table-cell>
          <table:table-cell office:value-type="float" office:value="47.027775">
            <text:p>47.027775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3-26T11:00:00">
            <text:p>Sat Mar 26 11:00:00 2022</text:p>
          </table:table-cell>
          <table:table-cell office:value-type="float" office:value="44.2916625">
            <text:p>44.2916625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26T12:00:00">
            <text:p>Sat Mar 26 12:00:00 2022</text:p>
          </table:table-cell>
          <table:table-cell office:value-type="float" office:value="43.59722083333333">
            <text:p>43.59722083333333</text:p>
          </table:table-cell>
          <table:table-cell office:value-type="float" office:value="44.1667">
            <text:p>44.1667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3-26T13:00:00">
            <text:p>Sat Mar 26 13:00:00 2022</text:p>
          </table:table-cell>
          <table:table-cell office:value-type="float" office:value="43.527775">
            <text:p>43.527775</text:p>
          </table:table-cell>
          <table:table-cell office:value-type="float" office:value="41.6667">
            <text:p>41.6667</text:p>
          </table:table-cell>
          <table:table-cell office:value-type="float" office:value="44.1667">
            <text:p>44.1667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6T14:00:00">
            <text:p>Sat Mar 26 14:00:00 2022</text:p>
          </table:table-cell>
          <table:table-cell office:value-type="float" office:value="43.61805416666667">
            <text:p>43.61805416666667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  <table:table-cell office:value-type="float" office:value="44.1667">
            <text:p>44.1667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26T15:00:00">
            <text:p>Sat Mar 26 15:00:00 2022</text:p>
          </table:table-cell>
          <table:table-cell office:value-type="float" office:value="44.083333333333336">
            <text:p>44.083333333333336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  <table:table-cell office:value-type="float" office:value="44.1667">
            <text:p>44.1667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27T11:00:00">
            <text:p>Sun Mar 27 11:00:00 2022</text:p>
          </table:table-cell>
          <table:table-cell office:value-type="float" office:value="47.36250416666667">
            <text:p>47.36250416666667</text:p>
          </table:table-cell>
          <table:table-cell office:value-type="float" office:value="11.6667">
            <text:p>11.6667</text:p>
          </table:table-cell>
          <table:table-cell office:value-type="float" office:value="3.2">
            <text:p>3.2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  <table:table-cell office:value-type="float" office:value="30.5">
            <text:p>30.5</text:p>
          </table:table-cell>
          <table:table-cell office:value-type="float" office:value="45.6667">
            <text:p>45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27T12:00:00">
            <text:p>Sun Mar 27 12:00:00 2022</text:p>
          </table:table-cell>
          <table:table-cell office:value-type="float" office:value="47.80000416666667">
            <text:p>47.80000416666667</text:p>
          </table:table-cell>
          <table:table-cell office:value-type="float" office:value="26.1667">
            <text:p>26.1667</text:p>
          </table:table-cell>
          <table:table-cell office:value-type="float" office:value="11.6667">
            <text:p>11.6667</text:p>
          </table:table-cell>
          <table:table-cell office:value-type="float" office:value="3.2">
            <text:p>3.2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  <table:table-cell office:value-type="float" office:value="30.5">
            <text:p>30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27T13:00:00">
            <text:p>Sun Mar 27 13:00:00 2022</text:p>
          </table:table-cell>
          <table:table-cell office:value-type="float" office:value="47.9458375">
            <text:p>47.9458375</text:p>
          </table:table-cell>
          <table:table-cell office:value-type="float" office:value="29.0">
            <text:p>29.0</text:p>
          </table:table-cell>
          <table:table-cell office:value-type="float" office:value="26.1667">
            <text:p>26.1667</text:p>
          </table:table-cell>
          <table:table-cell office:value-type="float" office:value="11.6667">
            <text:p>11.6667</text:p>
          </table:table-cell>
          <table:table-cell office:value-type="float" office:value="3.2">
            <text:p>3.2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27T14:00:00">
            <text:p>Sun Mar 27 14:00:00 2022</text:p>
          </table:table-cell>
          <table:table-cell office:value-type="float" office:value="47.99445">
            <text:p>47.99445</text:p>
          </table:table-cell>
          <table:table-cell office:value-type="float" office:value="46.0">
            <text:p>46.0</text:p>
          </table:table-cell>
          <table:table-cell office:value-type="float" office:value="29.0">
            <text:p>29.0</text:p>
          </table:table-cell>
          <table:table-cell office:value-type="float" office:value="26.1667">
            <text:p>26.1667</text:p>
          </table:table-cell>
          <table:table-cell office:value-type="float" office:value="11.6667">
            <text:p>11.6667</text:p>
          </table:table-cell>
          <table:table-cell office:value-type="float" office:value="3.2">
            <text:p>3.2</text:p>
          </table:table-cell>
          <table:table-cell office:value-type="float" office:value="3.0">
            <text:p>3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27T15:00:00">
            <text:p>Sun Mar 27 15:00:00 2022</text:p>
          </table:table-cell>
          <table:table-cell office:value-type="float" office:value="47.952783333333336">
            <text:p>47.952783333333336</text:p>
          </table:table-cell>
          <table:table-cell office:value-type="float" office:value="49.1667">
            <text:p>49.1667</text:p>
          </table:table-cell>
          <table:table-cell office:value-type="float" office:value="46.0">
            <text:p>46.0</text:p>
          </table:table-cell>
          <table:table-cell office:value-type="float" office:value="29.0">
            <text:p>29.0</text:p>
          </table:table-cell>
          <table:table-cell office:value-type="float" office:value="26.1667">
            <text:p>26.1667</text:p>
          </table:table-cell>
          <table:table-cell office:value-type="float" office:value="11.6667">
            <text:p>11.6667</text:p>
          </table:table-cell>
          <table:table-cell office:value-type="float" office:value="3.2">
            <text:p>3.2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28T12:00:00">
            <text:p>Mon Mar 28 12:00:00 2022</text:p>
          </table:table-cell>
          <table:table-cell office:value-type="float" office:value="59.40278333333333">
            <text:p>59.40278333333333</text:p>
          </table:table-cell>
          <table:table-cell office:value-type="float" office:value="54.0">
            <text:p>54.0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5">
            <text:p>55.5</text:p>
          </table:table-cell>
          <table:table-cell office:value-type="float" office:value="55.5">
            <text:p>55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3-28T13:00:00">
            <text:p>Mon Mar 28 13:00:00 2022</text:p>
          </table:table-cell>
          <table:table-cell office:value-type="float" office:value="59.784725">
            <text:p>59.784725</text:p>
          </table:table-cell>
          <table:table-cell office:value-type="float" office:value="59.0">
            <text:p>59.0</text:p>
          </table:table-cell>
          <table:table-cell office:value-type="float" office:value="54.0">
            <text:p>54.0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5">
            <text:p>55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3-28T14:00:00">
            <text:p>Mon Mar 28 14:00:00 2022</text:p>
          </table:table-cell>
          <table:table-cell office:value-type="float" office:value="59.50694583333333">
            <text:p>59.50694583333333</text:p>
          </table:table-cell>
          <table:table-cell office:value-type="float" office:value="57.6667">
            <text:p>57.6667</text:p>
          </table:table-cell>
          <table:table-cell office:value-type="float" office:value="59.0">
            <text:p>59.0</text:p>
          </table:table-cell>
          <table:table-cell office:value-type="float" office:value="54.0">
            <text:p>54.0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28T15:00:00">
            <text:p>Mon Mar 28 15:00:00 2022</text:p>
          </table:table-cell>
          <table:table-cell office:value-type="float" office:value="59.0">
            <text:p>59.0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9.0">
            <text:p>59.0</text:p>
          </table:table-cell>
          <table:table-cell office:value-type="float" office:value="54.0">
            <text:p>54.0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8T16:00:00">
            <text:p>Mon Mar 28 16:00:00 2022</text:p>
          </table:table-cell>
          <table:table-cell office:value-type="float" office:value="58.63194583333333">
            <text:p>58.63194583333333</text:p>
          </table:table-cell>
          <table:table-cell office:value-type="float" office:value="46.1667">
            <text:p>46.1667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9.0">
            <text:p>59.0</text:p>
          </table:table-cell>
          <table:table-cell office:value-type="float" office:value="54.0">
            <text:p>54.0</text:p>
          </table:table-cell>
          <table:table-cell office:value-type="float" office:value="46.5">
            <text:p>46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29T15:00:00">
            <text:p>Tue Mar 29 15:00:00 2022</text:p>
          </table:table-cell>
          <table:table-cell office:value-type="float" office:value="40.701391666666666">
            <text:p>40.701391666666666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51.5">
            <text:p>51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3-29T16:00:00">
            <text:p>Tue Mar 29 16:00:00 2022</text:p>
          </table:table-cell>
          <table:table-cell office:value-type="float" office:value="41.020833333333336">
            <text:p>41.020833333333336</text:p>
          </table:table-cell>
          <table:table-cell office:value-type="float" office:value="4.8333">
            <text:p>4.8333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29T17:00:00">
            <text:p>Tue Mar 29 17:00:00 2022</text:p>
          </table:table-cell>
          <table:table-cell office:value-type="float" office:value="41.4375">
            <text:p>41.4375</text:p>
          </table:table-cell>
          <table:table-cell office:value-type="float" office:value="13.6667">
            <text:p>13.6667</text:p>
          </table:table-cell>
          <table:table-cell office:value-type="float" office:value="4.8333">
            <text:p>4.8333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9T18:00:00">
            <text:p>Tue Mar 29 18:00:00 2022</text:p>
          </table:table-cell>
          <table:table-cell office:value-type="float" office:value="41.88194166666667">
            <text:p>41.88194166666667</text:p>
          </table:table-cell>
          <table:table-cell office:value-type="float" office:value="23.6667">
            <text:p>23.6667</text:p>
          </table:table-cell>
          <table:table-cell office:value-type="float" office:value="13.6667">
            <text:p>13.6667</text:p>
          </table:table-cell>
          <table:table-cell office:value-type="float" office:value="4.8333">
            <text:p>4.8333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30T14:00:00">
            <text:p>Wed Mar 30 14:00:00 2022</text:p>
          </table:table-cell>
          <table:table-cell office:value-type="float" office:value="47.145833333333336">
            <text:p>47.145833333333336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35.1667">
            <text:p>35.1667</text:p>
          </table:table-cell>
          <table:table-cell office:value-type="float" office:value="38.6667">
            <text:p>38.6667</text:p>
          </table:table-cell>
          <table:table-cell office:value-type="float" office:value="42.8333">
            <text:p>42.8333</text:p>
          </table:table-cell>
          <table:table-cell office:value-type="float" office:value="46.5">
            <text:p>46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3-30T15:00:00">
            <text:p>Wed Mar 30 15:00:00 2022</text:p>
          </table:table-cell>
          <table:table-cell office:value-type="float" office:value="46.826391666666666">
            <text:p>46.826391666666666</text:p>
          </table:table-cell>
          <table:table-cell office:value-type="float" office:value="8.1667">
            <text:p>8.1667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35.1667">
            <text:p>35.1667</text:p>
          </table:table-cell>
          <table:table-cell office:value-type="float" office:value="38.6667">
            <text:p>38.6667</text:p>
          </table:table-cell>
          <table:table-cell office:value-type="float" office:value="42.8333">
            <text:p>42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0T16:00:00">
            <text:p>Wed Mar 30 16:00:00 2022</text:p>
          </table:table-cell>
          <table:table-cell office:value-type="float" office:value="46.472225">
            <text:p>46.472225</text:p>
          </table:table-cell>
          <table:table-cell office:value-type="float" office:value="12.0">
            <text:p>12.0</text:p>
          </table:table-cell>
          <table:table-cell office:value-type="float" office:value="8.1667">
            <text:p>8.1667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35.1667">
            <text:p>35.1667</text:p>
          </table:table-cell>
          <table:table-cell office:value-type="float" office:value="38.6667">
            <text:p>38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30T17:00:00">
            <text:p>Wed Mar 30 17:00:00 2022</text:p>
          </table:table-cell>
          <table:table-cell office:value-type="float" office:value="46.5208375">
            <text:p>46.5208375</text:p>
          </table:table-cell>
          <table:table-cell office:value-type="float" office:value="29.1667">
            <text:p>29.1667</text:p>
          </table:table-cell>
          <table:table-cell office:value-type="float" office:value="12.0">
            <text:p>12.0</text:p>
          </table:table-cell>
          <table:table-cell office:value-type="float" office:value="8.1667">
            <text:p>8.1667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35.1667">
            <text:p>35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30T18:00:00">
            <text:p>Wed Mar 30 18:00:00 2022</text:p>
          </table:table-cell>
          <table:table-cell office:value-type="float" office:value="46.784729166666665">
            <text:p>46.784729166666665</text:p>
          </table:table-cell>
          <table:table-cell office:value-type="float" office:value="53.6667">
            <text:p>53.6667</text:p>
          </table:table-cell>
          <table:table-cell office:value-type="float" office:value="29.1667">
            <text:p>29.1667</text:p>
          </table:table-cell>
          <table:table-cell office:value-type="float" office:value="12.0">
            <text:p>12.0</text:p>
          </table:table-cell>
          <table:table-cell office:value-type="float" office:value="8.1667">
            <text:p>8.1667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30T19:00:00">
            <text:p>Wed Mar 30 19:00:00 2022</text:p>
          </table:table-cell>
          <table:table-cell office:value-type="float" office:value="47.32639583333333">
            <text:p>47.32639583333333</text:p>
          </table:table-cell>
          <table:table-cell office:value-type="float" office:value="56.6667">
            <text:p>56.6667</text:p>
          </table:table-cell>
          <table:table-cell office:value-type="float" office:value="53.6667">
            <text:p>53.6667</text:p>
          </table:table-cell>
          <table:table-cell office:value-type="float" office:value="29.1667">
            <text:p>29.1667</text:p>
          </table:table-cell>
          <table:table-cell office:value-type="float" office:value="12.0">
            <text:p>12.0</text:p>
          </table:table-cell>
          <table:table-cell office:value-type="float" office:value="8.1667">
            <text:p>8.1667</text:p>
          </table:table-cell>
          <table:table-cell office:value-type="float" office:value="8.0">
            <text:p>8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3-31T16:00:00">
            <text:p>Thu Mar 31 16:00:00 2022</text:p>
          </table:table-cell>
          <table:table-cell office:value-type="float" office:value="58.277770833333335">
            <text:p>58.277770833333335</text:p>
          </table:table-cell>
          <table:table-cell office:value-type="float" office:value="22.3333">
            <text:p>22.3333</text:p>
          </table:table-cell>
          <table:table-cell office:value-type="float" office:value="18.8333">
            <text:p>18.8333</text:p>
          </table:table-cell>
          <table:table-cell office:value-type="float" office:value="37.8333">
            <text:p>37.8333</text:p>
          </table:table-cell>
          <table:table-cell office:value-type="float" office:value="53.3333">
            <text:p>53.3333</text:p>
          </table:table-cell>
          <table:table-cell office:value-type="float" office:value="66.3333">
            <text:p>66.3333</text:p>
          </table:table-cell>
          <table:table-cell office:value-type="float" office:value="70.1667">
            <text:p>70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31T17:00:00">
            <text:p>Thu Mar 31 17:00:00 2022</text:p>
          </table:table-cell>
          <table:table-cell office:value-type="float" office:value="58.60415833333334">
            <text:p>58.60415833333334</text:p>
          </table:table-cell>
          <table:table-cell office:value-type="float" office:value="26.5">
            <text:p>26.5</text:p>
          </table:table-cell>
          <table:table-cell office:value-type="float" office:value="22.3333">
            <text:p>22.3333</text:p>
          </table:table-cell>
          <table:table-cell office:value-type="float" office:value="18.8333">
            <text:p>18.8333</text:p>
          </table:table-cell>
          <table:table-cell office:value-type="float" office:value="37.8333">
            <text:p>37.8333</text:p>
          </table:table-cell>
          <table:table-cell office:value-type="float" office:value="53.3333">
            <text:p>53.3333</text:p>
          </table:table-cell>
          <table:table-cell office:value-type="float" office:value="66.3333">
            <text:p>66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31T18:00:00">
            <text:p>Thu Mar 31 18:00:00 2022</text:p>
          </table:table-cell>
          <table:table-cell office:value-type="float" office:value="58.6736">
            <text:p>58.6736</text:p>
          </table:table-cell>
          <table:table-cell office:value-type="float" office:value="40.0">
            <text:p>40.0</text:p>
          </table:table-cell>
          <table:table-cell office:value-type="float" office:value="26.5">
            <text:p>26.5</text:p>
          </table:table-cell>
          <table:table-cell office:value-type="float" office:value="22.3333">
            <text:p>22.3333</text:p>
          </table:table-cell>
          <table:table-cell office:value-type="float" office:value="18.8333">
            <text:p>18.8333</text:p>
          </table:table-cell>
          <table:table-cell office:value-type="float" office:value="37.8333">
            <text:p>37.8333</text:p>
          </table:table-cell>
          <table:table-cell office:value-type="float" office:value="53.3333">
            <text:p>53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31T19:00:00">
            <text:p>Thu Mar 31 19:00:00 2022</text:p>
          </table:table-cell>
          <table:table-cell office:value-type="float" office:value="58.40276666666667">
            <text:p>58.40276666666667</text:p>
          </table:table-cell>
          <table:table-cell office:value-type="float" office:value="41.8333">
            <text:p>41.8333</text:p>
          </table:table-cell>
          <table:table-cell office:value-type="float" office:value="40.0">
            <text:p>40.0</text:p>
          </table:table-cell>
          <table:table-cell office:value-type="float" office:value="26.5">
            <text:p>26.5</text:p>
          </table:table-cell>
          <table:table-cell office:value-type="float" office:value="22.3333">
            <text:p>22.3333</text:p>
          </table:table-cell>
          <table:table-cell office:value-type="float" office:value="18.8333">
            <text:p>18.8333</text:p>
          </table:table-cell>
          <table:table-cell office:value-type="float" office:value="37.8333">
            <text:p>37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3-31T20:00:00">
            <text:p>Thu Mar 31 20:00:00 2022</text:p>
          </table:table-cell>
          <table:table-cell office:value-type="float" office:value="58.18054583333333">
            <text:p>58.18054583333333</text:p>
          </table:table-cell>
          <table:table-cell office:value-type="float" office:value="51.3333">
            <text:p>51.3333</text:p>
          </table:table-cell>
          <table:table-cell office:value-type="float" office:value="41.8333">
            <text:p>41.8333</text:p>
          </table:table-cell>
          <table:table-cell office:value-type="float" office:value="40.0">
            <text:p>40.0</text:p>
          </table:table-cell>
          <table:table-cell office:value-type="float" office:value="26.5">
            <text:p>26.5</text:p>
          </table:table-cell>
          <table:table-cell office:value-type="float" office:value="22.3333">
            <text:p>22.3333</text:p>
          </table:table-cell>
          <table:table-cell office:value-type="float" office:value="18.8333">
            <text:p>18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31T21:00:00">
            <text:p>Thu Mar 31 21:00:00 2022</text:p>
          </table:table-cell>
          <table:table-cell office:value-type="float" office:value="58.3819375">
            <text:p>58.3819375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41.8333">
            <text:p>41.8333</text:p>
          </table:table-cell>
          <table:table-cell office:value-type="float" office:value="40.0">
            <text:p>40.0</text:p>
          </table:table-cell>
          <table:table-cell office:value-type="float" office:value="26.5">
            <text:p>26.5</text:p>
          </table:table-cell>
          <table:table-cell office:value-type="float" office:value="22.3333">
            <text:p>22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01T14:00:00">
            <text:p>Fri Apr  1 14:00:00 2022</text:p>
          </table:table-cell>
          <table:table-cell office:value-type="float" office:value="57.16667916666666">
            <text:p>57.16667916666666</text:p>
          </table:table-cell>
          <table:table-cell office:value-type="float" office:value="42.6667">
            <text:p>42.6667</text:p>
          </table:table-cell>
          <table:table-cell office:value-type="float" office:value="51.1667">
            <text:p>51.1667</text:p>
          </table:table-cell>
          <table:table-cell office:value-type="float" office:value="60.3333">
            <text:p>60.3333</text:p>
          </table:table-cell>
          <table:table-cell office:value-type="float" office:value="60.0">
            <text:p>60.0</text:p>
          </table:table-cell>
          <table:table-cell office:value-type="float" office:value="60.3333">
            <text:p>60.3333</text:p>
          </table:table-cell>
          <table:table-cell office:value-type="float" office:value="62.6667">
            <text:p>62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4-01T15:00:00">
            <text:p>Fri Apr  1 15:00:00 2022</text:p>
          </table:table-cell>
          <table:table-cell office:value-type="float" office:value="57.215287499999995">
            <text:p>57.215287499999995</text:p>
          </table:table-cell>
          <table:table-cell office:value-type="float" office:value="15.1667">
            <text:p>15.1667</text:p>
          </table:table-cell>
          <table:table-cell office:value-type="float" office:value="42.6667">
            <text:p>42.6667</text:p>
          </table:table-cell>
          <table:table-cell office:value-type="float" office:value="51.1667">
            <text:p>51.1667</text:p>
          </table:table-cell>
          <table:table-cell office:value-type="float" office:value="60.3333">
            <text:p>60.3333</text:p>
          </table:table-cell>
          <table:table-cell office:value-type="float" office:value="60.0">
            <text:p>60.0</text:p>
          </table:table-cell>
          <table:table-cell office:value-type="float" office:value="60.3333">
            <text:p>60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01T16:00:00">
            <text:p>Fri Apr  1 16:00:00 2022</text:p>
          </table:table-cell>
          <table:table-cell office:value-type="float" office:value="57.437508333333334">
            <text:p>57.437508333333334</text:p>
          </table:table-cell>
          <table:table-cell office:value-type="float" office:value="4.0">
            <text:p>4.0</text:p>
          </table:table-cell>
          <table:table-cell office:value-type="float" office:value="15.1667">
            <text:p>15.1667</text:p>
          </table:table-cell>
          <table:table-cell office:value-type="float" office:value="42.6667">
            <text:p>42.6667</text:p>
          </table:table-cell>
          <table:table-cell office:value-type="float" office:value="51.1667">
            <text:p>51.1667</text:p>
          </table:table-cell>
          <table:table-cell office:value-type="float" office:value="60.3333">
            <text:p>60.3333</text:p>
          </table:table-cell>
          <table:table-cell office:value-type="float" office:value="60.0">
            <text:p>60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4-01T17:00:00">
            <text:p>Fri Apr  1 17:00:00 2022</text:p>
          </table:table-cell>
          <table:table-cell office:value-type="float" office:value="57.590287499999995">
            <text:p>57.590287499999995</text:p>
          </table:table-cell>
          <table:table-cell office:value-type="float" office:value="15.1667">
            <text:p>15.1667</text:p>
          </table:table-cell>
          <table:table-cell office:value-type="float" office:value="4.0">
            <text:p>4.0</text:p>
          </table:table-cell>
          <table:table-cell office:value-type="float" office:value="15.1667">
            <text:p>15.1667</text:p>
          </table:table-cell>
          <table:table-cell office:value-type="float" office:value="42.6667">
            <text:p>42.6667</text:p>
          </table:table-cell>
          <table:table-cell office:value-type="float" office:value="51.1667">
            <text:p>51.1667</text:p>
          </table:table-cell>
          <table:table-cell office:value-type="float" office:value="60.3333">
            <text:p>60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4-01T18:00:00">
            <text:p>Fri Apr  1 18:00:00 2022</text:p>
          </table:table-cell>
          <table:table-cell office:value-type="float" office:value="57.8750125">
            <text:p>57.8750125</text:p>
          </table:table-cell>
          <table:table-cell office:value-type="float" office:value="38.0">
            <text:p>38.0</text:p>
          </table:table-cell>
          <table:table-cell office:value-type="float" office:value="15.1667">
            <text:p>15.1667</text:p>
          </table:table-cell>
          <table:table-cell office:value-type="float" office:value="4.0">
            <text:p>4.0</text:p>
          </table:table-cell>
          <table:table-cell office:value-type="float" office:value="15.1667">
            <text:p>15.1667</text:p>
          </table:table-cell>
          <table:table-cell office:value-type="float" office:value="42.6667">
            <text:p>42.6667</text:p>
          </table:table-cell>
          <table:table-cell office:value-type="float" office:value="51.1667">
            <text:p>51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4-01T19:00:00">
            <text:p>Fri Apr  1 19:00:00 2022</text:p>
          </table:table-cell>
          <table:table-cell office:value-type="float" office:value="58.31945416666667">
            <text:p>58.31945416666667</text:p>
          </table:table-cell>
          <table:table-cell office:value-type="float" office:value="62.5">
            <text:p>62.5</text:p>
          </table:table-cell>
          <table:table-cell office:value-type="float" office:value="38.0">
            <text:p>38.0</text:p>
          </table:table-cell>
          <table:table-cell office:value-type="float" office:value="15.1667">
            <text:p>15.1667</text:p>
          </table:table-cell>
          <table:table-cell office:value-type="float" office:value="4.0">
            <text:p>4.0</text:p>
          </table:table-cell>
          <table:table-cell office:value-type="float" office:value="15.1667">
            <text:p>15.1667</text:p>
          </table:table-cell>
          <table:table-cell office:value-type="float" office:value="42.6667">
            <text:p>42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4-01T20:00:00">
            <text:p>Fri Apr  1 20:00:00 2022</text:p>
          </table:table-cell>
          <table:table-cell office:value-type="float" office:value="59.000008333333334">
            <text:p>59.000008333333334</text:p>
          </table:table-cell>
          <table:table-cell office:value-type="float" office:value="70.3333">
            <text:p>70.3333</text:p>
          </table:table-cell>
          <table:table-cell office:value-type="float" office:value="62.5">
            <text:p>62.5</text:p>
          </table:table-cell>
          <table:table-cell office:value-type="float" office:value="38.0">
            <text:p>38.0</text:p>
          </table:table-cell>
          <table:table-cell office:value-type="float" office:value="15.1667">
            <text:p>15.1667</text:p>
          </table:table-cell>
          <table:table-cell office:value-type="float" office:value="4.0">
            <text:p>4.0</text:p>
          </table:table-cell>
          <table:table-cell office:value-type="float" office:value="15.1667">
            <text:p>15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4-02T12:00:00">
            <text:p>Sat Apr  2 12:00:00 2022</text:p>
          </table:table-cell>
          <table:table-cell office:value-type="float" office:value="65.6666625">
            <text:p>65.6666625</text:p>
          </table:table-cell>
          <table:table-cell office:value-type="float" office:value="60.6667">
            <text:p>60.6667</text:p>
          </table:table-cell>
          <table:table-cell office:value-type="float" office:value="61.3333">
            <text:p>61.3333</text:p>
          </table:table-cell>
          <table:table-cell office:value-type="float" office:value="63.5">
            <text:p>63.5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58.5">
            <text:p>58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2T13:00:00">
            <text:p>Sat Apr  2 13:00:00 2022</text:p>
          </table:table-cell>
          <table:table-cell office:value-type="float" office:value="65.74305416666667">
            <text:p>65.74305416666667</text:p>
          </table:table-cell>
          <table:table-cell office:value-type="float" office:value="53.5">
            <text:p>53.5</text:p>
          </table:table-cell>
          <table:table-cell office:value-type="float" office:value="60.6667">
            <text:p>60.6667</text:p>
          </table:table-cell>
          <table:table-cell office:value-type="float" office:value="61.3333">
            <text:p>61.3333</text:p>
          </table:table-cell>
          <table:table-cell office:value-type="float" office:value="63.5">
            <text:p>63.5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02T14:00:00">
            <text:p>Sat Apr  2 14:00:00 2022</text:p>
          </table:table-cell>
          <table:table-cell office:value-type="float" office:value="65.7013875">
            <text:p>65.7013875</text:p>
          </table:table-cell>
          <table:table-cell office:value-type="float" office:value="49.5">
            <text:p>49.5</text:p>
          </table:table-cell>
          <table:table-cell office:value-type="float" office:value="53.5">
            <text:p>53.5</text:p>
          </table:table-cell>
          <table:table-cell office:value-type="float" office:value="60.6667">
            <text:p>60.6667</text:p>
          </table:table-cell>
          <table:table-cell office:value-type="float" office:value="61.3333">
            <text:p>61.3333</text:p>
          </table:table-cell>
          <table:table-cell office:value-type="float" office:value="63.5">
            <text:p>63.5</text:p>
          </table:table-cell>
          <table:table-cell office:value-type="float" office:value="58.8333">
            <text:p>58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02T15:00:00">
            <text:p>Sat Apr  2 15:00:00 2022</text:p>
          </table:table-cell>
          <table:table-cell office:value-type="float" office:value="65.8263875">
            <text:p>65.8263875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53.5">
            <text:p>53.5</text:p>
          </table:table-cell>
          <table:table-cell office:value-type="float" office:value="60.6667">
            <text:p>60.6667</text:p>
          </table:table-cell>
          <table:table-cell office:value-type="float" office:value="61.3333">
            <text:p>61.3333</text:p>
          </table:table-cell>
          <table:table-cell office:value-type="float" office:value="63.5">
            <text:p>63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4-02T16:00:00">
            <text:p>Sat Apr  2 16:00:00 2022</text:p>
          </table:table-cell>
          <table:table-cell office:value-type="float" office:value="65.89583333333333">
            <text:p>65.89583333333333</text:p>
          </table:table-cell>
          <table:table-cell office:value-type="float" office:value="56.6667">
            <text:p>56.6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53.5">
            <text:p>53.5</text:p>
          </table:table-cell>
          <table:table-cell office:value-type="float" office:value="60.6667">
            <text:p>60.6667</text:p>
          </table:table-cell>
          <table:table-cell office:value-type="float" office:value="61.3333">
            <text:p>61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4-02T17:00:00">
            <text:p>Sat Apr  2 17:00:00 2022</text:p>
          </table:table-cell>
          <table:table-cell office:value-type="float" office:value="66.125">
            <text:p>66.125</text:p>
          </table:table-cell>
          <table:table-cell office:value-type="float" office:value="57.0">
            <text:p>57.0</text:p>
          </table:table-cell>
          <table:table-cell office:value-type="float" office:value="56.6667">
            <text:p>56.6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53.5">
            <text:p>53.5</text:p>
          </table:table-cell>
          <table:table-cell office:value-type="float" office:value="60.6667">
            <text:p>60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4-02T18:00:00">
            <text:p>Sat Apr  2 18:00:00 2022</text:p>
          </table:table-cell>
          <table:table-cell office:value-type="float" office:value="66.2638875">
            <text:p>66.2638875</text:p>
          </table:table-cell>
          <table:table-cell office:value-type="float" office:value="62.8333">
            <text:p>62.8333</text:p>
          </table:table-cell>
          <table:table-cell office:value-type="float" office:value="57.0">
            <text:p>57.0</text:p>
          </table:table-cell>
          <table:table-cell office:value-type="float" office:value="56.6667">
            <text:p>56.6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53.5">
            <text:p>53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02T19:00:00">
            <text:p>Sat Apr  2 19:00:00 2022</text:p>
          </table:table-cell>
          <table:table-cell office:value-type="float" office:value="66.35416666666667">
            <text:p>66.3541666666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57.0">
            <text:p>57.0</text:p>
          </table:table-cell>
          <table:table-cell office:value-type="float" office:value="56.6667">
            <text:p>56.6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4-03T10:00:00">
            <text:p>Sun Apr  3 10:00:00 2022</text:p>
          </table:table-cell>
          <table:table-cell office:value-type="float" office:value="69.27778333333333">
            <text:p>69.27778333333333</text:p>
          </table:table-cell>
          <table:table-cell office:value-type="float" office:value="74.1667">
            <text:p>74.1667</text:p>
          </table:table-cell>
          <table:table-cell office:value-type="float" office:value="68.1667">
            <text:p>68.1667</text:p>
          </table:table-cell>
          <table:table-cell office:value-type="float" office:value="56.0">
            <text:p>5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8.1667">
            <text:p>58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03T11:00:00">
            <text:p>Sun Apr  3 11:00:00 2022</text:p>
          </table:table-cell>
          <table:table-cell office:value-type="float" office:value="69.56945">
            <text:p>69.56945</text:p>
          </table:table-cell>
          <table:table-cell office:value-type="float" office:value="64.8333">
            <text:p>64.8333</text:p>
          </table:table-cell>
          <table:table-cell office:value-type="float" office:value="74.1667">
            <text:p>74.1667</text:p>
          </table:table-cell>
          <table:table-cell office:value-type="float" office:value="68.1667">
            <text:p>68.1667</text:p>
          </table:table-cell>
          <table:table-cell office:value-type="float" office:value="56.0">
            <text:p>5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4-03T12:00:00">
            <text:p>Sun Apr  3 12:00:00 2022</text:p>
          </table:table-cell>
          <table:table-cell office:value-type="float" office:value="69.8333375">
            <text:p>69.8333375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74.1667">
            <text:p>74.1667</text:p>
          </table:table-cell>
          <table:table-cell office:value-type="float" office:value="68.1667">
            <text:p>68.1667</text:p>
          </table:table-cell>
          <table:table-cell office:value-type="float" office:value="56.0">
            <text:p>56.0</text:p>
          </table:table-cell>
          <table:table-cell office:value-type="float" office:value="56.0">
            <text:p>56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3T13:00:00">
            <text:p>Sun Apr  3 13:00:00 2022</text:p>
          </table:table-cell>
          <table:table-cell office:value-type="float" office:value="69.9236125">
            <text:p>69.9236125</text:p>
          </table:table-cell>
          <table:table-cell office:value-type="float" office:value="67.6667">
            <text:p>67.6667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74.1667">
            <text:p>74.1667</text:p>
          </table:table-cell>
          <table:table-cell office:value-type="float" office:value="68.1667">
            <text:p>68.1667</text:p>
          </table:table-cell>
          <table:table-cell office:value-type="float" office:value="56.0">
            <text:p>56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3T14:00:00">
            <text:p>Sun Apr  3 14:00:00 2022</text:p>
          </table:table-cell>
          <table:table-cell office:value-type="float" office:value="70.0">
            <text:p>70.0</text:p>
          </table:table-cell>
          <table:table-cell office:value-type="float" office:value="69.1667">
            <text:p>69.1667</text:p>
          </table:table-cell>
          <table:table-cell office:value-type="float" office:value="67.6667">
            <text:p>67.6667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74.1667">
            <text:p>74.1667</text:p>
          </table:table-cell>
          <table:table-cell office:value-type="float" office:value="68.1667">
            <text:p>68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03T15:00:00">
            <text:p>Sun Apr  3 15:00:00 2022</text:p>
          </table:table-cell>
          <table:table-cell office:value-type="float" office:value="70.00694583333333">
            <text:p>70.00694583333333</text:p>
          </table:table-cell>
          <table:table-cell office:value-type="float" office:value="64.0">
            <text:p>64.0</text:p>
          </table:table-cell>
          <table:table-cell office:value-type="float" office:value="69.1667">
            <text:p>69.1667</text:p>
          </table:table-cell>
          <table:table-cell office:value-type="float" office:value="67.6667">
            <text:p>67.6667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74.1667">
            <text:p>74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4-03T16:00:00">
            <text:p>Sun Apr  3 16:00:00 2022</text:p>
          </table:table-cell>
          <table:table-cell office:value-type="float" office:value="69.95139166666667">
            <text:p>69.95139166666667</text:p>
          </table:table-cell>
          <table:table-cell office:value-type="float" office:value="63.6667">
            <text:p>63.6667</text:p>
          </table:table-cell>
          <table:table-cell office:value-type="float" office:value="64.0">
            <text:p>64.0</text:p>
          </table:table-cell>
          <table:table-cell office:value-type="float" office:value="69.1667">
            <text:p>69.1667</text:p>
          </table:table-cell>
          <table:table-cell office:value-type="float" office:value="67.6667">
            <text:p>67.6667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4-03T17:00:00">
            <text:p>Sun Apr  3 17:00:00 2022</text:p>
          </table:table-cell>
          <table:table-cell office:value-type="float" office:value="69.88889166666667">
            <text:p>69.88889166666667</text:p>
          </table:table-cell>
          <table:table-cell office:value-type="float" office:value="67.3333">
            <text:p>67.3333</text:p>
          </table:table-cell>
          <table:table-cell office:value-type="float" office:value="63.6667">
            <text:p>63.6667</text:p>
          </table:table-cell>
          <table:table-cell office:value-type="float" office:value="64.0">
            <text:p>64.0</text:p>
          </table:table-cell>
          <table:table-cell office:value-type="float" office:value="69.1667">
            <text:p>69.1667</text:p>
          </table:table-cell>
          <table:table-cell office:value-type="float" office:value="67.6667">
            <text:p>67.6667</text:p>
          </table:table-cell>
          <table:table-cell office:value-type="float" office:value="64.8333">
            <text:p>64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4-03T18:00:00">
            <text:p>Sun Apr  3 18:00:00 2022</text:p>
          </table:table-cell>
          <table:table-cell office:value-type="float" office:value="69.84027916666666">
            <text:p>69.84027916666666</text:p>
          </table:table-cell>
          <table:table-cell office:value-type="float" office:value="69.8333">
            <text:p>69.8333</text:p>
          </table:table-cell>
          <table:table-cell office:value-type="float" office:value="67.3333">
            <text:p>67.3333</text:p>
          </table:table-cell>
          <table:table-cell office:value-type="float" office:value="63.6667">
            <text:p>63.6667</text:p>
          </table:table-cell>
          <table:table-cell office:value-type="float" office:value="64.0">
            <text:p>64.0</text:p>
          </table:table-cell>
          <table:table-cell office:value-type="float" office:value="69.1667">
            <text:p>69.1667</text:p>
          </table:table-cell>
          <table:table-cell office:value-type="float" office:value="67.6667">
            <text:p>67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4-04T12:00:00">
            <text:p>Mon Apr  4 12:00:00 2022</text:p>
          </table:table-cell>
          <table:table-cell office:value-type="float" office:value="68.18750416666667">
            <text:p>68.18750416666667</text:p>
          </table:table-cell>
          <table:table-cell office:value-type="float" office:value="62.1667">
            <text:p>62.1667</text:p>
          </table:table-cell>
          <table:table-cell office:value-type="float" office:value="59.5">
            <text:p>59.5</text:p>
          </table:table-cell>
          <table:table-cell office:value-type="float" office:value="63.1667">
            <text:p>63.1667</text:p>
          </table:table-cell>
          <table:table-cell office:value-type="float" office:value="67.5">
            <text:p>67.5</text:p>
          </table:table-cell>
          <table:table-cell office:value-type="float" office:value="66.3333">
            <text:p>66.3333</text:p>
          </table:table-cell>
          <table:table-cell office:value-type="float" office:value="64.5">
            <text:p>64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4-04T13:00:00">
            <text:p>Mon Apr  4 13:00:00 2022</text:p>
          </table:table-cell>
          <table:table-cell office:value-type="float" office:value="68.04861666666666">
            <text:p>68.04861666666666</text:p>
          </table:table-cell>
          <table:table-cell office:value-type="float" office:value="71.3333">
            <text:p>71.3333</text:p>
          </table:table-cell>
          <table:table-cell office:value-type="float" office:value="62.1667">
            <text:p>62.1667</text:p>
          </table:table-cell>
          <table:table-cell office:value-type="float" office:value="59.5">
            <text:p>59.5</text:p>
          </table:table-cell>
          <table:table-cell office:value-type="float" office:value="63.1667">
            <text:p>63.1667</text:p>
          </table:table-cell>
          <table:table-cell office:value-type="float" office:value="67.5">
            <text:p>67.5</text:p>
          </table:table-cell>
          <table:table-cell office:value-type="float" office:value="66.3333">
            <text:p>66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04T14:00:00">
            <text:p>Mon Apr  4 14:00:00 2022</text:p>
          </table:table-cell>
          <table:table-cell office:value-type="float" office:value="67.82639583333334">
            <text:p>67.82639583333334</text:p>
          </table:table-cell>
          <table:table-cell office:value-type="float" office:value="63.5">
            <text:p>63.5</text:p>
          </table:table-cell>
          <table:table-cell office:value-type="float" office:value="71.3333">
            <text:p>71.3333</text:p>
          </table:table-cell>
          <table:table-cell office:value-type="float" office:value="62.1667">
            <text:p>62.1667</text:p>
          </table:table-cell>
          <table:table-cell office:value-type="float" office:value="59.5">
            <text:p>59.5</text:p>
          </table:table-cell>
          <table:table-cell office:value-type="float" office:value="63.1667">
            <text:p>63.1667</text:p>
          </table:table-cell>
          <table:table-cell office:value-type="float" office:value="67.5">
            <text:p>67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04T15:00:00">
            <text:p>Mon Apr  4 15:00:00 2022</text:p>
          </table:table-cell>
          <table:table-cell office:value-type="float" office:value="67.4305625">
            <text:p>67.4305625</text:p>
          </table:table-cell>
          <table:table-cell office:value-type="float" office:value="65.5">
            <text:p>65.5</text:p>
          </table:table-cell>
          <table:table-cell office:value-type="float" office:value="63.5">
            <text:p>63.5</text:p>
          </table:table-cell>
          <table:table-cell office:value-type="float" office:value="71.3333">
            <text:p>71.3333</text:p>
          </table:table-cell>
          <table:table-cell office:value-type="float" office:value="62.1667">
            <text:p>62.1667</text:p>
          </table:table-cell>
          <table:table-cell office:value-type="float" office:value="59.5">
            <text:p>59.5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04T16:00:00">
            <text:p>Mon Apr  4 16:00:00 2022</text:p>
          </table:table-cell>
          <table:table-cell office:value-type="float" office:value="67.04167083333333">
            <text:p>67.04167083333333</text:p>
          </table:table-cell>
          <table:table-cell office:value-type="float" office:value="52.1667">
            <text:p>52.1667</text:p>
          </table:table-cell>
          <table:table-cell office:value-type="float" office:value="65.5">
            <text:p>65.5</text:p>
          </table:table-cell>
          <table:table-cell office:value-type="float" office:value="63.5">
            <text:p>63.5</text:p>
          </table:table-cell>
          <table:table-cell office:value-type="float" office:value="71.3333">
            <text:p>71.3333</text:p>
          </table:table-cell>
          <table:table-cell office:value-type="float" office:value="62.1667">
            <text:p>62.1667</text:p>
          </table:table-cell>
          <table:table-cell office:value-type="float" office:value="59.5">
            <text:p>59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4T17:00:00">
            <text:p>Mon Apr  4 17:00:00 2022</text:p>
          </table:table-cell>
          <table:table-cell office:value-type="float" office:value="66.6111125">
            <text:p>66.6111125</text:p>
          </table:table-cell>
          <table:table-cell office:value-type="float" office:value="49.1667">
            <text:p>49.1667</text:p>
          </table:table-cell>
          <table:table-cell office:value-type="float" office:value="52.1667">
            <text:p>52.1667</text:p>
          </table:table-cell>
          <table:table-cell office:value-type="float" office:value="65.5">
            <text:p>65.5</text:p>
          </table:table-cell>
          <table:table-cell office:value-type="float" office:value="63.5">
            <text:p>63.5</text:p>
          </table:table-cell>
          <table:table-cell office:value-type="float" office:value="71.3333">
            <text:p>71.3333</text:p>
          </table:table-cell>
          <table:table-cell office:value-type="float" office:value="62.1667">
            <text:p>62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4-04T18:00:00">
            <text:p>Mon Apr  4 18:00:00 2022</text:p>
          </table:table-cell>
          <table:table-cell office:value-type="float" office:value="66.097225">
            <text:p>66.097225</text:p>
          </table:table-cell>
          <table:table-cell office:value-type="float" office:value="56.1667">
            <text:p>56.1667</text:p>
          </table:table-cell>
          <table:table-cell office:value-type="float" office:value="49.1667">
            <text:p>49.1667</text:p>
          </table:table-cell>
          <table:table-cell office:value-type="float" office:value="52.1667">
            <text:p>52.1667</text:p>
          </table:table-cell>
          <table:table-cell office:value-type="float" office:value="65.5">
            <text:p>65.5</text:p>
          </table:table-cell>
          <table:table-cell office:value-type="float" office:value="63.5">
            <text:p>63.5</text:p>
          </table:table-cell>
          <table:table-cell office:value-type="float" office:value="71.3333">
            <text:p>71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04T19:00:00">
            <text:p>Mon Apr  4 19:00:00 2022</text:p>
          </table:table-cell>
          <table:table-cell office:value-type="float" office:value="65.71528333333333">
            <text:p>65.71528333333333</text:p>
          </table:table-cell>
          <table:table-cell office:value-type="float" office:value="65.1667">
            <text:p>65.1667</text:p>
          </table:table-cell>
          <table:table-cell office:value-type="float" office:value="56.1667">
            <text:p>56.1667</text:p>
          </table:table-cell>
          <table:table-cell office:value-type="float" office:value="49.1667">
            <text:p>49.1667</text:p>
          </table:table-cell>
          <table:table-cell office:value-type="float" office:value="52.1667">
            <text:p>52.1667</text:p>
          </table:table-cell>
          <table:table-cell office:value-type="float" office:value="65.5">
            <text:p>65.5</text:p>
          </table:table-cell>
          <table:table-cell office:value-type="float" office:value="63.5">
            <text:p>63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04T20:00:00">
            <text:p>Mon Apr  4 20:00:00 2022</text:p>
          </table:table-cell>
          <table:table-cell office:value-type="float" office:value="65.47917083333333">
            <text:p>65.47917083333333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6.1667">
            <text:p>56.1667</text:p>
          </table:table-cell>
          <table:table-cell office:value-type="float" office:value="49.1667">
            <text:p>49.1667</text:p>
          </table:table-cell>
          <table:table-cell office:value-type="float" office:value="52.1667">
            <text:p>52.1667</text:p>
          </table:table-cell>
          <table:table-cell office:value-type="float" office:value="65.5">
            <text:p>65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04T21:00:00">
            <text:p>Mon Apr  4 21:00:00 2022</text:p>
          </table:table-cell>
          <table:table-cell office:value-type="float" office:value="65.41667083333333">
            <text:p>65.41667083333333</text:p>
          </table:table-cell>
          <table:table-cell office:value-type="float" office:value="71.0">
            <text:p>71.0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6.1667">
            <text:p>56.1667</text:p>
          </table:table-cell>
          <table:table-cell office:value-type="float" office:value="49.1667">
            <text:p>49.1667</text:p>
          </table:table-cell>
          <table:table-cell office:value-type="float" office:value="52.1667">
            <text:p>52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04T22:00:00">
            <text:p>Mon Apr  4 22:00:00 2022</text:p>
          </table:table-cell>
          <table:table-cell office:value-type="float" office:value="65.56944583333333">
            <text:p>65.56944583333333</text:p>
          </table:table-cell>
          <table:table-cell office:value-type="float" office:value="69.5">
            <text:p>69.5</text:p>
          </table:table-cell>
          <table:table-cell office:value-type="float" office:value="71.0">
            <text:p>71.0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6.1667">
            <text:p>56.1667</text:p>
          </table:table-cell>
          <table:table-cell office:value-type="float" office:value="49.1667">
            <text:p>49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4-04T23:00:00">
            <text:p>Mon Apr  4 23:00:00 2022</text:p>
          </table:table-cell>
          <table:table-cell office:value-type="float" office:value="65.4861125">
            <text:p>65.4861125</text:p>
          </table:table-cell>
          <table:table-cell office:value-type="float" office:value="71.3333">
            <text:p>71.3333</text:p>
          </table:table-cell>
          <table:table-cell office:value-type="float" office:value="69.5">
            <text:p>69.5</text:p>
          </table:table-cell>
          <table:table-cell office:value-type="float" office:value="71.0">
            <text:p>71.0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6.1667">
            <text:p>56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05T16:00:00">
            <text:p>Tue Apr  5 16:00:00 2022</text:p>
          </table:table-cell>
          <table:table-cell office:value-type="float" office:value="58.19444166666667">
            <text:p>58.19444166666667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05T17:00:00">
            <text:p>Tue Apr  5 17:00:00 2022</text:p>
          </table:table-cell>
          <table:table-cell office:value-type="float" office:value="57.18055416666667">
            <text:p>57.18055416666667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4-05T18:00:00">
            <text:p>Tue Apr  5 18:00:00 2022</text:p>
          </table:table-cell>
          <table:table-cell office:value-type="float" office:value="56.270833333333336">
            <text:p>56.270833333333336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4-05T19:00:00">
            <text:p>Tue Apr  5 19:00:00 2022</text:p>
          </table:table-cell>
          <table:table-cell office:value-type="float" office:value="55.625">
            <text:p>55.625</text:p>
          </table:table-cell>
          <table:table-cell office:value-type="float" office:value="44.3333">
            <text:p>44.3333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4-05T20:00:00">
            <text:p>Tue Apr  5 20:00:00 2022</text:p>
          </table:table-cell>
          <table:table-cell office:value-type="float" office:value="54.833333333333336">
            <text:p>54.833333333333336</text:p>
          </table:table-cell>
          <table:table-cell office:value-type="float" office:value="49.8333">
            <text:p>49.8333</text:p>
          </table:table-cell>
          <table:table-cell office:value-type="float" office:value="44.3333">
            <text:p>44.3333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4-05T21:00:00">
            <text:p>Tue Apr  5 21:00:00 2022</text:p>
          </table:table-cell>
          <table:table-cell office:value-type="float" office:value="54.0625">
            <text:p>54.0625</text:p>
          </table:table-cell>
          <table:table-cell office:value-type="float" office:value="48.0">
            <text:p>48.0</text:p>
          </table:table-cell>
          <table:table-cell office:value-type="float" office:value="49.8333">
            <text:p>49.8333</text:p>
          </table:table-cell>
          <table:table-cell office:value-type="float" office:value="44.3333">
            <text:p>44.3333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05T22:00:00">
            <text:p>Tue Apr  5 22:00:00 2022</text:p>
          </table:table-cell>
          <table:table-cell office:value-type="float" office:value="53.104166666666664">
            <text:p>53.104166666666664</text:p>
          </table:table-cell>
          <table:table-cell office:value-type="float" office:value="47.3333">
            <text:p>47.3333</text:p>
          </table:table-cell>
          <table:table-cell office:value-type="float" office:value="48.0">
            <text:p>48.0</text:p>
          </table:table-cell>
          <table:table-cell office:value-type="float" office:value="49.8333">
            <text:p>49.8333</text:p>
          </table:table-cell>
          <table:table-cell office:value-type="float" office:value="44.3333">
            <text:p>44.3333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4-05T23:00:00">
            <text:p>Tue Apr  5 23:00:00 2022</text:p>
          </table:table-cell>
          <table:table-cell office:value-type="float" office:value="52.333333333333336">
            <text:p>52.333333333333336</text:p>
          </table:table-cell>
          <table:table-cell office:value-type="float" office:value="49.5">
            <text:p>49.5</text:p>
          </table:table-cell>
          <table:table-cell office:value-type="float" office:value="47.3333">
            <text:p>47.3333</text:p>
          </table:table-cell>
          <table:table-cell office:value-type="float" office:value="48.0">
            <text:p>48.0</text:p>
          </table:table-cell>
          <table:table-cell office:value-type="float" office:value="49.8333">
            <text:p>49.8333</text:p>
          </table:table-cell>
          <table:table-cell office:value-type="float" office:value="44.3333">
            <text:p>44.3333</text:p>
          </table:table-cell>
          <table:table-cell office:value-type="float" office:value="45.1667">
            <text:p>45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4-06T00:00:00">
            <text:p>Wed Apr  6 00:00:00 2022</text:p>
          </table:table-cell>
          <table:table-cell office:value-type="float" office:value="51.53472083333333">
            <text:p>51.53472083333333</text:p>
          </table:table-cell>
          <table:table-cell office:value-type="float" office:value="47.5">
            <text:p>47.5</text:p>
          </table:table-cell>
          <table:table-cell office:value-type="float" office:value="49.5">
            <text:p>49.5</text:p>
          </table:table-cell>
          <table:table-cell office:value-type="float" office:value="47.3333">
            <text:p>47.3333</text:p>
          </table:table-cell>
          <table:table-cell office:value-type="float" office:value="48.0">
            <text:p>48.0</text:p>
          </table:table-cell>
          <table:table-cell office:value-type="float" office:value="49.8333">
            <text:p>49.8333</text:p>
          </table:table-cell>
          <table:table-cell office:value-type="float" office:value="44.3333">
            <text:p>44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4-06T01:00:00">
            <text:p>Wed Apr  6 01:00:00 2022</text:p>
          </table:table-cell>
          <table:table-cell office:value-type="float" office:value="50.958329166666665">
            <text:p>50.958329166666665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49.5">
            <text:p>49.5</text:p>
          </table:table-cell>
          <table:table-cell office:value-type="float" office:value="47.3333">
            <text:p>47.3333</text:p>
          </table:table-cell>
          <table:table-cell office:value-type="float" office:value="48.0">
            <text:p>48.0</text:p>
          </table:table-cell>
          <table:table-cell office:value-type="float" office:value="49.8333">
            <text:p>49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4-06T02:00:00">
            <text:p>Wed Apr  6 02:00:00 2022</text:p>
          </table:table-cell>
          <table:table-cell office:value-type="float" office:value="50.590275">
            <text:p>50.590275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49.5">
            <text:p>49.5</text:p>
          </table:table-cell>
          <table:table-cell office:value-type="float" office:value="47.3333">
            <text:p>47.3333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06T03:00:00">
            <text:p>Wed Apr  6 03:00:00 2022</text:p>
          </table:table-cell>
          <table:table-cell office:value-type="float" office:value="50.2638875">
            <text:p>50.263887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49.5">
            <text:p>49.5</text:p>
          </table:table-cell>
          <table:table-cell office:value-type="float" office:value="47.3333">
            <text:p>47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4-06T04:00:00">
            <text:p>Wed Apr  6 04:00:00 2022</text:p>
          </table:table-cell>
          <table:table-cell office:value-type="float" office:value="49.80555416666667">
            <text:p>49.80555416666667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49.5">
            <text:p>49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4-06T05:00:00">
            <text:p>Wed Apr  6 05:00:00 2022</text:p>
          </table:table-cell>
          <table:table-cell office:value-type="float" office:value="49.215275">
            <text:p>49.215275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4-06T06:00:00">
            <text:p>Wed Apr  6 06:00:00 2022</text:p>
          </table:table-cell>
          <table:table-cell office:value-type="float" office:value="48.6666625">
            <text:p>48.6666625</text:p>
          </table:table-cell>
          <table:table-cell office:value-type="float" office:value="45.5">
            <text:p>45.5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4-06T18:00:00">
            <text:p>Wed Apr  6 18:00:00 2022</text:p>
          </table:table-cell>
          <table:table-cell office:value-type="float" office:value="48.28472083333333">
            <text:p>48.28472083333333</text:p>
          </table:table-cell>
          <table:table-cell office:value-type="float" office:value="22.8333">
            <text:p>22.8333</text:p>
          </table:table-cell>
          <table:table-cell office:value-type="float" office:value="36.8333">
            <text:p>36.8333</text:p>
          </table:table-cell>
          <table:table-cell office:value-type="float" office:value="47.0">
            <text:p>47.0</text:p>
          </table:table-cell>
          <table:table-cell office:value-type="float" office:value="48.0">
            <text:p>48.0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06T19:00:00">
            <text:p>Wed Apr  6 19:00:00 2022</text:p>
          </table:table-cell>
          <table:table-cell office:value-type="float" office:value="49.5">
            <text:p>49.5</text:p>
          </table:table-cell>
          <table:table-cell office:value-type="float" office:value="35.5">
            <text:p>35.5</text:p>
          </table:table-cell>
          <table:table-cell office:value-type="float" office:value="22.8333">
            <text:p>22.8333</text:p>
          </table:table-cell>
          <table:table-cell office:value-type="float" office:value="36.8333">
            <text:p>36.8333</text:p>
          </table:table-cell>
          <table:table-cell office:value-type="float" office:value="47.0">
            <text:p>47.0</text:p>
          </table:table-cell>
          <table:table-cell office:value-type="float" office:value="48.0">
            <text:p>48.0</text:p>
          </table:table-cell>
          <table:table-cell office:value-type="float" office:value="52.1667">
            <text:p>52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4-06T20:00:00">
            <text:p>Wed Apr  6 20:00:00 2022</text:p>
          </table:table-cell>
          <table:table-cell office:value-type="float" office:value="50.52777916666667">
            <text:p>50.52777916666667</text:p>
          </table:table-cell>
          <table:table-cell office:value-type="float" office:value="35.5">
            <text:p>35.5</text:p>
          </table:table-cell>
          <table:table-cell office:value-type="float" office:value="35.5">
            <text:p>35.5</text:p>
          </table:table-cell>
          <table:table-cell office:value-type="float" office:value="22.8333">
            <text:p>22.8333</text:p>
          </table:table-cell>
          <table:table-cell office:value-type="float" office:value="36.8333">
            <text:p>36.8333</text:p>
          </table:table-cell>
          <table:table-cell office:value-type="float" office:value="47.0">
            <text:p>47.0</text:p>
          </table:table-cell>
          <table:table-cell office:value-type="float" office:value="48.0">
            <text:p>48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06T21:00:00">
            <text:p>Wed Apr  6 21:00:00 2022</text:p>
          </table:table-cell>
          <table:table-cell office:value-type="float" office:value="51.06944583333333">
            <text:p>51.06944583333333</text:p>
          </table:table-cell>
          <table:table-cell office:value-type="float" office:value="38.8333">
            <text:p>38.8333</text:p>
          </table:table-cell>
          <table:table-cell office:value-type="float" office:value="35.5">
            <text:p>35.5</text:p>
          </table:table-cell>
          <table:table-cell office:value-type="float" office:value="35.5">
            <text:p>35.5</text:p>
          </table:table-cell>
          <table:table-cell office:value-type="float" office:value="22.8333">
            <text:p>22.8333</text:p>
          </table:table-cell>
          <table:table-cell office:value-type="float" office:value="36.8333">
            <text:p>36.8333</text:p>
          </table:table-cell>
          <table:table-cell office:value-type="float" office:value="47.0">
            <text:p>47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4-07T14:00:00">
            <text:p>Thu Apr  7 14:00:00 2022</text:p>
          </table:table-cell>
          <table:table-cell office:value-type="float" office:value="39.715295833333336">
            <text:p>39.715295833333336</text:p>
          </table:table-cell>
          <table:table-cell office:value-type="float" office:value="9.1667">
            <text:p>9.1667</text:p>
          </table:table-cell>
          <table:table-cell office:value-type="float" office:value="18.0">
            <text:p>18.0</text:p>
          </table:table-cell>
          <table:table-cell office:value-type="float" office:value="31.6667">
            <text:p>31.6667</text:p>
          </table:table-cell>
          <table:table-cell office:value-type="float" office:value="28.6667">
            <text:p>28.6667</text:p>
          </table:table-cell>
          <table:table-cell office:value-type="float" office:value="29.8333">
            <text:p>29.8333</text:p>
          </table:table-cell>
          <table:table-cell office:value-type="float" office:value="30.5">
            <text:p>30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07T15:00:00">
            <text:p>Thu Apr  7 15:00:00 2022</text:p>
          </table:table-cell>
          <table:table-cell office:value-type="float" office:value="40.2222375">
            <text:p>40.2222375</text:p>
          </table:table-cell>
          <table:table-cell office:value-type="float" office:value="3.0">
            <text:p>3.0</text:p>
          </table:table-cell>
          <table:table-cell office:value-type="float" office:value="9.1667">
            <text:p>9.1667</text:p>
          </table:table-cell>
          <table:table-cell office:value-type="float" office:value="18.0">
            <text:p>18.0</text:p>
          </table:table-cell>
          <table:table-cell office:value-type="float" office:value="31.6667">
            <text:p>31.6667</text:p>
          </table:table-cell>
          <table:table-cell office:value-type="float" office:value="28.6667">
            <text:p>28.6667</text:p>
          </table:table-cell>
          <table:table-cell office:value-type="float" office:value="29.8333">
            <text:p>29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07T16:00:00">
            <text:p>Thu Apr  7 16:00:00 2022</text:p>
          </table:table-cell>
          <table:table-cell office:value-type="float" office:value="40.58335">
            <text:p>40.58335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9.1667">
            <text:p>9.1667</text:p>
          </table:table-cell>
          <table:table-cell office:value-type="float" office:value="18.0">
            <text:p>18.0</text:p>
          </table:table-cell>
          <table:table-cell office:value-type="float" office:value="31.6667">
            <text:p>31.6667</text:p>
          </table:table-cell>
          <table:table-cell office:value-type="float" office:value="28.6667">
            <text:p>28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07T17:00:00">
            <text:p>Thu Apr  7 17:00:00 2022</text:p>
          </table:table-cell>
          <table:table-cell office:value-type="float" office:value="40.87501666666667">
            <text:p>40.87501666666667</text:p>
          </table:table-cell>
          <table:table-cell office:value-type="float" office:value="9.1667">
            <text:p>9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9.1667">
            <text:p>9.1667</text:p>
          </table:table-cell>
          <table:table-cell office:value-type="float" office:value="18.0">
            <text:p>18.0</text:p>
          </table:table-cell>
          <table:table-cell office:value-type="float" office:value="31.6667">
            <text:p>31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07T18:00:00">
            <text:p>Thu Apr  7 18:00:00 2022</text:p>
          </table:table-cell>
          <table:table-cell office:value-type="float" office:value="40.9097375">
            <text:p>40.9097375</text:p>
          </table:table-cell>
          <table:table-cell office:value-type="float" office:value="25.5">
            <text:p>25.5</text:p>
          </table:table-cell>
          <table:table-cell office:value-type="float" office:value="9.1667">
            <text:p>9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9.1667">
            <text:p>9.1667</text:p>
          </table:table-cell>
          <table:table-cell office:value-type="float" office:value="18.0">
            <text:p>18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08T12:00:00">
            <text:p>Fri Apr  8 12:00:00 2022</text:p>
          </table:table-cell>
          <table:table-cell office:value-type="float" office:value="35.72222083333333">
            <text:p>35.72222083333333</text:p>
          </table:table-cell>
          <table:table-cell office:value-type="float" office:value="13.6667">
            <text:p>13.6667</text:p>
          </table:table-cell>
          <table:table-cell office:value-type="float" office:value="12.0">
            <text:p>12.0</text:p>
          </table:table-cell>
          <table:table-cell office:value-type="float" office:value="22.3333">
            <text:p>22.3333</text:p>
          </table:table-cell>
          <table:table-cell office:value-type="float" office:value="10.8333">
            <text:p>10.8333</text:p>
          </table:table-cell>
          <table:table-cell office:value-type="float" office:value="26.3333">
            <text:p>26.3333</text:p>
          </table:table-cell>
          <table:table-cell office:value-type="float" office:value="29.1667">
            <text:p>29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08T13:00:00">
            <text:p>Fri Apr  8 13:00:00 2022</text:p>
          </table:table-cell>
          <table:table-cell office:value-type="float" office:value="36.104166666666664">
            <text:p>36.104166666666664</text:p>
          </table:table-cell>
          <table:table-cell office:value-type="float" office:value="4.6667">
            <text:p>4.6667</text:p>
          </table:table-cell>
          <table:table-cell office:value-type="float" office:value="13.6667">
            <text:p>13.6667</text:p>
          </table:table-cell>
          <table:table-cell office:value-type="float" office:value="12.0">
            <text:p>12.0</text:p>
          </table:table-cell>
          <table:table-cell office:value-type="float" office:value="22.3333">
            <text:p>22.3333</text:p>
          </table:table-cell>
          <table:table-cell office:value-type="float" office:value="10.8333">
            <text:p>10.8333</text:p>
          </table:table-cell>
          <table:table-cell office:value-type="float" office:value="26.3333">
            <text:p>26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4-08T14:00:00">
            <text:p>Fri Apr  8 14:00:00 2022</text:p>
          </table:table-cell>
          <table:table-cell office:value-type="float" office:value="36.354166666666664">
            <text:p>36.354166666666664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3.6667">
            <text:p>13.6667</text:p>
          </table:table-cell>
          <table:table-cell office:value-type="float" office:value="12.0">
            <text:p>12.0</text:p>
          </table:table-cell>
          <table:table-cell office:value-type="float" office:value="22.3333">
            <text:p>22.3333</text:p>
          </table:table-cell>
          <table:table-cell office:value-type="float" office:value="10.8333">
            <text:p>10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08T15:00:00">
            <text:p>Fri Apr  8 15:00:00 2022</text:p>
          </table:table-cell>
          <table:table-cell office:value-type="float" office:value="36.5486125">
            <text:p>36.5486125</text:p>
          </table:table-cell>
          <table:table-cell office:value-type="float" office:value="2.3333">
            <text:p>2.3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3.6667">
            <text:p>13.6667</text:p>
          </table:table-cell>
          <table:table-cell office:value-type="float" office:value="12.0">
            <text:p>12.0</text:p>
          </table:table-cell>
          <table:table-cell office:value-type="float" office:value="22.3333">
            <text:p>22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4-08T16:00:00">
            <text:p>Fri Apr  8 16:00:00 2022</text:p>
          </table:table-cell>
          <table:table-cell office:value-type="float" office:value="36.46527916666667">
            <text:p>36.46527916666667</text:p>
          </table:table-cell>
          <table:table-cell office:value-type="float" office:value="2.1667">
            <text:p>2.1667</text:p>
          </table:table-cell>
          <table:table-cell office:value-type="float" office:value="2.3333">
            <text:p>2.3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3.6667">
            <text:p>13.6667</text:p>
          </table:table-cell>
          <table:table-cell office:value-type="float" office:value="12.0">
            <text:p>12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08T17:00:00">
            <text:p>Fri Apr  8 17:00:00 2022</text:p>
          </table:table-cell>
          <table:table-cell office:value-type="float" office:value="36.13194583333333">
            <text:p>36.13194583333333</text:p>
          </table:table-cell>
          <table:table-cell office:value-type="float" office:value="9.5">
            <text:p>9.5</text:p>
          </table:table-cell>
          <table:table-cell office:value-type="float" office:value="2.1667">
            <text:p>2.1667</text:p>
          </table:table-cell>
          <table:table-cell office:value-type="float" office:value="2.3333">
            <text:p>2.3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3.6667">
            <text:p>13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4-09T12:00:00">
            <text:p>Sat Apr  9 12:00:00 2022</text:p>
          </table:table-cell>
          <table:table-cell office:value-type="float" office:value="33.9305625">
            <text:p>33.9305625</text:p>
          </table:table-cell>
          <table:table-cell office:value-type="float" office:value="8.0">
            <text:p>8.0</text:p>
          </table:table-cell>
          <table:table-cell office:value-type="float" office:value="12.8333">
            <text:p>12.8333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22.0">
            <text:p>22.0</text:p>
          </table:table-cell>
          <table:table-cell office:value-type="float" office:value="34.1667">
            <text:p>34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4-09T13:00:00">
            <text:p>Sat Apr  9 13:00:00 2022</text:p>
          </table:table-cell>
          <table:table-cell office:value-type="float" office:value="33.541670833333335">
            <text:p>33.541670833333335</text:p>
          </table:table-cell>
          <table:table-cell office:value-type="float" office:value="6.8333">
            <text:p>6.8333</text:p>
          </table:table-cell>
          <table:table-cell office:value-type="float" office:value="8.0">
            <text:p>8.0</text:p>
          </table:table-cell>
          <table:table-cell office:value-type="float" office:value="12.8333">
            <text:p>12.8333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22.0">
            <text:p>22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4-09T14:00:00">
            <text:p>Sat Apr  9 14:00:00 2022</text:p>
          </table:table-cell>
          <table:table-cell office:value-type="float" office:value="33.479170833333335">
            <text:p>33.479170833333335</text:p>
          </table:table-cell>
          <table:table-cell office:value-type="float" office:value="4.0">
            <text:p>4.0</text:p>
          </table:table-cell>
          <table:table-cell office:value-type="float" office:value="6.8333">
            <text:p>6.8333</text:p>
          </table:table-cell>
          <table:table-cell office:value-type="float" office:value="8.0">
            <text:p>8.0</text:p>
          </table:table-cell>
          <table:table-cell office:value-type="float" office:value="12.8333">
            <text:p>12.8333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09T15:00:00">
            <text:p>Sat Apr  9 15:00:00 2022</text:p>
          </table:table-cell>
          <table:table-cell office:value-type="float" office:value="33.513891666666666">
            <text:p>33.513891666666666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6.8333">
            <text:p>6.8333</text:p>
          </table:table-cell>
          <table:table-cell office:value-type="float" office:value="8.0">
            <text:p>8.0</text:p>
          </table:table-cell>
          <table:table-cell office:value-type="float" office:value="12.8333">
            <text:p>12.8333</text:p>
          </table:table-cell>
          <table:table-cell office:value-type="float" office:value="10.6667">
            <text:p>10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09T16:00:00">
            <text:p>Sat Apr  9 16:00:00 2022</text:p>
          </table:table-cell>
          <table:table-cell office:value-type="float" office:value="33.7361125">
            <text:p>33.7361125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6.8333">
            <text:p>6.8333</text:p>
          </table:table-cell>
          <table:table-cell office:value-type="float" office:value="8.0">
            <text:p>8.0</text:p>
          </table:table-cell>
          <table:table-cell office:value-type="float" office:value="12.8333">
            <text:p>12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09T17:00:00">
            <text:p>Sat Apr  9 17:00:00 2022</text:p>
          </table:table-cell>
          <table:table-cell office:value-type="float" office:value="34.38194583333333">
            <text:p>34.38194583333333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6.8333">
            <text:p>6.8333</text:p>
          </table:table-cell>
          <table:table-cell office:value-type="float" office:value="8.0">
            <text:p>8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4-09T18:00:00">
            <text:p>Sat Apr  9 18:00:00 2022</text:p>
          </table:table-cell>
          <table:table-cell office:value-type="float" office:value="35.69444583333333">
            <text:p>35.69444583333333</text:p>
          </table:table-cell>
          <table:table-cell office:value-type="float" office:value="25.8333">
            <text:p>25.8333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6.8333">
            <text:p>6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4-10T12:00:00">
            <text:p>Sun Apr 10 12:00:00 2022</text:p>
          </table:table-cell>
          <table:table-cell office:value-type="float" office:value="40.2708375">
            <text:p>40.2708375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  <table:table-cell office:value-type="float" office:value="26.1667">
            <text:p>26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10T13:00:00">
            <text:p>Sun Apr 10 13:00:00 2022</text:p>
          </table:table-cell>
          <table:table-cell office:value-type="float" office:value="40.256949999999996">
            <text:p>40.256949999999996</text:p>
          </table:table-cell>
          <table:table-cell office:value-type="float" office:value="17.3333">
            <text:p>17.3333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4-10T14:00:00">
            <text:p>Sun Apr 10 14:00:00 2022</text:p>
          </table:table-cell>
          <table:table-cell office:value-type="float" office:value="40.36111666666667">
            <text:p>40.36111666666667</text:p>
          </table:table-cell>
          <table:table-cell office:value-type="float" office:value="9.1667">
            <text:p>9.1667</text:p>
          </table:table-cell>
          <table:table-cell office:value-type="float" office:value="17.3333">
            <text:p>17.3333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10T15:00:00">
            <text:p>Sun Apr 10 15:00:00 2022</text:p>
          </table:table-cell>
          <table:table-cell office:value-type="float" office:value="40.625008333333334">
            <text:p>40.625008333333334</text:p>
          </table:table-cell>
          <table:table-cell office:value-type="float" office:value="7.6667">
            <text:p>7.6667</text:p>
          </table:table-cell>
          <table:table-cell office:value-type="float" office:value="9.1667">
            <text:p>9.1667</text:p>
          </table:table-cell>
          <table:table-cell office:value-type="float" office:value="17.3333">
            <text:p>17.3333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  <table:table-cell office:value-type="float" office:value="26.5">
            <text:p>26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0T16:00:00">
            <text:p>Sun Apr 10 16:00:00 2022</text:p>
          </table:table-cell>
          <table:table-cell office:value-type="float" office:value="40.937508333333334">
            <text:p>40.937508333333334</text:p>
          </table:table-cell>
          <table:table-cell office:value-type="float" office:value="4.1667">
            <text:p>4.1667</text:p>
          </table:table-cell>
          <table:table-cell office:value-type="float" office:value="7.6667">
            <text:p>7.6667</text:p>
          </table:table-cell>
          <table:table-cell office:value-type="float" office:value="9.1667">
            <text:p>9.1667</text:p>
          </table:table-cell>
          <table:table-cell office:value-type="float" office:value="17.3333">
            <text:p>17.3333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4-10T17:00:00">
            <text:p>Sun Apr 10 17:00:00 2022</text:p>
          </table:table-cell>
          <table:table-cell office:value-type="float" office:value="40.944449999999996">
            <text:p>40.944449999999996</text:p>
          </table:table-cell>
          <table:table-cell office:value-type="float" office:value="10.6667">
            <text:p>10.6667</text:p>
          </table:table-cell>
          <table:table-cell office:value-type="float" office:value="4.1667">
            <text:p>4.1667</text:p>
          </table:table-cell>
          <table:table-cell office:value-type="float" office:value="7.6667">
            <text:p>7.6667</text:p>
          </table:table-cell>
          <table:table-cell office:value-type="float" office:value="9.1667">
            <text:p>9.1667</text:p>
          </table:table-cell>
          <table:table-cell office:value-type="float" office:value="17.3333">
            <text:p>17.3333</text:p>
          </table:table-cell>
          <table:table-cell office:value-type="float" office:value="18.1667">
            <text:p>18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10T18:00:00">
            <text:p>Sun Apr 10 18:00:00 2022</text:p>
          </table:table-cell>
          <table:table-cell office:value-type="float" office:value="40.59028333333334">
            <text:p>40.59028333333334</text:p>
          </table:table-cell>
          <table:table-cell office:value-type="float" office:value="24.0">
            <text:p>24.0</text:p>
          </table:table-cell>
          <table:table-cell office:value-type="float" office:value="10.6667">
            <text:p>10.6667</text:p>
          </table:table-cell>
          <table:table-cell office:value-type="float" office:value="4.1667">
            <text:p>4.1667</text:p>
          </table:table-cell>
          <table:table-cell office:value-type="float" office:value="7.6667">
            <text:p>7.6667</text:p>
          </table:table-cell>
          <table:table-cell office:value-type="float" office:value="9.1667">
            <text:p>9.1667</text:p>
          </table:table-cell>
          <table:table-cell office:value-type="float" office:value="17.3333">
            <text:p>17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4-11T13:00:00">
            <text:p>Mon Apr 11 13:00:00 2022</text:p>
          </table:table-cell>
          <table:table-cell office:value-type="float" office:value="60.75000416666666">
            <text:p>60.75000416666666</text:p>
          </table:table-cell>
          <table:table-cell office:value-type="float" office:value="57.0">
            <text:p>57.0</text:p>
          </table:table-cell>
          <table:table-cell office:value-type="float" office:value="57.1667">
            <text:p>57.1667</text:p>
          </table:table-cell>
          <table:table-cell office:value-type="float" office:value="51.6667">
            <text:p>51.6667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4-11T14:00:00">
            <text:p>Mon Apr 11 14:00:00 2022</text:p>
          </table:table-cell>
          <table:table-cell office:value-type="float" office:value="60.90278333333333">
            <text:p>60.90278333333333</text:p>
          </table:table-cell>
          <table:table-cell office:value-type="float" office:value="55.5">
            <text:p>55.5</text:p>
          </table:table-cell>
          <table:table-cell office:value-type="float" office:value="57.0">
            <text:p>57.0</text:p>
          </table:table-cell>
          <table:table-cell office:value-type="float" office:value="57.1667">
            <text:p>57.1667</text:p>
          </table:table-cell>
          <table:table-cell office:value-type="float" office:value="51.6667">
            <text:p>51.6667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11T15:00:00">
            <text:p>Mon Apr 11 15:00:00 2022</text:p>
          </table:table-cell>
          <table:table-cell office:value-type="float" office:value="60.534725">
            <text:p>60.534725</text:p>
          </table:table-cell>
          <table:table-cell office:value-type="float" office:value="49.6667">
            <text:p>49.6667</text:p>
          </table:table-cell>
          <table:table-cell office:value-type="float" office:value="55.5">
            <text:p>55.5</text:p>
          </table:table-cell>
          <table:table-cell office:value-type="float" office:value="57.0">
            <text:p>57.0</text:p>
          </table:table-cell>
          <table:table-cell office:value-type="float" office:value="57.1667">
            <text:p>57.1667</text:p>
          </table:table-cell>
          <table:table-cell office:value-type="float" office:value="51.6667">
            <text:p>51.6667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11T16:00:00">
            <text:p>Mon Apr 11 16:00:00 2022</text:p>
          </table:table-cell>
          <table:table-cell office:value-type="float" office:value="59.722225">
            <text:p>59.722225</text:p>
          </table:table-cell>
          <table:table-cell office:value-type="float" office:value="40.0">
            <text:p>40.0</text:p>
          </table:table-cell>
          <table:table-cell office:value-type="float" office:value="49.6667">
            <text:p>49.6667</text:p>
          </table:table-cell>
          <table:table-cell office:value-type="float" office:value="55.5">
            <text:p>55.5</text:p>
          </table:table-cell>
          <table:table-cell office:value-type="float" office:value="57.0">
            <text:p>57.0</text:p>
          </table:table-cell>
          <table:table-cell office:value-type="float" office:value="57.1667">
            <text:p>57.1667</text:p>
          </table:table-cell>
          <table:table-cell office:value-type="float" office:value="51.6667">
            <text:p>51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11T17:00:00">
            <text:p>Mon Apr 11 17:00:00 2022</text:p>
          </table:table-cell>
          <table:table-cell office:value-type="float" office:value="58.826391666666666">
            <text:p>58.826391666666666</text:p>
          </table:table-cell>
          <table:table-cell office:value-type="float" office:value="42.5">
            <text:p>42.5</text:p>
          </table:table-cell>
          <table:table-cell office:value-type="float" office:value="40.0">
            <text:p>40.0</text:p>
          </table:table-cell>
          <table:table-cell office:value-type="float" office:value="49.6667">
            <text:p>49.6667</text:p>
          </table:table-cell>
          <table:table-cell office:value-type="float" office:value="55.5">
            <text:p>55.5</text:p>
          </table:table-cell>
          <table:table-cell office:value-type="float" office:value="57.0">
            <text:p>57.0</text:p>
          </table:table-cell>
          <table:table-cell office:value-type="float" office:value="57.1667">
            <text:p>57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11T18:00:00">
            <text:p>Mon Apr 11 18:00:00 2022</text:p>
          </table:table-cell>
          <table:table-cell office:value-type="float" office:value="58.18055833333333">
            <text:p>58.18055833333333</text:p>
          </table:table-cell>
          <table:table-cell office:value-type="float" office:value="55.0">
            <text:p>55.0</text:p>
          </table:table-cell>
          <table:table-cell office:value-type="float" office:value="42.5">
            <text:p>42.5</text:p>
          </table:table-cell>
          <table:table-cell office:value-type="float" office:value="40.0">
            <text:p>40.0</text:p>
          </table:table-cell>
          <table:table-cell office:value-type="float" office:value="49.6667">
            <text:p>49.6667</text:p>
          </table:table-cell>
          <table:table-cell office:value-type="float" office:value="55.5">
            <text:p>55.5</text:p>
          </table:table-cell>
          <table:table-cell office:value-type="float" office:value="57.0">
            <text:p>57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12T13:00:00">
            <text:p>Tue Apr 12 13:00:00 2022</text:p>
          </table:table-cell>
          <table:table-cell office:value-type="float" office:value="43.770833333333336">
            <text:p>43.770833333333336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4-12T14:00:00">
            <text:p>Tue Apr 12 14:00:00 2022</text:p>
          </table:table-cell>
          <table:table-cell office:value-type="float" office:value="43.486108333333334">
            <text:p>43.486108333333334</text:p>
          </table:table-cell>
          <table:table-cell office:value-type="float" office:value="20.5">
            <text:p>20.5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1.5">
            <text:p>41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4-12T15:00:00">
            <text:p>Tue Apr 12 15:00:00 2022</text:p>
          </table:table-cell>
          <table:table-cell office:value-type="float" office:value="43.090275">
            <text:p>43.090275</text:p>
          </table:table-cell>
          <table:table-cell office:value-type="float" office:value="15.5">
            <text:p>15.5</text:p>
          </table:table-cell>
          <table:table-cell office:value-type="float" office:value="20.5">
            <text:p>20.5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12T16:00:00">
            <text:p>Tue Apr 12 16:00:00 2022</text:p>
          </table:table-cell>
          <table:table-cell office:value-type="float" office:value="43.173608333333334">
            <text:p>43.173608333333334</text:p>
          </table:table-cell>
          <table:table-cell office:value-type="float" office:value="9.1667">
            <text:p>9.1667</text:p>
          </table:table-cell>
          <table:table-cell office:value-type="float" office:value="15.5">
            <text:p>15.5</text:p>
          </table:table-cell>
          <table:table-cell office:value-type="float" office:value="20.5">
            <text:p>20.5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8.3333">
            <text:p>38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12T17:00:00">
            <text:p>Tue Apr 12 17:00:00 2022</text:p>
          </table:table-cell>
          <table:table-cell office:value-type="float" office:value="43.22222083333333">
            <text:p>43.22222083333333</text:p>
          </table:table-cell>
          <table:table-cell office:value-type="float" office:value="10.0">
            <text:p>10.0</text:p>
          </table:table-cell>
          <table:table-cell office:value-type="float" office:value="9.1667">
            <text:p>9.1667</text:p>
          </table:table-cell>
          <table:table-cell office:value-type="float" office:value="15.5">
            <text:p>15.5</text:p>
          </table:table-cell>
          <table:table-cell office:value-type="float" office:value="20.5">
            <text:p>20.5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2T18:00:00">
            <text:p>Tue Apr 12 18:00:00 2022</text:p>
          </table:table-cell>
          <table:table-cell office:value-type="float" office:value="43.13194166666667">
            <text:p>43.13194166666667</text:p>
          </table:table-cell>
          <table:table-cell office:value-type="float" office:value="30.8333">
            <text:p>30.8333</text:p>
          </table:table-cell>
          <table:table-cell office:value-type="float" office:value="10.0">
            <text:p>10.0</text:p>
          </table:table-cell>
          <table:table-cell office:value-type="float" office:value="9.1667">
            <text:p>9.1667</text:p>
          </table:table-cell>
          <table:table-cell office:value-type="float" office:value="15.5">
            <text:p>15.5</text:p>
          </table:table-cell>
          <table:table-cell office:value-type="float" office:value="20.5">
            <text:p>20.5</text:p>
          </table:table-cell>
          <table:table-cell office:value-type="float" office:value="37.3333">
            <text:p>37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12T19:00:00">
            <text:p>Tue Apr 12 19:00:00 2022</text:p>
          </table:table-cell>
          <table:table-cell office:value-type="float" office:value="42.94444166666667">
            <text:p>42.94444166666667</text:p>
          </table:table-cell>
          <table:table-cell office:value-type="float" office:value="45.8333">
            <text:p>45.8333</text:p>
          </table:table-cell>
          <table:table-cell office:value-type="float" office:value="30.8333">
            <text:p>30.8333</text:p>
          </table:table-cell>
          <table:table-cell office:value-type="float" office:value="10.0">
            <text:p>10.0</text:p>
          </table:table-cell>
          <table:table-cell office:value-type="float" office:value="9.1667">
            <text:p>9.1667</text:p>
          </table:table-cell>
          <table:table-cell office:value-type="float" office:value="15.5">
            <text:p>15.5</text:p>
          </table:table-cell>
          <table:table-cell office:value-type="float" office:value="20.5">
            <text:p>20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4-13T13:00:00">
            <text:p>Wed Apr 13 13:00:00 2022</text:p>
          </table:table-cell>
          <table:table-cell office:value-type="float" office:value="38.048608333333334">
            <text:p>38.048608333333334</text:p>
          </table:table-cell>
          <table:table-cell office:value-type="float" office:value="19.8333">
            <text:p>19.8333</text:p>
          </table:table-cell>
          <table:table-cell office:value-type="float" office:value="26.3333">
            <text:p>26.3333</text:p>
          </table:table-cell>
          <table:table-cell office:value-type="float" office:value="31.1667">
            <text:p>31.1667</text:p>
          </table:table-cell>
          <table:table-cell office:value-type="float" office:value="21.1667">
            <text:p>21.1667</text:p>
          </table:table-cell>
          <table:table-cell office:value-type="float" office:value="22.1667">
            <text:p>22.1667</text:p>
          </table:table-cell>
          <table:table-cell office:value-type="float" office:value="36.6667">
            <text:p>36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13T14:00:00">
            <text:p>Wed Apr 13 14:00:00 2022</text:p>
          </table:table-cell>
          <table:table-cell office:value-type="float" office:value="38.402775">
            <text:p>38.402775</text:p>
          </table:table-cell>
          <table:table-cell office:value-type="float" office:value="15.3333">
            <text:p>15.3333</text:p>
          </table:table-cell>
          <table:table-cell office:value-type="float" office:value="19.8333">
            <text:p>19.8333</text:p>
          </table:table-cell>
          <table:table-cell office:value-type="float" office:value="26.3333">
            <text:p>26.3333</text:p>
          </table:table-cell>
          <table:table-cell office:value-type="float" office:value="31.1667">
            <text:p>31.1667</text:p>
          </table:table-cell>
          <table:table-cell office:value-type="float" office:value="21.1667">
            <text:p>21.1667</text:p>
          </table:table-cell>
          <table:table-cell office:value-type="float" office:value="22.1667">
            <text:p>22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4-13T15:00:00">
            <text:p>Wed Apr 13 15:00:00 2022</text:p>
          </table:table-cell>
          <table:table-cell office:value-type="float" office:value="38.69444166666667">
            <text:p>38.69444166666667</text:p>
          </table:table-cell>
          <table:table-cell office:value-type="float" office:value="3.3333">
            <text:p>3.3333</text:p>
          </table:table-cell>
          <table:table-cell office:value-type="float" office:value="15.3333">
            <text:p>15.3333</text:p>
          </table:table-cell>
          <table:table-cell office:value-type="float" office:value="19.8333">
            <text:p>19.8333</text:p>
          </table:table-cell>
          <table:table-cell office:value-type="float" office:value="26.3333">
            <text:p>26.3333</text:p>
          </table:table-cell>
          <table:table-cell office:value-type="float" office:value="31.1667">
            <text:p>31.1667</text:p>
          </table:table-cell>
          <table:table-cell office:value-type="float" office:value="21.1667">
            <text:p>21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13T16:00:00">
            <text:p>Wed Apr 13 16:00:00 2022</text:p>
          </table:table-cell>
          <table:table-cell office:value-type="float" office:value="39.3888875">
            <text:p>39.3888875</text:p>
          </table:table-cell>
          <table:table-cell office:value-type="float" office:value="2.0">
            <text:p>2.0</text:p>
          </table:table-cell>
          <table:table-cell office:value-type="float" office:value="3.3333">
            <text:p>3.3333</text:p>
          </table:table-cell>
          <table:table-cell office:value-type="float" office:value="15.3333">
            <text:p>15.3333</text:p>
          </table:table-cell>
          <table:table-cell office:value-type="float" office:value="19.8333">
            <text:p>19.8333</text:p>
          </table:table-cell>
          <table:table-cell office:value-type="float" office:value="26.3333">
            <text:p>26.3333</text:p>
          </table:table-cell>
          <table:table-cell office:value-type="float" office:value="31.1667">
            <text:p>31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13T17:00:00">
            <text:p>Wed Apr 13 17:00:00 2022</text:p>
          </table:table-cell>
          <table:table-cell office:value-type="float" office:value="39.86110833333333">
            <text:p>39.86110833333333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3333">
            <text:p>3.3333</text:p>
          </table:table-cell>
          <table:table-cell office:value-type="float" office:value="15.3333">
            <text:p>15.3333</text:p>
          </table:table-cell>
          <table:table-cell office:value-type="float" office:value="19.8333">
            <text:p>19.8333</text:p>
          </table:table-cell>
          <table:table-cell office:value-type="float" office:value="26.3333">
            <text:p>26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13T18:00:00">
            <text:p>Wed Apr 13 18:00:00 2022</text:p>
          </table:table-cell>
          <table:table-cell office:value-type="float" office:value="40.416662499999994">
            <text:p>40.416662499999994</text:p>
          </table:table-cell>
          <table:table-cell office:value-type="float" office:value="23.5">
            <text:p>23.5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3333">
            <text:p>3.3333</text:p>
          </table:table-cell>
          <table:table-cell office:value-type="float" office:value="15.3333">
            <text:p>15.3333</text:p>
          </table:table-cell>
          <table:table-cell office:value-type="float" office:value="19.8333">
            <text:p>19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4-13T19:00:00">
            <text:p>Wed Apr 13 19:00:00 2022</text:p>
          </table:table-cell>
          <table:table-cell office:value-type="float" office:value="40.63888333333333">
            <text:p>40.63888333333333</text:p>
          </table:table-cell>
          <table:table-cell office:value-type="float" office:value="46.0">
            <text:p>46.0</text:p>
          </table:table-cell>
          <table:table-cell office:value-type="float" office:value="23.5">
            <text:p>23.5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3333">
            <text:p>3.3333</text:p>
          </table:table-cell>
          <table:table-cell office:value-type="float" office:value="15.3333">
            <text:p>15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14T12:00:00">
            <text:p>Thu Apr 14 12:00:00 2022</text:p>
          </table:table-cell>
          <table:table-cell office:value-type="float" office:value="37.69444166666666">
            <text:p>37.69444166666666</text:p>
          </table:table-cell>
          <table:table-cell office:value-type="float" office:value="10.5">
            <text:p>10.5</text:p>
          </table:table-cell>
          <table:table-cell office:value-type="float" office:value="12.8333">
            <text:p>12.8333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  <table:table-cell office:value-type="float" office:value="19.1667">
            <text:p>19.1667</text:p>
          </table:table-cell>
          <table:table-cell office:value-type="float" office:value="33.5">
            <text:p>33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14T13:00:00">
            <text:p>Thu Apr 14 13:00:00 2022</text:p>
          </table:table-cell>
          <table:table-cell office:value-type="float" office:value="38.027775">
            <text:p>38.027775</text:p>
          </table:table-cell>
          <table:table-cell office:value-type="float" office:value="4.8333">
            <text:p>4.8333</text:p>
          </table:table-cell>
          <table:table-cell office:value-type="float" office:value="10.5">
            <text:p>10.5</text:p>
          </table:table-cell>
          <table:table-cell office:value-type="float" office:value="12.8333">
            <text:p>12.8333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  <table:table-cell office:value-type="float" office:value="19.1667">
            <text:p>19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14:00:00">
            <text:p>Thu Apr 14 14:00:00 2022</text:p>
          </table:table-cell>
          <table:table-cell office:value-type="float" office:value="38.354166666666664">
            <text:p>38.354166666666664</text:p>
          </table:table-cell>
          <table:table-cell office:value-type="float" office:value="5.3333">
            <text:p>5.3333</text:p>
          </table:table-cell>
          <table:table-cell office:value-type="float" office:value="4.8333">
            <text:p>4.8333</text:p>
          </table:table-cell>
          <table:table-cell office:value-type="float" office:value="10.5">
            <text:p>10.5</text:p>
          </table:table-cell>
          <table:table-cell office:value-type="float" office:value="12.8333">
            <text:p>12.8333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14T15:00:00">
            <text:p>Thu Apr 14 15:00:00 2022</text:p>
          </table:table-cell>
          <table:table-cell office:value-type="float" office:value="38.638891666666666">
            <text:p>38.638891666666666</text:p>
          </table:table-cell>
          <table:table-cell office:value-type="float" office:value="9.5">
            <text:p>9.5</text:p>
          </table:table-cell>
          <table:table-cell office:value-type="float" office:value="5.3333">
            <text:p>5.3333</text:p>
          </table:table-cell>
          <table:table-cell office:value-type="float" office:value="4.8333">
            <text:p>4.8333</text:p>
          </table:table-cell>
          <table:table-cell office:value-type="float" office:value="10.5">
            <text:p>10.5</text:p>
          </table:table-cell>
          <table:table-cell office:value-type="float" office:value="12.8333">
            <text:p>12.8333</text:p>
          </table:table-cell>
          <table:table-cell office:value-type="float" office:value="5.3333">
            <text:p>5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4T16:00:00">
            <text:p>Thu Apr 14 16:00:00 2022</text:p>
          </table:table-cell>
          <table:table-cell office:value-type="float" office:value="38.763891666666666">
            <text:p>38.763891666666666</text:p>
          </table:table-cell>
          <table:table-cell office:value-type="float" office:value="6.1667">
            <text:p>6.1667</text:p>
          </table:table-cell>
          <table:table-cell office:value-type="float" office:value="9.5">
            <text:p>9.5</text:p>
          </table:table-cell>
          <table:table-cell office:value-type="float" office:value="5.3333">
            <text:p>5.3333</text:p>
          </table:table-cell>
          <table:table-cell office:value-type="float" office:value="4.8333">
            <text:p>4.8333</text:p>
          </table:table-cell>
          <table:table-cell office:value-type="float" office:value="10.5">
            <text:p>10.5</text:p>
          </table:table-cell>
          <table:table-cell office:value-type="float" office:value="12.8333">
            <text:p>12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14T17:00:00">
            <text:p>Thu Apr 14 17:00:00 2022</text:p>
          </table:table-cell>
          <table:table-cell office:value-type="float" office:value="38.916670833333335">
            <text:p>38.916670833333335</text:p>
          </table:table-cell>
          <table:table-cell office:value-type="float" office:value="18.5">
            <text:p>18.5</text:p>
          </table:table-cell>
          <table:table-cell office:value-type="float" office:value="6.1667">
            <text:p>6.1667</text:p>
          </table:table-cell>
          <table:table-cell office:value-type="float" office:value="9.5">
            <text:p>9.5</text:p>
          </table:table-cell>
          <table:table-cell office:value-type="float" office:value="5.3333">
            <text:p>5.3333</text:p>
          </table:table-cell>
          <table:table-cell office:value-type="float" office:value="4.8333">
            <text:p>4.8333</text:p>
          </table:table-cell>
          <table:table-cell office:value-type="float" office:value="10.5">
            <text:p>10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15T12:00:00">
            <text:p>Fri Apr 15 12:00:00 2022</text:p>
          </table:table-cell>
          <table:table-cell office:value-type="float" office:value="37.56945">
            <text:p>37.56945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4.6667">
            <text:p>4.6667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4-15T13:00:00">
            <text:p>Fri Apr 15 13:00:00 2022</text:p>
          </table:table-cell>
          <table:table-cell office:value-type="float" office:value="37.416670833333335">
            <text:p>37.41667083333333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4.6667">
            <text:p>4.6667</text:p>
          </table:table-cell>
          <table:table-cell office:value-type="float" office:value="12.8333">
            <text:p>12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4-15T14:00:00">
            <text:p>Fri Apr 15 14:00:00 2022</text:p>
          </table:table-cell>
          <table:table-cell office:value-type="float" office:value="37.15277916666667">
            <text:p>37.1527791666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4.6667">
            <text:p>4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15T15:00:00">
            <text:p>Fri Apr 15 15:00:00 2022</text:p>
          </table:table-cell>
          <table:table-cell office:value-type="float" office:value="37.020833333333336">
            <text:p>37.020833333333336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15T16:00:00">
            <text:p>Fri Apr 15 16:00:00 2022</text:p>
          </table:table-cell>
          <table:table-cell office:value-type="float" office:value="37.15972083333333">
            <text:p>37.15972083333333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4-15T17:00:00">
            <text:p>Fri Apr 15 17:00:00 2022</text:p>
          </table:table-cell>
          <table:table-cell office:value-type="float" office:value="37.3888875">
            <text:p>37.3888875</text:p>
          </table:table-cell>
          <table:table-cell office:value-type="float" office:value="26.5">
            <text:p>26.5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16T14:00:00">
            <text:p>Sat Apr 16 14:00:00 2022</text:p>
          </table:table-cell>
          <table:table-cell office:value-type="float" office:value="56.020820833333325">
            <text:p>56.020820833333325</text:p>
          </table:table-cell>
          <table:table-cell office:value-type="float" office:value="37.3333">
            <text:p>37.3333</text:p>
          </table:table-cell>
          <table:table-cell office:value-type="float" office:value="35.8333">
            <text:p>35.8333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16T15:00:00">
            <text:p>Sat Apr 16 15:00:00 2022</text:p>
          </table:table-cell>
          <table:table-cell office:value-type="float" office:value="56.68054166666666">
            <text:p>56.68054166666666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5.8333">
            <text:p>35.8333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9.0">
            <text:p>59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4-16T16:00:00">
            <text:p>Sat Apr 16 16:00:00 2022</text:p>
          </table:table-cell>
          <table:table-cell office:value-type="float" office:value="57.16665416666666">
            <text:p>57.16665416666666</text:p>
          </table:table-cell>
          <table:table-cell office:value-type="float" office:value="9.1667">
            <text:p>9.1667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5.8333">
            <text:p>35.8333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4-16T17:00:00">
            <text:p>Sat Apr 16 17:00:00 2022</text:p>
          </table:table-cell>
          <table:table-cell office:value-type="float" office:value="57.61804166666666">
            <text:p>57.61804166666666</text:p>
          </table:table-cell>
          <table:table-cell office:value-type="float" office:value="26.8333">
            <text:p>26.8333</text:p>
          </table:table-cell>
          <table:table-cell office:value-type="float" office:value="9.1667">
            <text:p>9.1667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5.8333">
            <text:p>35.8333</text:p>
          </table:table-cell>
          <table:table-cell office:value-type="float" office:value="42.1667">
            <text:p>42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4-16T18:00:00">
            <text:p>Sat Apr 16 18:00:00 2022</text:p>
          </table:table-cell>
          <table:table-cell office:value-type="float" office:value="58.11804166666666">
            <text:p>58.11804166666666</text:p>
          </table:table-cell>
          <table:table-cell office:value-type="float" office:value="39.8333">
            <text:p>39.8333</text:p>
          </table:table-cell>
          <table:table-cell office:value-type="float" office:value="26.8333">
            <text:p>26.8333</text:p>
          </table:table-cell>
          <table:table-cell office:value-type="float" office:value="9.1667">
            <text:p>9.1667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5.8333">
            <text:p>35.8333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2-04-16T19:00:00">
            <text:p>Sat Apr 16 19:00:00 2022</text:p>
          </table:table-cell>
          <table:table-cell office:value-type="float" office:value="58.82637499999999">
            <text:p>58.82637499999999</text:p>
          </table:table-cell>
          <table:table-cell office:value-type="float" office:value="47.8333">
            <text:p>47.8333</text:p>
          </table:table-cell>
          <table:table-cell office:value-type="float" office:value="39.8333">
            <text:p>39.8333</text:p>
          </table:table-cell>
          <table:table-cell office:value-type="float" office:value="26.8333">
            <text:p>26.8333</text:p>
          </table:table-cell>
          <table:table-cell office:value-type="float" office:value="9.1667">
            <text:p>9.1667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4-17T12:00:00">
            <text:p>Sun Apr 17 12:00:00 2022</text:p>
          </table:table-cell>
          <table:table-cell office:value-type="float" office:value="52.6111125">
            <text:p>52.6111125</text:p>
          </table:table-cell>
          <table:table-cell office:value-type="float" office:value="39.5">
            <text:p>39.5</text:p>
          </table:table-cell>
          <table:table-cell office:value-type="float" office:value="33.1667">
            <text:p>33.1667</text:p>
          </table:table-cell>
          <table:table-cell office:value-type="float" office:value="34.6667">
            <text:p>34.6667</text:p>
          </table:table-cell>
          <table:table-cell office:value-type="float" office:value="17.0">
            <text:p>17.0</text:p>
          </table:table-cell>
          <table:table-cell office:value-type="float" office:value="39.6667">
            <text:p>39.6667</text:p>
          </table:table-cell>
          <table:table-cell office:value-type="float" office:value="51.0">
            <text:p>51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17T13:00:00">
            <text:p>Sun Apr 17 13:00:00 2022</text:p>
          </table:table-cell>
          <table:table-cell office:value-type="float" office:value="53.37500416666666">
            <text:p>53.37500416666666</text:p>
          </table:table-cell>
          <table:table-cell office:value-type="float" office:value="28.8333">
            <text:p>28.8333</text:p>
          </table:table-cell>
          <table:table-cell office:value-type="float" office:value="39.5">
            <text:p>39.5</text:p>
          </table:table-cell>
          <table:table-cell office:value-type="float" office:value="33.1667">
            <text:p>33.1667</text:p>
          </table:table-cell>
          <table:table-cell office:value-type="float" office:value="34.6667">
            <text:p>34.6667</text:p>
          </table:table-cell>
          <table:table-cell office:value-type="float" office:value="17.0">
            <text:p>17.0</text:p>
          </table:table-cell>
          <table:table-cell office:value-type="float" office:value="39.6667">
            <text:p>39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7T14:00:00">
            <text:p>Sun Apr 17 14:00:00 2022</text:p>
          </table:table-cell>
          <table:table-cell office:value-type="float" office:value="53.8958375">
            <text:p>53.8958375</text:p>
          </table:table-cell>
          <table:table-cell office:value-type="float" office:value="30.1667">
            <text:p>30.1667</text:p>
          </table:table-cell>
          <table:table-cell office:value-type="float" office:value="28.8333">
            <text:p>28.8333</text:p>
          </table:table-cell>
          <table:table-cell office:value-type="float" office:value="39.5">
            <text:p>39.5</text:p>
          </table:table-cell>
          <table:table-cell office:value-type="float" office:value="33.1667">
            <text:p>33.1667</text:p>
          </table:table-cell>
          <table:table-cell office:value-type="float" office:value="34.6667">
            <text:p>34.6667</text:p>
          </table:table-cell>
          <table:table-cell office:value-type="float" office:value="17.0">
            <text:p>17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4-17T15:00:00">
            <text:p>Sun Apr 17 15:00:00 2022</text:p>
          </table:table-cell>
          <table:table-cell office:value-type="float" office:value="54.36111666666667">
            <text:p>54.36111666666667</text:p>
          </table:table-cell>
          <table:table-cell office:value-type="float" office:value="21.1667">
            <text:p>21.1667</text:p>
          </table:table-cell>
          <table:table-cell office:value-type="float" office:value="30.1667">
            <text:p>30.1667</text:p>
          </table:table-cell>
          <table:table-cell office:value-type="float" office:value="28.8333">
            <text:p>28.8333</text:p>
          </table:table-cell>
          <table:table-cell office:value-type="float" office:value="39.5">
            <text:p>39.5</text:p>
          </table:table-cell>
          <table:table-cell office:value-type="float" office:value="33.1667">
            <text:p>33.1667</text:p>
          </table:table-cell>
          <table:table-cell office:value-type="float" office:value="34.6667">
            <text:p>34.6667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2-04-17T16:00:00">
            <text:p>Sun Apr 17 16:00:00 2022</text:p>
          </table:table-cell>
          <table:table-cell office:value-type="float" office:value="54.84028333333333">
            <text:p>54.84028333333333</text:p>
          </table:table-cell>
          <table:table-cell office:value-type="float" office:value="16.0">
            <text:p>16.0</text:p>
          </table:table-cell>
          <table:table-cell office:value-type="float" office:value="21.1667">
            <text:p>21.1667</text:p>
          </table:table-cell>
          <table:table-cell office:value-type="float" office:value="30.1667">
            <text:p>30.1667</text:p>
          </table:table-cell>
          <table:table-cell office:value-type="float" office:value="28.8333">
            <text:p>28.8333</text:p>
          </table:table-cell>
          <table:table-cell office:value-type="float" office:value="39.5">
            <text:p>39.5</text:p>
          </table:table-cell>
          <table:table-cell office:value-type="float" office:value="33.1667">
            <text:p>33.1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4-17T17:00:00">
            <text:p>Sun Apr 17 17:00:00 2022</text:p>
          </table:table-cell>
          <table:table-cell office:value-type="float" office:value="55.08334166666666">
            <text:p>55.08334166666666</text:p>
          </table:table-cell>
          <table:table-cell office:value-type="float" office:value="31.6667">
            <text:p>31.6667</text:p>
          </table:table-cell>
          <table:table-cell office:value-type="float" office:value="16.0">
            <text:p>16.0</text:p>
          </table:table-cell>
          <table:table-cell office:value-type="float" office:value="21.1667">
            <text:p>21.1667</text:p>
          </table:table-cell>
          <table:table-cell office:value-type="float" office:value="30.1667">
            <text:p>30.1667</text:p>
          </table:table-cell>
          <table:table-cell office:value-type="float" office:value="28.8333">
            <text:p>28.8333</text:p>
          </table:table-cell>
          <table:table-cell office:value-type="float" office:value="39.5">
            <text:p>39.5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4-18T14:00:00">
            <text:p>Mon Apr 18 14:00:00 2022</text:p>
          </table:table-cell>
          <table:table-cell office:value-type="float" office:value="55.79861250000001">
            <text:p>55.79861250000001</text:p>
          </table:table-cell>
          <table:table-cell office:value-type="float" office:value="23.1667">
            <text:p>23.1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2.6667">
            <text:p>32.6667</text:p>
          </table:table-cell>
          <table:table-cell office:value-type="float" office:value="29.8333">
            <text:p>29.8333</text:p>
          </table:table-cell>
          <table:table-cell office:value-type="float" office:value="40.5">
            <text:p>40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4-18T15:00:00">
            <text:p>Mon Apr 18 15:00:00 2022</text:p>
          </table:table-cell>
          <table:table-cell office:value-type="float" office:value="55.86805416666667">
            <text:p>55.86805416666667</text:p>
          </table:table-cell>
          <table:table-cell office:value-type="float" office:value="25.3333">
            <text:p>25.3333</text:p>
          </table:table-cell>
          <table:table-cell office:value-type="float" office:value="23.1667">
            <text:p>23.1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2.6667">
            <text:p>32.6667</text:p>
          </table:table-cell>
          <table:table-cell office:value-type="float" office:value="29.8333">
            <text:p>29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18T16:00:00">
            <text:p>Mon Apr 18 16:00:00 2022</text:p>
          </table:table-cell>
          <table:table-cell office:value-type="float" office:value="55.7638875">
            <text:p>55.7638875</text:p>
          </table:table-cell>
          <table:table-cell office:value-type="float" office:value="15.8333">
            <text:p>15.8333</text:p>
          </table:table-cell>
          <table:table-cell office:value-type="float" office:value="25.3333">
            <text:p>25.3333</text:p>
          </table:table-cell>
          <table:table-cell office:value-type="float" office:value="23.1667">
            <text:p>23.1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2.6667">
            <text:p>32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4-18T17:00:00">
            <text:p>Mon Apr 18 17:00:00 2022</text:p>
          </table:table-cell>
          <table:table-cell office:value-type="float" office:value="55.270833333333336">
            <text:p>55.270833333333336</text:p>
          </table:table-cell>
          <table:table-cell office:value-type="float" office:value="4.5">
            <text:p>4.5</text:p>
          </table:table-cell>
          <table:table-cell office:value-type="float" office:value="15.8333">
            <text:p>15.8333</text:p>
          </table:table-cell>
          <table:table-cell office:value-type="float" office:value="25.3333">
            <text:p>25.3333</text:p>
          </table:table-cell>
          <table:table-cell office:value-type="float" office:value="23.1667">
            <text:p>23.1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04-18T18:00:00">
            <text:p>Mon Apr 18 18:00:00 2022</text:p>
          </table:table-cell>
          <table:table-cell office:value-type="float" office:value="54.65972083333333">
            <text:p>54.65972083333333</text:p>
          </table:table-cell>
          <table:table-cell office:value-type="float" office:value="36.3333">
            <text:p>36.3333</text:p>
          </table:table-cell>
          <table:table-cell office:value-type="float" office:value="4.5">
            <text:p>4.5</text:p>
          </table:table-cell>
          <table:table-cell office:value-type="float" office:value="15.8333">
            <text:p>15.8333</text:p>
          </table:table-cell>
          <table:table-cell office:value-type="float" office:value="25.3333">
            <text:p>25.3333</text:p>
          </table:table-cell>
          <table:table-cell office:value-type="float" office:value="23.1667">
            <text:p>23.1667</text:p>
          </table:table-cell>
          <table:table-cell office:value-type="float" office:value="37.3333">
            <text:p>37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4-19T12:00:00">
            <text:p>Tue Apr 19 12:00:00 2022</text:p>
          </table:table-cell>
          <table:table-cell office:value-type="float" office:value="60.263891666666666">
            <text:p>60.263891666666666</text:p>
          </table:table-cell>
          <table:table-cell office:value-type="float" office:value="51.1667">
            <text:p>51.1667</text:p>
          </table:table-cell>
          <table:table-cell office:value-type="float" office:value="24.1667">
            <text:p>24.1667</text:p>
          </table:table-cell>
          <table:table-cell office:value-type="float" office:value="36.6667">
            <text:p>36.6667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9T13:00:00">
            <text:p>Tue Apr 19 13:00:00 2022</text:p>
          </table:table-cell>
          <table:table-cell office:value-type="float" office:value="60.756949999999996">
            <text:p>60.756949999999996</text:p>
          </table:table-cell>
          <table:table-cell office:value-type="float" office:value="59.6667">
            <text:p>59.6667</text:p>
          </table:table-cell>
          <table:table-cell office:value-type="float" office:value="51.1667">
            <text:p>51.1667</text:p>
          </table:table-cell>
          <table:table-cell office:value-type="float" office:value="24.1667">
            <text:p>24.1667</text:p>
          </table:table-cell>
          <table:table-cell office:value-type="float" office:value="36.6667">
            <text:p>36.6667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19T14:00:00">
            <text:p>Tue Apr 19 14:00:00 2022</text:p>
          </table:table-cell>
          <table:table-cell office:value-type="float" office:value="61.00000833333334">
            <text:p>61.00000833333334</text:p>
          </table:table-cell>
          <table:table-cell office:value-type="float" office:value="61.8333">
            <text:p>61.8333</text:p>
          </table:table-cell>
          <table:table-cell office:value-type="float" office:value="59.6667">
            <text:p>59.6667</text:p>
          </table:table-cell>
          <table:table-cell office:value-type="float" office:value="51.1667">
            <text:p>51.1667</text:p>
          </table:table-cell>
          <table:table-cell office:value-type="float" office:value="24.1667">
            <text:p>24.1667</text:p>
          </table:table-cell>
          <table:table-cell office:value-type="float" office:value="36.6667">
            <text:p>36.6667</text:p>
          </table:table-cell>
          <table:table-cell office:value-type="float" office:value="47.5">
            <text:p>47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19T15:00:00">
            <text:p>Tue Apr 19 15:00:00 2022</text:p>
          </table:table-cell>
          <table:table-cell office:value-type="float" office:value="60.78473333333334">
            <text:p>60.78473333333334</text:p>
          </table:table-cell>
          <table:table-cell office:value-type="float" office:value="56.0">
            <text:p>56.0</text:p>
          </table:table-cell>
          <table:table-cell office:value-type="float" office:value="61.8333">
            <text:p>61.8333</text:p>
          </table:table-cell>
          <table:table-cell office:value-type="float" office:value="59.6667">
            <text:p>59.6667</text:p>
          </table:table-cell>
          <table:table-cell office:value-type="float" office:value="51.1667">
            <text:p>51.1667</text:p>
          </table:table-cell>
          <table:table-cell office:value-type="float" office:value="24.1667">
            <text:p>24.1667</text:p>
          </table:table-cell>
          <table:table-cell office:value-type="float" office:value="36.6667">
            <text:p>36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19T16:00:00">
            <text:p>Tue Apr 19 16:00:00 2022</text:p>
          </table:table-cell>
          <table:table-cell office:value-type="float" office:value="60.19445833333334">
            <text:p>60.19445833333334</text:p>
          </table:table-cell>
          <table:table-cell office:value-type="float" office:value="48.5">
            <text:p>48.5</text:p>
          </table:table-cell>
          <table:table-cell office:value-type="float" office:value="56.0">
            <text:p>56.0</text:p>
          </table:table-cell>
          <table:table-cell office:value-type="float" office:value="61.8333">
            <text:p>61.8333</text:p>
          </table:table-cell>
          <table:table-cell office:value-type="float" office:value="59.6667">
            <text:p>59.6667</text:p>
          </table:table-cell>
          <table:table-cell office:value-type="float" office:value="51.1667">
            <text:p>51.1667</text:p>
          </table:table-cell>
          <table:table-cell office:value-type="float" office:value="24.1667">
            <text:p>24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20T17:00:00">
            <text:p>Wed Apr 20 17:00:00 2022</text:p>
          </table:table-cell>
          <table:table-cell office:value-type="float" office:value="67.50000833333333">
            <text:p>67.50000833333333</text:p>
          </table:table-cell>
          <table:table-cell office:value-type="float" office:value="52.0">
            <text:p>52.0</text:p>
          </table:table-cell>
          <table:table-cell office:value-type="float" office:value="44.1667">
            <text:p>44.1667</text:p>
          </table:table-cell>
          <table:table-cell office:value-type="float" office:value="51.1667">
            <text:p>51.1667</text:p>
          </table:table-cell>
          <table:table-cell office:value-type="float" office:value="59.3333">
            <text:p>59.3333</text:p>
          </table:table-cell>
          <table:table-cell office:value-type="float" office:value="66.6667">
            <text:p>66.6667</text:p>
          </table:table-cell>
          <table:table-cell office:value-type="float" office:value="71.1667">
            <text:p>71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20T18:00:00">
            <text:p>Wed Apr 20 18:00:00 2022</text:p>
          </table:table-cell>
          <table:table-cell office:value-type="float" office:value="67.49306666666666">
            <text:p>67.49306666666666</text:p>
          </table:table-cell>
          <table:table-cell office:value-type="float" office:value="58.1667">
            <text:p>58.1667</text:p>
          </table:table-cell>
          <table:table-cell office:value-type="float" office:value="52.0">
            <text:p>52.0</text:p>
          </table:table-cell>
          <table:table-cell office:value-type="float" office:value="44.1667">
            <text:p>44.1667</text:p>
          </table:table-cell>
          <table:table-cell office:value-type="float" office:value="51.1667">
            <text:p>51.1667</text:p>
          </table:table-cell>
          <table:table-cell office:value-type="float" office:value="59.3333">
            <text:p>59.3333</text:p>
          </table:table-cell>
          <table:table-cell office:value-type="float" office:value="66.6667">
            <text:p>66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20T19:00:00">
            <text:p>Wed Apr 20 19:00:00 2022</text:p>
          </table:table-cell>
          <table:table-cell office:value-type="float" office:value="67.61112083333333">
            <text:p>67.61112083333333</text:p>
          </table:table-cell>
          <table:table-cell office:value-type="float" office:value="64.5">
            <text:p>64.5</text:p>
          </table:table-cell>
          <table:table-cell office:value-type="float" office:value="58.1667">
            <text:p>58.1667</text:p>
          </table:table-cell>
          <table:table-cell office:value-type="float" office:value="52.0">
            <text:p>52.0</text:p>
          </table:table-cell>
          <table:table-cell office:value-type="float" office:value="44.1667">
            <text:p>44.1667</text:p>
          </table:table-cell>
          <table:table-cell office:value-type="float" office:value="51.1667">
            <text:p>51.1667</text:p>
          </table:table-cell>
          <table:table-cell office:value-type="float" office:value="59.3333">
            <text:p>59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20T20:00:00">
            <text:p>Wed Apr 20 20:00:00 2022</text:p>
          </table:table-cell>
          <table:table-cell office:value-type="float" office:value="67.7777875">
            <text:p>67.7777875</text:p>
          </table:table-cell>
          <table:table-cell office:value-type="float" office:value="72.6667">
            <text:p>72.6667</text:p>
          </table:table-cell>
          <table:table-cell office:value-type="float" office:value="64.5">
            <text:p>64.5</text:p>
          </table:table-cell>
          <table:table-cell office:value-type="float" office:value="58.1667">
            <text:p>58.1667</text:p>
          </table:table-cell>
          <table:table-cell office:value-type="float" office:value="52.0">
            <text:p>52.0</text:p>
          </table:table-cell>
          <table:table-cell office:value-type="float" office:value="44.1667">
            <text:p>44.1667</text:p>
          </table:table-cell>
          <table:table-cell office:value-type="float" office:value="51.1667">
            <text:p>51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20T21:00:00">
            <text:p>Wed Apr 20 21:00:00 2022</text:p>
          </table:table-cell>
          <table:table-cell office:value-type="float" office:value="68.1250125">
            <text:p>68.1250125</text:p>
          </table:table-cell>
          <table:table-cell office:value-type="float" office:value="74.6667">
            <text:p>74.6667</text:p>
          </table:table-cell>
          <table:table-cell office:value-type="float" office:value="72.6667">
            <text:p>72.6667</text:p>
          </table:table-cell>
          <table:table-cell office:value-type="float" office:value="64.5">
            <text:p>64.5</text:p>
          </table:table-cell>
          <table:table-cell office:value-type="float" office:value="58.1667">
            <text:p>58.1667</text:p>
          </table:table-cell>
          <table:table-cell office:value-type="float" office:value="52.0">
            <text:p>52.0</text:p>
          </table:table-cell>
          <table:table-cell office:value-type="float" office:value="44.1667">
            <text:p>44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4-20T22:00:00">
            <text:p>Wed Apr 20 22:00:00 2022</text:p>
          </table:table-cell>
          <table:table-cell office:value-type="float" office:value="67.22223333333334">
            <text:p>67.22223333333334</text:p>
          </table:table-cell>
          <table:table-cell office:value-type="float" office:value="74.8333">
            <text:p>74.8333</text:p>
          </table:table-cell>
          <table:table-cell office:value-type="float" office:value="74.6667">
            <text:p>74.6667</text:p>
          </table:table-cell>
          <table:table-cell office:value-type="float" office:value="72.6667">
            <text:p>72.6667</text:p>
          </table:table-cell>
          <table:table-cell office:value-type="float" office:value="64.5">
            <text:p>64.5</text:p>
          </table:table-cell>
          <table:table-cell office:value-type="float" office:value="58.1667">
            <text:p>58.1667</text:p>
          </table:table-cell>
          <table:table-cell office:value-type="float" office:value="52.0">
            <text:p>52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21T13:00:00">
            <text:p>Thu Apr 21 13:00:00 2022</text:p>
          </table:table-cell>
          <table:table-cell office:value-type="float" office:value="57.8055625">
            <text:p>57.8055625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4-21T14:00:00">
            <text:p>Thu Apr 21 14:00:00 2022</text:p>
          </table:table-cell>
          <table:table-cell office:value-type="float" office:value="57.7083375">
            <text:p>57.7083375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21T15:00:00">
            <text:p>Thu Apr 21 15:00:00 2022</text:p>
          </table:table-cell>
          <table:table-cell office:value-type="float" office:value="57.81250416666666">
            <text:p>57.81250416666666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1T16:00:00">
            <text:p>Thu Apr 21 16:00:00 2022</text:p>
          </table:table-cell>
          <table:table-cell office:value-type="float" office:value="57.82639583333333">
            <text:p>57.82639583333333</text:p>
          </table:table-cell>
          <table:table-cell office:value-type="float" office:value="8.6667">
            <text:p>8.6667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21T17:00:00">
            <text:p>Thu Apr 21 17:00:00 2022</text:p>
          </table:table-cell>
          <table:table-cell office:value-type="float" office:value="57.819449999999996">
            <text:p>57.819449999999996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21T18:00:00">
            <text:p>Thu Apr 21 18:00:00 2022</text:p>
          </table:table-cell>
          <table:table-cell office:value-type="float" office:value="57.722225">
            <text:p>57.722225</text:p>
          </table:table-cell>
          <table:table-cell office:value-type="float" office:value="48.6667">
            <text:p>48.6667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4-22T14:00:00">
            <text:p>Fri Apr 22 14:00:00 2022</text:p>
          </table:table-cell>
          <table:table-cell office:value-type="float" office:value="59.861108333333334">
            <text:p>59.861108333333334</text:p>
          </table:table-cell>
          <table:table-cell office:value-type="float" office:value="53.0">
            <text:p>53.0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65.5">
            <text:p>65.5</text:p>
          </table:table-cell>
          <table:table-cell office:value-type="float" office:value="60.5">
            <text:p>60.5</text:p>
          </table:table-cell>
          <table:table-cell office:value-type="float" office:value="61.0">
            <text:p>61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4-22T15:00:00">
            <text:p>Fri Apr 22 15:00:00 2022</text:p>
          </table:table-cell>
          <table:table-cell office:value-type="float" office:value="59.215275">
            <text:p>59.215275</text:p>
          </table:table-cell>
          <table:table-cell office:value-type="float" office:value="22.8333">
            <text:p>22.8333</text:p>
          </table:table-cell>
          <table:table-cell office:value-type="float" office:value="53.0">
            <text:p>53.0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65.5">
            <text:p>65.5</text:p>
          </table:table-cell>
          <table:table-cell office:value-type="float" office:value="60.5">
            <text:p>60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2T16:00:00">
            <text:p>Fri Apr 22 16:00:00 2022</text:p>
          </table:table-cell>
          <table:table-cell office:value-type="float" office:value="58.7916625">
            <text:p>58.7916625</text:p>
          </table:table-cell>
          <table:table-cell office:value-type="float" office:value="30.8333">
            <text:p>30.8333</text:p>
          </table:table-cell>
          <table:table-cell office:value-type="float" office:value="22.8333">
            <text:p>22.8333</text:p>
          </table:table-cell>
          <table:table-cell office:value-type="float" office:value="53.0">
            <text:p>53.0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65.5">
            <text:p>65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4-22T17:00:00">
            <text:p>Fri Apr 22 17:00:00 2022</text:p>
          </table:table-cell>
          <table:table-cell office:value-type="float" office:value="58.69444166666667">
            <text:p>58.69444166666667</text:p>
          </table:table-cell>
          <table:table-cell office:value-type="float" office:value="41.3333">
            <text:p>41.3333</text:p>
          </table:table-cell>
          <table:table-cell office:value-type="float" office:value="30.8333">
            <text:p>30.8333</text:p>
          </table:table-cell>
          <table:table-cell office:value-type="float" office:value="22.8333">
            <text:p>22.8333</text:p>
          </table:table-cell>
          <table:table-cell office:value-type="float" office:value="53.0">
            <text:p>53.0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22T18:00:00">
            <text:p>Fri Apr 22 18:00:00 2022</text:p>
          </table:table-cell>
          <table:table-cell office:value-type="float" office:value="58.645833333333336">
            <text:p>58.645833333333336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30.8333">
            <text:p>30.8333</text:p>
          </table:table-cell>
          <table:table-cell office:value-type="float" office:value="22.8333">
            <text:p>22.8333</text:p>
          </table:table-cell>
          <table:table-cell office:value-type="float" office:value="53.0">
            <text:p>53.0</text:p>
          </table:table-cell>
          <table:table-cell office:value-type="float" office:value="45.6667">
            <text:p>45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22T19:00:00">
            <text:p>Fri Apr 22 19:00:00 2022</text:p>
          </table:table-cell>
          <table:table-cell office:value-type="float" office:value="58.777775">
            <text:p>58.777775</text:p>
          </table:table-cell>
          <table:table-cell office:value-type="float" office:value="65.5">
            <text:p>65.5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30.8333">
            <text:p>30.8333</text:p>
          </table:table-cell>
          <table:table-cell office:value-type="float" office:value="22.8333">
            <text:p>22.8333</text:p>
          </table:table-cell>
          <table:table-cell office:value-type="float" office:value="53.0">
            <text:p>53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23T15:00:00">
            <text:p>Sat Apr 23 15:00:00 2022</text:p>
          </table:table-cell>
          <table:table-cell office:value-type="float" office:value="64.77082916666667">
            <text:p>64.77082916666667</text:p>
          </table:table-cell>
          <table:table-cell office:value-type="float" office:value="51.5">
            <text:p>51.5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1.8333">
            <text:p>61.8333</text:p>
          </table:table-cell>
          <table:table-cell office:value-type="float" office:value="62.3333">
            <text:p>62.3333</text:p>
          </table:table-cell>
          <table:table-cell office:value-type="float" office:value="59.5">
            <text:p>59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23T16:00:00">
            <text:p>Sat Apr 23 16:00:00 2022</text:p>
          </table:table-cell>
          <table:table-cell office:value-type="float" office:value="64.65971666666667">
            <text:p>64.65971666666667</text:p>
          </table:table-cell>
          <table:table-cell office:value-type="float" office:value="45.6667">
            <text:p>45.6667</text:p>
          </table:table-cell>
          <table:table-cell office:value-type="float" office:value="51.5">
            <text:p>51.5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1.8333">
            <text:p>61.8333</text:p>
          </table:table-cell>
          <table:table-cell office:value-type="float" office:value="62.3333">
            <text:p>62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4-23T17:00:00">
            <text:p>Sat Apr 23 17:00:00 2022</text:p>
          </table:table-cell>
          <table:table-cell office:value-type="float" office:value="64.458325">
            <text:p>64.458325</text:p>
          </table:table-cell>
          <table:table-cell office:value-type="float" office:value="55.3333">
            <text:p>55.3333</text:p>
          </table:table-cell>
          <table:table-cell office:value-type="float" office:value="45.6667">
            <text:p>45.6667</text:p>
          </table:table-cell>
          <table:table-cell office:value-type="float" office:value="51.5">
            <text:p>51.5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23T18:00:00">
            <text:p>Sat Apr 23 18:00:00 2022</text:p>
          </table:table-cell>
          <table:table-cell office:value-type="float" office:value="64.21526666666666">
            <text:p>64.21526666666666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5.6667">
            <text:p>45.6667</text:p>
          </table:table-cell>
          <table:table-cell office:value-type="float" office:value="51.5">
            <text:p>51.5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3T19:00:00">
            <text:p>Sat Apr 23 19:00:00 2022</text:p>
          </table:table-cell>
          <table:table-cell office:value-type="float" office:value="63.4861">
            <text:p>63.4861</text:p>
          </table:table-cell>
          <table:table-cell office:value-type="float" office:value="73.5">
            <text:p>73.5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5.6667">
            <text:p>45.6667</text:p>
          </table:table-cell>
          <table:table-cell office:value-type="float" office:value="51.5">
            <text:p>51.5</text:p>
          </table:table-cell>
          <table:table-cell office:value-type="float" office:value="55.5">
            <text:p>55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4-24T11:00:00">
            <text:p>Sun Apr 24 11:00:00 2022</text:p>
          </table:table-cell>
          <table:table-cell office:value-type="float" office:value="48.215270833333335">
            <text:p>48.215270833333335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3.3333">
            <text:p>43.3333</text:p>
          </table:table-cell>
          <table:table-cell office:value-type="float" office:value="56.6667">
            <text:p>56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24T12:00:00">
            <text:p>Sun Apr 24 12:00:00 2022</text:p>
          </table:table-cell>
          <table:table-cell office:value-type="float" office:value="47.402770833333335">
            <text:p>47.402770833333335</text:p>
          </table:table-cell>
          <table:table-cell office:value-type="float" office:value="19.0">
            <text:p>19.0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3.3333">
            <text:p>43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24T13:00:00">
            <text:p>Sun Apr 24 13:00:00 2022</text:p>
          </table:table-cell>
          <table:table-cell office:value-type="float" office:value="46.812491666666666">
            <text:p>46.812491666666666</text:p>
          </table:table-cell>
          <table:table-cell office:value-type="float" office:value="15.8333">
            <text:p>15.8333</text:p>
          </table:table-cell>
          <table:table-cell office:value-type="float" office:value="19.0">
            <text:p>19.0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24T14:00:00">
            <text:p>Sun Apr 24 14:00:00 2022</text:p>
          </table:table-cell>
          <table:table-cell office:value-type="float" office:value="46.79860416666667">
            <text:p>46.79860416666667</text:p>
          </table:table-cell>
          <table:table-cell office:value-type="float" office:value="30.3333">
            <text:p>30.3333</text:p>
          </table:table-cell>
          <table:table-cell office:value-type="float" office:value="15.8333">
            <text:p>15.8333</text:p>
          </table:table-cell>
          <table:table-cell office:value-type="float" office:value="19.0">
            <text:p>19.0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  <table:table-cell office:value-type="float" office:value="30.6667">
            <text:p>30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4-24T15:00:00">
            <text:p>Sun Apr 24 15:00:00 2022</text:p>
          </table:table-cell>
          <table:table-cell office:value-type="float" office:value="47.083329166666665">
            <text:p>47.083329166666665</text:p>
          </table:table-cell>
          <table:table-cell office:value-type="float" office:value="36.8333">
            <text:p>36.8333</text:p>
          </table:table-cell>
          <table:table-cell office:value-type="float" office:value="30.3333">
            <text:p>30.3333</text:p>
          </table:table-cell>
          <table:table-cell office:value-type="float" office:value="15.8333">
            <text:p>15.8333</text:p>
          </table:table-cell>
          <table:table-cell office:value-type="float" office:value="19.0">
            <text:p>19.0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4-24T16:00:00">
            <text:p>Sun Apr 24 16:00:00 2022</text:p>
          </table:table-cell>
          <table:table-cell office:value-type="float" office:value="47.93055416666667">
            <text:p>47.93055416666667</text:p>
          </table:table-cell>
          <table:table-cell office:value-type="float" office:value="40.5">
            <text:p>40.5</text:p>
          </table:table-cell>
          <table:table-cell office:value-type="float" office:value="36.8333">
            <text:p>36.8333</text:p>
          </table:table-cell>
          <table:table-cell office:value-type="float" office:value="30.3333">
            <text:p>30.3333</text:p>
          </table:table-cell>
          <table:table-cell office:value-type="float" office:value="15.8333">
            <text:p>15.8333</text:p>
          </table:table-cell>
          <table:table-cell office:value-type="float" office:value="19.0">
            <text:p>19.0</text:p>
          </table:table-cell>
          <table:table-cell office:value-type="float" office:value="11.0">
            <text:p>11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4-25T13:00:00">
            <text:p>Mon Apr 25 13:00:00 2022</text:p>
          </table:table-cell>
          <table:table-cell office:value-type="float" office:value="45.36805833333333">
            <text:p>45.36805833333333</text:p>
          </table:table-cell>
          <table:table-cell office:value-type="float" office:value="23.8333">
            <text:p>23.8333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25T14:00:00">
            <text:p>Mon Apr 25 14:00:00 2022</text:p>
          </table:table-cell>
          <table:table-cell office:value-type="float" office:value="44.972225">
            <text:p>44.972225</text:p>
          </table:table-cell>
          <table:table-cell office:value-type="float" office:value="23.6667">
            <text:p>23.6667</text:p>
          </table:table-cell>
          <table:table-cell office:value-type="float" office:value="23.8333">
            <text:p>23.8333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25T15:00:00">
            <text:p>Mon Apr 25 15:00:00 2022</text:p>
          </table:table-cell>
          <table:table-cell office:value-type="float" office:value="45.083333333333336">
            <text:p>45.083333333333336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23.8333">
            <text:p>23.8333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25T16:00:00">
            <text:p>Mon Apr 25 16:00:00 2022</text:p>
          </table:table-cell>
          <table:table-cell office:value-type="float" office:value="45.458333333333336">
            <text:p>45.458333333333336</text:p>
          </table:table-cell>
          <table:table-cell office:value-type="float" office:value="5.3333">
            <text:p>5.3333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23.8333">
            <text:p>23.8333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4-25T17:00:00">
            <text:p>Mon Apr 25 17:00:00 2022</text:p>
          </table:table-cell>
          <table:table-cell office:value-type="float" office:value="45.80555416666667">
            <text:p>45.80555416666667</text:p>
          </table:table-cell>
          <table:table-cell office:value-type="float" office:value="23.1667">
            <text:p>23.1667</text:p>
          </table:table-cell>
          <table:table-cell office:value-type="float" office:value="5.3333">
            <text:p>5.3333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23.8333">
            <text:p>23.8333</text:p>
          </table:table-cell>
          <table:table-cell office:value-type="float" office:value="27.1667">
            <text:p>27.166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4-26T14:00:00">
            <text:p>Tue Apr 26 14:00:00 2022</text:p>
          </table:table-cell>
          <table:table-cell office:value-type="float" office:value="51.34722083333333">
            <text:p>51.34722083333333</text:p>
          </table:table-cell>
          <table:table-cell office:value-type="float" office:value="6.5">
            <text:p>6.5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5.6667">
            <text:p>35.6667</text:p>
          </table:table-cell>
          <table:table-cell office:value-type="float" office:value="33.5">
            <text:p>33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26T15:00:00">
            <text:p>Tue Apr 26 15:00:00 2022</text:p>
          </table:table-cell>
          <table:table-cell office:value-type="float" office:value="51.458333333333336">
            <text:p>51.458333333333336</text:p>
          </table:table-cell>
          <table:table-cell office:value-type="float" office:value="4.0">
            <text:p>4.0</text:p>
          </table:table-cell>
          <table:table-cell office:value-type="float" office:value="6.5">
            <text:p>6.5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5.6667">
            <text:p>35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4-26T16:00:00">
            <text:p>Tue Apr 26 16:00:00 2022</text:p>
          </table:table-cell>
          <table:table-cell office:value-type="float" office:value="51.048608333333334">
            <text:p>51.048608333333334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6.5">
            <text:p>6.5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4-26T17:00:00">
            <text:p>Tue Apr 26 17:00:00 2022</text:p>
          </table:table-cell>
          <table:table-cell office:value-type="float" office:value="50.55555416666667">
            <text:p>50.55555416666667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6.5">
            <text:p>6.5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26T18:00:00">
            <text:p>Tue Apr 26 18:00:00 2022</text:p>
          </table:table-cell>
          <table:table-cell office:value-type="float" office:value="50.19444166666667">
            <text:p>50.19444166666667</text:p>
          </table:table-cell>
          <table:table-cell office:value-type="float" office:value="19.6667">
            <text:p>19.6667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6.5">
            <text:p>6.5</text:p>
          </table:table-cell>
          <table:table-cell office:value-type="float" office:value="33.5">
            <text:p>33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27T13:00:00">
            <text:p>Wed Apr 27 13:00:00 2022</text:p>
          </table:table-cell>
          <table:table-cell office:value-type="float" office:value="49.527787499999995">
            <text:p>49.527787499999995</text:p>
          </table:table-cell>
          <table:table-cell office:value-type="float" office:value="24.6667">
            <text:p>24.6667</text:p>
          </table:table-cell>
          <table:table-cell office:value-type="float" office:value="22.6667">
            <text:p>22.6667</text:p>
          </table:table-cell>
          <table:table-cell office:value-type="float" office:value="33.3333">
            <text:p>33.3333</text:p>
          </table:table-cell>
          <table:table-cell office:value-type="float" office:value="33.3333">
            <text:p>33.3333</text:p>
          </table:table-cell>
          <table:table-cell office:value-type="float" office:value="35.1667">
            <text:p>35.1667</text:p>
          </table:table-cell>
          <table:table-cell office:value-type="float" office:value="30.1667">
            <text:p>30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4-27T14:00:00">
            <text:p>Wed Apr 27 14:00:00 2022</text:p>
          </table:table-cell>
          <table:table-cell office:value-type="float" office:value="48.79862083333333">
            <text:p>48.79862083333333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22.6667">
            <text:p>22.6667</text:p>
          </table:table-cell>
          <table:table-cell office:value-type="float" office:value="33.3333">
            <text:p>33.3333</text:p>
          </table:table-cell>
          <table:table-cell office:value-type="float" office:value="33.3333">
            <text:p>33.3333</text:p>
          </table:table-cell>
          <table:table-cell office:value-type="float" office:value="35.1667">
            <text:p>35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27T15:00:00">
            <text:p>Wed Apr 27 15:00:00 2022</text:p>
          </table:table-cell>
          <table:table-cell office:value-type="float" office:value="48.13195416666667">
            <text:p>48.13195416666667</text:p>
          </table:table-cell>
          <table:table-cell office:value-type="float" office:value="38.6667">
            <text:p>38.6667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22.6667">
            <text:p>22.6667</text:p>
          </table:table-cell>
          <table:table-cell office:value-type="float" office:value="33.3333">
            <text:p>33.3333</text:p>
          </table:table-cell>
          <table:table-cell office:value-type="float" office:value="33.3333">
            <text:p>33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4-27T16:00:00">
            <text:p>Wed Apr 27 16:00:00 2022</text:p>
          </table:table-cell>
          <table:table-cell office:value-type="float" office:value="47.63195416666667">
            <text:p>47.63195416666667</text:p>
          </table:table-cell>
          <table:table-cell office:value-type="float" office:value="26.0">
            <text:p>26.0</text:p>
          </table:table-cell>
          <table:table-cell office:value-type="float" office:value="38.6667">
            <text:p>38.6667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22.6667">
            <text:p>22.6667</text:p>
          </table:table-cell>
          <table:table-cell office:value-type="float" office:value="33.3333">
            <text:p>33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27T17:00:00">
            <text:p>Wed Apr 27 17:00:00 2022</text:p>
          </table:table-cell>
          <table:table-cell office:value-type="float" office:value="47.3889">
            <text:p>47.3889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38.6667">
            <text:p>38.6667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22.6667">
            <text:p>22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4-27T18:00:00">
            <text:p>Wed Apr 27 18:00:00 2022</text:p>
          </table:table-cell>
          <table:table-cell office:value-type="float" office:value="47.25695416666667">
            <text:p>47.25695416666667</text:p>
          </table:table-cell>
          <table:table-cell office:value-type="float" office:value="23.6667">
            <text:p>23.6667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38.6667">
            <text:p>38.6667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4-28T13:00:00">
            <text:p>Thu Apr 28 13:00:00 2022</text:p>
          </table:table-cell>
          <table:table-cell office:value-type="float" office:value="45.48610416666667">
            <text:p>45.48610416666667</text:p>
          </table:table-cell>
          <table:table-cell office:value-type="float" office:value="17.5">
            <text:p>17.5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  <table:table-cell office:value-type="float" office:value="31.3333">
            <text:p>31.3333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4-28T14:00:00">
            <text:p>Thu Apr 28 14:00:00 2022</text:p>
          </table:table-cell>
          <table:table-cell office:value-type="float" office:value="45.72915833333334">
            <text:p>45.72915833333334</text:p>
          </table:table-cell>
          <table:table-cell office:value-type="float" office:value="3.1667">
            <text:p>3.1667</text:p>
          </table:table-cell>
          <table:table-cell office:value-type="float" office:value="17.5">
            <text:p>17.5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  <table:table-cell office:value-type="float" office:value="31.3333">
            <text:p>31.3333</text:p>
          </table:table-cell>
          <table:table-cell office:value-type="float" office:value="31.1667">
            <text:p>31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4-28T15:00:00">
            <text:p>Thu Apr 28 15:00:00 2022</text:p>
          </table:table-cell>
          <table:table-cell office:value-type="float" office:value="45.972212500000005">
            <text:p>45.97221250000000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7.5">
            <text:p>17.5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  <table:table-cell office:value-type="float" office:value="31.3333">
            <text:p>31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28T16:00:00">
            <text:p>Thu Apr 28 16:00:00 2022</text:p>
          </table:table-cell>
          <table:table-cell office:value-type="float" office:value="46.29165833333334">
            <text:p>46.29165833333334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7.5">
            <text:p>17.5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4-28T17:00:00">
            <text:p>Thu Apr 28 17:00:00 2022</text:p>
          </table:table-cell>
          <table:table-cell office:value-type="float" office:value="46.499991666666666">
            <text:p>46.499991666666666</text:p>
          </table:table-cell>
          <table:table-cell office:value-type="float" office:value="27.3333">
            <text:p>27.3333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7.5">
            <text:p>17.5</text:p>
          </table:table-cell>
          <table:table-cell office:value-type="float" office:value="29.6667">
            <text:p>29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04-28T18:00:00">
            <text:p>Thu Apr 28 18:00:00 2022</text:p>
          </table:table-cell>
          <table:table-cell office:value-type="float" office:value="46.493050000000004">
            <text:p>46.493050000000004</text:p>
          </table:table-cell>
          <table:table-cell office:value-type="float" office:value="40.8333">
            <text:p>40.8333</text:p>
          </table:table-cell>
          <table:table-cell office:value-type="float" office:value="27.3333">
            <text:p>27.3333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7.5">
            <text:p>17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4-29T13:00:00">
            <text:p>Fri Apr 29 13:00:00 2022</text:p>
          </table:table-cell>
          <table:table-cell office:value-type="float" office:value="58.569449999999996">
            <text:p>58.569449999999996</text:p>
          </table:table-cell>
          <table:table-cell office:value-type="float" office:value="54.6667">
            <text:p>54.6667</text:p>
          </table:table-cell>
          <table:table-cell office:value-type="float" office:value="49.8333">
            <text:p>49.8333</text:p>
          </table:table-cell>
          <table:table-cell office:value-type="float" office:value="54.5">
            <text:p>54.5</text:p>
          </table:table-cell>
          <table:table-cell office:value-type="float" office:value="49.5">
            <text:p>49.5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9T14:00:00">
            <text:p>Fri Apr 29 14:00:00 2022</text:p>
          </table:table-cell>
          <table:table-cell office:value-type="float" office:value="58.729175">
            <text:p>58.729175</text:p>
          </table:table-cell>
          <table:table-cell office:value-type="float" office:value="50.5">
            <text:p>50.5</text:p>
          </table:table-cell>
          <table:table-cell office:value-type="float" office:value="54.6667">
            <text:p>54.6667</text:p>
          </table:table-cell>
          <table:table-cell office:value-type="float" office:value="49.8333">
            <text:p>49.8333</text:p>
          </table:table-cell>
          <table:table-cell office:value-type="float" office:value="54.5">
            <text:p>54.5</text:p>
          </table:table-cell>
          <table:table-cell office:value-type="float" office:value="49.5">
            <text:p>49.5</text:p>
          </table:table-cell>
          <table:table-cell office:value-type="float" office:value="54.6667">
            <text:p>54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4-29T15:00:00">
            <text:p>Fri Apr 29 15:00:00 2022</text:p>
          </table:table-cell>
          <table:table-cell office:value-type="float" office:value="58.687508333333334">
            <text:p>58.687508333333334</text:p>
          </table:table-cell>
          <table:table-cell office:value-type="float" office:value="37.6667">
            <text:p>37.6667</text:p>
          </table:table-cell>
          <table:table-cell office:value-type="float" office:value="50.5">
            <text:p>50.5</text:p>
          </table:table-cell>
          <table:table-cell office:value-type="float" office:value="54.6667">
            <text:p>54.6667</text:p>
          </table:table-cell>
          <table:table-cell office:value-type="float" office:value="49.8333">
            <text:p>49.8333</text:p>
          </table:table-cell>
          <table:table-cell office:value-type="float" office:value="54.5">
            <text:p>54.5</text:p>
          </table:table-cell>
          <table:table-cell office:value-type="float" office:value="49.5">
            <text:p>49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4-29T16:00:00">
            <text:p>Fri Apr 29 16:00:00 2022</text:p>
          </table:table-cell>
          <table:table-cell office:value-type="float" office:value="58.54862083333333">
            <text:p>58.54862083333333</text:p>
          </table:table-cell>
          <table:table-cell office:value-type="float" office:value="31.8333">
            <text:p>31.8333</text:p>
          </table:table-cell>
          <table:table-cell office:value-type="float" office:value="37.6667">
            <text:p>37.6667</text:p>
          </table:table-cell>
          <table:table-cell office:value-type="float" office:value="50.5">
            <text:p>50.5</text:p>
          </table:table-cell>
          <table:table-cell office:value-type="float" office:value="54.6667">
            <text:p>54.6667</text:p>
          </table:table-cell>
          <table:table-cell office:value-type="float" office:value="49.8333">
            <text:p>49.8333</text:p>
          </table:table-cell>
          <table:table-cell office:value-type="float" office:value="54.5">
            <text:p>54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4-29T17:00:00">
            <text:p>Fri Apr 29 17:00:00 2022</text:p>
          </table:table-cell>
          <table:table-cell office:value-type="float" office:value="58.36112083333333">
            <text:p>58.36112083333333</text:p>
          </table:table-cell>
          <table:table-cell office:value-type="float" office:value="43.0">
            <text:p>43.0</text:p>
          </table:table-cell>
          <table:table-cell office:value-type="float" office:value="31.8333">
            <text:p>31.8333</text:p>
          </table:table-cell>
          <table:table-cell office:value-type="float" office:value="37.6667">
            <text:p>37.6667</text:p>
          </table:table-cell>
          <table:table-cell office:value-type="float" office:value="50.5">
            <text:p>50.5</text:p>
          </table:table-cell>
          <table:table-cell office:value-type="float" office:value="54.6667">
            <text:p>54.6667</text:p>
          </table:table-cell>
          <table:table-cell office:value-type="float" office:value="49.8333">
            <text:p>49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4-30T14:00:00">
            <text:p>Sat Apr 30 14:00:00 2022</text:p>
          </table:table-cell>
          <table:table-cell office:value-type="float" office:value="60.416670833333335">
            <text:p>60.416670833333335</text:p>
          </table:table-cell>
          <table:table-cell office:value-type="float" office:value="36.1667">
            <text:p>36.1667</text:p>
          </table:table-cell>
          <table:table-cell office:value-type="float" office:value="44.0">
            <text:p>44.0</text:p>
          </table:table-cell>
          <table:table-cell office:value-type="float" office:value="54.5">
            <text:p>54.5</text:p>
          </table:table-cell>
          <table:table-cell office:value-type="float" office:value="62.0">
            <text:p>62.0</text:p>
          </table:table-cell>
          <table:table-cell office:value-type="float" office:value="64.8333">
            <text:p>64.8333</text:p>
          </table:table-cell>
          <table:table-cell office:value-type="float" office:value="69.5">
            <text:p>69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4-30T15:00:00">
            <text:p>Sat Apr 30 15:00:00 2022</text:p>
          </table:table-cell>
          <table:table-cell office:value-type="float" office:value="61.1458375">
            <text:p>61.1458375</text:p>
          </table:table-cell>
          <table:table-cell office:value-type="float" office:value="26.5">
            <text:p>26.5</text:p>
          </table:table-cell>
          <table:table-cell office:value-type="float" office:value="36.1667">
            <text:p>36.1667</text:p>
          </table:table-cell>
          <table:table-cell office:value-type="float" office:value="44.0">
            <text:p>44.0</text:p>
          </table:table-cell>
          <table:table-cell office:value-type="float" office:value="54.5">
            <text:p>54.5</text:p>
          </table:table-cell>
          <table:table-cell office:value-type="float" office:value="62.0">
            <text:p>62.0</text:p>
          </table:table-cell>
          <table:table-cell office:value-type="float" office:value="64.8333">
            <text:p>64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4-30T16:00:00">
            <text:p>Sat Apr 30 16:00:00 2022</text:p>
          </table:table-cell>
          <table:table-cell office:value-type="float" office:value="62.222225">
            <text:p>62.222225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  <table:table-cell office:value-type="float" office:value="36.1667">
            <text:p>36.1667</text:p>
          </table:table-cell>
          <table:table-cell office:value-type="float" office:value="44.0">
            <text:p>44.0</text:p>
          </table:table-cell>
          <table:table-cell office:value-type="float" office:value="54.5">
            <text:p>54.5</text:p>
          </table:table-cell>
          <table:table-cell office:value-type="float" office:value="62.0">
            <text:p>62.0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4-30T17:00:00">
            <text:p>Sat Apr 30 17:00:00 2022</text:p>
          </table:table-cell>
          <table:table-cell office:value-type="float" office:value="63.1875">
            <text:p>63.1875</text:p>
          </table:table-cell>
          <table:table-cell office:value-type="float" office:value="43.3333">
            <text:p>43.3333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  <table:table-cell office:value-type="float" office:value="36.1667">
            <text:p>36.1667</text:p>
          </table:table-cell>
          <table:table-cell office:value-type="float" office:value="44.0">
            <text:p>44.0</text:p>
          </table:table-cell>
          <table:table-cell office:value-type="float" office:value="54.5">
            <text:p>54.5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4-30T18:00:00">
            <text:p>Sat Apr 30 18:00:00 2022</text:p>
          </table:table-cell>
          <table:table-cell office:value-type="float" office:value="63.88194583333333">
            <text:p>63.88194583333333</text:p>
          </table:table-cell>
          <table:table-cell office:value-type="float" office:value="53.6667">
            <text:p>53.6667</text:p>
          </table:table-cell>
          <table:table-cell office:value-type="float" office:value="43.3333">
            <text:p>43.3333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  <table:table-cell office:value-type="float" office:value="36.1667">
            <text:p>36.1667</text:p>
          </table:table-cell>
          <table:table-cell office:value-type="float" office:value="44.0">
            <text:p>44.0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5-01T12:00:00">
            <text:p>Sun May  1 12:00:00 2022</text:p>
          </table:table-cell>
          <table:table-cell office:value-type="float" office:value="65.4236125">
            <text:p>65.4236125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51.0">
            <text:p>51.0</text:p>
          </table:table-cell>
          <table:table-cell office:value-type="float" office:value="59.5">
            <text:p>59.5</text:p>
          </table:table-cell>
          <table:table-cell office:value-type="float" office:value="62.0">
            <text:p>62.0</text:p>
          </table:table-cell>
          <table:table-cell office:value-type="float" office:value="58.0">
            <text:p>58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5-01T13:00:00">
            <text:p>Sun May  1 13:00:00 2022</text:p>
          </table:table-cell>
          <table:table-cell office:value-type="float" office:value="65.24305833333334">
            <text:p>65.24305833333334</text:p>
          </table:table-cell>
          <table:table-cell office:value-type="float" office:value="46.1667">
            <text:p>46.1667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51.0">
            <text:p>51.0</text:p>
          </table:table-cell>
          <table:table-cell office:value-type="float" office:value="59.5">
            <text:p>59.5</text:p>
          </table:table-cell>
          <table:table-cell office:value-type="float" office:value="62.0">
            <text:p>62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5-01T14:00:00">
            <text:p>Sun May  1 14:00:00 2022</text:p>
          </table:table-cell>
          <table:table-cell office:value-type="float" office:value="65.36805833333334">
            <text:p>65.36805833333334</text:p>
          </table:table-cell>
          <table:table-cell office:value-type="float" office:value="32.5">
            <text:p>32.5</text:p>
          </table:table-cell>
          <table:table-cell office:value-type="float" office:value="46.1667">
            <text:p>46.1667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51.0">
            <text:p>51.0</text:p>
          </table:table-cell>
          <table:table-cell office:value-type="float" office:value="59.5">
            <text:p>59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5-01T15:00:00">
            <text:p>Sun May  1 15:00:00 2022</text:p>
          </table:table-cell>
          <table:table-cell office:value-type="float" office:value="65.36805833333334">
            <text:p>65.36805833333334</text:p>
          </table:table-cell>
          <table:table-cell office:value-type="float" office:value="29.1667">
            <text:p>29.1667</text:p>
          </table:table-cell>
          <table:table-cell office:value-type="float" office:value="32.5">
            <text:p>32.5</text:p>
          </table:table-cell>
          <table:table-cell office:value-type="float" office:value="46.1667">
            <text:p>46.1667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51.0">
            <text:p>51.0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5-01T16:00:00">
            <text:p>Sun May  1 16:00:00 2022</text:p>
          </table:table-cell>
          <table:table-cell office:value-type="float" office:value="64.97917083333334">
            <text:p>64.97917083333334</text:p>
          </table:table-cell>
          <table:table-cell office:value-type="float" office:value="35.5">
            <text:p>35.5</text:p>
          </table:table-cell>
          <table:table-cell office:value-type="float" office:value="29.1667">
            <text:p>29.1667</text:p>
          </table:table-cell>
          <table:table-cell office:value-type="float" office:value="32.5">
            <text:p>32.5</text:p>
          </table:table-cell>
          <table:table-cell office:value-type="float" office:value="46.1667">
            <text:p>46.1667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5-01T17:00:00">
            <text:p>Sun May  1 17:00:00 2022</text:p>
          </table:table-cell>
          <table:table-cell office:value-type="float" office:value="64.50695">
            <text:p>64.50695</text:p>
          </table:table-cell>
          <table:table-cell office:value-type="float" office:value="51.8333">
            <text:p>51.8333</text:p>
          </table:table-cell>
          <table:table-cell office:value-type="float" office:value="35.5">
            <text:p>35.5</text:p>
          </table:table-cell>
          <table:table-cell office:value-type="float" office:value="29.1667">
            <text:p>29.1667</text:p>
          </table:table-cell>
          <table:table-cell office:value-type="float" office:value="32.5">
            <text:p>32.5</text:p>
          </table:table-cell>
          <table:table-cell office:value-type="float" office:value="46.1667">
            <text:p>46.1667</text:p>
          </table:table-cell>
          <table:table-cell office:value-type="float" office:value="43.5">
            <text:p>43.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5-01T18:00:00">
            <text:p>Sun May  1 18:00:00 2022</text:p>
          </table:table-cell>
          <table:table-cell office:value-type="float" office:value="63.96528333333334">
            <text:p>63.96528333333334</text:p>
          </table:table-cell>
          <table:table-cell office:value-type="float" office:value="61.5">
            <text:p>61.5</text:p>
          </table:table-cell>
          <table:table-cell office:value-type="float" office:value="51.8333">
            <text:p>51.8333</text:p>
          </table:table-cell>
          <table:table-cell office:value-type="float" office:value="35.5">
            <text:p>35.5</text:p>
          </table:table-cell>
          <table:table-cell office:value-type="float" office:value="29.1667">
            <text:p>29.1667</text:p>
          </table:table-cell>
          <table:table-cell office:value-type="float" office:value="32.5">
            <text:p>32.5</text:p>
          </table:table-cell>
          <table:table-cell office:value-type="float" office:value="46.1667">
            <text:p>46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5-02T12:00:00">
            <text:p>Mon May  2 12:00:00 2022</text:p>
          </table:table-cell>
          <table:table-cell office:value-type="float" office:value="66.32638333333333">
            <text:p>66.32638333333333</text:p>
          </table:table-cell>
          <table:table-cell office:value-type="float" office:value="56.5">
            <text:p>56.5</text:p>
          </table:table-cell>
          <table:table-cell office:value-type="float" office:value="60.8333">
            <text:p>60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02T13:00:00">
            <text:p>Mon May  2 13:00:00 2022</text:p>
          </table:table-cell>
          <table:table-cell office:value-type="float" office:value="66.59721666666667">
            <text:p>66.59721666666667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60.8333">
            <text:p>60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52.6667">
            <text:p>52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02T14:00:00">
            <text:p>Mon May  2 14:00:00 2022</text:p>
          </table:table-cell>
          <table:table-cell office:value-type="float" office:value="66.37499583333333">
            <text:p>66.37499583333333</text:p>
          </table:table-cell>
          <table:table-cell office:value-type="float" office:value="56.5">
            <text:p>56.5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60.8333">
            <text:p>60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5-02T15:00:00">
            <text:p>Mon May  2 15:00:00 2022</text:p>
          </table:table-cell>
          <table:table-cell office:value-type="float" office:value="65.83332916666667">
            <text:p>65.83332916666667</text:p>
          </table:table-cell>
          <table:table-cell office:value-type="float" office:value="44.1667">
            <text:p>44.1667</text:p>
          </table:table-cell>
          <table:table-cell office:value-type="float" office:value="56.5">
            <text:p>56.5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60.8333">
            <text:p>60.8333</text:p>
          </table:table-cell>
          <table:table-cell office:value-type="float" office:value="63.1667">
            <text:p>63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5-02T16:00:00">
            <text:p>Mon May  2 16:00:00 2022</text:p>
          </table:table-cell>
          <table:table-cell office:value-type="float" office:value="64.8541625">
            <text:p>64.8541625</text:p>
          </table:table-cell>
          <table:table-cell office:value-type="float" office:value="39.3333">
            <text:p>39.3333</text:p>
          </table:table-cell>
          <table:table-cell office:value-type="float" office:value="44.1667">
            <text:p>44.1667</text:p>
          </table:table-cell>
          <table:table-cell office:value-type="float" office:value="56.5">
            <text:p>56.5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02T17:00:00">
            <text:p>Mon May  2 17:00:00 2022</text:p>
          </table:table-cell>
          <table:table-cell office:value-type="float" office:value="63.62499583333332">
            <text:p>63.62499583333332</text:p>
          </table:table-cell>
          <table:table-cell office:value-type="float" office:value="44.0">
            <text:p>44.0</text:p>
          </table:table-cell>
          <table:table-cell office:value-type="float" office:value="39.3333">
            <text:p>39.3333</text:p>
          </table:table-cell>
          <table:table-cell office:value-type="float" office:value="44.1667">
            <text:p>44.1667</text:p>
          </table:table-cell>
          <table:table-cell office:value-type="float" office:value="56.5">
            <text:p>56.5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5-02T18:00:00">
            <text:p>Mon May  2 18:00:00 2022</text:p>
          </table:table-cell>
          <table:table-cell office:value-type="float" office:value="62.68054999999999">
            <text:p>62.68054999999999</text:p>
          </table:table-cell>
          <table:table-cell office:value-type="float" office:value="69.8333">
            <text:p>69.8333</text:p>
          </table:table-cell>
          <table:table-cell office:value-type="float" office:value="44.0">
            <text:p>44.0</text:p>
          </table:table-cell>
          <table:table-cell office:value-type="float" office:value="39.3333">
            <text:p>39.3333</text:p>
          </table:table-cell>
          <table:table-cell office:value-type="float" office:value="44.1667">
            <text:p>44.1667</text:p>
          </table:table-cell>
          <table:table-cell office:value-type="float" office:value="56.5">
            <text:p>56.5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5-03T10:00:00">
            <text:p>Tue May  3 10:00:00 2022</text:p>
          </table:table-cell>
          <table:table-cell office:value-type="float" office:value="44.92360416666667">
            <text:p>44.92360416666667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37.1667">
            <text:p>37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5-03T11:00:00">
            <text:p>Tue May  3 11:00:00 2022</text:p>
          </table:table-cell>
          <table:table-cell office:value-type="float" office:value="43.465270833333335">
            <text:p>43.465270833333335</text:p>
          </table:table-cell>
          <table:table-cell office:value-type="float" office:value="17.5">
            <text:p>17.5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5-03T12:00:00">
            <text:p>Tue May  3 12:00:00 2022</text:p>
          </table:table-cell>
          <table:table-cell office:value-type="float" office:value="42.743050000000004">
            <text:p>42.743050000000004</text:p>
          </table:table-cell>
          <table:table-cell office:value-type="float" office:value="16.8333">
            <text:p>16.8333</text:p>
          </table:table-cell>
          <table:table-cell office:value-type="float" office:value="17.5">
            <text:p>17.5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3T13:00:00">
            <text:p>Tue May  3 13:00:00 2022</text:p>
          </table:table-cell>
          <table:table-cell office:value-type="float" office:value="42.34721666666666">
            <text:p>42.34721666666666</text:p>
          </table:table-cell>
          <table:table-cell office:value-type="float" office:value="23.1667">
            <text:p>23.1667</text:p>
          </table:table-cell>
          <table:table-cell office:value-type="float" office:value="16.8333">
            <text:p>16.8333</text:p>
          </table:table-cell>
          <table:table-cell office:value-type="float" office:value="17.5">
            <text:p>17.5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5-03T14:00:00">
            <text:p>Tue May  3 14:00:00 2022</text:p>
          </table:table-cell>
          <table:table-cell office:value-type="float" office:value="42.083324999999995">
            <text:p>42.083324999999995</text:p>
          </table:table-cell>
          <table:table-cell office:value-type="float" office:value="27.8333">
            <text:p>27.8333</text:p>
          </table:table-cell>
          <table:table-cell office:value-type="float" office:value="23.1667">
            <text:p>23.1667</text:p>
          </table:table-cell>
          <table:table-cell office:value-type="float" office:value="16.8333">
            <text:p>16.8333</text:p>
          </table:table-cell>
          <table:table-cell office:value-type="float" office:value="17.5">
            <text:p>17.5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03T15:00:00">
            <text:p>Tue May  3 15:00:00 2022</text:p>
          </table:table-cell>
          <table:table-cell office:value-type="float" office:value="42.16665833333334">
            <text:p>42.16665833333334</text:p>
          </table:table-cell>
          <table:table-cell office:value-type="float" office:value="40.3333">
            <text:p>40.3333</text:p>
          </table:table-cell>
          <table:table-cell office:value-type="float" office:value="27.8333">
            <text:p>27.8333</text:p>
          </table:table-cell>
          <table:table-cell office:value-type="float" office:value="23.1667">
            <text:p>23.1667</text:p>
          </table:table-cell>
          <table:table-cell office:value-type="float" office:value="16.8333">
            <text:p>16.8333</text:p>
          </table:table-cell>
          <table:table-cell office:value-type="float" office:value="17.5">
            <text:p>17.5</text:p>
          </table:table-cell>
          <table:table-cell office:value-type="float" office:value="24.5">
            <text:p>24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5-03T16:00:00">
            <text:p>Tue May  3 16:00:00 2022</text:p>
          </table:table-cell>
          <table:table-cell office:value-type="float" office:value="42.71526666666666">
            <text:p>42.71526666666666</text:p>
          </table:table-cell>
          <table:table-cell office:value-type="float" office:value="8.0">
            <text:p>8.0</text:p>
          </table:table-cell>
          <table:table-cell office:value-type="float" office:value="40.3333">
            <text:p>40.3333</text:p>
          </table:table-cell>
          <table:table-cell office:value-type="float" office:value="27.8333">
            <text:p>27.8333</text:p>
          </table:table-cell>
          <table:table-cell office:value-type="float" office:value="23.1667">
            <text:p>23.1667</text:p>
          </table:table-cell>
          <table:table-cell office:value-type="float" office:value="16.8333">
            <text:p>16.8333</text:p>
          </table:table-cell>
          <table:table-cell office:value-type="float" office:value="17.5">
            <text:p>17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5-04T12:00:00">
            <text:p>Wed May  4 12:00:00 2022</text:p>
          </table:table-cell>
          <table:table-cell office:value-type="float" office:value="49.42360833333333">
            <text:p>49.42360833333333</text:p>
          </table:table-cell>
          <table:table-cell office:value-type="float" office:value="25.3333">
            <text:p>25.3333</text:p>
          </table:table-cell>
          <table:table-cell office:value-type="float" office:value="23.8333">
            <text:p>23.8333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04T13:00:00">
            <text:p>Wed May  4 13:00:00 2022</text:p>
          </table:table-cell>
          <table:table-cell office:value-type="float" office:value="48.88888749999999">
            <text:p>48.88888749999999</text:p>
          </table:table-cell>
          <table:table-cell office:value-type="float" office:value="27.5">
            <text:p>27.5</text:p>
          </table:table-cell>
          <table:table-cell office:value-type="float" office:value="25.3333">
            <text:p>25.3333</text:p>
          </table:table-cell>
          <table:table-cell office:value-type="float" office:value="23.8333">
            <text:p>23.8333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8333">
            <text:p>41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5-04T14:00:00">
            <text:p>Wed May  4 14:00:00 2022</text:p>
          </table:table-cell>
          <table:table-cell office:value-type="float" office:value="48.583333333333336">
            <text:p>48.583333333333336</text:p>
          </table:table-cell>
          <table:table-cell office:value-type="float" office:value="18.3333">
            <text:p>18.3333</text:p>
          </table:table-cell>
          <table:table-cell office:value-type="float" office:value="27.5">
            <text:p>27.5</text:p>
          </table:table-cell>
          <table:table-cell office:value-type="float" office:value="25.3333">
            <text:p>25.3333</text:p>
          </table:table-cell>
          <table:table-cell office:value-type="float" office:value="23.8333">
            <text:p>23.8333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5-04T15:00:00">
            <text:p>Wed May  4 15:00:00 2022</text:p>
          </table:table-cell>
          <table:table-cell office:value-type="float" office:value="48.23611250000001">
            <text:p>48.23611250000001</text:p>
          </table:table-cell>
          <table:table-cell office:value-type="float" office:value="10.6667">
            <text:p>10.6667</text:p>
          </table:table-cell>
          <table:table-cell office:value-type="float" office:value="18.3333">
            <text:p>18.3333</text:p>
          </table:table-cell>
          <table:table-cell office:value-type="float" office:value="27.5">
            <text:p>27.5</text:p>
          </table:table-cell>
          <table:table-cell office:value-type="float" office:value="25.3333">
            <text:p>25.3333</text:p>
          </table:table-cell>
          <table:table-cell office:value-type="float" office:value="23.8333">
            <text:p>23.8333</text:p>
          </table:table-cell>
          <table:table-cell office:value-type="float" office:value="28.1667">
            <text:p>28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5-04T16:00:00">
            <text:p>Wed May  4 16:00:00 2022</text:p>
          </table:table-cell>
          <table:table-cell office:value-type="float" office:value="47.81250416666668">
            <text:p>47.81250416666668</text:p>
          </table:table-cell>
          <table:table-cell office:value-type="float" office:value="21.6667">
            <text:p>21.6667</text:p>
          </table:table-cell>
          <table:table-cell office:value-type="float" office:value="10.6667">
            <text:p>10.6667</text:p>
          </table:table-cell>
          <table:table-cell office:value-type="float" office:value="18.3333">
            <text:p>18.3333</text:p>
          </table:table-cell>
          <table:table-cell office:value-type="float" office:value="27.5">
            <text:p>27.5</text:p>
          </table:table-cell>
          <table:table-cell office:value-type="float" office:value="25.3333">
            <text:p>25.3333</text:p>
          </table:table-cell>
          <table:table-cell office:value-type="float" office:value="23.8333">
            <text:p>23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04T17:00:00">
            <text:p>Wed May  4 17:00:00 2022</text:p>
          </table:table-cell>
          <table:table-cell office:value-type="float" office:value="47.27778333333334">
            <text:p>47.27778333333334</text:p>
          </table:table-cell>
          <table:table-cell office:value-type="float" office:value="43.3333">
            <text:p>43.3333</text:p>
          </table:table-cell>
          <table:table-cell office:value-type="float" office:value="21.6667">
            <text:p>21.6667</text:p>
          </table:table-cell>
          <table:table-cell office:value-type="float" office:value="10.6667">
            <text:p>10.6667</text:p>
          </table:table-cell>
          <table:table-cell office:value-type="float" office:value="18.3333">
            <text:p>18.3333</text:p>
          </table:table-cell>
          <table:table-cell office:value-type="float" office:value="27.5">
            <text:p>27.5</text:p>
          </table:table-cell>
          <table:table-cell office:value-type="float" office:value="25.3333">
            <text:p>25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5-04T18:00:00">
            <text:p>Wed May  4 18:00:00 2022</text:p>
          </table:table-cell>
          <table:table-cell office:value-type="float" office:value="46.659725">
            <text:p>46.659725</text:p>
          </table:table-cell>
          <table:table-cell office:value-type="float" office:value="47.6667">
            <text:p>47.6667</text:p>
          </table:table-cell>
          <table:table-cell office:value-type="float" office:value="43.3333">
            <text:p>43.3333</text:p>
          </table:table-cell>
          <table:table-cell office:value-type="float" office:value="21.6667">
            <text:p>21.6667</text:p>
          </table:table-cell>
          <table:table-cell office:value-type="float" office:value="10.6667">
            <text:p>10.6667</text:p>
          </table:table-cell>
          <table:table-cell office:value-type="float" office:value="18.3333">
            <text:p>18.3333</text:p>
          </table:table-cell>
          <table:table-cell office:value-type="float" office:value="27.5">
            <text:p>27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5-05T13:00:00">
            <text:p>Thu May  5 13:00:00 2022</text:p>
          </table:table-cell>
          <table:table-cell office:value-type="float" office:value="43.729166666666664">
            <text:p>43.729166666666664</text:p>
          </table:table-cell>
          <table:table-cell office:value-type="float" office:value="23.8333">
            <text:p>23.8333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42.3333">
            <text:p>42.3333</text:p>
          </table:table-cell>
          <table:table-cell office:value-type="float" office:value="50.5">
            <text:p>50.5</text:p>
          </table:table-cell>
          <table:table-cell office:value-type="float" office:value="34.6667">
            <text:p>34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5T14:00:00">
            <text:p>Thu May  5 14:00:00 2022</text:p>
          </table:table-cell>
          <table:table-cell office:value-type="float" office:value="43.90972083333333">
            <text:p>43.90972083333333</text:p>
          </table:table-cell>
          <table:table-cell office:value-type="float" office:value="14.1667">
            <text:p>14.1667</text:p>
          </table:table-cell>
          <table:table-cell office:value-type="float" office:value="23.8333">
            <text:p>23.8333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42.3333">
            <text:p>42.3333</text:p>
          </table:table-cell>
          <table:table-cell office:value-type="float" office:value="50.5">
            <text:p>50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5T15:00:00">
            <text:p>Thu May  5 15:00:00 2022</text:p>
          </table:table-cell>
          <table:table-cell office:value-type="float" office:value="44.208333333333336">
            <text:p>44.208333333333336</text:p>
          </table:table-cell>
          <table:table-cell office:value-type="float" office:value="6.0">
            <text:p>6.0</text:p>
          </table:table-cell>
          <table:table-cell office:value-type="float" office:value="14.1667">
            <text:p>14.1667</text:p>
          </table:table-cell>
          <table:table-cell office:value-type="float" office:value="23.8333">
            <text:p>23.8333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42.3333">
            <text:p>42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05T16:00:00">
            <text:p>Thu May  5 16:00:00 2022</text:p>
          </table:table-cell>
          <table:table-cell office:value-type="float" office:value="44.583333333333336">
            <text:p>44.583333333333336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4.1667">
            <text:p>14.1667</text:p>
          </table:table-cell>
          <table:table-cell office:value-type="float" office:value="23.8333">
            <text:p>23.8333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5-05T17:00:00">
            <text:p>Thu May  5 17:00:00 2022</text:p>
          </table:table-cell>
          <table:table-cell office:value-type="float" office:value="45.02777916666667">
            <text:p>45.02777916666667</text:p>
          </table:table-cell>
          <table:table-cell office:value-type="float" office:value="16.3333">
            <text:p>16.3333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4.1667">
            <text:p>14.1667</text:p>
          </table:table-cell>
          <table:table-cell office:value-type="float" office:value="23.8333">
            <text:p>23.8333</text:p>
          </table:table-cell>
          <table:table-cell office:value-type="float" office:value="27.6667">
            <text:p>27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05T18:00:00">
            <text:p>Thu May  5 18:00:00 2022</text:p>
          </table:table-cell>
          <table:table-cell office:value-type="float" office:value="45.56250416666666">
            <text:p>45.56250416666666</text:p>
          </table:table-cell>
          <table:table-cell office:value-type="float" office:value="32.3333">
            <text:p>32.3333</text:p>
          </table:table-cell>
          <table:table-cell office:value-type="float" office:value="16.3333">
            <text:p>16.3333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4.1667">
            <text:p>14.1667</text:p>
          </table:table-cell>
          <table:table-cell office:value-type="float" office:value="23.8333">
            <text:p>23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5-06T14:00:00">
            <text:p>Fri May  6 14:00:00 2022</text:p>
          </table:table-cell>
          <table:table-cell office:value-type="float" office:value="54.0138875">
            <text:p>54.0138875</text:p>
          </table:table-cell>
          <table:table-cell office:value-type="float" office:value="37.0">
            <text:p>37.0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9.3333">
            <text:p>49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5-06T15:00:00">
            <text:p>Fri May  6 15:00:00 2022</text:p>
          </table:table-cell>
          <table:table-cell office:value-type="float" office:value="54.423608333333334">
            <text:p>54.423608333333334</text:p>
          </table:table-cell>
          <table:table-cell office:value-type="float" office:value="17.5">
            <text:p>17.5</text:p>
          </table:table-cell>
          <table:table-cell office:value-type="float" office:value="37.0">
            <text:p>37.0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6T16:00:00">
            <text:p>Fri May  6 16:00:00 2022</text:p>
          </table:table-cell>
          <table:table-cell office:value-type="float" office:value="55.104166666666664">
            <text:p>55.104166666666664</text:p>
          </table:table-cell>
          <table:table-cell office:value-type="float" office:value="7.3333">
            <text:p>7.3333</text:p>
          </table:table-cell>
          <table:table-cell office:value-type="float" office:value="17.5">
            <text:p>17.5</text:p>
          </table:table-cell>
          <table:table-cell office:value-type="float" office:value="37.0">
            <text:p>37.0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44.8333">
            <text:p>44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5-06T17:00:00">
            <text:p>Fri May  6 17:00:00 2022</text:p>
          </table:table-cell>
          <table:table-cell office:value-type="float" office:value="55.34722083333333">
            <text:p>55.34722083333333</text:p>
          </table:table-cell>
          <table:table-cell office:value-type="float" office:value="4.0">
            <text:p>4.0</text:p>
          </table:table-cell>
          <table:table-cell office:value-type="float" office:value="7.3333">
            <text:p>7.3333</text:p>
          </table:table-cell>
          <table:table-cell office:value-type="float" office:value="17.5">
            <text:p>17.5</text:p>
          </table:table-cell>
          <table:table-cell office:value-type="float" office:value="37.0">
            <text:p>37.0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5-06T18:00:00">
            <text:p>Fri May  6 18:00:00 2022</text:p>
          </table:table-cell>
          <table:table-cell office:value-type="float" office:value="55.56944166666667">
            <text:p>55.56944166666667</text:p>
          </table:table-cell>
          <table:table-cell office:value-type="float" office:value="49.1667">
            <text:p>49.1667</text:p>
          </table:table-cell>
          <table:table-cell office:value-type="float" office:value="4.0">
            <text:p>4.0</text:p>
          </table:table-cell>
          <table:table-cell office:value-type="float" office:value="7.3333">
            <text:p>7.3333</text:p>
          </table:table-cell>
          <table:table-cell office:value-type="float" office:value="17.5">
            <text:p>17.5</text:p>
          </table:table-cell>
          <table:table-cell office:value-type="float" office:value="37.0">
            <text:p>37.0</text:p>
          </table:table-cell>
          <table:table-cell office:value-type="float" office:value="40.0">
            <text:p>40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5-06T19:00:00">
            <text:p>Fri May  6 19:00:00 2022</text:p>
          </table:table-cell>
          <table:table-cell office:value-type="float" office:value="55.958329166666665">
            <text:p>55.958329166666665</text:p>
          </table:table-cell>
          <table:table-cell office:value-type="float" office:value="60.5">
            <text:p>60.5</text:p>
          </table:table-cell>
          <table:table-cell office:value-type="float" office:value="49.1667">
            <text:p>49.1667</text:p>
          </table:table-cell>
          <table:table-cell office:value-type="float" office:value="4.0">
            <text:p>4.0</text:p>
          </table:table-cell>
          <table:table-cell office:value-type="float" office:value="7.3333">
            <text:p>7.3333</text:p>
          </table:table-cell>
          <table:table-cell office:value-type="float" office:value="17.5">
            <text:p>17.5</text:p>
          </table:table-cell>
          <table:table-cell office:value-type="float" office:value="37.0">
            <text:p>37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07T12:00:00">
            <text:p>Sat May  7 12:00:00 2022</text:p>
          </table:table-cell>
          <table:table-cell office:value-type="float" office:value="48.34028333333333">
            <text:p>48.34028333333333</text:p>
          </table:table-cell>
          <table:table-cell office:value-type="float" office:value="20.6667">
            <text:p>20.6667</text:p>
          </table:table-cell>
          <table:table-cell office:value-type="float" office:value="33.3333">
            <text:p>33.3333</text:p>
          </table:table-cell>
          <table:table-cell office:value-type="float" office:value="27.1667">
            <text:p>27.1667</text:p>
          </table:table-cell>
          <table:table-cell office:value-type="float" office:value="26.1667">
            <text:p>26.1667</text:p>
          </table:table-cell>
          <table:table-cell office:value-type="float" office:value="26.6667">
            <text:p>26.6667</text:p>
          </table:table-cell>
          <table:table-cell office:value-type="float" office:value="33.3333">
            <text:p>33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5-07T13:00:00">
            <text:p>Sat May  7 13:00:00 2022</text:p>
          </table:table-cell>
          <table:table-cell office:value-type="float" office:value="48.812508333333334">
            <text:p>48.812508333333334</text:p>
          </table:table-cell>
          <table:table-cell office:value-type="float" office:value="11.0">
            <text:p>11.0</text:p>
          </table:table-cell>
          <table:table-cell office:value-type="float" office:value="20.6667">
            <text:p>20.6667</text:p>
          </table:table-cell>
          <table:table-cell office:value-type="float" office:value="33.3333">
            <text:p>33.3333</text:p>
          </table:table-cell>
          <table:table-cell office:value-type="float" office:value="27.1667">
            <text:p>27.1667</text:p>
          </table:table-cell>
          <table:table-cell office:value-type="float" office:value="26.1667">
            <text:p>26.1667</text:p>
          </table:table-cell>
          <table:table-cell office:value-type="float" office:value="26.6667">
            <text:p>26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5-07T14:00:00">
            <text:p>Sat May  7 14:00:00 2022</text:p>
          </table:table-cell>
          <table:table-cell office:value-type="float" office:value="49.90278333333333">
            <text:p>49.90278333333333</text:p>
          </table:table-cell>
          <table:table-cell office:value-type="float" office:value="17.1667">
            <text:p>17.1667</text:p>
          </table:table-cell>
          <table:table-cell office:value-type="float" office:value="11.0">
            <text:p>11.0</text:p>
          </table:table-cell>
          <table:table-cell office:value-type="float" office:value="20.6667">
            <text:p>20.6667</text:p>
          </table:table-cell>
          <table:table-cell office:value-type="float" office:value="33.3333">
            <text:p>33.3333</text:p>
          </table:table-cell>
          <table:table-cell office:value-type="float" office:value="27.1667">
            <text:p>27.1667</text:p>
          </table:table-cell>
          <table:table-cell office:value-type="float" office:value="26.1667">
            <text:p>26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5-07T15:00:00">
            <text:p>Sat May  7 15:00:00 2022</text:p>
          </table:table-cell>
          <table:table-cell office:value-type="float" office:value="51.097229166666665">
            <text:p>51.097229166666665</text:p>
          </table:table-cell>
          <table:table-cell office:value-type="float" office:value="12.1667">
            <text:p>12.1667</text:p>
          </table:table-cell>
          <table:table-cell office:value-type="float" office:value="17.1667">
            <text:p>17.1667</text:p>
          </table:table-cell>
          <table:table-cell office:value-type="float" office:value="11.0">
            <text:p>11.0</text:p>
          </table:table-cell>
          <table:table-cell office:value-type="float" office:value="20.6667">
            <text:p>20.6667</text:p>
          </table:table-cell>
          <table:table-cell office:value-type="float" office:value="33.3333">
            <text:p>33.3333</text:p>
          </table:table-cell>
          <table:table-cell office:value-type="float" office:value="27.1667">
            <text:p>27.1667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5-07T16:00:00">
            <text:p>Sat May  7 16:00:00 2022</text:p>
          </table:table-cell>
          <table:table-cell office:value-type="float" office:value="51.409729166666665">
            <text:p>51.409729166666665</text:p>
          </table:table-cell>
          <table:table-cell office:value-type="float" office:value="17.1667">
            <text:p>17.1667</text:p>
          </table:table-cell>
          <table:table-cell office:value-type="float" office:value="12.1667">
            <text:p>12.1667</text:p>
          </table:table-cell>
          <table:table-cell office:value-type="float" office:value="17.1667">
            <text:p>17.1667</text:p>
          </table:table-cell>
          <table:table-cell office:value-type="float" office:value="11.0">
            <text:p>11.0</text:p>
          </table:table-cell>
          <table:table-cell office:value-type="float" office:value="20.6667">
            <text:p>20.6667</text:p>
          </table:table-cell>
          <table:table-cell office:value-type="float" office:value="33.3333">
            <text:p>33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5-07T17:00:00">
            <text:p>Sat May  7 17:00:00 2022</text:p>
          </table:table-cell>
          <table:table-cell office:value-type="float" office:value="51.84028333333333">
            <text:p>51.84028333333333</text:p>
          </table:table-cell>
          <table:table-cell office:value-type="float" office:value="28.0">
            <text:p>28.0</text:p>
          </table:table-cell>
          <table:table-cell office:value-type="float" office:value="17.1667">
            <text:p>17.1667</text:p>
          </table:table-cell>
          <table:table-cell office:value-type="float" office:value="12.1667">
            <text:p>12.1667</text:p>
          </table:table-cell>
          <table:table-cell office:value-type="float" office:value="17.1667">
            <text:p>17.1667</text:p>
          </table:table-cell>
          <table:table-cell office:value-type="float" office:value="11.0">
            <text:p>11.0</text:p>
          </table:table-cell>
          <table:table-cell office:value-type="float" office:value="20.6667">
            <text:p>20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5-08T12:00:00">
            <text:p>Sun May  8 12:00:00 2022</text:p>
          </table:table-cell>
          <table:table-cell office:value-type="float" office:value="56.0555625">
            <text:p>56.0555625</text:p>
          </table:table-cell>
          <table:table-cell office:value-type="float" office:value="20.6667">
            <text:p>20.6667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0.5">
            <text:p>30.5</text:p>
          </table:table-cell>
          <table:table-cell office:value-type="float" office:value="52.0">
            <text:p>52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08T13:00:00">
            <text:p>Sun May  8 13:00:00 2022</text:p>
          </table:table-cell>
          <table:table-cell office:value-type="float" office:value="56.4930625">
            <text:p>56.4930625</text:p>
          </table:table-cell>
          <table:table-cell office:value-type="float" office:value="20.1667">
            <text:p>20.1667</text:p>
          </table:table-cell>
          <table:table-cell office:value-type="float" office:value="20.6667">
            <text:p>20.6667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0.5">
            <text:p>30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5-08T14:00:00">
            <text:p>Sun May  8 14:00:00 2022</text:p>
          </table:table-cell>
          <table:table-cell office:value-type="float" office:value="56.57639583333333">
            <text:p>56.57639583333333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20.6667">
            <text:p>20.6667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5-08T15:00:00">
            <text:p>Sun May  8 15:00:00 2022</text:p>
          </table:table-cell>
          <table:table-cell office:value-type="float" office:value="56.7430625">
            <text:p>56.7430625</text:p>
          </table:table-cell>
          <table:table-cell office:value-type="float" office:value="19.5">
            <text:p>19.5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20.6667">
            <text:p>20.6667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5-08T16:00:00">
            <text:p>Sun May  8 16:00:00 2022</text:p>
          </table:table-cell>
          <table:table-cell office:value-type="float" office:value="57.381949999999996">
            <text:p>57.381949999999996</text:p>
          </table:table-cell>
          <table:table-cell office:value-type="float" office:value="16.1667">
            <text:p>16.1667</text:p>
          </table:table-cell>
          <table:table-cell office:value-type="float" office:value="19.5">
            <text:p>19.5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20.6667">
            <text:p>20.6667</text:p>
          </table:table-cell>
          <table:table-cell office:value-type="float" office:value="27.6667">
            <text:p>27.6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2-05-08T17:00:00">
            <text:p>Sun May  8 17:00:00 2022</text:p>
          </table:table-cell>
          <table:table-cell office:value-type="float" office:value="57.98611666666667">
            <text:p>57.98611666666667</text:p>
          </table:table-cell>
          <table:table-cell office:value-type="float" office:value="35.8333">
            <text:p>35.8333</text:p>
          </table:table-cell>
          <table:table-cell office:value-type="float" office:value="16.1667">
            <text:p>16.1667</text:p>
          </table:table-cell>
          <table:table-cell office:value-type="float" office:value="19.5">
            <text:p>19.5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20.6667">
            <text:p>20.6667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22-05-09T12:00:00">
            <text:p>Mon May  9 12:00:00 2022</text:p>
          </table:table-cell>
          <table:table-cell office:value-type="float" office:value="63.097212500000005">
            <text:p>63.097212500000005</text:p>
          </table:table-cell>
          <table:table-cell office:value-type="float" office:value="36.1667">
            <text:p>36.1667</text:p>
          </table:table-cell>
          <table:table-cell office:value-type="float" office:value="51.8333">
            <text:p>51.8333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9T13:00:00">
            <text:p>Mon May  9 13:00:00 2022</text:p>
          </table:table-cell>
          <table:table-cell office:value-type="float" office:value="62.8749875">
            <text:p>62.8749875</text:p>
          </table:table-cell>
          <table:table-cell office:value-type="float" office:value="25.3333">
            <text:p>25.3333</text:p>
          </table:table-cell>
          <table:table-cell office:value-type="float" office:value="36.1667">
            <text:p>36.1667</text:p>
          </table:table-cell>
          <table:table-cell office:value-type="float" office:value="51.8333">
            <text:p>51.8333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58.8333">
            <text:p>58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09T14:00:00">
            <text:p>Mon May  9 14:00:00 2022</text:p>
          </table:table-cell>
          <table:table-cell office:value-type="float" office:value="62.70137916666667">
            <text:p>62.70137916666667</text:p>
          </table:table-cell>
          <table:table-cell office:value-type="float" office:value="35.6667">
            <text:p>35.6667</text:p>
          </table:table-cell>
          <table:table-cell office:value-type="float" office:value="25.3333">
            <text:p>25.3333</text:p>
          </table:table-cell>
          <table:table-cell office:value-type="float" office:value="36.1667">
            <text:p>36.1667</text:p>
          </table:table-cell>
          <table:table-cell office:value-type="float" office:value="51.8333">
            <text:p>51.8333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05-09T15:00:00">
            <text:p>Mon May  9 15:00:00 2022</text:p>
          </table:table-cell>
          <table:table-cell office:value-type="float" office:value="62.30554583333333">
            <text:p>62.30554583333333</text:p>
          </table:table-cell>
          <table:table-cell office:value-type="float" office:value="26.8333">
            <text:p>26.8333</text:p>
          </table:table-cell>
          <table:table-cell office:value-type="float" office:value="35.6667">
            <text:p>35.6667</text:p>
          </table:table-cell>
          <table:table-cell office:value-type="float" office:value="25.3333">
            <text:p>25.3333</text:p>
          </table:table-cell>
          <table:table-cell office:value-type="float" office:value="36.1667">
            <text:p>36.1667</text:p>
          </table:table-cell>
          <table:table-cell office:value-type="float" office:value="51.8333">
            <text:p>51.8333</text:p>
          </table:table-cell>
          <table:table-cell office:value-type="float" office:value="39.1667">
            <text:p>39.1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5-09T16:00:00">
            <text:p>Mon May  9 16:00:00 2022</text:p>
          </table:table-cell>
          <table:table-cell office:value-type="float" office:value="61.819433333333336">
            <text:p>61.819433333333336</text:p>
          </table:table-cell>
          <table:table-cell office:value-type="float" office:value="4.8333">
            <text:p>4.8333</text:p>
          </table:table-cell>
          <table:table-cell office:value-type="float" office:value="26.8333">
            <text:p>26.8333</text:p>
          </table:table-cell>
          <table:table-cell office:value-type="float" office:value="35.6667">
            <text:p>35.6667</text:p>
          </table:table-cell>
          <table:table-cell office:value-type="float" office:value="25.3333">
            <text:p>25.3333</text:p>
          </table:table-cell>
          <table:table-cell office:value-type="float" office:value="36.1667">
            <text:p>36.1667</text:p>
          </table:table-cell>
          <table:table-cell office:value-type="float" office:value="51.8333">
            <text:p>51.8333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22-05-09T17:00:00">
            <text:p>Mon May  9 17:00:00 2022</text:p>
          </table:table-cell>
          <table:table-cell office:value-type="float" office:value="61.22915833333334">
            <text:p>61.22915833333334</text:p>
          </table:table-cell>
          <table:table-cell office:value-type="float" office:value="28.0">
            <text:p>28.0</text:p>
          </table:table-cell>
          <table:table-cell office:value-type="float" office:value="4.8333">
            <text:p>4.8333</text:p>
          </table:table-cell>
          <table:table-cell office:value-type="float" office:value="26.8333">
            <text:p>26.8333</text:p>
          </table:table-cell>
          <table:table-cell office:value-type="float" office:value="35.6667">
            <text:p>35.6667</text:p>
          </table:table-cell>
          <table:table-cell office:value-type="float" office:value="25.3333">
            <text:p>25.3333</text:p>
          </table:table-cell>
          <table:table-cell office:value-type="float" office:value="36.1667">
            <text:p>36.1667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2-05-09T18:00:00">
            <text:p>Mon May  9 18:00:00 2022</text:p>
          </table:table-cell>
          <table:table-cell office:value-type="float" office:value="60.54860416666667">
            <text:p>60.54860416666667</text:p>
          </table:table-cell>
          <table:table-cell office:value-type="float" office:value="42.5">
            <text:p>42.5</text:p>
          </table:table-cell>
          <table:table-cell office:value-type="float" office:value="28.0">
            <text:p>28.0</text:p>
          </table:table-cell>
          <table:table-cell office:value-type="float" office:value="4.8333">
            <text:p>4.8333</text:p>
          </table:table-cell>
          <table:table-cell office:value-type="float" office:value="26.8333">
            <text:p>26.8333</text:p>
          </table:table-cell>
          <table:table-cell office:value-type="float" office:value="35.6667">
            <text:p>35.6667</text:p>
          </table:table-cell>
          <table:table-cell office:value-type="float" office:value="25.3333">
            <text:p>25.3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5-10T14:00:00">
            <text:p>Tue May 10 14:00:00 2022</text:p>
          </table:table-cell>
          <table:table-cell office:value-type="float" office:value="64.645825">
            <text:p>64.645825</text:p>
          </table:table-cell>
          <table:table-cell office:value-type="float" office:value="29.1667">
            <text:p>29.1667</text:p>
          </table:table-cell>
          <table:table-cell office:value-type="float" office:value="30.1667">
            <text:p>30.1667</text:p>
          </table:table-cell>
          <table:table-cell office:value-type="float" office:value="30.8333">
            <text:p>30.8333</text:p>
          </table:table-cell>
          <table:table-cell office:value-type="float" office:value="52.5">
            <text:p>52.5</text:p>
          </table:table-cell>
          <table:table-cell office:value-type="float" office:value="59.8333">
            <text:p>59.8333</text:p>
          </table:table-cell>
          <table:table-cell office:value-type="float" office:value="76.8333">
            <text:p>76.8333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5-10T15:00:00">
            <text:p>Tue May 10 15:00:00 2022</text:p>
          </table:table-cell>
          <table:table-cell office:value-type="float" office:value="64.93749166666667">
            <text:p>64.93749166666667</text:p>
          </table:table-cell>
          <table:table-cell office:value-type="float" office:value="2.8333">
            <text:p>2.8333</text:p>
          </table:table-cell>
          <table:table-cell office:value-type="float" office:value="29.1667">
            <text:p>29.1667</text:p>
          </table:table-cell>
          <table:table-cell office:value-type="float" office:value="30.1667">
            <text:p>30.1667</text:p>
          </table:table-cell>
          <table:table-cell office:value-type="float" office:value="30.8333">
            <text:p>30.8333</text:p>
          </table:table-cell>
          <table:table-cell office:value-type="float" office:value="52.5">
            <text:p>52.5</text:p>
          </table:table-cell>
          <table:table-cell office:value-type="float" office:value="59.8333">
            <text:p>59.8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5-10T16:00:00">
            <text:p>Tue May 10 16:00:00 2022</text:p>
          </table:table-cell>
          <table:table-cell office:value-type="float" office:value="65.34721666666667">
            <text:p>65.34721666666667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29.1667">
            <text:p>29.1667</text:p>
          </table:table-cell>
          <table:table-cell office:value-type="float" office:value="30.1667">
            <text:p>30.1667</text:p>
          </table:table-cell>
          <table:table-cell office:value-type="float" office:value="30.8333">
            <text:p>30.8333</text:p>
          </table:table-cell>
          <table:table-cell office:value-type="float" office:value="52.5">
            <text:p>52.5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05-10T17:00:00">
            <text:p>Tue May 10 17:00:00 2022</text:p>
          </table:table-cell>
          <table:table-cell office:value-type="float" office:value="65.895825">
            <text:p>65.895825</text:p>
          </table:table-cell>
          <table:table-cell office:value-type="float" office:value="25.8333">
            <text:p>25.8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29.1667">
            <text:p>29.1667</text:p>
          </table:table-cell>
          <table:table-cell office:value-type="float" office:value="30.1667">
            <text:p>30.1667</text:p>
          </table:table-cell>
          <table:table-cell office:value-type="float" office:value="30.8333">
            <text:p>30.8333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10T18:00:00">
            <text:p>Tue May 10 18:00:00 2022</text:p>
          </table:table-cell>
          <table:table-cell office:value-type="float" office:value="66.41665833333333">
            <text:p>66.41665833333333</text:p>
          </table:table-cell>
          <table:table-cell office:value-type="float" office:value="48.8333">
            <text:p>48.8333</text:p>
          </table:table-cell>
          <table:table-cell office:value-type="float" office:value="25.8333">
            <text:p>25.8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29.1667">
            <text:p>29.1667</text:p>
          </table:table-cell>
          <table:table-cell office:value-type="float" office:value="30.1667">
            <text:p>30.1667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2-05-10T19:00:00">
            <text:p>Tue May 10 19:00:00 2022</text:p>
          </table:table-cell>
          <table:table-cell office:value-type="float" office:value="66.61804583333334">
            <text:p>66.61804583333334</text:p>
          </table:table-cell>
          <table:table-cell office:value-type="float" office:value="74.0">
            <text:p>74.0</text:p>
          </table:table-cell>
          <table:table-cell office:value-type="float" office:value="48.8333">
            <text:p>48.8333</text:p>
          </table:table-cell>
          <table:table-cell office:value-type="float" office:value="25.8333">
            <text:p>25.8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29.1667">
            <text:p>29.1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11T12:00:00">
            <text:p>Wed May 11 12:00:00 2022</text:p>
          </table:table-cell>
          <table:table-cell office:value-type="float" office:value="64.34721666666667">
            <text:p>64.34721666666667</text:p>
          </table:table-cell>
          <table:table-cell office:value-type="float" office:value="45.0">
            <text:p>45.0</text:p>
          </table:table-cell>
          <table:table-cell office:value-type="float" office:value="45.5">
            <text:p>45.5</text:p>
          </table:table-cell>
          <table:table-cell office:value-type="float" office:value="42.1667">
            <text:p>42.1667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4.5">
            <text:p>64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11T13:00:00">
            <text:p>Wed May 11 13:00:00 2022</text:p>
          </table:table-cell>
          <table:table-cell office:value-type="float" office:value="63.75694166666667">
            <text:p>63.75694166666667</text:p>
          </table:table-cell>
          <table:table-cell office:value-type="float" office:value="17.8333">
            <text:p>17.8333</text:p>
          </table:table-cell>
          <table:table-cell office:value-type="float" office:value="45.0">
            <text:p>45.0</text:p>
          </table:table-cell>
          <table:table-cell office:value-type="float" office:value="45.5">
            <text:p>45.5</text:p>
          </table:table-cell>
          <table:table-cell office:value-type="float" office:value="42.1667">
            <text:p>42.1667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5-11T14:00:00">
            <text:p>Wed May 11 14:00:00 2022</text:p>
          </table:table-cell>
          <table:table-cell office:value-type="float" office:value="63.2013875">
            <text:p>63.2013875</text:p>
          </table:table-cell>
          <table:table-cell office:value-type="float" office:value="33.6667">
            <text:p>33.6667</text:p>
          </table:table-cell>
          <table:table-cell office:value-type="float" office:value="17.8333">
            <text:p>17.8333</text:p>
          </table:table-cell>
          <table:table-cell office:value-type="float" office:value="45.0">
            <text:p>45.0</text:p>
          </table:table-cell>
          <table:table-cell office:value-type="float" office:value="45.5">
            <text:p>45.5</text:p>
          </table:table-cell>
          <table:table-cell office:value-type="float" office:value="42.1667">
            <text:p>42.1667</text:p>
          </table:table-cell>
          <table:table-cell office:value-type="float" office:value="57.3333">
            <text:p>57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5-11T15:00:00">
            <text:p>Wed May 11 15:00:00 2022</text:p>
          </table:table-cell>
          <table:table-cell office:value-type="float" office:value="62.527775">
            <text:p>62.527775</text:p>
          </table:table-cell>
          <table:table-cell office:value-type="float" office:value="29.1667">
            <text:p>29.1667</text:p>
          </table:table-cell>
          <table:table-cell office:value-type="float" office:value="33.6667">
            <text:p>33.6667</text:p>
          </table:table-cell>
          <table:table-cell office:value-type="float" office:value="17.8333">
            <text:p>17.8333</text:p>
          </table:table-cell>
          <table:table-cell office:value-type="float" office:value="45.0">
            <text:p>45.0</text:p>
          </table:table-cell>
          <table:table-cell office:value-type="float" office:value="45.5">
            <text:p>45.5</text:p>
          </table:table-cell>
          <table:table-cell office:value-type="float" office:value="42.1667">
            <text:p>42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1T16:00:00">
            <text:p>Wed May 11 16:00:00 2022</text:p>
          </table:table-cell>
          <table:table-cell office:value-type="float" office:value="61.555550000000004">
            <text:p>61.555550000000004</text:p>
          </table:table-cell>
          <table:table-cell office:value-type="float" office:value="25.0">
            <text:p>25.0</text:p>
          </table:table-cell>
          <table:table-cell office:value-type="float" office:value="29.1667">
            <text:p>29.1667</text:p>
          </table:table-cell>
          <table:table-cell office:value-type="float" office:value="33.6667">
            <text:p>33.6667</text:p>
          </table:table-cell>
          <table:table-cell office:value-type="float" office:value="17.8333">
            <text:p>17.8333</text:p>
          </table:table-cell>
          <table:table-cell office:value-type="float" office:value="45.0">
            <text:p>45.0</text:p>
          </table:table-cell>
          <table:table-cell office:value-type="float" office:value="45.5">
            <text:p>45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1T17:00:00">
            <text:p>Wed May 11 17:00:00 2022</text:p>
          </table:table-cell>
          <table:table-cell office:value-type="float" office:value="60.43749583333334">
            <text:p>60.43749583333334</text:p>
          </table:table-cell>
          <table:table-cell office:value-type="float" office:value="34.3333">
            <text:p>34.3333</text:p>
          </table:table-cell>
          <table:table-cell office:value-type="float" office:value="25.0">
            <text:p>25.0</text:p>
          </table:table-cell>
          <table:table-cell office:value-type="float" office:value="29.1667">
            <text:p>29.1667</text:p>
          </table:table-cell>
          <table:table-cell office:value-type="float" office:value="33.6667">
            <text:p>33.6667</text:p>
          </table:table-cell>
          <table:table-cell office:value-type="float" office:value="17.8333">
            <text:p>17.8333</text:p>
          </table:table-cell>
          <table:table-cell office:value-type="float" office:value="45.0">
            <text:p>45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5-11T18:00:00">
            <text:p>Wed May 11 18:00:00 2022</text:p>
          </table:table-cell>
          <table:table-cell office:value-type="float" office:value="59.458329166666665">
            <text:p>59.458329166666665</text:p>
          </table:table-cell>
          <table:table-cell office:value-type="float" office:value="55.5">
            <text:p>55.5</text:p>
          </table:table-cell>
          <table:table-cell office:value-type="float" office:value="34.3333">
            <text:p>34.3333</text:p>
          </table:table-cell>
          <table:table-cell office:value-type="float" office:value="25.0">
            <text:p>25.0</text:p>
          </table:table-cell>
          <table:table-cell office:value-type="float" office:value="29.1667">
            <text:p>29.1667</text:p>
          </table:table-cell>
          <table:table-cell office:value-type="float" office:value="33.6667">
            <text:p>33.6667</text:p>
          </table:table-cell>
          <table:table-cell office:value-type="float" office:value="17.8333">
            <text:p>17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2T12:00:00">
            <text:p>Thu May 12 12:00:00 2022</text:p>
          </table:table-cell>
          <table:table-cell office:value-type="float" office:value="56.444449999999996">
            <text:p>56.444449999999996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7.0">
            <text:p>37.0</text:p>
          </table:table-cell>
          <table:table-cell office:value-type="float" office:value="48.0">
            <text:p>48.0</text:p>
          </table:table-cell>
          <table:table-cell office:value-type="float" office:value="49.0">
            <text:p>49.0</text:p>
          </table:table-cell>
          <table:table-cell office:value-type="float" office:value="48.0">
            <text:p>48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5-12T13:00:00">
            <text:p>Thu May 12 13:00:00 2022</text:p>
          </table:table-cell>
          <table:table-cell office:value-type="float" office:value="55.7083375">
            <text:p>55.7083375</text:p>
          </table:table-cell>
          <table:table-cell office:value-type="float" office:value="45.6667">
            <text:p>45.6667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7.0">
            <text:p>37.0</text:p>
          </table:table-cell>
          <table:table-cell office:value-type="float" office:value="48.0">
            <text:p>48.0</text:p>
          </table:table-cell>
          <table:table-cell office:value-type="float" office:value="49.0">
            <text:p>49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5-12T14:00:00">
            <text:p>Thu May 12 14:00:00 2022</text:p>
          </table:table-cell>
          <table:table-cell office:value-type="float" office:value="55.67361666666667">
            <text:p>55.67361666666667</text:p>
          </table:table-cell>
          <table:table-cell office:value-type="float" office:value="56.6667">
            <text:p>56.6667</text:p>
          </table:table-cell>
          <table:table-cell office:value-type="float" office:value="45.6667">
            <text:p>45.6667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7.0">
            <text:p>37.0</text:p>
          </table:table-cell>
          <table:table-cell office:value-type="float" office:value="48.0">
            <text:p>48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12T15:00:00">
            <text:p>Thu May 12 15:00:00 2022</text:p>
          </table:table-cell>
          <table:table-cell office:value-type="float" office:value="55.9930625">
            <text:p>55.9930625</text:p>
          </table:table-cell>
          <table:table-cell office:value-type="float" office:value="44.1667">
            <text:p>44.1667</text:p>
          </table:table-cell>
          <table:table-cell office:value-type="float" office:value="56.6667">
            <text:p>56.6667</text:p>
          </table:table-cell>
          <table:table-cell office:value-type="float" office:value="45.6667">
            <text:p>45.6667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7.0">
            <text:p>37.0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12T16:00:00">
            <text:p>Thu May 12 16:00:00 2022</text:p>
          </table:table-cell>
          <table:table-cell office:value-type="float" office:value="56.375008333333334">
            <text:p>56.375008333333334</text:p>
          </table:table-cell>
          <table:table-cell office:value-type="float" office:value="29.0">
            <text:p>29.0</text:p>
          </table:table-cell>
          <table:table-cell office:value-type="float" office:value="44.1667">
            <text:p>44.1667</text:p>
          </table:table-cell>
          <table:table-cell office:value-type="float" office:value="56.6667">
            <text:p>56.6667</text:p>
          </table:table-cell>
          <table:table-cell office:value-type="float" office:value="45.6667">
            <text:p>45.6667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5-12T17:00:00">
            <text:p>Thu May 12 17:00:00 2022</text:p>
          </table:table-cell>
          <table:table-cell office:value-type="float" office:value="56.88889583333333">
            <text:p>56.88889583333333</text:p>
          </table:table-cell>
          <table:table-cell office:value-type="float" office:value="24.6667">
            <text:p>24.6667</text:p>
          </table:table-cell>
          <table:table-cell office:value-type="float" office:value="29.0">
            <text:p>29.0</text:p>
          </table:table-cell>
          <table:table-cell office:value-type="float" office:value="44.1667">
            <text:p>44.1667</text:p>
          </table:table-cell>
          <table:table-cell office:value-type="float" office:value="56.6667">
            <text:p>56.6667</text:p>
          </table:table-cell>
          <table:table-cell office:value-type="float" office:value="45.6667">
            <text:p>45.6667</text:p>
          </table:table-cell>
          <table:table-cell office:value-type="float" office:value="36.8333">
            <text:p>36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5-12T18:00:00">
            <text:p>Thu May 12 18:00:00 2022</text:p>
          </table:table-cell>
          <table:table-cell office:value-type="float" office:value="57.319449999999996">
            <text:p>57.319449999999996</text:p>
          </table:table-cell>
          <table:table-cell office:value-type="float" office:value="32.5">
            <text:p>32.5</text:p>
          </table:table-cell>
          <table:table-cell office:value-type="float" office:value="24.6667">
            <text:p>24.6667</text:p>
          </table:table-cell>
          <table:table-cell office:value-type="float" office:value="29.0">
            <text:p>29.0</text:p>
          </table:table-cell>
          <table:table-cell office:value-type="float" office:value="44.1667">
            <text:p>44.1667</text:p>
          </table:table-cell>
          <table:table-cell office:value-type="float" office:value="56.6667">
            <text:p>56.6667</text:p>
          </table:table-cell>
          <table:table-cell office:value-type="float" office:value="45.6667">
            <text:p>45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3T13:00:00">
            <text:p>Fri May 13 13:00:00 2022</text:p>
          </table:table-cell>
          <table:table-cell office:value-type="float" office:value="57.69443333333333">
            <text:p>57.69443333333333</text:p>
          </table:table-cell>
          <table:table-cell office:value-type="float" office:value="30.5">
            <text:p>30.5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  <table:table-cell office:value-type="float" office:value="49.1667">
            <text:p>49.1667</text:p>
          </table:table-cell>
          <table:table-cell office:value-type="float" office:value="62.5">
            <text:p>62.5</text:p>
          </table:table-cell>
          <table:table-cell office:value-type="float" office:value="61.3333">
            <text:p>61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3T14:00:00">
            <text:p>Fri May 13 14:00:00 2022</text:p>
          </table:table-cell>
          <table:table-cell office:value-type="float" office:value="58.09720833333333">
            <text:p>58.09720833333333</text:p>
          </table:table-cell>
          <table:table-cell office:value-type="float" office:value="29.3333">
            <text:p>29.3333</text:p>
          </table:table-cell>
          <table:table-cell office:value-type="float" office:value="30.5">
            <text:p>30.5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  <table:table-cell office:value-type="float" office:value="49.1667">
            <text:p>49.1667</text:p>
          </table:table-cell>
          <table:table-cell office:value-type="float" office:value="62.5">
            <text:p>62.5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5-13T15:00:00">
            <text:p>Fri May 13 15:00:00 2022</text:p>
          </table:table-cell>
          <table:table-cell office:value-type="float" office:value="57.98609583333333">
            <text:p>57.98609583333333</text:p>
          </table:table-cell>
          <table:table-cell office:value-type="float" office:value="10.8333">
            <text:p>10.8333</text:p>
          </table:table-cell>
          <table:table-cell office:value-type="float" office:value="29.3333">
            <text:p>29.3333</text:p>
          </table:table-cell>
          <table:table-cell office:value-type="float" office:value="30.5">
            <text:p>30.5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  <table:table-cell office:value-type="float" office:value="49.1667">
            <text:p>49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13T16:00:00">
            <text:p>Fri May 13 16:00:00 2022</text:p>
          </table:table-cell>
          <table:table-cell office:value-type="float" office:value="58.152762499999994">
            <text:p>58.152762499999994</text:p>
          </table:table-cell>
          <table:table-cell office:value-type="float" office:value="9.8333">
            <text:p>9.8333</text:p>
          </table:table-cell>
          <table:table-cell office:value-type="float" office:value="10.8333">
            <text:p>10.8333</text:p>
          </table:table-cell>
          <table:table-cell office:value-type="float" office:value="29.3333">
            <text:p>29.3333</text:p>
          </table:table-cell>
          <table:table-cell office:value-type="float" office:value="30.5">
            <text:p>30.5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5-13T17:00:00">
            <text:p>Fri May 13 17:00:00 2022</text:p>
          </table:table-cell>
          <table:table-cell office:value-type="float" office:value="58.465262499999994">
            <text:p>58.465262499999994</text:p>
          </table:table-cell>
          <table:table-cell office:value-type="float" office:value="29.3333">
            <text:p>29.3333</text:p>
          </table:table-cell>
          <table:table-cell office:value-type="float" office:value="9.8333">
            <text:p>9.8333</text:p>
          </table:table-cell>
          <table:table-cell office:value-type="float" office:value="10.8333">
            <text:p>10.8333</text:p>
          </table:table-cell>
          <table:table-cell office:value-type="float" office:value="29.3333">
            <text:p>29.3333</text:p>
          </table:table-cell>
          <table:table-cell office:value-type="float" office:value="30.5">
            <text:p>30.5</text:p>
          </table:table-cell>
          <table:table-cell office:value-type="float" office:value="22.8333">
            <text:p>22.8333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5-13T18:00:00">
            <text:p>Fri May 13 18:00:00 2022</text:p>
          </table:table-cell>
          <table:table-cell office:value-type="float" office:value="59.13192916666666">
            <text:p>59.13192916666666</text:p>
          </table:table-cell>
          <table:table-cell office:value-type="float" office:value="46.0">
            <text:p>46.0</text:p>
          </table:table-cell>
          <table:table-cell office:value-type="float" office:value="29.3333">
            <text:p>29.3333</text:p>
          </table:table-cell>
          <table:table-cell office:value-type="float" office:value="9.8333">
            <text:p>9.8333</text:p>
          </table:table-cell>
          <table:table-cell office:value-type="float" office:value="10.8333">
            <text:p>10.8333</text:p>
          </table:table-cell>
          <table:table-cell office:value-type="float" office:value="29.3333">
            <text:p>29.3333</text:p>
          </table:table-cell>
          <table:table-cell office:value-type="float" office:value="30.5">
            <text:p>30.5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05-14T12:00:00">
            <text:p>Sat May 14 12:00:00 2022</text:p>
          </table:table-cell>
          <table:table-cell office:value-type="float" office:value="60.215270833333335">
            <text:p>60.215270833333335</text:p>
          </table:table-cell>
          <table:table-cell office:value-type="float" office:value="31.1667">
            <text:p>31.1667</text:p>
          </table:table-cell>
          <table:table-cell office:value-type="float" office:value="26.0">
            <text:p>26.0</text:p>
          </table:table-cell>
          <table:table-cell office:value-type="float" office:value="33.1667">
            <text:p>33.1667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5-14T13:00:00">
            <text:p>Sat May 14 13:00:00 2022</text:p>
          </table:table-cell>
          <table:table-cell office:value-type="float" office:value="60.07638333333333">
            <text:p>60.07638333333333</text:p>
          </table:table-cell>
          <table:table-cell office:value-type="float" office:value="30.8333">
            <text:p>30.8333</text:p>
          </table:table-cell>
          <table:table-cell office:value-type="float" office:value="31.1667">
            <text:p>31.1667</text:p>
          </table:table-cell>
          <table:table-cell office:value-type="float" office:value="26.0">
            <text:p>26.0</text:p>
          </table:table-cell>
          <table:table-cell office:value-type="float" office:value="33.1667">
            <text:p>33.1667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14T14:00:00">
            <text:p>Sat May 14 14:00:00 2022</text:p>
          </table:table-cell>
          <table:table-cell office:value-type="float" office:value="59.770829166666665">
            <text:p>59.770829166666665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  <table:table-cell office:value-type="float" office:value="31.1667">
            <text:p>31.1667</text:p>
          </table:table-cell>
          <table:table-cell office:value-type="float" office:value="26.0">
            <text:p>26.0</text:p>
          </table:table-cell>
          <table:table-cell office:value-type="float" office:value="33.1667">
            <text:p>33.1667</text:p>
          </table:table-cell>
          <table:table-cell office:value-type="float" office:value="40.6667">
            <text:p>40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4T15:00:00">
            <text:p>Sat May 14 15:00:00 2022</text:p>
          </table:table-cell>
          <table:table-cell office:value-type="float" office:value="59.6666625">
            <text:p>59.6666625</text:p>
          </table:table-cell>
          <table:table-cell office:value-type="float" office:value="21.0">
            <text:p>21.0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  <table:table-cell office:value-type="float" office:value="31.1667">
            <text:p>31.1667</text:p>
          </table:table-cell>
          <table:table-cell office:value-type="float" office:value="26.0">
            <text:p>26.0</text:p>
          </table:table-cell>
          <table:table-cell office:value-type="float" office:value="33.1667">
            <text:p>33.1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5-14T16:00:00">
            <text:p>Sat May 14 16:00:00 2022</text:p>
          </table:table-cell>
          <table:table-cell office:value-type="float" office:value="59.340275">
            <text:p>59.340275</text:p>
          </table:table-cell>
          <table:table-cell office:value-type="float" office:value="12.1667">
            <text:p>12.1667</text:p>
          </table:table-cell>
          <table:table-cell office:value-type="float" office:value="21.0">
            <text:p>21.0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  <table:table-cell office:value-type="float" office:value="31.1667">
            <text:p>31.1667</text:p>
          </table:table-cell>
          <table:table-cell office:value-type="float" office:value="26.0">
            <text:p>26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5-14T17:00:00">
            <text:p>Sat May 14 17:00:00 2022</text:p>
          </table:table-cell>
          <table:table-cell office:value-type="float" office:value="58.8888875">
            <text:p>58.8888875</text:p>
          </table:table-cell>
          <table:table-cell office:value-type="float" office:value="37.3333">
            <text:p>37.3333</text:p>
          </table:table-cell>
          <table:table-cell office:value-type="float" office:value="12.1667">
            <text:p>12.1667</text:p>
          </table:table-cell>
          <table:table-cell office:value-type="float" office:value="21.0">
            <text:p>21.0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  <table:table-cell office:value-type="float" office:value="31.1667">
            <text:p>31.1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2-05-15T12:00:00">
            <text:p>Sun May 15 12:00:00 2022</text:p>
          </table:table-cell>
          <table:table-cell office:value-type="float" office:value="58.625">
            <text:p>58.625</text:p>
          </table:table-cell>
          <table:table-cell office:value-type="float" office:value="24.8333">
            <text:p>24.8333</text:p>
          </table:table-cell>
          <table:table-cell office:value-type="float" office:value="30.6667">
            <text:p>30.6667</text:p>
          </table:table-cell>
          <table:table-cell office:value-type="float" office:value="33.1667">
            <text:p>33.1667</text:p>
          </table:table-cell>
          <table:table-cell office:value-type="float" office:value="46.3333">
            <text:p>46.3333</text:p>
          </table:table-cell>
          <table:table-cell office:value-type="float" office:value="54.0">
            <text:p>54.0</text:p>
          </table:table-cell>
          <table:table-cell office:value-type="float" office:value="57.3333">
            <text:p>57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5-15T13:00:00">
            <text:p>Sun May 15 13:00:00 2022</text:p>
          </table:table-cell>
          <table:table-cell office:value-type="float" office:value="57.90972083333333">
            <text:p>57.90972083333333</text:p>
          </table:table-cell>
          <table:table-cell office:value-type="float" office:value="29.0">
            <text:p>29.0</text:p>
          </table:table-cell>
          <table:table-cell office:value-type="float" office:value="24.8333">
            <text:p>24.8333</text:p>
          </table:table-cell>
          <table:table-cell office:value-type="float" office:value="30.6667">
            <text:p>30.6667</text:p>
          </table:table-cell>
          <table:table-cell office:value-type="float" office:value="33.1667">
            <text:p>33.1667</text:p>
          </table:table-cell>
          <table:table-cell office:value-type="float" office:value="46.3333">
            <text:p>46.3333</text:p>
          </table:table-cell>
          <table:table-cell office:value-type="float" office:value="54.0">
            <text:p>54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5-15T14:00:00">
            <text:p>Sun May 15 14:00:00 2022</text:p>
          </table:table-cell>
          <table:table-cell office:value-type="float" office:value="56.75694166666667">
            <text:p>56.75694166666667</text:p>
          </table:table-cell>
          <table:table-cell office:value-type="float" office:value="32.8333">
            <text:p>32.8333</text:p>
          </table:table-cell>
          <table:table-cell office:value-type="float" office:value="29.0">
            <text:p>29.0</text:p>
          </table:table-cell>
          <table:table-cell office:value-type="float" office:value="24.8333">
            <text:p>24.8333</text:p>
          </table:table-cell>
          <table:table-cell office:value-type="float" office:value="30.6667">
            <text:p>30.6667</text:p>
          </table:table-cell>
          <table:table-cell office:value-type="float" office:value="33.1667">
            <text:p>33.1667</text:p>
          </table:table-cell>
          <table:table-cell office:value-type="float" office:value="46.3333">
            <text:p>46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5-15T15:00:00">
            <text:p>Sun May 15 15:00:00 2022</text:p>
          </table:table-cell>
          <table:table-cell office:value-type="float" office:value="55.416666666666664">
            <text:p>55.416666666666664</text:p>
          </table:table-cell>
          <table:table-cell office:value-type="float" office:value="32.1667">
            <text:p>32.1667</text:p>
          </table:table-cell>
          <table:table-cell office:value-type="float" office:value="32.8333">
            <text:p>32.8333</text:p>
          </table:table-cell>
          <table:table-cell office:value-type="float" office:value="29.0">
            <text:p>29.0</text:p>
          </table:table-cell>
          <table:table-cell office:value-type="float" office:value="24.8333">
            <text:p>24.8333</text:p>
          </table:table-cell>
          <table:table-cell office:value-type="float" office:value="30.6667">
            <text:p>30.6667</text:p>
          </table:table-cell>
          <table:table-cell office:value-type="float" office:value="33.1667">
            <text:p>33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5-15T16:00:00">
            <text:p>Sun May 15 16:00:00 2022</text:p>
          </table:table-cell>
          <table:table-cell office:value-type="float" office:value="54.027775">
            <text:p>54.027775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32.8333">
            <text:p>32.8333</text:p>
          </table:table-cell>
          <table:table-cell office:value-type="float" office:value="29.0">
            <text:p>29.0</text:p>
          </table:table-cell>
          <table:table-cell office:value-type="float" office:value="24.8333">
            <text:p>24.8333</text:p>
          </table:table-cell>
          <table:table-cell office:value-type="float" office:value="30.6667">
            <text:p>30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5T17:00:00">
            <text:p>Sun May 15 17:00:00 2022</text:p>
          </table:table-cell>
          <table:table-cell office:value-type="float" office:value="52.652775">
            <text:p>52.652775</text:p>
          </table:table-cell>
          <table:table-cell office:value-type="float" office:value="41.5">
            <text:p>41.5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32.8333">
            <text:p>32.8333</text:p>
          </table:table-cell>
          <table:table-cell office:value-type="float" office:value="29.0">
            <text:p>29.0</text:p>
          </table:table-cell>
          <table:table-cell office:value-type="float" office:value="24.8333">
            <text:p>24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5T18:00:00">
            <text:p>Sun May 15 18:00:00 2022</text:p>
          </table:table-cell>
          <table:table-cell office:value-type="float" office:value="51.45138333333333">
            <text:p>51.45138333333333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32.8333">
            <text:p>32.8333</text:p>
          </table:table-cell>
          <table:table-cell office:value-type="float" office:value="29.0">
            <text:p>29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16T13:00:00">
            <text:p>Mon May 16 13:00:00 2022</text:p>
          </table:table-cell>
          <table:table-cell office:value-type="float" office:value="37.88194166666667">
            <text:p>37.88194166666667</text:p>
          </table:table-cell>
          <table:table-cell office:value-type="float" office:value="9.8333">
            <text:p>9.8333</text:p>
          </table:table-cell>
          <table:table-cell office:value-type="float" office:value="14.5">
            <text:p>14.5</text:p>
          </table:table-cell>
          <table:table-cell office:value-type="float" office:value="20.0">
            <text:p>20.0</text:p>
          </table:table-cell>
          <table:table-cell office:value-type="float" office:value="32.0">
            <text:p>32.0</text:p>
          </table:table-cell>
          <table:table-cell office:value-type="float" office:value="37.3333">
            <text:p>37.3333</text:p>
          </table:table-cell>
          <table:table-cell office:value-type="float" office:value="46.3333">
            <text:p>46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5-16T14:00:00">
            <text:p>Mon May 16 14:00:00 2022</text:p>
          </table:table-cell>
          <table:table-cell office:value-type="float" office:value="37.80555416666667">
            <text:p>37.80555416666667</text:p>
          </table:table-cell>
          <table:table-cell office:value-type="float" office:value="15.0">
            <text:p>15.0</text:p>
          </table:table-cell>
          <table:table-cell office:value-type="float" office:value="9.8333">
            <text:p>9.8333</text:p>
          </table:table-cell>
          <table:table-cell office:value-type="float" office:value="14.5">
            <text:p>14.5</text:p>
          </table:table-cell>
          <table:table-cell office:value-type="float" office:value="20.0">
            <text:p>20.0</text:p>
          </table:table-cell>
          <table:table-cell office:value-type="float" office:value="32.0">
            <text:p>32.0</text:p>
          </table:table-cell>
          <table:table-cell office:value-type="float" office:value="37.3333">
            <text:p>37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5-16T15:00:00">
            <text:p>Mon May 16 15:00:00 2022</text:p>
          </table:table-cell>
          <table:table-cell office:value-type="float" office:value="38.11805416666667">
            <text:p>38.11805416666667</text:p>
          </table:table-cell>
          <table:table-cell office:value-type="float" office:value="6.5">
            <text:p>6.5</text:p>
          </table:table-cell>
          <table:table-cell office:value-type="float" office:value="15.0">
            <text:p>15.0</text:p>
          </table:table-cell>
          <table:table-cell office:value-type="float" office:value="9.8333">
            <text:p>9.8333</text:p>
          </table:table-cell>
          <table:table-cell office:value-type="float" office:value="14.5">
            <text:p>14.5</text:p>
          </table:table-cell>
          <table:table-cell office:value-type="float" office:value="20.0">
            <text:p>20.0</text:p>
          </table:table-cell>
          <table:table-cell office:value-type="float" office:value="32.0">
            <text:p>32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5-16T16:00:00">
            <text:p>Mon May 16 16:00:00 2022</text:p>
          </table:table-cell>
          <table:table-cell office:value-type="float" office:value="38.71527916666667">
            <text:p>38.71527916666667</text:p>
          </table:table-cell>
          <table:table-cell office:value-type="float" office:value="15.0">
            <text:p>15.0</text:p>
          </table:table-cell>
          <table:table-cell office:value-type="float" office:value="6.5">
            <text:p>6.5</text:p>
          </table:table-cell>
          <table:table-cell office:value-type="float" office:value="15.0">
            <text:p>15.0</text:p>
          </table:table-cell>
          <table:table-cell office:value-type="float" office:value="9.8333">
            <text:p>9.8333</text:p>
          </table:table-cell>
          <table:table-cell office:value-type="float" office:value="14.5">
            <text:p>14.5</text:p>
          </table:table-cell>
          <table:table-cell office:value-type="float" office:value="20.0">
            <text:p>20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16T17:00:00">
            <text:p>Mon May 16 17:00:00 2022</text:p>
          </table:table-cell>
          <table:table-cell office:value-type="float" office:value="39.4861125">
            <text:p>39.4861125</text:p>
          </table:table-cell>
          <table:table-cell office:value-type="float" office:value="25.3333">
            <text:p>25.3333</text:p>
          </table:table-cell>
          <table:table-cell office:value-type="float" office:value="15.0">
            <text:p>15.0</text:p>
          </table:table-cell>
          <table:table-cell office:value-type="float" office:value="6.5">
            <text:p>6.5</text:p>
          </table:table-cell>
          <table:table-cell office:value-type="float" office:value="15.0">
            <text:p>15.0</text:p>
          </table:table-cell>
          <table:table-cell office:value-type="float" office:value="9.8333">
            <text:p>9.8333</text:p>
          </table:table-cell>
          <table:table-cell office:value-type="float" office:value="14.5">
            <text:p>14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5-16T18:00:00">
            <text:p>Mon May 16 18:00:00 2022</text:p>
          </table:table-cell>
          <table:table-cell office:value-type="float" office:value="40.013891666666666">
            <text:p>40.013891666666666</text:p>
          </table:table-cell>
          <table:table-cell office:value-type="float" office:value="26.6667">
            <text:p>26.6667</text:p>
          </table:table-cell>
          <table:table-cell office:value-type="float" office:value="25.3333">
            <text:p>25.3333</text:p>
          </table:table-cell>
          <table:table-cell office:value-type="float" office:value="15.0">
            <text:p>15.0</text:p>
          </table:table-cell>
          <table:table-cell office:value-type="float" office:value="6.5">
            <text:p>6.5</text:p>
          </table:table-cell>
          <table:table-cell office:value-type="float" office:value="15.0">
            <text:p>15.0</text:p>
          </table:table-cell>
          <table:table-cell office:value-type="float" office:value="9.8333">
            <text:p>9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17T13:00:00">
            <text:p>Tue May 17 13:00:00 2022</text:p>
          </table:table-cell>
          <table:table-cell office:value-type="float" office:value="39.04860416666667">
            <text:p>39.04860416666667</text:p>
          </table:table-cell>
          <table:table-cell office:value-type="float" office:value="10.0">
            <text:p>10.0</text:p>
          </table:table-cell>
          <table:table-cell office:value-type="float" office:value="23.3333">
            <text:p>23.3333</text:p>
          </table:table-cell>
          <table:table-cell office:value-type="float" office:value="30.0">
            <text:p>30.0</text:p>
          </table:table-cell>
          <table:table-cell office:value-type="float" office:value="26.0">
            <text:p>26.0</text:p>
          </table:table-cell>
          <table:table-cell office:value-type="float" office:value="26.3333">
            <text:p>26.3333</text:p>
          </table:table-cell>
          <table:table-cell office:value-type="float" office:value="26.3333">
            <text:p>26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5-17T14:00:00">
            <text:p>Tue May 17 14:00:00 2022</text:p>
          </table:table-cell>
          <table:table-cell office:value-type="float" office:value="39.29860416666667">
            <text:p>39.29860416666667</text:p>
          </table:table-cell>
          <table:table-cell office:value-type="float" office:value="0.8333">
            <text:p>0.8333</text:p>
          </table:table-cell>
          <table:table-cell office:value-type="float" office:value="10.0">
            <text:p>10.0</text:p>
          </table:table-cell>
          <table:table-cell office:value-type="float" office:value="23.3333">
            <text:p>23.3333</text:p>
          </table:table-cell>
          <table:table-cell office:value-type="float" office:value="30.0">
            <text:p>30.0</text:p>
          </table:table-cell>
          <table:table-cell office:value-type="float" office:value="26.0">
            <text:p>26.0</text:p>
          </table:table-cell>
          <table:table-cell office:value-type="float" office:value="26.3333">
            <text:p>26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7T15:00:00">
            <text:p>Tue May 17 15:00:00 2022</text:p>
          </table:table-cell>
          <table:table-cell office:value-type="float" office:value="39.437491666666666">
            <text:p>39.437491666666666</text:p>
          </table:table-cell>
          <table:table-cell office:value-type="float" office:value="0.8333">
            <text:p>0.8333</text:p>
          </table:table-cell>
          <table:table-cell office:value-type="float" office:value="0.8333">
            <text:p>0.8333</text:p>
          </table:table-cell>
          <table:table-cell office:value-type="float" office:value="10.0">
            <text:p>10.0</text:p>
          </table:table-cell>
          <table:table-cell office:value-type="float" office:value="23.3333">
            <text:p>23.3333</text:p>
          </table:table-cell>
          <table:table-cell office:value-type="float" office:value="30.0">
            <text:p>30.0</text:p>
          </table:table-cell>
          <table:table-cell office:value-type="float" office:value="26.0">
            <text:p>26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17T16:00:00">
            <text:p>Tue May 17 16:00:00 2022</text:p>
          </table:table-cell>
          <table:table-cell office:value-type="float" office:value="39.319433333333336">
            <text:p>39.319433333333336</text:p>
          </table:table-cell>
          <table:table-cell office:value-type="float" office:value="3.8333">
            <text:p>3.8333</text:p>
          </table:table-cell>
          <table:table-cell office:value-type="float" office:value="0.8333">
            <text:p>0.8333</text:p>
          </table:table-cell>
          <table:table-cell office:value-type="float" office:value="0.8333">
            <text:p>0.8333</text:p>
          </table:table-cell>
          <table:table-cell office:value-type="float" office:value="10.0">
            <text:p>10.0</text:p>
          </table:table-cell>
          <table:table-cell office:value-type="float" office:value="23.3333">
            <text:p>23.3333</text:p>
          </table:table-cell>
          <table:table-cell office:value-type="float" office:value="30.0">
            <text:p>30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5-17T17:00:00">
            <text:p>Tue May 17 17:00:00 2022</text:p>
          </table:table-cell>
          <table:table-cell office:value-type="float" office:value="39.07637916666667">
            <text:p>39.07637916666667</text:p>
          </table:table-cell>
          <table:table-cell office:value-type="float" office:value="19.1667">
            <text:p>19.1667</text:p>
          </table:table-cell>
          <table:table-cell office:value-type="float" office:value="3.8333">
            <text:p>3.8333</text:p>
          </table:table-cell>
          <table:table-cell office:value-type="float" office:value="0.8333">
            <text:p>0.8333</text:p>
          </table:table-cell>
          <table:table-cell office:value-type="float" office:value="0.8333">
            <text:p>0.8333</text:p>
          </table:table-cell>
          <table:table-cell office:value-type="float" office:value="10.0">
            <text:p>10.0</text:p>
          </table:table-cell>
          <table:table-cell office:value-type="float" office:value="23.3333">
            <text:p>23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17T18:00:00">
            <text:p>Tue May 17 18:00:00 2022</text:p>
          </table:table-cell>
          <table:table-cell office:value-type="float" office:value="39.30554583333333">
            <text:p>39.30554583333333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  <table:table-cell office:value-type="float" office:value="3.8333">
            <text:p>3.8333</text:p>
          </table:table-cell>
          <table:table-cell office:value-type="float" office:value="0.8333">
            <text:p>0.8333</text:p>
          </table:table-cell>
          <table:table-cell office:value-type="float" office:value="0.8333">
            <text:p>0.8333</text:p>
          </table:table-cell>
          <table:table-cell office:value-type="float" office:value="10.0">
            <text:p>10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5-18T13:00:00">
            <text:p>Wed May 18 13:00:00 2022</text:p>
          </table:table-cell>
          <table:table-cell office:value-type="float" office:value="36.222225">
            <text:p>36.222225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18T14:00:00">
            <text:p>Wed May 18 14:00:00 2022</text:p>
          </table:table-cell>
          <table:table-cell office:value-type="float" office:value="37.472225">
            <text:p>37.472225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5-18T15:00:00">
            <text:p>Wed May 18 15:00:00 2022</text:p>
          </table:table-cell>
          <table:table-cell office:value-type="float" office:value="38.972225">
            <text:p>38.972225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5-18T16:00:00">
            <text:p>Wed May 18 16:00:00 2022</text:p>
          </table:table-cell>
          <table:table-cell office:value-type="float" office:value="40.444449999999996">
            <text:p>40.444449999999996</text:p>
          </table:table-cell>
          <table:table-cell office:value-type="float" office:value="1.6667">
            <text:p>1.6667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2-05-19T13:00:00">
            <text:p>Thu May 19 13:00:00 2022</text:p>
          </table:table-cell>
          <table:table-cell office:value-type="float" office:value="52.541679166666675">
            <text:p>52.541679166666675</text:p>
          </table:table-cell>
          <table:table-cell office:value-type="float" office:value="5.8333">
            <text:p>5.8333</text:p>
          </table:table-cell>
          <table:table-cell office:value-type="float" office:value="27.0">
            <text:p>27.0</text:p>
          </table:table-cell>
          <table:table-cell office:value-type="float" office:value="15.6667">
            <text:p>15.6667</text:p>
          </table:table-cell>
          <table:table-cell office:value-type="float" office:value="32.1667">
            <text:p>32.1667</text:p>
          </table:table-cell>
          <table:table-cell office:value-type="float" office:value="23.6667">
            <text:p>23.6667</text:p>
          </table:table-cell>
          <table:table-cell office:value-type="float" office:value="37.8333">
            <text:p>37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9T14:00:00">
            <text:p>Thu May 19 14:00:00 2022</text:p>
          </table:table-cell>
          <table:table-cell office:value-type="float" office:value="52.84029166666667">
            <text:p>52.84029166666667</text:p>
          </table:table-cell>
          <table:table-cell office:value-type="float" office:value="10.1667">
            <text:p>10.1667</text:p>
          </table:table-cell>
          <table:table-cell office:value-type="float" office:value="5.8333">
            <text:p>5.8333</text:p>
          </table:table-cell>
          <table:table-cell office:value-type="float" office:value="27.0">
            <text:p>27.0</text:p>
          </table:table-cell>
          <table:table-cell office:value-type="float" office:value="15.6667">
            <text:p>15.6667</text:p>
          </table:table-cell>
          <table:table-cell office:value-type="float" office:value="32.1667">
            <text:p>32.1667</text:p>
          </table:table-cell>
          <table:table-cell office:value-type="float" office:value="23.6667">
            <text:p>23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5-19T15:00:00">
            <text:p>Thu May 19 15:00:00 2022</text:p>
          </table:table-cell>
          <table:table-cell office:value-type="float" office:value="53.01390416666667">
            <text:p>53.01390416666667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8333">
            <text:p>5.8333</text:p>
          </table:table-cell>
          <table:table-cell office:value-type="float" office:value="27.0">
            <text:p>27.0</text:p>
          </table:table-cell>
          <table:table-cell office:value-type="float" office:value="15.6667">
            <text:p>15.6667</text:p>
          </table:table-cell>
          <table:table-cell office:value-type="float" office:value="32.1667">
            <text:p>32.1667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5-19T16:00:00">
            <text:p>Thu May 19 16:00:00 2022</text:p>
          </table:table-cell>
          <table:table-cell office:value-type="float" office:value="53.479179166666675">
            <text:p>53.479179166666675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8333">
            <text:p>5.8333</text:p>
          </table:table-cell>
          <table:table-cell office:value-type="float" office:value="27.0">
            <text:p>27.0</text:p>
          </table:table-cell>
          <table:table-cell office:value-type="float" office:value="15.6667">
            <text:p>15.6667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22-05-19T17:00:00">
            <text:p>Thu May 19 17:00:00 2022</text:p>
          </table:table-cell>
          <table:table-cell office:value-type="float" office:value="54.43056666666667">
            <text:p>54.43056666666667</text:p>
          </table:table-cell>
          <table:table-cell office:value-type="float" office:value="24.0">
            <text:p>24.0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8333">
            <text:p>5.8333</text:p>
          </table:table-cell>
          <table:table-cell office:value-type="float" office:value="27.0">
            <text:p>27.0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5-20T16:00:00">
            <text:p>Fri May 20 16:00:00 2022</text:p>
          </table:table-cell>
          <table:table-cell office:value-type="float" office:value="65.84027083333332">
            <text:p>65.84027083333332</text:p>
          </table:table-cell>
          <table:table-cell office:value-type="float" office:value="41.1667">
            <text:p>41.1667</text:p>
          </table:table-cell>
          <table:table-cell office:value-type="float" office:value="37.3333">
            <text:p>37.3333</text:p>
          </table:table-cell>
          <table:table-cell office:value-type="float" office:value="36.6667">
            <text:p>36.6667</text:p>
          </table:table-cell>
          <table:table-cell office:value-type="float" office:value="43.3333">
            <text:p>43.3333</text:p>
          </table:table-cell>
          <table:table-cell office:value-type="float" office:value="34.3333">
            <text:p>34.3333</text:p>
          </table:table-cell>
          <table:table-cell office:value-type="float" office:value="35.8333">
            <text:p>35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5-20T17:00:00">
            <text:p>Fri May 20 17:00:00 2022</text:p>
          </table:table-cell>
          <table:table-cell office:value-type="float" office:value="67.28471666666665">
            <text:p>67.28471666666665</text:p>
          </table:table-cell>
          <table:table-cell office:value-type="float" office:value="53.1667">
            <text:p>53.1667</text:p>
          </table:table-cell>
          <table:table-cell office:value-type="float" office:value="41.1667">
            <text:p>41.1667</text:p>
          </table:table-cell>
          <table:table-cell office:value-type="float" office:value="37.3333">
            <text:p>37.3333</text:p>
          </table:table-cell>
          <table:table-cell office:value-type="float" office:value="36.6667">
            <text:p>36.6667</text:p>
          </table:table-cell>
          <table:table-cell office:value-type="float" office:value="43.3333">
            <text:p>43.3333</text:p>
          </table:table-cell>
          <table:table-cell office:value-type="float" office:value="34.3333">
            <text:p>34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20T18:00:00">
            <text:p>Fri May 20 18:00:00 2022</text:p>
          </table:table-cell>
          <table:table-cell office:value-type="float" office:value="67.59721666666665">
            <text:p>67.59721666666665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41.1667">
            <text:p>41.1667</text:p>
          </table:table-cell>
          <table:table-cell office:value-type="float" office:value="37.3333">
            <text:p>37.3333</text:p>
          </table:table-cell>
          <table:table-cell office:value-type="float" office:value="36.6667">
            <text:p>36.6667</text:p>
          </table:table-cell>
          <table:table-cell office:value-type="float" office:value="43.3333">
            <text:p>43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20T19:00:00">
            <text:p>Fri May 20 19:00:00 2022</text:p>
          </table:table-cell>
          <table:table-cell office:value-type="float" office:value="66.36110416666666">
            <text:p>66.36110416666666</text:p>
          </table:table-cell>
          <table:table-cell office:value-type="float" office:value="52.0">
            <text:p>52.0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41.1667">
            <text:p>41.1667</text:p>
          </table:table-cell>
          <table:table-cell office:value-type="float" office:value="37.3333">
            <text:p>37.3333</text:p>
          </table:table-cell>
          <table:table-cell office:value-type="float" office:value="36.6667">
            <text:p>36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20T20:00:00">
            <text:p>Fri May 20 20:00:00 2022</text:p>
          </table:table-cell>
          <table:table-cell office:value-type="float" office:value="63.78471249999999">
            <text:p>63.78471249999999</text:p>
          </table:table-cell>
          <table:table-cell office:value-type="float" office:value="35.3333">
            <text:p>35.3333</text:p>
          </table:table-cell>
          <table:table-cell office:value-type="float" office:value="52.0">
            <text:p>52.0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41.1667">
            <text:p>41.1667</text:p>
          </table:table-cell>
          <table:table-cell office:value-type="float" office:value="37.3333">
            <text:p>37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21T11:00:00">
            <text:p>Sat May 21 11:00:00 2022</text:p>
          </table:table-cell>
          <table:table-cell office:value-type="float" office:value="47.833329166666665">
            <text:p>47.833329166666665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21T12:00:00">
            <text:p>Sat May 21 12:00:00 2022</text:p>
          </table:table-cell>
          <table:table-cell office:value-type="float" office:value="48.152775">
            <text:p>48.152775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5-21T13:00:00">
            <text:p>Sat May 21 13:00:00 2022</text:p>
          </table:table-cell>
          <table:table-cell office:value-type="float" office:value="49.4375">
            <text:p>49.4375</text:p>
          </table:table-cell>
          <table:table-cell office:value-type="float" office:value="53.6667">
            <text:p>53.6667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21T14:00:00">
            <text:p>Sat May 21 14:00:00 2022</text:p>
          </table:table-cell>
          <table:table-cell office:value-type="float" office:value="49.25">
            <text:p>49.25</text:p>
          </table:table-cell>
          <table:table-cell office:value-type="float" office:value="48.3333">
            <text:p>48.3333</text:p>
          </table:table-cell>
          <table:table-cell office:value-type="float" office:value="53.6667">
            <text:p>53.6667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1T15:00:00">
            <text:p>Sat May 21 15:00:00 2022</text:p>
          </table:table-cell>
          <table:table-cell office:value-type="float" office:value="49.229166666666664">
            <text:p>49.229166666666664</text:p>
          </table:table-cell>
          <table:table-cell office:value-type="float" office:value="36.5">
            <text:p>36.5</text:p>
          </table:table-cell>
          <table:table-cell office:value-type="float" office:value="48.3333">
            <text:p>48.3333</text:p>
          </table:table-cell>
          <table:table-cell office:value-type="float" office:value="53.6667">
            <text:p>53.6667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5-22T14:00:00">
            <text:p>Sun May 22 14:00:00 2022</text:p>
          </table:table-cell>
          <table:table-cell office:value-type="float" office:value="72.33332083333333">
            <text:p>72.33332083333333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0.8333">
            <text:p>60.8333</text:p>
          </table:table-cell>
          <table:table-cell office:value-type="float" office:value="63.3333">
            <text:p>63.3333</text:p>
          </table:table-cell>
          <table:table-cell office:value-type="float" office:value="68.3333">
            <text:p>68.333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22T15:00:00">
            <text:p>Sun May 22 15:00:00 2022</text:p>
          </table:table-cell>
          <table:table-cell office:value-type="float" office:value="71.8124875">
            <text:p>71.8124875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0.8333">
            <text:p>60.8333</text:p>
          </table:table-cell>
          <table:table-cell office:value-type="float" office:value="63.3333">
            <text:p>63.3333</text:p>
          </table:table-cell>
          <table:table-cell office:value-type="float" office:value="68.3333">
            <text:p>68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5-22T16:00:00">
            <text:p>Sun May 22 16:00:00 2022</text:p>
          </table:table-cell>
          <table:table-cell office:value-type="float" office:value="70.77776666666666">
            <text:p>70.77776666666666</text:p>
          </table:table-cell>
          <table:table-cell office:value-type="float" office:value="65.1667">
            <text:p>65.1667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0.8333">
            <text:p>60.8333</text:p>
          </table:table-cell>
          <table:table-cell office:value-type="float" office:value="63.3333">
            <text:p>63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22T17:00:00">
            <text:p>Sun May 22 17:00:00 2022</text:p>
          </table:table-cell>
          <table:table-cell office:value-type="float" office:value="69.6597125">
            <text:p>69.6597125</text:p>
          </table:table-cell>
          <table:table-cell office:value-type="float" office:value="61.8333">
            <text:p>61.8333</text:p>
          </table:table-cell>
          <table:table-cell office:value-type="float" office:value="65.1667">
            <text:p>65.1667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0.8333">
            <text:p>60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22T18:00:00">
            <text:p>Sun May 22 18:00:00 2022</text:p>
          </table:table-cell>
          <table:table-cell office:value-type="float" office:value="68.57637916666667">
            <text:p>68.57637916666667</text:p>
          </table:table-cell>
          <table:table-cell office:value-type="float" office:value="58.3333">
            <text:p>58.3333</text:p>
          </table:table-cell>
          <table:table-cell office:value-type="float" office:value="61.8333">
            <text:p>61.8333</text:p>
          </table:table-cell>
          <table:table-cell office:value-type="float" office:value="65.1667">
            <text:p>65.1667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22T19:00:00">
            <text:p>Sun May 22 19:00:00 2022</text:p>
          </table:table-cell>
          <table:table-cell office:value-type="float" office:value="67.49999166666667">
            <text:p>67.49999166666667</text:p>
          </table:table-cell>
          <table:table-cell office:value-type="float" office:value="57.3333">
            <text:p>57.3333</text:p>
          </table:table-cell>
          <table:table-cell office:value-type="float" office:value="58.3333">
            <text:p>58.3333</text:p>
          </table:table-cell>
          <table:table-cell office:value-type="float" office:value="61.8333">
            <text:p>61.8333</text:p>
          </table:table-cell>
          <table:table-cell office:value-type="float" office:value="65.1667">
            <text:p>65.1667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22T20:00:00">
            <text:p>Sun May 22 20:00:00 2022</text:p>
          </table:table-cell>
          <table:table-cell office:value-type="float" office:value="66.645825">
            <text:p>66.645825</text:p>
          </table:table-cell>
          <table:table-cell office:value-type="float" office:value="58.1667">
            <text:p>58.1667</text:p>
          </table:table-cell>
          <table:table-cell office:value-type="float" office:value="57.3333">
            <text:p>57.3333</text:p>
          </table:table-cell>
          <table:table-cell office:value-type="float" office:value="58.3333">
            <text:p>58.3333</text:p>
          </table:table-cell>
          <table:table-cell office:value-type="float" office:value="61.8333">
            <text:p>61.8333</text:p>
          </table:table-cell>
          <table:table-cell office:value-type="float" office:value="65.1667">
            <text:p>65.1667</text:p>
          </table:table-cell>
          <table:table-cell office:value-type="float" office:value="64.3333">
            <text:p>64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22T21:00:00">
            <text:p>Sun May 22 21:00:00 2022</text:p>
          </table:table-cell>
          <table:table-cell office:value-type="float" office:value="65.70138333333334">
            <text:p>65.70138333333334</text:p>
          </table:table-cell>
          <table:table-cell office:value-type="float" office:value="61.8333">
            <text:p>61.8333</text:p>
          </table:table-cell>
          <table:table-cell office:value-type="float" office:value="58.1667">
            <text:p>58.1667</text:p>
          </table:table-cell>
          <table:table-cell office:value-type="float" office:value="57.3333">
            <text:p>57.3333</text:p>
          </table:table-cell>
          <table:table-cell office:value-type="float" office:value="58.3333">
            <text:p>58.3333</text:p>
          </table:table-cell>
          <table:table-cell office:value-type="float" office:value="61.8333">
            <text:p>61.8333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22T22:00:00">
            <text:p>Sun May 22 22:00:00 2022</text:p>
          </table:table-cell>
          <table:table-cell office:value-type="float" office:value="64.79860833333333">
            <text:p>64.79860833333333</text:p>
          </table:table-cell>
          <table:table-cell office:value-type="float" office:value="62.1667">
            <text:p>62.1667</text:p>
          </table:table-cell>
          <table:table-cell office:value-type="float" office:value="61.8333">
            <text:p>61.8333</text:p>
          </table:table-cell>
          <table:table-cell office:value-type="float" office:value="58.1667">
            <text:p>58.1667</text:p>
          </table:table-cell>
          <table:table-cell office:value-type="float" office:value="57.3333">
            <text:p>57.3333</text:p>
          </table:table-cell>
          <table:table-cell office:value-type="float" office:value="58.3333">
            <text:p>58.3333</text:p>
          </table:table-cell>
          <table:table-cell office:value-type="float" office:value="61.8333">
            <text:p>61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5-23T15:00:00">
            <text:p>Mon May 23 15:00:00 2022</text:p>
          </table:table-cell>
          <table:table-cell office:value-type="float" office:value="53.20834166666666">
            <text:p>53.20834166666666</text:p>
          </table:table-cell>
          <table:table-cell office:value-type="float" office:value="30.5">
            <text:p>30.5</text:p>
          </table:table-cell>
          <table:table-cell office:value-type="float" office:value="38.5">
            <text:p>38.5</text:p>
          </table:table-cell>
          <table:table-cell office:value-type="float" office:value="35.8333">
            <text:p>35.8333</text:p>
          </table:table-cell>
          <table:table-cell office:value-type="float" office:value="38.0">
            <text:p>38.0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5-23T16:00:00">
            <text:p>Mon May 23 16:00:00 2022</text:p>
          </table:table-cell>
          <table:table-cell office:value-type="float" office:value="53.791675">
            <text:p>53.791675</text:p>
          </table:table-cell>
          <table:table-cell office:value-type="float" office:value="15.0">
            <text:p>15.0</text:p>
          </table:table-cell>
          <table:table-cell office:value-type="float" office:value="30.5">
            <text:p>30.5</text:p>
          </table:table-cell>
          <table:table-cell office:value-type="float" office:value="38.5">
            <text:p>38.5</text:p>
          </table:table-cell>
          <table:table-cell office:value-type="float" office:value="35.8333">
            <text:p>35.8333</text:p>
          </table:table-cell>
          <table:table-cell office:value-type="float" office:value="38.0">
            <text:p>38.0</text:p>
          </table:table-cell>
          <table:table-cell office:value-type="float" office:value="42.3333">
            <text:p>42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5-23T17:00:00">
            <text:p>Mon May 23 17:00:00 2022</text:p>
          </table:table-cell>
          <table:table-cell office:value-type="float" office:value="54.354175">
            <text:p>54.354175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30.5">
            <text:p>30.5</text:p>
          </table:table-cell>
          <table:table-cell office:value-type="float" office:value="38.5">
            <text:p>38.5</text:p>
          </table:table-cell>
          <table:table-cell office:value-type="float" office:value="35.8333">
            <text:p>35.8333</text:p>
          </table:table-cell>
          <table:table-cell office:value-type="float" office:value="38.0">
            <text:p>38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23T18:00:00">
            <text:p>Mon May 23 18:00:00 2022</text:p>
          </table:table-cell>
          <table:table-cell office:value-type="float" office:value="54.729175">
            <text:p>54.729175</text:p>
          </table:table-cell>
          <table:table-cell office:value-type="float" office:value="40.1667">
            <text:p>40.1667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30.5">
            <text:p>30.5</text:p>
          </table:table-cell>
          <table:table-cell office:value-type="float" office:value="38.5">
            <text:p>38.5</text:p>
          </table:table-cell>
          <table:table-cell office:value-type="float" office:value="35.8333">
            <text:p>35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5-23T19:00:00">
            <text:p>Mon May 23 19:00:00 2022</text:p>
          </table:table-cell>
          <table:table-cell office:value-type="float" office:value="54.98611666666667">
            <text:p>54.98611666666667</text:p>
          </table:table-cell>
          <table:table-cell office:value-type="float" office:value="49.1667">
            <text:p>49.1667</text:p>
          </table:table-cell>
          <table:table-cell office:value-type="float" office:value="40.1667">
            <text:p>40.1667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30.5">
            <text:p>30.5</text:p>
          </table:table-cell>
          <table:table-cell office:value-type="float" office:value="38.5">
            <text:p>38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5-24T11:00:00">
            <text:p>Tue May 24 11:00:00 2022</text:p>
          </table:table-cell>
          <table:table-cell office:value-type="float" office:value="51.02777916666667">
            <text:p>51.02777916666667</text:p>
          </table:table-cell>
          <table:table-cell office:value-type="float" office:value="38.8333">
            <text:p>38.8333</text:p>
          </table:table-cell>
          <table:table-cell office:value-type="float" office:value="33.6667">
            <text:p>33.6667</text:p>
          </table:table-cell>
          <table:table-cell office:value-type="float" office:value="31.1667">
            <text:p>31.1667</text:p>
          </table:table-cell>
          <table:table-cell office:value-type="float" office:value="35.1667">
            <text:p>35.1667</text:p>
          </table:table-cell>
          <table:table-cell office:value-type="float" office:value="34.1667">
            <text:p>34.1667</text:p>
          </table:table-cell>
          <table:table-cell office:value-type="float" office:value="43.0">
            <text:p>43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5-24T12:00:00">
            <text:p>Tue May 24 12:00:00 2022</text:p>
          </table:table-cell>
          <table:table-cell office:value-type="float" office:value="51.53472083333333">
            <text:p>51.53472083333333</text:p>
          </table:table-cell>
          <table:table-cell office:value-type="float" office:value="32.6667">
            <text:p>32.6667</text:p>
          </table:table-cell>
          <table:table-cell office:value-type="float" office:value="38.8333">
            <text:p>38.8333</text:p>
          </table:table-cell>
          <table:table-cell office:value-type="float" office:value="33.6667">
            <text:p>33.6667</text:p>
          </table:table-cell>
          <table:table-cell office:value-type="float" office:value="31.1667">
            <text:p>31.1667</text:p>
          </table:table-cell>
          <table:table-cell office:value-type="float" office:value="35.1667">
            <text:p>35.1667</text:p>
          </table:table-cell>
          <table:table-cell office:value-type="float" office:value="34.1667">
            <text:p>34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5-24T13:00:00">
            <text:p>Tue May 24 13:00:00 2022</text:p>
          </table:table-cell>
          <table:table-cell office:value-type="float" office:value="52.0138875">
            <text:p>52.0138875</text:p>
          </table:table-cell>
          <table:table-cell office:value-type="float" office:value="18.0">
            <text:p>18.0</text:p>
          </table:table-cell>
          <table:table-cell office:value-type="float" office:value="32.6667">
            <text:p>32.6667</text:p>
          </table:table-cell>
          <table:table-cell office:value-type="float" office:value="38.8333">
            <text:p>38.8333</text:p>
          </table:table-cell>
          <table:table-cell office:value-type="float" office:value="33.6667">
            <text:p>33.6667</text:p>
          </table:table-cell>
          <table:table-cell office:value-type="float" office:value="31.1667">
            <text:p>31.1667</text:p>
          </table:table-cell>
          <table:table-cell office:value-type="float" office:value="35.1667">
            <text:p>35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24T14:00:00">
            <text:p>Tue May 24 14:00:00 2022</text:p>
          </table:table-cell>
          <table:table-cell office:value-type="float" office:value="52.083333333333336">
            <text:p>52.083333333333336</text:p>
          </table:table-cell>
          <table:table-cell office:value-type="float" office:value="50.0">
            <text:p>50.0</text:p>
          </table:table-cell>
          <table:table-cell office:value-type="float" office:value="18.0">
            <text:p>18.0</text:p>
          </table:table-cell>
          <table:table-cell office:value-type="float" office:value="32.6667">
            <text:p>32.6667</text:p>
          </table:table-cell>
          <table:table-cell office:value-type="float" office:value="38.8333">
            <text:p>38.8333</text:p>
          </table:table-cell>
          <table:table-cell office:value-type="float" office:value="33.6667">
            <text:p>33.6667</text:p>
          </table:table-cell>
          <table:table-cell office:value-type="float" office:value="31.1667">
            <text:p>31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5-24T15:00:00">
            <text:p>Tue May 24 15:00:00 2022</text:p>
          </table:table-cell>
          <table:table-cell office:value-type="float" office:value="52.270833333333336">
            <text:p>52.270833333333336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18.0">
            <text:p>18.0</text:p>
          </table:table-cell>
          <table:table-cell office:value-type="float" office:value="32.6667">
            <text:p>32.6667</text:p>
          </table:table-cell>
          <table:table-cell office:value-type="float" office:value="38.8333">
            <text:p>38.8333</text:p>
          </table:table-cell>
          <table:table-cell office:value-type="float" office:value="33.6667">
            <text:p>33.6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5-24T16:00:00">
            <text:p>Tue May 24 16:00:00 2022</text:p>
          </table:table-cell>
          <table:table-cell office:value-type="float" office:value="52.375">
            <text:p>52.375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18.0">
            <text:p>18.0</text:p>
          </table:table-cell>
          <table:table-cell office:value-type="float" office:value="32.6667">
            <text:p>32.6667</text:p>
          </table:table-cell>
          <table:table-cell office:value-type="float" office:value="38.8333">
            <text:p>38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5T14:00:00">
            <text:p>Wed May 25 14:00:00 2022</text:p>
          </table:table-cell>
          <table:table-cell office:value-type="float" office:value="70.1111125">
            <text:p>70.1111125</text:p>
          </table:table-cell>
          <table:table-cell office:value-type="float" office:value="61.1667">
            <text:p>61.1667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4.0">
            <text:p>74.0</text:p>
          </table:table-cell>
          <table:table-cell office:value-type="float" office:value="75.3333">
            <text:p>75.3333</text:p>
          </table:table-cell>
          <table:table-cell office:value-type="float" office:value="72.6667">
            <text:p>72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5:00:00">
            <text:p>Wed May 25 15:00:00 2022</text:p>
          </table:table-cell>
          <table:table-cell office:value-type="float" office:value="69.85416666666667">
            <text:p>69.85416666666667</text:p>
          </table:table-cell>
          <table:table-cell office:value-type="float" office:value="51.3333">
            <text:p>51.3333</text:p>
          </table:table-cell>
          <table:table-cell office:value-type="float" office:value="61.1667">
            <text:p>61.1667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4.0">
            <text:p>74.0</text:p>
          </table:table-cell>
          <table:table-cell office:value-type="float" office:value="75.3333">
            <text:p>75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5T16:00:00">
            <text:p>Wed May 25 16:00:00 2022</text:p>
          </table:table-cell>
          <table:table-cell office:value-type="float" office:value="69.79860833333333">
            <text:p>69.79860833333333</text:p>
          </table:table-cell>
          <table:table-cell office:value-type="float" office:value="37.5">
            <text:p>37.5</text:p>
          </table:table-cell>
          <table:table-cell office:value-type="float" office:value="51.3333">
            <text:p>51.3333</text:p>
          </table:table-cell>
          <table:table-cell office:value-type="float" office:value="61.1667">
            <text:p>61.1667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4.0">
            <text:p>74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5T17:00:00">
            <text:p>Wed May 25 17:00:00 2022</text:p>
          </table:table-cell>
          <table:table-cell office:value-type="float" office:value="69.52082916666667">
            <text:p>69.52082916666667</text:p>
          </table:table-cell>
          <table:table-cell office:value-type="float" office:value="47.5">
            <text:p>47.5</text:p>
          </table:table-cell>
          <table:table-cell office:value-type="float" office:value="37.5">
            <text:p>37.5</text:p>
          </table:table-cell>
          <table:table-cell office:value-type="float" office:value="51.3333">
            <text:p>51.3333</text:p>
          </table:table-cell>
          <table:table-cell office:value-type="float" office:value="61.1667">
            <text:p>61.1667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8:00:00">
            <text:p>Wed May 25 18:00:00 2022</text:p>
          </table:table-cell>
          <table:table-cell office:value-type="float" office:value="69.47221666666667">
            <text:p>69.47221666666667</text:p>
          </table:table-cell>
          <table:table-cell office:value-type="float" office:value="65.3333">
            <text:p>65.3333</text:p>
          </table:table-cell>
          <table:table-cell office:value-type="float" office:value="47.5">
            <text:p>47.5</text:p>
          </table:table-cell>
          <table:table-cell office:value-type="float" office:value="37.5">
            <text:p>37.5</text:p>
          </table:table-cell>
          <table:table-cell office:value-type="float" office:value="51.3333">
            <text:p>51.3333</text:p>
          </table:table-cell>
          <table:table-cell office:value-type="float" office:value="61.1667">
            <text:p>61.1667</text:p>
          </table:table-cell>
          <table:table-cell office:value-type="float" office:value="65.5">
            <text:p>65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9:00:00">
            <text:p>Wed May 25 19:00:00 2022</text:p>
          </table:table-cell>
          <table:table-cell office:value-type="float" office:value="69.3819375">
            <text:p>69.3819375</text:p>
          </table:table-cell>
          <table:table-cell office:value-type="float" office:value="72.3333">
            <text:p>72.3333</text:p>
          </table:table-cell>
          <table:table-cell office:value-type="float" office:value="65.3333">
            <text:p>65.3333</text:p>
          </table:table-cell>
          <table:table-cell office:value-type="float" office:value="47.5">
            <text:p>47.5</text:p>
          </table:table-cell>
          <table:table-cell office:value-type="float" office:value="37.5">
            <text:p>37.5</text:p>
          </table:table-cell>
          <table:table-cell office:value-type="float" office:value="51.3333">
            <text:p>51.3333</text:p>
          </table:table-cell>
          <table:table-cell office:value-type="float" office:value="61.1667">
            <text:p>61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5-25T20:00:00">
            <text:p>Wed May 25 20:00:00 2022</text:p>
          </table:table-cell>
          <table:table-cell office:value-type="float" office:value="69.22915833333333">
            <text:p>69.22915833333333</text:p>
          </table:table-cell>
          <table:table-cell office:value-type="float" office:value="73.6667">
            <text:p>73.6667</text:p>
          </table:table-cell>
          <table:table-cell office:value-type="float" office:value="72.3333">
            <text:p>72.3333</text:p>
          </table:table-cell>
          <table:table-cell office:value-type="float" office:value="65.3333">
            <text:p>65.3333</text:p>
          </table:table-cell>
          <table:table-cell office:value-type="float" office:value="47.5">
            <text:p>47.5</text:p>
          </table:table-cell>
          <table:table-cell office:value-type="float" office:value="37.5">
            <text:p>37.5</text:p>
          </table:table-cell>
          <table:table-cell office:value-type="float" office:value="51.3333">
            <text:p>51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5T21:00:00">
            <text:p>Wed May 25 21:00:00 2022</text:p>
          </table:table-cell>
          <table:table-cell office:value-type="float" office:value="69.1319375">
            <text:p>69.1319375</text:p>
          </table:table-cell>
          <table:table-cell office:value-type="float" office:value="77.5">
            <text:p>77.5</text:p>
          </table:table-cell>
          <table:table-cell office:value-type="float" office:value="73.6667">
            <text:p>73.6667</text:p>
          </table:table-cell>
          <table:table-cell office:value-type="float" office:value="72.3333">
            <text:p>72.3333</text:p>
          </table:table-cell>
          <table:table-cell office:value-type="float" office:value="65.3333">
            <text:p>65.3333</text:p>
          </table:table-cell>
          <table:table-cell office:value-type="float" office:value="47.5">
            <text:p>47.5</text:p>
          </table:table-cell>
          <table:table-cell office:value-type="float" office:value="37.5">
            <text:p>37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5-26T11:00:00">
            <text:p>Thu May 26 11:00:00 2022</text:p>
          </table:table-cell>
          <table:table-cell office:value-type="float" office:value="46.965275">
            <text:p>46.965275</text:p>
          </table:table-cell>
          <table:table-cell office:value-type="float" office:value="20.6667">
            <text:p>20.6667</text:p>
          </table:table-cell>
          <table:table-cell office:value-type="float" office:value="27.1667">
            <text:p>27.1667</text:p>
          </table:table-cell>
          <table:table-cell office:value-type="float" office:value="15.3333">
            <text:p>15.3333</text:p>
          </table:table-cell>
          <table:table-cell office:value-type="float" office:value="2.3333">
            <text:p>2.3333</text:p>
          </table:table-cell>
          <table:table-cell office:value-type="float" office:value="5.6667">
            <text:p>5.6667</text:p>
          </table:table-cell>
          <table:table-cell office:value-type="float" office:value="36.0">
            <text:p>36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26T12:00:00">
            <text:p>Thu May 26 12:00:00 2022</text:p>
          </table:table-cell>
          <table:table-cell office:value-type="float" office:value="46.666666666666664">
            <text:p>46.666666666666664</text:p>
          </table:table-cell>
          <table:table-cell office:value-type="float" office:value="19.1667">
            <text:p>19.1667</text:p>
          </table:table-cell>
          <table:table-cell office:value-type="float" office:value="20.6667">
            <text:p>20.6667</text:p>
          </table:table-cell>
          <table:table-cell office:value-type="float" office:value="27.1667">
            <text:p>27.1667</text:p>
          </table:table-cell>
          <table:table-cell office:value-type="float" office:value="15.3333">
            <text:p>15.3333</text:p>
          </table:table-cell>
          <table:table-cell office:value-type="float" office:value="2.3333">
            <text:p>2.3333</text:p>
          </table:table-cell>
          <table:table-cell office:value-type="float" office:value="5.6667">
            <text:p>5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5-26T13:00:00">
            <text:p>Thu May 26 13:00:00 2022</text:p>
          </table:table-cell>
          <table:table-cell office:value-type="float" office:value="46.61805416666667">
            <text:p>46.61805416666667</text:p>
          </table:table-cell>
          <table:table-cell office:value-type="float" office:value="16.5">
            <text:p>16.5</text:p>
          </table:table-cell>
          <table:table-cell office:value-type="float" office:value="19.1667">
            <text:p>19.1667</text:p>
          </table:table-cell>
          <table:table-cell office:value-type="float" office:value="20.6667">
            <text:p>20.6667</text:p>
          </table:table-cell>
          <table:table-cell office:value-type="float" office:value="27.1667">
            <text:p>27.1667</text:p>
          </table:table-cell>
          <table:table-cell office:value-type="float" office:value="15.3333">
            <text:p>15.3333</text:p>
          </table:table-cell>
          <table:table-cell office:value-type="float" office:value="2.3333">
            <text:p>2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26T14:00:00">
            <text:p>Thu May 26 14:00:00 2022</text:p>
          </table:table-cell>
          <table:table-cell office:value-type="float" office:value="46.53472083333333">
            <text:p>46.53472083333333</text:p>
          </table:table-cell>
          <table:table-cell office:value-type="float" office:value="42.6667">
            <text:p>42.6667</text:p>
          </table:table-cell>
          <table:table-cell office:value-type="float" office:value="16.5">
            <text:p>16.5</text:p>
          </table:table-cell>
          <table:table-cell office:value-type="float" office:value="19.1667">
            <text:p>19.1667</text:p>
          </table:table-cell>
          <table:table-cell office:value-type="float" office:value="20.6667">
            <text:p>20.6667</text:p>
          </table:table-cell>
          <table:table-cell office:value-type="float" office:value="27.1667">
            <text:p>27.1667</text:p>
          </table:table-cell>
          <table:table-cell office:value-type="float" office:value="15.3333">
            <text:p>15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5-26T15:00:00">
            <text:p>Thu May 26 15:00:00 2022</text:p>
          </table:table-cell>
          <table:table-cell office:value-type="float" office:value="46.46527916666667">
            <text:p>46.46527916666667</text:p>
          </table:table-cell>
          <table:table-cell office:value-type="float" office:value="23.3333">
            <text:p>23.3333</text:p>
          </table:table-cell>
          <table:table-cell office:value-type="float" office:value="42.6667">
            <text:p>42.6667</text:p>
          </table:table-cell>
          <table:table-cell office:value-type="float" office:value="16.5">
            <text:p>16.5</text:p>
          </table:table-cell>
          <table:table-cell office:value-type="float" office:value="19.1667">
            <text:p>19.1667</text:p>
          </table:table-cell>
          <table:table-cell office:value-type="float" office:value="20.6667">
            <text:p>20.6667</text:p>
          </table:table-cell>
          <table:table-cell office:value-type="float" office:value="27.1667">
            <text:p>27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5-26T16:00:00">
            <text:p>Thu May 26 16:00:00 2022</text:p>
          </table:table-cell>
          <table:table-cell office:value-type="float" office:value="46.5208375">
            <text:p>46.5208375</text:p>
          </table:table-cell>
          <table:table-cell office:value-type="float" office:value="5.6667">
            <text:p>5.6667</text:p>
          </table:table-cell>
          <table:table-cell office:value-type="float" office:value="23.3333">
            <text:p>23.3333</text:p>
          </table:table-cell>
          <table:table-cell office:value-type="float" office:value="42.6667">
            <text:p>42.6667</text:p>
          </table:table-cell>
          <table:table-cell office:value-type="float" office:value="16.5">
            <text:p>16.5</text:p>
          </table:table-cell>
          <table:table-cell office:value-type="float" office:value="19.1667">
            <text:p>19.1667</text:p>
          </table:table-cell>
          <table:table-cell office:value-type="float" office:value="20.6667">
            <text:p>20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7T11:00:00">
            <text:p>Fri May 27 11:00:00 2022</text:p>
          </table:table-cell>
          <table:table-cell office:value-type="float" office:value="59.826391666666666">
            <text:p>59.826391666666666</text:p>
          </table:table-cell>
          <table:table-cell office:value-type="float" office:value="37.8333">
            <text:p>37.8333</text:p>
          </table:table-cell>
          <table:table-cell office:value-type="float" office:value="33.5">
            <text:p>33.5</text:p>
          </table:table-cell>
          <table:table-cell office:value-type="float" office:value="38.3333">
            <text:p>38.3333</text:p>
          </table:table-cell>
          <table:table-cell office:value-type="float" office:value="34.3333">
            <text:p>34.3333</text:p>
          </table:table-cell>
          <table:table-cell office:value-type="float" office:value="48.3333">
            <text:p>48.3333</text:p>
          </table:table-cell>
          <table:table-cell office:value-type="float" office:value="34.5">
            <text:p>34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5-27T12:00:00">
            <text:p>Fri May 27 12:00:00 2022</text:p>
          </table:table-cell>
          <table:table-cell office:value-type="float" office:value="60.00694583333333">
            <text:p>60.00694583333333</text:p>
          </table:table-cell>
          <table:table-cell office:value-type="float" office:value="59.6667">
            <text:p>59.6667</text:p>
          </table:table-cell>
          <table:table-cell office:value-type="float" office:value="37.8333">
            <text:p>37.8333</text:p>
          </table:table-cell>
          <table:table-cell office:value-type="float" office:value="33.5">
            <text:p>33.5</text:p>
          </table:table-cell>
          <table:table-cell office:value-type="float" office:value="38.3333">
            <text:p>38.3333</text:p>
          </table:table-cell>
          <table:table-cell office:value-type="float" office:value="34.3333">
            <text:p>34.3333</text:p>
          </table:table-cell>
          <table:table-cell office:value-type="float" office:value="48.3333">
            <text:p>48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27T13:00:00">
            <text:p>Fri May 27 13:00:00 2022</text:p>
          </table:table-cell>
          <table:table-cell office:value-type="float" office:value="59.847225">
            <text:p>59.847225</text:p>
          </table:table-cell>
          <table:table-cell office:value-type="float" office:value="58.5">
            <text:p>58.5</text:p>
          </table:table-cell>
          <table:table-cell office:value-type="float" office:value="59.6667">
            <text:p>59.6667</text:p>
          </table:table-cell>
          <table:table-cell office:value-type="float" office:value="37.8333">
            <text:p>37.8333</text:p>
          </table:table-cell>
          <table:table-cell office:value-type="float" office:value="33.5">
            <text:p>33.5</text:p>
          </table:table-cell>
          <table:table-cell office:value-type="float" office:value="38.3333">
            <text:p>38.3333</text:p>
          </table:table-cell>
          <table:table-cell office:value-type="float" office:value="34.3333">
            <text:p>34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5-27T14:00:00">
            <text:p>Fri May 27 14:00:00 2022</text:p>
          </table:table-cell>
          <table:table-cell office:value-type="float" office:value="59.784725">
            <text:p>59.784725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59.6667">
            <text:p>59.6667</text:p>
          </table:table-cell>
          <table:table-cell office:value-type="float" office:value="37.8333">
            <text:p>37.8333</text:p>
          </table:table-cell>
          <table:table-cell office:value-type="float" office:value="33.5">
            <text:p>33.5</text:p>
          </table:table-cell>
          <table:table-cell office:value-type="float" office:value="38.3333">
            <text:p>38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27T15:00:00">
            <text:p>Fri May 27 15:00:00 2022</text:p>
          </table:table-cell>
          <table:table-cell office:value-type="float" office:value="59.979166666666664">
            <text:p>59.979166666666664</text:p>
          </table:table-cell>
          <table:table-cell office:value-type="float" office:value="33.8333">
            <text:p>33.8333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59.6667">
            <text:p>59.6667</text:p>
          </table:table-cell>
          <table:table-cell office:value-type="float" office:value="37.8333">
            <text:p>37.8333</text:p>
          </table:table-cell>
          <table:table-cell office:value-type="float" office:value="33.5">
            <text:p>33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5-27T16:00:00">
            <text:p>Fri May 27 16:00:00 2022</text:p>
          </table:table-cell>
          <table:table-cell office:value-type="float" office:value="60.43055416666667">
            <text:p>60.43055416666667</text:p>
          </table:table-cell>
          <table:table-cell office:value-type="float" office:value="34.6667">
            <text:p>34.6667</text:p>
          </table:table-cell>
          <table:table-cell office:value-type="float" office:value="33.8333">
            <text:p>33.8333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59.6667">
            <text:p>59.6667</text:p>
          </table:table-cell>
          <table:table-cell office:value-type="float" office:value="37.8333">
            <text:p>37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5-27T17:00:00">
            <text:p>Fri May 27 17:00:00 2022</text:p>
          </table:table-cell>
          <table:table-cell office:value-type="float" office:value="60.9513875">
            <text:p>60.9513875</text:p>
          </table:table-cell>
          <table:table-cell office:value-type="float" office:value="56.6667">
            <text:p>56.6667</text:p>
          </table:table-cell>
          <table:table-cell office:value-type="float" office:value="34.6667">
            <text:p>34.6667</text:p>
          </table:table-cell>
          <table:table-cell office:value-type="float" office:value="33.8333">
            <text:p>33.8333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59.6667">
            <text:p>59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5-28T12:00:00">
            <text:p>Sat May 28 12:00:00 2022</text:p>
          </table:table-cell>
          <table:table-cell office:value-type="float" office:value="62.73610416666667">
            <text:p>62.73610416666667</text:p>
          </table:table-cell>
          <table:table-cell office:value-type="float" office:value="20.8333">
            <text:p>20.8333</text:p>
          </table:table-cell>
          <table:table-cell office:value-type="float" office:value="31.8333">
            <text:p>31.8333</text:p>
          </table:table-cell>
          <table:table-cell office:value-type="float" office:value="42.8333">
            <text:p>42.8333</text:p>
          </table:table-cell>
          <table:table-cell office:value-type="float" office:value="35.1667">
            <text:p>35.1667</text:p>
          </table:table-cell>
          <table:table-cell office:value-type="float" office:value="40.0">
            <text:p>40.0</text:p>
          </table:table-cell>
          <table:table-cell office:value-type="float" office:value="66.8333">
            <text:p>66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5-28T13:00:00">
            <text:p>Sat May 28 13:00:00 2022</text:p>
          </table:table-cell>
          <table:table-cell office:value-type="float" office:value="62.97915833333334">
            <text:p>62.97915833333334</text:p>
          </table:table-cell>
          <table:table-cell office:value-type="float" office:value="44.3333">
            <text:p>44.3333</text:p>
          </table:table-cell>
          <table:table-cell office:value-type="float" office:value="20.8333">
            <text:p>20.8333</text:p>
          </table:table-cell>
          <table:table-cell office:value-type="float" office:value="31.8333">
            <text:p>31.8333</text:p>
          </table:table-cell>
          <table:table-cell office:value-type="float" office:value="42.8333">
            <text:p>42.8333</text:p>
          </table:table-cell>
          <table:table-cell office:value-type="float" office:value="35.1667">
            <text:p>35.1667</text:p>
          </table:table-cell>
          <table:table-cell office:value-type="float" office:value="40.0">
            <text:p>40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28T14:00:00">
            <text:p>Sat May 28 14:00:00 2022</text:p>
          </table:table-cell>
          <table:table-cell office:value-type="float" office:value="63.61804583333333">
            <text:p>63.61804583333333</text:p>
          </table:table-cell>
          <table:table-cell office:value-type="float" office:value="43.8333">
            <text:p>43.8333</text:p>
          </table:table-cell>
          <table:table-cell office:value-type="float" office:value="44.3333">
            <text:p>44.3333</text:p>
          </table:table-cell>
          <table:table-cell office:value-type="float" office:value="20.8333">
            <text:p>20.8333</text:p>
          </table:table-cell>
          <table:table-cell office:value-type="float" office:value="31.8333">
            <text:p>31.8333</text:p>
          </table:table-cell>
          <table:table-cell office:value-type="float" office:value="42.8333">
            <text:p>42.8333</text:p>
          </table:table-cell>
          <table:table-cell office:value-type="float" office:value="35.1667">
            <text:p>35.1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5-28T15:00:00">
            <text:p>Sat May 28 15:00:00 2022</text:p>
          </table:table-cell>
          <table:table-cell office:value-type="float" office:value="63.833325">
            <text:p>63.833325</text:p>
          </table:table-cell>
          <table:table-cell office:value-type="float" office:value="49.5">
            <text:p>49.5</text:p>
          </table:table-cell>
          <table:table-cell office:value-type="float" office:value="43.8333">
            <text:p>43.8333</text:p>
          </table:table-cell>
          <table:table-cell office:value-type="float" office:value="44.3333">
            <text:p>44.3333</text:p>
          </table:table-cell>
          <table:table-cell office:value-type="float" office:value="20.8333">
            <text:p>20.8333</text:p>
          </table:table-cell>
          <table:table-cell office:value-type="float" office:value="31.8333">
            <text:p>31.8333</text:p>
          </table:table-cell>
          <table:table-cell office:value-type="float" office:value="42.8333">
            <text:p>42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5-28T16:00:00">
            <text:p>Sat May 28 16:00:00 2022</text:p>
          </table:table-cell>
          <table:table-cell office:value-type="float" office:value="63.597212500000005">
            <text:p>63.597212500000005</text:p>
          </table:table-cell>
          <table:table-cell office:value-type="float" office:value="53.0">
            <text:p>53.0</text:p>
          </table:table-cell>
          <table:table-cell office:value-type="float" office:value="49.5">
            <text:p>49.5</text:p>
          </table:table-cell>
          <table:table-cell office:value-type="float" office:value="43.8333">
            <text:p>43.8333</text:p>
          </table:table-cell>
          <table:table-cell office:value-type="float" office:value="44.3333">
            <text:p>44.3333</text:p>
          </table:table-cell>
          <table:table-cell office:value-type="float" office:value="20.8333">
            <text:p>20.8333</text:p>
          </table:table-cell>
          <table:table-cell office:value-type="float" office:value="31.8333">
            <text:p>31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28T17:00:00">
            <text:p>Sat May 28 17:00:00 2022</text:p>
          </table:table-cell>
          <table:table-cell office:value-type="float" office:value="63.24304583333333">
            <text:p>63.24304583333333</text:p>
          </table:table-cell>
          <table:table-cell office:value-type="float" office:value="52.5">
            <text:p>52.5</text:p>
          </table:table-cell>
          <table:table-cell office:value-type="float" office:value="53.0">
            <text:p>53.0</text:p>
          </table:table-cell>
          <table:table-cell office:value-type="float" office:value="49.5">
            <text:p>49.5</text:p>
          </table:table-cell>
          <table:table-cell office:value-type="float" office:value="43.8333">
            <text:p>43.8333</text:p>
          </table:table-cell>
          <table:table-cell office:value-type="float" office:value="44.3333">
            <text:p>44.3333</text:p>
          </table:table-cell>
          <table:table-cell office:value-type="float" office:value="20.8333">
            <text:p>20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5-29T11:00:00">
            <text:p>Sun May 29 11:00:00 2022</text:p>
          </table:table-cell>
          <table:table-cell office:value-type="float" office:value="76.45137916666667">
            <text:p>76.45137916666667</text:p>
          </table:table-cell>
          <table:table-cell office:value-type="float" office:value="73.5">
            <text:p>73.5</text:p>
          </table:table-cell>
          <table:table-cell office:value-type="float" office:value="67.0">
            <text:p>67.0</text:p>
          </table:table-cell>
          <table:table-cell office:value-type="float" office:value="63.1667">
            <text:p>63.1667</text:p>
          </table:table-cell>
          <table:table-cell office:value-type="float" office:value="56.5">
            <text:p>56.5</text:p>
          </table:table-cell>
          <table:table-cell office:value-type="float" office:value="60.3333">
            <text:p>60.3333</text:p>
          </table:table-cell>
          <table:table-cell office:value-type="float" office:value="53.8333">
            <text:p>53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5-29T12:00:00">
            <text:p>Sun May 29 12:00:00 2022</text:p>
          </table:table-cell>
          <table:table-cell office:value-type="float" office:value="77.1597125">
            <text:p>77.1597125</text:p>
          </table:table-cell>
          <table:table-cell office:value-type="float" office:value="74.8333">
            <text:p>74.8333</text:p>
          </table:table-cell>
          <table:table-cell office:value-type="float" office:value="73.5">
            <text:p>73.5</text:p>
          </table:table-cell>
          <table:table-cell office:value-type="float" office:value="67.0">
            <text:p>67.0</text:p>
          </table:table-cell>
          <table:table-cell office:value-type="float" office:value="63.1667">
            <text:p>63.1667</text:p>
          </table:table-cell>
          <table:table-cell office:value-type="float" office:value="56.5">
            <text:p>56.5</text:p>
          </table:table-cell>
          <table:table-cell office:value-type="float" office:value="60.3333">
            <text:p>60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5-29T13:00:00">
            <text:p>Sun May 29 13:00:00 2022</text:p>
          </table:table-cell>
          <table:table-cell office:value-type="float" office:value="77.29165833333333">
            <text:p>77.29165833333333</text:p>
          </table:table-cell>
          <table:table-cell office:value-type="float" office:value="73.3333">
            <text:p>73.3333</text:p>
          </table:table-cell>
          <table:table-cell office:value-type="float" office:value="74.8333">
            <text:p>74.8333</text:p>
          </table:table-cell>
          <table:table-cell office:value-type="float" office:value="73.5">
            <text:p>73.5</text:p>
          </table:table-cell>
          <table:table-cell office:value-type="float" office:value="67.0">
            <text:p>67.0</text:p>
          </table:table-cell>
          <table:table-cell office:value-type="float" office:value="63.1667">
            <text:p>63.1667</text:p>
          </table:table-cell>
          <table:table-cell office:value-type="float" office:value="56.5">
            <text:p>56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5-29T14:00:00">
            <text:p>Sun May 29 14:00:00 2022</text:p>
          </table:table-cell>
          <table:table-cell office:value-type="float" office:value="76.6944375">
            <text:p>76.6944375</text:p>
          </table:table-cell>
          <table:table-cell office:value-type="float" office:value="71.5">
            <text:p>71.5</text:p>
          </table:table-cell>
          <table:table-cell office:value-type="float" office:value="73.3333">
            <text:p>73.3333</text:p>
          </table:table-cell>
          <table:table-cell office:value-type="float" office:value="74.8333">
            <text:p>74.8333</text:p>
          </table:table-cell>
          <table:table-cell office:value-type="float" office:value="73.5">
            <text:p>73.5</text:p>
          </table:table-cell>
          <table:table-cell office:value-type="float" office:value="67.0">
            <text:p>67.0</text:p>
          </table:table-cell>
          <table:table-cell office:value-type="float" office:value="63.1667">
            <text:p>63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5-29T15:00:00">
            <text:p>Sun May 29 15:00:00 2022</text:p>
          </table:table-cell>
          <table:table-cell office:value-type="float" office:value="76.17360416666666">
            <text:p>76.17360416666666</text:p>
          </table:table-cell>
          <table:table-cell office:value-type="float" office:value="77.3333">
            <text:p>77.3333</text:p>
          </table:table-cell>
          <table:table-cell office:value-type="float" office:value="71.5">
            <text:p>71.5</text:p>
          </table:table-cell>
          <table:table-cell office:value-type="float" office:value="73.3333">
            <text:p>73.3333</text:p>
          </table:table-cell>
          <table:table-cell office:value-type="float" office:value="74.8333">
            <text:p>74.8333</text:p>
          </table:table-cell>
          <table:table-cell office:value-type="float" office:value="73.5">
            <text:p>73.5</text:p>
          </table:table-cell>
          <table:table-cell office:value-type="float" office:value="67.0">
            <text:p>67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5-30T18:00:00">
            <text:p>Mon May 30 18:00:00 2022</text:p>
          </table:table-cell>
          <table:table-cell office:value-type="float" office:value="64.43749583333333">
            <text:p>64.43749583333333</text:p>
          </table:table-cell>
          <table:table-cell office:value-type="float" office:value="58.6667">
            <text:p>58.6667</text:p>
          </table:table-cell>
          <table:table-cell office:value-type="float" office:value="63.3333">
            <text:p>63.3333</text:p>
          </table:table-cell>
          <table:table-cell office:value-type="float" office:value="64.5">
            <text:p>64.5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68.5">
            <text:p>68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30T19:00:00">
            <text:p>Mon May 30 19:00:00 2022</text:p>
          </table:table-cell>
          <table:table-cell office:value-type="float" office:value="63.51388333333333">
            <text:p>63.51388333333333</text:p>
          </table:table-cell>
          <table:table-cell office:value-type="float" office:value="31.3333">
            <text:p>31.3333</text:p>
          </table:table-cell>
          <table:table-cell office:value-type="float" office:value="58.6667">
            <text:p>58.6667</text:p>
          </table:table-cell>
          <table:table-cell office:value-type="float" office:value="63.3333">
            <text:p>63.3333</text:p>
          </table:table-cell>
          <table:table-cell office:value-type="float" office:value="64.5">
            <text:p>64.5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5-30T20:00:00">
            <text:p>Mon May 30 20:00:00 2022</text:p>
          </table:table-cell>
          <table:table-cell office:value-type="float" office:value="62.63888333333333">
            <text:p>62.63888333333333</text:p>
          </table:table-cell>
          <table:table-cell office:value-type="float" office:value="42.6667">
            <text:p>42.6667</text:p>
          </table:table-cell>
          <table:table-cell office:value-type="float" office:value="31.3333">
            <text:p>31.3333</text:p>
          </table:table-cell>
          <table:table-cell office:value-type="float" office:value="58.6667">
            <text:p>58.6667</text:p>
          </table:table-cell>
          <table:table-cell office:value-type="float" office:value="63.3333">
            <text:p>63.3333</text:p>
          </table:table-cell>
          <table:table-cell office:value-type="float" office:value="64.5">
            <text:p>64.5</text:p>
          </table:table-cell>
          <table:table-cell office:value-type="float" office:value="64.5">
            <text:p>64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5-30T21:00:00">
            <text:p>Mon May 30 21:00:00 2022</text:p>
          </table:table-cell>
          <table:table-cell office:value-type="float" office:value="61.86110416666667">
            <text:p>61.86110416666667</text:p>
          </table:table-cell>
          <table:table-cell office:value-type="float" office:value="34.3333">
            <text:p>34.3333</text:p>
          </table:table-cell>
          <table:table-cell office:value-type="float" office:value="42.6667">
            <text:p>42.6667</text:p>
          </table:table-cell>
          <table:table-cell office:value-type="float" office:value="31.3333">
            <text:p>31.3333</text:p>
          </table:table-cell>
          <table:table-cell office:value-type="float" office:value="58.6667">
            <text:p>58.6667</text:p>
          </table:table-cell>
          <table:table-cell office:value-type="float" office:value="63.3333">
            <text:p>63.3333</text:p>
          </table:table-cell>
          <table:table-cell office:value-type="float" office:value="64.5">
            <text:p>64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5-30T22:00:00">
            <text:p>Mon May 30 22:00:00 2022</text:p>
          </table:table-cell>
          <table:table-cell office:value-type="float" office:value="61.062491666666666">
            <text:p>61.062491666666666</text:p>
          </table:table-cell>
          <table:table-cell office:value-type="float" office:value="66.3333">
            <text:p>66.3333</text:p>
          </table:table-cell>
          <table:table-cell office:value-type="float" office:value="34.3333">
            <text:p>34.3333</text:p>
          </table:table-cell>
          <table:table-cell office:value-type="float" office:value="42.6667">
            <text:p>42.6667</text:p>
          </table:table-cell>
          <table:table-cell office:value-type="float" office:value="31.3333">
            <text:p>31.3333</text:p>
          </table:table-cell>
          <table:table-cell office:value-type="float" office:value="58.6667">
            <text:p>58.6667</text:p>
          </table:table-cell>
          <table:table-cell office:value-type="float" office:value="63.3333">
            <text:p>63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30T23:00:00">
            <text:p>Mon May 30 23:00:00 2022</text:p>
          </table:table-cell>
          <table:table-cell office:value-type="float" office:value="60.24304583333333">
            <text:p>60.24304583333333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34.3333">
            <text:p>34.3333</text:p>
          </table:table-cell>
          <table:table-cell office:value-type="float" office:value="42.6667">
            <text:p>42.6667</text:p>
          </table:table-cell>
          <table:table-cell office:value-type="float" office:value="31.3333">
            <text:p>31.3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5-31T00:00:00">
            <text:p>Tue May 31 00:00:00 2022</text:p>
          </table:table-cell>
          <table:table-cell office:value-type="float" office:value="59.42360416666667">
            <text:p>59.4236041666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34.3333">
            <text:p>34.3333</text:p>
          </table:table-cell>
          <table:table-cell office:value-type="float" office:value="42.6667">
            <text:p>42.6667</text:p>
          </table:table-cell>
          <table:table-cell office:value-type="float" office:value="31.3333">
            <text:p>31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5-31T01:00:00">
            <text:p>Tue May 31 01:00:00 2022</text:p>
          </table:table-cell>
          <table:table-cell office:value-type="float" office:value="58.48610416666667">
            <text:p>58.48610416666667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34.3333">
            <text:p>34.3333</text:p>
          </table:table-cell>
          <table:table-cell office:value-type="float" office:value="42.6667">
            <text:p>42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31T02:00:00">
            <text:p>Tue May 31 02:00:00 2022</text:p>
          </table:table-cell>
          <table:table-cell office:value-type="float" office:value="57.49304583333333">
            <text:p>57.49304583333333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34.3333">
            <text:p>34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5-31T03:00:00">
            <text:p>Tue May 31 03:00:00 2022</text:p>
          </table:table-cell>
          <table:table-cell office:value-type="float" office:value="56.034712500000005">
            <text:p>56.034712500000005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5-31T04:00:00">
            <text:p>Tue May 31 04:00:00 2022</text:p>
          </table:table-cell>
          <table:table-cell office:value-type="float" office:value="54.74304583333333">
            <text:p>54.74304583333333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5-31T17:00:00">
            <text:p>Tue May 31 17:00:00 2022</text:p>
          </table:table-cell>
          <table:table-cell office:value-type="float" office:value="47.31249583333334">
            <text:p>47.31249583333334</text:p>
          </table:table-cell>
          <table:table-cell office:value-type="float" office:value="18.1667">
            <text:p>18.1667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39.5">
            <text:p>39.5</text:p>
          </table:table-cell>
          <table:table-cell office:value-type="float" office:value="48.8333">
            <text:p>48.8333</text:p>
          </table:table-cell>
          <table:table-cell office:value-type="float" office:value="51.3333">
            <text:p>51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31T18:00:00">
            <text:p>Tue May 31 18:00:00 2022</text:p>
          </table:table-cell>
          <table:table-cell office:value-type="float" office:value="48.22222083333333">
            <text:p>48.22222083333333</text:p>
          </table:table-cell>
          <table:table-cell office:value-type="float" office:value="14.1667">
            <text:p>14.1667</text:p>
          </table:table-cell>
          <table:table-cell office:value-type="float" office:value="18.1667">
            <text:p>18.1667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39.5">
            <text:p>39.5</text:p>
          </table:table-cell>
          <table:table-cell office:value-type="float" office:value="48.8333">
            <text:p>48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5-31T19:00:00">
            <text:p>Tue May 31 19:00:00 2022</text:p>
          </table:table-cell>
          <table:table-cell office:value-type="float" office:value="47.7638875">
            <text:p>47.7638875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8.1667">
            <text:p>18.1667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39.5">
            <text:p>39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5-31T20:00:00">
            <text:p>Tue May 31 20:00:00 2022</text:p>
          </table:table-cell>
          <table:table-cell office:value-type="float" office:value="47.173608333333334">
            <text:p>47.173608333333334</text:p>
          </table:table-cell>
          <table:table-cell office:value-type="float" office:value="50.3333">
            <text:p>50.3333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8.1667">
            <text:p>18.1667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31T21:00:00">
            <text:p>Tue May 31 21:00:00 2022</text:p>
          </table:table-cell>
          <table:table-cell office:value-type="float" office:value="46.50694166666667">
            <text:p>46.50694166666667</text:p>
          </table:table-cell>
          <table:table-cell office:value-type="float" office:value="51.3333">
            <text:p>51.3333</text:p>
          </table:table-cell>
          <table:table-cell office:value-type="float" office:value="50.3333">
            <text:p>50.3333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8.1667">
            <text:p>18.1667</text:p>
          </table:table-cell>
          <table:table-cell office:value-type="float" office:value="40.0">
            <text:p>40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5-31T22:00:00">
            <text:p>Tue May 31 22:00:00 2022</text:p>
          </table:table-cell>
          <table:table-cell office:value-type="float" office:value="45.7291625">
            <text:p>45.7291625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50.3333">
            <text:p>50.3333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8.1667">
            <text:p>18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6-01T16:00:00">
            <text:p>Wed Jun  1 16:00:00 2022</text:p>
          </table:table-cell>
          <table:table-cell office:value-type="float" office:value="42.229166666666664">
            <text:p>42.229166666666664</text:p>
          </table:table-cell>
          <table:table-cell office:value-type="float" office:value="11.5">
            <text:p>11.5</text:p>
          </table:table-cell>
          <table:table-cell office:value-type="float" office:value="5.6667">
            <text:p>5.6667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9.8333">
            <text:p>39.8333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6-01T17:00:00">
            <text:p>Wed Jun  1 17:00:00 2022</text:p>
          </table:table-cell>
          <table:table-cell office:value-type="float" office:value="41.99305833333333">
            <text:p>41.99305833333333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5.6667">
            <text:p>5.6667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9.8333">
            <text:p>39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1T18:00:00">
            <text:p>Wed Jun  1 18:00:00 2022</text:p>
          </table:table-cell>
          <table:table-cell office:value-type="float" office:value="41.597225">
            <text:p>41.597225</text:p>
          </table:table-cell>
          <table:table-cell office:value-type="float" office:value="36.3333">
            <text:p>36.3333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5.6667">
            <text:p>5.6667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1T19:00:00">
            <text:p>Wed Jun  1 19:00:00 2022</text:p>
          </table:table-cell>
          <table:table-cell office:value-type="float" office:value="40.9861125">
            <text:p>40.9861125</text:p>
          </table:table-cell>
          <table:table-cell office:value-type="float" office:value="42.8333">
            <text:p>42.8333</text:p>
          </table:table-cell>
          <table:table-cell office:value-type="float" office:value="36.3333">
            <text:p>36.3333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5.6667">
            <text:p>5.6667</text:p>
          </table:table-cell>
          <table:table-cell office:value-type="float" office:value="21.0">
            <text:p>21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6-01T20:00:00">
            <text:p>Wed Jun  1 20:00:00 2022</text:p>
          </table:table-cell>
          <table:table-cell office:value-type="float" office:value="40.27777916666667">
            <text:p>40.27777916666667</text:p>
          </table:table-cell>
          <table:table-cell office:value-type="float" office:value="45.8333">
            <text:p>45.8333</text:p>
          </table:table-cell>
          <table:table-cell office:value-type="float" office:value="42.8333">
            <text:p>42.8333</text:p>
          </table:table-cell>
          <table:table-cell office:value-type="float" office:value="36.3333">
            <text:p>36.3333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5.6667">
            <text:p>5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2T13:00:00">
            <text:p>Thu Jun  2 13:00:00 2022</text:p>
          </table:table-cell>
          <table:table-cell office:value-type="float" office:value="39.590275">
            <text:p>39.590275</text:p>
          </table:table-cell>
          <table:table-cell office:value-type="float" office:value="32.5">
            <text:p>32.5</text:p>
          </table:table-cell>
          <table:table-cell office:value-type="float" office:value="34.8333">
            <text:p>34.8333</text:p>
          </table:table-cell>
          <table:table-cell office:value-type="float" office:value="36.3333">
            <text:p>36.3333</text:p>
          </table:table-cell>
          <table:table-cell office:value-type="float" office:value="40.3333">
            <text:p>40.3333</text:p>
          </table:table-cell>
          <table:table-cell office:value-type="float" office:value="41.6667">
            <text:p>41.6667</text:p>
          </table:table-cell>
          <table:table-cell office:value-type="float" office:value="39.8333">
            <text:p>39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6-02T14:00:00">
            <text:p>Thu Jun  2 14:00:00 2022</text:p>
          </table:table-cell>
          <table:table-cell office:value-type="float" office:value="40.111108333333334">
            <text:p>40.111108333333334</text:p>
          </table:table-cell>
          <table:table-cell office:value-type="float" office:value="23.3333">
            <text:p>23.3333</text:p>
          </table:table-cell>
          <table:table-cell office:value-type="float" office:value="32.5">
            <text:p>32.5</text:p>
          </table:table-cell>
          <table:table-cell office:value-type="float" office:value="34.8333">
            <text:p>34.8333</text:p>
          </table:table-cell>
          <table:table-cell office:value-type="float" office:value="36.3333">
            <text:p>36.3333</text:p>
          </table:table-cell>
          <table:table-cell office:value-type="float" office:value="40.3333">
            <text:p>40.3333</text:p>
          </table:table-cell>
          <table:table-cell office:value-type="float" office:value="41.6667">
            <text:p>41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6-02T15:00:00">
            <text:p>Thu Jun  2 15:00:00 2022</text:p>
          </table:table-cell>
          <table:table-cell office:value-type="float" office:value="40.555550000000004">
            <text:p>40.555550000000004</text:p>
          </table:table-cell>
          <table:table-cell office:value-type="float" office:value="14.3333">
            <text:p>14.3333</text:p>
          </table:table-cell>
          <table:table-cell office:value-type="float" office:value="23.3333">
            <text:p>23.3333</text:p>
          </table:table-cell>
          <table:table-cell office:value-type="float" office:value="32.5">
            <text:p>32.5</text:p>
          </table:table-cell>
          <table:table-cell office:value-type="float" office:value="34.8333">
            <text:p>34.8333</text:p>
          </table:table-cell>
          <table:table-cell office:value-type="float" office:value="36.3333">
            <text:p>36.3333</text:p>
          </table:table-cell>
          <table:table-cell office:value-type="float" office:value="40.3333">
            <text:p>40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6-02T16:00:00">
            <text:p>Thu Jun  2 16:00:00 2022</text:p>
          </table:table-cell>
          <table:table-cell office:value-type="float" office:value="40.958329166666665">
            <text:p>40.958329166666665</text:p>
          </table:table-cell>
          <table:table-cell office:value-type="float" office:value="18.3333">
            <text:p>18.3333</text:p>
          </table:table-cell>
          <table:table-cell office:value-type="float" office:value="14.3333">
            <text:p>14.3333</text:p>
          </table:table-cell>
          <table:table-cell office:value-type="float" office:value="23.3333">
            <text:p>23.3333</text:p>
          </table:table-cell>
          <table:table-cell office:value-type="float" office:value="32.5">
            <text:p>32.5</text:p>
          </table:table-cell>
          <table:table-cell office:value-type="float" office:value="34.8333">
            <text:p>34.8333</text:p>
          </table:table-cell>
          <table:table-cell office:value-type="float" office:value="36.3333">
            <text:p>36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6-03T12:00:00">
            <text:p>Fri Jun  3 12:00:00 2022</text:p>
          </table:table-cell>
          <table:table-cell office:value-type="float" office:value="40.21528333333333">
            <text:p>40.21528333333333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37.6667">
            <text:p>37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6-03T13:00:00">
            <text:p>Fri Jun  3 13:00:00 2022</text:p>
          </table:table-cell>
          <table:table-cell office:value-type="float" office:value="40.36111666666667">
            <text:p>40.36111666666667</text:p>
          </table:table-cell>
          <table:table-cell office:value-type="float" office:value="25.1667">
            <text:p>25.1667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6-03T14:00:00">
            <text:p>Fri Jun  3 14:00:00 2022</text:p>
          </table:table-cell>
          <table:table-cell office:value-type="float" office:value="40.479170833333335">
            <text:p>40.479170833333335</text:p>
          </table:table-cell>
          <table:table-cell office:value-type="float" office:value="22.0">
            <text:p>22.0</text:p>
          </table:table-cell>
          <table:table-cell office:value-type="float" office:value="25.1667">
            <text:p>25.1667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6-03T15:00:00">
            <text:p>Fri Jun  3 15:00:00 2022</text:p>
          </table:table-cell>
          <table:table-cell office:value-type="float" office:value="40.57639583333333">
            <text:p>40.57639583333333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25.1667">
            <text:p>25.1667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36.5">
            <text:p>36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6-03T16:00:00">
            <text:p>Fri Jun  3 16:00:00 2022</text:p>
          </table:table-cell>
          <table:table-cell office:value-type="float" office:value="40.659729166666665">
            <text:p>40.659729166666665</text:p>
          </table:table-cell>
          <table:table-cell office:value-type="float" office:value="14.1667">
            <text:p>14.1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25.1667">
            <text:p>25.1667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6-03T17:00:00">
            <text:p>Fri Jun  3 17:00:00 2022</text:p>
          </table:table-cell>
          <table:table-cell office:value-type="float" office:value="40.75695416666667">
            <text:p>40.75695416666667</text:p>
          </table:table-cell>
          <table:table-cell office:value-type="float" office:value="28.1667">
            <text:p>28.1667</text:p>
          </table:table-cell>
          <table:table-cell office:value-type="float" office:value="14.1667">
            <text:p>14.1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25.1667">
            <text:p>25.1667</text:p>
          </table:table-cell>
          <table:table-cell office:value-type="float" office:value="24.3333">
            <text:p>24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6-04T13:00:00">
            <text:p>Sat Jun  4 13:00:00 2022</text:p>
          </table:table-cell>
          <table:table-cell office:value-type="float" office:value="45.93055833333333">
            <text:p>45.93055833333333</text:p>
          </table:table-cell>
          <table:table-cell office:value-type="float" office:value="21.1667">
            <text:p>21.1667</text:p>
          </table:table-cell>
          <table:table-cell office:value-type="float" office:value="27.3333">
            <text:p>27.3333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6667">
            <text:p>43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6-04T14:00:00">
            <text:p>Sat Jun  4 14:00:00 2022</text:p>
          </table:table-cell>
          <table:table-cell office:value-type="float" office:value="45.847225">
            <text:p>45.847225</text:p>
          </table:table-cell>
          <table:table-cell office:value-type="float" office:value="16.8333">
            <text:p>16.8333</text:p>
          </table:table-cell>
          <table:table-cell office:value-type="float" office:value="21.1667">
            <text:p>21.1667</text:p>
          </table:table-cell>
          <table:table-cell office:value-type="float" office:value="27.3333">
            <text:p>27.3333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6-04T15:00:00">
            <text:p>Sat Jun  4 15:00:00 2022</text:p>
          </table:table-cell>
          <table:table-cell office:value-type="float" office:value="45.916666666666664">
            <text:p>45.916666666666664</text:p>
          </table:table-cell>
          <table:table-cell office:value-type="float" office:value="18.1667">
            <text:p>18.1667</text:p>
          </table:table-cell>
          <table:table-cell office:value-type="float" office:value="16.8333">
            <text:p>16.8333</text:p>
          </table:table-cell>
          <table:table-cell office:value-type="float" office:value="21.1667">
            <text:p>21.1667</text:p>
          </table:table-cell>
          <table:table-cell office:value-type="float" office:value="27.3333">
            <text:p>27.3333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6-04T16:00:00">
            <text:p>Sat Jun  4 16:00:00 2022</text:p>
          </table:table-cell>
          <table:table-cell office:value-type="float" office:value="46.1736125">
            <text:p>46.1736125</text:p>
          </table:table-cell>
          <table:table-cell office:value-type="float" office:value="24.8333">
            <text:p>24.8333</text:p>
          </table:table-cell>
          <table:table-cell office:value-type="float" office:value="18.1667">
            <text:p>18.1667</text:p>
          </table:table-cell>
          <table:table-cell office:value-type="float" office:value="16.8333">
            <text:p>16.8333</text:p>
          </table:table-cell>
          <table:table-cell office:value-type="float" office:value="21.1667">
            <text:p>21.1667</text:p>
          </table:table-cell>
          <table:table-cell office:value-type="float" office:value="27.3333">
            <text:p>27.3333</text:p>
          </table:table-cell>
          <table:table-cell office:value-type="float" office:value="36.5">
            <text:p>36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6-04T17:00:00">
            <text:p>Sat Jun  4 17:00:00 2022</text:p>
          </table:table-cell>
          <table:table-cell office:value-type="float" office:value="46.34722083333333">
            <text:p>46.34722083333333</text:p>
          </table:table-cell>
          <table:table-cell office:value-type="float" office:value="44.6667">
            <text:p>44.6667</text:p>
          </table:table-cell>
          <table:table-cell office:value-type="float" office:value="24.8333">
            <text:p>24.8333</text:p>
          </table:table-cell>
          <table:table-cell office:value-type="float" office:value="18.1667">
            <text:p>18.1667</text:p>
          </table:table-cell>
          <table:table-cell office:value-type="float" office:value="16.8333">
            <text:p>16.8333</text:p>
          </table:table-cell>
          <table:table-cell office:value-type="float" office:value="21.1667">
            <text:p>21.1667</text:p>
          </table:table-cell>
          <table:table-cell office:value-type="float" office:value="27.3333">
            <text:p>27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6-05T13:00:00">
            <text:p>Sun Jun  5 13:00:00 2022</text:p>
          </table:table-cell>
          <table:table-cell office:value-type="float" office:value="48.46527916666667">
            <text:p>48.46527916666667</text:p>
          </table:table-cell>
          <table:table-cell office:value-type="float" office:value="36.3333">
            <text:p>36.3333</text:p>
          </table:table-cell>
          <table:table-cell office:value-type="float" office:value="29.0">
            <text:p>29.0</text:p>
          </table:table-cell>
          <table:table-cell office:value-type="float" office:value="30.8333">
            <text:p>30.8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47.6667">
            <text:p>47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6-05T14:00:00">
            <text:p>Sun Jun  5 14:00:00 2022</text:p>
          </table:table-cell>
          <table:table-cell office:value-type="float" office:value="48.6111125">
            <text:p>48.6111125</text:p>
          </table:table-cell>
          <table:table-cell office:value-type="float" office:value="28.6667">
            <text:p>28.6667</text:p>
          </table:table-cell>
          <table:table-cell office:value-type="float" office:value="36.3333">
            <text:p>36.3333</text:p>
          </table:table-cell>
          <table:table-cell office:value-type="float" office:value="29.0">
            <text:p>29.0</text:p>
          </table:table-cell>
          <table:table-cell office:value-type="float" office:value="30.8333">
            <text:p>30.8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6-05T15:00:00">
            <text:p>Sun Jun  5 15:00:00 2022</text:p>
          </table:table-cell>
          <table:table-cell office:value-type="float" office:value="48.90277916666667">
            <text:p>48.90277916666667</text:p>
          </table:table-cell>
          <table:table-cell office:value-type="float" office:value="21.5">
            <text:p>21.5</text:p>
          </table:table-cell>
          <table:table-cell office:value-type="float" office:value="28.6667">
            <text:p>28.6667</text:p>
          </table:table-cell>
          <table:table-cell office:value-type="float" office:value="36.3333">
            <text:p>36.3333</text:p>
          </table:table-cell>
          <table:table-cell office:value-type="float" office:value="29.0">
            <text:p>29.0</text:p>
          </table:table-cell>
          <table:table-cell office:value-type="float" office:value="30.8333">
            <text:p>30.8333</text:p>
          </table:table-cell>
          <table:table-cell office:value-type="float" office:value="39.6667">
            <text:p>39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6-05T16:00:00">
            <text:p>Sun Jun  5 16:00:00 2022</text:p>
          </table:table-cell>
          <table:table-cell office:value-type="float" office:value="49.30555416666667">
            <text:p>49.30555416666667</text:p>
          </table:table-cell>
          <table:table-cell office:value-type="float" office:value="24.6667">
            <text:p>24.6667</text:p>
          </table:table-cell>
          <table:table-cell office:value-type="float" office:value="21.5">
            <text:p>21.5</text:p>
          </table:table-cell>
          <table:table-cell office:value-type="float" office:value="28.6667">
            <text:p>28.6667</text:p>
          </table:table-cell>
          <table:table-cell office:value-type="float" office:value="36.3333">
            <text:p>36.3333</text:p>
          </table:table-cell>
          <table:table-cell office:value-type="float" office:value="29.0">
            <text:p>29.0</text:p>
          </table:table-cell>
          <table:table-cell office:value-type="float" office:value="30.8333">
            <text:p>30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5T17:00:00">
            <text:p>Sun Jun  5 17:00:00 2022</text:p>
          </table:table-cell>
          <table:table-cell office:value-type="float" office:value="49.9375">
            <text:p>49.9375</text:p>
          </table:table-cell>
          <table:table-cell office:value-type="float" office:value="48.1667">
            <text:p>48.1667</text:p>
          </table:table-cell>
          <table:table-cell office:value-type="float" office:value="24.6667">
            <text:p>24.6667</text:p>
          </table:table-cell>
          <table:table-cell office:value-type="float" office:value="21.5">
            <text:p>21.5</text:p>
          </table:table-cell>
          <table:table-cell office:value-type="float" office:value="28.6667">
            <text:p>28.6667</text:p>
          </table:table-cell>
          <table:table-cell office:value-type="float" office:value="36.3333">
            <text:p>36.3333</text:p>
          </table:table-cell>
          <table:table-cell office:value-type="float" office:value="29.0">
            <text:p>29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6-06T13:00:00">
            <text:p>Mon Jun  6 13:00:00 2022</text:p>
          </table:table-cell>
          <table:table-cell office:value-type="float" office:value="48.34721666666667">
            <text:p>48.34721666666667</text:p>
          </table:table-cell>
          <table:table-cell office:value-type="float" office:value="24.6667">
            <text:p>24.6667</text:p>
          </table:table-cell>
          <table:table-cell office:value-type="float" office:value="30.6667">
            <text:p>30.6667</text:p>
          </table:table-cell>
          <table:table-cell office:value-type="float" office:value="31.0">
            <text:p>31.0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40.3333">
            <text:p>40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6T14:00:00">
            <text:p>Mon Jun  6 14:00:00 2022</text:p>
          </table:table-cell>
          <table:table-cell office:value-type="float" office:value="49.0416625">
            <text:p>49.0416625</text:p>
          </table:table-cell>
          <table:table-cell office:value-type="float" office:value="18.0">
            <text:p>18.0</text:p>
          </table:table-cell>
          <table:table-cell office:value-type="float" office:value="24.6667">
            <text:p>24.6667</text:p>
          </table:table-cell>
          <table:table-cell office:value-type="float" office:value="30.6667">
            <text:p>30.6667</text:p>
          </table:table-cell>
          <table:table-cell office:value-type="float" office:value="31.0">
            <text:p>31.0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6-06T15:00:00">
            <text:p>Mon Jun  6 15:00:00 2022</text:p>
          </table:table-cell>
          <table:table-cell office:value-type="float" office:value="50.00694166666667">
            <text:p>50.00694166666667</text:p>
          </table:table-cell>
          <table:table-cell office:value-type="float" office:value="6.3333">
            <text:p>6.3333</text:p>
          </table:table-cell>
          <table:table-cell office:value-type="float" office:value="18.0">
            <text:p>18.0</text:p>
          </table:table-cell>
          <table:table-cell office:value-type="float" office:value="24.6667">
            <text:p>24.6667</text:p>
          </table:table-cell>
          <table:table-cell office:value-type="float" office:value="30.6667">
            <text:p>30.6667</text:p>
          </table:table-cell>
          <table:table-cell office:value-type="float" office:value="31.0">
            <text:p>31.0</text:p>
          </table:table-cell>
          <table:table-cell office:value-type="float" office:value="30.6667">
            <text:p>30.6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6-06T16:00:00">
            <text:p>Mon Jun  6 16:00:00 2022</text:p>
          </table:table-cell>
          <table:table-cell office:value-type="float" office:value="50.8125">
            <text:p>50.8125</text:p>
          </table:table-cell>
          <table:table-cell office:value-type="float" office:value="1.8333">
            <text:p>1.8333</text:p>
          </table:table-cell>
          <table:table-cell office:value-type="float" office:value="6.3333">
            <text:p>6.3333</text:p>
          </table:table-cell>
          <table:table-cell office:value-type="float" office:value="18.0">
            <text:p>18.0</text:p>
          </table:table-cell>
          <table:table-cell office:value-type="float" office:value="24.6667">
            <text:p>24.6667</text:p>
          </table:table-cell>
          <table:table-cell office:value-type="float" office:value="30.6667">
            <text:p>30.6667</text:p>
          </table:table-cell>
          <table:table-cell office:value-type="float" office:value="31.0">
            <text:p>31.0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06T17:00:00">
            <text:p>Mon Jun  6 17:00:00 2022</text:p>
          </table:table-cell>
          <table:table-cell office:value-type="float" office:value="51.31944583333333">
            <text:p>51.31944583333333</text:p>
          </table:table-cell>
          <table:table-cell office:value-type="float" office:value="24.0">
            <text:p>24.0</text:p>
          </table:table-cell>
          <table:table-cell office:value-type="float" office:value="1.8333">
            <text:p>1.8333</text:p>
          </table:table-cell>
          <table:table-cell office:value-type="float" office:value="6.3333">
            <text:p>6.3333</text:p>
          </table:table-cell>
          <table:table-cell office:value-type="float" office:value="18.0">
            <text:p>18.0</text:p>
          </table:table-cell>
          <table:table-cell office:value-type="float" office:value="24.6667">
            <text:p>24.6667</text:p>
          </table:table-cell>
          <table:table-cell office:value-type="float" office:value="30.6667">
            <text:p>30.6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6-07T13:00:00">
            <text:p>Tue Jun  7 13:00:00 2022</text:p>
          </table:table-cell>
          <table:table-cell office:value-type="float" office:value="50.06945416666667">
            <text:p>50.06945416666667</text:p>
          </table:table-cell>
          <table:table-cell office:value-type="float" office:value="19.1667">
            <text:p>19.1667</text:p>
          </table:table-cell>
          <table:table-cell office:value-type="float" office:value="24.5">
            <text:p>24.5</text:p>
          </table:table-cell>
          <table:table-cell office:value-type="float" office:value="37.0">
            <text:p>37.0</text:p>
          </table:table-cell>
          <table:table-cell office:value-type="float" office:value="44.6667">
            <text:p>44.6667</text:p>
          </table:table-cell>
          <table:table-cell office:value-type="float" office:value="46.1667">
            <text:p>46.1667</text:p>
          </table:table-cell>
          <table:table-cell office:value-type="float" office:value="46.6667">
            <text:p>46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6-07T14:00:00">
            <text:p>Tue Jun  7 14:00:00 2022</text:p>
          </table:table-cell>
          <table:table-cell office:value-type="float" office:value="49.36112083333333">
            <text:p>49.36112083333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4.5">
            <text:p>24.5</text:p>
          </table:table-cell>
          <table:table-cell office:value-type="float" office:value="37.0">
            <text:p>37.0</text:p>
          </table:table-cell>
          <table:table-cell office:value-type="float" office:value="44.6667">
            <text:p>44.6667</text:p>
          </table:table-cell>
          <table:table-cell office:value-type="float" office:value="46.1667">
            <text:p>46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7T15:00:00">
            <text:p>Tue Jun  7 15:00:00 2022</text:p>
          </table:table-cell>
          <table:table-cell office:value-type="float" office:value="48.83334166666666">
            <text:p>48.83334166666666</text:p>
          </table:table-cell>
          <table:table-cell office:value-type="float" office:value="2.6667">
            <text:p>2.6667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4.5">
            <text:p>24.5</text:p>
          </table:table-cell>
          <table:table-cell office:value-type="float" office:value="37.0">
            <text:p>37.0</text:p>
          </table:table-cell>
          <table:table-cell office:value-type="float" office:value="44.6667">
            <text:p>44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6-07T16:00:00">
            <text:p>Tue Jun  7 16:00:00 2022</text:p>
          </table:table-cell>
          <table:table-cell office:value-type="float" office:value="47.729175">
            <text:p>47.729175</text:p>
          </table:table-cell>
          <table:table-cell office:value-type="float" office:value="4.8333">
            <text:p>4.8333</text:p>
          </table:table-cell>
          <table:table-cell office:value-type="float" office:value="2.6667">
            <text:p>2.6667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4.5">
            <text:p>24.5</text:p>
          </table:table-cell>
          <table:table-cell office:value-type="float" office:value="37.0">
            <text:p>37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7T17:00:00">
            <text:p>Tue Jun  7 17:00:00 2022</text:p>
          </table:table-cell>
          <table:table-cell office:value-type="float" office:value="46.937508333333334">
            <text:p>46.937508333333334</text:p>
          </table:table-cell>
          <table:table-cell office:value-type="float" office:value="11.6667">
            <text:p>11.6667</text:p>
          </table:table-cell>
          <table:table-cell office:value-type="float" office:value="4.8333">
            <text:p>4.8333</text:p>
          </table:table-cell>
          <table:table-cell office:value-type="float" office:value="2.6667">
            <text:p>2.6667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4.5">
            <text:p>24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6-07T18:00:00">
            <text:p>Tue Jun  7 18:00:00 2022</text:p>
          </table:table-cell>
          <table:table-cell office:value-type="float" office:value="45.81945416666667">
            <text:p>45.81945416666667</text:p>
          </table:table-cell>
          <table:table-cell office:value-type="float" office:value="26.0">
            <text:p>26.0</text:p>
          </table:table-cell>
          <table:table-cell office:value-type="float" office:value="11.6667">
            <text:p>11.6667</text:p>
          </table:table-cell>
          <table:table-cell office:value-type="float" office:value="4.8333">
            <text:p>4.8333</text:p>
          </table:table-cell>
          <table:table-cell office:value-type="float" office:value="2.6667">
            <text:p>2.6667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6-07T19:00:00">
            <text:p>Tue Jun  7 19:00:00 2022</text:p>
          </table:table-cell>
          <table:table-cell office:value-type="float" office:value="44.465287499999995">
            <text:p>44.465287499999995</text:p>
          </table:table-cell>
          <table:table-cell office:value-type="float" office:value="37.0">
            <text:p>37.0</text:p>
          </table:table-cell>
          <table:table-cell office:value-type="float" office:value="26.0">
            <text:p>26.0</text:p>
          </table:table-cell>
          <table:table-cell office:value-type="float" office:value="11.6667">
            <text:p>11.6667</text:p>
          </table:table-cell>
          <table:table-cell office:value-type="float" office:value="4.8333">
            <text:p>4.8333</text:p>
          </table:table-cell>
          <table:table-cell office:value-type="float" office:value="2.6667">
            <text:p>2.6667</text:p>
          </table:table-cell>
          <table:table-cell office:value-type="float" office:value="7.6667">
            <text:p>7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6-08T13:00:00">
            <text:p>Wed Jun  8 13:00:00 2022</text:p>
          </table:table-cell>
          <table:table-cell office:value-type="float" office:value="35.23611666666667">
            <text:p>35.23611666666667</text:p>
          </table:table-cell>
          <table:table-cell office:value-type="float" office:value="1.1667">
            <text:p>1.1667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8T14:00:00">
            <text:p>Wed Jun  8 14:00:00 2022</text:p>
          </table:table-cell>
          <table:table-cell office:value-type="float" office:value="34.40278333333333">
            <text:p>34.40278333333333</text:p>
          </table:table-cell>
          <table:table-cell office:value-type="float" office:value="2.8333">
            <text:p>2.8333</text:p>
          </table:table-cell>
          <table:table-cell office:value-type="float" office:value="1.1667">
            <text:p>1.1667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6-08T15:00:00">
            <text:p>Wed Jun  8 15:00:00 2022</text:p>
          </table:table-cell>
          <table:table-cell office:value-type="float" office:value="32.687508333333334">
            <text:p>32.687508333333334</text:p>
          </table:table-cell>
          <table:table-cell office:value-type="float" office:value="0.6667">
            <text:p>0.6667</text:p>
          </table:table-cell>
          <table:table-cell office:value-type="float" office:value="2.8333">
            <text:p>2.8333</text:p>
          </table:table-cell>
          <table:table-cell office:value-type="float" office:value="1.1667">
            <text:p>1.1667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  <table:table-cell office:value-type="float" office:value="23.3333">
            <text:p>23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08T16:00:00">
            <text:p>Wed Jun  8 16:00:00 2022</text:p>
          </table:table-cell>
          <table:table-cell office:value-type="float" office:value="31.888895833333333">
            <text:p>31.888895833333333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2.8333">
            <text:p>2.8333</text:p>
          </table:table-cell>
          <table:table-cell office:value-type="float" office:value="1.1667">
            <text:p>1.1667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6-08T17:00:00">
            <text:p>Wed Jun  8 17:00:00 2022</text:p>
          </table:table-cell>
          <table:table-cell office:value-type="float" office:value="30.750004166666667">
            <text:p>30.750004166666667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2.8333">
            <text:p>2.8333</text:p>
          </table:table-cell>
          <table:table-cell office:value-type="float" office:value="1.1667">
            <text:p>1.1667</text:p>
          </table:table-cell>
          <table:table-cell office:value-type="float" office:value="3.1667">
            <text:p>3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6-08T18:00:00">
            <text:p>Wed Jun  8 18:00:00 2022</text:p>
          </table:table-cell>
          <table:table-cell office:value-type="float" office:value="29.750004166666667">
            <text:p>29.750004166666667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2.8333">
            <text:p>2.8333</text:p>
          </table:table-cell>
          <table:table-cell office:value-type="float" office:value="1.1667">
            <text:p>1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10T13:00:00">
            <text:p>Fri Jun 10 13:00:00 2022</text:p>
          </table:table-cell>
          <table:table-cell office:value-type="float" office:value="50.8541625">
            <text:p>50.8541625</text:p>
          </table:table-cell>
          <table:table-cell office:value-type="float" office:value="42.3333">
            <text:p>42.3333</text:p>
          </table:table-cell>
          <table:table-cell office:value-type="float" office:value="37.1667">
            <text:p>37.1667</text:p>
          </table:table-cell>
          <table:table-cell office:value-type="float" office:value="39.0">
            <text:p>39.0</text:p>
          </table:table-cell>
          <table:table-cell office:value-type="float" office:value="41.3333">
            <text:p>41.3333</text:p>
          </table:table-cell>
          <table:table-cell office:value-type="float" office:value="43.6667">
            <text:p>43.6667</text:p>
          </table:table-cell>
          <table:table-cell office:value-type="float" office:value="36.0">
            <text:p>36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6-10T14:00:00">
            <text:p>Fri Jun 10 14:00:00 2022</text:p>
          </table:table-cell>
          <table:table-cell office:value-type="float" office:value="52.09722083333333">
            <text:p>52.09722083333333</text:p>
          </table:table-cell>
          <table:table-cell office:value-type="float" office:value="56.8333">
            <text:p>56.8333</text:p>
          </table:table-cell>
          <table:table-cell office:value-type="float" office:value="42.3333">
            <text:p>42.3333</text:p>
          </table:table-cell>
          <table:table-cell office:value-type="float" office:value="37.1667">
            <text:p>37.1667</text:p>
          </table:table-cell>
          <table:table-cell office:value-type="float" office:value="39.0">
            <text:p>39.0</text:p>
          </table:table-cell>
          <table:table-cell office:value-type="float" office:value="41.3333">
            <text:p>41.3333</text:p>
          </table:table-cell>
          <table:table-cell office:value-type="float" office:value="43.6667">
            <text:p>43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6-10T15:00:00">
            <text:p>Fri Jun 10 15:00:00 2022</text:p>
          </table:table-cell>
          <table:table-cell office:value-type="float" office:value="53.36805416666667">
            <text:p>53.36805416666667</text:p>
          </table:table-cell>
          <table:table-cell office:value-type="float" office:value="22.5">
            <text:p>22.5</text:p>
          </table:table-cell>
          <table:table-cell office:value-type="float" office:value="56.8333">
            <text:p>56.8333</text:p>
          </table:table-cell>
          <table:table-cell office:value-type="float" office:value="42.3333">
            <text:p>42.3333</text:p>
          </table:table-cell>
          <table:table-cell office:value-type="float" office:value="37.1667">
            <text:p>37.1667</text:p>
          </table:table-cell>
          <table:table-cell office:value-type="float" office:value="39.0">
            <text:p>39.0</text:p>
          </table:table-cell>
          <table:table-cell office:value-type="float" office:value="41.3333">
            <text:p>41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6-27T11:00:00">
            <text:p>Mon Jun 27 11:00:00 2022</text:p>
          </table:table-cell>
          <table:table-cell office:value-type="float" office:value="52.8888875">
            <text:p>52.8888875</text:p>
          </table:table-cell>
          <table:table-cell office:value-type="float" office:value="18.3333">
            <text:p>18.3333</text:p>
          </table:table-cell>
          <table:table-cell office:value-type="float" office:value="22.5">
            <text:p>22.5</text:p>
          </table:table-cell>
          <table:table-cell office:value-type="float" office:value="56.8333">
            <text:p>56.8333</text:p>
          </table:table-cell>
          <table:table-cell office:value-type="float" office:value="42.3333">
            <text:p>42.3333</text:p>
          </table:table-cell>
          <table:table-cell office:value-type="float" office:value="37.1667">
            <text:p>37.1667</text:p>
          </table:table-cell>
          <table:table-cell office:value-type="float" office:value="39.0">
            <text:p>39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6-27T12:00:00">
            <text:p>Mon Jun 27 12:00:00 2022</text:p>
          </table:table-cell>
          <table:table-cell office:value-type="float" office:value="52.277775">
            <text:p>52.277775</text:p>
          </table:table-cell>
          <table:table-cell office:value-type="float" office:value="37.5">
            <text:p>37.5</text:p>
          </table:table-cell>
          <table:table-cell office:value-type="float" office:value="18.3333">
            <text:p>18.3333</text:p>
          </table:table-cell>
          <table:table-cell office:value-type="float" office:value="22.5">
            <text:p>22.5</text:p>
          </table:table-cell>
          <table:table-cell office:value-type="float" office:value="56.8333">
            <text:p>56.8333</text:p>
          </table:table-cell>
          <table:table-cell office:value-type="float" office:value="42.3333">
            <text:p>42.3333</text:p>
          </table:table-cell>
          <table:table-cell office:value-type="float" office:value="37.1667">
            <text:p>37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27T13:00:00">
            <text:p>Mon Jun 27 13:00:00 2022</text:p>
          </table:table-cell>
          <table:table-cell office:value-type="float" office:value="51.798608333333334">
            <text:p>51.798608333333334</text:p>
          </table:table-cell>
          <table:table-cell office:value-type="float" office:value="49.8333">
            <text:p>49.8333</text:p>
          </table:table-cell>
          <table:table-cell office:value-type="float" office:value="37.5">
            <text:p>37.5</text:p>
          </table:table-cell>
          <table:table-cell office:value-type="float" office:value="18.3333">
            <text:p>18.3333</text:p>
          </table:table-cell>
          <table:table-cell office:value-type="float" office:value="22.5">
            <text:p>22.5</text:p>
          </table:table-cell>
          <table:table-cell office:value-type="float" office:value="56.8333">
            <text:p>56.8333</text:p>
          </table:table-cell>
          <table:table-cell office:value-type="float" office:value="42.3333">
            <text:p>42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6-28T12:00:00">
            <text:p>Tue Jun 28 12:00:00 2022</text:p>
          </table:table-cell>
          <table:table-cell office:value-type="float" office:value="48.666670833333335">
            <text:p>48.666670833333335</text:p>
          </table:table-cell>
          <table:table-cell office:value-type="float" office:value="37.0">
            <text:p>37.0</text:p>
          </table:table-cell>
          <table:table-cell office:value-type="float" office:value="30.6667">
            <text:p>30.6667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6-28T13:00:00">
            <text:p>Tue Jun 28 13:00:00 2022</text:p>
          </table:table-cell>
          <table:table-cell office:value-type="float" office:value="49.18750416666666">
            <text:p>49.18750416666666</text:p>
          </table:table-cell>
          <table:table-cell office:value-type="float" office:value="14.5">
            <text:p>14.5</text:p>
          </table:table-cell>
          <table:table-cell office:value-type="float" office:value="37.0">
            <text:p>37.0</text:p>
          </table:table-cell>
          <table:table-cell office:value-type="float" office:value="30.6667">
            <text:p>30.6667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4.5">
            <text:p>44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6-28T14:00:00">
            <text:p>Tue Jun 28 14:00:00 2022</text:p>
          </table:table-cell>
          <table:table-cell office:value-type="float" office:value="49.73611666666667">
            <text:p>49.73611666666667</text:p>
          </table:table-cell>
          <table:table-cell office:value-type="float" office:value="8.3333">
            <text:p>8.3333</text:p>
          </table:table-cell>
          <table:table-cell office:value-type="float" office:value="14.5">
            <text:p>14.5</text:p>
          </table:table-cell>
          <table:table-cell office:value-type="float" office:value="37.0">
            <text:p>37.0</text:p>
          </table:table-cell>
          <table:table-cell office:value-type="float" office:value="30.6667">
            <text:p>30.6667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6-28T15:00:00">
            <text:p>Tue Jun 28 15:00:00 2022</text:p>
          </table:table-cell>
          <table:table-cell office:value-type="float" office:value="50.49305833333333">
            <text:p>50.49305833333333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14.5">
            <text:p>14.5</text:p>
          </table:table-cell>
          <table:table-cell office:value-type="float" office:value="37.0">
            <text:p>37.0</text:p>
          </table:table-cell>
          <table:table-cell office:value-type="float" office:value="30.6667">
            <text:p>30.6667</text:p>
          </table:table-cell>
          <table:table-cell office:value-type="float" office:value="36.6667">
            <text:p>36.6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6-28T16:00:00">
            <text:p>Tue Jun 28 16:00:00 2022</text:p>
          </table:table-cell>
          <table:table-cell office:value-type="float" office:value="51.326391666666666">
            <text:p>51.326391666666666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14.5">
            <text:p>14.5</text:p>
          </table:table-cell>
          <table:table-cell office:value-type="float" office:value="37.0">
            <text:p>37.0</text:p>
          </table:table-cell>
          <table:table-cell office:value-type="float" office:value="30.6667">
            <text:p>30.6667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6-28T17:00:00">
            <text:p>Tue Jun 28 17:00:00 2022</text:p>
          </table:table-cell>
          <table:table-cell office:value-type="float" office:value="52.81250416666666">
            <text:p>52.81250416666666</text:p>
          </table:table-cell>
          <table:table-cell office:value-type="float" office:value="19.1667">
            <text:p>19.1667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14.5">
            <text:p>14.5</text:p>
          </table:table-cell>
          <table:table-cell office:value-type="float" office:value="37.0">
            <text:p>37.0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22-06-28T18:00:00">
            <text:p>Tue Jun 28 18:00:00 2022</text:p>
          </table:table-cell>
          <table:table-cell office:value-type="float" office:value="54.74305833333333">
            <text:p>54.74305833333333</text:p>
          </table:table-cell>
          <table:table-cell office:value-type="float" office:value="40.1667">
            <text:p>40.1667</text:p>
          </table:table-cell>
          <table:table-cell office:value-type="float" office:value="19.1667">
            <text:p>19.1667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14.5">
            <text:p>14.5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6-29T13:00:00">
            <text:p>Wed Jun 29 13:00:00 2022</text:p>
          </table:table-cell>
          <table:table-cell office:value-type="float" office:value="62.31944166666667">
            <text:p>62.31944166666667</text:p>
          </table:table-cell>
          <table:table-cell office:value-type="float" office:value="22.3333">
            <text:p>22.3333</text:p>
          </table:table-cell>
          <table:table-cell office:value-type="float" office:value="32.5">
            <text:p>32.5</text:p>
          </table:table-cell>
          <table:table-cell office:value-type="float" office:value="48.5">
            <text:p>48.5</text:p>
          </table:table-cell>
          <table:table-cell office:value-type="float" office:value="38.0">
            <text:p>38.0</text:p>
          </table:table-cell>
          <table:table-cell office:value-type="float" office:value="39.6667">
            <text:p>39.6667</text:p>
          </table:table-cell>
          <table:table-cell office:value-type="float" office:value="41.3333">
            <text:p>41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6-29T14:00:00">
            <text:p>Wed Jun 29 14:00:00 2022</text:p>
          </table:table-cell>
          <table:table-cell office:value-type="float" office:value="62.2916625">
            <text:p>62.2916625</text:p>
          </table:table-cell>
          <table:table-cell office:value-type="float" office:value="23.3333">
            <text:p>23.3333</text:p>
          </table:table-cell>
          <table:table-cell office:value-type="float" office:value="22.3333">
            <text:p>22.3333</text:p>
          </table:table-cell>
          <table:table-cell office:value-type="float" office:value="32.5">
            <text:p>32.5</text:p>
          </table:table-cell>
          <table:table-cell office:value-type="float" office:value="48.5">
            <text:p>48.5</text:p>
          </table:table-cell>
          <table:table-cell office:value-type="float" office:value="38.0">
            <text:p>38.0</text:p>
          </table:table-cell>
          <table:table-cell office:value-type="float" office:value="39.6667">
            <text:p>39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6-29T15:00:00">
            <text:p>Wed Jun 29 15:00:00 2022</text:p>
          </table:table-cell>
          <table:table-cell office:value-type="float" office:value="61.94444166666667">
            <text:p>61.94444166666667</text:p>
          </table:table-cell>
          <table:table-cell office:value-type="float" office:value="4.0">
            <text:p>4.0</text:p>
          </table:table-cell>
          <table:table-cell office:value-type="float" office:value="23.3333">
            <text:p>23.3333</text:p>
          </table:table-cell>
          <table:table-cell office:value-type="float" office:value="22.3333">
            <text:p>22.3333</text:p>
          </table:table-cell>
          <table:table-cell office:value-type="float" office:value="32.5">
            <text:p>32.5</text:p>
          </table:table-cell>
          <table:table-cell office:value-type="float" office:value="48.5">
            <text:p>48.5</text:p>
          </table:table-cell>
          <table:table-cell office:value-type="float" office:value="38.0">
            <text:p>38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6-29T16:00:00">
            <text:p>Wed Jun 29 16:00:00 2022</text:p>
          </table:table-cell>
          <table:table-cell office:value-type="float" office:value="61.28472083333333">
            <text:p>61.28472083333333</text:p>
          </table:table-cell>
          <table:table-cell office:value-type="float" office:value="7.3333">
            <text:p>7.3333</text:p>
          </table:table-cell>
          <table:table-cell office:value-type="float" office:value="4.0">
            <text:p>4.0</text:p>
          </table:table-cell>
          <table:table-cell office:value-type="float" office:value="23.3333">
            <text:p>23.3333</text:p>
          </table:table-cell>
          <table:table-cell office:value-type="float" office:value="22.3333">
            <text:p>22.3333</text:p>
          </table:table-cell>
          <table:table-cell office:value-type="float" office:value="32.5">
            <text:p>32.5</text:p>
          </table:table-cell>
          <table:table-cell office:value-type="float" office:value="48.5">
            <text:p>48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6-29T17:00:00">
            <text:p>Wed Jun 29 17:00:00 2022</text:p>
          </table:table-cell>
          <table:table-cell office:value-type="float" office:value="59.979166666666664">
            <text:p>59.979166666666664</text:p>
          </table:table-cell>
          <table:table-cell office:value-type="float" office:value="11.6667">
            <text:p>11.6667</text:p>
          </table:table-cell>
          <table:table-cell office:value-type="float" office:value="7.3333">
            <text:p>7.3333</text:p>
          </table:table-cell>
          <table:table-cell office:value-type="float" office:value="4.0">
            <text:p>4.0</text:p>
          </table:table-cell>
          <table:table-cell office:value-type="float" office:value="23.3333">
            <text:p>23.3333</text:p>
          </table:table-cell>
          <table:table-cell office:value-type="float" office:value="22.3333">
            <text:p>22.3333</text:p>
          </table:table-cell>
          <table:table-cell office:value-type="float" office:value="32.5">
            <text:p>32.5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29T18:00:00">
            <text:p>Wed Jun 29 18:00:00 2022</text:p>
          </table:table-cell>
          <table:table-cell office:value-type="float" office:value="58.90277916666667">
            <text:p>58.90277916666667</text:p>
          </table:table-cell>
          <table:table-cell office:value-type="float" office:value="24.6667">
            <text:p>24.6667</text:p>
          </table:table-cell>
          <table:table-cell office:value-type="float" office:value="11.6667">
            <text:p>11.6667</text:p>
          </table:table-cell>
          <table:table-cell office:value-type="float" office:value="7.3333">
            <text:p>7.3333</text:p>
          </table:table-cell>
          <table:table-cell office:value-type="float" office:value="4.0">
            <text:p>4.0</text:p>
          </table:table-cell>
          <table:table-cell office:value-type="float" office:value="23.3333">
            <text:p>23.3333</text:p>
          </table:table-cell>
          <table:table-cell office:value-type="float" office:value="22.3333">
            <text:p>22.3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6-29T19:00:00">
            <text:p>Wed Jun 29 19:00:00 2022</text:p>
          </table:table-cell>
          <table:table-cell office:value-type="float" office:value="58.28472083333333">
            <text:p>58.28472083333333</text:p>
          </table:table-cell>
          <table:table-cell office:value-type="float" office:value="60.5">
            <text:p>60.5</text:p>
          </table:table-cell>
          <table:table-cell office:value-type="float" office:value="24.6667">
            <text:p>24.6667</text:p>
          </table:table-cell>
          <table:table-cell office:value-type="float" office:value="11.6667">
            <text:p>11.6667</text:p>
          </table:table-cell>
          <table:table-cell office:value-type="float" office:value="7.3333">
            <text:p>7.3333</text:p>
          </table:table-cell>
          <table:table-cell office:value-type="float" office:value="4.0">
            <text:p>4.0</text:p>
          </table:table-cell>
          <table:table-cell office:value-type="float" office:value="23.3333">
            <text:p>23.3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6-30T11:00:00">
            <text:p>Thu Jun 30 11:00:00 2022</text:p>
          </table:table-cell>
          <table:table-cell office:value-type="float" office:value="56.756949999999996">
            <text:p>56.756949999999996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  <table:table-cell office:value-type="float" office:value="22.3333">
            <text:p>22.3333</text:p>
          </table:table-cell>
          <table:table-cell office:value-type="float" office:value="27.6667">
            <text:p>27.6667</text:p>
          </table:table-cell>
          <table:table-cell office:value-type="float" office:value="41.3333">
            <text:p>41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30T12:00:00">
            <text:p>Thu Jun 30 12:00:00 2022</text:p>
          </table:table-cell>
          <table:table-cell office:value-type="float" office:value="56.52778333333333">
            <text:p>56.52778333333333</text:p>
          </table:table-cell>
          <table:table-cell office:value-type="float" office:value="29.1667">
            <text:p>29.1667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  <table:table-cell office:value-type="float" office:value="22.3333">
            <text:p>22.3333</text:p>
          </table:table-cell>
          <table:table-cell office:value-type="float" office:value="27.6667">
            <text:p>27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7-06T11:00:00">
            <text:p>Wed Jul  6 11:00:00 2022</text:p>
          </table:table-cell>
          <table:table-cell office:value-type="float" office:value="55.756949999999996">
            <text:p>55.756949999999996</text:p>
          </table:table-cell>
          <table:table-cell office:value-type="float" office:value="57.6667">
            <text:p>57.6667</text:p>
          </table:table-cell>
          <table:table-cell office:value-type="float" office:value="29.1667">
            <text:p>29.1667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  <table:table-cell office:value-type="float" office:value="22.3333">
            <text:p>22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06T12:00:00">
            <text:p>Wed Jul  6 12:00:00 2022</text:p>
          </table:table-cell>
          <table:table-cell office:value-type="float" office:value="54.87500416666666">
            <text:p>54.87500416666666</text:p>
          </table:table-cell>
          <table:table-cell office:value-type="float" office:value="56.0">
            <text:p>56.0</text:p>
          </table:table-cell>
          <table:table-cell office:value-type="float" office:value="57.6667">
            <text:p>57.6667</text:p>
          </table:table-cell>
          <table:table-cell office:value-type="float" office:value="29.1667">
            <text:p>29.1667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06T13:00:00">
            <text:p>Wed Jul  6 13:00:00 2022</text:p>
          </table:table-cell>
          <table:table-cell office:value-type="float" office:value="53.86111666666667">
            <text:p>53.86111666666667</text:p>
          </table:table-cell>
          <table:table-cell office:value-type="float" office:value="33.0">
            <text:p>33.0</text:p>
          </table:table-cell>
          <table:table-cell office:value-type="float" office:value="56.0">
            <text:p>56.0</text:p>
          </table:table-cell>
          <table:table-cell office:value-type="float" office:value="57.6667">
            <text:p>57.6667</text:p>
          </table:table-cell>
          <table:table-cell office:value-type="float" office:value="29.1667">
            <text:p>29.1667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7-06T14:00:00">
            <text:p>Wed Jul  6 14:00:00 2022</text:p>
          </table:table-cell>
          <table:table-cell office:value-type="float" office:value="53.01389583333333">
            <text:p>53.01389583333333</text:p>
          </table:table-cell>
          <table:table-cell office:value-type="float" office:value="26.1667">
            <text:p>26.1667</text:p>
          </table:table-cell>
          <table:table-cell office:value-type="float" office:value="33.0">
            <text:p>33.0</text:p>
          </table:table-cell>
          <table:table-cell office:value-type="float" office:value="56.0">
            <text:p>56.0</text:p>
          </table:table-cell>
          <table:table-cell office:value-type="float" office:value="57.6667">
            <text:p>57.6667</text:p>
          </table:table-cell>
          <table:table-cell office:value-type="float" office:value="29.1667">
            <text:p>29.1667</text:p>
          </table:table-cell>
          <table:table-cell office:value-type="float" office:value="26.1667">
            <text:p>26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7-06T15:00:00">
            <text:p>Wed Jul  6 15:00:00 2022</text:p>
          </table:table-cell>
          <table:table-cell office:value-type="float" office:value="52.81250416666666">
            <text:p>52.81250416666666</text:p>
          </table:table-cell>
          <table:table-cell office:value-type="float" office:value="43.6667">
            <text:p>43.6667</text:p>
          </table:table-cell>
          <table:table-cell office:value-type="float" office:value="26.1667">
            <text:p>26.1667</text:p>
          </table:table-cell>
          <table:table-cell office:value-type="float" office:value="33.0">
            <text:p>33.0</text:p>
          </table:table-cell>
          <table:table-cell office:value-type="float" office:value="56.0">
            <text:p>56.0</text:p>
          </table:table-cell>
          <table:table-cell office:value-type="float" office:value="57.6667">
            <text:p>57.6667</text:p>
          </table:table-cell>
          <table:table-cell office:value-type="float" office:value="29.1667">
            <text:p>29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7-07T12:00:00">
            <text:p>Thu Jul  7 12:00:00 2022</text:p>
          </table:table-cell>
          <table:table-cell office:value-type="float" office:value="54.618050000000004">
            <text:p>54.618050000000004</text:p>
          </table:table-cell>
          <table:table-cell office:value-type="float" office:value="43.8333">
            <text:p>43.8333</text:p>
          </table:table-cell>
          <table:table-cell office:value-type="float" office:value="40.6667">
            <text:p>40.6667</text:p>
          </table:table-cell>
          <table:table-cell office:value-type="float" office:value="26.8333">
            <text:p>26.8333</text:p>
          </table:table-cell>
          <table:table-cell office:value-type="float" office:value="31.5">
            <text:p>31.5</text:p>
          </table:table-cell>
          <table:table-cell office:value-type="float" office:value="27.3333">
            <text:p>27.3333</text:p>
          </table:table-cell>
          <table:table-cell office:value-type="float" office:value="39.3333">
            <text:p>39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7-07T13:00:00">
            <text:p>Thu Jul  7 13:00:00 2022</text:p>
          </table:table-cell>
          <table:table-cell office:value-type="float" office:value="54.97915833333334">
            <text:p>54.97915833333334</text:p>
          </table:table-cell>
          <table:table-cell office:value-type="float" office:value="52.1667">
            <text:p>52.1667</text:p>
          </table:table-cell>
          <table:table-cell office:value-type="float" office:value="43.8333">
            <text:p>43.8333</text:p>
          </table:table-cell>
          <table:table-cell office:value-type="float" office:value="40.6667">
            <text:p>40.6667</text:p>
          </table:table-cell>
          <table:table-cell office:value-type="float" office:value="26.8333">
            <text:p>26.8333</text:p>
          </table:table-cell>
          <table:table-cell office:value-type="float" office:value="31.5">
            <text:p>31.5</text:p>
          </table:table-cell>
          <table:table-cell office:value-type="float" office:value="27.3333">
            <text:p>27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07T14:00:00">
            <text:p>Thu Jul  7 14:00:00 2022</text:p>
          </table:table-cell>
          <table:table-cell office:value-type="float" office:value="56.1736">
            <text:p>56.1736</text:p>
          </table:table-cell>
          <table:table-cell office:value-type="float" office:value="35.5">
            <text:p>35.5</text:p>
          </table:table-cell>
          <table:table-cell office:value-type="float" office:value="52.1667">
            <text:p>52.1667</text:p>
          </table:table-cell>
          <table:table-cell office:value-type="float" office:value="43.8333">
            <text:p>43.8333</text:p>
          </table:table-cell>
          <table:table-cell office:value-type="float" office:value="40.6667">
            <text:p>40.6667</text:p>
          </table:table-cell>
          <table:table-cell office:value-type="float" office:value="26.8333">
            <text:p>26.8333</text:p>
          </table:table-cell>
          <table:table-cell office:value-type="float" office:value="31.5">
            <text:p>31.5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7-07T15:00:00">
            <text:p>Thu Jul  7 15:00:00 2022</text:p>
          </table:table-cell>
          <table:table-cell office:value-type="float" office:value="57.72915833333334">
            <text:p>57.72915833333334</text:p>
          </table:table-cell>
          <table:table-cell office:value-type="float" office:value="9.8333">
            <text:p>9.8333</text:p>
          </table:table-cell>
          <table:table-cell office:value-type="float" office:value="35.5">
            <text:p>35.5</text:p>
          </table:table-cell>
          <table:table-cell office:value-type="float" office:value="52.1667">
            <text:p>52.1667</text:p>
          </table:table-cell>
          <table:table-cell office:value-type="float" office:value="43.8333">
            <text:p>43.8333</text:p>
          </table:table-cell>
          <table:table-cell office:value-type="float" office:value="40.6667">
            <text:p>40.6667</text:p>
          </table:table-cell>
          <table:table-cell office:value-type="float" office:value="26.8333">
            <text:p>26.8333</text:p>
          </table:table-cell>
          <table:table-cell office:value-type="float" office:value="124.1667">
            <text:p>124.1667</text:p>
          </table:table-cell>
        </table:table-row>
        <table:table-row>
          <table:table-cell table:style-name="pd1" office:value-type="date" office:date-value="2022-07-07T16:00:00">
            <text:p>Thu Jul  7 16:00:00 2022</text:p>
          </table:table-cell>
          <table:table-cell office:value-type="float" office:value="59.312491666666666">
            <text:p>59.312491666666666</text:p>
          </table:table-cell>
          <table:table-cell office:value-type="float" office:value="12.5">
            <text:p>12.5</text:p>
          </table:table-cell>
          <table:table-cell office:value-type="float" office:value="9.8333">
            <text:p>9.8333</text:p>
          </table:table-cell>
          <table:table-cell office:value-type="float" office:value="35.5">
            <text:p>35.5</text:p>
          </table:table-cell>
          <table:table-cell office:value-type="float" office:value="52.1667">
            <text:p>52.1667</text:p>
          </table:table-cell>
          <table:table-cell office:value-type="float" office:value="43.8333">
            <text:p>43.8333</text:p>
          </table:table-cell>
          <table:table-cell office:value-type="float" office:value="40.6667">
            <text:p>40.6667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22-07-07T17:00:00">
            <text:p>Thu Jul  7 17:00:00 2022</text:p>
          </table:table-cell>
          <table:table-cell office:value-type="float" office:value="61.0069375">
            <text:p>61.0069375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9.8333">
            <text:p>9.8333</text:p>
          </table:table-cell>
          <table:table-cell office:value-type="float" office:value="35.5">
            <text:p>35.5</text:p>
          </table:table-cell>
          <table:table-cell office:value-type="float" office:value="52.1667">
            <text:p>52.1667</text:p>
          </table:table-cell>
          <table:table-cell office:value-type="float" office:value="43.8333">
            <text:p>43.8333</text:p>
          </table:table-cell>
          <table:table-cell office:value-type="float" office:value="132.6667">
            <text:p>132.6667</text:p>
          </table:table-cell>
        </table:table-row>
        <table:table-row>
          <table:table-cell table:style-name="pd1" office:value-type="date" office:date-value="2022-07-08T13:00:00">
            <text:p>Fri Jul  8 13:00:00 2022</text:p>
          </table:table-cell>
          <table:table-cell office:value-type="float" office:value="78.63889166666667">
            <text:p>78.63889166666667</text:p>
          </table:table-cell>
          <table:table-cell office:value-type="float" office:value="58.5">
            <text:p>58.5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2.6667">
            <text:p>62.6667</text:p>
          </table:table-cell>
          <table:table-cell office:value-type="float" office:value="43.1667">
            <text:p>43.1667</text:p>
          </table:table-cell>
          <table:table-cell office:value-type="float" office:value="61.3333">
            <text:p>61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7-08T14:00:00">
            <text:p>Fri Jul  8 14:00:00 2022</text:p>
          </table:table-cell>
          <table:table-cell office:value-type="float" office:value="78.99305833333334">
            <text:p>78.99305833333334</text:p>
          </table:table-cell>
          <table:table-cell office:value-type="float" office:value="52.5">
            <text:p>52.5</text:p>
          </table:table-cell>
          <table:table-cell office:value-type="float" office:value="58.5">
            <text:p>58.5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2.6667">
            <text:p>62.6667</text:p>
          </table:table-cell>
          <table:table-cell office:value-type="float" office:value="43.1667">
            <text:p>43.1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7-08T15:00:00">
            <text:p>Fri Jul  8 15:00:00 2022</text:p>
          </table:table-cell>
          <table:table-cell office:value-type="float" office:value="78.62500416666667">
            <text:p>78.62500416666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58.5">
            <text:p>58.5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2.6667">
            <text:p>62.6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7-08T16:00:00">
            <text:p>Fri Jul  8 16:00:00 2022</text:p>
          </table:table-cell>
          <table:table-cell office:value-type="float" office:value="77.77777916666666">
            <text:p>77.77777916666666</text:p>
          </table:table-cell>
          <table:table-cell office:value-type="float" office:value="44.1667">
            <text:p>44.1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58.5">
            <text:p>58.5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7-08T17:00:00">
            <text:p>Fri Jul  8 17:00:00 2022</text:p>
          </table:table-cell>
          <table:table-cell office:value-type="float" office:value="76.77777916666666">
            <text:p>76.77777916666666</text:p>
          </table:table-cell>
          <table:table-cell office:value-type="float" office:value="54.3333">
            <text:p>54.3333</text:p>
          </table:table-cell>
          <table:table-cell office:value-type="float" office:value="44.1667">
            <text:p>44.1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58.5">
            <text:p>58.5</text:p>
          </table:table-cell>
          <table:table-cell office:value-type="float" office:value="63.1667">
            <text:p>63.1667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7-08T18:00:00">
            <text:p>Fri Jul  8 18:00:00 2022</text:p>
          </table:table-cell>
          <table:table-cell office:value-type="float" office:value="75.93055416666667">
            <text:p>75.93055416666667</text:p>
          </table:table-cell>
          <table:table-cell office:value-type="float" office:value="63.1667">
            <text:p>63.1667</text:p>
          </table:table-cell>
          <table:table-cell office:value-type="float" office:value="54.3333">
            <text:p>54.3333</text:p>
          </table:table-cell>
          <table:table-cell office:value-type="float" office:value="44.1667">
            <text:p>44.1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58.5">
            <text:p>58.5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7-08T19:00:00">
            <text:p>Fri Jul  8 19:00:00 2022</text:p>
          </table:table-cell>
          <table:table-cell office:value-type="float" office:value="75.36110833333333">
            <text:p>75.36110833333333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54.3333">
            <text:p>54.3333</text:p>
          </table:table-cell>
          <table:table-cell office:value-type="float" office:value="44.1667">
            <text:p>44.1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112.5">
            <text:p>112.5</text:p>
          </table:table-cell>
        </table:table-row>
        <table:table-row>
          <table:table-cell table:style-name="pd1" office:value-type="date" office:date-value="2022-07-09T12:00:00">
            <text:p>Sat Jul  9 12:00:00 2022</text:p>
          </table:table-cell>
          <table:table-cell office:value-type="float" office:value="72.92360833333333">
            <text:p>72.92360833333333</text:p>
          </table:table-cell>
          <table:table-cell office:value-type="float" office:value="40.3333">
            <text:p>40.3333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65.0">
            <text:p>65.0</text:p>
          </table:table-cell>
          <table:table-cell office:value-type="float" office:value="73.0">
            <text:p>73.0</text:p>
          </table:table-cell>
          <table:table-cell office:value-type="float" office:value="69.8333">
            <text:p>69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7-09T13:00:00">
            <text:p>Sat Jul  9 13:00:00 2022</text:p>
          </table:table-cell>
          <table:table-cell office:value-type="float" office:value="73.59722083333334">
            <text:p>73.59722083333334</text:p>
          </table:table-cell>
          <table:table-cell office:value-type="float" office:value="37.6667">
            <text:p>37.6667</text:p>
          </table:table-cell>
          <table:table-cell office:value-type="float" office:value="40.3333">
            <text:p>40.3333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65.0">
            <text:p>65.0</text:p>
          </table:table-cell>
          <table:table-cell office:value-type="float" office:value="73.0">
            <text:p>73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7-09T14:00:00">
            <text:p>Sat Jul  9 14:00:00 2022</text:p>
          </table:table-cell>
          <table:table-cell office:value-type="float" office:value="74.11805416666667">
            <text:p>74.11805416666667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40.3333">
            <text:p>40.3333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65.0">
            <text:p>65.0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7-09T15:00:00">
            <text:p>Sat Jul  9 15:00:00 2022</text:p>
          </table:table-cell>
          <table:table-cell office:value-type="float" office:value="74.54166666666667">
            <text:p>74.54166666666667</text:p>
          </table:table-cell>
          <table:table-cell office:value-type="float" office:value="54.1667">
            <text:p>54.1667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40.3333">
            <text:p>40.3333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2-07-09T16:00:00">
            <text:p>Sat Jul  9 16:00:00 2022</text:p>
          </table:table-cell>
          <table:table-cell office:value-type="float" office:value="74.909725">
            <text:p>74.909725</text:p>
          </table:table-cell>
          <table:table-cell office:value-type="float" office:value="44.3333">
            <text:p>44.3333</text:p>
          </table:table-cell>
          <table:table-cell office:value-type="float" office:value="54.1667">
            <text:p>54.1667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40.3333">
            <text:p>40.3333</text:p>
          </table:table-cell>
          <table:table-cell office:value-type="float" office:value="39.8333">
            <text:p>39.8333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7-09T17:00:00">
            <text:p>Sat Jul  9 17:00:00 2022</text:p>
          </table:table-cell>
          <table:table-cell office:value-type="float" office:value="75.409725">
            <text:p>75.409725</text:p>
          </table:table-cell>
          <table:table-cell office:value-type="float" office:value="51.5">
            <text:p>51.5</text:p>
          </table:table-cell>
          <table:table-cell office:value-type="float" office:value="44.3333">
            <text:p>44.3333</text:p>
          </table:table-cell>
          <table:table-cell office:value-type="float" office:value="54.1667">
            <text:p>54.1667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40.3333">
            <text:p>40.3333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22-07-09T18:00:00">
            <text:p>Sat Jul  9 18:00:00 2022</text:p>
          </table:table-cell>
          <table:table-cell office:value-type="float" office:value="75.60417083333333">
            <text:p>75.60417083333333</text:p>
          </table:table-cell>
          <table:table-cell office:value-type="float" office:value="70.1667">
            <text:p>70.1667</text:p>
          </table:table-cell>
          <table:table-cell office:value-type="float" office:value="51.5">
            <text:p>51.5</text:p>
          </table:table-cell>
          <table:table-cell office:value-type="float" office:value="44.3333">
            <text:p>44.3333</text:p>
          </table:table-cell>
          <table:table-cell office:value-type="float" office:value="54.1667">
            <text:p>54.1667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117.0">
            <text:p>117.0</text:p>
          </table:table-cell>
        </table:table-row>
        <table:table-row>
          <table:table-cell table:style-name="pd1" office:value-type="date" office:date-value="2022-07-10T11:00:00">
            <text:p>Sun Jul 10 11:00:00 2022</text:p>
          </table:table-cell>
          <table:table-cell office:value-type="float" office:value="74.72917083333333">
            <text:p>74.72917083333333</text:p>
          </table:table-cell>
          <table:table-cell office:value-type="float" office:value="55.6667">
            <text:p>55.6667</text:p>
          </table:table-cell>
          <table:table-cell office:value-type="float" office:value="60.0">
            <text:p>60.0</text:p>
          </table:table-cell>
          <table:table-cell office:value-type="float" office:value="58.6667">
            <text:p>58.6667</text:p>
          </table:table-cell>
          <table:table-cell office:value-type="float" office:value="63.5">
            <text:p>63.5</text:p>
          </table:table-cell>
          <table:table-cell office:value-type="float" office:value="48.0">
            <text:p>48.0</text:p>
          </table:table-cell>
          <table:table-cell office:value-type="float" office:value="58.8333">
            <text:p>58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7-10T12:00:00">
            <text:p>Sun Jul 10 12:00:00 2022</text:p>
          </table:table-cell>
          <table:table-cell office:value-type="float" office:value="75.07639583333334">
            <text:p>75.07639583333334</text:p>
          </table:table-cell>
          <table:table-cell office:value-type="float" office:value="56.6667">
            <text:p>56.6667</text:p>
          </table:table-cell>
          <table:table-cell office:value-type="float" office:value="55.6667">
            <text:p>55.6667</text:p>
          </table:table-cell>
          <table:table-cell office:value-type="float" office:value="60.0">
            <text:p>60.0</text:p>
          </table:table-cell>
          <table:table-cell office:value-type="float" office:value="58.6667">
            <text:p>58.6667</text:p>
          </table:table-cell>
          <table:table-cell office:value-type="float" office:value="63.5">
            <text:p>63.5</text:p>
          </table:table-cell>
          <table:table-cell office:value-type="float" office:value="48.0">
            <text:p>48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7-10T13:00:00">
            <text:p>Sun Jul 10 13:00:00 2022</text:p>
          </table:table-cell>
          <table:table-cell office:value-type="float" office:value="75.7083375">
            <text:p>75.7083375</text:p>
          </table:table-cell>
          <table:table-cell office:value-type="float" office:value="59.3333">
            <text:p>59.3333</text:p>
          </table:table-cell>
          <table:table-cell office:value-type="float" office:value="56.6667">
            <text:p>56.6667</text:p>
          </table:table-cell>
          <table:table-cell office:value-type="float" office:value="55.6667">
            <text:p>55.6667</text:p>
          </table:table-cell>
          <table:table-cell office:value-type="float" office:value="60.0">
            <text:p>60.0</text:p>
          </table:table-cell>
          <table:table-cell office:value-type="float" office:value="58.6667">
            <text:p>58.6667</text:p>
          </table:table-cell>
          <table:table-cell office:value-type="float" office:value="63.5">
            <text:p>63.5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7-10T14:00:00">
            <text:p>Sun Jul 10 14:00:00 2022</text:p>
          </table:table-cell>
          <table:table-cell office:value-type="float" office:value="76.59722916666666">
            <text:p>76.59722916666666</text:p>
          </table:table-cell>
          <table:table-cell office:value-type="float" office:value="51.3333">
            <text:p>51.3333</text:p>
          </table:table-cell>
          <table:table-cell office:value-type="float" office:value="59.3333">
            <text:p>59.3333</text:p>
          </table:table-cell>
          <table:table-cell office:value-type="float" office:value="56.6667">
            <text:p>56.6667</text:p>
          </table:table-cell>
          <table:table-cell office:value-type="float" office:value="55.6667">
            <text:p>55.6667</text:p>
          </table:table-cell>
          <table:table-cell office:value-type="float" office:value="60.0">
            <text:p>60.0</text:p>
          </table:table-cell>
          <table:table-cell office:value-type="float" office:value="58.6667">
            <text:p>58.6667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22-07-10T15:00:00">
            <text:p>Sun Jul 10 15:00:00 2022</text:p>
          </table:table-cell>
          <table:table-cell office:value-type="float" office:value="77.79167083333333">
            <text:p>77.79167083333333</text:p>
          </table:table-cell>
          <table:table-cell office:value-type="float" office:value="31.0">
            <text:p>31.0</text:p>
          </table:table-cell>
          <table:table-cell office:value-type="float" office:value="51.3333">
            <text:p>51.3333</text:p>
          </table:table-cell>
          <table:table-cell office:value-type="float" office:value="59.3333">
            <text:p>59.3333</text:p>
          </table:table-cell>
          <table:table-cell office:value-type="float" office:value="56.6667">
            <text:p>56.6667</text:p>
          </table:table-cell>
          <table:table-cell office:value-type="float" office:value="55.6667">
            <text:p>55.6667</text:p>
          </table:table-cell>
          <table:table-cell office:value-type="float" office:value="60.0">
            <text:p>60.0</text:p>
          </table:table-cell>
          <table:table-cell office:value-type="float" office:value="134.8333">
            <text:p>134.8333</text:p>
          </table:table-cell>
        </table:table-row>
        <table:table-row>
          <table:table-cell table:style-name="pd1" office:value-type="date" office:date-value="2022-07-10T16:00:00">
            <text:p>Sun Jul 10 16:00:00 2022</text:p>
          </table:table-cell>
          <table:table-cell office:value-type="float" office:value="78.90277916666666">
            <text:p>78.90277916666666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51.3333">
            <text:p>51.3333</text:p>
          </table:table-cell>
          <table:table-cell office:value-type="float" office:value="59.3333">
            <text:p>59.3333</text:p>
          </table:table-cell>
          <table:table-cell office:value-type="float" office:value="56.6667">
            <text:p>56.6667</text:p>
          </table:table-cell>
          <table:table-cell office:value-type="float" office:value="55.6667">
            <text:p>55.6667</text:p>
          </table:table-cell>
          <table:table-cell office:value-type="float" office:value="139.3333">
            <text:p>139.3333</text:p>
          </table:table-cell>
        </table:table-row>
        <table:table-row>
          <table:table-cell table:style-name="pd1" office:value-type="date" office:date-value="2022-07-10T17:00:00">
            <text:p>Sun Jul 10 17:00:00 2022</text:p>
          </table:table-cell>
          <table:table-cell office:value-type="float" office:value="78.66666666666667">
            <text:p>78.66666666666667</text:p>
          </table:table-cell>
          <table:table-cell office:value-type="float" office:value="57.3333">
            <text:p>57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51.3333">
            <text:p>51.3333</text:p>
          </table:table-cell>
          <table:table-cell office:value-type="float" office:value="59.3333">
            <text:p>59.3333</text:p>
          </table:table-cell>
          <table:table-cell office:value-type="float" office:value="56.6667">
            <text:p>56.6667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2-07-11T13:00:00">
            <text:p>Mon Jul 11 13:00:00 2022</text:p>
          </table:table-cell>
          <table:table-cell office:value-type="float" office:value="72.6875">
            <text:p>72.6875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  <table:table-cell office:value-type="float" office:value="51.8333">
            <text:p>51.8333</text:p>
          </table:table-cell>
          <table:table-cell office:value-type="float" office:value="69.0">
            <text:p>69.0</text:p>
          </table:table-cell>
          <table:table-cell office:value-type="float" office:value="60.6667">
            <text:p>60.6667</text:p>
          </table:table-cell>
          <table:table-cell office:value-type="float" office:value="82.6667">
            <text:p>82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7-11T14:00:00">
            <text:p>Mon Jul 11 14:00:00 2022</text:p>
          </table:table-cell>
          <table:table-cell office:value-type="float" office:value="71.340275">
            <text:p>71.340275</text:p>
          </table:table-cell>
          <table:table-cell office:value-type="float" office:value="10.8333">
            <text:p>10.8333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  <table:table-cell office:value-type="float" office:value="51.8333">
            <text:p>51.8333</text:p>
          </table:table-cell>
          <table:table-cell office:value-type="float" office:value="69.0">
            <text:p>69.0</text:p>
          </table:table-cell>
          <table:table-cell office:value-type="float" office:value="60.6667">
            <text:p>60.6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7-11T15:00:00">
            <text:p>Mon Jul 11 15:00:00 2022</text:p>
          </table:table-cell>
          <table:table-cell office:value-type="float" office:value="69.652775">
            <text:p>69.65277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  <table:table-cell office:value-type="float" office:value="51.8333">
            <text:p>51.8333</text:p>
          </table:table-cell>
          <table:table-cell office:value-type="float" office:value="69.0">
            <text:p>69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7-11T16:00:00">
            <text:p>Mon Jul 11 16:00:00 2022</text:p>
          </table:table-cell>
          <table:table-cell office:value-type="float" office:value="68.0763875">
            <text:p>68.0763875</text:p>
          </table:table-cell>
          <table:table-cell office:value-type="float" office:value="9.1667">
            <text:p>9.1667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  <table:table-cell office:value-type="float" office:value="51.8333">
            <text:p>51.8333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7-11T17:00:00">
            <text:p>Mon Jul 11 17:00:00 2022</text:p>
          </table:table-cell>
          <table:table-cell office:value-type="float" office:value="67.94444166666666">
            <text:p>67.94444166666666</text:p>
          </table:table-cell>
          <table:table-cell office:value-type="float" office:value="19.0">
            <text:p>19.0</text:p>
          </table:table-cell>
          <table:table-cell office:value-type="float" office:value="9.1667">
            <text:p>9.1667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  <table:table-cell office:value-type="float" office:value="109.8333">
            <text:p>109.8333</text:p>
          </table:table-cell>
        </table:table-row>
        <table:table-row>
          <table:table-cell table:style-name="pd1" office:value-type="date" office:date-value="2022-07-11T18:00:00">
            <text:p>Mon Jul 11 18:00:00 2022</text:p>
          </table:table-cell>
          <table:table-cell office:value-type="float" office:value="68.44444166666666">
            <text:p>68.44444166666666</text:p>
          </table:table-cell>
          <table:table-cell office:value-type="float" office:value="50.6667">
            <text:p>50.6667</text:p>
          </table:table-cell>
          <table:table-cell office:value-type="float" office:value="19.0">
            <text:p>19.0</text:p>
          </table:table-cell>
          <table:table-cell office:value-type="float" office:value="9.1667">
            <text:p>9.1667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19.5">
            <text:p>19.5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2-07-11T19:00:00">
            <text:p>Mon Jul 11 19:00:00 2022</text:p>
          </table:table-cell>
          <table:table-cell office:value-type="float" office:value="68.79860833333333">
            <text:p>68.79860833333333</text:p>
          </table:table-cell>
          <table:table-cell office:value-type="float" office:value="73.3333">
            <text:p>73.3333</text:p>
          </table:table-cell>
          <table:table-cell office:value-type="float" office:value="50.6667">
            <text:p>50.6667</text:p>
          </table:table-cell>
          <table:table-cell office:value-type="float" office:value="19.0">
            <text:p>19.0</text:p>
          </table:table-cell>
          <table:table-cell office:value-type="float" office:value="9.1667">
            <text:p>9.1667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07-12T11:00:00">
            <text:p>Tue Jul 12 11:00:00 2022</text:p>
          </table:table-cell>
          <table:table-cell office:value-type="float" office:value="74.54860416666666">
            <text:p>74.54860416666666</text:p>
          </table:table-cell>
          <table:table-cell office:value-type="float" office:value="69.3333">
            <text:p>69.3333</text:p>
          </table:table-cell>
          <table:table-cell office:value-type="float" office:value="70.5">
            <text:p>70.5</text:p>
          </table:table-cell>
          <table:table-cell office:value-type="float" office:value="67.6667">
            <text:p>67.6667</text:p>
          </table:table-cell>
          <table:table-cell office:value-type="float" office:value="65.8333">
            <text:p>65.8333</text:p>
          </table:table-cell>
          <table:table-cell office:value-type="float" office:value="39.8333">
            <text:p>39.8333</text:p>
          </table:table-cell>
          <table:table-cell office:value-type="float" office:value="23.5">
            <text:p>23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7-12T12:00:00">
            <text:p>Tue Jul 12 12:00:00 2022</text:p>
          </table:table-cell>
          <table:table-cell office:value-type="float" office:value="74.58332916666667">
            <text:p>74.58332916666667</text:p>
          </table:table-cell>
          <table:table-cell office:value-type="float" office:value="74.1667">
            <text:p>74.1667</text:p>
          </table:table-cell>
          <table:table-cell office:value-type="float" office:value="69.3333">
            <text:p>69.3333</text:p>
          </table:table-cell>
          <table:table-cell office:value-type="float" office:value="70.5">
            <text:p>70.5</text:p>
          </table:table-cell>
          <table:table-cell office:value-type="float" office:value="67.6667">
            <text:p>67.6667</text:p>
          </table:table-cell>
          <table:table-cell office:value-type="float" office:value="65.8333">
            <text:p>65.8333</text:p>
          </table:table-cell>
          <table:table-cell office:value-type="float" office:value="39.8333">
            <text:p>39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2T13:00:00">
            <text:p>Tue Jul 12 13:00:00 2022</text:p>
          </table:table-cell>
          <table:table-cell office:value-type="float" office:value="74.49305">
            <text:p>74.49305</text:p>
          </table:table-cell>
          <table:table-cell office:value-type="float" office:value="74.0">
            <text:p>74.0</text:p>
          </table:table-cell>
          <table:table-cell office:value-type="float" office:value="74.1667">
            <text:p>74.1667</text:p>
          </table:table-cell>
          <table:table-cell office:value-type="float" office:value="69.3333">
            <text:p>69.3333</text:p>
          </table:table-cell>
          <table:table-cell office:value-type="float" office:value="70.5">
            <text:p>70.5</text:p>
          </table:table-cell>
          <table:table-cell office:value-type="float" office:value="67.6667">
            <text:p>67.6667</text:p>
          </table:table-cell>
          <table:table-cell office:value-type="float" office:value="65.8333">
            <text:p>65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7-12T14:00:00">
            <text:p>Tue Jul 12 14:00:00 2022</text:p>
          </table:table-cell>
          <table:table-cell office:value-type="float" office:value="74.402775">
            <text:p>74.402775</text:p>
          </table:table-cell>
          <table:table-cell office:value-type="float" office:value="71.5">
            <text:p>71.5</text:p>
          </table:table-cell>
          <table:table-cell office:value-type="float" office:value="74.0">
            <text:p>74.0</text:p>
          </table:table-cell>
          <table:table-cell office:value-type="float" office:value="74.1667">
            <text:p>74.1667</text:p>
          </table:table-cell>
          <table:table-cell office:value-type="float" office:value="69.3333">
            <text:p>69.3333</text:p>
          </table:table-cell>
          <table:table-cell office:value-type="float" office:value="70.5">
            <text:p>70.5</text:p>
          </table:table-cell>
          <table:table-cell office:value-type="float" office:value="67.6667">
            <text:p>67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7-12T15:00:00">
            <text:p>Tue Jul 12 15:00:00 2022</text:p>
          </table:table-cell>
          <table:table-cell office:value-type="float" office:value="73.94444166666666">
            <text:p>73.94444166666666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4.0">
            <text:p>74.0</text:p>
          </table:table-cell>
          <table:table-cell office:value-type="float" office:value="74.1667">
            <text:p>74.1667</text:p>
          </table:table-cell>
          <table:table-cell office:value-type="float" office:value="69.3333">
            <text:p>69.3333</text:p>
          </table:table-cell>
          <table:table-cell office:value-type="float" office:value="70.5">
            <text:p>70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7-12T16:00:00">
            <text:p>Tue Jul 12 16:00:00 2022</text:p>
          </table:table-cell>
          <table:table-cell office:value-type="float" office:value="73.97222083333334">
            <text:p>73.97222083333334</text:p>
          </table:table-cell>
          <table:table-cell office:value-type="float" office:value="59.1667">
            <text:p>59.1667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4.0">
            <text:p>74.0</text:p>
          </table:table-cell>
          <table:table-cell office:value-type="float" office:value="74.1667">
            <text:p>74.1667</text:p>
          </table:table-cell>
          <table:table-cell office:value-type="float" office:value="69.3333">
            <text:p>69.3333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2-07-12T17:00:00">
            <text:p>Tue Jul 12 17:00:00 2022</text:p>
          </table:table-cell>
          <table:table-cell office:value-type="float" office:value="73.59027916666666">
            <text:p>73.59027916666666</text:p>
          </table:table-cell>
          <table:table-cell office:value-type="float" office:value="57.8333">
            <text:p>57.8333</text:p>
          </table:table-cell>
          <table:table-cell office:value-type="float" office:value="59.1667">
            <text:p>59.1667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4.0">
            <text:p>74.0</text:p>
          </table:table-cell>
          <table:table-cell office:value-type="float" office:value="74.1667">
            <text:p>74.1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3T10:00:00">
            <text:p>Wed Jul 13 10:00:00 2022</text:p>
          </table:table-cell>
          <table:table-cell office:value-type="float" office:value="59.083333333333336">
            <text:p>59.083333333333336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  <table:table-cell office:value-type="float" office:value="53.6667">
            <text:p>53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7-13T11:00:00">
            <text:p>Wed Jul 13 11:00:00 2022</text:p>
          </table:table-cell>
          <table:table-cell office:value-type="float" office:value="58.395833333333336">
            <text:p>58.395833333333336</text:p>
          </table:table-cell>
          <table:table-cell office:value-type="float" office:value="45.0">
            <text:p>45.0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7-13T12:00:00">
            <text:p>Wed Jul 13 12:00:00 2022</text:p>
          </table:table-cell>
          <table:table-cell office:value-type="float" office:value="57.93055416666667">
            <text:p>57.93055416666667</text:p>
          </table:table-cell>
          <table:table-cell office:value-type="float" office:value="56.0">
            <text:p>56.0</text:p>
          </table:table-cell>
          <table:table-cell office:value-type="float" office:value="45.0">
            <text:p>45.0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7-13T13:00:00">
            <text:p>Wed Jul 13 13:00:00 2022</text:p>
          </table:table-cell>
          <table:table-cell office:value-type="float" office:value="57.43055416666667">
            <text:p>57.43055416666667</text:p>
          </table:table-cell>
          <table:table-cell office:value-type="float" office:value="61.5">
            <text:p>61.5</text:p>
          </table:table-cell>
          <table:table-cell office:value-type="float" office:value="56.0">
            <text:p>56.0</text:p>
          </table:table-cell>
          <table:table-cell office:value-type="float" office:value="45.0">
            <text:p>45.0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  <table:table-cell office:value-type="float" office:value="31.8333">
            <text:p>31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13T14:00:00">
            <text:p>Wed Jul 13 14:00:00 2022</text:p>
          </table:table-cell>
          <table:table-cell office:value-type="float" office:value="57.277775">
            <text:p>57.277775</text:p>
          </table:table-cell>
          <table:table-cell office:value-type="float" office:value="54.5">
            <text:p>54.5</text:p>
          </table:table-cell>
          <table:table-cell office:value-type="float" office:value="61.5">
            <text:p>61.5</text:p>
          </table:table-cell>
          <table:table-cell office:value-type="float" office:value="56.0">
            <text:p>56.0</text:p>
          </table:table-cell>
          <table:table-cell office:value-type="float" office:value="45.0">
            <text:p>45.0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7-13T15:00:00">
            <text:p>Wed Jul 13 15:00:00 2022</text:p>
          </table:table-cell>
          <table:table-cell office:value-type="float" office:value="58.0138875">
            <text:p>58.0138875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  <table:table-cell office:value-type="float" office:value="61.5">
            <text:p>61.5</text:p>
          </table:table-cell>
          <table:table-cell office:value-type="float" office:value="56.0">
            <text:p>56.0</text:p>
          </table:table-cell>
          <table:table-cell office:value-type="float" office:value="45.0">
            <text:p>45.0</text:p>
          </table:table-cell>
          <table:table-cell office:value-type="float" office:value="37.1667">
            <text:p>37.1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7-13T16:00:00">
            <text:p>Wed Jul 13 16:00:00 2022</text:p>
          </table:table-cell>
          <table:table-cell office:value-type="float" office:value="58.43055416666667">
            <text:p>58.43055416666667</text:p>
          </table:table-cell>
          <table:table-cell office:value-type="float" office:value="16.1667">
            <text:p>16.1667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  <table:table-cell office:value-type="float" office:value="61.5">
            <text:p>61.5</text:p>
          </table:table-cell>
          <table:table-cell office:value-type="float" office:value="56.0">
            <text:p>56.0</text:p>
          </table:table-cell>
          <table:table-cell office:value-type="float" office:value="45.0">
            <text:p>45.0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2-07-13T17:00:00">
            <text:p>Wed Jul 13 17:00:00 2022</text:p>
          </table:table-cell>
          <table:table-cell office:value-type="float" office:value="58.69444166666667">
            <text:p>58.69444166666667</text:p>
          </table:table-cell>
          <table:table-cell office:value-type="float" office:value="36.3333">
            <text:p>36.3333</text:p>
          </table:table-cell>
          <table:table-cell office:value-type="float" office:value="16.1667">
            <text:p>16.1667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  <table:table-cell office:value-type="float" office:value="61.5">
            <text:p>61.5</text:p>
          </table:table-cell>
          <table:table-cell office:value-type="float" office:value="56.0">
            <text:p>56.0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7-14T13:00:00">
            <text:p>Thu Jul 14 13:00:00 2022</text:p>
          </table:table-cell>
          <table:table-cell office:value-type="float" office:value="57.583333333333336">
            <text:p>57.583333333333336</text:p>
          </table:table-cell>
          <table:table-cell office:value-type="float" office:value="41.8333">
            <text:p>41.8333</text:p>
          </table:table-cell>
          <table:table-cell office:value-type="float" office:value="43.5">
            <text:p>43.5</text:p>
          </table:table-cell>
          <table:table-cell office:value-type="float" office:value="36.8333">
            <text:p>36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53.5">
            <text:p>53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7-14T14:00:00">
            <text:p>Thu Jul 14 14:00:00 2022</text:p>
          </table:table-cell>
          <table:table-cell office:value-type="float" office:value="58.52777916666667">
            <text:p>58.52777916666667</text:p>
          </table:table-cell>
          <table:table-cell office:value-type="float" office:value="20.3333">
            <text:p>20.3333</text:p>
          </table:table-cell>
          <table:table-cell office:value-type="float" office:value="41.8333">
            <text:p>41.8333</text:p>
          </table:table-cell>
          <table:table-cell office:value-type="float" office:value="43.5">
            <text:p>43.5</text:p>
          </table:table-cell>
          <table:table-cell office:value-type="float" office:value="36.8333">
            <text:p>36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7-14T15:00:00">
            <text:p>Thu Jul 14 15:00:00 2022</text:p>
          </table:table-cell>
          <table:table-cell office:value-type="float" office:value="59.3611125">
            <text:p>59.3611125</text:p>
          </table:table-cell>
          <table:table-cell office:value-type="float" office:value="16.3333">
            <text:p>16.3333</text:p>
          </table:table-cell>
          <table:table-cell office:value-type="float" office:value="20.3333">
            <text:p>20.3333</text:p>
          </table:table-cell>
          <table:table-cell office:value-type="float" office:value="41.8333">
            <text:p>41.8333</text:p>
          </table:table-cell>
          <table:table-cell office:value-type="float" office:value="43.5">
            <text:p>43.5</text:p>
          </table:table-cell>
          <table:table-cell office:value-type="float" office:value="36.8333">
            <text:p>36.8333</text:p>
          </table:table-cell>
          <table:table-cell office:value-type="float" office:value="28.1667">
            <text:p>28.1667</text:p>
          </table:table-cell>
          <table:table-cell office:value-type="float" office:value="121.0">
            <text:p>121.0</text:p>
          </table:table-cell>
        </table:table-row>
        <table:table-row>
          <table:table-cell table:style-name="pd1" office:value-type="date" office:date-value="2022-07-14T16:00:00">
            <text:p>Thu Jul 14 16:00:00 2022</text:p>
          </table:table-cell>
          <table:table-cell office:value-type="float" office:value="60.354166666666664">
            <text:p>60.354166666666664</text:p>
          </table:table-cell>
          <table:table-cell office:value-type="float" office:value="5.3333">
            <text:p>5.3333</text:p>
          </table:table-cell>
          <table:table-cell office:value-type="float" office:value="16.3333">
            <text:p>16.3333</text:p>
          </table:table-cell>
          <table:table-cell office:value-type="float" office:value="20.3333">
            <text:p>20.3333</text:p>
          </table:table-cell>
          <table:table-cell office:value-type="float" office:value="41.8333">
            <text:p>41.8333</text:p>
          </table:table-cell>
          <table:table-cell office:value-type="float" office:value="43.5">
            <text:p>43.5</text:p>
          </table:table-cell>
          <table:table-cell office:value-type="float" office:value="36.8333">
            <text:p>36.8333</text:p>
          </table:table-cell>
          <table:table-cell office:value-type="float" office:value="136.0">
            <text:p>136.0</text:p>
          </table:table-cell>
        </table:table-row>
        <table:table-row>
          <table:table-cell table:style-name="pd1" office:value-type="date" office:date-value="2022-07-14T17:00:00">
            <text:p>Thu Jul 14 17:00:00 2022</text:p>
          </table:table-cell>
          <table:table-cell office:value-type="float" office:value="61.5">
            <text:p>61.5</text:p>
          </table:table-cell>
          <table:table-cell office:value-type="float" office:value="18.0">
            <text:p>18.0</text:p>
          </table:table-cell>
          <table:table-cell office:value-type="float" office:value="5.3333">
            <text:p>5.3333</text:p>
          </table:table-cell>
          <table:table-cell office:value-type="float" office:value="16.3333">
            <text:p>16.3333</text:p>
          </table:table-cell>
          <table:table-cell office:value-type="float" office:value="20.3333">
            <text:p>20.3333</text:p>
          </table:table-cell>
          <table:table-cell office:value-type="float" office:value="41.8333">
            <text:p>41.8333</text:p>
          </table:table-cell>
          <table:table-cell office:value-type="float" office:value="43.5">
            <text:p>43.5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22-07-14T18:00:00">
            <text:p>Thu Jul 14 18:00:00 2022</text:p>
          </table:table-cell>
          <table:table-cell office:value-type="float" office:value="62.55555416666667">
            <text:p>62.55555416666667</text:p>
          </table:table-cell>
          <table:table-cell office:value-type="float" office:value="35.0">
            <text:p>35.0</text:p>
          </table:table-cell>
          <table:table-cell office:value-type="float" office:value="18.0">
            <text:p>18.0</text:p>
          </table:table-cell>
          <table:table-cell office:value-type="float" office:value="5.3333">
            <text:p>5.3333</text:p>
          </table:table-cell>
          <table:table-cell office:value-type="float" office:value="16.3333">
            <text:p>16.3333</text:p>
          </table:table-cell>
          <table:table-cell office:value-type="float" office:value="20.3333">
            <text:p>20.3333</text:p>
          </table:table-cell>
          <table:table-cell office:value-type="float" office:value="41.8333">
            <text:p>41.8333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22-07-15T12:00:00">
            <text:p>Fri Jul 15 12:00:00 2022</text:p>
          </table:table-cell>
          <table:table-cell office:value-type="float" office:value="64.8958375">
            <text:p>64.8958375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4.5">
            <text:p>44.5</text:p>
          </table:table-cell>
          <table:table-cell office:value-type="float" office:value="47.1667">
            <text:p>47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7-15T13:00:00">
            <text:p>Fri Jul 15 13:00:00 2022</text:p>
          </table:table-cell>
          <table:table-cell office:value-type="float" office:value="65.77777916666666">
            <text:p>65.77777916666666</text:p>
          </table:table-cell>
          <table:table-cell office:value-type="float" office:value="18.8333">
            <text:p>18.8333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4.5">
            <text:p>44.5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15T14:00:00">
            <text:p>Fri Jul 15 14:00:00 2022</text:p>
          </table:table-cell>
          <table:table-cell office:value-type="float" office:value="66.09027916666666">
            <text:p>66.09027916666666</text:p>
          </table:table-cell>
          <table:table-cell office:value-type="float" office:value="45.1667">
            <text:p>45.1667</text:p>
          </table:table-cell>
          <table:table-cell office:value-type="float" office:value="18.8333">
            <text:p>18.8333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2-07-15T15:00:00">
            <text:p>Fri Jul 15 15:00:00 2022</text:p>
          </table:table-cell>
          <table:table-cell office:value-type="float" office:value="66.4375">
            <text:p>66.4375</text:p>
          </table:table-cell>
          <table:table-cell office:value-type="float" office:value="9.0">
            <text:p>9.0</text:p>
          </table:table-cell>
          <table:table-cell office:value-type="float" office:value="45.1667">
            <text:p>45.1667</text:p>
          </table:table-cell>
          <table:table-cell office:value-type="float" office:value="18.8333">
            <text:p>18.8333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22-07-15T16:00:00">
            <text:p>Fri Jul 15 16:00:00 2022</text:p>
          </table:table-cell>
          <table:table-cell office:value-type="float" office:value="66.35416666666667">
            <text:p>66.35416666666667</text:p>
          </table:table-cell>
          <table:table-cell office:value-type="float" office:value="21.1667">
            <text:p>21.1667</text:p>
          </table:table-cell>
          <table:table-cell office:value-type="float" office:value="9.0">
            <text:p>9.0</text:p>
          </table:table-cell>
          <table:table-cell office:value-type="float" office:value="45.1667">
            <text:p>45.1667</text:p>
          </table:table-cell>
          <table:table-cell office:value-type="float" office:value="18.8333">
            <text:p>18.8333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134.0">
            <text:p>134.0</text:p>
          </table:table-cell>
        </table:table-row>
        <table:table-row>
          <table:table-cell table:style-name="pd1" office:value-type="date" office:date-value="2022-07-15T17:00:00">
            <text:p>Fri Jul 15 17:00:00 2022</text:p>
          </table:table-cell>
          <table:table-cell office:value-type="float" office:value="64.875">
            <text:p>64.875</text:p>
          </table:table-cell>
          <table:table-cell office:value-type="float" office:value="32.0">
            <text:p>32.0</text:p>
          </table:table-cell>
          <table:table-cell office:value-type="float" office:value="21.1667">
            <text:p>21.1667</text:p>
          </table:table-cell>
          <table:table-cell office:value-type="float" office:value="9.0">
            <text:p>9.0</text:p>
          </table:table-cell>
          <table:table-cell office:value-type="float" office:value="45.1667">
            <text:p>45.1667</text:p>
          </table:table-cell>
          <table:table-cell office:value-type="float" office:value="18.8333">
            <text:p>18.8333</text:p>
          </table:table-cell>
          <table:table-cell office:value-type="float" office:value="13.5">
            <text:p>13.5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7-16T11:00:00">
            <text:p>Sat Jul 16 11:00:00 2022</text:p>
          </table:table-cell>
          <table:table-cell office:value-type="float" office:value="73.70833333333333">
            <text:p>73.70833333333333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2.1667">
            <text:p>72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7-16T12:00:00">
            <text:p>Sat Jul 16 12:00:00 2022</text:p>
          </table:table-cell>
          <table:table-cell office:value-type="float" office:value="73.63194583333333">
            <text:p>73.63194583333333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7-16T13:00:00">
            <text:p>Sat Jul 16 13:00:00 2022</text:p>
          </table:table-cell>
          <table:table-cell office:value-type="float" office:value="73.284725">
            <text:p>73.284725</text:p>
          </table:table-cell>
          <table:table-cell office:value-type="float" office:value="44.5">
            <text:p>44.5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1.0">
            <text:p>51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07-16T14:00:00">
            <text:p>Sat Jul 16 14:00:00 2022</text:p>
          </table:table-cell>
          <table:table-cell office:value-type="float" office:value="73.02777916666666">
            <text:p>73.02777916666666</text:p>
          </table:table-cell>
          <table:table-cell office:value-type="float" office:value="60.5">
            <text:p>60.5</text:p>
          </table:table-cell>
          <table:table-cell office:value-type="float" office:value="44.5">
            <text:p>44.5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7-16T15:00:00">
            <text:p>Sat Jul 16 15:00:00 2022</text:p>
          </table:table-cell>
          <table:table-cell office:value-type="float" office:value="73.01389166666667">
            <text:p>73.01389166666667</text:p>
          </table:table-cell>
          <table:table-cell office:value-type="float" office:value="48.6667">
            <text:p>48.6667</text:p>
          </table:table-cell>
          <table:table-cell office:value-type="float" office:value="60.5">
            <text:p>60.5</text:p>
          </table:table-cell>
          <table:table-cell office:value-type="float" office:value="44.5">
            <text:p>44.5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129.0">
            <text:p>129.0</text:p>
          </table:table-cell>
        </table:table-row>
        <table:table-row>
          <table:table-cell table:style-name="pd1" office:value-type="date" office:date-value="2022-07-16T16:00:00">
            <text:p>Sat Jul 16 16:00:00 2022</text:p>
          </table:table-cell>
          <table:table-cell office:value-type="float" office:value="73.13194583333333">
            <text:p>73.13194583333333</text:p>
          </table:table-cell>
          <table:table-cell office:value-type="float" office:value="40.5">
            <text:p>40.5</text:p>
          </table:table-cell>
          <table:table-cell office:value-type="float" office:value="48.6667">
            <text:p>48.6667</text:p>
          </table:table-cell>
          <table:table-cell office:value-type="float" office:value="60.5">
            <text:p>60.5</text:p>
          </table:table-cell>
          <table:table-cell office:value-type="float" office:value="44.5">
            <text:p>44.5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136.8333">
            <text:p>136.8333</text:p>
          </table:table-cell>
        </table:table-row>
        <table:table-row>
          <table:table-cell table:style-name="pd1" office:value-type="date" office:date-value="2022-07-16T17:00:00">
            <text:p>Sat Jul 16 17:00:00 2022</text:p>
          </table:table-cell>
          <table:table-cell office:value-type="float" office:value="73.85416666666667">
            <text:p>73.85416666666667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48.6667">
            <text:p>48.6667</text:p>
          </table:table-cell>
          <table:table-cell office:value-type="float" office:value="60.5">
            <text:p>60.5</text:p>
          </table:table-cell>
          <table:table-cell office:value-type="float" office:value="44.5">
            <text:p>44.5</text:p>
          </table:table-cell>
          <table:table-cell office:value-type="float" office:value="43.3333">
            <text:p>43.3333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2-07-17T12:00:00">
            <text:p>Sun Jul 17 12:00:00 2022</text:p>
          </table:table-cell>
          <table:table-cell office:value-type="float" office:value="69.61805416666667">
            <text:p>69.61805416666667</text:p>
          </table:table-cell>
          <table:table-cell office:value-type="float" office:value="22.1667">
            <text:p>22.1667</text:p>
          </table:table-cell>
          <table:table-cell office:value-type="float" office:value="36.5">
            <text:p>36.5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7.1667">
            <text:p>47.1667</text:p>
          </table:table-cell>
          <table:table-cell office:value-type="float" office:value="63.3333">
            <text:p>63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7-17T13:00:00">
            <text:p>Sun Jul 17 13:00:00 2022</text:p>
          </table:table-cell>
          <table:table-cell office:value-type="float" office:value="69.9513875">
            <text:p>69.9513875</text:p>
          </table:table-cell>
          <table:table-cell office:value-type="float" office:value="38.0">
            <text:p>38.0</text:p>
          </table:table-cell>
          <table:table-cell office:value-type="float" office:value="22.1667">
            <text:p>22.1667</text:p>
          </table:table-cell>
          <table:table-cell office:value-type="float" office:value="36.5">
            <text:p>36.5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7.1667">
            <text:p>47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7-17T14:00:00">
            <text:p>Sun Jul 17 14:00:00 2022</text:p>
          </table:table-cell>
          <table:table-cell office:value-type="float" office:value="69.91666666666667">
            <text:p>69.91666666666667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2.1667">
            <text:p>22.1667</text:p>
          </table:table-cell>
          <table:table-cell office:value-type="float" office:value="36.5">
            <text:p>36.5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2-07-17T15:00:00">
            <text:p>Sun Jul 17 15:00:00 2022</text:p>
          </table:table-cell>
          <table:table-cell office:value-type="float" office:value="68.9236125">
            <text:p>68.9236125</text:p>
          </table:table-cell>
          <table:table-cell office:value-type="float" office:value="15.5">
            <text:p>15.5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2.1667">
            <text:p>22.1667</text:p>
          </table:table-cell>
          <table:table-cell office:value-type="float" office:value="36.5">
            <text:p>36.5</text:p>
          </table:table-cell>
          <table:table-cell office:value-type="float" office:value="38.3333">
            <text:p>38.3333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17T16:00:00">
            <text:p>Sun Jul 17 16:00:00 2022</text:p>
          </table:table-cell>
          <table:table-cell office:value-type="float" office:value="67.91667083333333">
            <text:p>67.91667083333333</text:p>
          </table:table-cell>
          <table:table-cell office:value-type="float" office:value="16.0">
            <text:p>16.0</text:p>
          </table:table-cell>
          <table:table-cell office:value-type="float" office:value="15.5">
            <text:p>15.5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2.1667">
            <text:p>22.1667</text:p>
          </table:table-cell>
          <table:table-cell office:value-type="float" office:value="36.5">
            <text:p>36.5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7-17T17:00:00">
            <text:p>Sun Jul 17 17:00:00 2022</text:p>
          </table:table-cell>
          <table:table-cell office:value-type="float" office:value="67.44445">
            <text:p>67.44445</text:p>
          </table:table-cell>
          <table:table-cell office:value-type="float" office:value="38.8333">
            <text:p>38.8333</text:p>
          </table:table-cell>
          <table:table-cell office:value-type="float" office:value="16.0">
            <text:p>16.0</text:p>
          </table:table-cell>
          <table:table-cell office:value-type="float" office:value="15.5">
            <text:p>15.5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2.1667">
            <text:p>22.166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7-18T13:00:00">
            <text:p>Mon Jul 18 13:00:00 2022</text:p>
          </table:table-cell>
          <table:table-cell office:value-type="float" office:value="78.00694583333333">
            <text:p>78.00694583333333</text:p>
          </table:table-cell>
          <table:table-cell office:value-type="float" office:value="68.0">
            <text:p>68.0</text:p>
          </table:table-cell>
          <table:table-cell office:value-type="float" office:value="67.0">
            <text:p>67.0</text:p>
          </table:table-cell>
          <table:table-cell office:value-type="float" office:value="66.3333">
            <text:p>66.3333</text:p>
          </table:table-cell>
          <table:table-cell office:value-type="float" office:value="53.1667">
            <text:p>53.1667</text:p>
          </table:table-cell>
          <table:table-cell office:value-type="float" office:value="49.3333">
            <text:p>49.3333</text:p>
          </table:table-cell>
          <table:table-cell office:value-type="float" office:value="67.3333">
            <text:p>67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18T14:00:00">
            <text:p>Mon Jul 18 14:00:00 2022</text:p>
          </table:table-cell>
          <table:table-cell office:value-type="float" office:value="78.46527916666666">
            <text:p>78.46527916666666</text:p>
          </table:table-cell>
          <table:table-cell office:value-type="float" office:value="59.3333">
            <text:p>59.3333</text:p>
          </table:table-cell>
          <table:table-cell office:value-type="float" office:value="68.0">
            <text:p>68.0</text:p>
          </table:table-cell>
          <table:table-cell office:value-type="float" office:value="67.0">
            <text:p>67.0</text:p>
          </table:table-cell>
          <table:table-cell office:value-type="float" office:value="66.3333">
            <text:p>66.3333</text:p>
          </table:table-cell>
          <table:table-cell office:value-type="float" office:value="53.1667">
            <text:p>53.1667</text:p>
          </table:table-cell>
          <table:table-cell office:value-type="float" office:value="49.3333">
            <text:p>49.3333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7-18T15:00:00">
            <text:p>Mon Jul 18 15:00:00 2022</text:p>
          </table:table-cell>
          <table:table-cell office:value-type="float" office:value="78.60416666666667">
            <text:p>78.60416666666667</text:p>
          </table:table-cell>
          <table:table-cell office:value-type="float" office:value="49.6667">
            <text:p>49.6667</text:p>
          </table:table-cell>
          <table:table-cell office:value-type="float" office:value="59.3333">
            <text:p>59.3333</text:p>
          </table:table-cell>
          <table:table-cell office:value-type="float" office:value="68.0">
            <text:p>68.0</text:p>
          </table:table-cell>
          <table:table-cell office:value-type="float" office:value="67.0">
            <text:p>67.0</text:p>
          </table:table-cell>
          <table:table-cell office:value-type="float" office:value="66.3333">
            <text:p>66.3333</text:p>
          </table:table-cell>
          <table:table-cell office:value-type="float" office:value="53.1667">
            <text:p>53.1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7-18T16:00:00">
            <text:p>Mon Jul 18 16:00:00 2022</text:p>
          </table:table-cell>
          <table:table-cell office:value-type="float" office:value="78.715275">
            <text:p>78.715275</text:p>
          </table:table-cell>
          <table:table-cell office:value-type="float" office:value="56.3333">
            <text:p>56.3333</text:p>
          </table:table-cell>
          <table:table-cell office:value-type="float" office:value="49.6667">
            <text:p>49.6667</text:p>
          </table:table-cell>
          <table:table-cell office:value-type="float" office:value="59.3333">
            <text:p>59.3333</text:p>
          </table:table-cell>
          <table:table-cell office:value-type="float" office:value="68.0">
            <text:p>68.0</text:p>
          </table:table-cell>
          <table:table-cell office:value-type="float" office:value="67.0">
            <text:p>67.0</text:p>
          </table:table-cell>
          <table:table-cell office:value-type="float" office:value="66.3333">
            <text:p>66.3333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22-07-18T17:00:00">
            <text:p>Mon Jul 18 17:00:00 2022</text:p>
          </table:table-cell>
          <table:table-cell office:value-type="float" office:value="78.81249583333333">
            <text:p>78.81249583333333</text:p>
          </table:table-cell>
          <table:table-cell office:value-type="float" office:value="32.6667">
            <text:p>32.6667</text:p>
          </table:table-cell>
          <table:table-cell office:value-type="float" office:value="56.3333">
            <text:p>56.3333</text:p>
          </table:table-cell>
          <table:table-cell office:value-type="float" office:value="49.6667">
            <text:p>49.6667</text:p>
          </table:table-cell>
          <table:table-cell office:value-type="float" office:value="59.3333">
            <text:p>59.3333</text:p>
          </table:table-cell>
          <table:table-cell office:value-type="float" office:value="68.0">
            <text:p>68.0</text:p>
          </table:table-cell>
          <table:table-cell office:value-type="float" office:value="67.0">
            <text:p>67.0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2-07-18T18:00:00">
            <text:p>Mon Jul 18 18:00:00 2022</text:p>
          </table:table-cell>
          <table:table-cell office:value-type="float" office:value="78.33332916666667">
            <text:p>78.33332916666667</text:p>
          </table:table-cell>
          <table:table-cell office:value-type="float" office:value="75.1667">
            <text:p>75.1667</text:p>
          </table:table-cell>
          <table:table-cell office:value-type="float" office:value="32.6667">
            <text:p>32.6667</text:p>
          </table:table-cell>
          <table:table-cell office:value-type="float" office:value="56.3333">
            <text:p>56.3333</text:p>
          </table:table-cell>
          <table:table-cell office:value-type="float" office:value="49.6667">
            <text:p>49.6667</text:p>
          </table:table-cell>
          <table:table-cell office:value-type="float" office:value="59.3333">
            <text:p>59.3333</text:p>
          </table:table-cell>
          <table:table-cell office:value-type="float" office:value="68.0">
            <text:p>68.0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2-07-19T12:00:00">
            <text:p>Tue Jul 19 12:00:00 2022</text:p>
          </table:table-cell>
          <table:table-cell office:value-type="float" office:value="62.25000416666666">
            <text:p>62.25000416666666</text:p>
          </table:table-cell>
          <table:table-cell office:value-type="float" office:value="17.3333">
            <text:p>17.3333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42.0">
            <text:p>42.0</text:p>
          </table:table-cell>
          <table:table-cell office:value-type="float" office:value="53.8333">
            <text:p>53.8333</text:p>
          </table:table-cell>
          <table:table-cell office:value-type="float" office:value="57.0">
            <text:p>57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7-19T13:00:00">
            <text:p>Tue Jul 19 13:00:00 2022</text:p>
          </table:table-cell>
          <table:table-cell office:value-type="float" office:value="61.74305833333333">
            <text:p>61.74305833333333</text:p>
          </table:table-cell>
          <table:table-cell office:value-type="float" office:value="28.0">
            <text:p>28.0</text:p>
          </table:table-cell>
          <table:table-cell office:value-type="float" office:value="17.3333">
            <text:p>17.3333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42.0">
            <text:p>42.0</text:p>
          </table:table-cell>
          <table:table-cell office:value-type="float" office:value="53.8333">
            <text:p>53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7-19T14:00:00">
            <text:p>Tue Jul 19 14:00:00 2022</text:p>
          </table:table-cell>
          <table:table-cell office:value-type="float" office:value="61.326391666666666">
            <text:p>61.326391666666666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17.3333">
            <text:p>17.3333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42.0">
            <text:p>42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7-19T15:00:00">
            <text:p>Tue Jul 19 15:00:00 2022</text:p>
          </table:table-cell>
          <table:table-cell office:value-type="float" office:value="60.80555833333333">
            <text:p>60.80555833333333</text:p>
          </table:table-cell>
          <table:table-cell office:value-type="float" office:value="6.6667">
            <text:p>6.6667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17.3333">
            <text:p>17.3333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7-19T16:00:00">
            <text:p>Tue Jul 19 16:00:00 2022</text:p>
          </table:table-cell>
          <table:table-cell office:value-type="float" office:value="60.097225">
            <text:p>60.097225</text:p>
          </table:table-cell>
          <table:table-cell office:value-type="float" office:value="11.1667">
            <text:p>11.1667</text:p>
          </table:table-cell>
          <table:table-cell office:value-type="float" office:value="6.6667">
            <text:p>6.6667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17.3333">
            <text:p>17.3333</text:p>
          </table:table-cell>
          <table:table-cell office:value-type="float" office:value="33.1667">
            <text:p>33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7-19T17:00:00">
            <text:p>Tue Jul 19 17:00:00 2022</text:p>
          </table:table-cell>
          <table:table-cell office:value-type="float" office:value="59.69444583333333">
            <text:p>59.69444583333333</text:p>
          </table:table-cell>
          <table:table-cell office:value-type="float" office:value="28.0">
            <text:p>28.0</text:p>
          </table:table-cell>
          <table:table-cell office:value-type="float" office:value="11.1667">
            <text:p>11.1667</text:p>
          </table:table-cell>
          <table:table-cell office:value-type="float" office:value="6.6667">
            <text:p>6.6667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17.3333">
            <text:p>17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7-19T18:00:00">
            <text:p>Tue Jul 19 18:00:00 2022</text:p>
          </table:table-cell>
          <table:table-cell office:value-type="float" office:value="59.4236125">
            <text:p>59.4236125</text:p>
          </table:table-cell>
          <table:table-cell office:value-type="float" office:value="51.3333">
            <text:p>51.3333</text:p>
          </table:table-cell>
          <table:table-cell office:value-type="float" office:value="28.0">
            <text:p>28.0</text:p>
          </table:table-cell>
          <table:table-cell office:value-type="float" office:value="11.1667">
            <text:p>11.1667</text:p>
          </table:table-cell>
          <table:table-cell office:value-type="float" office:value="6.6667">
            <text:p>6.6667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7-20T13:00:00">
            <text:p>Wed Jul 20 13:00:00 2022</text:p>
          </table:table-cell>
          <table:table-cell office:value-type="float" office:value="56.1388875">
            <text:p>56.1388875</text:p>
          </table:table-cell>
          <table:table-cell office:value-type="float" office:value="20.6667">
            <text:p>20.6667</text:p>
          </table:table-cell>
          <table:table-cell office:value-type="float" office:value="22.6667">
            <text:p>22.6667</text:p>
          </table:table-cell>
          <table:table-cell office:value-type="float" office:value="38.3333">
            <text:p>38.3333</text:p>
          </table:table-cell>
          <table:table-cell office:value-type="float" office:value="48.3333">
            <text:p>48.3333</text:p>
          </table:table-cell>
          <table:table-cell office:value-type="float" office:value="44.6667">
            <text:p>44.6667</text:p>
          </table:table-cell>
          <table:table-cell office:value-type="float" office:value="45.3333">
            <text:p>45.3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07-20T14:00:00">
            <text:p>Wed Jul 20 14:00:00 2022</text:p>
          </table:table-cell>
          <table:table-cell office:value-type="float" office:value="57.18055416666667">
            <text:p>57.18055416666667</text:p>
          </table:table-cell>
          <table:table-cell office:value-type="float" office:value="6.3333">
            <text:p>6.3333</text:p>
          </table:table-cell>
          <table:table-cell office:value-type="float" office:value="20.6667">
            <text:p>20.6667</text:p>
          </table:table-cell>
          <table:table-cell office:value-type="float" office:value="22.6667">
            <text:p>22.6667</text:p>
          </table:table-cell>
          <table:table-cell office:value-type="float" office:value="38.3333">
            <text:p>38.3333</text:p>
          </table:table-cell>
          <table:table-cell office:value-type="float" office:value="48.3333">
            <text:p>48.3333</text:p>
          </table:table-cell>
          <table:table-cell office:value-type="float" office:value="44.6667">
            <text:p>44.6667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2-07-20T15:00:00">
            <text:p>Wed Jul 20 15:00:00 2022</text:p>
          </table:table-cell>
          <table:table-cell office:value-type="float" office:value="58.72222083333333">
            <text:p>58.72222083333333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20.6667">
            <text:p>20.6667</text:p>
          </table:table-cell>
          <table:table-cell office:value-type="float" office:value="22.6667">
            <text:p>22.6667</text:p>
          </table:table-cell>
          <table:table-cell office:value-type="float" office:value="38.3333">
            <text:p>38.3333</text:p>
          </table:table-cell>
          <table:table-cell office:value-type="float" office:value="48.3333">
            <text:p>48.3333</text:p>
          </table:table-cell>
          <table:table-cell office:value-type="float" office:value="122.3333">
            <text:p>122.3333</text:p>
          </table:table-cell>
        </table:table-row>
        <table:table-row>
          <table:table-cell table:style-name="pd1" office:value-type="date" office:date-value="2022-07-20T16:00:00">
            <text:p>Wed Jul 20 16:00:00 2022</text:p>
          </table:table-cell>
          <table:table-cell office:value-type="float" office:value="61.0763875">
            <text:p>61.0763875</text:p>
          </table:table-cell>
          <table:table-cell office:value-type="float" office:value="3.8333">
            <text:p>3.8333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20.6667">
            <text:p>20.6667</text:p>
          </table:table-cell>
          <table:table-cell office:value-type="float" office:value="22.6667">
            <text:p>22.6667</text:p>
          </table:table-cell>
          <table:table-cell office:value-type="float" office:value="38.3333">
            <text:p>38.3333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22-07-20T17:00:00">
            <text:p>Wed Jul 20 17:00:00 2022</text:p>
          </table:table-cell>
          <table:table-cell office:value-type="float" office:value="63.8125">
            <text:p>63.8125</text:p>
          </table:table-cell>
          <table:table-cell office:value-type="float" office:value="19.6667">
            <text:p>19.6667</text:p>
          </table:table-cell>
          <table:table-cell office:value-type="float" office:value="3.8333">
            <text:p>3.8333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20.6667">
            <text:p>20.6667</text:p>
          </table:table-cell>
          <table:table-cell office:value-type="float" office:value="22.6667">
            <text:p>22.6667</text:p>
          </table:table-cell>
          <table:table-cell office:value-type="float" office:value="163.5">
            <text:p>163.5</text:p>
          </table:table-cell>
        </table:table-row>
        <table:table-row>
          <table:table-cell table:style-name="pd1" office:value-type="date" office:date-value="2022-07-21T12:00:00">
            <text:p>Thu Jul 21 12:00:00 2022</text:p>
          </table:table-cell>
          <table:table-cell office:value-type="float" office:value="75.49305833333334">
            <text:p>75.49305833333334</text:p>
          </table:table-cell>
          <table:table-cell office:value-type="float" office:value="51.6667">
            <text:p>51.6667</text:p>
          </table:table-cell>
          <table:table-cell office:value-type="float" office:value="41.1667">
            <text:p>41.1667</text:p>
          </table:table-cell>
          <table:table-cell office:value-type="float" office:value="45.5">
            <text:p>45.5</text:p>
          </table:table-cell>
          <table:table-cell office:value-type="float" office:value="51.1667">
            <text:p>51.1667</text:p>
          </table:table-cell>
          <table:table-cell office:value-type="float" office:value="40.1667">
            <text:p>40.1667</text:p>
          </table:table-cell>
          <table:table-cell office:value-type="float" office:value="46.5">
            <text:p>46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7-21T13:00:00">
            <text:p>Thu Jul 21 13:00:00 2022</text:p>
          </table:table-cell>
          <table:table-cell office:value-type="float" office:value="75.58333333333333">
            <text:p>75.58333333333333</text:p>
          </table:table-cell>
          <table:table-cell office:value-type="float" office:value="31.0">
            <text:p>31.0</text:p>
          </table:table-cell>
          <table:table-cell office:value-type="float" office:value="51.6667">
            <text:p>51.6667</text:p>
          </table:table-cell>
          <table:table-cell office:value-type="float" office:value="41.1667">
            <text:p>41.1667</text:p>
          </table:table-cell>
          <table:table-cell office:value-type="float" office:value="45.5">
            <text:p>45.5</text:p>
          </table:table-cell>
          <table:table-cell office:value-type="float" office:value="51.1667">
            <text:p>51.1667</text:p>
          </table:table-cell>
          <table:table-cell office:value-type="float" office:value="40.1667">
            <text:p>40.1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7-21T14:00:00">
            <text:p>Thu Jul 21 14:00:00 2022</text:p>
          </table:table-cell>
          <table:table-cell office:value-type="float" office:value="75.85416666666667">
            <text:p>75.85416666666667</text:p>
          </table:table-cell>
          <table:table-cell office:value-type="float" office:value="35.1667">
            <text:p>35.1667</text:p>
          </table:table-cell>
          <table:table-cell office:value-type="float" office:value="31.0">
            <text:p>31.0</text:p>
          </table:table-cell>
          <table:table-cell office:value-type="float" office:value="51.6667">
            <text:p>51.6667</text:p>
          </table:table-cell>
          <table:table-cell office:value-type="float" office:value="41.1667">
            <text:p>41.1667</text:p>
          </table:table-cell>
          <table:table-cell office:value-type="float" office:value="45.5">
            <text:p>45.5</text:p>
          </table:table-cell>
          <table:table-cell office:value-type="float" office:value="51.1667">
            <text:p>51.1667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21T15:00:00">
            <text:p>Thu Jul 21 15:00:00 2022</text:p>
          </table:table-cell>
          <table:table-cell office:value-type="float" office:value="76.30555833333334">
            <text:p>76.30555833333334</text:p>
          </table:table-cell>
          <table:table-cell office:value-type="float" office:value="25.3333">
            <text:p>25.3333</text:p>
          </table:table-cell>
          <table:table-cell office:value-type="float" office:value="35.1667">
            <text:p>35.1667</text:p>
          </table:table-cell>
          <table:table-cell office:value-type="float" office:value="31.0">
            <text:p>31.0</text:p>
          </table:table-cell>
          <table:table-cell office:value-type="float" office:value="51.6667">
            <text:p>51.6667</text:p>
          </table:table-cell>
          <table:table-cell office:value-type="float" office:value="41.1667">
            <text:p>41.1667</text:p>
          </table:table-cell>
          <table:table-cell office:value-type="float" office:value="45.5">
            <text:p>45.5</text:p>
          </table:table-cell>
          <table:table-cell office:value-type="float" office:value="133.1667">
            <text:p>133.1667</text:p>
          </table:table-cell>
        </table:table-row>
        <table:table-row>
          <table:table-cell table:style-name="pd1" office:value-type="date" office:date-value="2022-07-21T16:00:00">
            <text:p>Thu Jul 21 16:00:00 2022</text:p>
          </table:table-cell>
          <table:table-cell office:value-type="float" office:value="76.30555833333334">
            <text:p>76.30555833333334</text:p>
          </table:table-cell>
          <table:table-cell office:value-type="float" office:value="20.8333">
            <text:p>20.8333</text:p>
          </table:table-cell>
          <table:table-cell office:value-type="float" office:value="25.3333">
            <text:p>25.3333</text:p>
          </table:table-cell>
          <table:table-cell office:value-type="float" office:value="35.1667">
            <text:p>35.1667</text:p>
          </table:table-cell>
          <table:table-cell office:value-type="float" office:value="31.0">
            <text:p>31.0</text:p>
          </table:table-cell>
          <table:table-cell office:value-type="float" office:value="51.6667">
            <text:p>51.6667</text:p>
          </table:table-cell>
          <table:table-cell office:value-type="float" office:value="41.1667">
            <text:p>41.1667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22-07-21T17:00:00">
            <text:p>Thu Jul 21 17:00:00 2022</text:p>
          </table:table-cell>
          <table:table-cell office:value-type="float" office:value="75.81250416666667">
            <text:p>75.81250416666667</text:p>
          </table:table-cell>
          <table:table-cell office:value-type="float" office:value="46.5">
            <text:p>46.5</text:p>
          </table:table-cell>
          <table:table-cell office:value-type="float" office:value="20.8333">
            <text:p>20.8333</text:p>
          </table:table-cell>
          <table:table-cell office:value-type="float" office:value="25.3333">
            <text:p>25.3333</text:p>
          </table:table-cell>
          <table:table-cell office:value-type="float" office:value="35.1667">
            <text:p>35.1667</text:p>
          </table:table-cell>
          <table:table-cell office:value-type="float" office:value="31.0">
            <text:p>31.0</text:p>
          </table:table-cell>
          <table:table-cell office:value-type="float" office:value="51.6667">
            <text:p>51.6667</text:p>
          </table:table-cell>
          <table:table-cell office:value-type="float" office:value="151.6667">
            <text:p>151.6667</text:p>
          </table:table-cell>
        </table:table-row>
        <table:table-row>
          <table:table-cell table:style-name="pd1" office:value-type="date" office:date-value="2022-07-22T13:00:00">
            <text:p>Fri Jul 22 13:00:00 2022</text:p>
          </table:table-cell>
          <table:table-cell office:value-type="float" office:value="79.08332916666667">
            <text:p>79.08332916666667</text:p>
          </table:table-cell>
          <table:table-cell office:value-type="float" office:value="46.5">
            <text:p>46.5</text:p>
          </table:table-cell>
          <table:table-cell office:value-type="float" office:value="48.8333">
            <text:p>48.8333</text:p>
          </table:table-cell>
          <table:table-cell office:value-type="float" office:value="54.8333">
            <text:p>54.8333</text:p>
          </table:table-cell>
          <table:table-cell office:value-type="float" office:value="65.5">
            <text:p>65.5</text:p>
          </table:table-cell>
          <table:table-cell office:value-type="float" office:value="76.3333">
            <text:p>76.3333</text:p>
          </table:table-cell>
          <table:table-cell office:value-type="float" office:value="74.5">
            <text:p>74.5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2-07-22T14:00:00">
            <text:p>Fri Jul 22 14:00:00 2022</text:p>
          </table:table-cell>
          <table:table-cell office:value-type="float" office:value="78.65972083333334">
            <text:p>78.65972083333334</text:p>
          </table:table-cell>
          <table:table-cell office:value-type="float" office:value="50.5">
            <text:p>50.5</text:p>
          </table:table-cell>
          <table:table-cell office:value-type="float" office:value="46.5">
            <text:p>46.5</text:p>
          </table:table-cell>
          <table:table-cell office:value-type="float" office:value="48.8333">
            <text:p>48.8333</text:p>
          </table:table-cell>
          <table:table-cell office:value-type="float" office:value="54.8333">
            <text:p>54.8333</text:p>
          </table:table-cell>
          <table:table-cell office:value-type="float" office:value="65.5">
            <text:p>65.5</text:p>
          </table:table-cell>
          <table:table-cell office:value-type="float" office:value="76.3333">
            <text:p>76.3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7-22T15:00:00">
            <text:p>Fri Jul 22 15:00:00 2022</text:p>
          </table:table-cell>
          <table:table-cell office:value-type="float" office:value="78.06249583333333">
            <text:p>78.06249583333333</text:p>
          </table:table-cell>
          <table:table-cell office:value-type="float" office:value="8.1667">
            <text:p>8.1667</text:p>
          </table:table-cell>
          <table:table-cell office:value-type="float" office:value="50.5">
            <text:p>50.5</text:p>
          </table:table-cell>
          <table:table-cell office:value-type="float" office:value="46.5">
            <text:p>46.5</text:p>
          </table:table-cell>
          <table:table-cell office:value-type="float" office:value="48.8333">
            <text:p>48.8333</text:p>
          </table:table-cell>
          <table:table-cell office:value-type="float" office:value="54.8333">
            <text:p>54.8333</text:p>
          </table:table-cell>
          <table:table-cell office:value-type="float" office:value="65.5">
            <text:p>65.5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22-07-22T16:00:00">
            <text:p>Fri Jul 22 16:00:00 2022</text:p>
          </table:table-cell>
          <table:table-cell office:value-type="float" office:value="77.0138875">
            <text:p>77.0138875</text:p>
          </table:table-cell>
          <table:table-cell office:value-type="float" office:value="5.5">
            <text:p>5.5</text:p>
          </table:table-cell>
          <table:table-cell office:value-type="float" office:value="8.1667">
            <text:p>8.1667</text:p>
          </table:table-cell>
          <table:table-cell office:value-type="float" office:value="50.5">
            <text:p>50.5</text:p>
          </table:table-cell>
          <table:table-cell office:value-type="float" office:value="46.5">
            <text:p>46.5</text:p>
          </table:table-cell>
          <table:table-cell office:value-type="float" office:value="48.8333">
            <text:p>48.8333</text:p>
          </table:table-cell>
          <table:table-cell office:value-type="float" office:value="54.8333">
            <text:p>54.8333</text:p>
          </table:table-cell>
          <table:table-cell office:value-type="float" office:value="123.1667">
            <text:p>123.1667</text:p>
          </table:table-cell>
        </table:table-row>
        <table:table-row>
          <table:table-cell table:style-name="pd1" office:value-type="date" office:date-value="2022-07-22T17:00:00">
            <text:p>Fri Jul 22 17:00:00 2022</text:p>
          </table:table-cell>
          <table:table-cell office:value-type="float" office:value="76.4166625">
            <text:p>76.4166625</text:p>
          </table:table-cell>
          <table:table-cell office:value-type="float" office:value="23.6667">
            <text:p>23.6667</text:p>
          </table:table-cell>
          <table:table-cell office:value-type="float" office:value="5.5">
            <text:p>5.5</text:p>
          </table:table-cell>
          <table:table-cell office:value-type="float" office:value="8.1667">
            <text:p>8.1667</text:p>
          </table:table-cell>
          <table:table-cell office:value-type="float" office:value="50.5">
            <text:p>50.5</text:p>
          </table:table-cell>
          <table:table-cell office:value-type="float" office:value="46.5">
            <text:p>46.5</text:p>
          </table:table-cell>
          <table:table-cell office:value-type="float" office:value="48.8333">
            <text:p>48.8333</text:p>
          </table:table-cell>
          <table:table-cell office:value-type="float" office:value="137.3333">
            <text:p>137.3333</text:p>
          </table:table-cell>
        </table:table-row>
        <table:table-row>
          <table:table-cell table:style-name="pd1" office:value-type="date" office:date-value="2022-07-22T18:00:00">
            <text:p>Fri Jul 22 18:00:00 2022</text:p>
          </table:table-cell>
          <table:table-cell office:value-type="float" office:value="76.06944166666666">
            <text:p>76.06944166666666</text:p>
          </table:table-cell>
          <table:table-cell office:value-type="float" office:value="51.3333">
            <text:p>51.3333</text:p>
          </table:table-cell>
          <table:table-cell office:value-type="float" office:value="23.6667">
            <text:p>23.6667</text:p>
          </table:table-cell>
          <table:table-cell office:value-type="float" office:value="5.5">
            <text:p>5.5</text:p>
          </table:table-cell>
          <table:table-cell office:value-type="float" office:value="8.1667">
            <text:p>8.1667</text:p>
          </table:table-cell>
          <table:table-cell office:value-type="float" office:value="50.5">
            <text:p>50.5</text:p>
          </table:table-cell>
          <table:table-cell office:value-type="float" office:value="46.5">
            <text:p>46.5</text:p>
          </table:table-cell>
          <table:table-cell office:value-type="float" office:value="120.1667">
            <text:p>120.1667</text:p>
          </table:table-cell>
        </table:table-row>
        <table:table-row>
          <table:table-cell table:style-name="pd1" office:value-type="date" office:date-value="2022-07-23T12:00:00">
            <text:p>Sat Jul 23 12:00:00 2022</text:p>
          </table:table-cell>
          <table:table-cell office:value-type="float" office:value="66.2708375">
            <text:p>66.2708375</text:p>
          </table:table-cell>
          <table:table-cell office:value-type="float" office:value="25.0">
            <text:p>25.0</text:p>
          </table:table-cell>
          <table:table-cell office:value-type="float" office:value="30.8333">
            <text:p>30.8333</text:p>
          </table:table-cell>
          <table:table-cell office:value-type="float" office:value="42.8333">
            <text:p>42.8333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2.6667">
            <text:p>32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7-23T13:00:00">
            <text:p>Sat Jul 23 13:00:00 2022</text:p>
          </table:table-cell>
          <table:table-cell office:value-type="float" office:value="66.63195">
            <text:p>66.63195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30.8333">
            <text:p>30.8333</text:p>
          </table:table-cell>
          <table:table-cell office:value-type="float" office:value="42.8333">
            <text:p>42.8333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7-23T14:00:00">
            <text:p>Sat Jul 23 14:00:00 2022</text:p>
          </table:table-cell>
          <table:table-cell office:value-type="float" office:value="67.7083375">
            <text:p>67.7083375</text:p>
          </table:table-cell>
          <table:table-cell office:value-type="float" office:value="23.1667">
            <text:p>23.1667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30.8333">
            <text:p>30.8333</text:p>
          </table:table-cell>
          <table:table-cell office:value-type="float" office:value="42.8333">
            <text:p>42.8333</text:p>
          </table:table-cell>
          <table:table-cell office:value-type="float" office:value="41.5">
            <text:p>41.5</text:p>
          </table:table-cell>
          <table:table-cell office:value-type="float" office:value="130.0">
            <text:p>130.0</text:p>
          </table:table-cell>
        </table:table-row>
        <table:table-row>
          <table:table-cell table:style-name="pd1" office:value-type="date" office:date-value="2022-07-23T15:00:00">
            <text:p>Sat Jul 23 15:00:00 2022</text:p>
          </table:table-cell>
          <table:table-cell office:value-type="float" office:value="67.61111666666666">
            <text:p>67.61111666666666</text:p>
          </table:table-cell>
          <table:table-cell office:value-type="float" office:value="17.8333">
            <text:p>17.8333</text:p>
          </table:table-cell>
          <table:table-cell office:value-type="float" office:value="23.1667">
            <text:p>23.1667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30.8333">
            <text:p>30.8333</text:p>
          </table:table-cell>
          <table:table-cell office:value-type="float" office:value="42.8333">
            <text:p>42.8333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22-07-23T16:00:00">
            <text:p>Sat Jul 23 16:00:00 2022</text:p>
          </table:table-cell>
          <table:table-cell office:value-type="float" office:value="67.66667083333333">
            <text:p>67.66667083333333</text:p>
          </table:table-cell>
          <table:table-cell office:value-type="float" office:value="20.6667">
            <text:p>20.6667</text:p>
          </table:table-cell>
          <table:table-cell office:value-type="float" office:value="17.8333">
            <text:p>17.8333</text:p>
          </table:table-cell>
          <table:table-cell office:value-type="float" office:value="23.1667">
            <text:p>23.1667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30.8333">
            <text:p>30.8333</text:p>
          </table:table-cell>
          <table:table-cell office:value-type="float" office:value="124.5">
            <text:p>124.5</text:p>
          </table:table-cell>
        </table:table-row>
        <table:table-row>
          <table:table-cell table:style-name="pd1" office:value-type="date" office:date-value="2022-07-23T17:00:00">
            <text:p>Sat Jul 23 17:00:00 2022</text:p>
          </table:table-cell>
          <table:table-cell office:value-type="float" office:value="66.56945">
            <text:p>66.56945</text:p>
          </table:table-cell>
          <table:table-cell office:value-type="float" office:value="40.1667">
            <text:p>40.1667</text:p>
          </table:table-cell>
          <table:table-cell office:value-type="float" office:value="20.6667">
            <text:p>20.6667</text:p>
          </table:table-cell>
          <table:table-cell office:value-type="float" office:value="17.8333">
            <text:p>17.8333</text:p>
          </table:table-cell>
          <table:table-cell office:value-type="float" office:value="23.1667">
            <text:p>23.1667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2-07-24T11:00:00">
            <text:p>Sun Jul 24 11:00:00 2022</text:p>
          </table:table-cell>
          <table:table-cell office:value-type="float" office:value="64.77083333333333">
            <text:p>64.77083333333333</text:p>
          </table:table-cell>
          <table:table-cell office:value-type="float" office:value="37.3333">
            <text:p>37.3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36.5">
            <text:p>36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7-24T12:00:00">
            <text:p>Sun Jul 24 12:00:00 2022</text:p>
          </table:table-cell>
          <table:table-cell office:value-type="float" office:value="65.15277916666666">
            <text:p>65.15277916666666</text:p>
          </table:table-cell>
          <table:table-cell office:value-type="float" office:value="42.8333">
            <text:p>42.8333</text:p>
          </table:table-cell>
          <table:table-cell office:value-type="float" office:value="37.3333">
            <text:p>37.3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7-24T13:00:00">
            <text:p>Sun Jul 24 13:00:00 2022</text:p>
          </table:table-cell>
          <table:table-cell office:value-type="float" office:value="65.3611125">
            <text:p>65.3611125</text:p>
          </table:table-cell>
          <table:table-cell office:value-type="float" office:value="32.0">
            <text:p>32.0</text:p>
          </table:table-cell>
          <table:table-cell office:value-type="float" office:value="42.8333">
            <text:p>42.8333</text:p>
          </table:table-cell>
          <table:table-cell office:value-type="float" office:value="37.3333">
            <text:p>37.3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45.6667">
            <text:p>45.6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7-24T14:00:00">
            <text:p>Sun Jul 24 14:00:00 2022</text:p>
          </table:table-cell>
          <table:table-cell office:value-type="float" office:value="65.125">
            <text:p>65.125</text:p>
          </table:table-cell>
          <table:table-cell office:value-type="float" office:value="38.6667">
            <text:p>38.6667</text:p>
          </table:table-cell>
          <table:table-cell office:value-type="float" office:value="32.0">
            <text:p>32.0</text:p>
          </table:table-cell>
          <table:table-cell office:value-type="float" office:value="42.8333">
            <text:p>42.8333</text:p>
          </table:table-cell>
          <table:table-cell office:value-type="float" office:value="37.3333">
            <text:p>37.3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124.3333">
            <text:p>124.3333</text:p>
          </table:table-cell>
        </table:table-row>
        <table:table-row>
          <table:table-cell table:style-name="pd1" office:value-type="date" office:date-value="2022-07-24T15:00:00">
            <text:p>Sun Jul 24 15:00:00 2022</text:p>
          </table:table-cell>
          <table:table-cell office:value-type="float" office:value="65.4236125">
            <text:p>65.4236125</text:p>
          </table:table-cell>
          <table:table-cell office:value-type="float" office:value="15.1667">
            <text:p>15.1667</text:p>
          </table:table-cell>
          <table:table-cell office:value-type="float" office:value="38.6667">
            <text:p>38.6667</text:p>
          </table:table-cell>
          <table:table-cell office:value-type="float" office:value="32.0">
            <text:p>32.0</text:p>
          </table:table-cell>
          <table:table-cell office:value-type="float" office:value="42.8333">
            <text:p>42.8333</text:p>
          </table:table-cell>
          <table:table-cell office:value-type="float" office:value="37.3333">
            <text:p>37.3333</text:p>
          </table:table-cell>
          <table:table-cell office:value-type="float" office:value="50.1667">
            <text:p>50.1667</text:p>
          </table:table-cell>
          <table:table-cell office:value-type="float" office:value="123.6667">
            <text:p>123.6667</text:p>
          </table:table-cell>
        </table:table-row>
        <table:table-row>
          <table:table-cell table:style-name="pd1" office:value-type="date" office:date-value="2022-07-24T16:00:00">
            <text:p>Sun Jul 24 16:00:00 2022</text:p>
          </table:table-cell>
          <table:table-cell office:value-type="float" office:value="66.18055833333334">
            <text:p>66.18055833333334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38.6667">
            <text:p>38.6667</text:p>
          </table:table-cell>
          <table:table-cell office:value-type="float" office:value="32.0">
            <text:p>32.0</text:p>
          </table:table-cell>
          <table:table-cell office:value-type="float" office:value="42.8333">
            <text:p>42.8333</text:p>
          </table:table-cell>
          <table:table-cell office:value-type="float" office:value="37.3333">
            <text:p>37.3333</text:p>
          </table:table-cell>
          <table:table-cell office:value-type="float" office:value="142.6667">
            <text:p>142.6667</text:p>
          </table:table-cell>
        </table:table-row>
        <table:table-row>
          <table:table-cell table:style-name="pd1" office:value-type="date" office:date-value="2022-07-25T12:00:00">
            <text:p>Mon Jul 25 12:00:00 2022</text:p>
          </table:table-cell>
          <table:table-cell office:value-type="float" office:value="64.1875">
            <text:p>64.1875</text:p>
          </table:table-cell>
          <table:table-cell office:value-type="float" office:value="2.6667">
            <text:p>2.6667</text:p>
          </table:table-cell>
          <table:table-cell office:value-type="float" office:value="23.1667">
            <text:p>23.1667</text:p>
          </table:table-cell>
          <table:table-cell office:value-type="float" office:value="44.8333">
            <text:p>44.8333</text:p>
          </table:table-cell>
          <table:table-cell office:value-type="float" office:value="58.1667">
            <text:p>58.1667</text:p>
          </table:table-cell>
          <table:table-cell office:value-type="float" office:value="62.0">
            <text:p>62.0</text:p>
          </table:table-cell>
          <table:table-cell office:value-type="float" office:value="63.5">
            <text:p>63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7-25T13:00:00">
            <text:p>Mon Jul 25 13:00:00 2022</text:p>
          </table:table-cell>
          <table:table-cell office:value-type="float" office:value="63.7013875">
            <text:p>63.7013875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3.1667">
            <text:p>23.1667</text:p>
          </table:table-cell>
          <table:table-cell office:value-type="float" office:value="44.8333">
            <text:p>44.8333</text:p>
          </table:table-cell>
          <table:table-cell office:value-type="float" office:value="58.1667">
            <text:p>58.1667</text:p>
          </table:table-cell>
          <table:table-cell office:value-type="float" office:value="62.0">
            <text:p>62.0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7-25T14:00:00">
            <text:p>Mon Jul 25 14:00:00 2022</text:p>
          </table:table-cell>
          <table:table-cell office:value-type="float" office:value="62.604166666666664">
            <text:p>62.604166666666664</text:p>
          </table:table-cell>
          <table:table-cell office:value-type="float" office:value="12.0">
            <text:p>1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3.1667">
            <text:p>23.1667</text:p>
          </table:table-cell>
          <table:table-cell office:value-type="float" office:value="44.8333">
            <text:p>44.8333</text:p>
          </table:table-cell>
          <table:table-cell office:value-type="float" office:value="58.1667">
            <text:p>58.1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2-07-25T15:00:00">
            <text:p>Mon Jul 25 15:00:00 2022</text:p>
          </table:table-cell>
          <table:table-cell office:value-type="float" office:value="61.44444166666667">
            <text:p>61.44444166666667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3.1667">
            <text:p>23.1667</text:p>
          </table:table-cell>
          <table:table-cell office:value-type="float" office:value="44.8333">
            <text:p>44.8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2-07-25T16:00:00">
            <text:p>Mon Jul 25 16:00:00 2022</text:p>
          </table:table-cell>
          <table:table-cell office:value-type="float" office:value="60.09721666666667">
            <text:p>60.09721666666667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3.1667">
            <text:p>23.1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2-07-25T17:00:00">
            <text:p>Mon Jul 25 17:00:00 2022</text:p>
          </table:table-cell>
          <table:table-cell office:value-type="float" office:value="58.72221666666667">
            <text:p>58.72221666666667</text:p>
          </table:table-cell>
          <table:table-cell office:value-type="float" office:value="19.6667">
            <text:p>19.6667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7-25T18:00:00">
            <text:p>Mon Jul 25 18:00:00 2022</text:p>
          </table:table-cell>
          <table:table-cell office:value-type="float" office:value="58.01388333333333">
            <text:p>58.01388333333333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  <table:table-cell office:value-type="float" office:value="2.3333">
            <text:p>2.3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7-26T13:00:00">
            <text:p>Tue Jul 26 13:00:00 2022</text:p>
          </table:table-cell>
          <table:table-cell office:value-type="float" office:value="61.4166625">
            <text:p>61.4166625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29.6667">
            <text:p>29.6667</text:p>
          </table:table-cell>
          <table:table-cell office:value-type="float" office:value="70.6667">
            <text:p>70.6667</text:p>
          </table:table-cell>
          <table:table-cell office:value-type="float" office:value="84.0">
            <text:p>84.0</text:p>
          </table:table-cell>
          <table:table-cell office:value-type="float" office:value="84.5">
            <text:p>84.5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7-26T14:00:00">
            <text:p>Tue Jul 26 14:00:00 2022</text:p>
          </table:table-cell>
          <table:table-cell office:value-type="float" office:value="60.70138333333333">
            <text:p>60.7013833333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29.6667">
            <text:p>29.6667</text:p>
          </table:table-cell>
          <table:table-cell office:value-type="float" office:value="70.6667">
            <text:p>70.6667</text:p>
          </table:table-cell>
          <table:table-cell office:value-type="float" office:value="84.0">
            <text:p>84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7-26T15:00:00">
            <text:p>Tue Jul 26 15:00:00 2022</text:p>
          </table:table-cell>
          <table:table-cell office:value-type="float" office:value="60.19444166666667">
            <text:p>60.1944416666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29.6667">
            <text:p>29.6667</text:p>
          </table:table-cell>
          <table:table-cell office:value-type="float" office:value="70.6667">
            <text:p>70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7-26T16:00:00">
            <text:p>Tue Jul 26 16:00:00 2022</text:p>
          </table:table-cell>
          <table:table-cell office:value-type="float" office:value="59.208333333333336">
            <text:p>59.208333333333336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29.6667">
            <text:p>29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7-26T17:00:00">
            <text:p>Tue Jul 26 17:00:00 2022</text:p>
          </table:table-cell>
          <table:table-cell office:value-type="float" office:value="58.93055416666667">
            <text:p>58.93055416666667</text:p>
          </table:table-cell>
          <table:table-cell office:value-type="float" office:value="39.3333">
            <text:p>39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26T18:00:00">
            <text:p>Tue Jul 26 18:00:00 2022</text:p>
          </table:table-cell>
          <table:table-cell office:value-type="float" office:value="58.69444583333333">
            <text:p>58.69444583333333</text:p>
          </table:table-cell>
          <table:table-cell office:value-type="float" office:value="59.0">
            <text:p>59.0</text:p>
          </table:table-cell>
          <table:table-cell office:value-type="float" office:value="39.3333">
            <text:p>39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7-27T13:00:00">
            <text:p>Wed Jul 27 13:00:00 2022</text:p>
          </table:table-cell>
          <table:table-cell office:value-type="float" office:value="54.43750416666666">
            <text:p>54.43750416666666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7-27T14:00:00">
            <text:p>Wed Jul 27 14:00:00 2022</text:p>
          </table:table-cell>
          <table:table-cell office:value-type="float" office:value="53.7708375">
            <text:p>53.7708375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7-27T15:00:00">
            <text:p>Wed Jul 27 15:00:00 2022</text:p>
          </table:table-cell>
          <table:table-cell office:value-type="float" office:value="52.4236125">
            <text:p>52.4236125</text:p>
          </table:table-cell>
          <table:table-cell office:value-type="float" office:value="37.8333">
            <text:p>37.8333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7-27T16:00:00">
            <text:p>Wed Jul 27 16:00:00 2022</text:p>
          </table:table-cell>
          <table:table-cell office:value-type="float" office:value="51.7986125">
            <text:p>51.7986125</text:p>
          </table:table-cell>
          <table:table-cell office:value-type="float" office:value="29.3333">
            <text:p>29.3333</text:p>
          </table:table-cell>
          <table:table-cell office:value-type="float" office:value="37.8333">
            <text:p>37.8333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7-27T17:00:00">
            <text:p>Wed Jul 27 17:00:00 2022</text:p>
          </table:table-cell>
          <table:table-cell office:value-type="float" office:value="51.2638875">
            <text:p>51.2638875</text:p>
          </table:table-cell>
          <table:table-cell office:value-type="float" office:value="3.1667">
            <text:p>3.1667</text:p>
          </table:table-cell>
          <table:table-cell office:value-type="float" office:value="29.3333">
            <text:p>29.3333</text:p>
          </table:table-cell>
          <table:table-cell office:value-type="float" office:value="37.8333">
            <text:p>37.8333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7-27T18:00:00">
            <text:p>Wed Jul 27 18:00:00 2022</text:p>
          </table:table-cell>
          <table:table-cell office:value-type="float" office:value="50.6666625">
            <text:p>50.6666625</text:p>
          </table:table-cell>
          <table:table-cell office:value-type="float" office:value="37.1667">
            <text:p>37.1667</text:p>
          </table:table-cell>
          <table:table-cell office:value-type="float" office:value="3.1667">
            <text:p>3.1667</text:p>
          </table:table-cell>
          <table:table-cell office:value-type="float" office:value="29.3333">
            <text:p>29.3333</text:p>
          </table:table-cell>
          <table:table-cell office:value-type="float" office:value="37.8333">
            <text:p>37.8333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7-27T19:00:00">
            <text:p>Wed Jul 27 19:00:00 2022</text:p>
          </table:table-cell>
          <table:table-cell office:value-type="float" office:value="49.583329166666665">
            <text:p>49.583329166666665</text:p>
          </table:table-cell>
          <table:table-cell office:value-type="float" office:value="49.8333">
            <text:p>49.8333</text:p>
          </table:table-cell>
          <table:table-cell office:value-type="float" office:value="37.1667">
            <text:p>37.1667</text:p>
          </table:table-cell>
          <table:table-cell office:value-type="float" office:value="3.1667">
            <text:p>3.1667</text:p>
          </table:table-cell>
          <table:table-cell office:value-type="float" office:value="29.3333">
            <text:p>29.3333</text:p>
          </table:table-cell>
          <table:table-cell office:value-type="float" office:value="37.8333">
            <text:p>37.8333</text:p>
          </table:table-cell>
          <table:table-cell office:value-type="float" office:value="33.3333">
            <text:p>33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8-03T12:00:00">
            <text:p>Wed Aug  3 12:00:00 2022</text:p>
          </table:table-cell>
          <table:table-cell office:value-type="float" office:value="64.67360416666666">
            <text:p>64.67360416666666</text:p>
          </table:table-cell>
          <table:table-cell office:value-type="float" office:value="41.6667">
            <text:p>41.6667</text:p>
          </table:table-cell>
          <table:table-cell office:value-type="float" office:value="43.8333">
            <text:p>43.8333</text:p>
          </table:table-cell>
          <table:table-cell office:value-type="float" office:value="40.8333">
            <text:p>40.8333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4.8333">
            <text:p>54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8-03T13:00:00">
            <text:p>Wed Aug  3 13:00:00 2022</text:p>
          </table:table-cell>
          <table:table-cell office:value-type="float" office:value="64.61110416666666">
            <text:p>64.61110416666666</text:p>
          </table:table-cell>
          <table:table-cell office:value-type="float" office:value="26.5">
            <text:p>26.5</text:p>
          </table:table-cell>
          <table:table-cell office:value-type="float" office:value="41.6667">
            <text:p>41.6667</text:p>
          </table:table-cell>
          <table:table-cell office:value-type="float" office:value="43.8333">
            <text:p>43.8333</text:p>
          </table:table-cell>
          <table:table-cell office:value-type="float" office:value="40.8333">
            <text:p>40.8333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8-03T14:00:00">
            <text:p>Wed Aug  3 14:00:00 2022</text:p>
          </table:table-cell>
          <table:table-cell office:value-type="float" office:value="64.7916625">
            <text:p>64.7916625</text:p>
          </table:table-cell>
          <table:table-cell office:value-type="float" office:value="4.0">
            <text:p>4.0</text:p>
          </table:table-cell>
          <table:table-cell office:value-type="float" office:value="26.5">
            <text:p>26.5</text:p>
          </table:table-cell>
          <table:table-cell office:value-type="float" office:value="41.6667">
            <text:p>41.6667</text:p>
          </table:table-cell>
          <table:table-cell office:value-type="float" office:value="43.8333">
            <text:p>43.8333</text:p>
          </table:table-cell>
          <table:table-cell office:value-type="float" office:value="40.8333">
            <text:p>40.8333</text:p>
          </table:table-cell>
          <table:table-cell office:value-type="float" office:value="48.0">
            <text:p>48.0</text:p>
          </table:table-cell>
          <table:table-cell office:value-type="float" office:value="127.6667">
            <text:p>127.6667</text:p>
          </table:table-cell>
        </table:table-row>
        <table:table-row>
          <table:table-cell table:style-name="pd1" office:value-type="date" office:date-value="2022-08-03T15:00:00">
            <text:p>Wed Aug  3 15:00:00 2022</text:p>
          </table:table-cell>
          <table:table-cell office:value-type="float" office:value="64.29860833333333">
            <text:p>64.29860833333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26.5">
            <text:p>26.5</text:p>
          </table:table-cell>
          <table:table-cell office:value-type="float" office:value="41.6667">
            <text:p>41.6667</text:p>
          </table:table-cell>
          <table:table-cell office:value-type="float" office:value="43.8333">
            <text:p>43.8333</text:p>
          </table:table-cell>
          <table:table-cell office:value-type="float" office:value="40.8333">
            <text:p>40.8333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22-08-03T16:00:00">
            <text:p>Wed Aug  3 16:00:00 2022</text:p>
          </table:table-cell>
          <table:table-cell office:value-type="float" office:value="64.527775">
            <text:p>64.527775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26.5">
            <text:p>26.5</text:p>
          </table:table-cell>
          <table:table-cell office:value-type="float" office:value="41.6667">
            <text:p>41.6667</text:p>
          </table:table-cell>
          <table:table-cell office:value-type="float" office:value="43.8333">
            <text:p>43.8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8-03T17:00:00">
            <text:p>Wed Aug  3 17:00:00 2022</text:p>
          </table:table-cell>
          <table:table-cell office:value-type="float" office:value="64.840275">
            <text:p>64.840275</text:p>
          </table:table-cell>
          <table:table-cell office:value-type="float" office:value="25.0">
            <text:p>25.0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26.5">
            <text:p>26.5</text:p>
          </table:table-cell>
          <table:table-cell office:value-type="float" office:value="41.6667">
            <text:p>41.6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3T18:00:00">
            <text:p>Wed Aug  3 18:00:00 2022</text:p>
          </table:table-cell>
          <table:table-cell office:value-type="float" office:value="65.2916625">
            <text:p>65.2916625</text:p>
          </table:table-cell>
          <table:table-cell office:value-type="float" office:value="36.8333">
            <text:p>36.8333</text:p>
          </table:table-cell>
          <table:table-cell office:value-type="float" office:value="25.0">
            <text:p>25.0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26.5">
            <text:p>26.5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2-08-04T12:00:00">
            <text:p>Thu Aug  4 12:00:00 2022</text:p>
          </table:table-cell>
          <table:table-cell office:value-type="float" office:value="80.4236125">
            <text:p>80.4236125</text:p>
          </table:table-cell>
          <table:table-cell office:value-type="float" office:value="45.3333">
            <text:p>45.3333</text:p>
          </table:table-cell>
          <table:table-cell office:value-type="float" office:value="51.5">
            <text:p>51.5</text:p>
          </table:table-cell>
          <table:table-cell office:value-type="float" office:value="39.8333">
            <text:p>39.8333</text:p>
          </table:table-cell>
          <table:table-cell office:value-type="float" office:value="57.8333">
            <text:p>57.8333</text:p>
          </table:table-cell>
          <table:table-cell office:value-type="float" office:value="63.0">
            <text:p>63.0</text:p>
          </table:table-cell>
          <table:table-cell office:value-type="float" office:value="61.5">
            <text:p>61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8-04T13:00:00">
            <text:p>Thu Aug  4 13:00:00 2022</text:p>
          </table:table-cell>
          <table:table-cell office:value-type="float" office:value="80.347225">
            <text:p>80.347225</text:p>
          </table:table-cell>
          <table:table-cell office:value-type="float" office:value="51.6667">
            <text:p>51.6667</text:p>
          </table:table-cell>
          <table:table-cell office:value-type="float" office:value="45.3333">
            <text:p>45.3333</text:p>
          </table:table-cell>
          <table:table-cell office:value-type="float" office:value="51.5">
            <text:p>51.5</text:p>
          </table:table-cell>
          <table:table-cell office:value-type="float" office:value="39.8333">
            <text:p>39.8333</text:p>
          </table:table-cell>
          <table:table-cell office:value-type="float" office:value="57.8333">
            <text:p>57.8333</text:p>
          </table:table-cell>
          <table:table-cell office:value-type="float" office:value="63.0">
            <text:p>63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8-04T14:00:00">
            <text:p>Thu Aug  4 14:00:00 2022</text:p>
          </table:table-cell>
          <table:table-cell office:value-type="float" office:value="79.10416666666667">
            <text:p>79.10416666666667</text:p>
          </table:table-cell>
          <table:table-cell office:value-type="float" office:value="54.6667">
            <text:p>54.6667</text:p>
          </table:table-cell>
          <table:table-cell office:value-type="float" office:value="51.6667">
            <text:p>51.6667</text:p>
          </table:table-cell>
          <table:table-cell office:value-type="float" office:value="45.3333">
            <text:p>45.3333</text:p>
          </table:table-cell>
          <table:table-cell office:value-type="float" office:value="51.5">
            <text:p>51.5</text:p>
          </table:table-cell>
          <table:table-cell office:value-type="float" office:value="39.8333">
            <text:p>39.8333</text:p>
          </table:table-cell>
          <table:table-cell office:value-type="float" office:value="57.8333">
            <text:p>57.8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8-04T15:00:00">
            <text:p>Thu Aug  4 15:00:00 2022</text:p>
          </table:table-cell>
          <table:table-cell office:value-type="float" office:value="77.875">
            <text:p>77.875</text:p>
          </table:table-cell>
          <table:table-cell office:value-type="float" office:value="54.6667">
            <text:p>54.6667</text:p>
          </table:table-cell>
          <table:table-cell office:value-type="float" office:value="54.6667">
            <text:p>54.6667</text:p>
          </table:table-cell>
          <table:table-cell office:value-type="float" office:value="51.6667">
            <text:p>51.6667</text:p>
          </table:table-cell>
          <table:table-cell office:value-type="float" office:value="45.3333">
            <text:p>45.3333</text:p>
          </table:table-cell>
          <table:table-cell office:value-type="float" office:value="51.5">
            <text:p>51.5</text:p>
          </table:table-cell>
          <table:table-cell office:value-type="float" office:value="39.8333">
            <text:p>39.8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2-08-04T16:00:00">
            <text:p>Thu Aug  4 16:00:00 2022</text:p>
          </table:table-cell>
          <table:table-cell office:value-type="float" office:value="77.8125">
            <text:p>77.8125</text:p>
          </table:table-cell>
          <table:table-cell office:value-type="float" office:value="55.0">
            <text:p>55.0</text:p>
          </table:table-cell>
          <table:table-cell office:value-type="float" office:value="54.6667">
            <text:p>54.6667</text:p>
          </table:table-cell>
          <table:table-cell office:value-type="float" office:value="54.6667">
            <text:p>54.6667</text:p>
          </table:table-cell>
          <table:table-cell office:value-type="float" office:value="51.6667">
            <text:p>51.6667</text:p>
          </table:table-cell>
          <table:table-cell office:value-type="float" office:value="45.3333">
            <text:p>45.3333</text:p>
          </table:table-cell>
          <table:table-cell office:value-type="float" office:value="51.5">
            <text:p>51.5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04T17:00:00">
            <text:p>Thu Aug  4 17:00:00 2022</text:p>
          </table:table-cell>
          <table:table-cell office:value-type="float" office:value="77.7986125">
            <text:p>77.7986125</text:p>
          </table:table-cell>
          <table:table-cell office:value-type="float" office:value="68.6667">
            <text:p>68.6667</text:p>
          </table:table-cell>
          <table:table-cell office:value-type="float" office:value="55.0">
            <text:p>55.0</text:p>
          </table:table-cell>
          <table:table-cell office:value-type="float" office:value="54.6667">
            <text:p>54.6667</text:p>
          </table:table-cell>
          <table:table-cell office:value-type="float" office:value="54.6667">
            <text:p>54.6667</text:p>
          </table:table-cell>
          <table:table-cell office:value-type="float" office:value="51.6667">
            <text:p>51.6667</text:p>
          </table:table-cell>
          <table:table-cell office:value-type="float" office:value="45.3333">
            <text:p>45.3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8-05T16:00:00">
            <text:p>Fri Aug  5 16:00:00 2022</text:p>
          </table:table-cell>
          <table:table-cell office:value-type="float" office:value="84.604175">
            <text:p>84.604175</text:p>
          </table:table-cell>
          <table:table-cell office:value-type="float" office:value="63.6667">
            <text:p>63.6667</text:p>
          </table:table-cell>
          <table:table-cell office:value-type="float" office:value="55.6667">
            <text:p>55.6667</text:p>
          </table:table-cell>
          <table:table-cell office:value-type="float" office:value="52.6667">
            <text:p>52.6667</text:p>
          </table:table-cell>
          <table:table-cell office:value-type="float" office:value="66.8333">
            <text:p>66.8333</text:p>
          </table:table-cell>
          <table:table-cell office:value-type="float" office:value="84.5">
            <text:p>84.5</text:p>
          </table:table-cell>
          <table:table-cell office:value-type="float" office:value="81.6667">
            <text:p>81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8-05T17:00:00">
            <text:p>Fri Aug  5 17:00:00 2022</text:p>
          </table:table-cell>
          <table:table-cell office:value-type="float" office:value="85.40972916666665">
            <text:p>85.40972916666665</text:p>
          </table:table-cell>
          <table:table-cell office:value-type="float" office:value="71.5">
            <text:p>71.5</text:p>
          </table:table-cell>
          <table:table-cell office:value-type="float" office:value="63.6667">
            <text:p>63.6667</text:p>
          </table:table-cell>
          <table:table-cell office:value-type="float" office:value="55.6667">
            <text:p>55.6667</text:p>
          </table:table-cell>
          <table:table-cell office:value-type="float" office:value="52.6667">
            <text:p>52.6667</text:p>
          </table:table-cell>
          <table:table-cell office:value-type="float" office:value="66.8333">
            <text:p>66.8333</text:p>
          </table:table-cell>
          <table:table-cell office:value-type="float" office:value="84.5">
            <text:p>84.5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8-05T18:00:00">
            <text:p>Fri Aug  5 18:00:00 2022</text:p>
          </table:table-cell>
          <table:table-cell office:value-type="float" office:value="85.979175">
            <text:p>85.979175</text:p>
          </table:table-cell>
          <table:table-cell office:value-type="float" office:value="66.0">
            <text:p>66.0</text:p>
          </table:table-cell>
          <table:table-cell office:value-type="float" office:value="71.5">
            <text:p>71.5</text:p>
          </table:table-cell>
          <table:table-cell office:value-type="float" office:value="63.6667">
            <text:p>63.6667</text:p>
          </table:table-cell>
          <table:table-cell office:value-type="float" office:value="55.6667">
            <text:p>55.6667</text:p>
          </table:table-cell>
          <table:table-cell office:value-type="float" office:value="52.6667">
            <text:p>52.6667</text:p>
          </table:table-cell>
          <table:table-cell office:value-type="float" office:value="66.8333">
            <text:p>66.8333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2-08-05T19:00:00">
            <text:p>Fri Aug  5 19:00:00 2022</text:p>
          </table:table-cell>
          <table:table-cell office:value-type="float" office:value="86.06250833333333">
            <text:p>86.06250833333333</text:p>
          </table:table-cell>
          <table:table-cell office:value-type="float" office:value="56.1667">
            <text:p>56.1667</text:p>
          </table:table-cell>
          <table:table-cell office:value-type="float" office:value="66.0">
            <text:p>66.0</text:p>
          </table:table-cell>
          <table:table-cell office:value-type="float" office:value="71.5">
            <text:p>71.5</text:p>
          </table:table-cell>
          <table:table-cell office:value-type="float" office:value="63.6667">
            <text:p>63.6667</text:p>
          </table:table-cell>
          <table:table-cell office:value-type="float" office:value="55.6667">
            <text:p>55.6667</text:p>
          </table:table-cell>
          <table:table-cell office:value-type="float" office:value="52.6667">
            <text:p>52.6667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8-05T20:00:00">
            <text:p>Fri Aug  5 20:00:00 2022</text:p>
          </table:table-cell>
          <table:table-cell office:value-type="float" office:value="85.916675">
            <text:p>85.916675</text:p>
          </table:table-cell>
          <table:table-cell office:value-type="float" office:value="89.1667">
            <text:p>89.1667</text:p>
          </table:table-cell>
          <table:table-cell office:value-type="float" office:value="56.1667">
            <text:p>56.1667</text:p>
          </table:table-cell>
          <table:table-cell office:value-type="float" office:value="66.0">
            <text:p>66.0</text:p>
          </table:table-cell>
          <table:table-cell office:value-type="float" office:value="71.5">
            <text:p>71.5</text:p>
          </table:table-cell>
          <table:table-cell office:value-type="float" office:value="63.6667">
            <text:p>63.6667</text:p>
          </table:table-cell>
          <table:table-cell office:value-type="float" office:value="55.6667">
            <text:p>55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8-05T21:00:00">
            <text:p>Fri Aug  5 21:00:00 2022</text:p>
          </table:table-cell>
          <table:table-cell office:value-type="float" office:value="85.45139583333332">
            <text:p>85.45139583333332</text:p>
          </table:table-cell>
          <table:table-cell office:value-type="float" office:value="92.6667">
            <text:p>92.6667</text:p>
          </table:table-cell>
          <table:table-cell office:value-type="float" office:value="89.1667">
            <text:p>89.1667</text:p>
          </table:table-cell>
          <table:table-cell office:value-type="float" office:value="56.1667">
            <text:p>56.1667</text:p>
          </table:table-cell>
          <table:table-cell office:value-type="float" office:value="66.0">
            <text:p>66.0</text:p>
          </table:table-cell>
          <table:table-cell office:value-type="float" office:value="71.5">
            <text:p>71.5</text:p>
          </table:table-cell>
          <table:table-cell office:value-type="float" office:value="63.6667">
            <text:p>63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8-05T22:00:00">
            <text:p>Fri Aug  5 22:00:00 2022</text:p>
          </table:table-cell>
          <table:table-cell office:value-type="float" office:value="84.75000833333333">
            <text:p>84.75000833333333</text:p>
          </table:table-cell>
          <table:table-cell office:value-type="float" office:value="92.3333">
            <text:p>92.3333</text:p>
          </table:table-cell>
          <table:table-cell office:value-type="float" office:value="92.6667">
            <text:p>92.6667</text:p>
          </table:table-cell>
          <table:table-cell office:value-type="float" office:value="89.1667">
            <text:p>89.1667</text:p>
          </table:table-cell>
          <table:table-cell office:value-type="float" office:value="56.1667">
            <text:p>56.1667</text:p>
          </table:table-cell>
          <table:table-cell office:value-type="float" office:value="66.0">
            <text:p>66.0</text:p>
          </table:table-cell>
          <table:table-cell office:value-type="float" office:value="71.5">
            <text:p>71.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8-06T12:00:00">
            <text:p>Sat Aug  6 12:00:00 2022</text:p>
          </table:table-cell>
          <table:table-cell office:value-type="float" office:value="76.36805">
            <text:p>76.36805</text:p>
          </table:table-cell>
          <table:table-cell office:value-type="float" office:value="72.6667">
            <text:p>72.6667</text:p>
          </table:table-cell>
          <table:table-cell office:value-type="float" office:value="63.3333">
            <text:p>63.3333</text:p>
          </table:table-cell>
          <table:table-cell office:value-type="float" office:value="59.8333">
            <text:p>59.8333</text:p>
          </table:table-cell>
          <table:table-cell office:value-type="float" office:value="61.0">
            <text:p>61.0</text:p>
          </table:table-cell>
          <table:table-cell office:value-type="float" office:value="52.3333">
            <text:p>52.3333</text:p>
          </table:table-cell>
          <table:table-cell office:value-type="float" office:value="63.5">
            <text:p>63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6T13:00:00">
            <text:p>Sat Aug  6 13:00:00 2022</text:p>
          </table:table-cell>
          <table:table-cell office:value-type="float" office:value="76.20138333333334">
            <text:p>76.20138333333334</text:p>
          </table:table-cell>
          <table:table-cell office:value-type="float" office:value="65.3333">
            <text:p>65.3333</text:p>
          </table:table-cell>
          <table:table-cell office:value-type="float" office:value="72.6667">
            <text:p>72.6667</text:p>
          </table:table-cell>
          <table:table-cell office:value-type="float" office:value="63.3333">
            <text:p>63.3333</text:p>
          </table:table-cell>
          <table:table-cell office:value-type="float" office:value="59.8333">
            <text:p>59.8333</text:p>
          </table:table-cell>
          <table:table-cell office:value-type="float" office:value="61.0">
            <text:p>61.0</text:p>
          </table:table-cell>
          <table:table-cell office:value-type="float" office:value="52.3333">
            <text:p>52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8-06T14:00:00">
            <text:p>Sat Aug  6 14:00:00 2022</text:p>
          </table:table-cell>
          <table:table-cell office:value-type="float" office:value="75.95138333333334">
            <text:p>75.95138333333334</text:p>
          </table:table-cell>
          <table:table-cell office:value-type="float" office:value="49.1667">
            <text:p>49.1667</text:p>
          </table:table-cell>
          <table:table-cell office:value-type="float" office:value="65.3333">
            <text:p>65.3333</text:p>
          </table:table-cell>
          <table:table-cell office:value-type="float" office:value="72.6667">
            <text:p>72.6667</text:p>
          </table:table-cell>
          <table:table-cell office:value-type="float" office:value="63.3333">
            <text:p>63.3333</text:p>
          </table:table-cell>
          <table:table-cell office:value-type="float" office:value="59.8333">
            <text:p>59.8333</text:p>
          </table:table-cell>
          <table:table-cell office:value-type="float" office:value="61.0">
            <text:p>61.0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8-06T15:00:00">
            <text:p>Sat Aug  6 15:00:00 2022</text:p>
          </table:table-cell>
          <table:table-cell office:value-type="float" office:value="75.81249583333333">
            <text:p>75.81249583333333</text:p>
          </table:table-cell>
          <table:table-cell office:value-type="float" office:value="42.3333">
            <text:p>42.3333</text:p>
          </table:table-cell>
          <table:table-cell office:value-type="float" office:value="49.1667">
            <text:p>49.1667</text:p>
          </table:table-cell>
          <table:table-cell office:value-type="float" office:value="65.3333">
            <text:p>65.3333</text:p>
          </table:table-cell>
          <table:table-cell office:value-type="float" office:value="72.6667">
            <text:p>72.6667</text:p>
          </table:table-cell>
          <table:table-cell office:value-type="float" office:value="63.3333">
            <text:p>63.3333</text:p>
          </table:table-cell>
          <table:table-cell office:value-type="float" office:value="59.8333">
            <text:p>59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8-06T16:00:00">
            <text:p>Sat Aug  6 16:00:00 2022</text:p>
          </table:table-cell>
          <table:table-cell office:value-type="float" office:value="75.92360833333333">
            <text:p>75.92360833333333</text:p>
          </table:table-cell>
          <table:table-cell office:value-type="float" office:value="56.3333">
            <text:p>56.3333</text:p>
          </table:table-cell>
          <table:table-cell office:value-type="float" office:value="42.3333">
            <text:p>42.3333</text:p>
          </table:table-cell>
          <table:table-cell office:value-type="float" office:value="49.1667">
            <text:p>49.1667</text:p>
          </table:table-cell>
          <table:table-cell office:value-type="float" office:value="65.3333">
            <text:p>65.3333</text:p>
          </table:table-cell>
          <table:table-cell office:value-type="float" office:value="72.6667">
            <text:p>72.6667</text:p>
          </table:table-cell>
          <table:table-cell office:value-type="float" office:value="63.3333">
            <text:p>63.3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2-08-06T17:00:00">
            <text:p>Sat Aug  6 17:00:00 2022</text:p>
          </table:table-cell>
          <table:table-cell office:value-type="float" office:value="76.15972083333334">
            <text:p>76.15972083333334</text:p>
          </table:table-cell>
          <table:table-cell office:value-type="float" office:value="72.6667">
            <text:p>72.6667</text:p>
          </table:table-cell>
          <table:table-cell office:value-type="float" office:value="56.3333">
            <text:p>56.3333</text:p>
          </table:table-cell>
          <table:table-cell office:value-type="float" office:value="42.3333">
            <text:p>42.3333</text:p>
          </table:table-cell>
          <table:table-cell office:value-type="float" office:value="49.1667">
            <text:p>49.1667</text:p>
          </table:table-cell>
          <table:table-cell office:value-type="float" office:value="65.3333">
            <text:p>65.3333</text:p>
          </table:table-cell>
          <table:table-cell office:value-type="float" office:value="72.6667">
            <text:p>72.6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8-06T18:00:00">
            <text:p>Sat Aug  6 18:00:00 2022</text:p>
          </table:table-cell>
          <table:table-cell office:value-type="float" office:value="76.39582916666667">
            <text:p>76.39582916666667</text:p>
          </table:table-cell>
          <table:table-cell office:value-type="float" office:value="84.5">
            <text:p>84.5</text:p>
          </table:table-cell>
          <table:table-cell office:value-type="float" office:value="72.6667">
            <text:p>72.6667</text:p>
          </table:table-cell>
          <table:table-cell office:value-type="float" office:value="56.3333">
            <text:p>56.3333</text:p>
          </table:table-cell>
          <table:table-cell office:value-type="float" office:value="42.3333">
            <text:p>42.3333</text:p>
          </table:table-cell>
          <table:table-cell office:value-type="float" office:value="49.1667">
            <text:p>49.1667</text:p>
          </table:table-cell>
          <table:table-cell office:value-type="float" office:value="65.3333">
            <text:p>65.3333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8-07T12:00:00">
            <text:p>Sun Aug  7 12:00:00 2022</text:p>
          </table:table-cell>
          <table:table-cell office:value-type="float" office:value="72.06944166666666">
            <text:p>72.06944166666666</text:p>
          </table:table-cell>
          <table:table-cell office:value-type="float" office:value="37.1667">
            <text:p>37.1667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57.6667">
            <text:p>57.6667</text:p>
          </table:table-cell>
          <table:table-cell office:value-type="float" office:value="59.5">
            <text:p>59.5</text:p>
          </table:table-cell>
          <table:table-cell office:value-type="float" office:value="57.8333">
            <text:p>57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07T13:00:00">
            <text:p>Sun Aug  7 13:00:00 2022</text:p>
          </table:table-cell>
          <table:table-cell office:value-type="float" office:value="71.81249583333333">
            <text:p>71.81249583333333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57.6667">
            <text:p>57.6667</text:p>
          </table:table-cell>
          <table:table-cell office:value-type="float" office:value="59.5">
            <text:p>59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8-07T14:00:00">
            <text:p>Sun Aug  7 14:00:00 2022</text:p>
          </table:table-cell>
          <table:table-cell office:value-type="float" office:value="71.7291625">
            <text:p>71.7291625</text:p>
          </table:table-cell>
          <table:table-cell office:value-type="float" office:value="45.0">
            <text:p>45.0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57.6667">
            <text:p>57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8-07T15:00:00">
            <text:p>Sun Aug  7 15:00:00 2022</text:p>
          </table:table-cell>
          <table:table-cell office:value-type="float" office:value="71.50694166666666">
            <text:p>71.50694166666666</text:p>
          </table:table-cell>
          <table:table-cell office:value-type="float" office:value="46.3333">
            <text:p>46.3333</text:p>
          </table:table-cell>
          <table:table-cell office:value-type="float" office:value="45.0">
            <text:p>45.0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8-07T16:00:00">
            <text:p>Sun Aug  7 16:00:00 2022</text:p>
          </table:table-cell>
          <table:table-cell office:value-type="float" office:value="70.95832916666667">
            <text:p>70.95832916666667</text:p>
          </table:table-cell>
          <table:table-cell office:value-type="float" office:value="57.1667">
            <text:p>57.1667</text:p>
          </table:table-cell>
          <table:table-cell office:value-type="float" office:value="46.3333">
            <text:p>46.3333</text:p>
          </table:table-cell>
          <table:table-cell office:value-type="float" office:value="45.0">
            <text:p>45.0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48.3333">
            <text:p>48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07T17:00:00">
            <text:p>Sun Aug  7 17:00:00 2022</text:p>
          </table:table-cell>
          <table:table-cell office:value-type="float" office:value="70.02082916666667">
            <text:p>70.02082916666667</text:p>
          </table:table-cell>
          <table:table-cell office:value-type="float" office:value="58.0">
            <text:p>58.0</text:p>
          </table:table-cell>
          <table:table-cell office:value-type="float" office:value="57.1667">
            <text:p>57.1667</text:p>
          </table:table-cell>
          <table:table-cell office:value-type="float" office:value="46.3333">
            <text:p>46.3333</text:p>
          </table:table-cell>
          <table:table-cell office:value-type="float" office:value="45.0">
            <text:p>45.0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07T18:00:00">
            <text:p>Sun Aug  7 18:00:00 2022</text:p>
          </table:table-cell>
          <table:table-cell office:value-type="float" office:value="68.7291625">
            <text:p>68.7291625</text:p>
          </table:table-cell>
          <table:table-cell office:value-type="float" office:value="64.8333">
            <text:p>64.8333</text:p>
          </table:table-cell>
          <table:table-cell office:value-type="float" office:value="58.0">
            <text:p>58.0</text:p>
          </table:table-cell>
          <table:table-cell office:value-type="float" office:value="57.1667">
            <text:p>57.1667</text:p>
          </table:table-cell>
          <table:table-cell office:value-type="float" office:value="46.3333">
            <text:p>46.3333</text:p>
          </table:table-cell>
          <table:table-cell office:value-type="float" office:value="45.0">
            <text:p>45.0</text:p>
          </table:table-cell>
          <table:table-cell office:value-type="float" office:value="42.0">
            <text:p>42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8-08T10:00:00">
            <text:p>Mon Aug  8 10:00:00 2022</text:p>
          </table:table-cell>
          <table:table-cell office:value-type="float" office:value="59.0416625">
            <text:p>59.0416625</text:p>
          </table:table-cell>
          <table:table-cell office:value-type="float" office:value="54.8333">
            <text:p>54.8333</text:p>
          </table:table-cell>
          <table:table-cell office:value-type="float" office:value="61.3333">
            <text:p>61.3333</text:p>
          </table:table-cell>
          <table:table-cell office:value-type="float" office:value="60.1667">
            <text:p>60.1667</text:p>
          </table:table-cell>
          <table:table-cell office:value-type="float" office:value="53.1667">
            <text:p>53.1667</text:p>
          </table:table-cell>
          <table:table-cell office:value-type="float" office:value="50.0">
            <text:p>50.0</text:p>
          </table:table-cell>
          <table:table-cell office:value-type="float" office:value="47.3333">
            <text:p>47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8-08T11:00:00">
            <text:p>Mon Aug  8 11:00:00 2022</text:p>
          </table:table-cell>
          <table:table-cell office:value-type="float" office:value="59.402775">
            <text:p>59.402775</text:p>
          </table:table-cell>
          <table:table-cell office:value-type="float" office:value="51.1667">
            <text:p>51.1667</text:p>
          </table:table-cell>
          <table:table-cell office:value-type="float" office:value="54.8333">
            <text:p>54.8333</text:p>
          </table:table-cell>
          <table:table-cell office:value-type="float" office:value="61.3333">
            <text:p>61.3333</text:p>
          </table:table-cell>
          <table:table-cell office:value-type="float" office:value="60.1667">
            <text:p>60.1667</text:p>
          </table:table-cell>
          <table:table-cell office:value-type="float" office:value="53.1667">
            <text:p>53.1667</text:p>
          </table:table-cell>
          <table:table-cell office:value-type="float" office:value="50.0">
            <text:p>50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8-08T12:00:00">
            <text:p>Mon Aug  8 12:00:00 2022</text:p>
          </table:table-cell>
          <table:table-cell office:value-type="float" office:value="59.69444166666667">
            <text:p>59.69444166666667</text:p>
          </table:table-cell>
          <table:table-cell office:value-type="float" office:value="48.8333">
            <text:p>48.8333</text:p>
          </table:table-cell>
          <table:table-cell office:value-type="float" office:value="51.1667">
            <text:p>51.1667</text:p>
          </table:table-cell>
          <table:table-cell office:value-type="float" office:value="54.8333">
            <text:p>54.8333</text:p>
          </table:table-cell>
          <table:table-cell office:value-type="float" office:value="61.3333">
            <text:p>61.3333</text:p>
          </table:table-cell>
          <table:table-cell office:value-type="float" office:value="60.1667">
            <text:p>60.1667</text:p>
          </table:table-cell>
          <table:table-cell office:value-type="float" office:value="53.1667">
            <text:p>53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8-08T13:00:00">
            <text:p>Mon Aug  8 13:00:00 2022</text:p>
          </table:table-cell>
          <table:table-cell office:value-type="float" office:value="59.736108333333334">
            <text:p>59.736108333333334</text:p>
          </table:table-cell>
          <table:table-cell office:value-type="float" office:value="48.0">
            <text:p>48.0</text:p>
          </table:table-cell>
          <table:table-cell office:value-type="float" office:value="48.8333">
            <text:p>48.8333</text:p>
          </table:table-cell>
          <table:table-cell office:value-type="float" office:value="51.1667">
            <text:p>51.1667</text:p>
          </table:table-cell>
          <table:table-cell office:value-type="float" office:value="54.8333">
            <text:p>54.8333</text:p>
          </table:table-cell>
          <table:table-cell office:value-type="float" office:value="61.3333">
            <text:p>61.3333</text:p>
          </table:table-cell>
          <table:table-cell office:value-type="float" office:value="60.1667">
            <text:p>60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08T14:00:00">
            <text:p>Mon Aug  8 14:00:00 2022</text:p>
          </table:table-cell>
          <table:table-cell office:value-type="float" office:value="59.69444166666667">
            <text:p>59.69444166666667</text:p>
          </table:table-cell>
          <table:table-cell office:value-type="float" office:value="27.3333">
            <text:p>27.3333</text:p>
          </table:table-cell>
          <table:table-cell office:value-type="float" office:value="48.0">
            <text:p>48.0</text:p>
          </table:table-cell>
          <table:table-cell office:value-type="float" office:value="48.8333">
            <text:p>48.8333</text:p>
          </table:table-cell>
          <table:table-cell office:value-type="float" office:value="51.1667">
            <text:p>51.1667</text:p>
          </table:table-cell>
          <table:table-cell office:value-type="float" office:value="54.8333">
            <text:p>54.8333</text:p>
          </table:table-cell>
          <table:table-cell office:value-type="float" office:value="61.3333">
            <text:p>61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8-08T15:00:00">
            <text:p>Mon Aug  8 15:00:00 2022</text:p>
          </table:table-cell>
          <table:table-cell office:value-type="float" office:value="59.7291625">
            <text:p>59.7291625</text:p>
          </table:table-cell>
          <table:table-cell office:value-type="float" office:value="27.5">
            <text:p>27.5</text:p>
          </table:table-cell>
          <table:table-cell office:value-type="float" office:value="27.3333">
            <text:p>27.3333</text:p>
          </table:table-cell>
          <table:table-cell office:value-type="float" office:value="48.0">
            <text:p>48.0</text:p>
          </table:table-cell>
          <table:table-cell office:value-type="float" office:value="48.8333">
            <text:p>48.8333</text:p>
          </table:table-cell>
          <table:table-cell office:value-type="float" office:value="51.1667">
            <text:p>51.1667</text:p>
          </table:table-cell>
          <table:table-cell office:value-type="float" office:value="54.8333">
            <text:p>54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8T16:00:00">
            <text:p>Mon Aug  8 16:00:00 2022</text:p>
          </table:table-cell>
          <table:table-cell office:value-type="float" office:value="59.708329166666665">
            <text:p>59.708329166666665</text:p>
          </table:table-cell>
          <table:table-cell office:value-type="float" office:value="39.5">
            <text:p>39.5</text:p>
          </table:table-cell>
          <table:table-cell office:value-type="float" office:value="27.5">
            <text:p>27.5</text:p>
          </table:table-cell>
          <table:table-cell office:value-type="float" office:value="27.3333">
            <text:p>27.3333</text:p>
          </table:table-cell>
          <table:table-cell office:value-type="float" office:value="48.0">
            <text:p>48.0</text:p>
          </table:table-cell>
          <table:table-cell office:value-type="float" office:value="48.8333">
            <text:p>48.8333</text:p>
          </table:table-cell>
          <table:table-cell office:value-type="float" office:value="51.1667">
            <text:p>51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8-08T17:00:00">
            <text:p>Mon Aug  8 17:00:00 2022</text:p>
          </table:table-cell>
          <table:table-cell office:value-type="float" office:value="60.055550000000004">
            <text:p>60.055550000000004</text:p>
          </table:table-cell>
          <table:table-cell office:value-type="float" office:value="57.5">
            <text:p>57.5</text:p>
          </table:table-cell>
          <table:table-cell office:value-type="float" office:value="39.5">
            <text:p>39.5</text:p>
          </table:table-cell>
          <table:table-cell office:value-type="float" office:value="27.5">
            <text:p>27.5</text:p>
          </table:table-cell>
          <table:table-cell office:value-type="float" office:value="27.3333">
            <text:p>27.3333</text:p>
          </table:table-cell>
          <table:table-cell office:value-type="float" office:value="48.0">
            <text:p>48.0</text:p>
          </table:table-cell>
          <table:table-cell office:value-type="float" office:value="48.8333">
            <text:p>48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8-09T13:00:00">
            <text:p>Tue Aug  9 13:00:00 2022</text:p>
          </table:table-cell>
          <table:table-cell office:value-type="float" office:value="62.15971666666667">
            <text:p>62.15971666666667</text:p>
          </table:table-cell>
          <table:table-cell office:value-type="float" office:value="45.0">
            <text:p>45.0</text:p>
          </table:table-cell>
          <table:table-cell office:value-type="float" office:value="52.3333">
            <text:p>52.3333</text:p>
          </table:table-cell>
          <table:table-cell office:value-type="float" office:value="57.0">
            <text:p>57.0</text:p>
          </table:table-cell>
          <table:table-cell office:value-type="float" office:value="55.3333">
            <text:p>55.3333</text:p>
          </table:table-cell>
          <table:table-cell office:value-type="float" office:value="61.1667">
            <text:p>61.1667</text:p>
          </table:table-cell>
          <table:table-cell office:value-type="float" office:value="70.0">
            <text:p>70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8-09T14:00:00">
            <text:p>Tue Aug  9 14:00:00 2022</text:p>
          </table:table-cell>
          <table:table-cell office:value-type="float" office:value="62.708325">
            <text:p>62.708325</text:p>
          </table:table-cell>
          <table:table-cell office:value-type="float" office:value="24.6667">
            <text:p>24.6667</text:p>
          </table:table-cell>
          <table:table-cell office:value-type="float" office:value="45.0">
            <text:p>45.0</text:p>
          </table:table-cell>
          <table:table-cell office:value-type="float" office:value="52.3333">
            <text:p>52.3333</text:p>
          </table:table-cell>
          <table:table-cell office:value-type="float" office:value="57.0">
            <text:p>57.0</text:p>
          </table:table-cell>
          <table:table-cell office:value-type="float" office:value="55.3333">
            <text:p>55.3333</text:p>
          </table:table-cell>
          <table:table-cell office:value-type="float" office:value="61.1667">
            <text:p>61.1667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8-09T15:00:00">
            <text:p>Tue Aug  9 15:00:00 2022</text:p>
          </table:table-cell>
          <table:table-cell office:value-type="float" office:value="63.03471249999999">
            <text:p>63.03471249999999</text:p>
          </table:table-cell>
          <table:table-cell office:value-type="float" office:value="16.0">
            <text:p>16.0</text:p>
          </table:table-cell>
          <table:table-cell office:value-type="float" office:value="24.6667">
            <text:p>24.6667</text:p>
          </table:table-cell>
          <table:table-cell office:value-type="float" office:value="45.0">
            <text:p>45.0</text:p>
          </table:table-cell>
          <table:table-cell office:value-type="float" office:value="52.3333">
            <text:p>52.3333</text:p>
          </table:table-cell>
          <table:table-cell office:value-type="float" office:value="57.0">
            <text:p>57.0</text:p>
          </table:table-cell>
          <table:table-cell office:value-type="float" office:value="55.3333">
            <text:p>55.3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09T16:00:00">
            <text:p>Tue Aug  9 16:00:00 2022</text:p>
          </table:table-cell>
          <table:table-cell office:value-type="float" office:value="63.493045833333326">
            <text:p>63.493045833333326</text:p>
          </table:table-cell>
          <table:table-cell office:value-type="float" office:value="26.0">
            <text:p>26.0</text:p>
          </table:table-cell>
          <table:table-cell office:value-type="float" office:value="16.0">
            <text:p>16.0</text:p>
          </table:table-cell>
          <table:table-cell office:value-type="float" office:value="24.6667">
            <text:p>24.6667</text:p>
          </table:table-cell>
          <table:table-cell office:value-type="float" office:value="45.0">
            <text:p>45.0</text:p>
          </table:table-cell>
          <table:table-cell office:value-type="float" office:value="52.3333">
            <text:p>52.3333</text:p>
          </table:table-cell>
          <table:table-cell office:value-type="float" office:value="57.0">
            <text:p>57.0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8-11T11:00:00">
            <text:p>Thu Aug 11 11:00:00 2022</text:p>
          </table:table-cell>
          <table:table-cell office:value-type="float" office:value="62.97221249999999">
            <text:p>62.97221249999999</text:p>
          </table:table-cell>
          <table:table-cell office:value-type="float" office:value="26.6667">
            <text:p>26.6667</text:p>
          </table:table-cell>
          <table:table-cell office:value-type="float" office:value="26.0">
            <text:p>26.0</text:p>
          </table:table-cell>
          <table:table-cell office:value-type="float" office:value="16.0">
            <text:p>16.0</text:p>
          </table:table-cell>
          <table:table-cell office:value-type="float" office:value="24.6667">
            <text:p>24.6667</text:p>
          </table:table-cell>
          <table:table-cell office:value-type="float" office:value="45.0">
            <text:p>45.0</text:p>
          </table:table-cell>
          <table:table-cell office:value-type="float" office:value="52.3333">
            <text:p>52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8-11T12:00:00">
            <text:p>Thu Aug 11 12:00:00 2022</text:p>
          </table:table-cell>
          <table:table-cell office:value-type="float" office:value="62.40277083333333">
            <text:p>62.40277083333333</text:p>
          </table:table-cell>
          <table:table-cell office:value-type="float" office:value="41.5">
            <text:p>41.5</text:p>
          </table:table-cell>
          <table:table-cell office:value-type="float" office:value="26.6667">
            <text:p>26.6667</text:p>
          </table:table-cell>
          <table:table-cell office:value-type="float" office:value="26.0">
            <text:p>26.0</text:p>
          </table:table-cell>
          <table:table-cell office:value-type="float" office:value="16.0">
            <text:p>16.0</text:p>
          </table:table-cell>
          <table:table-cell office:value-type="float" office:value="24.6667">
            <text:p>24.6667</text:p>
          </table:table-cell>
          <table:table-cell office:value-type="float" office:value="45.0">
            <text:p>45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11T13:00:00">
            <text:p>Thu Aug 11 13:00:00 2022</text:p>
          </table:table-cell>
          <table:table-cell office:value-type="float" office:value="61.96527083333333">
            <text:p>61.96527083333333</text:p>
          </table:table-cell>
          <table:table-cell office:value-type="float" office:value="57.8333">
            <text:p>57.8333</text:p>
          </table:table-cell>
          <table:table-cell office:value-type="float" office:value="41.5">
            <text:p>41.5</text:p>
          </table:table-cell>
          <table:table-cell office:value-type="float" office:value="26.6667">
            <text:p>26.6667</text:p>
          </table:table-cell>
          <table:table-cell office:value-type="float" office:value="26.0">
            <text:p>26.0</text:p>
          </table:table-cell>
          <table:table-cell office:value-type="float" office:value="16.0">
            <text:p>16.0</text:p>
          </table:table-cell>
          <table:table-cell office:value-type="float" office:value="24.6667">
            <text:p>24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8-12T13:00:00">
            <text:p>Fri Aug 12 13:00:00 2022</text:p>
          </table:table-cell>
          <table:table-cell office:value-type="float" office:value="54.375">
            <text:p>54.375</text:p>
          </table:table-cell>
          <table:table-cell office:value-type="float" office:value="42.6667">
            <text:p>42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8-12T14:00:00">
            <text:p>Fri Aug 12 14:00:00 2022</text:p>
          </table:table-cell>
          <table:table-cell office:value-type="float" office:value="54.51388749999999">
            <text:p>54.51388749999999</text:p>
          </table:table-cell>
          <table:table-cell office:value-type="float" office:value="18.6667">
            <text:p>18.6667</text:p>
          </table:table-cell>
          <table:table-cell office:value-type="float" office:value="42.6667">
            <text:p>42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5.1667">
            <text:p>45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8-12T15:00:00">
            <text:p>Fri Aug 12 15:00:00 2022</text:p>
          </table:table-cell>
          <table:table-cell office:value-type="float" office:value="55.45138749999999">
            <text:p>55.45138749999999</text:p>
          </table:table-cell>
          <table:table-cell office:value-type="float" office:value="4.5">
            <text:p>4.5</text:p>
          </table:table-cell>
          <table:table-cell office:value-type="float" office:value="18.6667">
            <text:p>18.6667</text:p>
          </table:table-cell>
          <table:table-cell office:value-type="float" office:value="42.6667">
            <text:p>42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2-08-12T16:00:00">
            <text:p>Fri Aug 12 16:00:00 2022</text:p>
          </table:table-cell>
          <table:table-cell office:value-type="float" office:value="57.166666666666664">
            <text:p>57.166666666666664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 office:value-type="float" office:value="18.6667">
            <text:p>18.6667</text:p>
          </table:table-cell>
          <table:table-cell office:value-type="float" office:value="42.6667">
            <text:p>42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22-08-12T17:00:00">
            <text:p>Fri Aug 12 17:00:00 2022</text:p>
          </table:table-cell>
          <table:table-cell office:value-type="float" office:value="58.583333333333336">
            <text:p>58.583333333333336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 office:value-type="float" office:value="18.6667">
            <text:p>18.6667</text:p>
          </table:table-cell>
          <table:table-cell office:value-type="float" office:value="42.6667">
            <text:p>42.6667</text:p>
          </table:table-cell>
          <table:table-cell office:value-type="float" office:value="49.3333">
            <text:p>49.3333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8-12T18:00:00">
            <text:p>Fri Aug 12 18:00:00 2022</text:p>
          </table:table-cell>
          <table:table-cell office:value-type="float" office:value="59.75694583333333">
            <text:p>59.75694583333333</text:p>
          </table:table-cell>
          <table:table-cell office:value-type="float" office:value="39.0">
            <text:p>39.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 office:value-type="float" office:value="18.6667">
            <text:p>18.6667</text:p>
          </table:table-cell>
          <table:table-cell office:value-type="float" office:value="42.6667">
            <text:p>42.6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8-13T12:00:00">
            <text:p>Sat Aug 13 12:00:00 2022</text:p>
          </table:table-cell>
          <table:table-cell office:value-type="float" office:value="62.8888875">
            <text:p>62.8888875</text:p>
          </table:table-cell>
          <table:table-cell office:value-type="float" office:value="47.1667">
            <text:p>47.1667</text:p>
          </table:table-cell>
          <table:table-cell office:value-type="float" office:value="48.5">
            <text:p>48.5</text:p>
          </table:table-cell>
          <table:table-cell office:value-type="float" office:value="44.3333">
            <text:p>44.3333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8-13T13:00:00">
            <text:p>Sat Aug 13 13:00:00 2022</text:p>
          </table:table-cell>
          <table:table-cell office:value-type="float" office:value="61.3888875">
            <text:p>61.3888875</text:p>
          </table:table-cell>
          <table:table-cell office:value-type="float" office:value="40.6667">
            <text:p>40.6667</text:p>
          </table:table-cell>
          <table:table-cell office:value-type="float" office:value="47.1667">
            <text:p>47.1667</text:p>
          </table:table-cell>
          <table:table-cell office:value-type="float" office:value="48.5">
            <text:p>48.5</text:p>
          </table:table-cell>
          <table:table-cell office:value-type="float" office:value="44.3333">
            <text:p>44.3333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8-13T14:00:00">
            <text:p>Sat Aug 13 14:00:00 2022</text:p>
          </table:table-cell>
          <table:table-cell office:value-type="float" office:value="59.465275">
            <text:p>59.465275</text:p>
          </table:table-cell>
          <table:table-cell office:value-type="float" office:value="32.0">
            <text:p>32.0</text:p>
          </table:table-cell>
          <table:table-cell office:value-type="float" office:value="40.6667">
            <text:p>40.6667</text:p>
          </table:table-cell>
          <table:table-cell office:value-type="float" office:value="47.1667">
            <text:p>47.1667</text:p>
          </table:table-cell>
          <table:table-cell office:value-type="float" office:value="48.5">
            <text:p>48.5</text:p>
          </table:table-cell>
          <table:table-cell office:value-type="float" office:value="44.3333">
            <text:p>44.3333</text:p>
          </table:table-cell>
          <table:table-cell office:value-type="float" office:value="42.1667">
            <text:p>42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8-13T15:00:00">
            <text:p>Sat Aug 13 15:00:00 2022</text:p>
          </table:table-cell>
          <table:table-cell office:value-type="float" office:value="57.4791625">
            <text:p>57.4791625</text:p>
          </table:table-cell>
          <table:table-cell office:value-type="float" office:value="20.6667">
            <text:p>20.6667</text:p>
          </table:table-cell>
          <table:table-cell office:value-type="float" office:value="32.0">
            <text:p>32.0</text:p>
          </table:table-cell>
          <table:table-cell office:value-type="float" office:value="40.6667">
            <text:p>40.6667</text:p>
          </table:table-cell>
          <table:table-cell office:value-type="float" office:value="47.1667">
            <text:p>47.1667</text:p>
          </table:table-cell>
          <table:table-cell office:value-type="float" office:value="48.5">
            <text:p>48.5</text:p>
          </table:table-cell>
          <table:table-cell office:value-type="float" office:value="44.3333">
            <text:p>44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8-13T16:00:00">
            <text:p>Sat Aug 13 16:00:00 2022</text:p>
          </table:table-cell>
          <table:table-cell office:value-type="float" office:value="55.65971666666667">
            <text:p>55.65971666666667</text:p>
          </table:table-cell>
          <table:table-cell office:value-type="float" office:value="16.5">
            <text:p>16.5</text:p>
          </table:table-cell>
          <table:table-cell office:value-type="float" office:value="20.6667">
            <text:p>20.6667</text:p>
          </table:table-cell>
          <table:table-cell office:value-type="float" office:value="32.0">
            <text:p>32.0</text:p>
          </table:table-cell>
          <table:table-cell office:value-type="float" office:value="40.6667">
            <text:p>40.6667</text:p>
          </table:table-cell>
          <table:table-cell office:value-type="float" office:value="47.1667">
            <text:p>47.1667</text:p>
          </table:table-cell>
          <table:table-cell office:value-type="float" office:value="48.5">
            <text:p>48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8-13T17:00:00">
            <text:p>Sat Aug 13 17:00:00 2022</text:p>
          </table:table-cell>
          <table:table-cell office:value-type="float" office:value="53.94444166666667">
            <text:p>53.94444166666667</text:p>
          </table:table-cell>
          <table:table-cell office:value-type="float" office:value="29.0">
            <text:p>29.0</text:p>
          </table:table-cell>
          <table:table-cell office:value-type="float" office:value="16.5">
            <text:p>16.5</text:p>
          </table:table-cell>
          <table:table-cell office:value-type="float" office:value="20.6667">
            <text:p>20.6667</text:p>
          </table:table-cell>
          <table:table-cell office:value-type="float" office:value="32.0">
            <text:p>32.0</text:p>
          </table:table-cell>
          <table:table-cell office:value-type="float" office:value="40.6667">
            <text:p>40.6667</text:p>
          </table:table-cell>
          <table:table-cell office:value-type="float" office:value="47.1667">
            <text:p>47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8-13T18:00:00">
            <text:p>Sat Aug 13 18:00:00 2022</text:p>
          </table:table-cell>
          <table:table-cell office:value-type="float" office:value="52.7638875">
            <text:p>52.7638875</text:p>
          </table:table-cell>
          <table:table-cell office:value-type="float" office:value="47.3333">
            <text:p>47.3333</text:p>
          </table:table-cell>
          <table:table-cell office:value-type="float" office:value="29.0">
            <text:p>29.0</text:p>
          </table:table-cell>
          <table:table-cell office:value-type="float" office:value="16.5">
            <text:p>16.5</text:p>
          </table:table-cell>
          <table:table-cell office:value-type="float" office:value="20.6667">
            <text:p>20.6667</text:p>
          </table:table-cell>
          <table:table-cell office:value-type="float" office:value="32.0">
            <text:p>32.0</text:p>
          </table:table-cell>
          <table:table-cell office:value-type="float" office:value="40.6667">
            <text:p>40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8-13T19:00:00">
            <text:p>Sat Aug 13 19:00:00 2022</text:p>
          </table:table-cell>
          <table:table-cell office:value-type="float" office:value="51.7638875">
            <text:p>51.7638875</text:p>
          </table:table-cell>
          <table:table-cell office:value-type="float" office:value="52.1667">
            <text:p>52.1667</text:p>
          </table:table-cell>
          <table:table-cell office:value-type="float" office:value="47.3333">
            <text:p>47.3333</text:p>
          </table:table-cell>
          <table:table-cell office:value-type="float" office:value="29.0">
            <text:p>29.0</text:p>
          </table:table-cell>
          <table:table-cell office:value-type="float" office:value="16.5">
            <text:p>16.5</text:p>
          </table:table-cell>
          <table:table-cell office:value-type="float" office:value="20.6667">
            <text:p>20.6667</text:p>
          </table:table-cell>
          <table:table-cell office:value-type="float" office:value="32.0">
            <text:p>32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8-13T20:00:00">
            <text:p>Sat Aug 13 20:00:00 2022</text:p>
          </table:table-cell>
          <table:table-cell office:value-type="float" office:value="50.86805416666667">
            <text:p>50.86805416666667</text:p>
          </table:table-cell>
          <table:table-cell office:value-type="float" office:value="46.0">
            <text:p>46.0</text:p>
          </table:table-cell>
          <table:table-cell office:value-type="float" office:value="52.1667">
            <text:p>52.1667</text:p>
          </table:table-cell>
          <table:table-cell office:value-type="float" office:value="47.3333">
            <text:p>47.3333</text:p>
          </table:table-cell>
          <table:table-cell office:value-type="float" office:value="29.0">
            <text:p>29.0</text:p>
          </table:table-cell>
          <table:table-cell office:value-type="float" office:value="16.5">
            <text:p>16.5</text:p>
          </table:table-cell>
          <table:table-cell office:value-type="float" office:value="20.6667">
            <text:p>20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14T11:00:00">
            <text:p>Sun Aug 14 11:00:00 2022</text:p>
          </table:table-cell>
          <table:table-cell office:value-type="float" office:value="47.645833333333336">
            <text:p>47.645833333333336</text:p>
          </table:table-cell>
          <table:table-cell office:value-type="float" office:value="47.0">
            <text:p>47.0</text:p>
          </table:table-cell>
          <table:table-cell office:value-type="float" office:value="22.1667">
            <text:p>22.1667</text:p>
          </table:table-cell>
          <table:table-cell office:value-type="float" office:value="23.6667">
            <text:p>23.6667</text:p>
          </table:table-cell>
          <table:table-cell office:value-type="float" office:value="34.5">
            <text:p>34.5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8-14T12:00:00">
            <text:p>Sun Aug 14 12:00:00 2022</text:p>
          </table:table-cell>
          <table:table-cell office:value-type="float" office:value="48.527775">
            <text:p>48.527775</text:p>
          </table:table-cell>
          <table:table-cell office:value-type="float" office:value="53.1667">
            <text:p>53.1667</text:p>
          </table:table-cell>
          <table:table-cell office:value-type="float" office:value="47.0">
            <text:p>47.0</text:p>
          </table:table-cell>
          <table:table-cell office:value-type="float" office:value="22.1667">
            <text:p>22.1667</text:p>
          </table:table-cell>
          <table:table-cell office:value-type="float" office:value="23.6667">
            <text:p>23.6667</text:p>
          </table:table-cell>
          <table:table-cell office:value-type="float" office:value="34.5">
            <text:p>34.5</text:p>
          </table:table-cell>
          <table:table-cell office:value-type="float" office:value="42.3333">
            <text:p>42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8-14T13:00:00">
            <text:p>Sun Aug 14 13:00:00 2022</text:p>
          </table:table-cell>
          <table:table-cell office:value-type="float" office:value="50.31249583333334">
            <text:p>50.31249583333334</text:p>
          </table:table-cell>
          <table:table-cell office:value-type="float" office:value="34.6667">
            <text:p>34.6667</text:p>
          </table:table-cell>
          <table:table-cell office:value-type="float" office:value="53.1667">
            <text:p>53.1667</text:p>
          </table:table-cell>
          <table:table-cell office:value-type="float" office:value="47.0">
            <text:p>47.0</text:p>
          </table:table-cell>
          <table:table-cell office:value-type="float" office:value="22.1667">
            <text:p>22.1667</text:p>
          </table:table-cell>
          <table:table-cell office:value-type="float" office:value="23.6667">
            <text:p>23.6667</text:p>
          </table:table-cell>
          <table:table-cell office:value-type="float" office:value="34.5">
            <text:p>34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14T14:00:00">
            <text:p>Sun Aug 14 14:00:00 2022</text:p>
          </table:table-cell>
          <table:table-cell office:value-type="float" office:value="52.645829166666665">
            <text:p>52.645829166666665</text:p>
          </table:table-cell>
          <table:table-cell office:value-type="float" office:value="13.3333">
            <text:p>13.3333</text:p>
          </table:table-cell>
          <table:table-cell office:value-type="float" office:value="34.6667">
            <text:p>34.6667</text:p>
          </table:table-cell>
          <table:table-cell office:value-type="float" office:value="53.1667">
            <text:p>53.1667</text:p>
          </table:table-cell>
          <table:table-cell office:value-type="float" office:value="47.0">
            <text:p>47.0</text:p>
          </table:table-cell>
          <table:table-cell office:value-type="float" office:value="22.1667">
            <text:p>22.1667</text:p>
          </table:table-cell>
          <table:table-cell office:value-type="float" office:value="23.6667">
            <text:p>23.6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2-08-14T15:00:00">
            <text:p>Sun Aug 14 15:00:00 2022</text:p>
          </table:table-cell>
          <table:table-cell office:value-type="float" office:value="54.31944166666667">
            <text:p>54.31944166666667</text:p>
          </table:table-cell>
          <table:table-cell office:value-type="float" office:value="19.6667">
            <text:p>19.6667</text:p>
          </table:table-cell>
          <table:table-cell office:value-type="float" office:value="13.3333">
            <text:p>13.3333</text:p>
          </table:table-cell>
          <table:table-cell office:value-type="float" office:value="34.6667">
            <text:p>34.6667</text:p>
          </table:table-cell>
          <table:table-cell office:value-type="float" office:value="53.1667">
            <text:p>53.1667</text:p>
          </table:table-cell>
          <table:table-cell office:value-type="float" office:value="47.0">
            <text:p>47.0</text:p>
          </table:table-cell>
          <table:table-cell office:value-type="float" office:value="22.1667">
            <text:p>22.1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8-14T16:00:00">
            <text:p>Sun Aug 14 16:00:00 2022</text:p>
          </table:table-cell>
          <table:table-cell office:value-type="float" office:value="55.423608333333334">
            <text:p>55.423608333333334</text:p>
          </table:table-cell>
          <table:table-cell office:value-type="float" office:value="44.6667">
            <text:p>44.6667</text:p>
          </table:table-cell>
          <table:table-cell office:value-type="float" office:value="19.6667">
            <text:p>19.6667</text:p>
          </table:table-cell>
          <table:table-cell office:value-type="float" office:value="13.3333">
            <text:p>13.3333</text:p>
          </table:table-cell>
          <table:table-cell office:value-type="float" office:value="34.6667">
            <text:p>34.6667</text:p>
          </table:table-cell>
          <table:table-cell office:value-type="float" office:value="53.1667">
            <text:p>53.1667</text:p>
          </table:table-cell>
          <table:table-cell office:value-type="float" office:value="47.0">
            <text:p>47.0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8-15T11:00:00">
            <text:p>Mon Aug 15 11:00:00 2022</text:p>
          </table:table-cell>
          <table:table-cell office:value-type="float" office:value="61.923608333333334">
            <text:p>61.923608333333334</text:p>
          </table:table-cell>
          <table:table-cell office:value-type="float" office:value="37.5">
            <text:p>37.5</text:p>
          </table:table-cell>
          <table:table-cell office:value-type="float" office:value="39.3333">
            <text:p>39.3333</text:p>
          </table:table-cell>
          <table:table-cell office:value-type="float" office:value="46.6667">
            <text:p>46.6667</text:p>
          </table:table-cell>
          <table:table-cell office:value-type="float" office:value="47.0">
            <text:p>47.0</text:p>
          </table:table-cell>
          <table:table-cell office:value-type="float" office:value="53.0">
            <text:p>53.0</text:p>
          </table:table-cell>
          <table:table-cell office:value-type="float" office:value="59.3333">
            <text:p>59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15T12:00:00">
            <text:p>Mon Aug 15 12:00:00 2022</text:p>
          </table:table-cell>
          <table:table-cell office:value-type="float" office:value="61.333333333333336">
            <text:p>61.333333333333336</text:p>
          </table:table-cell>
          <table:table-cell office:value-type="float" office:value="34.8333">
            <text:p>34.8333</text:p>
          </table:table-cell>
          <table:table-cell office:value-type="float" office:value="37.5">
            <text:p>37.5</text:p>
          </table:table-cell>
          <table:table-cell office:value-type="float" office:value="39.3333">
            <text:p>39.3333</text:p>
          </table:table-cell>
          <table:table-cell office:value-type="float" office:value="46.6667">
            <text:p>46.6667</text:p>
          </table:table-cell>
          <table:table-cell office:value-type="float" office:value="47.0">
            <text:p>47.0</text:p>
          </table:table-cell>
          <table:table-cell office:value-type="float" office:value="53.0">
            <text:p>53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8-15T13:00:00">
            <text:p>Mon Aug 15 13:00:00 2022</text:p>
          </table:table-cell>
          <table:table-cell office:value-type="float" office:value="60.770833333333336">
            <text:p>60.770833333333336</text:p>
          </table:table-cell>
          <table:table-cell office:value-type="float" office:value="30.6667">
            <text:p>30.6667</text:p>
          </table:table-cell>
          <table:table-cell office:value-type="float" office:value="34.8333">
            <text:p>34.8333</text:p>
          </table:table-cell>
          <table:table-cell office:value-type="float" office:value="37.5">
            <text:p>37.5</text:p>
          </table:table-cell>
          <table:table-cell office:value-type="float" office:value="39.3333">
            <text:p>39.3333</text:p>
          </table:table-cell>
          <table:table-cell office:value-type="float" office:value="46.6667">
            <text:p>46.6667</text:p>
          </table:table-cell>
          <table:table-cell office:value-type="float" office:value="47.0">
            <text:p>47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8-15T14:00:00">
            <text:p>Mon Aug 15 14:00:00 2022</text:p>
          </table:table-cell>
          <table:table-cell office:value-type="float" office:value="59.979166666666664">
            <text:p>59.979166666666664</text:p>
          </table:table-cell>
          <table:table-cell office:value-type="float" office:value="24.1667">
            <text:p>24.1667</text:p>
          </table:table-cell>
          <table:table-cell office:value-type="float" office:value="30.6667">
            <text:p>30.6667</text:p>
          </table:table-cell>
          <table:table-cell office:value-type="float" office:value="34.8333">
            <text:p>34.8333</text:p>
          </table:table-cell>
          <table:table-cell office:value-type="float" office:value="37.5">
            <text:p>37.5</text:p>
          </table:table-cell>
          <table:table-cell office:value-type="float" office:value="39.3333">
            <text:p>39.3333</text:p>
          </table:table-cell>
          <table:table-cell office:value-type="float" office:value="46.6667">
            <text:p>46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15T15:00:00">
            <text:p>Mon Aug 15 15:00:00 2022</text:p>
          </table:table-cell>
          <table:table-cell office:value-type="float" office:value="59.61805416666667">
            <text:p>59.61805416666667</text:p>
          </table:table-cell>
          <table:table-cell office:value-type="float" office:value="24.5">
            <text:p>24.5</text:p>
          </table:table-cell>
          <table:table-cell office:value-type="float" office:value="24.1667">
            <text:p>24.1667</text:p>
          </table:table-cell>
          <table:table-cell office:value-type="float" office:value="30.6667">
            <text:p>30.6667</text:p>
          </table:table-cell>
          <table:table-cell office:value-type="float" office:value="34.8333">
            <text:p>34.8333</text:p>
          </table:table-cell>
          <table:table-cell office:value-type="float" office:value="37.5">
            <text:p>37.5</text:p>
          </table:table-cell>
          <table:table-cell office:value-type="float" office:value="39.3333">
            <text:p>39.3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8-15T16:00:00">
            <text:p>Mon Aug 15 16:00:00 2022</text:p>
          </table:table-cell>
          <table:table-cell office:value-type="float" office:value="59.541666666666664">
            <text:p>59.541666666666664</text:p>
          </table:table-cell>
          <table:table-cell office:value-type="float" office:value="20.8333">
            <text:p>20.8333</text:p>
          </table:table-cell>
          <table:table-cell office:value-type="float" office:value="24.5">
            <text:p>24.5</text:p>
          </table:table-cell>
          <table:table-cell office:value-type="float" office:value="24.1667">
            <text:p>24.1667</text:p>
          </table:table-cell>
          <table:table-cell office:value-type="float" office:value="30.6667">
            <text:p>30.6667</text:p>
          </table:table-cell>
          <table:table-cell office:value-type="float" office:value="34.8333">
            <text:p>34.8333</text:p>
          </table:table-cell>
          <table:table-cell office:value-type="float" office:value="37.5">
            <text:p>37.5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8-15T17:00:00">
            <text:p>Mon Aug 15 17:00:00 2022</text:p>
          </table:table-cell>
          <table:table-cell office:value-type="float" office:value="59.1111125">
            <text:p>59.1111125</text:p>
          </table:table-cell>
          <table:table-cell office:value-type="float" office:value="31.6667">
            <text:p>31.6667</text:p>
          </table:table-cell>
          <table:table-cell office:value-type="float" office:value="20.8333">
            <text:p>20.8333</text:p>
          </table:table-cell>
          <table:table-cell office:value-type="float" office:value="24.5">
            <text:p>24.5</text:p>
          </table:table-cell>
          <table:table-cell office:value-type="float" office:value="24.1667">
            <text:p>24.1667</text:p>
          </table:table-cell>
          <table:table-cell office:value-type="float" office:value="30.6667">
            <text:p>30.6667</text:p>
          </table:table-cell>
          <table:table-cell office:value-type="float" office:value="34.8333">
            <text:p>34.8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8-15T18:00:00">
            <text:p>Mon Aug 15 18:00:00 2022</text:p>
          </table:table-cell>
          <table:table-cell office:value-type="float" office:value="58.59722083333333">
            <text:p>58.59722083333333</text:p>
          </table:table-cell>
          <table:table-cell office:value-type="float" office:value="45.1667">
            <text:p>45.1667</text:p>
          </table:table-cell>
          <table:table-cell office:value-type="float" office:value="31.6667">
            <text:p>31.6667</text:p>
          </table:table-cell>
          <table:table-cell office:value-type="float" office:value="20.8333">
            <text:p>20.8333</text:p>
          </table:table-cell>
          <table:table-cell office:value-type="float" office:value="24.5">
            <text:p>24.5</text:p>
          </table:table-cell>
          <table:table-cell office:value-type="float" office:value="24.1667">
            <text:p>24.1667</text:p>
          </table:table-cell>
          <table:table-cell office:value-type="float" office:value="30.6667">
            <text:p>30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6T12:00:00">
            <text:p>Tue Aug 16 12:00:00 2022</text:p>
          </table:table-cell>
          <table:table-cell office:value-type="float" office:value="71.14583333333333">
            <text:p>71.14583333333333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0.6667">
            <text:p>60.6667</text:p>
          </table:table-cell>
          <table:table-cell office:value-type="float" office:value="68.5">
            <text:p>68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8-16T13:00:00">
            <text:p>Tue Aug 16 13:00:00 2022</text:p>
          </table:table-cell>
          <table:table-cell office:value-type="float" office:value="71.597225">
            <text:p>71.597225</text:p>
          </table:table-cell>
          <table:table-cell office:value-type="float" office:value="53.6667">
            <text:p>53.6667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0.6667">
            <text:p>60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8-16T14:00:00">
            <text:p>Tue Aug 16 14:00:00 2022</text:p>
          </table:table-cell>
          <table:table-cell office:value-type="float" office:value="72.24305833333334">
            <text:p>72.24305833333334</text:p>
          </table:table-cell>
          <table:table-cell office:value-type="float" office:value="52.3333">
            <text:p>52.3333</text:p>
          </table:table-cell>
          <table:table-cell office:value-type="float" office:value="53.6667">
            <text:p>53.6667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8-16T15:00:00">
            <text:p>Tue Aug 16 15:00:00 2022</text:p>
          </table:table-cell>
          <table:table-cell office:value-type="float" office:value="72.79167083333333">
            <text:p>72.79167083333333</text:p>
          </table:table-cell>
          <table:table-cell office:value-type="float" office:value="49.5">
            <text:p>49.5</text:p>
          </table:table-cell>
          <table:table-cell office:value-type="float" office:value="52.3333">
            <text:p>52.3333</text:p>
          </table:table-cell>
          <table:table-cell office:value-type="float" office:value="53.6667">
            <text:p>53.6667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8-16T16:00:00">
            <text:p>Tue Aug 16 16:00:00 2022</text:p>
          </table:table-cell>
          <table:table-cell office:value-type="float" office:value="72.8958375">
            <text:p>72.8958375</text:p>
          </table:table-cell>
          <table:table-cell office:value-type="float" office:value="47.1667">
            <text:p>47.1667</text:p>
          </table:table-cell>
          <table:table-cell office:value-type="float" office:value="49.5">
            <text:p>49.5</text:p>
          </table:table-cell>
          <table:table-cell office:value-type="float" office:value="52.3333">
            <text:p>52.3333</text:p>
          </table:table-cell>
          <table:table-cell office:value-type="float" office:value="53.6667">
            <text:p>53.6667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16T17:00:00">
            <text:p>Tue Aug 16 17:00:00 2022</text:p>
          </table:table-cell>
          <table:table-cell office:value-type="float" office:value="73.472225">
            <text:p>73.472225</text:p>
          </table:table-cell>
          <table:table-cell office:value-type="float" office:value="51.1667">
            <text:p>51.1667</text:p>
          </table:table-cell>
          <table:table-cell office:value-type="float" office:value="47.1667">
            <text:p>47.1667</text:p>
          </table:table-cell>
          <table:table-cell office:value-type="float" office:value="49.5">
            <text:p>49.5</text:p>
          </table:table-cell>
          <table:table-cell office:value-type="float" office:value="52.3333">
            <text:p>52.3333</text:p>
          </table:table-cell>
          <table:table-cell office:value-type="float" office:value="53.6667">
            <text:p>53.6667</text:p>
          </table:table-cell>
          <table:table-cell office:value-type="float" office:value="61.0">
            <text:p>61.0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22-08-16T18:00:00">
            <text:p>Tue Aug 16 18:00:00 2022</text:p>
          </table:table-cell>
          <table:table-cell office:value-type="float" office:value="73.49305833333334">
            <text:p>73.49305833333334</text:p>
          </table:table-cell>
          <table:table-cell office:value-type="float" office:value="60.3333">
            <text:p>60.3333</text:p>
          </table:table-cell>
          <table:table-cell office:value-type="float" office:value="51.1667">
            <text:p>51.1667</text:p>
          </table:table-cell>
          <table:table-cell office:value-type="float" office:value="47.1667">
            <text:p>47.1667</text:p>
          </table:table-cell>
          <table:table-cell office:value-type="float" office:value="49.5">
            <text:p>49.5</text:p>
          </table:table-cell>
          <table:table-cell office:value-type="float" office:value="52.3333">
            <text:p>52.3333</text:p>
          </table:table-cell>
          <table:table-cell office:value-type="float" office:value="53.6667">
            <text:p>53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17T21:00:00">
            <text:p>Wed Aug 17 21:00:00 2022</text:p>
          </table:table-cell>
          <table:table-cell office:value-type="float" office:value="76.92360833333333">
            <text:p>76.92360833333333</text:p>
          </table:table-cell>
          <table:table-cell office:value-type="float" office:value="85.5">
            <text:p>85.5</text:p>
          </table:table-cell>
          <table:table-cell office:value-type="float" office:value="74.6667">
            <text:p>74.6667</text:p>
          </table:table-cell>
          <table:table-cell office:value-type="float" office:value="34.8333">
            <text:p>34.8333</text:p>
          </table:table-cell>
          <table:table-cell office:value-type="float" office:value="46.5">
            <text:p>46.5</text:p>
          </table:table-cell>
          <table:table-cell office:value-type="float" office:value="51.1667">
            <text:p>51.1667</text:p>
          </table:table-cell>
          <table:table-cell office:value-type="float" office:value="54.1667">
            <text:p>54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8-17T22:00:00">
            <text:p>Wed Aug 17 22:00:00 2022</text:p>
          </table:table-cell>
          <table:table-cell office:value-type="float" office:value="77.4791625">
            <text:p>77.4791625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4.6667">
            <text:p>74.6667</text:p>
          </table:table-cell>
          <table:table-cell office:value-type="float" office:value="34.8333">
            <text:p>34.8333</text:p>
          </table:table-cell>
          <table:table-cell office:value-type="float" office:value="46.5">
            <text:p>46.5</text:p>
          </table:table-cell>
          <table:table-cell office:value-type="float" office:value="51.1667">
            <text:p>51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8-17T23:00:00">
            <text:p>Wed Aug 17 23:00:00 2022</text:p>
          </table:table-cell>
          <table:table-cell office:value-type="float" office:value="77.20832916666667">
            <text:p>77.20832916666667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4.6667">
            <text:p>74.6667</text:p>
          </table:table-cell>
          <table:table-cell office:value-type="float" office:value="34.8333">
            <text:p>34.8333</text:p>
          </table:table-cell>
          <table:table-cell office:value-type="float" office:value="46.5">
            <text:p>46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8-18T00:00:00">
            <text:p>Thu Aug 18 00:00:00 2022</text:p>
          </table:table-cell>
          <table:table-cell office:value-type="float" office:value="76.38888333333334">
            <text:p>76.38888333333334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4.6667">
            <text:p>74.6667</text:p>
          </table:table-cell>
          <table:table-cell office:value-type="float" office:value="34.8333">
            <text:p>34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8-18T01:00:00">
            <text:p>Thu Aug 18 01:00:00 2022</text:p>
          </table:table-cell>
          <table:table-cell office:value-type="float" office:value="74.97915833333333">
            <text:p>74.97915833333333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4.6667">
            <text:p>74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18T02:00:00">
            <text:p>Thu Aug 18 02:00:00 2022</text:p>
          </table:table-cell>
          <table:table-cell office:value-type="float" office:value="72.66665833333333">
            <text:p>72.66665833333333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18T03:00:00">
            <text:p>Thu Aug 18 03:00:00 2022</text:p>
          </table:table-cell>
          <table:table-cell office:value-type="float" office:value="70.05554583333334">
            <text:p>70.05554583333334</text:p>
          </table:table-cell>
          <table:table-cell office:value-type="float" office:value="73.6667">
            <text:p>73.6667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22T22:00:00">
            <text:p>Mon Aug 22 22:00:00 2022</text:p>
          </table:table-cell>
          <table:table-cell office:value-type="float" office:value="53.24998333333334">
            <text:p>53.24998333333334</text:p>
          </table:table-cell>
          <table:table-cell office:value-type="float" office:value="32.8333">
            <text:p>32.8333</text:p>
          </table:table-cell>
          <table:table-cell office:value-type="float" office:value="29.8333">
            <text:p>29.8333</text:p>
          </table:table-cell>
          <table:table-cell office:value-type="float" office:value="36.3333">
            <text:p>36.3333</text:p>
          </table:table-cell>
          <table:table-cell office:value-type="float" office:value="44.3333">
            <text:p>44.3333</text:p>
          </table:table-cell>
          <table:table-cell office:value-type="float" office:value="44.3333">
            <text:p>44.3333</text:p>
          </table:table-cell>
          <table:table-cell office:value-type="float" office:value="52.3333">
            <text:p>52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22T23:00:00">
            <text:p>Mon Aug 22 23:00:00 2022</text:p>
          </table:table-cell>
          <table:table-cell office:value-type="float" office:value="51.50692916666667">
            <text:p>51.50692916666667</text:p>
          </table:table-cell>
          <table:table-cell office:value-type="float" office:value="7.1667">
            <text:p>7.1667</text:p>
          </table:table-cell>
          <table:table-cell office:value-type="float" office:value="32.8333">
            <text:p>32.8333</text:p>
          </table:table-cell>
          <table:table-cell office:value-type="float" office:value="29.8333">
            <text:p>29.8333</text:p>
          </table:table-cell>
          <table:table-cell office:value-type="float" office:value="36.3333">
            <text:p>36.3333</text:p>
          </table:table-cell>
          <table:table-cell office:value-type="float" office:value="44.3333">
            <text:p>44.3333</text:p>
          </table:table-cell>
          <table:table-cell office:value-type="float" office:value="44.3333">
            <text:p>44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8-23T00:00:00">
            <text:p>Tue Aug 23 00:00:00 2022</text:p>
          </table:table-cell>
          <table:table-cell office:value-type="float" office:value="49.58332083333334">
            <text:p>49.58332083333334</text:p>
          </table:table-cell>
          <table:table-cell office:value-type="float" office:value="2.5">
            <text:p>2.5</text:p>
          </table:table-cell>
          <table:table-cell office:value-type="float" office:value="7.1667">
            <text:p>7.1667</text:p>
          </table:table-cell>
          <table:table-cell office:value-type="float" office:value="32.8333">
            <text:p>32.8333</text:p>
          </table:table-cell>
          <table:table-cell office:value-type="float" office:value="29.8333">
            <text:p>29.8333</text:p>
          </table:table-cell>
          <table:table-cell office:value-type="float" office:value="36.3333">
            <text:p>36.3333</text:p>
          </table:table-cell>
          <table:table-cell office:value-type="float" office:value="44.3333">
            <text:p>44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23T01:00:00">
            <text:p>Tue Aug 23 01:00:00 2022</text:p>
          </table:table-cell>
          <table:table-cell office:value-type="float" office:value="47.4374875">
            <text:p>47.4374875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1667">
            <text:p>7.1667</text:p>
          </table:table-cell>
          <table:table-cell office:value-type="float" office:value="32.8333">
            <text:p>32.8333</text:p>
          </table:table-cell>
          <table:table-cell office:value-type="float" office:value="29.8333">
            <text:p>29.8333</text:p>
          </table:table-cell>
          <table:table-cell office:value-type="float" office:value="36.3333">
            <text:p>36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8-23T02:00:00">
            <text:p>Tue Aug 23 02:00:00 2022</text:p>
          </table:table-cell>
          <table:table-cell office:value-type="float" office:value="45.21526666666667">
            <text:p>45.21526666666667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1667">
            <text:p>7.1667</text:p>
          </table:table-cell>
          <table:table-cell office:value-type="float" office:value="32.8333">
            <text:p>32.8333</text:p>
          </table:table-cell>
          <table:table-cell office:value-type="float" office:value="29.8333">
            <text:p>29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8-23T03:00:00">
            <text:p>Tue Aug 23 03:00:00 2022</text:p>
          </table:table-cell>
          <table:table-cell office:value-type="float" office:value="42.7986">
            <text:p>42.7986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1667">
            <text:p>7.1667</text:p>
          </table:table-cell>
          <table:table-cell office:value-type="float" office:value="32.8333">
            <text:p>32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8-23T04:00:00">
            <text:p>Tue Aug 23 04:00:00 2022</text:p>
          </table:table-cell>
          <table:table-cell office:value-type="float" office:value="40.583324999999995">
            <text:p>40.583324999999995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1667">
            <text:p>7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8-23T05:00:00">
            <text:p>Tue Aug 23 05:00:00 2022</text:p>
          </table:table-cell>
          <table:table-cell office:value-type="float" office:value="38.590266666666665">
            <text:p>38.590266666666665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8-23T06:00:00">
            <text:p>Tue Aug 23 06:00:00 2022</text:p>
          </table:table-cell>
          <table:table-cell office:value-type="float" office:value="36.763875">
            <text:p>36.763875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8-23T07:00:00">
            <text:p>Tue Aug 23 07:00:00 2022</text:p>
          </table:table-cell>
          <table:table-cell office:value-type="float" office:value="34.70832083333333">
            <text:p>34.70832083333333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8-23T08:00:00">
            <text:p>Tue Aug 23 08:00:00 2022</text:p>
          </table:table-cell>
          <table:table-cell office:value-type="float" office:value="32.777766666666665">
            <text:p>32.777766666666665</text:p>
          </table:table-cell>
          <table:table-cell office:value-type="float" office:value="37.3333">
            <text:p>37.3333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8-23T15:00:00">
            <text:p>Tue Aug 23 15:00:00 2022</text:p>
          </table:table-cell>
          <table:table-cell office:value-type="float" office:value="35.6388875">
            <text:p>35.6388875</text:p>
          </table:table-cell>
          <table:table-cell office:value-type="float" office:value="7.5">
            <text:p>7.5</text:p>
          </table:table-cell>
          <table:table-cell office:value-type="float" office:value="15.1667">
            <text:p>15.1667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23.1667">
            <text:p>23.1667</text:p>
          </table:table-cell>
          <table:table-cell office:value-type="float" office:value="28.8333">
            <text:p>28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2-08-23T16:00:00">
            <text:p>Tue Aug 23 16:00:00 2022</text:p>
          </table:table-cell>
          <table:table-cell office:value-type="float" office:value="39.215275">
            <text:p>39.215275</text:p>
          </table:table-cell>
          <table:table-cell office:value-type="float" office:value="4.1667">
            <text:p>4.1667</text:p>
          </table:table-cell>
          <table:table-cell office:value-type="float" office:value="7.5">
            <text:p>7.5</text:p>
          </table:table-cell>
          <table:table-cell office:value-type="float" office:value="15.1667">
            <text:p>15.1667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23.1667">
            <text:p>23.1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8-23T17:00:00">
            <text:p>Tue Aug 23 17:00:00 2022</text:p>
          </table:table-cell>
          <table:table-cell office:value-type="float" office:value="43.423608333333334">
            <text:p>43.423608333333334</text:p>
          </table:table-cell>
          <table:table-cell office:value-type="float" office:value="16.3333">
            <text:p>16.3333</text:p>
          </table:table-cell>
          <table:table-cell office:value-type="float" office:value="4.1667">
            <text:p>4.1667</text:p>
          </table:table-cell>
          <table:table-cell office:value-type="float" office:value="7.5">
            <text:p>7.5</text:p>
          </table:table-cell>
          <table:table-cell office:value-type="float" office:value="15.1667">
            <text:p>15.1667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24T13:00:00">
            <text:p>Wed Aug 24 13:00:00 2022</text:p>
          </table:table-cell>
          <table:table-cell office:value-type="float" office:value="65.3263875">
            <text:p>65.3263875</text:p>
          </table:table-cell>
          <table:table-cell office:value-type="float" office:value="35.5">
            <text:p>35.5</text:p>
          </table:table-cell>
          <table:table-cell office:value-type="float" office:value="48.8333">
            <text:p>48.8333</text:p>
          </table:table-cell>
          <table:table-cell office:value-type="float" office:value="54.1667">
            <text:p>54.1667</text:p>
          </table:table-cell>
          <table:table-cell office:value-type="float" office:value="57.0">
            <text:p>57.0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8-24T14:00:00">
            <text:p>Wed Aug 24 14:00:00 2022</text:p>
          </table:table-cell>
          <table:table-cell office:value-type="float" office:value="65.0138875">
            <text:p>65.0138875</text:p>
          </table:table-cell>
          <table:table-cell office:value-type="float" office:value="7.3333">
            <text:p>7.3333</text:p>
          </table:table-cell>
          <table:table-cell office:value-type="float" office:value="35.5">
            <text:p>35.5</text:p>
          </table:table-cell>
          <table:table-cell office:value-type="float" office:value="48.8333">
            <text:p>48.8333</text:p>
          </table:table-cell>
          <table:table-cell office:value-type="float" office:value="54.1667">
            <text:p>54.1667</text:p>
          </table:table-cell>
          <table:table-cell office:value-type="float" office:value="57.0">
            <text:p>57.0</text:p>
          </table:table-cell>
          <table:table-cell office:value-type="float" office:value="64.3333">
            <text:p>64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8-24T15:00:00">
            <text:p>Wed Aug 24 15:00:00 2022</text:p>
          </table:table-cell>
          <table:table-cell office:value-type="float" office:value="64.31249583333333">
            <text:p>64.31249583333333</text:p>
          </table:table-cell>
          <table:table-cell office:value-type="float" office:value="2.0">
            <text:p>2.0</text:p>
          </table:table-cell>
          <table:table-cell office:value-type="float" office:value="7.3333">
            <text:p>7.3333</text:p>
          </table:table-cell>
          <table:table-cell office:value-type="float" office:value="35.5">
            <text:p>35.5</text:p>
          </table:table-cell>
          <table:table-cell office:value-type="float" office:value="48.8333">
            <text:p>48.8333</text:p>
          </table:table-cell>
          <table:table-cell office:value-type="float" office:value="54.1667">
            <text:p>54.1667</text:p>
          </table:table-cell>
          <table:table-cell office:value-type="float" office:value="57.0">
            <text:p>57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8-24T16:00:00">
            <text:p>Wed Aug 24 16:00:00 2022</text:p>
          </table:table-cell>
          <table:table-cell office:value-type="float" office:value="63.868050000000004">
            <text:p>63.868050000000004</text:p>
          </table:table-cell>
          <table:table-cell office:value-type="float" office:value="5.6667">
            <text:p>5.6667</text:p>
          </table:table-cell>
          <table:table-cell office:value-type="float" office:value="2.0">
            <text:p>2.0</text:p>
          </table:table-cell>
          <table:table-cell office:value-type="float" office:value="7.3333">
            <text:p>7.3333</text:p>
          </table:table-cell>
          <table:table-cell office:value-type="float" office:value="35.5">
            <text:p>35.5</text:p>
          </table:table-cell>
          <table:table-cell office:value-type="float" office:value="48.8333">
            <text:p>48.8333</text:p>
          </table:table-cell>
          <table:table-cell office:value-type="float" office:value="54.1667">
            <text:p>54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24T17:00:00">
            <text:p>Wed Aug 24 17:00:00 2022</text:p>
          </table:table-cell>
          <table:table-cell office:value-type="float" office:value="63.09721666666667">
            <text:p>63.09721666666667</text:p>
          </table:table-cell>
          <table:table-cell office:value-type="float" office:value="49.3333">
            <text:p>49.3333</text:p>
          </table:table-cell>
          <table:table-cell office:value-type="float" office:value="5.6667">
            <text:p>5.6667</text:p>
          </table:table-cell>
          <table:table-cell office:value-type="float" office:value="2.0">
            <text:p>2.0</text:p>
          </table:table-cell>
          <table:table-cell office:value-type="float" office:value="7.3333">
            <text:p>7.3333</text:p>
          </table:table-cell>
          <table:table-cell office:value-type="float" office:value="35.5">
            <text:p>35.5</text:p>
          </table:table-cell>
          <table:table-cell office:value-type="float" office:value="48.8333">
            <text:p>48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8-24T18:00:00">
            <text:p>Wed Aug 24 18:00:00 2022</text:p>
          </table:table-cell>
          <table:table-cell office:value-type="float" office:value="62.11110416666667">
            <text:p>62.11110416666667</text:p>
          </table:table-cell>
          <table:table-cell office:value-type="float" office:value="65.5">
            <text:p>65.5</text:p>
          </table:table-cell>
          <table:table-cell office:value-type="float" office:value="49.3333">
            <text:p>49.3333</text:p>
          </table:table-cell>
          <table:table-cell office:value-type="float" office:value="5.6667">
            <text:p>5.6667</text:p>
          </table:table-cell>
          <table:table-cell office:value-type="float" office:value="2.0">
            <text:p>2.0</text:p>
          </table:table-cell>
          <table:table-cell office:value-type="float" office:value="7.3333">
            <text:p>7.3333</text:p>
          </table:table-cell>
          <table:table-cell office:value-type="float" office:value="35.5">
            <text:p>35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8-24T19:00:00">
            <text:p>Wed Aug 24 19:00:00 2022</text:p>
          </table:table-cell>
          <table:table-cell office:value-type="float" office:value="61.2569375">
            <text:p>61.2569375</text:p>
          </table:table-cell>
          <table:table-cell office:value-type="float" office:value="63.8333">
            <text:p>63.8333</text:p>
          </table:table-cell>
          <table:table-cell office:value-type="float" office:value="65.5">
            <text:p>65.5</text:p>
          </table:table-cell>
          <table:table-cell office:value-type="float" office:value="49.3333">
            <text:p>49.3333</text:p>
          </table:table-cell>
          <table:table-cell office:value-type="float" office:value="5.6667">
            <text:p>5.6667</text:p>
          </table:table-cell>
          <table:table-cell office:value-type="float" office:value="2.0">
            <text:p>2.0</text:p>
          </table:table-cell>
          <table:table-cell office:value-type="float" office:value="7.3333">
            <text:p>7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8-25T12:00:00">
            <text:p>Thu Aug 25 12:00:00 2022</text:p>
          </table:table-cell>
          <table:table-cell office:value-type="float" office:value="66.3263875">
            <text:p>66.3263875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4.6667">
            <text:p>64.6667</text:p>
          </table:table-cell>
          <table:table-cell office:value-type="float" office:value="65.1667">
            <text:p>65.1667</text:p>
          </table:table-cell>
          <table:table-cell office:value-type="float" office:value="60.0">
            <text:p>60.0</text:p>
          </table:table-cell>
          <table:table-cell office:value-type="float" office:value="60.6667">
            <text:p>60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8-25T13:00:00">
            <text:p>Thu Aug 25 13:00:00 2022</text:p>
          </table:table-cell>
          <table:table-cell office:value-type="float" office:value="66.15972083333334">
            <text:p>66.15972083333334</text:p>
          </table:table-cell>
          <table:table-cell office:value-type="float" office:value="59.6667">
            <text:p>59.6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4.6667">
            <text:p>64.6667</text:p>
          </table:table-cell>
          <table:table-cell office:value-type="float" office:value="65.1667">
            <text:p>65.1667</text:p>
          </table:table-cell>
          <table:table-cell office:value-type="float" office:value="60.0">
            <text:p>60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25T14:00:00">
            <text:p>Thu Aug 25 14:00:00 2022</text:p>
          </table:table-cell>
          <table:table-cell office:value-type="float" office:value="66.1041625">
            <text:p>66.1041625</text:p>
          </table:table-cell>
          <table:table-cell office:value-type="float" office:value="58.3333">
            <text:p>58.3333</text:p>
          </table:table-cell>
          <table:table-cell office:value-type="float" office:value="59.6667">
            <text:p>59.6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4.6667">
            <text:p>64.6667</text:p>
          </table:table-cell>
          <table:table-cell office:value-type="float" office:value="65.1667">
            <text:p>65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8-25T15:00:00">
            <text:p>Thu Aug 25 15:00:00 2022</text:p>
          </table:table-cell>
          <table:table-cell office:value-type="float" office:value="66.11110833333333">
            <text:p>66.11110833333333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59.6667">
            <text:p>59.6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4.6667">
            <text:p>64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25T16:00:00">
            <text:p>Thu Aug 25 16:00:00 2022</text:p>
          </table:table-cell>
          <table:table-cell office:value-type="float" office:value="65.9513875">
            <text:p>65.9513875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59.6667">
            <text:p>59.6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25T17:00:00">
            <text:p>Thu Aug 25 17:00:00 2022</text:p>
          </table:table-cell>
          <table:table-cell office:value-type="float" office:value="65.74305416666667">
            <text:p>65.74305416666667</text:p>
          </table:table-cell>
          <table:table-cell office:value-type="float" office:value="47.5">
            <text:p>47.5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59.6667">
            <text:p>59.6667</text:p>
          </table:table-cell>
          <table:table-cell office:value-type="float" office:value="60.1667">
            <text:p>60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25T18:00:00">
            <text:p>Thu Aug 25 18:00:00 2022</text:p>
          </table:table-cell>
          <table:table-cell office:value-type="float" office:value="65.86805416666667">
            <text:p>65.86805416666667</text:p>
          </table:table-cell>
          <table:table-cell office:value-type="float" office:value="51.1667">
            <text:p>51.1667</text:p>
          </table:table-cell>
          <table:table-cell office:value-type="float" office:value="47.5">
            <text:p>47.5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59.6667">
            <text:p>59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8-25T19:00:00">
            <text:p>Thu Aug 25 19:00:00 2022</text:p>
          </table:table-cell>
          <table:table-cell office:value-type="float" office:value="65.79860833333333">
            <text:p>65.79860833333333</text:p>
          </table:table-cell>
          <table:table-cell office:value-type="float" office:value="58.5">
            <text:p>58.5</text:p>
          </table:table-cell>
          <table:table-cell office:value-type="float" office:value="51.1667">
            <text:p>51.1667</text:p>
          </table:table-cell>
          <table:table-cell office:value-type="float" office:value="47.5">
            <text:p>47.5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8-25T20:00:00">
            <text:p>Thu Aug 25 20:00:00 2022</text:p>
          </table:table-cell>
          <table:table-cell office:value-type="float" office:value="65.715275">
            <text:p>65.715275</text:p>
          </table:table-cell>
          <table:table-cell office:value-type="float" office:value="63.5">
            <text:p>63.5</text:p>
          </table:table-cell>
          <table:table-cell office:value-type="float" office:value="58.5">
            <text:p>58.5</text:p>
          </table:table-cell>
          <table:table-cell office:value-type="float" office:value="51.1667">
            <text:p>51.1667</text:p>
          </table:table-cell>
          <table:table-cell office:value-type="float" office:value="47.5">
            <text:p>47.5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25T21:00:00">
            <text:p>Thu Aug 25 21:00:00 2022</text:p>
          </table:table-cell>
          <table:table-cell office:value-type="float" office:value="64.85416666666667">
            <text:p>64.85416666666667</text:p>
          </table:table-cell>
          <table:table-cell office:value-type="float" office:value="71.8333">
            <text:p>71.8333</text:p>
          </table:table-cell>
          <table:table-cell office:value-type="float" office:value="63.5">
            <text:p>63.5</text:p>
          </table:table-cell>
          <table:table-cell office:value-type="float" office:value="58.5">
            <text:p>58.5</text:p>
          </table:table-cell>
          <table:table-cell office:value-type="float" office:value="51.1667">
            <text:p>51.1667</text:p>
          </table:table-cell>
          <table:table-cell office:value-type="float" office:value="47.5">
            <text:p>47.5</text:p>
          </table:table-cell>
          <table:table-cell office:value-type="float" office:value="50.5">
            <text:p>50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26T18:00:00">
            <text:p>Fri Aug 26 18:00:00 2022</text:p>
          </table:table-cell>
          <table:table-cell office:value-type="float" office:value="53.62499583333334">
            <text:p>53.62499583333334</text:p>
          </table:table-cell>
          <table:table-cell office:value-type="float" office:value="36.6667">
            <text:p>36.6667</text:p>
          </table:table-cell>
          <table:table-cell office:value-type="float" office:value="36.8333">
            <text:p>36.8333</text:p>
          </table:table-cell>
          <table:table-cell office:value-type="float" office:value="42.0">
            <text:p>42.0</text:p>
          </table:table-cell>
          <table:table-cell office:value-type="float" office:value="44.3333">
            <text:p>44.3333</text:p>
          </table:table-cell>
          <table:table-cell office:value-type="float" office:value="42.6667">
            <text:p>42.6667</text:p>
          </table:table-cell>
          <table:table-cell office:value-type="float" office:value="37.0">
            <text:p>37.0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8-26T19:00:00">
            <text:p>Fri Aug 26 19:00:00 2022</text:p>
          </table:table-cell>
          <table:table-cell office:value-type="float" office:value="54.51388333333333">
            <text:p>54.51388333333333</text:p>
          </table:table-cell>
          <table:table-cell office:value-type="float" office:value="37.0">
            <text:p>37.0</text:p>
          </table:table-cell>
          <table:table-cell office:value-type="float" office:value="36.6667">
            <text:p>36.6667</text:p>
          </table:table-cell>
          <table:table-cell office:value-type="float" office:value="36.8333">
            <text:p>36.8333</text:p>
          </table:table-cell>
          <table:table-cell office:value-type="float" office:value="42.0">
            <text:p>42.0</text:p>
          </table:table-cell>
          <table:table-cell office:value-type="float" office:value="44.3333">
            <text:p>44.3333</text:p>
          </table:table-cell>
          <table:table-cell office:value-type="float" office:value="42.6667">
            <text:p>42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8-26T20:00:00">
            <text:p>Fri Aug 26 20:00:00 2022</text:p>
          </table:table-cell>
          <table:table-cell office:value-type="float" office:value="54.74999583333334">
            <text:p>54.74999583333334</text:p>
          </table:table-cell>
          <table:table-cell office:value-type="float" office:value="19.3333">
            <text:p>19.3333</text:p>
          </table:table-cell>
          <table:table-cell office:value-type="float" office:value="37.0">
            <text:p>37.0</text:p>
          </table:table-cell>
          <table:table-cell office:value-type="float" office:value="36.6667">
            <text:p>36.6667</text:p>
          </table:table-cell>
          <table:table-cell office:value-type="float" office:value="36.8333">
            <text:p>36.8333</text:p>
          </table:table-cell>
          <table:table-cell office:value-type="float" office:value="42.0">
            <text:p>42.0</text:p>
          </table:table-cell>
          <table:table-cell office:value-type="float" office:value="44.3333">
            <text:p>44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26T21:00:00">
            <text:p>Fri Aug 26 21:00:00 2022</text:p>
          </table:table-cell>
          <table:table-cell office:value-type="float" office:value="54.277775">
            <text:p>54.277775</text:p>
          </table:table-cell>
          <table:table-cell office:value-type="float" office:value="6.0">
            <text:p>6.0</text:p>
          </table:table-cell>
          <table:table-cell office:value-type="float" office:value="19.3333">
            <text:p>19.3333</text:p>
          </table:table-cell>
          <table:table-cell office:value-type="float" office:value="37.0">
            <text:p>37.0</text:p>
          </table:table-cell>
          <table:table-cell office:value-type="float" office:value="36.6667">
            <text:p>36.6667</text:p>
          </table:table-cell>
          <table:table-cell office:value-type="float" office:value="36.8333">
            <text:p>36.8333</text:p>
          </table:table-cell>
          <table:table-cell office:value-type="float" office:value="42.0">
            <text:p>42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8-26T22:00:00">
            <text:p>Fri Aug 26 22:00:00 2022</text:p>
          </table:table-cell>
          <table:table-cell office:value-type="float" office:value="53.7916625">
            <text:p>53.7916625</text:p>
          </table:table-cell>
          <table:table-cell office:value-type="float" office:value="15.5">
            <text:p>15.5</text:p>
          </table:table-cell>
          <table:table-cell office:value-type="float" office:value="6.0">
            <text:p>6.0</text:p>
          </table:table-cell>
          <table:table-cell office:value-type="float" office:value="19.3333">
            <text:p>19.3333</text:p>
          </table:table-cell>
          <table:table-cell office:value-type="float" office:value="37.0">
            <text:p>37.0</text:p>
          </table:table-cell>
          <table:table-cell office:value-type="float" office:value="36.6667">
            <text:p>36.6667</text:p>
          </table:table-cell>
          <table:table-cell office:value-type="float" office:value="36.8333">
            <text:p>36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8-26T23:00:00">
            <text:p>Fri Aug 26 23:00:00 2022</text:p>
          </table:table-cell>
          <table:table-cell office:value-type="float" office:value="53.340275">
            <text:p>53.340275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  <table:table-cell office:value-type="float" office:value="6.0">
            <text:p>6.0</text:p>
          </table:table-cell>
          <table:table-cell office:value-type="float" office:value="19.3333">
            <text:p>19.3333</text:p>
          </table:table-cell>
          <table:table-cell office:value-type="float" office:value="37.0">
            <text:p>37.0</text:p>
          </table:table-cell>
          <table:table-cell office:value-type="float" office:value="36.6667">
            <text:p>36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27T14:00:00">
            <text:p>Sat Aug 27 14:00:00 2022</text:p>
          </table:table-cell>
          <table:table-cell office:value-type="float" office:value="55.84721666666667">
            <text:p>55.84721666666667</text:p>
          </table:table-cell>
          <table:table-cell office:value-type="float" office:value="29.5">
            <text:p>29.5</text:p>
          </table:table-cell>
          <table:table-cell office:value-type="float" office:value="45.8333">
            <text:p>45.8333</text:p>
          </table:table-cell>
          <table:table-cell office:value-type="float" office:value="43.0">
            <text:p>43.0</text:p>
          </table:table-cell>
          <table:table-cell office:value-type="float" office:value="28.3333">
            <text:p>28.3333</text:p>
          </table:table-cell>
          <table:table-cell office:value-type="float" office:value="53.8333">
            <text:p>53.8333</text:p>
          </table:table-cell>
          <table:table-cell office:value-type="float" office:value="26.3333">
            <text:p>26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2-08-27T15:00:00">
            <text:p>Sat Aug 27 15:00:00 2022</text:p>
          </table:table-cell>
          <table:table-cell office:value-type="float" office:value="59.12499583333334">
            <text:p>59.12499583333334</text:p>
          </table:table-cell>
          <table:table-cell office:value-type="float" office:value="23.3333">
            <text:p>23.3333</text:p>
          </table:table-cell>
          <table:table-cell office:value-type="float" office:value="29.5">
            <text:p>29.5</text:p>
          </table:table-cell>
          <table:table-cell office:value-type="float" office:value="45.8333">
            <text:p>45.8333</text:p>
          </table:table-cell>
          <table:table-cell office:value-type="float" office:value="43.0">
            <text:p>43.0</text:p>
          </table:table-cell>
          <table:table-cell office:value-type="float" office:value="28.3333">
            <text:p>28.3333</text:p>
          </table:table-cell>
          <table:table-cell office:value-type="float" office:value="53.8333">
            <text:p>53.8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8-27T16:00:00">
            <text:p>Sat Aug 27 16:00:00 2022</text:p>
          </table:table-cell>
          <table:table-cell office:value-type="float" office:value="61.51388333333333">
            <text:p>61.51388333333333</text:p>
          </table:table-cell>
          <table:table-cell office:value-type="float" office:value="35.1667">
            <text:p>35.1667</text:p>
          </table:table-cell>
          <table:table-cell office:value-type="float" office:value="23.3333">
            <text:p>23.3333</text:p>
          </table:table-cell>
          <table:table-cell office:value-type="float" office:value="29.5">
            <text:p>29.5</text:p>
          </table:table-cell>
          <table:table-cell office:value-type="float" office:value="45.8333">
            <text:p>45.8333</text:p>
          </table:table-cell>
          <table:table-cell office:value-type="float" office:value="43.0">
            <text:p>43.0</text:p>
          </table:table-cell>
          <table:table-cell office:value-type="float" office:value="28.3333">
            <text:p>28.3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8-27T17:00:00">
            <text:p>Sat Aug 27 17:00:00 2022</text:p>
          </table:table-cell>
          <table:table-cell office:value-type="float" office:value="61.715270833333335">
            <text:p>61.715270833333335</text:p>
          </table:table-cell>
          <table:table-cell office:value-type="float" office:value="43.0">
            <text:p>43.0</text:p>
          </table:table-cell>
          <table:table-cell office:value-type="float" office:value="35.1667">
            <text:p>35.1667</text:p>
          </table:table-cell>
          <table:table-cell office:value-type="float" office:value="23.3333">
            <text:p>23.3333</text:p>
          </table:table-cell>
          <table:table-cell office:value-type="float" office:value="29.5">
            <text:p>29.5</text:p>
          </table:table-cell>
          <table:table-cell office:value-type="float" office:value="45.8333">
            <text:p>45.8333</text:p>
          </table:table-cell>
          <table:table-cell office:value-type="float" office:value="43.0">
            <text:p>43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8-27T18:00:00">
            <text:p>Sat Aug 27 18:00:00 2022</text:p>
          </table:table-cell>
          <table:table-cell office:value-type="float" office:value="61.895829166666665">
            <text:p>61.895829166666665</text:p>
          </table:table-cell>
          <table:table-cell office:value-type="float" office:value="61.5">
            <text:p>61.5</text:p>
          </table:table-cell>
          <table:table-cell office:value-type="float" office:value="43.0">
            <text:p>43.0</text:p>
          </table:table-cell>
          <table:table-cell office:value-type="float" office:value="35.1667">
            <text:p>35.1667</text:p>
          </table:table-cell>
          <table:table-cell office:value-type="float" office:value="23.3333">
            <text:p>23.3333</text:p>
          </table:table-cell>
          <table:table-cell office:value-type="float" office:value="29.5">
            <text:p>29.5</text:p>
          </table:table-cell>
          <table:table-cell office:value-type="float" office:value="45.8333">
            <text:p>45.8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8-28T11:00:00">
            <text:p>Sun Aug 28 11:00:00 2022</text:p>
          </table:table-cell>
          <table:table-cell office:value-type="float" office:value="76.25694166666666">
            <text:p>76.25694166666666</text:p>
          </table:table-cell>
          <table:table-cell office:value-type="float" office:value="63.8333">
            <text:p>63.8333</text:p>
          </table:table-cell>
          <table:table-cell office:value-type="float" office:value="64.1667">
            <text:p>64.1667</text:p>
          </table:table-cell>
          <table:table-cell office:value-type="float" office:value="66.8333">
            <text:p>66.8333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6.5">
            <text:p>76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8-28T12:00:00">
            <text:p>Sun Aug 28 12:00:00 2022</text:p>
          </table:table-cell>
          <table:table-cell office:value-type="float" office:value="76.24305">
            <text:p>76.24305</text:p>
          </table:table-cell>
          <table:table-cell office:value-type="float" office:value="71.5">
            <text:p>71.5</text:p>
          </table:table-cell>
          <table:table-cell office:value-type="float" office:value="63.8333">
            <text:p>63.8333</text:p>
          </table:table-cell>
          <table:table-cell office:value-type="float" office:value="64.1667">
            <text:p>64.1667</text:p>
          </table:table-cell>
          <table:table-cell office:value-type="float" office:value="66.8333">
            <text:p>66.8333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8-28T13:00:00">
            <text:p>Sun Aug 28 13:00:00 2022</text:p>
          </table:table-cell>
          <table:table-cell office:value-type="float" office:value="76.11805">
            <text:p>76.11805</text:p>
          </table:table-cell>
          <table:table-cell office:value-type="float" office:value="72.1667">
            <text:p>72.1667</text:p>
          </table:table-cell>
          <table:table-cell office:value-type="float" office:value="71.5">
            <text:p>71.5</text:p>
          </table:table-cell>
          <table:table-cell office:value-type="float" office:value="63.8333">
            <text:p>63.8333</text:p>
          </table:table-cell>
          <table:table-cell office:value-type="float" office:value="64.1667">
            <text:p>64.1667</text:p>
          </table:table-cell>
          <table:table-cell office:value-type="float" office:value="66.8333">
            <text:p>66.8333</text:p>
          </table:table-cell>
          <table:table-cell office:value-type="float" office:value="71.3333">
            <text:p>71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28T14:00:00">
            <text:p>Sun Aug 28 14:00:00 2022</text:p>
          </table:table-cell>
          <table:table-cell office:value-type="float" office:value="75.99999583333333">
            <text:p>75.99999583333333</text:p>
          </table:table-cell>
          <table:table-cell office:value-type="float" office:value="69.8333">
            <text:p>69.8333</text:p>
          </table:table-cell>
          <table:table-cell office:value-type="float" office:value="72.1667">
            <text:p>72.1667</text:p>
          </table:table-cell>
          <table:table-cell office:value-type="float" office:value="71.5">
            <text:p>71.5</text:p>
          </table:table-cell>
          <table:table-cell office:value-type="float" office:value="63.8333">
            <text:p>63.8333</text:p>
          </table:table-cell>
          <table:table-cell office:value-type="float" office:value="64.1667">
            <text:p>64.1667</text:p>
          </table:table-cell>
          <table:table-cell office:value-type="float" office:value="66.8333">
            <text:p>66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8-28T15:00:00">
            <text:p>Sun Aug 28 15:00:00 2022</text:p>
          </table:table-cell>
          <table:table-cell office:value-type="float" office:value="76.22916249999999">
            <text:p>76.22916249999999</text:p>
          </table:table-cell>
          <table:table-cell office:value-type="float" office:value="64.3333">
            <text:p>64.3333</text:p>
          </table:table-cell>
          <table:table-cell office:value-type="float" office:value="69.8333">
            <text:p>69.8333</text:p>
          </table:table-cell>
          <table:table-cell office:value-type="float" office:value="72.1667">
            <text:p>72.1667</text:p>
          </table:table-cell>
          <table:table-cell office:value-type="float" office:value="71.5">
            <text:p>71.5</text:p>
          </table:table-cell>
          <table:table-cell office:value-type="float" office:value="63.8333">
            <text:p>63.8333</text:p>
          </table:table-cell>
          <table:table-cell office:value-type="float" office:value="64.1667">
            <text:p>64.1667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8-28T16:00:00">
            <text:p>Sun Aug 28 16:00:00 2022</text:p>
          </table:table-cell>
          <table:table-cell office:value-type="float" office:value="76.45138333333333">
            <text:p>76.45138333333333</text:p>
          </table:table-cell>
          <table:table-cell office:value-type="float" office:value="58.0">
            <text:p>58.0</text:p>
          </table:table-cell>
          <table:table-cell office:value-type="float" office:value="64.3333">
            <text:p>64.3333</text:p>
          </table:table-cell>
          <table:table-cell office:value-type="float" office:value="69.8333">
            <text:p>69.8333</text:p>
          </table:table-cell>
          <table:table-cell office:value-type="float" office:value="72.1667">
            <text:p>72.1667</text:p>
          </table:table-cell>
          <table:table-cell office:value-type="float" office:value="71.5">
            <text:p>71.5</text:p>
          </table:table-cell>
          <table:table-cell office:value-type="float" office:value="63.8333">
            <text:p>63.8333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2-08-28T17:00:00">
            <text:p>Sun Aug 28 17:00:00 2022</text:p>
          </table:table-cell>
          <table:table-cell office:value-type="float" office:value="76.52777083333332">
            <text:p>76.52777083333332</text:p>
          </table:table-cell>
          <table:table-cell office:value-type="float" office:value="65.1667">
            <text:p>65.1667</text:p>
          </table:table-cell>
          <table:table-cell office:value-type="float" office:value="58.0">
            <text:p>58.0</text:p>
          </table:table-cell>
          <table:table-cell office:value-type="float" office:value="64.3333">
            <text:p>64.3333</text:p>
          </table:table-cell>
          <table:table-cell office:value-type="float" office:value="69.8333">
            <text:p>69.8333</text:p>
          </table:table-cell>
          <table:table-cell office:value-type="float" office:value="72.1667">
            <text:p>72.1667</text:p>
          </table:table-cell>
          <table:table-cell office:value-type="float" office:value="71.5">
            <text:p>71.5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8-28T18:00:00">
            <text:p>Sun Aug 28 18:00:00 2022</text:p>
          </table:table-cell>
          <table:table-cell office:value-type="float" office:value="76.56249166666666">
            <text:p>76.56249166666666</text:p>
          </table:table-cell>
          <table:table-cell office:value-type="float" office:value="69.0">
            <text:p>69.0</text:p>
          </table:table-cell>
          <table:table-cell office:value-type="float" office:value="65.1667">
            <text:p>65.1667</text:p>
          </table:table-cell>
          <table:table-cell office:value-type="float" office:value="58.0">
            <text:p>58.0</text:p>
          </table:table-cell>
          <table:table-cell office:value-type="float" office:value="64.3333">
            <text:p>64.3333</text:p>
          </table:table-cell>
          <table:table-cell office:value-type="float" office:value="69.8333">
            <text:p>69.8333</text:p>
          </table:table-cell>
          <table:table-cell office:value-type="float" office:value="72.1667">
            <text:p>72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8-28T19:00:00">
            <text:p>Sun Aug 28 19:00:00 2022</text:p>
          </table:table-cell>
          <table:table-cell office:value-type="float" office:value="77.17360416666666">
            <text:p>77.17360416666666</text:p>
          </table:table-cell>
          <table:table-cell office:value-type="float" office:value="71.8333">
            <text:p>71.8333</text:p>
          </table:table-cell>
          <table:table-cell office:value-type="float" office:value="69.0">
            <text:p>69.0</text:p>
          </table:table-cell>
          <table:table-cell office:value-type="float" office:value="65.1667">
            <text:p>65.1667</text:p>
          </table:table-cell>
          <table:table-cell office:value-type="float" office:value="58.0">
            <text:p>58.0</text:p>
          </table:table-cell>
          <table:table-cell office:value-type="float" office:value="64.3333">
            <text:p>64.3333</text:p>
          </table:table-cell>
          <table:table-cell office:value-type="float" office:value="69.8333">
            <text:p>69.8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8-29T13:00:00">
            <text:p>Mon Aug 29 13:00:00 2022</text:p>
          </table:table-cell>
          <table:table-cell office:value-type="float" office:value="70.77082916666667">
            <text:p>70.77082916666667</text:p>
          </table:table-cell>
          <table:table-cell office:value-type="float" office:value="68.0">
            <text:p>68.0</text:p>
          </table:table-cell>
          <table:table-cell office:value-type="float" office:value="68.3333">
            <text:p>68.3333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68.3333">
            <text:p>68.3333</text:p>
          </table:table-cell>
          <table:table-cell office:value-type="float" office:value="74.8333">
            <text:p>74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8-29T14:00:00">
            <text:p>Mon Aug 29 14:00:00 2022</text:p>
          </table:table-cell>
          <table:table-cell office:value-type="float" office:value="70.1666625">
            <text:p>70.1666625</text:p>
          </table:table-cell>
          <table:table-cell office:value-type="float" office:value="42.0">
            <text:p>42.0</text:p>
          </table:table-cell>
          <table:table-cell office:value-type="float" office:value="68.0">
            <text:p>68.0</text:p>
          </table:table-cell>
          <table:table-cell office:value-type="float" office:value="68.3333">
            <text:p>68.3333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68.3333">
            <text:p>68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29T15:00:00">
            <text:p>Mon Aug 29 15:00:00 2022</text:p>
          </table:table-cell>
          <table:table-cell office:value-type="float" office:value="69.1666625">
            <text:p>69.1666625</text:p>
          </table:table-cell>
          <table:table-cell office:value-type="float" office:value="25.3333">
            <text:p>25.3333</text:p>
          </table:table-cell>
          <table:table-cell office:value-type="float" office:value="42.0">
            <text:p>42.0</text:p>
          </table:table-cell>
          <table:table-cell office:value-type="float" office:value="68.0">
            <text:p>68.0</text:p>
          </table:table-cell>
          <table:table-cell office:value-type="float" office:value="68.3333">
            <text:p>68.3333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8-29T16:00:00">
            <text:p>Mon Aug 29 16:00:00 2022</text:p>
          </table:table-cell>
          <table:table-cell office:value-type="float" office:value="68.50694166666666">
            <text:p>68.50694166666666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  <table:table-cell office:value-type="float" office:value="42.0">
            <text:p>42.0</text:p>
          </table:table-cell>
          <table:table-cell office:value-type="float" office:value="68.0">
            <text:p>68.0</text:p>
          </table:table-cell>
          <table:table-cell office:value-type="float" office:value="68.3333">
            <text:p>68.3333</text:p>
          </table:table-cell>
          <table:table-cell office:value-type="float" office:value="69.1667">
            <text:p>69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8-29T17:00:00">
            <text:p>Mon Aug 29 17:00:00 2022</text:p>
          </table:table-cell>
          <table:table-cell office:value-type="float" office:value="68.22222083333334">
            <text:p>68.22222083333334</text:p>
          </table:table-cell>
          <table:table-cell office:value-type="float" office:value="54.1667">
            <text:p>54.1667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  <table:table-cell office:value-type="float" office:value="42.0">
            <text:p>42.0</text:p>
          </table:table-cell>
          <table:table-cell office:value-type="float" office:value="68.0">
            <text:p>68.0</text:p>
          </table:table-cell>
          <table:table-cell office:value-type="float" office:value="68.3333">
            <text:p>68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8-29T18:00:00">
            <text:p>Mon Aug 29 18:00:00 2022</text:p>
          </table:table-cell>
          <table:table-cell office:value-type="float" office:value="68.0138875">
            <text:p>68.0138875</text:p>
          </table:table-cell>
          <table:table-cell office:value-type="float" office:value="53.1667">
            <text:p>53.1667</text:p>
          </table:table-cell>
          <table:table-cell office:value-type="float" office:value="54.1667">
            <text:p>54.1667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  <table:table-cell office:value-type="float" office:value="42.0">
            <text:p>42.0</text:p>
          </table:table-cell>
          <table:table-cell office:value-type="float" office:value="68.0">
            <text:p>68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8-29T19:00:00">
            <text:p>Mon Aug 29 19:00:00 2022</text:p>
          </table:table-cell>
          <table:table-cell office:value-type="float" office:value="67.8263875">
            <text:p>67.8263875</text:p>
          </table:table-cell>
          <table:table-cell office:value-type="float" office:value="61.3333">
            <text:p>61.3333</text:p>
          </table:table-cell>
          <table:table-cell office:value-type="float" office:value="53.1667">
            <text:p>53.1667</text:p>
          </table:table-cell>
          <table:table-cell office:value-type="float" office:value="54.1667">
            <text:p>54.1667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  <table:table-cell office:value-type="float" office:value="42.0">
            <text:p>42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8-29T20:00:00">
            <text:p>Mon Aug 29 20:00:00 2022</text:p>
          </table:table-cell>
          <table:table-cell office:value-type="float" office:value="67.41666666666667">
            <text:p>67.41666666666667</text:p>
          </table:table-cell>
          <table:table-cell office:value-type="float" office:value="72.8333">
            <text:p>72.8333</text:p>
          </table:table-cell>
          <table:table-cell office:value-type="float" office:value="61.3333">
            <text:p>61.3333</text:p>
          </table:table-cell>
          <table:table-cell office:value-type="float" office:value="53.1667">
            <text:p>53.1667</text:p>
          </table:table-cell>
          <table:table-cell office:value-type="float" office:value="54.1667">
            <text:p>54.1667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8-29T21:00:00">
            <text:p>Mon Aug 29 21:00:00 2022</text:p>
          </table:table-cell>
          <table:table-cell office:value-type="float" office:value="67.10416666666667">
            <text:p>67.10416666666667</text:p>
          </table:table-cell>
          <table:table-cell office:value-type="float" office:value="75.1667">
            <text:p>75.1667</text:p>
          </table:table-cell>
          <table:table-cell office:value-type="float" office:value="72.8333">
            <text:p>72.8333</text:p>
          </table:table-cell>
          <table:table-cell office:value-type="float" office:value="61.3333">
            <text:p>61.3333</text:p>
          </table:table-cell>
          <table:table-cell office:value-type="float" office:value="53.1667">
            <text:p>53.1667</text:p>
          </table:table-cell>
          <table:table-cell office:value-type="float" office:value="54.1667">
            <text:p>54.1667</text:p>
          </table:table-cell>
          <table:table-cell office:value-type="float" office:value="13.1667">
            <text:p>13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8-30T13:00:00">
            <text:p>Tue Aug 30 13:00:00 2022</text:p>
          </table:table-cell>
          <table:table-cell office:value-type="float" office:value="57.1111125">
            <text:p>57.1111125</text:p>
          </table:table-cell>
          <table:table-cell office:value-type="float" office:value="38.3333">
            <text:p>38.3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41.6667">
            <text:p>41.6667</text:p>
          </table:table-cell>
          <table:table-cell office:value-type="float" office:value="60.0">
            <text:p>60.0</text:p>
          </table:table-cell>
          <table:table-cell office:value-type="float" office:value="59.0">
            <text:p>59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8-30T14:00:00">
            <text:p>Tue Aug 30 14:00:00 2022</text:p>
          </table:table-cell>
          <table:table-cell office:value-type="float" office:value="56.8888875">
            <text:p>56.8888875</text:p>
          </table:table-cell>
          <table:table-cell office:value-type="float" office:value="26.8333">
            <text:p>26.8333</text:p>
          </table:table-cell>
          <table:table-cell office:value-type="float" office:value="38.3333">
            <text:p>38.3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41.6667">
            <text:p>41.6667</text:p>
          </table:table-cell>
          <table:table-cell office:value-type="float" office:value="60.0">
            <text:p>60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30T15:00:00">
            <text:p>Tue Aug 30 15:00:00 2022</text:p>
          </table:table-cell>
          <table:table-cell office:value-type="float" office:value="56.72222083333333">
            <text:p>56.72222083333333</text:p>
          </table:table-cell>
          <table:table-cell office:value-type="float" office:value="19.0">
            <text:p>19.0</text:p>
          </table:table-cell>
          <table:table-cell office:value-type="float" office:value="26.8333">
            <text:p>26.8333</text:p>
          </table:table-cell>
          <table:table-cell office:value-type="float" office:value="38.3333">
            <text:p>38.3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41.6667">
            <text:p>41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8-30T16:00:00">
            <text:p>Tue Aug 30 16:00:00 2022</text:p>
          </table:table-cell>
          <table:table-cell office:value-type="float" office:value="56.0138875">
            <text:p>56.0138875</text:p>
          </table:table-cell>
          <table:table-cell office:value-type="float" office:value="17.3333">
            <text:p>17.3333</text:p>
          </table:table-cell>
          <table:table-cell office:value-type="float" office:value="19.0">
            <text:p>19.0</text:p>
          </table:table-cell>
          <table:table-cell office:value-type="float" office:value="26.8333">
            <text:p>26.8333</text:p>
          </table:table-cell>
          <table:table-cell office:value-type="float" office:value="38.3333">
            <text:p>38.3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30T17:00:00">
            <text:p>Tue Aug 30 17:00:00 2022</text:p>
          </table:table-cell>
          <table:table-cell office:value-type="float" office:value="55.0138875">
            <text:p>55.0138875</text:p>
          </table:table-cell>
          <table:table-cell office:value-type="float" office:value="32.8333">
            <text:p>32.8333</text:p>
          </table:table-cell>
          <table:table-cell office:value-type="float" office:value="17.3333">
            <text:p>17.3333</text:p>
          </table:table-cell>
          <table:table-cell office:value-type="float" office:value="19.0">
            <text:p>19.0</text:p>
          </table:table-cell>
          <table:table-cell office:value-type="float" office:value="26.8333">
            <text:p>26.8333</text:p>
          </table:table-cell>
          <table:table-cell office:value-type="float" office:value="38.3333">
            <text:p>38.3333</text:p>
          </table:table-cell>
          <table:table-cell office:value-type="float" office:value="33.6667">
            <text:p>33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8-30T18:00:00">
            <text:p>Tue Aug 30 18:00:00 2022</text:p>
          </table:table-cell>
          <table:table-cell office:value-type="float" office:value="54.00694166666667">
            <text:p>54.00694166666667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17.3333">
            <text:p>17.3333</text:p>
          </table:table-cell>
          <table:table-cell office:value-type="float" office:value="19.0">
            <text:p>19.0</text:p>
          </table:table-cell>
          <table:table-cell office:value-type="float" office:value="26.8333">
            <text:p>26.8333</text:p>
          </table:table-cell>
          <table:table-cell office:value-type="float" office:value="38.3333">
            <text:p>38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8-30T19:00:00">
            <text:p>Tue Aug 30 19:00:00 2022</text:p>
          </table:table-cell>
          <table:table-cell office:value-type="float" office:value="53.111108333333334">
            <text:p>53.111108333333334</text:p>
          </table:table-cell>
          <table:table-cell office:value-type="float" office:value="59.0">
            <text:p>59.0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17.3333">
            <text:p>17.3333</text:p>
          </table:table-cell>
          <table:table-cell office:value-type="float" office:value="19.0">
            <text:p>19.0</text:p>
          </table:table-cell>
          <table:table-cell office:value-type="float" office:value="26.8333">
            <text:p>26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8-30T20:00:00">
            <text:p>Tue Aug 30 20:00:00 2022</text:p>
          </table:table-cell>
          <table:table-cell office:value-type="float" office:value="52.611108333333334">
            <text:p>52.611108333333334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17.3333">
            <text:p>17.3333</text:p>
          </table:table-cell>
          <table:table-cell office:value-type="float" office:value="19.0">
            <text:p>19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9-22T15:00:00">
            <text:p>Thu Sep 22 15:00:00 2022</text:p>
          </table:table-cell>
          <table:table-cell office:value-type="float" office:value="48.84027916666667">
            <text:p>48.84027916666667</text:p>
          </table:table-cell>
          <table:table-cell office:value-type="float" office:value="10.5">
            <text:p>10.5</text:p>
          </table:table-cell>
          <table:table-cell office:value-type="float" office:value="25.8333">
            <text:p>25.8333</text:p>
          </table:table-cell>
          <table:table-cell office:value-type="float" office:value="45.1667">
            <text:p>45.1667</text:p>
          </table:table-cell>
          <table:table-cell office:value-type="float" office:value="57.3333">
            <text:p>57.3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9-22T16:00:00">
            <text:p>Thu Sep 22 16:00:00 2022</text:p>
          </table:table-cell>
          <table:table-cell office:value-type="float" office:value="49.13194583333333">
            <text:p>49.13194583333333</text:p>
          </table:table-cell>
          <table:table-cell office:value-type="float" office:value="2.5">
            <text:p>2.5</text:p>
          </table:table-cell>
          <table:table-cell office:value-type="float" office:value="10.5">
            <text:p>10.5</text:p>
          </table:table-cell>
          <table:table-cell office:value-type="float" office:value="25.8333">
            <text:p>25.8333</text:p>
          </table:table-cell>
          <table:table-cell office:value-type="float" office:value="45.1667">
            <text:p>45.1667</text:p>
          </table:table-cell>
          <table:table-cell office:value-type="float" office:value="57.3333">
            <text:p>57.3333</text:p>
          </table:table-cell>
          <table:table-cell office:value-type="float" office:value="55.5">
            <text:p>55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9-22T17:00:00">
            <text:p>Thu Sep 22 17:00:00 2022</text:p>
          </table:table-cell>
          <table:table-cell office:value-type="float" office:value="49.722225">
            <text:p>49.722225</text:p>
          </table:table-cell>
          <table:table-cell office:value-type="float" office:value="7.3333">
            <text:p>7.3333</text:p>
          </table:table-cell>
          <table:table-cell office:value-type="float" office:value="2.5">
            <text:p>2.5</text:p>
          </table:table-cell>
          <table:table-cell office:value-type="float" office:value="10.5">
            <text:p>10.5</text:p>
          </table:table-cell>
          <table:table-cell office:value-type="float" office:value="25.8333">
            <text:p>25.8333</text:p>
          </table:table-cell>
          <table:table-cell office:value-type="float" office:value="45.1667">
            <text:p>45.1667</text:p>
          </table:table-cell>
          <table:table-cell office:value-type="float" office:value="57.3333">
            <text:p>57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9-22T18:00:00">
            <text:p>Thu Sep 22 18:00:00 2022</text:p>
          </table:table-cell>
          <table:table-cell office:value-type="float" office:value="50.2986125">
            <text:p>50.2986125</text:p>
          </table:table-cell>
          <table:table-cell office:value-type="float" office:value="20.6667">
            <text:p>20.6667</text:p>
          </table:table-cell>
          <table:table-cell office:value-type="float" office:value="7.3333">
            <text:p>7.3333</text:p>
          </table:table-cell>
          <table:table-cell office:value-type="float" office:value="2.5">
            <text:p>2.5</text:p>
          </table:table-cell>
          <table:table-cell office:value-type="float" office:value="10.5">
            <text:p>10.5</text:p>
          </table:table-cell>
          <table:table-cell office:value-type="float" office:value="25.8333">
            <text:p>25.8333</text:p>
          </table:table-cell>
          <table:table-cell office:value-type="float" office:value="45.1667">
            <text:p>45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9-22T19:00:00">
            <text:p>Thu Sep 22 19:00:00 2022</text:p>
          </table:table-cell>
          <table:table-cell office:value-type="float" office:value="50.49305833333333">
            <text:p>50.49305833333333</text:p>
          </table:table-cell>
          <table:table-cell office:value-type="float" office:value="36.6667">
            <text:p>36.6667</text:p>
          </table:table-cell>
          <table:table-cell office:value-type="float" office:value="20.6667">
            <text:p>20.6667</text:p>
          </table:table-cell>
          <table:table-cell office:value-type="float" office:value="7.3333">
            <text:p>7.3333</text:p>
          </table:table-cell>
          <table:table-cell office:value-type="float" office:value="2.5">
            <text:p>2.5</text:p>
          </table:table-cell>
          <table:table-cell office:value-type="float" office:value="10.5">
            <text:p>10.5</text:p>
          </table:table-cell>
          <table:table-cell office:value-type="float" office:value="25.8333">
            <text:p>25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9-23T13:00:00">
            <text:p>Fri Sep 23 13:00:00 2022</text:p>
          </table:table-cell>
          <table:table-cell office:value-type="float" office:value="46.986108333333334">
            <text:p>46.986108333333334</text:p>
          </table:table-cell>
          <table:table-cell office:value-type="float" office:value="21.5">
            <text:p>21.5</text:p>
          </table:table-cell>
          <table:table-cell office:value-type="float" office:value="44.3333">
            <text:p>44.3333</text:p>
          </table:table-cell>
          <table:table-cell office:value-type="float" office:value="31.0">
            <text:p>31.0</text:p>
          </table:table-cell>
          <table:table-cell office:value-type="float" office:value="40.3333">
            <text:p>40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9-23T14:00:00">
            <text:p>Fri Sep 23 14:00:00 2022</text:p>
          </table:table-cell>
          <table:table-cell office:value-type="float" office:value="47.25694166666667">
            <text:p>47.25694166666667</text:p>
          </table:table-cell>
          <table:table-cell office:value-type="float" office:value="11.8333">
            <text:p>11.8333</text:p>
          </table:table-cell>
          <table:table-cell office:value-type="float" office:value="21.5">
            <text:p>21.5</text:p>
          </table:table-cell>
          <table:table-cell office:value-type="float" office:value="44.3333">
            <text:p>44.3333</text:p>
          </table:table-cell>
          <table:table-cell office:value-type="float" office:value="31.0">
            <text:p>31.0</text:p>
          </table:table-cell>
          <table:table-cell office:value-type="float" office:value="40.3333">
            <text:p>40.3333</text:p>
          </table:table-cell>
          <table:table-cell office:value-type="float" office:value="39.0">
            <text:p>39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9-23T15:00:00">
            <text:p>Fri Sep 23 15:00:00 2022</text:p>
          </table:table-cell>
          <table:table-cell office:value-type="float" office:value="47.99999583333334">
            <text:p>47.99999583333334</text:p>
          </table:table-cell>
          <table:table-cell office:value-type="float" office:value="11.0">
            <text:p>11.0</text:p>
          </table:table-cell>
          <table:table-cell office:value-type="float" office:value="11.8333">
            <text:p>11.8333</text:p>
          </table:table-cell>
          <table:table-cell office:value-type="float" office:value="21.5">
            <text:p>21.5</text:p>
          </table:table-cell>
          <table:table-cell office:value-type="float" office:value="44.3333">
            <text:p>44.3333</text:p>
          </table:table-cell>
          <table:table-cell office:value-type="float" office:value="31.0">
            <text:p>31.0</text:p>
          </table:table-cell>
          <table:table-cell office:value-type="float" office:value="40.3333">
            <text:p>40.3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9-23T16:00:00">
            <text:p>Fri Sep 23 16:00:00 2022</text:p>
          </table:table-cell>
          <table:table-cell office:value-type="float" office:value="48.930550000000004">
            <text:p>48.930550000000004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11.8333">
            <text:p>11.8333</text:p>
          </table:table-cell>
          <table:table-cell office:value-type="float" office:value="21.5">
            <text:p>21.5</text:p>
          </table:table-cell>
          <table:table-cell office:value-type="float" office:value="44.3333">
            <text:p>44.3333</text:p>
          </table:table-cell>
          <table:table-cell office:value-type="float" office:value="31.0">
            <text:p>31.0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9-23T17:00:00">
            <text:p>Fri Sep 23 17:00:00 2022</text:p>
          </table:table-cell>
          <table:table-cell office:value-type="float" office:value="49.48610416666667">
            <text:p>49.48610416666667</text:p>
          </table:table-cell>
          <table:table-cell office:value-type="float" office:value="11.8333">
            <text:p>11.8333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11.8333">
            <text:p>11.8333</text:p>
          </table:table-cell>
          <table:table-cell office:value-type="float" office:value="21.5">
            <text:p>21.5</text:p>
          </table:table-cell>
          <table:table-cell office:value-type="float" office:value="44.3333">
            <text:p>44.3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9-23T18:00:00">
            <text:p>Fri Sep 23 18:00:00 2022</text:p>
          </table:table-cell>
          <table:table-cell office:value-type="float" office:value="49.86110416666667">
            <text:p>49.86110416666667</text:p>
          </table:table-cell>
          <table:table-cell office:value-type="float" office:value="33.5">
            <text:p>33.5</text:p>
          </table:table-cell>
          <table:table-cell office:value-type="float" office:value="11.8333">
            <text:p>11.8333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11.8333">
            <text:p>11.8333</text:p>
          </table:table-cell>
          <table:table-cell office:value-type="float" office:value="21.5">
            <text:p>21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9-24T13:00:00">
            <text:p>Sat Sep 24 13:00:00 2022</text:p>
          </table:table-cell>
          <table:table-cell office:value-type="float" office:value="60.05555833333333">
            <text:p>60.05555833333333</text:p>
          </table:table-cell>
          <table:table-cell office:value-type="float" office:value="30.1667">
            <text:p>30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9.3333">
            <text:p>59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9-24T14:00:00">
            <text:p>Sat Sep 24 14:00:00 2022</text:p>
          </table:table-cell>
          <table:table-cell office:value-type="float" office:value="60.75694583333333">
            <text:p>60.75694583333333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9-24T15:00:00">
            <text:p>Sat Sep 24 15:00:00 2022</text:p>
          </table:table-cell>
          <table:table-cell office:value-type="float" office:value="60.7986125">
            <text:p>60.7986125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7.1667">
            <text:p>47.1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9-24T16:00:00">
            <text:p>Sat Sep 24 16:00:00 2022</text:p>
          </table:table-cell>
          <table:table-cell office:value-type="float" office:value="60.395833333333336">
            <text:p>60.395833333333336</text:p>
          </table:table-cell>
          <table:table-cell office:value-type="float" office:value="4.3333">
            <text:p>4.3333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9-24T17:00:00">
            <text:p>Sat Sep 24 17:00:00 2022</text:p>
          </table:table-cell>
          <table:table-cell office:value-type="float" office:value="60.166666666666664">
            <text:p>60.166666666666664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41.6667">
            <text:p>41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9-24T18:00:00">
            <text:p>Sat Sep 24 18:00:00 2022</text:p>
          </table:table-cell>
          <table:table-cell office:value-type="float" office:value="59.74305833333333">
            <text:p>59.74305833333333</text:p>
          </table:table-cell>
          <table:table-cell office:value-type="float" office:value="35.0">
            <text:p>35.0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9-24T19:00:00">
            <text:p>Sat Sep 24 19:00:00 2022</text:p>
          </table:table-cell>
          <table:table-cell office:value-type="float" office:value="59.291666666666664">
            <text:p>59.291666666666664</text:p>
          </table:table-cell>
          <table:table-cell office:value-type="float" office:value="65.3333">
            <text:p>65.3333</text:p>
          </table:table-cell>
          <table:table-cell office:value-type="float" office:value="35.0">
            <text:p>35.0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9-25T12:00:00">
            <text:p>Sun Sep 25 12:00:00 2022</text:p>
          </table:table-cell>
          <table:table-cell office:value-type="float" office:value="51.24999583333334">
            <text:p>51.24999583333334</text:p>
          </table:table-cell>
          <table:table-cell office:value-type="float" office:value="15.8333">
            <text:p>15.8333</text:p>
          </table:table-cell>
          <table:table-cell office:value-type="float" office:value="26.8333">
            <text:p>26.8333</text:p>
          </table:table-cell>
          <table:table-cell office:value-type="float" office:value="17.1667">
            <text:p>17.1667</text:p>
          </table:table-cell>
          <table:table-cell office:value-type="float" office:value="20.3333">
            <text:p>20.3333</text:p>
          </table:table-cell>
          <table:table-cell office:value-type="float" office:value="34.0">
            <text:p>34.0</text:p>
          </table:table-cell>
          <table:table-cell office:value-type="float" office:value="26.3333">
            <text:p>26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9-25T13:00:00">
            <text:p>Sun Sep 25 13:00:00 2022</text:p>
          </table:table-cell>
          <table:table-cell office:value-type="float" office:value="50.6666625">
            <text:p>50.6666625</text:p>
          </table:table-cell>
          <table:table-cell office:value-type="float" office:value="19.8333">
            <text:p>19.8333</text:p>
          </table:table-cell>
          <table:table-cell office:value-type="float" office:value="15.8333">
            <text:p>15.8333</text:p>
          </table:table-cell>
          <table:table-cell office:value-type="float" office:value="26.8333">
            <text:p>26.8333</text:p>
          </table:table-cell>
          <table:table-cell office:value-type="float" office:value="17.1667">
            <text:p>17.1667</text:p>
          </table:table-cell>
          <table:table-cell office:value-type="float" office:value="20.3333">
            <text:p>20.3333</text:p>
          </table:table-cell>
          <table:table-cell office:value-type="float" office:value="34.0">
            <text:p>34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9-25T14:00:00">
            <text:p>Sun Sep 25 14:00:00 2022</text:p>
          </table:table-cell>
          <table:table-cell office:value-type="float" office:value="49.94444166666667">
            <text:p>49.94444166666667</text:p>
          </table:table-cell>
          <table:table-cell office:value-type="float" office:value="12.1667">
            <text:p>12.1667</text:p>
          </table:table-cell>
          <table:table-cell office:value-type="float" office:value="19.8333">
            <text:p>19.8333</text:p>
          </table:table-cell>
          <table:table-cell office:value-type="float" office:value="15.8333">
            <text:p>15.8333</text:p>
          </table:table-cell>
          <table:table-cell office:value-type="float" office:value="26.8333">
            <text:p>26.8333</text:p>
          </table:table-cell>
          <table:table-cell office:value-type="float" office:value="17.1667">
            <text:p>17.1667</text:p>
          </table:table-cell>
          <table:table-cell office:value-type="float" office:value="20.3333">
            <text:p>20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9-25T15:00:00">
            <text:p>Sun Sep 25 15:00:00 2022</text:p>
          </table:table-cell>
          <table:table-cell office:value-type="float" office:value="49.5763875">
            <text:p>49.5763875</text:p>
          </table:table-cell>
          <table:table-cell office:value-type="float" office:value="23.1667">
            <text:p>23.1667</text:p>
          </table:table-cell>
          <table:table-cell office:value-type="float" office:value="12.1667">
            <text:p>12.1667</text:p>
          </table:table-cell>
          <table:table-cell office:value-type="float" office:value="19.8333">
            <text:p>19.8333</text:p>
          </table:table-cell>
          <table:table-cell office:value-type="float" office:value="15.8333">
            <text:p>15.8333</text:p>
          </table:table-cell>
          <table:table-cell office:value-type="float" office:value="26.8333">
            <text:p>26.8333</text:p>
          </table:table-cell>
          <table:table-cell office:value-type="float" office:value="17.1667">
            <text:p>17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9-25T16:00:00">
            <text:p>Sun Sep 25 16:00:00 2022</text:p>
          </table:table-cell>
          <table:table-cell office:value-type="float" office:value="49.4861125">
            <text:p>49.4861125</text:p>
          </table:table-cell>
          <table:table-cell office:value-type="float" office:value="24.1667">
            <text:p>24.1667</text:p>
          </table:table-cell>
          <table:table-cell office:value-type="float" office:value="23.1667">
            <text:p>23.1667</text:p>
          </table:table-cell>
          <table:table-cell office:value-type="float" office:value="12.1667">
            <text:p>12.1667</text:p>
          </table:table-cell>
          <table:table-cell office:value-type="float" office:value="19.8333">
            <text:p>19.8333</text:p>
          </table:table-cell>
          <table:table-cell office:value-type="float" office:value="15.8333">
            <text:p>15.8333</text:p>
          </table:table-cell>
          <table:table-cell office:value-type="float" office:value="26.8333">
            <text:p>26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9-25T17:00:00">
            <text:p>Sun Sep 25 17:00:00 2022</text:p>
          </table:table-cell>
          <table:table-cell office:value-type="float" office:value="49.5625">
            <text:p>49.5625</text:p>
          </table:table-cell>
          <table:table-cell office:value-type="float" office:value="30.6667">
            <text:p>30.6667</text:p>
          </table:table-cell>
          <table:table-cell office:value-type="float" office:value="24.1667">
            <text:p>24.1667</text:p>
          </table:table-cell>
          <table:table-cell office:value-type="float" office:value="23.1667">
            <text:p>23.1667</text:p>
          </table:table-cell>
          <table:table-cell office:value-type="float" office:value="12.1667">
            <text:p>12.1667</text:p>
          </table:table-cell>
          <table:table-cell office:value-type="float" office:value="19.8333">
            <text:p>19.8333</text:p>
          </table:table-cell>
          <table:table-cell office:value-type="float" office:value="15.8333">
            <text:p>15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9-26T14:00:00">
            <text:p>Mon Sep 26 14:00:00 2022</text:p>
          </table:table-cell>
          <table:table-cell office:value-type="float" office:value="57.8958375">
            <text:p>57.8958375</text:p>
          </table:table-cell>
          <table:table-cell office:value-type="float" office:value="31.3333">
            <text:p>31.3333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60.8333">
            <text:p>60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9-26T15:00:00">
            <text:p>Mon Sep 26 15:00:00 2022</text:p>
          </table:table-cell>
          <table:table-cell office:value-type="float" office:value="57.916670833333335">
            <text:p>57.916670833333335</text:p>
          </table:table-cell>
          <table:table-cell office:value-type="float" office:value="12.0">
            <text:p>12.0</text:p>
          </table:table-cell>
          <table:table-cell office:value-type="float" office:value="31.3333">
            <text:p>31.3333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9-26T16:00:00">
            <text:p>Mon Sep 26 16:00:00 2022</text:p>
          </table:table-cell>
          <table:table-cell office:value-type="float" office:value="57.854170833333335">
            <text:p>57.854170833333335</text:p>
          </table:table-cell>
          <table:table-cell office:value-type="float" office:value="13.5">
            <text:p>13.5</text:p>
          </table:table-cell>
          <table:table-cell office:value-type="float" office:value="12.0">
            <text:p>12.0</text:p>
          </table:table-cell>
          <table:table-cell office:value-type="float" office:value="31.3333">
            <text:p>31.3333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49.5">
            <text:p>49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9-26T17:00:00">
            <text:p>Mon Sep 26 17:00:00 2022</text:p>
          </table:table-cell>
          <table:table-cell office:value-type="float" office:value="57.4861125">
            <text:p>57.4861125</text:p>
          </table:table-cell>
          <table:table-cell office:value-type="float" office:value="13.1667">
            <text:p>13.1667</text:p>
          </table:table-cell>
          <table:table-cell office:value-type="float" office:value="13.5">
            <text:p>13.5</text:p>
          </table:table-cell>
          <table:table-cell office:value-type="float" office:value="12.0">
            <text:p>12.0</text:p>
          </table:table-cell>
          <table:table-cell office:value-type="float" office:value="31.3333">
            <text:p>31.3333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9-26T18:00:00">
            <text:p>Mon Sep 26 18:00:00 2022</text:p>
          </table:table-cell>
          <table:table-cell office:value-type="float" office:value="57.1736125">
            <text:p>57.1736125</text:p>
          </table:table-cell>
          <table:table-cell office:value-type="float" office:value="40.5">
            <text:p>40.5</text:p>
          </table:table-cell>
          <table:table-cell office:value-type="float" office:value="13.1667">
            <text:p>13.1667</text:p>
          </table:table-cell>
          <table:table-cell office:value-type="float" office:value="13.5">
            <text:p>13.5</text:p>
          </table:table-cell>
          <table:table-cell office:value-type="float" office:value="12.0">
            <text:p>12.0</text:p>
          </table:table-cell>
          <table:table-cell office:value-type="float" office:value="31.3333">
            <text:p>31.3333</text:p>
          </table:table-cell>
          <table:table-cell office:value-type="float" office:value="44.5">
            <text:p>44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9-26T19:00:00">
            <text:p>Mon Sep 26 19:00:00 2022</text:p>
          </table:table-cell>
          <table:table-cell office:value-type="float" office:value="56.88194583333333">
            <text:p>56.88194583333333</text:p>
          </table:table-cell>
          <table:table-cell office:value-type="float" office:value="53.0">
            <text:p>53.0</text:p>
          </table:table-cell>
          <table:table-cell office:value-type="float" office:value="40.5">
            <text:p>40.5</text:p>
          </table:table-cell>
          <table:table-cell office:value-type="float" office:value="13.1667">
            <text:p>13.1667</text:p>
          </table:table-cell>
          <table:table-cell office:value-type="float" office:value="13.5">
            <text:p>13.5</text:p>
          </table:table-cell>
          <table:table-cell office:value-type="float" office:value="12.0">
            <text:p>12.0</text:p>
          </table:table-cell>
          <table:table-cell office:value-type="float" office:value="31.3333">
            <text:p>31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9-27T13:00:00">
            <text:p>Tue Sep 27 13:00:00 2022</text:p>
          </table:table-cell>
          <table:table-cell office:value-type="float" office:value="51.76388333333333">
            <text:p>51.76388333333333</text:p>
          </table:table-cell>
          <table:table-cell office:value-type="float" office:value="39.5">
            <text:p>39.5</text:p>
          </table:table-cell>
          <table:table-cell office:value-type="float" office:value="42.8333">
            <text:p>42.8333</text:p>
          </table:table-cell>
          <table:table-cell office:value-type="float" office:value="33.0">
            <text:p>33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53.8333">
            <text:p>53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9-27T14:00:00">
            <text:p>Tue Sep 27 14:00:00 2022</text:p>
          </table:table-cell>
          <table:table-cell office:value-type="float" office:value="52.22221666666667">
            <text:p>52.22221666666667</text:p>
          </table:table-cell>
          <table:table-cell office:value-type="float" office:value="24.0">
            <text:p>24.0</text:p>
          </table:table-cell>
          <table:table-cell office:value-type="float" office:value="39.5">
            <text:p>39.5</text:p>
          </table:table-cell>
          <table:table-cell office:value-type="float" office:value="42.8333">
            <text:p>42.8333</text:p>
          </table:table-cell>
          <table:table-cell office:value-type="float" office:value="33.0">
            <text:p>33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9-27T15:00:00">
            <text:p>Tue Sep 27 15:00:00 2022</text:p>
          </table:table-cell>
          <table:table-cell office:value-type="float" office:value="52.67360416666667">
            <text:p>52.67360416666667</text:p>
          </table:table-cell>
          <table:table-cell office:value-type="float" office:value="7.3333">
            <text:p>7.3333</text:p>
          </table:table-cell>
          <table:table-cell office:value-type="float" office:value="24.0">
            <text:p>24.0</text:p>
          </table:table-cell>
          <table:table-cell office:value-type="float" office:value="39.5">
            <text:p>39.5</text:p>
          </table:table-cell>
          <table:table-cell office:value-type="float" office:value="42.8333">
            <text:p>42.8333</text:p>
          </table:table-cell>
          <table:table-cell office:value-type="float" office:value="33.0">
            <text:p>33.0</text:p>
          </table:table-cell>
          <table:table-cell office:value-type="float" office:value="35.3333">
            <text:p>35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9-27T16:00:00">
            <text:p>Tue Sep 27 16:00:00 2022</text:p>
          </table:table-cell>
          <table:table-cell office:value-type="float" office:value="53.243050000000004">
            <text:p>53.243050000000004</text:p>
          </table:table-cell>
          <table:table-cell office:value-type="float" office:value="2.8333">
            <text:p>2.8333</text:p>
          </table:table-cell>
          <table:table-cell office:value-type="float" office:value="7.3333">
            <text:p>7.3333</text:p>
          </table:table-cell>
          <table:table-cell office:value-type="float" office:value="24.0">
            <text:p>24.0</text:p>
          </table:table-cell>
          <table:table-cell office:value-type="float" office:value="39.5">
            <text:p>39.5</text:p>
          </table:table-cell>
          <table:table-cell office:value-type="float" office:value="42.8333">
            <text:p>42.8333</text:p>
          </table:table-cell>
          <table:table-cell office:value-type="float" office:value="33.0">
            <text:p>33.0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2-09-27T17:00:00">
            <text:p>Tue Sep 27 17:00:00 2022</text:p>
          </table:table-cell>
          <table:table-cell office:value-type="float" office:value="54.048608333333334">
            <text:p>54.048608333333334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3333">
            <text:p>7.3333</text:p>
          </table:table-cell>
          <table:table-cell office:value-type="float" office:value="24.0">
            <text:p>24.0</text:p>
          </table:table-cell>
          <table:table-cell office:value-type="float" office:value="39.5">
            <text:p>39.5</text:p>
          </table:table-cell>
          <table:table-cell office:value-type="float" office:value="42.8333">
            <text:p>42.8333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9-27T18:00:00">
            <text:p>Tue Sep 27 18:00:00 2022</text:p>
          </table:table-cell>
          <table:table-cell office:value-type="float" office:value="54.833333333333336">
            <text:p>54.833333333333336</text:p>
          </table:table-cell>
          <table:table-cell office:value-type="float" office:value="34.3333">
            <text:p>34.3333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3333">
            <text:p>7.3333</text:p>
          </table:table-cell>
          <table:table-cell office:value-type="float" office:value="24.0">
            <text:p>24.0</text:p>
          </table:table-cell>
          <table:table-cell office:value-type="float" office:value="39.5">
            <text:p>39.5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9-28T13:00:00">
            <text:p>Wed Sep 28 13:00:00 2022</text:p>
          </table:table-cell>
          <table:table-cell office:value-type="float" office:value="55.381949999999996">
            <text:p>55.381949999999996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  <table:table-cell office:value-type="float" office:value="42.3333">
            <text:p>42.3333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  <table:table-cell office:value-type="float" office:value="48.5">
            <text:p>48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9-28T14:00:00">
            <text:p>Wed Sep 28 14:00:00 2022</text:p>
          </table:table-cell>
          <table:table-cell office:value-type="float" office:value="54.638891666666666">
            <text:p>54.638891666666666</text:p>
          </table:table-cell>
          <table:table-cell office:value-type="float" office:value="2.6667">
            <text:p>2.6667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  <table:table-cell office:value-type="float" office:value="42.3333">
            <text:p>42.3333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9-28T15:00:00">
            <text:p>Wed Sep 28 15:00:00 2022</text:p>
          </table:table-cell>
          <table:table-cell office:value-type="float" office:value="54.0208375">
            <text:p>54.0208375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  <table:table-cell office:value-type="float" office:value="42.3333">
            <text:p>42.3333</text:p>
          </table:table-cell>
          <table:table-cell office:value-type="float" office:value="46.8333">
            <text:p>46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9-28T16:00:00">
            <text:p>Wed Sep 28 16:00:00 2022</text:p>
          </table:table-cell>
          <table:table-cell office:value-type="float" office:value="53.013891666666666">
            <text:p>53.013891666666666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  <table:table-cell office:value-type="float" office:value="42.3333">
            <text:p>42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9-28T17:00:00">
            <text:p>Wed Sep 28 17:00:00 2022</text:p>
          </table:table-cell>
          <table:table-cell office:value-type="float" office:value="51.9861125">
            <text:p>51.9861125</text:p>
          </table:table-cell>
          <table:table-cell office:value-type="float" office:value="7.0">
            <text:p>7.0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9-28T18:00:00">
            <text:p>Wed Sep 28 18:00:00 2022</text:p>
          </table:table-cell>
          <table:table-cell office:value-type="float" office:value="50.94444583333333">
            <text:p>50.94444583333333</text:p>
          </table:table-cell>
          <table:table-cell office:value-type="float" office:value="18.6667">
            <text:p>18.6667</text:p>
          </table:table-cell>
          <table:table-cell office:value-type="float" office:value="7.0">
            <text:p>7.0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12.6667">
            <text:p>12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9-28T19:00:00">
            <text:p>Wed Sep 28 19:00:00 2022</text:p>
          </table:table-cell>
          <table:table-cell office:value-type="float" office:value="49.951391666666666">
            <text:p>49.951391666666666</text:p>
          </table:table-cell>
          <table:table-cell office:value-type="float" office:value="40.5">
            <text:p>40.5</text:p>
          </table:table-cell>
          <table:table-cell office:value-type="float" office:value="18.6667">
            <text:p>18.6667</text:p>
          </table:table-cell>
          <table:table-cell office:value-type="float" office:value="7.0">
            <text:p>7.0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9-28T20:00:00">
            <text:p>Wed Sep 28 20:00:00 2022</text:p>
          </table:table-cell>
          <table:table-cell office:value-type="float" office:value="48.99305833333333">
            <text:p>48.99305833333333</text:p>
          </table:table-cell>
          <table:table-cell office:value-type="float" office:value="57.0">
            <text:p>57.0</text:p>
          </table:table-cell>
          <table:table-cell office:value-type="float" office:value="40.5">
            <text:p>40.5</text:p>
          </table:table-cell>
          <table:table-cell office:value-type="float" office:value="18.6667">
            <text:p>18.6667</text:p>
          </table:table-cell>
          <table:table-cell office:value-type="float" office:value="7.0">
            <text:p>7.0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03T14:00:00">
            <text:p>Mon Oct  3 14:00:00 2022</text:p>
          </table:table-cell>
          <table:table-cell office:value-type="float" office:value="51.8541625">
            <text:p>51.8541625</text:p>
          </table:table-cell>
          <table:table-cell office:value-type="float" office:value="56.5">
            <text:p>56.5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48.1667">
            <text:p>48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10-03T15:00:00">
            <text:p>Mon Oct  3 15:00:00 2022</text:p>
          </table:table-cell>
          <table:table-cell office:value-type="float" office:value="51.98610416666667">
            <text:p>51.98610416666667</text:p>
          </table:table-cell>
          <table:table-cell office:value-type="float" office:value="41.0">
            <text:p>41.0</text:p>
          </table:table-cell>
          <table:table-cell office:value-type="float" office:value="56.5">
            <text:p>56.5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03T16:00:00">
            <text:p>Mon Oct  3 16:00:00 2022</text:p>
          </table:table-cell>
          <table:table-cell office:value-type="float" office:value="52.48610416666667">
            <text:p>52.48610416666667</text:p>
          </table:table-cell>
          <table:table-cell office:value-type="float" office:value="21.3333">
            <text:p>21.3333</text:p>
          </table:table-cell>
          <table:table-cell office:value-type="float" office:value="41.0">
            <text:p>41.0</text:p>
          </table:table-cell>
          <table:table-cell office:value-type="float" office:value="56.5">
            <text:p>56.5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53.3333">
            <text:p>53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3T17:00:00">
            <text:p>Mon Oct  3 17:00:00 2022</text:p>
          </table:table-cell>
          <table:table-cell office:value-type="float" office:value="53.020825">
            <text:p>53.020825</text:p>
          </table:table-cell>
          <table:table-cell office:value-type="float" office:value="11.3333">
            <text:p>11.3333</text:p>
          </table:table-cell>
          <table:table-cell office:value-type="float" office:value="21.3333">
            <text:p>21.3333</text:p>
          </table:table-cell>
          <table:table-cell office:value-type="float" office:value="41.0">
            <text:p>41.0</text:p>
          </table:table-cell>
          <table:table-cell office:value-type="float" office:value="56.5">
            <text:p>56.5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10-03T18:00:00">
            <text:p>Mon Oct  3 18:00:00 2022</text:p>
          </table:table-cell>
          <table:table-cell office:value-type="float" office:value="53.60415833333334">
            <text:p>53.60415833333334</text:p>
          </table:table-cell>
          <table:table-cell office:value-type="float" office:value="34.8333">
            <text:p>34.8333</text:p>
          </table:table-cell>
          <table:table-cell office:value-type="float" office:value="11.3333">
            <text:p>11.3333</text:p>
          </table:table-cell>
          <table:table-cell office:value-type="float" office:value="21.3333">
            <text:p>21.3333</text:p>
          </table:table-cell>
          <table:table-cell office:value-type="float" office:value="41.0">
            <text:p>41.0</text:p>
          </table:table-cell>
          <table:table-cell office:value-type="float" office:value="56.5">
            <text:p>56.5</text:p>
          </table:table-cell>
          <table:table-cell office:value-type="float" office:value="56.5">
            <text:p>56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03T19:00:00">
            <text:p>Mon Oct  3 19:00:00 2022</text:p>
          </table:table-cell>
          <table:table-cell office:value-type="float" office:value="53.93054583333333">
            <text:p>53.93054583333333</text:p>
          </table:table-cell>
          <table:table-cell office:value-type="float" office:value="26.0">
            <text:p>26.0</text:p>
          </table:table-cell>
          <table:table-cell office:value-type="float" office:value="34.8333">
            <text:p>34.8333</text:p>
          </table:table-cell>
          <table:table-cell office:value-type="float" office:value="11.3333">
            <text:p>11.3333</text:p>
          </table:table-cell>
          <table:table-cell office:value-type="float" office:value="21.3333">
            <text:p>21.3333</text:p>
          </table:table-cell>
          <table:table-cell office:value-type="float" office:value="41.0">
            <text:p>41.0</text:p>
          </table:table-cell>
          <table:table-cell office:value-type="float" office:value="56.5">
            <text:p>56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10-04T13:00:00">
            <text:p>Tue Oct  4 13:00:00 2022</text:p>
          </table:table-cell>
          <table:table-cell office:value-type="float" office:value="43.6875">
            <text:p>43.6875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5.6667">
            <text:p>45.6667</text:p>
          </table:table-cell>
          <table:table-cell office:value-type="float" office:value="34.8333">
            <text:p>34.8333</text:p>
          </table:table-cell>
          <table:table-cell office:value-type="float" office:value="27.0">
            <text:p>27.0</text:p>
          </table:table-cell>
          <table:table-cell office:value-type="float" office:value="20.5">
            <text:p>20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0-04T14:00:00">
            <text:p>Tue Oct  4 14:00:00 2022</text:p>
          </table:table-cell>
          <table:table-cell office:value-type="float" office:value="42.7986125">
            <text:p>42.7986125</text:p>
          </table:table-cell>
          <table:table-cell office:value-type="float" office:value="30.5">
            <text:p>30.5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5.6667">
            <text:p>45.6667</text:p>
          </table:table-cell>
          <table:table-cell office:value-type="float" office:value="34.8333">
            <text:p>34.8333</text:p>
          </table:table-cell>
          <table:table-cell office:value-type="float" office:value="27.0">
            <text:p>27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0-04T15:00:00">
            <text:p>Tue Oct  4 15:00:00 2022</text:p>
          </table:table-cell>
          <table:table-cell office:value-type="float" office:value="41.5833375">
            <text:p>41.5833375</text:p>
          </table:table-cell>
          <table:table-cell office:value-type="float" office:value="10.8333">
            <text:p>10.8333</text:p>
          </table:table-cell>
          <table:table-cell office:value-type="float" office:value="30.5">
            <text:p>30.5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5.6667">
            <text:p>45.6667</text:p>
          </table:table-cell>
          <table:table-cell office:value-type="float" office:value="34.8333">
            <text:p>34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04T16:00:00">
            <text:p>Tue Oct  4 16:00:00 2022</text:p>
          </table:table-cell>
          <table:table-cell office:value-type="float" office:value="41.222225">
            <text:p>41.222225</text:p>
          </table:table-cell>
          <table:table-cell office:value-type="float" office:value="2.8333">
            <text:p>2.8333</text:p>
          </table:table-cell>
          <table:table-cell office:value-type="float" office:value="10.8333">
            <text:p>10.8333</text:p>
          </table:table-cell>
          <table:table-cell office:value-type="float" office:value="30.5">
            <text:p>30.5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5.6667">
            <text:p>45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10-04T17:00:00">
            <text:p>Tue Oct  4 17:00:00 2022</text:p>
          </table:table-cell>
          <table:table-cell office:value-type="float" office:value="41.791670833333335">
            <text:p>41.791670833333335</text:p>
          </table:table-cell>
          <table:table-cell office:value-type="float" office:value="11.1667">
            <text:p>11.1667</text:p>
          </table:table-cell>
          <table:table-cell office:value-type="float" office:value="2.8333">
            <text:p>2.8333</text:p>
          </table:table-cell>
          <table:table-cell office:value-type="float" office:value="10.8333">
            <text:p>10.8333</text:p>
          </table:table-cell>
          <table:table-cell office:value-type="float" office:value="30.5">
            <text:p>30.5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10-04T18:00:00">
            <text:p>Tue Oct  4 18:00:00 2022</text:p>
          </table:table-cell>
          <table:table-cell office:value-type="float" office:value="42.3958375">
            <text:p>42.3958375</text:p>
          </table:table-cell>
          <table:table-cell office:value-type="float" office:value="18.5">
            <text:p>18.5</text:p>
          </table:table-cell>
          <table:table-cell office:value-type="float" office:value="11.1667">
            <text:p>11.1667</text:p>
          </table:table-cell>
          <table:table-cell office:value-type="float" office:value="2.8333">
            <text:p>2.8333</text:p>
          </table:table-cell>
          <table:table-cell office:value-type="float" office:value="10.8333">
            <text:p>10.8333</text:p>
          </table:table-cell>
          <table:table-cell office:value-type="float" office:value="30.5">
            <text:p>30.5</text:p>
          </table:table-cell>
          <table:table-cell office:value-type="float" office:value="41.0">
            <text:p>41.0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2-10-05T14:00:00">
            <text:p>Wed Oct  5 14:00:00 2022</text:p>
          </table:table-cell>
          <table:table-cell office:value-type="float" office:value="45.534729166666665">
            <text:p>45.534729166666665</text:p>
          </table:table-cell>
          <table:table-cell office:value-type="float" office:value="11.1667">
            <text:p>11.1667</text:p>
          </table:table-cell>
          <table:table-cell office:value-type="float" office:value="26.8333">
            <text:p>26.8333</text:p>
          </table:table-cell>
          <table:table-cell office:value-type="float" office:value="25.3333">
            <text:p>25.3333</text:p>
          </table:table-cell>
          <table:table-cell office:value-type="float" office:value="36.8333">
            <text:p>36.8333</text:p>
          </table:table-cell>
          <table:table-cell office:value-type="float" office:value="40.6667">
            <text:p>40.6667</text:p>
          </table:table-cell>
          <table:table-cell office:value-type="float" office:value="54.0">
            <text:p>54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10-05T15:00:00">
            <text:p>Wed Oct  5 15:00:00 2022</text:p>
          </table:table-cell>
          <table:table-cell office:value-type="float" office:value="47.416670833333335">
            <text:p>47.416670833333335</text:p>
          </table:table-cell>
          <table:table-cell office:value-type="float" office:value="6.0">
            <text:p>6.0</text:p>
          </table:table-cell>
          <table:table-cell office:value-type="float" office:value="11.1667">
            <text:p>11.1667</text:p>
          </table:table-cell>
          <table:table-cell office:value-type="float" office:value="26.8333">
            <text:p>26.8333</text:p>
          </table:table-cell>
          <table:table-cell office:value-type="float" office:value="25.3333">
            <text:p>25.3333</text:p>
          </table:table-cell>
          <table:table-cell office:value-type="float" office:value="36.8333">
            <text:p>36.8333</text:p>
          </table:table-cell>
          <table:table-cell office:value-type="float" office:value="40.6667">
            <text:p>40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10-05T16:00:00">
            <text:p>Wed Oct  5 16:00:00 2022</text:p>
          </table:table-cell>
          <table:table-cell office:value-type="float" office:value="48.75000416666666">
            <text:p>48.75000416666666</text:p>
          </table:table-cell>
          <table:table-cell office:value-type="float" office:value="2.6667">
            <text:p>2.6667</text:p>
          </table:table-cell>
          <table:table-cell office:value-type="float" office:value="6.0">
            <text:p>6.0</text:p>
          </table:table-cell>
          <table:table-cell office:value-type="float" office:value="11.1667">
            <text:p>11.1667</text:p>
          </table:table-cell>
          <table:table-cell office:value-type="float" office:value="26.8333">
            <text:p>26.8333</text:p>
          </table:table-cell>
          <table:table-cell office:value-type="float" office:value="25.3333">
            <text:p>25.3333</text:p>
          </table:table-cell>
          <table:table-cell office:value-type="float" office:value="36.8333">
            <text:p>36.8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10-05T17:00:00">
            <text:p>Wed Oct  5 17:00:00 2022</text:p>
          </table:table-cell>
          <table:table-cell office:value-type="float" office:value="48.98611666666667">
            <text:p>48.98611666666667</text:p>
          </table:table-cell>
          <table:table-cell office:value-type="float" office:value="5.0">
            <text:p>5.0</text:p>
          </table:table-cell>
          <table:table-cell office:value-type="float" office:value="2.6667">
            <text:p>2.6667</text:p>
          </table:table-cell>
          <table:table-cell office:value-type="float" office:value="6.0">
            <text:p>6.0</text:p>
          </table:table-cell>
          <table:table-cell office:value-type="float" office:value="11.1667">
            <text:p>11.1667</text:p>
          </table:table-cell>
          <table:table-cell office:value-type="float" office:value="26.8333">
            <text:p>26.8333</text:p>
          </table:table-cell>
          <table:table-cell office:value-type="float" office:value="25.3333">
            <text:p>25.3333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10-05T18:00:00">
            <text:p>Wed Oct  5 18:00:00 2022</text:p>
          </table:table-cell>
          <table:table-cell office:value-type="float" office:value="49.0208375">
            <text:p>49.0208375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2.6667">
            <text:p>2.6667</text:p>
          </table:table-cell>
          <table:table-cell office:value-type="float" office:value="6.0">
            <text:p>6.0</text:p>
          </table:table-cell>
          <table:table-cell office:value-type="float" office:value="11.1667">
            <text:p>11.1667</text:p>
          </table:table-cell>
          <table:table-cell office:value-type="float" office:value="26.8333">
            <text:p>26.8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2-10-06T13:00:00">
            <text:p>Thu Oct  6 13:00:00 2022</text:p>
          </table:table-cell>
          <table:table-cell office:value-type="float" office:value="56.47917083333334">
            <text:p>56.47917083333334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60.5">
            <text:p>60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6T14:00:00">
            <text:p>Thu Oct  6 14:00:00 2022</text:p>
          </table:table-cell>
          <table:table-cell office:value-type="float" office:value="56.451391666666666">
            <text:p>56.451391666666666</text:p>
          </table:table-cell>
          <table:table-cell office:value-type="float" office:value="24.5">
            <text:p>24.5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06T15:00:00">
            <text:p>Thu Oct  6 15:00:00 2022</text:p>
          </table:table-cell>
          <table:table-cell office:value-type="float" office:value="55.951391666666666">
            <text:p>55.951391666666666</text:p>
          </table:table-cell>
          <table:table-cell office:value-type="float" office:value="12.1667">
            <text:p>12.1667</text:p>
          </table:table-cell>
          <table:table-cell office:value-type="float" office:value="24.5">
            <text:p>24.5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06T16:00:00">
            <text:p>Thu Oct  6 16:00:00 2022</text:p>
          </table:table-cell>
          <table:table-cell office:value-type="float" office:value="55.006949999999996">
            <text:p>55.006949999999996</text:p>
          </table:table-cell>
          <table:table-cell office:value-type="float" office:value="4.6667">
            <text:p>4.6667</text:p>
          </table:table-cell>
          <table:table-cell office:value-type="float" office:value="12.1667">
            <text:p>12.1667</text:p>
          </table:table-cell>
          <table:table-cell office:value-type="float" office:value="24.5">
            <text:p>24.5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53.3333">
            <text:p>53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10-06T17:00:00">
            <text:p>Thu Oct  6 17:00:00 2022</text:p>
          </table:table-cell>
          <table:table-cell office:value-type="float" office:value="53.99305833333333">
            <text:p>53.99305833333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12.1667">
            <text:p>12.1667</text:p>
          </table:table-cell>
          <table:table-cell office:value-type="float" office:value="24.5">
            <text:p>24.5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0-06T18:00:00">
            <text:p>Thu Oct  6 18:00:00 2022</text:p>
          </table:table-cell>
          <table:table-cell office:value-type="float" office:value="53.020837500000006">
            <text:p>53.020837500000006</text:p>
          </table:table-cell>
          <table:table-cell office:value-type="float" office:value="30.8333">
            <text:p>3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12.1667">
            <text:p>12.1667</text:p>
          </table:table-cell>
          <table:table-cell office:value-type="float" office:value="24.5">
            <text:p>24.5</text:p>
          </table:table-cell>
          <table:table-cell office:value-type="float" office:value="28.1667">
            <text:p>28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0-06T19:00:00">
            <text:p>Thu Oct  6 19:00:00 2022</text:p>
          </table:table-cell>
          <table:table-cell office:value-type="float" office:value="52.3611125">
            <text:p>52.3611125</text:p>
          </table:table-cell>
          <table:table-cell office:value-type="float" office:value="47.8333">
            <text:p>47.8333</text:p>
          </table:table-cell>
          <table:table-cell office:value-type="float" office:value="30.8333">
            <text:p>3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12.1667">
            <text:p>12.1667</text:p>
          </table:table-cell>
          <table:table-cell office:value-type="float" office:value="24.5">
            <text:p>24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07T14:00:00">
            <text:p>Fri Oct  7 14:00:00 2022</text:p>
          </table:table-cell>
          <table:table-cell office:value-type="float" office:value="56.43054166666666">
            <text:p>56.43054166666666</text:p>
          </table:table-cell>
          <table:table-cell office:value-type="float" office:value="29.3333">
            <text:p>29.3333</text:p>
          </table:table-cell>
          <table:table-cell office:value-type="float" office:value="44.8333">
            <text:p>44.8333</text:p>
          </table:table-cell>
          <table:table-cell office:value-type="float" office:value="33.8333">
            <text:p>33.8333</text:p>
          </table:table-cell>
          <table:table-cell office:value-type="float" office:value="44.0">
            <text:p>44.0</text:p>
          </table:table-cell>
          <table:table-cell office:value-type="float" office:value="45.6667">
            <text:p>45.6667</text:p>
          </table:table-cell>
          <table:table-cell office:value-type="float" office:value="50.0">
            <text:p>50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07T15:00:00">
            <text:p>Fri Oct  7 15:00:00 2022</text:p>
          </table:table-cell>
          <table:table-cell office:value-type="float" office:value="56.6527625">
            <text:p>56.6527625</text:p>
          </table:table-cell>
          <table:table-cell office:value-type="float" office:value="37.5">
            <text:p>37.5</text:p>
          </table:table-cell>
          <table:table-cell office:value-type="float" office:value="29.3333">
            <text:p>29.3333</text:p>
          </table:table-cell>
          <table:table-cell office:value-type="float" office:value="44.8333">
            <text:p>44.8333</text:p>
          </table:table-cell>
          <table:table-cell office:value-type="float" office:value="33.8333">
            <text:p>33.8333</text:p>
          </table:table-cell>
          <table:table-cell office:value-type="float" office:value="44.0">
            <text:p>44.0</text:p>
          </table:table-cell>
          <table:table-cell office:value-type="float" office:value="45.6667">
            <text:p>45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10-07T16:00:00">
            <text:p>Fri Oct  7 16:00:00 2022</text:p>
          </table:table-cell>
          <table:table-cell office:value-type="float" office:value="56.513875000000006">
            <text:p>56.513875000000006</text:p>
          </table:table-cell>
          <table:table-cell office:value-type="float" office:value="26.3333">
            <text:p>26.3333</text:p>
          </table:table-cell>
          <table:table-cell office:value-type="float" office:value="37.5">
            <text:p>37.5</text:p>
          </table:table-cell>
          <table:table-cell office:value-type="float" office:value="29.3333">
            <text:p>29.3333</text:p>
          </table:table-cell>
          <table:table-cell office:value-type="float" office:value="44.8333">
            <text:p>44.8333</text:p>
          </table:table-cell>
          <table:table-cell office:value-type="float" office:value="33.8333">
            <text:p>33.8333</text:p>
          </table:table-cell>
          <table:table-cell office:value-type="float" office:value="44.0">
            <text:p>44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0-07T17:00:00">
            <text:p>Fri Oct  7 17:00:00 2022</text:p>
          </table:table-cell>
          <table:table-cell office:value-type="float" office:value="56.29859583333333">
            <text:p>56.29859583333333</text:p>
          </table:table-cell>
          <table:table-cell office:value-type="float" office:value="14.5">
            <text:p>14.5</text:p>
          </table:table-cell>
          <table:table-cell office:value-type="float" office:value="26.3333">
            <text:p>26.3333</text:p>
          </table:table-cell>
          <table:table-cell office:value-type="float" office:value="37.5">
            <text:p>37.5</text:p>
          </table:table-cell>
          <table:table-cell office:value-type="float" office:value="29.3333">
            <text:p>29.3333</text:p>
          </table:table-cell>
          <table:table-cell office:value-type="float" office:value="44.8333">
            <text:p>44.8333</text:p>
          </table:table-cell>
          <table:table-cell office:value-type="float" office:value="33.8333">
            <text:p>33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10-07T18:00:00">
            <text:p>Fri Oct  7 18:00:00 2022</text:p>
          </table:table-cell>
          <table:table-cell office:value-type="float" office:value="56.14582083333334">
            <text:p>56.14582083333334</text:p>
          </table:table-cell>
          <table:table-cell office:value-type="float" office:value="35.0">
            <text:p>35.0</text:p>
          </table:table-cell>
          <table:table-cell office:value-type="float" office:value="14.5">
            <text:p>14.5</text:p>
          </table:table-cell>
          <table:table-cell office:value-type="float" office:value="26.3333">
            <text:p>26.3333</text:p>
          </table:table-cell>
          <table:table-cell office:value-type="float" office:value="37.5">
            <text:p>37.5</text:p>
          </table:table-cell>
          <table:table-cell office:value-type="float" office:value="29.3333">
            <text:p>29.3333</text:p>
          </table:table-cell>
          <table:table-cell office:value-type="float" office:value="44.8333">
            <text:p>44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0-07T19:00:00">
            <text:p>Fri Oct  7 19:00:00 2022</text:p>
          </table:table-cell>
          <table:table-cell office:value-type="float" office:value="55.9999875">
            <text:p>55.9999875</text:p>
          </table:table-cell>
          <table:table-cell office:value-type="float" office:value="54.8333">
            <text:p>54.8333</text:p>
          </table:table-cell>
          <table:table-cell office:value-type="float" office:value="35.0">
            <text:p>35.0</text:p>
          </table:table-cell>
          <table:table-cell office:value-type="float" office:value="14.5">
            <text:p>14.5</text:p>
          </table:table-cell>
          <table:table-cell office:value-type="float" office:value="26.3333">
            <text:p>26.3333</text:p>
          </table:table-cell>
          <table:table-cell office:value-type="float" office:value="37.5">
            <text:p>37.5</text:p>
          </table:table-cell>
          <table:table-cell office:value-type="float" office:value="29.3333">
            <text:p>29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10-08T13:00:00">
            <text:p>Sat Oct  8 13:00:00 2022</text:p>
          </table:table-cell>
          <table:table-cell office:value-type="float" office:value="48.583333333333336">
            <text:p>48.583333333333336</text:p>
          </table:table-cell>
          <table:table-cell office:value-type="float" office:value="37.0">
            <text:p>37.0</text:p>
          </table:table-cell>
          <table:table-cell office:value-type="float" office:value="35.5">
            <text:p>35.5</text:p>
          </table:table-cell>
          <table:table-cell office:value-type="float" office:value="27.1667">
            <text:p>27.1667</text:p>
          </table:table-cell>
          <table:table-cell office:value-type="float" office:value="26.6667">
            <text:p>26.6667</text:p>
          </table:table-cell>
          <table:table-cell office:value-type="float" office:value="33.8333">
            <text:p>33.8333</text:p>
          </table:table-cell>
          <table:table-cell office:value-type="float" office:value="57.3333">
            <text:p>57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0-08T14:00:00">
            <text:p>Sat Oct  8 14:00:00 2022</text:p>
          </table:table-cell>
          <table:table-cell office:value-type="float" office:value="48.6736125">
            <text:p>48.6736125</text:p>
          </table:table-cell>
          <table:table-cell office:value-type="float" office:value="13.8333">
            <text:p>13.8333</text:p>
          </table:table-cell>
          <table:table-cell office:value-type="float" office:value="37.0">
            <text:p>37.0</text:p>
          </table:table-cell>
          <table:table-cell office:value-type="float" office:value="35.5">
            <text:p>35.5</text:p>
          </table:table-cell>
          <table:table-cell office:value-type="float" office:value="27.1667">
            <text:p>27.1667</text:p>
          </table:table-cell>
          <table:table-cell office:value-type="float" office:value="26.6667">
            <text:p>26.6667</text:p>
          </table:table-cell>
          <table:table-cell office:value-type="float" office:value="33.8333">
            <text:p>33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08T15:00:00">
            <text:p>Sat Oct  8 15:00:00 2022</text:p>
          </table:table-cell>
          <table:table-cell office:value-type="float" office:value="48.75000416666666">
            <text:p>48.75000416666666</text:p>
          </table:table-cell>
          <table:table-cell office:value-type="float" office:value="4.5">
            <text:p>4.5</text:p>
          </table:table-cell>
          <table:table-cell office:value-type="float" office:value="13.8333">
            <text:p>13.8333</text:p>
          </table:table-cell>
          <table:table-cell office:value-type="float" office:value="37.0">
            <text:p>37.0</text:p>
          </table:table-cell>
          <table:table-cell office:value-type="float" office:value="35.5">
            <text:p>35.5</text:p>
          </table:table-cell>
          <table:table-cell office:value-type="float" office:value="27.1667">
            <text:p>27.1667</text:p>
          </table:table-cell>
          <table:table-cell office:value-type="float" office:value="26.6667">
            <text:p>26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0-08T16:00:00">
            <text:p>Sat Oct  8 16:00:00 2022</text:p>
          </table:table-cell>
          <table:table-cell office:value-type="float" office:value="48.9583375">
            <text:p>48.9583375</text:p>
          </table:table-cell>
          <table:table-cell office:value-type="float" office:value="9.3333">
            <text:p>9.3333</text:p>
          </table:table-cell>
          <table:table-cell office:value-type="float" office:value="4.5">
            <text:p>4.5</text:p>
          </table:table-cell>
          <table:table-cell office:value-type="float" office:value="13.8333">
            <text:p>13.8333</text:p>
          </table:table-cell>
          <table:table-cell office:value-type="float" office:value="37.0">
            <text:p>37.0</text:p>
          </table:table-cell>
          <table:table-cell office:value-type="float" office:value="35.5">
            <text:p>35.5</text:p>
          </table:table-cell>
          <table:table-cell office:value-type="float" office:value="27.1667">
            <text:p>27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8T17:00:00">
            <text:p>Sat Oct  8 17:00:00 2022</text:p>
          </table:table-cell>
          <table:table-cell office:value-type="float" office:value="49.097225">
            <text:p>49.097225</text:p>
          </table:table-cell>
          <table:table-cell office:value-type="float" office:value="24.0">
            <text:p>24.0</text:p>
          </table:table-cell>
          <table:table-cell office:value-type="float" office:value="9.3333">
            <text:p>9.3333</text:p>
          </table:table-cell>
          <table:table-cell office:value-type="float" office:value="4.5">
            <text:p>4.5</text:p>
          </table:table-cell>
          <table:table-cell office:value-type="float" office:value="13.8333">
            <text:p>13.8333</text:p>
          </table:table-cell>
          <table:table-cell office:value-type="float" office:value="37.0">
            <text:p>37.0</text:p>
          </table:table-cell>
          <table:table-cell office:value-type="float" office:value="35.5">
            <text:p>35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0-08T18:00:00">
            <text:p>Sat Oct  8 18:00:00 2022</text:p>
          </table:table-cell>
          <table:table-cell office:value-type="float" office:value="49.263891666666666">
            <text:p>49.263891666666666</text:p>
          </table:table-cell>
          <table:table-cell office:value-type="float" office:value="38.1667">
            <text:p>38.1667</text:p>
          </table:table-cell>
          <table:table-cell office:value-type="float" office:value="24.0">
            <text:p>24.0</text:p>
          </table:table-cell>
          <table:table-cell office:value-type="float" office:value="9.3333">
            <text:p>9.3333</text:p>
          </table:table-cell>
          <table:table-cell office:value-type="float" office:value="4.5">
            <text:p>4.5</text:p>
          </table:table-cell>
          <table:table-cell office:value-type="float" office:value="13.8333">
            <text:p>13.8333</text:p>
          </table:table-cell>
          <table:table-cell office:value-type="float" office:value="37.0">
            <text:p>37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10-09T14:00:00">
            <text:p>Sun Oct  9 14:00:00 2022</text:p>
          </table:table-cell>
          <table:table-cell office:value-type="float" office:value="61.20139583333333">
            <text:p>61.20139583333333</text:p>
          </table:table-cell>
          <table:table-cell office:value-type="float" office:value="50.0">
            <text:p>50.0</text:p>
          </table:table-cell>
          <table:table-cell office:value-type="float" office:value="41.3333">
            <text:p>41.3333</text:p>
          </table:table-cell>
          <table:table-cell office:value-type="float" office:value="48.5">
            <text:p>4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58.6667">
            <text:p>58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10-09T15:00:00">
            <text:p>Sun Oct  9 15:00:00 2022</text:p>
          </table:table-cell>
          <table:table-cell office:value-type="float" office:value="61.381949999999996">
            <text:p>61.381949999999996</text:p>
          </table:table-cell>
          <table:table-cell office:value-type="float" office:value="38.1667">
            <text:p>38.1667</text:p>
          </table:table-cell>
          <table:table-cell office:value-type="float" office:value="50.0">
            <text:p>50.0</text:p>
          </table:table-cell>
          <table:table-cell office:value-type="float" office:value="41.3333">
            <text:p>41.3333</text:p>
          </table:table-cell>
          <table:table-cell office:value-type="float" office:value="48.5">
            <text:p>4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9T16:00:00">
            <text:p>Sun Oct  9 16:00:00 2022</text:p>
          </table:table-cell>
          <table:table-cell office:value-type="float" office:value="61.416670833333335">
            <text:p>61.416670833333335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50.0">
            <text:p>50.0</text:p>
          </table:table-cell>
          <table:table-cell office:value-type="float" office:value="41.3333">
            <text:p>41.3333</text:p>
          </table:table-cell>
          <table:table-cell office:value-type="float" office:value="48.5">
            <text:p>48.5</text:p>
          </table:table-cell>
          <table:table-cell office:value-type="float" office:value="58.5">
            <text:p>58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10-09T17:00:00">
            <text:p>Sun Oct  9 17:00:00 2022</text:p>
          </table:table-cell>
          <table:table-cell office:value-type="float" office:value="61.541670833333335">
            <text:p>61.541670833333335</text:p>
          </table:table-cell>
          <table:table-cell office:value-type="float" office:value="37.0">
            <text:p>37.0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50.0">
            <text:p>50.0</text:p>
          </table:table-cell>
          <table:table-cell office:value-type="float" office:value="41.3333">
            <text:p>41.3333</text:p>
          </table:table-cell>
          <table:table-cell office:value-type="float" office:value="48.5">
            <text:p>48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10-09T18:00:00">
            <text:p>Sun Oct  9 18:00:00 2022</text:p>
          </table:table-cell>
          <table:table-cell office:value-type="float" office:value="61.7083375">
            <text:p>61.7083375</text:p>
          </table:table-cell>
          <table:table-cell office:value-type="float" office:value="49.0">
            <text:p>49.0</text:p>
          </table:table-cell>
          <table:table-cell office:value-type="float" office:value="37.0">
            <text:p>37.0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50.0">
            <text:p>50.0</text:p>
          </table:table-cell>
          <table:table-cell office:value-type="float" office:value="41.3333">
            <text:p>41.3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10-09T19:00:00">
            <text:p>Sun Oct  9 19:00:00 2022</text:p>
          </table:table-cell>
          <table:table-cell office:value-type="float" office:value="61.77778333333333">
            <text:p>61.77778333333333</text:p>
          </table:table-cell>
          <table:table-cell office:value-type="float" office:value="55.1667">
            <text:p>55.1667</text:p>
          </table:table-cell>
          <table:table-cell office:value-type="float" office:value="49.0">
            <text:p>49.0</text:p>
          </table:table-cell>
          <table:table-cell office:value-type="float" office:value="37.0">
            <text:p>37.0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50.0">
            <text:p>50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0-10T13:00:00">
            <text:p>Mon Oct 10 13:00:00 2022</text:p>
          </table:table-cell>
          <table:table-cell office:value-type="float" office:value="64.625">
            <text:p>64.625</text:p>
          </table:table-cell>
          <table:table-cell office:value-type="float" office:value="60.3333">
            <text:p>60.3333</text:p>
          </table:table-cell>
          <table:table-cell office:value-type="float" office:value="66.5">
            <text:p>66.5</text:p>
          </table:table-cell>
          <table:table-cell office:value-type="float" office:value="62.5">
            <text:p>62.5</text:p>
          </table:table-cell>
          <table:table-cell office:value-type="float" office:value="62.5">
            <text:p>62.5</text:p>
          </table:table-cell>
          <table:table-cell office:value-type="float" office:value="56.6667">
            <text:p>56.6667</text:p>
          </table:table-cell>
          <table:table-cell office:value-type="float" office:value="55.1667">
            <text:p>55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10T14:00:00">
            <text:p>Mon Oct 10 14:00:00 2022</text:p>
          </table:table-cell>
          <table:table-cell office:value-type="float" office:value="64.41666666666667">
            <text:p>64.41666666666667</text:p>
          </table:table-cell>
          <table:table-cell office:value-type="float" office:value="56.3333">
            <text:p>56.3333</text:p>
          </table:table-cell>
          <table:table-cell office:value-type="float" office:value="60.3333">
            <text:p>60.3333</text:p>
          </table:table-cell>
          <table:table-cell office:value-type="float" office:value="66.5">
            <text:p>66.5</text:p>
          </table:table-cell>
          <table:table-cell office:value-type="float" office:value="62.5">
            <text:p>62.5</text:p>
          </table:table-cell>
          <table:table-cell office:value-type="float" office:value="62.5">
            <text:p>62.5</text:p>
          </table:table-cell>
          <table:table-cell office:value-type="float" office:value="56.6667">
            <text:p>56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10T15:00:00">
            <text:p>Mon Oct 10 15:00:00 2022</text:p>
          </table:table-cell>
          <table:table-cell office:value-type="float" office:value="64.1736125">
            <text:p>64.1736125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60.3333">
            <text:p>60.3333</text:p>
          </table:table-cell>
          <table:table-cell office:value-type="float" office:value="66.5">
            <text:p>66.5</text:p>
          </table:table-cell>
          <table:table-cell office:value-type="float" office:value="62.5">
            <text:p>62.5</text:p>
          </table:table-cell>
          <table:table-cell office:value-type="float" office:value="62.5">
            <text:p>62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10T16:00:00">
            <text:p>Mon Oct 10 16:00:00 2022</text:p>
          </table:table-cell>
          <table:table-cell office:value-type="float" office:value="64.02777916666666">
            <text:p>64.02777916666666</text:p>
          </table:table-cell>
          <table:table-cell office:value-type="float" office:value="23.6667">
            <text:p>23.6667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60.3333">
            <text:p>60.3333</text:p>
          </table:table-cell>
          <table:table-cell office:value-type="float" office:value="66.5">
            <text:p>66.5</text:p>
          </table:table-cell>
          <table:table-cell office:value-type="float" office:value="62.5">
            <text:p>62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10-10T17:00:00">
            <text:p>Mon Oct 10 17:00:00 2022</text:p>
          </table:table-cell>
          <table:table-cell office:value-type="float" office:value="63.972225">
            <text:p>63.972225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60.3333">
            <text:p>60.3333</text:p>
          </table:table-cell>
          <table:table-cell office:value-type="float" office:value="66.5">
            <text:p>66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10-10T18:00:00">
            <text:p>Mon Oct 10 18:00:00 2022</text:p>
          </table:table-cell>
          <table:table-cell office:value-type="float" office:value="63.5">
            <text:p>63.5</text:p>
          </table:table-cell>
          <table:table-cell office:value-type="float" office:value="44.0">
            <text:p>44.0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60.3333">
            <text:p>60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10T19:00:00">
            <text:p>Mon Oct 10 19:00:00 2022</text:p>
          </table:table-cell>
          <table:table-cell office:value-type="float" office:value="62.986108333333334">
            <text:p>62.986108333333334</text:p>
          </table:table-cell>
          <table:table-cell office:value-type="float" office:value="60.3333">
            <text:p>60.3333</text:p>
          </table:table-cell>
          <table:table-cell office:value-type="float" office:value="44.0">
            <text:p>44.0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0-11T13:00:00">
            <text:p>Tue Oct 11 13:00:00 2022</text:p>
          </table:table-cell>
          <table:table-cell office:value-type="float" office:value="47.37499583333334">
            <text:p>47.37499583333334</text:p>
          </table:table-cell>
          <table:table-cell office:value-type="float" office:value="41.3333">
            <text:p>41.3333</text:p>
          </table:table-cell>
          <table:table-cell office:value-type="float" office:value="38.0">
            <text:p>38.0</text:p>
          </table:table-cell>
          <table:table-cell office:value-type="float" office:value="36.1667">
            <text:p>36.1667</text:p>
          </table:table-cell>
          <table:table-cell office:value-type="float" office:value="42.1667">
            <text:p>42.1667</text:p>
          </table:table-cell>
          <table:table-cell office:value-type="float" office:value="36.6667">
            <text:p>36.6667</text:p>
          </table:table-cell>
          <table:table-cell office:value-type="float" office:value="39.0">
            <text:p>39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0-11T14:00:00">
            <text:p>Tue Oct 11 14:00:00 2022</text:p>
          </table:table-cell>
          <table:table-cell office:value-type="float" office:value="46.868050000000004">
            <text:p>46.868050000000004</text:p>
          </table:table-cell>
          <table:table-cell office:value-type="float" office:value="33.6667">
            <text:p>33.6667</text:p>
          </table:table-cell>
          <table:table-cell office:value-type="float" office:value="41.3333">
            <text:p>41.3333</text:p>
          </table:table-cell>
          <table:table-cell office:value-type="float" office:value="38.0">
            <text:p>38.0</text:p>
          </table:table-cell>
          <table:table-cell office:value-type="float" office:value="36.1667">
            <text:p>36.1667</text:p>
          </table:table-cell>
          <table:table-cell office:value-type="float" office:value="42.1667">
            <text:p>42.1667</text:p>
          </table:table-cell>
          <table:table-cell office:value-type="float" office:value="36.6667">
            <text:p>36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1T15:00:00">
            <text:p>Tue Oct 11 15:00:00 2022</text:p>
          </table:table-cell>
          <table:table-cell office:value-type="float" office:value="46.73610416666667">
            <text:p>46.73610416666667</text:p>
          </table:table-cell>
          <table:table-cell office:value-type="float" office:value="11.5">
            <text:p>11.5</text:p>
          </table:table-cell>
          <table:table-cell office:value-type="float" office:value="33.6667">
            <text:p>33.6667</text:p>
          </table:table-cell>
          <table:table-cell office:value-type="float" office:value="41.3333">
            <text:p>41.3333</text:p>
          </table:table-cell>
          <table:table-cell office:value-type="float" office:value="38.0">
            <text:p>38.0</text:p>
          </table:table-cell>
          <table:table-cell office:value-type="float" office:value="36.1667">
            <text:p>36.1667</text:p>
          </table:table-cell>
          <table:table-cell office:value-type="float" office:value="42.1667">
            <text:p>42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10-11T16:00:00">
            <text:p>Tue Oct 11 16:00:00 2022</text:p>
          </table:table-cell>
          <table:table-cell office:value-type="float" office:value="46.98610416666667">
            <text:p>46.98610416666667</text:p>
          </table:table-cell>
          <table:table-cell office:value-type="float" office:value="7.5">
            <text:p>7.5</text:p>
          </table:table-cell>
          <table:table-cell office:value-type="float" office:value="11.5">
            <text:p>11.5</text:p>
          </table:table-cell>
          <table:table-cell office:value-type="float" office:value="33.6667">
            <text:p>33.6667</text:p>
          </table:table-cell>
          <table:table-cell office:value-type="float" office:value="41.3333">
            <text:p>41.3333</text:p>
          </table:table-cell>
          <table:table-cell office:value-type="float" office:value="38.0">
            <text:p>38.0</text:p>
          </table:table-cell>
          <table:table-cell office:value-type="float" office:value="36.1667">
            <text:p>36.1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10-11T17:00:00">
            <text:p>Tue Oct 11 17:00:00 2022</text:p>
          </table:table-cell>
          <table:table-cell office:value-type="float" office:value="47.243050000000004">
            <text:p>47.243050000000004</text:p>
          </table:table-cell>
          <table:table-cell office:value-type="float" office:value="5.8333">
            <text:p>5.8333</text:p>
          </table:table-cell>
          <table:table-cell office:value-type="float" office:value="7.5">
            <text:p>7.5</text:p>
          </table:table-cell>
          <table:table-cell office:value-type="float" office:value="11.5">
            <text:p>11.5</text:p>
          </table:table-cell>
          <table:table-cell office:value-type="float" office:value="33.6667">
            <text:p>33.6667</text:p>
          </table:table-cell>
          <table:table-cell office:value-type="float" office:value="41.3333">
            <text:p>41.3333</text:p>
          </table:table-cell>
          <table:table-cell office:value-type="float" office:value="38.0">
            <text:p>38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10-11T18:00:00">
            <text:p>Tue Oct 11 18:00:00 2022</text:p>
          </table:table-cell>
          <table:table-cell office:value-type="float" office:value="47.215275">
            <text:p>47.215275</text:p>
          </table:table-cell>
          <table:table-cell office:value-type="float" office:value="16.8333">
            <text:p>16.8333</text:p>
          </table:table-cell>
          <table:table-cell office:value-type="float" office:value="5.8333">
            <text:p>5.8333</text:p>
          </table:table-cell>
          <table:table-cell office:value-type="float" office:value="7.5">
            <text:p>7.5</text:p>
          </table:table-cell>
          <table:table-cell office:value-type="float" office:value="11.5">
            <text:p>11.5</text:p>
          </table:table-cell>
          <table:table-cell office:value-type="float" office:value="33.6667">
            <text:p>33.6667</text:p>
          </table:table-cell>
          <table:table-cell office:value-type="float" office:value="41.3333">
            <text:p>41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0-12T13:00:00">
            <text:p>Wed Oct 12 13:00:00 2022</text:p>
          </table:table-cell>
          <table:table-cell office:value-type="float" office:value="40.81944166666667">
            <text:p>40.81944166666667</text:p>
          </table:table-cell>
          <table:table-cell office:value-type="float" office:value="19.5">
            <text:p>19.5</text:p>
          </table:table-cell>
          <table:table-cell office:value-type="float" office:value="15.5">
            <text:p>15.5</text:p>
          </table:table-cell>
          <table:table-cell office:value-type="float" office:value="12.8333">
            <text:p>12.8333</text:p>
          </table:table-cell>
          <table:table-cell office:value-type="float" office:value="13.3333">
            <text:p>13.3333</text:p>
          </table:table-cell>
          <table:table-cell office:value-type="float" office:value="26.5">
            <text:p>26.5</text:p>
          </table:table-cell>
          <table:table-cell office:value-type="float" office:value="32.1667">
            <text:p>32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0-12T14:00:00">
            <text:p>Wed Oct 12 14:00:00 2022</text:p>
          </table:table-cell>
          <table:table-cell office:value-type="float" office:value="41.56944166666667">
            <text:p>41.56944166666667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15.5">
            <text:p>15.5</text:p>
          </table:table-cell>
          <table:table-cell office:value-type="float" office:value="12.8333">
            <text:p>12.8333</text:p>
          </table:table-cell>
          <table:table-cell office:value-type="float" office:value="13.3333">
            <text:p>13.3333</text:p>
          </table:table-cell>
          <table:table-cell office:value-type="float" office:value="26.5">
            <text:p>26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12T15:00:00">
            <text:p>Wed Oct 12 15:00:00 2022</text:p>
          </table:table-cell>
          <table:table-cell office:value-type="float" office:value="42.0138875">
            <text:p>42.0138875</text:p>
          </table:table-cell>
          <table:table-cell office:value-type="float" office:value="17.5">
            <text:p>17.5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15.5">
            <text:p>15.5</text:p>
          </table:table-cell>
          <table:table-cell office:value-type="float" office:value="12.8333">
            <text:p>12.8333</text:p>
          </table:table-cell>
          <table:table-cell office:value-type="float" office:value="13.3333">
            <text:p>13.3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10-12T16:00:00">
            <text:p>Wed Oct 12 16:00:00 2022</text:p>
          </table:table-cell>
          <table:table-cell office:value-type="float" office:value="42.1111125">
            <text:p>42.1111125</text:p>
          </table:table-cell>
          <table:table-cell office:value-type="float" office:value="15.3333">
            <text:p>15.3333</text:p>
          </table:table-cell>
          <table:table-cell office:value-type="float" office:value="17.5">
            <text:p>17.5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15.5">
            <text:p>15.5</text:p>
          </table:table-cell>
          <table:table-cell office:value-type="float" office:value="12.8333">
            <text:p>12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10-12T17:00:00">
            <text:p>Wed Oct 12 17:00:00 2022</text:p>
          </table:table-cell>
          <table:table-cell office:value-type="float" office:value="42.13194583333333">
            <text:p>42.13194583333333</text:p>
          </table:table-cell>
          <table:table-cell office:value-type="float" office:value="13.8333">
            <text:p>13.8333</text:p>
          </table:table-cell>
          <table:table-cell office:value-type="float" office:value="15.3333">
            <text:p>15.3333</text:p>
          </table:table-cell>
          <table:table-cell office:value-type="float" office:value="17.5">
            <text:p>17.5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15.5">
            <text:p>15.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10-13T13:00:00">
            <text:p>Thu Oct 13 13:00:00 2022</text:p>
          </table:table-cell>
          <table:table-cell office:value-type="float" office:value="49.12500416666666">
            <text:p>49.12500416666666</text:p>
          </table:table-cell>
          <table:table-cell office:value-type="float" office:value="34.0">
            <text:p>34.0</text:p>
          </table:table-cell>
          <table:table-cell office:value-type="float" office:value="12.6667">
            <text:p>12.6667</text:p>
          </table:table-cell>
          <table:table-cell office:value-type="float" office:value="26.5">
            <text:p>26.5</text:p>
          </table:table-cell>
          <table:table-cell office:value-type="float" office:value="34.1667">
            <text:p>34.1667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0-13T14:00:00">
            <text:p>Thu Oct 13 14:00:00 2022</text:p>
          </table:table-cell>
          <table:table-cell office:value-type="float" office:value="49.131949999999996">
            <text:p>49.131949999999996</text:p>
          </table:table-cell>
          <table:table-cell office:value-type="float" office:value="17.6667">
            <text:p>17.6667</text:p>
          </table:table-cell>
          <table:table-cell office:value-type="float" office:value="34.0">
            <text:p>34.0</text:p>
          </table:table-cell>
          <table:table-cell office:value-type="float" office:value="12.6667">
            <text:p>12.6667</text:p>
          </table:table-cell>
          <table:table-cell office:value-type="float" office:value="26.5">
            <text:p>26.5</text:p>
          </table:table-cell>
          <table:table-cell office:value-type="float" office:value="34.1667">
            <text:p>34.1667</text:p>
          </table:table-cell>
          <table:table-cell office:value-type="float" office:value="47.8333">
            <text:p>47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10-13T15:00:00">
            <text:p>Thu Oct 13 15:00:00 2022</text:p>
          </table:table-cell>
          <table:table-cell office:value-type="float" office:value="49.17361666666667">
            <text:p>49.17361666666667</text:p>
          </table:table-cell>
          <table:table-cell office:value-type="float" office:value="3.5">
            <text:p>3.5</text:p>
          </table:table-cell>
          <table:table-cell office:value-type="float" office:value="17.6667">
            <text:p>17.6667</text:p>
          </table:table-cell>
          <table:table-cell office:value-type="float" office:value="34.0">
            <text:p>34.0</text:p>
          </table:table-cell>
          <table:table-cell office:value-type="float" office:value="12.6667">
            <text:p>12.6667</text:p>
          </table:table-cell>
          <table:table-cell office:value-type="float" office:value="26.5">
            <text:p>26.5</text:p>
          </table:table-cell>
          <table:table-cell office:value-type="float" office:value="34.1667">
            <text:p>34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10-13T16:00:00">
            <text:p>Thu Oct 13 16:00:00 2022</text:p>
          </table:table-cell>
          <table:table-cell office:value-type="float" office:value="49.11805833333333">
            <text:p>49.1180583333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17.6667">
            <text:p>17.6667</text:p>
          </table:table-cell>
          <table:table-cell office:value-type="float" office:value="34.0">
            <text:p>34.0</text:p>
          </table:table-cell>
          <table:table-cell office:value-type="float" office:value="12.6667">
            <text:p>12.6667</text:p>
          </table:table-cell>
          <table:table-cell office:value-type="float" office:value="26.5">
            <text:p>26.5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10-13T17:00:00">
            <text:p>Thu Oct 13 17:00:00 2022</text:p>
          </table:table-cell>
          <table:table-cell office:value-type="float" office:value="48.9236125">
            <text:p>48.9236125</text:p>
          </table:table-cell>
          <table:table-cell office:value-type="float" office:value="7.0">
            <text:p>7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17.6667">
            <text:p>17.6667</text:p>
          </table:table-cell>
          <table:table-cell office:value-type="float" office:value="34.0">
            <text:p>34.0</text:p>
          </table:table-cell>
          <table:table-cell office:value-type="float" office:value="12.6667">
            <text:p>12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10-13T18:00:00">
            <text:p>Thu Oct 13 18:00:00 2022</text:p>
          </table:table-cell>
          <table:table-cell office:value-type="float" office:value="48.62500416666666">
            <text:p>48.62500416666666</text:p>
          </table:table-cell>
          <table:table-cell office:value-type="float" office:value="23.5">
            <text:p>23.5</text:p>
          </table:table-cell>
          <table:table-cell office:value-type="float" office:value="7.0">
            <text:p>7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17.6667">
            <text:p>17.6667</text:p>
          </table:table-cell>
          <table:table-cell office:value-type="float" office:value="34.0">
            <text:p>34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10-14T13:00:00">
            <text:p>Fri Oct 14 13:00:00 2022</text:p>
          </table:table-cell>
          <table:table-cell office:value-type="float" office:value="48.6319375">
            <text:p>48.6319375</text:p>
          </table:table-cell>
          <table:table-cell office:value-type="float" office:value="18.0">
            <text:p>18.0</text:p>
          </table:table-cell>
          <table:table-cell office:value-type="float" office:value="30.8333">
            <text:p>30.8333</text:p>
          </table:table-cell>
          <table:table-cell office:value-type="float" office:value="49.6667">
            <text:p>49.6667</text:p>
          </table:table-cell>
          <table:table-cell office:value-type="float" office:value="68.0">
            <text:p>68.0</text:p>
          </table:table-cell>
          <table:table-cell office:value-type="float" office:value="71.5">
            <text:p>71.5</text:p>
          </table:table-cell>
          <table:table-cell office:value-type="float" office:value="77.0">
            <text:p>77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0-14T14:00:00">
            <text:p>Fri Oct 14 14:00:00 2022</text:p>
          </table:table-cell>
          <table:table-cell office:value-type="float" office:value="48.520825">
            <text:p>48.520825</text:p>
          </table:table-cell>
          <table:table-cell office:value-type="float" office:value="5.3333">
            <text:p>5.3333</text:p>
          </table:table-cell>
          <table:table-cell office:value-type="float" office:value="18.0">
            <text:p>18.0</text:p>
          </table:table-cell>
          <table:table-cell office:value-type="float" office:value="30.8333">
            <text:p>30.8333</text:p>
          </table:table-cell>
          <table:table-cell office:value-type="float" office:value="49.6667">
            <text:p>49.6667</text:p>
          </table:table-cell>
          <table:table-cell office:value-type="float" office:value="68.0">
            <text:p>68.0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14T15:00:00">
            <text:p>Fri Oct 14 15:00:00 2022</text:p>
          </table:table-cell>
          <table:table-cell office:value-type="float" office:value="48.35415833333334">
            <text:p>48.35415833333334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18.0">
            <text:p>18.0</text:p>
          </table:table-cell>
          <table:table-cell office:value-type="float" office:value="30.8333">
            <text:p>30.8333</text:p>
          </table:table-cell>
          <table:table-cell office:value-type="float" office:value="49.6667">
            <text:p>49.6667</text:p>
          </table:table-cell>
          <table:table-cell office:value-type="float" office:value="68.0">
            <text:p>68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0-14T16:00:00">
            <text:p>Fri Oct 14 16:00:00 2022</text:p>
          </table:table-cell>
          <table:table-cell office:value-type="float" office:value="48.26388333333333">
            <text:p>48.26388333333333</text:p>
          </table:table-cell>
          <table:table-cell office:value-type="float" office:value="2.5">
            <text:p>2.5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18.0">
            <text:p>18.0</text:p>
          </table:table-cell>
          <table:table-cell office:value-type="float" office:value="30.8333">
            <text:p>30.8333</text:p>
          </table:table-cell>
          <table:table-cell office:value-type="float" office:value="49.6667">
            <text:p>49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10-14T17:00:00">
            <text:p>Fri Oct 14 17:00:00 2022</text:p>
          </table:table-cell>
          <table:table-cell office:value-type="float" office:value="48.31249583333334">
            <text:p>48.31249583333334</text:p>
          </table:table-cell>
          <table:table-cell office:value-type="float" office:value="9.3333">
            <text:p>9.3333</text:p>
          </table:table-cell>
          <table:table-cell office:value-type="float" office:value="2.5">
            <text:p>2.5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18.0">
            <text:p>18.0</text:p>
          </table:table-cell>
          <table:table-cell office:value-type="float" office:value="30.8333">
            <text:p>30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14T18:00:00">
            <text:p>Fri Oct 14 18:00:00 2022</text:p>
          </table:table-cell>
          <table:table-cell office:value-type="float" office:value="48.34721666666667">
            <text:p>48.34721666666667</text:p>
          </table:table-cell>
          <table:table-cell office:value-type="float" office:value="31.1667">
            <text:p>31.1667</text:p>
          </table:table-cell>
          <table:table-cell office:value-type="float" office:value="9.3333">
            <text:p>9.3333</text:p>
          </table:table-cell>
          <table:table-cell office:value-type="float" office:value="2.5">
            <text:p>2.5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18.0">
            <text:p>18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10-14T19:00:00">
            <text:p>Fri Oct 14 19:00:00 2022</text:p>
          </table:table-cell>
          <table:table-cell office:value-type="float" office:value="48.54165833333334">
            <text:p>48.54165833333334</text:p>
          </table:table-cell>
          <table:table-cell office:value-type="float" office:value="46.5">
            <text:p>46.5</text:p>
          </table:table-cell>
          <table:table-cell office:value-type="float" office:value="31.1667">
            <text:p>31.1667</text:p>
          </table:table-cell>
          <table:table-cell office:value-type="float" office:value="9.3333">
            <text:p>9.3333</text:p>
          </table:table-cell>
          <table:table-cell office:value-type="float" office:value="2.5">
            <text:p>2.5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15T13:00:00">
            <text:p>Sat Oct 15 13:00:00 2022</text:p>
          </table:table-cell>
          <table:table-cell office:value-type="float" office:value="46.37499583333334">
            <text:p>46.37499583333334</text:p>
          </table:table-cell>
          <table:table-cell office:value-type="float" office:value="10.5">
            <text:p>10.5</text:p>
          </table:table-cell>
          <table:table-cell office:value-type="float" office:value="15.5">
            <text:p>15.5</text:p>
          </table:table-cell>
          <table:table-cell office:value-type="float" office:value="18.5">
            <text:p>18.5</text:p>
          </table:table-cell>
          <table:table-cell office:value-type="float" office:value="39.8333">
            <text:p>39.8333</text:p>
          </table:table-cell>
          <table:table-cell office:value-type="float" office:value="31.8333">
            <text:p>31.8333</text:p>
          </table:table-cell>
          <table:table-cell office:value-type="float" office:value="44.0">
            <text:p>44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15T14:00:00">
            <text:p>Sat Oct 15 14:00:00 2022</text:p>
          </table:table-cell>
          <table:table-cell office:value-type="float" office:value="46.1041625">
            <text:p>46.1041625</text:p>
          </table:table-cell>
          <table:table-cell office:value-type="float" office:value="25.5">
            <text:p>25.5</text:p>
          </table:table-cell>
          <table:table-cell office:value-type="float" office:value="10.5">
            <text:p>10.5</text:p>
          </table:table-cell>
          <table:table-cell office:value-type="float" office:value="15.5">
            <text:p>15.5</text:p>
          </table:table-cell>
          <table:table-cell office:value-type="float" office:value="18.5">
            <text:p>18.5</text:p>
          </table:table-cell>
          <table:table-cell office:value-type="float" office:value="39.8333">
            <text:p>39.8333</text:p>
          </table:table-cell>
          <table:table-cell office:value-type="float" office:value="31.8333">
            <text:p>31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15T15:00:00">
            <text:p>Sat Oct 15 15:00:00 2022</text:p>
          </table:table-cell>
          <table:table-cell office:value-type="float" office:value="46.18749583333334">
            <text:p>46.18749583333334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10.5">
            <text:p>10.5</text:p>
          </table:table-cell>
          <table:table-cell office:value-type="float" office:value="15.5">
            <text:p>15.5</text:p>
          </table:table-cell>
          <table:table-cell office:value-type="float" office:value="18.5">
            <text:p>18.5</text:p>
          </table:table-cell>
          <table:table-cell office:value-type="float" office:value="39.8333">
            <text:p>39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10-15T16:00:00">
            <text:p>Sat Oct 15 16:00:00 2022</text:p>
          </table:table-cell>
          <table:table-cell office:value-type="float" office:value="46.2916625">
            <text:p>46.2916625</text:p>
          </table:table-cell>
          <table:table-cell office:value-type="float" office:value="8.8333">
            <text:p>8.8333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10.5">
            <text:p>10.5</text:p>
          </table:table-cell>
          <table:table-cell office:value-type="float" office:value="15.5">
            <text:p>15.5</text:p>
          </table:table-cell>
          <table:table-cell office:value-type="float" office:value="18.5">
            <text:p>18.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10-15T17:00:00">
            <text:p>Sat Oct 15 17:00:00 2022</text:p>
          </table:table-cell>
          <table:table-cell office:value-type="float" office:value="46.1319375">
            <text:p>46.1319375</text:p>
          </table:table-cell>
          <table:table-cell office:value-type="float" office:value="24.8333">
            <text:p>24.8333</text:p>
          </table:table-cell>
          <table:table-cell office:value-type="float" office:value="8.8333">
            <text:p>8.8333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10.5">
            <text:p>10.5</text:p>
          </table:table-cell>
          <table:table-cell office:value-type="float" office:value="15.5">
            <text:p>15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10-15T18:00:00">
            <text:p>Sat Oct 15 18:00:00 2022</text:p>
          </table:table-cell>
          <table:table-cell office:value-type="float" office:value="45.562491666666666">
            <text:p>45.562491666666666</text:p>
          </table:table-cell>
          <table:table-cell office:value-type="float" office:value="27.5">
            <text:p>27.5</text:p>
          </table:table-cell>
          <table:table-cell office:value-type="float" office:value="24.8333">
            <text:p>24.8333</text:p>
          </table:table-cell>
          <table:table-cell office:value-type="float" office:value="8.8333">
            <text:p>8.8333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10.5">
            <text:p>10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16T13:00:00">
            <text:p>Sun Oct 16 13:00:00 2022</text:p>
          </table:table-cell>
          <table:table-cell office:value-type="float" office:value="58.152775">
            <text:p>58.152775</text:p>
          </table:table-cell>
          <table:table-cell office:value-type="float" office:value="60.1667">
            <text:p>60.1667</text:p>
          </table:table-cell>
          <table:table-cell office:value-type="float" office:value="63.6667">
            <text:p>63.6667</text:p>
          </table:table-cell>
          <table:table-cell office:value-type="float" office:value="58.3333">
            <text:p>58.3333</text:p>
          </table:table-cell>
          <table:table-cell office:value-type="float" office:value="55.1667">
            <text:p>55.1667</text:p>
          </table:table-cell>
          <table:table-cell office:value-type="float" office:value="55.6667">
            <text:p>55.6667</text:p>
          </table:table-cell>
          <table:table-cell office:value-type="float" office:value="44.1667">
            <text:p>44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0-16T14:00:00">
            <text:p>Sun Oct 16 14:00:00 2022</text:p>
          </table:table-cell>
          <table:table-cell office:value-type="float" office:value="57.5625">
            <text:p>57.5625</text:p>
          </table:table-cell>
          <table:table-cell office:value-type="float" office:value="54.0">
            <text:p>54.0</text:p>
          </table:table-cell>
          <table:table-cell office:value-type="float" office:value="60.1667">
            <text:p>60.1667</text:p>
          </table:table-cell>
          <table:table-cell office:value-type="float" office:value="63.6667">
            <text:p>63.6667</text:p>
          </table:table-cell>
          <table:table-cell office:value-type="float" office:value="58.3333">
            <text:p>58.3333</text:p>
          </table:table-cell>
          <table:table-cell office:value-type="float" office:value="55.1667">
            <text:p>55.1667</text:p>
          </table:table-cell>
          <table:table-cell office:value-type="float" office:value="55.6667">
            <text:p>55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16T15:00:00">
            <text:p>Sun Oct 16 15:00:00 2022</text:p>
          </table:table-cell>
          <table:table-cell office:value-type="float" office:value="56.65972083333333">
            <text:p>56.65972083333333</text:p>
          </table:table-cell>
          <table:table-cell office:value-type="float" office:value="53.5">
            <text:p>53.5</text:p>
          </table:table-cell>
          <table:table-cell office:value-type="float" office:value="54.0">
            <text:p>54.0</text:p>
          </table:table-cell>
          <table:table-cell office:value-type="float" office:value="60.1667">
            <text:p>60.1667</text:p>
          </table:table-cell>
          <table:table-cell office:value-type="float" office:value="63.6667">
            <text:p>63.6667</text:p>
          </table:table-cell>
          <table:table-cell office:value-type="float" office:value="58.3333">
            <text:p>58.3333</text:p>
          </table:table-cell>
          <table:table-cell office:value-type="float" office:value="55.1667">
            <text:p>55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0-16T16:00:00">
            <text:p>Sun Oct 16 16:00:00 2022</text:p>
          </table:table-cell>
          <table:table-cell office:value-type="float" office:value="55.645829166666665">
            <text:p>55.645829166666665</text:p>
          </table:table-cell>
          <table:table-cell office:value-type="float" office:value="41.6667">
            <text:p>41.6667</text:p>
          </table:table-cell>
          <table:table-cell office:value-type="float" office:value="53.5">
            <text:p>53.5</text:p>
          </table:table-cell>
          <table:table-cell office:value-type="float" office:value="54.0">
            <text:p>54.0</text:p>
          </table:table-cell>
          <table:table-cell office:value-type="float" office:value="60.1667">
            <text:p>60.1667</text:p>
          </table:table-cell>
          <table:table-cell office:value-type="float" office:value="63.6667">
            <text:p>63.6667</text:p>
          </table:table-cell>
          <table:table-cell office:value-type="float" office:value="58.3333">
            <text:p>58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0-16T17:00:00">
            <text:p>Sun Oct 16 17:00:00 2022</text:p>
          </table:table-cell>
          <table:table-cell office:value-type="float" office:value="54.81249583333334">
            <text:p>54.81249583333334</text:p>
          </table:table-cell>
          <table:table-cell office:value-type="float" office:value="41.6667">
            <text:p>41.6667</text:p>
          </table:table-cell>
          <table:table-cell office:value-type="float" office:value="41.6667">
            <text:p>41.6667</text:p>
          </table:table-cell>
          <table:table-cell office:value-type="float" office:value="53.5">
            <text:p>53.5</text:p>
          </table:table-cell>
          <table:table-cell office:value-type="float" office:value="54.0">
            <text:p>54.0</text:p>
          </table:table-cell>
          <table:table-cell office:value-type="float" office:value="60.1667">
            <text:p>60.1667</text:p>
          </table:table-cell>
          <table:table-cell office:value-type="float" office:value="63.6667">
            <text:p>63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16T18:00:00">
            <text:p>Sun Oct 16 18:00:00 2022</text:p>
          </table:table-cell>
          <table:table-cell office:value-type="float" office:value="53.8888875">
            <text:p>53.8888875</text:p>
          </table:table-cell>
          <table:table-cell office:value-type="float" office:value="38.3333">
            <text:p>38.3333</text:p>
          </table:table-cell>
          <table:table-cell office:value-type="float" office:value="41.6667">
            <text:p>41.6667</text:p>
          </table:table-cell>
          <table:table-cell office:value-type="float" office:value="41.6667">
            <text:p>41.6667</text:p>
          </table:table-cell>
          <table:table-cell office:value-type="float" office:value="53.5">
            <text:p>53.5</text:p>
          </table:table-cell>
          <table:table-cell office:value-type="float" office:value="54.0">
            <text:p>54.0</text:p>
          </table:table-cell>
          <table:table-cell office:value-type="float" office:value="60.1667">
            <text:p>60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16T19:00:00">
            <text:p>Sun Oct 16 19:00:00 2022</text:p>
          </table:table-cell>
          <table:table-cell office:value-type="float" office:value="53.19444583333333">
            <text:p>53.19444583333333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41.6667">
            <text:p>41.6667</text:p>
          </table:table-cell>
          <table:table-cell office:value-type="float" office:value="41.6667">
            <text:p>41.6667</text:p>
          </table:table-cell>
          <table:table-cell office:value-type="float" office:value="53.5">
            <text:p>53.5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17T14:00:00">
            <text:p>Mon Oct 17 14:00:00 2022</text:p>
          </table:table-cell>
          <table:table-cell office:value-type="float" office:value="31.791666666666668">
            <text:p>31.791666666666668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0-17T15:00:00">
            <text:p>Mon Oct 17 15:00:00 2022</text:p>
          </table:table-cell>
          <table:table-cell office:value-type="float" office:value="31.756945833333333">
            <text:p>31.756945833333333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0-17T16:00:00">
            <text:p>Mon Oct 17 16:00:00 2022</text:p>
          </table:table-cell>
          <table:table-cell office:value-type="float" office:value="32.0833375">
            <text:p>32.0833375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0-17T17:00:00">
            <text:p>Mon Oct 17 17:00:00 2022</text:p>
          </table:table-cell>
          <table:table-cell office:value-type="float" office:value="32.36111666666667">
            <text:p>32.3611166666666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10-17T18:00:00">
            <text:p>Mon Oct 17 18:00:00 2022</text:p>
          </table:table-cell>
          <table:table-cell office:value-type="float" office:value="33.166670833333335">
            <text:p>33.166670833333335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0-18T14:00:00">
            <text:p>Tue Oct 18 14:00:00 2022</text:p>
          </table:table-cell>
          <table:table-cell office:value-type="float" office:value="29.631941666666666">
            <text:p>29.631941666666666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18T15:00:00">
            <text:p>Tue Oct 18 15:00:00 2022</text:p>
          </table:table-cell>
          <table:table-cell office:value-type="float" office:value="29.861108333333334">
            <text:p>29.861108333333334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0-18T16:00:00">
            <text:p>Tue Oct 18 16:00:00 2022</text:p>
          </table:table-cell>
          <table:table-cell office:value-type="float" office:value="29.701383333333336">
            <text:p>29.701383333333336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10-18T17:00:00">
            <text:p>Tue Oct 18 17:00:00 2022</text:p>
          </table:table-cell>
          <table:table-cell office:value-type="float" office:value="29.715270833333335">
            <text:p>29.715270833333335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19T15:00:00">
            <text:p>Wed Oct 19 15:00:00 2022</text:p>
          </table:table-cell>
          <table:table-cell office:value-type="float" office:value="39.138875">
            <text:p>39.138875</text:p>
          </table:table-cell>
          <table:table-cell office:value-type="float" office:value="11.3333">
            <text:p>11.3333</text:p>
          </table:table-cell>
          <table:table-cell office:value-type="float" office:value="22.8333">
            <text:p>22.8333</text:p>
          </table:table-cell>
          <table:table-cell office:value-type="float" office:value="24.8333">
            <text:p>24.8333</text:p>
          </table:table-cell>
          <table:table-cell office:value-type="float" office:value="25.8333">
            <text:p>25.8333</text:p>
          </table:table-cell>
          <table:table-cell office:value-type="float" office:value="32.0">
            <text:p>32.0</text:p>
          </table:table-cell>
          <table:table-cell office:value-type="float" office:value="39.6667">
            <text:p>39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0-19T16:00:00">
            <text:p>Wed Oct 19 16:00:00 2022</text:p>
          </table:table-cell>
          <table:table-cell office:value-type="float" office:value="38.52082083333333">
            <text:p>38.52082083333333</text:p>
          </table:table-cell>
          <table:table-cell office:value-type="float" office:value="7.5">
            <text:p>7.5</text:p>
          </table:table-cell>
          <table:table-cell office:value-type="float" office:value="11.3333">
            <text:p>11.3333</text:p>
          </table:table-cell>
          <table:table-cell office:value-type="float" office:value="22.8333">
            <text:p>22.8333</text:p>
          </table:table-cell>
          <table:table-cell office:value-type="float" office:value="24.8333">
            <text:p>24.8333</text:p>
          </table:table-cell>
          <table:table-cell office:value-type="float" office:value="25.8333">
            <text:p>25.8333</text:p>
          </table:table-cell>
          <table:table-cell office:value-type="float" office:value="32.0">
            <text:p>32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9T17:00:00">
            <text:p>Wed Oct 19 17:00:00 2022</text:p>
          </table:table-cell>
          <table:table-cell office:value-type="float" office:value="38.02776666666667">
            <text:p>38.02776666666667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11.3333">
            <text:p>11.3333</text:p>
          </table:table-cell>
          <table:table-cell office:value-type="float" office:value="22.8333">
            <text:p>22.8333</text:p>
          </table:table-cell>
          <table:table-cell office:value-type="float" office:value="24.8333">
            <text:p>24.8333</text:p>
          </table:table-cell>
          <table:table-cell office:value-type="float" office:value="25.8333">
            <text:p>25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0-19T18:00:00">
            <text:p>Wed Oct 19 18:00:00 2022</text:p>
          </table:table-cell>
          <table:table-cell office:value-type="float" office:value="37.319433333333336">
            <text:p>37.319433333333336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11.3333">
            <text:p>11.3333</text:p>
          </table:table-cell>
          <table:table-cell office:value-type="float" office:value="22.8333">
            <text:p>22.8333</text:p>
          </table:table-cell>
          <table:table-cell office:value-type="float" office:value="24.8333">
            <text:p>24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0-19T19:00:00">
            <text:p>Wed Oct 19 19:00:00 2022</text:p>
          </table:table-cell>
          <table:table-cell office:value-type="float" office:value="36.312491666666666">
            <text:p>36.312491666666666</text:p>
          </table:table-cell>
          <table:table-cell office:value-type="float" office:value="19.6667">
            <text:p>19.6667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11.3333">
            <text:p>11.3333</text:p>
          </table:table-cell>
          <table:table-cell office:value-type="float" office:value="22.8333">
            <text:p>22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19T20:00:00">
            <text:p>Wed Oct 19 20:00:00 2022</text:p>
          </table:table-cell>
          <table:table-cell office:value-type="float" office:value="35.340270833333335">
            <text:p>35.340270833333335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11.3333">
            <text:p>11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0-23T15:00:00">
            <text:p>Sun Oct 23 15:00:00 2022</text:p>
          </table:table-cell>
          <table:table-cell office:value-type="float" office:value="36.4999875">
            <text:p>36.499987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17.3333">
            <text:p>17.3333</text:p>
          </table:table-cell>
          <table:table-cell office:value-type="float" office:value="21.5">
            <text:p>21.5</text:p>
          </table:table-cell>
          <table:table-cell office:value-type="float" office:value="22.8333">
            <text:p>22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0-24T16:00:00">
            <text:p>Mon Oct 24 16:00:00 2022</text:p>
          </table:table-cell>
          <table:table-cell office:value-type="float" office:value="32.604170833333335">
            <text:p>32.604170833333335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0-24T17:00:00">
            <text:p>Mon Oct 24 17:00:00 2022</text:p>
          </table:table-cell>
          <table:table-cell office:value-type="float" office:value="32.479170833333335">
            <text:p>32.479170833333335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0-28T16:00:00">
            <text:p>Fri Oct 28 16:00:00 2022</text:p>
          </table:table-cell>
          <table:table-cell office:value-type="float" office:value="28.368062500000004">
            <text:p>28.368062500000004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30T13:00:00">
            <text:p>Sun Oct 30 13:00:00 2022</text:p>
          </table:table-cell>
          <table:table-cell office:value-type="float" office:value="41.78471666666667">
            <text:p>41.78471666666667</text:p>
          </table:table-cell>
          <table:table-cell office:value-type="float" office:value="23.8333">
            <text:p>23.8333</text:p>
          </table:table-cell>
          <table:table-cell office:value-type="float" office:value="24.0">
            <text:p>24.0</text:p>
          </table:table-cell>
          <table:table-cell office:value-type="float" office:value="39.1667">
            <text:p>39.1667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  <table:table-cell office:value-type="float" office:value="24.6667">
            <text:p>24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0-30T14:00:00">
            <text:p>Sun Oct 30 14:00:00 2022</text:p>
          </table:table-cell>
          <table:table-cell office:value-type="float" office:value="42.47221666666667">
            <text:p>42.47221666666667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24.0">
            <text:p>24.0</text:p>
          </table:table-cell>
          <table:table-cell office:value-type="float" office:value="39.1667">
            <text:p>39.1667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10-30T15:00:00">
            <text:p>Sun Oct 30 15:00:00 2022</text:p>
          </table:table-cell>
          <table:table-cell office:value-type="float" office:value="42.94444166666667">
            <text:p>42.94444166666667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24.0">
            <text:p>24.0</text:p>
          </table:table-cell>
          <table:table-cell office:value-type="float" office:value="39.1667">
            <text:p>39.1667</text:p>
          </table:table-cell>
          <table:table-cell office:value-type="float" office:value="10.0">
            <text:p>10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11-01T16:00:00">
            <text:p>Tue Nov  1 16:00:00 2022</text:p>
          </table:table-cell>
          <table:table-cell office:value-type="float" office:value="24.631937500000003">
            <text:p>24.631937500000003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1-02T14:00:00">
            <text:p>Wed Nov  2 14:00:00 2022</text:p>
          </table:table-cell>
          <table:table-cell office:value-type="float" office:value="30.909724999999998">
            <text:p>30.909724999999998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02T15:00:00">
            <text:p>Wed Nov  2 15:00:00 2022</text:p>
          </table:table-cell>
          <table:table-cell office:value-type="float" office:value="31.159724999999998">
            <text:p>31.159724999999998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11-02T16:00:00">
            <text:p>Wed Nov  2 16:00:00 2022</text:p>
          </table:table-cell>
          <table:table-cell office:value-type="float" office:value="31.0208375">
            <text:p>31.020837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02T17:00:00">
            <text:p>Wed Nov  2 17:00:00 2022</text:p>
          </table:table-cell>
          <table:table-cell office:value-type="float" office:value="30.54167083333333">
            <text:p>30.54167083333333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1-03T13:00:00">
            <text:p>Thu Nov  3 13:00:00 2022</text:p>
          </table:table-cell>
          <table:table-cell office:value-type="float" office:value="30.3888875">
            <text:p>30.3888875</text:p>
          </table:table-cell>
          <table:table-cell office:value-type="float" office:value="2.0">
            <text:p>2.0</text:p>
          </table:table-cell>
          <table:table-cell office:value-type="float" office:value="15.3333">
            <text:p>15.3333</text:p>
          </table:table-cell>
          <table:table-cell office:value-type="float" office:value="8.8333">
            <text:p>8.8333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  <table:table-cell office:value-type="float" office:value="6.5">
            <text:p>6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1-03T14:00:00">
            <text:p>Thu Nov  3 14:00:00 2022</text:p>
          </table:table-cell>
          <table:table-cell office:value-type="float" office:value="30.597220833333335">
            <text:p>30.59722083333333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5.3333">
            <text:p>15.3333</text:p>
          </table:table-cell>
          <table:table-cell office:value-type="float" office:value="8.8333">
            <text:p>8.8333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1-03T15:00:00">
            <text:p>Thu Nov  3 15:00:00 2022</text:p>
          </table:table-cell>
          <table:table-cell office:value-type="float" office:value="30.340275000000002">
            <text:p>30.340275000000002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5.3333">
            <text:p>15.3333</text:p>
          </table:table-cell>
          <table:table-cell office:value-type="float" office:value="8.8333">
            <text:p>8.8333</text:p>
          </table:table-cell>
          <table:table-cell office:value-type="float" office:value="4.5">
            <text:p>4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1-03T16:00:00">
            <text:p>Thu Nov  3 16:00:00 2022</text:p>
          </table:table-cell>
          <table:table-cell office:value-type="float" office:value="30.444441666666666">
            <text:p>30.444441666666666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5.3333">
            <text:p>15.3333</text:p>
          </table:table-cell>
          <table:table-cell office:value-type="float" office:value="8.8333">
            <text:p>8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11-04T15:00:00">
            <text:p>Fri Nov  4 15:00:00 2022</text:p>
          </table:table-cell>
          <table:table-cell office:value-type="float" office:value="38.38610833333333">
            <text:p>38.38610833333333</text:p>
          </table:table-cell>
          <table:table-cell office:value-type="float" office:value="18.5">
            <text:p>18.5</text:p>
          </table:table-cell>
          <table:table-cell office:value-type="float" office:value="15.3333">
            <text:p>15.3333</text:p>
          </table:table-cell>
          <table:table-cell office:value-type="float" office:value="28.5">
            <text:p>28.5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  <table:table-cell office:value-type="float" office:value="30.0">
            <text:p>30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1-04T16:00:00">
            <text:p>Fri Nov  4 16:00:00 2022</text:p>
          </table:table-cell>
          <table:table-cell office:value-type="float" office:value="37.51110833333333">
            <text:p>37.51110833333333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15.3333">
            <text:p>15.3333</text:p>
          </table:table-cell>
          <table:table-cell office:value-type="float" office:value="28.5">
            <text:p>28.5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04T17:00:00">
            <text:p>Fri Nov  4 17:00:00 2022</text:p>
          </table:table-cell>
          <table:table-cell office:value-type="float" office:value="36.7125">
            <text:p>36.7125</text:p>
          </table:table-cell>
          <table:table-cell office:value-type="float" office:value="2.1667">
            <text:p>2.1667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15.3333">
            <text:p>15.3333</text:p>
          </table:table-cell>
          <table:table-cell office:value-type="float" office:value="28.5">
            <text:p>28.5</text:p>
          </table:table-cell>
          <table:table-cell office:value-type="float" office:value="40.8333">
            <text:p>40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04T18:00:00">
            <text:p>Fri Nov  4 18:00:00 2022</text:p>
          </table:table-cell>
          <table:table-cell office:value-type="float" office:value="35.44166666666667">
            <text:p>35.44166666666667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15.3333">
            <text:p>15.3333</text:p>
          </table:table-cell>
          <table:table-cell office:value-type="float" office:value="28.5">
            <text:p>28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04T19:00:00">
            <text:p>Fri Nov  4 19:00:00 2022</text:p>
          </table:table-cell>
          <table:table-cell office:value-type="float" office:value="34.19860833333333">
            <text:p>34.1986083333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15.3333">
            <text:p>15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1-08T14:00:00">
            <text:p>Tue Nov  8 14:00:00 2022</text:p>
          </table:table-cell>
          <table:table-cell office:value-type="float" office:value="33.13889583333333">
            <text:p>33.13889583333333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  <table:table-cell office:value-type="float" office:value="16.5">
            <text:p>16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1-08T15:00:00">
            <text:p>Tue Nov  8 15:00:00 2022</text:p>
          </table:table-cell>
          <table:table-cell office:value-type="float" office:value="32.25000416666666">
            <text:p>32.25000416666666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8T16:00:00">
            <text:p>Tue Nov  8 16:00:00 2022</text:p>
          </table:table-cell>
          <table:table-cell office:value-type="float" office:value="30.972224999999998">
            <text:p>30.972224999999998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08T17:00:00">
            <text:p>Tue Nov  8 17:00:00 2022</text:p>
          </table:table-cell>
          <table:table-cell office:value-type="float" office:value="29.763891666666666">
            <text:p>29.763891666666666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10.1667">
            <text:p>10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1-12T15:00:00">
            <text:p>Sat Nov 12 15:00:00 2022</text:p>
          </table:table-cell>
          <table:table-cell office:value-type="float" office:value="28.8611125">
            <text:p>28.8611125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13T14:00:00">
            <text:p>Sun Nov 13 14:00:00 2022</text:p>
          </table:table-cell>
          <table:table-cell office:value-type="float" office:value="27.8888875">
            <text:p>27.8888875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1-14T15:00:00">
            <text:p>Mon Nov 14 15:00:00 2022</text:p>
          </table:table-cell>
          <table:table-cell office:value-type="float" office:value="40.041662499999994">
            <text:p>40.041662499999994</text:p>
          </table:table-cell>
          <table:table-cell office:value-type="float" office:value="34.0">
            <text:p>34.0</text:p>
          </table:table-cell>
          <table:table-cell office:value-type="float" office:value="24.3333">
            <text:p>24.3333</text:p>
          </table:table-cell>
          <table:table-cell office:value-type="float" office:value="20.0">
            <text:p>20.0</text:p>
          </table:table-cell>
          <table:table-cell office:value-type="float" office:value="23.0">
            <text:p>23.0</text:p>
          </table:table-cell>
          <table:table-cell office:value-type="float" office:value="20.8333">
            <text:p>20.8333</text:p>
          </table:table-cell>
          <table:table-cell office:value-type="float" office:value="27.0">
            <text:p>27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1-14T16:00:00">
            <text:p>Mon Nov 14 16:00:00 2022</text:p>
          </table:table-cell>
          <table:table-cell office:value-type="float" office:value="40.59721666666666">
            <text:p>40.59721666666666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24.3333">
            <text:p>24.3333</text:p>
          </table:table-cell>
          <table:table-cell office:value-type="float" office:value="20.0">
            <text:p>20.0</text:p>
          </table:table-cell>
          <table:table-cell office:value-type="float" office:value="23.0">
            <text:p>23.0</text:p>
          </table:table-cell>
          <table:table-cell office:value-type="float" office:value="20.8333">
            <text:p>20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4T17:00:00">
            <text:p>Mon Nov 14 17:00:00 2022</text:p>
          </table:table-cell>
          <table:table-cell office:value-type="float" office:value="40.46527083333333">
            <text:p>40.46527083333333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24.3333">
            <text:p>24.3333</text:p>
          </table:table-cell>
          <table:table-cell office:value-type="float" office:value="20.0">
            <text:p>20.0</text:p>
          </table:table-cell>
          <table:table-cell office:value-type="float" office:value="23.0">
            <text:p>23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1-14T18:00:00">
            <text:p>Mon Nov 14 18:00:00 2022</text:p>
          </table:table-cell>
          <table:table-cell office:value-type="float" office:value="39.493050000000004">
            <text:p>39.493050000000004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24.3333">
            <text:p>24.3333</text:p>
          </table:table-cell>
          <table:table-cell office:value-type="float" office:value="20.0">
            <text:p>20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1-19T13:00:00">
            <text:p>Sat Nov 19 13:00:00 2022</text:p>
          </table:table-cell>
          <table:table-cell office:value-type="float" office:value="52.631949999999996">
            <text:p>52.631949999999996</text:p>
          </table:table-cell>
          <table:table-cell office:value-type="float" office:value="56.1667">
            <text:p>56.1667</text:p>
          </table:table-cell>
          <table:table-cell office:value-type="float" office:value="53.8333">
            <text:p>53.8333</text:p>
          </table:table-cell>
          <table:table-cell office:value-type="float" office:value="46.5">
            <text:p>46.5</text:p>
          </table:table-cell>
          <table:table-cell office:value-type="float" office:value="45.1667">
            <text:p>45.1667</text:p>
          </table:table-cell>
          <table:table-cell office:value-type="float" office:value="54.1667">
            <text:p>54.1667</text:p>
          </table:table-cell>
          <table:table-cell office:value-type="float" office:value="48.1667">
            <text:p>48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19T14:00:00">
            <text:p>Sat Nov 19 14:00:00 2022</text:p>
          </table:table-cell>
          <table:table-cell office:value-type="float" office:value="53.11111666666667">
            <text:p>53.11111666666667</text:p>
          </table:table-cell>
          <table:table-cell office:value-type="float" office:value="53.8333">
            <text:p>53.8333</text:p>
          </table:table-cell>
          <table:table-cell office:value-type="float" office:value="56.1667">
            <text:p>56.1667</text:p>
          </table:table-cell>
          <table:table-cell office:value-type="float" office:value="53.8333">
            <text:p>53.8333</text:p>
          </table:table-cell>
          <table:table-cell office:value-type="float" office:value="46.5">
            <text:p>46.5</text:p>
          </table:table-cell>
          <table:table-cell office:value-type="float" office:value="45.1667">
            <text:p>45.1667</text:p>
          </table:table-cell>
          <table:table-cell office:value-type="float" office:value="54.1667">
            <text:p>54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11-19T15:00:00">
            <text:p>Sat Nov 19 15:00:00 2022</text:p>
          </table:table-cell>
          <table:table-cell office:value-type="float" office:value="53.30555833333333">
            <text:p>53.30555833333333</text:p>
          </table:table-cell>
          <table:table-cell office:value-type="float" office:value="29.3333">
            <text:p>29.3333</text:p>
          </table:table-cell>
          <table:table-cell office:value-type="float" office:value="53.8333">
            <text:p>53.8333</text:p>
          </table:table-cell>
          <table:table-cell office:value-type="float" office:value="56.1667">
            <text:p>56.1667</text:p>
          </table:table-cell>
          <table:table-cell office:value-type="float" office:value="53.8333">
            <text:p>53.8333</text:p>
          </table:table-cell>
          <table:table-cell office:value-type="float" office:value="46.5">
            <text:p>46.5</text:p>
          </table:table-cell>
          <table:table-cell office:value-type="float" office:value="45.1667">
            <text:p>45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1-19T16:00:00">
            <text:p>Sat Nov 19 16:00:00 2022</text:p>
          </table:table-cell>
          <table:table-cell office:value-type="float" office:value="53.451391666666666">
            <text:p>53.451391666666666</text:p>
          </table:table-cell>
          <table:table-cell office:value-type="float" office:value="37.3333">
            <text:p>37.3333</text:p>
          </table:table-cell>
          <table:table-cell office:value-type="float" office:value="29.3333">
            <text:p>29.3333</text:p>
          </table:table-cell>
          <table:table-cell office:value-type="float" office:value="53.8333">
            <text:p>53.8333</text:p>
          </table:table-cell>
          <table:table-cell office:value-type="float" office:value="56.1667">
            <text:p>56.1667</text:p>
          </table:table-cell>
          <table:table-cell office:value-type="float" office:value="53.8333">
            <text:p>53.8333</text:p>
          </table:table-cell>
          <table:table-cell office:value-type="float" office:value="46.5">
            <text:p>46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11-20T13:00:00">
            <text:p>Sun Nov 20 13:00:00 2022</text:p>
          </table:table-cell>
          <table:table-cell office:value-type="float" office:value="42.09027916666667">
            <text:p>42.09027916666667</text:p>
          </table:table-cell>
          <table:table-cell office:value-type="float" office:value="4.1667">
            <text:p>4.1667</text:p>
          </table:table-cell>
          <table:table-cell office:value-type="float" office:value="32.0">
            <text:p>32.0</text:p>
          </table:table-cell>
          <table:table-cell office:value-type="float" office:value="50.1667">
            <text:p>50.1667</text:p>
          </table:table-cell>
          <table:table-cell office:value-type="float" office:value="38.0">
            <text:p>38.0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1-20T14:00:00">
            <text:p>Sun Nov 20 14:00:00 2022</text:p>
          </table:table-cell>
          <table:table-cell office:value-type="float" office:value="41.847225">
            <text:p>41.847225</text:p>
          </table:table-cell>
          <table:table-cell office:value-type="float" office:value="11.5">
            <text:p>11.5</text:p>
          </table:table-cell>
          <table:table-cell office:value-type="float" office:value="4.1667">
            <text:p>4.1667</text:p>
          </table:table-cell>
          <table:table-cell office:value-type="float" office:value="32.0">
            <text:p>32.0</text:p>
          </table:table-cell>
          <table:table-cell office:value-type="float" office:value="50.1667">
            <text:p>50.1667</text:p>
          </table:table-cell>
          <table:table-cell office:value-type="float" office:value="38.0">
            <text:p>38.0</text:p>
          </table:table-cell>
          <table:table-cell office:value-type="float" office:value="34.6667">
            <text:p>34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0T15:00:00">
            <text:p>Sun Nov 20 15:00:00 2022</text:p>
          </table:table-cell>
          <table:table-cell office:value-type="float" office:value="41.541670833333335">
            <text:p>41.541670833333335</text:p>
          </table:table-cell>
          <table:table-cell office:value-type="float" office:value="13.1667">
            <text:p>13.1667</text:p>
          </table:table-cell>
          <table:table-cell office:value-type="float" office:value="11.5">
            <text:p>11.5</text:p>
          </table:table-cell>
          <table:table-cell office:value-type="float" office:value="4.1667">
            <text:p>4.1667</text:p>
          </table:table-cell>
          <table:table-cell office:value-type="float" office:value="32.0">
            <text:p>32.0</text:p>
          </table:table-cell>
          <table:table-cell office:value-type="float" office:value="50.1667">
            <text:p>50.1667</text:p>
          </table:table-cell>
          <table:table-cell office:value-type="float" office:value="38.0">
            <text:p>38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1-20T16:00:00">
            <text:p>Sun Nov 20 16:00:00 2022</text:p>
          </table:table-cell>
          <table:table-cell office:value-type="float" office:value="41.381949999999996">
            <text:p>41.381949999999996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  <table:table-cell office:value-type="float" office:value="11.5">
            <text:p>11.5</text:p>
          </table:table-cell>
          <table:table-cell office:value-type="float" office:value="4.1667">
            <text:p>4.1667</text:p>
          </table:table-cell>
          <table:table-cell office:value-type="float" office:value="32.0">
            <text:p>32.0</text:p>
          </table:table-cell>
          <table:table-cell office:value-type="float" office:value="50.1667">
            <text:p>50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11-20T17:00:00">
            <text:p>Sun Nov 20 17:00:00 2022</text:p>
          </table:table-cell>
          <table:table-cell office:value-type="float" office:value="41.27778333333333">
            <text:p>41.27778333333333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  <table:table-cell office:value-type="float" office:value="11.5">
            <text:p>11.5</text:p>
          </table:table-cell>
          <table:table-cell office:value-type="float" office:value="4.1667">
            <text:p>4.1667</text:p>
          </table:table-cell>
          <table:table-cell office:value-type="float" office:value="32.0">
            <text:p>32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11-20T18:00:00">
            <text:p>Sun Nov 20 18:00:00 2022</text:p>
          </table:table-cell>
          <table:table-cell office:value-type="float" office:value="40.972229166666665">
            <text:p>40.97222916666666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  <table:table-cell office:value-type="float" office:value="11.5">
            <text:p>11.5</text:p>
          </table:table-cell>
          <table:table-cell office:value-type="float" office:value="4.1667">
            <text:p>4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1-23T17:00:00">
            <text:p>Wed Nov 23 17:00:00 2022</text:p>
          </table:table-cell>
          <table:table-cell office:value-type="float" office:value="39.7639">
            <text:p>39.7639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  <table:table-cell office:value-type="float" office:value="12.6667">
            <text:p>12.6667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8T16:00:00">
            <text:p>Mon Nov 28 16:00:00 2022</text:p>
          </table:table-cell>
          <table:table-cell office:value-type="float" office:value="34.604170833333335">
            <text:p>34.604170833333335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8333">
            <text:p>12.8333</text:p>
          </table:table-cell>
          <table:table-cell office:value-type="float" office:value="13.0">
            <text:p>13.0</text:p>
          </table:table-cell>
          <table:table-cell office:value-type="float" office:value="11.8333">
            <text:p>11.8333</text:p>
          </table:table-cell>
          <table:table-cell office:value-type="float" office:value="30.5">
            <text:p>30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17:00:00">
            <text:p>Mon Nov 28 17:00:00 2022</text:p>
          </table:table-cell>
          <table:table-cell office:value-type="float" office:value="35.99305833333333">
            <text:p>35.99305833333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8333">
            <text:p>12.8333</text:p>
          </table:table-cell>
          <table:table-cell office:value-type="float" office:value="13.0">
            <text:p>13.0</text:p>
          </table:table-cell>
          <table:table-cell office:value-type="float" office:value="11.8333">
            <text:p>11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18:00:00">
            <text:p>Mon Nov 28 18:00:00 2022</text:p>
          </table:table-cell>
          <table:table-cell office:value-type="float" office:value="36.847225">
            <text:p>36.847225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8333">
            <text:p>12.8333</text:p>
          </table:table-cell>
          <table:table-cell office:value-type="float" office:value="13.0">
            <text:p>13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1-29T15:00:00">
            <text:p>Tue Nov 29 15:00:00 2022</text:p>
          </table:table-cell>
          <table:table-cell office:value-type="float" office:value="39.243050000000004">
            <text:p>39.243050000000004</text:p>
          </table:table-cell>
          <table:table-cell office:value-type="float" office:value="4.5">
            <text:p>4.5</text:p>
          </table:table-cell>
          <table:table-cell office:value-type="float" office:value="23.6667">
            <text:p>23.6667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29T16:00:00">
            <text:p>Tue Nov 29 16:00:00 2022</text:p>
          </table:table-cell>
          <table:table-cell office:value-type="float" office:value="39.18749583333334">
            <text:p>39.18749583333334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23.6667">
            <text:p>23.6667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23.8333">
            <text:p>23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9T17:00:00">
            <text:p>Tue Nov 29 17:00:00 2022</text:p>
          </table:table-cell>
          <table:table-cell office:value-type="float" office:value="39.13194166666667">
            <text:p>39.13194166666667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23.6667">
            <text:p>23.6667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9T18:00:00">
            <text:p>Tue Nov 29 18:00:00 2022</text:p>
          </table:table-cell>
          <table:table-cell office:value-type="float" office:value="38.208329166666665">
            <text:p>38.208329166666665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23.6667">
            <text:p>23.6667</text:p>
          </table:table-cell>
          <table:table-cell office:value-type="float" office:value="38.5">
            <text:p>38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04T13:00:00">
            <text:p>Sun Dec  4 13:00:00 2022</text:p>
          </table:table-cell>
          <table:table-cell office:value-type="float" office:value="30.020837500000003">
            <text:p>30.020837500000003</text:p>
          </table:table-cell>
          <table:table-cell office:value-type="float" office:value="8.8333">
            <text:p>8.8333</text:p>
          </table:table-cell>
          <table:table-cell office:value-type="float" office:value="16.5">
            <text:p>16.5</text:p>
          </table:table-cell>
          <table:table-cell office:value-type="float" office:value="15.8333">
            <text:p>15.8333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  <table:table-cell office:value-type="float" office:value="33.5">
            <text:p>33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04T14:00:00">
            <text:p>Sun Dec  4 14:00:00 2022</text:p>
          </table:table-cell>
          <table:table-cell office:value-type="float" office:value="30.451391666666666">
            <text:p>30.451391666666666</text:p>
          </table:table-cell>
          <table:table-cell office:value-type="float" office:value="21.8333">
            <text:p>21.8333</text:p>
          </table:table-cell>
          <table:table-cell office:value-type="float" office:value="8.8333">
            <text:p>8.8333</text:p>
          </table:table-cell>
          <table:table-cell office:value-type="float" office:value="16.5">
            <text:p>16.5</text:p>
          </table:table-cell>
          <table:table-cell office:value-type="float" office:value="15.8333">
            <text:p>15.8333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04T15:00:00">
            <text:p>Sun Dec  4 15:00:00 2022</text:p>
          </table:table-cell>
          <table:table-cell office:value-type="float" office:value="30.958337500000003">
            <text:p>30.958337500000003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8.8333">
            <text:p>8.8333</text:p>
          </table:table-cell>
          <table:table-cell office:value-type="float" office:value="16.5">
            <text:p>16.5</text:p>
          </table:table-cell>
          <table:table-cell office:value-type="float" office:value="15.8333">
            <text:p>15.8333</text:p>
          </table:table-cell>
          <table:table-cell office:value-type="float" office:value="27.6667">
            <text:p>27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2-04T16:00:00">
            <text:p>Sun Dec  4 16:00:00 2022</text:p>
          </table:table-cell>
          <table:table-cell office:value-type="float" office:value="31.604170833333338">
            <text:p>31.604170833333338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8.8333">
            <text:p>8.8333</text:p>
          </table:table-cell>
          <table:table-cell office:value-type="float" office:value="16.5">
            <text:p>16.5</text:p>
          </table:table-cell>
          <table:table-cell office:value-type="float" office:value="15.8333">
            <text:p>15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2-05T10:00:00">
            <text:p>Mon Dec  5 10:00:00 2022</text:p>
          </table:table-cell>
          <table:table-cell office:value-type="float" office:value="31.652779166666665">
            <text:p>31.652779166666665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  <table:table-cell office:value-type="float" office:value="12.3333">
            <text:p>12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05T11:00:00">
            <text:p>Mon Dec  5 11:00:00 2022</text:p>
          </table:table-cell>
          <table:table-cell office:value-type="float" office:value="32.354166666666664">
            <text:p>32.354166666666664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2-05T12:00:00">
            <text:p>Mon Dec  5 12:00:00 2022</text:p>
          </table:table-cell>
          <table:table-cell office:value-type="float" office:value="32.875">
            <text:p>32.87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5T13:00:00">
            <text:p>Mon Dec  5 13:00:00 2022</text:p>
          </table:table-cell>
          <table:table-cell office:value-type="float" office:value="32.69444166666667">
            <text:p>32.69444166666667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9T07:00:00">
            <text:p>Fri Dec  9 07:00:00 2022</text:p>
          </table:table-cell>
          <table:table-cell office:value-type="float" office:value="46.590275">
            <text:p>46.590275</text:p>
          </table:table-cell>
          <table:table-cell office:value-type="float" office:value="36.8333">
            <text:p>36.8333</text:p>
          </table:table-cell>
          <table:table-cell office:value-type="float" office:value="26.1667">
            <text:p>26.1667</text:p>
          </table:table-cell>
          <table:table-cell office:value-type="float" office:value="30.3333">
            <text:p>30.3333</text:p>
          </table:table-cell>
          <table:table-cell office:value-type="float" office:value="44.5">
            <text:p>44.5</text:p>
          </table:table-cell>
          <table:table-cell office:value-type="float" office:value="45.1667">
            <text:p>45.1667</text:p>
          </table:table-cell>
          <table:table-cell office:value-type="float" office:value="33.6667">
            <text:p>33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2-09T08:00:00">
            <text:p>Fri Dec  9 08:00:00 2022</text:p>
          </table:table-cell>
          <table:table-cell office:value-type="float" office:value="45.99305416666667">
            <text:p>45.99305416666667</text:p>
          </table:table-cell>
          <table:table-cell office:value-type="float" office:value="43.8333">
            <text:p>43.8333</text:p>
          </table:table-cell>
          <table:table-cell office:value-type="float" office:value="36.8333">
            <text:p>36.8333</text:p>
          </table:table-cell>
          <table:table-cell office:value-type="float" office:value="26.1667">
            <text:p>26.1667</text:p>
          </table:table-cell>
          <table:table-cell office:value-type="float" office:value="30.3333">
            <text:p>30.3333</text:p>
          </table:table-cell>
          <table:table-cell office:value-type="float" office:value="44.5">
            <text:p>44.5</text:p>
          </table:table-cell>
          <table:table-cell office:value-type="float" office:value="45.1667">
            <text:p>45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09T09:00:00">
            <text:p>Fri Dec  9 09:00:00 2022</text:p>
          </table:table-cell>
          <table:table-cell office:value-type="float" office:value="45.7013875">
            <text:p>45.7013875</text:p>
          </table:table-cell>
          <table:table-cell office:value-type="float" office:value="39.1667">
            <text:p>39.1667</text:p>
          </table:table-cell>
          <table:table-cell office:value-type="float" office:value="43.8333">
            <text:p>43.8333</text:p>
          </table:table-cell>
          <table:table-cell office:value-type="float" office:value="36.8333">
            <text:p>36.8333</text:p>
          </table:table-cell>
          <table:table-cell office:value-type="float" office:value="26.1667">
            <text:p>26.1667</text:p>
          </table:table-cell>
          <table:table-cell office:value-type="float" office:value="30.3333">
            <text:p>30.3333</text:p>
          </table:table-cell>
          <table:table-cell office:value-type="float" office:value="44.5">
            <text:p>44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9T10:00:00">
            <text:p>Fri Dec  9 10:00:00 2022</text:p>
          </table:table-cell>
          <table:table-cell office:value-type="float" office:value="45.541666666666664">
            <text:p>45.541666666666664</text:p>
          </table:table-cell>
          <table:table-cell office:value-type="float" office:value="49.1667">
            <text:p>49.1667</text:p>
          </table:table-cell>
          <table:table-cell office:value-type="float" office:value="39.1667">
            <text:p>39.1667</text:p>
          </table:table-cell>
          <table:table-cell office:value-type="float" office:value="43.8333">
            <text:p>43.8333</text:p>
          </table:table-cell>
          <table:table-cell office:value-type="float" office:value="36.8333">
            <text:p>36.8333</text:p>
          </table:table-cell>
          <table:table-cell office:value-type="float" office:value="26.1667">
            <text:p>26.1667</text:p>
          </table:table-cell>
          <table:table-cell office:value-type="float" office:value="30.3333">
            <text:p>30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09T11:00:00">
            <text:p>Fri Dec  9 11:00:00 2022</text:p>
          </table:table-cell>
          <table:table-cell office:value-type="float" office:value="45.604166666666664">
            <text:p>45.604166666666664</text:p>
          </table:table-cell>
          <table:table-cell office:value-type="float" office:value="46.8333">
            <text:p>46.8333</text:p>
          </table:table-cell>
          <table:table-cell office:value-type="float" office:value="49.1667">
            <text:p>49.1667</text:p>
          </table:table-cell>
          <table:table-cell office:value-type="float" office:value="39.1667">
            <text:p>39.1667</text:p>
          </table:table-cell>
          <table:table-cell office:value-type="float" office:value="43.8333">
            <text:p>43.8333</text:p>
          </table:table-cell>
          <table:table-cell office:value-type="float" office:value="36.8333">
            <text:p>36.8333</text:p>
          </table:table-cell>
          <table:table-cell office:value-type="float" office:value="26.1667">
            <text:p>26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10T12:00:00">
            <text:p>Sat Dec 10 12:00:00 2022</text:p>
          </table:table-cell>
          <table:table-cell office:value-type="float" office:value="41.597229166666665">
            <text:p>41.597229166666665</text:p>
          </table:table-cell>
          <table:table-cell office:value-type="float" office:value="37.0">
            <text:p>37.0</text:p>
          </table:table-cell>
          <table:table-cell office:value-type="float" office:value="33.0">
            <text:p>33.0</text:p>
          </table:table-cell>
          <table:table-cell office:value-type="float" office:value="34.5">
            <text:p>34.5</text:p>
          </table:table-cell>
          <table:table-cell office:value-type="float" office:value="36.0">
            <text:p>36.0</text:p>
          </table:table-cell>
          <table:table-cell office:value-type="float" office:value="33.5">
            <text:p>33.5</text:p>
          </table:table-cell>
          <table:table-cell office:value-type="float" office:value="36.6667">
            <text:p>36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2-10T13:00:00">
            <text:p>Sat Dec 10 13:00:00 2022</text:p>
          </table:table-cell>
          <table:table-cell office:value-type="float" office:value="41.64584166666666">
            <text:p>41.64584166666666</text:p>
          </table:table-cell>
          <table:table-cell office:value-type="float" office:value="38.1667">
            <text:p>38.1667</text:p>
          </table:table-cell>
          <table:table-cell office:value-type="float" office:value="37.0">
            <text:p>37.0</text:p>
          </table:table-cell>
          <table:table-cell office:value-type="float" office:value="33.0">
            <text:p>33.0</text:p>
          </table:table-cell>
          <table:table-cell office:value-type="float" office:value="34.5">
            <text:p>34.5</text:p>
          </table:table-cell>
          <table:table-cell office:value-type="float" office:value="36.0">
            <text:p>36.0</text:p>
          </table:table-cell>
          <table:table-cell office:value-type="float" office:value="33.5">
            <text:p>33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0T14:00:00">
            <text:p>Sat Dec 10 14:00:00 2022</text:p>
          </table:table-cell>
          <table:table-cell office:value-type="float" office:value="41.70139583333333">
            <text:p>41.70139583333333</text:p>
          </table:table-cell>
          <table:table-cell office:value-type="float" office:value="30.8333">
            <text:p>30.8333</text:p>
          </table:table-cell>
          <table:table-cell office:value-type="float" office:value="38.1667">
            <text:p>38.1667</text:p>
          </table:table-cell>
          <table:table-cell office:value-type="float" office:value="37.0">
            <text:p>37.0</text:p>
          </table:table-cell>
          <table:table-cell office:value-type="float" office:value="33.0">
            <text:p>33.0</text:p>
          </table:table-cell>
          <table:table-cell office:value-type="float" office:value="34.5">
            <text:p>34.5</text:p>
          </table:table-cell>
          <table:table-cell office:value-type="float" office:value="36.0">
            <text:p>36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2-10T15:00:00">
            <text:p>Sat Dec 10 15:00:00 2022</text:p>
          </table:table-cell>
          <table:table-cell office:value-type="float" office:value="42.034729166666665">
            <text:p>42.034729166666665</text:p>
          </table:table-cell>
          <table:table-cell office:value-type="float" office:value="31.1667">
            <text:p>31.1667</text:p>
          </table:table-cell>
          <table:table-cell office:value-type="float" office:value="30.8333">
            <text:p>30.8333</text:p>
          </table:table-cell>
          <table:table-cell office:value-type="float" office:value="38.1667">
            <text:p>38.1667</text:p>
          </table:table-cell>
          <table:table-cell office:value-type="float" office:value="37.0">
            <text:p>37.0</text:p>
          </table:table-cell>
          <table:table-cell office:value-type="float" office:value="33.0">
            <text:p>33.0</text:p>
          </table:table-cell>
          <table:table-cell office:value-type="float" office:value="34.5">
            <text:p>34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10T16:00:00">
            <text:p>Sat Dec 10 16:00:00 2022</text:p>
          </table:table-cell>
          <table:table-cell office:value-type="float" office:value="41.916670833333335">
            <text:p>41.916670833333335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  <table:table-cell office:value-type="float" office:value="30.8333">
            <text:p>30.8333</text:p>
          </table:table-cell>
          <table:table-cell office:value-type="float" office:value="38.1667">
            <text:p>38.1667</text:p>
          </table:table-cell>
          <table:table-cell office:value-type="float" office:value="37.0">
            <text:p>37.0</text:p>
          </table:table-cell>
          <table:table-cell office:value-type="float" office:value="33.0">
            <text:p>33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2-10T17:00:00">
            <text:p>Sat Dec 10 17:00:00 2022</text:p>
          </table:table-cell>
          <table:table-cell office:value-type="float" office:value="41.81250416666666">
            <text:p>41.81250416666666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  <table:table-cell office:value-type="float" office:value="30.8333">
            <text:p>30.8333</text:p>
          </table:table-cell>
          <table:table-cell office:value-type="float" office:value="38.1667">
            <text:p>38.1667</text:p>
          </table:table-cell>
          <table:table-cell office:value-type="float" office:value="37.0">
            <text:p>37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11T07:00:00">
            <text:p>Sun Dec 11 07:00:00 2022</text:p>
          </table:table-cell>
          <table:table-cell office:value-type="float" office:value="41.37499583333334">
            <text:p>41.37499583333334</text:p>
          </table:table-cell>
          <table:table-cell office:value-type="float" office:value="30.3333">
            <text:p>30.3333</text:p>
          </table:table-cell>
          <table:table-cell office:value-type="float" office:value="20.3333">
            <text:p>20.3333</text:p>
          </table:table-cell>
          <table:table-cell office:value-type="float" office:value="14.3333">
            <text:p>14.3333</text:p>
          </table:table-cell>
          <table:table-cell office:value-type="float" office:value="21.5">
            <text:p>21.5</text:p>
          </table:table-cell>
          <table:table-cell office:value-type="float" office:value="26.6667">
            <text:p>26.6667</text:p>
          </table:table-cell>
          <table:table-cell office:value-type="float" office:value="21.5">
            <text:p>21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2-11T08:00:00">
            <text:p>Sun Dec 11 08:00:00 2022</text:p>
          </table:table-cell>
          <table:table-cell office:value-type="float" office:value="42.4791625">
            <text:p>42.4791625</text:p>
          </table:table-cell>
          <table:table-cell office:value-type="float" office:value="36.3333">
            <text:p>36.3333</text:p>
          </table:table-cell>
          <table:table-cell office:value-type="float" office:value="30.3333">
            <text:p>30.3333</text:p>
          </table:table-cell>
          <table:table-cell office:value-type="float" office:value="20.3333">
            <text:p>20.3333</text:p>
          </table:table-cell>
          <table:table-cell office:value-type="float" office:value="14.3333">
            <text:p>14.3333</text:p>
          </table:table-cell>
          <table:table-cell office:value-type="float" office:value="21.5">
            <text:p>21.5</text:p>
          </table:table-cell>
          <table:table-cell office:value-type="float" office:value="26.6667">
            <text:p>26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11T09:00:00">
            <text:p>Sun Dec 11 09:00:00 2022</text:p>
          </table:table-cell>
          <table:table-cell office:value-type="float" office:value="43.63888333333333">
            <text:p>43.63888333333333</text:p>
          </table:table-cell>
          <table:table-cell office:value-type="float" office:value="44.8333">
            <text:p>44.8333</text:p>
          </table:table-cell>
          <table:table-cell office:value-type="float" office:value="36.3333">
            <text:p>36.3333</text:p>
          </table:table-cell>
          <table:table-cell office:value-type="float" office:value="30.3333">
            <text:p>30.3333</text:p>
          </table:table-cell>
          <table:table-cell office:value-type="float" office:value="20.3333">
            <text:p>20.3333</text:p>
          </table:table-cell>
          <table:table-cell office:value-type="float" office:value="14.3333">
            <text:p>14.3333</text:p>
          </table:table-cell>
          <table:table-cell office:value-type="float" office:value="21.5">
            <text:p>21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2-12T12:00:00">
            <text:p>Mon Dec 12 12:00:00 2022</text:p>
          </table:table-cell>
          <table:table-cell office:value-type="float" office:value="35.043054166666664">
            <text:p>35.043054166666664</text:p>
          </table:table-cell>
          <table:table-cell office:value-type="float" office:value="34.3333">
            <text:p>34.3333</text:p>
          </table:table-cell>
          <table:table-cell office:value-type="float" office:value="31.5">
            <text:p>31.5</text:p>
          </table:table-cell>
          <table:table-cell office:value-type="float" office:value="25.0">
            <text:p>25.0</text:p>
          </table:table-cell>
          <table:table-cell office:value-type="float" office:value="20.1667">
            <text:p>20.1667</text:p>
          </table:table-cell>
          <table:table-cell office:value-type="float" office:value="20.3333">
            <text:p>20.3333</text:p>
          </table:table-cell>
          <table:table-cell office:value-type="float" office:value="23.5">
            <text:p>23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12T13:00:00">
            <text:p>Mon Dec 12 13:00:00 2022</text:p>
          </table:table-cell>
          <table:table-cell office:value-type="float" office:value="35.11944166666667">
            <text:p>35.11944166666667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1.5">
            <text:p>31.5</text:p>
          </table:table-cell>
          <table:table-cell office:value-type="float" office:value="25.0">
            <text:p>25.0</text:p>
          </table:table-cell>
          <table:table-cell office:value-type="float" office:value="20.1667">
            <text:p>20.1667</text:p>
          </table:table-cell>
          <table:table-cell office:value-type="float" office:value="20.3333">
            <text:p>20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2-12T14:00:00">
            <text:p>Mon Dec 12 14:00:00 2022</text:p>
          </table:table-cell>
          <table:table-cell office:value-type="float" office:value="35.4388875">
            <text:p>35.4388875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1.5">
            <text:p>31.5</text:p>
          </table:table-cell>
          <table:table-cell office:value-type="float" office:value="25.0">
            <text:p>25.0</text:p>
          </table:table-cell>
          <table:table-cell office:value-type="float" office:value="20.1667">
            <text:p>20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12T15:00:00">
            <text:p>Mon Dec 12 15:00:00 2022</text:p>
          </table:table-cell>
          <table:table-cell office:value-type="float" office:value="35.7375">
            <text:p>35.7375</text:p>
          </table:table-cell>
          <table:table-cell office:value-type="float" office:value="23.6667">
            <text:p>23.6667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1.5">
            <text:p>31.5</text:p>
          </table:table-cell>
          <table:table-cell office:value-type="float" office:value="25.0">
            <text:p>25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12T16:00:00">
            <text:p>Mon Dec 12 16:00:00 2022</text:p>
          </table:table-cell>
          <table:table-cell office:value-type="float" office:value="35.43194166666667">
            <text:p>35.43194166666667</text:p>
          </table:table-cell>
          <table:table-cell office:value-type="float" office:value="11.1667">
            <text:p>11.1667</text:p>
          </table:table-cell>
          <table:table-cell office:value-type="float" office:value="23.6667">
            <text:p>23.6667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1.5">
            <text:p>31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13T20:00:00">
            <text:p>Tue Dec 13 20:00:00 2022</text:p>
          </table:table-cell>
          <table:table-cell office:value-type="float" office:value="38.354166666666664">
            <text:p>38.354166666666664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33.1667">
            <text:p>33.1667</text:p>
          </table:table-cell>
          <table:table-cell office:value-type="float" office:value="31.8333">
            <text:p>31.8333</text:p>
          </table:table-cell>
          <table:table-cell office:value-type="float" office:value="27.6667">
            <text:p>27.6667</text:p>
          </table:table-cell>
          <table:table-cell office:value-type="float" office:value="33.6667">
            <text:p>33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2-13T21:00:00">
            <text:p>Tue Dec 13 21:00:00 2022</text:p>
          </table:table-cell>
          <table:table-cell office:value-type="float" office:value="38.951391666666666">
            <text:p>38.951391666666666</text:p>
          </table:table-cell>
          <table:table-cell office:value-type="float" office:value="35.6667">
            <text:p>35.6667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33.1667">
            <text:p>33.1667</text:p>
          </table:table-cell>
          <table:table-cell office:value-type="float" office:value="31.8333">
            <text:p>31.8333</text:p>
          </table:table-cell>
          <table:table-cell office:value-type="float" office:value="27.6667">
            <text:p>27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4T14:00:00">
            <text:p>Wed Dec 14 14:00:00 2022</text:p>
          </table:table-cell>
          <table:table-cell office:value-type="float" office:value="40.79862083333333">
            <text:p>40.79862083333333</text:p>
          </table:table-cell>
          <table:table-cell office:value-type="float" office:value="40.0">
            <text:p>40.0</text:p>
          </table:table-cell>
          <table:table-cell office:value-type="float" office:value="46.1667">
            <text:p>46.1667</text:p>
          </table:table-cell>
          <table:table-cell office:value-type="float" office:value="41.3333">
            <text:p>41.3333</text:p>
          </table:table-cell>
          <table:table-cell office:value-type="float" office:value="28.5">
            <text:p>28.5</text:p>
          </table:table-cell>
          <table:table-cell office:value-type="float" office:value="27.6667">
            <text:p>27.6667</text:p>
          </table:table-cell>
          <table:table-cell office:value-type="float" office:value="22.0">
            <text:p>22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4T15:00:00">
            <text:p>Wed Dec 14 15:00:00 2022</text:p>
          </table:table-cell>
          <table:table-cell office:value-type="float" office:value="41.32639583333333">
            <text:p>41.32639583333333</text:p>
          </table:table-cell>
          <table:table-cell office:value-type="float" office:value="46.6667">
            <text:p>46.6667</text:p>
          </table:table-cell>
          <table:table-cell office:value-type="float" office:value="40.0">
            <text:p>40.0</text:p>
          </table:table-cell>
          <table:table-cell office:value-type="float" office:value="46.1667">
            <text:p>46.1667</text:p>
          </table:table-cell>
          <table:table-cell office:value-type="float" office:value="41.3333">
            <text:p>41.3333</text:p>
          </table:table-cell>
          <table:table-cell office:value-type="float" office:value="28.5">
            <text:p>28.5</text:p>
          </table:table-cell>
          <table:table-cell office:value-type="float" office:value="27.6667">
            <text:p>27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15T18:00:00">
            <text:p>Thu Dec 15 18:00:00 2022</text:p>
          </table:table-cell>
          <table:table-cell office:value-type="float" office:value="46.02778333333333">
            <text:p>46.02778333333333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  <table:table-cell office:value-type="float" office:value="29.1667">
            <text:p>29.1667</text:p>
          </table:table-cell>
          <table:table-cell office:value-type="float" office:value="46.6667">
            <text:p>46.6667</text:p>
          </table:table-cell>
          <table:table-cell office:value-type="float" office:value="50.3333">
            <text:p>50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5T19:00:00">
            <text:p>Thu Dec 15 19:00:00 2022</text:p>
          </table:table-cell>
          <table:table-cell office:value-type="float" office:value="45.4930625">
            <text:p>45.4930625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  <table:table-cell office:value-type="float" office:value="29.1667">
            <text:p>29.1667</text:p>
          </table:table-cell>
          <table:table-cell office:value-type="float" office:value="46.6667">
            <text:p>46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15T20:00:00">
            <text:p>Thu Dec 15 20:00:00 2022</text:p>
          </table:table-cell>
          <table:table-cell office:value-type="float" office:value="44.25000416666666">
            <text:p>44.25000416666666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  <table:table-cell office:value-type="float" office:value="29.1667">
            <text:p>29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1-09T15:00:00">
            <text:p>Mon Jan  9 15:00:00 2023</text:p>
          </table:table-cell>
          <table:table-cell office:value-type="float" office:value="42.229175">
            <text:p>42.229175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38.8333">
            <text:p>38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9T16:00:00">
            <text:p>Mon Jan  9 16:00:00 2023</text:p>
          </table:table-cell>
          <table:table-cell office:value-type="float" office:value="41.250008333333334">
            <text:p>41.250008333333334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1-09T17:00:00">
            <text:p>Mon Jan  9 17:00:00 2023</text:p>
          </table:table-cell>
          <table:table-cell office:value-type="float" office:value="39.9930625">
            <text:p>39.9930625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9T18:00:00">
            <text:p>Mon Jan  9 18:00:00 2023</text:p>
          </table:table-cell>
          <table:table-cell office:value-type="float" office:value="38.57639583333333">
            <text:p>38.57639583333333</text:p>
          </table:table-cell>
          <table:table-cell office:value-type="float" office:value="26.8333">
            <text:p>26.8333</text:p>
          </table:table-cell>
          <table:table-cell office:value-type="float" office:value="32.6667">
            <text:p>32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1-16T17:00:00">
            <text:p>Mon Jan 16 17:00:00 2023</text:p>
          </table:table-cell>
          <table:table-cell office:value-type="float" office:value="40.395829166666665">
            <text:p>40.395829166666665</text:p>
          </table:table-cell>
          <table:table-cell office:value-type="float" office:value="6.1667">
            <text:p>6.1667</text:p>
          </table:table-cell>
          <table:table-cell office:value-type="float" office:value="5.5">
            <text:p>5.5</text:p>
          </table:table-cell>
          <table:table-cell office:value-type="float" office:value="4.8333">
            <text:p>4.8333</text:p>
          </table:table-cell>
          <table:table-cell office:value-type="float" office:value="8.8333">
            <text:p>8.8333</text:p>
          </table:table-cell>
          <table:table-cell office:value-type="float" office:value="22.5">
            <text:p>22.5</text:p>
          </table:table-cell>
          <table:table-cell office:value-type="float" office:value="45.8333">
            <text:p>45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1-16T18:00:00">
            <text:p>Mon Jan 16 18:00:00 2023</text:p>
          </table:table-cell>
          <table:table-cell office:value-type="float" office:value="40.5763875">
            <text:p>40.5763875</text:p>
          </table:table-cell>
          <table:table-cell office:value-type="float" office:value="23.5">
            <text:p>23.5</text:p>
          </table:table-cell>
          <table:table-cell office:value-type="float" office:value="6.1667">
            <text:p>6.1667</text:p>
          </table:table-cell>
          <table:table-cell office:value-type="float" office:value="5.5">
            <text:p>5.5</text:p>
          </table:table-cell>
          <table:table-cell office:value-type="float" office:value="4.8333">
            <text:p>4.8333</text:p>
          </table:table-cell>
          <table:table-cell office:value-type="float" office:value="8.8333">
            <text:p>8.8333</text:p>
          </table:table-cell>
          <table:table-cell office:value-type="float" office:value="22.5">
            <text:p>22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16T19:00:00">
            <text:p>Mon Jan 16 19:00:00 2023</text:p>
          </table:table-cell>
          <table:table-cell office:value-type="float" office:value="41.49999583333334">
            <text:p>41.49999583333334</text:p>
          </table:table-cell>
          <table:table-cell office:value-type="float" office:value="28.1667">
            <text:p>28.1667</text:p>
          </table:table-cell>
          <table:table-cell office:value-type="float" office:value="23.5">
            <text:p>23.5</text:p>
          </table:table-cell>
          <table:table-cell office:value-type="float" office:value="6.1667">
            <text:p>6.1667</text:p>
          </table:table-cell>
          <table:table-cell office:value-type="float" office:value="5.5">
            <text:p>5.5</text:p>
          </table:table-cell>
          <table:table-cell office:value-type="float" office:value="4.8333">
            <text:p>4.8333</text:p>
          </table:table-cell>
          <table:table-cell office:value-type="float" office:value="8.8333">
            <text:p>8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1-16T20:00:00">
            <text:p>Mon Jan 16 20:00:00 2023</text:p>
          </table:table-cell>
          <table:table-cell office:value-type="float" office:value="42.111108333333334">
            <text:p>42.111108333333334</text:p>
          </table:table-cell>
          <table:table-cell office:value-type="float" office:value="46.8333">
            <text:p>46.8333</text:p>
          </table:table-cell>
          <table:table-cell office:value-type="float" office:value="28.1667">
            <text:p>28.1667</text:p>
          </table:table-cell>
          <table:table-cell office:value-type="float" office:value="23.5">
            <text:p>23.5</text:p>
          </table:table-cell>
          <table:table-cell office:value-type="float" office:value="6.1667">
            <text:p>6.1667</text:p>
          </table:table-cell>
          <table:table-cell office:value-type="float" office:value="5.5">
            <text:p>5.5</text:p>
          </table:table-cell>
          <table:table-cell office:value-type="float" office:value="4.8333">
            <text:p>4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1-18T16:00:00">
            <text:p>Wed Jan 18 16:00:00 2023</text:p>
          </table:table-cell>
          <table:table-cell office:value-type="float" office:value="57.173624999999994">
            <text:p>57.173624999999994</text:p>
          </table:table-cell>
          <table:table-cell office:value-type="float" office:value="18.1667">
            <text:p>18.1667</text:p>
          </table:table-cell>
          <table:table-cell office:value-type="float" office:value="29.1667">
            <text:p>29.1667</text:p>
          </table:table-cell>
          <table:table-cell office:value-type="float" office:value="54.5">
            <text:p>54.5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61.1667">
            <text:p>61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1-18T17:00:00">
            <text:p>Wed Jan 18 17:00:00 2023</text:p>
          </table:table-cell>
          <table:table-cell office:value-type="float" office:value="57.215291666666666">
            <text:p>57.215291666666666</text:p>
          </table:table-cell>
          <table:table-cell office:value-type="float" office:value="30.6667">
            <text:p>30.6667</text:p>
          </table:table-cell>
          <table:table-cell office:value-type="float" office:value="18.1667">
            <text:p>18.1667</text:p>
          </table:table-cell>
          <table:table-cell office:value-type="float" office:value="29.1667">
            <text:p>29.1667</text:p>
          </table:table-cell>
          <table:table-cell office:value-type="float" office:value="54.5">
            <text:p>54.5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1-18T18:00:00">
            <text:p>Wed Jan 18 18:00:00 2023</text:p>
          </table:table-cell>
          <table:table-cell office:value-type="float" office:value="57.10418333333333">
            <text:p>57.10418333333333</text:p>
          </table:table-cell>
          <table:table-cell office:value-type="float" office:value="43.1667">
            <text:p>43.1667</text:p>
          </table:table-cell>
          <table:table-cell office:value-type="float" office:value="30.6667">
            <text:p>30.6667</text:p>
          </table:table-cell>
          <table:table-cell office:value-type="float" office:value="18.1667">
            <text:p>18.1667</text:p>
          </table:table-cell>
          <table:table-cell office:value-type="float" office:value="29.1667">
            <text:p>29.1667</text:p>
          </table:table-cell>
          <table:table-cell office:value-type="float" office:value="54.5">
            <text:p>54.5</text:p>
          </table:table-cell>
          <table:table-cell office:value-type="float" office:value="61.6667">
            <text:p>61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18T19:00:00">
            <text:p>Wed Jan 18 19:00:00 2023</text:p>
          </table:table-cell>
          <table:table-cell office:value-type="float" office:value="56.56946249999999">
            <text:p>56.56946249999999</text:p>
          </table:table-cell>
          <table:table-cell office:value-type="float" office:value="57.0">
            <text:p>57.0</text:p>
          </table:table-cell>
          <table:table-cell office:value-type="float" office:value="43.1667">
            <text:p>43.1667</text:p>
          </table:table-cell>
          <table:table-cell office:value-type="float" office:value="30.6667">
            <text:p>30.6667</text:p>
          </table:table-cell>
          <table:table-cell office:value-type="float" office:value="18.1667">
            <text:p>18.1667</text:p>
          </table:table-cell>
          <table:table-cell office:value-type="float" office:value="29.1667">
            <text:p>29.1667</text:p>
          </table:table-cell>
          <table:table-cell office:value-type="float" office:value="54.5">
            <text:p>54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18T20:00:00">
            <text:p>Wed Jan 18 20:00:00 2023</text:p>
          </table:table-cell>
          <table:table-cell office:value-type="float" office:value="55.50001666666666">
            <text:p>55.50001666666666</text:p>
          </table:table-cell>
          <table:table-cell office:value-type="float" office:value="63.6667">
            <text:p>63.6667</text:p>
          </table:table-cell>
          <table:table-cell office:value-type="float" office:value="57.0">
            <text:p>57.0</text:p>
          </table:table-cell>
          <table:table-cell office:value-type="float" office:value="43.1667">
            <text:p>43.1667</text:p>
          </table:table-cell>
          <table:table-cell office:value-type="float" office:value="30.6667">
            <text:p>30.6667</text:p>
          </table:table-cell>
          <table:table-cell office:value-type="float" office:value="18.1667">
            <text:p>18.1667</text:p>
          </table:table-cell>
          <table:table-cell office:value-type="float" office:value="29.1667">
            <text:p>29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19T15:00:00">
            <text:p>Thu Jan 19 15:00:00 2023</text:p>
          </table:table-cell>
          <table:table-cell office:value-type="float" office:value="42.729166666666664">
            <text:p>42.729166666666664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  <table:table-cell office:value-type="float" office:value="53.0">
            <text:p>53.0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19T16:00:00">
            <text:p>Thu Jan 19 16:00:00 2023</text:p>
          </table:table-cell>
          <table:table-cell office:value-type="float" office:value="42.40277916666667">
            <text:p>42.40277916666667</text:p>
          </table:table-cell>
          <table:table-cell office:value-type="float" office:value="2.3333">
            <text:p>2.3333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  <table:table-cell office:value-type="float" office:value="53.0">
            <text:p>53.0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1-19T17:00:00">
            <text:p>Thu Jan 19 17:00:00 2023</text:p>
          </table:table-cell>
          <table:table-cell office:value-type="float" office:value="41.9375">
            <text:p>41.9375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  <table:table-cell office:value-type="float" office:value="53.0">
            <text:p>53.0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19T18:00:00">
            <text:p>Thu Jan 19 18:00:00 2023</text:p>
          </table:table-cell>
          <table:table-cell office:value-type="float" office:value="41.020833333333336">
            <text:p>41.020833333333336</text:p>
          </table:table-cell>
          <table:table-cell office:value-type="float" office:value="20.3333">
            <text:p>20.3333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  <table:table-cell office:value-type="float" office:value="53.0">
            <text:p>53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07T16:00:00">
            <text:p>Tue Feb  7 16:00:00 2023</text:p>
          </table:table-cell>
          <table:table-cell office:value-type="float" office:value="40.2361125">
            <text:p>40.2361125</text:p>
          </table:table-cell>
          <table:table-cell office:value-type="float" office:value="12.6667">
            <text:p>12.6667</text:p>
          </table:table-cell>
          <table:table-cell office:value-type="float" office:value="19.3333">
            <text:p>19.3333</text:p>
          </table:table-cell>
          <table:table-cell office:value-type="float" office:value="19.1667">
            <text:p>19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0.8333">
            <text:p>20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2-07T17:00:00">
            <text:p>Tue Feb  7 17:00:00 2023</text:p>
          </table:table-cell>
          <table:table-cell office:value-type="float" office:value="41.270833333333336">
            <text:p>41.270833333333336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  <table:table-cell office:value-type="float" office:value="19.3333">
            <text:p>19.3333</text:p>
          </table:table-cell>
          <table:table-cell office:value-type="float" office:value="19.1667">
            <text:p>19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2-07T18:00:00">
            <text:p>Tue Feb  7 18:00:00 2023</text:p>
          </table:table-cell>
          <table:table-cell office:value-type="float" office:value="41.520833333333336">
            <text:p>41.520833333333336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  <table:table-cell office:value-type="float" office:value="19.3333">
            <text:p>19.3333</text:p>
          </table:table-cell>
          <table:table-cell office:value-type="float" office:value="19.1667">
            <text:p>19.1667</text:p>
          </table:table-cell>
          <table:table-cell office:value-type="float" office:value="27.0">
            <text:p>27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2-10T14:00:00">
            <text:p>Fri Feb 10 14:00:00 2023</text:p>
          </table:table-cell>
          <table:table-cell office:value-type="float" office:value="49.45138333333333">
            <text:p>49.45138333333333</text:p>
          </table:table-cell>
          <table:table-cell office:value-type="float" office:value="46.8333">
            <text:p>46.8333</text:p>
          </table:table-cell>
          <table:table-cell office:value-type="float" office:value="52.3333">
            <text:p>52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51.0">
            <text:p>51.0</text:p>
          </table:table-cell>
          <table:table-cell office:value-type="float" office:value="47.5">
            <text:p>47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2-10T15:00:00">
            <text:p>Fri Feb 10 15:00:00 2023</text:p>
          </table:table-cell>
          <table:table-cell office:value-type="float" office:value="49.833329166666665">
            <text:p>49.833329166666665</text:p>
          </table:table-cell>
          <table:table-cell office:value-type="float" office:value="37.3333">
            <text:p>37.3333</text:p>
          </table:table-cell>
          <table:table-cell office:value-type="float" office:value="46.8333">
            <text:p>46.8333</text:p>
          </table:table-cell>
          <table:table-cell office:value-type="float" office:value="52.3333">
            <text:p>52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51.0">
            <text:p>51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0T16:00:00">
            <text:p>Fri Feb 10 16:00:00 2023</text:p>
          </table:table-cell>
          <table:table-cell office:value-type="float" office:value="50.06249583333334">
            <text:p>50.06249583333334</text:p>
          </table:table-cell>
          <table:table-cell office:value-type="float" office:value="25.1667">
            <text:p>25.1667</text:p>
          </table:table-cell>
          <table:table-cell office:value-type="float" office:value="37.3333">
            <text:p>37.3333</text:p>
          </table:table-cell>
          <table:table-cell office:value-type="float" office:value="46.8333">
            <text:p>46.8333</text:p>
          </table:table-cell>
          <table:table-cell office:value-type="float" office:value="52.3333">
            <text:p>52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2-11T14:00:00">
            <text:p>Sat Feb 11 14:00:00 2023</text:p>
          </table:table-cell>
          <table:table-cell office:value-type="float" office:value="63.56249583333334">
            <text:p>63.56249583333334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7.3333">
            <text:p>57.3333</text:p>
          </table:table-cell>
          <table:table-cell office:value-type="float" office:value="57.8333">
            <text:p>57.8333</text:p>
          </table:table-cell>
          <table:table-cell office:value-type="float" office:value="55.5">
            <text:p>55.5</text:p>
          </table:table-cell>
          <table:table-cell office:value-type="float" office:value="54.8333">
            <text:p>54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2-11T15:00:00">
            <text:p>Sat Feb 11 15:00:00 2023</text:p>
          </table:table-cell>
          <table:table-cell office:value-type="float" office:value="63.65971666666667">
            <text:p>63.65971666666667</text:p>
          </table:table-cell>
          <table:table-cell office:value-type="float" office:value="54.1667">
            <text:p>54.1667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7.3333">
            <text:p>57.3333</text:p>
          </table:table-cell>
          <table:table-cell office:value-type="float" office:value="57.8333">
            <text:p>57.8333</text:p>
          </table:table-cell>
          <table:table-cell office:value-type="float" office:value="55.5">
            <text:p>55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2-11T16:00:00">
            <text:p>Sat Feb 11 16:00:00 2023</text:p>
          </table:table-cell>
          <table:table-cell office:value-type="float" office:value="63.743050000000004">
            <text:p>63.743050000000004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7.3333">
            <text:p>57.3333</text:p>
          </table:table-cell>
          <table:table-cell office:value-type="float" office:value="57.8333">
            <text:p>57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2-11T17:00:00">
            <text:p>Sat Feb 11 17:00:00 2023</text:p>
          </table:table-cell>
          <table:table-cell office:value-type="float" office:value="63.82638333333333">
            <text:p>63.82638333333333</text:p>
          </table:table-cell>
          <table:table-cell office:value-type="float" office:value="53.0">
            <text:p>53.0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7.3333">
            <text:p>57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2-11T18:00:00">
            <text:p>Sat Feb 11 18:00:00 2023</text:p>
          </table:table-cell>
          <table:table-cell office:value-type="float" office:value="63.9166625">
            <text:p>63.9166625</text:p>
          </table:table-cell>
          <table:table-cell office:value-type="float" office:value="54.1667">
            <text:p>54.1667</text:p>
          </table:table-cell>
          <table:table-cell office:value-type="float" office:value="53.0">
            <text:p>53.0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2-12T11:00:00">
            <text:p>Sun Feb 12 11:00:00 2023</text:p>
          </table:table-cell>
          <table:table-cell office:value-type="float" office:value="55.1319375">
            <text:p>55.1319375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40.3333">
            <text:p>40.3333</text:p>
          </table:table-cell>
          <table:table-cell office:value-type="float" office:value="31.0">
            <text:p>31.0</text:p>
          </table:table-cell>
          <table:table-cell office:value-type="float" office:value="37.8333">
            <text:p>37.8333</text:p>
          </table:table-cell>
          <table:table-cell office:value-type="float" office:value="38.8333">
            <text:p>38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12T12:00:00">
            <text:p>Sun Feb 12 12:00:00 2023</text:p>
          </table:table-cell>
          <table:table-cell office:value-type="float" office:value="54.930550000000004">
            <text:p>54.930550000000004</text:p>
          </table:table-cell>
          <table:table-cell office:value-type="float" office:value="46.3333">
            <text:p>46.3333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40.3333">
            <text:p>40.3333</text:p>
          </table:table-cell>
          <table:table-cell office:value-type="float" office:value="31.0">
            <text:p>31.0</text:p>
          </table:table-cell>
          <table:table-cell office:value-type="float" office:value="37.8333">
            <text:p>37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2-12T13:00:00">
            <text:p>Sun Feb 12 13:00:00 2023</text:p>
          </table:table-cell>
          <table:table-cell office:value-type="float" office:value="54.56944166666667">
            <text:p>54.56944166666667</text:p>
          </table:table-cell>
          <table:table-cell office:value-type="float" office:value="51.8333">
            <text:p>51.8333</text:p>
          </table:table-cell>
          <table:table-cell office:value-type="float" office:value="46.3333">
            <text:p>46.3333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40.3333">
            <text:p>40.3333</text:p>
          </table:table-cell>
          <table:table-cell office:value-type="float" office:value="31.0">
            <text:p>31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12T14:00:00">
            <text:p>Sun Feb 12 14:00:00 2023</text:p>
          </table:table-cell>
          <table:table-cell office:value-type="float" office:value="54.145829166666665">
            <text:p>54.14582916666666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46.3333">
            <text:p>46.3333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40.3333">
            <text:p>40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2-12T15:00:00">
            <text:p>Sun Feb 12 15:00:00 2023</text:p>
          </table:table-cell>
          <table:table-cell office:value-type="float" office:value="53.8888875">
            <text:p>53.8888875</text:p>
          </table:table-cell>
          <table:table-cell office:value-type="float" office:value="47.8333">
            <text:p>47.8333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46.3333">
            <text:p>46.3333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2-12T16:00:00">
            <text:p>Sun Feb 12 16:00:00 2023</text:p>
          </table:table-cell>
          <table:table-cell office:value-type="float" office:value="53.5">
            <text:p>53.5</text:p>
          </table:table-cell>
          <table:table-cell office:value-type="float" office:value="48.8333">
            <text:p>48.8333</text:p>
          </table:table-cell>
          <table:table-cell office:value-type="float" office:value="47.8333">
            <text:p>47.8333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46.3333">
            <text:p>46.3333</text:p>
          </table:table-cell>
          <table:table-cell office:value-type="float" office:value="43.5">
            <text:p>43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13T13:00:00">
            <text:p>Mon Feb 13 13:00:00 2023</text:p>
          </table:table-cell>
          <table:table-cell office:value-type="float" office:value="42.2847125">
            <text:p>42.2847125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13T14:00:00">
            <text:p>Mon Feb 13 14:00:00 2023</text:p>
          </table:table-cell>
          <table:table-cell office:value-type="float" office:value="42.4097125">
            <text:p>42.4097125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13T15:00:00">
            <text:p>Mon Feb 13 15:00:00 2023</text:p>
          </table:table-cell>
          <table:table-cell office:value-type="float" office:value="42.39582083333333">
            <text:p>42.39582083333333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3T16:00:00">
            <text:p>Mon Feb 13 16:00:00 2023</text:p>
          </table:table-cell>
          <table:table-cell office:value-type="float" office:value="42.444429166666666">
            <text:p>42.444429166666666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4T15:00:00">
            <text:p>Tue Feb 14 15:00:00 2023</text:p>
          </table:table-cell>
          <table:table-cell office:value-type="float" office:value="46.62499583333332">
            <text:p>46.62499583333332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50.6667">
            <text:p>50.6667</text:p>
          </table:table-cell>
          <table:table-cell office:value-type="float" office:value="49.5">
            <text:p>49.5</text:p>
          </table:table-cell>
          <table:table-cell office:value-type="float" office:value="45.8333">
            <text:p>45.8333</text:p>
          </table:table-cell>
          <table:table-cell office:value-type="float" office:value="34.5">
            <text:p>34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14T16:00:00">
            <text:p>Tue Feb 14 16:00:00 2023</text:p>
          </table:table-cell>
          <table:table-cell office:value-type="float" office:value="46.465275">
            <text:p>46.465275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50.6667">
            <text:p>50.6667</text:p>
          </table:table-cell>
          <table:table-cell office:value-type="float" office:value="49.5">
            <text:p>49.5</text:p>
          </table:table-cell>
          <table:table-cell office:value-type="float" office:value="45.8333">
            <text:p>45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14T17:00:00">
            <text:p>Tue Feb 14 17:00:00 2023</text:p>
          </table:table-cell>
          <table:table-cell office:value-type="float" office:value="46.340275">
            <text:p>46.34027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50.6667">
            <text:p>50.6667</text:p>
          </table:table-cell>
          <table:table-cell office:value-type="float" office:value="49.5">
            <text:p>49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14T18:00:00">
            <text:p>Tue Feb 14 18:00:00 2023</text:p>
          </table:table-cell>
          <table:table-cell office:value-type="float" office:value="46.555554166666674">
            <text:p>46.555554166666674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50.6667">
            <text:p>50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2-18T14:00:00">
            <text:p>Sat Feb 18 14:00:00 2023</text:p>
          </table:table-cell>
          <table:table-cell office:value-type="float" office:value="51.36110416666667">
            <text:p>51.3611041666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55.3333">
            <text:p>55.3333</text:p>
          </table:table-cell>
          <table:table-cell office:value-type="float" office:value="54.3333">
            <text:p>54.3333</text:p>
          </table:table-cell>
          <table:table-cell office:value-type="float" office:value="50.5">
            <text:p>50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0T14:00:00">
            <text:p>Mon Feb 20 14:00:00 2023</text:p>
          </table:table-cell>
          <table:table-cell office:value-type="float" office:value="48.416675">
            <text:p>48.416675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45.3333">
            <text:p>45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20T15:00:00">
            <text:p>Mon Feb 20 15:00:00 2023</text:p>
          </table:table-cell>
          <table:table-cell office:value-type="float" office:value="48.479175">
            <text:p>48.479175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2-20T16:00:00">
            <text:p>Mon Feb 20 16:00:00 2023</text:p>
          </table:table-cell>
          <table:table-cell office:value-type="float" office:value="47.902787499999995">
            <text:p>47.902787499999995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2-20T17:00:00">
            <text:p>Mon Feb 20 17:00:00 2023</text:p>
          </table:table-cell>
          <table:table-cell office:value-type="float" office:value="46.39584166666666">
            <text:p>46.39584166666666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20T18:00:00">
            <text:p>Mon Feb 20 18:00:00 2023</text:p>
          </table:table-cell>
          <table:table-cell office:value-type="float" office:value="44.77084166666666">
            <text:p>44.77084166666666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20T19:00:00">
            <text:p>Mon Feb 20 19:00:00 2023</text:p>
          </table:table-cell>
          <table:table-cell office:value-type="float" office:value="43.194449999999996">
            <text:p>43.194449999999996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1T14:00:00">
            <text:p>Tue Feb 21 14:00:00 2023</text:p>
          </table:table-cell>
          <table:table-cell office:value-type="float" office:value="18.111108333333334">
            <text:p>18.111108333333334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2-21T15:00:00">
            <text:p>Tue Feb 21 15:00:00 2023</text:p>
          </table:table-cell>
          <table:table-cell office:value-type="float" office:value="18.847220833333335">
            <text:p>18.847220833333335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2-22T13:00:00">
            <text:p>Wed Feb 22 13:00:00 2023</text:p>
          </table:table-cell>
          <table:table-cell office:value-type="float" office:value="33.46528333333333">
            <text:p>33.46528333333333</text:p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22T14:00:00">
            <text:p>Wed Feb 22 14:00:00 2023</text:p>
          </table:table-cell>
          <table:table-cell office:value-type="float" office:value="32.8333375">
            <text:p>32.83333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2-22T15:00:00">
            <text:p>Wed Feb 22 15:00:00 2023</text:p>
          </table:table-cell>
          <table:table-cell office:value-type="float" office:value="32.576391666666666">
            <text:p>32.57639166666666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2-22T16:00:00">
            <text:p>Wed Feb 22 16:00:00 2023</text:p>
          </table:table-cell>
          <table:table-cell office:value-type="float" office:value="32.43055833333333">
            <text:p>32.43055833333333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2-22T17:00:00">
            <text:p>Wed Feb 22 17:00:00 2023</text:p>
          </table:table-cell>
          <table:table-cell office:value-type="float" office:value="32.42361666666667">
            <text:p>32.42361666666667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2-23T13:00:00">
            <text:p>Thu Feb 23 13:00:00 2023</text:p>
          </table:table-cell>
          <table:table-cell office:value-type="float" office:value="36.604170833333335">
            <text:p>36.604170833333335</text:p>
          </table:table-cell>
          <table:table-cell office:value-type="float" office:value="0.8333">
            <text:p>0.8333</text:p>
          </table:table-cell>
          <table:table-cell office:value-type="float" office:value="12.1667">
            <text:p>12.1667</text:p>
          </table:table-cell>
          <table:table-cell office:value-type="float" office:value="13.1667">
            <text:p>13.1667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26.1667">
            <text:p>26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3T14:00:00">
            <text:p>Thu Feb 23 14:00:00 2023</text:p>
          </table:table-cell>
          <table:table-cell office:value-type="float" office:value="36.97222916666667">
            <text:p>36.97222916666667</text:p>
          </table:table-cell>
          <table:table-cell office:value-type="float" office:value="0.5">
            <text:p>0.5</text:p>
          </table:table-cell>
          <table:table-cell office:value-type="float" office:value="0.8333">
            <text:p>0.8333</text:p>
          </table:table-cell>
          <table:table-cell office:value-type="float" office:value="12.1667">
            <text:p>12.1667</text:p>
          </table:table-cell>
          <table:table-cell office:value-type="float" office:value="13.1667">
            <text:p>13.1667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23T15:00:00">
            <text:p>Thu Feb 23 15:00:00 2023</text:p>
          </table:table-cell>
          <table:table-cell office:value-type="float" office:value="37.45834166666667">
            <text:p>37.4583416666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8333">
            <text:p>0.8333</text:p>
          </table:table-cell>
          <table:table-cell office:value-type="float" office:value="12.1667">
            <text:p>12.1667</text:p>
          </table:table-cell>
          <table:table-cell office:value-type="float" office:value="13.1667">
            <text:p>13.1667</text:p>
          </table:table-cell>
          <table:table-cell office:value-type="float" office:value="15.0">
            <text:p>15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2-23T16:00:00">
            <text:p>Thu Feb 23 16:00:00 2023</text:p>
          </table:table-cell>
          <table:table-cell office:value-type="float" office:value="37.56945416666667">
            <text:p>37.56945416666667</text:p>
          </table:table-cell>
          <table:table-cell office:value-type="float" office:value="0.0">
            <text:p/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8333">
            <text:p>0.8333</text:p>
          </table:table-cell>
          <table:table-cell office:value-type="float" office:value="12.1667">
            <text:p>12.1667</text:p>
          </table:table-cell>
          <table:table-cell office:value-type="float" office:value="13.1667">
            <text:p>13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2-23T17:00:00">
            <text:p>Thu Feb 23 17:00:00 2023</text:p>
          </table:table-cell>
          <table:table-cell office:value-type="float" office:value="37.6527875">
            <text:p>37.6527875</text:p>
          </table:table-cell>
          <table:table-cell office:value-type="float" office:value="1.6667">
            <text:p>1.6667</text:p>
          </table:table-cell>
          <table:table-cell office:value-type="float" office:value="0.0">
            <text:p/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8333">
            <text:p>0.8333</text:p>
          </table:table-cell>
          <table:table-cell office:value-type="float" office:value="12.1667">
            <text:p>12.1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2-24T14:00:00">
            <text:p>Fri Feb 24 14:00:00 2023</text:p>
          </table:table-cell>
          <table:table-cell office:value-type="float" office:value="53.506949999999996">
            <text:p>53.506949999999996</text:p>
          </table:table-cell>
          <table:table-cell office:value-type="float" office:value="45.5">
            <text:p>45.5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  <table:table-cell office:value-type="float" office:value="43.0">
            <text:p>43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2-24T15:00:00">
            <text:p>Fri Feb 24 15:00:00 2023</text:p>
          </table:table-cell>
          <table:table-cell office:value-type="float" office:value="53.388891666666666">
            <text:p>53.388891666666666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  <table:table-cell office:value-type="float" office:value="43.0">
            <text:p>43.0</text:p>
          </table:table-cell>
          <table:table-cell office:value-type="float" office:value="60.3333">
            <text:p>60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2-24T16:00:00">
            <text:p>Fri Feb 24 16:00:00 2023</text:p>
          </table:table-cell>
          <table:table-cell office:value-type="float" office:value="53.3125">
            <text:p>53.3125</text:p>
          </table:table-cell>
          <table:table-cell office:value-type="float" office:value="1.6667">
            <text:p>1.6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  <table:table-cell office:value-type="float" office:value="43.0">
            <text:p>43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2-24T17:00:00">
            <text:p>Fri Feb 24 17:00:00 2023</text:p>
          </table:table-cell>
          <table:table-cell office:value-type="float" office:value="53.131941666666656">
            <text:p>53.131941666666656</text:p>
          </table:table-cell>
          <table:table-cell office:value-type="float" office:value="6.1667">
            <text:p>6.1667</text:p>
          </table:table-cell>
          <table:table-cell office:value-type="float" office:value="1.6667">
            <text:p>1.6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2-24T18:00:00">
            <text:p>Fri Feb 24 18:00:00 2023</text:p>
          </table:table-cell>
          <table:table-cell office:value-type="float" office:value="53.083333333333336">
            <text:p>53.083333333333336</text:p>
          </table:table-cell>
          <table:table-cell office:value-type="float" office:value="33.3333">
            <text:p>33.3333</text:p>
          </table:table-cell>
          <table:table-cell office:value-type="float" office:value="6.1667">
            <text:p>6.1667</text:p>
          </table:table-cell>
          <table:table-cell office:value-type="float" office:value="1.6667">
            <text:p>1.6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52.8333">
            <text:p>52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2-24T19:00:00">
            <text:p>Fri Feb 24 19:00:00 2023</text:p>
          </table:table-cell>
          <table:table-cell office:value-type="float" office:value="53.05555416666667">
            <text:p>53.05555416666667</text:p>
          </table:table-cell>
          <table:table-cell office:value-type="float" office:value="47.5">
            <text:p>47.5</text:p>
          </table:table-cell>
          <table:table-cell office:value-type="float" office:value="33.3333">
            <text:p>33.3333</text:p>
          </table:table-cell>
          <table:table-cell office:value-type="float" office:value="6.1667">
            <text:p>6.1667</text:p>
          </table:table-cell>
          <table:table-cell office:value-type="float" office:value="1.6667">
            <text:p>1.6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5T11:00:00">
            <text:p>Sat Feb 25 11:00:00 2023</text:p>
          </table:table-cell>
          <table:table-cell office:value-type="float" office:value="46.777775">
            <text:p>46.777775</text:p>
          </table:table-cell>
          <table:table-cell office:value-type="float" office:value="29.8333">
            <text:p>29.8333</text:p>
          </table:table-cell>
          <table:table-cell office:value-type="float" office:value="39.0">
            <text:p>39.0</text:p>
          </table:table-cell>
          <table:table-cell office:value-type="float" office:value="31.5">
            <text:p>31.5</text:p>
          </table:table-cell>
          <table:table-cell office:value-type="float" office:value="28.0">
            <text:p>28.0</text:p>
          </table:table-cell>
          <table:table-cell office:value-type="float" office:value="32.8333">
            <text:p>32.8333</text:p>
          </table:table-cell>
          <table:table-cell office:value-type="float" office:value="23.8333">
            <text:p>23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2-25T12:00:00">
            <text:p>Sat Feb 25 12:00:00 2023</text:p>
          </table:table-cell>
          <table:table-cell office:value-type="float" office:value="47.99305416666667">
            <text:p>47.99305416666667</text:p>
          </table:table-cell>
          <table:table-cell office:value-type="float" office:value="29.1667">
            <text:p>29.1667</text:p>
          </table:table-cell>
          <table:table-cell office:value-type="float" office:value="29.8333">
            <text:p>29.8333</text:p>
          </table:table-cell>
          <table:table-cell office:value-type="float" office:value="39.0">
            <text:p>39.0</text:p>
          </table:table-cell>
          <table:table-cell office:value-type="float" office:value="31.5">
            <text:p>31.5</text:p>
          </table:table-cell>
          <table:table-cell office:value-type="float" office:value="28.0">
            <text:p>28.0</text:p>
          </table:table-cell>
          <table:table-cell office:value-type="float" office:value="32.8333">
            <text:p>32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2-25T13:00:00">
            <text:p>Sat Feb 25 13:00:00 2023</text:p>
          </table:table-cell>
          <table:table-cell office:value-type="float" office:value="48.74305416666667">
            <text:p>48.74305416666667</text:p>
          </table:table-cell>
          <table:table-cell office:value-type="float" office:value="32.6667">
            <text:p>32.6667</text:p>
          </table:table-cell>
          <table:table-cell office:value-type="float" office:value="29.1667">
            <text:p>29.1667</text:p>
          </table:table-cell>
          <table:table-cell office:value-type="float" office:value="29.8333">
            <text:p>29.8333</text:p>
          </table:table-cell>
          <table:table-cell office:value-type="float" office:value="39.0">
            <text:p>39.0</text:p>
          </table:table-cell>
          <table:table-cell office:value-type="float" office:value="31.5">
            <text:p>31.5</text:p>
          </table:table-cell>
          <table:table-cell office:value-type="float" office:value="28.0">
            <text:p>28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2-25T14:00:00">
            <text:p>Sat Feb 25 14:00:00 2023</text:p>
          </table:table-cell>
          <table:table-cell office:value-type="float" office:value="48.99305416666667">
            <text:p>48.99305416666667</text:p>
          </table:table-cell>
          <table:table-cell office:value-type="float" office:value="29.5">
            <text:p>29.5</text:p>
          </table:table-cell>
          <table:table-cell office:value-type="float" office:value="32.6667">
            <text:p>32.6667</text:p>
          </table:table-cell>
          <table:table-cell office:value-type="float" office:value="29.1667">
            <text:p>29.1667</text:p>
          </table:table-cell>
          <table:table-cell office:value-type="float" office:value="29.8333">
            <text:p>29.8333</text:p>
          </table:table-cell>
          <table:table-cell office:value-type="float" office:value="39.0">
            <text:p>39.0</text:p>
          </table:table-cell>
          <table:table-cell office:value-type="float" office:value="31.5">
            <text:p>31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2-25T15:00:00">
            <text:p>Sat Feb 25 15:00:00 2023</text:p>
          </table:table-cell>
          <table:table-cell office:value-type="float" office:value="49.0763875">
            <text:p>49.0763875</text:p>
          </table:table-cell>
          <table:table-cell office:value-type="float" office:value="22.8333">
            <text:p>22.8333</text:p>
          </table:table-cell>
          <table:table-cell office:value-type="float" office:value="29.5">
            <text:p>29.5</text:p>
          </table:table-cell>
          <table:table-cell office:value-type="float" office:value="32.6667">
            <text:p>32.6667</text:p>
          </table:table-cell>
          <table:table-cell office:value-type="float" office:value="29.1667">
            <text:p>29.1667</text:p>
          </table:table-cell>
          <table:table-cell office:value-type="float" office:value="29.8333">
            <text:p>29.8333</text:p>
          </table:table-cell>
          <table:table-cell office:value-type="float" office:value="39.0">
            <text:p>39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2-25T16:00:00">
            <text:p>Sat Feb 25 16:00:00 2023</text:p>
          </table:table-cell>
          <table:table-cell office:value-type="float" office:value="49.09722083333333">
            <text:p>49.09722083333333</text:p>
          </table:table-cell>
          <table:table-cell office:value-type="float" office:value="24.6667">
            <text:p>24.6667</text:p>
          </table:table-cell>
          <table:table-cell office:value-type="float" office:value="22.8333">
            <text:p>22.8333</text:p>
          </table:table-cell>
          <table:table-cell office:value-type="float" office:value="29.5">
            <text:p>29.5</text:p>
          </table:table-cell>
          <table:table-cell office:value-type="float" office:value="32.6667">
            <text:p>32.6667</text:p>
          </table:table-cell>
          <table:table-cell office:value-type="float" office:value="29.1667">
            <text:p>29.1667</text:p>
          </table:table-cell>
          <table:table-cell office:value-type="float" office:value="29.8333">
            <text:p>29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2-26T11:00:00">
            <text:p>Sun Feb 26 11:00:00 2023</text:p>
          </table:table-cell>
          <table:table-cell office:value-type="float" office:value="48.15276666666666">
            <text:p>48.15276666666666</text:p>
          </table:table-cell>
          <table:table-cell office:value-type="float" office:value="30.3333">
            <text:p>30.3333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  <table:table-cell office:value-type="float" office:value="31.8333">
            <text:p>31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26T12:00:00">
            <text:p>Sun Feb 26 12:00:00 2023</text:p>
          </table:table-cell>
          <table:table-cell office:value-type="float" office:value="47.270820833333325">
            <text:p>47.270820833333325</text:p>
          </table:table-cell>
          <table:table-cell office:value-type="float" office:value="33.0">
            <text:p>33.0</text:p>
          </table:table-cell>
          <table:table-cell office:value-type="float" office:value="30.3333">
            <text:p>30.3333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26T13:00:00">
            <text:p>Sun Feb 26 13:00:00 2023</text:p>
          </table:table-cell>
          <table:table-cell office:value-type="float" office:value="46.722208333333334">
            <text:p>46.722208333333334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0.3333">
            <text:p>30.3333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  <table:table-cell office:value-type="float" office:value="30.5">
            <text:p>30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26T14:00:00">
            <text:p>Sun Feb 26 14:00:00 2023</text:p>
          </table:table-cell>
          <table:table-cell office:value-type="float" office:value="46.4374875">
            <text:p>46.4374875</text:p>
          </table:table-cell>
          <table:table-cell office:value-type="float" office:value="18.8333">
            <text:p>18.8333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0.3333">
            <text:p>30.3333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2-26T15:00:00">
            <text:p>Sun Feb 26 15:00:00 2023</text:p>
          </table:table-cell>
          <table:table-cell office:value-type="float" office:value="46.124987499999996">
            <text:p>46.124987499999996</text:p>
          </table:table-cell>
          <table:table-cell office:value-type="float" office:value="19.6667">
            <text:p>19.6667</text:p>
          </table:table-cell>
          <table:table-cell office:value-type="float" office:value="18.8333">
            <text:p>18.8333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0.3333">
            <text:p>30.3333</text:p>
          </table:table-cell>
          <table:table-cell office:value-type="float" office:value="31.3333">
            <text:p>31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2-26T16:00:00">
            <text:p>Sun Feb 26 16:00:00 2023</text:p>
          </table:table-cell>
          <table:table-cell office:value-type="float" office:value="45.77776666666667">
            <text:p>45.77776666666667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18.8333">
            <text:p>18.8333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0.3333">
            <text:p>30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2-26T17:00:00">
            <text:p>Sun Feb 26 17:00:00 2023</text:p>
          </table:table-cell>
          <table:table-cell office:value-type="float" office:value="45.437491666666666">
            <text:p>45.437491666666666</text:p>
          </table:table-cell>
          <table:table-cell office:value-type="float" office:value="19.6667">
            <text:p>19.6667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18.8333">
            <text:p>18.8333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26T18:00:00">
            <text:p>Sun Feb 26 18:00:00 2023</text:p>
          </table:table-cell>
          <table:table-cell office:value-type="float" office:value="45.03471666666667">
            <text:p>45.03471666666667</text:p>
          </table:table-cell>
          <table:table-cell office:value-type="float" office:value="37.8333">
            <text:p>37.8333</text:p>
          </table:table-cell>
          <table:table-cell office:value-type="float" office:value="19.6667">
            <text:p>19.6667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18.8333">
            <text:p>18.8333</text:p>
          </table:table-cell>
          <table:table-cell office:value-type="float" office:value="26.3333">
            <text:p>26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2-27T14:00:00">
            <text:p>Mon Feb 27 14:00:00 2023</text:p>
          </table:table-cell>
          <table:table-cell office:value-type="float" office:value="52.88194583333333">
            <text:p>52.88194583333333</text:p>
          </table:table-cell>
          <table:table-cell office:value-type="float" office:value="4.1667">
            <text:p>4.1667</text:p>
          </table:table-cell>
          <table:table-cell office:value-type="float" office:value="37.0">
            <text:p>37.0</text:p>
          </table:table-cell>
          <table:table-cell office:value-type="float" office:value="60.3333">
            <text:p>60.3333</text:p>
          </table:table-cell>
          <table:table-cell office:value-type="float" office:value="60.1667">
            <text:p>60.1667</text:p>
          </table:table-cell>
          <table:table-cell office:value-type="float" office:value="62.0">
            <text:p>62.0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2-27T15:00:00">
            <text:p>Mon Feb 27 15:00:00 2023</text:p>
          </table:table-cell>
          <table:table-cell office:value-type="float" office:value="52.9861125">
            <text:p>52.9861125</text:p>
          </table:table-cell>
          <table:table-cell office:value-type="float" office:value="0.0">
            <text:p/>
          </table:table-cell>
          <table:table-cell office:value-type="float" office:value="4.1667">
            <text:p>4.1667</text:p>
          </table:table-cell>
          <table:table-cell office:value-type="float" office:value="37.0">
            <text:p>37.0</text:p>
          </table:table-cell>
          <table:table-cell office:value-type="float" office:value="60.3333">
            <text:p>60.3333</text:p>
          </table:table-cell>
          <table:table-cell office:value-type="float" office:value="60.1667">
            <text:p>60.1667</text:p>
          </table:table-cell>
          <table:table-cell office:value-type="float" office:value="62.0">
            <text:p>62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7T16:00:00">
            <text:p>Mon Feb 27 16:00:00 2023</text:p>
          </table:table-cell>
          <table:table-cell office:value-type="float" office:value="53.104166666666664">
            <text:p>53.104166666666664</text:p>
          </table:table-cell>
          <table:table-cell office:value-type="float" office:value="0.8333">
            <text:p>0.8333</text:p>
          </table:table-cell>
          <table:table-cell office:value-type="float" office:value="0.0">
            <text:p/>
          </table:table-cell>
          <table:table-cell office:value-type="float" office:value="4.1667">
            <text:p>4.1667</text:p>
          </table:table-cell>
          <table:table-cell office:value-type="float" office:value="37.0">
            <text:p>37.0</text:p>
          </table:table-cell>
          <table:table-cell office:value-type="float" office:value="60.3333">
            <text:p>60.3333</text:p>
          </table:table-cell>
          <table:table-cell office:value-type="float" office:value="60.1667">
            <text:p>60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2-27T17:00:00">
            <text:p>Mon Feb 27 17:00:00 2023</text:p>
          </table:table-cell>
          <table:table-cell office:value-type="float" office:value="53.111108333333334">
            <text:p>53.111108333333334</text:p>
          </table:table-cell>
          <table:table-cell office:value-type="float" office:value="21.5">
            <text:p>21.5</text:p>
          </table:table-cell>
          <table:table-cell office:value-type="float" office:value="0.8333">
            <text:p>0.8333</text:p>
          </table:table-cell>
          <table:table-cell office:value-type="float" office:value="0.0">
            <text:p/>
          </table:table-cell>
          <table:table-cell office:value-type="float" office:value="4.1667">
            <text:p>4.1667</text:p>
          </table:table-cell>
          <table:table-cell office:value-type="float" office:value="37.0">
            <text:p>37.0</text:p>
          </table:table-cell>
          <table:table-cell office:value-type="float" office:value="60.3333">
            <text:p>60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2-27T18:00:00">
            <text:p>Mon Feb 27 18:00:00 2023</text:p>
          </table:table-cell>
          <table:table-cell office:value-type="float" office:value="52.840275">
            <text:p>52.840275</text:p>
          </table:table-cell>
          <table:table-cell office:value-type="float" office:value="49.8333">
            <text:p>49.8333</text:p>
          </table:table-cell>
          <table:table-cell office:value-type="float" office:value="21.5">
            <text:p>21.5</text:p>
          </table:table-cell>
          <table:table-cell office:value-type="float" office:value="0.8333">
            <text:p>0.8333</text:p>
          </table:table-cell>
          <table:table-cell office:value-type="float" office:value="0.0">
            <text:p/>
          </table:table-cell>
          <table:table-cell office:value-type="float" office:value="4.1667">
            <text:p>4.1667</text:p>
          </table:table-cell>
          <table:table-cell office:value-type="float" office:value="37.0">
            <text:p>37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7T19:00:00">
            <text:p>Mon Feb 27 19:00:00 2023</text:p>
          </table:table-cell>
          <table:table-cell office:value-type="float" office:value="52.7638875">
            <text:p>52.7638875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21.5">
            <text:p>21.5</text:p>
          </table:table-cell>
          <table:table-cell office:value-type="float" office:value="0.8333">
            <text:p>0.8333</text:p>
          </table:table-cell>
          <table:table-cell office:value-type="float" office:value="0.0">
            <text:p/>
          </table:table-cell>
          <table:table-cell office:value-type="float" office:value="4.1667">
            <text:p>4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2-28T12:00:00">
            <text:p>Tue Feb 28 12:00:00 2023</text:p>
          </table:table-cell>
          <table:table-cell office:value-type="float" office:value="58.86805416666667">
            <text:p>58.86805416666667</text:p>
          </table:table-cell>
          <table:table-cell office:value-type="float" office:value="51.6667">
            <text:p>51.6667</text:p>
          </table:table-cell>
          <table:table-cell office:value-type="float" office:value="60.3333">
            <text:p>60.3333</text:p>
          </table:table-cell>
          <table:table-cell office:value-type="float" office:value="52.1667">
            <text:p>52.1667</text:p>
          </table:table-cell>
          <table:table-cell office:value-type="float" office:value="44.6667">
            <text:p>44.6667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28T13:00:00">
            <text:p>Tue Feb 28 13:00:00 2023</text:p>
          </table:table-cell>
          <table:table-cell office:value-type="float" office:value="59.145829166666665">
            <text:p>59.145829166666665</text:p>
          </table:table-cell>
          <table:table-cell office:value-type="float" office:value="46.8333">
            <text:p>46.8333</text:p>
          </table:table-cell>
          <table:table-cell office:value-type="float" office:value="51.6667">
            <text:p>51.6667</text:p>
          </table:table-cell>
          <table:table-cell office:value-type="float" office:value="60.3333">
            <text:p>60.3333</text:p>
          </table:table-cell>
          <table:table-cell office:value-type="float" office:value="52.1667">
            <text:p>52.1667</text:p>
          </table:table-cell>
          <table:table-cell office:value-type="float" office:value="44.6667">
            <text:p>44.6667</text:p>
          </table:table-cell>
          <table:table-cell office:value-type="float" office:value="45.5">
            <text:p>45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8T14:00:00">
            <text:p>Tue Feb 28 14:00:00 2023</text:p>
          </table:table-cell>
          <table:table-cell office:value-type="float" office:value="59.43749583333334">
            <text:p>59.43749583333334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51.6667">
            <text:p>51.6667</text:p>
          </table:table-cell>
          <table:table-cell office:value-type="float" office:value="60.3333">
            <text:p>60.3333</text:p>
          </table:table-cell>
          <table:table-cell office:value-type="float" office:value="52.1667">
            <text:p>52.1667</text:p>
          </table:table-cell>
          <table:table-cell office:value-type="float" office:value="44.6667">
            <text:p>44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2-28T15:00:00">
            <text:p>Tue Feb 28 15:00:00 2023</text:p>
          </table:table-cell>
          <table:table-cell office:value-type="float" office:value="59.94444166666667">
            <text:p>59.94444166666667</text:p>
          </table:table-cell>
          <table:table-cell office:value-type="float" office:value="46.0">
            <text:p>46.0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51.6667">
            <text:p>51.6667</text:p>
          </table:table-cell>
          <table:table-cell office:value-type="float" office:value="60.3333">
            <text:p>60.3333</text:p>
          </table:table-cell>
          <table:table-cell office:value-type="float" office:value="52.1667">
            <text:p>52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2-28T16:00:00">
            <text:p>Tue Feb 28 16:00:00 2023</text:p>
          </table:table-cell>
          <table:table-cell office:value-type="float" office:value="60.548608333333334">
            <text:p>60.548608333333334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51.6667">
            <text:p>51.6667</text:p>
          </table:table-cell>
          <table:table-cell office:value-type="float" office:value="60.3333">
            <text:p>60.3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2-28T17:00:00">
            <text:p>Tue Feb 28 17:00:00 2023</text:p>
          </table:table-cell>
          <table:table-cell office:value-type="float" office:value="61.2638875">
            <text:p>61.2638875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51.6667">
            <text:p>51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01T12:00:00">
            <text:p>Wed Mar  1 12:00:00 2023</text:p>
          </table:table-cell>
          <table:table-cell office:value-type="float" office:value="43.61110416666667">
            <text:p>43.61110416666667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  <table:table-cell office:value-type="float" office:value="54.6667">
            <text:p>54.6667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3-01T13:00:00">
            <text:p>Wed Mar  1 13:00:00 2023</text:p>
          </table:table-cell>
          <table:table-cell office:value-type="float" office:value="42.86110416666667">
            <text:p>42.86110416666667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  <table:table-cell office:value-type="float" office:value="54.6667">
            <text:p>54.6667</text:p>
          </table:table-cell>
          <table:table-cell office:value-type="float" office:value="53.1667">
            <text:p>53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1T14:00:00">
            <text:p>Wed Mar  1 14:00:00 2023</text:p>
          </table:table-cell>
          <table:table-cell office:value-type="float" office:value="42.3194375">
            <text:p>42.3194375</text:p>
          </table:table-cell>
          <table:table-cell office:value-type="float" office:value="8.3333">
            <text:p>8.3333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  <table:table-cell office:value-type="float" office:value="54.6667">
            <text:p>54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01T15:00:00">
            <text:p>Wed Mar  1 15:00:00 2023</text:p>
          </table:table-cell>
          <table:table-cell office:value-type="float" office:value="42.055550000000004">
            <text:p>42.055550000000004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01T16:00:00">
            <text:p>Wed Mar  1 16:00:00 2023</text:p>
          </table:table-cell>
          <table:table-cell office:value-type="float" office:value="41.805550000000004">
            <text:p>41.805550000000004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3-01T17:00:00">
            <text:p>Wed Mar  1 17:00:00 2023</text:p>
          </table:table-cell>
          <table:table-cell office:value-type="float" office:value="41.305550000000004">
            <text:p>41.305550000000004</text:p>
          </table:table-cell>
          <table:table-cell office:value-type="float" office:value="12.8333">
            <text:p>12.8333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3-01T18:00:00">
            <text:p>Wed Mar  1 18:00:00 2023</text:p>
          </table:table-cell>
          <table:table-cell office:value-type="float" office:value="40.708329166666665">
            <text:p>40.708329166666665</text:p>
          </table:table-cell>
          <table:table-cell office:value-type="float" office:value="30.5">
            <text:p>30.5</text:p>
          </table:table-cell>
          <table:table-cell office:value-type="float" office:value="12.8333">
            <text:p>12.8333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13.5">
            <text:p>13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02T14:00:00">
            <text:p>Thu Mar  2 14:00:00 2023</text:p>
          </table:table-cell>
          <table:table-cell office:value-type="float" office:value="55.59028333333333">
            <text:p>55.59028333333333</text:p>
          </table:table-cell>
          <table:table-cell office:value-type="float" office:value="33.1667">
            <text:p>33.1667</text:p>
          </table:table-cell>
          <table:table-cell office:value-type="float" office:value="47.5">
            <text:p>47.5</text:p>
          </table:table-cell>
          <table:table-cell office:value-type="float" office:value="53.5">
            <text:p>53.5</text:p>
          </table:table-cell>
          <table:table-cell office:value-type="float" office:value="61.3333">
            <text:p>61.3333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3-02T15:00:00">
            <text:p>Thu Mar  2 15:00:00 2023</text:p>
          </table:table-cell>
          <table:table-cell office:value-type="float" office:value="55.722225">
            <text:p>55.722225</text:p>
          </table:table-cell>
          <table:table-cell office:value-type="float" office:value="23.5">
            <text:p>23.5</text:p>
          </table:table-cell>
          <table:table-cell office:value-type="float" office:value="33.1667">
            <text:p>33.1667</text:p>
          </table:table-cell>
          <table:table-cell office:value-type="float" office:value="47.5">
            <text:p>47.5</text:p>
          </table:table-cell>
          <table:table-cell office:value-type="float" office:value="53.5">
            <text:p>53.5</text:p>
          </table:table-cell>
          <table:table-cell office:value-type="float" office:value="61.3333">
            <text:p>61.3333</text:p>
          </table:table-cell>
          <table:table-cell office:value-type="float" office:value="61.3333">
            <text:p>61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3-02T16:00:00">
            <text:p>Thu Mar  2 16:00:00 2023</text:p>
          </table:table-cell>
          <table:table-cell office:value-type="float" office:value="55.819449999999996">
            <text:p>55.819449999999996</text:p>
          </table:table-cell>
          <table:table-cell office:value-type="float" office:value="6.6667">
            <text:p>6.6667</text:p>
          </table:table-cell>
          <table:table-cell office:value-type="float" office:value="23.5">
            <text:p>23.5</text:p>
          </table:table-cell>
          <table:table-cell office:value-type="float" office:value="33.1667">
            <text:p>33.1667</text:p>
          </table:table-cell>
          <table:table-cell office:value-type="float" office:value="47.5">
            <text:p>47.5</text:p>
          </table:table-cell>
          <table:table-cell office:value-type="float" office:value="53.5">
            <text:p>53.5</text:p>
          </table:table-cell>
          <table:table-cell office:value-type="float" office:value="61.3333">
            <text:p>61.3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3-02T17:00:00">
            <text:p>Thu Mar  2 17:00:00 2023</text:p>
          </table:table-cell>
          <table:table-cell office:value-type="float" office:value="56.222229166666665">
            <text:p>56.222229166666665</text:p>
          </table:table-cell>
          <table:table-cell office:value-type="float" office:value="20.0">
            <text:p>20.0</text:p>
          </table:table-cell>
          <table:table-cell office:value-type="float" office:value="6.6667">
            <text:p>6.6667</text:p>
          </table:table-cell>
          <table:table-cell office:value-type="float" office:value="23.5">
            <text:p>23.5</text:p>
          </table:table-cell>
          <table:table-cell office:value-type="float" office:value="33.1667">
            <text:p>33.1667</text:p>
          </table:table-cell>
          <table:table-cell office:value-type="float" office:value="47.5">
            <text:p>47.5</text:p>
          </table:table-cell>
          <table:table-cell office:value-type="float" office:value="53.5">
            <text:p>53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02T18:00:00">
            <text:p>Thu Mar  2 18:00:00 2023</text:p>
          </table:table-cell>
          <table:table-cell office:value-type="float" office:value="56.722229166666665">
            <text:p>56.722229166666665</text:p>
          </table:table-cell>
          <table:table-cell office:value-type="float" office:value="33.5">
            <text:p>33.5</text:p>
          </table:table-cell>
          <table:table-cell office:value-type="float" office:value="20.0">
            <text:p>20.0</text:p>
          </table:table-cell>
          <table:table-cell office:value-type="float" office:value="6.6667">
            <text:p>6.6667</text:p>
          </table:table-cell>
          <table:table-cell office:value-type="float" office:value="23.5">
            <text:p>23.5</text:p>
          </table:table-cell>
          <table:table-cell office:value-type="float" office:value="33.1667">
            <text:p>33.1667</text:p>
          </table:table-cell>
          <table:table-cell office:value-type="float" office:value="47.5">
            <text:p>47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3-02T19:00:00">
            <text:p>Thu Mar  2 19:00:00 2023</text:p>
          </table:table-cell>
          <table:table-cell office:value-type="float" office:value="57.04861666666667">
            <text:p>57.04861666666667</text:p>
          </table:table-cell>
          <table:table-cell office:value-type="float" office:value="56.1667">
            <text:p>56.1667</text:p>
          </table:table-cell>
          <table:table-cell office:value-type="float" office:value="33.5">
            <text:p>33.5</text:p>
          </table:table-cell>
          <table:table-cell office:value-type="float" office:value="20.0">
            <text:p>20.0</text:p>
          </table:table-cell>
          <table:table-cell office:value-type="float" office:value="6.6667">
            <text:p>6.6667</text:p>
          </table:table-cell>
          <table:table-cell office:value-type="float" office:value="23.5">
            <text:p>23.5</text:p>
          </table:table-cell>
          <table:table-cell office:value-type="float" office:value="33.1667">
            <text:p>33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3-03T11:00:00">
            <text:p>Fri Mar  3 11:00:00 2023</text:p>
          </table:table-cell>
          <table:table-cell office:value-type="float" office:value="47.902770833333335">
            <text:p>47.902770833333335</text:p>
          </table:table-cell>
          <table:table-cell office:value-type="float" office:value="41.8333">
            <text:p>41.8333</text:p>
          </table:table-cell>
          <table:table-cell office:value-type="float" office:value="27.1667">
            <text:p>27.1667</text:p>
          </table:table-cell>
          <table:table-cell office:value-type="float" office:value="26.5">
            <text:p>26.5</text:p>
          </table:table-cell>
          <table:table-cell office:value-type="float" office:value="44.0">
            <text:p>44.0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03T12:00:00">
            <text:p>Fri Mar  3 12:00:00 2023</text:p>
          </table:table-cell>
          <table:table-cell office:value-type="float" office:value="47.659712500000005">
            <text:p>47.659712500000005</text:p>
          </table:table-cell>
          <table:table-cell office:value-type="float" office:value="46.5">
            <text:p>46.5</text:p>
          </table:table-cell>
          <table:table-cell office:value-type="float" office:value="41.8333">
            <text:p>41.8333</text:p>
          </table:table-cell>
          <table:table-cell office:value-type="float" office:value="27.1667">
            <text:p>27.1667</text:p>
          </table:table-cell>
          <table:table-cell office:value-type="float" office:value="26.5">
            <text:p>26.5</text:p>
          </table:table-cell>
          <table:table-cell office:value-type="float" office:value="44.0">
            <text:p>44.0</text:p>
          </table:table-cell>
          <table:table-cell office:value-type="float" office:value="58.0">
            <text:p>58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3-03T13:00:00">
            <text:p>Fri Mar  3 13:00:00 2023</text:p>
          </table:table-cell>
          <table:table-cell office:value-type="float" office:value="47.32637916666667">
            <text:p>47.32637916666667</text:p>
          </table:table-cell>
          <table:table-cell office:value-type="float" office:value="48.8333">
            <text:p>48.8333</text:p>
          </table:table-cell>
          <table:table-cell office:value-type="float" office:value="46.5">
            <text:p>46.5</text:p>
          </table:table-cell>
          <table:table-cell office:value-type="float" office:value="41.8333">
            <text:p>41.8333</text:p>
          </table:table-cell>
          <table:table-cell office:value-type="float" office:value="27.1667">
            <text:p>27.1667</text:p>
          </table:table-cell>
          <table:table-cell office:value-type="float" office:value="26.5">
            <text:p>26.5</text:p>
          </table:table-cell>
          <table:table-cell office:value-type="float" office:value="44.0">
            <text:p>44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03T14:00:00">
            <text:p>Fri Mar  3 14:00:00 2023</text:p>
          </table:table-cell>
          <table:table-cell office:value-type="float" office:value="47.312491666666666">
            <text:p>47.312491666666666</text:p>
          </table:table-cell>
          <table:table-cell office:value-type="float" office:value="37.3333">
            <text:p>37.3333</text:p>
          </table:table-cell>
          <table:table-cell office:value-type="float" office:value="48.8333">
            <text:p>48.8333</text:p>
          </table:table-cell>
          <table:table-cell office:value-type="float" office:value="46.5">
            <text:p>46.5</text:p>
          </table:table-cell>
          <table:table-cell office:value-type="float" office:value="41.8333">
            <text:p>41.8333</text:p>
          </table:table-cell>
          <table:table-cell office:value-type="float" office:value="27.1667">
            <text:p>27.1667</text:p>
          </table:table-cell>
          <table:table-cell office:value-type="float" office:value="26.5">
            <text:p>26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3-03T15:00:00">
            <text:p>Fri Mar  3 15:00:00 2023</text:p>
          </table:table-cell>
          <table:table-cell office:value-type="float" office:value="47.42360416666667">
            <text:p>47.42360416666667</text:p>
          </table:table-cell>
          <table:table-cell office:value-type="float" office:value="18.5">
            <text:p>18.5</text:p>
          </table:table-cell>
          <table:table-cell office:value-type="float" office:value="37.3333">
            <text:p>37.3333</text:p>
          </table:table-cell>
          <table:table-cell office:value-type="float" office:value="48.8333">
            <text:p>48.8333</text:p>
          </table:table-cell>
          <table:table-cell office:value-type="float" office:value="46.5">
            <text:p>46.5</text:p>
          </table:table-cell>
          <table:table-cell office:value-type="float" office:value="41.8333">
            <text:p>41.8333</text:p>
          </table:table-cell>
          <table:table-cell office:value-type="float" office:value="27.1667">
            <text:p>27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3-03T16:00:00">
            <text:p>Fri Mar  3 16:00:00 2023</text:p>
          </table:table-cell>
          <table:table-cell office:value-type="float" office:value="47.51387916666667">
            <text:p>47.51387916666667</text:p>
          </table:table-cell>
          <table:table-cell office:value-type="float" office:value="4.3333">
            <text:p>4.3333</text:p>
          </table:table-cell>
          <table:table-cell office:value-type="float" office:value="18.5">
            <text:p>18.5</text:p>
          </table:table-cell>
          <table:table-cell office:value-type="float" office:value="37.3333">
            <text:p>37.3333</text:p>
          </table:table-cell>
          <table:table-cell office:value-type="float" office:value="48.8333">
            <text:p>48.8333</text:p>
          </table:table-cell>
          <table:table-cell office:value-type="float" office:value="46.5">
            <text:p>46.5</text:p>
          </table:table-cell>
          <table:table-cell office:value-type="float" office:value="41.8333">
            <text:p>41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3-03T17:00:00">
            <text:p>Fri Mar  3 17:00:00 2023</text:p>
          </table:table-cell>
          <table:table-cell office:value-type="float" office:value="47.631933333333336">
            <text:p>47.631933333333336</text:p>
          </table:table-cell>
          <table:table-cell office:value-type="float" office:value="18.3333">
            <text:p>18.3333</text:p>
          </table:table-cell>
          <table:table-cell office:value-type="float" office:value="4.3333">
            <text:p>4.3333</text:p>
          </table:table-cell>
          <table:table-cell office:value-type="float" office:value="18.5">
            <text:p>18.5</text:p>
          </table:table-cell>
          <table:table-cell office:value-type="float" office:value="37.3333">
            <text:p>37.3333</text:p>
          </table:table-cell>
          <table:table-cell office:value-type="float" office:value="48.8333">
            <text:p>48.8333</text:p>
          </table:table-cell>
          <table:table-cell office:value-type="float" office:value="46.5">
            <text:p>46.5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3-04T11:00:00">
            <text:p>Sat Mar  4 11:00:00 2023</text:p>
          </table:table-cell>
          <table:table-cell office:value-type="float" office:value="43.493050000000004">
            <text:p>43.493050000000004</text:p>
          </table:table-cell>
          <table:table-cell office:value-type="float" office:value="33.3333">
            <text:p>33.3333</text:p>
          </table:table-cell>
          <table:table-cell office:value-type="float" office:value="22.3333">
            <text:p>22.333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4T12:00:00">
            <text:p>Sat Mar  4 12:00:00 2023</text:p>
          </table:table-cell>
          <table:table-cell office:value-type="float" office:value="43.32638333333333">
            <text:p>43.32638333333333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22.3333">
            <text:p>22.333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3-04T13:00:00">
            <text:p>Sat Mar  4 13:00:00 2023</text:p>
          </table:table-cell>
          <table:table-cell office:value-type="float" office:value="43.180550000000004">
            <text:p>43.180550000000004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22.3333">
            <text:p>22.333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3-04T14:00:00">
            <text:p>Sat Mar  4 14:00:00 2023</text:p>
          </table:table-cell>
          <table:table-cell office:value-type="float" office:value="42.59027083333333">
            <text:p>42.59027083333333</text:p>
          </table:table-cell>
          <table:table-cell office:value-type="float" office:value="26.6667">
            <text:p>26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22.3333">
            <text:p>22.3333</text:p>
          </table:table-cell>
          <table:table-cell office:value-type="float" office:value="23.1667">
            <text:p>23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04T15:00:00">
            <text:p>Sat Mar  4 15:00:00 2023</text:p>
          </table:table-cell>
          <table:table-cell office:value-type="float" office:value="42.32638333333333">
            <text:p>42.32638333333333</text:p>
          </table:table-cell>
          <table:table-cell office:value-type="float" office:value="11.3333">
            <text:p>11.3333</text:p>
          </table:table-cell>
          <table:table-cell office:value-type="float" office:value="26.6667">
            <text:p>26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22.3333">
            <text:p>22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3-04T16:00:00">
            <text:p>Sat Mar  4 16:00:00 2023</text:p>
          </table:table-cell>
          <table:table-cell office:value-type="float" office:value="42.645829166666665">
            <text:p>42.645829166666665</text:p>
          </table:table-cell>
          <table:table-cell office:value-type="float" office:value="15.1667">
            <text:p>15.1667</text:p>
          </table:table-cell>
          <table:table-cell office:value-type="float" office:value="11.3333">
            <text:p>11.3333</text:p>
          </table:table-cell>
          <table:table-cell office:value-type="float" office:value="26.6667">
            <text:p>26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3-05T13:00:00">
            <text:p>Sun Mar  5 13:00:00 2023</text:p>
          </table:table-cell>
          <table:table-cell office:value-type="float" office:value="49.82637916666667">
            <text:p>49.82637916666667</text:p>
          </table:table-cell>
          <table:table-cell office:value-type="float" office:value="14.8333">
            <text:p>14.8333</text:p>
          </table:table-cell>
          <table:table-cell office:value-type="float" office:value="27.3333">
            <text:p>27.3333</text:p>
          </table:table-cell>
          <table:table-cell office:value-type="float" office:value="29.0">
            <text:p>29.0</text:p>
          </table:table-cell>
          <table:table-cell office:value-type="float" office:value="29.5">
            <text:p>29.5</text:p>
          </table:table-cell>
          <table:table-cell office:value-type="float" office:value="29.0">
            <text:p>29.0</text:p>
          </table:table-cell>
          <table:table-cell office:value-type="float" office:value="39.1667">
            <text:p>39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05T14:00:00">
            <text:p>Sun Mar  5 14:00:00 2023</text:p>
          </table:table-cell>
          <table:table-cell office:value-type="float" office:value="50.347212500000005">
            <text:p>50.347212500000005</text:p>
          </table:table-cell>
          <table:table-cell office:value-type="float" office:value="25.0">
            <text:p>25.0</text:p>
          </table:table-cell>
          <table:table-cell office:value-type="float" office:value="14.8333">
            <text:p>14.8333</text:p>
          </table:table-cell>
          <table:table-cell office:value-type="float" office:value="27.3333">
            <text:p>27.3333</text:p>
          </table:table-cell>
          <table:table-cell office:value-type="float" office:value="29.0">
            <text:p>29.0</text:p>
          </table:table-cell>
          <table:table-cell office:value-type="float" office:value="29.5">
            <text:p>29.5</text:p>
          </table:table-cell>
          <table:table-cell office:value-type="float" office:value="29.0">
            <text:p>29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05T15:00:00">
            <text:p>Sun Mar  5 15:00:00 2023</text:p>
          </table:table-cell>
          <table:table-cell office:value-type="float" office:value="49.972212500000005">
            <text:p>49.972212500000005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14.8333">
            <text:p>14.8333</text:p>
          </table:table-cell>
          <table:table-cell office:value-type="float" office:value="27.3333">
            <text:p>27.3333</text:p>
          </table:table-cell>
          <table:table-cell office:value-type="float" office:value="29.0">
            <text:p>29.0</text:p>
          </table:table-cell>
          <table:table-cell office:value-type="float" office:value="29.5">
            <text:p>29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3-05T16:00:00">
            <text:p>Sun Mar  5 16:00:00 2023</text:p>
          </table:table-cell>
          <table:table-cell office:value-type="float" office:value="48.70137916666667">
            <text:p>48.70137916666667</text:p>
          </table:table-cell>
          <table:table-cell office:value-type="float" office:value="10.3333">
            <text:p>10.3333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14.8333">
            <text:p>14.8333</text:p>
          </table:table-cell>
          <table:table-cell office:value-type="float" office:value="27.3333">
            <text:p>27.3333</text:p>
          </table:table-cell>
          <table:table-cell office:value-type="float" office:value="29.0">
            <text:p>29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05T17:00:00">
            <text:p>Sun Mar  5 17:00:00 2023</text:p>
          </table:table-cell>
          <table:table-cell office:value-type="float" office:value="47.43054583333333">
            <text:p>47.43054583333333</text:p>
          </table:table-cell>
          <table:table-cell office:value-type="float" office:value="18.3333">
            <text:p>18.3333</text:p>
          </table:table-cell>
          <table:table-cell office:value-type="float" office:value="10.3333">
            <text:p>10.3333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14.8333">
            <text:p>14.8333</text:p>
          </table:table-cell>
          <table:table-cell office:value-type="float" office:value="27.3333">
            <text:p>27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3-05T18:00:00">
            <text:p>Sun Mar  5 18:00:00 2023</text:p>
          </table:table-cell>
          <table:table-cell office:value-type="float" office:value="45.99304583333333">
            <text:p>45.99304583333333</text:p>
          </table:table-cell>
          <table:table-cell office:value-type="float" office:value="28.1667">
            <text:p>28.1667</text:p>
          </table:table-cell>
          <table:table-cell office:value-type="float" office:value="18.3333">
            <text:p>18.3333</text:p>
          </table:table-cell>
          <table:table-cell office:value-type="float" office:value="10.3333">
            <text:p>10.3333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14.8333">
            <text:p>14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3-06T10:00:00">
            <text:p>Mon Mar  6 10:00:00 2023</text:p>
          </table:table-cell>
          <table:table-cell office:value-type="float" office:value="42.13194583333333">
            <text:p>42.13194583333333</text:p>
          </table:table-cell>
          <table:table-cell office:value-type="float" office:value="37.3333">
            <text:p>37.333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6.8333">
            <text:p>6.8333</text:p>
          </table:table-cell>
          <table:table-cell office:value-type="float" office:value="34.0">
            <text:p>34.0</text:p>
          </table:table-cell>
          <table:table-cell office:value-type="float" office:value="38.5">
            <text:p>38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3-06T11:00:00">
            <text:p>Mon Mar  6 11:00:00 2023</text:p>
          </table:table-cell>
          <table:table-cell office:value-type="float" office:value="42.28472083333333">
            <text:p>42.28472083333333</text:p>
          </table:table-cell>
          <table:table-cell office:value-type="float" office:value="44.6667">
            <text:p>44.6667</text:p>
          </table:table-cell>
          <table:table-cell office:value-type="float" office:value="37.3333">
            <text:p>37.333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6.8333">
            <text:p>6.8333</text:p>
          </table:table-cell>
          <table:table-cell office:value-type="float" office:value="34.0">
            <text:p>34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3-06T12:00:00">
            <text:p>Mon Mar  6 12:00:00 2023</text:p>
          </table:table-cell>
          <table:table-cell office:value-type="float" office:value="41.93055416666667">
            <text:p>41.93055416666667</text:p>
          </table:table-cell>
          <table:table-cell office:value-type="float" office:value="48.1667">
            <text:p>48.1667</text:p>
          </table:table-cell>
          <table:table-cell office:value-type="float" office:value="44.6667">
            <text:p>44.6667</text:p>
          </table:table-cell>
          <table:table-cell office:value-type="float" office:value="37.3333">
            <text:p>37.333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6.8333">
            <text:p>6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06T13:00:00">
            <text:p>Mon Mar  6 13:00:00 2023</text:p>
          </table:table-cell>
          <table:table-cell office:value-type="float" office:value="41.1388875">
            <text:p>41.1388875</text:p>
          </table:table-cell>
          <table:table-cell office:value-type="float" office:value="47.0">
            <text:p>47.0</text:p>
          </table:table-cell>
          <table:table-cell office:value-type="float" office:value="48.1667">
            <text:p>48.1667</text:p>
          </table:table-cell>
          <table:table-cell office:value-type="float" office:value="44.6667">
            <text:p>44.6667</text:p>
          </table:table-cell>
          <table:table-cell office:value-type="float" office:value="37.3333">
            <text:p>37.333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3-06T14:00:00">
            <text:p>Mon Mar  6 14:00:00 2023</text:p>
          </table:table-cell>
          <table:table-cell office:value-type="float" office:value="40.201387499999996">
            <text:p>40.201387499999996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8.1667">
            <text:p>48.1667</text:p>
          </table:table-cell>
          <table:table-cell office:value-type="float" office:value="44.6667">
            <text:p>44.6667</text:p>
          </table:table-cell>
          <table:table-cell office:value-type="float" office:value="37.3333">
            <text:p>37.3333</text:p>
          </table:table-cell>
          <table:table-cell office:value-type="float" office:value="12.8333">
            <text:p>12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06T15:00:00">
            <text:p>Mon Mar  6 15:00:00 2023</text:p>
          </table:table-cell>
          <table:table-cell office:value-type="float" office:value="39.729162499999994">
            <text:p>39.729162499999994</text:p>
          </table:table-cell>
          <table:table-cell office:value-type="float" office:value="28.1667">
            <text:p>28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8.1667">
            <text:p>48.1667</text:p>
          </table:table-cell>
          <table:table-cell office:value-type="float" office:value="44.6667">
            <text:p>44.6667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3-06T16:00:00">
            <text:p>Mon Mar  6 16:00:00 2023</text:p>
          </table:table-cell>
          <table:table-cell office:value-type="float" office:value="39.43055">
            <text:p>39.43055</text:p>
          </table:table-cell>
          <table:table-cell office:value-type="float" office:value="21.8333">
            <text:p>21.8333</text:p>
          </table:table-cell>
          <table:table-cell office:value-type="float" office:value="28.1667">
            <text:p>28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8.1667">
            <text:p>48.1667</text:p>
          </table:table-cell>
          <table:table-cell office:value-type="float" office:value="44.6667">
            <text:p>44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3-07T15:00:00">
            <text:p>Tue Mar  7 15:00:00 2023</text:p>
          </table:table-cell>
          <table:table-cell office:value-type="float" office:value="39.4375">
            <text:p>39.4375</text:p>
          </table:table-cell>
          <table:table-cell office:value-type="float" office:value="22.1667">
            <text:p>22.1667</text:p>
          </table:table-cell>
          <table:table-cell office:value-type="float" office:value="33.5">
            <text:p>33.5</text:p>
          </table:table-cell>
          <table:table-cell office:value-type="float" office:value="34.5">
            <text:p>34.5</text:p>
          </table:table-cell>
          <table:table-cell office:value-type="float" office:value="35.3333">
            <text:p>35.3333</text:p>
          </table:table-cell>
          <table:table-cell office:value-type="float" office:value="35.1667">
            <text:p>35.1667</text:p>
          </table:table-cell>
          <table:table-cell office:value-type="float" office:value="40.1667">
            <text:p>40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3-07T16:00:00">
            <text:p>Tue Mar  7 16:00:00 2023</text:p>
          </table:table-cell>
          <table:table-cell office:value-type="float" office:value="40.666666666666664">
            <text:p>40.666666666666664</text:p>
          </table:table-cell>
          <table:table-cell office:value-type="float" office:value="19.0">
            <text:p>19.0</text:p>
          </table:table-cell>
          <table:table-cell office:value-type="float" office:value="22.1667">
            <text:p>22.1667</text:p>
          </table:table-cell>
          <table:table-cell office:value-type="float" office:value="33.5">
            <text:p>33.5</text:p>
          </table:table-cell>
          <table:table-cell office:value-type="float" office:value="34.5">
            <text:p>34.5</text:p>
          </table:table-cell>
          <table:table-cell office:value-type="float" office:value="35.3333">
            <text:p>35.3333</text:p>
          </table:table-cell>
          <table:table-cell office:value-type="float" office:value="35.1667">
            <text:p>35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3-07T17:00:00">
            <text:p>Tue Mar  7 17:00:00 2023</text:p>
          </table:table-cell>
          <table:table-cell office:value-type="float" office:value="41.388891666666666">
            <text:p>41.388891666666666</text:p>
          </table:table-cell>
          <table:table-cell office:value-type="float" office:value="17.0">
            <text:p>17.0</text:p>
          </table:table-cell>
          <table:table-cell office:value-type="float" office:value="19.0">
            <text:p>19.0</text:p>
          </table:table-cell>
          <table:table-cell office:value-type="float" office:value="22.1667">
            <text:p>22.1667</text:p>
          </table:table-cell>
          <table:table-cell office:value-type="float" office:value="33.5">
            <text:p>33.5</text:p>
          </table:table-cell>
          <table:table-cell office:value-type="float" office:value="34.5">
            <text:p>34.5</text:p>
          </table:table-cell>
          <table:table-cell office:value-type="float" office:value="35.3333">
            <text:p>35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07T18:00:00">
            <text:p>Tue Mar  7 18:00:00 2023</text:p>
          </table:table-cell>
          <table:table-cell office:value-type="float" office:value="41.88195">
            <text:p>41.88195</text:p>
          </table:table-cell>
          <table:table-cell office:value-type="float" office:value="5.5">
            <text:p>5.5</text:p>
          </table:table-cell>
          <table:table-cell office:value-type="float" office:value="17.0">
            <text:p>17.0</text:p>
          </table:table-cell>
          <table:table-cell office:value-type="float" office:value="19.0">
            <text:p>19.0</text:p>
          </table:table-cell>
          <table:table-cell office:value-type="float" office:value="22.1667">
            <text:p>22.1667</text:p>
          </table:table-cell>
          <table:table-cell office:value-type="float" office:value="33.5">
            <text:p>33.5</text:p>
          </table:table-cell>
          <table:table-cell office:value-type="float" office:value="34.5">
            <text:p>34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08T13:00:00">
            <text:p>Wed Mar  8 13:00:00 2023</text:p>
          </table:table-cell>
          <table:table-cell office:value-type="float" office:value="39.583337500000006">
            <text:p>39.583337500000006</text:p>
          </table:table-cell>
          <table:table-cell office:value-type="float" office:value="21.3333">
            <text:p>21.3333</text:p>
          </table:table-cell>
          <table:table-cell office:value-type="float" office:value="24.6667">
            <text:p>24.6667</text:p>
          </table:table-cell>
          <table:table-cell office:value-type="float" office:value="27.0">
            <text:p>27.0</text:p>
          </table:table-cell>
          <table:table-cell office:value-type="float" office:value="28.6667">
            <text:p>28.6667</text:p>
          </table:table-cell>
          <table:table-cell office:value-type="float" office:value="30.1667">
            <text:p>30.1667</text:p>
          </table:table-cell>
          <table:table-cell office:value-type="float" office:value="34.5">
            <text:p>34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08T14:00:00">
            <text:p>Wed Mar  8 14:00:00 2023</text:p>
          </table:table-cell>
          <table:table-cell office:value-type="float" office:value="38.81250416666666">
            <text:p>38.81250416666666</text:p>
          </table:table-cell>
          <table:table-cell office:value-type="float" office:value="14.8333">
            <text:p>14.8333</text:p>
          </table:table-cell>
          <table:table-cell office:value-type="float" office:value="21.3333">
            <text:p>21.3333</text:p>
          </table:table-cell>
          <table:table-cell office:value-type="float" office:value="24.6667">
            <text:p>24.6667</text:p>
          </table:table-cell>
          <table:table-cell office:value-type="float" office:value="27.0">
            <text:p>27.0</text:p>
          </table:table-cell>
          <table:table-cell office:value-type="float" office:value="28.6667">
            <text:p>28.6667</text:p>
          </table:table-cell>
          <table:table-cell office:value-type="float" office:value="30.1667">
            <text:p>30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3-08T15:00:00">
            <text:p>Wed Mar  8 15:00:00 2023</text:p>
          </table:table-cell>
          <table:table-cell office:value-type="float" office:value="38.30555833333333">
            <text:p>38.30555833333333</text:p>
          </table:table-cell>
          <table:table-cell office:value-type="float" office:value="11.5">
            <text:p>11.5</text:p>
          </table:table-cell>
          <table:table-cell office:value-type="float" office:value="14.8333">
            <text:p>14.8333</text:p>
          </table:table-cell>
          <table:table-cell office:value-type="float" office:value="21.3333">
            <text:p>21.3333</text:p>
          </table:table-cell>
          <table:table-cell office:value-type="float" office:value="24.6667">
            <text:p>24.6667</text:p>
          </table:table-cell>
          <table:table-cell office:value-type="float" office:value="27.0">
            <text:p>27.0</text:p>
          </table:table-cell>
          <table:table-cell office:value-type="float" office:value="28.6667">
            <text:p>28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08T16:00:00">
            <text:p>Wed Mar  8 16:00:00 2023</text:p>
          </table:table-cell>
          <table:table-cell office:value-type="float" office:value="37.7986125">
            <text:p>37.7986125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14.8333">
            <text:p>14.8333</text:p>
          </table:table-cell>
          <table:table-cell office:value-type="float" office:value="21.3333">
            <text:p>21.3333</text:p>
          </table:table-cell>
          <table:table-cell office:value-type="float" office:value="24.6667">
            <text:p>24.6667</text:p>
          </table:table-cell>
          <table:table-cell office:value-type="float" office:value="27.0">
            <text:p>27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3-08T17:00:00">
            <text:p>Wed Mar  8 17:00:00 2023</text:p>
          </table:table-cell>
          <table:table-cell office:value-type="float" office:value="37.22222083333333">
            <text:p>37.22222083333333</text:p>
          </table:table-cell>
          <table:table-cell office:value-type="float" office:value="16.8333">
            <text:p>16.8333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14.8333">
            <text:p>14.8333</text:p>
          </table:table-cell>
          <table:table-cell office:value-type="float" office:value="21.3333">
            <text:p>21.3333</text:p>
          </table:table-cell>
          <table:table-cell office:value-type="float" office:value="24.6667">
            <text:p>24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3-08T18:00:00">
            <text:p>Wed Mar  8 18:00:00 2023</text:p>
          </table:table-cell>
          <table:table-cell office:value-type="float" office:value="36.8541625">
            <text:p>36.8541625</text:p>
          </table:table-cell>
          <table:table-cell office:value-type="float" office:value="20.5">
            <text:p>20.5</text:p>
          </table:table-cell>
          <table:table-cell office:value-type="float" office:value="16.8333">
            <text:p>16.8333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14.8333">
            <text:p>14.8333</text:p>
          </table:table-cell>
          <table:table-cell office:value-type="float" office:value="21.3333">
            <text:p>21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09T13:00:00">
            <text:p>Thu Mar  9 13:00:00 2023</text:p>
          </table:table-cell>
          <table:table-cell office:value-type="float" office:value="30.6666625">
            <text:p>30.6666625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5.6667">
            <text:p>25.6667</text:p>
          </table:table-cell>
          <table:table-cell office:value-type="float" office:value="26.0">
            <text:p>26.0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3-09T16:00:00">
            <text:p>Thu Mar  9 16:00:00 2023</text:p>
          </table:table-cell>
          <table:table-cell office:value-type="float" office:value="28.472216666666668">
            <text:p>28.472216666666668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23.3333">
            <text:p>2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5.6667">
            <text:p>25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3-09T17:00:00">
            <text:p>Thu Mar  9 17:00:00 2023</text:p>
          </table:table-cell>
          <table:table-cell office:value-type="float" office:value="27.972216666666668">
            <text:p>27.972216666666668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23.3333">
            <text:p>2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11T15:00:00">
            <text:p>Sat Mar 11 15:00:00 2023</text:p>
          </table:table-cell>
          <table:table-cell office:value-type="float" office:value="28.2638875">
            <text:p>28.2638875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11T16:00:00">
            <text:p>Sat Mar 11 16:00:00 2023</text:p>
          </table:table-cell>
          <table:table-cell office:value-type="float" office:value="27.368054166666667">
            <text:p>27.36805416666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3-11T17:00:00">
            <text:p>Sat Mar 11 17:00:00 2023</text:p>
          </table:table-cell>
          <table:table-cell office:value-type="float" office:value="26.256945833333333">
            <text:p>26.25694583333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12T14:00:00">
            <text:p>Sun Mar 12 14:00:00 2023</text:p>
          </table:table-cell>
          <table:table-cell office:value-type="float" office:value="25.847220833333335">
            <text:p>25.84722083333333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10.6667">
            <text:p>10.6667</text:p>
          </table:table-cell>
          <table:table-cell office:value-type="float" office:value="10.3333">
            <text:p>10.3333</text:p>
          </table:table-cell>
          <table:table-cell office:value-type="float" office:value="6.6667">
            <text:p>6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3-12T15:00:00">
            <text:p>Sun Mar 12 15:00:00 2023</text:p>
          </table:table-cell>
          <table:table-cell office:value-type="float" office:value="26.298608333333334">
            <text:p>26.298608333333334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10.6667">
            <text:p>10.6667</text:p>
          </table:table-cell>
          <table:table-cell office:value-type="float" office:value="10.3333">
            <text:p>10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3-13T16:00:00">
            <text:p>Mon Mar 13 16:00:00 2023</text:p>
          </table:table-cell>
          <table:table-cell office:value-type="float" office:value="27.187495833333333">
            <text:p>27.187495833333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13.5">
            <text:p>13.5</text:p>
          </table:table-cell>
          <table:table-cell office:value-type="float" office:value="8.1667">
            <text:p>8.1667</text:p>
          </table:table-cell>
          <table:table-cell office:value-type="float" office:value="4.8333">
            <text:p>4.8333</text:p>
          </table:table-cell>
          <table:table-cell office:value-type="float" office:value="1.5">
            <text:p>1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3-13T17:00:00">
            <text:p>Mon Mar 13 17:00:00 2023</text:p>
          </table:table-cell>
          <table:table-cell office:value-type="float" office:value="27.18055">
            <text:p>27.1805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13.5">
            <text:p>13.5</text:p>
          </table:table-cell>
          <table:table-cell office:value-type="float" office:value="8.1667">
            <text:p>8.1667</text:p>
          </table:table-cell>
          <table:table-cell office:value-type="float" office:value="4.8333">
            <text:p>4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3T18:00:00">
            <text:p>Mon Mar 13 18:00:00 2023</text:p>
          </table:table-cell>
          <table:table-cell office:value-type="float" office:value="26.986104166666664">
            <text:p>26.986104166666664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13.5">
            <text:p>13.5</text:p>
          </table:table-cell>
          <table:table-cell office:value-type="float" office:value="8.1667">
            <text:p>8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13T19:00:00">
            <text:p>Mon Mar 13 19:00:00 2023</text:p>
          </table:table-cell>
          <table:table-cell office:value-type="float" office:value="26.33332916666667">
            <text:p>26.33332916666667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13.5">
            <text:p>13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15T13:00:00">
            <text:p>Wed Mar 15 13:00:00 2023</text:p>
          </table:table-cell>
          <table:table-cell office:value-type="float" office:value="57.65279583333333">
            <text:p>57.65279583333333</text:p>
          </table:table-cell>
          <table:table-cell office:value-type="float" office:value="48.0">
            <text:p>48.0</text:p>
          </table:table-cell>
          <table:table-cell office:value-type="float" office:value="45.5">
            <text:p>45.5</text:p>
          </table:table-cell>
          <table:table-cell office:value-type="float" office:value="34.0">
            <text:p>34.0</text:p>
          </table:table-cell>
          <table:table-cell office:value-type="float" office:value="51.6667">
            <text:p>51.6667</text:p>
          </table:table-cell>
          <table:table-cell office:value-type="float" office:value="53.5">
            <text:p>53.5</text:p>
          </table:table-cell>
          <table:table-cell office:value-type="float" office:value="49.6667">
            <text:p>49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3-15T14:00:00">
            <text:p>Wed Mar 15 14:00:00 2023</text:p>
          </table:table-cell>
          <table:table-cell office:value-type="float" office:value="58.12501666666666">
            <text:p>58.12501666666666</text:p>
          </table:table-cell>
          <table:table-cell office:value-type="float" office:value="40.6667">
            <text:p>40.6667</text:p>
          </table:table-cell>
          <table:table-cell office:value-type="float" office:value="48.0">
            <text:p>48.0</text:p>
          </table:table-cell>
          <table:table-cell office:value-type="float" office:value="45.5">
            <text:p>45.5</text:p>
          </table:table-cell>
          <table:table-cell office:value-type="float" office:value="34.0">
            <text:p>34.0</text:p>
          </table:table-cell>
          <table:table-cell office:value-type="float" office:value="51.6667">
            <text:p>51.6667</text:p>
          </table:table-cell>
          <table:table-cell office:value-type="float" office:value="53.5">
            <text:p>53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3-15T15:00:00">
            <text:p>Wed Mar 15 15:00:00 2023</text:p>
          </table:table-cell>
          <table:table-cell office:value-type="float" office:value="58.70140416666666">
            <text:p>58.70140416666666</text:p>
          </table:table-cell>
          <table:table-cell office:value-type="float" office:value="30.0">
            <text:p>30.0</text:p>
          </table:table-cell>
          <table:table-cell office:value-type="float" office:value="40.6667">
            <text:p>40.6667</text:p>
          </table:table-cell>
          <table:table-cell office:value-type="float" office:value="48.0">
            <text:p>48.0</text:p>
          </table:table-cell>
          <table:table-cell office:value-type="float" office:value="45.5">
            <text:p>45.5</text:p>
          </table:table-cell>
          <table:table-cell office:value-type="float" office:value="34.0">
            <text:p>34.0</text:p>
          </table:table-cell>
          <table:table-cell office:value-type="float" office:value="51.6667">
            <text:p>51.6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3-15T16:00:00">
            <text:p>Wed Mar 15 16:00:00 2023</text:p>
          </table:table-cell>
          <table:table-cell office:value-type="float" office:value="59.20140416666666">
            <text:p>59.20140416666666</text:p>
          </table:table-cell>
          <table:table-cell office:value-type="float" office:value="27.6667">
            <text:p>27.6667</text:p>
          </table:table-cell>
          <table:table-cell office:value-type="float" office:value="30.0">
            <text:p>30.0</text:p>
          </table:table-cell>
          <table:table-cell office:value-type="float" office:value="40.6667">
            <text:p>40.6667</text:p>
          </table:table-cell>
          <table:table-cell office:value-type="float" office:value="48.0">
            <text:p>48.0</text:p>
          </table:table-cell>
          <table:table-cell office:value-type="float" office:value="45.5">
            <text:p>45.5</text:p>
          </table:table-cell>
          <table:table-cell office:value-type="float" office:value="34.0">
            <text:p>34.0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3-03-15T17:00:00">
            <text:p>Wed Mar 15 17:00:00 2023</text:p>
          </table:table-cell>
          <table:table-cell office:value-type="float" office:value="59.9722375">
            <text:p>59.9722375</text:p>
          </table:table-cell>
          <table:table-cell office:value-type="float" office:value="33.8333">
            <text:p>33.8333</text:p>
          </table:table-cell>
          <table:table-cell office:value-type="float" office:value="27.6667">
            <text:p>27.6667</text:p>
          </table:table-cell>
          <table:table-cell office:value-type="float" office:value="30.0">
            <text:p>30.0</text:p>
          </table:table-cell>
          <table:table-cell office:value-type="float" office:value="40.6667">
            <text:p>40.6667</text:p>
          </table:table-cell>
          <table:table-cell office:value-type="float" office:value="48.0">
            <text:p>48.0</text:p>
          </table:table-cell>
          <table:table-cell office:value-type="float" office:value="45.5">
            <text:p>45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3-16T13:00:00">
            <text:p>Thu Mar 16 13:00:00 2023</text:p>
          </table:table-cell>
          <table:table-cell office:value-type="float" office:value="44.09722083333333">
            <text:p>44.0972208333333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28.8333">
            <text:p>28.8333</text:p>
          </table:table-cell>
          <table:table-cell office:value-type="float" office:value="19.3333">
            <text:p>19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3-16T14:00:00">
            <text:p>Thu Mar 16 14:00:00 2023</text:p>
          </table:table-cell>
          <table:table-cell office:value-type="float" office:value="43.979166666666664">
            <text:p>43.979166666666664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28.8333">
            <text:p>28.8333</text:p>
          </table:table-cell>
          <table:table-cell office:value-type="float" office:value="19.3333">
            <text:p>19.3333</text:p>
          </table:table-cell>
          <table:table-cell office:value-type="float" office:value="22.6667">
            <text:p>22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3-16T15:00:00">
            <text:p>Thu Mar 16 15:00:00 2023</text:p>
          </table:table-cell>
          <table:table-cell office:value-type="float" office:value="43.708333333333336">
            <text:p>43.708333333333336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28.8333">
            <text:p>28.8333</text:p>
          </table:table-cell>
          <table:table-cell office:value-type="float" office:value="19.3333">
            <text:p>19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3-17T13:00:00">
            <text:p>Fri Mar 17 13:00:00 2023</text:p>
          </table:table-cell>
          <table:table-cell office:value-type="float" office:value="59.86112083333333">
            <text:p>59.86112083333333</text:p>
          </table:table-cell>
          <table:table-cell office:value-type="float" office:value="40.3333">
            <text:p>40.3333</text:p>
          </table:table-cell>
          <table:table-cell office:value-type="float" office:value="49.6667">
            <text:p>49.6667</text:p>
          </table:table-cell>
          <table:table-cell office:value-type="float" office:value="51.1667">
            <text:p>51.1667</text:p>
          </table:table-cell>
          <table:table-cell office:value-type="float" office:value="48.0">
            <text:p>48.0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4:00:00">
            <text:p>Fri Mar 17 14:00:00 2023</text:p>
          </table:table-cell>
          <table:table-cell office:value-type="float" office:value="59.312508333333334">
            <text:p>59.312508333333334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49.6667">
            <text:p>49.6667</text:p>
          </table:table-cell>
          <table:table-cell office:value-type="float" office:value="51.1667">
            <text:p>51.1667</text:p>
          </table:table-cell>
          <table:table-cell office:value-type="float" office:value="48.0">
            <text:p>48.0</text:p>
          </table:table-cell>
          <table:table-cell office:value-type="float" office:value="43.8333">
            <text:p>43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5:00:00">
            <text:p>Fri Mar 17 15:00:00 2023</text:p>
          </table:table-cell>
          <table:table-cell office:value-type="float" office:value="58.965287499999995">
            <text:p>58.965287499999995</text:p>
          </table:table-cell>
          <table:table-cell office:value-type="float" office:value="25.8333">
            <text:p>25.8333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49.6667">
            <text:p>49.6667</text:p>
          </table:table-cell>
          <table:table-cell office:value-type="float" office:value="51.1667">
            <text:p>51.1667</text:p>
          </table:table-cell>
          <table:table-cell office:value-type="float" office:value="48.0">
            <text:p>48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3-17T16:00:00">
            <text:p>Fri Mar 17 16:00:00 2023</text:p>
          </table:table-cell>
          <table:table-cell office:value-type="float" office:value="58.562508333333334">
            <text:p>58.562508333333334</text:p>
          </table:table-cell>
          <table:table-cell office:value-type="float" office:value="24.0">
            <text:p>24.0</text:p>
          </table:table-cell>
          <table:table-cell office:value-type="float" office:value="25.8333">
            <text:p>25.8333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49.6667">
            <text:p>49.6667</text:p>
          </table:table-cell>
          <table:table-cell office:value-type="float" office:value="51.1667">
            <text:p>51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3-17T17:00:00">
            <text:p>Fri Mar 17 17:00:00 2023</text:p>
          </table:table-cell>
          <table:table-cell office:value-type="float" office:value="57.937508333333334">
            <text:p>57.937508333333334</text:p>
          </table:table-cell>
          <table:table-cell office:value-type="float" office:value="41.1667">
            <text:p>41.1667</text:p>
          </table:table-cell>
          <table:table-cell office:value-type="float" office:value="24.0">
            <text:p>24.0</text:p>
          </table:table-cell>
          <table:table-cell office:value-type="float" office:value="25.8333">
            <text:p>25.8333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49.6667">
            <text:p>49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3-18T13:00:00">
            <text:p>Sat Mar 18 13:00:00 2023</text:p>
          </table:table-cell>
          <table:table-cell office:value-type="float" office:value="56.576391666666666">
            <text:p>56.576391666666666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53.0">
            <text:p>53.0</text:p>
          </table:table-cell>
          <table:table-cell office:value-type="float" office:value="60.6667">
            <text:p>60.6667</text:p>
          </table:table-cell>
          <table:table-cell office:value-type="float" office:value="59.0">
            <text:p>59.0</text:p>
          </table:table-cell>
          <table:table-cell office:value-type="float" office:value="58.6667">
            <text:p>58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18T14:00:00">
            <text:p>Sat Mar 18 14:00:00 2023</text:p>
          </table:table-cell>
          <table:table-cell office:value-type="float" office:value="56.93055833333333">
            <text:p>56.93055833333333</text:p>
          </table:table-cell>
          <table:table-cell office:value-type="float" office:value="21.3333">
            <text:p>21.3333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53.0">
            <text:p>53.0</text:p>
          </table:table-cell>
          <table:table-cell office:value-type="float" office:value="60.6667">
            <text:p>60.6667</text:p>
          </table:table-cell>
          <table:table-cell office:value-type="float" office:value="59.0">
            <text:p>59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3-18T15:00:00">
            <text:p>Sat Mar 18 15:00:00 2023</text:p>
          </table:table-cell>
          <table:table-cell office:value-type="float" office:value="56.979166666666664">
            <text:p>56.979166666666664</text:p>
          </table:table-cell>
          <table:table-cell office:value-type="float" office:value="8.0">
            <text:p>8.0</text:p>
          </table:table-cell>
          <table:table-cell office:value-type="float" office:value="21.3333">
            <text:p>21.3333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53.0">
            <text:p>53.0</text:p>
          </table:table-cell>
          <table:table-cell office:value-type="float" office:value="60.6667">
            <text:p>60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3-18T16:00:00">
            <text:p>Sat Mar 18 16:00:00 2023</text:p>
          </table:table-cell>
          <table:table-cell office:value-type="float" office:value="57.145833333333336">
            <text:p>57.145833333333336</text:p>
          </table:table-cell>
          <table:table-cell office:value-type="float" office:value="24.0">
            <text:p>24.0</text:p>
          </table:table-cell>
          <table:table-cell office:value-type="float" office:value="8.0">
            <text:p>8.0</text:p>
          </table:table-cell>
          <table:table-cell office:value-type="float" office:value="21.3333">
            <text:p>21.3333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53.0">
            <text:p>53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19T12:00:00">
            <text:p>Sun Mar 19 12:00:00 2023</text:p>
          </table:table-cell>
          <table:table-cell office:value-type="float" office:value="55.74305416666667">
            <text:p>55.74305416666667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5.8333">
            <text:p>45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3-19T13:00:00">
            <text:p>Sun Mar 19 13:00:00 2023</text:p>
          </table:table-cell>
          <table:table-cell office:value-type="float" office:value="55.027775">
            <text:p>55.027775</text:p>
          </table:table-cell>
          <table:table-cell office:value-type="float" office:value="25.8333">
            <text:p>25.8333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19T14:00:00">
            <text:p>Sun Mar 19 14:00:00 2023</text:p>
          </table:table-cell>
          <table:table-cell office:value-type="float" office:value="54.4166625">
            <text:p>54.4166625</text:p>
          </table:table-cell>
          <table:table-cell office:value-type="float" office:value="27.0">
            <text:p>27.0</text:p>
          </table:table-cell>
          <table:table-cell office:value-type="float" office:value="25.8333">
            <text:p>25.8333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19T15:00:00">
            <text:p>Sun Mar 19 15:00:00 2023</text:p>
          </table:table-cell>
          <table:table-cell office:value-type="float" office:value="54.0763875">
            <text:p>54.0763875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25.8333">
            <text:p>25.8333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3-19T16:00:00">
            <text:p>Sun Mar 19 16:00:00 2023</text:p>
          </table:table-cell>
          <table:table-cell office:value-type="float" office:value="53.777775">
            <text:p>53.777775</text:p>
          </table:table-cell>
          <table:table-cell office:value-type="float" office:value="26.3333">
            <text:p>26.3333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25.8333">
            <text:p>25.8333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19T17:00:00">
            <text:p>Sun Mar 19 17:00:00 2023</text:p>
          </table:table-cell>
          <table:table-cell office:value-type="float" office:value="53.18749583333334">
            <text:p>53.18749583333334</text:p>
          </table:table-cell>
          <table:table-cell office:value-type="float" office:value="41.3333">
            <text:p>41.3333</text:p>
          </table:table-cell>
          <table:table-cell office:value-type="float" office:value="26.3333">
            <text:p>26.3333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25.8333">
            <text:p>25.8333</text:p>
          </table:table-cell>
          <table:table-cell office:value-type="float" office:value="46.5">
            <text:p>46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20T13:00:00">
            <text:p>Mon Mar 20 13:00:00 2023</text:p>
          </table:table-cell>
          <table:table-cell office:value-type="float" office:value="42.84027916666667">
            <text:p>42.84027916666667</text:p>
          </table:table-cell>
          <table:table-cell office:value-type="float" office:value="25.1667">
            <text:p>25.1667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37.6667">
            <text:p>37.6667</text:p>
          </table:table-cell>
          <table:table-cell office:value-type="float" office:value="23.8333">
            <text:p>23.8333</text:p>
          </table:table-cell>
          <table:table-cell office:value-type="float" office:value="42.6667">
            <text:p>42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20T14:00:00">
            <text:p>Mon Mar 20 14:00:00 2023</text:p>
          </table:table-cell>
          <table:table-cell office:value-type="float" office:value="43.833333333333336">
            <text:p>43.833333333333336</text:p>
          </table:table-cell>
          <table:table-cell office:value-type="float" office:value="20.6667">
            <text:p>20.6667</text:p>
          </table:table-cell>
          <table:table-cell office:value-type="float" office:value="25.1667">
            <text:p>25.1667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37.6667">
            <text:p>37.6667</text:p>
          </table:table-cell>
          <table:table-cell office:value-type="float" office:value="23.8333">
            <text:p>23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20T15:00:00">
            <text:p>Mon Mar 20 15:00:00 2023</text:p>
          </table:table-cell>
          <table:table-cell office:value-type="float" office:value="44.9375">
            <text:p>44.9375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5.1667">
            <text:p>25.1667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37.6667">
            <text:p>37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3-20T16:00:00">
            <text:p>Mon Mar 20 16:00:00 2023</text:p>
          </table:table-cell>
          <table:table-cell office:value-type="float" office:value="46.11805833333333">
            <text:p>46.11805833333333</text:p>
          </table:table-cell>
          <table:table-cell office:value-type="float" office:value="2.1667">
            <text:p>2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5.1667">
            <text:p>25.1667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3-20T17:00:00">
            <text:p>Mon Mar 20 17:00:00 2023</text:p>
          </table:table-cell>
          <table:table-cell office:value-type="float" office:value="46.94444583333333">
            <text:p>46.94444583333333</text:p>
          </table:table-cell>
          <table:table-cell office:value-type="float" office:value="0.8333">
            <text:p>0.8333</text:p>
          </table:table-cell>
          <table:table-cell office:value-type="float" office:value="2.1667">
            <text:p>2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5.1667">
            <text:p>25.1667</text:p>
          </table:table-cell>
          <table:table-cell office:value-type="float" office:value="24.1667">
            <text:p>24.1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3-21T12:00:00">
            <text:p>Tue Mar 21 12:00:00 2023</text:p>
          </table:table-cell>
          <table:table-cell office:value-type="float" office:value="48.166666666666664">
            <text:p>48.166666666666664</text:p>
          </table:table-cell>
          <table:table-cell office:value-type="float" office:value="32.5">
            <text:p>32.5</text:p>
          </table:table-cell>
          <table:table-cell office:value-type="float" office:value="40.5">
            <text:p>40.5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  <table:table-cell office:value-type="float" office:value="52.0">
            <text:p>52.0</text:p>
          </table:table-cell>
          <table:table-cell office:value-type="float" office:value="63.5">
            <text:p>63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21T13:00:00">
            <text:p>Tue Mar 21 13:00:00 2023</text:p>
          </table:table-cell>
          <table:table-cell office:value-type="float" office:value="48.083333333333336">
            <text:p>48.083333333333336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  <table:table-cell office:value-type="float" office:value="40.5">
            <text:p>40.5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  <table:table-cell office:value-type="float" office:value="52.0">
            <text:p>52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3-21T14:00:00">
            <text:p>Tue Mar 21 14:00:00 2023</text:p>
          </table:table-cell>
          <table:table-cell office:value-type="float" office:value="48.125">
            <text:p>48.125</text:p>
          </table:table-cell>
          <table:table-cell office:value-type="float" office:value="6.6667">
            <text:p>6.6667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  <table:table-cell office:value-type="float" office:value="40.5">
            <text:p>40.5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3-21T15:00:00">
            <text:p>Tue Mar 21 15:00:00 2023</text:p>
          </table:table-cell>
          <table:table-cell office:value-type="float" office:value="47.9375">
            <text:p>47.9375</text:p>
          </table:table-cell>
          <table:table-cell office:value-type="float" office:value="0.8333">
            <text:p>0.8333</text:p>
          </table:table-cell>
          <table:table-cell office:value-type="float" office:value="6.6667">
            <text:p>6.6667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  <table:table-cell office:value-type="float" office:value="40.5">
            <text:p>40.5</text:p>
          </table:table-cell>
          <table:table-cell office:value-type="float" office:value="35.0">
            <text:p>35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1T16:00:00">
            <text:p>Tue Mar 21 16:00:00 2023</text:p>
          </table:table-cell>
          <table:table-cell office:value-type="float" office:value="47.7013875">
            <text:p>47.7013875</text:p>
          </table:table-cell>
          <table:table-cell office:value-type="float" office:value="2.1667">
            <text:p>2.1667</text:p>
          </table:table-cell>
          <table:table-cell office:value-type="float" office:value="0.8333">
            <text:p>0.8333</text:p>
          </table:table-cell>
          <table:table-cell office:value-type="float" office:value="6.6667">
            <text:p>6.6667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  <table:table-cell office:value-type="float" office:value="40.5">
            <text:p>40.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3-21T17:00:00">
            <text:p>Tue Mar 21 17:00:00 2023</text:p>
          </table:table-cell>
          <table:table-cell office:value-type="float" office:value="47.6875">
            <text:p>47.6875</text:p>
          </table:table-cell>
          <table:table-cell office:value-type="float" office:value="12.3333">
            <text:p>12.3333</text:p>
          </table:table-cell>
          <table:table-cell office:value-type="float" office:value="2.1667">
            <text:p>2.1667</text:p>
          </table:table-cell>
          <table:table-cell office:value-type="float" office:value="0.8333">
            <text:p>0.8333</text:p>
          </table:table-cell>
          <table:table-cell office:value-type="float" office:value="6.6667">
            <text:p>6.6667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3-22T13:00:00">
            <text:p>Wed Mar 22 13:00:00 2023</text:p>
          </table:table-cell>
          <table:table-cell office:value-type="float" office:value="51.03472083333333">
            <text:p>51.03472083333333</text:p>
          </table:table-cell>
          <table:table-cell office:value-type="float" office:value="28.0">
            <text:p>28.0</text:p>
          </table:table-cell>
          <table:table-cell office:value-type="float" office:value="36.6667">
            <text:p>36.6667</text:p>
          </table:table-cell>
          <table:table-cell office:value-type="float" office:value="33.1667">
            <text:p>33.1667</text:p>
          </table:table-cell>
          <table:table-cell office:value-type="float" office:value="43.3333">
            <text:p>43.3333</text:p>
          </table:table-cell>
          <table:table-cell office:value-type="float" office:value="42.5">
            <text:p>42.5</text:p>
          </table:table-cell>
          <table:table-cell office:value-type="float" office:value="36.1667">
            <text:p>36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3-22T14:00:00">
            <text:p>Wed Mar 22 14:00:00 2023</text:p>
          </table:table-cell>
          <table:table-cell office:value-type="float" office:value="50.59722083333333">
            <text:p>50.59722083333333</text:p>
          </table:table-cell>
          <table:table-cell office:value-type="float" office:value="3.5">
            <text:p>3.5</text:p>
          </table:table-cell>
          <table:table-cell office:value-type="float" office:value="28.0">
            <text:p>28.0</text:p>
          </table:table-cell>
          <table:table-cell office:value-type="float" office:value="36.6667">
            <text:p>36.6667</text:p>
          </table:table-cell>
          <table:table-cell office:value-type="float" office:value="33.1667">
            <text:p>33.1667</text:p>
          </table:table-cell>
          <table:table-cell office:value-type="float" office:value="43.3333">
            <text:p>43.3333</text:p>
          </table:table-cell>
          <table:table-cell office:value-type="float" office:value="42.5">
            <text:p>42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3-22T15:00:00">
            <text:p>Wed Mar 22 15:00:00 2023</text:p>
          </table:table-cell>
          <table:table-cell office:value-type="float" office:value="50.59722083333333">
            <text:p>50.59722083333333</text:p>
          </table:table-cell>
          <table:table-cell office:value-type="float" office:value="0.3333">
            <text:p>0.3333</text:p>
          </table:table-cell>
          <table:table-cell office:value-type="float" office:value="3.5">
            <text:p>3.5</text:p>
          </table:table-cell>
          <table:table-cell office:value-type="float" office:value="28.0">
            <text:p>28.0</text:p>
          </table:table-cell>
          <table:table-cell office:value-type="float" office:value="36.6667">
            <text:p>36.6667</text:p>
          </table:table-cell>
          <table:table-cell office:value-type="float" office:value="33.1667">
            <text:p>33.1667</text:p>
          </table:table-cell>
          <table:table-cell office:value-type="float" office:value="43.3333">
            <text:p>43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2T16:00:00">
            <text:p>Wed Mar 22 16:00:00 2023</text:p>
          </table:table-cell>
          <table:table-cell office:value-type="float" office:value="50.777775">
            <text:p>50.777775</text:p>
          </table:table-cell>
          <table:table-cell office:value-type="float" office:value="2.8333">
            <text:p>2.8333</text:p>
          </table:table-cell>
          <table:table-cell office:value-type="float" office:value="0.3333">
            <text:p>0.3333</text:p>
          </table:table-cell>
          <table:table-cell office:value-type="float" office:value="3.5">
            <text:p>3.5</text:p>
          </table:table-cell>
          <table:table-cell office:value-type="float" office:value="28.0">
            <text:p>28.0</text:p>
          </table:table-cell>
          <table:table-cell office:value-type="float" office:value="36.6667">
            <text:p>36.6667</text:p>
          </table:table-cell>
          <table:table-cell office:value-type="float" office:value="33.1667">
            <text:p>33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3-22T17:00:00">
            <text:p>Wed Mar 22 17:00:00 2023</text:p>
          </table:table-cell>
          <table:table-cell office:value-type="float" office:value="51.05554999999999">
            <text:p>51.05554999999999</text:p>
          </table:table-cell>
          <table:table-cell office:value-type="float" office:value="16.5">
            <text:p>16.5</text:p>
          </table:table-cell>
          <table:table-cell office:value-type="float" office:value="2.8333">
            <text:p>2.8333</text:p>
          </table:table-cell>
          <table:table-cell office:value-type="float" office:value="0.3333">
            <text:p>0.3333</text:p>
          </table:table-cell>
          <table:table-cell office:value-type="float" office:value="3.5">
            <text:p>3.5</text:p>
          </table:table-cell>
          <table:table-cell office:value-type="float" office:value="28.0">
            <text:p>28.0</text:p>
          </table:table-cell>
          <table:table-cell office:value-type="float" office:value="36.6667">
            <text:p>36.6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3-22T18:00:00">
            <text:p>Wed Mar 22 18:00:00 2023</text:p>
          </table:table-cell>
          <table:table-cell office:value-type="float" office:value="51.34721666666666">
            <text:p>51.34721666666666</text:p>
          </table:table-cell>
          <table:table-cell office:value-type="float" office:value="21.5">
            <text:p>21.5</text:p>
          </table:table-cell>
          <table:table-cell office:value-type="float" office:value="16.5">
            <text:p>16.5</text:p>
          </table:table-cell>
          <table:table-cell office:value-type="float" office:value="2.8333">
            <text:p>2.8333</text:p>
          </table:table-cell>
          <table:table-cell office:value-type="float" office:value="0.3333">
            <text:p>0.3333</text:p>
          </table:table-cell>
          <table:table-cell office:value-type="float" office:value="3.5">
            <text:p>3.5</text:p>
          </table:table-cell>
          <table:table-cell office:value-type="float" office:value="28.0">
            <text:p>28.0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3-23T13:00:00">
            <text:p>Thu Mar 23 13:00:00 2023</text:p>
          </table:table-cell>
          <table:table-cell office:value-type="float" office:value="47.52083333333332">
            <text:p>47.52083333333332</text:p>
          </table:table-cell>
          <table:table-cell office:value-type="float" office:value="14.3333">
            <text:p>14.3333</text:p>
          </table:table-cell>
          <table:table-cell office:value-type="float" office:value="17.5">
            <text:p>17.5</text:p>
          </table:table-cell>
          <table:table-cell office:value-type="float" office:value="28.6667">
            <text:p>28.6667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3-23T14:00:00">
            <text:p>Thu Mar 23 14:00:00 2023</text:p>
          </table:table-cell>
          <table:table-cell office:value-type="float" office:value="47.194445833333326">
            <text:p>47.194445833333326</text:p>
          </table:table-cell>
          <table:table-cell office:value-type="float" office:value="13.3333">
            <text:p>13.3333</text:p>
          </table:table-cell>
          <table:table-cell office:value-type="float" office:value="14.3333">
            <text:p>14.3333</text:p>
          </table:table-cell>
          <table:table-cell office:value-type="float" office:value="17.5">
            <text:p>17.5</text:p>
          </table:table-cell>
          <table:table-cell office:value-type="float" office:value="28.6667">
            <text:p>28.6667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23T15:00:00">
            <text:p>Thu Mar 23 15:00:00 2023</text:p>
          </table:table-cell>
          <table:table-cell office:value-type="float" office:value="47.18055833333333">
            <text:p>47.18055833333333</text:p>
          </table:table-cell>
          <table:table-cell office:value-type="float" office:value="0.6667">
            <text:p>0.6667</text:p>
          </table:table-cell>
          <table:table-cell office:value-type="float" office:value="13.3333">
            <text:p>13.3333</text:p>
          </table:table-cell>
          <table:table-cell office:value-type="float" office:value="14.3333">
            <text:p>14.3333</text:p>
          </table:table-cell>
          <table:table-cell office:value-type="float" office:value="17.5">
            <text:p>17.5</text:p>
          </table:table-cell>
          <table:table-cell office:value-type="float" office:value="28.6667">
            <text:p>28.6667</text:p>
          </table:table-cell>
          <table:table-cell office:value-type="float" office:value="26.3333">
            <text:p>26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3-23T16:00:00">
            <text:p>Thu Mar 23 16:00:00 2023</text:p>
          </table:table-cell>
          <table:table-cell office:value-type="float" office:value="46.895837500000006">
            <text:p>46.895837500000006</text:p>
          </table:table-cell>
          <table:table-cell office:value-type="float" office:value="3.1667">
            <text:p>3.1667</text:p>
          </table:table-cell>
          <table:table-cell office:value-type="float" office:value="0.6667">
            <text:p>0.6667</text:p>
          </table:table-cell>
          <table:table-cell office:value-type="float" office:value="13.3333">
            <text:p>13.3333</text:p>
          </table:table-cell>
          <table:table-cell office:value-type="float" office:value="14.3333">
            <text:p>14.3333</text:p>
          </table:table-cell>
          <table:table-cell office:value-type="float" office:value="17.5">
            <text:p>17.5</text:p>
          </table:table-cell>
          <table:table-cell office:value-type="float" office:value="28.6667">
            <text:p>28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3-23T17:00:00">
            <text:p>Thu Mar 23 17:00:00 2023</text:p>
          </table:table-cell>
          <table:table-cell office:value-type="float" office:value="46.36806250000001">
            <text:p>46.36806250000001</text:p>
          </table:table-cell>
          <table:table-cell office:value-type="float" office:value="8.8333">
            <text:p>8.8333</text:p>
          </table:table-cell>
          <table:table-cell office:value-type="float" office:value="3.1667">
            <text:p>3.1667</text:p>
          </table:table-cell>
          <table:table-cell office:value-type="float" office:value="0.6667">
            <text:p>0.6667</text:p>
          </table:table-cell>
          <table:table-cell office:value-type="float" office:value="13.3333">
            <text:p>13.3333</text:p>
          </table:table-cell>
          <table:table-cell office:value-type="float" office:value="14.3333">
            <text:p>14.3333</text:p>
          </table:table-cell>
          <table:table-cell office:value-type="float" office:value="17.5">
            <text:p>17.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3-23T18:00:00">
            <text:p>Thu Mar 23 18:00:00 2023</text:p>
          </table:table-cell>
          <table:table-cell office:value-type="float" office:value="45.64584166666666">
            <text:p>45.64584166666666</text:p>
          </table:table-cell>
          <table:table-cell office:value-type="float" office:value="31.1667">
            <text:p>31.1667</text:p>
          </table:table-cell>
          <table:table-cell office:value-type="float" office:value="8.8333">
            <text:p>8.8333</text:p>
          </table:table-cell>
          <table:table-cell office:value-type="float" office:value="3.1667">
            <text:p>3.1667</text:p>
          </table:table-cell>
          <table:table-cell office:value-type="float" office:value="0.6667">
            <text:p>0.6667</text:p>
          </table:table-cell>
          <table:table-cell office:value-type="float" office:value="13.3333">
            <text:p>13.3333</text:p>
          </table:table-cell>
          <table:table-cell office:value-type="float" office:value="14.3333">
            <text:p>14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3-24T13:00:00">
            <text:p>Fri Mar 24 13:00:00 2023</text:p>
          </table:table-cell>
          <table:table-cell office:value-type="float" office:value="42.3333375">
            <text:p>42.3333375</text:p>
          </table:table-cell>
          <table:table-cell office:value-type="float" office:value="10.6667">
            <text:p>10.6667</text:p>
          </table:table-cell>
          <table:table-cell office:value-type="float" office:value="22.3333">
            <text:p>22.3333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30.0">
            <text:p>30.0</text:p>
          </table:table-cell>
          <table:table-cell office:value-type="float" office:value="38.8333">
            <text:p>38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3-24T14:00:00">
            <text:p>Fri Mar 24 14:00:00 2023</text:p>
          </table:table-cell>
          <table:table-cell office:value-type="float" office:value="42.75694583333333">
            <text:p>42.75694583333333</text:p>
          </table:table-cell>
          <table:table-cell office:value-type="float" office:value="0.1667">
            <text:p>0.1667</text:p>
          </table:table-cell>
          <table:table-cell office:value-type="float" office:value="10.6667">
            <text:p>10.6667</text:p>
          </table:table-cell>
          <table:table-cell office:value-type="float" office:value="22.3333">
            <text:p>22.3333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30.0">
            <text:p>30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24T15:00:00">
            <text:p>Fri Mar 24 15:00:00 2023</text:p>
          </table:table-cell>
          <table:table-cell office:value-type="float" office:value="42.56944583333333">
            <text:p>42.56944583333333</text:p>
          </table:table-cell>
          <table:table-cell office:value-type="float" office:value="0.1667">
            <text:p>0.1667</text:p>
          </table:table-cell>
          <table:table-cell office:value-type="float" office:value="0.1667">
            <text:p>0.1667</text:p>
          </table:table-cell>
          <table:table-cell office:value-type="float" office:value="10.6667">
            <text:p>10.6667</text:p>
          </table:table-cell>
          <table:table-cell office:value-type="float" office:value="22.3333">
            <text:p>22.3333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24T16:00:00">
            <text:p>Fri Mar 24 16:00:00 2023</text:p>
          </table:table-cell>
          <table:table-cell office:value-type="float" office:value="42.333333333333336">
            <text:p>42.333333333333336</text:p>
          </table:table-cell>
          <table:table-cell office:value-type="float" office:value="1.1667">
            <text:p>1.1667</text:p>
          </table:table-cell>
          <table:table-cell office:value-type="float" office:value="0.1667">
            <text:p>0.1667</text:p>
          </table:table-cell>
          <table:table-cell office:value-type="float" office:value="0.1667">
            <text:p>0.1667</text:p>
          </table:table-cell>
          <table:table-cell office:value-type="float" office:value="10.6667">
            <text:p>10.6667</text:p>
          </table:table-cell>
          <table:table-cell office:value-type="float" office:value="22.3333">
            <text:p>22.3333</text:p>
          </table:table-cell>
          <table:table-cell office:value-type="float" office:value="16.3333">
            <text:p>16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3-24T17:00:00">
            <text:p>Fri Mar 24 17:00:00 2023</text:p>
          </table:table-cell>
          <table:table-cell office:value-type="float" office:value="41.979166666666664">
            <text:p>41.979166666666664</text:p>
          </table:table-cell>
          <table:table-cell office:value-type="float" office:value="7.3333">
            <text:p>7.3333</text:p>
          </table:table-cell>
          <table:table-cell office:value-type="float" office:value="1.1667">
            <text:p>1.1667</text:p>
          </table:table-cell>
          <table:table-cell office:value-type="float" office:value="0.1667">
            <text:p>0.1667</text:p>
          </table:table-cell>
          <table:table-cell office:value-type="float" office:value="0.1667">
            <text:p>0.1667</text:p>
          </table:table-cell>
          <table:table-cell office:value-type="float" office:value="10.6667">
            <text:p>10.6667</text:p>
          </table:table-cell>
          <table:table-cell office:value-type="float" office:value="22.3333">
            <text:p>22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3-25T11:00:00">
            <text:p>Sat Mar 25 11:00:00 2023</text:p>
          </table:table-cell>
          <table:table-cell office:value-type="float" office:value="39.076391666666666">
            <text:p>39.076391666666666</text:p>
          </table:table-cell>
          <table:table-cell office:value-type="float" office:value="18.5">
            <text:p>18.5</text:p>
          </table:table-cell>
          <table:table-cell office:value-type="float" office:value="26.0">
            <text:p>26.0</text:p>
          </table:table-cell>
          <table:table-cell office:value-type="float" office:value="34.5">
            <text:p>34.5</text:p>
          </table:table-cell>
          <table:table-cell office:value-type="float" office:value="32.5">
            <text:p>32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3-25T12:00:00">
            <text:p>Sat Mar 25 12:00:00 2023</text:p>
          </table:table-cell>
          <table:table-cell office:value-type="float" office:value="38.86805833333333">
            <text:p>38.86805833333333</text:p>
          </table:table-cell>
          <table:table-cell office:value-type="float" office:value="17.0">
            <text:p>17.0</text:p>
          </table:table-cell>
          <table:table-cell office:value-type="float" office:value="18.5">
            <text:p>18.5</text:p>
          </table:table-cell>
          <table:table-cell office:value-type="float" office:value="26.0">
            <text:p>26.0</text:p>
          </table:table-cell>
          <table:table-cell office:value-type="float" office:value="34.5">
            <text:p>34.5</text:p>
          </table:table-cell>
          <table:table-cell office:value-type="float" office:value="32.5">
            <text:p>32.5</text:p>
          </table:table-cell>
          <table:table-cell office:value-type="float" office:value="30.3333">
            <text:p>30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3-25T13:00:00">
            <text:p>Sat Mar 25 13:00:00 2023</text:p>
          </table:table-cell>
          <table:table-cell office:value-type="float" office:value="38.5">
            <text:p>38.5</text:p>
          </table:table-cell>
          <table:table-cell office:value-type="float" office:value="6.1667">
            <text:p>6.1667</text:p>
          </table:table-cell>
          <table:table-cell office:value-type="float" office:value="17.0">
            <text:p>17.0</text:p>
          </table:table-cell>
          <table:table-cell office:value-type="float" office:value="18.5">
            <text:p>18.5</text:p>
          </table:table-cell>
          <table:table-cell office:value-type="float" office:value="26.0">
            <text:p>26.0</text:p>
          </table:table-cell>
          <table:table-cell office:value-type="float" office:value="34.5">
            <text:p>34.5</text:p>
          </table:table-cell>
          <table:table-cell office:value-type="float" office:value="32.5">
            <text:p>32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3-25T14:00:00">
            <text:p>Sat Mar 25 14:00:00 2023</text:p>
          </table:table-cell>
          <table:table-cell office:value-type="float" office:value="37.854166666666664">
            <text:p>37.854166666666664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17.0">
            <text:p>17.0</text:p>
          </table:table-cell>
          <table:table-cell office:value-type="float" office:value="18.5">
            <text:p>18.5</text:p>
          </table:table-cell>
          <table:table-cell office:value-type="float" office:value="26.0">
            <text:p>26.0</text:p>
          </table:table-cell>
          <table:table-cell office:value-type="float" office:value="34.5">
            <text:p>34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25T15:00:00">
            <text:p>Sat Mar 25 15:00:00 2023</text:p>
          </table:table-cell>
          <table:table-cell office:value-type="float" office:value="37.3888875">
            <text:p>37.3888875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17.0">
            <text:p>17.0</text:p>
          </table:table-cell>
          <table:table-cell office:value-type="float" office:value="18.5">
            <text:p>18.5</text:p>
          </table:table-cell>
          <table:table-cell office:value-type="float" office:value="26.0">
            <text:p>26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3-25T16:00:00">
            <text:p>Sat Mar 25 16:00:00 2023</text:p>
          </table:table-cell>
          <table:table-cell office:value-type="float" office:value="37.19444583333333">
            <text:p>37.19444583333333</text:p>
          </table:table-cell>
          <table:table-cell office:value-type="float" office:value="11.8333">
            <text:p>11.833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17.0">
            <text:p>17.0</text:p>
          </table:table-cell>
          <table:table-cell office:value-type="float" office:value="18.5">
            <text:p>18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26T13:00:00">
            <text:p>Sun Mar 26 13:00:00 2023</text:p>
          </table:table-cell>
          <table:table-cell office:value-type="float" office:value="35.18888333333334">
            <text:p>35.18888333333334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0.2">
            <text:p>0.2</text:p>
          </table:table-cell>
          <table:table-cell office:value-type="float" office:value="1.1667">
            <text:p>1.1667</text:p>
          </table:table-cell>
          <table:table-cell office:value-type="float" office:value="0.3333">
            <text:p>0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26T14:00:00">
            <text:p>Sun Mar 26 14:00:00 2023</text:p>
          </table:table-cell>
          <table:table-cell office:value-type="float" office:value="35.60555">
            <text:p>35.60555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0.2">
            <text:p>0.2</text:p>
          </table:table-cell>
          <table:table-cell office:value-type="float" office:value="1.1667">
            <text:p>1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26T15:00:00">
            <text:p>Sun Mar 26 15:00:00 2023</text:p>
          </table:table-cell>
          <table:table-cell office:value-type="float" office:value="35.75138333333334">
            <text:p>35.75138333333334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0.2">
            <text:p>0.2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3-26T16:00:00">
            <text:p>Sun Mar 26 16:00:00 2023</text:p>
          </table:table-cell>
          <table:table-cell office:value-type="float" office:value="35.59860416666667">
            <text:p>35.59860416666667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27T16:00:00">
            <text:p>Mon Mar 27 16:00:00 2023</text:p>
          </table:table-cell>
          <table:table-cell office:value-type="float" office:value="53.409725">
            <text:p>53.409725</text:p>
          </table:table-cell>
          <table:table-cell office:value-type="float" office:value="15.8333">
            <text:p>15.8333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54.8333">
            <text:p>54.8333</text:p>
          </table:table-cell>
          <table:table-cell office:value-type="float" office:value="51.6667">
            <text:p>51.6667</text:p>
          </table:table-cell>
          <table:table-cell office:value-type="float" office:value="51.0">
            <text:p>51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3-27T17:00:00">
            <text:p>Mon Mar 27 17:00:00 2023</text:p>
          </table:table-cell>
          <table:table-cell office:value-type="float" office:value="54.37500416666666">
            <text:p>54.37500416666666</text:p>
          </table:table-cell>
          <table:table-cell office:value-type="float" office:value="20.6667">
            <text:p>20.6667</text:p>
          </table:table-cell>
          <table:table-cell office:value-type="float" office:value="15.8333">
            <text:p>15.8333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54.8333">
            <text:p>54.8333</text:p>
          </table:table-cell>
          <table:table-cell office:value-type="float" office:value="51.6667">
            <text:p>51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27T18:00:00">
            <text:p>Mon Mar 27 18:00:00 2023</text:p>
          </table:table-cell>
          <table:table-cell office:value-type="float" office:value="55.48611666666667">
            <text:p>55.48611666666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5.8333">
            <text:p>15.8333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54.8333">
            <text:p>54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3-27T19:00:00">
            <text:p>Mon Mar 27 19:00:00 2023</text:p>
          </table:table-cell>
          <table:table-cell office:value-type="float" office:value="56.881949999999996">
            <text:p>56.881949999999996</text:p>
          </table:table-cell>
          <table:table-cell office:value-type="float" office:value="45.0">
            <text:p>45.0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5.8333">
            <text:p>15.8333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3-27T20:00:00">
            <text:p>Mon Mar 27 20:00:00 2023</text:p>
          </table:table-cell>
          <table:table-cell office:value-type="float" office:value="57.791670833333335">
            <text:p>57.791670833333335</text:p>
          </table:table-cell>
          <table:table-cell office:value-type="float" office:value="58.5">
            <text:p>58.5</text:p>
          </table:table-cell>
          <table:table-cell office:value-type="float" office:value="45.0">
            <text:p>45.0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5.8333">
            <text:p>15.8333</text:p>
          </table:table-cell>
          <table:table-cell office:value-type="float" office:value="17.6667">
            <text:p>17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3-28T13:00:00">
            <text:p>Tue Mar 28 13:00:00 2023</text:p>
          </table:table-cell>
          <table:table-cell office:value-type="float" office:value="45.24999583333334">
            <text:p>45.24999583333334</text:p>
          </table:table-cell>
          <table:table-cell office:value-type="float" office:value="9.0">
            <text:p>9.0</text:p>
          </table:table-cell>
          <table:table-cell office:value-type="float" office:value="28.0">
            <text:p>28.0</text:p>
          </table:table-cell>
          <table:table-cell office:value-type="float" office:value="28.5">
            <text:p>28.5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3-28T14:00:00">
            <text:p>Tue Mar 28 14:00:00 2023</text:p>
          </table:table-cell>
          <table:table-cell office:value-type="float" office:value="45.027775">
            <text:p>45.027775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8.0">
            <text:p>28.0</text:p>
          </table:table-cell>
          <table:table-cell office:value-type="float" office:value="28.5">
            <text:p>28.5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28T15:00:00">
            <text:p>Tue Mar 28 15:00:00 2023</text:p>
          </table:table-cell>
          <table:table-cell office:value-type="float" office:value="45.30555416666667">
            <text:p>45.30555416666667</text:p>
          </table:table-cell>
          <table:table-cell office:value-type="float" office:value="1.3333">
            <text:p>1.3333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8.0">
            <text:p>28.0</text:p>
          </table:table-cell>
          <table:table-cell office:value-type="float" office:value="28.5">
            <text:p>28.5</text:p>
          </table:table-cell>
          <table:table-cell office:value-type="float" office:value="31.3333">
            <text:p>31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28T16:00:00">
            <text:p>Tue Mar 28 16:00:00 2023</text:p>
          </table:table-cell>
          <table:table-cell office:value-type="float" office:value="45.46527916666667">
            <text:p>45.46527916666667</text:p>
          </table:table-cell>
          <table:table-cell office:value-type="float" office:value="0.8333">
            <text:p>0.8333</text:p>
          </table:table-cell>
          <table:table-cell office:value-type="float" office:value="1.3333">
            <text:p>1.3333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8.0">
            <text:p>28.0</text:p>
          </table:table-cell>
          <table:table-cell office:value-type="float" office:value="28.5">
            <text:p>28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3-28T17:00:00">
            <text:p>Tue Mar 28 17:00:00 2023</text:p>
          </table:table-cell>
          <table:table-cell office:value-type="float" office:value="45.5625">
            <text:p>45.5625</text:p>
          </table:table-cell>
          <table:table-cell office:value-type="float" office:value="6.6667">
            <text:p>6.6667</text:p>
          </table:table-cell>
          <table:table-cell office:value-type="float" office:value="0.8333">
            <text:p>0.8333</text:p>
          </table:table-cell>
          <table:table-cell office:value-type="float" office:value="1.3333">
            <text:p>1.3333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8.0">
            <text:p>28.0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28T18:00:00">
            <text:p>Tue Mar 28 18:00:00 2023</text:p>
          </table:table-cell>
          <table:table-cell office:value-type="float" office:value="45.59027916666667">
            <text:p>45.59027916666667</text:p>
          </table:table-cell>
          <table:table-cell office:value-type="float" office:value="32.1667">
            <text:p>32.1667</text:p>
          </table:table-cell>
          <table:table-cell office:value-type="float" office:value="6.6667">
            <text:p>6.6667</text:p>
          </table:table-cell>
          <table:table-cell office:value-type="float" office:value="0.8333">
            <text:p>0.8333</text:p>
          </table:table-cell>
          <table:table-cell office:value-type="float" office:value="1.3333">
            <text:p>1.3333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3-29T12:00:00">
            <text:p>Wed Mar 29 12:00:00 2023</text:p>
          </table:table-cell>
          <table:table-cell office:value-type="float" office:value="52.8125">
            <text:p>52.8125</text:p>
          </table:table-cell>
          <table:table-cell office:value-type="float" office:value="46.1667">
            <text:p>46.1667</text:p>
          </table:table-cell>
          <table:table-cell office:value-type="float" office:value="13.3333">
            <text:p>13.3333</text:p>
          </table:table-cell>
          <table:table-cell office:value-type="float" office:value="25.6667">
            <text:p>25.6667</text:p>
          </table:table-cell>
          <table:table-cell office:value-type="float" office:value="23.6667">
            <text:p>23.6667</text:p>
          </table:table-cell>
          <table:table-cell office:value-type="float" office:value="37.5">
            <text:p>37.5</text:p>
          </table:table-cell>
          <table:table-cell office:value-type="float" office:value="43.8333">
            <text:p>43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29T13:00:00">
            <text:p>Wed Mar 29 13:00:00 2023</text:p>
          </table:table-cell>
          <table:table-cell office:value-type="float" office:value="53.201391666666666">
            <text:p>53.201391666666666</text:p>
          </table:table-cell>
          <table:table-cell office:value-type="float" office:value="53.3333">
            <text:p>53.3333</text:p>
          </table:table-cell>
          <table:table-cell office:value-type="float" office:value="46.1667">
            <text:p>46.1667</text:p>
          </table:table-cell>
          <table:table-cell office:value-type="float" office:value="13.3333">
            <text:p>13.3333</text:p>
          </table:table-cell>
          <table:table-cell office:value-type="float" office:value="25.6667">
            <text:p>25.6667</text:p>
          </table:table-cell>
          <table:table-cell office:value-type="float" office:value="23.6667">
            <text:p>23.6667</text:p>
          </table:table-cell>
          <table:table-cell office:value-type="float" office:value="37.5">
            <text:p>37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3-29T14:00:00">
            <text:p>Wed Mar 29 14:00:00 2023</text:p>
          </table:table-cell>
          <table:table-cell office:value-type="float" office:value="54.06944583333333">
            <text:p>54.06944583333333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46.1667">
            <text:p>46.1667</text:p>
          </table:table-cell>
          <table:table-cell office:value-type="float" office:value="13.3333">
            <text:p>13.3333</text:p>
          </table:table-cell>
          <table:table-cell office:value-type="float" office:value="25.6667">
            <text:p>25.6667</text:p>
          </table:table-cell>
          <table:table-cell office:value-type="float" office:value="23.6667">
            <text:p>23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3-29T15:00:00">
            <text:p>Wed Mar 29 15:00:00 2023</text:p>
          </table:table-cell>
          <table:table-cell office:value-type="float" office:value="54.5138875">
            <text:p>54.5138875</text:p>
          </table:table-cell>
          <table:table-cell office:value-type="float" office:value="40.3333">
            <text:p>40.3333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46.1667">
            <text:p>46.1667</text:p>
          </table:table-cell>
          <table:table-cell office:value-type="float" office:value="13.3333">
            <text:p>13.3333</text:p>
          </table:table-cell>
          <table:table-cell office:value-type="float" office:value="25.6667">
            <text:p>25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3-29T16:00:00">
            <text:p>Wed Mar 29 16:00:00 2023</text:p>
          </table:table-cell>
          <table:table-cell office:value-type="float" office:value="55.027775">
            <text:p>55.027775</text:p>
          </table:table-cell>
          <table:table-cell office:value-type="float" office:value="25.0">
            <text:p>25.0</text:p>
          </table:table-cell>
          <table:table-cell office:value-type="float" office:value="40.3333">
            <text:p>40.3333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46.1667">
            <text:p>46.1667</text:p>
          </table:table-cell>
          <table:table-cell office:value-type="float" office:value="13.3333">
            <text:p>13.3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3-03-29T17:00:00">
            <text:p>Wed Mar 29 17:00:00 2023</text:p>
          </table:table-cell>
          <table:table-cell office:value-type="float" office:value="55.69444166666667">
            <text:p>55.69444166666667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float" office:value="40.3333">
            <text:p>40.3333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46.1667">
            <text:p>46.1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3-30T13:00:00">
            <text:p>Thu Mar 30 13:00:00 2023</text:p>
          </table:table-cell>
          <table:table-cell office:value-type="float" office:value="57.13194583333333">
            <text:p>57.13194583333333</text:p>
          </table:table-cell>
          <table:table-cell office:value-type="float" office:value="30.5">
            <text:p>30.5</text:p>
          </table:table-cell>
          <table:table-cell office:value-type="float" office:value="31.6667">
            <text:p>31.6667</text:p>
          </table:table-cell>
          <table:table-cell office:value-type="float" office:value="35.8333">
            <text:p>35.8333</text:p>
          </table:table-cell>
          <table:table-cell office:value-type="float" office:value="36.1667">
            <text:p>36.1667</text:p>
          </table:table-cell>
          <table:table-cell office:value-type="float" office:value="36.5">
            <text:p>36.5</text:p>
          </table:table-cell>
          <table:table-cell office:value-type="float" office:value="51.0">
            <text:p>51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3-30T14:00:00">
            <text:p>Thu Mar 30 14:00:00 2023</text:p>
          </table:table-cell>
          <table:table-cell office:value-type="float" office:value="56.27777916666667">
            <text:p>56.27777916666667</text:p>
          </table:table-cell>
          <table:table-cell office:value-type="float" office:value="14.1667">
            <text:p>14.1667</text:p>
          </table:table-cell>
          <table:table-cell office:value-type="float" office:value="30.5">
            <text:p>30.5</text:p>
          </table:table-cell>
          <table:table-cell office:value-type="float" office:value="31.6667">
            <text:p>31.6667</text:p>
          </table:table-cell>
          <table:table-cell office:value-type="float" office:value="35.8333">
            <text:p>35.8333</text:p>
          </table:table-cell>
          <table:table-cell office:value-type="float" office:value="36.1667">
            <text:p>36.1667</text:p>
          </table:table-cell>
          <table:table-cell office:value-type="float" office:value="36.5">
            <text:p>36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30T15:00:00">
            <text:p>Thu Mar 30 15:00:00 2023</text:p>
          </table:table-cell>
          <table:table-cell office:value-type="float" office:value="55.534725">
            <text:p>55.534725</text:p>
          </table:table-cell>
          <table:table-cell office:value-type="float" office:value="7.3333">
            <text:p>7.3333</text:p>
          </table:table-cell>
          <table:table-cell office:value-type="float" office:value="14.1667">
            <text:p>14.1667</text:p>
          </table:table-cell>
          <table:table-cell office:value-type="float" office:value="30.5">
            <text:p>30.5</text:p>
          </table:table-cell>
          <table:table-cell office:value-type="float" office:value="31.6667">
            <text:p>31.6667</text:p>
          </table:table-cell>
          <table:table-cell office:value-type="float" office:value="35.8333">
            <text:p>35.8333</text:p>
          </table:table-cell>
          <table:table-cell office:value-type="float" office:value="36.1667">
            <text:p>36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30T16:00:00">
            <text:p>Thu Mar 30 16:00:00 2023</text:p>
          </table:table-cell>
          <table:table-cell office:value-type="float" office:value="54.951391666666666">
            <text:p>54.951391666666666</text:p>
          </table:table-cell>
          <table:table-cell office:value-type="float" office:value="19.1667">
            <text:p>19.1667</text:p>
          </table:table-cell>
          <table:table-cell office:value-type="float" office:value="7.3333">
            <text:p>7.3333</text:p>
          </table:table-cell>
          <table:table-cell office:value-type="float" office:value="14.1667">
            <text:p>14.1667</text:p>
          </table:table-cell>
          <table:table-cell office:value-type="float" office:value="30.5">
            <text:p>30.5</text:p>
          </table:table-cell>
          <table:table-cell office:value-type="float" office:value="31.6667">
            <text:p>31.6667</text:p>
          </table:table-cell>
          <table:table-cell office:value-type="float" office:value="35.8333">
            <text:p>35.8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30T17:00:00">
            <text:p>Thu Mar 30 17:00:00 2023</text:p>
          </table:table-cell>
          <table:table-cell office:value-type="float" office:value="53.90277916666667">
            <text:p>53.90277916666667</text:p>
          </table:table-cell>
          <table:table-cell office:value-type="float" office:value="25.3333">
            <text:p>25.3333</text:p>
          </table:table-cell>
          <table:table-cell office:value-type="float" office:value="19.1667">
            <text:p>19.1667</text:p>
          </table:table-cell>
          <table:table-cell office:value-type="float" office:value="7.3333">
            <text:p>7.3333</text:p>
          </table:table-cell>
          <table:table-cell office:value-type="float" office:value="14.1667">
            <text:p>14.1667</text:p>
          </table:table-cell>
          <table:table-cell office:value-type="float" office:value="30.5">
            <text:p>30.5</text:p>
          </table:table-cell>
          <table:table-cell office:value-type="float" office:value="31.6667">
            <text:p>31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3-30T18:00:00">
            <text:p>Thu Mar 30 18:00:00 2023</text:p>
          </table:table-cell>
          <table:table-cell office:value-type="float" office:value="53.11805833333333">
            <text:p>53.11805833333333</text:p>
          </table:table-cell>
          <table:table-cell office:value-type="float" office:value="39.6667">
            <text:p>39.6667</text:p>
          </table:table-cell>
          <table:table-cell office:value-type="float" office:value="25.3333">
            <text:p>25.3333</text:p>
          </table:table-cell>
          <table:table-cell office:value-type="float" office:value="19.1667">
            <text:p>19.1667</text:p>
          </table:table-cell>
          <table:table-cell office:value-type="float" office:value="7.3333">
            <text:p>7.3333</text:p>
          </table:table-cell>
          <table:table-cell office:value-type="float" office:value="14.1667">
            <text:p>14.1667</text:p>
          </table:table-cell>
          <table:table-cell office:value-type="float" office:value="30.5">
            <text:p>30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3-30T19:00:00">
            <text:p>Thu Mar 30 19:00:00 2023</text:p>
          </table:table-cell>
          <table:table-cell office:value-type="float" office:value="52.604170833333335">
            <text:p>52.604170833333335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25.3333">
            <text:p>25.3333</text:p>
          </table:table-cell>
          <table:table-cell office:value-type="float" office:value="19.1667">
            <text:p>19.1667</text:p>
          </table:table-cell>
          <table:table-cell office:value-type="float" office:value="7.3333">
            <text:p>7.3333</text:p>
          </table:table-cell>
          <table:table-cell office:value-type="float" office:value="14.1667">
            <text:p>14.1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3-31T14:00:00">
            <text:p>Fri Mar 31 14:00:00 2023</text:p>
          </table:table-cell>
          <table:table-cell office:value-type="float" office:value="44.16665833333334">
            <text:p>44.16665833333334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32.0">
            <text:p>32.0</text:p>
          </table:table-cell>
          <table:table-cell office:value-type="float" office:value="34.0">
            <text:p>34.0</text:p>
          </table:table-cell>
          <table:table-cell office:value-type="float" office:value="30.0">
            <text:p>30.0</text:p>
          </table:table-cell>
          <table:table-cell office:value-type="float" office:value="34.0">
            <text:p>34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31T15:00:00">
            <text:p>Fri Mar 31 15:00:00 2023</text:p>
          </table:table-cell>
          <table:table-cell office:value-type="float" office:value="44.26387916666667">
            <text:p>44.26387916666667</text:p>
          </table:table-cell>
          <table:table-cell office:value-type="float" office:value="0.6667">
            <text:p>0.6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32.0">
            <text:p>32.0</text:p>
          </table:table-cell>
          <table:table-cell office:value-type="float" office:value="34.0">
            <text:p>34.0</text:p>
          </table:table-cell>
          <table:table-cell office:value-type="float" office:value="30.0">
            <text:p>30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31T16:00:00">
            <text:p>Fri Mar 31 16:00:00 2023</text:p>
          </table:table-cell>
          <table:table-cell office:value-type="float" office:value="43.97915833333334">
            <text:p>43.97915833333334</text:p>
          </table:table-cell>
          <table:table-cell office:value-type="float" office:value="0.8333">
            <text:p>0.8333</text:p>
          </table:table-cell>
          <table:table-cell office:value-type="float" office:value="0.6667">
            <text:p>0.6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32.0">
            <text:p>32.0</text:p>
          </table:table-cell>
          <table:table-cell office:value-type="float" office:value="34.0">
            <text:p>34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3-31T17:00:00">
            <text:p>Fri Mar 31 17:00:00 2023</text:p>
          </table:table-cell>
          <table:table-cell office:value-type="float" office:value="43.145825">
            <text:p>43.145825</text:p>
          </table:table-cell>
          <table:table-cell office:value-type="float" office:value="2.3333">
            <text:p>2.3333</text:p>
          </table:table-cell>
          <table:table-cell office:value-type="float" office:value="0.8333">
            <text:p>0.8333</text:p>
          </table:table-cell>
          <table:table-cell office:value-type="float" office:value="0.6667">
            <text:p>0.6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32.0">
            <text:p>32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3-31T18:00:00">
            <text:p>Fri Mar 31 18:00:00 2023</text:p>
          </table:table-cell>
          <table:table-cell office:value-type="float" office:value="42.18054583333333">
            <text:p>42.18054583333333</text:p>
          </table:table-cell>
          <table:table-cell office:value-type="float" office:value="19.6667">
            <text:p>19.6667</text:p>
          </table:table-cell>
          <table:table-cell office:value-type="float" office:value="2.3333">
            <text:p>2.3333</text:p>
          </table:table-cell>
          <table:table-cell office:value-type="float" office:value="0.8333">
            <text:p>0.8333</text:p>
          </table:table-cell>
          <table:table-cell office:value-type="float" office:value="0.6667">
            <text:p>0.6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3-31T19:00:00">
            <text:p>Fri Mar 31 19:00:00 2023</text:p>
          </table:table-cell>
          <table:table-cell office:value-type="float" office:value="40.624987499999996">
            <text:p>40.624987499999996</text:p>
          </table:table-cell>
          <table:table-cell office:value-type="float" office:value="39.0">
            <text:p>39.0</text:p>
          </table:table-cell>
          <table:table-cell office:value-type="float" office:value="19.6667">
            <text:p>19.6667</text:p>
          </table:table-cell>
          <table:table-cell office:value-type="float" office:value="2.3333">
            <text:p>2.3333</text:p>
          </table:table-cell>
          <table:table-cell office:value-type="float" office:value="0.8333">
            <text:p>0.8333</text:p>
          </table:table-cell>
          <table:table-cell office:value-type="float" office:value="0.6667">
            <text:p>0.6667</text:p>
          </table:table-cell>
          <table:table-cell office:value-type="float" office:value="6.3333">
            <text:p>6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01T13:00:00">
            <text:p>Sat Apr  1 13:00:00 2023</text:p>
          </table:table-cell>
          <table:table-cell office:value-type="float" office:value="48.312487499999996">
            <text:p>48.312487499999996</text:p>
          </table:table-cell>
          <table:table-cell office:value-type="float" office:value="31.3333">
            <text:p>31.3333</text:p>
          </table:table-cell>
          <table:table-cell office:value-type="float" office:value="50.3333">
            <text:p>50.3333</text:p>
          </table:table-cell>
          <table:table-cell office:value-type="float" office:value="49.5">
            <text:p>49.5</text:p>
          </table:table-cell>
          <table:table-cell office:value-type="float" office:value="50.8333">
            <text:p>50.8333</text:p>
          </table:table-cell>
          <table:table-cell office:value-type="float" office:value="46.0">
            <text:p>46.0</text:p>
          </table:table-cell>
          <table:table-cell office:value-type="float" office:value="44.0">
            <text:p>44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4-01T14:00:00">
            <text:p>Sat Apr  1 14:00:00 2023</text:p>
          </table:table-cell>
          <table:table-cell office:value-type="float" office:value="48.57637916666666">
            <text:p>48.57637916666666</text:p>
          </table:table-cell>
          <table:table-cell office:value-type="float" office:value="36.8333">
            <text:p>36.8333</text:p>
          </table:table-cell>
          <table:table-cell office:value-type="float" office:value="31.3333">
            <text:p>31.3333</text:p>
          </table:table-cell>
          <table:table-cell office:value-type="float" office:value="50.3333">
            <text:p>50.3333</text:p>
          </table:table-cell>
          <table:table-cell office:value-type="float" office:value="49.5">
            <text:p>49.5</text:p>
          </table:table-cell>
          <table:table-cell office:value-type="float" office:value="50.8333">
            <text:p>50.8333</text:p>
          </table:table-cell>
          <table:table-cell office:value-type="float" office:value="46.0">
            <text:p>46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4-01T15:00:00">
            <text:p>Sat Apr  1 15:00:00 2023</text:p>
          </table:table-cell>
          <table:table-cell office:value-type="float" office:value="48.59721249999999">
            <text:p>48.59721249999999</text:p>
          </table:table-cell>
          <table:table-cell office:value-type="float" office:value="22.6667">
            <text:p>22.6667</text:p>
          </table:table-cell>
          <table:table-cell office:value-type="float" office:value="36.8333">
            <text:p>36.8333</text:p>
          </table:table-cell>
          <table:table-cell office:value-type="float" office:value="31.3333">
            <text:p>31.3333</text:p>
          </table:table-cell>
          <table:table-cell office:value-type="float" office:value="50.3333">
            <text:p>50.3333</text:p>
          </table:table-cell>
          <table:table-cell office:value-type="float" office:value="49.5">
            <text:p>49.5</text:p>
          </table:table-cell>
          <table:table-cell office:value-type="float" office:value="50.8333">
            <text:p>50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4-01T16:00:00">
            <text:p>Sat Apr  1 16:00:00 2023</text:p>
          </table:table-cell>
          <table:table-cell office:value-type="float" office:value="48.16665416666666">
            <text:p>48.16665416666666</text:p>
          </table:table-cell>
          <table:table-cell office:value-type="float" office:value="21.3333">
            <text:p>21.3333</text:p>
          </table:table-cell>
          <table:table-cell office:value-type="float" office:value="22.6667">
            <text:p>22.6667</text:p>
          </table:table-cell>
          <table:table-cell office:value-type="float" office:value="36.8333">
            <text:p>36.8333</text:p>
          </table:table-cell>
          <table:table-cell office:value-type="float" office:value="31.3333">
            <text:p>31.3333</text:p>
          </table:table-cell>
          <table:table-cell office:value-type="float" office:value="50.3333">
            <text:p>50.3333</text:p>
          </table:table-cell>
          <table:table-cell office:value-type="float" office:value="49.5">
            <text:p>49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4-01T17:00:00">
            <text:p>Sat Apr  1 17:00:00 2023</text:p>
          </table:table-cell>
          <table:table-cell office:value-type="float" office:value="47.98609999999999">
            <text:p>47.98609999999999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22.6667">
            <text:p>22.6667</text:p>
          </table:table-cell>
          <table:table-cell office:value-type="float" office:value="36.8333">
            <text:p>36.8333</text:p>
          </table:table-cell>
          <table:table-cell office:value-type="float" office:value="31.3333">
            <text:p>31.3333</text:p>
          </table:table-cell>
          <table:table-cell office:value-type="float" office:value="50.3333">
            <text:p>50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4-01T18:00:00">
            <text:p>Sat Apr  1 18:00:00 2023</text:p>
          </table:table-cell>
          <table:table-cell office:value-type="float" office:value="47.749987499999996">
            <text:p>47.749987499999996</text:p>
          </table:table-cell>
          <table:table-cell office:value-type="float" office:value="44.3333">
            <text:p>4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22.6667">
            <text:p>22.6667</text:p>
          </table:table-cell>
          <table:table-cell office:value-type="float" office:value="36.8333">
            <text:p>36.8333</text:p>
          </table:table-cell>
          <table:table-cell office:value-type="float" office:value="31.3333">
            <text:p>31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02T11:00:00">
            <text:p>Sun Apr  2 11:00:00 2023</text:p>
          </table:table-cell>
          <table:table-cell office:value-type="float" office:value="46.43055416666666">
            <text:p>46.43055416666666</text:p>
          </table:table-cell>
          <table:table-cell office:value-type="float" office:value="30.5">
            <text:p>30.5</text:p>
          </table:table-cell>
          <table:table-cell office:value-type="float" office:value="34.5">
            <text:p>34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40.5">
            <text:p>40.5</text:p>
          </table:table-cell>
          <table:table-cell office:value-type="float" office:value="44.1667">
            <text:p>44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4-02T12:00:00">
            <text:p>Sun Apr  2 12:00:00 2023</text:p>
          </table:table-cell>
          <table:table-cell office:value-type="float" office:value="45.958333333333336">
            <text:p>45.958333333333336</text:p>
          </table:table-cell>
          <table:table-cell office:value-type="float" office:value="33.6667">
            <text:p>33.6667</text:p>
          </table:table-cell>
          <table:table-cell office:value-type="float" office:value="30.5">
            <text:p>30.5</text:p>
          </table:table-cell>
          <table:table-cell office:value-type="float" office:value="34.5">
            <text:p>34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40.5">
            <text:p>40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2T13:00:00">
            <text:p>Sun Apr  2 13:00:00 2023</text:p>
          </table:table-cell>
          <table:table-cell office:value-type="float" office:value="45.1736125">
            <text:p>45.1736125</text:p>
          </table:table-cell>
          <table:table-cell office:value-type="float" office:value="33.6667">
            <text:p>33.6667</text:p>
          </table:table-cell>
          <table:table-cell office:value-type="float" office:value="33.6667">
            <text:p>33.6667</text:p>
          </table:table-cell>
          <table:table-cell office:value-type="float" office:value="30.5">
            <text:p>30.5</text:p>
          </table:table-cell>
          <table:table-cell office:value-type="float" office:value="34.5">
            <text:p>34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2T14:00:00">
            <text:p>Sun Apr  2 14:00:00 2023</text:p>
          </table:table-cell>
          <table:table-cell office:value-type="float" office:value="44.4513875">
            <text:p>44.4513875</text:p>
          </table:table-cell>
          <table:table-cell office:value-type="float" office:value="34.5">
            <text:p>34.5</text:p>
          </table:table-cell>
          <table:table-cell office:value-type="float" office:value="33.6667">
            <text:p>33.6667</text:p>
          </table:table-cell>
          <table:table-cell office:value-type="float" office:value="33.6667">
            <text:p>33.6667</text:p>
          </table:table-cell>
          <table:table-cell office:value-type="float" office:value="30.5">
            <text:p>30.5</text:p>
          </table:table-cell>
          <table:table-cell office:value-type="float" office:value="34.5">
            <text:p>34.5</text:p>
          </table:table-cell>
          <table:table-cell office:value-type="float" office:value="38.5">
            <text:p>38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2T15:00:00">
            <text:p>Sun Apr  2 15:00:00 2023</text:p>
          </table:table-cell>
          <table:table-cell office:value-type="float" office:value="43.9861125">
            <text:p>43.9861125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3.6667">
            <text:p>33.6667</text:p>
          </table:table-cell>
          <table:table-cell office:value-type="float" office:value="33.6667">
            <text:p>33.6667</text:p>
          </table:table-cell>
          <table:table-cell office:value-type="float" office:value="30.5">
            <text:p>30.5</text:p>
          </table:table-cell>
          <table:table-cell office:value-type="float" office:value="34.5">
            <text:p>34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4-02T16:00:00">
            <text:p>Sun Apr  2 16:00:00 2023</text:p>
          </table:table-cell>
          <table:table-cell office:value-type="float" office:value="43.96527916666667">
            <text:p>43.96527916666667</text:p>
          </table:table-cell>
          <table:table-cell office:value-type="float" office:value="28.3333">
            <text:p>28.3333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3.6667">
            <text:p>33.6667</text:p>
          </table:table-cell>
          <table:table-cell office:value-type="float" office:value="33.6667">
            <text:p>33.6667</text:p>
          </table:table-cell>
          <table:table-cell office:value-type="float" office:value="30.5">
            <text:p>30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4-02T17:00:00">
            <text:p>Sun Apr  2 17:00:00 2023</text:p>
          </table:table-cell>
          <table:table-cell office:value-type="float" office:value="44.666666666666664">
            <text:p>44.666666666666664</text:p>
          </table:table-cell>
          <table:table-cell office:value-type="float" office:value="33.1667">
            <text:p>33.1667</text:p>
          </table:table-cell>
          <table:table-cell office:value-type="float" office:value="28.3333">
            <text:p>28.3333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3.6667">
            <text:p>33.6667</text:p>
          </table:table-cell>
          <table:table-cell office:value-type="float" office:value="33.6667">
            <text:p>33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4-03T14:00:00">
            <text:p>Mon Apr  3 14:00:00 2023</text:p>
          </table:table-cell>
          <table:table-cell office:value-type="float" office:value="58.12499583333334">
            <text:p>58.12499583333334</text:p>
          </table:table-cell>
          <table:table-cell office:value-type="float" office:value="51.0">
            <text:p>51.0</text:p>
          </table:table-cell>
          <table:table-cell office:value-type="float" office:value="56.1667">
            <text:p>56.1667</text:p>
          </table:table-cell>
          <table:table-cell office:value-type="float" office:value="50.8333">
            <text:p>50.8333</text:p>
          </table:table-cell>
          <table:table-cell office:value-type="float" office:value="36.6667">
            <text:p>36.6667</text:p>
          </table:table-cell>
          <table:table-cell office:value-type="float" office:value="34.8333">
            <text:p>34.8333</text:p>
          </table:table-cell>
          <table:table-cell office:value-type="float" office:value="46.0">
            <text:p>46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03T15:00:00">
            <text:p>Mon Apr  3 15:00:00 2023</text:p>
          </table:table-cell>
          <table:table-cell office:value-type="float" office:value="59.69444166666667">
            <text:p>59.69444166666667</text:p>
          </table:table-cell>
          <table:table-cell office:value-type="float" office:value="54.0">
            <text:p>54.0</text:p>
          </table:table-cell>
          <table:table-cell office:value-type="float" office:value="51.0">
            <text:p>51.0</text:p>
          </table:table-cell>
          <table:table-cell office:value-type="float" office:value="56.1667">
            <text:p>56.1667</text:p>
          </table:table-cell>
          <table:table-cell office:value-type="float" office:value="50.8333">
            <text:p>50.8333</text:p>
          </table:table-cell>
          <table:table-cell office:value-type="float" office:value="36.6667">
            <text:p>36.6667</text:p>
          </table:table-cell>
          <table:table-cell office:value-type="float" office:value="34.8333">
            <text:p>34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4-03T16:00:00">
            <text:p>Mon Apr  3 16:00:00 2023</text:p>
          </table:table-cell>
          <table:table-cell office:value-type="float" office:value="61.59722083333333">
            <text:p>61.59722083333333</text:p>
          </table:table-cell>
          <table:table-cell office:value-type="float" office:value="50.6667">
            <text:p>50.6667</text:p>
          </table:table-cell>
          <table:table-cell office:value-type="float" office:value="54.0">
            <text:p>54.0</text:p>
          </table:table-cell>
          <table:table-cell office:value-type="float" office:value="51.0">
            <text:p>51.0</text:p>
          </table:table-cell>
          <table:table-cell office:value-type="float" office:value="56.1667">
            <text:p>56.1667</text:p>
          </table:table-cell>
          <table:table-cell office:value-type="float" office:value="50.8333">
            <text:p>50.8333</text:p>
          </table:table-cell>
          <table:table-cell office:value-type="float" office:value="36.6667">
            <text:p>36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3-04-03T17:00:00">
            <text:p>Mon Apr  3 17:00:00 2023</text:p>
          </table:table-cell>
          <table:table-cell office:value-type="float" office:value="63.236108333333334">
            <text:p>63.236108333333334</text:p>
          </table:table-cell>
          <table:table-cell office:value-type="float" office:value="38.5">
            <text:p>38.5</text:p>
          </table:table-cell>
          <table:table-cell office:value-type="float" office:value="50.6667">
            <text:p>50.6667</text:p>
          </table:table-cell>
          <table:table-cell office:value-type="float" office:value="54.0">
            <text:p>54.0</text:p>
          </table:table-cell>
          <table:table-cell office:value-type="float" office:value="51.0">
            <text:p>51.0</text:p>
          </table:table-cell>
          <table:table-cell office:value-type="float" office:value="56.1667">
            <text:p>56.1667</text:p>
          </table:table-cell>
          <table:table-cell office:value-type="float" office:value="50.8333">
            <text:p>50.8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4-04T13:00:00">
            <text:p>Tue Apr  4 13:00:00 2023</text:p>
          </table:table-cell>
          <table:table-cell office:value-type="float" office:value="57.034712500000005">
            <text:p>57.034712500000005</text:p>
          </table:table-cell>
          <table:table-cell office:value-type="float" office:value="38.3333">
            <text:p>38.3333</text:p>
          </table:table-cell>
          <table:table-cell office:value-type="float" office:value="52.8333">
            <text:p>52.8333</text:p>
          </table:table-cell>
          <table:table-cell office:value-type="float" office:value="56.8333">
            <text:p>56.8333</text:p>
          </table:table-cell>
          <table:table-cell office:value-type="float" office:value="55.3333">
            <text:p>55.3333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4-04T14:00:00">
            <text:p>Tue Apr  4 14:00:00 2023</text:p>
          </table:table-cell>
          <table:table-cell office:value-type="float" office:value="56.249991666666666">
            <text:p>56.249991666666666</text:p>
          </table:table-cell>
          <table:table-cell office:value-type="float" office:value="27.5">
            <text:p>27.5</text:p>
          </table:table-cell>
          <table:table-cell office:value-type="float" office:value="38.3333">
            <text:p>38.3333</text:p>
          </table:table-cell>
          <table:table-cell office:value-type="float" office:value="52.8333">
            <text:p>52.8333</text:p>
          </table:table-cell>
          <table:table-cell office:value-type="float" office:value="56.8333">
            <text:p>56.8333</text:p>
          </table:table-cell>
          <table:table-cell office:value-type="float" office:value="55.3333">
            <text:p>55.3333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4-04T15:00:00">
            <text:p>Tue Apr  4 15:00:00 2023</text:p>
          </table:table-cell>
          <table:table-cell office:value-type="float" office:value="55.55554583333333">
            <text:p>55.55554583333333</text:p>
          </table:table-cell>
          <table:table-cell office:value-type="float" office:value="26.3333">
            <text:p>26.3333</text:p>
          </table:table-cell>
          <table:table-cell office:value-type="float" office:value="27.5">
            <text:p>27.5</text:p>
          </table:table-cell>
          <table:table-cell office:value-type="float" office:value="38.3333">
            <text:p>38.3333</text:p>
          </table:table-cell>
          <table:table-cell office:value-type="float" office:value="52.8333">
            <text:p>52.8333</text:p>
          </table:table-cell>
          <table:table-cell office:value-type="float" office:value="56.8333">
            <text:p>56.8333</text:p>
          </table:table-cell>
          <table:table-cell office:value-type="float" office:value="55.3333">
            <text:p>55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4-04T16:00:00">
            <text:p>Tue Apr  4 16:00:00 2023</text:p>
          </table:table-cell>
          <table:table-cell office:value-type="float" office:value="54.784712500000005">
            <text:p>54.784712500000005</text:p>
          </table:table-cell>
          <table:table-cell office:value-type="float" office:value="15.6667">
            <text:p>15.6667</text:p>
          </table:table-cell>
          <table:table-cell office:value-type="float" office:value="26.3333">
            <text:p>26.3333</text:p>
          </table:table-cell>
          <table:table-cell office:value-type="float" office:value="27.5">
            <text:p>27.5</text:p>
          </table:table-cell>
          <table:table-cell office:value-type="float" office:value="38.3333">
            <text:p>38.3333</text:p>
          </table:table-cell>
          <table:table-cell office:value-type="float" office:value="52.8333">
            <text:p>52.8333</text:p>
          </table:table-cell>
          <table:table-cell office:value-type="float" office:value="56.8333">
            <text:p>56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4-04T17:00:00">
            <text:p>Tue Apr  4 17:00:00 2023</text:p>
          </table:table-cell>
          <table:table-cell office:value-type="float" office:value="54.09026666666667">
            <text:p>54.09026666666667</text:p>
          </table:table-cell>
          <table:table-cell office:value-type="float" office:value="9.8333">
            <text:p>9.8333</text:p>
          </table:table-cell>
          <table:table-cell office:value-type="float" office:value="15.6667">
            <text:p>15.6667</text:p>
          </table:table-cell>
          <table:table-cell office:value-type="float" office:value="26.3333">
            <text:p>26.3333</text:p>
          </table:table-cell>
          <table:table-cell office:value-type="float" office:value="27.5">
            <text:p>27.5</text:p>
          </table:table-cell>
          <table:table-cell office:value-type="float" office:value="38.3333">
            <text:p>38.3333</text:p>
          </table:table-cell>
          <table:table-cell office:value-type="float" office:value="52.8333">
            <text:p>52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04T18:00:00">
            <text:p>Tue Apr  4 18:00:00 2023</text:p>
          </table:table-cell>
          <table:table-cell office:value-type="float" office:value="53.659712500000005">
            <text:p>53.659712500000005</text:p>
          </table:table-cell>
          <table:table-cell office:value-type="float" office:value="18.3333">
            <text:p>18.3333</text:p>
          </table:table-cell>
          <table:table-cell office:value-type="float" office:value="9.8333">
            <text:p>9.8333</text:p>
          </table:table-cell>
          <table:table-cell office:value-type="float" office:value="15.6667">
            <text:p>15.6667</text:p>
          </table:table-cell>
          <table:table-cell office:value-type="float" office:value="26.3333">
            <text:p>26.3333</text:p>
          </table:table-cell>
          <table:table-cell office:value-type="float" office:value="27.5">
            <text:p>27.5</text:p>
          </table:table-cell>
          <table:table-cell office:value-type="float" office:value="38.3333">
            <text:p>38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4-04T19:00:00">
            <text:p>Tue Apr  4 19:00:00 2023</text:p>
          </table:table-cell>
          <table:table-cell office:value-type="float" office:value="53.01387916666667">
            <text:p>53.01387916666667</text:p>
          </table:table-cell>
          <table:table-cell office:value-type="float" office:value="29.3333">
            <text:p>29.3333</text:p>
          </table:table-cell>
          <table:table-cell office:value-type="float" office:value="18.3333">
            <text:p>18.3333</text:p>
          </table:table-cell>
          <table:table-cell office:value-type="float" office:value="9.8333">
            <text:p>9.8333</text:p>
          </table:table-cell>
          <table:table-cell office:value-type="float" office:value="15.6667">
            <text:p>15.6667</text:p>
          </table:table-cell>
          <table:table-cell office:value-type="float" office:value="26.3333">
            <text:p>26.3333</text:p>
          </table:table-cell>
          <table:table-cell office:value-type="float" office:value="27.5">
            <text:p>27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05T13:00:00">
            <text:p>Wed Apr  5 13:00:00 2023</text:p>
          </table:table-cell>
          <table:table-cell office:value-type="float" office:value="49.798608333333334">
            <text:p>49.798608333333334</text:p>
          </table:table-cell>
          <table:table-cell office:value-type="float" office:value="36.8333">
            <text:p>36.8333</text:p>
          </table:table-cell>
          <table:table-cell office:value-type="float" office:value="34.8333">
            <text:p>34.8333</text:p>
          </table:table-cell>
          <table:table-cell office:value-type="float" office:value="44.1667">
            <text:p>44.1667</text:p>
          </table:table-cell>
          <table:table-cell office:value-type="float" office:value="39.3333">
            <text:p>39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4-05T14:00:00">
            <text:p>Wed Apr  5 14:00:00 2023</text:p>
          </table:table-cell>
          <table:table-cell office:value-type="float" office:value="50.354162499999994">
            <text:p>50.354162499999994</text:p>
          </table:table-cell>
          <table:table-cell office:value-type="float" office:value="29.6667">
            <text:p>29.6667</text:p>
          </table:table-cell>
          <table:table-cell office:value-type="float" office:value="36.8333">
            <text:p>36.8333</text:p>
          </table:table-cell>
          <table:table-cell office:value-type="float" office:value="34.8333">
            <text:p>34.8333</text:p>
          </table:table-cell>
          <table:table-cell office:value-type="float" office:value="44.1667">
            <text:p>44.1667</text:p>
          </table:table-cell>
          <table:table-cell office:value-type="float" office:value="39.3333">
            <text:p>39.3333</text:p>
          </table:table-cell>
          <table:table-cell office:value-type="float" office:value="38.8333">
            <text:p>38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4-05T15:00:00">
            <text:p>Wed Apr  5 15:00:00 2023</text:p>
          </table:table-cell>
          <table:table-cell office:value-type="float" office:value="50.736108333333334">
            <text:p>50.736108333333334</text:p>
          </table:table-cell>
          <table:table-cell office:value-type="float" office:value="16.0">
            <text:p>16.0</text:p>
          </table:table-cell>
          <table:table-cell office:value-type="float" office:value="29.6667">
            <text:p>29.6667</text:p>
          </table:table-cell>
          <table:table-cell office:value-type="float" office:value="36.8333">
            <text:p>36.8333</text:p>
          </table:table-cell>
          <table:table-cell office:value-type="float" office:value="34.8333">
            <text:p>34.8333</text:p>
          </table:table-cell>
          <table:table-cell office:value-type="float" office:value="44.1667">
            <text:p>44.1667</text:p>
          </table:table-cell>
          <table:table-cell office:value-type="float" office:value="39.3333">
            <text:p>39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4-05T16:00:00">
            <text:p>Wed Apr  5 16:00:00 2023</text:p>
          </table:table-cell>
          <table:table-cell office:value-type="float" office:value="51.06944166666667">
            <text:p>51.06944166666667</text:p>
          </table:table-cell>
          <table:table-cell office:value-type="float" office:value="6.1667">
            <text:p>6.1667</text:p>
          </table:table-cell>
          <table:table-cell office:value-type="float" office:value="16.0">
            <text:p>16.0</text:p>
          </table:table-cell>
          <table:table-cell office:value-type="float" office:value="29.6667">
            <text:p>29.6667</text:p>
          </table:table-cell>
          <table:table-cell office:value-type="float" office:value="36.8333">
            <text:p>36.8333</text:p>
          </table:table-cell>
          <table:table-cell office:value-type="float" office:value="34.8333">
            <text:p>34.8333</text:p>
          </table:table-cell>
          <table:table-cell office:value-type="float" office:value="44.1667">
            <text:p>44.1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4-05T17:00:00">
            <text:p>Wed Apr  5 17:00:00 2023</text:p>
          </table:table-cell>
          <table:table-cell office:value-type="float" office:value="51.291666666666664">
            <text:p>51.291666666666664</text:p>
          </table:table-cell>
          <table:table-cell office:value-type="float" office:value="13.3333">
            <text:p>13.3333</text:p>
          </table:table-cell>
          <table:table-cell office:value-type="float" office:value="6.1667">
            <text:p>6.1667</text:p>
          </table:table-cell>
          <table:table-cell office:value-type="float" office:value="16.0">
            <text:p>16.0</text:p>
          </table:table-cell>
          <table:table-cell office:value-type="float" office:value="29.6667">
            <text:p>29.6667</text:p>
          </table:table-cell>
          <table:table-cell office:value-type="float" office:value="36.8333">
            <text:p>36.8333</text:p>
          </table:table-cell>
          <table:table-cell office:value-type="float" office:value="34.8333">
            <text:p>34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4-06T13:00:00">
            <text:p>Thu Apr  6 13:00:00 2023</text:p>
          </table:table-cell>
          <table:table-cell office:value-type="float" office:value="64.61110833333332">
            <text:p>64.61110833333332</text:p>
          </table:table-cell>
          <table:table-cell office:value-type="float" office:value="56.3333">
            <text:p>56.3333</text:p>
          </table:table-cell>
          <table:table-cell office:value-type="float" office:value="55.8333">
            <text:p>55.8333</text:p>
          </table:table-cell>
          <table:table-cell office:value-type="float" office:value="52.0">
            <text:p>52.0</text:p>
          </table:table-cell>
          <table:table-cell office:value-type="float" office:value="27.8333">
            <text:p>27.8333</text:p>
          </table:table-cell>
          <table:table-cell office:value-type="float" office:value="34.1667">
            <text:p>34.1667</text:p>
          </table:table-cell>
          <table:table-cell office:value-type="float" office:value="52.1667">
            <text:p>52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4-06T14:00:00">
            <text:p>Thu Apr  6 14:00:00 2023</text:p>
          </table:table-cell>
          <table:table-cell office:value-type="float" office:value="64.715275">
            <text:p>64.715275</text:p>
          </table:table-cell>
          <table:table-cell office:value-type="float" office:value="55.0">
            <text:p>55.0</text:p>
          </table:table-cell>
          <table:table-cell office:value-type="float" office:value="56.3333">
            <text:p>56.3333</text:p>
          </table:table-cell>
          <table:table-cell office:value-type="float" office:value="55.8333">
            <text:p>55.8333</text:p>
          </table:table-cell>
          <table:table-cell office:value-type="float" office:value="52.0">
            <text:p>52.0</text:p>
          </table:table-cell>
          <table:table-cell office:value-type="float" office:value="27.8333">
            <text:p>27.8333</text:p>
          </table:table-cell>
          <table:table-cell office:value-type="float" office:value="34.1667">
            <text:p>34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4-06T15:00:00">
            <text:p>Thu Apr  6 15:00:00 2023</text:p>
          </table:table-cell>
          <table:table-cell office:value-type="float" office:value="64.72221666666665">
            <text:p>64.72221666666665</text:p>
          </table:table-cell>
          <table:table-cell office:value-type="float" office:value="44.6667">
            <text:p>44.6667</text:p>
          </table:table-cell>
          <table:table-cell office:value-type="float" office:value="55.0">
            <text:p>55.0</text:p>
          </table:table-cell>
          <table:table-cell office:value-type="float" office:value="56.3333">
            <text:p>56.3333</text:p>
          </table:table-cell>
          <table:table-cell office:value-type="float" office:value="55.8333">
            <text:p>55.8333</text:p>
          </table:table-cell>
          <table:table-cell office:value-type="float" office:value="52.0">
            <text:p>52.0</text:p>
          </table:table-cell>
          <table:table-cell office:value-type="float" office:value="27.8333">
            <text:p>27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06T16:00:00">
            <text:p>Thu Apr  6 16:00:00 2023</text:p>
          </table:table-cell>
          <table:table-cell office:value-type="float" office:value="64.8541625">
            <text:p>64.8541625</text:p>
          </table:table-cell>
          <table:table-cell office:value-type="float" office:value="42.5">
            <text:p>42.5</text:p>
          </table:table-cell>
          <table:table-cell office:value-type="float" office:value="44.6667">
            <text:p>44.6667</text:p>
          </table:table-cell>
          <table:table-cell office:value-type="float" office:value="55.0">
            <text:p>55.0</text:p>
          </table:table-cell>
          <table:table-cell office:value-type="float" office:value="56.3333">
            <text:p>56.3333</text:p>
          </table:table-cell>
          <table:table-cell office:value-type="float" office:value="55.8333">
            <text:p>55.8333</text:p>
          </table:table-cell>
          <table:table-cell office:value-type="float" office:value="52.0">
            <text:p>52.0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4-06T17:00:00">
            <text:p>Thu Apr  6 17:00:00 2023</text:p>
          </table:table-cell>
          <table:table-cell office:value-type="float" office:value="64.91666249999999">
            <text:p>64.91666249999999</text:p>
          </table:table-cell>
          <table:table-cell office:value-type="float" office:value="36.0">
            <text:p>36.0</text:p>
          </table:table-cell>
          <table:table-cell office:value-type="float" office:value="42.5">
            <text:p>42.5</text:p>
          </table:table-cell>
          <table:table-cell office:value-type="float" office:value="44.6667">
            <text:p>44.6667</text:p>
          </table:table-cell>
          <table:table-cell office:value-type="float" office:value="55.0">
            <text:p>55.0</text:p>
          </table:table-cell>
          <table:table-cell office:value-type="float" office:value="56.3333">
            <text:p>56.3333</text:p>
          </table:table-cell>
          <table:table-cell office:value-type="float" office:value="55.8333">
            <text:p>55.8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4-06T18:00:00">
            <text:p>Thu Apr  6 18:00:00 2023</text:p>
          </table:table-cell>
          <table:table-cell office:value-type="float" office:value="64.97222083333334">
            <text:p>64.97222083333334</text:p>
          </table:table-cell>
          <table:table-cell office:value-type="float" office:value="46.3333">
            <text:p>46.3333</text:p>
          </table:table-cell>
          <table:table-cell office:value-type="float" office:value="36.0">
            <text:p>36.0</text:p>
          </table:table-cell>
          <table:table-cell office:value-type="float" office:value="42.5">
            <text:p>42.5</text:p>
          </table:table-cell>
          <table:table-cell office:value-type="float" office:value="44.6667">
            <text:p>44.6667</text:p>
          </table:table-cell>
          <table:table-cell office:value-type="float" office:value="55.0">
            <text:p>55.0</text:p>
          </table:table-cell>
          <table:table-cell office:value-type="float" office:value="56.3333">
            <text:p>56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4-07T11:00:00">
            <text:p>Fri Apr  7 11:00:00 2023</text:p>
          </table:table-cell>
          <table:table-cell office:value-type="float" office:value="60.25694166666667">
            <text:p>60.25694166666667</text:p>
          </table:table-cell>
          <table:table-cell office:value-type="float" office:value="47.1667">
            <text:p>47.1667</text:p>
          </table:table-cell>
          <table:table-cell office:value-type="float" office:value="19.8333">
            <text:p>19.8333</text:p>
          </table:table-cell>
          <table:table-cell office:value-type="float" office:value="38.1667">
            <text:p>38.1667</text:p>
          </table:table-cell>
          <table:table-cell office:value-type="float" office:value="34.0">
            <text:p>34.0</text:p>
          </table:table-cell>
          <table:table-cell office:value-type="float" office:value="35.0">
            <text:p>35.0</text:p>
          </table:table-cell>
          <table:table-cell office:value-type="float" office:value="42.3333">
            <text:p>42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4-07T12:00:00">
            <text:p>Fri Apr  7 12:00:00 2023</text:p>
          </table:table-cell>
          <table:table-cell office:value-type="float" office:value="60.5763875">
            <text:p>60.5763875</text:p>
          </table:table-cell>
          <table:table-cell office:value-type="float" office:value="55.8333">
            <text:p>55.8333</text:p>
          </table:table-cell>
          <table:table-cell office:value-type="float" office:value="47.1667">
            <text:p>47.1667</text:p>
          </table:table-cell>
          <table:table-cell office:value-type="float" office:value="19.8333">
            <text:p>19.8333</text:p>
          </table:table-cell>
          <table:table-cell office:value-type="float" office:value="38.1667">
            <text:p>38.1667</text:p>
          </table:table-cell>
          <table:table-cell office:value-type="float" office:value="34.0">
            <text:p>34.0</text:p>
          </table:table-cell>
          <table:table-cell office:value-type="float" office:value="35.0">
            <text:p>35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4-07T13:00:00">
            <text:p>Fri Apr  7 13:00:00 2023</text:p>
          </table:table-cell>
          <table:table-cell office:value-type="float" office:value="60.8263875">
            <text:p>60.8263875</text:p>
          </table:table-cell>
          <table:table-cell office:value-type="float" office:value="54.5">
            <text:p>54.5</text:p>
          </table:table-cell>
          <table:table-cell office:value-type="float" office:value="55.8333">
            <text:p>55.8333</text:p>
          </table:table-cell>
          <table:table-cell office:value-type="float" office:value="47.1667">
            <text:p>47.1667</text:p>
          </table:table-cell>
          <table:table-cell office:value-type="float" office:value="19.8333">
            <text:p>19.8333</text:p>
          </table:table-cell>
          <table:table-cell office:value-type="float" office:value="38.1667">
            <text:p>38.1667</text:p>
          </table:table-cell>
          <table:table-cell office:value-type="float" office:value="34.0">
            <text:p>34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4-07T14:00:00">
            <text:p>Fri Apr  7 14:00:00 2023</text:p>
          </table:table-cell>
          <table:table-cell office:value-type="float" office:value="61.090279166666676">
            <text:p>61.090279166666676</text:p>
          </table:table-cell>
          <table:table-cell office:value-type="float" office:value="52.0">
            <text:p>52.0</text:p>
          </table:table-cell>
          <table:table-cell office:value-type="float" office:value="54.5">
            <text:p>54.5</text:p>
          </table:table-cell>
          <table:table-cell office:value-type="float" office:value="55.8333">
            <text:p>55.8333</text:p>
          </table:table-cell>
          <table:table-cell office:value-type="float" office:value="47.1667">
            <text:p>47.1667</text:p>
          </table:table-cell>
          <table:table-cell office:value-type="float" office:value="19.8333">
            <text:p>19.8333</text:p>
          </table:table-cell>
          <table:table-cell office:value-type="float" office:value="38.1667">
            <text:p>38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07T15:00:00">
            <text:p>Fri Apr  7 15:00:00 2023</text:p>
          </table:table-cell>
          <table:table-cell office:value-type="float" office:value="61.50694583333333">
            <text:p>61.50694583333333</text:p>
          </table:table-cell>
          <table:table-cell office:value-type="float" office:value="44.3333">
            <text:p>44.3333</text:p>
          </table:table-cell>
          <table:table-cell office:value-type="float" office:value="52.0">
            <text:p>52.0</text:p>
          </table:table-cell>
          <table:table-cell office:value-type="float" office:value="54.5">
            <text:p>54.5</text:p>
          </table:table-cell>
          <table:table-cell office:value-type="float" office:value="55.8333">
            <text:p>55.8333</text:p>
          </table:table-cell>
          <table:table-cell office:value-type="float" office:value="47.1667">
            <text:p>47.1667</text:p>
          </table:table-cell>
          <table:table-cell office:value-type="float" office:value="19.8333">
            <text:p>19.8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4-07T16:00:00">
            <text:p>Fri Apr  7 16:00:00 2023</text:p>
          </table:table-cell>
          <table:table-cell office:value-type="float" office:value="61.63194583333334">
            <text:p>61.63194583333334</text:p>
          </table:table-cell>
          <table:table-cell office:value-type="float" office:value="39.3333">
            <text:p>39.3333</text:p>
          </table:table-cell>
          <table:table-cell office:value-type="float" office:value="44.3333">
            <text:p>44.3333</text:p>
          </table:table-cell>
          <table:table-cell office:value-type="float" office:value="52.0">
            <text:p>52.0</text:p>
          </table:table-cell>
          <table:table-cell office:value-type="float" office:value="54.5">
            <text:p>54.5</text:p>
          </table:table-cell>
          <table:table-cell office:value-type="float" office:value="55.8333">
            <text:p>55.8333</text:p>
          </table:table-cell>
          <table:table-cell office:value-type="float" office:value="47.1667">
            <text:p>47.1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4-08T10:00:00">
            <text:p>Sat Apr  8 10:00:00 2023</text:p>
          </table:table-cell>
          <table:table-cell office:value-type="float" office:value="59.895829166666665">
            <text:p>59.895829166666665</text:p>
          </table:table-cell>
          <table:table-cell office:value-type="float" office:value="15.8333">
            <text:p>15.8333</text:p>
          </table:table-cell>
          <table:table-cell office:value-type="float" office:value="16.0">
            <text:p>16.0</text:p>
          </table:table-cell>
          <table:table-cell office:value-type="float" office:value="15.3333">
            <text:p>15.3333</text:p>
          </table:table-cell>
          <table:table-cell office:value-type="float" office:value="48.6667">
            <text:p>48.6667</text:p>
          </table:table-cell>
          <table:table-cell office:value-type="float" office:value="33.0">
            <text:p>33.0</text:p>
          </table:table-cell>
          <table:table-cell office:value-type="float" office:value="45.6667">
            <text:p>45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4-08T11:00:00">
            <text:p>Sat Apr  8 11:00:00 2023</text:p>
          </table:table-cell>
          <table:table-cell office:value-type="float" office:value="60.055550000000004">
            <text:p>60.055550000000004</text:p>
          </table:table-cell>
          <table:table-cell office:value-type="float" office:value="26.3333">
            <text:p>26.3333</text:p>
          </table:table-cell>
          <table:table-cell office:value-type="float" office:value="15.8333">
            <text:p>15.8333</text:p>
          </table:table-cell>
          <table:table-cell office:value-type="float" office:value="16.0">
            <text:p>16.0</text:p>
          </table:table-cell>
          <table:table-cell office:value-type="float" office:value="15.3333">
            <text:p>15.3333</text:p>
          </table:table-cell>
          <table:table-cell office:value-type="float" office:value="48.6667">
            <text:p>48.6667</text:p>
          </table:table-cell>
          <table:table-cell office:value-type="float" office:value="33.0">
            <text:p>33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08T12:00:00">
            <text:p>Sat Apr  8 12:00:00 2023</text:p>
          </table:table-cell>
          <table:table-cell office:value-type="float" office:value="59.86110416666667">
            <text:p>59.86110416666667</text:p>
          </table:table-cell>
          <table:table-cell office:value-type="float" office:value="59.3333">
            <text:p>59.3333</text:p>
          </table:table-cell>
          <table:table-cell office:value-type="float" office:value="26.3333">
            <text:p>26.3333</text:p>
          </table:table-cell>
          <table:table-cell office:value-type="float" office:value="15.8333">
            <text:p>15.8333</text:p>
          </table:table-cell>
          <table:table-cell office:value-type="float" office:value="16.0">
            <text:p>16.0</text:p>
          </table:table-cell>
          <table:table-cell office:value-type="float" office:value="15.3333">
            <text:p>15.3333</text:p>
          </table:table-cell>
          <table:table-cell office:value-type="float" office:value="48.6667">
            <text:p>48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4-08T13:00:00">
            <text:p>Sat Apr  8 13:00:00 2023</text:p>
          </table:table-cell>
          <table:table-cell office:value-type="float" office:value="59.222212500000005">
            <text:p>59.222212500000005</text:p>
          </table:table-cell>
          <table:table-cell office:value-type="float" office:value="59.1667">
            <text:p>59.1667</text:p>
          </table:table-cell>
          <table:table-cell office:value-type="float" office:value="59.3333">
            <text:p>59.3333</text:p>
          </table:table-cell>
          <table:table-cell office:value-type="float" office:value="26.3333">
            <text:p>26.3333</text:p>
          </table:table-cell>
          <table:table-cell office:value-type="float" office:value="15.8333">
            <text:p>15.8333</text:p>
          </table:table-cell>
          <table:table-cell office:value-type="float" office:value="16.0">
            <text:p>16.0</text:p>
          </table:table-cell>
          <table:table-cell office:value-type="float" office:value="15.3333">
            <text:p>15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08T14:00:00">
            <text:p>Sat Apr  8 14:00:00 2023</text:p>
          </table:table-cell>
          <table:table-cell office:value-type="float" office:value="58.79165416666667">
            <text:p>58.79165416666667</text:p>
          </table:table-cell>
          <table:table-cell office:value-type="float" office:value="48.8333">
            <text:p>48.8333</text:p>
          </table:table-cell>
          <table:table-cell office:value-type="float" office:value="59.1667">
            <text:p>59.1667</text:p>
          </table:table-cell>
          <table:table-cell office:value-type="float" office:value="59.3333">
            <text:p>59.3333</text:p>
          </table:table-cell>
          <table:table-cell office:value-type="float" office:value="26.3333">
            <text:p>26.3333</text:p>
          </table:table-cell>
          <table:table-cell office:value-type="float" office:value="15.8333">
            <text:p>15.8333</text:p>
          </table:table-cell>
          <table:table-cell office:value-type="float" office:value="16.0">
            <text:p>16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4-08T15:00:00">
            <text:p>Sat Apr  8 15:00:00 2023</text:p>
          </table:table-cell>
          <table:table-cell office:value-type="float" office:value="58.46526666666667">
            <text:p>58.46526666666667</text:p>
          </table:table-cell>
          <table:table-cell office:value-type="float" office:value="42.8333">
            <text:p>42.8333</text:p>
          </table:table-cell>
          <table:table-cell office:value-type="float" office:value="48.8333">
            <text:p>48.8333</text:p>
          </table:table-cell>
          <table:table-cell office:value-type="float" office:value="59.1667">
            <text:p>59.1667</text:p>
          </table:table-cell>
          <table:table-cell office:value-type="float" office:value="59.3333">
            <text:p>59.3333</text:p>
          </table:table-cell>
          <table:table-cell office:value-type="float" office:value="26.3333">
            <text:p>26.3333</text:p>
          </table:table-cell>
          <table:table-cell office:value-type="float" office:value="15.8333">
            <text:p>15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4-08T16:00:00">
            <text:p>Sat Apr  8 16:00:00 2023</text:p>
          </table:table-cell>
          <table:table-cell office:value-type="float" office:value="58.29859999999999">
            <text:p>58.29859999999999</text:p>
          </table:table-cell>
          <table:table-cell office:value-type="float" office:value="46.1667">
            <text:p>46.1667</text:p>
          </table:table-cell>
          <table:table-cell office:value-type="float" office:value="42.8333">
            <text:p>42.8333</text:p>
          </table:table-cell>
          <table:table-cell office:value-type="float" office:value="48.8333">
            <text:p>48.8333</text:p>
          </table:table-cell>
          <table:table-cell office:value-type="float" office:value="59.1667">
            <text:p>59.1667</text:p>
          </table:table-cell>
          <table:table-cell office:value-type="float" office:value="59.3333">
            <text:p>59.3333</text:p>
          </table:table-cell>
          <table:table-cell office:value-type="float" office:value="26.3333">
            <text:p>26.3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4-09T12:00:00">
            <text:p>Sun Apr  9 12:00:00 2023</text:p>
          </table:table-cell>
          <table:table-cell office:value-type="float" office:value="55.25692916666667">
            <text:p>55.25692916666667</text:p>
          </table:table-cell>
          <table:table-cell office:value-type="float" office:value="51.8333">
            <text:p>51.8333</text:p>
          </table:table-cell>
          <table:table-cell office:value-type="float" office:value="45.8333">
            <text:p>45.8333</text:p>
          </table:table-cell>
          <table:table-cell office:value-type="float" office:value="36.3333">
            <text:p>36.3333</text:p>
          </table:table-cell>
          <table:table-cell office:value-type="float" office:value="27.8333">
            <text:p>27.8333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4-09T13:00:00">
            <text:p>Sun Apr  9 13:00:00 2023</text:p>
          </table:table-cell>
          <table:table-cell office:value-type="float" office:value="55.29165416666667">
            <text:p>55.29165416666667</text:p>
          </table:table-cell>
          <table:table-cell office:value-type="float" office:value="46.5">
            <text:p>46.5</text:p>
          </table:table-cell>
          <table:table-cell office:value-type="float" office:value="51.8333">
            <text:p>51.8333</text:p>
          </table:table-cell>
          <table:table-cell office:value-type="float" office:value="45.8333">
            <text:p>45.8333</text:p>
          </table:table-cell>
          <table:table-cell office:value-type="float" office:value="36.3333">
            <text:p>36.3333</text:p>
          </table:table-cell>
          <table:table-cell office:value-type="float" office:value="27.8333">
            <text:p>27.8333</text:p>
          </table:table-cell>
          <table:table-cell office:value-type="float" office:value="27.3333">
            <text:p>27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4-09T14:00:00">
            <text:p>Sun Apr  9 14:00:00 2023</text:p>
          </table:table-cell>
          <table:table-cell office:value-type="float" office:value="55.21526666666667">
            <text:p>55.21526666666667</text:p>
          </table:table-cell>
          <table:table-cell office:value-type="float" office:value="29.1667">
            <text:p>29.1667</text:p>
          </table:table-cell>
          <table:table-cell office:value-type="float" office:value="46.5">
            <text:p>46.5</text:p>
          </table:table-cell>
          <table:table-cell office:value-type="float" office:value="51.8333">
            <text:p>51.8333</text:p>
          </table:table-cell>
          <table:table-cell office:value-type="float" office:value="45.8333">
            <text:p>45.8333</text:p>
          </table:table-cell>
          <table:table-cell office:value-type="float" office:value="36.3333">
            <text:p>36.3333</text:p>
          </table:table-cell>
          <table:table-cell office:value-type="float" office:value="27.8333">
            <text:p>27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09T15:00:00">
            <text:p>Sun Apr  9 15:00:00 2023</text:p>
          </table:table-cell>
          <table:table-cell office:value-type="float" office:value="55.10415416666667">
            <text:p>55.10415416666667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46.5">
            <text:p>46.5</text:p>
          </table:table-cell>
          <table:table-cell office:value-type="float" office:value="51.8333">
            <text:p>51.8333</text:p>
          </table:table-cell>
          <table:table-cell office:value-type="float" office:value="45.8333">
            <text:p>45.8333</text:p>
          </table:table-cell>
          <table:table-cell office:value-type="float" office:value="36.3333">
            <text:p>36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4-09T16:00:00">
            <text:p>Sun Apr  9 16:00:00 2023</text:p>
          </table:table-cell>
          <table:table-cell office:value-type="float" office:value="55.13192916666667">
            <text:p>55.13192916666667</text:p>
          </table:table-cell>
          <table:table-cell office:value-type="float" office:value="17.5">
            <text:p>17.5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46.5">
            <text:p>46.5</text:p>
          </table:table-cell>
          <table:table-cell office:value-type="float" office:value="51.8333">
            <text:p>51.8333</text:p>
          </table:table-cell>
          <table:table-cell office:value-type="float" office:value="45.8333">
            <text:p>45.8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3-04-09T17:00:00">
            <text:p>Sun Apr  9 17:00:00 2023</text:p>
          </table:table-cell>
          <table:table-cell office:value-type="float" office:value="54.70832083333334">
            <text:p>54.70832083333334</text:p>
          </table:table-cell>
          <table:table-cell office:value-type="float" office:value="20.8333">
            <text:p>20.8333</text:p>
          </table:table-cell>
          <table:table-cell office:value-type="float" office:value="17.5">
            <text:p>17.5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46.5">
            <text:p>46.5</text:p>
          </table:table-cell>
          <table:table-cell office:value-type="float" office:value="51.8333">
            <text:p>51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4-09T18:00:00">
            <text:p>Sun Apr  9 18:00:00 2023</text:p>
          </table:table-cell>
          <table:table-cell office:value-type="float" office:value="54.11109583333334">
            <text:p>54.11109583333334</text:p>
          </table:table-cell>
          <table:table-cell office:value-type="float" office:value="27.3333">
            <text:p>27.3333</text:p>
          </table:table-cell>
          <table:table-cell office:value-type="float" office:value="20.8333">
            <text:p>20.8333</text:p>
          </table:table-cell>
          <table:table-cell office:value-type="float" office:value="17.5">
            <text:p>17.5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46.5">
            <text:p>46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4-10T13:00:00">
            <text:p>Mon Apr 10 13:00:00 2023</text:p>
          </table:table-cell>
          <table:table-cell office:value-type="float" office:value="44.47220833333333">
            <text:p>44.47220833333333</text:p>
          </table:table-cell>
          <table:table-cell office:value-type="float" office:value="24.6667">
            <text:p>24.6667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  <table:table-cell office:value-type="float" office:value="34.3333">
            <text:p>34.3333</text:p>
          </table:table-cell>
          <table:table-cell office:value-type="float" office:value="40.0">
            <text:p>40.0</text:p>
          </table:table-cell>
          <table:table-cell office:value-type="float" office:value="31.5">
            <text:p>31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4-10T14:00:00">
            <text:p>Mon Apr 10 14:00:00 2023</text:p>
          </table:table-cell>
          <table:table-cell office:value-type="float" office:value="44.48609583333333">
            <text:p>44.48609583333333</text:p>
          </table:table-cell>
          <table:table-cell office:value-type="float" office:value="6.3333">
            <text:p>6.3333</text:p>
          </table:table-cell>
          <table:table-cell office:value-type="float" office:value="24.6667">
            <text:p>24.6667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  <table:table-cell office:value-type="float" office:value="34.3333">
            <text:p>34.3333</text:p>
          </table:table-cell>
          <table:table-cell office:value-type="float" office:value="40.0">
            <text:p>40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4-10T15:00:00">
            <text:p>Mon Apr 10 15:00:00 2023</text:p>
          </table:table-cell>
          <table:table-cell office:value-type="float" office:value="44.97915416666666">
            <text:p>44.97915416666666</text:p>
          </table:table-cell>
          <table:table-cell office:value-type="float" office:value="1.0">
            <text:p>1.0</text:p>
          </table:table-cell>
          <table:table-cell office:value-type="float" office:value="6.3333">
            <text:p>6.3333</text:p>
          </table:table-cell>
          <table:table-cell office:value-type="float" office:value="24.6667">
            <text:p>24.6667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  <table:table-cell office:value-type="float" office:value="34.3333">
            <text:p>34.3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4-10T16:00:00">
            <text:p>Mon Apr 10 16:00:00 2023</text:p>
          </table:table-cell>
          <table:table-cell office:value-type="float" office:value="44.90276666666666">
            <text:p>44.90276666666666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6.3333">
            <text:p>6.3333</text:p>
          </table:table-cell>
          <table:table-cell office:value-type="float" office:value="24.6667">
            <text:p>24.6667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4-10T17:00:00">
            <text:p>Mon Apr 10 17:00:00 2023</text:p>
          </table:table-cell>
          <table:table-cell office:value-type="float" office:value="44.84720833333333">
            <text:p>44.8472083333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6.3333">
            <text:p>6.3333</text:p>
          </table:table-cell>
          <table:table-cell office:value-type="float" office:value="24.6667">
            <text:p>24.6667</text:p>
          </table:table-cell>
          <table:table-cell office:value-type="float" office:value="27.5">
            <text:p>27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4-10T18:00:00">
            <text:p>Mon Apr 10 18:00:00 2023</text:p>
          </table:table-cell>
          <table:table-cell office:value-type="float" office:value="45.020820833333325">
            <text:p>45.020820833333325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6.3333">
            <text:p>6.3333</text:p>
          </table:table-cell>
          <table:table-cell office:value-type="float" office:value="24.6667">
            <text:p>24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4-11T12:00:00">
            <text:p>Tue Apr 11 12:00:00 2023</text:p>
          </table:table-cell>
          <table:table-cell office:value-type="float" office:value="42.520829166666665">
            <text:p>42.520829166666665</text:p>
          </table:table-cell>
          <table:table-cell office:value-type="float" office:value="30.6667">
            <text:p>30.6667</text:p>
          </table:table-cell>
          <table:table-cell office:value-type="float" office:value="23.8333">
            <text:p>23.8333</text:p>
          </table:table-cell>
          <table:table-cell office:value-type="float" office:value="16.3333">
            <text:p>16.333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  <table:table-cell office:value-type="float" office:value="9.3333">
            <text:p>9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4-11T13:00:00">
            <text:p>Tue Apr 11 13:00:00 2023</text:p>
          </table:table-cell>
          <table:table-cell office:value-type="float" office:value="42.368050000000004">
            <text:p>42.368050000000004</text:p>
          </table:table-cell>
          <table:table-cell office:value-type="float" office:value="20.1667">
            <text:p>20.1667</text:p>
          </table:table-cell>
          <table:table-cell office:value-type="float" office:value="30.6667">
            <text:p>30.6667</text:p>
          </table:table-cell>
          <table:table-cell office:value-type="float" office:value="23.8333">
            <text:p>23.8333</text:p>
          </table:table-cell>
          <table:table-cell office:value-type="float" office:value="16.3333">
            <text:p>16.333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4-11T14:00:00">
            <text:p>Tue Apr 11 14:00:00 2023</text:p>
          </table:table-cell>
          <table:table-cell office:value-type="float" office:value="42.270829166666665">
            <text:p>42.270829166666665</text:p>
          </table:table-cell>
          <table:table-cell office:value-type="float" office:value="16.6667">
            <text:p>16.6667</text:p>
          </table:table-cell>
          <table:table-cell office:value-type="float" office:value="20.1667">
            <text:p>20.1667</text:p>
          </table:table-cell>
          <table:table-cell office:value-type="float" office:value="30.6667">
            <text:p>30.6667</text:p>
          </table:table-cell>
          <table:table-cell office:value-type="float" office:value="23.8333">
            <text:p>23.8333</text:p>
          </table:table-cell>
          <table:table-cell office:value-type="float" office:value="16.3333">
            <text:p>16.3333</text:p>
          </table:table-cell>
          <table:table-cell office:value-type="float" office:value="6.8333">
            <text:p>6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4-11T15:00:00">
            <text:p>Tue Apr 11 15:00:00 2023</text:p>
          </table:table-cell>
          <table:table-cell office:value-type="float" office:value="41.743050000000004">
            <text:p>41.743050000000004</text:p>
          </table:table-cell>
          <table:table-cell office:value-type="float" office:value="4.0">
            <text:p>4.0</text:p>
          </table:table-cell>
          <table:table-cell office:value-type="float" office:value="16.6667">
            <text:p>16.6667</text:p>
          </table:table-cell>
          <table:table-cell office:value-type="float" office:value="20.1667">
            <text:p>20.1667</text:p>
          </table:table-cell>
          <table:table-cell office:value-type="float" office:value="30.6667">
            <text:p>30.6667</text:p>
          </table:table-cell>
          <table:table-cell office:value-type="float" office:value="23.8333">
            <text:p>23.8333</text:p>
          </table:table-cell>
          <table:table-cell office:value-type="float" office:value="16.3333">
            <text:p>16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4-11T16:00:00">
            <text:p>Tue Apr 11 16:00:00 2023</text:p>
          </table:table-cell>
          <table:table-cell office:value-type="float" office:value="41.6041625">
            <text:p>41.6041625</text:p>
          </table:table-cell>
          <table:table-cell office:value-type="float" office:value="1.1667">
            <text:p>1.1667</text:p>
          </table:table-cell>
          <table:table-cell office:value-type="float" office:value="4.0">
            <text:p>4.0</text:p>
          </table:table-cell>
          <table:table-cell office:value-type="float" office:value="16.6667">
            <text:p>16.6667</text:p>
          </table:table-cell>
          <table:table-cell office:value-type="float" office:value="20.1667">
            <text:p>20.1667</text:p>
          </table:table-cell>
          <table:table-cell office:value-type="float" office:value="30.6667">
            <text:p>30.6667</text:p>
          </table:table-cell>
          <table:table-cell office:value-type="float" office:value="23.8333">
            <text:p>23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4-11T17:00:00">
            <text:p>Tue Apr 11 17:00:00 2023</text:p>
          </table:table-cell>
          <table:table-cell office:value-type="float" office:value="41.423608333333334">
            <text:p>41.423608333333334</text:p>
          </table:table-cell>
          <table:table-cell office:value-type="float" office:value="6.8333">
            <text:p>6.8333</text:p>
          </table:table-cell>
          <table:table-cell office:value-type="float" office:value="1.1667">
            <text:p>1.1667</text:p>
          </table:table-cell>
          <table:table-cell office:value-type="float" office:value="4.0">
            <text:p>4.0</text:p>
          </table:table-cell>
          <table:table-cell office:value-type="float" office:value="16.6667">
            <text:p>16.6667</text:p>
          </table:table-cell>
          <table:table-cell office:value-type="float" office:value="20.1667">
            <text:p>20.1667</text:p>
          </table:table-cell>
          <table:table-cell office:value-type="float" office:value="30.6667">
            <text:p>30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4-12T13:00:00">
            <text:p>Wed Apr 12 13:00:00 2023</text:p>
          </table:table-cell>
          <table:table-cell office:value-type="float" office:value="49.513891666666666">
            <text:p>49.513891666666666</text:p>
          </table:table-cell>
          <table:table-cell office:value-type="float" office:value="31.6667">
            <text:p>31.6667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9.5">
            <text:p>39.5</text:p>
          </table:table-cell>
          <table:table-cell office:value-type="float" office:value="44.0">
            <text:p>44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4-12T14:00:00">
            <text:p>Wed Apr 12 14:00:00 2023</text:p>
          </table:table-cell>
          <table:table-cell office:value-type="float" office:value="49.25694583333333">
            <text:p>49.25694583333333</text:p>
          </table:table-cell>
          <table:table-cell office:value-type="float" office:value="20.0">
            <text:p>20.0</text:p>
          </table:table-cell>
          <table:table-cell office:value-type="float" office:value="31.6667">
            <text:p>31.6667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9.5">
            <text:p>39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4-12T15:00:00">
            <text:p>Wed Apr 12 15:00:00 2023</text:p>
          </table:table-cell>
          <table:table-cell office:value-type="float" office:value="48.645833333333336">
            <text:p>48.645833333333336</text:p>
          </table:table-cell>
          <table:table-cell office:value-type="float" office:value="0.3333">
            <text:p>0.3333</text:p>
          </table:table-cell>
          <table:table-cell office:value-type="float" office:value="20.0">
            <text:p>20.0</text:p>
          </table:table-cell>
          <table:table-cell office:value-type="float" office:value="31.6667">
            <text:p>31.6667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4-12T16:00:00">
            <text:p>Wed Apr 12 16:00:00 2023</text:p>
          </table:table-cell>
          <table:table-cell office:value-type="float" office:value="47.770833333333336">
            <text:p>47.770833333333336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20.0">
            <text:p>20.0</text:p>
          </table:table-cell>
          <table:table-cell office:value-type="float" office:value="31.6667">
            <text:p>31.6667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4-12T17:00:00">
            <text:p>Wed Apr 12 17:00:00 2023</text:p>
          </table:table-cell>
          <table:table-cell office:value-type="float" office:value="46.90277916666667">
            <text:p>46.90277916666667</text:p>
          </table:table-cell>
          <table:table-cell office:value-type="float" office:value="36.0">
            <text:p>36.0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20.0">
            <text:p>20.0</text:p>
          </table:table-cell>
          <table:table-cell office:value-type="float" office:value="31.6667">
            <text:p>31.6667</text:p>
          </table:table-cell>
          <table:table-cell office:value-type="float" office:value="37.0">
            <text:p>37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4-12T18:00:00">
            <text:p>Wed Apr 12 18:00:00 2023</text:p>
          </table:table-cell>
          <table:table-cell office:value-type="float" office:value="46.333333333333336">
            <text:p>46.333333333333336</text:p>
          </table:table-cell>
          <table:table-cell office:value-type="float" office:value="45.8333">
            <text:p>45.8333</text:p>
          </table:table-cell>
          <table:table-cell office:value-type="float" office:value="36.0">
            <text:p>36.0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20.0">
            <text:p>20.0</text:p>
          </table:table-cell>
          <table:table-cell office:value-type="float" office:value="31.6667">
            <text:p>31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13T11:00:00">
            <text:p>Thu Apr 13 11:00:00 2023</text:p>
          </table:table-cell>
          <table:table-cell office:value-type="float" office:value="58.013891666666666">
            <text:p>58.013891666666666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51.1667">
            <text:p>51.1667</text:p>
          </table:table-cell>
          <table:table-cell office:value-type="float" office:value="52.3333">
            <text:p>52.3333</text:p>
          </table:table-cell>
          <table:table-cell office:value-type="float" office:value="55.8333">
            <text:p>55.8333</text:p>
          </table:table-cell>
          <table:table-cell office:value-type="float" office:value="44.3333">
            <text:p>44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4-13T12:00:00">
            <text:p>Thu Apr 13 12:00:00 2023</text:p>
          </table:table-cell>
          <table:table-cell office:value-type="float" office:value="58.80555833333333">
            <text:p>58.80555833333333</text:p>
          </table:table-cell>
          <table:table-cell office:value-type="float" office:value="58.5">
            <text:p>58.5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51.1667">
            <text:p>51.1667</text:p>
          </table:table-cell>
          <table:table-cell office:value-type="float" office:value="52.3333">
            <text:p>52.3333</text:p>
          </table:table-cell>
          <table:table-cell office:value-type="float" office:value="55.8333">
            <text:p>55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13T13:00:00">
            <text:p>Thu Apr 13 13:00:00 2023</text:p>
          </table:table-cell>
          <table:table-cell office:value-type="float" office:value="59.5486125">
            <text:p>59.5486125</text:p>
          </table:table-cell>
          <table:table-cell office:value-type="float" office:value="66.5">
            <text:p>66.5</text:p>
          </table:table-cell>
          <table:table-cell office:value-type="float" office:value="58.5">
            <text:p>58.5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51.1667">
            <text:p>51.1667</text:p>
          </table:table-cell>
          <table:table-cell office:value-type="float" office:value="52.3333">
            <text:p>52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13T14:00:00">
            <text:p>Thu Apr 13 14:00:00 2023</text:p>
          </table:table-cell>
          <table:table-cell office:value-type="float" office:value="60.013891666666666">
            <text:p>60.013891666666666</text:p>
          </table:table-cell>
          <table:table-cell office:value-type="float" office:value="71.6667">
            <text:p>71.6667</text:p>
          </table:table-cell>
          <table:table-cell office:value-type="float" office:value="66.5">
            <text:p>66.5</text:p>
          </table:table-cell>
          <table:table-cell office:value-type="float" office:value="58.5">
            <text:p>58.5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51.1667">
            <text:p>51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4-14T13:00:00">
            <text:p>Fri Apr 14 13:00:00 2023</text:p>
          </table:table-cell>
          <table:table-cell office:value-type="float" office:value="64.222225">
            <text:p>64.222225</text:p>
          </table:table-cell>
          <table:table-cell office:value-type="float" office:value="65.3333">
            <text:p>65.3333</text:p>
          </table:table-cell>
          <table:table-cell office:value-type="float" office:value="65.0">
            <text:p>65.0</text:p>
          </table:table-cell>
          <table:table-cell office:value-type="float" office:value="63.3333">
            <text:p>63.3333</text:p>
          </table:table-cell>
          <table:table-cell office:value-type="float" office:value="60.6667">
            <text:p>60.6667</text:p>
          </table:table-cell>
          <table:table-cell office:value-type="float" office:value="63.0">
            <text:p>63.0</text:p>
          </table:table-cell>
          <table:table-cell office:value-type="float" office:value="58.6667">
            <text:p>58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14T14:00:00">
            <text:p>Fri Apr 14 14:00:00 2023</text:p>
          </table:table-cell>
          <table:table-cell office:value-type="float" office:value="64.25694583333333">
            <text:p>64.25694583333333</text:p>
          </table:table-cell>
          <table:table-cell office:value-type="float" office:value="59.6667">
            <text:p>59.6667</text:p>
          </table:table-cell>
          <table:table-cell office:value-type="float" office:value="65.3333">
            <text:p>65.3333</text:p>
          </table:table-cell>
          <table:table-cell office:value-type="float" office:value="65.0">
            <text:p>65.0</text:p>
          </table:table-cell>
          <table:table-cell office:value-type="float" office:value="63.3333">
            <text:p>63.3333</text:p>
          </table:table-cell>
          <table:table-cell office:value-type="float" office:value="60.6667">
            <text:p>60.6667</text:p>
          </table:table-cell>
          <table:table-cell office:value-type="float" office:value="63.0">
            <text:p>63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4-14T15:00:00">
            <text:p>Fri Apr 14 15:00:00 2023</text:p>
          </table:table-cell>
          <table:table-cell office:value-type="float" office:value="64.01389166666667">
            <text:p>64.01389166666667</text:p>
          </table:table-cell>
          <table:table-cell office:value-type="float" office:value="38.5">
            <text:p>38.5</text:p>
          </table:table-cell>
          <table:table-cell office:value-type="float" office:value="59.6667">
            <text:p>59.6667</text:p>
          </table:table-cell>
          <table:table-cell office:value-type="float" office:value="65.3333">
            <text:p>65.3333</text:p>
          </table:table-cell>
          <table:table-cell office:value-type="float" office:value="65.0">
            <text:p>65.0</text:p>
          </table:table-cell>
          <table:table-cell office:value-type="float" office:value="63.3333">
            <text:p>63.3333</text:p>
          </table:table-cell>
          <table:table-cell office:value-type="float" office:value="60.6667">
            <text:p>60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14T16:00:00">
            <text:p>Fri Apr 14 16:00:00 2023</text:p>
          </table:table-cell>
          <table:table-cell office:value-type="float" office:value="63.5">
            <text:p>63.5</text:p>
          </table:table-cell>
          <table:table-cell office:value-type="float" office:value="6.6667">
            <text:p>6.6667</text:p>
          </table:table-cell>
          <table:table-cell office:value-type="float" office:value="38.5">
            <text:p>38.5</text:p>
          </table:table-cell>
          <table:table-cell office:value-type="float" office:value="59.6667">
            <text:p>59.6667</text:p>
          </table:table-cell>
          <table:table-cell office:value-type="float" office:value="65.3333">
            <text:p>65.3333</text:p>
          </table:table-cell>
          <table:table-cell office:value-type="float" office:value="65.0">
            <text:p>65.0</text:p>
          </table:table-cell>
          <table:table-cell office:value-type="float" office:value="63.3333">
            <text:p>63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4-14T17:00:00">
            <text:p>Fri Apr 14 17:00:00 2023</text:p>
          </table:table-cell>
          <table:table-cell office:value-type="float" office:value="63.0">
            <text:p>63.0</text:p>
          </table:table-cell>
          <table:table-cell office:value-type="float" office:value="32.5">
            <text:p>32.5</text:p>
          </table:table-cell>
          <table:table-cell office:value-type="float" office:value="6.6667">
            <text:p>6.6667</text:p>
          </table:table-cell>
          <table:table-cell office:value-type="float" office:value="38.5">
            <text:p>38.5</text:p>
          </table:table-cell>
          <table:table-cell office:value-type="float" office:value="59.6667">
            <text:p>59.6667</text:p>
          </table:table-cell>
          <table:table-cell office:value-type="float" office:value="65.3333">
            <text:p>65.3333</text:p>
          </table:table-cell>
          <table:table-cell office:value-type="float" office:value="65.0">
            <text:p>65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4-14T18:00:00">
            <text:p>Fri Apr 14 18:00:00 2023</text:p>
          </table:table-cell>
          <table:table-cell office:value-type="float" office:value="62.166666666666664">
            <text:p>62.166666666666664</text:p>
          </table:table-cell>
          <table:table-cell office:value-type="float" office:value="50.0">
            <text:p>50.0</text:p>
          </table:table-cell>
          <table:table-cell office:value-type="float" office:value="32.5">
            <text:p>32.5</text:p>
          </table:table-cell>
          <table:table-cell office:value-type="float" office:value="6.6667">
            <text:p>6.6667</text:p>
          </table:table-cell>
          <table:table-cell office:value-type="float" office:value="38.5">
            <text:p>38.5</text:p>
          </table:table-cell>
          <table:table-cell office:value-type="float" office:value="59.6667">
            <text:p>59.6667</text:p>
          </table:table-cell>
          <table:table-cell office:value-type="float" office:value="65.3333">
            <text:p>65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4-14T19:00:00">
            <text:p>Fri Apr 14 19:00:00 2023</text:p>
          </table:table-cell>
          <table:table-cell office:value-type="float" office:value="61.041666666666664">
            <text:p>61.041666666666664</text:p>
          </table:table-cell>
          <table:table-cell office:value-type="float" office:value="60.8333">
            <text:p>60.8333</text:p>
          </table:table-cell>
          <table:table-cell office:value-type="float" office:value="50.0">
            <text:p>50.0</text:p>
          </table:table-cell>
          <table:table-cell office:value-type="float" office:value="32.5">
            <text:p>32.5</text:p>
          </table:table-cell>
          <table:table-cell office:value-type="float" office:value="6.6667">
            <text:p>6.6667</text:p>
          </table:table-cell>
          <table:table-cell office:value-type="float" office:value="38.5">
            <text:p>38.5</text:p>
          </table:table-cell>
          <table:table-cell office:value-type="float" office:value="59.6667">
            <text:p>59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14T20:00:00">
            <text:p>Fri Apr 14 20:00:00 2023</text:p>
          </table:table-cell>
          <table:table-cell office:value-type="float" office:value="60.0763875">
            <text:p>60.0763875</text:p>
          </table:table-cell>
          <table:table-cell office:value-type="float" office:value="76.5">
            <text:p>76.5</text:p>
          </table:table-cell>
          <table:table-cell office:value-type="float" office:value="60.8333">
            <text:p>60.8333</text:p>
          </table:table-cell>
          <table:table-cell office:value-type="float" office:value="50.0">
            <text:p>50.0</text:p>
          </table:table-cell>
          <table:table-cell office:value-type="float" office:value="32.5">
            <text:p>32.5</text:p>
          </table:table-cell>
          <table:table-cell office:value-type="float" office:value="6.6667">
            <text:p>6.6667</text:p>
          </table:table-cell>
          <table:table-cell office:value-type="float" office:value="38.5">
            <text:p>38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4-15T12:00:00">
            <text:p>Sat Apr 15 12:00:00 2023</text:p>
          </table:table-cell>
          <table:table-cell office:value-type="float" office:value="54.451391666666666">
            <text:p>54.451391666666666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  <table:table-cell office:value-type="float" office:value="52.1667">
            <text:p>52.1667</text:p>
          </table:table-cell>
          <table:table-cell office:value-type="float" office:value="49.5">
            <text:p>49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4-15T13:00:00">
            <text:p>Sat Apr 15 13:00:00 2023</text:p>
          </table:table-cell>
          <table:table-cell office:value-type="float" office:value="53.791670833333335">
            <text:p>53.791670833333335</text:p>
          </table:table-cell>
          <table:table-cell office:value-type="float" office:value="45.6667">
            <text:p>45.6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  <table:table-cell office:value-type="float" office:value="52.1667">
            <text:p>52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15T14:00:00">
            <text:p>Sat Apr 15 14:00:00 2023</text:p>
          </table:table-cell>
          <table:table-cell office:value-type="float" office:value="53.069449999999996">
            <text:p>53.069449999999996</text:p>
          </table:table-cell>
          <table:table-cell office:value-type="float" office:value="39.6667">
            <text:p>39.6667</text:p>
          </table:table-cell>
          <table:table-cell office:value-type="float" office:value="45.6667">
            <text:p>45.6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4-15T15:00:00">
            <text:p>Sat Apr 15 15:00:00 2023</text:p>
          </table:table-cell>
          <table:table-cell office:value-type="float" office:value="52.54861666666667">
            <text:p>52.54861666666667</text:p>
          </table:table-cell>
          <table:table-cell office:value-type="float" office:value="24.8333">
            <text:p>24.8333</text:p>
          </table:table-cell>
          <table:table-cell office:value-type="float" office:value="39.6667">
            <text:p>39.6667</text:p>
          </table:table-cell>
          <table:table-cell office:value-type="float" office:value="45.6667">
            <text:p>45.6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4-15T16:00:00">
            <text:p>Sat Apr 15 16:00:00 2023</text:p>
          </table:table-cell>
          <table:table-cell office:value-type="float" office:value="52.29861666666667">
            <text:p>52.29861666666667</text:p>
          </table:table-cell>
          <table:table-cell office:value-type="float" office:value="13.8333">
            <text:p>13.8333</text:p>
          </table:table-cell>
          <table:table-cell office:value-type="float" office:value="24.8333">
            <text:p>24.8333</text:p>
          </table:table-cell>
          <table:table-cell office:value-type="float" office:value="39.6667">
            <text:p>39.6667</text:p>
          </table:table-cell>
          <table:table-cell office:value-type="float" office:value="45.6667">
            <text:p>45.6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4-15T17:00:00">
            <text:p>Sat Apr 15 17:00:00 2023</text:p>
          </table:table-cell>
          <table:table-cell office:value-type="float" office:value="52.38889583333333">
            <text:p>52.38889583333333</text:p>
          </table:table-cell>
          <table:table-cell office:value-type="float" office:value="42.0">
            <text:p>42.0</text:p>
          </table:table-cell>
          <table:table-cell office:value-type="float" office:value="13.8333">
            <text:p>13.8333</text:p>
          </table:table-cell>
          <table:table-cell office:value-type="float" office:value="24.8333">
            <text:p>24.8333</text:p>
          </table:table-cell>
          <table:table-cell office:value-type="float" office:value="39.6667">
            <text:p>39.6667</text:p>
          </table:table-cell>
          <table:table-cell office:value-type="float" office:value="45.6667">
            <text:p>45.6667</text:p>
          </table:table-cell>
          <table:table-cell office:value-type="float" office:value="47.1667">
            <text:p>47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15T18:00:00">
            <text:p>Sat Apr 15 18:00:00 2023</text:p>
          </table:table-cell>
          <table:table-cell office:value-type="float" office:value="53.06250416666666">
            <text:p>53.06250416666666</text:p>
          </table:table-cell>
          <table:table-cell office:value-type="float" office:value="54.5">
            <text:p>54.5</text:p>
          </table:table-cell>
          <table:table-cell office:value-type="float" office:value="42.0">
            <text:p>42.0</text:p>
          </table:table-cell>
          <table:table-cell office:value-type="float" office:value="13.8333">
            <text:p>13.8333</text:p>
          </table:table-cell>
          <table:table-cell office:value-type="float" office:value="24.8333">
            <text:p>24.8333</text:p>
          </table:table-cell>
          <table:table-cell office:value-type="float" office:value="39.6667">
            <text:p>39.6667</text:p>
          </table:table-cell>
          <table:table-cell office:value-type="float" office:value="45.6667">
            <text:p>45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16T11:00:00">
            <text:p>Sun Apr 16 11:00:00 2023</text:p>
          </table:table-cell>
          <table:table-cell office:value-type="float" office:value="59.645833333333336">
            <text:p>59.645833333333336</text:p>
          </table:table-cell>
          <table:table-cell office:value-type="float" office:value="54.1667">
            <text:p>54.1667</text:p>
          </table:table-cell>
          <table:table-cell office:value-type="float" office:value="33.1667">
            <text:p>33.1667</text:p>
          </table:table-cell>
          <table:table-cell office:value-type="float" office:value="30.6667">
            <text:p>30.6667</text:p>
          </table:table-cell>
          <table:table-cell office:value-type="float" office:value="48.3333">
            <text:p>48.3333</text:p>
          </table:table-cell>
          <table:table-cell office:value-type="float" office:value="60.1667">
            <text:p>60.1667</text:p>
          </table:table-cell>
          <table:table-cell office:value-type="float" office:value="62.8333">
            <text:p>62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4-16T12:00:00">
            <text:p>Sun Apr 16 12:00:00 2023</text:p>
          </table:table-cell>
          <table:table-cell office:value-type="float" office:value="59.80555416666667">
            <text:p>59.80555416666667</text:p>
          </table:table-cell>
          <table:table-cell office:value-type="float" office:value="58.0">
            <text:p>58.0</text:p>
          </table:table-cell>
          <table:table-cell office:value-type="float" office:value="54.1667">
            <text:p>54.1667</text:p>
          </table:table-cell>
          <table:table-cell office:value-type="float" office:value="33.1667">
            <text:p>33.1667</text:p>
          </table:table-cell>
          <table:table-cell office:value-type="float" office:value="30.6667">
            <text:p>30.6667</text:p>
          </table:table-cell>
          <table:table-cell office:value-type="float" office:value="48.3333">
            <text:p>48.3333</text:p>
          </table:table-cell>
          <table:table-cell office:value-type="float" office:value="60.1667">
            <text:p>60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4-16T13:00:00">
            <text:p>Sun Apr 16 13:00:00 2023</text:p>
          </table:table-cell>
          <table:table-cell office:value-type="float" office:value="60.06249583333334">
            <text:p>60.06249583333334</text:p>
          </table:table-cell>
          <table:table-cell office:value-type="float" office:value="59.8333">
            <text:p>59.8333</text:p>
          </table:table-cell>
          <table:table-cell office:value-type="float" office:value="58.0">
            <text:p>58.0</text:p>
          </table:table-cell>
          <table:table-cell office:value-type="float" office:value="54.1667">
            <text:p>54.1667</text:p>
          </table:table-cell>
          <table:table-cell office:value-type="float" office:value="33.1667">
            <text:p>33.1667</text:p>
          </table:table-cell>
          <table:table-cell office:value-type="float" office:value="30.6667">
            <text:p>30.6667</text:p>
          </table:table-cell>
          <table:table-cell office:value-type="float" office:value="48.3333">
            <text:p>48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16T14:00:00">
            <text:p>Sun Apr 16 14:00:00 2023</text:p>
          </table:table-cell>
          <table:table-cell office:value-type="float" office:value="60.31944166666667">
            <text:p>60.31944166666667</text:p>
          </table:table-cell>
          <table:table-cell office:value-type="float" office:value="58.6667">
            <text:p>58.6667</text:p>
          </table:table-cell>
          <table:table-cell office:value-type="float" office:value="59.8333">
            <text:p>59.8333</text:p>
          </table:table-cell>
          <table:table-cell office:value-type="float" office:value="58.0">
            <text:p>58.0</text:p>
          </table:table-cell>
          <table:table-cell office:value-type="float" office:value="54.1667">
            <text:p>54.1667</text:p>
          </table:table-cell>
          <table:table-cell office:value-type="float" office:value="33.1667">
            <text:p>33.1667</text:p>
          </table:table-cell>
          <table:table-cell office:value-type="float" office:value="30.6667">
            <text:p>30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4-16T15:00:00">
            <text:p>Sun Apr 16 15:00:00 2023</text:p>
          </table:table-cell>
          <table:table-cell office:value-type="float" office:value="60.520829166666665">
            <text:p>60.520829166666665</text:p>
          </table:table-cell>
          <table:table-cell office:value-type="float" office:value="57.1667">
            <text:p>57.1667</text:p>
          </table:table-cell>
          <table:table-cell office:value-type="float" office:value="58.6667">
            <text:p>58.6667</text:p>
          </table:table-cell>
          <table:table-cell office:value-type="float" office:value="59.8333">
            <text:p>59.8333</text:p>
          </table:table-cell>
          <table:table-cell office:value-type="float" office:value="58.0">
            <text:p>58.0</text:p>
          </table:table-cell>
          <table:table-cell office:value-type="float" office:value="54.1667">
            <text:p>54.1667</text:p>
          </table:table-cell>
          <table:table-cell office:value-type="float" office:value="33.1667">
            <text:p>33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16T16:00:00">
            <text:p>Sun Apr 16 16:00:00 2023</text:p>
          </table:table-cell>
          <table:table-cell office:value-type="float" office:value="60.69444166666667">
            <text:p>60.69444166666667</text:p>
          </table:table-cell>
          <table:table-cell office:value-type="float" office:value="57.5">
            <text:p>57.5</text:p>
          </table:table-cell>
          <table:table-cell office:value-type="float" office:value="57.1667">
            <text:p>57.1667</text:p>
          </table:table-cell>
          <table:table-cell office:value-type="float" office:value="58.6667">
            <text:p>58.6667</text:p>
          </table:table-cell>
          <table:table-cell office:value-type="float" office:value="59.8333">
            <text:p>59.8333</text:p>
          </table:table-cell>
          <table:table-cell office:value-type="float" office:value="58.0">
            <text:p>58.0</text:p>
          </table:table-cell>
          <table:table-cell office:value-type="float" office:value="54.1667">
            <text:p>54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4-16T17:00:00">
            <text:p>Sun Apr 16 17:00:00 2023</text:p>
          </table:table-cell>
          <table:table-cell office:value-type="float" office:value="60.50694166666667">
            <text:p>60.50694166666667</text:p>
          </table:table-cell>
          <table:table-cell office:value-type="float" office:value="57.0">
            <text:p>57.0</text:p>
          </table:table-cell>
          <table:table-cell office:value-type="float" office:value="57.5">
            <text:p>57.5</text:p>
          </table:table-cell>
          <table:table-cell office:value-type="float" office:value="57.1667">
            <text:p>57.1667</text:p>
          </table:table-cell>
          <table:table-cell office:value-type="float" office:value="58.6667">
            <text:p>58.6667</text:p>
          </table:table-cell>
          <table:table-cell office:value-type="float" office:value="59.8333">
            <text:p>59.8333</text:p>
          </table:table-cell>
          <table:table-cell office:value-type="float" office:value="58.0">
            <text:p>58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17T13:00:00">
            <text:p>Mon Apr 17 13:00:00 2023</text:p>
          </table:table-cell>
          <table:table-cell office:value-type="float" office:value="56.6180625">
            <text:p>56.618062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5.5">
            <text:p>45.5</text:p>
          </table:table-cell>
          <table:table-cell office:value-type="float" office:value="46.3333">
            <text:p>46.3333</text:p>
          </table:table-cell>
          <table:table-cell office:value-type="float" office:value="33.5">
            <text:p>33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17T14:00:00">
            <text:p>Mon Apr 17 14:00:00 2023</text:p>
          </table:table-cell>
          <table:table-cell office:value-type="float" office:value="57.187508333333334">
            <text:p>57.187508333333334</text:p>
          </table:table-cell>
          <table:table-cell office:value-type="float" office:value="42.0">
            <text:p>42.0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5.5">
            <text:p>45.5</text:p>
          </table:table-cell>
          <table:table-cell office:value-type="float" office:value="46.3333">
            <text:p>46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4-17T15:00:00">
            <text:p>Mon Apr 17 15:00:00 2023</text:p>
          </table:table-cell>
          <table:table-cell office:value-type="float" office:value="57.88890000000001">
            <text:p>57.88890000000001</text:p>
          </table:table-cell>
          <table:table-cell office:value-type="float" office:value="38.6667">
            <text:p>38.6667</text:p>
          </table:table-cell>
          <table:table-cell office:value-type="float" office:value="42.0">
            <text:p>42.0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5.5">
            <text:p>45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4-17T16:00:00">
            <text:p>Mon Apr 17 16:00:00 2023</text:p>
          </table:table-cell>
          <table:table-cell office:value-type="float" office:value="58.694454166666674">
            <text:p>58.694454166666674</text:p>
          </table:table-cell>
          <table:table-cell office:value-type="float" office:value="46.5">
            <text:p>46.5</text:p>
          </table:table-cell>
          <table:table-cell office:value-type="float" office:value="38.6667">
            <text:p>38.6667</text:p>
          </table:table-cell>
          <table:table-cell office:value-type="float" office:value="42.0">
            <text:p>42.0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4-18T13:00:00">
            <text:p>Tue Apr 18 13:00:00 2023</text:p>
          </table:table-cell>
          <table:table-cell office:value-type="float" office:value="63.11111250000001">
            <text:p>63.11111250000001</text:p>
          </table:table-cell>
          <table:table-cell office:value-type="float" office:value="46.3333">
            <text:p>46.3333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61.3333">
            <text:p>61.3333</text:p>
          </table:table-cell>
          <table:table-cell office:value-type="float" office:value="68.8333">
            <text:p>68.8333</text:p>
          </table:table-cell>
          <table:table-cell office:value-type="float" office:value="67.3333">
            <text:p>67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8T14:00:00">
            <text:p>Tue Apr 18 14:00:00 2023</text:p>
          </table:table-cell>
          <table:table-cell office:value-type="float" office:value="63.583333333333336">
            <text:p>63.583333333333336</text:p>
          </table:table-cell>
          <table:table-cell office:value-type="float" office:value="48.6667">
            <text:p>48.6667</text:p>
          </table:table-cell>
          <table:table-cell office:value-type="float" office:value="46.3333">
            <text:p>46.3333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61.3333">
            <text:p>61.3333</text:p>
          </table:table-cell>
          <table:table-cell office:value-type="float" office:value="68.8333">
            <text:p>68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4-18T15:00:00">
            <text:p>Tue Apr 18 15:00:00 2023</text:p>
          </table:table-cell>
          <table:table-cell office:value-type="float" office:value="64.0138875">
            <text:p>64.0138875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46.3333">
            <text:p>46.3333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61.3333">
            <text:p>61.3333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3-04-18T16:00:00">
            <text:p>Tue Apr 18 16:00:00 2023</text:p>
          </table:table-cell>
          <table:table-cell office:value-type="float" office:value="64.5138875">
            <text:p>64.5138875</text:p>
          </table:table-cell>
          <table:table-cell office:value-type="float" office:value="16.1667">
            <text:p>16.1667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46.3333">
            <text:p>46.3333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3-04-18T17:00:00">
            <text:p>Tue Apr 18 17:00:00 2023</text:p>
          </table:table-cell>
          <table:table-cell office:value-type="float" office:value="65.24999583333333">
            <text:p>65.24999583333333</text:p>
          </table:table-cell>
          <table:table-cell office:value-type="float" office:value="38.8333">
            <text:p>38.8333</text:p>
          </table:table-cell>
          <table:table-cell office:value-type="float" office:value="16.1667">
            <text:p>16.1667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46.3333">
            <text:p>46.3333</text:p>
          </table:table-cell>
          <table:table-cell office:value-type="float" office:value="28.6667">
            <text:p>28.6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4-19T13:00:00">
            <text:p>Wed Apr 19 13:00:00 2023</text:p>
          </table:table-cell>
          <table:table-cell office:value-type="float" office:value="68.86805416666665">
            <text:p>68.86805416666665</text:p>
          </table:table-cell>
          <table:table-cell office:value-type="float" office:value="62.3333">
            <text:p>62.3333</text:p>
          </table:table-cell>
          <table:table-cell office:value-type="float" office:value="66.8333">
            <text:p>66.8333</text:p>
          </table:table-cell>
          <table:table-cell office:value-type="float" office:value="56.0">
            <text:p>56.0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19T14:00:00">
            <text:p>Wed Apr 19 14:00:00 2023</text:p>
          </table:table-cell>
          <table:table-cell office:value-type="float" office:value="68.70833333333333">
            <text:p>68.70833333333333</text:p>
          </table:table-cell>
          <table:table-cell office:value-type="float" office:value="58.8333">
            <text:p>58.8333</text:p>
          </table:table-cell>
          <table:table-cell office:value-type="float" office:value="62.3333">
            <text:p>62.3333</text:p>
          </table:table-cell>
          <table:table-cell office:value-type="float" office:value="66.8333">
            <text:p>66.8333</text:p>
          </table:table-cell>
          <table:table-cell office:value-type="float" office:value="56.0">
            <text:p>56.0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9T15:00:00">
            <text:p>Wed Apr 19 15:00:00 2023</text:p>
          </table:table-cell>
          <table:table-cell office:value-type="float" office:value="68.6736125">
            <text:p>68.6736125</text:p>
          </table:table-cell>
          <table:table-cell office:value-type="float" office:value="40.1667">
            <text:p>40.1667</text:p>
          </table:table-cell>
          <table:table-cell office:value-type="float" office:value="58.8333">
            <text:p>58.8333</text:p>
          </table:table-cell>
          <table:table-cell office:value-type="float" office:value="62.3333">
            <text:p>62.3333</text:p>
          </table:table-cell>
          <table:table-cell office:value-type="float" office:value="66.8333">
            <text:p>66.8333</text:p>
          </table:table-cell>
          <table:table-cell office:value-type="float" office:value="56.0">
            <text:p>56.0</text:p>
          </table:table-cell>
          <table:table-cell office:value-type="float" office:value="51.6667">
            <text:p>51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4-19T16:00:00">
            <text:p>Wed Apr 19 16:00:00 2023</text:p>
          </table:table-cell>
          <table:table-cell office:value-type="float" office:value="68.472225">
            <text:p>68.472225</text:p>
          </table:table-cell>
          <table:table-cell office:value-type="float" office:value="19.6667">
            <text:p>19.6667</text:p>
          </table:table-cell>
          <table:table-cell office:value-type="float" office:value="40.1667">
            <text:p>40.1667</text:p>
          </table:table-cell>
          <table:table-cell office:value-type="float" office:value="58.8333">
            <text:p>58.8333</text:p>
          </table:table-cell>
          <table:table-cell office:value-type="float" office:value="62.3333">
            <text:p>62.3333</text:p>
          </table:table-cell>
          <table:table-cell office:value-type="float" office:value="66.8333">
            <text:p>66.8333</text:p>
          </table:table-cell>
          <table:table-cell office:value-type="float" office:value="56.0">
            <text:p>56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4-19T17:00:00">
            <text:p>Wed Apr 19 17:00:00 2023</text:p>
          </table:table-cell>
          <table:table-cell office:value-type="float" office:value="68.29167083333334">
            <text:p>68.29167083333334</text:p>
          </table:table-cell>
          <table:table-cell office:value-type="float" office:value="20.5">
            <text:p>20.5</text:p>
          </table:table-cell>
          <table:table-cell office:value-type="float" office:value="19.6667">
            <text:p>19.6667</text:p>
          </table:table-cell>
          <table:table-cell office:value-type="float" office:value="40.1667">
            <text:p>40.1667</text:p>
          </table:table-cell>
          <table:table-cell office:value-type="float" office:value="58.8333">
            <text:p>58.8333</text:p>
          </table:table-cell>
          <table:table-cell office:value-type="float" office:value="62.3333">
            <text:p>62.3333</text:p>
          </table:table-cell>
          <table:table-cell office:value-type="float" office:value="66.8333">
            <text:p>66.8333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3-04-19T18:00:00">
            <text:p>Wed Apr 19 18:00:00 2023</text:p>
          </table:table-cell>
          <table:table-cell office:value-type="float" office:value="68.09722500000001">
            <text:p>68.09722500000001</text:p>
          </table:table-cell>
          <table:table-cell office:value-type="float" office:value="42.0">
            <text:p>42.0</text:p>
          </table:table-cell>
          <table:table-cell office:value-type="float" office:value="20.5">
            <text:p>20.5</text:p>
          </table:table-cell>
          <table:table-cell office:value-type="float" office:value="19.6667">
            <text:p>19.6667</text:p>
          </table:table-cell>
          <table:table-cell office:value-type="float" office:value="40.1667">
            <text:p>40.1667</text:p>
          </table:table-cell>
          <table:table-cell office:value-type="float" office:value="58.8333">
            <text:p>58.8333</text:p>
          </table:table-cell>
          <table:table-cell office:value-type="float" office:value="62.3333">
            <text:p>62.3333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4-20T14:00:00">
            <text:p>Thu Apr 20 14:00:00 2023</text:p>
          </table:table-cell>
          <table:table-cell office:value-type="float" office:value="73.70137916666665">
            <text:p>73.70137916666665</text:p>
          </table:table-cell>
          <table:table-cell office:value-type="float" office:value="73.0">
            <text:p>73.0</text:p>
          </table:table-cell>
          <table:table-cell office:value-type="float" office:value="72.5">
            <text:p>72.5</text:p>
          </table:table-cell>
          <table:table-cell office:value-type="float" office:value="70.5">
            <text:p>70.5</text:p>
          </table:table-cell>
          <table:table-cell office:value-type="float" office:value="70.5">
            <text:p>70.5</text:p>
          </table:table-cell>
          <table:table-cell office:value-type="float" office:value="75.3333">
            <text:p>75.3333</text:p>
          </table:table-cell>
          <table:table-cell office:value-type="float" office:value="78.3333">
            <text:p>78.3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4-20T15:00:00">
            <text:p>Thu Apr 20 15:00:00 2023</text:p>
          </table:table-cell>
          <table:table-cell office:value-type="float" office:value="73.82637916666665">
            <text:p>73.82637916666665</text:p>
          </table:table-cell>
          <table:table-cell office:value-type="float" office:value="25.5">
            <text:p>25.5</text:p>
          </table:table-cell>
          <table:table-cell office:value-type="float" office:value="73.0">
            <text:p>73.0</text:p>
          </table:table-cell>
          <table:table-cell office:value-type="float" office:value="72.5">
            <text:p>72.5</text:p>
          </table:table-cell>
          <table:table-cell office:value-type="float" office:value="70.5">
            <text:p>70.5</text:p>
          </table:table-cell>
          <table:table-cell office:value-type="float" office:value="70.5">
            <text:p>70.5</text:p>
          </table:table-cell>
          <table:table-cell office:value-type="float" office:value="75.3333">
            <text:p>75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4-20T16:00:00">
            <text:p>Thu Apr 20 16:00:00 2023</text:p>
          </table:table-cell>
          <table:table-cell office:value-type="float" office:value="73.90276666666666">
            <text:p>73.90276666666666</text:p>
          </table:table-cell>
          <table:table-cell office:value-type="float" office:value="8.3333">
            <text:p>8.3333</text:p>
          </table:table-cell>
          <table:table-cell office:value-type="float" office:value="25.5">
            <text:p>25.5</text:p>
          </table:table-cell>
          <table:table-cell office:value-type="float" office:value="73.0">
            <text:p>73.0</text:p>
          </table:table-cell>
          <table:table-cell office:value-type="float" office:value="72.5">
            <text:p>72.5</text:p>
          </table:table-cell>
          <table:table-cell office:value-type="float" office:value="70.5">
            <text:p>70.5</text:p>
          </table:table-cell>
          <table:table-cell office:value-type="float" office:value="70.5">
            <text:p>70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4-20T17:00:00">
            <text:p>Thu Apr 20 17:00:00 2023</text:p>
          </table:table-cell>
          <table:table-cell office:value-type="float" office:value="73.69443333333332">
            <text:p>73.69443333333332</text:p>
          </table:table-cell>
          <table:table-cell office:value-type="float" office:value="27.0">
            <text:p>27.0</text:p>
          </table:table-cell>
          <table:table-cell office:value-type="float" office:value="8.3333">
            <text:p>8.3333</text:p>
          </table:table-cell>
          <table:table-cell office:value-type="float" office:value="25.5">
            <text:p>25.5</text:p>
          </table:table-cell>
          <table:table-cell office:value-type="float" office:value="73.0">
            <text:p>73.0</text:p>
          </table:table-cell>
          <table:table-cell office:value-type="float" office:value="72.5">
            <text:p>72.5</text:p>
          </table:table-cell>
          <table:table-cell office:value-type="float" office:value="70.5">
            <text:p>70.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4-20T18:00:00">
            <text:p>Thu Apr 20 18:00:00 2023</text:p>
          </table:table-cell>
          <table:table-cell office:value-type="float" office:value="73.36804583333333">
            <text:p>73.36804583333333</text:p>
          </table:table-cell>
          <table:table-cell office:value-type="float" office:value="41.0">
            <text:p>41.0</text:p>
          </table:table-cell>
          <table:table-cell office:value-type="float" office:value="27.0">
            <text:p>27.0</text:p>
          </table:table-cell>
          <table:table-cell office:value-type="float" office:value="8.3333">
            <text:p>8.3333</text:p>
          </table:table-cell>
          <table:table-cell office:value-type="float" office:value="25.5">
            <text:p>25.5</text:p>
          </table:table-cell>
          <table:table-cell office:value-type="float" office:value="73.0">
            <text:p>73.0</text:p>
          </table:table-cell>
          <table:table-cell office:value-type="float" office:value="72.5">
            <text:p>72.5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4-20T19:00:00">
            <text:p>Thu Apr 20 19:00:00 2023</text:p>
          </table:table-cell>
          <table:table-cell office:value-type="float" office:value="72.87499166666666">
            <text:p>72.87499166666666</text:p>
          </table:table-cell>
          <table:table-cell office:value-type="float" office:value="70.3333">
            <text:p>70.3333</text:p>
          </table:table-cell>
          <table:table-cell office:value-type="float" office:value="41.0">
            <text:p>41.0</text:p>
          </table:table-cell>
          <table:table-cell office:value-type="float" office:value="27.0">
            <text:p>27.0</text:p>
          </table:table-cell>
          <table:table-cell office:value-type="float" office:value="8.3333">
            <text:p>8.3333</text:p>
          </table:table-cell>
          <table:table-cell office:value-type="float" office:value="25.5">
            <text:p>25.5</text:p>
          </table:table-cell>
          <table:table-cell office:value-type="float" office:value="73.0">
            <text:p>73.0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4-21T12:00:00">
            <text:p>Fri Apr 21 12:00:00 2023</text:p>
          </table:table-cell>
          <table:table-cell office:value-type="float" office:value="63.34722083333333">
            <text:p>63.34722083333333</text:p>
          </table:table-cell>
          <table:table-cell office:value-type="float" office:value="47.5">
            <text:p>47.5</text:p>
          </table:table-cell>
          <table:table-cell office:value-type="float" office:value="44.8333">
            <text:p>44.8333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9.6667">
            <text:p>49.6667</text:p>
          </table:table-cell>
          <table:table-cell office:value-type="float" office:value="51.0">
            <text:p>51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1T13:00:00">
            <text:p>Fri Apr 21 13:00:00 2023</text:p>
          </table:table-cell>
          <table:table-cell office:value-type="float" office:value="62.8888875">
            <text:p>62.8888875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4.8333">
            <text:p>44.8333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9.6667">
            <text:p>49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21T14:00:00">
            <text:p>Fri Apr 21 14:00:00 2023</text:p>
          </table:table-cell>
          <table:table-cell office:value-type="float" office:value="62.2013875">
            <text:p>62.2013875</text:p>
          </table:table-cell>
          <table:table-cell office:value-type="float" office:value="31.1667">
            <text:p>31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4.8333">
            <text:p>44.8333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21T15:00:00">
            <text:p>Fri Apr 21 15:00:00 2023</text:p>
          </table:table-cell>
          <table:table-cell office:value-type="float" office:value="61.2013875">
            <text:p>61.2013875</text:p>
          </table:table-cell>
          <table:table-cell office:value-type="float" office:value="27.8333">
            <text:p>27.8333</text:p>
          </table:table-cell>
          <table:table-cell office:value-type="float" office:value="31.1667">
            <text:p>31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4.8333">
            <text:p>44.8333</text:p>
          </table:table-cell>
          <table:table-cell office:value-type="float" office:value="41.0">
            <text:p>41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4-21T16:00:00">
            <text:p>Fri Apr 21 16:00:00 2023</text:p>
          </table:table-cell>
          <table:table-cell office:value-type="float" office:value="60.3263875">
            <text:p>60.3263875</text:p>
          </table:table-cell>
          <table:table-cell office:value-type="float" office:value="25.1667">
            <text:p>25.1667</text:p>
          </table:table-cell>
          <table:table-cell office:value-type="float" office:value="27.8333">
            <text:p>27.8333</text:p>
          </table:table-cell>
          <table:table-cell office:value-type="float" office:value="31.1667">
            <text:p>31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4.8333">
            <text:p>44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21T17:00:00">
            <text:p>Fri Apr 21 17:00:00 2023</text:p>
          </table:table-cell>
          <table:table-cell office:value-type="float" office:value="59.423608333333334">
            <text:p>59.423608333333334</text:p>
          </table:table-cell>
          <table:table-cell office:value-type="float" office:value="29.0">
            <text:p>29.0</text:p>
          </table:table-cell>
          <table:table-cell office:value-type="float" office:value="25.1667">
            <text:p>25.1667</text:p>
          </table:table-cell>
          <table:table-cell office:value-type="float" office:value="27.8333">
            <text:p>27.8333</text:p>
          </table:table-cell>
          <table:table-cell office:value-type="float" office:value="31.1667">
            <text:p>31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21T18:00:00">
            <text:p>Fri Apr 21 18:00:00 2023</text:p>
          </table:table-cell>
          <table:table-cell office:value-type="float" office:value="58.43749583333334">
            <text:p>58.43749583333334</text:p>
          </table:table-cell>
          <table:table-cell office:value-type="float" office:value="57.6667">
            <text:p>57.6667</text:p>
          </table:table-cell>
          <table:table-cell office:value-type="float" office:value="29.0">
            <text:p>29.0</text:p>
          </table:table-cell>
          <table:table-cell office:value-type="float" office:value="25.1667">
            <text:p>25.1667</text:p>
          </table:table-cell>
          <table:table-cell office:value-type="float" office:value="27.8333">
            <text:p>27.8333</text:p>
          </table:table-cell>
          <table:table-cell office:value-type="float" office:value="31.1667">
            <text:p>31.1667</text:p>
          </table:table-cell>
          <table:table-cell office:value-type="float" office:value="43.3333">
            <text:p>43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22T12:00:00">
            <text:p>Sat Apr 22 12:00:00 2023</text:p>
          </table:table-cell>
          <table:table-cell office:value-type="float" office:value="54.80555416666667">
            <text:p>54.80555416666667</text:p>
          </table:table-cell>
          <table:table-cell office:value-type="float" office:value="43.5">
            <text:p>43.5</text:p>
          </table:table-cell>
          <table:table-cell office:value-type="float" office:value="44.6667">
            <text:p>44.6667</text:p>
          </table:table-cell>
          <table:table-cell office:value-type="float" office:value="42.6667">
            <text:p>42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1667">
            <text:p>49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4-22T13:00:00">
            <text:p>Sat Apr 22 13:00:00 2023</text:p>
          </table:table-cell>
          <table:table-cell office:value-type="float" office:value="54.72222083333333">
            <text:p>54.72222083333333</text:p>
          </table:table-cell>
          <table:table-cell office:value-type="float" office:value="41.5">
            <text:p>41.5</text:p>
          </table:table-cell>
          <table:table-cell office:value-type="float" office:value="43.5">
            <text:p>43.5</text:p>
          </table:table-cell>
          <table:table-cell office:value-type="float" office:value="44.6667">
            <text:p>44.6667</text:p>
          </table:table-cell>
          <table:table-cell office:value-type="float" office:value="42.6667">
            <text:p>42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2T14:00:00">
            <text:p>Sat Apr 22 14:00:00 2023</text:p>
          </table:table-cell>
          <table:table-cell office:value-type="float" office:value="54.53472083333333">
            <text:p>54.53472083333333</text:p>
          </table:table-cell>
          <table:table-cell office:value-type="float" office:value="38.3333">
            <text:p>38.3333</text:p>
          </table:table-cell>
          <table:table-cell office:value-type="float" office:value="41.5">
            <text:p>41.5</text:p>
          </table:table-cell>
          <table:table-cell office:value-type="float" office:value="43.5">
            <text:p>43.5</text:p>
          </table:table-cell>
          <table:table-cell office:value-type="float" office:value="44.6667">
            <text:p>44.6667</text:p>
          </table:table-cell>
          <table:table-cell office:value-type="float" office:value="42.6667">
            <text:p>42.6667</text:p>
          </table:table-cell>
          <table:table-cell office:value-type="float" office:value="40.1667">
            <text:p>40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22T15:00:00">
            <text:p>Sat Apr 22 15:00:00 2023</text:p>
          </table:table-cell>
          <table:table-cell office:value-type="float" office:value="54.7916625">
            <text:p>54.7916625</text:p>
          </table:table-cell>
          <table:table-cell office:value-type="float" office:value="29.8333">
            <text:p>29.8333</text:p>
          </table:table-cell>
          <table:table-cell office:value-type="float" office:value="38.3333">
            <text:p>38.3333</text:p>
          </table:table-cell>
          <table:table-cell office:value-type="float" office:value="41.5">
            <text:p>41.5</text:p>
          </table:table-cell>
          <table:table-cell office:value-type="float" office:value="43.5">
            <text:p>43.5</text:p>
          </table:table-cell>
          <table:table-cell office:value-type="float" office:value="44.6667">
            <text:p>44.6667</text:p>
          </table:table-cell>
          <table:table-cell office:value-type="float" office:value="42.6667">
            <text:p>42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4-22T16:00:00">
            <text:p>Sat Apr 22 16:00:00 2023</text:p>
          </table:table-cell>
          <table:table-cell office:value-type="float" office:value="55.298608333333334">
            <text:p>55.298608333333334</text:p>
          </table:table-cell>
          <table:table-cell office:value-type="float" office:value="32.0">
            <text:p>32.0</text:p>
          </table:table-cell>
          <table:table-cell office:value-type="float" office:value="29.8333">
            <text:p>29.8333</text:p>
          </table:table-cell>
          <table:table-cell office:value-type="float" office:value="38.3333">
            <text:p>38.3333</text:p>
          </table:table-cell>
          <table:table-cell office:value-type="float" office:value="41.5">
            <text:p>41.5</text:p>
          </table:table-cell>
          <table:table-cell office:value-type="float" office:value="43.5">
            <text:p>43.5</text:p>
          </table:table-cell>
          <table:table-cell office:value-type="float" office:value="44.6667">
            <text:p>44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2T17:00:00">
            <text:p>Sat Apr 22 17:00:00 2023</text:p>
          </table:table-cell>
          <table:table-cell office:value-type="float" office:value="56.03472083333333">
            <text:p>56.03472083333333</text:p>
          </table:table-cell>
          <table:table-cell office:value-type="float" office:value="41.0">
            <text:p>41.0</text:p>
          </table:table-cell>
          <table:table-cell office:value-type="float" office:value="32.0">
            <text:p>32.0</text:p>
          </table:table-cell>
          <table:table-cell office:value-type="float" office:value="29.8333">
            <text:p>29.8333</text:p>
          </table:table-cell>
          <table:table-cell office:value-type="float" office:value="38.3333">
            <text:p>38.3333</text:p>
          </table:table-cell>
          <table:table-cell office:value-type="float" office:value="41.5">
            <text:p>41.5</text:p>
          </table:table-cell>
          <table:table-cell office:value-type="float" office:value="43.5">
            <text:p>43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4-23T13:00:00">
            <text:p>Sun Apr 23 13:00:00 2023</text:p>
          </table:table-cell>
          <table:table-cell office:value-type="float" office:value="57.24305833333333">
            <text:p>57.24305833333333</text:p>
          </table:table-cell>
          <table:table-cell office:value-type="float" office:value="24.5">
            <text:p>24.5</text:p>
          </table:table-cell>
          <table:table-cell office:value-type="float" office:value="30.0">
            <text:p>30.0</text:p>
          </table:table-cell>
          <table:table-cell office:value-type="float" office:value="37.3333">
            <text:p>37.333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53.8333">
            <text:p>53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4-23T14:00:00">
            <text:p>Sun Apr 23 14:00:00 2023</text:p>
          </table:table-cell>
          <table:table-cell office:value-type="float" office:value="57.909725">
            <text:p>57.909725</text:p>
          </table:table-cell>
          <table:table-cell office:value-type="float" office:value="5.0">
            <text:p>5.0</text:p>
          </table:table-cell>
          <table:table-cell office:value-type="float" office:value="24.5">
            <text:p>24.5</text:p>
          </table:table-cell>
          <table:table-cell office:value-type="float" office:value="30.0">
            <text:p>30.0</text:p>
          </table:table-cell>
          <table:table-cell office:value-type="float" office:value="37.3333">
            <text:p>37.333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23T15:00:00">
            <text:p>Sun Apr 23 15:00:00 2023</text:p>
          </table:table-cell>
          <table:table-cell office:value-type="float" office:value="58.29861666666667">
            <text:p>58.29861666666667</text:p>
          </table:table-cell>
          <table:table-cell office:value-type="float" office:value="7.5">
            <text:p>7.5</text:p>
          </table:table-cell>
          <table:table-cell office:value-type="float" office:value="5.0">
            <text:p>5.0</text:p>
          </table:table-cell>
          <table:table-cell office:value-type="float" office:value="24.5">
            <text:p>24.5</text:p>
          </table:table-cell>
          <table:table-cell office:value-type="float" office:value="30.0">
            <text:p>30.0</text:p>
          </table:table-cell>
          <table:table-cell office:value-type="float" office:value="37.3333">
            <text:p>37.3333</text:p>
          </table:table-cell>
          <table:table-cell office:value-type="float" office:value="38.1667">
            <text:p>38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3T16:00:00">
            <text:p>Sun Apr 23 16:00:00 2023</text:p>
          </table:table-cell>
          <table:table-cell office:value-type="float" office:value="58.222225">
            <text:p>58.222225</text:p>
          </table:table-cell>
          <table:table-cell office:value-type="float" office:value="26.6667">
            <text:p>26.6667</text:p>
          </table:table-cell>
          <table:table-cell office:value-type="float" office:value="7.5">
            <text:p>7.5</text:p>
          </table:table-cell>
          <table:table-cell office:value-type="float" office:value="5.0">
            <text:p>5.0</text:p>
          </table:table-cell>
          <table:table-cell office:value-type="float" office:value="24.5">
            <text:p>24.5</text:p>
          </table:table-cell>
          <table:table-cell office:value-type="float" office:value="30.0">
            <text:p>30.0</text:p>
          </table:table-cell>
          <table:table-cell office:value-type="float" office:value="37.3333">
            <text:p>37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23T17:00:00">
            <text:p>Sun Apr 23 17:00:00 2023</text:p>
          </table:table-cell>
          <table:table-cell office:value-type="float" office:value="58.0486125">
            <text:p>58.0486125</text:p>
          </table:table-cell>
          <table:table-cell office:value-type="float" office:value="45.5">
            <text:p>45.5</text:p>
          </table:table-cell>
          <table:table-cell office:value-type="float" office:value="26.6667">
            <text:p>26.6667</text:p>
          </table:table-cell>
          <table:table-cell office:value-type="float" office:value="7.5">
            <text:p>7.5</text:p>
          </table:table-cell>
          <table:table-cell office:value-type="float" office:value="5.0">
            <text:p>5.0</text:p>
          </table:table-cell>
          <table:table-cell office:value-type="float" office:value="24.5">
            <text:p>24.5</text:p>
          </table:table-cell>
          <table:table-cell office:value-type="float" office:value="30.0">
            <text:p>30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4-24T13:00:00">
            <text:p>Mon Apr 24 13:00:00 2023</text:p>
          </table:table-cell>
          <table:table-cell office:value-type="float" office:value="56.895825">
            <text:p>56.895825</text:p>
          </table:table-cell>
          <table:table-cell office:value-type="float" office:value="32.8333">
            <text:p>32.8333</text:p>
          </table:table-cell>
          <table:table-cell office:value-type="float" office:value="23.5">
            <text:p>23.5</text:p>
          </table:table-cell>
          <table:table-cell office:value-type="float" office:value="30.3333">
            <text:p>30.3333</text:p>
          </table:table-cell>
          <table:table-cell office:value-type="float" office:value="48.6667">
            <text:p>48.6667</text:p>
          </table:table-cell>
          <table:table-cell office:value-type="float" office:value="57.3333">
            <text:p>57.3333</text:p>
          </table:table-cell>
          <table:table-cell office:value-type="float" office:value="34.0">
            <text:p>34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24T14:00:00">
            <text:p>Mon Apr 24 14:00:00 2023</text:p>
          </table:table-cell>
          <table:table-cell office:value-type="float" office:value="56.36110416666667">
            <text:p>56.36110416666667</text:p>
          </table:table-cell>
          <table:table-cell office:value-type="float" office:value="32.0">
            <text:p>32.0</text:p>
          </table:table-cell>
          <table:table-cell office:value-type="float" office:value="32.8333">
            <text:p>32.8333</text:p>
          </table:table-cell>
          <table:table-cell office:value-type="float" office:value="23.5">
            <text:p>23.5</text:p>
          </table:table-cell>
          <table:table-cell office:value-type="float" office:value="30.3333">
            <text:p>30.3333</text:p>
          </table:table-cell>
          <table:table-cell office:value-type="float" office:value="48.6667">
            <text:p>48.6667</text:p>
          </table:table-cell>
          <table:table-cell office:value-type="float" office:value="57.3333">
            <text:p>57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24T15:00:00">
            <text:p>Mon Apr 24 15:00:00 2023</text:p>
          </table:table-cell>
          <table:table-cell office:value-type="float" office:value="56.083325">
            <text:p>56.083325</text:p>
          </table:table-cell>
          <table:table-cell office:value-type="float" office:value="15.5">
            <text:p>15.5</text:p>
          </table:table-cell>
          <table:table-cell office:value-type="float" office:value="32.0">
            <text:p>32.0</text:p>
          </table:table-cell>
          <table:table-cell office:value-type="float" office:value="32.8333">
            <text:p>32.8333</text:p>
          </table:table-cell>
          <table:table-cell office:value-type="float" office:value="23.5">
            <text:p>23.5</text:p>
          </table:table-cell>
          <table:table-cell office:value-type="float" office:value="30.3333">
            <text:p>30.3333</text:p>
          </table:table-cell>
          <table:table-cell office:value-type="float" office:value="48.6667">
            <text:p>48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24T16:00:00">
            <text:p>Mon Apr 24 16:00:00 2023</text:p>
          </table:table-cell>
          <table:table-cell office:value-type="float" office:value="56.055550000000004">
            <text:p>56.055550000000004</text:p>
          </table:table-cell>
          <table:table-cell office:value-type="float" office:value="23.3333">
            <text:p>23.3333</text:p>
          </table:table-cell>
          <table:table-cell office:value-type="float" office:value="15.5">
            <text:p>15.5</text:p>
          </table:table-cell>
          <table:table-cell office:value-type="float" office:value="32.0">
            <text:p>32.0</text:p>
          </table:table-cell>
          <table:table-cell office:value-type="float" office:value="32.8333">
            <text:p>32.8333</text:p>
          </table:table-cell>
          <table:table-cell office:value-type="float" office:value="23.5">
            <text:p>23.5</text:p>
          </table:table-cell>
          <table:table-cell office:value-type="float" office:value="30.3333">
            <text:p>30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4-24T17:00:00">
            <text:p>Mon Apr 24 17:00:00 2023</text:p>
          </table:table-cell>
          <table:table-cell office:value-type="float" office:value="55.95138333333333">
            <text:p>55.95138333333333</text:p>
          </table:table-cell>
          <table:table-cell office:value-type="float" office:value="30.0">
            <text:p>30.0</text:p>
          </table:table-cell>
          <table:table-cell office:value-type="float" office:value="23.3333">
            <text:p>23.3333</text:p>
          </table:table-cell>
          <table:table-cell office:value-type="float" office:value="15.5">
            <text:p>15.5</text:p>
          </table:table-cell>
          <table:table-cell office:value-type="float" office:value="32.0">
            <text:p>32.0</text:p>
          </table:table-cell>
          <table:table-cell office:value-type="float" office:value="32.8333">
            <text:p>32.8333</text:p>
          </table:table-cell>
          <table:table-cell office:value-type="float" office:value="23.5">
            <text:p>23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24T18:00:00">
            <text:p>Mon Apr 24 18:00:00 2023</text:p>
          </table:table-cell>
          <table:table-cell office:value-type="float" office:value="55.965270833333335">
            <text:p>55.965270833333335</text:p>
          </table:table-cell>
          <table:table-cell office:value-type="float" office:value="41.5">
            <text:p>41.5</text:p>
          </table:table-cell>
          <table:table-cell office:value-type="float" office:value="30.0">
            <text:p>30.0</text:p>
          </table:table-cell>
          <table:table-cell office:value-type="float" office:value="23.3333">
            <text:p>23.3333</text:p>
          </table:table-cell>
          <table:table-cell office:value-type="float" office:value="15.5">
            <text:p>15.5</text:p>
          </table:table-cell>
          <table:table-cell office:value-type="float" office:value="32.0">
            <text:p>32.0</text:p>
          </table:table-cell>
          <table:table-cell office:value-type="float" office:value="32.8333">
            <text:p>32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25T13:00:00">
            <text:p>Tue Apr 25 13:00:00 2023</text:p>
          </table:table-cell>
          <table:table-cell office:value-type="float" office:value="45.32916666666666">
            <text:p>45.32916666666666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19.6667">
            <text:p>19.6667</text:p>
          </table:table-cell>
          <table:table-cell office:value-type="float" office:value="26.4">
            <text:p>26.4</text:p>
          </table:table-cell>
          <table:table-cell office:value-type="float" office:value="28.1667">
            <text:p>28.1667</text:p>
          </table:table-cell>
          <table:table-cell office:value-type="float" office:value="33.3333">
            <text:p>33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25T14:00:00">
            <text:p>Tue Apr 25 14:00:00 2023</text:p>
          </table:table-cell>
          <table:table-cell office:value-type="float" office:value="45.225">
            <text:p>45.225</text:p>
          </table:table-cell>
          <table:table-cell office:value-type="float" office:value="0.5">
            <text:p>0.5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19.6667">
            <text:p>19.6667</text:p>
          </table:table-cell>
          <table:table-cell office:value-type="float" office:value="26.4">
            <text:p>26.4</text:p>
          </table:table-cell>
          <table:table-cell office:value-type="float" office:value="28.1667">
            <text:p>28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5T15:00:00">
            <text:p>Tue Apr 25 15:00:00 2023</text:p>
          </table:table-cell>
          <table:table-cell office:value-type="float" office:value="45.0375">
            <text:p>45.0375</text:p>
          </table:table-cell>
          <table:table-cell office:value-type="float" office:value="0.1667">
            <text:p>0.1667</text:p>
          </table:table-cell>
          <table:table-cell office:value-type="float" office:value="0.5">
            <text:p>0.5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19.6667">
            <text:p>19.6667</text:p>
          </table:table-cell>
          <table:table-cell office:value-type="float" office:value="26.4">
            <text:p>26.4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25T16:00:00">
            <text:p>Tue Apr 25 16:00:00 2023</text:p>
          </table:table-cell>
          <table:table-cell office:value-type="float" office:value="44.975">
            <text:p>44.975</text:p>
          </table:table-cell>
          <table:table-cell office:value-type="float" office:value="3.3333">
            <text:p>3.3333</text:p>
          </table:table-cell>
          <table:table-cell office:value-type="float" office:value="0.1667">
            <text:p>0.1667</text:p>
          </table:table-cell>
          <table:table-cell office:value-type="float" office:value="0.5">
            <text:p>0.5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19.6667">
            <text:p>19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4-25T17:00:00">
            <text:p>Tue Apr 25 17:00:00 2023</text:p>
          </table:table-cell>
          <table:table-cell office:value-type="float" office:value="45.14166666666667">
            <text:p>45.14166666666667</text:p>
          </table:table-cell>
          <table:table-cell office:value-type="float" office:value="15.1667">
            <text:p>15.1667</text:p>
          </table:table-cell>
          <table:table-cell office:value-type="float" office:value="3.3333">
            <text:p>3.3333</text:p>
          </table:table-cell>
          <table:table-cell office:value-type="float" office:value="0.1667">
            <text:p>0.1667</text:p>
          </table:table-cell>
          <table:table-cell office:value-type="float" office:value="0.5">
            <text:p>0.5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4-25T18:00:00">
            <text:p>Tue Apr 25 18:00:00 2023</text:p>
          </table:table-cell>
          <table:table-cell office:value-type="float" office:value="44.99583333333334">
            <text:p>44.99583333333334</text:p>
          </table:table-cell>
          <table:table-cell office:value-type="float" office:value="30.3333">
            <text:p>30.3333</text:p>
          </table:table-cell>
          <table:table-cell office:value-type="float" office:value="15.1667">
            <text:p>15.1667</text:p>
          </table:table-cell>
          <table:table-cell office:value-type="float" office:value="3.3333">
            <text:p>3.3333</text:p>
          </table:table-cell>
          <table:table-cell office:value-type="float" office:value="0.1667">
            <text:p>0.1667</text:p>
          </table:table-cell>
          <table:table-cell office:value-type="float" office:value="0.5">
            <text:p>0.5</text:p>
          </table:table-cell>
          <table:table-cell office:value-type="float" office:value="2.3333">
            <text:p>2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4-26T13:00:00">
            <text:p>Wed Apr 26 13:00:00 2023</text:p>
          </table:table-cell>
          <table:table-cell office:value-type="float" office:value="44.1319375">
            <text:p>44.1319375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6667">
            <text:p>1.6667</text:p>
          </table:table-cell>
          <table:table-cell office:value-type="float" office:value="4.3333">
            <text:p>4.3333</text:p>
          </table:table-cell>
          <table:table-cell office:value-type="float" office:value="17.3333">
            <text:p>17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26T14:00:00">
            <text:p>Wed Apr 26 14:00:00 2023</text:p>
          </table:table-cell>
          <table:table-cell office:value-type="float" office:value="44.124991666666666">
            <text:p>44.124991666666666</text:p>
          </table:table-cell>
          <table:table-cell office:value-type="float" office:value="29.8333">
            <text:p>29.833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6667">
            <text:p>1.6667</text:p>
          </table:table-cell>
          <table:table-cell office:value-type="float" office:value="4.3333">
            <text:p>4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26T15:00:00">
            <text:p>Wed Apr 26 15:00:00 2023</text:p>
          </table:table-cell>
          <table:table-cell office:value-type="float" office:value="44.30554583333333">
            <text:p>44.30554583333333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6667">
            <text:p>1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26T16:00:00">
            <text:p>Wed Apr 26 16:00:00 2023</text:p>
          </table:table-cell>
          <table:table-cell office:value-type="float" office:value="44.6249875">
            <text:p>44.6249875</text:p>
          </table:table-cell>
          <table:table-cell office:value-type="float" office:value="12.5">
            <text:p>12.5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4-26T17:00:00">
            <text:p>Wed Apr 26 17:00:00 2023</text:p>
          </table:table-cell>
          <table:table-cell office:value-type="float" office:value="44.95137916666667">
            <text:p>44.95137916666667</text:p>
          </table:table-cell>
          <table:table-cell office:value-type="float" office:value="23.8333">
            <text:p>23.8333</text:p>
          </table:table-cell>
          <table:table-cell office:value-type="float" office:value="12.5">
            <text:p>12.5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7T14:00:00">
            <text:p>Thu Apr 27 14:00:00 2023</text:p>
          </table:table-cell>
          <table:table-cell office:value-type="float" office:value="53.270829166666665">
            <text:p>53.270829166666665</text:p>
          </table:table-cell>
          <table:table-cell office:value-type="float" office:value="8.3333">
            <text:p>8.3333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6.3333">
            <text:p>36.3333</text:p>
          </table:table-cell>
          <table:table-cell office:value-type="float" office:value="47.5">
            <text:p>47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4-27T15:00:00">
            <text:p>Thu Apr 27 15:00:00 2023</text:p>
          </table:table-cell>
          <table:table-cell office:value-type="float" office:value="54.180550000000004">
            <text:p>54.180550000000004</text:p>
          </table:table-cell>
          <table:table-cell office:value-type="float" office:value="0.3333">
            <text:p>0.3333</text:p>
          </table:table-cell>
          <table:table-cell office:value-type="float" office:value="8.3333">
            <text:p>8.3333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6.3333">
            <text:p>36.3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4-27T16:00:00">
            <text:p>Thu Apr 27 16:00:00 2023</text:p>
          </table:table-cell>
          <table:table-cell office:value-type="float" office:value="54.4791625">
            <text:p>54.4791625</text:p>
          </table:table-cell>
          <table:table-cell office:value-type="float" office:value="0.5">
            <text:p>0.5</text:p>
          </table:table-cell>
          <table:table-cell office:value-type="float" office:value="0.3333">
            <text:p>0.3333</text:p>
          </table:table-cell>
          <table:table-cell office:value-type="float" office:value="8.3333">
            <text:p>8.3333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4-27T17:00:00">
            <text:p>Thu Apr 27 17:00:00 2023</text:p>
          </table:table-cell>
          <table:table-cell office:value-type="float" office:value="54.236108333333334">
            <text:p>54.236108333333334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0.3333">
            <text:p>0.3333</text:p>
          </table:table-cell>
          <table:table-cell office:value-type="float" office:value="8.3333">
            <text:p>8.3333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4-27T18:00:00">
            <text:p>Thu Apr 27 18:00:00 2023</text:p>
          </table:table-cell>
          <table:table-cell office:value-type="float" office:value="53.70138333333333">
            <text:p>53.70138333333333</text:p>
          </table:table-cell>
          <table:table-cell office:value-type="float" office:value="33.1667">
            <text:p>33.1667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0.3333">
            <text:p>0.3333</text:p>
          </table:table-cell>
          <table:table-cell office:value-type="float" office:value="8.3333">
            <text:p>8.3333</text:p>
          </table:table-cell>
          <table:table-cell office:value-type="float" office:value="17.8333">
            <text:p>17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4-28T13:00:00">
            <text:p>Fri Apr 28 13:00:00 2023</text:p>
          </table:table-cell>
          <table:table-cell office:value-type="float" office:value="49.03472083333333">
            <text:p>49.03472083333333</text:p>
          </table:table-cell>
          <table:table-cell office:value-type="float" office:value="14.6667">
            <text:p>14.6667</text:p>
          </table:table-cell>
          <table:table-cell office:value-type="float" office:value="27.8333">
            <text:p>27.8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4-28T14:00:00">
            <text:p>Fri Apr 28 14:00:00 2023</text:p>
          </table:table-cell>
          <table:table-cell office:value-type="float" office:value="49.46527916666667">
            <text:p>49.46527916666667</text:p>
          </table:table-cell>
          <table:table-cell office:value-type="float" office:value="2.6667">
            <text:p>2.6667</text:p>
          </table:table-cell>
          <table:table-cell office:value-type="float" office:value="14.6667">
            <text:p>14.6667</text:p>
          </table:table-cell>
          <table:table-cell office:value-type="float" office:value="27.8333">
            <text:p>27.8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4-28T15:00:00">
            <text:p>Fri Apr 28 15:00:00 2023</text:p>
          </table:table-cell>
          <table:table-cell office:value-type="float" office:value="49.2083375">
            <text:p>49.2083375</text:p>
          </table:table-cell>
          <table:table-cell office:value-type="float" office:value="4.5">
            <text:p>4.5</text:p>
          </table:table-cell>
          <table:table-cell office:value-type="float" office:value="2.6667">
            <text:p>2.6667</text:p>
          </table:table-cell>
          <table:table-cell office:value-type="float" office:value="14.6667">
            <text:p>14.6667</text:p>
          </table:table-cell>
          <table:table-cell office:value-type="float" office:value="27.8333">
            <text:p>27.8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4-28T16:00:00">
            <text:p>Fri Apr 28 16:00:00 2023</text:p>
          </table:table-cell>
          <table:table-cell office:value-type="float" office:value="48.888891666666666">
            <text:p>48.888891666666666</text:p>
          </table:table-cell>
          <table:table-cell office:value-type="float" office:value="1.8333">
            <text:p>1.8333</text:p>
          </table:table-cell>
          <table:table-cell office:value-type="float" office:value="4.5">
            <text:p>4.5</text:p>
          </table:table-cell>
          <table:table-cell office:value-type="float" office:value="2.6667">
            <text:p>2.6667</text:p>
          </table:table-cell>
          <table:table-cell office:value-type="float" office:value="14.6667">
            <text:p>14.6667</text:p>
          </table:table-cell>
          <table:table-cell office:value-type="float" office:value="27.8333">
            <text:p>27.8333</text:p>
          </table:table-cell>
          <table:table-cell office:value-type="float" office:value="20.8333">
            <text:p>20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4-28T17:00:00">
            <text:p>Fri Apr 28 17:00:00 2023</text:p>
          </table:table-cell>
          <table:table-cell office:value-type="float" office:value="49.1111125">
            <text:p>49.1111125</text:p>
          </table:table-cell>
          <table:table-cell office:value-type="float" office:value="6.1667">
            <text:p>6.1667</text:p>
          </table:table-cell>
          <table:table-cell office:value-type="float" office:value="1.8333">
            <text:p>1.8333</text:p>
          </table:table-cell>
          <table:table-cell office:value-type="float" office:value="4.5">
            <text:p>4.5</text:p>
          </table:table-cell>
          <table:table-cell office:value-type="float" office:value="2.6667">
            <text:p>2.6667</text:p>
          </table:table-cell>
          <table:table-cell office:value-type="float" office:value="14.6667">
            <text:p>14.6667</text:p>
          </table:table-cell>
          <table:table-cell office:value-type="float" office:value="27.8333">
            <text:p>27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4-29T14:00:00">
            <text:p>Sat Apr 29 14:00:00 2023</text:p>
          </table:table-cell>
          <table:table-cell office:value-type="float" office:value="65.09028333333333">
            <text:p>65.09028333333333</text:p>
          </table:table-cell>
          <table:table-cell office:value-type="float" office:value="43.6667">
            <text:p>43.6667</text:p>
          </table:table-cell>
          <table:table-cell office:value-type="float" office:value="45.0">
            <text:p>45.0</text:p>
          </table:table-cell>
          <table:table-cell office:value-type="float" office:value="50.6667">
            <text:p>50.6667</text:p>
          </table:table-cell>
          <table:table-cell office:value-type="float" office:value="56.5">
            <text:p>56.5</text:p>
          </table:table-cell>
          <table:table-cell office:value-type="float" office:value="59.1667">
            <text:p>59.1667</text:p>
          </table:table-cell>
          <table:table-cell office:value-type="float" office:value="73.1667">
            <text:p>73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29T15:00:00">
            <text:p>Sat Apr 29 15:00:00 2023</text:p>
          </table:table-cell>
          <table:table-cell office:value-type="float" office:value="64.02778333333333">
            <text:p>64.02778333333333</text:p>
          </table:table-cell>
          <table:table-cell office:value-type="float" office:value="37.0">
            <text:p>37.0</text:p>
          </table:table-cell>
          <table:table-cell office:value-type="float" office:value="43.6667">
            <text:p>43.6667</text:p>
          </table:table-cell>
          <table:table-cell office:value-type="float" office:value="45.0">
            <text:p>45.0</text:p>
          </table:table-cell>
          <table:table-cell office:value-type="float" office:value="50.6667">
            <text:p>50.6667</text:p>
          </table:table-cell>
          <table:table-cell office:value-type="float" office:value="56.5">
            <text:p>56.5</text:p>
          </table:table-cell>
          <table:table-cell office:value-type="float" office:value="59.1667">
            <text:p>59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29T16:00:00">
            <text:p>Sat Apr 29 16:00:00 2023</text:p>
          </table:table-cell>
          <table:table-cell office:value-type="float" office:value="62.756949999999996">
            <text:p>62.756949999999996</text:p>
          </table:table-cell>
          <table:table-cell office:value-type="float" office:value="32.5">
            <text:p>32.5</text:p>
          </table:table-cell>
          <table:table-cell office:value-type="float" office:value="37.0">
            <text:p>37.0</text:p>
          </table:table-cell>
          <table:table-cell office:value-type="float" office:value="43.6667">
            <text:p>43.6667</text:p>
          </table:table-cell>
          <table:table-cell office:value-type="float" office:value="45.0">
            <text:p>45.0</text:p>
          </table:table-cell>
          <table:table-cell office:value-type="float" office:value="50.6667">
            <text:p>50.6667</text:p>
          </table:table-cell>
          <table:table-cell office:value-type="float" office:value="56.5">
            <text:p>56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4-29T17:00:00">
            <text:p>Sat Apr 29 17:00:00 2023</text:p>
          </table:table-cell>
          <table:table-cell office:value-type="float" office:value="61.07639583333333">
            <text:p>61.07639583333333</text:p>
          </table:table-cell>
          <table:table-cell office:value-type="float" office:value="38.8333">
            <text:p>38.8333</text:p>
          </table:table-cell>
          <table:table-cell office:value-type="float" office:value="32.5">
            <text:p>32.5</text:p>
          </table:table-cell>
          <table:table-cell office:value-type="float" office:value="37.0">
            <text:p>37.0</text:p>
          </table:table-cell>
          <table:table-cell office:value-type="float" office:value="43.6667">
            <text:p>43.6667</text:p>
          </table:table-cell>
          <table:table-cell office:value-type="float" office:value="45.0">
            <text:p>45.0</text:p>
          </table:table-cell>
          <table:table-cell office:value-type="float" office:value="50.6667">
            <text:p>50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29T18:00:00">
            <text:p>Sat Apr 29 18:00:00 2023</text:p>
          </table:table-cell>
          <table:table-cell office:value-type="float" office:value="59.347229166666665">
            <text:p>59.347229166666665</text:p>
          </table:table-cell>
          <table:table-cell office:value-type="float" office:value="48.6667">
            <text:p>48.6667</text:p>
          </table:table-cell>
          <table:table-cell office:value-type="float" office:value="38.8333">
            <text:p>38.8333</text:p>
          </table:table-cell>
          <table:table-cell office:value-type="float" office:value="32.5">
            <text:p>32.5</text:p>
          </table:table-cell>
          <table:table-cell office:value-type="float" office:value="37.0">
            <text:p>37.0</text:p>
          </table:table-cell>
          <table:table-cell office:value-type="float" office:value="43.6667">
            <text:p>43.6667</text:p>
          </table:table-cell>
          <table:table-cell office:value-type="float" office:value="45.0">
            <text:p>45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9T19:00:00">
            <text:p>Sat Apr 29 19:00:00 2023</text:p>
          </table:table-cell>
          <table:table-cell office:value-type="float" office:value="57.659729166666665">
            <text:p>57.659729166666665</text:p>
          </table:table-cell>
          <table:table-cell office:value-type="float" office:value="42.1667">
            <text:p>42.1667</text:p>
          </table:table-cell>
          <table:table-cell office:value-type="float" office:value="48.6667">
            <text:p>48.6667</text:p>
          </table:table-cell>
          <table:table-cell office:value-type="float" office:value="38.8333">
            <text:p>38.8333</text:p>
          </table:table-cell>
          <table:table-cell office:value-type="float" office:value="32.5">
            <text:p>32.5</text:p>
          </table:table-cell>
          <table:table-cell office:value-type="float" office:value="37.0">
            <text:p>37.0</text:p>
          </table:table-cell>
          <table:table-cell office:value-type="float" office:value="43.6667">
            <text:p>43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4-29T20:00:00">
            <text:p>Sat Apr 29 20:00:00 2023</text:p>
          </table:table-cell>
          <table:table-cell office:value-type="float" office:value="56.18750416666666">
            <text:p>56.18750416666666</text:p>
          </table:table-cell>
          <table:table-cell office:value-type="float" office:value="46.0">
            <text:p>46.0</text:p>
          </table:table-cell>
          <table:table-cell office:value-type="float" office:value="42.1667">
            <text:p>42.1667</text:p>
          </table:table-cell>
          <table:table-cell office:value-type="float" office:value="48.6667">
            <text:p>48.6667</text:p>
          </table:table-cell>
          <table:table-cell office:value-type="float" office:value="38.8333">
            <text:p>38.8333</text:p>
          </table:table-cell>
          <table:table-cell office:value-type="float" office:value="32.5">
            <text:p>32.5</text:p>
          </table:table-cell>
          <table:table-cell office:value-type="float" office:value="37.0">
            <text:p>37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29T21:00:00">
            <text:p>Sat Apr 29 21:00:00 2023</text:p>
          </table:table-cell>
          <table:table-cell office:value-type="float" office:value="54.19444583333333">
            <text:p>54.19444583333333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42.1667">
            <text:p>42.1667</text:p>
          </table:table-cell>
          <table:table-cell office:value-type="float" office:value="48.6667">
            <text:p>48.6667</text:p>
          </table:table-cell>
          <table:table-cell office:value-type="float" office:value="38.8333">
            <text:p>38.8333</text:p>
          </table:table-cell>
          <table:table-cell office:value-type="float" office:value="32.5">
            <text:p>32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29T22:00:00">
            <text:p>Sat Apr 29 22:00:00 2023</text:p>
          </table:table-cell>
          <table:table-cell office:value-type="float" office:value="52.30555833333333">
            <text:p>52.30555833333333</text:p>
          </table:table-cell>
          <table:table-cell office:value-type="float" office:value="60.6667">
            <text:p>60.6667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42.1667">
            <text:p>42.1667</text:p>
          </table:table-cell>
          <table:table-cell office:value-type="float" office:value="48.6667">
            <text:p>48.6667</text:p>
          </table:table-cell>
          <table:table-cell office:value-type="float" office:value="38.8333">
            <text:p>38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4-30T13:00:00">
            <text:p>Sun Apr 30 13:00:00 2023</text:p>
          </table:table-cell>
          <table:table-cell office:value-type="float" office:value="43.3541625">
            <text:p>43.3541625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8.6667">
            <text:p>48.6667</text:p>
          </table:table-cell>
          <table:table-cell office:value-type="float" office:value="51.3333">
            <text:p>51.3333</text:p>
          </table:table-cell>
          <table:table-cell office:value-type="float" office:value="31.1667">
            <text:p>31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4-30T14:00:00">
            <text:p>Sun Apr 30 14:00:00 2023</text:p>
          </table:table-cell>
          <table:table-cell office:value-type="float" office:value="43.50694166666667">
            <text:p>43.50694166666667</text:p>
          </table:table-cell>
          <table:table-cell office:value-type="float" office:value="6.5">
            <text:p>6.5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8.6667">
            <text:p>48.6667</text:p>
          </table:table-cell>
          <table:table-cell office:value-type="float" office:value="51.3333">
            <text:p>51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4-30T15:00:00">
            <text:p>Sun Apr 30 15:00:00 2023</text:p>
          </table:table-cell>
          <table:table-cell office:value-type="float" office:value="44.020829166666665">
            <text:p>44.020829166666665</text:p>
          </table:table-cell>
          <table:table-cell office:value-type="float" office:value="27.1667">
            <text:p>27.1667</text:p>
          </table:table-cell>
          <table:table-cell office:value-type="float" office:value="6.5">
            <text:p>6.5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8.6667">
            <text:p>48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30T16:00:00">
            <text:p>Sun Apr 30 16:00:00 2023</text:p>
          </table:table-cell>
          <table:table-cell office:value-type="float" office:value="45.090275">
            <text:p>45.090275</text:p>
          </table:table-cell>
          <table:table-cell office:value-type="float" office:value="35.0">
            <text:p>35.0</text:p>
          </table:table-cell>
          <table:table-cell office:value-type="float" office:value="27.1667">
            <text:p>27.1667</text:p>
          </table:table-cell>
          <table:table-cell office:value-type="float" office:value="6.5">
            <text:p>6.5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30T17:00:00">
            <text:p>Sun Apr 30 17:00:00 2023</text:p>
          </table:table-cell>
          <table:table-cell office:value-type="float" office:value="46.3888875">
            <text:p>46.3888875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27.1667">
            <text:p>27.1667</text:p>
          </table:table-cell>
          <table:table-cell office:value-type="float" office:value="6.5">
            <text:p>6.5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5-01T13:00:00">
            <text:p>Mon May  1 13:00:00 2023</text:p>
          </table:table-cell>
          <table:table-cell office:value-type="float" office:value="52.5555625">
            <text:p>52.5555625</text:p>
          </table:table-cell>
          <table:table-cell office:value-type="float" office:value="29.3333">
            <text:p>29.3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42.8333">
            <text:p>42.8333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01T14:00:00">
            <text:p>Mon May  1 14:00:00 2023</text:p>
          </table:table-cell>
          <table:table-cell office:value-type="float" office:value="52.7083375">
            <text:p>52.7083375</text:p>
          </table:table-cell>
          <table:table-cell office:value-type="float" office:value="30.1667">
            <text:p>30.1667</text:p>
          </table:table-cell>
          <table:table-cell office:value-type="float" office:value="29.3333">
            <text:p>29.3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42.8333">
            <text:p>42.8333</text:p>
          </table:table-cell>
          <table:table-cell office:value-type="float" office:value="43.6667">
            <text:p>43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5-01T15:00:00">
            <text:p>Mon May  1 15:00:00 2023</text:p>
          </table:table-cell>
          <table:table-cell office:value-type="float" office:value="52.75000416666666">
            <text:p>52.75000416666666</text:p>
          </table:table-cell>
          <table:table-cell office:value-type="float" office:value="36.8333">
            <text:p>36.8333</text:p>
          </table:table-cell>
          <table:table-cell office:value-type="float" office:value="30.1667">
            <text:p>30.1667</text:p>
          </table:table-cell>
          <table:table-cell office:value-type="float" office:value="29.3333">
            <text:p>29.3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42.8333">
            <text:p>42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5-01T16:00:00">
            <text:p>Mon May  1 16:00:00 2023</text:p>
          </table:table-cell>
          <table:table-cell office:value-type="float" office:value="52.77778333333333">
            <text:p>52.77778333333333</text:p>
          </table:table-cell>
          <table:table-cell office:value-type="float" office:value="37.1667">
            <text:p>37.1667</text:p>
          </table:table-cell>
          <table:table-cell office:value-type="float" office:value="36.8333">
            <text:p>36.8333</text:p>
          </table:table-cell>
          <table:table-cell office:value-type="float" office:value="30.1667">
            <text:p>30.1667</text:p>
          </table:table-cell>
          <table:table-cell office:value-type="float" office:value="29.3333">
            <text:p>29.3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01T17:00:00">
            <text:p>Mon May  1 17:00:00 2023</text:p>
          </table:table-cell>
          <table:table-cell office:value-type="float" office:value="52.75000416666666">
            <text:p>52.75000416666666</text:p>
          </table:table-cell>
          <table:table-cell office:value-type="float" office:value="35.3333">
            <text:p>35.3333</text:p>
          </table:table-cell>
          <table:table-cell office:value-type="float" office:value="37.1667">
            <text:p>37.1667</text:p>
          </table:table-cell>
          <table:table-cell office:value-type="float" office:value="36.8333">
            <text:p>36.8333</text:p>
          </table:table-cell>
          <table:table-cell office:value-type="float" office:value="30.1667">
            <text:p>30.1667</text:p>
          </table:table-cell>
          <table:table-cell office:value-type="float" office:value="29.3333">
            <text:p>29.3333</text:p>
          </table:table-cell>
          <table:table-cell office:value-type="float" office:value="30.1667">
            <text:p>30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5-01T18:00:00">
            <text:p>Mon May  1 18:00:00 2023</text:p>
          </table:table-cell>
          <table:table-cell office:value-type="float" office:value="52.729170833333335">
            <text:p>52.729170833333335</text:p>
          </table:table-cell>
          <table:table-cell office:value-type="float" office:value="38.8333">
            <text:p>38.8333</text:p>
          </table:table-cell>
          <table:table-cell office:value-type="float" office:value="35.3333">
            <text:p>35.3333</text:p>
          </table:table-cell>
          <table:table-cell office:value-type="float" office:value="37.1667">
            <text:p>37.1667</text:p>
          </table:table-cell>
          <table:table-cell office:value-type="float" office:value="36.8333">
            <text:p>36.8333</text:p>
          </table:table-cell>
          <table:table-cell office:value-type="float" office:value="30.1667">
            <text:p>30.1667</text:p>
          </table:table-cell>
          <table:table-cell office:value-type="float" office:value="29.3333">
            <text:p>29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02T13:00:00">
            <text:p>Tue May  2 13:00:00 2023</text:p>
          </table:table-cell>
          <table:table-cell office:value-type="float" office:value="46.18055416666667">
            <text:p>46.18055416666667</text:p>
          </table:table-cell>
          <table:table-cell office:value-type="float" office:value="17.5">
            <text:p>17.5</text:p>
          </table:table-cell>
          <table:table-cell office:value-type="float" office:value="34.5">
            <text:p>34.5</text:p>
          </table:table-cell>
          <table:table-cell office:value-type="float" office:value="37.0">
            <text:p>37.0</text:p>
          </table:table-cell>
          <table:table-cell office:value-type="float" office:value="26.1667">
            <text:p>26.1667</text:p>
          </table:table-cell>
          <table:table-cell office:value-type="float" office:value="18.1667">
            <text:p>18.1667</text:p>
          </table:table-cell>
          <table:table-cell office:value-type="float" office:value="22.3333">
            <text:p>22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02T14:00:00">
            <text:p>Tue May  2 14:00:00 2023</text:p>
          </table:table-cell>
          <table:table-cell office:value-type="float" office:value="46.6875">
            <text:p>46.6875</text:p>
          </table:table-cell>
          <table:table-cell office:value-type="float" office:value="15.0">
            <text:p>15.0</text:p>
          </table:table-cell>
          <table:table-cell office:value-type="float" office:value="17.5">
            <text:p>17.5</text:p>
          </table:table-cell>
          <table:table-cell office:value-type="float" office:value="34.5">
            <text:p>34.5</text:p>
          </table:table-cell>
          <table:table-cell office:value-type="float" office:value="37.0">
            <text:p>37.0</text:p>
          </table:table-cell>
          <table:table-cell office:value-type="float" office:value="26.1667">
            <text:p>26.1667</text:p>
          </table:table-cell>
          <table:table-cell office:value-type="float" office:value="18.1667">
            <text:p>18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02T15:00:00">
            <text:p>Tue May  2 15:00:00 2023</text:p>
          </table:table-cell>
          <table:table-cell office:value-type="float" office:value="47.21527916666667">
            <text:p>47.21527916666667</text:p>
          </table:table-cell>
          <table:table-cell office:value-type="float" office:value="5.5">
            <text:p>5.5</text:p>
          </table:table-cell>
          <table:table-cell office:value-type="float" office:value="15.0">
            <text:p>15.0</text:p>
          </table:table-cell>
          <table:table-cell office:value-type="float" office:value="17.5">
            <text:p>17.5</text:p>
          </table:table-cell>
          <table:table-cell office:value-type="float" office:value="34.5">
            <text:p>34.5</text:p>
          </table:table-cell>
          <table:table-cell office:value-type="float" office:value="37.0">
            <text:p>37.0</text:p>
          </table:table-cell>
          <table:table-cell office:value-type="float" office:value="26.1667">
            <text:p>26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5-02T16:00:00">
            <text:p>Tue May  2 16:00:00 2023</text:p>
          </table:table-cell>
          <table:table-cell office:value-type="float" office:value="47.916666666666664">
            <text:p>47.916666666666664</text:p>
          </table:table-cell>
          <table:table-cell office:value-type="float" office:value="5.8333">
            <text:p>5.8333</text:p>
          </table:table-cell>
          <table:table-cell office:value-type="float" office:value="5.5">
            <text:p>5.5</text:p>
          </table:table-cell>
          <table:table-cell office:value-type="float" office:value="15.0">
            <text:p>15.0</text:p>
          </table:table-cell>
          <table:table-cell office:value-type="float" office:value="17.5">
            <text:p>17.5</text:p>
          </table:table-cell>
          <table:table-cell office:value-type="float" office:value="34.5">
            <text:p>34.5</text:p>
          </table:table-cell>
          <table:table-cell office:value-type="float" office:value="37.0">
            <text:p>37.0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5-02T17:00:00">
            <text:p>Tue May  2 17:00:00 2023</text:p>
          </table:table-cell>
          <table:table-cell office:value-type="float" office:value="48.50694583333333">
            <text:p>48.50694583333333</text:p>
          </table:table-cell>
          <table:table-cell office:value-type="float" office:value="15.1667">
            <text:p>15.1667</text:p>
          </table:table-cell>
          <table:table-cell office:value-type="float" office:value="5.8333">
            <text:p>5.8333</text:p>
          </table:table-cell>
          <table:table-cell office:value-type="float" office:value="5.5">
            <text:p>5.5</text:p>
          </table:table-cell>
          <table:table-cell office:value-type="float" office:value="15.0">
            <text:p>15.0</text:p>
          </table:table-cell>
          <table:table-cell office:value-type="float" office:value="17.5">
            <text:p>17.5</text:p>
          </table:table-cell>
          <table:table-cell office:value-type="float" office:value="34.5">
            <text:p>34.5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3-05-03T12:00:00">
            <text:p>Wed May  3 12:00:00 2023</text:p>
          </table:table-cell>
          <table:table-cell office:value-type="float" office:value="57.26389583333333">
            <text:p>57.26389583333333</text:p>
          </table:table-cell>
          <table:table-cell office:value-type="float" office:value="33.6667">
            <text:p>33.6667</text:p>
          </table:table-cell>
          <table:table-cell office:value-type="float" office:value="21.1667">
            <text:p>21.1667</text:p>
          </table:table-cell>
          <table:table-cell office:value-type="float" office:value="31.0">
            <text:p>31.0</text:p>
          </table:table-cell>
          <table:table-cell office:value-type="float" office:value="42.3333">
            <text:p>42.3333</text:p>
          </table:table-cell>
          <table:table-cell office:value-type="float" office:value="17.3333">
            <text:p>17.3333</text:p>
          </table:table-cell>
          <table:table-cell office:value-type="float" office:value="38.8333">
            <text:p>38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03T13:00:00">
            <text:p>Wed May  3 13:00:00 2023</text:p>
          </table:table-cell>
          <table:table-cell office:value-type="float" office:value="56.57639583333333">
            <text:p>56.57639583333333</text:p>
          </table:table-cell>
          <table:table-cell office:value-type="float" office:value="49.5">
            <text:p>49.5</text:p>
          </table:table-cell>
          <table:table-cell office:value-type="float" office:value="33.6667">
            <text:p>33.6667</text:p>
          </table:table-cell>
          <table:table-cell office:value-type="float" office:value="21.1667">
            <text:p>21.1667</text:p>
          </table:table-cell>
          <table:table-cell office:value-type="float" office:value="31.0">
            <text:p>31.0</text:p>
          </table:table-cell>
          <table:table-cell office:value-type="float" office:value="42.3333">
            <text:p>42.3333</text:p>
          </table:table-cell>
          <table:table-cell office:value-type="float" office:value="17.3333">
            <text:p>17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03T14:00:00">
            <text:p>Wed May  3 14:00:00 2023</text:p>
          </table:table-cell>
          <table:table-cell office:value-type="float" office:value="56.347229166666665">
            <text:p>56.347229166666665</text:p>
          </table:table-cell>
          <table:table-cell office:value-type="float" office:value="56.6667">
            <text:p>56.6667</text:p>
          </table:table-cell>
          <table:table-cell office:value-type="float" office:value="49.5">
            <text:p>49.5</text:p>
          </table:table-cell>
          <table:table-cell office:value-type="float" office:value="33.6667">
            <text:p>33.6667</text:p>
          </table:table-cell>
          <table:table-cell office:value-type="float" office:value="21.1667">
            <text:p>21.1667</text:p>
          </table:table-cell>
          <table:table-cell office:value-type="float" office:value="31.0">
            <text:p>31.0</text:p>
          </table:table-cell>
          <table:table-cell office:value-type="float" office:value="42.3333">
            <text:p>42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03T15:00:00">
            <text:p>Wed May  3 15:00:00 2023</text:p>
          </table:table-cell>
          <table:table-cell office:value-type="float" office:value="56.097229166666665">
            <text:p>56.097229166666665</text:p>
          </table:table-cell>
          <table:table-cell office:value-type="float" office:value="46.6667">
            <text:p>46.6667</text:p>
          </table:table-cell>
          <table:table-cell office:value-type="float" office:value="56.6667">
            <text:p>56.6667</text:p>
          </table:table-cell>
          <table:table-cell office:value-type="float" office:value="49.5">
            <text:p>49.5</text:p>
          </table:table-cell>
          <table:table-cell office:value-type="float" office:value="33.6667">
            <text:p>33.6667</text:p>
          </table:table-cell>
          <table:table-cell office:value-type="float" office:value="21.1667">
            <text:p>21.1667</text:p>
          </table:table-cell>
          <table:table-cell office:value-type="float" office:value="31.0">
            <text:p>31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03T16:00:00">
            <text:p>Wed May  3 16:00:00 2023</text:p>
          </table:table-cell>
          <table:table-cell office:value-type="float" office:value="55.95139583333333">
            <text:p>55.95139583333333</text:p>
          </table:table-cell>
          <table:table-cell office:value-type="float" office:value="32.8333">
            <text:p>32.8333</text:p>
          </table:table-cell>
          <table:table-cell office:value-type="float" office:value="46.6667">
            <text:p>46.6667</text:p>
          </table:table-cell>
          <table:table-cell office:value-type="float" office:value="56.6667">
            <text:p>56.6667</text:p>
          </table:table-cell>
          <table:table-cell office:value-type="float" office:value="49.5">
            <text:p>49.5</text:p>
          </table:table-cell>
          <table:table-cell office:value-type="float" office:value="33.6667">
            <text:p>33.6667</text:p>
          </table:table-cell>
          <table:table-cell office:value-type="float" office:value="21.1667">
            <text:p>21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3T17:00:00">
            <text:p>Wed May  3 17:00:00 2023</text:p>
          </table:table-cell>
          <table:table-cell office:value-type="float" office:value="55.694449999999996">
            <text:p>55.694449999999996</text:p>
          </table:table-cell>
          <table:table-cell office:value-type="float" office:value="47.1667">
            <text:p>47.1667</text:p>
          </table:table-cell>
          <table:table-cell office:value-type="float" office:value="32.8333">
            <text:p>32.8333</text:p>
          </table:table-cell>
          <table:table-cell office:value-type="float" office:value="46.6667">
            <text:p>46.6667</text:p>
          </table:table-cell>
          <table:table-cell office:value-type="float" office:value="56.6667">
            <text:p>56.6667</text:p>
          </table:table-cell>
          <table:table-cell office:value-type="float" office:value="49.5">
            <text:p>49.5</text:p>
          </table:table-cell>
          <table:table-cell office:value-type="float" office:value="33.6667">
            <text:p>33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5-04T14:00:00">
            <text:p>Thu May  4 14:00:00 2023</text:p>
          </table:table-cell>
          <table:table-cell office:value-type="float" office:value="61.994454166666664">
            <text:p>61.994454166666664</text:p>
          </table:table-cell>
          <table:table-cell office:value-type="float" office:value="22.0">
            <text:p>22.0</text:p>
          </table:table-cell>
          <table:table-cell office:value-type="float" office:value="37.5">
            <text:p>37.5</text:p>
          </table:table-cell>
          <table:table-cell office:value-type="float" office:value="42.0">
            <text:p>42.0</text:p>
          </table:table-cell>
          <table:table-cell office:value-type="float" office:value="47.5">
            <text:p>47.5</text:p>
          </table:table-cell>
          <table:table-cell office:value-type="float" office:value="53.0">
            <text:p>53.0</text:p>
          </table:table-cell>
          <table:table-cell office:value-type="float" office:value="59.6667">
            <text:p>59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04T15:00:00">
            <text:p>Thu May  4 15:00:00 2023</text:p>
          </table:table-cell>
          <table:table-cell office:value-type="float" office:value="62.32084166666667">
            <text:p>62.32084166666667</text:p>
          </table:table-cell>
          <table:table-cell office:value-type="float" office:value="20.6667">
            <text:p>20.6667</text:p>
          </table:table-cell>
          <table:table-cell office:value-type="float" office:value="22.0">
            <text:p>22.0</text:p>
          </table:table-cell>
          <table:table-cell office:value-type="float" office:value="37.5">
            <text:p>37.5</text:p>
          </table:table-cell>
          <table:table-cell office:value-type="float" office:value="42.0">
            <text:p>42.0</text:p>
          </table:table-cell>
          <table:table-cell office:value-type="float" office:value="47.5">
            <text:p>47.5</text:p>
          </table:table-cell>
          <table:table-cell office:value-type="float" office:value="53.0">
            <text:p>53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5-04T16:00:00">
            <text:p>Thu May  4 16:00:00 2023</text:p>
          </table:table-cell>
          <table:table-cell office:value-type="float" office:value="62.32084166666667">
            <text:p>62.32084166666667</text:p>
          </table:table-cell>
          <table:table-cell office:value-type="float" office:value="20.0">
            <text:p>20.0</text:p>
          </table:table-cell>
          <table:table-cell office:value-type="float" office:value="20.6667">
            <text:p>20.6667</text:p>
          </table:table-cell>
          <table:table-cell office:value-type="float" office:value="22.0">
            <text:p>22.0</text:p>
          </table:table-cell>
          <table:table-cell office:value-type="float" office:value="37.5">
            <text:p>37.5</text:p>
          </table:table-cell>
          <table:table-cell office:value-type="float" office:value="42.0">
            <text:p>42.0</text:p>
          </table:table-cell>
          <table:table-cell office:value-type="float" office:value="47.5">
            <text:p>47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4T17:00:00">
            <text:p>Thu May  4 17:00:00 2023</text:p>
          </table:table-cell>
          <table:table-cell office:value-type="float" office:value="62.154175">
            <text:p>62.154175</text:p>
          </table:table-cell>
          <table:table-cell office:value-type="float" office:value="32.6667">
            <text:p>32.6667</text:p>
          </table:table-cell>
          <table:table-cell office:value-type="float" office:value="20.0">
            <text:p>20.0</text:p>
          </table:table-cell>
          <table:table-cell office:value-type="float" office:value="20.6667">
            <text:p>20.6667</text:p>
          </table:table-cell>
          <table:table-cell office:value-type="float" office:value="22.0">
            <text:p>22.0</text:p>
          </table:table-cell>
          <table:table-cell office:value-type="float" office:value="37.5">
            <text:p>37.5</text:p>
          </table:table-cell>
          <table:table-cell office:value-type="float" office:value="42.0">
            <text:p>42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5-04T18:00:00">
            <text:p>Thu May  4 18:00:00 2023</text:p>
          </table:table-cell>
          <table:table-cell office:value-type="float" office:value="62.091675">
            <text:p>62.091675</text:p>
          </table:table-cell>
          <table:table-cell office:value-type="float" office:value="44.1667">
            <text:p>44.1667</text:p>
          </table:table-cell>
          <table:table-cell office:value-type="float" office:value="32.6667">
            <text:p>32.6667</text:p>
          </table:table-cell>
          <table:table-cell office:value-type="float" office:value="20.0">
            <text:p>20.0</text:p>
          </table:table-cell>
          <table:table-cell office:value-type="float" office:value="20.6667">
            <text:p>20.6667</text:p>
          </table:table-cell>
          <table:table-cell office:value-type="float" office:value="22.0">
            <text:p>22.0</text:p>
          </table:table-cell>
          <table:table-cell office:value-type="float" office:value="37.5">
            <text:p>37.5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5-04T19:00:00">
            <text:p>Thu May  4 19:00:00 2023</text:p>
          </table:table-cell>
          <table:table-cell office:value-type="float" office:value="61.98750833333333">
            <text:p>61.98750833333333</text:p>
          </table:table-cell>
          <table:table-cell office:value-type="float" office:value="56.1667">
            <text:p>56.1667</text:p>
          </table:table-cell>
          <table:table-cell office:value-type="float" office:value="44.1667">
            <text:p>44.1667</text:p>
          </table:table-cell>
          <table:table-cell office:value-type="float" office:value="32.6667">
            <text:p>32.6667</text:p>
          </table:table-cell>
          <table:table-cell office:value-type="float" office:value="20.0">
            <text:p>20.0</text:p>
          </table:table-cell>
          <table:table-cell office:value-type="float" office:value="20.6667">
            <text:p>20.6667</text:p>
          </table:table-cell>
          <table:table-cell office:value-type="float" office:value="22.0">
            <text:p>22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5-05T14:00:00">
            <text:p>Fri May  5 14:00:00 2023</text:p>
          </table:table-cell>
          <table:table-cell office:value-type="float" office:value="60.61805833333333">
            <text:p>60.61805833333333</text:p>
          </table:table-cell>
          <table:table-cell office:value-type="float" office:value="57.5">
            <text:p>57.5</text:p>
          </table:table-cell>
          <table:table-cell office:value-type="float" office:value="32.3333">
            <text:p>32.3333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40.0">
            <text:p>40.0</text:p>
          </table:table-cell>
          <table:table-cell office:value-type="float" office:value="55.1667">
            <text:p>55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05T15:00:00">
            <text:p>Fri May  5 15:00:00 2023</text:p>
          </table:table-cell>
          <table:table-cell office:value-type="float" office:value="61.326391666666666">
            <text:p>61.326391666666666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32.3333">
            <text:p>32.3333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40.0">
            <text:p>40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05T16:00:00">
            <text:p>Fri May  5 16:00:00 2023</text:p>
          </table:table-cell>
          <table:table-cell office:value-type="float" office:value="61.875">
            <text:p>61.875</text:p>
          </table:table-cell>
          <table:table-cell office:value-type="float" office:value="47.3333">
            <text:p>47.3333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32.3333">
            <text:p>32.3333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5-05T17:00:00">
            <text:p>Fri May  5 17:00:00 2023</text:p>
          </table:table-cell>
          <table:table-cell office:value-type="float" office:value="62.13194583333333">
            <text:p>62.13194583333333</text:p>
          </table:table-cell>
          <table:table-cell office:value-type="float" office:value="26.5">
            <text:p>26.5</text:p>
          </table:table-cell>
          <table:table-cell office:value-type="float" office:value="47.3333">
            <text:p>47.3333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32.3333">
            <text:p>32.3333</text:p>
          </table:table-cell>
          <table:table-cell office:value-type="float" office:value="34.5">
            <text:p>34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5-05T18:00:00">
            <text:p>Fri May  5 18:00:00 2023</text:p>
          </table:table-cell>
          <table:table-cell office:value-type="float" office:value="62.44444583333333">
            <text:p>62.44444583333333</text:p>
          </table:table-cell>
          <table:table-cell office:value-type="float" office:value="56.5">
            <text:p>56.5</text:p>
          </table:table-cell>
          <table:table-cell office:value-type="float" office:value="26.5">
            <text:p>26.5</text:p>
          </table:table-cell>
          <table:table-cell office:value-type="float" office:value="47.3333">
            <text:p>47.3333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32.3333">
            <text:p>32.3333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5-06T13:00:00">
            <text:p>Sat May  6 13:00:00 2023</text:p>
          </table:table-cell>
          <table:table-cell office:value-type="float" office:value="55.85415833333334">
            <text:p>55.85415833333334</text:p>
          </table:table-cell>
          <table:table-cell office:value-type="float" office:value="29.3333">
            <text:p>29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2.8333">
            <text:p>32.8333</text:p>
          </table:table-cell>
          <table:table-cell office:value-type="float" office:value="34.5">
            <text:p>34.5</text:p>
          </table:table-cell>
          <table:table-cell office:value-type="float" office:value="53.1667">
            <text:p>53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06T14:00:00">
            <text:p>Sat May  6 14:00:00 2023</text:p>
          </table:table-cell>
          <table:table-cell office:value-type="float" office:value="55.9861">
            <text:p>55.9861</text:p>
          </table:table-cell>
          <table:table-cell office:value-type="float" office:value="17.8333">
            <text:p>17.8333</text:p>
          </table:table-cell>
          <table:table-cell office:value-type="float" office:value="29.3333">
            <text:p>29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2.8333">
            <text:p>32.8333</text:p>
          </table:table-cell>
          <table:table-cell office:value-type="float" office:value="34.5">
            <text:p>34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06T15:00:00">
            <text:p>Sat May  6 15:00:00 2023</text:p>
          </table:table-cell>
          <table:table-cell office:value-type="float" office:value="56.138875000000006">
            <text:p>56.138875000000006</text:p>
          </table:table-cell>
          <table:table-cell office:value-type="float" office:value="14.8333">
            <text:p>14.8333</text:p>
          </table:table-cell>
          <table:table-cell office:value-type="float" office:value="17.8333">
            <text:p>17.8333</text:p>
          </table:table-cell>
          <table:table-cell office:value-type="float" office:value="29.3333">
            <text:p>29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2.8333">
            <text:p>32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5-06T16:00:00">
            <text:p>Sat May  6 16:00:00 2023</text:p>
          </table:table-cell>
          <table:table-cell office:value-type="float" office:value="55.91665416666667">
            <text:p>55.91665416666667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7.8333">
            <text:p>17.8333</text:p>
          </table:table-cell>
          <table:table-cell office:value-type="float" office:value="29.3333">
            <text:p>29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5-06T17:00:00">
            <text:p>Sat May  6 17:00:00 2023</text:p>
          </table:table-cell>
          <table:table-cell office:value-type="float" office:value="54.888875000000006">
            <text:p>54.888875000000006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7.8333">
            <text:p>17.8333</text:p>
          </table:table-cell>
          <table:table-cell office:value-type="float" office:value="29.3333">
            <text:p>29.3333</text:p>
          </table:table-cell>
          <table:table-cell office:value-type="float" office:value="37.3333">
            <text:p>37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06T18:00:00">
            <text:p>Sat May  6 18:00:00 2023</text:p>
          </table:table-cell>
          <table:table-cell office:value-type="float" office:value="53.43054166666667">
            <text:p>53.43054166666667</text:p>
          </table:table-cell>
          <table:table-cell office:value-type="float" office:value="36.1667">
            <text:p>36.1667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7.8333">
            <text:p>17.8333</text:p>
          </table:table-cell>
          <table:table-cell office:value-type="float" office:value="29.3333">
            <text:p>29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07T11:00:00">
            <text:p>Sun May  7 11:00:00 2023</text:p>
          </table:table-cell>
          <table:table-cell office:value-type="float" office:value="44.923608333333334">
            <text:p>44.923608333333334</text:p>
          </table:table-cell>
          <table:table-cell office:value-type="float" office:value="15.3333">
            <text:p>15.3333</text:p>
          </table:table-cell>
          <table:table-cell office:value-type="float" office:value="16.0">
            <text:p>16.0</text:p>
          </table:table-cell>
          <table:table-cell office:value-type="float" office:value="22.3333">
            <text:p>22.3333</text:p>
          </table:table-cell>
          <table:table-cell office:value-type="float" office:value="26.0">
            <text:p>26.0</text:p>
          </table:table-cell>
          <table:table-cell office:value-type="float" office:value="32.8333">
            <text:p>32.8333</text:p>
          </table:table-cell>
          <table:table-cell office:value-type="float" office:value="35.8333">
            <text:p>35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7T12:00:00">
            <text:p>Sun May  7 12:00:00 2023</text:p>
          </table:table-cell>
          <table:table-cell office:value-type="float" office:value="44.9375">
            <text:p>44.9375</text:p>
          </table:table-cell>
          <table:table-cell office:value-type="float" office:value="45.3333">
            <text:p>45.3333</text:p>
          </table:table-cell>
          <table:table-cell office:value-type="float" office:value="15.3333">
            <text:p>15.3333</text:p>
          </table:table-cell>
          <table:table-cell office:value-type="float" office:value="16.0">
            <text:p>16.0</text:p>
          </table:table-cell>
          <table:table-cell office:value-type="float" office:value="22.3333">
            <text:p>22.3333</text:p>
          </table:table-cell>
          <table:table-cell office:value-type="float" office:value="26.0">
            <text:p>26.0</text:p>
          </table:table-cell>
          <table:table-cell office:value-type="float" office:value="32.8333">
            <text:p>32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5-07T13:00:00">
            <text:p>Sun May  7 13:00:00 2023</text:p>
          </table:table-cell>
          <table:table-cell office:value-type="float" office:value="44.7986125">
            <text:p>44.7986125</text:p>
          </table:table-cell>
          <table:table-cell office:value-type="float" office:value="46.0">
            <text:p>46.0</text:p>
          </table:table-cell>
          <table:table-cell office:value-type="float" office:value="45.3333">
            <text:p>45.3333</text:p>
          </table:table-cell>
          <table:table-cell office:value-type="float" office:value="15.3333">
            <text:p>15.3333</text:p>
          </table:table-cell>
          <table:table-cell office:value-type="float" office:value="16.0">
            <text:p>16.0</text:p>
          </table:table-cell>
          <table:table-cell office:value-type="float" office:value="22.3333">
            <text:p>22.3333</text:p>
          </table:table-cell>
          <table:table-cell office:value-type="float" office:value="26.0">
            <text:p>26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07T14:00:00">
            <text:p>Sun May  7 14:00:00 2023</text:p>
          </table:table-cell>
          <table:table-cell office:value-type="float" office:value="44.56944583333333">
            <text:p>44.56944583333333</text:p>
          </table:table-cell>
          <table:table-cell office:value-type="float" office:value="18.1667">
            <text:p>18.1667</text:p>
          </table:table-cell>
          <table:table-cell office:value-type="float" office:value="46.0">
            <text:p>46.0</text:p>
          </table:table-cell>
          <table:table-cell office:value-type="float" office:value="45.3333">
            <text:p>45.3333</text:p>
          </table:table-cell>
          <table:table-cell office:value-type="float" office:value="15.3333">
            <text:p>15.3333</text:p>
          </table:table-cell>
          <table:table-cell office:value-type="float" office:value="16.0">
            <text:p>16.0</text:p>
          </table:table-cell>
          <table:table-cell office:value-type="float" office:value="22.3333">
            <text:p>22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5-07T15:00:00">
            <text:p>Sun May  7 15:00:00 2023</text:p>
          </table:table-cell>
          <table:table-cell office:value-type="float" office:value="44.201391666666666">
            <text:p>44.201391666666666</text:p>
          </table:table-cell>
          <table:table-cell office:value-type="float" office:value="7.1667">
            <text:p>7.1667</text:p>
          </table:table-cell>
          <table:table-cell office:value-type="float" office:value="18.1667">
            <text:p>18.1667</text:p>
          </table:table-cell>
          <table:table-cell office:value-type="float" office:value="46.0">
            <text:p>46.0</text:p>
          </table:table-cell>
          <table:table-cell office:value-type="float" office:value="45.3333">
            <text:p>45.3333</text:p>
          </table:table-cell>
          <table:table-cell office:value-type="float" office:value="15.3333">
            <text:p>15.3333</text:p>
          </table:table-cell>
          <table:table-cell office:value-type="float" office:value="16.0">
            <text:p>16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5-07T16:00:00">
            <text:p>Sun May  7 16:00:00 2023</text:p>
          </table:table-cell>
          <table:table-cell office:value-type="float" office:value="43.86805833333333">
            <text:p>43.86805833333333</text:p>
          </table:table-cell>
          <table:table-cell office:value-type="float" office:value="8.6667">
            <text:p>8.6667</text:p>
          </table:table-cell>
          <table:table-cell office:value-type="float" office:value="7.1667">
            <text:p>7.1667</text:p>
          </table:table-cell>
          <table:table-cell office:value-type="float" office:value="18.1667">
            <text:p>18.1667</text:p>
          </table:table-cell>
          <table:table-cell office:value-type="float" office:value="46.0">
            <text:p>46.0</text:p>
          </table:table-cell>
          <table:table-cell office:value-type="float" office:value="45.3333">
            <text:p>45.3333</text:p>
          </table:table-cell>
          <table:table-cell office:value-type="float" office:value="15.3333">
            <text:p>15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08T13:00:00">
            <text:p>Mon May  8 13:00:00 2023</text:p>
          </table:table-cell>
          <table:table-cell office:value-type="float" office:value="42.395833333333336">
            <text:p>42.395833333333336</text:p>
          </table:table-cell>
          <table:table-cell office:value-type="float" office:value="19.0">
            <text:p>19.0</text:p>
          </table:table-cell>
          <table:table-cell office:value-type="float" office:value="11.6667">
            <text:p>11.6667</text:p>
          </table:table-cell>
          <table:table-cell office:value-type="float" office:value="19.3333">
            <text:p>19.3333</text:p>
          </table:table-cell>
          <table:table-cell office:value-type="float" office:value="33.5">
            <text:p>33.5</text:p>
          </table:table-cell>
          <table:table-cell office:value-type="float" office:value="26.8333">
            <text:p>26.8333</text:p>
          </table:table-cell>
          <table:table-cell office:value-type="float" office:value="40.5">
            <text:p>40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08T14:00:00">
            <text:p>Mon May  8 14:00:00 2023</text:p>
          </table:table-cell>
          <table:table-cell office:value-type="float" office:value="42.458333333333336">
            <text:p>42.458333333333336</text:p>
          </table:table-cell>
          <table:table-cell office:value-type="float" office:value="14.0">
            <text:p>14.0</text:p>
          </table:table-cell>
          <table:table-cell office:value-type="float" office:value="19.0">
            <text:p>19.0</text:p>
          </table:table-cell>
          <table:table-cell office:value-type="float" office:value="11.6667">
            <text:p>11.6667</text:p>
          </table:table-cell>
          <table:table-cell office:value-type="float" office:value="19.3333">
            <text:p>19.3333</text:p>
          </table:table-cell>
          <table:table-cell office:value-type="float" office:value="33.5">
            <text:p>33.5</text:p>
          </table:table-cell>
          <table:table-cell office:value-type="float" office:value="26.8333">
            <text:p>26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08T15:00:00">
            <text:p>Mon May  8 15:00:00 2023</text:p>
          </table:table-cell>
          <table:table-cell office:value-type="float" office:value="42.6111125">
            <text:p>42.6111125</text:p>
          </table:table-cell>
          <table:table-cell office:value-type="float" office:value="0.1667">
            <text:p>0.1667</text:p>
          </table:table-cell>
          <table:table-cell office:value-type="float" office:value="14.0">
            <text:p>14.0</text:p>
          </table:table-cell>
          <table:table-cell office:value-type="float" office:value="19.0">
            <text:p>19.0</text:p>
          </table:table-cell>
          <table:table-cell office:value-type="float" office:value="11.6667">
            <text:p>11.6667</text:p>
          </table:table-cell>
          <table:table-cell office:value-type="float" office:value="19.3333">
            <text:p>19.3333</text:p>
          </table:table-cell>
          <table:table-cell office:value-type="float" office:value="33.5">
            <text:p>33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5-08T16:00:00">
            <text:p>Mon May  8 16:00:00 2023</text:p>
          </table:table-cell>
          <table:table-cell office:value-type="float" office:value="42.8611125">
            <text:p>42.8611125</text:p>
          </table:table-cell>
          <table:table-cell office:value-type="float" office:value="5.1667">
            <text:p>5.1667</text:p>
          </table:table-cell>
          <table:table-cell office:value-type="float" office:value="0.1667">
            <text:p>0.1667</text:p>
          </table:table-cell>
          <table:table-cell office:value-type="float" office:value="14.0">
            <text:p>14.0</text:p>
          </table:table-cell>
          <table:table-cell office:value-type="float" office:value="19.0">
            <text:p>19.0</text:p>
          </table:table-cell>
          <table:table-cell office:value-type="float" office:value="11.6667">
            <text:p>11.6667</text:p>
          </table:table-cell>
          <table:table-cell office:value-type="float" office:value="19.3333">
            <text:p>19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08T17:00:00">
            <text:p>Mon May  8 17:00:00 2023</text:p>
          </table:table-cell>
          <table:table-cell office:value-type="float" office:value="43.5">
            <text:p>43.5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0.1667">
            <text:p>0.1667</text:p>
          </table:table-cell>
          <table:table-cell office:value-type="float" office:value="14.0">
            <text:p>14.0</text:p>
          </table:table-cell>
          <table:table-cell office:value-type="float" office:value="19.0">
            <text:p>19.0</text:p>
          </table:table-cell>
          <table:table-cell office:value-type="float" office:value="11.6667">
            <text:p>11.6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5-08T18:00:00">
            <text:p>Mon May  8 18:00:00 2023</text:p>
          </table:table-cell>
          <table:table-cell office:value-type="float" office:value="43.833333333333336">
            <text:p>43.833333333333336</text:p>
          </table:table-cell>
          <table:table-cell office:value-type="float" office:value="17.8333">
            <text:p>17.8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0.1667">
            <text:p>0.1667</text:p>
          </table:table-cell>
          <table:table-cell office:value-type="float" office:value="14.0">
            <text:p>14.0</text:p>
          </table:table-cell>
          <table:table-cell office:value-type="float" office:value="19.0">
            <text:p>19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5-09T13:00:00">
            <text:p>Tue May  9 13:00:00 2023</text:p>
          </table:table-cell>
          <table:table-cell office:value-type="float" office:value="46.229166666666664">
            <text:p>46.229166666666664</text:p>
          </table:table-cell>
          <table:table-cell office:value-type="float" office:value="10.6667">
            <text:p>10.6667</text:p>
          </table:table-cell>
          <table:table-cell office:value-type="float" office:value="28.1667">
            <text:p>28.1667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36.8333">
            <text:p>36.8333</text:p>
          </table:table-cell>
          <table:table-cell office:value-type="float" office:value="38.0">
            <text:p>38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5-09T14:00:00">
            <text:p>Tue May  9 14:00:00 2023</text:p>
          </table:table-cell>
          <table:table-cell office:value-type="float" office:value="45.958333333333336">
            <text:p>45.958333333333336</text:p>
          </table:table-cell>
          <table:table-cell office:value-type="float" office:value="12.3333">
            <text:p>12.3333</text:p>
          </table:table-cell>
          <table:table-cell office:value-type="float" office:value="10.6667">
            <text:p>10.6667</text:p>
          </table:table-cell>
          <table:table-cell office:value-type="float" office:value="28.1667">
            <text:p>28.1667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36.8333">
            <text:p>36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5-09T15:00:00">
            <text:p>Tue May  9 15:00:00 2023</text:p>
          </table:table-cell>
          <table:table-cell office:value-type="float" office:value="45.43055416666667">
            <text:p>45.43055416666667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10.6667">
            <text:p>10.6667</text:p>
          </table:table-cell>
          <table:table-cell office:value-type="float" office:value="28.1667">
            <text:p>28.1667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09T16:00:00">
            <text:p>Tue May  9 16:00:00 2023</text:p>
          </table:table-cell>
          <table:table-cell office:value-type="float" office:value="44.458333333333336">
            <text:p>44.458333333333336</text:p>
          </table:table-cell>
          <table:table-cell office:value-type="float" office:value="1.5">
            <text:p>1.5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10.6667">
            <text:p>10.6667</text:p>
          </table:table-cell>
          <table:table-cell office:value-type="float" office:value="28.1667">
            <text:p>28.1667</text:p>
          </table:table-cell>
          <table:table-cell office:value-type="float" office:value="38.6667">
            <text:p>38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09T17:00:00">
            <text:p>Tue May  9 17:00:00 2023</text:p>
          </table:table-cell>
          <table:table-cell office:value-type="float" office:value="42.8888875">
            <text:p>42.8888875</text:p>
          </table:table-cell>
          <table:table-cell office:value-type="float" office:value="12.5">
            <text:p>12.5</text:p>
          </table:table-cell>
          <table:table-cell office:value-type="float" office:value="1.5">
            <text:p>1.5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10.6667">
            <text:p>10.6667</text:p>
          </table:table-cell>
          <table:table-cell office:value-type="float" office:value="28.1667">
            <text:p>28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09T18:00:00">
            <text:p>Tue May  9 18:00:00 2023</text:p>
          </table:table-cell>
          <table:table-cell office:value-type="float" office:value="41.53472083333333">
            <text:p>41.53472083333333</text:p>
          </table:table-cell>
          <table:table-cell office:value-type="float" office:value="34.6667">
            <text:p>34.6667</text:p>
          </table:table-cell>
          <table:table-cell office:value-type="float" office:value="12.5">
            <text:p>12.5</text:p>
          </table:table-cell>
          <table:table-cell office:value-type="float" office:value="1.5">
            <text:p>1.5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10.6667">
            <text:p>10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09T19:00:00">
            <text:p>Tue May  9 19:00:00 2023</text:p>
          </table:table-cell>
          <table:table-cell office:value-type="float" office:value="40.145833333333336">
            <text:p>40.145833333333336</text:p>
          </table:table-cell>
          <table:table-cell office:value-type="float" office:value="48.0">
            <text:p>48.0</text:p>
          </table:table-cell>
          <table:table-cell office:value-type="float" office:value="34.6667">
            <text:p>34.6667</text:p>
          </table:table-cell>
          <table:table-cell office:value-type="float" office:value="12.5">
            <text:p>12.5</text:p>
          </table:table-cell>
          <table:table-cell office:value-type="float" office:value="1.5">
            <text:p>1.5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10T17:00:00">
            <text:p>Wed May 10 17:00:00 2023</text:p>
          </table:table-cell>
          <table:table-cell office:value-type="float" office:value="57.875008333333334">
            <text:p>57.875008333333334</text:p>
          </table:table-cell>
          <table:table-cell office:value-type="float" office:value="29.5">
            <text:p>29.5</text:p>
          </table:table-cell>
          <table:table-cell office:value-type="float" office:value="25.0">
            <text:p>25.0</text:p>
          </table:table-cell>
          <table:table-cell office:value-type="float" office:value="39.8333">
            <text:p>39.8333</text:p>
          </table:table-cell>
          <table:table-cell office:value-type="float" office:value="51.8333">
            <text:p>51.8333</text:p>
          </table:table-cell>
          <table:table-cell office:value-type="float" office:value="56.0">
            <text:p>56.0</text:p>
          </table:table-cell>
          <table:table-cell office:value-type="float" office:value="59.1667">
            <text:p>59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5-11T13:00:00">
            <text:p>Thu May 11 13:00:00 2023</text:p>
          </table:table-cell>
          <table:table-cell office:value-type="float" office:value="52.96528333333333">
            <text:p>52.96528333333333</text:p>
          </table:table-cell>
          <table:table-cell office:value-type="float" office:value="28.5">
            <text:p>28.5</text:p>
          </table:table-cell>
          <table:table-cell office:value-type="float" office:value="31.1667">
            <text:p>31.1667</text:p>
          </table:table-cell>
          <table:table-cell office:value-type="float" office:value="34.3333">
            <text:p>34.3333</text:p>
          </table:table-cell>
          <table:table-cell office:value-type="float" office:value="40.1667">
            <text:p>40.1667</text:p>
          </table:table-cell>
          <table:table-cell office:value-type="float" office:value="40.8333">
            <text:p>40.8333</text:p>
          </table:table-cell>
          <table:table-cell office:value-type="float" office:value="45.3333">
            <text:p>45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5-11T14:00:00">
            <text:p>Thu May 11 14:00:00 2023</text:p>
          </table:table-cell>
          <table:table-cell office:value-type="float" office:value="53.37500416666666">
            <text:p>53.37500416666666</text:p>
          </table:table-cell>
          <table:table-cell office:value-type="float" office:value="35.1667">
            <text:p>35.1667</text:p>
          </table:table-cell>
          <table:table-cell office:value-type="float" office:value="28.5">
            <text:p>28.5</text:p>
          </table:table-cell>
          <table:table-cell office:value-type="float" office:value="31.1667">
            <text:p>31.1667</text:p>
          </table:table-cell>
          <table:table-cell office:value-type="float" office:value="34.3333">
            <text:p>34.3333</text:p>
          </table:table-cell>
          <table:table-cell office:value-type="float" office:value="40.1667">
            <text:p>40.1667</text:p>
          </table:table-cell>
          <table:table-cell office:value-type="float" office:value="40.8333">
            <text:p>40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11T15:00:00">
            <text:p>Thu May 11 15:00:00 2023</text:p>
          </table:table-cell>
          <table:table-cell office:value-type="float" office:value="53.763891666666666">
            <text:p>53.763891666666666</text:p>
          </table:table-cell>
          <table:table-cell office:value-type="float" office:value="2.5">
            <text:p>2.5</text:p>
          </table:table-cell>
          <table:table-cell office:value-type="float" office:value="35.1667">
            <text:p>35.1667</text:p>
          </table:table-cell>
          <table:table-cell office:value-type="float" office:value="28.5">
            <text:p>28.5</text:p>
          </table:table-cell>
          <table:table-cell office:value-type="float" office:value="31.1667">
            <text:p>31.1667</text:p>
          </table:table-cell>
          <table:table-cell office:value-type="float" office:value="34.3333">
            <text:p>34.3333</text:p>
          </table:table-cell>
          <table:table-cell office:value-type="float" office:value="40.1667">
            <text:p>40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5-11T16:00:00">
            <text:p>Thu May 11 16:00:00 2023</text:p>
          </table:table-cell>
          <table:table-cell office:value-type="float" office:value="53.520833333333336">
            <text:p>53.520833333333336</text:p>
          </table:table-cell>
          <table:table-cell office:value-type="float" office:value="3.3333">
            <text:p>3.3333</text:p>
          </table:table-cell>
          <table:table-cell office:value-type="float" office:value="2.5">
            <text:p>2.5</text:p>
          </table:table-cell>
          <table:table-cell office:value-type="float" office:value="35.1667">
            <text:p>35.1667</text:p>
          </table:table-cell>
          <table:table-cell office:value-type="float" office:value="28.5">
            <text:p>28.5</text:p>
          </table:table-cell>
          <table:table-cell office:value-type="float" office:value="31.1667">
            <text:p>31.1667</text:p>
          </table:table-cell>
          <table:table-cell office:value-type="float" office:value="34.3333">
            <text:p>34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5-11T17:00:00">
            <text:p>Thu May 11 17:00:00 2023</text:p>
          </table:table-cell>
          <table:table-cell office:value-type="float" office:value="53.173608333333334">
            <text:p>53.173608333333334</text:p>
          </table:table-cell>
          <table:table-cell office:value-type="float" office:value="19.0">
            <text:p>19.0</text:p>
          </table:table-cell>
          <table:table-cell office:value-type="float" office:value="3.3333">
            <text:p>3.3333</text:p>
          </table:table-cell>
          <table:table-cell office:value-type="float" office:value="2.5">
            <text:p>2.5</text:p>
          </table:table-cell>
          <table:table-cell office:value-type="float" office:value="35.1667">
            <text:p>35.1667</text:p>
          </table:table-cell>
          <table:table-cell office:value-type="float" office:value="28.5">
            <text:p>28.5</text:p>
          </table:table-cell>
          <table:table-cell office:value-type="float" office:value="31.1667">
            <text:p>31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5-11T18:00:00">
            <text:p>Thu May 11 18:00:00 2023</text:p>
          </table:table-cell>
          <table:table-cell office:value-type="float" office:value="53.090275">
            <text:p>53.090275</text:p>
          </table:table-cell>
          <table:table-cell office:value-type="float" office:value="43.8333">
            <text:p>43.8333</text:p>
          </table:table-cell>
          <table:table-cell office:value-type="float" office:value="19.0">
            <text:p>19.0</text:p>
          </table:table-cell>
          <table:table-cell office:value-type="float" office:value="3.3333">
            <text:p>3.3333</text:p>
          </table:table-cell>
          <table:table-cell office:value-type="float" office:value="2.5">
            <text:p>2.5</text:p>
          </table:table-cell>
          <table:table-cell office:value-type="float" office:value="35.1667">
            <text:p>35.1667</text:p>
          </table:table-cell>
          <table:table-cell office:value-type="float" office:value="28.5">
            <text:p>28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5-12T13:00:00">
            <text:p>Fri May 12 13:00:00 2023</text:p>
          </table:table-cell>
          <table:table-cell office:value-type="float" office:value="53.13194166666667">
            <text:p>53.13194166666667</text:p>
          </table:table-cell>
          <table:table-cell office:value-type="float" office:value="18.5">
            <text:p>18.5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38.6667">
            <text:p>38.6667</text:p>
          </table:table-cell>
          <table:table-cell office:value-type="float" office:value="46.0">
            <text:p>46.0</text:p>
          </table:table-cell>
          <table:table-cell office:value-type="float" office:value="41.8333">
            <text:p>41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2T14:00:00">
            <text:p>Fri May 12 14:00:00 2023</text:p>
          </table:table-cell>
          <table:table-cell office:value-type="float" office:value="52.770829166666665">
            <text:p>52.770829166666665</text:p>
          </table:table-cell>
          <table:table-cell office:value-type="float" office:value="9.3333">
            <text:p>9.3333</text:p>
          </table:table-cell>
          <table:table-cell office:value-type="float" office:value="18.5">
            <text:p>18.5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38.6667">
            <text:p>38.6667</text:p>
          </table:table-cell>
          <table:table-cell office:value-type="float" office:value="46.0">
            <text:p>46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5-12T15:00:00">
            <text:p>Fri May 12 15:00:00 2023</text:p>
          </table:table-cell>
          <table:table-cell office:value-type="float" office:value="52.61805416666667">
            <text:p>52.61805416666667</text:p>
          </table:table-cell>
          <table:table-cell office:value-type="float" office:value="2.1667">
            <text:p>2.1667</text:p>
          </table:table-cell>
          <table:table-cell office:value-type="float" office:value="9.3333">
            <text:p>9.3333</text:p>
          </table:table-cell>
          <table:table-cell office:value-type="float" office:value="18.5">
            <text:p>18.5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38.6667">
            <text:p>38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5-12T16:00:00">
            <text:p>Fri May 12 16:00:00 2023</text:p>
          </table:table-cell>
          <table:table-cell office:value-type="float" office:value="52.69444583333333">
            <text:p>52.6944458333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9.3333">
            <text:p>9.3333</text:p>
          </table:table-cell>
          <table:table-cell office:value-type="float" office:value="18.5">
            <text:p>18.5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5-12T17:00:00">
            <text:p>Fri May 12 17:00:00 2023</text:p>
          </table:table-cell>
          <table:table-cell office:value-type="float" office:value="52.291670833333335">
            <text:p>52.291670833333335</text:p>
          </table:table-cell>
          <table:table-cell office:value-type="float" office:value="8.6667">
            <text:p>8.6667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9.3333">
            <text:p>9.3333</text:p>
          </table:table-cell>
          <table:table-cell office:value-type="float" office:value="18.5">
            <text:p>18.5</text:p>
          </table:table-cell>
          <table:table-cell office:value-type="float" office:value="34.3333">
            <text:p>34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12T18:00:00">
            <text:p>Fri May 12 18:00:00 2023</text:p>
          </table:table-cell>
          <table:table-cell office:value-type="float" office:value="52.06250416666666">
            <text:p>52.06250416666666</text:p>
          </table:table-cell>
          <table:table-cell office:value-type="float" office:value="47.1667">
            <text:p>47.1667</text:p>
          </table:table-cell>
          <table:table-cell office:value-type="float" office:value="8.6667">
            <text:p>8.6667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9.3333">
            <text:p>9.3333</text:p>
          </table:table-cell>
          <table:table-cell office:value-type="float" office:value="18.5">
            <text:p>18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13T13:00:00">
            <text:p>Sat May 13 13:00:00 2023</text:p>
          </table:table-cell>
          <table:table-cell office:value-type="float" office:value="66.75">
            <text:p>66.75</text:p>
          </table:table-cell>
          <table:table-cell office:value-type="float" office:value="61.6667">
            <text:p>61.6667</text:p>
          </table:table-cell>
          <table:table-cell office:value-type="float" office:value="63.0">
            <text:p>63.0</text:p>
          </table:table-cell>
          <table:table-cell office:value-type="float" office:value="65.0">
            <text:p>65.0</text:p>
          </table:table-cell>
          <table:table-cell office:value-type="float" office:value="65.3333">
            <text:p>65.3333</text:p>
          </table:table-cell>
          <table:table-cell office:value-type="float" office:value="65.3333">
            <text:p>65.3333</text:p>
          </table:table-cell>
          <table:table-cell office:value-type="float" office:value="69.3333">
            <text:p>69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13T14:00:00">
            <text:p>Sat May 13 14:00:00 2023</text:p>
          </table:table-cell>
          <table:table-cell office:value-type="float" office:value="66.58333333333333">
            <text:p>66.58333333333333</text:p>
          </table:table-cell>
          <table:table-cell office:value-type="float" office:value="58.5">
            <text:p>58.5</text:p>
          </table:table-cell>
          <table:table-cell office:value-type="float" office:value="61.6667">
            <text:p>61.6667</text:p>
          </table:table-cell>
          <table:table-cell office:value-type="float" office:value="63.0">
            <text:p>63.0</text:p>
          </table:table-cell>
          <table:table-cell office:value-type="float" office:value="65.0">
            <text:p>65.0</text:p>
          </table:table-cell>
          <table:table-cell office:value-type="float" office:value="65.3333">
            <text:p>65.3333</text:p>
          </table:table-cell>
          <table:table-cell office:value-type="float" office:value="65.3333">
            <text:p>65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5-13T15:00:00">
            <text:p>Sat May 13 15:00:00 2023</text:p>
          </table:table-cell>
          <table:table-cell office:value-type="float" office:value="65.92360833333333">
            <text:p>65.92360833333333</text:p>
          </table:table-cell>
          <table:table-cell office:value-type="float" office:value="55.1667">
            <text:p>55.1667</text:p>
          </table:table-cell>
          <table:table-cell office:value-type="float" office:value="58.5">
            <text:p>58.5</text:p>
          </table:table-cell>
          <table:table-cell office:value-type="float" office:value="61.6667">
            <text:p>61.6667</text:p>
          </table:table-cell>
          <table:table-cell office:value-type="float" office:value="63.0">
            <text:p>63.0</text:p>
          </table:table-cell>
          <table:table-cell office:value-type="float" office:value="65.0">
            <text:p>65.0</text:p>
          </table:table-cell>
          <table:table-cell office:value-type="float" office:value="65.3333">
            <text:p>65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5-13T16:00:00">
            <text:p>Sat May 13 16:00:00 2023</text:p>
          </table:table-cell>
          <table:table-cell office:value-type="float" office:value="65.20138333333334">
            <text:p>65.20138333333334</text:p>
          </table:table-cell>
          <table:table-cell office:value-type="float" office:value="52.0">
            <text:p>52.0</text:p>
          </table:table-cell>
          <table:table-cell office:value-type="float" office:value="55.1667">
            <text:p>55.1667</text:p>
          </table:table-cell>
          <table:table-cell office:value-type="float" office:value="58.5">
            <text:p>58.5</text:p>
          </table:table-cell>
          <table:table-cell office:value-type="float" office:value="61.6667">
            <text:p>61.6667</text:p>
          </table:table-cell>
          <table:table-cell office:value-type="float" office:value="63.0">
            <text:p>63.0</text:p>
          </table:table-cell>
          <table:table-cell office:value-type="float" office:value="65.0">
            <text:p>65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13T17:00:00">
            <text:p>Sat May 13 17:00:00 2023</text:p>
          </table:table-cell>
          <table:table-cell office:value-type="float" office:value="65.17360416666666">
            <text:p>65.17360416666666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5.1667">
            <text:p>55.1667</text:p>
          </table:table-cell>
          <table:table-cell office:value-type="float" office:value="58.5">
            <text:p>58.5</text:p>
          </table:table-cell>
          <table:table-cell office:value-type="float" office:value="61.6667">
            <text:p>61.6667</text:p>
          </table:table-cell>
          <table:table-cell office:value-type="float" office:value="63.0">
            <text:p>63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13T18:00:00">
            <text:p>Sat May 13 18:00:00 2023</text:p>
          </table:table-cell>
          <table:table-cell office:value-type="float" office:value="65.05555">
            <text:p>65.05555</text:p>
          </table:table-cell>
          <table:table-cell office:value-type="float" office:value="55.5">
            <text:p>55.5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5.1667">
            <text:p>55.1667</text:p>
          </table:table-cell>
          <table:table-cell office:value-type="float" office:value="58.5">
            <text:p>58.5</text:p>
          </table:table-cell>
          <table:table-cell office:value-type="float" office:value="61.6667">
            <text:p>61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3T19:00:00">
            <text:p>Sat May 13 19:00:00 2023</text:p>
          </table:table-cell>
          <table:table-cell office:value-type="float" office:value="65.01388333333334">
            <text:p>65.01388333333334</text:p>
          </table:table-cell>
          <table:table-cell office:value-type="float" office:value="60.1667">
            <text:p>60.1667</text:p>
          </table:table-cell>
          <table:table-cell office:value-type="float" office:value="55.5">
            <text:p>55.5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5.1667">
            <text:p>55.1667</text:p>
          </table:table-cell>
          <table:table-cell office:value-type="float" office:value="58.5">
            <text:p>58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3T20:00:00">
            <text:p>Sat May 13 20:00:00 2023</text:p>
          </table:table-cell>
          <table:table-cell office:value-type="float" office:value="65.1666625">
            <text:p>65.1666625</text:p>
          </table:table-cell>
          <table:table-cell office:value-type="float" office:value="67.6667">
            <text:p>67.6667</text:p>
          </table:table-cell>
          <table:table-cell office:value-type="float" office:value="60.1667">
            <text:p>60.1667</text:p>
          </table:table-cell>
          <table:table-cell office:value-type="float" office:value="55.5">
            <text:p>55.5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5.1667">
            <text:p>55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3T21:00:00">
            <text:p>Sat May 13 21:00:00 2023</text:p>
          </table:table-cell>
          <table:table-cell office:value-type="float" office:value="65.49999583333333">
            <text:p>65.49999583333333</text:p>
          </table:table-cell>
          <table:table-cell office:value-type="float" office:value="68.8333">
            <text:p>68.8333</text:p>
          </table:table-cell>
          <table:table-cell office:value-type="float" office:value="67.6667">
            <text:p>67.6667</text:p>
          </table:table-cell>
          <table:table-cell office:value-type="float" office:value="60.1667">
            <text:p>60.1667</text:p>
          </table:table-cell>
          <table:table-cell office:value-type="float" office:value="55.5">
            <text:p>55.5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14T12:00:00">
            <text:p>Sun May 14 12:00:00 2023</text:p>
          </table:table-cell>
          <table:table-cell office:value-type="float" office:value="61.631949999999996">
            <text:p>61.631949999999996</text:p>
          </table:table-cell>
          <table:table-cell office:value-type="float" office:value="56.1667">
            <text:p>56.1667</text:p>
          </table:table-cell>
          <table:table-cell office:value-type="float" office:value="49.0">
            <text:p>49.0</text:p>
          </table:table-cell>
          <table:table-cell office:value-type="float" office:value="45.5">
            <text:p>45.5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4.0">
            <text:p>54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14T13:00:00">
            <text:p>Sun May 14 13:00:00 2023</text:p>
          </table:table-cell>
          <table:table-cell office:value-type="float" office:value="61.65278333333333">
            <text:p>61.65278333333333</text:p>
          </table:table-cell>
          <table:table-cell office:value-type="float" office:value="56.8333">
            <text:p>56.8333</text:p>
          </table:table-cell>
          <table:table-cell office:value-type="float" office:value="56.1667">
            <text:p>56.1667</text:p>
          </table:table-cell>
          <table:table-cell office:value-type="float" office:value="49.0">
            <text:p>49.0</text:p>
          </table:table-cell>
          <table:table-cell office:value-type="float" office:value="45.5">
            <text:p>45.5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5-14T14:00:00">
            <text:p>Sun May 14 14:00:00 2023</text:p>
          </table:table-cell>
          <table:table-cell office:value-type="float" office:value="61.77084166666666">
            <text:p>61.77084166666666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6.1667">
            <text:p>56.1667</text:p>
          </table:table-cell>
          <table:table-cell office:value-type="float" office:value="49.0">
            <text:p>49.0</text:p>
          </table:table-cell>
          <table:table-cell office:value-type="float" office:value="45.5">
            <text:p>45.5</text:p>
          </table:table-cell>
          <table:table-cell office:value-type="float" office:value="52.3333">
            <text:p>52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4T15:00:00">
            <text:p>Sun May 14 15:00:00 2023</text:p>
          </table:table-cell>
          <table:table-cell office:value-type="float" office:value="62.041675">
            <text:p>62.041675</text:p>
          </table:table-cell>
          <table:table-cell office:value-type="float" office:value="50.8333">
            <text:p>50.8333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6.1667">
            <text:p>56.1667</text:p>
          </table:table-cell>
          <table:table-cell office:value-type="float" office:value="49.0">
            <text:p>49.0</text:p>
          </table:table-cell>
          <table:table-cell office:value-type="float" office:value="45.5">
            <text:p>45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5-14T16:00:00">
            <text:p>Sun May 14 16:00:00 2023</text:p>
          </table:table-cell>
          <table:table-cell office:value-type="float" office:value="62.27084166666666">
            <text:p>62.27084166666666</text:p>
          </table:table-cell>
          <table:table-cell office:value-type="float" office:value="52.1667">
            <text:p>52.1667</text:p>
          </table:table-cell>
          <table:table-cell office:value-type="float" office:value="50.8333">
            <text:p>50.8333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6.1667">
            <text:p>56.1667</text:p>
          </table:table-cell>
          <table:table-cell office:value-type="float" office:value="49.0">
            <text:p>49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5-14T17:00:00">
            <text:p>Sun May 14 17:00:00 2023</text:p>
          </table:table-cell>
          <table:table-cell office:value-type="float" office:value="62.409729166666665">
            <text:p>62.409729166666665</text:p>
          </table:table-cell>
          <table:table-cell office:value-type="float" office:value="57.8333">
            <text:p>57.8333</text:p>
          </table:table-cell>
          <table:table-cell office:value-type="float" office:value="52.1667">
            <text:p>52.1667</text:p>
          </table:table-cell>
          <table:table-cell office:value-type="float" office:value="50.8333">
            <text:p>50.8333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6.1667">
            <text:p>56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5-15T14:00:00">
            <text:p>Mon May 15 14:00:00 2023</text:p>
          </table:table-cell>
          <table:table-cell office:value-type="float" office:value="54.270833333333336">
            <text:p>54.270833333333336</text:p>
          </table:table-cell>
          <table:table-cell office:value-type="float" office:value="39.5">
            <text:p>39.5</text:p>
          </table:table-cell>
          <table:table-cell office:value-type="float" office:value="36.0">
            <text:p>36.0</text:p>
          </table:table-cell>
          <table:table-cell office:value-type="float" office:value="40.8333">
            <text:p>40.8333</text:p>
          </table:table-cell>
          <table:table-cell office:value-type="float" office:value="51.5">
            <text:p>51.5</text:p>
          </table:table-cell>
          <table:table-cell office:value-type="float" office:value="48.0">
            <text:p>48.0</text:p>
          </table:table-cell>
          <table:table-cell office:value-type="float" office:value="44.5">
            <text:p>44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5-15T15:00:00">
            <text:p>Mon May 15 15:00:00 2023</text:p>
          </table:table-cell>
          <table:table-cell office:value-type="float" office:value="54.986108333333334">
            <text:p>54.986108333333334</text:p>
          </table:table-cell>
          <table:table-cell office:value-type="float" office:value="28.6667">
            <text:p>28.6667</text:p>
          </table:table-cell>
          <table:table-cell office:value-type="float" office:value="39.5">
            <text:p>39.5</text:p>
          </table:table-cell>
          <table:table-cell office:value-type="float" office:value="36.0">
            <text:p>36.0</text:p>
          </table:table-cell>
          <table:table-cell office:value-type="float" office:value="40.8333">
            <text:p>40.8333</text:p>
          </table:table-cell>
          <table:table-cell office:value-type="float" office:value="51.5">
            <text:p>51.5</text:p>
          </table:table-cell>
          <table:table-cell office:value-type="float" office:value="48.0">
            <text:p>48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5-15T16:00:00">
            <text:p>Mon May 15 16:00:00 2023</text:p>
          </table:table-cell>
          <table:table-cell office:value-type="float" office:value="55.798608333333334">
            <text:p>55.798608333333334</text:p>
          </table:table-cell>
          <table:table-cell office:value-type="float" office:value="16.6667">
            <text:p>16.6667</text:p>
          </table:table-cell>
          <table:table-cell office:value-type="float" office:value="28.6667">
            <text:p>28.6667</text:p>
          </table:table-cell>
          <table:table-cell office:value-type="float" office:value="39.5">
            <text:p>39.5</text:p>
          </table:table-cell>
          <table:table-cell office:value-type="float" office:value="36.0">
            <text:p>36.0</text:p>
          </table:table-cell>
          <table:table-cell office:value-type="float" office:value="40.8333">
            <text:p>40.8333</text:p>
          </table:table-cell>
          <table:table-cell office:value-type="float" office:value="51.5">
            <text:p>51.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5-15T17:00:00">
            <text:p>Mon May 15 17:00:00 2023</text:p>
          </table:table-cell>
          <table:table-cell office:value-type="float" office:value="56.18055416666667">
            <text:p>56.18055416666667</text:p>
          </table:table-cell>
          <table:table-cell office:value-type="float" office:value="2.5">
            <text:p>2.5</text:p>
          </table:table-cell>
          <table:table-cell office:value-type="float" office:value="16.6667">
            <text:p>16.6667</text:p>
          </table:table-cell>
          <table:table-cell office:value-type="float" office:value="28.6667">
            <text:p>28.6667</text:p>
          </table:table-cell>
          <table:table-cell office:value-type="float" office:value="39.5">
            <text:p>39.5</text:p>
          </table:table-cell>
          <table:table-cell office:value-type="float" office:value="36.0">
            <text:p>36.0</text:p>
          </table:table-cell>
          <table:table-cell office:value-type="float" office:value="40.8333">
            <text:p>40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5-15T18:00:00">
            <text:p>Mon May 15 18:00:00 2023</text:p>
          </table:table-cell>
          <table:table-cell office:value-type="float" office:value="56.2638875">
            <text:p>56.2638875</text:p>
          </table:table-cell>
          <table:table-cell office:value-type="float" office:value="26.0">
            <text:p>26.0</text:p>
          </table:table-cell>
          <table:table-cell office:value-type="float" office:value="2.5">
            <text:p>2.5</text:p>
          </table:table-cell>
          <table:table-cell office:value-type="float" office:value="16.6667">
            <text:p>16.6667</text:p>
          </table:table-cell>
          <table:table-cell office:value-type="float" office:value="28.6667">
            <text:p>28.6667</text:p>
          </table:table-cell>
          <table:table-cell office:value-type="float" office:value="39.5">
            <text:p>39.5</text:p>
          </table:table-cell>
          <table:table-cell office:value-type="float" office:value="36.0">
            <text:p>36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5-15T19:00:00">
            <text:p>Mon May 15 19:00:00 2023</text:p>
          </table:table-cell>
          <table:table-cell office:value-type="float" office:value="56.3125">
            <text:p>56.3125</text:p>
          </table:table-cell>
          <table:table-cell office:value-type="float" office:value="46.1667">
            <text:p>46.1667</text:p>
          </table:table-cell>
          <table:table-cell office:value-type="float" office:value="26.0">
            <text:p>26.0</text:p>
          </table:table-cell>
          <table:table-cell office:value-type="float" office:value="2.5">
            <text:p>2.5</text:p>
          </table:table-cell>
          <table:table-cell office:value-type="float" office:value="16.6667">
            <text:p>16.6667</text:p>
          </table:table-cell>
          <table:table-cell office:value-type="float" office:value="28.6667">
            <text:p>28.6667</text:p>
          </table:table-cell>
          <table:table-cell office:value-type="float" office:value="39.5">
            <text:p>39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5-16T12:00:00">
            <text:p>Tue May 16 12:00:00 2023</text:p>
          </table:table-cell>
          <table:table-cell office:value-type="float" office:value="62.7083375">
            <text:p>62.7083375</text:p>
          </table:table-cell>
          <table:table-cell office:value-type="float" office:value="47.1667">
            <text:p>47.1667</text:p>
          </table:table-cell>
          <table:table-cell office:value-type="float" office:value="48.1667">
            <text:p>48.1667</text:p>
          </table:table-cell>
          <table:table-cell office:value-type="float" office:value="47.0">
            <text:p>47.0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2.8333">
            <text:p>52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5-16T13:00:00">
            <text:p>Tue May 16 13:00:00 2023</text:p>
          </table:table-cell>
          <table:table-cell office:value-type="float" office:value="62.73611666666667">
            <text:p>62.73611666666667</text:p>
          </table:table-cell>
          <table:table-cell office:value-type="float" office:value="39.8333">
            <text:p>39.8333</text:p>
          </table:table-cell>
          <table:table-cell office:value-type="float" office:value="47.1667">
            <text:p>47.1667</text:p>
          </table:table-cell>
          <table:table-cell office:value-type="float" office:value="48.1667">
            <text:p>48.1667</text:p>
          </table:table-cell>
          <table:table-cell office:value-type="float" office:value="47.0">
            <text:p>47.0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5-16T14:00:00">
            <text:p>Tue May 16 14:00:00 2023</text:p>
          </table:table-cell>
          <table:table-cell office:value-type="float" office:value="62.84028333333333">
            <text:p>62.84028333333333</text:p>
          </table:table-cell>
          <table:table-cell office:value-type="float" office:value="45.6667">
            <text:p>45.6667</text:p>
          </table:table-cell>
          <table:table-cell office:value-type="float" office:value="39.8333">
            <text:p>39.8333</text:p>
          </table:table-cell>
          <table:table-cell office:value-type="float" office:value="47.1667">
            <text:p>47.1667</text:p>
          </table:table-cell>
          <table:table-cell office:value-type="float" office:value="48.1667">
            <text:p>48.1667</text:p>
          </table:table-cell>
          <table:table-cell office:value-type="float" office:value="47.0">
            <text:p>47.0</text:p>
          </table:table-cell>
          <table:table-cell office:value-type="float" office:value="51.8333">
            <text:p>51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5-16T15:00:00">
            <text:p>Tue May 16 15:00:00 2023</text:p>
          </table:table-cell>
          <table:table-cell office:value-type="float" office:value="62.76389583333333">
            <text:p>62.76389583333333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39.8333">
            <text:p>39.8333</text:p>
          </table:table-cell>
          <table:table-cell office:value-type="float" office:value="47.1667">
            <text:p>47.1667</text:p>
          </table:table-cell>
          <table:table-cell office:value-type="float" office:value="48.1667">
            <text:p>48.1667</text:p>
          </table:table-cell>
          <table:table-cell office:value-type="float" office:value="47.0">
            <text:p>47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16T16:00:00">
            <text:p>Tue May 16 16:00:00 2023</text:p>
          </table:table-cell>
          <table:table-cell office:value-type="float" office:value="62.67361666666667">
            <text:p>62.67361666666667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39.8333">
            <text:p>39.8333</text:p>
          </table:table-cell>
          <table:table-cell office:value-type="float" office:value="47.1667">
            <text:p>47.1667</text:p>
          </table:table-cell>
          <table:table-cell office:value-type="float" office:value="48.1667">
            <text:p>48.1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5-16T17:00:00">
            <text:p>Tue May 16 17:00:00 2023</text:p>
          </table:table-cell>
          <table:table-cell office:value-type="float" office:value="62.979170833333335">
            <text:p>62.979170833333335</text:p>
          </table:table-cell>
          <table:table-cell office:value-type="float" office:value="62.1667">
            <text:p>62.1667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39.8333">
            <text:p>39.8333</text:p>
          </table:table-cell>
          <table:table-cell office:value-type="float" office:value="47.1667">
            <text:p>47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5-16T18:00:00">
            <text:p>Tue May 16 18:00:00 2023</text:p>
          </table:table-cell>
          <table:table-cell office:value-type="float" office:value="63.7430625">
            <text:p>63.7430625</text:p>
          </table:table-cell>
          <table:table-cell office:value-type="float" office:value="67.3333">
            <text:p>67.3333</text:p>
          </table:table-cell>
          <table:table-cell office:value-type="float" office:value="62.1667">
            <text:p>62.1667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39.8333">
            <text:p>39.8333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5-17T13:00:00">
            <text:p>Wed May 17 13:00:00 2023</text:p>
          </table:table-cell>
          <table:table-cell office:value-type="float" office:value="59.54167083333334">
            <text:p>59.54167083333334</text:p>
          </table:table-cell>
          <table:table-cell office:value-type="float" office:value="47.5">
            <text:p>47.5</text:p>
          </table:table-cell>
          <table:table-cell office:value-type="float" office:value="48.3333">
            <text:p>48.333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4.5">
            <text:p>54.5</text:p>
          </table:table-cell>
          <table:table-cell office:value-type="float" office:value="58.0">
            <text:p>58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5-17T14:00:00">
            <text:p>Wed May 17 14:00:00 2023</text:p>
          </table:table-cell>
          <table:table-cell office:value-type="float" office:value="59.50000416666668">
            <text:p>59.50000416666668</text:p>
          </table:table-cell>
          <table:table-cell office:value-type="float" office:value="39.5">
            <text:p>39.5</text:p>
          </table:table-cell>
          <table:table-cell office:value-type="float" office:value="47.5">
            <text:p>47.5</text:p>
          </table:table-cell>
          <table:table-cell office:value-type="float" office:value="48.3333">
            <text:p>48.333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4.5">
            <text:p>54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5-17T15:00:00">
            <text:p>Wed May 17 15:00:00 2023</text:p>
          </table:table-cell>
          <table:table-cell office:value-type="float" office:value="59.520837500000006">
            <text:p>59.520837500000006</text:p>
          </table:table-cell>
          <table:table-cell office:value-type="float" office:value="14.6667">
            <text:p>14.6667</text:p>
          </table:table-cell>
          <table:table-cell office:value-type="float" office:value="39.5">
            <text:p>39.5</text:p>
          </table:table-cell>
          <table:table-cell office:value-type="float" office:value="47.5">
            <text:p>47.5</text:p>
          </table:table-cell>
          <table:table-cell office:value-type="float" office:value="48.3333">
            <text:p>48.333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5-17T16:00:00">
            <text:p>Wed May 17 16:00:00 2023</text:p>
          </table:table-cell>
          <table:table-cell office:value-type="float" office:value="59.19445000000001">
            <text:p>59.19445000000001</text:p>
          </table:table-cell>
          <table:table-cell office:value-type="float" office:value="17.1667">
            <text:p>17.1667</text:p>
          </table:table-cell>
          <table:table-cell office:value-type="float" office:value="14.6667">
            <text:p>14.6667</text:p>
          </table:table-cell>
          <table:table-cell office:value-type="float" office:value="39.5">
            <text:p>39.5</text:p>
          </table:table-cell>
          <table:table-cell office:value-type="float" office:value="47.5">
            <text:p>47.5</text:p>
          </table:table-cell>
          <table:table-cell office:value-type="float" office:value="48.3333">
            <text:p>48.3333</text:p>
          </table:table-cell>
          <table:table-cell office:value-type="float" office:value="44.5">
            <text:p>44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17T17:00:00">
            <text:p>Wed May 17 17:00:00 2023</text:p>
          </table:table-cell>
          <table:table-cell office:value-type="float" office:value="58.416675000000005">
            <text:p>58.416675000000005</text:p>
          </table:table-cell>
          <table:table-cell office:value-type="float" office:value="22.0">
            <text:p>22.0</text:p>
          </table:table-cell>
          <table:table-cell office:value-type="float" office:value="17.1667">
            <text:p>17.1667</text:p>
          </table:table-cell>
          <table:table-cell office:value-type="float" office:value="14.6667">
            <text:p>14.6667</text:p>
          </table:table-cell>
          <table:table-cell office:value-type="float" office:value="39.5">
            <text:p>39.5</text:p>
          </table:table-cell>
          <table:table-cell office:value-type="float" office:value="47.5">
            <text:p>47.5</text:p>
          </table:table-cell>
          <table:table-cell office:value-type="float" office:value="48.3333">
            <text:p>48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5-17T18:00:00">
            <text:p>Wed May 17 18:00:00 2023</text:p>
          </table:table-cell>
          <table:table-cell office:value-type="float" office:value="57.173616666666675">
            <text:p>57.173616666666675</text:p>
          </table:table-cell>
          <table:table-cell office:value-type="float" office:value="29.0">
            <text:p>29.0</text:p>
          </table:table-cell>
          <table:table-cell office:value-type="float" office:value="22.0">
            <text:p>22.0</text:p>
          </table:table-cell>
          <table:table-cell office:value-type="float" office:value="17.1667">
            <text:p>17.1667</text:p>
          </table:table-cell>
          <table:table-cell office:value-type="float" office:value="14.6667">
            <text:p>14.6667</text:p>
          </table:table-cell>
          <table:table-cell office:value-type="float" office:value="39.5">
            <text:p>39.5</text:p>
          </table:table-cell>
          <table:table-cell office:value-type="float" office:value="47.5">
            <text:p>47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8T14:00:00">
            <text:p>Thu May 18 14:00:00 2023</text:p>
          </table:table-cell>
          <table:table-cell office:value-type="float" office:value="61.84027916666667">
            <text:p>61.84027916666667</text:p>
          </table:table-cell>
          <table:table-cell office:value-type="float" office:value="27.0">
            <text:p>27.0</text:p>
          </table:table-cell>
          <table:table-cell office:value-type="float" office:value="31.1667">
            <text:p>31.1667</text:p>
          </table:table-cell>
          <table:table-cell office:value-type="float" office:value="54.8333">
            <text:p>54.8333</text:p>
          </table:table-cell>
          <table:table-cell office:value-type="float" office:value="60.0">
            <text:p>60.0</text:p>
          </table:table-cell>
          <table:table-cell office:value-type="float" office:value="58.1667">
            <text:p>58.1667</text:p>
          </table:table-cell>
          <table:table-cell office:value-type="float" office:value="69.6667">
            <text:p>69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5-18T15:00:00">
            <text:p>Thu May 18 15:00:00 2023</text:p>
          </table:table-cell>
          <table:table-cell office:value-type="float" office:value="61.6736125">
            <text:p>61.6736125</text:p>
          </table:table-cell>
          <table:table-cell office:value-type="float" office:value="32.3333">
            <text:p>32.3333</text:p>
          </table:table-cell>
          <table:table-cell office:value-type="float" office:value="27.0">
            <text:p>27.0</text:p>
          </table:table-cell>
          <table:table-cell office:value-type="float" office:value="31.1667">
            <text:p>31.1667</text:p>
          </table:table-cell>
          <table:table-cell office:value-type="float" office:value="54.8333">
            <text:p>54.8333</text:p>
          </table:table-cell>
          <table:table-cell office:value-type="float" office:value="60.0">
            <text:p>60.0</text:p>
          </table:table-cell>
          <table:table-cell office:value-type="float" office:value="58.1667">
            <text:p>58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5-18T16:00:00">
            <text:p>Thu May 18 16:00:00 2023</text:p>
          </table:table-cell>
          <table:table-cell office:value-type="float" office:value="61.6736125">
            <text:p>61.6736125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27.0">
            <text:p>27.0</text:p>
          </table:table-cell>
          <table:table-cell office:value-type="float" office:value="31.1667">
            <text:p>31.1667</text:p>
          </table:table-cell>
          <table:table-cell office:value-type="float" office:value="54.8333">
            <text:p>54.8333</text:p>
          </table:table-cell>
          <table:table-cell office:value-type="float" office:value="60.0">
            <text:p>60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18T17:00:00">
            <text:p>Thu May 18 17:00:00 2023</text:p>
          </table:table-cell>
          <table:table-cell office:value-type="float" office:value="62.00694583333333">
            <text:p>62.00694583333333</text:p>
          </table:table-cell>
          <table:table-cell office:value-type="float" office:value="37.8333">
            <text:p>37.8333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27.0">
            <text:p>27.0</text:p>
          </table:table-cell>
          <table:table-cell office:value-type="float" office:value="31.1667">
            <text:p>31.1667</text:p>
          </table:table-cell>
          <table:table-cell office:value-type="float" office:value="54.8333">
            <text:p>54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5-18T18:00:00">
            <text:p>Thu May 18 18:00:00 2023</text:p>
          </table:table-cell>
          <table:table-cell office:value-type="float" office:value="62.06250416666666">
            <text:p>62.06250416666666</text:p>
          </table:table-cell>
          <table:table-cell office:value-type="float" office:value="57.8333">
            <text:p>57.8333</text:p>
          </table:table-cell>
          <table:table-cell office:value-type="float" office:value="37.8333">
            <text:p>37.8333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27.0">
            <text:p>27.0</text:p>
          </table:table-cell>
          <table:table-cell office:value-type="float" office:value="31.1667">
            <text:p>31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5-18T19:00:00">
            <text:p>Thu May 18 19:00:00 2023</text:p>
          </table:table-cell>
          <table:table-cell office:value-type="float" office:value="61.604170833333335">
            <text:p>61.604170833333335</text:p>
          </table:table-cell>
          <table:table-cell office:value-type="float" office:value="67.3333">
            <text:p>67.3333</text:p>
          </table:table-cell>
          <table:table-cell office:value-type="float" office:value="57.8333">
            <text:p>57.8333</text:p>
          </table:table-cell>
          <table:table-cell office:value-type="float" office:value="37.8333">
            <text:p>37.8333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27.0">
            <text:p>27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19T13:00:00">
            <text:p>Fri May 19 13:00:00 2023</text:p>
          </table:table-cell>
          <table:table-cell office:value-type="float" office:value="49.673608333333334">
            <text:p>49.673608333333334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47.8333">
            <text:p>47.8333</text:p>
          </table:table-cell>
          <table:table-cell office:value-type="float" office:value="46.8333">
            <text:p>46.8333</text:p>
          </table:table-cell>
          <table:table-cell office:value-type="float" office:value="39.1667">
            <text:p>39.1667</text:p>
          </table:table-cell>
          <table:table-cell office:value-type="float" office:value="33.3333">
            <text:p>33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5-19T14:00:00">
            <text:p>Fri May 19 14:00:00 2023</text:p>
          </table:table-cell>
          <table:table-cell office:value-type="float" office:value="49.56944166666667">
            <text:p>49.56944166666667</text:p>
          </table:table-cell>
          <table:table-cell office:value-type="float" office:value="17.5">
            <text:p>17.5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47.8333">
            <text:p>47.8333</text:p>
          </table:table-cell>
          <table:table-cell office:value-type="float" office:value="46.8333">
            <text:p>46.8333</text:p>
          </table:table-cell>
          <table:table-cell office:value-type="float" office:value="39.1667">
            <text:p>39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19T15:00:00">
            <text:p>Fri May 19 15:00:00 2023</text:p>
          </table:table-cell>
          <table:table-cell office:value-type="float" office:value="49.840275">
            <text:p>49.840275</text:p>
          </table:table-cell>
          <table:table-cell office:value-type="float" office:value="9.6667">
            <text:p>9.6667</text:p>
          </table:table-cell>
          <table:table-cell office:value-type="float" office:value="17.5">
            <text:p>17.5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47.8333">
            <text:p>47.8333</text:p>
          </table:table-cell>
          <table:table-cell office:value-type="float" office:value="46.8333">
            <text:p>46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19T16:00:00">
            <text:p>Fri May 19 16:00:00 2023</text:p>
          </table:table-cell>
          <table:table-cell office:value-type="float" office:value="49.965275">
            <text:p>49.965275</text:p>
          </table:table-cell>
          <table:table-cell office:value-type="float" office:value="7.3333">
            <text:p>7.3333</text:p>
          </table:table-cell>
          <table:table-cell office:value-type="float" office:value="9.6667">
            <text:p>9.6667</text:p>
          </table:table-cell>
          <table:table-cell office:value-type="float" office:value="17.5">
            <text:p>17.5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47.8333">
            <text:p>47.8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5-19T17:00:00">
            <text:p>Fri May 19 17:00:00 2023</text:p>
          </table:table-cell>
          <table:table-cell office:value-type="float" office:value="49.923608333333334">
            <text:p>49.923608333333334</text:p>
          </table:table-cell>
          <table:table-cell office:value-type="float" office:value="16.5">
            <text:p>16.5</text:p>
          </table:table-cell>
          <table:table-cell office:value-type="float" office:value="7.3333">
            <text:p>7.3333</text:p>
          </table:table-cell>
          <table:table-cell office:value-type="float" office:value="9.6667">
            <text:p>9.6667</text:p>
          </table:table-cell>
          <table:table-cell office:value-type="float" office:value="17.5">
            <text:p>17.5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5-19T18:00:00">
            <text:p>Fri May 19 18:00:00 2023</text:p>
          </table:table-cell>
          <table:table-cell office:value-type="float" office:value="50.37499583333334">
            <text:p>50.37499583333334</text:p>
          </table:table-cell>
          <table:table-cell office:value-type="float" office:value="28.5">
            <text:p>28.5</text:p>
          </table:table-cell>
          <table:table-cell office:value-type="float" office:value="16.5">
            <text:p>16.5</text:p>
          </table:table-cell>
          <table:table-cell office:value-type="float" office:value="7.3333">
            <text:p>7.3333</text:p>
          </table:table-cell>
          <table:table-cell office:value-type="float" office:value="9.6667">
            <text:p>9.6667</text:p>
          </table:table-cell>
          <table:table-cell office:value-type="float" office:value="17.5">
            <text:p>17.5</text:p>
          </table:table-cell>
          <table:table-cell office:value-type="float" office:value="26.8333">
            <text:p>26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20T12:00:00">
            <text:p>Sat May 20 12:00:00 2023</text:p>
          </table:table-cell>
          <table:table-cell office:value-type="float" office:value="65.56945416666666">
            <text:p>65.56945416666666</text:p>
          </table:table-cell>
          <table:table-cell office:value-type="float" office:value="44.0">
            <text:p>44.0</text:p>
          </table:table-cell>
          <table:table-cell office:value-type="float" office:value="49.3333">
            <text:p>49.3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2.5">
            <text:p>52.5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20T13:00:00">
            <text:p>Sat May 20 13:00:00 2023</text:p>
          </table:table-cell>
          <table:table-cell office:value-type="float" office:value="65.61806666666666">
            <text:p>65.61806666666666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49.3333">
            <text:p>49.3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2.5">
            <text:p>52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5-20T14:00:00">
            <text:p>Sat May 20 14:00:00 2023</text:p>
          </table:table-cell>
          <table:table-cell office:value-type="float" office:value="65.53473333333334">
            <text:p>65.53473333333334</text:p>
          </table:table-cell>
          <table:table-cell office:value-type="float" office:value="55.0">
            <text:p>55.0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49.3333">
            <text:p>49.3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5-20T15:00:00">
            <text:p>Sat May 20 15:00:00 2023</text:p>
          </table:table-cell>
          <table:table-cell office:value-type="float" office:value="65.34723333333334">
            <text:p>65.34723333333334</text:p>
          </table:table-cell>
          <table:table-cell office:value-type="float" office:value="52.1667">
            <text:p>52.1667</text:p>
          </table:table-cell>
          <table:table-cell office:value-type="float" office:value="55.0">
            <text:p>55.0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49.3333">
            <text:p>49.3333</text:p>
          </table:table-cell>
          <table:table-cell office:value-type="float" office:value="45.1667">
            <text:p>45.1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20T16:00:00">
            <text:p>Sat May 20 16:00:00 2023</text:p>
          </table:table-cell>
          <table:table-cell office:value-type="float" office:value="65.33334166666667">
            <text:p>65.33334166666667</text:p>
          </table:table-cell>
          <table:table-cell office:value-type="float" office:value="52.6667">
            <text:p>52.6667</text:p>
          </table:table-cell>
          <table:table-cell office:value-type="float" office:value="52.1667">
            <text:p>52.1667</text:p>
          </table:table-cell>
          <table:table-cell office:value-type="float" office:value="55.0">
            <text:p>55.0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49.3333">
            <text:p>49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5-20T17:00:00">
            <text:p>Sat May 20 17:00:00 2023</text:p>
          </table:table-cell>
          <table:table-cell office:value-type="float" office:value="65.2430625">
            <text:p>65.2430625</text:p>
          </table:table-cell>
          <table:table-cell office:value-type="float" office:value="55.3333">
            <text:p>55.3333</text:p>
          </table:table-cell>
          <table:table-cell office:value-type="float" office:value="52.6667">
            <text:p>52.6667</text:p>
          </table:table-cell>
          <table:table-cell office:value-type="float" office:value="52.1667">
            <text:p>52.1667</text:p>
          </table:table-cell>
          <table:table-cell office:value-type="float" office:value="55.0">
            <text:p>55.0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5-21T14:00:00">
            <text:p>Sun May 21 14:00:00 2023</text:p>
          </table:table-cell>
          <table:table-cell office:value-type="float" office:value="64.1194375">
            <text:p>64.1194375</text:p>
          </table:table-cell>
          <table:table-cell office:value-type="float" office:value="44.3333">
            <text:p>44.3333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45.0">
            <text:p>45.0</text:p>
          </table:table-cell>
          <table:table-cell office:value-type="float" office:value="50.3333">
            <text:p>50.3333</text:p>
          </table:table-cell>
          <table:table-cell office:value-type="float" office:value="64.8333">
            <text:p>64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21T15:00:00">
            <text:p>Sun May 21 15:00:00 2023</text:p>
          </table:table-cell>
          <table:table-cell office:value-type="float" office:value="64.08471666666667">
            <text:p>64.08471666666667</text:p>
          </table:table-cell>
          <table:table-cell office:value-type="float" office:value="45.1667">
            <text:p>45.1667</text:p>
          </table:table-cell>
          <table:table-cell office:value-type="float" office:value="44.3333">
            <text:p>44.3333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45.0">
            <text:p>45.0</text:p>
          </table:table-cell>
          <table:table-cell office:value-type="float" office:value="50.3333">
            <text:p>50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21T16:00:00">
            <text:p>Sun May 21 16:00:00 2023</text:p>
          </table:table-cell>
          <table:table-cell office:value-type="float" office:value="63.69582916666667">
            <text:p>63.69582916666667</text:p>
          </table:table-cell>
          <table:table-cell office:value-type="float" office:value="41.0">
            <text:p>41.0</text:p>
          </table:table-cell>
          <table:table-cell office:value-type="float" office:value="45.1667">
            <text:p>45.1667</text:p>
          </table:table-cell>
          <table:table-cell office:value-type="float" office:value="44.3333">
            <text:p>44.3333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45.0">
            <text:p>45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1T17:00:00">
            <text:p>Sun May 21 17:00:00 2023</text:p>
          </table:table-cell>
          <table:table-cell office:value-type="float" office:value="63.69582916666667">
            <text:p>63.69582916666667</text:p>
          </table:table-cell>
          <table:table-cell office:value-type="float" office:value="39.2">
            <text:p>39.2</text:p>
          </table:table-cell>
          <table:table-cell office:value-type="float" office:value="41.0">
            <text:p>41.0</text:p>
          </table:table-cell>
          <table:table-cell office:value-type="float" office:value="45.1667">
            <text:p>45.1667</text:p>
          </table:table-cell>
          <table:table-cell office:value-type="float" office:value="44.3333">
            <text:p>44.3333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5-21T18:00:00">
            <text:p>Sun May 21 18:00:00 2023</text:p>
          </table:table-cell>
          <table:table-cell office:value-type="float" office:value="63.341662500000005">
            <text:p>63.341662500000005</text:p>
          </table:table-cell>
          <table:table-cell office:value-type="float" office:value="45.1667">
            <text:p>45.1667</text:p>
          </table:table-cell>
          <table:table-cell office:value-type="float" office:value="39.2">
            <text:p>39.2</text:p>
          </table:table-cell>
          <table:table-cell office:value-type="float" office:value="41.0">
            <text:p>41.0</text:p>
          </table:table-cell>
          <table:table-cell office:value-type="float" office:value="45.1667">
            <text:p>45.1667</text:p>
          </table:table-cell>
          <table:table-cell office:value-type="float" office:value="44.3333">
            <text:p>44.3333</text:p>
          </table:table-cell>
          <table:table-cell office:value-type="float" office:value="41.0">
            <text:p>41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21T19:00:00">
            <text:p>Sun May 21 19:00:00 2023</text:p>
          </table:table-cell>
          <table:table-cell office:value-type="float" office:value="62.74444166666667">
            <text:p>62.74444166666667</text:p>
          </table:table-cell>
          <table:table-cell office:value-type="float" office:value="55.8333">
            <text:p>55.8333</text:p>
          </table:table-cell>
          <table:table-cell office:value-type="float" office:value="45.1667">
            <text:p>45.1667</text:p>
          </table:table-cell>
          <table:table-cell office:value-type="float" office:value="39.2">
            <text:p>39.2</text:p>
          </table:table-cell>
          <table:table-cell office:value-type="float" office:value="41.0">
            <text:p>41.0</text:p>
          </table:table-cell>
          <table:table-cell office:value-type="float" office:value="45.1667">
            <text:p>45.1667</text:p>
          </table:table-cell>
          <table:table-cell office:value-type="float" office:value="44.3333">
            <text:p>44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5-22T13:00:00">
            <text:p>Mon May 22 13:00:00 2023</text:p>
          </table:table-cell>
          <table:table-cell office:value-type="float" office:value="55.69444166666667">
            <text:p>55.69444166666667</text:p>
          </table:table-cell>
          <table:table-cell office:value-type="float" office:value="49.1667">
            <text:p>49.1667</text:p>
          </table:table-cell>
          <table:table-cell office:value-type="float" office:value="49.8333">
            <text:p>49.8333</text:p>
          </table:table-cell>
          <table:table-cell office:value-type="float" office:value="52.5">
            <text:p>52.5</text:p>
          </table:table-cell>
          <table:table-cell office:value-type="float" office:value="45.5">
            <text:p>45.5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22T14:00:00">
            <text:p>Mon May 22 14:00:00 2023</text:p>
          </table:table-cell>
          <table:table-cell office:value-type="float" office:value="55.4791625">
            <text:p>55.4791625</text:p>
          </table:table-cell>
          <table:table-cell office:value-type="float" office:value="48.8333">
            <text:p>48.8333</text:p>
          </table:table-cell>
          <table:table-cell office:value-type="float" office:value="49.1667">
            <text:p>49.1667</text:p>
          </table:table-cell>
          <table:table-cell office:value-type="float" office:value="49.8333">
            <text:p>49.8333</text:p>
          </table:table-cell>
          <table:table-cell office:value-type="float" office:value="52.5">
            <text:p>52.5</text:p>
          </table:table-cell>
          <table:table-cell office:value-type="float" office:value="45.5">
            <text:p>45.5</text:p>
          </table:table-cell>
          <table:table-cell office:value-type="float" office:value="43.3333">
            <text:p>43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22T15:00:00">
            <text:p>Mon May 22 15:00:00 2023</text:p>
          </table:table-cell>
          <table:table-cell office:value-type="float" office:value="55.3194375">
            <text:p>55.3194375</text:p>
          </table:table-cell>
          <table:table-cell office:value-type="float" office:value="27.8333">
            <text:p>27.8333</text:p>
          </table:table-cell>
          <table:table-cell office:value-type="float" office:value="48.8333">
            <text:p>48.8333</text:p>
          </table:table-cell>
          <table:table-cell office:value-type="float" office:value="49.1667">
            <text:p>49.1667</text:p>
          </table:table-cell>
          <table:table-cell office:value-type="float" office:value="49.8333">
            <text:p>49.8333</text:p>
          </table:table-cell>
          <table:table-cell office:value-type="float" office:value="52.5">
            <text:p>52.5</text:p>
          </table:table-cell>
          <table:table-cell office:value-type="float" office:value="45.5">
            <text:p>45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22T16:00:00">
            <text:p>Mon May 22 16:00:00 2023</text:p>
          </table:table-cell>
          <table:table-cell office:value-type="float" office:value="55.527770833333335">
            <text:p>55.527770833333335</text:p>
          </table:table-cell>
          <table:table-cell office:value-type="float" office:value="11.0">
            <text:p>11.0</text:p>
          </table:table-cell>
          <table:table-cell office:value-type="float" office:value="27.8333">
            <text:p>27.8333</text:p>
          </table:table-cell>
          <table:table-cell office:value-type="float" office:value="48.8333">
            <text:p>48.8333</text:p>
          </table:table-cell>
          <table:table-cell office:value-type="float" office:value="49.1667">
            <text:p>49.1667</text:p>
          </table:table-cell>
          <table:table-cell office:value-type="float" office:value="49.8333">
            <text:p>49.8333</text:p>
          </table:table-cell>
          <table:table-cell office:value-type="float" office:value="52.5">
            <text:p>52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5-22T17:00:00">
            <text:p>Mon May 22 17:00:00 2023</text:p>
          </table:table-cell>
          <table:table-cell office:value-type="float" office:value="55.458325">
            <text:p>55.458325</text:p>
          </table:table-cell>
          <table:table-cell office:value-type="float" office:value="32.5">
            <text:p>32.5</text:p>
          </table:table-cell>
          <table:table-cell office:value-type="float" office:value="11.0">
            <text:p>11.0</text:p>
          </table:table-cell>
          <table:table-cell office:value-type="float" office:value="27.8333">
            <text:p>27.8333</text:p>
          </table:table-cell>
          <table:table-cell office:value-type="float" office:value="48.8333">
            <text:p>48.8333</text:p>
          </table:table-cell>
          <table:table-cell office:value-type="float" office:value="49.1667">
            <text:p>49.1667</text:p>
          </table:table-cell>
          <table:table-cell office:value-type="float" office:value="49.8333">
            <text:p>49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5-22T18:00:00">
            <text:p>Mon May 22 18:00:00 2023</text:p>
          </table:table-cell>
          <table:table-cell office:value-type="float" office:value="55.54860416666666">
            <text:p>55.54860416666666</text:p>
          </table:table-cell>
          <table:table-cell office:value-type="float" office:value="40.0">
            <text:p>40.0</text:p>
          </table:table-cell>
          <table:table-cell office:value-type="float" office:value="32.5">
            <text:p>32.5</text:p>
          </table:table-cell>
          <table:table-cell office:value-type="float" office:value="11.0">
            <text:p>11.0</text:p>
          </table:table-cell>
          <table:table-cell office:value-type="float" office:value="27.8333">
            <text:p>27.8333</text:p>
          </table:table-cell>
          <table:table-cell office:value-type="float" office:value="48.8333">
            <text:p>48.8333</text:p>
          </table:table-cell>
          <table:table-cell office:value-type="float" office:value="49.1667">
            <text:p>49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5-23T15:00:00">
            <text:p>Tue May 23 15:00:00 2023</text:p>
          </table:table-cell>
          <table:table-cell office:value-type="float" office:value="55.97221666666666">
            <text:p>55.97221666666666</text:p>
          </table:table-cell>
          <table:table-cell office:value-type="float" office:value="43.6667">
            <text:p>43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  <table:table-cell office:value-type="float" office:value="63.0">
            <text:p>63.0</text:p>
          </table:table-cell>
          <table:table-cell office:value-type="float" office:value="53.6667">
            <text:p>53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23T16:00:00">
            <text:p>Tue May 23 16:00:00 2023</text:p>
          </table:table-cell>
          <table:table-cell office:value-type="float" office:value="55.14582916666666">
            <text:p>55.14582916666666</text:p>
          </table:table-cell>
          <table:table-cell office:value-type="float" office:value="28.0">
            <text:p>28.0</text:p>
          </table:table-cell>
          <table:table-cell office:value-type="float" office:value="43.6667">
            <text:p>43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  <table:table-cell office:value-type="float" office:value="63.0">
            <text:p>63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23T17:00:00">
            <text:p>Tue May 23 17:00:00 2023</text:p>
          </table:table-cell>
          <table:table-cell office:value-type="float" office:value="54.44444166666667">
            <text:p>54.44444166666667</text:p>
          </table:table-cell>
          <table:table-cell office:value-type="float" office:value="24.0">
            <text:p>24.0</text:p>
          </table:table-cell>
          <table:table-cell office:value-type="float" office:value="28.0">
            <text:p>28.0</text:p>
          </table:table-cell>
          <table:table-cell office:value-type="float" office:value="43.6667">
            <text:p>43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23T18:00:00">
            <text:p>Tue May 23 18:00:00 2023</text:p>
          </table:table-cell>
          <table:table-cell office:value-type="float" office:value="53.94444166666667">
            <text:p>53.94444166666667</text:p>
          </table:table-cell>
          <table:table-cell office:value-type="float" office:value="29.0">
            <text:p>29.0</text:p>
          </table:table-cell>
          <table:table-cell office:value-type="float" office:value="24.0">
            <text:p>24.0</text:p>
          </table:table-cell>
          <table:table-cell office:value-type="float" office:value="28.0">
            <text:p>28.0</text:p>
          </table:table-cell>
          <table:table-cell office:value-type="float" office:value="43.6667">
            <text:p>43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5-23T19:00:00">
            <text:p>Tue May 23 19:00:00 2023</text:p>
          </table:table-cell>
          <table:table-cell office:value-type="float" office:value="53.423608333333334">
            <text:p>53.423608333333334</text:p>
          </table:table-cell>
          <table:table-cell office:value-type="float" office:value="39.8333">
            <text:p>39.8333</text:p>
          </table:table-cell>
          <table:table-cell office:value-type="float" office:value="29.0">
            <text:p>29.0</text:p>
          </table:table-cell>
          <table:table-cell office:value-type="float" office:value="24.0">
            <text:p>24.0</text:p>
          </table:table-cell>
          <table:table-cell office:value-type="float" office:value="28.0">
            <text:p>28.0</text:p>
          </table:table-cell>
          <table:table-cell office:value-type="float" office:value="43.6667">
            <text:p>43.6667</text:p>
          </table:table-cell>
          <table:table-cell office:value-type="float" office:value="55.1667">
            <text:p>55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3T20:00:00">
            <text:p>Tue May 23 20:00:00 2023</text:p>
          </table:table-cell>
          <table:table-cell office:value-type="float" office:value="53.1041625">
            <text:p>53.1041625</text:p>
          </table:table-cell>
          <table:table-cell office:value-type="float" office:value="47.3333">
            <text:p>47.3333</text:p>
          </table:table-cell>
          <table:table-cell office:value-type="float" office:value="39.8333">
            <text:p>39.8333</text:p>
          </table:table-cell>
          <table:table-cell office:value-type="float" office:value="29.0">
            <text:p>29.0</text:p>
          </table:table-cell>
          <table:table-cell office:value-type="float" office:value="24.0">
            <text:p>24.0</text:p>
          </table:table-cell>
          <table:table-cell office:value-type="float" office:value="28.0">
            <text:p>28.0</text:p>
          </table:table-cell>
          <table:table-cell office:value-type="float" office:value="43.6667">
            <text:p>43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23T21:00:00">
            <text:p>Tue May 23 21:00:00 2023</text:p>
          </table:table-cell>
          <table:table-cell office:value-type="float" office:value="52.74999583333334">
            <text:p>52.74999583333334</text:p>
          </table:table-cell>
          <table:table-cell office:value-type="float" office:value="43.0">
            <text:p>43.0</text:p>
          </table:table-cell>
          <table:table-cell office:value-type="float" office:value="47.3333">
            <text:p>47.3333</text:p>
          </table:table-cell>
          <table:table-cell office:value-type="float" office:value="39.8333">
            <text:p>39.8333</text:p>
          </table:table-cell>
          <table:table-cell office:value-type="float" office:value="29.0">
            <text:p>29.0</text:p>
          </table:table-cell>
          <table:table-cell office:value-type="float" office:value="24.0">
            <text:p>24.0</text:p>
          </table:table-cell>
          <table:table-cell office:value-type="float" office:value="28.0">
            <text:p>28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5-23T22:00:00">
            <text:p>Tue May 23 22:00:00 2023</text:p>
          </table:table-cell>
          <table:table-cell office:value-type="float" office:value="52.6666625">
            <text:p>52.6666625</text:p>
          </table:table-cell>
          <table:table-cell office:value-type="float" office:value="53.0">
            <text:p>53.0</text:p>
          </table:table-cell>
          <table:table-cell office:value-type="float" office:value="43.0">
            <text:p>43.0</text:p>
          </table:table-cell>
          <table:table-cell office:value-type="float" office:value="47.3333">
            <text:p>47.3333</text:p>
          </table:table-cell>
          <table:table-cell office:value-type="float" office:value="39.8333">
            <text:p>39.8333</text:p>
          </table:table-cell>
          <table:table-cell office:value-type="float" office:value="29.0">
            <text:p>29.0</text:p>
          </table:table-cell>
          <table:table-cell office:value-type="float" office:value="24.0">
            <text:p>24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5-24T14:00:00">
            <text:p>Wed May 24 14:00:00 2023</text:p>
          </table:table-cell>
          <table:table-cell office:value-type="float" office:value="53.861108333333334">
            <text:p>53.861108333333334</text:p>
          </table:table-cell>
          <table:table-cell office:value-type="float" office:value="38.8333">
            <text:p>38.8333</text:p>
          </table:table-cell>
          <table:table-cell office:value-type="float" office:value="34.5">
            <text:p>34.5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9.5">
            <text:p>49.5</text:p>
          </table:table-cell>
          <table:table-cell office:value-type="float" office:value="52.5">
            <text:p>52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24T15:00:00">
            <text:p>Wed May 24 15:00:00 2023</text:p>
          </table:table-cell>
          <table:table-cell office:value-type="float" office:value="55.486108333333334">
            <text:p>55.486108333333334</text:p>
          </table:table-cell>
          <table:table-cell office:value-type="float" office:value="26.5">
            <text:p>26.5</text:p>
          </table:table-cell>
          <table:table-cell office:value-type="float" office:value="38.8333">
            <text:p>38.8333</text:p>
          </table:table-cell>
          <table:table-cell office:value-type="float" office:value="34.5">
            <text:p>34.5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9.5">
            <text:p>49.5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5-24T16:00:00">
            <text:p>Wed May 24 16:00:00 2023</text:p>
          </table:table-cell>
          <table:table-cell office:value-type="float" office:value="56.99999583333334">
            <text:p>56.99999583333334</text:p>
          </table:table-cell>
          <table:table-cell office:value-type="float" office:value="25.1667">
            <text:p>25.1667</text:p>
          </table:table-cell>
          <table:table-cell office:value-type="float" office:value="26.5">
            <text:p>26.5</text:p>
          </table:table-cell>
          <table:table-cell office:value-type="float" office:value="38.8333">
            <text:p>38.8333</text:p>
          </table:table-cell>
          <table:table-cell office:value-type="float" office:value="34.5">
            <text:p>34.5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5-24T17:00:00">
            <text:p>Wed May 24 17:00:00 2023</text:p>
          </table:table-cell>
          <table:table-cell office:value-type="float" office:value="58.340275">
            <text:p>58.340275</text:p>
          </table:table-cell>
          <table:table-cell office:value-type="float" office:value="33.3333">
            <text:p>33.3333</text:p>
          </table:table-cell>
          <table:table-cell office:value-type="float" office:value="25.1667">
            <text:p>25.1667</text:p>
          </table:table-cell>
          <table:table-cell office:value-type="float" office:value="26.5">
            <text:p>26.5</text:p>
          </table:table-cell>
          <table:table-cell office:value-type="float" office:value="38.8333">
            <text:p>38.8333</text:p>
          </table:table-cell>
          <table:table-cell office:value-type="float" office:value="34.5">
            <text:p>34.5</text:p>
          </table:table-cell>
          <table:table-cell office:value-type="float" office:value="42.6667">
            <text:p>42.6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5-25T14:00:00">
            <text:p>Thu May 25 14:00:00 2023</text:p>
          </table:table-cell>
          <table:table-cell office:value-type="float" office:value="61.61111666666667">
            <text:p>61.6111166666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5-25T15:00:00">
            <text:p>Thu May 25 15:00:00 2023</text:p>
          </table:table-cell>
          <table:table-cell office:value-type="float" office:value="61.62500416666666">
            <text:p>61.62500416666666</text:p>
          </table:table-cell>
          <table:table-cell office:value-type="float" office:value="12.6667">
            <text:p>12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36.0">
            <text:p>36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25T16:00:00">
            <text:p>Thu May 25 16:00:00 2023</text:p>
          </table:table-cell>
          <table:table-cell office:value-type="float" office:value="61.819449999999996">
            <text:p>61.819449999999996</text:p>
          </table:table-cell>
          <table:table-cell office:value-type="float" office:value="8.6667">
            <text:p>8.6667</text:p>
          </table:table-cell>
          <table:table-cell office:value-type="float" office:value="12.6667">
            <text:p>12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5-25T17:00:00">
            <text:p>Thu May 25 17:00:00 2023</text:p>
          </table:table-cell>
          <table:table-cell office:value-type="float" office:value="61.9583375">
            <text:p>61.9583375</text:p>
          </table:table-cell>
          <table:table-cell office:value-type="float" office:value="23.3333">
            <text:p>23.3333</text:p>
          </table:table-cell>
          <table:table-cell office:value-type="float" office:value="8.6667">
            <text:p>8.6667</text:p>
          </table:table-cell>
          <table:table-cell office:value-type="float" office:value="12.6667">
            <text:p>12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7.3333">
            <text:p>47.3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5-25T18:00:00">
            <text:p>Thu May 25 18:00:00 2023</text:p>
          </table:table-cell>
          <table:table-cell office:value-type="float" office:value="61.972225">
            <text:p>61.972225</text:p>
          </table:table-cell>
          <table:table-cell office:value-type="float" office:value="39.0">
            <text:p>39.0</text:p>
          </table:table-cell>
          <table:table-cell office:value-type="float" office:value="23.3333">
            <text:p>23.3333</text:p>
          </table:table-cell>
          <table:table-cell office:value-type="float" office:value="8.6667">
            <text:p>8.6667</text:p>
          </table:table-cell>
          <table:table-cell office:value-type="float" office:value="12.6667">
            <text:p>12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5-25T19:00:00">
            <text:p>Thu May 25 19:00:00 2023</text:p>
          </table:table-cell>
          <table:table-cell office:value-type="float" office:value="61.2708375">
            <text:p>61.2708375</text:p>
          </table:table-cell>
          <table:table-cell office:value-type="float" office:value="49.1667">
            <text:p>49.1667</text:p>
          </table:table-cell>
          <table:table-cell office:value-type="float" office:value="39.0">
            <text:p>39.0</text:p>
          </table:table-cell>
          <table:table-cell office:value-type="float" office:value="23.3333">
            <text:p>23.3333</text:p>
          </table:table-cell>
          <table:table-cell office:value-type="float" office:value="8.6667">
            <text:p>8.6667</text:p>
          </table:table-cell>
          <table:table-cell office:value-type="float" office:value="12.6667">
            <text:p>12.6667</text:p>
          </table:table-cell>
          <table:table-cell office:value-type="float" office:value="27.0">
            <text:p>27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5-26T13:00:00">
            <text:p>Fri May 26 13:00:00 2023</text:p>
          </table:table-cell>
          <table:table-cell office:value-type="float" office:value="63.833333333333336">
            <text:p>63.833333333333336</text:p>
          </table:table-cell>
          <table:table-cell office:value-type="float" office:value="46.0">
            <text:p>46.0</text:p>
          </table:table-cell>
          <table:table-cell office:value-type="float" office:value="54.1667">
            <text:p>54.1667</text:p>
          </table:table-cell>
          <table:table-cell office:value-type="float" office:value="51.3333">
            <text:p>51.3333</text:p>
          </table:table-cell>
          <table:table-cell office:value-type="float" office:value="52.6667">
            <text:p>52.6667</text:p>
          </table:table-cell>
          <table:table-cell office:value-type="float" office:value="53.8333">
            <text:p>53.8333</text:p>
          </table:table-cell>
          <table:table-cell office:value-type="float" office:value="54.6667">
            <text:p>54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6T14:00:00">
            <text:p>Fri May 26 14:00:00 2023</text:p>
          </table:table-cell>
          <table:table-cell office:value-type="float" office:value="64.375">
            <text:p>64.375</text:p>
          </table:table-cell>
          <table:table-cell office:value-type="float" office:value="43.5">
            <text:p>43.5</text:p>
          </table:table-cell>
          <table:table-cell office:value-type="float" office:value="46.0">
            <text:p>46.0</text:p>
          </table:table-cell>
          <table:table-cell office:value-type="float" office:value="54.1667">
            <text:p>54.1667</text:p>
          </table:table-cell>
          <table:table-cell office:value-type="float" office:value="51.3333">
            <text:p>51.3333</text:p>
          </table:table-cell>
          <table:table-cell office:value-type="float" office:value="52.6667">
            <text:p>52.6667</text:p>
          </table:table-cell>
          <table:table-cell office:value-type="float" office:value="53.8333">
            <text:p>53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5-26T15:00:00">
            <text:p>Fri May 26 15:00:00 2023</text:p>
          </table:table-cell>
          <table:table-cell office:value-type="float" office:value="64.375">
            <text:p>64.375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  <table:table-cell office:value-type="float" office:value="46.0">
            <text:p>46.0</text:p>
          </table:table-cell>
          <table:table-cell office:value-type="float" office:value="54.1667">
            <text:p>54.1667</text:p>
          </table:table-cell>
          <table:table-cell office:value-type="float" office:value="51.3333">
            <text:p>51.3333</text:p>
          </table:table-cell>
          <table:table-cell office:value-type="float" office:value="52.6667">
            <text:p>52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26T16:00:00">
            <text:p>Fri May 26 16:00:00 2023</text:p>
          </table:table-cell>
          <table:table-cell office:value-type="float" office:value="63.9375">
            <text:p>63.9375</text:p>
          </table:table-cell>
          <table:table-cell office:value-type="float" office:value="23.0">
            <text:p>23.0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  <table:table-cell office:value-type="float" office:value="46.0">
            <text:p>46.0</text:p>
          </table:table-cell>
          <table:table-cell office:value-type="float" office:value="54.1667">
            <text:p>54.1667</text:p>
          </table:table-cell>
          <table:table-cell office:value-type="float" office:value="51.3333">
            <text:p>51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26T17:00:00">
            <text:p>Fri May 26 17:00:00 2023</text:p>
          </table:table-cell>
          <table:table-cell office:value-type="float" office:value="63.208333333333336">
            <text:p>63.208333333333336</text:p>
          </table:table-cell>
          <table:table-cell office:value-type="float" office:value="31.3333">
            <text:p>31.3333</text:p>
          </table:table-cell>
          <table:table-cell office:value-type="float" office:value="23.0">
            <text:p>23.0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  <table:table-cell office:value-type="float" office:value="46.0">
            <text:p>46.0</text:p>
          </table:table-cell>
          <table:table-cell office:value-type="float" office:value="54.1667">
            <text:p>54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6T18:00:00">
            <text:p>Fri May 26 18:00:00 2023</text:p>
          </table:table-cell>
          <table:table-cell office:value-type="float" office:value="62.6736125">
            <text:p>62.6736125</text:p>
          </table:table-cell>
          <table:table-cell office:value-type="float" office:value="48.6667">
            <text:p>48.6667</text:p>
          </table:table-cell>
          <table:table-cell office:value-type="float" office:value="31.3333">
            <text:p>31.3333</text:p>
          </table:table-cell>
          <table:table-cell office:value-type="float" office:value="23.0">
            <text:p>23.0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  <table:table-cell office:value-type="float" office:value="46.0">
            <text:p>46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5-27T15:00:00">
            <text:p>Sat May 27 15:00:00 2023</text:p>
          </table:table-cell>
          <table:table-cell office:value-type="float" office:value="67.47917083333333">
            <text:p>67.47917083333333</text:p>
          </table:table-cell>
          <table:table-cell office:value-type="float" office:value="65.5">
            <text:p>65.5</text:p>
          </table:table-cell>
          <table:table-cell office:value-type="float" office:value="62.1667">
            <text:p>62.1667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5-27T16:00:00">
            <text:p>Sat May 27 16:00:00 2023</text:p>
          </table:table-cell>
          <table:table-cell office:value-type="float" office:value="67.0486125">
            <text:p>67.0486125</text:p>
          </table:table-cell>
          <table:table-cell office:value-type="float" office:value="44.6667">
            <text:p>44.6667</text:p>
          </table:table-cell>
          <table:table-cell office:value-type="float" office:value="65.5">
            <text:p>65.5</text:p>
          </table:table-cell>
          <table:table-cell office:value-type="float" office:value="62.1667">
            <text:p>62.1667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1.1667">
            <text:p>71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7T17:00:00">
            <text:p>Sat May 27 17:00:00 2023</text:p>
          </table:table-cell>
          <table:table-cell office:value-type="float" office:value="65.91667083333333">
            <text:p>65.91667083333333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65.5">
            <text:p>65.5</text:p>
          </table:table-cell>
          <table:table-cell office:value-type="float" office:value="62.1667">
            <text:p>62.1667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27T18:00:00">
            <text:p>Sat May 27 18:00:00 2023</text:p>
          </table:table-cell>
          <table:table-cell office:value-type="float" office:value="64.7986125">
            <text:p>64.7986125</text:p>
          </table:table-cell>
          <table:table-cell office:value-type="float" office:value="32.1667">
            <text:p>32.1667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65.5">
            <text:p>65.5</text:p>
          </table:table-cell>
          <table:table-cell office:value-type="float" office:value="62.1667">
            <text:p>62.1667</text:p>
          </table:table-cell>
          <table:table-cell office:value-type="float" office:value="56.5">
            <text:p>56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27T19:00:00">
            <text:p>Sat May 27 19:00:00 2023</text:p>
          </table:table-cell>
          <table:table-cell office:value-type="float" office:value="63.96527916666667">
            <text:p>63.96527916666667</text:p>
          </table:table-cell>
          <table:table-cell office:value-type="float" office:value="44.3333">
            <text:p>44.3333</text:p>
          </table:table-cell>
          <table:table-cell office:value-type="float" office:value="32.1667">
            <text:p>32.1667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65.5">
            <text:p>65.5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27T20:00:00">
            <text:p>Sat May 27 20:00:00 2023</text:p>
          </table:table-cell>
          <table:table-cell office:value-type="float" office:value="62.52777916666667">
            <text:p>62.52777916666667</text:p>
          </table:table-cell>
          <table:table-cell office:value-type="float" office:value="61.5">
            <text:p>61.5</text:p>
          </table:table-cell>
          <table:table-cell office:value-type="float" office:value="44.3333">
            <text:p>44.3333</text:p>
          </table:table-cell>
          <table:table-cell office:value-type="float" office:value="32.1667">
            <text:p>32.1667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65.5">
            <text:p>65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5-27T21:00:00">
            <text:p>Sat May 27 21:00:00 2023</text:p>
          </table:table-cell>
          <table:table-cell office:value-type="float" office:value="60.90277916666667">
            <text:p>60.90277916666667</text:p>
          </table:table-cell>
          <table:table-cell office:value-type="float" office:value="74.3333">
            <text:p>74.3333</text:p>
          </table:table-cell>
          <table:table-cell office:value-type="float" office:value="61.5">
            <text:p>61.5</text:p>
          </table:table-cell>
          <table:table-cell office:value-type="float" office:value="44.3333">
            <text:p>44.3333</text:p>
          </table:table-cell>
          <table:table-cell office:value-type="float" office:value="32.1667">
            <text:p>32.1667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5-27T22:00:00">
            <text:p>Sat May 27 22:00:00 2023</text:p>
          </table:table-cell>
          <table:table-cell office:value-type="float" office:value="59.4375">
            <text:p>59.4375</text:p>
          </table:table-cell>
          <table:table-cell office:value-type="float" office:value="76.6667">
            <text:p>76.6667</text:p>
          </table:table-cell>
          <table:table-cell office:value-type="float" office:value="74.3333">
            <text:p>74.3333</text:p>
          </table:table-cell>
          <table:table-cell office:value-type="float" office:value="61.5">
            <text:p>61.5</text:p>
          </table:table-cell>
          <table:table-cell office:value-type="float" office:value="44.3333">
            <text:p>44.3333</text:p>
          </table:table-cell>
          <table:table-cell office:value-type="float" office:value="32.1667">
            <text:p>32.1667</text:p>
          </table:table-cell>
          <table:table-cell office:value-type="float" office:value="39.6667">
            <text:p>39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27T23:00:00">
            <text:p>Sat May 27 23:00:00 2023</text:p>
          </table:table-cell>
          <table:table-cell office:value-type="float" office:value="57.7638875">
            <text:p>57.7638875</text:p>
          </table:table-cell>
          <table:table-cell office:value-type="float" office:value="75.8333">
            <text:p>75.8333</text:p>
          </table:table-cell>
          <table:table-cell office:value-type="float" office:value="76.6667">
            <text:p>76.6667</text:p>
          </table:table-cell>
          <table:table-cell office:value-type="float" office:value="74.3333">
            <text:p>74.3333</text:p>
          </table:table-cell>
          <table:table-cell office:value-type="float" office:value="61.5">
            <text:p>61.5</text:p>
          </table:table-cell>
          <table:table-cell office:value-type="float" office:value="44.3333">
            <text:p>44.3333</text:p>
          </table:table-cell>
          <table:table-cell office:value-type="float" office:value="32.1667">
            <text:p>32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5-28T11:00:00">
            <text:p>Sun May 28 11:00:00 2023</text:p>
          </table:table-cell>
          <table:table-cell office:value-type="float" office:value="47.88194166666667">
            <text:p>47.88194166666667</text:p>
          </table:table-cell>
          <table:table-cell office:value-type="float" office:value="45.1667">
            <text:p>45.1667</text:p>
          </table:table-cell>
          <table:table-cell office:value-type="float" office:value="46.6667">
            <text:p>46.6667</text:p>
          </table:table-cell>
          <table:table-cell office:value-type="float" office:value="41.0">
            <text:p>41.0</text:p>
          </table:table-cell>
          <table:table-cell office:value-type="float" office:value="36.5">
            <text:p>36.5</text:p>
          </table:table-cell>
          <table:table-cell office:value-type="float" office:value="32.5">
            <text:p>32.5</text:p>
          </table:table-cell>
          <table:table-cell office:value-type="float" office:value="31.3333">
            <text:p>31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28T12:00:00">
            <text:p>Sun May 28 12:00:00 2023</text:p>
          </table:table-cell>
          <table:table-cell office:value-type="float" office:value="48.111108333333334">
            <text:p>48.111108333333334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46.6667">
            <text:p>46.6667</text:p>
          </table:table-cell>
          <table:table-cell office:value-type="float" office:value="41.0">
            <text:p>41.0</text:p>
          </table:table-cell>
          <table:table-cell office:value-type="float" office:value="36.5">
            <text:p>36.5</text:p>
          </table:table-cell>
          <table:table-cell office:value-type="float" office:value="32.5">
            <text:p>32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8T13:00:00">
            <text:p>Sun May 28 13:00:00 2023</text:p>
          </table:table-cell>
          <table:table-cell office:value-type="float" office:value="48.18055416666667">
            <text:p>48.18055416666667</text:p>
          </table:table-cell>
          <table:table-cell office:value-type="float" office:value="40.0">
            <text:p>40.0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46.6667">
            <text:p>46.6667</text:p>
          </table:table-cell>
          <table:table-cell office:value-type="float" office:value="41.0">
            <text:p>41.0</text:p>
          </table:table-cell>
          <table:table-cell office:value-type="float" office:value="36.5">
            <text:p>36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28T14:00:00">
            <text:p>Sun May 28 14:00:00 2023</text:p>
          </table:table-cell>
          <table:table-cell office:value-type="float" office:value="48.06944583333333">
            <text:p>48.06944583333333</text:p>
          </table:table-cell>
          <table:table-cell office:value-type="float" office:value="38.8333">
            <text:p>38.8333</text:p>
          </table:table-cell>
          <table:table-cell office:value-type="float" office:value="40.0">
            <text:p>40.0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46.6667">
            <text:p>46.6667</text:p>
          </table:table-cell>
          <table:table-cell office:value-type="float" office:value="41.0">
            <text:p>41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28T15:00:00">
            <text:p>Sun May 28 15:00:00 2023</text:p>
          </table:table-cell>
          <table:table-cell office:value-type="float" office:value="48.03472083333333">
            <text:p>48.03472083333333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40.0">
            <text:p>40.0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46.6667">
            <text:p>46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9T14:00:00">
            <text:p>Mon May 29 14:00:00 2023</text:p>
          </table:table-cell>
          <table:table-cell office:value-type="float" office:value="48.6458375">
            <text:p>48.6458375</text:p>
          </table:table-cell>
          <table:table-cell office:value-type="float" office:value="27.0">
            <text:p>27.0</text:p>
          </table:table-cell>
          <table:table-cell office:value-type="float" office:value="29.5">
            <text:p>29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41.0">
            <text:p>41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9T15:00:00">
            <text:p>Mon May 29 15:00:00 2023</text:p>
          </table:table-cell>
          <table:table-cell office:value-type="float" office:value="48.909725">
            <text:p>48.909725</text:p>
          </table:table-cell>
          <table:table-cell office:value-type="float" office:value="21.1667">
            <text:p>21.1667</text:p>
          </table:table-cell>
          <table:table-cell office:value-type="float" office:value="27.0">
            <text:p>27.0</text:p>
          </table:table-cell>
          <table:table-cell office:value-type="float" office:value="29.5">
            <text:p>29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9T16:00:00">
            <text:p>Mon May 29 16:00:00 2023</text:p>
          </table:table-cell>
          <table:table-cell office:value-type="float" office:value="48.71527916666667">
            <text:p>48.71527916666667</text:p>
          </table:table-cell>
          <table:table-cell office:value-type="float" office:value="11.0">
            <text:p>11.0</text:p>
          </table:table-cell>
          <table:table-cell office:value-type="float" office:value="21.1667">
            <text:p>21.1667</text:p>
          </table:table-cell>
          <table:table-cell office:value-type="float" office:value="27.0">
            <text:p>27.0</text:p>
          </table:table-cell>
          <table:table-cell office:value-type="float" office:value="29.5">
            <text:p>29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29T17:00:00">
            <text:p>Mon May 29 17:00:00 2023</text:p>
          </table:table-cell>
          <table:table-cell office:value-type="float" office:value="48.37500416666668">
            <text:p>48.37500416666668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21.1667">
            <text:p>21.1667</text:p>
          </table:table-cell>
          <table:table-cell office:value-type="float" office:value="27.0">
            <text:p>27.0</text:p>
          </table:table-cell>
          <table:table-cell office:value-type="float" office:value="29.5">
            <text:p>29.5</text:p>
          </table:table-cell>
          <table:table-cell office:value-type="float" office:value="38.5">
            <text:p>38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29T18:00:00">
            <text:p>Mon May 29 18:00:00 2023</text:p>
          </table:table-cell>
          <table:table-cell office:value-type="float" office:value="47.66667083333334">
            <text:p>47.66667083333334</text:p>
          </table:table-cell>
          <table:table-cell office:value-type="float" office:value="38.0">
            <text:p>38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21.1667">
            <text:p>21.1667</text:p>
          </table:table-cell>
          <table:table-cell office:value-type="float" office:value="27.0">
            <text:p>27.0</text:p>
          </table:table-cell>
          <table:table-cell office:value-type="float" office:value="29.5">
            <text:p>29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5-30T13:00:00">
            <text:p>Tue May 30 13:00:00 2023</text:p>
          </table:table-cell>
          <table:table-cell office:value-type="float" office:value="45.31945416666667">
            <text:p>45.31945416666667</text:p>
          </table:table-cell>
          <table:table-cell office:value-type="float" office:value="15.1667">
            <text:p>15.1667</text:p>
          </table:table-cell>
          <table:table-cell office:value-type="float" office:value="24.6667">
            <text:p>24.6667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4.5">
            <text:p>34.5</text:p>
          </table:table-cell>
          <table:table-cell office:value-type="float" office:value="41.1667">
            <text:p>41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30T14:00:00">
            <text:p>Tue May 30 14:00:00 2023</text:p>
          </table:table-cell>
          <table:table-cell office:value-type="float" office:value="45.2500125">
            <text:p>45.2500125</text:p>
          </table:table-cell>
          <table:table-cell office:value-type="float" office:value="26.3333">
            <text:p>26.3333</text:p>
          </table:table-cell>
          <table:table-cell office:value-type="float" office:value="15.1667">
            <text:p>15.1667</text:p>
          </table:table-cell>
          <table:table-cell office:value-type="float" office:value="24.6667">
            <text:p>24.6667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4.5">
            <text:p>34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5-30T15:00:00">
            <text:p>Tue May 30 15:00:00 2023</text:p>
          </table:table-cell>
          <table:table-cell office:value-type="float" office:value="45.152791666666666">
            <text:p>45.152791666666666</text:p>
          </table:table-cell>
          <table:table-cell office:value-type="float" office:value="24.6667">
            <text:p>24.6667</text:p>
          </table:table-cell>
          <table:table-cell office:value-type="float" office:value="26.3333">
            <text:p>26.3333</text:p>
          </table:table-cell>
          <table:table-cell office:value-type="float" office:value="15.1667">
            <text:p>15.1667</text:p>
          </table:table-cell>
          <table:table-cell office:value-type="float" office:value="24.6667">
            <text:p>24.6667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30T16:00:00">
            <text:p>Tue May 30 16:00:00 2023</text:p>
          </table:table-cell>
          <table:table-cell office:value-type="float" office:value="45.06945833333333">
            <text:p>45.0694583333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6.3333">
            <text:p>26.3333</text:p>
          </table:table-cell>
          <table:table-cell office:value-type="float" office:value="15.1667">
            <text:p>15.1667</text:p>
          </table:table-cell>
          <table:table-cell office:value-type="float" office:value="24.6667">
            <text:p>24.6667</text:p>
          </table:table-cell>
          <table:table-cell office:value-type="float" office:value="28.8333">
            <text:p>28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30T17:00:00">
            <text:p>Tue May 30 17:00:00 2023</text:p>
          </table:table-cell>
          <table:table-cell office:value-type="float" office:value="45.02084583333333">
            <text:p>45.02084583333333</text:p>
          </table:table-cell>
          <table:table-cell office:value-type="float" office:value="33.3333">
            <text:p>3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6.3333">
            <text:p>26.3333</text:p>
          </table:table-cell>
          <table:table-cell office:value-type="float" office:value="15.1667">
            <text:p>15.1667</text:p>
          </table:table-cell>
          <table:table-cell office:value-type="float" office:value="24.6667">
            <text:p>24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31T13:00:00">
            <text:p>Wed May 31 13:00:00 2023</text:p>
          </table:table-cell>
          <table:table-cell office:value-type="float" office:value="42.19444583333333">
            <text:p>42.1944458333333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  <table:table-cell office:value-type="float" office:value="38.0">
            <text:p>38.0</text:p>
          </table:table-cell>
          <table:table-cell office:value-type="float" office:value="42.6667">
            <text:p>42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31T14:00:00">
            <text:p>Wed May 31 14:00:00 2023</text:p>
          </table:table-cell>
          <table:table-cell office:value-type="float" office:value="42.0138875">
            <text:p>42.0138875</text:p>
          </table:table-cell>
          <table:table-cell office:value-type="float" office:value="17.3333">
            <text:p>17.333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  <table:table-cell office:value-type="float" office:value="38.0">
            <text:p>38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5-31T15:00:00">
            <text:p>Wed May 31 15:00:00 2023</text:p>
          </table:table-cell>
          <table:table-cell office:value-type="float" office:value="42.12499583333333">
            <text:p>42.12499583333333</text:p>
          </table:table-cell>
          <table:table-cell office:value-type="float" office:value="6.5">
            <text:p>6.5</text:p>
          </table:table-cell>
          <table:table-cell office:value-type="float" office:value="17.3333">
            <text:p>17.333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5-31T16:00:00">
            <text:p>Wed May 31 16:00:00 2023</text:p>
          </table:table-cell>
          <table:table-cell office:value-type="float" office:value="42.36805">
            <text:p>42.36805</text:p>
          </table:table-cell>
          <table:table-cell office:value-type="float" office:value="4.6667">
            <text:p>4.6667</text:p>
          </table:table-cell>
          <table:table-cell office:value-type="float" office:value="6.5">
            <text:p>6.5</text:p>
          </table:table-cell>
          <table:table-cell office:value-type="float" office:value="17.3333">
            <text:p>17.333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31T17:00:00">
            <text:p>Wed May 31 17:00:00 2023</text:p>
          </table:table-cell>
          <table:table-cell office:value-type="float" office:value="42.770829166666665">
            <text:p>42.770829166666665</text:p>
          </table:table-cell>
          <table:table-cell office:value-type="float" office:value="20.8333">
            <text:p>20.8333</text:p>
          </table:table-cell>
          <table:table-cell office:value-type="float" office:value="4.6667">
            <text:p>4.6667</text:p>
          </table:table-cell>
          <table:table-cell office:value-type="float" office:value="6.5">
            <text:p>6.5</text:p>
          </table:table-cell>
          <table:table-cell office:value-type="float" office:value="17.3333">
            <text:p>17.333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31T18:00:00">
            <text:p>Wed May 31 18:00:00 2023</text:p>
          </table:table-cell>
          <table:table-cell office:value-type="float" office:value="43.270829166666665">
            <text:p>43.270829166666665</text:p>
          </table:table-cell>
          <table:table-cell office:value-type="float" office:value="37.8333">
            <text:p>37.8333</text:p>
          </table:table-cell>
          <table:table-cell office:value-type="float" office:value="20.8333">
            <text:p>20.8333</text:p>
          </table:table-cell>
          <table:table-cell office:value-type="float" office:value="4.6667">
            <text:p>4.6667</text:p>
          </table:table-cell>
          <table:table-cell office:value-type="float" office:value="6.5">
            <text:p>6.5</text:p>
          </table:table-cell>
          <table:table-cell office:value-type="float" office:value="17.3333">
            <text:p>17.3333</text:p>
          </table:table-cell>
          <table:table-cell office:value-type="float" office:value="26.5">
            <text:p>26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6-01T13:00:00">
            <text:p>Thu Jun  1 13:00:00 2023</text:p>
          </table:table-cell>
          <table:table-cell office:value-type="float" office:value="41.993050000000004">
            <text:p>41.993050000000004</text:p>
          </table:table-cell>
          <table:table-cell office:value-type="float" office:value="21.6667">
            <text:p>21.6667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  <table:table-cell office:value-type="float" office:value="31.0">
            <text:p>31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6-01T14:00:00">
            <text:p>Thu Jun  1 14:00:00 2023</text:p>
          </table:table-cell>
          <table:table-cell office:value-type="float" office:value="41.20138333333333">
            <text:p>41.20138333333333</text:p>
          </table:table-cell>
          <table:table-cell office:value-type="float" office:value="21.0">
            <text:p>21.0</text:p>
          </table:table-cell>
          <table:table-cell office:value-type="float" office:value="21.6667">
            <text:p>21.6667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01T15:00:00">
            <text:p>Thu Jun  1 15:00:00 2023</text:p>
          </table:table-cell>
          <table:table-cell office:value-type="float" office:value="40.743050000000004">
            <text:p>40.743050000000004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21.6667">
            <text:p>21.6667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6-01T16:00:00">
            <text:p>Thu Jun  1 16:00:00 2023</text:p>
          </table:table-cell>
          <table:table-cell office:value-type="float" office:value="40.645829166666665">
            <text:p>40.645829166666665</text:p>
          </table:table-cell>
          <table:table-cell office:value-type="float" office:value="6.8333">
            <text:p>6.8333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21.6667">
            <text:p>21.6667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6-01T17:00:00">
            <text:p>Thu Jun  1 17:00:00 2023</text:p>
          </table:table-cell>
          <table:table-cell office:value-type="float" office:value="40.6319375">
            <text:p>40.6319375</text:p>
          </table:table-cell>
          <table:table-cell office:value-type="float" office:value="15.0">
            <text:p>15.0</text:p>
          </table:table-cell>
          <table:table-cell office:value-type="float" office:value="6.8333">
            <text:p>6.8333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21.6667">
            <text:p>21.6667</text:p>
          </table:table-cell>
          <table:table-cell office:value-type="float" office:value="23.3333">
            <text:p>23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6-01T18:00:00">
            <text:p>Thu Jun  1 18:00:00 2023</text:p>
          </table:table-cell>
          <table:table-cell office:value-type="float" office:value="40.590270833333335">
            <text:p>40.590270833333335</text:p>
          </table:table-cell>
          <table:table-cell office:value-type="float" office:value="19.8333">
            <text:p>19.8333</text:p>
          </table:table-cell>
          <table:table-cell office:value-type="float" office:value="15.0">
            <text:p>15.0</text:p>
          </table:table-cell>
          <table:table-cell office:value-type="float" office:value="6.8333">
            <text:p>6.8333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21.6667">
            <text:p>21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6-01T19:00:00">
            <text:p>Thu Jun  1 19:00:00 2023</text:p>
          </table:table-cell>
          <table:table-cell office:value-type="float" office:value="40.73610416666667">
            <text:p>40.73610416666667</text:p>
          </table:table-cell>
          <table:table-cell office:value-type="float" office:value="25.6667">
            <text:p>25.6667</text:p>
          </table:table-cell>
          <table:table-cell office:value-type="float" office:value="19.8333">
            <text:p>19.8333</text:p>
          </table:table-cell>
          <table:table-cell office:value-type="float" office:value="15.0">
            <text:p>15.0</text:p>
          </table:table-cell>
          <table:table-cell office:value-type="float" office:value="6.8333">
            <text:p>6.8333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6-02T14:00:00">
            <text:p>Fri Jun  2 14:00:00 2023</text:p>
          </table:table-cell>
          <table:table-cell office:value-type="float" office:value="56.7638875">
            <text:p>56.7638875</text:p>
          </table:table-cell>
          <table:table-cell office:value-type="float" office:value="27.5">
            <text:p>27.5</text:p>
          </table:table-cell>
          <table:table-cell office:value-type="float" office:value="41.8333">
            <text:p>41.8333</text:p>
          </table:table-cell>
          <table:table-cell office:value-type="float" office:value="50.8333">
            <text:p>50.8333</text:p>
          </table:table-cell>
          <table:table-cell office:value-type="float" office:value="48.6667">
            <text:p>48.6667</text:p>
          </table:table-cell>
          <table:table-cell office:value-type="float" office:value="42.5">
            <text:p>42.5</text:p>
          </table:table-cell>
          <table:table-cell office:value-type="float" office:value="46.1667">
            <text:p>46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6-02T15:00:00">
            <text:p>Fri Jun  2 15:00:00 2023</text:p>
          </table:table-cell>
          <table:table-cell office:value-type="float" office:value="57.666666666666664">
            <text:p>57.666666666666664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41.8333">
            <text:p>41.8333</text:p>
          </table:table-cell>
          <table:table-cell office:value-type="float" office:value="50.8333">
            <text:p>50.8333</text:p>
          </table:table-cell>
          <table:table-cell office:value-type="float" office:value="48.6667">
            <text:p>48.6667</text:p>
          </table:table-cell>
          <table:table-cell office:value-type="float" office:value="42.5">
            <text:p>42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02T16:00:00">
            <text:p>Fri Jun  2 16:00:00 2023</text:p>
          </table:table-cell>
          <table:table-cell office:value-type="float" office:value="57.895833333333336">
            <text:p>57.895833333333336</text:p>
          </table:table-cell>
          <table:table-cell office:value-type="float" office:value="11.5">
            <text:p>11.5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41.8333">
            <text:p>41.8333</text:p>
          </table:table-cell>
          <table:table-cell office:value-type="float" office:value="50.8333">
            <text:p>50.8333</text:p>
          </table:table-cell>
          <table:table-cell office:value-type="float" office:value="48.6667">
            <text:p>48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02T17:00:00">
            <text:p>Fri Jun  2 17:00:00 2023</text:p>
          </table:table-cell>
          <table:table-cell office:value-type="float" office:value="57.791666666666664">
            <text:p>57.791666666666664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41.8333">
            <text:p>41.8333</text:p>
          </table:table-cell>
          <table:table-cell office:value-type="float" office:value="50.8333">
            <text:p>50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6-02T18:00:00">
            <text:p>Fri Jun  2 18:00:00 2023</text:p>
          </table:table-cell>
          <table:table-cell office:value-type="float" office:value="57.52777916666667">
            <text:p>57.52777916666667</text:p>
          </table:table-cell>
          <table:table-cell office:value-type="float" office:value="54.0">
            <text:p>54.0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41.8333">
            <text:p>41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6-03T13:00:00">
            <text:p>Sat Jun  3 13:00:00 2023</text:p>
          </table:table-cell>
          <table:table-cell office:value-type="float" office:value="54.30554583333333">
            <text:p>54.30554583333333</text:p>
          </table:table-cell>
          <table:table-cell office:value-type="float" office:value="37.8333">
            <text:p>37.8333</text:p>
          </table:table-cell>
          <table:table-cell office:value-type="float" office:value="42.3333">
            <text:p>42.3333</text:p>
          </table:table-cell>
          <table:table-cell office:value-type="float" office:value="44.0">
            <text:p>44.0</text:p>
          </table:table-cell>
          <table:table-cell office:value-type="float" office:value="44.1667">
            <text:p>44.1667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6-03T14:00:00">
            <text:p>Sat Jun  3 14:00:00 2023</text:p>
          </table:table-cell>
          <table:table-cell office:value-type="float" office:value="54.034712500000005">
            <text:p>54.034712500000005</text:p>
          </table:table-cell>
          <table:table-cell office:value-type="float" office:value="30.8333">
            <text:p>30.8333</text:p>
          </table:table-cell>
          <table:table-cell office:value-type="float" office:value="37.8333">
            <text:p>37.8333</text:p>
          </table:table-cell>
          <table:table-cell office:value-type="float" office:value="42.3333">
            <text:p>42.3333</text:p>
          </table:table-cell>
          <table:table-cell office:value-type="float" office:value="44.0">
            <text:p>44.0</text:p>
          </table:table-cell>
          <table:table-cell office:value-type="float" office:value="44.1667">
            <text:p>44.1667</text:p>
          </table:table-cell>
          <table:table-cell office:value-type="float" office:value="47.1667">
            <text:p>47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03T15:00:00">
            <text:p>Sat Jun  3 15:00:00 2023</text:p>
          </table:table-cell>
          <table:table-cell office:value-type="float" office:value="53.999991666666666">
            <text:p>53.999991666666666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37.8333">
            <text:p>37.8333</text:p>
          </table:table-cell>
          <table:table-cell office:value-type="float" office:value="42.3333">
            <text:p>42.3333</text:p>
          </table:table-cell>
          <table:table-cell office:value-type="float" office:value="44.0">
            <text:p>44.0</text:p>
          </table:table-cell>
          <table:table-cell office:value-type="float" office:value="44.1667">
            <text:p>44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6-03T16:00:00">
            <text:p>Sat Jun  3 16:00:00 2023</text:p>
          </table:table-cell>
          <table:table-cell office:value-type="float" office:value="54.54165833333334">
            <text:p>54.54165833333334</text:p>
          </table:table-cell>
          <table:table-cell office:value-type="float" office:value="28.8333">
            <text:p>28.8333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37.8333">
            <text:p>37.8333</text:p>
          </table:table-cell>
          <table:table-cell office:value-type="float" office:value="42.3333">
            <text:p>42.3333</text:p>
          </table:table-cell>
          <table:table-cell office:value-type="float" office:value="44.0">
            <text:p>44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03T17:00:00">
            <text:p>Sat Jun  3 17:00:00 2023</text:p>
          </table:table-cell>
          <table:table-cell office:value-type="float" office:value="55.3819375">
            <text:p>55.3819375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37.8333">
            <text:p>37.8333</text:p>
          </table:table-cell>
          <table:table-cell office:value-type="float" office:value="42.3333">
            <text:p>42.3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6-03T18:00:00">
            <text:p>Sat Jun  3 18:00:00 2023</text:p>
          </table:table-cell>
          <table:table-cell office:value-type="float" office:value="55.79165833333334">
            <text:p>55.79165833333334</text:p>
          </table:table-cell>
          <table:table-cell office:value-type="float" office:value="35.5">
            <text:p>35.5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37.8333">
            <text:p>37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6-03T19:00:00">
            <text:p>Sat Jun  3 19:00:00 2023</text:p>
          </table:table-cell>
          <table:table-cell office:value-type="float" office:value="55.84721666666667">
            <text:p>55.84721666666667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6-04T12:00:00">
            <text:p>Sun Jun  4 12:00:00 2023</text:p>
          </table:table-cell>
          <table:table-cell office:value-type="float" office:value="59.44444583333333">
            <text:p>59.44444583333333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3.3333">
            <text:p>53.3333</text:p>
          </table:table-cell>
          <table:table-cell office:value-type="float" office:value="60.0">
            <text:p>60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04T13:00:00">
            <text:p>Sun Jun  4 13:00:00 2023</text:p>
          </table:table-cell>
          <table:table-cell office:value-type="float" office:value="59.71527916666667">
            <text:p>59.71527916666667</text:p>
          </table:table-cell>
          <table:table-cell office:value-type="float" office:value="32.1667">
            <text:p>32.1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3.3333">
            <text:p>53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6-04T14:00:00">
            <text:p>Sun Jun  4 14:00:00 2023</text:p>
          </table:table-cell>
          <table:table-cell office:value-type="float" office:value="59.81944583333333">
            <text:p>59.81944583333333</text:p>
          </table:table-cell>
          <table:table-cell office:value-type="float" office:value="29.5">
            <text:p>29.5</text:p>
          </table:table-cell>
          <table:table-cell office:value-type="float" office:value="32.1667">
            <text:p>32.1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04T15:00:00">
            <text:p>Sun Jun  4 15:00:00 2023</text:p>
          </table:table-cell>
          <table:table-cell office:value-type="float" office:value="59.770833333333336">
            <text:p>59.770833333333336</text:p>
          </table:table-cell>
          <table:table-cell office:value-type="float" office:value="32.1667">
            <text:p>32.1667</text:p>
          </table:table-cell>
          <table:table-cell office:value-type="float" office:value="29.5">
            <text:p>29.5</text:p>
          </table:table-cell>
          <table:table-cell office:value-type="float" office:value="32.1667">
            <text:p>32.1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6-04T16:00:00">
            <text:p>Sun Jun  4 16:00:00 2023</text:p>
          </table:table-cell>
          <table:table-cell office:value-type="float" office:value="59.520833333333336">
            <text:p>59.520833333333336</text:p>
          </table:table-cell>
          <table:table-cell office:value-type="float" office:value="36.8333">
            <text:p>36.8333</text:p>
          </table:table-cell>
          <table:table-cell office:value-type="float" office:value="32.1667">
            <text:p>32.1667</text:p>
          </table:table-cell>
          <table:table-cell office:value-type="float" office:value="29.5">
            <text:p>29.5</text:p>
          </table:table-cell>
          <table:table-cell office:value-type="float" office:value="32.1667">
            <text:p>32.1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6-04T17:00:00">
            <text:p>Sun Jun  4 17:00:00 2023</text:p>
          </table:table-cell>
          <table:table-cell office:value-type="float" office:value="59.125">
            <text:p>59.125</text:p>
          </table:table-cell>
          <table:table-cell office:value-type="float" office:value="53.5">
            <text:p>53.5</text:p>
          </table:table-cell>
          <table:table-cell office:value-type="float" office:value="36.8333">
            <text:p>36.8333</text:p>
          </table:table-cell>
          <table:table-cell office:value-type="float" office:value="32.1667">
            <text:p>32.1667</text:p>
          </table:table-cell>
          <table:table-cell office:value-type="float" office:value="29.5">
            <text:p>29.5</text:p>
          </table:table-cell>
          <table:table-cell office:value-type="float" office:value="32.1667">
            <text:p>32.1667</text:p>
          </table:table-cell>
          <table:table-cell office:value-type="float" office:value="38.3333">
            <text:p>38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6-04T18:00:00">
            <text:p>Sun Jun  4 18:00:00 2023</text:p>
          </table:table-cell>
          <table:table-cell office:value-type="float" office:value="58.9236125">
            <text:p>58.9236125</text:p>
          </table:table-cell>
          <table:table-cell office:value-type="float" office:value="57.5">
            <text:p>57.5</text:p>
          </table:table-cell>
          <table:table-cell office:value-type="float" office:value="53.5">
            <text:p>53.5</text:p>
          </table:table-cell>
          <table:table-cell office:value-type="float" office:value="36.8333">
            <text:p>36.8333</text:p>
          </table:table-cell>
          <table:table-cell office:value-type="float" office:value="32.1667">
            <text:p>32.1667</text:p>
          </table:table-cell>
          <table:table-cell office:value-type="float" office:value="29.5">
            <text:p>29.5</text:p>
          </table:table-cell>
          <table:table-cell office:value-type="float" office:value="32.1667">
            <text:p>32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6-05T12:00:00">
            <text:p>Mon Jun  5 12:00:00 2023</text:p>
          </table:table-cell>
          <table:table-cell office:value-type="float" office:value="56.6388875">
            <text:p>56.6388875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3.1667">
            <text:p>53.1667</text:p>
          </table:table-cell>
          <table:table-cell office:value-type="float" office:value="46.3333">
            <text:p>46.3333</text:p>
          </table:table-cell>
          <table:table-cell office:value-type="float" office:value="44.0">
            <text:p>44.0</text:p>
          </table:table-cell>
          <table:table-cell office:value-type="float" office:value="45.8333">
            <text:p>45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05T13:00:00">
            <text:p>Mon Jun  5 13:00:00 2023</text:p>
          </table:table-cell>
          <table:table-cell office:value-type="float" office:value="56.625">
            <text:p>56.625</text:p>
          </table:table-cell>
          <table:table-cell office:value-type="float" office:value="42.0">
            <text:p>42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3.1667">
            <text:p>53.1667</text:p>
          </table:table-cell>
          <table:table-cell office:value-type="float" office:value="46.3333">
            <text:p>46.3333</text:p>
          </table:table-cell>
          <table:table-cell office:value-type="float" office:value="44.0">
            <text:p>44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05T14:00:00">
            <text:p>Mon Jun  5 14:00:00 2023</text:p>
          </table:table-cell>
          <table:table-cell office:value-type="float" office:value="56.6875">
            <text:p>56.6875</text:p>
          </table:table-cell>
          <table:table-cell office:value-type="float" office:value="30.0">
            <text:p>30.0</text:p>
          </table:table-cell>
          <table:table-cell office:value-type="float" office:value="42.0">
            <text:p>42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3.1667">
            <text:p>53.1667</text:p>
          </table:table-cell>
          <table:table-cell office:value-type="float" office:value="46.3333">
            <text:p>46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6-05T15:00:00">
            <text:p>Mon Jun  5 15:00:00 2023</text:p>
          </table:table-cell>
          <table:table-cell office:value-type="float" office:value="57.02777916666667">
            <text:p>57.02777916666667</text:p>
          </table:table-cell>
          <table:table-cell office:value-type="float" office:value="17.1667">
            <text:p>17.1667</text:p>
          </table:table-cell>
          <table:table-cell office:value-type="float" office:value="30.0">
            <text:p>30.0</text:p>
          </table:table-cell>
          <table:table-cell office:value-type="float" office:value="42.0">
            <text:p>42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3.1667">
            <text:p>53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6-05T16:00:00">
            <text:p>Mon Jun  5 16:00:00 2023</text:p>
          </table:table-cell>
          <table:table-cell office:value-type="float" office:value="57.5486125">
            <text:p>57.5486125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30.0">
            <text:p>30.0</text:p>
          </table:table-cell>
          <table:table-cell office:value-type="float" office:value="42.0">
            <text:p>42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6-05T17:00:00">
            <text:p>Mon Jun  5 17:00:00 2023</text:p>
          </table:table-cell>
          <table:table-cell office:value-type="float" office:value="57.63194583333333">
            <text:p>57.63194583333333</text:p>
          </table:table-cell>
          <table:table-cell office:value-type="float" office:value="42.5">
            <text:p>42.5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30.0">
            <text:p>30.0</text:p>
          </table:table-cell>
          <table:table-cell office:value-type="float" office:value="42.0">
            <text:p>42.0</text:p>
          </table:table-cell>
          <table:table-cell office:value-type="float" office:value="47.1667">
            <text:p>47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6-05T18:00:00">
            <text:p>Mon Jun  5 18:00:00 2023</text:p>
          </table:table-cell>
          <table:table-cell office:value-type="float" office:value="57.80555833333333">
            <text:p>57.80555833333333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30.0">
            <text:p>30.0</text:p>
          </table:table-cell>
          <table:table-cell office:value-type="float" office:value="42.0">
            <text:p>42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6-06T13:00:00">
            <text:p>Tue Jun  6 13:00:00 2023</text:p>
          </table:table-cell>
          <table:table-cell office:value-type="float" office:value="57.208333333333336">
            <text:p>57.208333333333336</text:p>
          </table:table-cell>
          <table:table-cell office:value-type="float" office:value="34.6667">
            <text:p>34.6667</text:p>
          </table:table-cell>
          <table:table-cell office:value-type="float" office:value="34.1667">
            <text:p>34.1667</text:p>
          </table:table-cell>
          <table:table-cell office:value-type="float" office:value="40.0">
            <text:p>40.0</text:p>
          </table:table-cell>
          <table:table-cell office:value-type="float" office:value="50.6667">
            <text:p>50.6667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6-06T14:00:00">
            <text:p>Tue Jun  6 14:00:00 2023</text:p>
          </table:table-cell>
          <table:table-cell office:value-type="float" office:value="57.229166666666664">
            <text:p>57.229166666666664</text:p>
          </table:table-cell>
          <table:table-cell office:value-type="float" office:value="23.0">
            <text:p>23.0</text:p>
          </table:table-cell>
          <table:table-cell office:value-type="float" office:value="34.6667">
            <text:p>34.6667</text:p>
          </table:table-cell>
          <table:table-cell office:value-type="float" office:value="34.1667">
            <text:p>34.1667</text:p>
          </table:table-cell>
          <table:table-cell office:value-type="float" office:value="40.0">
            <text:p>40.0</text:p>
          </table:table-cell>
          <table:table-cell office:value-type="float" office:value="50.6667">
            <text:p>50.6667</text:p>
          </table:table-cell>
          <table:table-cell office:value-type="float" office:value="51.6667">
            <text:p>51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6-06T15:00:00">
            <text:p>Tue Jun  6 15:00:00 2023</text:p>
          </table:table-cell>
          <table:table-cell office:value-type="float" office:value="57.11805416666667">
            <text:p>57.11805416666667</text:p>
          </table:table-cell>
          <table:table-cell office:value-type="float" office:value="14.3333">
            <text:p>14.3333</text:p>
          </table:table-cell>
          <table:table-cell office:value-type="float" office:value="23.0">
            <text:p>23.0</text:p>
          </table:table-cell>
          <table:table-cell office:value-type="float" office:value="34.6667">
            <text:p>34.6667</text:p>
          </table:table-cell>
          <table:table-cell office:value-type="float" office:value="34.1667">
            <text:p>34.1667</text:p>
          </table:table-cell>
          <table:table-cell office:value-type="float" office:value="40.0">
            <text:p>40.0</text:p>
          </table:table-cell>
          <table:table-cell office:value-type="float" office:value="50.6667">
            <text:p>50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6-06T16:00:00">
            <text:p>Tue Jun  6 16:00:00 2023</text:p>
          </table:table-cell>
          <table:table-cell office:value-type="float" office:value="56.74305416666667">
            <text:p>56.74305416666667</text:p>
          </table:table-cell>
          <table:table-cell office:value-type="float" office:value="11.3333">
            <text:p>11.3333</text:p>
          </table:table-cell>
          <table:table-cell office:value-type="float" office:value="14.3333">
            <text:p>14.3333</text:p>
          </table:table-cell>
          <table:table-cell office:value-type="float" office:value="23.0">
            <text:p>23.0</text:p>
          </table:table-cell>
          <table:table-cell office:value-type="float" office:value="34.6667">
            <text:p>34.6667</text:p>
          </table:table-cell>
          <table:table-cell office:value-type="float" office:value="34.1667">
            <text:p>34.1667</text:p>
          </table:table-cell>
          <table:table-cell office:value-type="float" office:value="40.0">
            <text:p>40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6-06T17:00:00">
            <text:p>Tue Jun  6 17:00:00 2023</text:p>
          </table:table-cell>
          <table:table-cell office:value-type="float" office:value="56.50694166666667">
            <text:p>56.50694166666667</text:p>
          </table:table-cell>
          <table:table-cell office:value-type="float" office:value="27.5">
            <text:p>27.5</text:p>
          </table:table-cell>
          <table:table-cell office:value-type="float" office:value="11.3333">
            <text:p>11.3333</text:p>
          </table:table-cell>
          <table:table-cell office:value-type="float" office:value="14.3333">
            <text:p>14.3333</text:p>
          </table:table-cell>
          <table:table-cell office:value-type="float" office:value="23.0">
            <text:p>23.0</text:p>
          </table:table-cell>
          <table:table-cell office:value-type="float" office:value="34.6667">
            <text:p>34.6667</text:p>
          </table:table-cell>
          <table:table-cell office:value-type="float" office:value="34.1667">
            <text:p>34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6-06T18:00:00">
            <text:p>Tue Jun  6 18:00:00 2023</text:p>
          </table:table-cell>
          <table:table-cell office:value-type="float" office:value="56.40971666666667">
            <text:p>56.40971666666667</text:p>
          </table:table-cell>
          <table:table-cell office:value-type="float" office:value="51.5">
            <text:p>51.5</text:p>
          </table:table-cell>
          <table:table-cell office:value-type="float" office:value="27.5">
            <text:p>27.5</text:p>
          </table:table-cell>
          <table:table-cell office:value-type="float" office:value="11.3333">
            <text:p>11.3333</text:p>
          </table:table-cell>
          <table:table-cell office:value-type="float" office:value="14.3333">
            <text:p>14.3333</text:p>
          </table:table-cell>
          <table:table-cell office:value-type="float" office:value="23.0">
            <text:p>23.0</text:p>
          </table:table-cell>
          <table:table-cell office:value-type="float" office:value="34.6667">
            <text:p>34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6-06T19:00:00">
            <text:p>Tue Jun  6 19:00:00 2023</text:p>
          </table:table-cell>
          <table:table-cell office:value-type="float" office:value="56.44444166666667">
            <text:p>56.44444166666667</text:p>
          </table:table-cell>
          <table:table-cell office:value-type="float" office:value="58.3333">
            <text:p>58.3333</text:p>
          </table:table-cell>
          <table:table-cell office:value-type="float" office:value="51.5">
            <text:p>51.5</text:p>
          </table:table-cell>
          <table:table-cell office:value-type="float" office:value="27.5">
            <text:p>27.5</text:p>
          </table:table-cell>
          <table:table-cell office:value-type="float" office:value="11.3333">
            <text:p>11.3333</text:p>
          </table:table-cell>
          <table:table-cell office:value-type="float" office:value="14.3333">
            <text:p>14.3333</text:p>
          </table:table-cell>
          <table:table-cell office:value-type="float" office:value="23.0">
            <text:p>23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07T13:00:00">
            <text:p>Wed Jun  7 13:00:00 2023</text:p>
          </table:table-cell>
          <table:table-cell office:value-type="float" office:value="55.847225">
            <text:p>55.847225</text:p>
          </table:table-cell>
          <table:table-cell office:value-type="float" office:value="51.1667">
            <text:p>51.1667</text:p>
          </table:table-cell>
          <table:table-cell office:value-type="float" office:value="55.0">
            <text:p>55.0</text:p>
          </table:table-cell>
          <table:table-cell office:value-type="float" office:value="47.3333">
            <text:p>47.3333</text:p>
          </table:table-cell>
          <table:table-cell office:value-type="float" office:value="44.6667">
            <text:p>44.6667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6-07T14:00:00">
            <text:p>Wed Jun  7 14:00:00 2023</text:p>
          </table:table-cell>
          <table:table-cell office:value-type="float" office:value="55.43750416666666">
            <text:p>55.43750416666666</text:p>
          </table:table-cell>
          <table:table-cell office:value-type="float" office:value="47.6667">
            <text:p>47.6667</text:p>
          </table:table-cell>
          <table:table-cell office:value-type="float" office:value="51.1667">
            <text:p>51.1667</text:p>
          </table:table-cell>
          <table:table-cell office:value-type="float" office:value="55.0">
            <text:p>55.0</text:p>
          </table:table-cell>
          <table:table-cell office:value-type="float" office:value="47.3333">
            <text:p>47.3333</text:p>
          </table:table-cell>
          <table:table-cell office:value-type="float" office:value="44.6667">
            <text:p>44.6667</text:p>
          </table:table-cell>
          <table:table-cell office:value-type="float" office:value="41.0">
            <text:p>41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6-07T15:00:00">
            <text:p>Wed Jun  7 15:00:00 2023</text:p>
          </table:table-cell>
          <table:table-cell office:value-type="float" office:value="54.56250416666666">
            <text:p>54.56250416666666</text:p>
          </table:table-cell>
          <table:table-cell office:value-type="float" office:value="36.8333">
            <text:p>36.8333</text:p>
          </table:table-cell>
          <table:table-cell office:value-type="float" office:value="47.6667">
            <text:p>47.6667</text:p>
          </table:table-cell>
          <table:table-cell office:value-type="float" office:value="51.1667">
            <text:p>51.1667</text:p>
          </table:table-cell>
          <table:table-cell office:value-type="float" office:value="55.0">
            <text:p>55.0</text:p>
          </table:table-cell>
          <table:table-cell office:value-type="float" office:value="47.3333">
            <text:p>47.3333</text:p>
          </table:table-cell>
          <table:table-cell office:value-type="float" office:value="44.6667">
            <text:p>44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6-07T16:00:00">
            <text:p>Wed Jun  7 16:00:00 2023</text:p>
          </table:table-cell>
          <table:table-cell office:value-type="float" office:value="53.67361666666667">
            <text:p>53.67361666666667</text:p>
          </table:table-cell>
          <table:table-cell office:value-type="float" office:value="27.5">
            <text:p>27.5</text:p>
          </table:table-cell>
          <table:table-cell office:value-type="float" office:value="36.8333">
            <text:p>36.8333</text:p>
          </table:table-cell>
          <table:table-cell office:value-type="float" office:value="47.6667">
            <text:p>47.6667</text:p>
          </table:table-cell>
          <table:table-cell office:value-type="float" office:value="51.1667">
            <text:p>51.1667</text:p>
          </table:table-cell>
          <table:table-cell office:value-type="float" office:value="55.0">
            <text:p>55.0</text:p>
          </table:table-cell>
          <table:table-cell office:value-type="float" office:value="47.3333">
            <text:p>47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07T17:00:00">
            <text:p>Wed Jun  7 17:00:00 2023</text:p>
          </table:table-cell>
          <table:table-cell office:value-type="float" office:value="52.65278333333333">
            <text:p>52.65278333333333</text:p>
          </table:table-cell>
          <table:table-cell office:value-type="float" office:value="22.6667">
            <text:p>22.6667</text:p>
          </table:table-cell>
          <table:table-cell office:value-type="float" office:value="27.5">
            <text:p>27.5</text:p>
          </table:table-cell>
          <table:table-cell office:value-type="float" office:value="36.8333">
            <text:p>36.8333</text:p>
          </table:table-cell>
          <table:table-cell office:value-type="float" office:value="47.6667">
            <text:p>47.6667</text:p>
          </table:table-cell>
          <table:table-cell office:value-type="float" office:value="51.1667">
            <text:p>51.1667</text:p>
          </table:table-cell>
          <table:table-cell office:value-type="float" office:value="55.0">
            <text:p>55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07T18:00:00">
            <text:p>Wed Jun  7 18:00:00 2023</text:p>
          </table:table-cell>
          <table:table-cell office:value-type="float" office:value="51.611116666666675">
            <text:p>51.611116666666675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27.5">
            <text:p>27.5</text:p>
          </table:table-cell>
          <table:table-cell office:value-type="float" office:value="36.8333">
            <text:p>36.8333</text:p>
          </table:table-cell>
          <table:table-cell office:value-type="float" office:value="47.6667">
            <text:p>47.6667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6-07T19:00:00">
            <text:p>Wed Jun  7 19:00:00 2023</text:p>
          </table:table-cell>
          <table:table-cell office:value-type="float" office:value="50.701391666666666">
            <text:p>50.701391666666666</text:p>
          </table:table-cell>
          <table:table-cell office:value-type="float" office:value="51.3333">
            <text:p>51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27.5">
            <text:p>27.5</text:p>
          </table:table-cell>
          <table:table-cell office:value-type="float" office:value="36.8333">
            <text:p>36.8333</text:p>
          </table:table-cell>
          <table:table-cell office:value-type="float" office:value="47.6667">
            <text:p>47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6-07T20:00:00">
            <text:p>Wed Jun  7 20:00:00 2023</text:p>
          </table:table-cell>
          <table:table-cell office:value-type="float" office:value="50.3611125">
            <text:p>50.3611125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27.5">
            <text:p>27.5</text:p>
          </table:table-cell>
          <table:table-cell office:value-type="float" office:value="36.8333">
            <text:p>36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6-08T12:00:00">
            <text:p>Thu Jun  8 12:00:00 2023</text:p>
          </table:table-cell>
          <table:table-cell office:value-type="float" office:value="49.34721666666667">
            <text:p>49.34721666666667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  <table:table-cell office:value-type="float" office:value="41.1667">
            <text:p>41.1667</text:p>
          </table:table-cell>
          <table:table-cell office:value-type="float" office:value="47.8333">
            <text:p>47.8333</text:p>
          </table:table-cell>
          <table:table-cell office:value-type="float" office:value="45.0">
            <text:p>45.0</text:p>
          </table:table-cell>
          <table:table-cell office:value-type="float" office:value="47.5">
            <text:p>47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6-08T13:00:00">
            <text:p>Thu Jun  8 13:00:00 2023</text:p>
          </table:table-cell>
          <table:table-cell office:value-type="float" office:value="48.486108333333334">
            <text:p>48.486108333333334</text:p>
          </table:table-cell>
          <table:table-cell office:value-type="float" office:value="43.8333">
            <text:p>43.8333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  <table:table-cell office:value-type="float" office:value="41.1667">
            <text:p>41.1667</text:p>
          </table:table-cell>
          <table:table-cell office:value-type="float" office:value="47.8333">
            <text:p>47.8333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08T14:00:00">
            <text:p>Thu Jun  8 14:00:00 2023</text:p>
          </table:table-cell>
          <table:table-cell office:value-type="float" office:value="47.486108333333334">
            <text:p>47.486108333333334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  <table:table-cell office:value-type="float" office:value="41.1667">
            <text:p>41.1667</text:p>
          </table:table-cell>
          <table:table-cell office:value-type="float" office:value="47.8333">
            <text:p>47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6-08T15:00:00">
            <text:p>Thu Jun  8 15:00:00 2023</text:p>
          </table:table-cell>
          <table:table-cell office:value-type="float" office:value="46.923608333333334">
            <text:p>46.923608333333334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  <table:table-cell office:value-type="float" office:value="41.1667">
            <text:p>41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6-08T16:00:00">
            <text:p>Thu Jun  8 16:00:00 2023</text:p>
          </table:table-cell>
          <table:table-cell office:value-type="float" office:value="46.180550000000004">
            <text:p>46.180550000000004</text:p>
          </table:table-cell>
          <table:table-cell office:value-type="float" office:value="39.1667">
            <text:p>39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08T17:00:00">
            <text:p>Thu Jun  8 17:00:00 2023</text:p>
          </table:table-cell>
          <table:table-cell office:value-type="float" office:value="45.840275">
            <text:p>45.840275</text:p>
          </table:table-cell>
          <table:table-cell office:value-type="float" office:value="38.8333">
            <text:p>38.8333</text:p>
          </table:table-cell>
          <table:table-cell office:value-type="float" office:value="39.1667">
            <text:p>39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2.0">
            <text:p>42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08T18:00:00">
            <text:p>Thu Jun  8 18:00:00 2023</text:p>
          </table:table-cell>
          <table:table-cell office:value-type="float" office:value="45.49305416666667">
            <text:p>45.49305416666667</text:p>
          </table:table-cell>
          <table:table-cell office:value-type="float" office:value="39.5">
            <text:p>39.5</text:p>
          </table:table-cell>
          <table:table-cell office:value-type="float" office:value="38.8333">
            <text:p>38.8333</text:p>
          </table:table-cell>
          <table:table-cell office:value-type="float" office:value="39.1667">
            <text:p>39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6-08T19:00:00">
            <text:p>Thu Jun  8 19:00:00 2023</text:p>
          </table:table-cell>
          <table:table-cell office:value-type="float" office:value="45.1388875">
            <text:p>45.1388875</text:p>
          </table:table-cell>
          <table:table-cell office:value-type="float" office:value="43.1667">
            <text:p>43.1667</text:p>
          </table:table-cell>
          <table:table-cell office:value-type="float" office:value="39.5">
            <text:p>39.5</text:p>
          </table:table-cell>
          <table:table-cell office:value-type="float" office:value="38.8333">
            <text:p>38.8333</text:p>
          </table:table-cell>
          <table:table-cell office:value-type="float" office:value="39.1667">
            <text:p>39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08T20:00:00">
            <text:p>Thu Jun  8 20:00:00 2023</text:p>
          </table:table-cell>
          <table:table-cell office:value-type="float" office:value="45.0138875">
            <text:p>45.0138875</text:p>
          </table:table-cell>
          <table:table-cell office:value-type="float" office:value="41.1667">
            <text:p>41.1667</text:p>
          </table:table-cell>
          <table:table-cell office:value-type="float" office:value="43.1667">
            <text:p>43.1667</text:p>
          </table:table-cell>
          <table:table-cell office:value-type="float" office:value="39.5">
            <text:p>39.5</text:p>
          </table:table-cell>
          <table:table-cell office:value-type="float" office:value="38.8333">
            <text:p>38.8333</text:p>
          </table:table-cell>
          <table:table-cell office:value-type="float" office:value="39.1667">
            <text:p>39.1667</text:p>
          </table:table-cell>
          <table:table-cell office:value-type="float" office:value="42.0">
            <text:p>42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6-08T21:00:00">
            <text:p>Thu Jun  8 21:00:00 2023</text:p>
          </table:table-cell>
          <table:table-cell office:value-type="float" office:value="44.94444583333333">
            <text:p>44.94444583333333</text:p>
          </table:table-cell>
          <table:table-cell office:value-type="float" office:value="42.6667">
            <text:p>42.6667</text:p>
          </table:table-cell>
          <table:table-cell office:value-type="float" office:value="41.1667">
            <text:p>41.1667</text:p>
          </table:table-cell>
          <table:table-cell office:value-type="float" office:value="43.1667">
            <text:p>43.1667</text:p>
          </table:table-cell>
          <table:table-cell office:value-type="float" office:value="39.5">
            <text:p>39.5</text:p>
          </table:table-cell>
          <table:table-cell office:value-type="float" office:value="38.8333">
            <text:p>38.8333</text:p>
          </table:table-cell>
          <table:table-cell office:value-type="float" office:value="39.1667">
            <text:p>39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6-09T13:00:00">
            <text:p>Fri Jun  9 13:00:00 2023</text:p>
          </table:table-cell>
          <table:table-cell office:value-type="float" office:value="43.5625">
            <text:p>43.5625</text:p>
          </table:table-cell>
          <table:table-cell office:value-type="float" office:value="32.5">
            <text:p>32.5</text:p>
          </table:table-cell>
          <table:table-cell office:value-type="float" office:value="40.8333">
            <text:p>40.8333</text:p>
          </table:table-cell>
          <table:table-cell office:value-type="float" office:value="34.3333">
            <text:p>34.3333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6667">
            <text:p>42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09T14:00:00">
            <text:p>Fri Jun  9 14:00:00 2023</text:p>
          </table:table-cell>
          <table:table-cell office:value-type="float" office:value="44.277775">
            <text:p>44.277775</text:p>
          </table:table-cell>
          <table:table-cell office:value-type="float" office:value="36.8333">
            <text:p>36.8333</text:p>
          </table:table-cell>
          <table:table-cell office:value-type="float" office:value="32.5">
            <text:p>32.5</text:p>
          </table:table-cell>
          <table:table-cell office:value-type="float" office:value="40.8333">
            <text:p>40.8333</text:p>
          </table:table-cell>
          <table:table-cell office:value-type="float" office:value="34.3333">
            <text:p>34.3333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6-09T15:00:00">
            <text:p>Fri Jun  9 15:00:00 2023</text:p>
          </table:table-cell>
          <table:table-cell office:value-type="float" office:value="44.62499583333334">
            <text:p>44.62499583333334</text:p>
          </table:table-cell>
          <table:table-cell office:value-type="float" office:value="35.3333">
            <text:p>35.3333</text:p>
          </table:table-cell>
          <table:table-cell office:value-type="float" office:value="36.8333">
            <text:p>36.8333</text:p>
          </table:table-cell>
          <table:table-cell office:value-type="float" office:value="32.5">
            <text:p>32.5</text:p>
          </table:table-cell>
          <table:table-cell office:value-type="float" office:value="40.8333">
            <text:p>40.8333</text:p>
          </table:table-cell>
          <table:table-cell office:value-type="float" office:value="34.3333">
            <text:p>34.3333</text:p>
          </table:table-cell>
          <table:table-cell office:value-type="float" office:value="34.0">
            <text:p>34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6-09T16:00:00">
            <text:p>Fri Jun  9 16:00:00 2023</text:p>
          </table:table-cell>
          <table:table-cell office:value-type="float" office:value="45.208329166666665">
            <text:p>45.208329166666665</text:p>
          </table:table-cell>
          <table:table-cell office:value-type="float" office:value="36.1667">
            <text:p>36.1667</text:p>
          </table:table-cell>
          <table:table-cell office:value-type="float" office:value="35.3333">
            <text:p>35.3333</text:p>
          </table:table-cell>
          <table:table-cell office:value-type="float" office:value="36.8333">
            <text:p>36.8333</text:p>
          </table:table-cell>
          <table:table-cell office:value-type="float" office:value="32.5">
            <text:p>32.5</text:p>
          </table:table-cell>
          <table:table-cell office:value-type="float" office:value="40.8333">
            <text:p>40.8333</text:p>
          </table:table-cell>
          <table:table-cell office:value-type="float" office:value="34.3333">
            <text:p>34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6-10T12:00:00">
            <text:p>Sat Jun 10 12:00:00 2023</text:p>
          </table:table-cell>
          <table:table-cell office:value-type="float" office:value="43.722225">
            <text:p>43.722225</text:p>
          </table:table-cell>
          <table:table-cell office:value-type="float" office:value="26.0">
            <text:p>26.0</text:p>
          </table:table-cell>
          <table:table-cell office:value-type="float" office:value="27.0">
            <text:p>27.0</text:p>
          </table:table-cell>
          <table:table-cell office:value-type="float" office:value="32.1667">
            <text:p>32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45.6667">
            <text:p>45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6-10T13:00:00">
            <text:p>Sat Jun 10 13:00:00 2023</text:p>
          </table:table-cell>
          <table:table-cell office:value-type="float" office:value="43.625">
            <text:p>43.625</text:p>
          </table:table-cell>
          <table:table-cell office:value-type="float" office:value="19.5">
            <text:p>19.5</text:p>
          </table:table-cell>
          <table:table-cell office:value-type="float" office:value="26.0">
            <text:p>26.0</text:p>
          </table:table-cell>
          <table:table-cell office:value-type="float" office:value="27.0">
            <text:p>27.0</text:p>
          </table:table-cell>
          <table:table-cell office:value-type="float" office:value="32.1667">
            <text:p>32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10T14:00:00">
            <text:p>Sat Jun 10 14:00:00 2023</text:p>
          </table:table-cell>
          <table:table-cell office:value-type="float" office:value="43.763891666666666">
            <text:p>43.763891666666666</text:p>
          </table:table-cell>
          <table:table-cell office:value-type="float" office:value="20.3333">
            <text:p>20.3333</text:p>
          </table:table-cell>
          <table:table-cell office:value-type="float" office:value="19.5">
            <text:p>19.5</text:p>
          </table:table-cell>
          <table:table-cell office:value-type="float" office:value="26.0">
            <text:p>26.0</text:p>
          </table:table-cell>
          <table:table-cell office:value-type="float" office:value="27.0">
            <text:p>27.0</text:p>
          </table:table-cell>
          <table:table-cell office:value-type="float" office:value="32.1667">
            <text:p>32.1667</text:p>
          </table:table-cell>
          <table:table-cell office:value-type="float" office:value="35.5">
            <text:p>35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10T15:00:00">
            <text:p>Sat Jun 10 15:00:00 2023</text:p>
          </table:table-cell>
          <table:table-cell office:value-type="float" office:value="44.15278333333333">
            <text:p>44.15278333333333</text:p>
          </table:table-cell>
          <table:table-cell office:value-type="float" office:value="24.8333">
            <text:p>24.8333</text:p>
          </table:table-cell>
          <table:table-cell office:value-type="float" office:value="20.3333">
            <text:p>20.3333</text:p>
          </table:table-cell>
          <table:table-cell office:value-type="float" office:value="19.5">
            <text:p>19.5</text:p>
          </table:table-cell>
          <table:table-cell office:value-type="float" office:value="26.0">
            <text:p>26.0</text:p>
          </table:table-cell>
          <table:table-cell office:value-type="float" office:value="27.0">
            <text:p>27.0</text:p>
          </table:table-cell>
          <table:table-cell office:value-type="float" office:value="32.1667">
            <text:p>32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10T16:00:00">
            <text:p>Sat Jun 10 16:00:00 2023</text:p>
          </table:table-cell>
          <table:table-cell office:value-type="float" office:value="44.597229166666665">
            <text:p>44.597229166666665</text:p>
          </table:table-cell>
          <table:table-cell office:value-type="float" office:value="25.1667">
            <text:p>25.1667</text:p>
          </table:table-cell>
          <table:table-cell office:value-type="float" office:value="24.8333">
            <text:p>24.8333</text:p>
          </table:table-cell>
          <table:table-cell office:value-type="float" office:value="20.3333">
            <text:p>20.3333</text:p>
          </table:table-cell>
          <table:table-cell office:value-type="float" office:value="19.5">
            <text:p>19.5</text:p>
          </table:table-cell>
          <table:table-cell office:value-type="float" office:value="26.0">
            <text:p>26.0</text:p>
          </table:table-cell>
          <table:table-cell office:value-type="float" office:value="27.0">
            <text:p>27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6-10T17:00:00">
            <text:p>Sat Jun 10 17:00:00 2023</text:p>
          </table:table-cell>
          <table:table-cell office:value-type="float" office:value="45.06250416666666">
            <text:p>45.06250416666666</text:p>
          </table:table-cell>
          <table:table-cell office:value-type="float" office:value="34.5">
            <text:p>34.5</text:p>
          </table:table-cell>
          <table:table-cell office:value-type="float" office:value="25.1667">
            <text:p>25.1667</text:p>
          </table:table-cell>
          <table:table-cell office:value-type="float" office:value="24.8333">
            <text:p>24.8333</text:p>
          </table:table-cell>
          <table:table-cell office:value-type="float" office:value="20.3333">
            <text:p>20.3333</text:p>
          </table:table-cell>
          <table:table-cell office:value-type="float" office:value="19.5">
            <text:p>19.5</text:p>
          </table:table-cell>
          <table:table-cell office:value-type="float" office:value="26.0">
            <text:p>26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6-11T12:00:00">
            <text:p>Sun Jun 11 12:00:00 2023</text:p>
          </table:table-cell>
          <table:table-cell office:value-type="float" office:value="46.083329166666665">
            <text:p>46.083329166666665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2.5">
            <text:p>32.5</text:p>
          </table:table-cell>
          <table:table-cell office:value-type="float" office:value="37.1667">
            <text:p>37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11T13:00:00">
            <text:p>Sun Jun 11 13:00:00 2023</text:p>
          </table:table-cell>
          <table:table-cell office:value-type="float" office:value="46.43749583333334">
            <text:p>46.43749583333334</text:p>
          </table:table-cell>
          <table:table-cell office:value-type="float" office:value="34.1667">
            <text:p>34.1667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2.5">
            <text:p>32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6-11T14:00:00">
            <text:p>Sun Jun 11 14:00:00 2023</text:p>
          </table:table-cell>
          <table:table-cell office:value-type="float" office:value="46.93749583333334">
            <text:p>46.93749583333334</text:p>
          </table:table-cell>
          <table:table-cell office:value-type="float" office:value="28.3333">
            <text:p>28.3333</text:p>
          </table:table-cell>
          <table:table-cell office:value-type="float" office:value="34.1667">
            <text:p>34.1667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11T15:00:00">
            <text:p>Sun Jun 11 15:00:00 2023</text:p>
          </table:table-cell>
          <table:table-cell office:value-type="float" office:value="47.45138333333333">
            <text:p>47.45138333333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34.1667">
            <text:p>34.1667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35.1667">
            <text:p>35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6-11T16:00:00">
            <text:p>Sun Jun 11 16:00:00 2023</text:p>
          </table:table-cell>
          <table:table-cell office:value-type="float" office:value="47.87499583333334">
            <text:p>47.87499583333334</text:p>
          </table:table-cell>
          <table:table-cell office:value-type="float" office:value="27.0">
            <text:p>27.0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34.1667">
            <text:p>34.1667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6-11T17:00:00">
            <text:p>Sun Jun 11 17:00:00 2023</text:p>
          </table:table-cell>
          <table:table-cell office:value-type="float" office:value="48.18055416666667">
            <text:p>48.18055416666667</text:p>
          </table:table-cell>
          <table:table-cell office:value-type="float" office:value="27.6667">
            <text:p>27.6667</text:p>
          </table:table-cell>
          <table:table-cell office:value-type="float" office:value="27.0">
            <text:p>27.0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34.1667">
            <text:p>34.1667</text:p>
          </table:table-cell>
          <table:table-cell office:value-type="float" office:value="35.8333">
            <text:p>35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6-12T12:00:00">
            <text:p>Mon Jun 12 12:00:00 2023</text:p>
          </table:table-cell>
          <table:table-cell office:value-type="float" office:value="48.44445833333333">
            <text:p>48.44445833333333</text:p>
          </table:table-cell>
          <table:table-cell office:value-type="float" office:value="38.6667">
            <text:p>38.6667</text:p>
          </table:table-cell>
          <table:table-cell office:value-type="float" office:value="40.3333">
            <text:p>40.3333</text:p>
          </table:table-cell>
          <table:table-cell office:value-type="float" office:value="40.6667">
            <text:p>40.6667</text:p>
          </table:table-cell>
          <table:table-cell office:value-type="float" office:value="41.6667">
            <text:p>41.6667</text:p>
          </table:table-cell>
          <table:table-cell office:value-type="float" office:value="44.6667">
            <text:p>44.6667</text:p>
          </table:table-cell>
          <table:table-cell office:value-type="float" office:value="38.0">
            <text:p>38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6-12T13:00:00">
            <text:p>Mon Jun 12 13:00:00 2023</text:p>
          </table:table-cell>
          <table:table-cell office:value-type="float" office:value="47.86807083333334">
            <text:p>47.86807083333334</text:p>
          </table:table-cell>
          <table:table-cell office:value-type="float" office:value="31.0">
            <text:p>31.0</text:p>
          </table:table-cell>
          <table:table-cell office:value-type="float" office:value="38.6667">
            <text:p>38.6667</text:p>
          </table:table-cell>
          <table:table-cell office:value-type="float" office:value="40.3333">
            <text:p>40.3333</text:p>
          </table:table-cell>
          <table:table-cell office:value-type="float" office:value="40.6667">
            <text:p>40.6667</text:p>
          </table:table-cell>
          <table:table-cell office:value-type="float" office:value="41.6667">
            <text:p>41.6667</text:p>
          </table:table-cell>
          <table:table-cell office:value-type="float" office:value="44.6667">
            <text:p>44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6-12T14:00:00">
            <text:p>Mon Jun 12 14:00:00 2023</text:p>
          </table:table-cell>
          <table:table-cell office:value-type="float" office:value="47.236124999999994">
            <text:p>47.236124999999994</text:p>
          </table:table-cell>
          <table:table-cell office:value-type="float" office:value="25.1667">
            <text:p>25.1667</text:p>
          </table:table-cell>
          <table:table-cell office:value-type="float" office:value="31.0">
            <text:p>31.0</text:p>
          </table:table-cell>
          <table:table-cell office:value-type="float" office:value="38.6667">
            <text:p>38.6667</text:p>
          </table:table-cell>
          <table:table-cell office:value-type="float" office:value="40.3333">
            <text:p>40.3333</text:p>
          </table:table-cell>
          <table:table-cell office:value-type="float" office:value="40.6667">
            <text:p>40.6667</text:p>
          </table:table-cell>
          <table:table-cell office:value-type="float" office:value="41.6667">
            <text:p>41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12T15:00:00">
            <text:p>Mon Jun 12 15:00:00 2023</text:p>
          </table:table-cell>
          <table:table-cell office:value-type="float" office:value="46.79167916666666">
            <text:p>46.79167916666666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31.0">
            <text:p>31.0</text:p>
          </table:table-cell>
          <table:table-cell office:value-type="float" office:value="38.6667">
            <text:p>38.6667</text:p>
          </table:table-cell>
          <table:table-cell office:value-type="float" office:value="40.3333">
            <text:p>40.3333</text:p>
          </table:table-cell>
          <table:table-cell office:value-type="float" office:value="40.6667">
            <text:p>40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6-12T16:00:00">
            <text:p>Mon Jun 12 16:00:00 2023</text:p>
          </table:table-cell>
          <table:table-cell office:value-type="float" office:value="46.11112083333333">
            <text:p>46.11112083333333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31.0">
            <text:p>31.0</text:p>
          </table:table-cell>
          <table:table-cell office:value-type="float" office:value="38.6667">
            <text:p>38.6667</text:p>
          </table:table-cell>
          <table:table-cell office:value-type="float" office:value="40.3333">
            <text:p>40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12T17:00:00">
            <text:p>Mon Jun 12 17:00:00 2023</text:p>
          </table:table-cell>
          <table:table-cell office:value-type="float" office:value="45.26389583333333">
            <text:p>45.26389583333333</text:p>
          </table:table-cell>
          <table:table-cell office:value-type="float" office:value="24.6667">
            <text:p>24.6667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31.0">
            <text:p>31.0</text:p>
          </table:table-cell>
          <table:table-cell office:value-type="float" office:value="38.6667">
            <text:p>38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12T18:00:00">
            <text:p>Mon Jun 12 18:00:00 2023</text:p>
          </table:table-cell>
          <table:table-cell office:value-type="float" office:value="44.791670833333335">
            <text:p>44.791670833333335</text:p>
          </table:table-cell>
          <table:table-cell office:value-type="float" office:value="32.6667">
            <text:p>32.6667</text:p>
          </table:table-cell>
          <table:table-cell office:value-type="float" office:value="24.6667">
            <text:p>24.6667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31.0">
            <text:p>31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13T12:00:00">
            <text:p>Tue Jun 13 12:00:00 2023</text:p>
          </table:table-cell>
          <table:table-cell office:value-type="float" office:value="40.819429166666666">
            <text:p>40.819429166666666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  <table:table-cell office:value-type="float" office:value="35.3333">
            <text:p>35.333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6-13T13:00:00">
            <text:p>Tue Jun 13 13:00:00 2023</text:p>
          </table:table-cell>
          <table:table-cell office:value-type="float" office:value="41.097208333333334">
            <text:p>41.097208333333334</text:p>
          </table:table-cell>
          <table:table-cell office:value-type="float" office:value="36.8333">
            <text:p>36.8333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  <table:table-cell office:value-type="float" office:value="35.3333">
            <text:p>35.333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6-13T14:00:00">
            <text:p>Tue Jun 13 14:00:00 2023</text:p>
          </table:table-cell>
          <table:table-cell office:value-type="float" office:value="41.14582083333333">
            <text:p>41.14582083333333</text:p>
          </table:table-cell>
          <table:table-cell office:value-type="float" office:value="13.8333">
            <text:p>13.8333</text:p>
          </table:table-cell>
          <table:table-cell office:value-type="float" office:value="36.8333">
            <text:p>36.8333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  <table:table-cell office:value-type="float" office:value="35.3333">
            <text:p>35.3333</text:p>
          </table:table-cell>
          <table:table-cell office:value-type="float" office:value="38.8333">
            <text:p>38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13T15:00:00">
            <text:p>Tue Jun 13 15:00:00 2023</text:p>
          </table:table-cell>
          <table:table-cell office:value-type="float" office:value="40.99304583333333">
            <text:p>40.99304583333333</text:p>
          </table:table-cell>
          <table:table-cell office:value-type="float" office:value="7.5">
            <text:p>7.5</text:p>
          </table:table-cell>
          <table:table-cell office:value-type="float" office:value="13.8333">
            <text:p>13.8333</text:p>
          </table:table-cell>
          <table:table-cell office:value-type="float" office:value="36.8333">
            <text:p>36.8333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  <table:table-cell office:value-type="float" office:value="35.3333">
            <text:p>35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6-13T16:00:00">
            <text:p>Tue Jun 13 16:00:00 2023</text:p>
          </table:table-cell>
          <table:table-cell office:value-type="float" office:value="41.3472125">
            <text:p>41.3472125</text:p>
          </table:table-cell>
          <table:table-cell office:value-type="float" office:value="8.8333">
            <text:p>8.8333</text:p>
          </table:table-cell>
          <table:table-cell office:value-type="float" office:value="7.5">
            <text:p>7.5</text:p>
          </table:table-cell>
          <table:table-cell office:value-type="float" office:value="13.8333">
            <text:p>13.8333</text:p>
          </table:table-cell>
          <table:table-cell office:value-type="float" office:value="36.8333">
            <text:p>36.8333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13T17:00:00">
            <text:p>Tue Jun 13 17:00:00 2023</text:p>
          </table:table-cell>
          <table:table-cell office:value-type="float" office:value="41.958324999999995">
            <text:p>41.958324999999995</text:p>
          </table:table-cell>
          <table:table-cell office:value-type="float" office:value="25.0">
            <text:p>25.0</text:p>
          </table:table-cell>
          <table:table-cell office:value-type="float" office:value="8.8333">
            <text:p>8.8333</text:p>
          </table:table-cell>
          <table:table-cell office:value-type="float" office:value="7.5">
            <text:p>7.5</text:p>
          </table:table-cell>
          <table:table-cell office:value-type="float" office:value="13.8333">
            <text:p>13.8333</text:p>
          </table:table-cell>
          <table:table-cell office:value-type="float" office:value="36.8333">
            <text:p>36.8333</text:p>
          </table:table-cell>
          <table:table-cell office:value-type="float" office:value="40.3333">
            <text:p>40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6-13T18:00:00">
            <text:p>Tue Jun 13 18:00:00 2023</text:p>
          </table:table-cell>
          <table:table-cell office:value-type="float" office:value="42.548604166666664">
            <text:p>42.548604166666664</text:p>
          </table:table-cell>
          <table:table-cell office:value-type="float" office:value="42.0">
            <text:p>42.0</text:p>
          </table:table-cell>
          <table:table-cell office:value-type="float" office:value="25.0">
            <text:p>25.0</text:p>
          </table:table-cell>
          <table:table-cell office:value-type="float" office:value="8.8333">
            <text:p>8.8333</text:p>
          </table:table-cell>
          <table:table-cell office:value-type="float" office:value="7.5">
            <text:p>7.5</text:p>
          </table:table-cell>
          <table:table-cell office:value-type="float" office:value="13.8333">
            <text:p>13.8333</text:p>
          </table:table-cell>
          <table:table-cell office:value-type="float" office:value="36.8333">
            <text:p>36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6-16T17:00:00">
            <text:p>Fri Jun 16 17:00:00 2023</text:p>
          </table:table-cell>
          <table:table-cell office:value-type="float" office:value="57.688891666666656">
            <text:p>57.688891666666656</text:p>
          </table:table-cell>
          <table:table-cell office:value-type="float" office:value="50.1667">
            <text:p>50.1667</text:p>
          </table:table-cell>
          <table:table-cell office:value-type="float" office:value="47.3333">
            <text:p>47.3333</text:p>
          </table:table-cell>
          <table:table-cell office:value-type="float" office:value="46.3333">
            <text:p>46.3333</text:p>
          </table:table-cell>
          <table:table-cell office:value-type="float" office:value="35.6667">
            <text:p>35.6667</text:p>
          </table:table-cell>
          <table:table-cell office:value-type="float" office:value="40.5">
            <text:p>40.5</text:p>
          </table:table-cell>
          <table:table-cell office:value-type="float" office:value="46.0">
            <text:p>46.0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23-06-16T18:00:00">
            <text:p>Fri Jun 16 18:00:00 2023</text:p>
          </table:table-cell>
          <table:table-cell office:value-type="float" office:value="59.93889166666667">
            <text:p>59.93889166666667</text:p>
          </table:table-cell>
          <table:table-cell office:value-type="float" office:value="52.0">
            <text:p>52.0</text:p>
          </table:table-cell>
          <table:table-cell office:value-type="float" office:value="50.1667">
            <text:p>50.1667</text:p>
          </table:table-cell>
          <table:table-cell office:value-type="float" office:value="47.3333">
            <text:p>47.3333</text:p>
          </table:table-cell>
          <table:table-cell office:value-type="float" office:value="46.3333">
            <text:p>46.3333</text:p>
          </table:table-cell>
          <table:table-cell office:value-type="float" office:value="35.6667">
            <text:p>35.6667</text:p>
          </table:table-cell>
          <table:table-cell office:value-type="float" office:value="40.5">
            <text:p>40.5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6-16T19:00:00">
            <text:p>Fri Jun 16 19:00:00 2023</text:p>
          </table:table-cell>
          <table:table-cell office:value-type="float" office:value="62.105558333333335">
            <text:p>62.105558333333335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0.1667">
            <text:p>50.1667</text:p>
          </table:table-cell>
          <table:table-cell office:value-type="float" office:value="47.3333">
            <text:p>47.3333</text:p>
          </table:table-cell>
          <table:table-cell office:value-type="float" office:value="46.3333">
            <text:p>46.3333</text:p>
          </table:table-cell>
          <table:table-cell office:value-type="float" office:value="35.6667">
            <text:p>35.6667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3-06-16T20:00:00">
            <text:p>Fri Jun 16 20:00:00 2023</text:p>
          </table:table-cell>
          <table:table-cell office:value-type="float" office:value="64.09166666666667">
            <text:p>64.09166666666667</text:p>
          </table:table-cell>
          <table:table-cell office:value-type="float" office:value="3.3333">
            <text:p>3.3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0.1667">
            <text:p>50.1667</text:p>
          </table:table-cell>
          <table:table-cell office:value-type="float" office:value="47.3333">
            <text:p>47.3333</text:p>
          </table:table-cell>
          <table:table-cell office:value-type="float" office:value="46.3333">
            <text:p>46.3333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23-06-17T14:00:00">
            <text:p>Sat Jun 17 14:00:00 2023</text:p>
          </table:table-cell>
          <table:table-cell office:value-type="float" office:value="67.20139583333334">
            <text:p>67.20139583333334</text:p>
          </table:table-cell>
          <table:table-cell office:value-type="float" office:value="31.5">
            <text:p>31.5</text:p>
          </table:table-cell>
          <table:table-cell office:value-type="float" office:value="39.1667">
            <text:p>39.1667</text:p>
          </table:table-cell>
          <table:table-cell office:value-type="float" office:value="36.8333">
            <text:p>36.8333</text:p>
          </table:table-cell>
          <table:table-cell office:value-type="float" office:value="31.0">
            <text:p>31.0</text:p>
          </table:table-cell>
          <table:table-cell office:value-type="float" office:value="35.6667">
            <text:p>35.6667</text:p>
          </table:table-cell>
          <table:table-cell office:value-type="float" office:value="44.3333">
            <text:p>44.3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3-06-17T15:00:00">
            <text:p>Sat Jun 17 15:00:00 2023</text:p>
          </table:table-cell>
          <table:table-cell office:value-type="float" office:value="68.32639583333334">
            <text:p>68.32639583333334</text:p>
          </table:table-cell>
          <table:table-cell office:value-type="float" office:value="28.5">
            <text:p>28.5</text:p>
          </table:table-cell>
          <table:table-cell office:value-type="float" office:value="31.5">
            <text:p>31.5</text:p>
          </table:table-cell>
          <table:table-cell office:value-type="float" office:value="39.1667">
            <text:p>39.1667</text:p>
          </table:table-cell>
          <table:table-cell office:value-type="float" office:value="36.8333">
            <text:p>36.8333</text:p>
          </table:table-cell>
          <table:table-cell office:value-type="float" office:value="31.0">
            <text:p>31.0</text:p>
          </table:table-cell>
          <table:table-cell office:value-type="float" office:value="35.6667">
            <text:p>35.6667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3-06-17T16:00:00">
            <text:p>Sat Jun 17 16:00:00 2023</text:p>
          </table:table-cell>
          <table:table-cell office:value-type="float" office:value="69.04167500000001">
            <text:p>69.04167500000001</text:p>
          </table:table-cell>
          <table:table-cell office:value-type="float" office:value="18.8333">
            <text:p>18.8333</text:p>
          </table:table-cell>
          <table:table-cell office:value-type="float" office:value="28.5">
            <text:p>28.5</text:p>
          </table:table-cell>
          <table:table-cell office:value-type="float" office:value="31.5">
            <text:p>31.5</text:p>
          </table:table-cell>
          <table:table-cell office:value-type="float" office:value="39.1667">
            <text:p>39.1667</text:p>
          </table:table-cell>
          <table:table-cell office:value-type="float" office:value="36.8333">
            <text:p>36.8333</text:p>
          </table:table-cell>
          <table:table-cell office:value-type="float" office:value="31.0">
            <text:p>31.0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6-17T17:00:00">
            <text:p>Sat Jun 17 17:00:00 2023</text:p>
          </table:table-cell>
          <table:table-cell office:value-type="float" office:value="69.27084166666667">
            <text:p>69.27084166666667</text:p>
          </table:table-cell>
          <table:table-cell office:value-type="float" office:value="41.5">
            <text:p>41.5</text:p>
          </table:table-cell>
          <table:table-cell office:value-type="float" office:value="18.8333">
            <text:p>18.8333</text:p>
          </table:table-cell>
          <table:table-cell office:value-type="float" office:value="28.5">
            <text:p>28.5</text:p>
          </table:table-cell>
          <table:table-cell office:value-type="float" office:value="31.5">
            <text:p>31.5</text:p>
          </table:table-cell>
          <table:table-cell office:value-type="float" office:value="39.1667">
            <text:p>39.1667</text:p>
          </table:table-cell>
          <table:table-cell office:value-type="float" office:value="36.8333">
            <text:p>36.8333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6-18T12:00:00">
            <text:p>Sun Jun 18 12:00:00 2023</text:p>
          </table:table-cell>
          <table:table-cell office:value-type="float" office:value="66.02084583333333">
            <text:p>66.02084583333333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34.1667">
            <text:p>34.1667</text:p>
          </table:table-cell>
          <table:table-cell office:value-type="float" office:value="36.5">
            <text:p>36.5</text:p>
          </table:table-cell>
          <table:table-cell office:value-type="float" office:value="47.0">
            <text:p>47.0</text:p>
          </table:table-cell>
          <table:table-cell office:value-type="float" office:value="59.6667">
            <text:p>59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6-18T13:00:00">
            <text:p>Sun Jun 18 13:00:00 2023</text:p>
          </table:table-cell>
          <table:table-cell office:value-type="float" office:value="65.31945833333333">
            <text:p>65.31945833333333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34.1667">
            <text:p>34.1667</text:p>
          </table:table-cell>
          <table:table-cell office:value-type="float" office:value="36.5">
            <text:p>36.5</text:p>
          </table:table-cell>
          <table:table-cell office:value-type="float" office:value="47.0">
            <text:p>47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6-18T14:00:00">
            <text:p>Sun Jun 18 14:00:00 2023</text:p>
          </table:table-cell>
          <table:table-cell office:value-type="float" office:value="64.048625">
            <text:p>64.048625</text:p>
          </table:table-cell>
          <table:table-cell office:value-type="float" office:value="26.3333">
            <text:p>26.3333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34.1667">
            <text:p>34.1667</text:p>
          </table:table-cell>
          <table:table-cell office:value-type="float" office:value="36.5">
            <text:p>36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6-18T15:00:00">
            <text:p>Sun Jun 18 15:00:00 2023</text:p>
          </table:table-cell>
          <table:table-cell office:value-type="float" office:value="62.38195833333333">
            <text:p>62.38195833333333</text:p>
          </table:table-cell>
          <table:table-cell office:value-type="float" office:value="22.1667">
            <text:p>22.1667</text:p>
          </table:table-cell>
          <table:table-cell office:value-type="float" office:value="26.3333">
            <text:p>26.3333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34.1667">
            <text:p>34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6-18T16:00:00">
            <text:p>Sun Jun 18 16:00:00 2023</text:p>
          </table:table-cell>
          <table:table-cell office:value-type="float" office:value="60.868066666666664">
            <text:p>60.868066666666664</text:p>
          </table:table-cell>
          <table:table-cell office:value-type="float" office:value="26.8333">
            <text:p>26.8333</text:p>
          </table:table-cell>
          <table:table-cell office:value-type="float" office:value="22.1667">
            <text:p>22.1667</text:p>
          </table:table-cell>
          <table:table-cell office:value-type="float" office:value="26.3333">
            <text:p>26.3333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18T17:00:00">
            <text:p>Sun Jun 18 17:00:00 2023</text:p>
          </table:table-cell>
          <table:table-cell office:value-type="float" office:value="59.402787499999995">
            <text:p>59.402787499999995</text:p>
          </table:table-cell>
          <table:table-cell office:value-type="float" office:value="34.5">
            <text:p>34.5</text:p>
          </table:table-cell>
          <table:table-cell office:value-type="float" office:value="26.8333">
            <text:p>26.8333</text:p>
          </table:table-cell>
          <table:table-cell office:value-type="float" office:value="22.1667">
            <text:p>22.1667</text:p>
          </table:table-cell>
          <table:table-cell office:value-type="float" office:value="26.3333">
            <text:p>26.3333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18T18:00:00">
            <text:p>Sun Jun 18 18:00:00 2023</text:p>
          </table:table-cell>
          <table:table-cell office:value-type="float" office:value="58.23612083333333">
            <text:p>58.23612083333333</text:p>
          </table:table-cell>
          <table:table-cell office:value-type="float" office:value="58.1667">
            <text:p>58.1667</text:p>
          </table:table-cell>
          <table:table-cell office:value-type="float" office:value="34.5">
            <text:p>34.5</text:p>
          </table:table-cell>
          <table:table-cell office:value-type="float" office:value="26.8333">
            <text:p>26.8333</text:p>
          </table:table-cell>
          <table:table-cell office:value-type="float" office:value="22.1667">
            <text:p>22.1667</text:p>
          </table:table-cell>
          <table:table-cell office:value-type="float" office:value="26.3333">
            <text:p>26.3333</text:p>
          </table:table-cell>
          <table:table-cell office:value-type="float" office:value="32.5">
            <text:p>32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19T14:00:00">
            <text:p>Mon Jun 19 14:00:00 2023</text:p>
          </table:table-cell>
          <table:table-cell office:value-type="float" office:value="57.84722083333333">
            <text:p>57.84722083333333</text:p>
          </table:table-cell>
          <table:table-cell office:value-type="float" office:value="44.8333">
            <text:p>44.8333</text:p>
          </table:table-cell>
          <table:table-cell office:value-type="float" office:value="50.0">
            <text:p>50.0</text:p>
          </table:table-cell>
          <table:table-cell office:value-type="float" office:value="44.3333">
            <text:p>44.3333</text:p>
          </table:table-cell>
          <table:table-cell office:value-type="float" office:value="43.6667">
            <text:p>43.6667</text:p>
          </table:table-cell>
          <table:table-cell office:value-type="float" office:value="51.0">
            <text:p>51.0</text:p>
          </table:table-cell>
          <table:table-cell office:value-type="float" office:value="61.8333">
            <text:p>61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6-19T15:00:00">
            <text:p>Mon Jun 19 15:00:00 2023</text:p>
          </table:table-cell>
          <table:table-cell office:value-type="float" office:value="57.1388875">
            <text:p>57.1388875</text:p>
          </table:table-cell>
          <table:table-cell office:value-type="float" office:value="31.1667">
            <text:p>31.1667</text:p>
          </table:table-cell>
          <table:table-cell office:value-type="float" office:value="44.8333">
            <text:p>44.8333</text:p>
          </table:table-cell>
          <table:table-cell office:value-type="float" office:value="50.0">
            <text:p>50.0</text:p>
          </table:table-cell>
          <table:table-cell office:value-type="float" office:value="44.3333">
            <text:p>44.3333</text:p>
          </table:table-cell>
          <table:table-cell office:value-type="float" office:value="43.6667">
            <text:p>43.6667</text:p>
          </table:table-cell>
          <table:table-cell office:value-type="float" office:value="51.0">
            <text:p>51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6-19T16:00:00">
            <text:p>Mon Jun 19 16:00:00 2023</text:p>
          </table:table-cell>
          <table:table-cell office:value-type="float" office:value="56.1388875">
            <text:p>56.1388875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44.8333">
            <text:p>44.8333</text:p>
          </table:table-cell>
          <table:table-cell office:value-type="float" office:value="50.0">
            <text:p>50.0</text:p>
          </table:table-cell>
          <table:table-cell office:value-type="float" office:value="44.3333">
            <text:p>44.3333</text:p>
          </table:table-cell>
          <table:table-cell office:value-type="float" office:value="43.6667">
            <text:p>43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6-19T17:00:00">
            <text:p>Mon Jun 19 17:00:00 2023</text:p>
          </table:table-cell>
          <table:table-cell office:value-type="float" office:value="55.145833333333336">
            <text:p>55.145833333333336</text:p>
          </table:table-cell>
          <table:table-cell office:value-type="float" office:value="37.5">
            <text:p>37.5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44.8333">
            <text:p>44.8333</text:p>
          </table:table-cell>
          <table:table-cell office:value-type="float" office:value="50.0">
            <text:p>50.0</text:p>
          </table:table-cell>
          <table:table-cell office:value-type="float" office:value="44.3333">
            <text:p>44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6-19T18:00:00">
            <text:p>Mon Jun 19 18:00:00 2023</text:p>
          </table:table-cell>
          <table:table-cell office:value-type="float" office:value="53.715275">
            <text:p>53.715275</text:p>
          </table:table-cell>
          <table:table-cell office:value-type="float" office:value="41.0">
            <text:p>41.0</text:p>
          </table:table-cell>
          <table:table-cell office:value-type="float" office:value="37.5">
            <text:p>37.5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44.8333">
            <text:p>44.8333</text:p>
          </table:table-cell>
          <table:table-cell office:value-type="float" office:value="50.0">
            <text:p>50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19T19:00:00">
            <text:p>Mon Jun 19 19:00:00 2023</text:p>
          </table:table-cell>
          <table:table-cell office:value-type="float" office:value="51.618050000000004">
            <text:p>51.618050000000004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37.5">
            <text:p>37.5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44.8333">
            <text:p>44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6-19T20:00:00">
            <text:p>Mon Jun 19 20:00:00 2023</text:p>
          </table:table-cell>
          <table:table-cell office:value-type="float" office:value="49.527775">
            <text:p>49.527775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37.5">
            <text:p>37.5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6-19T21:00:00">
            <text:p>Mon Jun 19 21:00:00 2023</text:p>
          </table:table-cell>
          <table:table-cell office:value-type="float" office:value="47.736108333333334">
            <text:p>47.736108333333334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37.5">
            <text:p>37.5</text:p>
          </table:table-cell>
          <table:table-cell office:value-type="float" office:value="35.0">
            <text:p>35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19T22:00:00">
            <text:p>Mon Jun 19 22:00:00 2023</text:p>
          </table:table-cell>
          <table:table-cell office:value-type="float" office:value="46.0138875">
            <text:p>46.0138875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37.5">
            <text:p>37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6-19T23:00:00">
            <text:p>Mon Jun 19 23:00:00 2023</text:p>
          </table:table-cell>
          <table:table-cell office:value-type="float" office:value="44.4375">
            <text:p>44.4375</text:p>
          </table:table-cell>
          <table:table-cell office:value-type="float" office:value="48.3333">
            <text:p>48.3333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20T11:00:00">
            <text:p>Tue Jun 20 11:00:00 2023</text:p>
          </table:table-cell>
          <table:table-cell office:value-type="float" office:value="38.520833333333336">
            <text:p>38.520833333333336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8.1667">
            <text:p>28.1667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6-20T12:00:00">
            <text:p>Tue Jun 20 12:00:00 2023</text:p>
          </table:table-cell>
          <table:table-cell office:value-type="float" office:value="38.63194583333333">
            <text:p>38.63194583333333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8.1667">
            <text:p>28.1667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6-21T14:00:00">
            <text:p>Wed Jun 21 14:00:00 2023</text:p>
          </table:table-cell>
          <table:table-cell office:value-type="float" office:value="43.93055833333333">
            <text:p>43.93055833333333</text:p>
          </table:table-cell>
          <table:table-cell office:value-type="float" office:value="27.3333">
            <text:p>27.3333</text:p>
          </table:table-cell>
          <table:table-cell office:value-type="float" office:value="35.0">
            <text:p>35.0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4.8333">
            <text:p>34.8333</text:p>
          </table:table-cell>
          <table:table-cell office:value-type="float" office:value="45.5">
            <text:p>45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6-21T15:00:00">
            <text:p>Wed Jun 21 15:00:00 2023</text:p>
          </table:table-cell>
          <table:table-cell office:value-type="float" office:value="44.27777916666667">
            <text:p>44.27777916666667</text:p>
          </table:table-cell>
          <table:table-cell office:value-type="float" office:value="18.3333">
            <text:p>18.3333</text:p>
          </table:table-cell>
          <table:table-cell office:value-type="float" office:value="27.3333">
            <text:p>27.3333</text:p>
          </table:table-cell>
          <table:table-cell office:value-type="float" office:value="35.0">
            <text:p>35.0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4.8333">
            <text:p>34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21T16:00:00">
            <text:p>Wed Jun 21 16:00:00 2023</text:p>
          </table:table-cell>
          <table:table-cell office:value-type="float" office:value="44.604166666666664">
            <text:p>44.604166666666664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27.3333">
            <text:p>27.3333</text:p>
          </table:table-cell>
          <table:table-cell office:value-type="float" office:value="35.0">
            <text:p>35.0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6-21T17:00:00">
            <text:p>Wed Jun 21 17:00:00 2023</text:p>
          </table:table-cell>
          <table:table-cell office:value-type="float" office:value="44.854166666666664">
            <text:p>44.854166666666664</text:p>
          </table:table-cell>
          <table:table-cell office:value-type="float" office:value="34.5">
            <text:p>34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27.3333">
            <text:p>27.3333</text:p>
          </table:table-cell>
          <table:table-cell office:value-type="float" office:value="35.0">
            <text:p>35.0</text:p>
          </table:table-cell>
          <table:table-cell office:value-type="float" office:value="32.0">
            <text:p>32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6-21T18:00:00">
            <text:p>Wed Jun 21 18:00:00 2023</text:p>
          </table:table-cell>
          <table:table-cell office:value-type="float" office:value="45.18055416666667">
            <text:p>45.18055416666667</text:p>
          </table:table-cell>
          <table:table-cell office:value-type="float" office:value="42.3333">
            <text:p>42.3333</text:p>
          </table:table-cell>
          <table:table-cell office:value-type="float" office:value="34.5">
            <text:p>34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27.3333">
            <text:p>27.3333</text:p>
          </table:table-cell>
          <table:table-cell office:value-type="float" office:value="35.0">
            <text:p>35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6-22T14:00:00">
            <text:p>Thu Jun 22 14:00:00 2023</text:p>
          </table:table-cell>
          <table:table-cell office:value-type="float" office:value="47.659725">
            <text:p>47.659725</text:p>
          </table:table-cell>
          <table:table-cell office:value-type="float" office:value="39.6667">
            <text:p>39.6667</text:p>
          </table:table-cell>
          <table:table-cell office:value-type="float" office:value="38.1667">
            <text:p>38.1667</text:p>
          </table:table-cell>
          <table:table-cell office:value-type="float" office:value="42.6667">
            <text:p>42.6667</text:p>
          </table:table-cell>
          <table:table-cell office:value-type="float" office:value="43.1667">
            <text:p>43.1667</text:p>
          </table:table-cell>
          <table:table-cell office:value-type="float" office:value="44.8333">
            <text:p>44.8333</text:p>
          </table:table-cell>
          <table:table-cell office:value-type="float" office:value="46.1667">
            <text:p>46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22T15:00:00">
            <text:p>Thu Jun 22 15:00:00 2023</text:p>
          </table:table-cell>
          <table:table-cell office:value-type="float" office:value="47.784725">
            <text:p>47.784725</text:p>
          </table:table-cell>
          <table:table-cell office:value-type="float" office:value="23.8333">
            <text:p>23.8333</text:p>
          </table:table-cell>
          <table:table-cell office:value-type="float" office:value="39.6667">
            <text:p>39.6667</text:p>
          </table:table-cell>
          <table:table-cell office:value-type="float" office:value="38.1667">
            <text:p>38.1667</text:p>
          </table:table-cell>
          <table:table-cell office:value-type="float" office:value="42.6667">
            <text:p>42.6667</text:p>
          </table:table-cell>
          <table:table-cell office:value-type="float" office:value="43.1667">
            <text:p>43.1667</text:p>
          </table:table-cell>
          <table:table-cell office:value-type="float" office:value="44.8333">
            <text:p>44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6-22T16:00:00">
            <text:p>Thu Jun 22 16:00:00 2023</text:p>
          </table:table-cell>
          <table:table-cell office:value-type="float" office:value="48.18750416666666">
            <text:p>48.18750416666666</text:p>
          </table:table-cell>
          <table:table-cell office:value-type="float" office:value="22.1667">
            <text:p>22.1667</text:p>
          </table:table-cell>
          <table:table-cell office:value-type="float" office:value="23.8333">
            <text:p>23.8333</text:p>
          </table:table-cell>
          <table:table-cell office:value-type="float" office:value="39.6667">
            <text:p>39.6667</text:p>
          </table:table-cell>
          <table:table-cell office:value-type="float" office:value="38.1667">
            <text:p>38.1667</text:p>
          </table:table-cell>
          <table:table-cell office:value-type="float" office:value="42.6667">
            <text:p>42.6667</text:p>
          </table:table-cell>
          <table:table-cell office:value-type="float" office:value="43.1667">
            <text:p>43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6-22T17:00:00">
            <text:p>Thu Jun 22 17:00:00 2023</text:p>
          </table:table-cell>
          <table:table-cell office:value-type="float" office:value="48.791670833333335">
            <text:p>48.791670833333335</text:p>
          </table:table-cell>
          <table:table-cell office:value-type="float" office:value="36.8333">
            <text:p>36.8333</text:p>
          </table:table-cell>
          <table:table-cell office:value-type="float" office:value="22.1667">
            <text:p>22.1667</text:p>
          </table:table-cell>
          <table:table-cell office:value-type="float" office:value="23.8333">
            <text:p>23.8333</text:p>
          </table:table-cell>
          <table:table-cell office:value-type="float" office:value="39.6667">
            <text:p>39.6667</text:p>
          </table:table-cell>
          <table:table-cell office:value-type="float" office:value="38.1667">
            <text:p>38.1667</text:p>
          </table:table-cell>
          <table:table-cell office:value-type="float" office:value="42.6667">
            <text:p>42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22T18:00:00">
            <text:p>Thu Jun 22 18:00:00 2023</text:p>
          </table:table-cell>
          <table:table-cell office:value-type="float" office:value="49.54861666666667">
            <text:p>49.54861666666667</text:p>
          </table:table-cell>
          <table:table-cell office:value-type="float" office:value="33.3333">
            <text:p>33.3333</text:p>
          </table:table-cell>
          <table:table-cell office:value-type="float" office:value="36.8333">
            <text:p>36.8333</text:p>
          </table:table-cell>
          <table:table-cell office:value-type="float" office:value="22.1667">
            <text:p>22.1667</text:p>
          </table:table-cell>
          <table:table-cell office:value-type="float" office:value="23.8333">
            <text:p>23.8333</text:p>
          </table:table-cell>
          <table:table-cell office:value-type="float" office:value="39.6667">
            <text:p>39.6667</text:p>
          </table:table-cell>
          <table:table-cell office:value-type="float" office:value="38.1667">
            <text:p>38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6-23T13:00:00">
            <text:p>Fri Jun 23 13:00:00 2023</text:p>
          </table:table-cell>
          <table:table-cell office:value-type="float" office:value="48.59028333333333">
            <text:p>48.59028333333333</text:p>
          </table:table-cell>
          <table:table-cell office:value-type="float" office:value="31.3333">
            <text:p>31.3333</text:p>
          </table:table-cell>
          <table:table-cell office:value-type="float" office:value="34.6667">
            <text:p>34.6667</text:p>
          </table:table-cell>
          <table:table-cell office:value-type="float" office:value="41.0">
            <text:p>41.0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8.0">
            <text:p>38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23T14:00:00">
            <text:p>Fri Jun 23 14:00:00 2023</text:p>
          </table:table-cell>
          <table:table-cell office:value-type="float" office:value="48.93055833333333">
            <text:p>48.93055833333333</text:p>
          </table:table-cell>
          <table:table-cell office:value-type="float" office:value="13.0">
            <text:p>13.0</text:p>
          </table:table-cell>
          <table:table-cell office:value-type="float" office:value="31.3333">
            <text:p>31.3333</text:p>
          </table:table-cell>
          <table:table-cell office:value-type="float" office:value="34.6667">
            <text:p>34.6667</text:p>
          </table:table-cell>
          <table:table-cell office:value-type="float" office:value="41.0">
            <text:p>41.0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6-23T15:00:00">
            <text:p>Fri Jun 23 15:00:00 2023</text:p>
          </table:table-cell>
          <table:table-cell office:value-type="float" office:value="49.50000416666666">
            <text:p>49.50000416666666</text:p>
          </table:table-cell>
          <table:table-cell office:value-type="float" office:value="6.1667">
            <text:p>6.1667</text:p>
          </table:table-cell>
          <table:table-cell office:value-type="float" office:value="13.0">
            <text:p>13.0</text:p>
          </table:table-cell>
          <table:table-cell office:value-type="float" office:value="31.3333">
            <text:p>31.3333</text:p>
          </table:table-cell>
          <table:table-cell office:value-type="float" office:value="34.6667">
            <text:p>34.6667</text:p>
          </table:table-cell>
          <table:table-cell office:value-type="float" office:value="41.0">
            <text:p>41.0</text:p>
          </table:table-cell>
          <table:table-cell office:value-type="float" office:value="36.8333">
            <text:p>36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6-23T16:00:00">
            <text:p>Fri Jun 23 16:00:00 2023</text:p>
          </table:table-cell>
          <table:table-cell office:value-type="float" office:value="50.041670833333335">
            <text:p>50.041670833333335</text:p>
          </table:table-cell>
          <table:table-cell office:value-type="float" office:value="8.0">
            <text:p>8.0</text:p>
          </table:table-cell>
          <table:table-cell office:value-type="float" office:value="6.1667">
            <text:p>6.1667</text:p>
          </table:table-cell>
          <table:table-cell office:value-type="float" office:value="13.0">
            <text:p>13.0</text:p>
          </table:table-cell>
          <table:table-cell office:value-type="float" office:value="31.3333">
            <text:p>31.3333</text:p>
          </table:table-cell>
          <table:table-cell office:value-type="float" office:value="34.6667">
            <text:p>34.6667</text:p>
          </table:table-cell>
          <table:table-cell office:value-type="float" office:value="41.0">
            <text:p>41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6-23T17:00:00">
            <text:p>Fri Jun 23 17:00:00 2023</text:p>
          </table:table-cell>
          <table:table-cell office:value-type="float" office:value="50.444449999999996">
            <text:p>50.444449999999996</text:p>
          </table:table-cell>
          <table:table-cell office:value-type="float" office:value="23.3333">
            <text:p>23.3333</text:p>
          </table:table-cell>
          <table:table-cell office:value-type="float" office:value="8.0">
            <text:p>8.0</text:p>
          </table:table-cell>
          <table:table-cell office:value-type="float" office:value="6.1667">
            <text:p>6.1667</text:p>
          </table:table-cell>
          <table:table-cell office:value-type="float" office:value="13.0">
            <text:p>13.0</text:p>
          </table:table-cell>
          <table:table-cell office:value-type="float" office:value="31.3333">
            <text:p>31.3333</text:p>
          </table:table-cell>
          <table:table-cell office:value-type="float" office:value="34.6667">
            <text:p>34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23T18:00:00">
            <text:p>Fri Jun 23 18:00:00 2023</text:p>
          </table:table-cell>
          <table:table-cell office:value-type="float" office:value="50.61111666666667">
            <text:p>50.61111666666667</text:p>
          </table:table-cell>
          <table:table-cell office:value-type="float" office:value="35.5">
            <text:p>35.5</text:p>
          </table:table-cell>
          <table:table-cell office:value-type="float" office:value="23.3333">
            <text:p>23.3333</text:p>
          </table:table-cell>
          <table:table-cell office:value-type="float" office:value="8.0">
            <text:p>8.0</text:p>
          </table:table-cell>
          <table:table-cell office:value-type="float" office:value="6.1667">
            <text:p>6.1667</text:p>
          </table:table-cell>
          <table:table-cell office:value-type="float" office:value="13.0">
            <text:p>13.0</text:p>
          </table:table-cell>
          <table:table-cell office:value-type="float" office:value="31.3333">
            <text:p>31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6-24T12:00:00">
            <text:p>Sat Jun 24 12:00:00 2023</text:p>
          </table:table-cell>
          <table:table-cell office:value-type="float" office:value="55.229175">
            <text:p>55.22917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9.1667">
            <text:p>49.1667</text:p>
          </table:table-cell>
          <table:table-cell office:value-type="float" office:value="43.8333">
            <text:p>43.8333</text:p>
          </table:table-cell>
          <table:table-cell office:value-type="float" office:value="35.8333">
            <text:p>35.8333</text:p>
          </table:table-cell>
          <table:table-cell office:value-type="float" office:value="38.6667">
            <text:p>38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6-24T13:00:00">
            <text:p>Sat Jun 24 13:00:00 2023</text:p>
          </table:table-cell>
          <table:table-cell office:value-type="float" office:value="55.52084166666666">
            <text:p>55.52084166666666</text:p>
          </table:table-cell>
          <table:table-cell office:value-type="float" office:value="44.5">
            <text:p>44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9.1667">
            <text:p>49.1667</text:p>
          </table:table-cell>
          <table:table-cell office:value-type="float" office:value="43.8333">
            <text:p>43.8333</text:p>
          </table:table-cell>
          <table:table-cell office:value-type="float" office:value="35.8333">
            <text:p>35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6-24T14:00:00">
            <text:p>Sat Jun 24 14:00:00 2023</text:p>
          </table:table-cell>
          <table:table-cell office:value-type="float" office:value="55.42362083333333">
            <text:p>55.42362083333333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9.1667">
            <text:p>49.1667</text:p>
          </table:table-cell>
          <table:table-cell office:value-type="float" office:value="43.8333">
            <text:p>43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24T15:00:00">
            <text:p>Sat Jun 24 15:00:00 2023</text:p>
          </table:table-cell>
          <table:table-cell office:value-type="float" office:value="55.1180625">
            <text:p>55.1180625</text:p>
          </table:table-cell>
          <table:table-cell office:value-type="float" office:value="42.0">
            <text:p>42.0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9.1667">
            <text:p>49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4T16:00:00">
            <text:p>Sat Jun 24 16:00:00 2023</text:p>
          </table:table-cell>
          <table:table-cell office:value-type="float" office:value="54.694449999999996">
            <text:p>54.694449999999996</text:p>
          </table:table-cell>
          <table:table-cell office:value-type="float" office:value="39.5">
            <text:p>39.5</text:p>
          </table:table-cell>
          <table:table-cell office:value-type="float" office:value="42.0">
            <text:p>42.0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24T17:00:00">
            <text:p>Sat Jun 24 17:00:00 2023</text:p>
          </table:table-cell>
          <table:table-cell office:value-type="float" office:value="54.381949999999996">
            <text:p>54.381949999999996</text:p>
          </table:table-cell>
          <table:table-cell office:value-type="float" office:value="41.1667">
            <text:p>41.1667</text:p>
          </table:table-cell>
          <table:table-cell office:value-type="float" office:value="39.5">
            <text:p>39.5</text:p>
          </table:table-cell>
          <table:table-cell office:value-type="float" office:value="42.0">
            <text:p>42.0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39.6667">
            <text:p>39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6-25T13:00:00">
            <text:p>Sun Jun 25 13:00:00 2023</text:p>
          </table:table-cell>
          <table:table-cell office:value-type="float" office:value="55.041666666666664">
            <text:p>55.041666666666664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25T14:00:00">
            <text:p>Sun Jun 25 14:00:00 2023</text:p>
          </table:table-cell>
          <table:table-cell office:value-type="float" office:value="55.354166666666664">
            <text:p>55.354166666666664</text:p>
          </table:table-cell>
          <table:table-cell office:value-type="float" office:value="35.0">
            <text:p>35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49.8333">
            <text:p>49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25T15:00:00">
            <text:p>Sun Jun 25 15:00:00 2023</text:p>
          </table:table-cell>
          <table:table-cell office:value-type="float" office:value="55.9236125">
            <text:p>55.9236125</text:p>
          </table:table-cell>
          <table:table-cell office:value-type="float" office:value="26.0">
            <text:p>26.0</text:p>
          </table:table-cell>
          <table:table-cell office:value-type="float" office:value="35.0">
            <text:p>35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6-25T16:00:00">
            <text:p>Sun Jun 25 16:00:00 2023</text:p>
          </table:table-cell>
          <table:table-cell office:value-type="float" office:value="56.763891666666666">
            <text:p>56.763891666666666</text:p>
          </table:table-cell>
          <table:table-cell office:value-type="float" office:value="20.8333">
            <text:p>20.8333</text:p>
          </table:table-cell>
          <table:table-cell office:value-type="float" office:value="26.0">
            <text:p>26.0</text:p>
          </table:table-cell>
          <table:table-cell office:value-type="float" office:value="35.0">
            <text:p>35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6-25T17:00:00">
            <text:p>Sun Jun 25 17:00:00 2023</text:p>
          </table:table-cell>
          <table:table-cell office:value-type="float" office:value="57.69444583333334">
            <text:p>57.69444583333334</text:p>
          </table:table-cell>
          <table:table-cell office:value-type="float" office:value="32.0">
            <text:p>32.0</text:p>
          </table:table-cell>
          <table:table-cell office:value-type="float" office:value="20.8333">
            <text:p>20.8333</text:p>
          </table:table-cell>
          <table:table-cell office:value-type="float" office:value="26.0">
            <text:p>26.0</text:p>
          </table:table-cell>
          <table:table-cell office:value-type="float" office:value="35.0">
            <text:p>35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3-06-26T15:00:00">
            <text:p>Mon Jun 26 15:00:00 2023</text:p>
          </table:table-cell>
          <table:table-cell office:value-type="float" office:value="70.17361666666667">
            <text:p>70.17361666666667</text:p>
          </table:table-cell>
          <table:table-cell office:value-type="float" office:value="45.6667">
            <text:p>45.6667</text:p>
          </table:table-cell>
          <table:table-cell office:value-type="float" office:value="55.3333">
            <text:p>55.3333</text:p>
          </table:table-cell>
          <table:table-cell office:value-type="float" office:value="66.3333">
            <text:p>66.3333</text:p>
          </table:table-cell>
          <table:table-cell office:value-type="float" office:value="63.1667">
            <text:p>63.1667</text:p>
          </table:table-cell>
          <table:table-cell office:value-type="float" office:value="61.6667">
            <text:p>61.6667</text:p>
          </table:table-cell>
          <table:table-cell office:value-type="float" office:value="64.1667">
            <text:p>64.1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6-26T16:00:00">
            <text:p>Mon Jun 26 16:00:00 2023</text:p>
          </table:table-cell>
          <table:table-cell office:value-type="float" office:value="70.39583750000001">
            <text:p>70.39583750000001</text:p>
          </table:table-cell>
          <table:table-cell office:value-type="float" office:value="42.3333">
            <text:p>42.3333</text:p>
          </table:table-cell>
          <table:table-cell office:value-type="float" office:value="45.6667">
            <text:p>45.6667</text:p>
          </table:table-cell>
          <table:table-cell office:value-type="float" office:value="55.3333">
            <text:p>55.3333</text:p>
          </table:table-cell>
          <table:table-cell office:value-type="float" office:value="66.3333">
            <text:p>66.3333</text:p>
          </table:table-cell>
          <table:table-cell office:value-type="float" office:value="63.1667">
            <text:p>63.1667</text:p>
          </table:table-cell>
          <table:table-cell office:value-type="float" office:value="61.6667">
            <text:p>61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6-26T17:00:00">
            <text:p>Mon Jun 26 17:00:00 2023</text:p>
          </table:table-cell>
          <table:table-cell office:value-type="float" office:value="70.62500416666667">
            <text:p>70.62500416666667</text:p>
          </table:table-cell>
          <table:table-cell office:value-type="float" office:value="20.1667">
            <text:p>20.1667</text:p>
          </table:table-cell>
          <table:table-cell office:value-type="float" office:value="42.3333">
            <text:p>42.3333</text:p>
          </table:table-cell>
          <table:table-cell office:value-type="float" office:value="45.6667">
            <text:p>45.6667</text:p>
          </table:table-cell>
          <table:table-cell office:value-type="float" office:value="55.3333">
            <text:p>55.3333</text:p>
          </table:table-cell>
          <table:table-cell office:value-type="float" office:value="66.3333">
            <text:p>66.3333</text:p>
          </table:table-cell>
          <table:table-cell office:value-type="float" office:value="63.1667">
            <text:p>63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6-26T18:00:00">
            <text:p>Mon Jun 26 18:00:00 2023</text:p>
          </table:table-cell>
          <table:table-cell office:value-type="float" office:value="70.4583375">
            <text:p>70.4583375</text:p>
          </table:table-cell>
          <table:table-cell office:value-type="float" office:value="27.6667">
            <text:p>27.6667</text:p>
          </table:table-cell>
          <table:table-cell office:value-type="float" office:value="20.1667">
            <text:p>20.1667</text:p>
          </table:table-cell>
          <table:table-cell office:value-type="float" office:value="42.3333">
            <text:p>42.3333</text:p>
          </table:table-cell>
          <table:table-cell office:value-type="float" office:value="45.6667">
            <text:p>45.6667</text:p>
          </table:table-cell>
          <table:table-cell office:value-type="float" office:value="55.3333">
            <text:p>55.3333</text:p>
          </table:table-cell>
          <table:table-cell office:value-type="float" office:value="66.3333">
            <text:p>66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6T19:00:00">
            <text:p>Mon Jun 26 19:00:00 2023</text:p>
          </table:table-cell>
          <table:table-cell office:value-type="float" office:value="70.11805833333334">
            <text:p>70.11805833333334</text:p>
          </table:table-cell>
          <table:table-cell office:value-type="float" office:value="47.0">
            <text:p>47.0</text:p>
          </table:table-cell>
          <table:table-cell office:value-type="float" office:value="27.6667">
            <text:p>27.6667</text:p>
          </table:table-cell>
          <table:table-cell office:value-type="float" office:value="20.1667">
            <text:p>20.1667</text:p>
          </table:table-cell>
          <table:table-cell office:value-type="float" office:value="42.3333">
            <text:p>42.3333</text:p>
          </table:table-cell>
          <table:table-cell office:value-type="float" office:value="45.6667">
            <text:p>45.6667</text:p>
          </table:table-cell>
          <table:table-cell office:value-type="float" office:value="55.3333">
            <text:p>55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6-26T20:00:00">
            <text:p>Mon Jun 26 20:00:00 2023</text:p>
          </table:table-cell>
          <table:table-cell office:value-type="float" office:value="69.43750416666667">
            <text:p>69.43750416666667</text:p>
          </table:table-cell>
          <table:table-cell office:value-type="float" office:value="72.3333">
            <text:p>72.3333</text:p>
          </table:table-cell>
          <table:table-cell office:value-type="float" office:value="47.0">
            <text:p>47.0</text:p>
          </table:table-cell>
          <table:table-cell office:value-type="float" office:value="27.6667">
            <text:p>27.6667</text:p>
          </table:table-cell>
          <table:table-cell office:value-type="float" office:value="20.1667">
            <text:p>20.1667</text:p>
          </table:table-cell>
          <table:table-cell office:value-type="float" office:value="42.3333">
            <text:p>42.3333</text:p>
          </table:table-cell>
          <table:table-cell office:value-type="float" office:value="45.6667">
            <text:p>45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6-27T13:00:00">
            <text:p>Tue Jun 27 13:00:00 2023</text:p>
          </table:table-cell>
          <table:table-cell office:value-type="float" office:value="63.180554166666674">
            <text:p>63.180554166666674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1.1667">
            <text:p>61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27T14:00:00">
            <text:p>Tue Jun 27 14:00:00 2023</text:p>
          </table:table-cell>
          <table:table-cell office:value-type="float" office:value="62.986108333333334">
            <text:p>62.986108333333334</text:p>
          </table:table-cell>
          <table:table-cell office:value-type="float" office:value="43.5">
            <text:p>43.5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6-27T15:00:00">
            <text:p>Tue Jun 27 15:00:00 2023</text:p>
          </table:table-cell>
          <table:table-cell office:value-type="float" office:value="63.416662499999994">
            <text:p>63.416662499999994</text:p>
          </table:table-cell>
          <table:table-cell office:value-type="float" office:value="31.8333">
            <text:p>31.8333</text:p>
          </table:table-cell>
          <table:table-cell office:value-type="float" office:value="43.5">
            <text:p>43.5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3-06-27T16:00:00">
            <text:p>Tue Jun 27 16:00:00 2023</text:p>
          </table:table-cell>
          <table:table-cell office:value-type="float" office:value="64.49305416666668">
            <text:p>64.49305416666668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3.5">
            <text:p>43.5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6-27T17:00:00">
            <text:p>Tue Jun 27 17:00:00 2023</text:p>
          </table:table-cell>
          <table:table-cell office:value-type="float" office:value="65.51388750000001">
            <text:p>65.51388750000001</text:p>
          </table:table-cell>
          <table:table-cell office:value-type="float" office:value="26.6667">
            <text:p>26.6667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3.5">
            <text:p>43.5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3-06-27T18:00:00">
            <text:p>Tue Jun 27 18:00:00 2023</text:p>
          </table:table-cell>
          <table:table-cell office:value-type="float" office:value="65.7013875">
            <text:p>65.7013875</text:p>
          </table:table-cell>
          <table:table-cell office:value-type="float" office:value="57.5">
            <text:p>57.5</text:p>
          </table:table-cell>
          <table:table-cell office:value-type="float" office:value="26.6667">
            <text:p>26.6667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3.5">
            <text:p>43.5</text:p>
          </table:table-cell>
          <table:table-cell office:value-type="float" office:value="45.3333">
            <text:p>45.3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6-28T13:00:00">
            <text:p>Wed Jun 28 13:00:00 2023</text:p>
          </table:table-cell>
          <table:table-cell office:value-type="float" office:value="56.013891666666666">
            <text:p>56.013891666666666</text:p>
          </table:table-cell>
          <table:table-cell office:value-type="float" office:value="24.5">
            <text:p>24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6-28T14:00:00">
            <text:p>Wed Jun 28 14:00:00 2023</text:p>
          </table:table-cell>
          <table:table-cell office:value-type="float" office:value="55.76389166666667">
            <text:p>55.76389166666667</text:p>
          </table:table-cell>
          <table:table-cell office:value-type="float" office:value="6.5">
            <text:p>6.5</text:p>
          </table:table-cell>
          <table:table-cell office:value-type="float" office:value="24.5">
            <text:p>24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  <table:table-cell office:value-type="float" office:value="41.1667">
            <text:p>41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6-28T15:00:00">
            <text:p>Wed Jun 28 15:00:00 2023</text:p>
          </table:table-cell>
          <table:table-cell office:value-type="float" office:value="55.472225">
            <text:p>55.472225</text:p>
          </table:table-cell>
          <table:table-cell office:value-type="float" office:value="2.0">
            <text:p>2.0</text:p>
          </table:table-cell>
          <table:table-cell office:value-type="float" office:value="6.5">
            <text:p>6.5</text:p>
          </table:table-cell>
          <table:table-cell office:value-type="float" office:value="24.5">
            <text:p>24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28T16:00:00">
            <text:p>Wed Jun 28 16:00:00 2023</text:p>
          </table:table-cell>
          <table:table-cell office:value-type="float" office:value="54.80555833333333">
            <text:p>54.80555833333333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6.5">
            <text:p>6.5</text:p>
          </table:table-cell>
          <table:table-cell office:value-type="float" office:value="24.5">
            <text:p>24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6-28T17:00:00">
            <text:p>Wed Jun 28 17:00:00 2023</text:p>
          </table:table-cell>
          <table:table-cell office:value-type="float" office:value="53.8611125">
            <text:p>53.8611125</text:p>
          </table:table-cell>
          <table:table-cell office:value-type="float" office:value="7.0">
            <text:p>7.0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6.5">
            <text:p>6.5</text:p>
          </table:table-cell>
          <table:table-cell office:value-type="float" office:value="24.5">
            <text:p>24.5</text:p>
          </table:table-cell>
          <table:table-cell office:value-type="float" office:value="40.1667">
            <text:p>40.1667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6-28T18:00:00">
            <text:p>Wed Jun 28 18:00:00 2023</text:p>
          </table:table-cell>
          <table:table-cell office:value-type="float" office:value="53.6736125">
            <text:p>53.6736125</text:p>
          </table:table-cell>
          <table:table-cell office:value-type="float" office:value="33.8333">
            <text:p>33.8333</text:p>
          </table:table-cell>
          <table:table-cell office:value-type="float" office:value="7.0">
            <text:p>7.0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6.5">
            <text:p>6.5</text:p>
          </table:table-cell>
          <table:table-cell office:value-type="float" office:value="24.5">
            <text:p>24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9T13:00:00">
            <text:p>Thu Jun 29 13:00:00 2023</text:p>
          </table:table-cell>
          <table:table-cell office:value-type="float" office:value="63.71527916666667">
            <text:p>63.71527916666667</text:p>
          </table:table-cell>
          <table:table-cell office:value-type="float" office:value="40.0">
            <text:p>40.0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6-29T14:00:00">
            <text:p>Thu Jun 29 14:00:00 2023</text:p>
          </table:table-cell>
          <table:table-cell office:value-type="float" office:value="64.13889166666667">
            <text:p>64.13889166666667</text:p>
          </table:table-cell>
          <table:table-cell office:value-type="float" office:value="31.1667">
            <text:p>31.1667</text:p>
          </table:table-cell>
          <table:table-cell office:value-type="float" office:value="40.0">
            <text:p>40.0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6-29T15:00:00">
            <text:p>Thu Jun 29 15:00:00 2023</text:p>
          </table:table-cell>
          <table:table-cell office:value-type="float" office:value="64.222225">
            <text:p>64.222225</text:p>
          </table:table-cell>
          <table:table-cell office:value-type="float" office:value="36.3333">
            <text:p>36.3333</text:p>
          </table:table-cell>
          <table:table-cell office:value-type="float" office:value="31.1667">
            <text:p>31.1667</text:p>
          </table:table-cell>
          <table:table-cell office:value-type="float" office:value="40.0">
            <text:p>40.0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3.8333">
            <text:p>43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6-29T16:00:00">
            <text:p>Thu Jun 29 16:00:00 2023</text:p>
          </table:table-cell>
          <table:table-cell office:value-type="float" office:value="64.4861125">
            <text:p>64.4861125</text:p>
          </table:table-cell>
          <table:table-cell office:value-type="float" office:value="36.3333">
            <text:p>36.3333</text:p>
          </table:table-cell>
          <table:table-cell office:value-type="float" office:value="36.3333">
            <text:p>36.3333</text:p>
          </table:table-cell>
          <table:table-cell office:value-type="float" office:value="31.1667">
            <text:p>31.1667</text:p>
          </table:table-cell>
          <table:table-cell office:value-type="float" office:value="40.0">
            <text:p>40.0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6-29T17:00:00">
            <text:p>Thu Jun 29 17:00:00 2023</text:p>
          </table:table-cell>
          <table:table-cell office:value-type="float" office:value="65.02777916666666">
            <text:p>65.02777916666666</text:p>
          </table:table-cell>
          <table:table-cell office:value-type="float" office:value="44.5">
            <text:p>44.5</text:p>
          </table:table-cell>
          <table:table-cell office:value-type="float" office:value="36.3333">
            <text:p>36.3333</text:p>
          </table:table-cell>
          <table:table-cell office:value-type="float" office:value="36.3333">
            <text:p>36.3333</text:p>
          </table:table-cell>
          <table:table-cell office:value-type="float" office:value="31.1667">
            <text:p>31.1667</text:p>
          </table:table-cell>
          <table:table-cell office:value-type="float" office:value="40.0">
            <text:p>40.0</text:p>
          </table:table-cell>
          <table:table-cell office:value-type="float" office:value="41.6667">
            <text:p>41.6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6-30T13:00:00">
            <text:p>Fri Jun 30 13:00:00 2023</text:p>
          </table:table-cell>
          <table:table-cell office:value-type="float" office:value="53.59027916666667">
            <text:p>53.59027916666667</text:p>
          </table:table-cell>
          <table:table-cell office:value-type="float" office:value="11.8333">
            <text:p>11.8333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27.5">
            <text:p>27.5</text:p>
          </table:table-cell>
          <table:table-cell office:value-type="float" office:value="47.3333">
            <text:p>47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30T14:00:00">
            <text:p>Fri Jun 30 14:00:00 2023</text:p>
          </table:table-cell>
          <table:table-cell office:value-type="float" office:value="52.659725">
            <text:p>52.659725</text:p>
          </table:table-cell>
          <table:table-cell office:value-type="float" office:value="2.0">
            <text:p>2.0</text:p>
          </table:table-cell>
          <table:table-cell office:value-type="float" office:value="11.8333">
            <text:p>11.8333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27.5">
            <text:p>27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30T15:00:00">
            <text:p>Fri Jun 30 15:00:00 2023</text:p>
          </table:table-cell>
          <table:table-cell office:value-type="float" office:value="52.05555833333333">
            <text:p>52.0555583333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1.8333">
            <text:p>11.8333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30T16:00:00">
            <text:p>Fri Jun 30 16:00:00 2023</text:p>
          </table:table-cell>
          <table:table-cell office:value-type="float" office:value="51.25694583333333">
            <text:p>51.25694583333333</text:p>
          </table:table-cell>
          <table:table-cell office:value-type="float" office:value="7.3333">
            <text:p>7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1.8333">
            <text:p>11.8333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6-30T17:00:00">
            <text:p>Fri Jun 30 17:00:00 2023</text:p>
          </table:table-cell>
          <table:table-cell office:value-type="float" office:value="50.479170833333335">
            <text:p>50.479170833333335</text:p>
          </table:table-cell>
          <table:table-cell office:value-type="float" office:value="26.6667">
            <text:p>26.6667</text:p>
          </table:table-cell>
          <table:table-cell office:value-type="float" office:value="7.3333">
            <text:p>7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1.8333">
            <text:p>11.8333</text:p>
          </table:table-cell>
          <table:table-cell office:value-type="float" office:value="16.5">
            <text:p>16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30T18:00:00">
            <text:p>Fri Jun 30 18:00:00 2023</text:p>
          </table:table-cell>
          <table:table-cell office:value-type="float" office:value="49.479170833333335">
            <text:p>49.479170833333335</text:p>
          </table:table-cell>
          <table:table-cell office:value-type="float" office:value="42.3333">
            <text:p>42.3333</text:p>
          </table:table-cell>
          <table:table-cell office:value-type="float" office:value="26.6667">
            <text:p>26.6667</text:p>
          </table:table-cell>
          <table:table-cell office:value-type="float" office:value="7.3333">
            <text:p>7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1.8333">
            <text:p>11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7-01T13:00:00">
            <text:p>Sat Jul  1 13:00:00 2023</text:p>
          </table:table-cell>
          <table:table-cell office:value-type="float" office:value="66.91666666666667">
            <text:p>66.91666666666667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58.5">
            <text:p>58.5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5.1667">
            <text:p>55.1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7-01T14:00:00">
            <text:p>Sat Jul  1 14:00:00 2023</text:p>
          </table:table-cell>
          <table:table-cell office:value-type="float" office:value="68.0">
            <text:p>68.0</text:p>
          </table:table-cell>
          <table:table-cell office:value-type="float" office:value="42.0">
            <text:p>42.0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58.5">
            <text:p>58.5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01T15:00:00">
            <text:p>Sat Jul  1 15:00:00 2023</text:p>
          </table:table-cell>
          <table:table-cell office:value-type="float" office:value="68.9236125">
            <text:p>68.9236125</text:p>
          </table:table-cell>
          <table:table-cell office:value-type="float" office:value="40.3333">
            <text:p>40.3333</text:p>
          </table:table-cell>
          <table:table-cell office:value-type="float" office:value="42.0">
            <text:p>42.0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58.5">
            <text:p>58.5</text:p>
          </table:table-cell>
          <table:table-cell office:value-type="float" office:value="56.0">
            <text:p>56.0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7-01T16:00:00">
            <text:p>Sat Jul  1 16:00:00 2023</text:p>
          </table:table-cell>
          <table:table-cell office:value-type="float" office:value="69.87500416666667">
            <text:p>69.87500416666667</text:p>
          </table:table-cell>
          <table:table-cell office:value-type="float" office:value="47.3333">
            <text:p>47.3333</text:p>
          </table:table-cell>
          <table:table-cell office:value-type="float" office:value="40.3333">
            <text:p>40.3333</text:p>
          </table:table-cell>
          <table:table-cell office:value-type="float" office:value="42.0">
            <text:p>42.0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58.5">
            <text:p>58.5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7-01T17:00:00">
            <text:p>Sat Jul  1 17:00:00 2023</text:p>
          </table:table-cell>
          <table:table-cell office:value-type="float" office:value="70.4583375">
            <text:p>70.4583375</text:p>
          </table:table-cell>
          <table:table-cell office:value-type="float" office:value="66.0">
            <text:p>66.0</text:p>
          </table:table-cell>
          <table:table-cell office:value-type="float" office:value="47.3333">
            <text:p>47.3333</text:p>
          </table:table-cell>
          <table:table-cell office:value-type="float" office:value="40.3333">
            <text:p>40.3333</text:p>
          </table:table-cell>
          <table:table-cell office:value-type="float" office:value="42.0">
            <text:p>42.0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7-02T12:00:00">
            <text:p>Sun Jul  2 12:00:00 2023</text:p>
          </table:table-cell>
          <table:table-cell office:value-type="float" office:value="77.34027916666666">
            <text:p>77.34027916666666</text:p>
          </table:table-cell>
          <table:table-cell office:value-type="float" office:value="56.8333">
            <text:p>56.8333</text:p>
          </table:table-cell>
          <table:table-cell office:value-type="float" office:value="60.0">
            <text:p>60.0</text:p>
          </table:table-cell>
          <table:table-cell office:value-type="float" office:value="67.1667">
            <text:p>67.1667</text:p>
          </table:table-cell>
          <table:table-cell office:value-type="float" office:value="66.6667">
            <text:p>66.6667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2T13:00:00">
            <text:p>Sun Jul  2 13:00:00 2023</text:p>
          </table:table-cell>
          <table:table-cell office:value-type="float" office:value="77.25694583333333">
            <text:p>77.25694583333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60.0">
            <text:p>60.0</text:p>
          </table:table-cell>
          <table:table-cell office:value-type="float" office:value="67.1667">
            <text:p>67.1667</text:p>
          </table:table-cell>
          <table:table-cell office:value-type="float" office:value="66.6667">
            <text:p>66.6667</text:p>
          </table:table-cell>
          <table:table-cell office:value-type="float" office:value="69.6667">
            <text:p>69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02T14:00:00">
            <text:p>Sun Jul  2 14:00:00 2023</text:p>
          </table:table-cell>
          <table:table-cell office:value-type="float" office:value="77.35416666666667">
            <text:p>77.35416666666667</text:p>
          </table:table-cell>
          <table:table-cell office:value-type="float" office:value="58.8333">
            <text:p>58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60.0">
            <text:p>60.0</text:p>
          </table:table-cell>
          <table:table-cell office:value-type="float" office:value="67.1667">
            <text:p>67.1667</text:p>
          </table:table-cell>
          <table:table-cell office:value-type="float" office:value="66.6667">
            <text:p>66.6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7-02T15:00:00">
            <text:p>Sun Jul  2 15:00:00 2023</text:p>
          </table:table-cell>
          <table:table-cell office:value-type="float" office:value="77.402775">
            <text:p>77.402775</text:p>
          </table:table-cell>
          <table:table-cell office:value-type="float" office:value="53.3333">
            <text:p>53.3333</text:p>
          </table:table-cell>
          <table:table-cell office:value-type="float" office:value="58.8333">
            <text:p>58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60.0">
            <text:p>60.0</text:p>
          </table:table-cell>
          <table:table-cell office:value-type="float" office:value="67.1667">
            <text:p>67.1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7-02T16:00:00">
            <text:p>Sun Jul  2 16:00:00 2023</text:p>
          </table:table-cell>
          <table:table-cell office:value-type="float" office:value="77.13194166666666">
            <text:p>77.13194166666666</text:p>
          </table:table-cell>
          <table:table-cell office:value-type="float" office:value="57.0">
            <text:p>57.0</text:p>
          </table:table-cell>
          <table:table-cell office:value-type="float" office:value="53.3333">
            <text:p>53.3333</text:p>
          </table:table-cell>
          <table:table-cell office:value-type="float" office:value="58.8333">
            <text:p>58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60.0">
            <text:p>60.0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7-02T17:00:00">
            <text:p>Sun Jul  2 17:00:00 2023</text:p>
          </table:table-cell>
          <table:table-cell office:value-type="float" office:value="76.840275">
            <text:p>76.840275</text:p>
          </table:table-cell>
          <table:table-cell office:value-type="float" office:value="61.5">
            <text:p>61.5</text:p>
          </table:table-cell>
          <table:table-cell office:value-type="float" office:value="57.0">
            <text:p>57.0</text:p>
          </table:table-cell>
          <table:table-cell office:value-type="float" office:value="53.3333">
            <text:p>53.3333</text:p>
          </table:table-cell>
          <table:table-cell office:value-type="float" office:value="58.8333">
            <text:p>58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7-02T18:00:00">
            <text:p>Sun Jul  2 18:00:00 2023</text:p>
          </table:table-cell>
          <table:table-cell office:value-type="float" office:value="76.51388333333334">
            <text:p>76.51388333333334</text:p>
          </table:table-cell>
          <table:table-cell office:value-type="float" office:value="68.0">
            <text:p>68.0</text:p>
          </table:table-cell>
          <table:table-cell office:value-type="float" office:value="61.5">
            <text:p>61.5</text:p>
          </table:table-cell>
          <table:table-cell office:value-type="float" office:value="57.0">
            <text:p>57.0</text:p>
          </table:table-cell>
          <table:table-cell office:value-type="float" office:value="53.3333">
            <text:p>53.3333</text:p>
          </table:table-cell>
          <table:table-cell office:value-type="float" office:value="58.8333">
            <text:p>58.8333</text:p>
          </table:table-cell>
          <table:table-cell office:value-type="float" office:value="51.5">
            <text:p>51.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3-07-03T12:00:00">
            <text:p>Mon Jul  3 12:00:00 2023</text:p>
          </table:table-cell>
          <table:table-cell office:value-type="float" office:value="68.07638333333334">
            <text:p>68.07638333333334</text:p>
          </table:table-cell>
          <table:table-cell office:value-type="float" office:value="63.3333">
            <text:p>63.3333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52.5">
            <text:p>52.5</text:p>
          </table:table-cell>
          <table:table-cell office:value-type="float" office:value="56.6667">
            <text:p>56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03T13:00:00">
            <text:p>Mon Jul  3 13:00:00 2023</text:p>
          </table:table-cell>
          <table:table-cell office:value-type="float" office:value="67.145825">
            <text:p>67.145825</text:p>
          </table:table-cell>
          <table:table-cell office:value-type="float" office:value="52.5">
            <text:p>52.5</text:p>
          </table:table-cell>
          <table:table-cell office:value-type="float" office:value="63.3333">
            <text:p>63.3333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52.5">
            <text:p>52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7-03T14:00:00">
            <text:p>Mon Jul  3 14:00:00 2023</text:p>
          </table:table-cell>
          <table:table-cell office:value-type="float" office:value="66.10415833333333">
            <text:p>66.10415833333333</text:p>
          </table:table-cell>
          <table:table-cell office:value-type="float" office:value="42.0">
            <text:p>42.0</text:p>
          </table:table-cell>
          <table:table-cell office:value-type="float" office:value="52.5">
            <text:p>52.5</text:p>
          </table:table-cell>
          <table:table-cell office:value-type="float" office:value="63.3333">
            <text:p>63.3333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7-03T15:00:00">
            <text:p>Mon Jul  3 15:00:00 2023</text:p>
          </table:table-cell>
          <table:table-cell office:value-type="float" office:value="65.09721666666667">
            <text:p>65.09721666666667</text:p>
          </table:table-cell>
          <table:table-cell office:value-type="float" office:value="32.8333">
            <text:p>32.8333</text:p>
          </table:table-cell>
          <table:table-cell office:value-type="float" office:value="42.0">
            <text:p>42.0</text:p>
          </table:table-cell>
          <table:table-cell office:value-type="float" office:value="52.5">
            <text:p>52.5</text:p>
          </table:table-cell>
          <table:table-cell office:value-type="float" office:value="63.3333">
            <text:p>63.3333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03T16:00:00">
            <text:p>Mon Jul  3 16:00:00 2023</text:p>
          </table:table-cell>
          <table:table-cell office:value-type="float" office:value="64.24999166666667">
            <text:p>64.24999166666667</text:p>
          </table:table-cell>
          <table:table-cell office:value-type="float" office:value="36.0">
            <text:p>36.0</text:p>
          </table:table-cell>
          <table:table-cell office:value-type="float" office:value="32.8333">
            <text:p>32.8333</text:p>
          </table:table-cell>
          <table:table-cell office:value-type="float" office:value="42.0">
            <text:p>42.0</text:p>
          </table:table-cell>
          <table:table-cell office:value-type="float" office:value="52.5">
            <text:p>52.5</text:p>
          </table:table-cell>
          <table:table-cell office:value-type="float" office:value="63.3333">
            <text:p>63.3333</text:p>
          </table:table-cell>
          <table:table-cell office:value-type="float" office:value="61.6667">
            <text:p>61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7-03T17:00:00">
            <text:p>Mon Jul  3 17:00:00 2023</text:p>
          </table:table-cell>
          <table:table-cell office:value-type="float" office:value="63.65276666666667">
            <text:p>63.65276666666667</text:p>
          </table:table-cell>
          <table:table-cell office:value-type="float" office:value="49.3333">
            <text:p>49.3333</text:p>
          </table:table-cell>
          <table:table-cell office:value-type="float" office:value="36.0">
            <text:p>36.0</text:p>
          </table:table-cell>
          <table:table-cell office:value-type="float" office:value="32.8333">
            <text:p>32.8333</text:p>
          </table:table-cell>
          <table:table-cell office:value-type="float" office:value="42.0">
            <text:p>42.0</text:p>
          </table:table-cell>
          <table:table-cell office:value-type="float" office:value="52.5">
            <text:p>52.5</text:p>
          </table:table-cell>
          <table:table-cell office:value-type="float" office:value="63.3333">
            <text:p>63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03T18:00:00">
            <text:p>Mon Jul  3 18:00:00 2023</text:p>
          </table:table-cell>
          <table:table-cell office:value-type="float" office:value="62.909712500000005">
            <text:p>62.909712500000005</text:p>
          </table:table-cell>
          <table:table-cell office:value-type="float" office:value="61.5">
            <text:p>61.5</text:p>
          </table:table-cell>
          <table:table-cell office:value-type="float" office:value="49.3333">
            <text:p>49.3333</text:p>
          </table:table-cell>
          <table:table-cell office:value-type="float" office:value="36.0">
            <text:p>36.0</text:p>
          </table:table-cell>
          <table:table-cell office:value-type="float" office:value="32.8333">
            <text:p>32.8333</text:p>
          </table:table-cell>
          <table:table-cell office:value-type="float" office:value="42.0">
            <text:p>42.0</text:p>
          </table:table-cell>
          <table:table-cell office:value-type="float" office:value="52.5">
            <text:p>52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7-03T19:00:00">
            <text:p>Mon Jul  3 19:00:00 2023</text:p>
          </table:table-cell>
          <table:table-cell office:value-type="float" office:value="62.22915833333334">
            <text:p>62.22915833333334</text:p>
          </table:table-cell>
          <table:table-cell office:value-type="float" office:value="65.0">
            <text:p>65.0</text:p>
          </table:table-cell>
          <table:table-cell office:value-type="float" office:value="61.5">
            <text:p>61.5</text:p>
          </table:table-cell>
          <table:table-cell office:value-type="float" office:value="49.3333">
            <text:p>49.3333</text:p>
          </table:table-cell>
          <table:table-cell office:value-type="float" office:value="36.0">
            <text:p>36.0</text:p>
          </table:table-cell>
          <table:table-cell office:value-type="float" office:value="32.8333">
            <text:p>32.8333</text:p>
          </table:table-cell>
          <table:table-cell office:value-type="float" office:value="42.0">
            <text:p>42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7-04T13:00:00">
            <text:p>Tue Jul  4 13:00:00 2023</text:p>
          </table:table-cell>
          <table:table-cell office:value-type="float" office:value="56.9236125">
            <text:p>56.9236125</text:p>
          </table:table-cell>
          <table:table-cell office:value-type="float" office:value="33.1667">
            <text:p>33.1667</text:p>
          </table:table-cell>
          <table:table-cell office:value-type="float" office:value="46.5">
            <text:p>46.5</text:p>
          </table:table-cell>
          <table:table-cell office:value-type="float" office:value="53.1667">
            <text:p>53.1667</text:p>
          </table:table-cell>
          <table:table-cell office:value-type="float" office:value="54.0">
            <text:p>54.0</text:p>
          </table:table-cell>
          <table:table-cell office:value-type="float" office:value="50.6667">
            <text:p>50.6667</text:p>
          </table:table-cell>
          <table:table-cell office:value-type="float" office:value="50.1667">
            <text:p>50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04T14:00:00">
            <text:p>Tue Jul  4 14:00:00 2023</text:p>
          </table:table-cell>
          <table:table-cell office:value-type="float" office:value="56.979166666666664">
            <text:p>56.979166666666664</text:p>
          </table:table-cell>
          <table:table-cell office:value-type="float" office:value="31.8333">
            <text:p>31.8333</text:p>
          </table:table-cell>
          <table:table-cell office:value-type="float" office:value="33.1667">
            <text:p>33.1667</text:p>
          </table:table-cell>
          <table:table-cell office:value-type="float" office:value="46.5">
            <text:p>46.5</text:p>
          </table:table-cell>
          <table:table-cell office:value-type="float" office:value="53.1667">
            <text:p>53.1667</text:p>
          </table:table-cell>
          <table:table-cell office:value-type="float" office:value="54.0">
            <text:p>54.0</text:p>
          </table:table-cell>
          <table:table-cell office:value-type="float" office:value="50.6667">
            <text:p>50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4T15:00:00">
            <text:p>Tue Jul  4 15:00:00 2023</text:p>
          </table:table-cell>
          <table:table-cell office:value-type="float" office:value="57.0138875">
            <text:p>57.0138875</text:p>
          </table:table-cell>
          <table:table-cell office:value-type="float" office:value="37.6667">
            <text:p>37.6667</text:p>
          </table:table-cell>
          <table:table-cell office:value-type="float" office:value="31.8333">
            <text:p>31.8333</text:p>
          </table:table-cell>
          <table:table-cell office:value-type="float" office:value="33.1667">
            <text:p>33.1667</text:p>
          </table:table-cell>
          <table:table-cell office:value-type="float" office:value="46.5">
            <text:p>46.5</text:p>
          </table:table-cell>
          <table:table-cell office:value-type="float" office:value="53.1667">
            <text:p>53.1667</text:p>
          </table:table-cell>
          <table:table-cell office:value-type="float" office:value="54.0">
            <text:p>54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7-04T16:00:00">
            <text:p>Tue Jul  4 16:00:00 2023</text:p>
          </table:table-cell>
          <table:table-cell office:value-type="float" office:value="57.49305416666667">
            <text:p>57.49305416666667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1.8333">
            <text:p>31.8333</text:p>
          </table:table-cell>
          <table:table-cell office:value-type="float" office:value="33.1667">
            <text:p>33.1667</text:p>
          </table:table-cell>
          <table:table-cell office:value-type="float" office:value="46.5">
            <text:p>46.5</text:p>
          </table:table-cell>
          <table:table-cell office:value-type="float" office:value="53.1667">
            <text:p>53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7-04T17:00:00">
            <text:p>Tue Jul  4 17:00:00 2023</text:p>
          </table:table-cell>
          <table:table-cell office:value-type="float" office:value="57.84027916666667">
            <text:p>57.84027916666667</text:p>
          </table:table-cell>
          <table:table-cell office:value-type="float" office:value="44.5">
            <text:p>44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1.8333">
            <text:p>31.8333</text:p>
          </table:table-cell>
          <table:table-cell office:value-type="float" office:value="33.1667">
            <text:p>33.1667</text:p>
          </table:table-cell>
          <table:table-cell office:value-type="float" office:value="46.5">
            <text:p>46.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7-04T18:00:00">
            <text:p>Tue Jul  4 18:00:00 2023</text:p>
          </table:table-cell>
          <table:table-cell office:value-type="float" office:value="58.25">
            <text:p>58.25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1.8333">
            <text:p>31.8333</text:p>
          </table:table-cell>
          <table:table-cell office:value-type="float" office:value="33.1667">
            <text:p>33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05T13:00:00">
            <text:p>Wed Jul  5 13:00:00 2023</text:p>
          </table:table-cell>
          <table:table-cell office:value-type="float" office:value="47.86805416666667">
            <text:p>47.86805416666667</text:p>
          </table:table-cell>
          <table:table-cell office:value-type="float" office:value="9.0">
            <text:p>9.0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  <table:table-cell office:value-type="float" office:value="35.5">
            <text:p>35.5</text:p>
          </table:table-cell>
          <table:table-cell office:value-type="float" office:value="40.8333">
            <text:p>40.8333</text:p>
          </table:table-cell>
          <table:table-cell office:value-type="float" office:value="44.6667">
            <text:p>44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05T14:00:00">
            <text:p>Wed Jul  5 14:00:00 2023</text:p>
          </table:table-cell>
          <table:table-cell office:value-type="float" office:value="47.875">
            <text:p>47.875</text:p>
          </table:table-cell>
          <table:table-cell office:value-type="float" office:value="8.8333">
            <text:p>8.8333</text:p>
          </table:table-cell>
          <table:table-cell office:value-type="float" office:value="9.0">
            <text:p>9.0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  <table:table-cell office:value-type="float" office:value="35.5">
            <text:p>35.5</text:p>
          </table:table-cell>
          <table:table-cell office:value-type="float" office:value="40.8333">
            <text:p>40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7-05T15:00:00">
            <text:p>Wed Jul  5 15:00:00 2023</text:p>
          </table:table-cell>
          <table:table-cell office:value-type="float" office:value="48.1875">
            <text:p>48.1875</text:p>
          </table:table-cell>
          <table:table-cell office:value-type="float" office:value="2.6667">
            <text:p>2.6667</text:p>
          </table:table-cell>
          <table:table-cell office:value-type="float" office:value="8.8333">
            <text:p>8.8333</text:p>
          </table:table-cell>
          <table:table-cell office:value-type="float" office:value="9.0">
            <text:p>9.0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  <table:table-cell office:value-type="float" office:value="35.5">
            <text:p>35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7-05T16:00:00">
            <text:p>Wed Jul  5 16:00:00 2023</text:p>
          </table:table-cell>
          <table:table-cell office:value-type="float" office:value="48.166666666666664">
            <text:p>48.166666666666664</text:p>
          </table:table-cell>
          <table:table-cell office:value-type="float" office:value="5.6667">
            <text:p>5.6667</text:p>
          </table:table-cell>
          <table:table-cell office:value-type="float" office:value="2.6667">
            <text:p>2.6667</text:p>
          </table:table-cell>
          <table:table-cell office:value-type="float" office:value="8.8333">
            <text:p>8.8333</text:p>
          </table:table-cell>
          <table:table-cell office:value-type="float" office:value="9.0">
            <text:p>9.0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7-05T17:00:00">
            <text:p>Wed Jul  5 17:00:00 2023</text:p>
          </table:table-cell>
          <table:table-cell office:value-type="float" office:value="48.1875">
            <text:p>48.1875</text:p>
          </table:table-cell>
          <table:table-cell office:value-type="float" office:value="14.6667">
            <text:p>14.6667</text:p>
          </table:table-cell>
          <table:table-cell office:value-type="float" office:value="5.6667">
            <text:p>5.6667</text:p>
          </table:table-cell>
          <table:table-cell office:value-type="float" office:value="2.6667">
            <text:p>2.6667</text:p>
          </table:table-cell>
          <table:table-cell office:value-type="float" office:value="8.8333">
            <text:p>8.8333</text:p>
          </table:table-cell>
          <table:table-cell office:value-type="float" office:value="9.0">
            <text:p>9.0</text:p>
          </table:table-cell>
          <table:table-cell office:value-type="float" office:value="21.6667">
            <text:p>21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05T18:00:00">
            <text:p>Wed Jul  5 18:00:00 2023</text:p>
          </table:table-cell>
          <table:table-cell office:value-type="float" office:value="48.1875">
            <text:p>48.1875</text:p>
          </table:table-cell>
          <table:table-cell office:value-type="float" office:value="29.8333">
            <text:p>29.8333</text:p>
          </table:table-cell>
          <table:table-cell office:value-type="float" office:value="14.6667">
            <text:p>14.6667</text:p>
          </table:table-cell>
          <table:table-cell office:value-type="float" office:value="5.6667">
            <text:p>5.6667</text:p>
          </table:table-cell>
          <table:table-cell office:value-type="float" office:value="2.6667">
            <text:p>2.6667</text:p>
          </table:table-cell>
          <table:table-cell office:value-type="float" office:value="8.8333">
            <text:p>8.8333</text:p>
          </table:table-cell>
          <table:table-cell office:value-type="float" office:value="9.0">
            <text:p>9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06T12:00:00">
            <text:p>Thu Jul  6 12:00:00 2023</text:p>
          </table:table-cell>
          <table:table-cell office:value-type="float" office:value="48.465270833333335">
            <text:p>48.465270833333335</text:p>
          </table:table-cell>
          <table:table-cell office:value-type="float" office:value="26.8333">
            <text:p>26.8333</text:p>
          </table:table-cell>
          <table:table-cell office:value-type="float" office:value="29.3333">
            <text:p>29.3333</text:p>
          </table:table-cell>
          <table:table-cell office:value-type="float" office:value="33.1667">
            <text:p>33.1667</text:p>
          </table:table-cell>
          <table:table-cell office:value-type="float" office:value="35.5">
            <text:p>35.5</text:p>
          </table:table-cell>
          <table:table-cell office:value-type="float" office:value="38.6667">
            <text:p>38.6667</text:p>
          </table:table-cell>
          <table:table-cell office:value-type="float" office:value="38.3333">
            <text:p>38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7-06T13:00:00">
            <text:p>Thu Jul  6 13:00:00 2023</text:p>
          </table:table-cell>
          <table:table-cell office:value-type="float" office:value="48.65971666666667">
            <text:p>48.65971666666667</text:p>
          </table:table-cell>
          <table:table-cell office:value-type="float" office:value="28.6667">
            <text:p>28.6667</text:p>
          </table:table-cell>
          <table:table-cell office:value-type="float" office:value="26.8333">
            <text:p>26.8333</text:p>
          </table:table-cell>
          <table:table-cell office:value-type="float" office:value="29.3333">
            <text:p>29.3333</text:p>
          </table:table-cell>
          <table:table-cell office:value-type="float" office:value="33.1667">
            <text:p>33.1667</text:p>
          </table:table-cell>
          <table:table-cell office:value-type="float" office:value="35.5">
            <text:p>35.5</text:p>
          </table:table-cell>
          <table:table-cell office:value-type="float" office:value="38.6667">
            <text:p>38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7-06T14:00:00">
            <text:p>Thu Jul  6 14:00:00 2023</text:p>
          </table:table-cell>
          <table:table-cell office:value-type="float" office:value="48.51388333333333">
            <text:p>48.51388333333333</text:p>
          </table:table-cell>
          <table:table-cell office:value-type="float" office:value="17.0">
            <text:p>17.0</text:p>
          </table:table-cell>
          <table:table-cell office:value-type="float" office:value="28.6667">
            <text:p>28.6667</text:p>
          </table:table-cell>
          <table:table-cell office:value-type="float" office:value="26.8333">
            <text:p>26.8333</text:p>
          </table:table-cell>
          <table:table-cell office:value-type="float" office:value="29.3333">
            <text:p>29.3333</text:p>
          </table:table-cell>
          <table:table-cell office:value-type="float" office:value="33.1667">
            <text:p>33.1667</text:p>
          </table:table-cell>
          <table:table-cell office:value-type="float" office:value="35.5">
            <text:p>35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06T15:00:00">
            <text:p>Thu Jul  6 15:00:00 2023</text:p>
          </table:table-cell>
          <table:table-cell office:value-type="float" office:value="48.23610416666667">
            <text:p>48.23610416666667</text:p>
          </table:table-cell>
          <table:table-cell office:value-type="float" office:value="12.8333">
            <text:p>12.8333</text:p>
          </table:table-cell>
          <table:table-cell office:value-type="float" office:value="17.0">
            <text:p>17.0</text:p>
          </table:table-cell>
          <table:table-cell office:value-type="float" office:value="28.6667">
            <text:p>28.6667</text:p>
          </table:table-cell>
          <table:table-cell office:value-type="float" office:value="26.8333">
            <text:p>26.8333</text:p>
          </table:table-cell>
          <table:table-cell office:value-type="float" office:value="29.3333">
            <text:p>29.3333</text:p>
          </table:table-cell>
          <table:table-cell office:value-type="float" office:value="33.1667">
            <text:p>33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6T16:00:00">
            <text:p>Thu Jul  6 16:00:00 2023</text:p>
          </table:table-cell>
          <table:table-cell office:value-type="float" office:value="47.743050000000004">
            <text:p>47.743050000000004</text:p>
          </table:table-cell>
          <table:table-cell office:value-type="float" office:value="24.5">
            <text:p>24.5</text:p>
          </table:table-cell>
          <table:table-cell office:value-type="float" office:value="12.8333">
            <text:p>12.8333</text:p>
          </table:table-cell>
          <table:table-cell office:value-type="float" office:value="17.0">
            <text:p>17.0</text:p>
          </table:table-cell>
          <table:table-cell office:value-type="float" office:value="28.6667">
            <text:p>28.6667</text:p>
          </table:table-cell>
          <table:table-cell office:value-type="float" office:value="26.8333">
            <text:p>26.8333</text:p>
          </table:table-cell>
          <table:table-cell office:value-type="float" office:value="29.3333">
            <text:p>29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06T17:00:00">
            <text:p>Thu Jul  6 17:00:00 2023</text:p>
          </table:table-cell>
          <table:table-cell office:value-type="float" office:value="47.28471666666667">
            <text:p>47.28471666666667</text:p>
          </table:table-cell>
          <table:table-cell office:value-type="float" office:value="29.8333">
            <text:p>29.8333</text:p>
          </table:table-cell>
          <table:table-cell office:value-type="float" office:value="24.5">
            <text:p>24.5</text:p>
          </table:table-cell>
          <table:table-cell office:value-type="float" office:value="12.8333">
            <text:p>12.8333</text:p>
          </table:table-cell>
          <table:table-cell office:value-type="float" office:value="17.0">
            <text:p>17.0</text:p>
          </table:table-cell>
          <table:table-cell office:value-type="float" office:value="28.6667">
            <text:p>28.6667</text:p>
          </table:table-cell>
          <table:table-cell office:value-type="float" office:value="26.8333">
            <text:p>26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06T18:00:00">
            <text:p>Thu Jul  6 18:00:00 2023</text:p>
          </table:table-cell>
          <table:table-cell office:value-type="float" office:value="46.84721666666667">
            <text:p>46.84721666666667</text:p>
          </table:table-cell>
          <table:table-cell office:value-type="float" office:value="32.5">
            <text:p>32.5</text:p>
          </table:table-cell>
          <table:table-cell office:value-type="float" office:value="29.8333">
            <text:p>29.8333</text:p>
          </table:table-cell>
          <table:table-cell office:value-type="float" office:value="24.5">
            <text:p>24.5</text:p>
          </table:table-cell>
          <table:table-cell office:value-type="float" office:value="12.8333">
            <text:p>12.8333</text:p>
          </table:table-cell>
          <table:table-cell office:value-type="float" office:value="17.0">
            <text:p>17.0</text:p>
          </table:table-cell>
          <table:table-cell office:value-type="float" office:value="28.6667">
            <text:p>28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7T12:00:00">
            <text:p>Fri Jul  7 12:00:00 2023</text:p>
          </table:table-cell>
          <table:table-cell office:value-type="float" office:value="50.61804999999999">
            <text:p>50.61804999999999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8.5">
            <text:p>38.5</text:p>
          </table:table-cell>
          <table:table-cell office:value-type="float" office:value="33.6667">
            <text:p>33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07T13:00:00">
            <text:p>Fri Jul  7 13:00:00 2023</text:p>
          </table:table-cell>
          <table:table-cell office:value-type="float" office:value="51.02082916666666">
            <text:p>51.02082916666666</text:p>
          </table:table-cell>
          <table:table-cell office:value-type="float" office:value="22.0">
            <text:p>22.0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8.5">
            <text:p>38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7-07T14:00:00">
            <text:p>Fri Jul  7 14:00:00 2023</text:p>
          </table:table-cell>
          <table:table-cell office:value-type="float" office:value="51.56249583333332">
            <text:p>51.56249583333332</text:p>
          </table:table-cell>
          <table:table-cell office:value-type="float" office:value="28.0">
            <text:p>28.0</text:p>
          </table:table-cell>
          <table:table-cell office:value-type="float" office:value="22.0">
            <text:p>22.0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07T15:00:00">
            <text:p>Fri Jul  7 15:00:00 2023</text:p>
          </table:table-cell>
          <table:table-cell office:value-type="float" office:value="51.81944166666667">
            <text:p>51.81944166666667</text:p>
          </table:table-cell>
          <table:table-cell office:value-type="float" office:value="16.1667">
            <text:p>16.1667</text:p>
          </table:table-cell>
          <table:table-cell office:value-type="float" office:value="28.0">
            <text:p>28.0</text:p>
          </table:table-cell>
          <table:table-cell office:value-type="float" office:value="22.0">
            <text:p>22.0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07T16:00:00">
            <text:p>Fri Jul  7 16:00:00 2023</text:p>
          </table:table-cell>
          <table:table-cell office:value-type="float" office:value="51.97222083333333">
            <text:p>51.97222083333333</text:p>
          </table:table-cell>
          <table:table-cell office:value-type="float" office:value="29.3333">
            <text:p>29.3333</text:p>
          </table:table-cell>
          <table:table-cell office:value-type="float" office:value="16.1667">
            <text:p>16.1667</text:p>
          </table:table-cell>
          <table:table-cell office:value-type="float" office:value="28.0">
            <text:p>28.0</text:p>
          </table:table-cell>
          <table:table-cell office:value-type="float" office:value="22.0">
            <text:p>22.0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7-07T17:00:00">
            <text:p>Fri Jul  7 17:00:00 2023</text:p>
          </table:table-cell>
          <table:table-cell office:value-type="float" office:value="51.611108333333334">
            <text:p>51.611108333333334</text:p>
          </table:table-cell>
          <table:table-cell office:value-type="float" office:value="46.8333">
            <text:p>46.8333</text:p>
          </table:table-cell>
          <table:table-cell office:value-type="float" office:value="29.3333">
            <text:p>29.3333</text:p>
          </table:table-cell>
          <table:table-cell office:value-type="float" office:value="16.1667">
            <text:p>16.1667</text:p>
          </table:table-cell>
          <table:table-cell office:value-type="float" office:value="28.0">
            <text:p>28.0</text:p>
          </table:table-cell>
          <table:table-cell office:value-type="float" office:value="22.0">
            <text:p>22.0</text:p>
          </table:table-cell>
          <table:table-cell office:value-type="float" office:value="28.8333">
            <text:p>28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7-08T12:00:00">
            <text:p>Sat Jul  8 12:00:00 2023</text:p>
          </table:table-cell>
          <table:table-cell office:value-type="float" office:value="54.16667083333334">
            <text:p>54.16667083333334</text:p>
          </table:table-cell>
          <table:table-cell office:value-type="float" office:value="37.5">
            <text:p>37.5</text:p>
          </table:table-cell>
          <table:table-cell office:value-type="float" office:value="41.1667">
            <text:p>41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50.0">
            <text:p>50.0</text:p>
          </table:table-cell>
          <table:table-cell office:value-type="float" office:value="52.8333">
            <text:p>52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7-08T13:00:00">
            <text:p>Sat Jul  8 13:00:00 2023</text:p>
          </table:table-cell>
          <table:table-cell office:value-type="float" office:value="53.61805833333333">
            <text:p>53.61805833333333</text:p>
          </table:table-cell>
          <table:table-cell office:value-type="float" office:value="33.3333">
            <text:p>33.3333</text:p>
          </table:table-cell>
          <table:table-cell office:value-type="float" office:value="37.5">
            <text:p>37.5</text:p>
          </table:table-cell>
          <table:table-cell office:value-type="float" office:value="41.1667">
            <text:p>41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50.0">
            <text:p>50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08T14:00:00">
            <text:p>Sat Jul  8 14:00:00 2023</text:p>
          </table:table-cell>
          <table:table-cell office:value-type="float" office:value="53.291670833333335">
            <text:p>53.291670833333335</text:p>
          </table:table-cell>
          <table:table-cell office:value-type="float" office:value="31.1667">
            <text:p>31.1667</text:p>
          </table:table-cell>
          <table:table-cell office:value-type="float" office:value="33.3333">
            <text:p>33.3333</text:p>
          </table:table-cell>
          <table:table-cell office:value-type="float" office:value="37.5">
            <text:p>37.5</text:p>
          </table:table-cell>
          <table:table-cell office:value-type="float" office:value="41.1667">
            <text:p>41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08T15:00:00">
            <text:p>Sat Jul  8 15:00:00 2023</text:p>
          </table:table-cell>
          <table:table-cell office:value-type="float" office:value="53.298616666666675">
            <text:p>53.298616666666675</text:p>
          </table:table-cell>
          <table:table-cell office:value-type="float" office:value="28.8333">
            <text:p>28.8333</text:p>
          </table:table-cell>
          <table:table-cell office:value-type="float" office:value="31.1667">
            <text:p>31.1667</text:p>
          </table:table-cell>
          <table:table-cell office:value-type="float" office:value="33.3333">
            <text:p>33.3333</text:p>
          </table:table-cell>
          <table:table-cell office:value-type="float" office:value="37.5">
            <text:p>37.5</text:p>
          </table:table-cell>
          <table:table-cell office:value-type="float" office:value="41.1667">
            <text:p>41.1667</text:p>
          </table:table-cell>
          <table:table-cell office:value-type="float" office:value="45.1667">
            <text:p>45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08T16:00:00">
            <text:p>Sat Jul  8 16:00:00 2023</text:p>
          </table:table-cell>
          <table:table-cell office:value-type="float" office:value="53.86111666666667">
            <text:p>53.86111666666667</text:p>
          </table:table-cell>
          <table:table-cell office:value-type="float" office:value="31.8333">
            <text:p>31.8333</text:p>
          </table:table-cell>
          <table:table-cell office:value-type="float" office:value="28.8333">
            <text:p>28.8333</text:p>
          </table:table-cell>
          <table:table-cell office:value-type="float" office:value="31.1667">
            <text:p>31.1667</text:p>
          </table:table-cell>
          <table:table-cell office:value-type="float" office:value="33.3333">
            <text:p>33.3333</text:p>
          </table:table-cell>
          <table:table-cell office:value-type="float" office:value="37.5">
            <text:p>37.5</text:p>
          </table:table-cell>
          <table:table-cell office:value-type="float" office:value="41.1667">
            <text:p>41.1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3-07-08T17:00:00">
            <text:p>Sat Jul  8 17:00:00 2023</text:p>
          </table:table-cell>
          <table:table-cell office:value-type="float" office:value="54.98611666666667">
            <text:p>54.98611666666667</text:p>
          </table:table-cell>
          <table:table-cell office:value-type="float" office:value="37.8333">
            <text:p>37.8333</text:p>
          </table:table-cell>
          <table:table-cell office:value-type="float" office:value="31.8333">
            <text:p>31.8333</text:p>
          </table:table-cell>
          <table:table-cell office:value-type="float" office:value="28.8333">
            <text:p>28.8333</text:p>
          </table:table-cell>
          <table:table-cell office:value-type="float" office:value="31.1667">
            <text:p>31.1667</text:p>
          </table:table-cell>
          <table:table-cell office:value-type="float" office:value="33.3333">
            <text:p>33.3333</text:p>
          </table:table-cell>
          <table:table-cell office:value-type="float" office:value="37.5">
            <text:p>37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7-08T18:00:00">
            <text:p>Sat Jul  8 18:00:00 2023</text:p>
          </table:table-cell>
          <table:table-cell office:value-type="float" office:value="55.88889583333333">
            <text:p>55.88889583333333</text:p>
          </table:table-cell>
          <table:table-cell office:value-type="float" office:value="45.5">
            <text:p>45.5</text:p>
          </table:table-cell>
          <table:table-cell office:value-type="float" office:value="37.8333">
            <text:p>37.8333</text:p>
          </table:table-cell>
          <table:table-cell office:value-type="float" office:value="31.8333">
            <text:p>31.8333</text:p>
          </table:table-cell>
          <table:table-cell office:value-type="float" office:value="28.8333">
            <text:p>28.8333</text:p>
          </table:table-cell>
          <table:table-cell office:value-type="float" office:value="31.1667">
            <text:p>31.1667</text:p>
          </table:table-cell>
          <table:table-cell office:value-type="float" office:value="33.3333">
            <text:p>33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09T12:00:00">
            <text:p>Sun Jul  9 12:00:00 2023</text:p>
          </table:table-cell>
          <table:table-cell office:value-type="float" office:value="53.847225">
            <text:p>53.847225</text:p>
          </table:table-cell>
          <table:table-cell office:value-type="float" office:value="16.3333">
            <text:p>16.3333</text:p>
          </table:table-cell>
          <table:table-cell office:value-type="float" office:value="28.0">
            <text:p>28.0</text:p>
          </table:table-cell>
          <table:table-cell office:value-type="float" office:value="24.5">
            <text:p>24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7-09T13:00:00">
            <text:p>Sun Jul  9 13:00:00 2023</text:p>
          </table:table-cell>
          <table:table-cell office:value-type="float" office:value="54.104170833333335">
            <text:p>54.104170833333335</text:p>
          </table:table-cell>
          <table:table-cell office:value-type="float" office:value="10.1667">
            <text:p>10.1667</text:p>
          </table:table-cell>
          <table:table-cell office:value-type="float" office:value="16.3333">
            <text:p>16.3333</text:p>
          </table:table-cell>
          <table:table-cell office:value-type="float" office:value="28.0">
            <text:p>28.0</text:p>
          </table:table-cell>
          <table:table-cell office:value-type="float" office:value="24.5">
            <text:p>24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7-09T14:00:00">
            <text:p>Sun Jul  9 14:00:00 2023</text:p>
          </table:table-cell>
          <table:table-cell office:value-type="float" office:value="54.00694583333333">
            <text:p>54.00694583333333</text:p>
          </table:table-cell>
          <table:table-cell office:value-type="float" office:value="40.1667">
            <text:p>40.1667</text:p>
          </table:table-cell>
          <table:table-cell office:value-type="float" office:value="10.1667">
            <text:p>10.1667</text:p>
          </table:table-cell>
          <table:table-cell office:value-type="float" office:value="16.3333">
            <text:p>16.3333</text:p>
          </table:table-cell>
          <table:table-cell office:value-type="float" office:value="28.0">
            <text:p>28.0</text:p>
          </table:table-cell>
          <table:table-cell office:value-type="float" office:value="24.5">
            <text:p>24.5</text:p>
          </table:table-cell>
          <table:table-cell office:value-type="float" office:value="30.1667">
            <text:p>30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09T15:00:00">
            <text:p>Sun Jul  9 15:00:00 2023</text:p>
          </table:table-cell>
          <table:table-cell office:value-type="float" office:value="53.916666666666664">
            <text:p>53.916666666666664</text:p>
          </table:table-cell>
          <table:table-cell office:value-type="float" office:value="40.5">
            <text:p>40.5</text:p>
          </table:table-cell>
          <table:table-cell office:value-type="float" office:value="40.1667">
            <text:p>40.1667</text:p>
          </table:table-cell>
          <table:table-cell office:value-type="float" office:value="10.1667">
            <text:p>10.1667</text:p>
          </table:table-cell>
          <table:table-cell office:value-type="float" office:value="16.3333">
            <text:p>16.3333</text:p>
          </table:table-cell>
          <table:table-cell office:value-type="float" office:value="28.0">
            <text:p>28.0</text:p>
          </table:table-cell>
          <table:table-cell office:value-type="float" office:value="24.5">
            <text:p>24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7-09T16:00:00">
            <text:p>Sun Jul  9 16:00:00 2023</text:p>
          </table:table-cell>
          <table:table-cell office:value-type="float" office:value="53.8888875">
            <text:p>53.8888875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1667">
            <text:p>40.1667</text:p>
          </table:table-cell>
          <table:table-cell office:value-type="float" office:value="10.1667">
            <text:p>10.1667</text:p>
          </table:table-cell>
          <table:table-cell office:value-type="float" office:value="16.3333">
            <text:p>16.3333</text:p>
          </table:table-cell>
          <table:table-cell office:value-type="float" office:value="28.0">
            <text:p>28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7-09T17:00:00">
            <text:p>Sun Jul  9 17:00:00 2023</text:p>
          </table:table-cell>
          <table:table-cell office:value-type="float" office:value="54.09722083333333">
            <text:p>54.09722083333333</text:p>
          </table:table-cell>
          <table:table-cell office:value-type="float" office:value="48.8333">
            <text:p>48.8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1667">
            <text:p>40.1667</text:p>
          </table:table-cell>
          <table:table-cell office:value-type="float" office:value="10.1667">
            <text:p>10.1667</text:p>
          </table:table-cell>
          <table:table-cell office:value-type="float" office:value="16.3333">
            <text:p>16.3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7-10T14:00:00">
            <text:p>Mon Jul 10 14:00:00 2023</text:p>
          </table:table-cell>
          <table:table-cell office:value-type="float" office:value="61.0139">
            <text:p>61.0139</text:p>
          </table:table-cell>
          <table:table-cell office:value-type="float" office:value="30.5">
            <text:p>30.5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6.3333">
            <text:p>26.3333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7-10T15:00:00">
            <text:p>Mon Jul 10 15:00:00 2023</text:p>
          </table:table-cell>
          <table:table-cell office:value-type="float" office:value="62.94445416666667">
            <text:p>62.94445416666667</text:p>
          </table:table-cell>
          <table:table-cell office:value-type="float" office:value="39.0">
            <text:p>39.0</text:p>
          </table:table-cell>
          <table:table-cell office:value-type="float" office:value="30.5">
            <text:p>30.5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7-10T16:00:00">
            <text:p>Mon Jul 10 16:00:00 2023</text:p>
          </table:table-cell>
          <table:table-cell office:value-type="float" office:value="64.13889583333334">
            <text:p>64.13889583333334</text:p>
          </table:table-cell>
          <table:table-cell office:value-type="float" office:value="31.1667">
            <text:p>31.1667</text:p>
          </table:table-cell>
          <table:table-cell office:value-type="float" office:value="39.0">
            <text:p>39.0</text:p>
          </table:table-cell>
          <table:table-cell office:value-type="float" office:value="30.5">
            <text:p>30.5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5.1667">
            <text:p>35.1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3-07-10T17:00:00">
            <text:p>Mon Jul 10 17:00:00 2023</text:p>
          </table:table-cell>
          <table:table-cell office:value-type="float" office:value="64.75000833333333">
            <text:p>64.75000833333333</text:p>
          </table:table-cell>
          <table:table-cell office:value-type="float" office:value="4.5">
            <text:p>4.5</text:p>
          </table:table-cell>
          <table:table-cell office:value-type="float" office:value="31.1667">
            <text:p>31.1667</text:p>
          </table:table-cell>
          <table:table-cell office:value-type="float" office:value="39.0">
            <text:p>39.0</text:p>
          </table:table-cell>
          <table:table-cell office:value-type="float" office:value="30.5">
            <text:p>30.5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7-10T18:00:00">
            <text:p>Mon Jul 10 18:00:00 2023</text:p>
          </table:table-cell>
          <table:table-cell office:value-type="float" office:value="64.83334166666667">
            <text:p>64.83334166666667</text:p>
          </table:table-cell>
          <table:table-cell office:value-type="float" office:value="33.1667">
            <text:p>33.1667</text:p>
          </table:table-cell>
          <table:table-cell office:value-type="float" office:value="4.5">
            <text:p>4.5</text:p>
          </table:table-cell>
          <table:table-cell office:value-type="float" office:value="31.1667">
            <text:p>31.1667</text:p>
          </table:table-cell>
          <table:table-cell office:value-type="float" office:value="39.0">
            <text:p>39.0</text:p>
          </table:table-cell>
          <table:table-cell office:value-type="float" office:value="30.5">
            <text:p>30.5</text:p>
          </table:table-cell>
          <table:table-cell office:value-type="float" office:value="40.0">
            <text:p>40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10T19:00:00">
            <text:p>Mon Jul 10 19:00:00 2023</text:p>
          </table:table-cell>
          <table:table-cell office:value-type="float" office:value="64.7777875">
            <text:p>64.7777875</text:p>
          </table:table-cell>
          <table:table-cell office:value-type="float" office:value="58.5">
            <text:p>58.5</text:p>
          </table:table-cell>
          <table:table-cell office:value-type="float" office:value="33.1667">
            <text:p>33.1667</text:p>
          </table:table-cell>
          <table:table-cell office:value-type="float" office:value="4.5">
            <text:p>4.5</text:p>
          </table:table-cell>
          <table:table-cell office:value-type="float" office:value="31.1667">
            <text:p>31.1667</text:p>
          </table:table-cell>
          <table:table-cell office:value-type="float" office:value="39.0">
            <text:p>39.0</text:p>
          </table:table-cell>
          <table:table-cell office:value-type="float" office:value="30.5">
            <text:p>30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1T12:00:00">
            <text:p>Tue Jul 11 12:00:00 2023</text:p>
          </table:table-cell>
          <table:table-cell office:value-type="float" office:value="62.8125">
            <text:p>62.8125</text:p>
          </table:table-cell>
          <table:table-cell office:value-type="float" office:value="43.3333">
            <text:p>43.3333</text:p>
          </table:table-cell>
          <table:table-cell office:value-type="float" office:value="46.1667">
            <text:p>46.1667</text:p>
          </table:table-cell>
          <table:table-cell office:value-type="float" office:value="50.8333">
            <text:p>50.833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42.1667">
            <text:p>42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7-11T13:00:00">
            <text:p>Tue Jul 11 13:00:00 2023</text:p>
          </table:table-cell>
          <table:table-cell office:value-type="float" office:value="62.708333333333336">
            <text:p>62.708333333333336</text:p>
          </table:table-cell>
          <table:table-cell office:value-type="float" office:value="42.5">
            <text:p>42.5</text:p>
          </table:table-cell>
          <table:table-cell office:value-type="float" office:value="43.3333">
            <text:p>43.3333</text:p>
          </table:table-cell>
          <table:table-cell office:value-type="float" office:value="46.1667">
            <text:p>46.1667</text:p>
          </table:table-cell>
          <table:table-cell office:value-type="float" office:value="50.8333">
            <text:p>50.833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7-11T14:00:00">
            <text:p>Tue Jul 11 14:00:00 2023</text:p>
          </table:table-cell>
          <table:table-cell office:value-type="float" office:value="61.4375">
            <text:p>61.4375</text:p>
          </table:table-cell>
          <table:table-cell office:value-type="float" office:value="27.1667">
            <text:p>27.1667</text:p>
          </table:table-cell>
          <table:table-cell office:value-type="float" office:value="42.5">
            <text:p>42.5</text:p>
          </table:table-cell>
          <table:table-cell office:value-type="float" office:value="43.3333">
            <text:p>43.3333</text:p>
          </table:table-cell>
          <table:table-cell office:value-type="float" office:value="46.1667">
            <text:p>46.1667</text:p>
          </table:table-cell>
          <table:table-cell office:value-type="float" office:value="50.8333">
            <text:p>50.8333</text:p>
          </table:table-cell>
          <table:table-cell office:value-type="float" office:value="45.5">
            <text:p>45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7-11T15:00:00">
            <text:p>Tue Jul 11 15:00:00 2023</text:p>
          </table:table-cell>
          <table:table-cell office:value-type="float" office:value="60.31944583333333">
            <text:p>60.31944583333333</text:p>
          </table:table-cell>
          <table:table-cell office:value-type="float" office:value="27.6667">
            <text:p>27.6667</text:p>
          </table:table-cell>
          <table:table-cell office:value-type="float" office:value="27.1667">
            <text:p>27.1667</text:p>
          </table:table-cell>
          <table:table-cell office:value-type="float" office:value="42.5">
            <text:p>42.5</text:p>
          </table:table-cell>
          <table:table-cell office:value-type="float" office:value="43.3333">
            <text:p>43.3333</text:p>
          </table:table-cell>
          <table:table-cell office:value-type="float" office:value="46.1667">
            <text:p>46.1667</text:p>
          </table:table-cell>
          <table:table-cell office:value-type="float" office:value="50.8333">
            <text:p>50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11T16:00:00">
            <text:p>Tue Jul 11 16:00:00 2023</text:p>
          </table:table-cell>
          <table:table-cell office:value-type="float" office:value="59.68055833333333">
            <text:p>59.68055833333333</text:p>
          </table:table-cell>
          <table:table-cell office:value-type="float" office:value="42.5">
            <text:p>42.5</text:p>
          </table:table-cell>
          <table:table-cell office:value-type="float" office:value="27.6667">
            <text:p>27.6667</text:p>
          </table:table-cell>
          <table:table-cell office:value-type="float" office:value="27.1667">
            <text:p>27.1667</text:p>
          </table:table-cell>
          <table:table-cell office:value-type="float" office:value="42.5">
            <text:p>42.5</text:p>
          </table:table-cell>
          <table:table-cell office:value-type="float" office:value="43.3333">
            <text:p>43.3333</text:p>
          </table:table-cell>
          <table:table-cell office:value-type="float" office:value="46.1667">
            <text:p>46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7-11T17:00:00">
            <text:p>Tue Jul 11 17:00:00 2023</text:p>
          </table:table-cell>
          <table:table-cell office:value-type="float" office:value="59.5486125">
            <text:p>59.5486125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7.6667">
            <text:p>27.6667</text:p>
          </table:table-cell>
          <table:table-cell office:value-type="float" office:value="27.1667">
            <text:p>27.1667</text:p>
          </table:table-cell>
          <table:table-cell office:value-type="float" office:value="42.5">
            <text:p>42.5</text:p>
          </table:table-cell>
          <table:table-cell office:value-type="float" office:value="43.3333">
            <text:p>43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7-11T18:00:00">
            <text:p>Tue Jul 11 18:00:00 2023</text:p>
          </table:table-cell>
          <table:table-cell office:value-type="float" office:value="59.93055833333333">
            <text:p>59.93055833333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7.6667">
            <text:p>27.6667</text:p>
          </table:table-cell>
          <table:table-cell office:value-type="float" office:value="27.1667">
            <text:p>27.1667</text:p>
          </table:table-cell>
          <table:table-cell office:value-type="float" office:value="42.5">
            <text:p>42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7-12T13:00:00">
            <text:p>Wed Jul 12 13:00:00 2023</text:p>
          </table:table-cell>
          <table:table-cell office:value-type="float" office:value="56.84027916666667">
            <text:p>56.84027916666667</text:p>
          </table:table-cell>
          <table:table-cell office:value-type="float" office:value="29.0">
            <text:p>29.0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44.0">
            <text:p>44.0</text:p>
          </table:table-cell>
          <table:table-cell office:value-type="float" office:value="54.8333">
            <text:p>54.8333</text:p>
          </table:table-cell>
          <table:table-cell office:value-type="float" office:value="60.3333">
            <text:p>60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7-12T14:00:00">
            <text:p>Wed Jul 12 14:00:00 2023</text:p>
          </table:table-cell>
          <table:table-cell office:value-type="float" office:value="57.88194583333333">
            <text:p>57.88194583333333</text:p>
          </table:table-cell>
          <table:table-cell office:value-type="float" office:value="5.1667">
            <text:p>5.1667</text:p>
          </table:table-cell>
          <table:table-cell office:value-type="float" office:value="29.0">
            <text:p>29.0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44.0">
            <text:p>44.0</text:p>
          </table:table-cell>
          <table:table-cell office:value-type="float" office:value="54.8333">
            <text:p>54.8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7-12T15:00:00">
            <text:p>Wed Jul 12 15:00:00 2023</text:p>
          </table:table-cell>
          <table:table-cell office:value-type="float" office:value="58.9375">
            <text:p>58.9375</text:p>
          </table:table-cell>
          <table:table-cell office:value-type="float" office:value="2.5">
            <text:p>2.5</text:p>
          </table:table-cell>
          <table:table-cell office:value-type="float" office:value="5.1667">
            <text:p>5.1667</text:p>
          </table:table-cell>
          <table:table-cell office:value-type="float" office:value="29.0">
            <text:p>29.0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44.0">
            <text:p>44.0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7-12T16:00:00">
            <text:p>Wed Jul 12 16:00:00 2023</text:p>
          </table:table-cell>
          <table:table-cell office:value-type="float" office:value="59.916666666666664">
            <text:p>59.916666666666664</text:p>
          </table:table-cell>
          <table:table-cell office:value-type="float" office:value="7.6667">
            <text:p>7.6667</text:p>
          </table:table-cell>
          <table:table-cell office:value-type="float" office:value="2.5">
            <text:p>2.5</text:p>
          </table:table-cell>
          <table:table-cell office:value-type="float" office:value="5.1667">
            <text:p>5.1667</text:p>
          </table:table-cell>
          <table:table-cell office:value-type="float" office:value="29.0">
            <text:p>29.0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12T17:00:00">
            <text:p>Wed Jul 12 17:00:00 2023</text:p>
          </table:table-cell>
          <table:table-cell office:value-type="float" office:value="61.11805833333333">
            <text:p>61.11805833333333</text:p>
          </table:table-cell>
          <table:table-cell office:value-type="float" office:value="17.0">
            <text:p>17.0</text:p>
          </table:table-cell>
          <table:table-cell office:value-type="float" office:value="7.6667">
            <text:p>7.6667</text:p>
          </table:table-cell>
          <table:table-cell office:value-type="float" office:value="2.5">
            <text:p>2.5</text:p>
          </table:table-cell>
          <table:table-cell office:value-type="float" office:value="5.1667">
            <text:p>5.1667</text:p>
          </table:table-cell>
          <table:table-cell office:value-type="float" office:value="29.0">
            <text:p>29.0</text:p>
          </table:table-cell>
          <table:table-cell office:value-type="float" office:value="39.5">
            <text:p>39.5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23-07-12T18:00:00">
            <text:p>Wed Jul 12 18:00:00 2023</text:p>
          </table:table-cell>
          <table:table-cell office:value-type="float" office:value="61.4375">
            <text:p>61.4375</text:p>
          </table:table-cell>
          <table:table-cell office:value-type="float" office:value="40.3333">
            <text:p>40.3333</text:p>
          </table:table-cell>
          <table:table-cell office:value-type="float" office:value="17.0">
            <text:p>17.0</text:p>
          </table:table-cell>
          <table:table-cell office:value-type="float" office:value="7.6667">
            <text:p>7.6667</text:p>
          </table:table-cell>
          <table:table-cell office:value-type="float" office:value="2.5">
            <text:p>2.5</text:p>
          </table:table-cell>
          <table:table-cell office:value-type="float" office:value="5.1667">
            <text:p>5.1667</text:p>
          </table:table-cell>
          <table:table-cell office:value-type="float" office:value="29.0">
            <text:p>29.0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7-13T12:00:00">
            <text:p>Thu Jul 13 12:00:00 2023</text:p>
          </table:table-cell>
          <table:table-cell office:value-type="float" office:value="53.01390000000001">
            <text:p>53.01390000000001</text:p>
          </table:table-cell>
          <table:table-cell office:value-type="float" office:value="18.3333">
            <text:p>18.3333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25.1667">
            <text:p>25.1667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7-13T13:00:00">
            <text:p>Thu Jul 13 13:00:00 2023</text:p>
          </table:table-cell>
          <table:table-cell office:value-type="float" office:value="52.61112083333334">
            <text:p>52.61112083333334</text:p>
          </table:table-cell>
          <table:table-cell office:value-type="float" office:value="11.1667">
            <text:p>11.1667</text:p>
          </table:table-cell>
          <table:table-cell office:value-type="float" office:value="18.3333">
            <text:p>18.3333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25.1667">
            <text:p>25.1667</text:p>
          </table:table-cell>
          <table:table-cell office:value-type="float" office:value="25.1667">
            <text:p>25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13T14:00:00">
            <text:p>Thu Jul 13 14:00:00 2023</text:p>
          </table:table-cell>
          <table:table-cell office:value-type="float" office:value="52.125008333333334">
            <text:p>52.125008333333334</text:p>
          </table:table-cell>
          <table:table-cell office:value-type="float" office:value="8.1667">
            <text:p>8.1667</text:p>
          </table:table-cell>
          <table:table-cell office:value-type="float" office:value="11.1667">
            <text:p>11.1667</text:p>
          </table:table-cell>
          <table:table-cell office:value-type="float" office:value="18.3333">
            <text:p>18.3333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25.1667">
            <text:p>25.1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7-13T15:00:00">
            <text:p>Thu Jul 13 15:00:00 2023</text:p>
          </table:table-cell>
          <table:table-cell office:value-type="float" office:value="52.166675">
            <text:p>52.166675</text:p>
          </table:table-cell>
          <table:table-cell office:value-type="float" office:value="15.6667">
            <text:p>15.6667</text:p>
          </table:table-cell>
          <table:table-cell office:value-type="float" office:value="8.1667">
            <text:p>8.1667</text:p>
          </table:table-cell>
          <table:table-cell office:value-type="float" office:value="11.1667">
            <text:p>11.1667</text:p>
          </table:table-cell>
          <table:table-cell office:value-type="float" office:value="18.3333">
            <text:p>18.3333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3-07-13T16:00:00">
            <text:p>Thu Jul 13 16:00:00 2023</text:p>
          </table:table-cell>
          <table:table-cell office:value-type="float" office:value="52.631954166666674">
            <text:p>52.631954166666674</text:p>
          </table:table-cell>
          <table:table-cell office:value-type="float" office:value="13.6667">
            <text:p>13.6667</text:p>
          </table:table-cell>
          <table:table-cell office:value-type="float" office:value="15.6667">
            <text:p>15.6667</text:p>
          </table:table-cell>
          <table:table-cell office:value-type="float" office:value="8.1667">
            <text:p>8.1667</text:p>
          </table:table-cell>
          <table:table-cell office:value-type="float" office:value="11.1667">
            <text:p>11.1667</text:p>
          </table:table-cell>
          <table:table-cell office:value-type="float" office:value="18.3333">
            <text:p>18.3333</text:p>
          </table:table-cell>
          <table:table-cell office:value-type="float" office:value="21.6667">
            <text:p>21.6667</text:p>
          </table:table-cell>
          <table:table-cell office:value-type="float" office:value="114.1667">
            <text:p>114.1667</text:p>
          </table:table-cell>
        </table:table-row>
        <table:table-row>
          <table:table-cell table:style-name="pd1" office:value-type="date" office:date-value="2023-07-13T17:00:00">
            <text:p>Thu Jul 13 17:00:00 2023</text:p>
          </table:table-cell>
          <table:table-cell office:value-type="float" office:value="52.416675">
            <text:p>52.416675</text:p>
          </table:table-cell>
          <table:table-cell office:value-type="float" office:value="17.0">
            <text:p>17.0</text:p>
          </table:table-cell>
          <table:table-cell office:value-type="float" office:value="13.6667">
            <text:p>13.6667</text:p>
          </table:table-cell>
          <table:table-cell office:value-type="float" office:value="15.6667">
            <text:p>15.6667</text:p>
          </table:table-cell>
          <table:table-cell office:value-type="float" office:value="8.1667">
            <text:p>8.1667</text:p>
          </table:table-cell>
          <table:table-cell office:value-type="float" office:value="11.1667">
            <text:p>11.1667</text:p>
          </table:table-cell>
          <table:table-cell office:value-type="float" office:value="18.3333">
            <text:p>18.3333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3-07-14T12:00:00">
            <text:p>Fri Jul 14 12:00:00 2023</text:p>
          </table:table-cell>
          <table:table-cell office:value-type="float" office:value="59.506949999999996">
            <text:p>59.506949999999996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42.6667">
            <text:p>42.6667</text:p>
          </table:table-cell>
          <table:table-cell office:value-type="float" office:value="47.8333">
            <text:p>47.8333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7-14T13:00:00">
            <text:p>Fri Jul 14 13:00:00 2023</text:p>
          </table:table-cell>
          <table:table-cell office:value-type="float" office:value="58.95139583333334">
            <text:p>58.95139583333334</text:p>
          </table:table-cell>
          <table:table-cell office:value-type="float" office:value="27.6667">
            <text:p>27.6667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42.6667">
            <text:p>42.6667</text:p>
          </table:table-cell>
          <table:table-cell office:value-type="float" office:value="47.8333">
            <text:p>47.8333</text:p>
          </table:table-cell>
          <table:table-cell office:value-type="float" office:value="52.5">
            <text:p>52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7-14T14:00:00">
            <text:p>Fri Jul 14 14:00:00 2023</text:p>
          </table:table-cell>
          <table:table-cell office:value-type="float" office:value="58.048616666666675">
            <text:p>58.048616666666675</text:p>
          </table:table-cell>
          <table:table-cell office:value-type="float" office:value="10.1667">
            <text:p>10.1667</text:p>
          </table:table-cell>
          <table:table-cell office:value-type="float" office:value="27.6667">
            <text:p>27.6667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42.6667">
            <text:p>42.6667</text:p>
          </table:table-cell>
          <table:table-cell office:value-type="float" office:value="47.8333">
            <text:p>47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7-14T15:00:00">
            <text:p>Fri Jul 14 15:00:00 2023</text:p>
          </table:table-cell>
          <table:table-cell office:value-type="float" office:value="56.81250833333334">
            <text:p>56.81250833333334</text:p>
          </table:table-cell>
          <table:table-cell office:value-type="float" office:value="14.5">
            <text:p>14.5</text:p>
          </table:table-cell>
          <table:table-cell office:value-type="float" office:value="10.1667">
            <text:p>10.1667</text:p>
          </table:table-cell>
          <table:table-cell office:value-type="float" office:value="27.6667">
            <text:p>27.6667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42.6667">
            <text:p>42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14T16:00:00">
            <text:p>Fri Jul 14 16:00:00 2023</text:p>
          </table:table-cell>
          <table:table-cell office:value-type="float" office:value="55.38195000000001">
            <text:p>55.38195000000001</text:p>
          </table:table-cell>
          <table:table-cell office:value-type="float" office:value="31.6667">
            <text:p>31.6667</text:p>
          </table:table-cell>
          <table:table-cell office:value-type="float" office:value="14.5">
            <text:p>14.5</text:p>
          </table:table-cell>
          <table:table-cell office:value-type="float" office:value="10.1667">
            <text:p>10.1667</text:p>
          </table:table-cell>
          <table:table-cell office:value-type="float" office:value="27.6667">
            <text:p>27.6667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7-14T17:00:00">
            <text:p>Fri Jul 14 17:00:00 2023</text:p>
          </table:table-cell>
          <table:table-cell office:value-type="float" office:value="54.27778333333333">
            <text:p>54.27778333333333</text:p>
          </table:table-cell>
          <table:table-cell office:value-type="float" office:value="46.8333">
            <text:p>46.8333</text:p>
          </table:table-cell>
          <table:table-cell office:value-type="float" office:value="31.6667">
            <text:p>31.6667</text:p>
          </table:table-cell>
          <table:table-cell office:value-type="float" office:value="14.5">
            <text:p>14.5</text:p>
          </table:table-cell>
          <table:table-cell office:value-type="float" office:value="10.1667">
            <text:p>10.1667</text:p>
          </table:table-cell>
          <table:table-cell office:value-type="float" office:value="27.6667">
            <text:p>27.6667</text:p>
          </table:table-cell>
          <table:table-cell office:value-type="float" office:value="35.5">
            <text:p>35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7-14T18:00:00">
            <text:p>Fri Jul 14 18:00:00 2023</text:p>
          </table:table-cell>
          <table:table-cell office:value-type="float" office:value="53.6458375">
            <text:p>53.6458375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31.6667">
            <text:p>31.6667</text:p>
          </table:table-cell>
          <table:table-cell office:value-type="float" office:value="14.5">
            <text:p>14.5</text:p>
          </table:table-cell>
          <table:table-cell office:value-type="float" office:value="10.1667">
            <text:p>10.1667</text:p>
          </table:table-cell>
          <table:table-cell office:value-type="float" office:value="27.6667">
            <text:p>27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7-15T13:00:00">
            <text:p>Sat Jul 15 13:00:00 2023</text:p>
          </table:table-cell>
          <table:table-cell office:value-type="float" office:value="49.4791625">
            <text:p>49.4791625</text:p>
          </table:table-cell>
          <table:table-cell office:value-type="float" office:value="12.3333">
            <text:p>12.333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43.6667">
            <text:p>43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15T14:00:00">
            <text:p>Sat Jul 15 14:00:00 2023</text:p>
          </table:table-cell>
          <table:table-cell office:value-type="float" office:value="49.2916625">
            <text:p>49.2916625</text:p>
          </table:table-cell>
          <table:table-cell office:value-type="float" office:value="12.5">
            <text:p>12.5</text:p>
          </table:table-cell>
          <table:table-cell office:value-type="float" office:value="12.3333">
            <text:p>12.333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7-15T15:00:00">
            <text:p>Sat Jul 15 15:00:00 2023</text:p>
          </table:table-cell>
          <table:table-cell office:value-type="float" office:value="48.59721666666667">
            <text:p>48.59721666666667</text:p>
          </table:table-cell>
          <table:table-cell office:value-type="float" office:value="9.6667">
            <text:p>9.6667</text:p>
          </table:table-cell>
          <table:table-cell office:value-type="float" office:value="12.5">
            <text:p>12.5</text:p>
          </table:table-cell>
          <table:table-cell office:value-type="float" office:value="12.3333">
            <text:p>12.333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15T16:00:00">
            <text:p>Sat Jul 15 16:00:00 2023</text:p>
          </table:table-cell>
          <table:table-cell office:value-type="float" office:value="47.72221666666667">
            <text:p>47.72221666666667</text:p>
          </table:table-cell>
          <table:table-cell office:value-type="float" office:value="10.8333">
            <text:p>10.8333</text:p>
          </table:table-cell>
          <table:table-cell office:value-type="float" office:value="9.6667">
            <text:p>9.6667</text:p>
          </table:table-cell>
          <table:table-cell office:value-type="float" office:value="12.5">
            <text:p>12.5</text:p>
          </table:table-cell>
          <table:table-cell office:value-type="float" office:value="12.3333">
            <text:p>12.333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15T17:00:00">
            <text:p>Sat Jul 15 17:00:00 2023</text:p>
          </table:table-cell>
          <table:table-cell office:value-type="float" office:value="46.895829166666665">
            <text:p>46.895829166666665</text:p>
          </table:table-cell>
          <table:table-cell office:value-type="float" office:value="25.6667">
            <text:p>25.6667</text:p>
          </table:table-cell>
          <table:table-cell office:value-type="float" office:value="10.8333">
            <text:p>10.8333</text:p>
          </table:table-cell>
          <table:table-cell office:value-type="float" office:value="9.6667">
            <text:p>9.6667</text:p>
          </table:table-cell>
          <table:table-cell office:value-type="float" office:value="12.5">
            <text:p>12.5</text:p>
          </table:table-cell>
          <table:table-cell office:value-type="float" office:value="12.3333">
            <text:p>12.3333</text:p>
          </table:table-cell>
          <table:table-cell office:value-type="float" office:value="20.6667">
            <text:p>20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7-15T18:00:00">
            <text:p>Sat Jul 15 18:00:00 2023</text:p>
          </table:table-cell>
          <table:table-cell office:value-type="float" office:value="46.44444166666667">
            <text:p>46.44444166666667</text:p>
          </table:table-cell>
          <table:table-cell office:value-type="float" office:value="48.1667">
            <text:p>48.1667</text:p>
          </table:table-cell>
          <table:table-cell office:value-type="float" office:value="25.6667">
            <text:p>25.6667</text:p>
          </table:table-cell>
          <table:table-cell office:value-type="float" office:value="10.8333">
            <text:p>10.8333</text:p>
          </table:table-cell>
          <table:table-cell office:value-type="float" office:value="9.6667">
            <text:p>9.6667</text:p>
          </table:table-cell>
          <table:table-cell office:value-type="float" office:value="12.5">
            <text:p>12.5</text:p>
          </table:table-cell>
          <table:table-cell office:value-type="float" office:value="12.3333">
            <text:p>12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7-16T13:00:00">
            <text:p>Sun Jul 16 13:00:00 2023</text:p>
          </table:table-cell>
          <table:table-cell office:value-type="float" office:value="50.8611125">
            <text:p>50.8611125</text:p>
          </table:table-cell>
          <table:table-cell office:value-type="float" office:value="27.0">
            <text:p>27.0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5">
            <text:p>42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7-16T14:00:00">
            <text:p>Sun Jul 16 14:00:00 2023</text:p>
          </table:table-cell>
          <table:table-cell office:value-type="float" office:value="51.7083375">
            <text:p>51.7083375</text:p>
          </table:table-cell>
          <table:table-cell office:value-type="float" office:value="18.5">
            <text:p>18.5</text:p>
          </table:table-cell>
          <table:table-cell office:value-type="float" office:value="27.0">
            <text:p>27.0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7-16T15:00:00">
            <text:p>Sun Jul 16 15:00:00 2023</text:p>
          </table:table-cell>
          <table:table-cell office:value-type="float" office:value="52.92361666666667">
            <text:p>52.92361666666667</text:p>
          </table:table-cell>
          <table:table-cell office:value-type="float" office:value="39.1667">
            <text:p>39.1667</text:p>
          </table:table-cell>
          <table:table-cell office:value-type="float" office:value="18.5">
            <text:p>18.5</text:p>
          </table:table-cell>
          <table:table-cell office:value-type="float" office:value="27.0">
            <text:p>27.0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0">
            <text:p>34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6T16:00:00">
            <text:p>Sun Jul 16 16:00:00 2023</text:p>
          </table:table-cell>
          <table:table-cell office:value-type="float" office:value="54.125008333333334">
            <text:p>54.125008333333334</text:p>
          </table:table-cell>
          <table:table-cell office:value-type="float" office:value="37.8333">
            <text:p>37.8333</text:p>
          </table:table-cell>
          <table:table-cell office:value-type="float" office:value="39.1667">
            <text:p>39.1667</text:p>
          </table:table-cell>
          <table:table-cell office:value-type="float" office:value="18.5">
            <text:p>18.5</text:p>
          </table:table-cell>
          <table:table-cell office:value-type="float" office:value="27.0">
            <text:p>27.0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6T17:00:00">
            <text:p>Sun Jul 16 17:00:00 2023</text:p>
          </table:table-cell>
          <table:table-cell office:value-type="float" office:value="55.472229166666665">
            <text:p>55.472229166666665</text:p>
          </table:table-cell>
          <table:table-cell office:value-type="float" office:value="49.6667">
            <text:p>49.6667</text:p>
          </table:table-cell>
          <table:table-cell office:value-type="float" office:value="37.8333">
            <text:p>37.8333</text:p>
          </table:table-cell>
          <table:table-cell office:value-type="float" office:value="39.1667">
            <text:p>39.1667</text:p>
          </table:table-cell>
          <table:table-cell office:value-type="float" office:value="18.5">
            <text:p>18.5</text:p>
          </table:table-cell>
          <table:table-cell office:value-type="float" office:value="27.0">
            <text:p>27.0</text:p>
          </table:table-cell>
          <table:table-cell office:value-type="float" office:value="30.3333">
            <text:p>30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7-17T13:00:00">
            <text:p>Mon Jul 17 13:00:00 2023</text:p>
          </table:table-cell>
          <table:table-cell office:value-type="float" office:value="61.548608333333334">
            <text:p>61.548608333333334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4.8333">
            <text:p>44.8333</text:p>
          </table:table-cell>
          <table:table-cell office:value-type="float" office:value="40.5">
            <text:p>40.5</text:p>
          </table:table-cell>
          <table:table-cell office:value-type="float" office:value="38.1667">
            <text:p>38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17T14:00:00">
            <text:p>Mon Jul 17 14:00:00 2023</text:p>
          </table:table-cell>
          <table:table-cell office:value-type="float" office:value="61.7291625">
            <text:p>61.7291625</text:p>
          </table:table-cell>
          <table:table-cell office:value-type="float" office:value="21.6667">
            <text:p>21.6667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4.8333">
            <text:p>44.8333</text:p>
          </table:table-cell>
          <table:table-cell office:value-type="float" office:value="40.5">
            <text:p>40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7-17T15:00:00">
            <text:p>Mon Jul 17 15:00:00 2023</text:p>
          </table:table-cell>
          <table:table-cell office:value-type="float" office:value="62.79860416666667">
            <text:p>62.79860416666667</text:p>
          </table:table-cell>
          <table:table-cell office:value-type="float" office:value="16.0">
            <text:p>16.0</text:p>
          </table:table-cell>
          <table:table-cell office:value-type="float" office:value="21.6667">
            <text:p>21.6667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4.8333">
            <text:p>44.8333</text:p>
          </table:table-cell>
          <table:table-cell office:value-type="float" office:value="113.3333">
            <text:p>113.3333</text:p>
          </table:table-cell>
        </table:table-row>
        <table:table-row>
          <table:table-cell table:style-name="pd1" office:value-type="date" office:date-value="2023-07-17T16:00:00">
            <text:p>Mon Jul 17 16:00:00 2023</text:p>
          </table:table-cell>
          <table:table-cell office:value-type="float" office:value="64.3819375">
            <text:p>64.3819375</text:p>
          </table:table-cell>
          <table:table-cell office:value-type="float" office:value="4.3333">
            <text:p>4.3333</text:p>
          </table:table-cell>
          <table:table-cell office:value-type="float" office:value="16.0">
            <text:p>16.0</text:p>
          </table:table-cell>
          <table:table-cell office:value-type="float" office:value="21.6667">
            <text:p>21.6667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125.6667">
            <text:p>125.6667</text:p>
          </table:table-cell>
        </table:table-row>
        <table:table-row>
          <table:table-cell table:style-name="pd1" office:value-type="date" office:date-value="2023-07-17T17:00:00">
            <text:p>Mon Jul 17 17:00:00 2023</text:p>
          </table:table-cell>
          <table:table-cell office:value-type="float" office:value="65.16665833333333">
            <text:p>65.16665833333333</text:p>
          </table:table-cell>
          <table:table-cell office:value-type="float" office:value="31.3333">
            <text:p>31.3333</text:p>
          </table:table-cell>
          <table:table-cell office:value-type="float" office:value="4.3333">
            <text:p>4.3333</text:p>
          </table:table-cell>
          <table:table-cell office:value-type="float" office:value="16.0">
            <text:p>16.0</text:p>
          </table:table-cell>
          <table:table-cell office:value-type="float" office:value="21.6667">
            <text:p>21.6667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23-07-17T18:00:00">
            <text:p>Mon Jul 17 18:00:00 2023</text:p>
          </table:table-cell>
          <table:table-cell office:value-type="float" office:value="65.0694375">
            <text:p>65.0694375</text:p>
          </table:table-cell>
          <table:table-cell office:value-type="float" office:value="42.8333">
            <text:p>42.8333</text:p>
          </table:table-cell>
          <table:table-cell office:value-type="float" office:value="31.3333">
            <text:p>31.3333</text:p>
          </table:table-cell>
          <table:table-cell office:value-type="float" office:value="4.3333">
            <text:p>4.3333</text:p>
          </table:table-cell>
          <table:table-cell office:value-type="float" office:value="16.0">
            <text:p>16.0</text:p>
          </table:table-cell>
          <table:table-cell office:value-type="float" office:value="21.6667">
            <text:p>21.6667</text:p>
          </table:table-cell>
          <table:table-cell office:value-type="float" office:value="46.5">
            <text:p>46.5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3-07-18T12:00:00">
            <text:p>Tue Jul 18 12:00:00 2023</text:p>
          </table:table-cell>
          <table:table-cell office:value-type="float" office:value="68.06944166666666">
            <text:p>68.06944166666666</text:p>
          </table:table-cell>
          <table:table-cell office:value-type="float" office:value="60.1667">
            <text:p>60.1667</text:p>
          </table:table-cell>
          <table:table-cell office:value-type="float" office:value="58.1667">
            <text:p>58.1667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51.1667">
            <text:p>51.1667</text:p>
          </table:table-cell>
          <table:table-cell office:value-type="float" office:value="49.1667">
            <text:p>49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7-18T13:00:00">
            <text:p>Tue Jul 18 13:00:00 2023</text:p>
          </table:table-cell>
          <table:table-cell office:value-type="float" office:value="67.95832916666667">
            <text:p>67.95832916666667</text:p>
          </table:table-cell>
          <table:table-cell office:value-type="float" office:value="58.0">
            <text:p>58.0</text:p>
          </table:table-cell>
          <table:table-cell office:value-type="float" office:value="60.1667">
            <text:p>60.1667</text:p>
          </table:table-cell>
          <table:table-cell office:value-type="float" office:value="58.1667">
            <text:p>58.1667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51.1667">
            <text:p>51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7-18T14:00:00">
            <text:p>Tue Jul 18 14:00:00 2023</text:p>
          </table:table-cell>
          <table:table-cell office:value-type="float" office:value="67.715275">
            <text:p>67.715275</text:p>
          </table:table-cell>
          <table:table-cell office:value-type="float" office:value="54.0">
            <text:p>54.0</text:p>
          </table:table-cell>
          <table:table-cell office:value-type="float" office:value="58.0">
            <text:p>58.0</text:p>
          </table:table-cell>
          <table:table-cell office:value-type="float" office:value="60.1667">
            <text:p>60.1667</text:p>
          </table:table-cell>
          <table:table-cell office:value-type="float" office:value="58.1667">
            <text:p>58.1667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18T15:00:00">
            <text:p>Tue Jul 18 15:00:00 2023</text:p>
          </table:table-cell>
          <table:table-cell office:value-type="float" office:value="66.58333333333333">
            <text:p>66.58333333333333</text:p>
          </table:table-cell>
          <table:table-cell office:value-type="float" office:value="33.3333">
            <text:p>33.3333</text:p>
          </table:table-cell>
          <table:table-cell office:value-type="float" office:value="54.0">
            <text:p>54.0</text:p>
          </table:table-cell>
          <table:table-cell office:value-type="float" office:value="58.0">
            <text:p>58.0</text:p>
          </table:table-cell>
          <table:table-cell office:value-type="float" office:value="60.1667">
            <text:p>60.1667</text:p>
          </table:table-cell>
          <table:table-cell office:value-type="float" office:value="58.1667">
            <text:p>58.1667</text:p>
          </table:table-cell>
          <table:table-cell office:value-type="float" office:value="56.0">
            <text:p>56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8T16:00:00">
            <text:p>Tue Jul 18 16:00:00 2023</text:p>
          </table:table-cell>
          <table:table-cell office:value-type="float" office:value="64.965275">
            <text:p>64.965275</text:p>
          </table:table-cell>
          <table:table-cell office:value-type="float" office:value="35.3333">
            <text:p>35.3333</text:p>
          </table:table-cell>
          <table:table-cell office:value-type="float" office:value="33.3333">
            <text:p>33.3333</text:p>
          </table:table-cell>
          <table:table-cell office:value-type="float" office:value="54.0">
            <text:p>54.0</text:p>
          </table:table-cell>
          <table:table-cell office:value-type="float" office:value="58.0">
            <text:p>58.0</text:p>
          </table:table-cell>
          <table:table-cell office:value-type="float" office:value="60.1667">
            <text:p>60.1667</text:p>
          </table:table-cell>
          <table:table-cell office:value-type="float" office:value="58.1667">
            <text:p>58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7-18T17:00:00">
            <text:p>Tue Jul 18 17:00:00 2023</text:p>
          </table:table-cell>
          <table:table-cell office:value-type="float" office:value="63.916666666666664">
            <text:p>63.916666666666664</text:p>
          </table:table-cell>
          <table:table-cell office:value-type="float" office:value="52.8333">
            <text:p>52.8333</text:p>
          </table:table-cell>
          <table:table-cell office:value-type="float" office:value="35.3333">
            <text:p>35.3333</text:p>
          </table:table-cell>
          <table:table-cell office:value-type="float" office:value="33.3333">
            <text:p>33.3333</text:p>
          </table:table-cell>
          <table:table-cell office:value-type="float" office:value="54.0">
            <text:p>54.0</text:p>
          </table:table-cell>
          <table:table-cell office:value-type="float" office:value="58.0">
            <text:p>58.0</text:p>
          </table:table-cell>
          <table:table-cell office:value-type="float" office:value="60.1667">
            <text:p>60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9T13:00:00">
            <text:p>Wed Jul 19 13:00:00 2023</text:p>
          </table:table-cell>
          <table:table-cell office:value-type="float" office:value="60.520833333333336">
            <text:p>60.520833333333336</text:p>
          </table:table-cell>
          <table:table-cell office:value-type="float" office:value="46.3333">
            <text:p>46.3333</text:p>
          </table:table-cell>
          <table:table-cell office:value-type="float" office:value="53.5">
            <text:p>53.5</text:p>
          </table:table-cell>
          <table:table-cell office:value-type="float" office:value="56.1667">
            <text:p>56.1667</text:p>
          </table:table-cell>
          <table:table-cell office:value-type="float" office:value="51.8333">
            <text:p>51.8333</text:p>
          </table:table-cell>
          <table:table-cell office:value-type="float" office:value="49.0">
            <text:p>49.0</text:p>
          </table:table-cell>
          <table:table-cell office:value-type="float" office:value="50.3333">
            <text:p>50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19T14:00:00">
            <text:p>Wed Jul 19 14:00:00 2023</text:p>
          </table:table-cell>
          <table:table-cell office:value-type="float" office:value="60.2013875">
            <text:p>60.2013875</text:p>
          </table:table-cell>
          <table:table-cell office:value-type="float" office:value="37.0">
            <text:p>37.0</text:p>
          </table:table-cell>
          <table:table-cell office:value-type="float" office:value="46.3333">
            <text:p>46.3333</text:p>
          </table:table-cell>
          <table:table-cell office:value-type="float" office:value="53.5">
            <text:p>53.5</text:p>
          </table:table-cell>
          <table:table-cell office:value-type="float" office:value="56.1667">
            <text:p>56.1667</text:p>
          </table:table-cell>
          <table:table-cell office:value-type="float" office:value="51.8333">
            <text:p>51.8333</text:p>
          </table:table-cell>
          <table:table-cell office:value-type="float" office:value="49.0">
            <text:p>49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7-19T15:00:00">
            <text:p>Wed Jul 19 15:00:00 2023</text:p>
          </table:table-cell>
          <table:table-cell office:value-type="float" office:value="59.84722083333333">
            <text:p>59.84722083333333</text:p>
          </table:table-cell>
          <table:table-cell office:value-type="float" office:value="24.3333">
            <text:p>24.3333</text:p>
          </table:table-cell>
          <table:table-cell office:value-type="float" office:value="37.0">
            <text:p>37.0</text:p>
          </table:table-cell>
          <table:table-cell office:value-type="float" office:value="46.3333">
            <text:p>46.3333</text:p>
          </table:table-cell>
          <table:table-cell office:value-type="float" office:value="53.5">
            <text:p>53.5</text:p>
          </table:table-cell>
          <table:table-cell office:value-type="float" office:value="56.1667">
            <text:p>56.1667</text:p>
          </table:table-cell>
          <table:table-cell office:value-type="float" office:value="51.8333">
            <text:p>51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19T16:00:00">
            <text:p>Wed Jul 19 16:00:00 2023</text:p>
          </table:table-cell>
          <table:table-cell office:value-type="float" office:value="59.416666666666664">
            <text:p>59.416666666666664</text:p>
          </table:table-cell>
          <table:table-cell office:value-type="float" office:value="31.6667">
            <text:p>31.6667</text:p>
          </table:table-cell>
          <table:table-cell office:value-type="float" office:value="24.3333">
            <text:p>24.3333</text:p>
          </table:table-cell>
          <table:table-cell office:value-type="float" office:value="37.0">
            <text:p>37.0</text:p>
          </table:table-cell>
          <table:table-cell office:value-type="float" office:value="46.3333">
            <text:p>46.3333</text:p>
          </table:table-cell>
          <table:table-cell office:value-type="float" office:value="53.5">
            <text:p>53.5</text:p>
          </table:table-cell>
          <table:table-cell office:value-type="float" office:value="56.1667">
            <text:p>56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7-19T17:00:00">
            <text:p>Wed Jul 19 17:00:00 2023</text:p>
          </table:table-cell>
          <table:table-cell office:value-type="float" office:value="59.00694166666667">
            <text:p>59.00694166666667</text:p>
          </table:table-cell>
          <table:table-cell office:value-type="float" office:value="42.5">
            <text:p>42.5</text:p>
          </table:table-cell>
          <table:table-cell office:value-type="float" office:value="31.6667">
            <text:p>31.6667</text:p>
          </table:table-cell>
          <table:table-cell office:value-type="float" office:value="24.3333">
            <text:p>24.3333</text:p>
          </table:table-cell>
          <table:table-cell office:value-type="float" office:value="37.0">
            <text:p>37.0</text:p>
          </table:table-cell>
          <table:table-cell office:value-type="float" office:value="46.3333">
            <text:p>46.3333</text:p>
          </table:table-cell>
          <table:table-cell office:value-type="float" office:value="53.5">
            <text:p>53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7-19T18:00:00">
            <text:p>Wed Jul 19 18:00:00 2023</text:p>
          </table:table-cell>
          <table:table-cell office:value-type="float" office:value="58.4513875">
            <text:p>58.4513875</text:p>
          </table:table-cell>
          <table:table-cell office:value-type="float" office:value="52.0">
            <text:p>52.0</text:p>
          </table:table-cell>
          <table:table-cell office:value-type="float" office:value="42.5">
            <text:p>42.5</text:p>
          </table:table-cell>
          <table:table-cell office:value-type="float" office:value="31.6667">
            <text:p>31.6667</text:p>
          </table:table-cell>
          <table:table-cell office:value-type="float" office:value="24.3333">
            <text:p>24.3333</text:p>
          </table:table-cell>
          <table:table-cell office:value-type="float" office:value="37.0">
            <text:p>37.0</text:p>
          </table:table-cell>
          <table:table-cell office:value-type="float" office:value="46.3333">
            <text:p>46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7-20T13:00:00">
            <text:p>Thu Jul 20 13:00:00 2023</text:p>
          </table:table-cell>
          <table:table-cell office:value-type="float" office:value="52.95138333333333">
            <text:p>52.95138333333333</text:p>
          </table:table-cell>
          <table:table-cell office:value-type="float" office:value="25.0">
            <text:p>25.0</text:p>
          </table:table-cell>
          <table:table-cell office:value-type="float" office:value="36.6667">
            <text:p>36.6667</text:p>
          </table:table-cell>
          <table:table-cell office:value-type="float" office:value="50.3333">
            <text:p>50.3333</text:p>
          </table:table-cell>
          <table:table-cell office:value-type="float" office:value="55.5">
            <text:p>55.5</text:p>
          </table:table-cell>
          <table:table-cell office:value-type="float" office:value="55.6667">
            <text:p>55.6667</text:p>
          </table:table-cell>
          <table:table-cell office:value-type="float" office:value="49.8333">
            <text:p>49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20T14:00:00">
            <text:p>Thu Jul 20 14:00:00 2023</text:p>
          </table:table-cell>
          <table:table-cell office:value-type="float" office:value="53.13888333333333">
            <text:p>53.13888333333333</text:p>
          </table:table-cell>
          <table:table-cell office:value-type="float" office:value="16.8333">
            <text:p>16.8333</text:p>
          </table:table-cell>
          <table:table-cell office:value-type="float" office:value="25.0">
            <text:p>25.0</text:p>
          </table:table-cell>
          <table:table-cell office:value-type="float" office:value="36.6667">
            <text:p>36.6667</text:p>
          </table:table-cell>
          <table:table-cell office:value-type="float" office:value="50.3333">
            <text:p>50.3333</text:p>
          </table:table-cell>
          <table:table-cell office:value-type="float" office:value="55.5">
            <text:p>55.5</text:p>
          </table:table-cell>
          <table:table-cell office:value-type="float" office:value="55.6667">
            <text:p>55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0T15:00:00">
            <text:p>Thu Jul 20 15:00:00 2023</text:p>
          </table:table-cell>
          <table:table-cell office:value-type="float" office:value="53.79860416666667">
            <text:p>53.79860416666667</text:p>
          </table:table-cell>
          <table:table-cell office:value-type="float" office:value="15.1667">
            <text:p>15.1667</text:p>
          </table:table-cell>
          <table:table-cell office:value-type="float" office:value="16.8333">
            <text:p>16.8333</text:p>
          </table:table-cell>
          <table:table-cell office:value-type="float" office:value="25.0">
            <text:p>25.0</text:p>
          </table:table-cell>
          <table:table-cell office:value-type="float" office:value="36.6667">
            <text:p>36.6667</text:p>
          </table:table-cell>
          <table:table-cell office:value-type="float" office:value="50.3333">
            <text:p>50.3333</text:p>
          </table:table-cell>
          <table:table-cell office:value-type="float" office:value="55.5">
            <text:p>55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7-20T16:00:00">
            <text:p>Thu Jul 20 16:00:00 2023</text:p>
          </table:table-cell>
          <table:table-cell office:value-type="float" office:value="54.868050000000004">
            <text:p>54.868050000000004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16.8333">
            <text:p>16.8333</text:p>
          </table:table-cell>
          <table:table-cell office:value-type="float" office:value="25.0">
            <text:p>25.0</text:p>
          </table:table-cell>
          <table:table-cell office:value-type="float" office:value="36.6667">
            <text:p>36.6667</text:p>
          </table:table-cell>
          <table:table-cell office:value-type="float" office:value="50.3333">
            <text:p>50.3333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7-20T17:00:00">
            <text:p>Thu Jul 20 17:00:00 2023</text:p>
          </table:table-cell>
          <table:table-cell office:value-type="float" office:value="55.9791625">
            <text:p>55.9791625</text:p>
          </table:table-cell>
          <table:table-cell office:value-type="float" office:value="43.3333">
            <text:p>43.3333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16.8333">
            <text:p>16.8333</text:p>
          </table:table-cell>
          <table:table-cell office:value-type="float" office:value="25.0">
            <text:p>25.0</text:p>
          </table:table-cell>
          <table:table-cell office:value-type="float" office:value="36.6667">
            <text:p>36.6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21T13:00:00">
            <text:p>Fri Jul 21 13:00:00 2023</text:p>
          </table:table-cell>
          <table:table-cell office:value-type="float" office:value="59.12500416666666">
            <text:p>59.12500416666666</text:p>
          </table:table-cell>
          <table:table-cell office:value-type="float" office:value="23.1667">
            <text:p>23.1667</text:p>
          </table:table-cell>
          <table:table-cell office:value-type="float" office:value="57.8333">
            <text:p>57.8333</text:p>
          </table:table-cell>
          <table:table-cell office:value-type="float" office:value="51.0">
            <text:p>51.0</text:p>
          </table:table-cell>
          <table:table-cell office:value-type="float" office:value="43.5">
            <text:p>43.5</text:p>
          </table:table-cell>
          <table:table-cell office:value-type="float" office:value="28.5">
            <text:p>28.5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21T14:00:00">
            <text:p>Fri Jul 21 14:00:00 2023</text:p>
          </table:table-cell>
          <table:table-cell office:value-type="float" office:value="58.90278333333333">
            <text:p>58.90278333333333</text:p>
          </table:table-cell>
          <table:table-cell office:value-type="float" office:value="5.3333">
            <text:p>5.3333</text:p>
          </table:table-cell>
          <table:table-cell office:value-type="float" office:value="23.1667">
            <text:p>23.1667</text:p>
          </table:table-cell>
          <table:table-cell office:value-type="float" office:value="57.8333">
            <text:p>57.8333</text:p>
          </table:table-cell>
          <table:table-cell office:value-type="float" office:value="51.0">
            <text:p>51.0</text:p>
          </table:table-cell>
          <table:table-cell office:value-type="float" office:value="43.5">
            <text:p>43.5</text:p>
          </table:table-cell>
          <table:table-cell office:value-type="float" office:value="28.5">
            <text:p>28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7-21T15:00:00">
            <text:p>Fri Jul 21 15:00:00 2023</text:p>
          </table:table-cell>
          <table:table-cell office:value-type="float" office:value="58.3055625">
            <text:p>58.3055625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23.1667">
            <text:p>23.1667</text:p>
          </table:table-cell>
          <table:table-cell office:value-type="float" office:value="57.8333">
            <text:p>57.8333</text:p>
          </table:table-cell>
          <table:table-cell office:value-type="float" office:value="51.0">
            <text:p>51.0</text:p>
          </table:table-cell>
          <table:table-cell office:value-type="float" office:value="43.5">
            <text:p>43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7-21T16:00:00">
            <text:p>Fri Jul 21 16:00:00 2023</text:p>
          </table:table-cell>
          <table:table-cell office:value-type="float" office:value="57.73611666666667">
            <text:p>57.73611666666667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23.1667">
            <text:p>23.1667</text:p>
          </table:table-cell>
          <table:table-cell office:value-type="float" office:value="57.8333">
            <text:p>57.8333</text:p>
          </table:table-cell>
          <table:table-cell office:value-type="float" office:value="51.0">
            <text:p>51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7-21T17:00:00">
            <text:p>Fri Jul 21 17:00:00 2023</text:p>
          </table:table-cell>
          <table:table-cell office:value-type="float" office:value="57.381949999999996">
            <text:p>57.381949999999996</text:p>
          </table:table-cell>
          <table:table-cell office:value-type="float" office:value="42.8333">
            <text:p>42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23.1667">
            <text:p>23.1667</text:p>
          </table:table-cell>
          <table:table-cell office:value-type="float" office:value="57.8333">
            <text:p>57.8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7-21T18:00:00">
            <text:p>Fri Jul 21 18:00:00 2023</text:p>
          </table:table-cell>
          <table:table-cell office:value-type="float" office:value="56.68055833333333">
            <text:p>56.68055833333333</text:p>
          </table:table-cell>
          <table:table-cell office:value-type="float" office:value="54.0">
            <text:p>54.0</text:p>
          </table:table-cell>
          <table:table-cell office:value-type="float" office:value="42.8333">
            <text:p>42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23.1667">
            <text:p>23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07-22T12:00:00">
            <text:p>Sat Jul 22 12:00:00 2023</text:p>
          </table:table-cell>
          <table:table-cell office:value-type="float" office:value="50.347229166666665">
            <text:p>50.347229166666665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26.1667">
            <text:p>26.1667</text:p>
          </table:table-cell>
          <table:table-cell office:value-type="float" office:value="32.8333">
            <text:p>32.8333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22T13:00:00">
            <text:p>Sat Jul 22 13:00:00 2023</text:p>
          </table:table-cell>
          <table:table-cell office:value-type="float" office:value="50.29861666666667">
            <text:p>50.29861666666667</text:p>
          </table:table-cell>
          <table:table-cell office:value-type="float" office:value="24.8333">
            <text:p>24.833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26.1667">
            <text:p>26.1667</text:p>
          </table:table-cell>
          <table:table-cell office:value-type="float" office:value="32.8333">
            <text:p>32.8333</text:p>
          </table:table-cell>
          <table:table-cell office:value-type="float" office:value="37.5">
            <text:p>37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22T14:00:00">
            <text:p>Sat Jul 22 14:00:00 2023</text:p>
          </table:table-cell>
          <table:table-cell office:value-type="float" office:value="50.826391666666666">
            <text:p>50.826391666666666</text:p>
          </table:table-cell>
          <table:table-cell office:value-type="float" office:value="21.5">
            <text:p>21.5</text:p>
          </table:table-cell>
          <table:table-cell office:value-type="float" office:value="24.8333">
            <text:p>24.833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26.1667">
            <text:p>26.1667</text:p>
          </table:table-cell>
          <table:table-cell office:value-type="float" office:value="32.8333">
            <text:p>32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22T15:00:00">
            <text:p>Sat Jul 22 15:00:00 2023</text:p>
          </table:table-cell>
          <table:table-cell office:value-type="float" office:value="51.06944583333333">
            <text:p>51.06944583333333</text:p>
          </table:table-cell>
          <table:table-cell office:value-type="float" office:value="14.6667">
            <text:p>14.6667</text:p>
          </table:table-cell>
          <table:table-cell office:value-type="float" office:value="21.5">
            <text:p>21.5</text:p>
          </table:table-cell>
          <table:table-cell office:value-type="float" office:value="24.8333">
            <text:p>24.833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26.1667">
            <text:p>26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22T16:00:00">
            <text:p>Sat Jul 22 16:00:00 2023</text:p>
          </table:table-cell>
          <table:table-cell office:value-type="float" office:value="51.097225">
            <text:p>51.097225</text:p>
          </table:table-cell>
          <table:table-cell office:value-type="float" office:value="18.6667">
            <text:p>18.6667</text:p>
          </table:table-cell>
          <table:table-cell office:value-type="float" office:value="14.6667">
            <text:p>14.6667</text:p>
          </table:table-cell>
          <table:table-cell office:value-type="float" office:value="21.5">
            <text:p>21.5</text:p>
          </table:table-cell>
          <table:table-cell office:value-type="float" office:value="24.8333">
            <text:p>24.833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7-23T12:00:00">
            <text:p>Sun Jul 23 12:00:00 2023</text:p>
          </table:table-cell>
          <table:table-cell office:value-type="float" office:value="62.458333333333336">
            <text:p>62.458333333333336</text:p>
          </table:table-cell>
          <table:table-cell office:value-type="float" office:value="43.8333">
            <text:p>43.8333</text:p>
          </table:table-cell>
          <table:table-cell office:value-type="float" office:value="39.8333">
            <text:p>39.8333</text:p>
          </table:table-cell>
          <table:table-cell office:value-type="float" office:value="41.5">
            <text:p>41.5</text:p>
          </table:table-cell>
          <table:table-cell office:value-type="float" office:value="45.5">
            <text:p>45.5</text:p>
          </table:table-cell>
          <table:table-cell office:value-type="float" office:value="44.3333">
            <text:p>44.3333</text:p>
          </table:table-cell>
          <table:table-cell office:value-type="float" office:value="38.1667">
            <text:p>38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7-23T13:00:00">
            <text:p>Sun Jul 23 13:00:00 2023</text:p>
          </table:table-cell>
          <table:table-cell office:value-type="float" office:value="62.791666666666664">
            <text:p>62.791666666666664</text:p>
          </table:table-cell>
          <table:table-cell office:value-type="float" office:value="34.8333">
            <text:p>34.8333</text:p>
          </table:table-cell>
          <table:table-cell office:value-type="float" office:value="43.8333">
            <text:p>43.8333</text:p>
          </table:table-cell>
          <table:table-cell office:value-type="float" office:value="39.8333">
            <text:p>39.8333</text:p>
          </table:table-cell>
          <table:table-cell office:value-type="float" office:value="41.5">
            <text:p>41.5</text:p>
          </table:table-cell>
          <table:table-cell office:value-type="float" office:value="45.5">
            <text:p>45.5</text:p>
          </table:table-cell>
          <table:table-cell office:value-type="float" office:value="44.3333">
            <text:p>44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23T14:00:00">
            <text:p>Sun Jul 23 14:00:00 2023</text:p>
          </table:table-cell>
          <table:table-cell office:value-type="float" office:value="62.604166666666664">
            <text:p>62.604166666666664</text:p>
          </table:table-cell>
          <table:table-cell office:value-type="float" office:value="38.6667">
            <text:p>38.6667</text:p>
          </table:table-cell>
          <table:table-cell office:value-type="float" office:value="34.8333">
            <text:p>34.8333</text:p>
          </table:table-cell>
          <table:table-cell office:value-type="float" office:value="43.8333">
            <text:p>43.8333</text:p>
          </table:table-cell>
          <table:table-cell office:value-type="float" office:value="39.8333">
            <text:p>39.8333</text:p>
          </table:table-cell>
          <table:table-cell office:value-type="float" office:value="41.5">
            <text:p>41.5</text:p>
          </table:table-cell>
          <table:table-cell office:value-type="float" office:value="45.5">
            <text:p>45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7-23T15:00:00">
            <text:p>Sun Jul 23 15:00:00 2023</text:p>
          </table:table-cell>
          <table:table-cell office:value-type="float" office:value="62.56944583333333">
            <text:p>62.56944583333333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34.8333">
            <text:p>34.8333</text:p>
          </table:table-cell>
          <table:table-cell office:value-type="float" office:value="43.8333">
            <text:p>43.8333</text:p>
          </table:table-cell>
          <table:table-cell office:value-type="float" office:value="39.8333">
            <text:p>39.8333</text:p>
          </table:table-cell>
          <table:table-cell office:value-type="float" office:value="41.5">
            <text:p>41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7-23T16:00:00">
            <text:p>Sun Jul 23 16:00:00 2023</text:p>
          </table:table-cell>
          <table:table-cell office:value-type="float" office:value="62.53472083333333">
            <text:p>62.53472083333333</text:p>
          </table:table-cell>
          <table:table-cell office:value-type="float" office:value="46.8333">
            <text:p>46.8333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34.8333">
            <text:p>34.8333</text:p>
          </table:table-cell>
          <table:table-cell office:value-type="float" office:value="43.8333">
            <text:p>43.8333</text:p>
          </table:table-cell>
          <table:table-cell office:value-type="float" office:value="39.8333">
            <text:p>39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7-23T17:00:00">
            <text:p>Sun Jul 23 17:00:00 2023</text:p>
          </table:table-cell>
          <table:table-cell office:value-type="float" office:value="62.354166666666664">
            <text:p>62.354166666666664</text:p>
          </table:table-cell>
          <table:table-cell office:value-type="float" office:value="40.1667">
            <text:p>40.1667</text:p>
          </table:table-cell>
          <table:table-cell office:value-type="float" office:value="46.8333">
            <text:p>46.8333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34.8333">
            <text:p>34.8333</text:p>
          </table:table-cell>
          <table:table-cell office:value-type="float" office:value="43.8333">
            <text:p>43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7-24T13:00:00">
            <text:p>Mon Jul 24 13:00:00 2023</text:p>
          </table:table-cell>
          <table:table-cell office:value-type="float" office:value="63.069449999999996">
            <text:p>63.069449999999996</text:p>
          </table:table-cell>
          <table:table-cell office:value-type="float" office:value="25.6667">
            <text:p>25.6667</text:p>
          </table:table-cell>
          <table:table-cell office:value-type="float" office:value="36.0">
            <text:p>36.0</text:p>
          </table:table-cell>
          <table:table-cell office:value-type="float" office:value="46.1667">
            <text:p>46.1667</text:p>
          </table:table-cell>
          <table:table-cell office:value-type="float" office:value="55.3333">
            <text:p>55.3333</text:p>
          </table:table-cell>
          <table:table-cell office:value-type="float" office:value="49.6667">
            <text:p>49.6667</text:p>
          </table:table-cell>
          <table:table-cell office:value-type="float" office:value="56.0">
            <text:p>56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7-24T14:00:00">
            <text:p>Mon Jul 24 14:00:00 2023</text:p>
          </table:table-cell>
          <table:table-cell office:value-type="float" office:value="62.909729166666665">
            <text:p>62.909729166666665</text:p>
          </table:table-cell>
          <table:table-cell office:value-type="float" office:value="10.1667">
            <text:p>10.1667</text:p>
          </table:table-cell>
          <table:table-cell office:value-type="float" office:value="25.6667">
            <text:p>25.6667</text:p>
          </table:table-cell>
          <table:table-cell office:value-type="float" office:value="36.0">
            <text:p>36.0</text:p>
          </table:table-cell>
          <table:table-cell office:value-type="float" office:value="46.1667">
            <text:p>46.1667</text:p>
          </table:table-cell>
          <table:table-cell office:value-type="float" office:value="55.3333">
            <text:p>55.3333</text:p>
          </table:table-cell>
          <table:table-cell office:value-type="float" office:value="49.6667">
            <text:p>49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7-24T15:00:00">
            <text:p>Mon Jul 24 15:00:00 2023</text:p>
          </table:table-cell>
          <table:table-cell office:value-type="float" office:value="62.6180625">
            <text:p>62.6180625</text:p>
          </table:table-cell>
          <table:table-cell office:value-type="float" office:value="6.6667">
            <text:p>6.6667</text:p>
          </table:table-cell>
          <table:table-cell office:value-type="float" office:value="10.1667">
            <text:p>10.1667</text:p>
          </table:table-cell>
          <table:table-cell office:value-type="float" office:value="25.6667">
            <text:p>25.6667</text:p>
          </table:table-cell>
          <table:table-cell office:value-type="float" office:value="36.0">
            <text:p>36.0</text:p>
          </table:table-cell>
          <table:table-cell office:value-type="float" office:value="46.1667">
            <text:p>46.1667</text:p>
          </table:table-cell>
          <table:table-cell office:value-type="float" office:value="55.3333">
            <text:p>55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7-24T16:00:00">
            <text:p>Mon Jul 24 16:00:00 2023</text:p>
          </table:table-cell>
          <table:table-cell office:value-type="float" office:value="62.312508333333334">
            <text:p>62.312508333333334</text:p>
          </table:table-cell>
          <table:table-cell office:value-type="float" office:value="17.0">
            <text:p>17.0</text:p>
          </table:table-cell>
          <table:table-cell office:value-type="float" office:value="6.6667">
            <text:p>6.6667</text:p>
          </table:table-cell>
          <table:table-cell office:value-type="float" office:value="10.1667">
            <text:p>10.1667</text:p>
          </table:table-cell>
          <table:table-cell office:value-type="float" office:value="25.6667">
            <text:p>25.6667</text:p>
          </table:table-cell>
          <table:table-cell office:value-type="float" office:value="36.0">
            <text:p>36.0</text:p>
          </table:table-cell>
          <table:table-cell office:value-type="float" office:value="46.1667">
            <text:p>46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7-24T17:00:00">
            <text:p>Mon Jul 24 17:00:00 2023</text:p>
          </table:table-cell>
          <table:table-cell office:value-type="float" office:value="61.40278333333333">
            <text:p>61.40278333333333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  <table:table-cell office:value-type="float" office:value="6.6667">
            <text:p>6.6667</text:p>
          </table:table-cell>
          <table:table-cell office:value-type="float" office:value="10.1667">
            <text:p>10.1667</text:p>
          </table:table-cell>
          <table:table-cell office:value-type="float" office:value="25.6667">
            <text:p>25.6667</text:p>
          </table:table-cell>
          <table:table-cell office:value-type="float" office:value="36.0">
            <text:p>36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7-24T18:00:00">
            <text:p>Mon Jul 24 18:00:00 2023</text:p>
          </table:table-cell>
          <table:table-cell office:value-type="float" office:value="59.37500416666666">
            <text:p>59.37500416666666</text:p>
          </table:table-cell>
          <table:table-cell office:value-type="float" office:value="52.6667">
            <text:p>52.6667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  <table:table-cell office:value-type="float" office:value="6.6667">
            <text:p>6.6667</text:p>
          </table:table-cell>
          <table:table-cell office:value-type="float" office:value="10.1667">
            <text:p>10.1667</text:p>
          </table:table-cell>
          <table:table-cell office:value-type="float" office:value="25.6667">
            <text:p>25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24T19:00:00">
            <text:p>Mon Jul 24 19:00:00 2023</text:p>
          </table:table-cell>
          <table:table-cell office:value-type="float" office:value="57.069449999999996">
            <text:p>57.069449999999996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  <table:table-cell office:value-type="float" office:value="6.6667">
            <text:p>6.6667</text:p>
          </table:table-cell>
          <table:table-cell office:value-type="float" office:value="10.1667">
            <text:p>10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7-25T13:00:00">
            <text:p>Tue Jul 25 13:00:00 2023</text:p>
          </table:table-cell>
          <table:table-cell office:value-type="float" office:value="44.9375">
            <text:p>44.9375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7-25T14:00:00">
            <text:p>Tue Jul 25 14:00:00 2023</text:p>
          </table:table-cell>
          <table:table-cell office:value-type="float" office:value="45.1111125">
            <text:p>45.1111125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25T15:00:00">
            <text:p>Tue Jul 25 15:00:00 2023</text:p>
          </table:table-cell>
          <table:table-cell office:value-type="float" office:value="45.9375">
            <text:p>45.9375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7-25T16:00:00">
            <text:p>Tue Jul 25 16:00:00 2023</text:p>
          </table:table-cell>
          <table:table-cell office:value-type="float" office:value="46.21527916666667">
            <text:p>46.21527916666667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26T13:00:00">
            <text:p>Wed Jul 26 13:00:00 2023</text:p>
          </table:table-cell>
          <table:table-cell office:value-type="float" office:value="62.63195416666667">
            <text:p>62.63195416666667</text:p>
          </table:table-cell>
          <table:table-cell office:value-type="float" office:value="54.1667">
            <text:p>54.1667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  <table:table-cell office:value-type="float" office:value="49.6667">
            <text:p>49.6667</text:p>
          </table:table-cell>
          <table:table-cell office:value-type="float" office:value="55.1667">
            <text:p>55.1667</text:p>
          </table:table-cell>
          <table:table-cell office:value-type="float" office:value="59.0">
            <text:p>59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7-26T14:00:00">
            <text:p>Wed Jul 26 14:00:00 2023</text:p>
          </table:table-cell>
          <table:table-cell office:value-type="float" office:value="62.104175">
            <text:p>62.104175</text:p>
          </table:table-cell>
          <table:table-cell office:value-type="float" office:value="45.5">
            <text:p>45.5</text:p>
          </table:table-cell>
          <table:table-cell office:value-type="float" office:value="54.1667">
            <text:p>54.1667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  <table:table-cell office:value-type="float" office:value="49.6667">
            <text:p>49.6667</text:p>
          </table:table-cell>
          <table:table-cell office:value-type="float" office:value="55.1667">
            <text:p>55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7-26T15:00:00">
            <text:p>Wed Jul 26 15:00:00 2023</text:p>
          </table:table-cell>
          <table:table-cell office:value-type="float" office:value="61.097229166666665">
            <text:p>61.097229166666665</text:p>
          </table:table-cell>
          <table:table-cell office:value-type="float" office:value="30.6667">
            <text:p>30.6667</text:p>
          </table:table-cell>
          <table:table-cell office:value-type="float" office:value="45.5">
            <text:p>45.5</text:p>
          </table:table-cell>
          <table:table-cell office:value-type="float" office:value="54.1667">
            <text:p>54.1667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  <table:table-cell office:value-type="float" office:value="49.6667">
            <text:p>49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7-26T16:00:00">
            <text:p>Wed Jul 26 16:00:00 2023</text:p>
          </table:table-cell>
          <table:table-cell office:value-type="float" office:value="60.65278333333333">
            <text:p>60.65278333333333</text:p>
          </table:table-cell>
          <table:table-cell office:value-type="float" office:value="40.1667">
            <text:p>40.1667</text:p>
          </table:table-cell>
          <table:table-cell office:value-type="float" office:value="30.6667">
            <text:p>30.6667</text:p>
          </table:table-cell>
          <table:table-cell office:value-type="float" office:value="45.5">
            <text:p>45.5</text:p>
          </table:table-cell>
          <table:table-cell office:value-type="float" office:value="54.1667">
            <text:p>54.1667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7-26T17:00:00">
            <text:p>Wed Jul 26 17:00:00 2023</text:p>
          </table:table-cell>
          <table:table-cell office:value-type="float" office:value="60.75000416666666">
            <text:p>60.75000416666666</text:p>
          </table:table-cell>
          <table:table-cell office:value-type="float" office:value="44.6667">
            <text:p>44.6667</text:p>
          </table:table-cell>
          <table:table-cell office:value-type="float" office:value="40.1667">
            <text:p>40.1667</text:p>
          </table:table-cell>
          <table:table-cell office:value-type="float" office:value="30.6667">
            <text:p>30.6667</text:p>
          </table:table-cell>
          <table:table-cell office:value-type="float" office:value="45.5">
            <text:p>45.5</text:p>
          </table:table-cell>
          <table:table-cell office:value-type="float" office:value="54.1667">
            <text:p>54.1667</text:p>
          </table:table-cell>
          <table:table-cell office:value-type="float" office:value="53.8333">
            <text:p>53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6T18:00:00">
            <text:p>Wed Jul 26 18:00:00 2023</text:p>
          </table:table-cell>
          <table:table-cell office:value-type="float" office:value="61.131949999999996">
            <text:p>61.131949999999996</text:p>
          </table:table-cell>
          <table:table-cell office:value-type="float" office:value="50.5">
            <text:p>50.5</text:p>
          </table:table-cell>
          <table:table-cell office:value-type="float" office:value="44.6667">
            <text:p>44.6667</text:p>
          </table:table-cell>
          <table:table-cell office:value-type="float" office:value="40.1667">
            <text:p>40.1667</text:p>
          </table:table-cell>
          <table:table-cell office:value-type="float" office:value="30.6667">
            <text:p>30.6667</text:p>
          </table:table-cell>
          <table:table-cell office:value-type="float" office:value="45.5">
            <text:p>45.5</text:p>
          </table:table-cell>
          <table:table-cell office:value-type="float" office:value="54.1667">
            <text:p>54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27T14:00:00">
            <text:p>Thu Jul 27 14:00:00 2023</text:p>
          </table:table-cell>
          <table:table-cell office:value-type="float" office:value="62.90278333333333">
            <text:p>62.90278333333333</text:p>
          </table:table-cell>
          <table:table-cell office:value-type="float" office:value="38.6667">
            <text:p>38.6667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53.3333">
            <text:p>53.3333</text:p>
          </table:table-cell>
          <table:table-cell office:value-type="float" office:value="50.3333">
            <text:p>50.3333</text:p>
          </table:table-cell>
          <table:table-cell office:value-type="float" office:value="54.0">
            <text:p>54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27T15:00:00">
            <text:p>Thu Jul 27 15:00:00 2023</text:p>
          </table:table-cell>
          <table:table-cell office:value-type="float" office:value="62.45139583333333">
            <text:p>62.45139583333333</text:p>
          </table:table-cell>
          <table:table-cell office:value-type="float" office:value="40.6667">
            <text:p>40.6667</text:p>
          </table:table-cell>
          <table:table-cell office:value-type="float" office:value="38.6667">
            <text:p>38.6667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53.3333">
            <text:p>53.3333</text:p>
          </table:table-cell>
          <table:table-cell office:value-type="float" office:value="50.3333">
            <text:p>50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7-27T16:00:00">
            <text:p>Thu Jul 27 16:00:00 2023</text:p>
          </table:table-cell>
          <table:table-cell office:value-type="float" office:value="61.694449999999996">
            <text:p>61.694449999999996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38.6667">
            <text:p>38.6667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53.3333">
            <text:p>53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27T17:00:00">
            <text:p>Thu Jul 27 17:00:00 2023</text:p>
          </table:table-cell>
          <table:table-cell office:value-type="float" office:value="60.944449999999996">
            <text:p>60.944449999999996</text:p>
          </table:table-cell>
          <table:table-cell office:value-type="float" office:value="46.5">
            <text:p>46.5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38.6667">
            <text:p>38.6667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7-27T18:00:00">
            <text:p>Thu Jul 27 18:00:00 2023</text:p>
          </table:table-cell>
          <table:table-cell office:value-type="float" office:value="60.09028333333333">
            <text:p>60.09028333333333</text:p>
          </table:table-cell>
          <table:table-cell office:value-type="float" office:value="58.5">
            <text:p>58.5</text:p>
          </table:table-cell>
          <table:table-cell office:value-type="float" office:value="46.5">
            <text:p>46.5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38.6667">
            <text:p>38.6667</text:p>
          </table:table-cell>
          <table:table-cell office:value-type="float" office:value="45.6667">
            <text:p>45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27T19:00:00">
            <text:p>Thu Jul 27 19:00:00 2023</text:p>
          </table:table-cell>
          <table:table-cell office:value-type="float" office:value="59.444449999999996">
            <text:p>59.444449999999996</text:p>
          </table:table-cell>
          <table:table-cell office:value-type="float" office:value="65.5">
            <text:p>65.5</text:p>
          </table:table-cell>
          <table:table-cell office:value-type="float" office:value="58.5">
            <text:p>58.5</text:p>
          </table:table-cell>
          <table:table-cell office:value-type="float" office:value="46.5">
            <text:p>46.5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38.6667">
            <text:p>38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7-28T15:00:00">
            <text:p>Fri Jul 28 15:00:00 2023</text:p>
          </table:table-cell>
          <table:table-cell office:value-type="float" office:value="58.708333333333336">
            <text:p>58.708333333333336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57.6667">
            <text:p>57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7-28T16:00:00">
            <text:p>Fri Jul 28 16:00:00 2023</text:p>
          </table:table-cell>
          <table:table-cell office:value-type="float" office:value="60.430558333333344">
            <text:p>60.430558333333344</text:p>
          </table:table-cell>
          <table:table-cell office:value-type="float" office:value="50.5">
            <text:p>50.5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7-28T17:00:00">
            <text:p>Fri Jul 28 17:00:00 2023</text:p>
          </table:table-cell>
          <table:table-cell office:value-type="float" office:value="62.493058333333344">
            <text:p>62.493058333333344</text:p>
          </table:table-cell>
          <table:table-cell office:value-type="float" office:value="58.0">
            <text:p>58.0</text:p>
          </table:table-cell>
          <table:table-cell office:value-type="float" office:value="50.5">
            <text:p>50.5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49.5">
            <text:p>49.5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3-07-28T18:00:00">
            <text:p>Fri Jul 28 18:00:00 2023</text:p>
          </table:table-cell>
          <table:table-cell office:value-type="float" office:value="64.3125">
            <text:p>64.3125</text:p>
          </table:table-cell>
          <table:table-cell office:value-type="float" office:value="53.5">
            <text:p>53.5</text:p>
          </table:table-cell>
          <table:table-cell office:value-type="float" office:value="58.0">
            <text:p>58.0</text:p>
          </table:table-cell>
          <table:table-cell office:value-type="float" office:value="50.5">
            <text:p>50.5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23-07-29T13:00:00">
            <text:p>Sat Jul 29 13:00:00 2023</text:p>
          </table:table-cell>
          <table:table-cell office:value-type="float" office:value="58.27778333333333">
            <text:p>58.27778333333333</text:p>
          </table:table-cell>
          <table:table-cell office:value-type="float" office:value="30.6667">
            <text:p>30.6667</text:p>
          </table:table-cell>
          <table:table-cell office:value-type="float" office:value="41.1667">
            <text:p>41.1667</text:p>
          </table:table-cell>
          <table:table-cell office:value-type="float" office:value="41.6667">
            <text:p>41.6667</text:p>
          </table:table-cell>
          <table:table-cell office:value-type="float" office:value="38.6667">
            <text:p>38.6667</text:p>
          </table:table-cell>
          <table:table-cell office:value-type="float" office:value="36.6667">
            <text:p>36.6667</text:p>
          </table:table-cell>
          <table:table-cell office:value-type="float" office:value="41.3333">
            <text:p>41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7-29T14:00:00">
            <text:p>Sat Jul 29 14:00:00 2023</text:p>
          </table:table-cell>
          <table:table-cell office:value-type="float" office:value="59.09028333333333">
            <text:p>59.09028333333333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1667">
            <text:p>41.1667</text:p>
          </table:table-cell>
          <table:table-cell office:value-type="float" office:value="41.6667">
            <text:p>41.6667</text:p>
          </table:table-cell>
          <table:table-cell office:value-type="float" office:value="38.6667">
            <text:p>38.6667</text:p>
          </table:table-cell>
          <table:table-cell office:value-type="float" office:value="36.6667">
            <text:p>36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29T15:00:00">
            <text:p>Sat Jul 29 15:00:00 2023</text:p>
          </table:table-cell>
          <table:table-cell office:value-type="float" office:value="59.76389583333333">
            <text:p>59.76389583333333</text:p>
          </table:table-cell>
          <table:table-cell office:value-type="float" office:value="20.0">
            <text:p>20.0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1667">
            <text:p>41.1667</text:p>
          </table:table-cell>
          <table:table-cell office:value-type="float" office:value="41.6667">
            <text:p>41.6667</text:p>
          </table:table-cell>
          <table:table-cell office:value-type="float" office:value="38.6667">
            <text:p>38.6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7-29T16:00:00">
            <text:p>Sat Jul 29 16:00:00 2023</text:p>
          </table:table-cell>
          <table:table-cell office:value-type="float" office:value="60.034729166666665">
            <text:p>60.034729166666665</text:p>
          </table:table-cell>
          <table:table-cell office:value-type="float" office:value="18.1667">
            <text:p>18.1667</text:p>
          </table:table-cell>
          <table:table-cell office:value-type="float" office:value="20.0">
            <text:p>20.0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1667">
            <text:p>41.1667</text:p>
          </table:table-cell>
          <table:table-cell office:value-type="float" office:value="41.6667">
            <text:p>41.6667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3-07-29T17:00:00">
            <text:p>Sat Jul 29 17:00:00 2023</text:p>
          </table:table-cell>
          <table:table-cell office:value-type="float" office:value="60.041675">
            <text:p>60.041675</text:p>
          </table:table-cell>
          <table:table-cell office:value-type="float" office:value="31.8333">
            <text:p>31.8333</text:p>
          </table:table-cell>
          <table:table-cell office:value-type="float" office:value="18.1667">
            <text:p>18.1667</text:p>
          </table:table-cell>
          <table:table-cell office:value-type="float" office:value="20.0">
            <text:p>20.0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1667">
            <text:p>41.1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7-30T12:00:00">
            <text:p>Sun Jul 30 12:00:00 2023</text:p>
          </table:table-cell>
          <table:table-cell office:value-type="float" office:value="51.56944583333333">
            <text:p>51.56944583333333</text:p>
          </table:table-cell>
          <table:table-cell office:value-type="float" office:value="11.3333">
            <text:p>11.3333</text:p>
          </table:table-cell>
          <table:table-cell office:value-type="float" office:value="15.1667">
            <text:p>15.1667</text:p>
          </table:table-cell>
          <table:table-cell office:value-type="float" office:value="22.5">
            <text:p>22.5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43.3333">
            <text:p>43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30T13:00:00">
            <text:p>Sun Jul 30 13:00:00 2023</text:p>
          </table:table-cell>
          <table:table-cell office:value-type="float" office:value="51.229170833333335">
            <text:p>51.229170833333335</text:p>
          </table:table-cell>
          <table:table-cell office:value-type="float" office:value="6.5">
            <text:p>6.5</text:p>
          </table:table-cell>
          <table:table-cell office:value-type="float" office:value="11.3333">
            <text:p>11.3333</text:p>
          </table:table-cell>
          <table:table-cell office:value-type="float" office:value="15.1667">
            <text:p>15.1667</text:p>
          </table:table-cell>
          <table:table-cell office:value-type="float" office:value="22.5">
            <text:p>22.5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30T14:00:00">
            <text:p>Sun Jul 30 14:00:00 2023</text:p>
          </table:table-cell>
          <table:table-cell office:value-type="float" office:value="49.791670833333335">
            <text:p>49.791670833333335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11.3333">
            <text:p>11.3333</text:p>
          </table:table-cell>
          <table:table-cell office:value-type="float" office:value="15.1667">
            <text:p>15.1667</text:p>
          </table:table-cell>
          <table:table-cell office:value-type="float" office:value="22.5">
            <text:p>22.5</text:p>
          </table:table-cell>
          <table:table-cell office:value-type="float" office:value="29.5">
            <text:p>29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7-30T15:00:00">
            <text:p>Sun Jul 30 15:00:00 2023</text:p>
          </table:table-cell>
          <table:table-cell office:value-type="float" office:value="48.076391666666666">
            <text:p>48.076391666666666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11.3333">
            <text:p>11.3333</text:p>
          </table:table-cell>
          <table:table-cell office:value-type="float" office:value="15.1667">
            <text:p>15.1667</text:p>
          </table:table-cell>
          <table:table-cell office:value-type="float" office:value="22.5">
            <text:p>22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7-30T16:00:00">
            <text:p>Sun Jul 30 16:00:00 2023</text:p>
          </table:table-cell>
          <table:table-cell office:value-type="float" office:value="46.2361125">
            <text:p>46.2361125</text:p>
          </table:table-cell>
          <table:table-cell office:value-type="float" office:value="18.0">
            <text:p>18.0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11.3333">
            <text:p>11.3333</text:p>
          </table:table-cell>
          <table:table-cell office:value-type="float" office:value="15.1667">
            <text:p>15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7-30T17:00:00">
            <text:p>Sun Jul 30 17:00:00 2023</text:p>
          </table:table-cell>
          <table:table-cell office:value-type="float" office:value="44.4236125">
            <text:p>44.4236125</text:p>
          </table:table-cell>
          <table:table-cell office:value-type="float" office:value="28.1667">
            <text:p>28.1667</text:p>
          </table:table-cell>
          <table:table-cell office:value-type="float" office:value="18.0">
            <text:p>18.0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11.3333">
            <text:p>11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31T14:00:00">
            <text:p>Mon Jul 31 14:00:00 2023</text:p>
          </table:table-cell>
          <table:table-cell office:value-type="float" office:value="46.0138875">
            <text:p>46.0138875</text:p>
          </table:table-cell>
          <table:table-cell office:value-type="float" office:value="8.8333">
            <text:p>8.8333</text:p>
          </table:table-cell>
          <table:table-cell office:value-type="float" office:value="15.5">
            <text:p>15.5</text:p>
          </table:table-cell>
          <table:table-cell office:value-type="float" office:value="27.0">
            <text:p>27.0</text:p>
          </table:table-cell>
          <table:table-cell office:value-type="float" office:value="37.0">
            <text:p>37.0</text:p>
          </table:table-cell>
          <table:table-cell office:value-type="float" office:value="38.3333">
            <text:p>38.3333</text:p>
          </table:table-cell>
          <table:table-cell office:value-type="float" office:value="43.3333">
            <text:p>43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7-31T15:00:00">
            <text:p>Mon Jul 31 15:00:00 2023</text:p>
          </table:table-cell>
          <table:table-cell office:value-type="float" office:value="47.36805416666667">
            <text:p>47.36805416666667</text:p>
          </table:table-cell>
          <table:table-cell office:value-type="float" office:value="2.5">
            <text:p>2.5</text:p>
          </table:table-cell>
          <table:table-cell office:value-type="float" office:value="8.8333">
            <text:p>8.8333</text:p>
          </table:table-cell>
          <table:table-cell office:value-type="float" office:value="15.5">
            <text:p>15.5</text:p>
          </table:table-cell>
          <table:table-cell office:value-type="float" office:value="27.0">
            <text:p>27.0</text:p>
          </table:table-cell>
          <table:table-cell office:value-type="float" office:value="37.0">
            <text:p>37.0</text:p>
          </table:table-cell>
          <table:table-cell office:value-type="float" office:value="38.3333">
            <text:p>38.3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7-31T16:00:00">
            <text:p>Mon Jul 31 16:00:00 2023</text:p>
          </table:table-cell>
          <table:table-cell office:value-type="float" office:value="49.173608333333334">
            <text:p>49.173608333333334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8.8333">
            <text:p>8.8333</text:p>
          </table:table-cell>
          <table:table-cell office:value-type="float" office:value="15.5">
            <text:p>15.5</text:p>
          </table:table-cell>
          <table:table-cell office:value-type="float" office:value="27.0">
            <text:p>27.0</text:p>
          </table:table-cell>
          <table:table-cell office:value-type="float" office:value="37.0">
            <text:p>37.0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7-31T17:00:00">
            <text:p>Mon Jul 31 17:00:00 2023</text:p>
          </table:table-cell>
          <table:table-cell office:value-type="float" office:value="51.173608333333334">
            <text:p>51.173608333333334</text:p>
          </table:table-cell>
          <table:table-cell office:value-type="float" office:value="13.8333">
            <text:p>13.8333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8.8333">
            <text:p>8.8333</text:p>
          </table:table-cell>
          <table:table-cell office:value-type="float" office:value="15.5">
            <text:p>15.5</text:p>
          </table:table-cell>
          <table:table-cell office:value-type="float" office:value="27.0">
            <text:p>27.0</text:p>
          </table:table-cell>
          <table:table-cell office:value-type="float" office:value="114.6667">
            <text:p>114.6667</text:p>
          </table:table-cell>
        </table:table-row>
        <table:table-row>
          <table:table-cell table:style-name="pd1" office:value-type="date" office:date-value="2023-08-01T13:00:00">
            <text:p>Tue Aug  1 13:00:00 2023</text:p>
          </table:table-cell>
          <table:table-cell office:value-type="float" office:value="55.00694583333333">
            <text:p>55.00694583333333</text:p>
          </table:table-cell>
          <table:table-cell office:value-type="float" office:value="28.5">
            <text:p>28.5</text:p>
          </table:table-cell>
          <table:table-cell office:value-type="float" office:value="35.8333">
            <text:p>35.8333</text:p>
          </table:table-cell>
          <table:table-cell office:value-type="float" office:value="35.3333">
            <text:p>35.3333</text:p>
          </table:table-cell>
          <table:table-cell office:value-type="float" office:value="40.0">
            <text:p>40.0</text:p>
          </table:table-cell>
          <table:table-cell office:value-type="float" office:value="43.0">
            <text:p>43.0</text:p>
          </table:table-cell>
          <table:table-cell office:value-type="float" office:value="49.0">
            <text:p>49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01T14:00:00">
            <text:p>Tue Aug  1 14:00:00 2023</text:p>
          </table:table-cell>
          <table:table-cell office:value-type="float" office:value="55.68055416666667">
            <text:p>55.68055416666667</text:p>
          </table:table-cell>
          <table:table-cell office:value-type="float" office:value="11.8333">
            <text:p>11.8333</text:p>
          </table:table-cell>
          <table:table-cell office:value-type="float" office:value="28.5">
            <text:p>28.5</text:p>
          </table:table-cell>
          <table:table-cell office:value-type="float" office:value="35.8333">
            <text:p>35.8333</text:p>
          </table:table-cell>
          <table:table-cell office:value-type="float" office:value="35.3333">
            <text:p>35.3333</text:p>
          </table:table-cell>
          <table:table-cell office:value-type="float" office:value="40.0">
            <text:p>40.0</text:p>
          </table:table-cell>
          <table:table-cell office:value-type="float" office:value="43.0">
            <text:p>43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8-01T15:00:00">
            <text:p>Tue Aug  1 15:00:00 2023</text:p>
          </table:table-cell>
          <table:table-cell office:value-type="float" office:value="55.80555416666667">
            <text:p>55.80555416666667</text:p>
          </table:table-cell>
          <table:table-cell office:value-type="float" office:value="4.8333">
            <text:p>4.8333</text:p>
          </table:table-cell>
          <table:table-cell office:value-type="float" office:value="11.8333">
            <text:p>11.8333</text:p>
          </table:table-cell>
          <table:table-cell office:value-type="float" office:value="28.5">
            <text:p>28.5</text:p>
          </table:table-cell>
          <table:table-cell office:value-type="float" office:value="35.8333">
            <text:p>35.8333</text:p>
          </table:table-cell>
          <table:table-cell office:value-type="float" office:value="35.3333">
            <text:p>35.3333</text:p>
          </table:table-cell>
          <table:table-cell office:value-type="float" office:value="40.0">
            <text:p>40.0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8-01T16:00:00">
            <text:p>Tue Aug  1 16:00:00 2023</text:p>
          </table:table-cell>
          <table:table-cell office:value-type="float" office:value="55.94444583333333">
            <text:p>55.94444583333333</text:p>
          </table:table-cell>
          <table:table-cell office:value-type="float" office:value="8.5">
            <text:p>8.5</text:p>
          </table:table-cell>
          <table:table-cell office:value-type="float" office:value="4.8333">
            <text:p>4.8333</text:p>
          </table:table-cell>
          <table:table-cell office:value-type="float" office:value="11.8333">
            <text:p>11.8333</text:p>
          </table:table-cell>
          <table:table-cell office:value-type="float" office:value="28.5">
            <text:p>28.5</text:p>
          </table:table-cell>
          <table:table-cell office:value-type="float" office:value="35.8333">
            <text:p>35.8333</text:p>
          </table:table-cell>
          <table:table-cell office:value-type="float" office:value="35.3333">
            <text:p>35.3333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8-01T17:00:00">
            <text:p>Tue Aug  1 17:00:00 2023</text:p>
          </table:table-cell>
          <table:table-cell office:value-type="float" office:value="55.47222083333333">
            <text:p>55.47222083333333</text:p>
          </table:table-cell>
          <table:table-cell office:value-type="float" office:value="15.1667">
            <text:p>15.1667</text:p>
          </table:table-cell>
          <table:table-cell office:value-type="float" office:value="8.5">
            <text:p>8.5</text:p>
          </table:table-cell>
          <table:table-cell office:value-type="float" office:value="4.8333">
            <text:p>4.8333</text:p>
          </table:table-cell>
          <table:table-cell office:value-type="float" office:value="11.8333">
            <text:p>11.8333</text:p>
          </table:table-cell>
          <table:table-cell office:value-type="float" office:value="28.5">
            <text:p>28.5</text:p>
          </table:table-cell>
          <table:table-cell office:value-type="float" office:value="35.8333">
            <text:p>35.8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8-01T18:00:00">
            <text:p>Tue Aug  1 18:00:00 2023</text:p>
          </table:table-cell>
          <table:table-cell office:value-type="float" office:value="54.9791625">
            <text:p>54.9791625</text:p>
          </table:table-cell>
          <table:table-cell office:value-type="float" office:value="32.8333">
            <text:p>32.8333</text:p>
          </table:table-cell>
          <table:table-cell office:value-type="float" office:value="15.1667">
            <text:p>15.1667</text:p>
          </table:table-cell>
          <table:table-cell office:value-type="float" office:value="8.5">
            <text:p>8.5</text:p>
          </table:table-cell>
          <table:table-cell office:value-type="float" office:value="4.8333">
            <text:p>4.8333</text:p>
          </table:table-cell>
          <table:table-cell office:value-type="float" office:value="11.8333">
            <text:p>11.8333</text:p>
          </table:table-cell>
          <table:table-cell office:value-type="float" office:value="28.5">
            <text:p>28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02T12:00:00">
            <text:p>Wed Aug  2 12:00:00 2023</text:p>
          </table:table-cell>
          <table:table-cell office:value-type="float" office:value="51.395833333333336">
            <text:p>51.395833333333336</text:p>
          </table:table-cell>
          <table:table-cell office:value-type="float" office:value="23.8333">
            <text:p>23.8333</text:p>
          </table:table-cell>
          <table:table-cell office:value-type="float" office:value="29.0">
            <text:p>29.0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5.8333">
            <text:p>45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8-02T13:00:00">
            <text:p>Wed Aug  2 13:00:00 2023</text:p>
          </table:table-cell>
          <table:table-cell office:value-type="float" office:value="50.791666666666664">
            <text:p>50.791666666666664</text:p>
          </table:table-cell>
          <table:table-cell office:value-type="float" office:value="21.5">
            <text:p>21.5</text:p>
          </table:table-cell>
          <table:table-cell office:value-type="float" office:value="23.8333">
            <text:p>23.8333</text:p>
          </table:table-cell>
          <table:table-cell office:value-type="float" office:value="29.0">
            <text:p>29.0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02T14:00:00">
            <text:p>Wed Aug  2 14:00:00 2023</text:p>
          </table:table-cell>
          <table:table-cell office:value-type="float" office:value="49.69444583333333">
            <text:p>49.69444583333333</text:p>
          </table:table-cell>
          <table:table-cell office:value-type="float" office:value="15.6667">
            <text:p>15.6667</text:p>
          </table:table-cell>
          <table:table-cell office:value-type="float" office:value="21.5">
            <text:p>21.5</text:p>
          </table:table-cell>
          <table:table-cell office:value-type="float" office:value="23.8333">
            <text:p>23.8333</text:p>
          </table:table-cell>
          <table:table-cell office:value-type="float" office:value="29.0">
            <text:p>29.0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8-02T15:00:00">
            <text:p>Wed Aug  2 15:00:00 2023</text:p>
          </table:table-cell>
          <table:table-cell office:value-type="float" office:value="48.659725">
            <text:p>48.659725</text:p>
          </table:table-cell>
          <table:table-cell office:value-type="float" office:value="11.8333">
            <text:p>11.8333</text:p>
          </table:table-cell>
          <table:table-cell office:value-type="float" office:value="15.6667">
            <text:p>15.6667</text:p>
          </table:table-cell>
          <table:table-cell office:value-type="float" office:value="21.5">
            <text:p>21.5</text:p>
          </table:table-cell>
          <table:table-cell office:value-type="float" office:value="23.8333">
            <text:p>23.8333</text:p>
          </table:table-cell>
          <table:table-cell office:value-type="float" office:value="29.0">
            <text:p>29.0</text:p>
          </table:table-cell>
          <table:table-cell office:value-type="float" office:value="35.6667">
            <text:p>35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8-02T16:00:00">
            <text:p>Wed Aug  2 16:00:00 2023</text:p>
          </table:table-cell>
          <table:table-cell office:value-type="float" office:value="47.43055833333333">
            <text:p>47.43055833333333</text:p>
          </table:table-cell>
          <table:table-cell office:value-type="float" office:value="18.8333">
            <text:p>18.8333</text:p>
          </table:table-cell>
          <table:table-cell office:value-type="float" office:value="11.8333">
            <text:p>11.8333</text:p>
          </table:table-cell>
          <table:table-cell office:value-type="float" office:value="15.6667">
            <text:p>15.6667</text:p>
          </table:table-cell>
          <table:table-cell office:value-type="float" office:value="21.5">
            <text:p>21.5</text:p>
          </table:table-cell>
          <table:table-cell office:value-type="float" office:value="23.8333">
            <text:p>23.8333</text:p>
          </table:table-cell>
          <table:table-cell office:value-type="float" office:value="29.0">
            <text:p>29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8-02T17:00:00">
            <text:p>Wed Aug  2 17:00:00 2023</text:p>
          </table:table-cell>
          <table:table-cell office:value-type="float" office:value="46.506949999999996">
            <text:p>46.506949999999996</text:p>
          </table:table-cell>
          <table:table-cell office:value-type="float" office:value="27.1667">
            <text:p>27.1667</text:p>
          </table:table-cell>
          <table:table-cell office:value-type="float" office:value="18.8333">
            <text:p>18.8333</text:p>
          </table:table-cell>
          <table:table-cell office:value-type="float" office:value="11.8333">
            <text:p>11.8333</text:p>
          </table:table-cell>
          <table:table-cell office:value-type="float" office:value="15.6667">
            <text:p>15.6667</text:p>
          </table:table-cell>
          <table:table-cell office:value-type="float" office:value="21.5">
            <text:p>21.5</text:p>
          </table:table-cell>
          <table:table-cell office:value-type="float" office:value="23.8333">
            <text:p>23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8-02T18:00:00">
            <text:p>Wed Aug  2 18:00:00 2023</text:p>
          </table:table-cell>
          <table:table-cell office:value-type="float" office:value="46.22222916666667">
            <text:p>46.22222916666667</text:p>
          </table:table-cell>
          <table:table-cell office:value-type="float" office:value="33.1667">
            <text:p>33.1667</text:p>
          </table:table-cell>
          <table:table-cell office:value-type="float" office:value="27.1667">
            <text:p>27.1667</text:p>
          </table:table-cell>
          <table:table-cell office:value-type="float" office:value="18.8333">
            <text:p>18.8333</text:p>
          </table:table-cell>
          <table:table-cell office:value-type="float" office:value="11.8333">
            <text:p>11.8333</text:p>
          </table:table-cell>
          <table:table-cell office:value-type="float" office:value="15.6667">
            <text:p>15.6667</text:p>
          </table:table-cell>
          <table:table-cell office:value-type="float" office:value="21.5">
            <text:p>21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8-03T13:00:00">
            <text:p>Thu Aug  3 13:00:00 2023</text:p>
          </table:table-cell>
          <table:table-cell office:value-type="float" office:value="43.50695833333334">
            <text:p>43.50695833333334</text:p>
          </table:table-cell>
          <table:table-cell office:value-type="float" office:value="23.6667">
            <text:p>23.6667</text:p>
          </table:table-cell>
          <table:table-cell office:value-type="float" office:value="28.6667">
            <text:p>28.6667</text:p>
          </table:table-cell>
          <table:table-cell office:value-type="float" office:value="31.6667">
            <text:p>31.6667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7.5">
            <text:p>37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8-03T14:00:00">
            <text:p>Thu Aug  3 14:00:00 2023</text:p>
          </table:table-cell>
          <table:table-cell office:value-type="float" office:value="44.361124999999994">
            <text:p>44.361124999999994</text:p>
          </table:table-cell>
          <table:table-cell office:value-type="float" office:value="20.3333">
            <text:p>20.3333</text:p>
          </table:table-cell>
          <table:table-cell office:value-type="float" office:value="23.6667">
            <text:p>23.6667</text:p>
          </table:table-cell>
          <table:table-cell office:value-type="float" office:value="28.6667">
            <text:p>28.6667</text:p>
          </table:table-cell>
          <table:table-cell office:value-type="float" office:value="31.6667">
            <text:p>31.6667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8-03T15:00:00">
            <text:p>Thu Aug  3 15:00:00 2023</text:p>
          </table:table-cell>
          <table:table-cell office:value-type="float" office:value="45.22223333333333">
            <text:p>45.22223333333333</text:p>
          </table:table-cell>
          <table:table-cell office:value-type="float" office:value="17.6667">
            <text:p>17.6667</text:p>
          </table:table-cell>
          <table:table-cell office:value-type="float" office:value="20.3333">
            <text:p>20.3333</text:p>
          </table:table-cell>
          <table:table-cell office:value-type="float" office:value="23.6667">
            <text:p>23.6667</text:p>
          </table:table-cell>
          <table:table-cell office:value-type="float" office:value="28.6667">
            <text:p>28.6667</text:p>
          </table:table-cell>
          <table:table-cell office:value-type="float" office:value="31.6667">
            <text:p>31.6667</text:p>
          </table:table-cell>
          <table:table-cell office:value-type="float" office:value="26.5">
            <text:p>26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8-03T16:00:00">
            <text:p>Thu Aug  3 16:00:00 2023</text:p>
          </table:table-cell>
          <table:table-cell office:value-type="float" office:value="46.3264">
            <text:p>46.3264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20.3333">
            <text:p>20.3333</text:p>
          </table:table-cell>
          <table:table-cell office:value-type="float" office:value="23.6667">
            <text:p>23.6667</text:p>
          </table:table-cell>
          <table:table-cell office:value-type="float" office:value="28.6667">
            <text:p>28.6667</text:p>
          </table:table-cell>
          <table:table-cell office:value-type="float" office:value="31.6667">
            <text:p>31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8-03T17:00:00">
            <text:p>Thu Aug  3 17:00:00 2023</text:p>
          </table:table-cell>
          <table:table-cell office:value-type="float" office:value="47.152787499999995">
            <text:p>47.152787499999995</text:p>
          </table:table-cell>
          <table:table-cell office:value-type="float" office:value="12.1667">
            <text:p>12.1667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20.3333">
            <text:p>20.3333</text:p>
          </table:table-cell>
          <table:table-cell office:value-type="float" office:value="23.6667">
            <text:p>23.6667</text:p>
          </table:table-cell>
          <table:table-cell office:value-type="float" office:value="28.6667">
            <text:p>28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8-03T18:00:00">
            <text:p>Thu Aug  3 18:00:00 2023</text:p>
          </table:table-cell>
          <table:table-cell office:value-type="float" office:value="46.972229166666665">
            <text:p>46.972229166666665</text:p>
          </table:table-cell>
          <table:table-cell office:value-type="float" office:value="35.5">
            <text:p>35.5</text:p>
          </table:table-cell>
          <table:table-cell office:value-type="float" office:value="12.1667">
            <text:p>12.1667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20.3333">
            <text:p>20.3333</text:p>
          </table:table-cell>
          <table:table-cell office:value-type="float" office:value="23.6667">
            <text:p>23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8-04T13:00:00">
            <text:p>Fri Aug  4 13:00:00 2023</text:p>
          </table:table-cell>
          <table:table-cell office:value-type="float" office:value="53.53472083333333">
            <text:p>53.53472083333333</text:p>
          </table:table-cell>
          <table:table-cell office:value-type="float" office:value="32.0">
            <text:p>32.0</text:p>
          </table:table-cell>
          <table:table-cell office:value-type="float" office:value="45.6667">
            <text:p>45.6667</text:p>
          </table:table-cell>
          <table:table-cell office:value-type="float" office:value="48.3333">
            <text:p>48.3333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52.0">
            <text:p>52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8-04T14:00:00">
            <text:p>Fri Aug  4 14:00:00 2023</text:p>
          </table:table-cell>
          <table:table-cell office:value-type="float" office:value="54.027775">
            <text:p>54.027775</text:p>
          </table:table-cell>
          <table:table-cell office:value-type="float" office:value="12.0">
            <text:p>12.0</text:p>
          </table:table-cell>
          <table:table-cell office:value-type="float" office:value="32.0">
            <text:p>32.0</text:p>
          </table:table-cell>
          <table:table-cell office:value-type="float" office:value="45.6667">
            <text:p>45.6667</text:p>
          </table:table-cell>
          <table:table-cell office:value-type="float" office:value="48.3333">
            <text:p>48.3333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04T15:00:00">
            <text:p>Fri Aug  4 15:00:00 2023</text:p>
          </table:table-cell>
          <table:table-cell office:value-type="float" office:value="54.486108333333334">
            <text:p>54.486108333333334</text:p>
          </table:table-cell>
          <table:table-cell office:value-type="float" office:value="3.6667">
            <text:p>3.6667</text:p>
          </table:table-cell>
          <table:table-cell office:value-type="float" office:value="12.0">
            <text:p>12.0</text:p>
          </table:table-cell>
          <table:table-cell office:value-type="float" office:value="32.0">
            <text:p>32.0</text:p>
          </table:table-cell>
          <table:table-cell office:value-type="float" office:value="45.6667">
            <text:p>45.6667</text:p>
          </table:table-cell>
          <table:table-cell office:value-type="float" office:value="48.3333">
            <text:p>48.3333</text:p>
          </table:table-cell>
          <table:table-cell office:value-type="float" office:value="49.5">
            <text:p>49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8-04T16:00:00">
            <text:p>Fri Aug  4 16:00:00 2023</text:p>
          </table:table-cell>
          <table:table-cell office:value-type="float" office:value="54.861108333333334">
            <text:p>54.861108333333334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12.0">
            <text:p>12.0</text:p>
          </table:table-cell>
          <table:table-cell office:value-type="float" office:value="32.0">
            <text:p>32.0</text:p>
          </table:table-cell>
          <table:table-cell office:value-type="float" office:value="45.6667">
            <text:p>45.6667</text:p>
          </table:table-cell>
          <table:table-cell office:value-type="float" office:value="48.3333">
            <text:p>48.3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8-04T17:00:00">
            <text:p>Fri Aug  4 17:00:00 2023</text:p>
          </table:table-cell>
          <table:table-cell office:value-type="float" office:value="55.298608333333334">
            <text:p>55.298608333333334</text:p>
          </table:table-cell>
          <table:table-cell office:value-type="float" office:value="21.8333">
            <text:p>21.8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12.0">
            <text:p>12.0</text:p>
          </table:table-cell>
          <table:table-cell office:value-type="float" office:value="32.0">
            <text:p>32.0</text:p>
          </table:table-cell>
          <table:table-cell office:value-type="float" office:value="45.6667">
            <text:p>45.6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3-08-04T18:00:00">
            <text:p>Fri Aug  4 18:00:00 2023</text:p>
          </table:table-cell>
          <table:table-cell office:value-type="float" office:value="56.4513875">
            <text:p>56.4513875</text:p>
          </table:table-cell>
          <table:table-cell office:value-type="float" office:value="54.0">
            <text:p>54.0</text:p>
          </table:table-cell>
          <table:table-cell office:value-type="float" office:value="21.8333">
            <text:p>21.8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12.0">
            <text:p>12.0</text:p>
          </table:table-cell>
          <table:table-cell office:value-type="float" office:value="32.0">
            <text:p>32.0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8-05T12:00:00">
            <text:p>Sat Aug  5 12:00:00 2023</text:p>
          </table:table-cell>
          <table:table-cell office:value-type="float" office:value="63.298608333333334">
            <text:p>63.298608333333334</text:p>
          </table:table-cell>
          <table:table-cell office:value-type="float" office:value="38.5">
            <text:p>38.5</text:p>
          </table:table-cell>
          <table:table-cell office:value-type="float" office:value="41.0">
            <text:p>41.0</text:p>
          </table:table-cell>
          <table:table-cell office:value-type="float" office:value="44.3333">
            <text:p>44.3333</text:p>
          </table:table-cell>
          <table:table-cell office:value-type="float" office:value="58.6667">
            <text:p>58.6667</text:p>
          </table:table-cell>
          <table:table-cell office:value-type="float" office:value="54.8333">
            <text:p>54.8333</text:p>
          </table:table-cell>
          <table:table-cell office:value-type="float" office:value="49.8333">
            <text:p>49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05T13:00:00">
            <text:p>Sat Aug  5 13:00:00 2023</text:p>
          </table:table-cell>
          <table:table-cell office:value-type="float" office:value="62.6875">
            <text:p>62.6875</text:p>
          </table:table-cell>
          <table:table-cell office:value-type="float" office:value="35.6667">
            <text:p>35.6667</text:p>
          </table:table-cell>
          <table:table-cell office:value-type="float" office:value="38.5">
            <text:p>38.5</text:p>
          </table:table-cell>
          <table:table-cell office:value-type="float" office:value="41.0">
            <text:p>41.0</text:p>
          </table:table-cell>
          <table:table-cell office:value-type="float" office:value="44.3333">
            <text:p>44.3333</text:p>
          </table:table-cell>
          <table:table-cell office:value-type="float" office:value="58.6667">
            <text:p>58.6667</text:p>
          </table:table-cell>
          <table:table-cell office:value-type="float" office:value="54.8333">
            <text:p>54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05T14:00:00">
            <text:p>Sat Aug  5 14:00:00 2023</text:p>
          </table:table-cell>
          <table:table-cell office:value-type="float" office:value="62.24305416666667">
            <text:p>62.24305416666667</text:p>
          </table:table-cell>
          <table:table-cell office:value-type="float" office:value="34.6667">
            <text:p>34.6667</text:p>
          </table:table-cell>
          <table:table-cell office:value-type="float" office:value="35.6667">
            <text:p>35.6667</text:p>
          </table:table-cell>
          <table:table-cell office:value-type="float" office:value="38.5">
            <text:p>38.5</text:p>
          </table:table-cell>
          <table:table-cell office:value-type="float" office:value="41.0">
            <text:p>41.0</text:p>
          </table:table-cell>
          <table:table-cell office:value-type="float" office:value="44.3333">
            <text:p>44.3333</text:p>
          </table:table-cell>
          <table:table-cell office:value-type="float" office:value="58.6667">
            <text:p>58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05T15:00:00">
            <text:p>Sat Aug  5 15:00:00 2023</text:p>
          </table:table-cell>
          <table:table-cell office:value-type="float" office:value="61.645833333333336">
            <text:p>61.645833333333336</text:p>
          </table:table-cell>
          <table:table-cell office:value-type="float" office:value="29.6667">
            <text:p>29.6667</text:p>
          </table:table-cell>
          <table:table-cell office:value-type="float" office:value="34.6667">
            <text:p>34.6667</text:p>
          </table:table-cell>
          <table:table-cell office:value-type="float" office:value="35.6667">
            <text:p>35.6667</text:p>
          </table:table-cell>
          <table:table-cell office:value-type="float" office:value="38.5">
            <text:p>38.5</text:p>
          </table:table-cell>
          <table:table-cell office:value-type="float" office:value="41.0">
            <text:p>41.0</text:p>
          </table:table-cell>
          <table:table-cell office:value-type="float" office:value="44.3333">
            <text:p>44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8-05T16:00:00">
            <text:p>Sat Aug  5 16:00:00 2023</text:p>
          </table:table-cell>
          <table:table-cell office:value-type="float" office:value="61.0138875">
            <text:p>61.0138875</text:p>
          </table:table-cell>
          <table:table-cell office:value-type="float" office:value="30.8333">
            <text:p>30.8333</text:p>
          </table:table-cell>
          <table:table-cell office:value-type="float" office:value="29.6667">
            <text:p>29.6667</text:p>
          </table:table-cell>
          <table:table-cell office:value-type="float" office:value="34.6667">
            <text:p>34.6667</text:p>
          </table:table-cell>
          <table:table-cell office:value-type="float" office:value="35.6667">
            <text:p>35.6667</text:p>
          </table:table-cell>
          <table:table-cell office:value-type="float" office:value="38.5">
            <text:p>38.5</text:p>
          </table:table-cell>
          <table:table-cell office:value-type="float" office:value="41.0">
            <text:p>41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8-05T17:00:00">
            <text:p>Sat Aug  5 17:00:00 2023</text:p>
          </table:table-cell>
          <table:table-cell office:value-type="float" office:value="60.520833333333336">
            <text:p>60.520833333333336</text:p>
          </table:table-cell>
          <table:table-cell office:value-type="float" office:value="40.0">
            <text:p>40.0</text:p>
          </table:table-cell>
          <table:table-cell office:value-type="float" office:value="30.8333">
            <text:p>30.8333</text:p>
          </table:table-cell>
          <table:table-cell office:value-type="float" office:value="29.6667">
            <text:p>29.6667</text:p>
          </table:table-cell>
          <table:table-cell office:value-type="float" office:value="34.6667">
            <text:p>34.6667</text:p>
          </table:table-cell>
          <table:table-cell office:value-type="float" office:value="35.6667">
            <text:p>35.6667</text:p>
          </table:table-cell>
          <table:table-cell office:value-type="float" office:value="38.5">
            <text:p>38.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8-05T18:00:00">
            <text:p>Sat Aug  5 18:00:00 2023</text:p>
          </table:table-cell>
          <table:table-cell office:value-type="float" office:value="60.09027916666667">
            <text:p>60.09027916666667</text:p>
          </table:table-cell>
          <table:table-cell office:value-type="float" office:value="52.5">
            <text:p>52.5</text:p>
          </table:table-cell>
          <table:table-cell office:value-type="float" office:value="40.0">
            <text:p>40.0</text:p>
          </table:table-cell>
          <table:table-cell office:value-type="float" office:value="30.8333">
            <text:p>30.8333</text:p>
          </table:table-cell>
          <table:table-cell office:value-type="float" office:value="29.6667">
            <text:p>29.6667</text:p>
          </table:table-cell>
          <table:table-cell office:value-type="float" office:value="34.6667">
            <text:p>34.6667</text:p>
          </table:table-cell>
          <table:table-cell office:value-type="float" office:value="35.6667">
            <text:p>35.6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8-05T19:00:00">
            <text:p>Sat Aug  5 19:00:00 2023</text:p>
          </table:table-cell>
          <table:table-cell office:value-type="float" office:value="59.4861125">
            <text:p>59.4861125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40.0">
            <text:p>40.0</text:p>
          </table:table-cell>
          <table:table-cell office:value-type="float" office:value="30.8333">
            <text:p>30.8333</text:p>
          </table:table-cell>
          <table:table-cell office:value-type="float" office:value="29.6667">
            <text:p>29.6667</text:p>
          </table:table-cell>
          <table:table-cell office:value-type="float" office:value="34.6667">
            <text:p>34.6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8-06T12:00:00">
            <text:p>Sun Aug  6 12:00:00 2023</text:p>
          </table:table-cell>
          <table:table-cell office:value-type="float" office:value="55.7916625">
            <text:p>55.7916625</text:p>
          </table:table-cell>
          <table:table-cell office:value-type="float" office:value="38.1667">
            <text:p>38.1667</text:p>
          </table:table-cell>
          <table:table-cell office:value-type="float" office:value="38.0">
            <text:p>38.0</text:p>
          </table:table-cell>
          <table:table-cell office:value-type="float" office:value="46.5">
            <text:p>46.5</text:p>
          </table:table-cell>
          <table:table-cell office:value-type="float" office:value="49.8333">
            <text:p>49.8333</text:p>
          </table:table-cell>
          <table:table-cell office:value-type="float" office:value="58.8333">
            <text:p>58.8333</text:p>
          </table:table-cell>
          <table:table-cell office:value-type="float" office:value="64.0">
            <text:p>64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8-06T13:00:00">
            <text:p>Sun Aug  6 13:00:00 2023</text:p>
          </table:table-cell>
          <table:table-cell office:value-type="float" office:value="56.22221666666667">
            <text:p>56.22221666666667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38.0">
            <text:p>38.0</text:p>
          </table:table-cell>
          <table:table-cell office:value-type="float" office:value="46.5">
            <text:p>46.5</text:p>
          </table:table-cell>
          <table:table-cell office:value-type="float" office:value="49.8333">
            <text:p>49.8333</text:p>
          </table:table-cell>
          <table:table-cell office:value-type="float" office:value="58.8333">
            <text:p>58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8-06T14:00:00">
            <text:p>Sun Aug  6 14:00:00 2023</text:p>
          </table:table-cell>
          <table:table-cell office:value-type="float" office:value="56.63194166666667">
            <text:p>56.63194166666667</text:p>
          </table:table-cell>
          <table:table-cell office:value-type="float" office:value="20.8333">
            <text:p>20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38.0">
            <text:p>38.0</text:p>
          </table:table-cell>
          <table:table-cell office:value-type="float" office:value="46.5">
            <text:p>46.5</text:p>
          </table:table-cell>
          <table:table-cell office:value-type="float" office:value="49.8333">
            <text:p>49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06T15:00:00">
            <text:p>Sun Aug  6 15:00:00 2023</text:p>
          </table:table-cell>
          <table:table-cell office:value-type="float" office:value="56.923608333333334">
            <text:p>56.923608333333334</text:p>
          </table:table-cell>
          <table:table-cell office:value-type="float" office:value="30.5">
            <text:p>30.5</text:p>
          </table:table-cell>
          <table:table-cell office:value-type="float" office:value="20.8333">
            <text:p>20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38.0">
            <text:p>38.0</text:p>
          </table:table-cell>
          <table:table-cell office:value-type="float" office:value="46.5">
            <text:p>46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06T16:00:00">
            <text:p>Sun Aug  6 16:00:00 2023</text:p>
          </table:table-cell>
          <table:table-cell office:value-type="float" office:value="57.0138875">
            <text:p>57.0138875</text:p>
          </table:table-cell>
          <table:table-cell office:value-type="float" office:value="34.3333">
            <text:p>34.3333</text:p>
          </table:table-cell>
          <table:table-cell office:value-type="float" office:value="30.5">
            <text:p>30.5</text:p>
          </table:table-cell>
          <table:table-cell office:value-type="float" office:value="20.8333">
            <text:p>20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38.0">
            <text:p>38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8-06T17:00:00">
            <text:p>Sun Aug  6 17:00:00 2023</text:p>
          </table:table-cell>
          <table:table-cell office:value-type="float" office:value="56.94444166666667">
            <text:p>56.94444166666667</text:p>
          </table:table-cell>
          <table:table-cell office:value-type="float" office:value="45.3333">
            <text:p>45.3333</text:p>
          </table:table-cell>
          <table:table-cell office:value-type="float" office:value="34.3333">
            <text:p>34.3333</text:p>
          </table:table-cell>
          <table:table-cell office:value-type="float" office:value="30.5">
            <text:p>30.5</text:p>
          </table:table-cell>
          <table:table-cell office:value-type="float" office:value="20.8333">
            <text:p>20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06T18:00:00">
            <text:p>Sun Aug  6 18:00:00 2023</text:p>
          </table:table-cell>
          <table:table-cell office:value-type="float" office:value="56.4791625">
            <text:p>56.4791625</text:p>
          </table:table-cell>
          <table:table-cell office:value-type="float" office:value="56.0">
            <text:p>56.0</text:p>
          </table:table-cell>
          <table:table-cell office:value-type="float" office:value="45.3333">
            <text:p>45.3333</text:p>
          </table:table-cell>
          <table:table-cell office:value-type="float" office:value="34.3333">
            <text:p>34.3333</text:p>
          </table:table-cell>
          <table:table-cell office:value-type="float" office:value="30.5">
            <text:p>30.5</text:p>
          </table:table-cell>
          <table:table-cell office:value-type="float" office:value="20.8333">
            <text:p>20.8333</text:p>
          </table:table-cell>
          <table:table-cell office:value-type="float" office:value="28.1667">
            <text:p>28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8-07T14:00:00">
            <text:p>Mon Aug  7 14:00:00 2023</text:p>
          </table:table-cell>
          <table:table-cell office:value-type="float" office:value="50.423608333333334">
            <text:p>50.423608333333334</text:p>
          </table:table-cell>
          <table:table-cell office:value-type="float" office:value="14.5">
            <text:p>14.5</text:p>
          </table:table-cell>
          <table:table-cell office:value-type="float" office:value="23.6667">
            <text:p>23.6667</text:p>
          </table:table-cell>
          <table:table-cell office:value-type="float" office:value="25.5">
            <text:p>25.5</text:p>
          </table:table-cell>
          <table:table-cell office:value-type="float" office:value="39.0">
            <text:p>39.0</text:p>
          </table:table-cell>
          <table:table-cell office:value-type="float" office:value="38.3333">
            <text:p>38.3333</text:p>
          </table:table-cell>
          <table:table-cell office:value-type="float" office:value="58.3333">
            <text:p>58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07T15:00:00">
            <text:p>Mon Aug  7 15:00:00 2023</text:p>
          </table:table-cell>
          <table:table-cell office:value-type="float" office:value="50.9166625">
            <text:p>50.9166625</text:p>
          </table:table-cell>
          <table:table-cell office:value-type="float" office:value="3.8333">
            <text:p>3.8333</text:p>
          </table:table-cell>
          <table:table-cell office:value-type="float" office:value="14.5">
            <text:p>14.5</text:p>
          </table:table-cell>
          <table:table-cell office:value-type="float" office:value="23.6667">
            <text:p>23.6667</text:p>
          </table:table-cell>
          <table:table-cell office:value-type="float" office:value="25.5">
            <text:p>25.5</text:p>
          </table:table-cell>
          <table:table-cell office:value-type="float" office:value="39.0">
            <text:p>39.0</text:p>
          </table:table-cell>
          <table:table-cell office:value-type="float" office:value="38.3333">
            <text:p>38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8-07T16:00:00">
            <text:p>Mon Aug  7 16:00:00 2023</text:p>
          </table:table-cell>
          <table:table-cell office:value-type="float" office:value="51.47221666666667">
            <text:p>51.47221666666667</text:p>
          </table:table-cell>
          <table:table-cell office:value-type="float" office:value="6.0">
            <text:p>6.0</text:p>
          </table:table-cell>
          <table:table-cell office:value-type="float" office:value="3.8333">
            <text:p>3.8333</text:p>
          </table:table-cell>
          <table:table-cell office:value-type="float" office:value="14.5">
            <text:p>14.5</text:p>
          </table:table-cell>
          <table:table-cell office:value-type="float" office:value="23.6667">
            <text:p>23.6667</text:p>
          </table:table-cell>
          <table:table-cell office:value-type="float" office:value="25.5">
            <text:p>25.5</text:p>
          </table:table-cell>
          <table:table-cell office:value-type="float" office:value="39.0">
            <text:p>39.0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3-08-07T17:00:00">
            <text:p>Mon Aug  7 17:00:00 2023</text:p>
          </table:table-cell>
          <table:table-cell office:value-type="float" office:value="52.26388333333333">
            <text:p>52.26388333333333</text:p>
          </table:table-cell>
          <table:table-cell office:value-type="float" office:value="15.1667">
            <text:p>15.1667</text:p>
          </table:table-cell>
          <table:table-cell office:value-type="float" office:value="6.0">
            <text:p>6.0</text:p>
          </table:table-cell>
          <table:table-cell office:value-type="float" office:value="3.8333">
            <text:p>3.8333</text:p>
          </table:table-cell>
          <table:table-cell office:value-type="float" office:value="14.5">
            <text:p>14.5</text:p>
          </table:table-cell>
          <table:table-cell office:value-type="float" office:value="23.6667">
            <text:p>23.6667</text:p>
          </table:table-cell>
          <table:table-cell office:value-type="float" office:value="25.5">
            <text:p>25.5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8-07T18:00:00">
            <text:p>Mon Aug  7 18:00:00 2023</text:p>
          </table:table-cell>
          <table:table-cell office:value-type="float" office:value="53.68749583333334">
            <text:p>53.68749583333334</text:p>
          </table:table-cell>
          <table:table-cell office:value-type="float" office:value="31.0">
            <text:p>31.0</text:p>
          </table:table-cell>
          <table:table-cell office:value-type="float" office:value="15.1667">
            <text:p>15.1667</text:p>
          </table:table-cell>
          <table:table-cell office:value-type="float" office:value="6.0">
            <text:p>6.0</text:p>
          </table:table-cell>
          <table:table-cell office:value-type="float" office:value="3.8333">
            <text:p>3.8333</text:p>
          </table:table-cell>
          <table:table-cell office:value-type="float" office:value="14.5">
            <text:p>14.5</text:p>
          </table:table-cell>
          <table:table-cell office:value-type="float" office:value="23.6667">
            <text:p>23.6667</text:p>
          </table:table-cell>
          <table:table-cell office:value-type="float" office:value="115.6667">
            <text:p>115.6667</text:p>
          </table:table-cell>
        </table:table-row>
        <table:table-row>
          <table:table-cell table:style-name="pd1" office:value-type="date" office:date-value="2023-08-07T19:00:00">
            <text:p>Mon Aug  7 19:00:00 2023</text:p>
          </table:table-cell>
          <table:table-cell office:value-type="float" office:value="55.38888333333333">
            <text:p>55.38888333333333</text:p>
          </table:table-cell>
          <table:table-cell office:value-type="float" office:value="36.3333">
            <text:p>36.3333</text:p>
          </table:table-cell>
          <table:table-cell office:value-type="float" office:value="31.0">
            <text:p>31.0</text:p>
          </table:table-cell>
          <table:table-cell office:value-type="float" office:value="15.1667">
            <text:p>15.1667</text:p>
          </table:table-cell>
          <table:table-cell office:value-type="float" office:value="6.0">
            <text:p>6.0</text:p>
          </table:table-cell>
          <table:table-cell office:value-type="float" office:value="3.8333">
            <text:p>3.8333</text:p>
          </table:table-cell>
          <table:table-cell office:value-type="float" office:value="14.5">
            <text:p>14.5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3-08-08T14:00:00">
            <text:p>Tue Aug  8 14:00:00 2023</text:p>
          </table:table-cell>
          <table:table-cell office:value-type="float" office:value="61.590275">
            <text:p>61.590275</text:p>
          </table:table-cell>
          <table:table-cell office:value-type="float" office:value="47.8333">
            <text:p>47.8333</text:p>
          </table:table-cell>
          <table:table-cell office:value-type="float" office:value="45.6667">
            <text:p>45.6667</text:p>
          </table:table-cell>
          <table:table-cell office:value-type="float" office:value="44.0">
            <text:p>44.0</text:p>
          </table:table-cell>
          <table:table-cell office:value-type="float" office:value="43.8333">
            <text:p>43.8333</text:p>
          </table:table-cell>
          <table:table-cell office:value-type="float" office:value="37.3333">
            <text:p>37.3333</text:p>
          </table:table-cell>
          <table:table-cell office:value-type="float" office:value="48.0">
            <text:p>48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8-08T15:00:00">
            <text:p>Tue Aug  8 15:00:00 2023</text:p>
          </table:table-cell>
          <table:table-cell office:value-type="float" office:value="63.03472083333333">
            <text:p>63.03472083333333</text:p>
          </table:table-cell>
          <table:table-cell office:value-type="float" office:value="39.6667">
            <text:p>39.6667</text:p>
          </table:table-cell>
          <table:table-cell office:value-type="float" office:value="47.8333">
            <text:p>47.8333</text:p>
          </table:table-cell>
          <table:table-cell office:value-type="float" office:value="45.6667">
            <text:p>45.6667</text:p>
          </table:table-cell>
          <table:table-cell office:value-type="float" office:value="44.0">
            <text:p>44.0</text:p>
          </table:table-cell>
          <table:table-cell office:value-type="float" office:value="43.8333">
            <text:p>43.8333</text:p>
          </table:table-cell>
          <table:table-cell office:value-type="float" office:value="37.3333">
            <text:p>37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8-08T16:00:00">
            <text:p>Tue Aug  8 16:00:00 2023</text:p>
          </table:table-cell>
          <table:table-cell office:value-type="float" office:value="64.36805416666667">
            <text:p>64.36805416666667</text:p>
          </table:table-cell>
          <table:table-cell office:value-type="float" office:value="24.6667">
            <text:p>24.6667</text:p>
          </table:table-cell>
          <table:table-cell office:value-type="float" office:value="39.6667">
            <text:p>39.6667</text:p>
          </table:table-cell>
          <table:table-cell office:value-type="float" office:value="47.8333">
            <text:p>47.8333</text:p>
          </table:table-cell>
          <table:table-cell office:value-type="float" office:value="45.6667">
            <text:p>45.6667</text:p>
          </table:table-cell>
          <table:table-cell office:value-type="float" office:value="44.0">
            <text:p>44.0</text:p>
          </table:table-cell>
          <table:table-cell office:value-type="float" office:value="43.8333">
            <text:p>43.8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8-08T17:00:00">
            <text:p>Tue Aug  8 17:00:00 2023</text:p>
          </table:table-cell>
          <table:table-cell office:value-type="float" office:value="65.0763875">
            <text:p>65.0763875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39.6667">
            <text:p>39.6667</text:p>
          </table:table-cell>
          <table:table-cell office:value-type="float" office:value="47.8333">
            <text:p>47.8333</text:p>
          </table:table-cell>
          <table:table-cell office:value-type="float" office:value="45.6667">
            <text:p>45.6667</text:p>
          </table:table-cell>
          <table:table-cell office:value-type="float" office:value="44.0">
            <text:p>44.0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3-08-08T18:00:00">
            <text:p>Tue Aug  8 18:00:00 2023</text:p>
          </table:table-cell>
          <table:table-cell office:value-type="float" office:value="64.9236125">
            <text:p>64.9236125</text:p>
          </table:table-cell>
          <table:table-cell office:value-type="float" office:value="29.8333">
            <text:p>29.8333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39.6667">
            <text:p>39.6667</text:p>
          </table:table-cell>
          <table:table-cell office:value-type="float" office:value="47.8333">
            <text:p>47.8333</text:p>
          </table:table-cell>
          <table:table-cell office:value-type="float" office:value="45.6667">
            <text:p>45.6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8-08T19:00:00">
            <text:p>Tue Aug  8 19:00:00 2023</text:p>
          </table:table-cell>
          <table:table-cell office:value-type="float" office:value="64.0">
            <text:p>64.0</text:p>
          </table:table-cell>
          <table:table-cell office:value-type="float" office:value="44.6667">
            <text:p>44.6667</text:p>
          </table:table-cell>
          <table:table-cell office:value-type="float" office:value="29.8333">
            <text:p>29.8333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39.6667">
            <text:p>39.6667</text:p>
          </table:table-cell>
          <table:table-cell office:value-type="float" office:value="47.8333">
            <text:p>47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8-09T13:00:00">
            <text:p>Wed Aug  9 13:00:00 2023</text:p>
          </table:table-cell>
          <table:table-cell office:value-type="float" office:value="61.00000416666666">
            <text:p>61.00000416666666</text:p>
          </table:table-cell>
          <table:table-cell office:value-type="float" office:value="47.0">
            <text:p>47.0</text:p>
          </table:table-cell>
          <table:table-cell office:value-type="float" office:value="50.0">
            <text:p>50.0</text:p>
          </table:table-cell>
          <table:table-cell office:value-type="float" office:value="53.1667">
            <text:p>53.1667</text:p>
          </table:table-cell>
          <table:table-cell office:value-type="float" office:value="55.3333">
            <text:p>55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09T14:00:00">
            <text:p>Wed Aug  9 14:00:00 2023</text:p>
          </table:table-cell>
          <table:table-cell office:value-type="float" office:value="60.31944583333333">
            <text:p>60.3194458333333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0.0">
            <text:p>50.0</text:p>
          </table:table-cell>
          <table:table-cell office:value-type="float" office:value="53.1667">
            <text:p>53.1667</text:p>
          </table:table-cell>
          <table:table-cell office:value-type="float" office:value="55.3333">
            <text:p>55.3333</text:p>
          </table:table-cell>
          <table:table-cell office:value-type="float" office:value="49.0">
            <text:p>49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09T15:00:00">
            <text:p>Wed Aug  9 15:00:00 2023</text:p>
          </table:table-cell>
          <table:table-cell office:value-type="float" office:value="59.458333333333336">
            <text:p>59.458333333333336</text:p>
          </table:table-cell>
          <table:table-cell office:value-type="float" office:value="39.1667">
            <text:p>39.1667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0.0">
            <text:p>50.0</text:p>
          </table:table-cell>
          <table:table-cell office:value-type="float" office:value="53.1667">
            <text:p>53.1667</text:p>
          </table:table-cell>
          <table:table-cell office:value-type="float" office:value="55.3333">
            <text:p>55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8-09T16:00:00">
            <text:p>Wed Aug  9 16:00:00 2023</text:p>
          </table:table-cell>
          <table:table-cell office:value-type="float" office:value="58.0138875">
            <text:p>58.0138875</text:p>
          </table:table-cell>
          <table:table-cell office:value-type="float" office:value="37.0">
            <text:p>37.0</text:p>
          </table:table-cell>
          <table:table-cell office:value-type="float" office:value="39.1667">
            <text:p>39.1667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0.0">
            <text:p>50.0</text:p>
          </table:table-cell>
          <table:table-cell office:value-type="float" office:value="53.1667">
            <text:p>53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8-09T17:00:00">
            <text:p>Wed Aug  9 17:00:00 2023</text:p>
          </table:table-cell>
          <table:table-cell office:value-type="float" office:value="56.40972083333333">
            <text:p>56.40972083333333</text:p>
          </table:table-cell>
          <table:table-cell office:value-type="float" office:value="37.1667">
            <text:p>37.1667</text:p>
          </table:table-cell>
          <table:table-cell office:value-type="float" office:value="37.0">
            <text:p>37.0</text:p>
          </table:table-cell>
          <table:table-cell office:value-type="float" office:value="39.1667">
            <text:p>39.1667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0.0">
            <text:p>50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8-09T18:00:00">
            <text:p>Wed Aug  9 18:00:00 2023</text:p>
          </table:table-cell>
          <table:table-cell office:value-type="float" office:value="55.50694166666667">
            <text:p>55.50694166666667</text:p>
          </table:table-cell>
          <table:table-cell office:value-type="float" office:value="39.8333">
            <text:p>39.8333</text:p>
          </table:table-cell>
          <table:table-cell office:value-type="float" office:value="37.1667">
            <text:p>37.1667</text:p>
          </table:table-cell>
          <table:table-cell office:value-type="float" office:value="37.0">
            <text:p>37.0</text:p>
          </table:table-cell>
          <table:table-cell office:value-type="float" office:value="39.1667">
            <text:p>39.1667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09T19:00:00">
            <text:p>Wed Aug  9 19:00:00 2023</text:p>
          </table:table-cell>
          <table:table-cell office:value-type="float" office:value="54.798608333333334">
            <text:p>54.798608333333334</text:p>
          </table:table-cell>
          <table:table-cell office:value-type="float" office:value="48.3333">
            <text:p>48.3333</text:p>
          </table:table-cell>
          <table:table-cell office:value-type="float" office:value="39.8333">
            <text:p>39.8333</text:p>
          </table:table-cell>
          <table:table-cell office:value-type="float" office:value="37.1667">
            <text:p>37.1667</text:p>
          </table:table-cell>
          <table:table-cell office:value-type="float" office:value="37.0">
            <text:p>37.0</text:p>
          </table:table-cell>
          <table:table-cell office:value-type="float" office:value="39.1667">
            <text:p>39.1667</text:p>
          </table:table-cell>
          <table:table-cell office:value-type="float" office:value="45.0">
            <text:p>45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8-09T20:00:00">
            <text:p>Wed Aug  9 20:00:00 2023</text:p>
          </table:table-cell>
          <table:table-cell office:value-type="float" office:value="54.173608333333334">
            <text:p>54.173608333333334</text:p>
          </table:table-cell>
          <table:table-cell office:value-type="float" office:value="55.5">
            <text:p>55.5</text:p>
          </table:table-cell>
          <table:table-cell office:value-type="float" office:value="48.3333">
            <text:p>48.3333</text:p>
          </table:table-cell>
          <table:table-cell office:value-type="float" office:value="39.8333">
            <text:p>39.8333</text:p>
          </table:table-cell>
          <table:table-cell office:value-type="float" office:value="37.1667">
            <text:p>37.1667</text:p>
          </table:table-cell>
          <table:table-cell office:value-type="float" office:value="37.0">
            <text:p>37.0</text:p>
          </table:table-cell>
          <table:table-cell office:value-type="float" office:value="39.1667">
            <text:p>39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8-10T13:00:00">
            <text:p>Thu Aug 10 13:00:00 2023</text:p>
          </table:table-cell>
          <table:table-cell office:value-type="float" office:value="41.743050000000004">
            <text:p>41.743050000000004</text:p>
          </table:table-cell>
          <table:table-cell office:value-type="float" office:value="25.8333">
            <text:p>25.8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  <table:table-cell office:value-type="float" office:value="29.6667">
            <text:p>29.6667</text:p>
          </table:table-cell>
          <table:table-cell office:value-type="float" office:value="31.6667">
            <text:p>31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8-10T14:00:00">
            <text:p>Thu Aug 10 14:00:00 2023</text:p>
          </table:table-cell>
          <table:table-cell office:value-type="float" office:value="42.26388333333333">
            <text:p>42.26388333333333</text:p>
          </table:table-cell>
          <table:table-cell office:value-type="float" office:value="20.0">
            <text:p>20.0</text:p>
          </table:table-cell>
          <table:table-cell office:value-type="float" office:value="25.8333">
            <text:p>25.8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  <table:table-cell office:value-type="float" office:value="29.6667">
            <text:p>29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8-10T15:00:00">
            <text:p>Thu Aug 10 15:00:00 2023</text:p>
          </table:table-cell>
          <table:table-cell office:value-type="float" office:value="43.25694166666667">
            <text:p>43.25694166666667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25.8333">
            <text:p>25.8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8-10T16:00:00">
            <text:p>Thu Aug 10 16:00:00 2023</text:p>
          </table:table-cell>
          <table:table-cell office:value-type="float" office:value="44.12499583333334">
            <text:p>44.12499583333334</text:p>
          </table:table-cell>
          <table:table-cell office:value-type="float" office:value="11.3333">
            <text:p>11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25.8333">
            <text:p>25.8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8-10T17:00:00">
            <text:p>Thu Aug 10 17:00:00 2023</text:p>
          </table:table-cell>
          <table:table-cell office:value-type="float" office:value="45.24305416666667">
            <text:p>45.24305416666667</text:p>
          </table:table-cell>
          <table:table-cell office:value-type="float" office:value="14.1667">
            <text:p>14.1667</text:p>
          </table:table-cell>
          <table:table-cell office:value-type="float" office:value="11.3333">
            <text:p>11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25.8333">
            <text:p>25.8333</text:p>
          </table:table-cell>
          <table:table-cell office:value-type="float" office:value="33.6667">
            <text:p>33.6667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8-10T18:00:00">
            <text:p>Thu Aug 10 18:00:00 2023</text:p>
          </table:table-cell>
          <table:table-cell office:value-type="float" office:value="46.923608333333334">
            <text:p>46.923608333333334</text:p>
          </table:table-cell>
          <table:table-cell office:value-type="float" office:value="24.1667">
            <text:p>24.1667</text:p>
          </table:table-cell>
          <table:table-cell office:value-type="float" office:value="14.1667">
            <text:p>14.1667</text:p>
          </table:table-cell>
          <table:table-cell office:value-type="float" office:value="11.3333">
            <text:p>11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25.8333">
            <text:p>25.8333</text:p>
          </table:table-cell>
          <table:table-cell office:value-type="float" office:value="109.8333">
            <text:p>109.8333</text:p>
          </table:table-cell>
        </table:table-row>
        <table:table-row>
          <table:table-cell table:style-name="pd1" office:value-type="date" office:date-value="2023-08-11T14:00:00">
            <text:p>Fri Aug 11 14:00:00 2023</text:p>
          </table:table-cell>
          <table:table-cell office:value-type="float" office:value="51.81944166666667">
            <text:p>51.81944166666667</text:p>
          </table:table-cell>
          <table:table-cell office:value-type="float" office:value="18.1667">
            <text:p>18.1667</text:p>
          </table:table-cell>
          <table:table-cell office:value-type="float" office:value="25.8333">
            <text:p>25.8333</text:p>
          </table:table-cell>
          <table:table-cell office:value-type="float" office:value="22.5">
            <text:p>22.5</text:p>
          </table:table-cell>
          <table:table-cell office:value-type="float" office:value="25.5">
            <text:p>25.5</text:p>
          </table:table-cell>
          <table:table-cell office:value-type="float" office:value="15.3333">
            <text:p>15.3333</text:p>
          </table:table-cell>
          <table:table-cell office:value-type="float" office:value="25.5">
            <text:p>25.5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3-08-11T15:00:00">
            <text:p>Fri Aug 11 15:00:00 2023</text:p>
          </table:table-cell>
          <table:table-cell office:value-type="float" office:value="54.2013875">
            <text:p>54.2013875</text:p>
          </table:table-cell>
          <table:table-cell office:value-type="float" office:value="10.8333">
            <text:p>10.8333</text:p>
          </table:table-cell>
          <table:table-cell office:value-type="float" office:value="18.1667">
            <text:p>18.1667</text:p>
          </table:table-cell>
          <table:table-cell office:value-type="float" office:value="25.8333">
            <text:p>25.8333</text:p>
          </table:table-cell>
          <table:table-cell office:value-type="float" office:value="22.5">
            <text:p>22.5</text:p>
          </table:table-cell>
          <table:table-cell office:value-type="float" office:value="25.5">
            <text:p>25.5</text:p>
          </table:table-cell>
          <table:table-cell office:value-type="float" office:value="15.3333">
            <text:p>15.3333</text:p>
          </table:table-cell>
          <table:table-cell office:value-type="float" office:value="115.5">
            <text:p>115.5</text:p>
          </table:table-cell>
        </table:table-row>
        <table:table-row>
          <table:table-cell table:style-name="pd1" office:value-type="date" office:date-value="2023-08-11T16:00:00">
            <text:p>Fri Aug 11 16:00:00 2023</text:p>
          </table:table-cell>
          <table:table-cell office:value-type="float" office:value="57.34722083333333">
            <text:p>57.34722083333333</text:p>
          </table:table-cell>
          <table:table-cell office:value-type="float" office:value="1.6667">
            <text:p>1.6667</text:p>
          </table:table-cell>
          <table:table-cell office:value-type="float" office:value="10.8333">
            <text:p>10.8333</text:p>
          </table:table-cell>
          <table:table-cell office:value-type="float" office:value="18.1667">
            <text:p>18.1667</text:p>
          </table:table-cell>
          <table:table-cell office:value-type="float" office:value="25.8333">
            <text:p>25.8333</text:p>
          </table:table-cell>
          <table:table-cell office:value-type="float" office:value="22.5">
            <text:p>22.5</text:p>
          </table:table-cell>
          <table:table-cell office:value-type="float" office:value="25.5">
            <text:p>25.5</text:p>
          </table:table-cell>
          <table:table-cell office:value-type="float" office:value="144.3333">
            <text:p>144.3333</text:p>
          </table:table-cell>
        </table:table-row>
        <table:table-row>
          <table:table-cell table:style-name="pd1" office:value-type="date" office:date-value="2023-08-11T17:00:00">
            <text:p>Fri Aug 11 17:00:00 2023</text:p>
          </table:table-cell>
          <table:table-cell office:value-type="float" office:value="60.340275">
            <text:p>60.340275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0.8333">
            <text:p>10.8333</text:p>
          </table:table-cell>
          <table:table-cell office:value-type="float" office:value="18.1667">
            <text:p>18.1667</text:p>
          </table:table-cell>
          <table:table-cell office:value-type="float" office:value="25.8333">
            <text:p>25.8333</text:p>
          </table:table-cell>
          <table:table-cell office:value-type="float" office:value="22.5">
            <text:p>22.5</text:p>
          </table:table-cell>
          <table:table-cell office:value-type="float" office:value="157.0">
            <text:p>157.0</text:p>
          </table:table-cell>
        </table:table-row>
        <table:table-row>
          <table:table-cell table:style-name="pd1" office:value-type="date" office:date-value="2023-08-11T18:00:00">
            <text:p>Fri Aug 11 18:00:00 2023</text:p>
          </table:table-cell>
          <table:table-cell office:value-type="float" office:value="62.18055416666667">
            <text:p>62.18055416666667</text:p>
          </table:table-cell>
          <table:table-cell office:value-type="float" office:value="16.5">
            <text:p>16.5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0.8333">
            <text:p>10.8333</text:p>
          </table:table-cell>
          <table:table-cell office:value-type="float" office:value="18.1667">
            <text:p>18.1667</text:p>
          </table:table-cell>
          <table:table-cell office:value-type="float" office:value="25.8333">
            <text:p>25.8333</text:p>
          </table:table-cell>
          <table:table-cell office:value-type="float" office:value="131.5">
            <text:p>131.5</text:p>
          </table:table-cell>
        </table:table-row>
        <table:table-row>
          <table:table-cell table:style-name="pd1" office:value-type="date" office:date-value="2023-08-12T12:00:00">
            <text:p>Sat Aug 12 12:00:00 2023</text:p>
          </table:table-cell>
          <table:table-cell office:value-type="float" office:value="63.23610416666667">
            <text:p>63.23610416666667</text:p>
          </table:table-cell>
          <table:table-cell office:value-type="float" office:value="28.3333">
            <text:p>28.3333</text:p>
          </table:table-cell>
          <table:table-cell office:value-type="float" office:value="36.6667">
            <text:p>36.6667</text:p>
          </table:table-cell>
          <table:table-cell office:value-type="float" office:value="33.0">
            <text:p>33.0</text:p>
          </table:table-cell>
          <table:table-cell office:value-type="float" office:value="37.6667">
            <text:p>37.6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12T13:00:00">
            <text:p>Sat Aug 12 13:00:00 2023</text:p>
          </table:table-cell>
          <table:table-cell office:value-type="float" office:value="62.60415833333334">
            <text:p>62.60415833333334</text:p>
          </table:table-cell>
          <table:table-cell office:value-type="float" office:value="7.8333">
            <text:p>7.8333</text:p>
          </table:table-cell>
          <table:table-cell office:value-type="float" office:value="28.3333">
            <text:p>28.3333</text:p>
          </table:table-cell>
          <table:table-cell office:value-type="float" office:value="36.6667">
            <text:p>36.6667</text:p>
          </table:table-cell>
          <table:table-cell office:value-type="float" office:value="33.0">
            <text:p>33.0</text:p>
          </table:table-cell>
          <table:table-cell office:value-type="float" office:value="37.6667">
            <text:p>37.6667</text:p>
          </table:table-cell>
          <table:table-cell office:value-type="float" office:value="44.6667">
            <text:p>44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12T14:00:00">
            <text:p>Sat Aug 12 14:00:00 2023</text:p>
          </table:table-cell>
          <table:table-cell office:value-type="float" office:value="61.41665833333334">
            <text:p>61.41665833333334</text:p>
          </table:table-cell>
          <table:table-cell office:value-type="float" office:value="2.8333">
            <text:p>2.8333</text:p>
          </table:table-cell>
          <table:table-cell office:value-type="float" office:value="7.8333">
            <text:p>7.8333</text:p>
          </table:table-cell>
          <table:table-cell office:value-type="float" office:value="28.3333">
            <text:p>28.3333</text:p>
          </table:table-cell>
          <table:table-cell office:value-type="float" office:value="36.6667">
            <text:p>36.6667</text:p>
          </table:table-cell>
          <table:table-cell office:value-type="float" office:value="33.0">
            <text:p>33.0</text:p>
          </table:table-cell>
          <table:table-cell office:value-type="float" office:value="37.6667">
            <text:p>37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12T15:00:00">
            <text:p>Sat Aug 12 15:00:00 2023</text:p>
          </table:table-cell>
          <table:table-cell office:value-type="float" office:value="59.85415833333334">
            <text:p>59.85415833333334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7.8333">
            <text:p>7.8333</text:p>
          </table:table-cell>
          <table:table-cell office:value-type="float" office:value="28.3333">
            <text:p>28.3333</text:p>
          </table:table-cell>
          <table:table-cell office:value-type="float" office:value="36.6667">
            <text:p>36.6667</text:p>
          </table:table-cell>
          <table:table-cell office:value-type="float" office:value="33.0">
            <text:p>33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8-12T16:00:00">
            <text:p>Sat Aug 12 16:00:00 2023</text:p>
          </table:table-cell>
          <table:table-cell office:value-type="float" office:value="57.42360416666666">
            <text:p>57.42360416666666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7.8333">
            <text:p>7.8333</text:p>
          </table:table-cell>
          <table:table-cell office:value-type="float" office:value="28.3333">
            <text:p>28.3333</text:p>
          </table:table-cell>
          <table:table-cell office:value-type="float" office:value="36.6667">
            <text:p>36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8-12T17:00:00">
            <text:p>Sat Aug 12 17:00:00 2023</text:p>
          </table:table-cell>
          <table:table-cell office:value-type="float" office:value="54.50693749999999">
            <text:p>54.50693749999999</text:p>
          </table:table-cell>
          <table:table-cell office:value-type="float" office:value="23.8333">
            <text:p>23.8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7.8333">
            <text:p>7.8333</text:p>
          </table:table-cell>
          <table:table-cell office:value-type="float" office:value="28.3333">
            <text:p>28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12T18:00:00">
            <text:p>Sat Aug 12 18:00:00 2023</text:p>
          </table:table-cell>
          <table:table-cell office:value-type="float" office:value="52.53471666666667">
            <text:p>52.53471666666667</text:p>
          </table:table-cell>
          <table:table-cell office:value-type="float" office:value="49.0">
            <text:p>49.0</text:p>
          </table:table-cell>
          <table:table-cell office:value-type="float" office:value="23.8333">
            <text:p>23.8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7.8333">
            <text:p>7.8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8-13T11:00:00">
            <text:p>Sun Aug 13 11:00:00 2023</text:p>
          </table:table-cell>
          <table:table-cell office:value-type="float" office:value="46.4375">
            <text:p>46.4375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13T12:00:00">
            <text:p>Sun Aug 13 12:00:00 2023</text:p>
          </table:table-cell>
          <table:table-cell office:value-type="float" office:value="46.076391666666666">
            <text:p>46.076391666666666</text:p>
          </table:table-cell>
          <table:table-cell office:value-type="float" office:value="21.8333">
            <text:p>21.8333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13T13:00:00">
            <text:p>Sun Aug 13 13:00:00 2023</text:p>
          </table:table-cell>
          <table:table-cell office:value-type="float" office:value="45.5486125">
            <text:p>45.5486125</text:p>
          </table:table-cell>
          <table:table-cell office:value-type="float" office:value="23.5">
            <text:p>23.5</text:p>
          </table:table-cell>
          <table:table-cell office:value-type="float" office:value="21.8333">
            <text:p>21.8333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8-13T14:00:00">
            <text:p>Sun Aug 13 14:00:00 2023</text:p>
          </table:table-cell>
          <table:table-cell office:value-type="float" office:value="45.229166666666664">
            <text:p>45.229166666666664</text:p>
          </table:table-cell>
          <table:table-cell office:value-type="float" office:value="18.3333">
            <text:p>18.3333</text:p>
          </table:table-cell>
          <table:table-cell office:value-type="float" office:value="23.5">
            <text:p>23.5</text:p>
          </table:table-cell>
          <table:table-cell office:value-type="float" office:value="21.8333">
            <text:p>21.8333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13T15:00:00">
            <text:p>Sun Aug 13 15:00:00 2023</text:p>
          </table:table-cell>
          <table:table-cell office:value-type="float" office:value="44.52777916666667">
            <text:p>44.52777916666667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23.5">
            <text:p>23.5</text:p>
          </table:table-cell>
          <table:table-cell office:value-type="float" office:value="21.8333">
            <text:p>21.8333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8-13T16:00:00">
            <text:p>Sun Aug 13 16:00:00 2023</text:p>
          </table:table-cell>
          <table:table-cell office:value-type="float" office:value="43.5486125">
            <text:p>43.5486125</text:p>
          </table:table-cell>
          <table:table-cell office:value-type="float" office:value="20.5">
            <text:p>20.5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23.5">
            <text:p>23.5</text:p>
          </table:table-cell>
          <table:table-cell office:value-type="float" office:value="21.8333">
            <text:p>21.8333</text:p>
          </table:table-cell>
          <table:table-cell office:value-type="float" office:value="25.8333">
            <text:p>25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8-13T17:00:00">
            <text:p>Sun Aug 13 17:00:00 2023</text:p>
          </table:table-cell>
          <table:table-cell office:value-type="float" office:value="43.02777916666667">
            <text:p>43.02777916666667</text:p>
          </table:table-cell>
          <table:table-cell office:value-type="float" office:value="25.5">
            <text:p>25.5</text:p>
          </table:table-cell>
          <table:table-cell office:value-type="float" office:value="20.5">
            <text:p>20.5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23.5">
            <text:p>23.5</text:p>
          </table:table-cell>
          <table:table-cell office:value-type="float" office:value="21.8333">
            <text:p>21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8-14T14:00:00">
            <text:p>Mon Aug 14 14:00:00 2023</text:p>
          </table:table-cell>
          <table:table-cell office:value-type="float" office:value="55.979166666666664">
            <text:p>55.979166666666664</text:p>
          </table:table-cell>
          <table:table-cell office:value-type="float" office:value="25.3333">
            <text:p>25.3333</text:p>
          </table:table-cell>
          <table:table-cell office:value-type="float" office:value="42.6667">
            <text:p>42.6667</text:p>
          </table:table-cell>
          <table:table-cell office:value-type="float" office:value="38.8333">
            <text:p>38.8333</text:p>
          </table:table-cell>
          <table:table-cell office:value-type="float" office:value="45.3333">
            <text:p>45.3333</text:p>
          </table:table-cell>
          <table:table-cell office:value-type="float" office:value="47.1667">
            <text:p>47.1667</text:p>
          </table:table-cell>
          <table:table-cell office:value-type="float" office:value="47.1667">
            <text:p>47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8-14T15:00:00">
            <text:p>Mon Aug 14 15:00:00 2023</text:p>
          </table:table-cell>
          <table:table-cell office:value-type="float" office:value="56.673608333333334">
            <text:p>56.673608333333334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  <table:table-cell office:value-type="float" office:value="42.6667">
            <text:p>42.6667</text:p>
          </table:table-cell>
          <table:table-cell office:value-type="float" office:value="38.8333">
            <text:p>38.8333</text:p>
          </table:table-cell>
          <table:table-cell office:value-type="float" office:value="45.3333">
            <text:p>45.3333</text:p>
          </table:table-cell>
          <table:table-cell office:value-type="float" office:value="47.1667">
            <text:p>47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14T16:00:00">
            <text:p>Mon Aug 14 16:00:00 2023</text:p>
          </table:table-cell>
          <table:table-cell office:value-type="float" office:value="57.361108333333334">
            <text:p>57.361108333333334</text:p>
          </table:table-cell>
          <table:table-cell office:value-type="float" office:value="17.5">
            <text:p>17.5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  <table:table-cell office:value-type="float" office:value="42.6667">
            <text:p>42.6667</text:p>
          </table:table-cell>
          <table:table-cell office:value-type="float" office:value="38.8333">
            <text:p>38.8333</text:p>
          </table:table-cell>
          <table:table-cell office:value-type="float" office:value="45.3333">
            <text:p>45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14T17:00:00">
            <text:p>Mon Aug 14 17:00:00 2023</text:p>
          </table:table-cell>
          <table:table-cell office:value-type="float" office:value="57.798608333333334">
            <text:p>57.798608333333334</text:p>
          </table:table-cell>
          <table:table-cell office:value-type="float" office:value="38.1667">
            <text:p>38.1667</text:p>
          </table:table-cell>
          <table:table-cell office:value-type="float" office:value="17.5">
            <text:p>17.5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  <table:table-cell office:value-type="float" office:value="42.6667">
            <text:p>42.6667</text:p>
          </table:table-cell>
          <table:table-cell office:value-type="float" office:value="38.8333">
            <text:p>38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8-14T18:00:00">
            <text:p>Mon Aug 14 18:00:00 2023</text:p>
          </table:table-cell>
          <table:table-cell office:value-type="float" office:value="57.902775">
            <text:p>57.902775</text:p>
          </table:table-cell>
          <table:table-cell office:value-type="float" office:value="46.8333">
            <text:p>46.8333</text:p>
          </table:table-cell>
          <table:table-cell office:value-type="float" office:value="38.1667">
            <text:p>38.1667</text:p>
          </table:table-cell>
          <table:table-cell office:value-type="float" office:value="17.5">
            <text:p>17.5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  <table:table-cell office:value-type="float" office:value="42.6667">
            <text:p>42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8-14T19:00:00">
            <text:p>Mon Aug 14 19:00:00 2023</text:p>
          </table:table-cell>
          <table:table-cell office:value-type="float" office:value="57.548608333333334">
            <text:p>57.548608333333334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38.1667">
            <text:p>38.1667</text:p>
          </table:table-cell>
          <table:table-cell office:value-type="float" office:value="17.5">
            <text:p>17.5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8-15T13:00:00">
            <text:p>Tue Aug 15 13:00:00 2023</text:p>
          </table:table-cell>
          <table:table-cell office:value-type="float" office:value="60.291666666666664">
            <text:p>60.291666666666664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47.0">
            <text:p>47.0</text:p>
          </table:table-cell>
          <table:table-cell office:value-type="float" office:value="49.5">
            <text:p>49.5</text:p>
          </table:table-cell>
          <table:table-cell office:value-type="float" office:value="50.1667">
            <text:p>50.1667</text:p>
          </table:table-cell>
          <table:table-cell office:value-type="float" office:value="51.1667">
            <text:p>51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8-15T14:00:00">
            <text:p>Tue Aug 15 14:00:00 2023</text:p>
          </table:table-cell>
          <table:table-cell office:value-type="float" office:value="60.3125">
            <text:p>60.3125</text:p>
          </table:table-cell>
          <table:table-cell office:value-type="float" office:value="44.1667">
            <text:p>44.1667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47.0">
            <text:p>47.0</text:p>
          </table:table-cell>
          <table:table-cell office:value-type="float" office:value="49.5">
            <text:p>49.5</text:p>
          </table:table-cell>
          <table:table-cell office:value-type="float" office:value="50.1667">
            <text:p>50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8-15T15:00:00">
            <text:p>Tue Aug 15 15:00:00 2023</text:p>
          </table:table-cell>
          <table:table-cell office:value-type="float" office:value="60.472225">
            <text:p>60.472225</text:p>
          </table:table-cell>
          <table:table-cell office:value-type="float" office:value="40.3333">
            <text:p>40.3333</text:p>
          </table:table-cell>
          <table:table-cell office:value-type="float" office:value="44.1667">
            <text:p>44.1667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47.0">
            <text:p>47.0</text:p>
          </table:table-cell>
          <table:table-cell office:value-type="float" office:value="49.5">
            <text:p>49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8-15T16:00:00">
            <text:p>Tue Aug 15 16:00:00 2023</text:p>
          </table:table-cell>
          <table:table-cell office:value-type="float" office:value="60.784725">
            <text:p>60.784725</text:p>
          </table:table-cell>
          <table:table-cell office:value-type="float" office:value="30.6667">
            <text:p>30.6667</text:p>
          </table:table-cell>
          <table:table-cell office:value-type="float" office:value="40.3333">
            <text:p>40.3333</text:p>
          </table:table-cell>
          <table:table-cell office:value-type="float" office:value="44.1667">
            <text:p>44.1667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47.0">
            <text:p>47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15T17:00:00">
            <text:p>Tue Aug 15 17:00:00 2023</text:p>
          </table:table-cell>
          <table:table-cell office:value-type="float" office:value="61.222225">
            <text:p>61.222225</text:p>
          </table:table-cell>
          <table:table-cell office:value-type="float" office:value="35.3333">
            <text:p>35.3333</text:p>
          </table:table-cell>
          <table:table-cell office:value-type="float" office:value="30.6667">
            <text:p>30.6667</text:p>
          </table:table-cell>
          <table:table-cell office:value-type="float" office:value="40.3333">
            <text:p>40.3333</text:p>
          </table:table-cell>
          <table:table-cell office:value-type="float" office:value="44.1667">
            <text:p>44.1667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8-16T14:00:00">
            <text:p>Wed Aug 16 14:00:00 2023</text:p>
          </table:table-cell>
          <table:table-cell office:value-type="float" office:value="53.479170833333335">
            <text:p>53.479170833333335</text:p>
          </table:table-cell>
          <table:table-cell office:value-type="float" office:value="23.0">
            <text:p>23.0</text:p>
          </table:table-cell>
          <table:table-cell office:value-type="float" office:value="36.5">
            <text:p>36.5</text:p>
          </table:table-cell>
          <table:table-cell office:value-type="float" office:value="40.1667">
            <text:p>40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45.0">
            <text:p>45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16T15:00:00">
            <text:p>Wed Aug 16 15:00:00 2023</text:p>
          </table:table-cell>
          <table:table-cell office:value-type="float" office:value="52.576391666666666">
            <text:p>52.576391666666666</text:p>
          </table:table-cell>
          <table:table-cell office:value-type="float" office:value="4.3333">
            <text:p>4.3333</text:p>
          </table:table-cell>
          <table:table-cell office:value-type="float" office:value="23.0">
            <text:p>23.0</text:p>
          </table:table-cell>
          <table:table-cell office:value-type="float" office:value="36.5">
            <text:p>36.5</text:p>
          </table:table-cell>
          <table:table-cell office:value-type="float" office:value="40.1667">
            <text:p>40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16T16:00:00">
            <text:p>Wed Aug 16 16:00:00 2023</text:p>
          </table:table-cell>
          <table:table-cell office:value-type="float" office:value="51.71527916666667">
            <text:p>51.71527916666667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23.0">
            <text:p>23.0</text:p>
          </table:table-cell>
          <table:table-cell office:value-type="float" office:value="36.5">
            <text:p>36.5</text:p>
          </table:table-cell>
          <table:table-cell office:value-type="float" office:value="40.1667">
            <text:p>40.1667</text:p>
          </table:table-cell>
          <table:table-cell office:value-type="float" office:value="45.1667">
            <text:p>45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8-16T17:00:00">
            <text:p>Wed Aug 16 17:00:00 2023</text:p>
          </table:table-cell>
          <table:table-cell office:value-type="float" office:value="50.81944583333333">
            <text:p>50.81944583333333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23.0">
            <text:p>23.0</text:p>
          </table:table-cell>
          <table:table-cell office:value-type="float" office:value="36.5">
            <text:p>36.5</text:p>
          </table:table-cell>
          <table:table-cell office:value-type="float" office:value="40.1667">
            <text:p>40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8-16T18:00:00">
            <text:p>Wed Aug 16 18:00:00 2023</text:p>
          </table:table-cell>
          <table:table-cell office:value-type="float" office:value="50.1458375">
            <text:p>50.1458375</text:p>
          </table:table-cell>
          <table:table-cell office:value-type="float" office:value="33.6667">
            <text:p>33.6667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23.0">
            <text:p>23.0</text:p>
          </table:table-cell>
          <table:table-cell office:value-type="float" office:value="36.5">
            <text:p>36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8-16T19:00:00">
            <text:p>Wed Aug 16 19:00:00 2023</text:p>
          </table:table-cell>
          <table:table-cell office:value-type="float" office:value="49.3055625">
            <text:p>49.3055625</text:p>
          </table:table-cell>
          <table:table-cell office:value-type="float" office:value="37.6667">
            <text:p>37.6667</text:p>
          </table:table-cell>
          <table:table-cell office:value-type="float" office:value="33.6667">
            <text:p>33.6667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23.0">
            <text:p>23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17T14:00:00">
            <text:p>Thu Aug 17 14:00:00 2023</text:p>
          </table:table-cell>
          <table:table-cell office:value-type="float" office:value="48.75694583333333">
            <text:p>48.75694583333333</text:p>
          </table:table-cell>
          <table:table-cell office:value-type="float" office:value="22.1667">
            <text:p>22.1667</text:p>
          </table:table-cell>
          <table:table-cell office:value-type="float" office:value="26.1667">
            <text:p>26.1667</text:p>
          </table:table-cell>
          <table:table-cell office:value-type="float" office:value="37.3333">
            <text:p>37.3333</text:p>
          </table:table-cell>
          <table:table-cell office:value-type="float" office:value="39.3333">
            <text:p>39.3333</text:p>
          </table:table-cell>
          <table:table-cell office:value-type="float" office:value="48.8333">
            <text:p>48.8333</text:p>
          </table:table-cell>
          <table:table-cell office:value-type="float" office:value="52.0">
            <text:p>52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17T15:00:00">
            <text:p>Thu Aug 17 15:00:00 2023</text:p>
          </table:table-cell>
          <table:table-cell office:value-type="float" office:value="49.326391666666666">
            <text:p>49.326391666666666</text:p>
          </table:table-cell>
          <table:table-cell office:value-type="float" office:value="13.6667">
            <text:p>13.6667</text:p>
          </table:table-cell>
          <table:table-cell office:value-type="float" office:value="22.1667">
            <text:p>22.1667</text:p>
          </table:table-cell>
          <table:table-cell office:value-type="float" office:value="26.1667">
            <text:p>26.1667</text:p>
          </table:table-cell>
          <table:table-cell office:value-type="float" office:value="37.3333">
            <text:p>37.3333</text:p>
          </table:table-cell>
          <table:table-cell office:value-type="float" office:value="39.3333">
            <text:p>39.3333</text:p>
          </table:table-cell>
          <table:table-cell office:value-type="float" office:value="48.8333">
            <text:p>48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8-17T16:00:00">
            <text:p>Thu Aug 17 16:00:00 2023</text:p>
          </table:table-cell>
          <table:table-cell office:value-type="float" office:value="49.972225">
            <text:p>49.972225</text:p>
          </table:table-cell>
          <table:table-cell office:value-type="float" office:value="17.1667">
            <text:p>17.1667</text:p>
          </table:table-cell>
          <table:table-cell office:value-type="float" office:value="13.6667">
            <text:p>13.6667</text:p>
          </table:table-cell>
          <table:table-cell office:value-type="float" office:value="22.1667">
            <text:p>22.1667</text:p>
          </table:table-cell>
          <table:table-cell office:value-type="float" office:value="26.1667">
            <text:p>26.1667</text:p>
          </table:table-cell>
          <table:table-cell office:value-type="float" office:value="37.3333">
            <text:p>37.3333</text:p>
          </table:table-cell>
          <table:table-cell office:value-type="float" office:value="39.3333">
            <text:p>39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17T17:00:00">
            <text:p>Thu Aug 17 17:00:00 2023</text:p>
          </table:table-cell>
          <table:table-cell office:value-type="float" office:value="50.49305833333333">
            <text:p>50.49305833333333</text:p>
          </table:table-cell>
          <table:table-cell office:value-type="float" office:value="30.3333">
            <text:p>30.3333</text:p>
          </table:table-cell>
          <table:table-cell office:value-type="float" office:value="17.1667">
            <text:p>17.1667</text:p>
          </table:table-cell>
          <table:table-cell office:value-type="float" office:value="13.6667">
            <text:p>13.6667</text:p>
          </table:table-cell>
          <table:table-cell office:value-type="float" office:value="22.1667">
            <text:p>22.1667</text:p>
          </table:table-cell>
          <table:table-cell office:value-type="float" office:value="26.1667">
            <text:p>26.1667</text:p>
          </table:table-cell>
          <table:table-cell office:value-type="float" office:value="37.3333">
            <text:p>37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18T14:00:00">
            <text:p>Fri Aug 18 14:00:00 2023</text:p>
          </table:table-cell>
          <table:table-cell office:value-type="float" office:value="57.40972083333333">
            <text:p>57.40972083333333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8-18T15:00:00">
            <text:p>Fri Aug 18 15:00:00 2023</text:p>
          </table:table-cell>
          <table:table-cell office:value-type="float" office:value="57.652775">
            <text:p>57.652775</text:p>
          </table:table-cell>
          <table:table-cell office:value-type="float" office:value="16.8333">
            <text:p>16.8333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1.5">
            <text:p>51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8-18T16:00:00">
            <text:p>Fri Aug 18 16:00:00 2023</text:p>
          </table:table-cell>
          <table:table-cell office:value-type="float" office:value="57.7638875">
            <text:p>57.7638875</text:p>
          </table:table-cell>
          <table:table-cell office:value-type="float" office:value="21.1667">
            <text:p>21.1667</text:p>
          </table:table-cell>
          <table:table-cell office:value-type="float" office:value="16.8333">
            <text:p>16.8333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8-18T17:00:00">
            <text:p>Fri Aug 18 17:00:00 2023</text:p>
          </table:table-cell>
          <table:table-cell office:value-type="float" office:value="57.8125">
            <text:p>57.8125</text:p>
          </table:table-cell>
          <table:table-cell office:value-type="float" office:value="39.8333">
            <text:p>39.8333</text:p>
          </table:table-cell>
          <table:table-cell office:value-type="float" office:value="21.1667">
            <text:p>21.1667</text:p>
          </table:table-cell>
          <table:table-cell office:value-type="float" office:value="16.8333">
            <text:p>16.8333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45.1667">
            <text:p>45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8-18T18:00:00">
            <text:p>Fri Aug 18 18:00:00 2023</text:p>
          </table:table-cell>
          <table:table-cell office:value-type="float" office:value="57.791666666666664">
            <text:p>57.791666666666664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21.1667">
            <text:p>21.1667</text:p>
          </table:table-cell>
          <table:table-cell office:value-type="float" office:value="16.8333">
            <text:p>16.8333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8-19T13:00:00">
            <text:p>Sat Aug 19 13:00:00 2023</text:p>
          </table:table-cell>
          <table:table-cell office:value-type="float" office:value="50.222229166666665">
            <text:p>50.222229166666665</text:p>
          </table:table-cell>
          <table:table-cell office:value-type="float" office:value="28.6667">
            <text:p>28.6667</text:p>
          </table:table-cell>
          <table:table-cell office:value-type="float" office:value="25.1667">
            <text:p>2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30.3333">
            <text:p>30.3333</text:p>
          </table:table-cell>
          <table:table-cell office:value-type="float" office:value="41.0">
            <text:p>41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8-19T14:00:00">
            <text:p>Sat Aug 19 14:00:00 2023</text:p>
          </table:table-cell>
          <table:table-cell office:value-type="float" office:value="50.38889583333333">
            <text:p>50.38889583333333</text:p>
          </table:table-cell>
          <table:table-cell office:value-type="float" office:value="23.1667">
            <text:p>23.1667</text:p>
          </table:table-cell>
          <table:table-cell office:value-type="float" office:value="28.6667">
            <text:p>28.6667</text:p>
          </table:table-cell>
          <table:table-cell office:value-type="float" office:value="25.1667">
            <text:p>2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30.3333">
            <text:p>30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8-19T15:00:00">
            <text:p>Sat Aug 19 15:00:00 2023</text:p>
          </table:table-cell>
          <table:table-cell office:value-type="float" office:value="50.40278333333333">
            <text:p>50.40278333333333</text:p>
          </table:table-cell>
          <table:table-cell office:value-type="float" office:value="13.0">
            <text:p>13.0</text:p>
          </table:table-cell>
          <table:table-cell office:value-type="float" office:value="23.1667">
            <text:p>23.1667</text:p>
          </table:table-cell>
          <table:table-cell office:value-type="float" office:value="28.6667">
            <text:p>28.6667</text:p>
          </table:table-cell>
          <table:table-cell office:value-type="float" office:value="25.1667">
            <text:p>2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8-19T16:00:00">
            <text:p>Sat Aug 19 16:00:00 2023</text:p>
          </table:table-cell>
          <table:table-cell office:value-type="float" office:value="50.534729166666665">
            <text:p>50.534729166666665</text:p>
          </table:table-cell>
          <table:table-cell office:value-type="float" office:value="11.3333">
            <text:p>11.3333</text:p>
          </table:table-cell>
          <table:table-cell office:value-type="float" office:value="13.0">
            <text:p>13.0</text:p>
          </table:table-cell>
          <table:table-cell office:value-type="float" office:value="23.1667">
            <text:p>23.1667</text:p>
          </table:table-cell>
          <table:table-cell office:value-type="float" office:value="28.6667">
            <text:p>28.6667</text:p>
          </table:table-cell>
          <table:table-cell office:value-type="float" office:value="25.1667">
            <text:p>25.1667</text:p>
          </table:table-cell>
          <table:table-cell office:value-type="float" office:value="25.6667">
            <text:p>25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8-19T17:00:00">
            <text:p>Sat Aug 19 17:00:00 2023</text:p>
          </table:table-cell>
          <table:table-cell office:value-type="float" office:value="50.944449999999996">
            <text:p>50.944449999999996</text:p>
          </table:table-cell>
          <table:table-cell office:value-type="float" office:value="18.1667">
            <text:p>18.1667</text:p>
          </table:table-cell>
          <table:table-cell office:value-type="float" office:value="11.3333">
            <text:p>11.3333</text:p>
          </table:table-cell>
          <table:table-cell office:value-type="float" office:value="13.0">
            <text:p>13.0</text:p>
          </table:table-cell>
          <table:table-cell office:value-type="float" office:value="23.1667">
            <text:p>23.1667</text:p>
          </table:table-cell>
          <table:table-cell office:value-type="float" office:value="28.6667">
            <text:p>28.6667</text:p>
          </table:table-cell>
          <table:table-cell office:value-type="float" office:value="25.1667">
            <text:p>25.1667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3-08-20T12:00:00">
            <text:p>Sun Aug 20 12:00:00 2023</text:p>
          </table:table-cell>
          <table:table-cell office:value-type="float" office:value="43.88195416666667">
            <text:p>43.88195416666667</text:p>
          </table:table-cell>
          <table:table-cell office:value-type="float" office:value="10.5">
            <text:p>10.5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20.1667">
            <text:p>20.1667</text:p>
          </table:table-cell>
          <table:table-cell office:value-type="float" office:value="24.1667">
            <text:p>24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20T13:00:00">
            <text:p>Sun Aug 20 13:00:00 2023</text:p>
          </table:table-cell>
          <table:table-cell office:value-type="float" office:value="43.562508333333334">
            <text:p>43.562508333333334</text:p>
          </table:table-cell>
          <table:table-cell office:value-type="float" office:value="7.8333">
            <text:p>7.8333</text:p>
          </table:table-cell>
          <table:table-cell office:value-type="float" office:value="10.5">
            <text:p>10.5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20.1667">
            <text:p>20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20T14:00:00">
            <text:p>Sun Aug 20 14:00:00 2023</text:p>
          </table:table-cell>
          <table:table-cell office:value-type="float" office:value="43.506949999999996">
            <text:p>43.506949999999996</text:p>
          </table:table-cell>
          <table:table-cell office:value-type="float" office:value="6.1667">
            <text:p>6.1667</text:p>
          </table:table-cell>
          <table:table-cell office:value-type="float" office:value="7.8333">
            <text:p>7.8333</text:p>
          </table:table-cell>
          <table:table-cell office:value-type="float" office:value="10.5">
            <text:p>10.5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8-20T15:00:00">
            <text:p>Sun Aug 20 15:00:00 2023</text:p>
          </table:table-cell>
          <table:table-cell office:value-type="float" office:value="43.98611666666667">
            <text:p>43.98611666666667</text:p>
          </table:table-cell>
          <table:table-cell office:value-type="float" office:value="2.5">
            <text:p>2.5</text:p>
          </table:table-cell>
          <table:table-cell office:value-type="float" office:value="6.1667">
            <text:p>6.1667</text:p>
          </table:table-cell>
          <table:table-cell office:value-type="float" office:value="7.8333">
            <text:p>7.8333</text:p>
          </table:table-cell>
          <table:table-cell office:value-type="float" office:value="10.5">
            <text:p>10.5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8-20T16:00:00">
            <text:p>Sun Aug 20 16:00:00 2023</text:p>
          </table:table-cell>
          <table:table-cell office:value-type="float" office:value="44.25000416666666">
            <text:p>44.25000416666666</text:p>
          </table:table-cell>
          <table:table-cell office:value-type="float" office:value="3.1667">
            <text:p>3.1667</text:p>
          </table:table-cell>
          <table:table-cell office:value-type="float" office:value="2.5">
            <text:p>2.5</text:p>
          </table:table-cell>
          <table:table-cell office:value-type="float" office:value="6.1667">
            <text:p>6.1667</text:p>
          </table:table-cell>
          <table:table-cell office:value-type="float" office:value="7.8333">
            <text:p>7.8333</text:p>
          </table:table-cell>
          <table:table-cell office:value-type="float" office:value="10.5">
            <text:p>10.5</text:p>
          </table:table-cell>
          <table:table-cell office:value-type="float" office:value="19.8333">
            <text:p>19.8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20T17:00:00">
            <text:p>Sun Aug 20 17:00:00 2023</text:p>
          </table:table-cell>
          <table:table-cell office:value-type="float" office:value="44.069449999999996">
            <text:p>44.069449999999996</text:p>
          </table:table-cell>
          <table:table-cell office:value-type="float" office:value="12.1667">
            <text:p>12.1667</text:p>
          </table:table-cell>
          <table:table-cell office:value-type="float" office:value="3.1667">
            <text:p>3.1667</text:p>
          </table:table-cell>
          <table:table-cell office:value-type="float" office:value="2.5">
            <text:p>2.5</text:p>
          </table:table-cell>
          <table:table-cell office:value-type="float" office:value="6.1667">
            <text:p>6.1667</text:p>
          </table:table-cell>
          <table:table-cell office:value-type="float" office:value="7.8333">
            <text:p>7.8333</text:p>
          </table:table-cell>
          <table:table-cell office:value-type="float" office:value="10.5">
            <text:p>10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8-21T13:00:00">
            <text:p>Mon Aug 21 13:00:00 2023</text:p>
          </table:table-cell>
          <table:table-cell office:value-type="float" office:value="52.027775">
            <text:p>52.027775</text:p>
          </table:table-cell>
          <table:table-cell office:value-type="float" office:value="47.5">
            <text:p>47.5</text:p>
          </table:table-cell>
          <table:table-cell office:value-type="float" office:value="45.5">
            <text:p>45.5</text:p>
          </table:table-cell>
          <table:table-cell office:value-type="float" office:value="37.1667">
            <text:p>37.1667</text:p>
          </table:table-cell>
          <table:table-cell office:value-type="float" office:value="30.8333">
            <text:p>30.8333</text:p>
          </table:table-cell>
          <table:table-cell office:value-type="float" office:value="31.6667">
            <text:p>31.6667</text:p>
          </table:table-cell>
          <table:table-cell office:value-type="float" office:value="22.5">
            <text:p>22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8-21T14:00:00">
            <text:p>Mon Aug 21 14:00:00 2023</text:p>
          </table:table-cell>
          <table:table-cell office:value-type="float" office:value="52.03472083333333">
            <text:p>52.03472083333333</text:p>
          </table:table-cell>
          <table:table-cell office:value-type="float" office:value="26.0">
            <text:p>26.0</text:p>
          </table:table-cell>
          <table:table-cell office:value-type="float" office:value="47.5">
            <text:p>47.5</text:p>
          </table:table-cell>
          <table:table-cell office:value-type="float" office:value="45.5">
            <text:p>45.5</text:p>
          </table:table-cell>
          <table:table-cell office:value-type="float" office:value="37.1667">
            <text:p>37.1667</text:p>
          </table:table-cell>
          <table:table-cell office:value-type="float" office:value="30.8333">
            <text:p>30.8333</text:p>
          </table:table-cell>
          <table:table-cell office:value-type="float" office:value="31.6667">
            <text:p>31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1T15:00:00">
            <text:p>Mon Aug 21 15:00:00 2023</text:p>
          </table:table-cell>
          <table:table-cell office:value-type="float" office:value="52.5138875">
            <text:p>52.5138875</text:p>
          </table:table-cell>
          <table:table-cell office:value-type="float" office:value="9.3333">
            <text:p>9.3333</text:p>
          </table:table-cell>
          <table:table-cell office:value-type="float" office:value="26.0">
            <text:p>26.0</text:p>
          </table:table-cell>
          <table:table-cell office:value-type="float" office:value="47.5">
            <text:p>47.5</text:p>
          </table:table-cell>
          <table:table-cell office:value-type="float" office:value="45.5">
            <text:p>45.5</text:p>
          </table:table-cell>
          <table:table-cell office:value-type="float" office:value="37.1667">
            <text:p>37.1667</text:p>
          </table:table-cell>
          <table:table-cell office:value-type="float" office:value="30.8333">
            <text:p>30.833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3-08-21T16:00:00">
            <text:p>Mon Aug 21 16:00:00 2023</text:p>
          </table:table-cell>
          <table:table-cell office:value-type="float" office:value="53.125">
            <text:p>53.125</text:p>
          </table:table-cell>
          <table:table-cell office:value-type="float" office:value="9.8333">
            <text:p>9.8333</text:p>
          </table:table-cell>
          <table:table-cell office:value-type="float" office:value="9.3333">
            <text:p>9.3333</text:p>
          </table:table-cell>
          <table:table-cell office:value-type="float" office:value="26.0">
            <text:p>26.0</text:p>
          </table:table-cell>
          <table:table-cell office:value-type="float" office:value="47.5">
            <text:p>47.5</text:p>
          </table:table-cell>
          <table:table-cell office:value-type="float" office:value="45.5">
            <text:p>45.5</text:p>
          </table:table-cell>
          <table:table-cell office:value-type="float" office:value="37.1667">
            <text:p>37.1667</text:p>
          </table:table-cell>
          <table:table-cell office:value-type="float" office:value="108.1667">
            <text:p>108.1667</text:p>
          </table:table-cell>
        </table:table-row>
        <table:table-row>
          <table:table-cell table:style-name="pd1" office:value-type="date" office:date-value="2023-08-21T17:00:00">
            <text:p>Mon Aug 21 17:00:00 2023</text:p>
          </table:table-cell>
          <table:table-cell office:value-type="float" office:value="53.63194166666667">
            <text:p>53.63194166666667</text:p>
          </table:table-cell>
          <table:table-cell office:value-type="float" office:value="12.6667">
            <text:p>12.6667</text:p>
          </table:table-cell>
          <table:table-cell office:value-type="float" office:value="9.8333">
            <text:p>9.8333</text:p>
          </table:table-cell>
          <table:table-cell office:value-type="float" office:value="9.3333">
            <text:p>9.3333</text:p>
          </table:table-cell>
          <table:table-cell office:value-type="float" office:value="26.0">
            <text:p>26.0</text:p>
          </table:table-cell>
          <table:table-cell office:value-type="float" office:value="47.5">
            <text:p>47.5</text:p>
          </table:table-cell>
          <table:table-cell office:value-type="float" office:value="45.5">
            <text:p>45.5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8-22T14:00:00">
            <text:p>Tue Aug 22 14:00:00 2023</text:p>
          </table:table-cell>
          <table:table-cell office:value-type="float" office:value="64.91667083333333">
            <text:p>64.91667083333333</text:p>
          </table:table-cell>
          <table:table-cell office:value-type="float" office:value="46.1667">
            <text:p>46.1667</text:p>
          </table:table-cell>
          <table:table-cell office:value-type="float" office:value="61.0">
            <text:p>61.0</text:p>
          </table:table-cell>
          <table:table-cell office:value-type="float" office:value="56.1667">
            <text:p>56.1667</text:p>
          </table:table-cell>
          <table:table-cell office:value-type="float" office:value="57.1667">
            <text:p>57.1667</text:p>
          </table:table-cell>
          <table:table-cell office:value-type="float" office:value="57.6667">
            <text:p>57.6667</text:p>
          </table:table-cell>
          <table:table-cell office:value-type="float" office:value="61.6667">
            <text:p>61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8-22T15:00:00">
            <text:p>Tue Aug 22 15:00:00 2023</text:p>
          </table:table-cell>
          <table:table-cell office:value-type="float" office:value="64.01389583333334">
            <text:p>64.01389583333334</text:p>
          </table:table-cell>
          <table:table-cell office:value-type="float" office:value="3.8333">
            <text:p>3.8333</text:p>
          </table:table-cell>
          <table:table-cell office:value-type="float" office:value="46.1667">
            <text:p>46.1667</text:p>
          </table:table-cell>
          <table:table-cell office:value-type="float" office:value="61.0">
            <text:p>61.0</text:p>
          </table:table-cell>
          <table:table-cell office:value-type="float" office:value="56.1667">
            <text:p>56.1667</text:p>
          </table:table-cell>
          <table:table-cell office:value-type="float" office:value="57.1667">
            <text:p>57.1667</text:p>
          </table:table-cell>
          <table:table-cell office:value-type="float" office:value="57.6667">
            <text:p>57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8-22T16:00:00">
            <text:p>Tue Aug 22 16:00:00 2023</text:p>
          </table:table-cell>
          <table:table-cell office:value-type="float" office:value="63.15278333333333">
            <text:p>63.15278333333333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46.1667">
            <text:p>46.1667</text:p>
          </table:table-cell>
          <table:table-cell office:value-type="float" office:value="61.0">
            <text:p>61.0</text:p>
          </table:table-cell>
          <table:table-cell office:value-type="float" office:value="56.1667">
            <text:p>56.1667</text:p>
          </table:table-cell>
          <table:table-cell office:value-type="float" office:value="57.1667">
            <text:p>57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8-22T17:00:00">
            <text:p>Tue Aug 22 17:00:00 2023</text:p>
          </table:table-cell>
          <table:table-cell office:value-type="float" office:value="62.42361666666667">
            <text:p>62.42361666666667</text:p>
          </table:table-cell>
          <table:table-cell office:value-type="float" office:value="31.8333">
            <text:p>31.8333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46.1667">
            <text:p>46.1667</text:p>
          </table:table-cell>
          <table:table-cell office:value-type="float" office:value="61.0">
            <text:p>61.0</text:p>
          </table:table-cell>
          <table:table-cell office:value-type="float" office:value="56.1667">
            <text:p>56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8-22T18:00:00">
            <text:p>Tue Aug 22 18:00:00 2023</text:p>
          </table:table-cell>
          <table:table-cell office:value-type="float" office:value="62.444449999999996">
            <text:p>62.444449999999996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46.1667">
            <text:p>46.1667</text:p>
          </table:table-cell>
          <table:table-cell office:value-type="float" office:value="61.0">
            <text:p>61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22T19:00:00">
            <text:p>Tue Aug 22 19:00:00 2023</text:p>
          </table:table-cell>
          <table:table-cell office:value-type="float" office:value="62.54861666666667">
            <text:p>62.54861666666667</text:p>
          </table:table-cell>
          <table:table-cell office:value-type="float" office:value="48.5">
            <text:p>48.5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46.1667">
            <text:p>46.1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8-23T13:00:00">
            <text:p>Wed Aug 23 13:00:00 2023</text:p>
          </table:table-cell>
          <table:table-cell office:value-type="float" office:value="55.31944583333333">
            <text:p>55.31944583333333</text:p>
          </table:table-cell>
          <table:table-cell office:value-type="float" office:value="35.8333">
            <text:p>35.8333</text:p>
          </table:table-cell>
          <table:table-cell office:value-type="float" office:value="20.8333">
            <text:p>20.8333</text:p>
          </table:table-cell>
          <table:table-cell office:value-type="float" office:value="36.6667">
            <text:p>36.6667</text:p>
          </table:table-cell>
          <table:table-cell office:value-type="float" office:value="28.8333">
            <text:p>28.8333</text:p>
          </table:table-cell>
          <table:table-cell office:value-type="float" office:value="46.6667">
            <text:p>46.6667</text:p>
          </table:table-cell>
          <table:table-cell office:value-type="float" office:value="50.0">
            <text:p>50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23T14:00:00">
            <text:p>Wed Aug 23 14:00:00 2023</text:p>
          </table:table-cell>
          <table:table-cell office:value-type="float" office:value="55.50694583333333">
            <text:p>55.50694583333333</text:p>
          </table:table-cell>
          <table:table-cell office:value-type="float" office:value="32.6667">
            <text:p>32.6667</text:p>
          </table:table-cell>
          <table:table-cell office:value-type="float" office:value="35.8333">
            <text:p>35.8333</text:p>
          </table:table-cell>
          <table:table-cell office:value-type="float" office:value="20.8333">
            <text:p>20.8333</text:p>
          </table:table-cell>
          <table:table-cell office:value-type="float" office:value="36.6667">
            <text:p>36.6667</text:p>
          </table:table-cell>
          <table:table-cell office:value-type="float" office:value="28.8333">
            <text:p>28.8333</text:p>
          </table:table-cell>
          <table:table-cell office:value-type="float" office:value="46.6667">
            <text:p>46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8-23T15:00:00">
            <text:p>Wed Aug 23 15:00:00 2023</text:p>
          </table:table-cell>
          <table:table-cell office:value-type="float" office:value="55.6875">
            <text:p>55.6875</text:p>
          </table:table-cell>
          <table:table-cell office:value-type="float" office:value="19.5">
            <text:p>19.5</text:p>
          </table:table-cell>
          <table:table-cell office:value-type="float" office:value="32.6667">
            <text:p>32.6667</text:p>
          </table:table-cell>
          <table:table-cell office:value-type="float" office:value="35.8333">
            <text:p>35.8333</text:p>
          </table:table-cell>
          <table:table-cell office:value-type="float" office:value="20.8333">
            <text:p>20.8333</text:p>
          </table:table-cell>
          <table:table-cell office:value-type="float" office:value="36.6667">
            <text:p>36.6667</text:p>
          </table:table-cell>
          <table:table-cell office:value-type="float" office:value="28.8333">
            <text:p>28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8-23T16:00:00">
            <text:p>Wed Aug 23 16:00:00 2023</text:p>
          </table:table-cell>
          <table:table-cell office:value-type="float" office:value="56.21527916666667">
            <text:p>56.21527916666667</text:p>
          </table:table-cell>
          <table:table-cell office:value-type="float" office:value="12.1667">
            <text:p>12.1667</text:p>
          </table:table-cell>
          <table:table-cell office:value-type="float" office:value="19.5">
            <text:p>19.5</text:p>
          </table:table-cell>
          <table:table-cell office:value-type="float" office:value="32.6667">
            <text:p>32.6667</text:p>
          </table:table-cell>
          <table:table-cell office:value-type="float" office:value="35.8333">
            <text:p>35.8333</text:p>
          </table:table-cell>
          <table:table-cell office:value-type="float" office:value="20.8333">
            <text:p>20.8333</text:p>
          </table:table-cell>
          <table:table-cell office:value-type="float" office:value="36.6667">
            <text:p>36.6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8-23T17:00:00">
            <text:p>Wed Aug 23 17:00:00 2023</text:p>
          </table:table-cell>
          <table:table-cell office:value-type="float" office:value="57.1458375">
            <text:p>57.1458375</text:p>
          </table:table-cell>
          <table:table-cell office:value-type="float" office:value="20.3333">
            <text:p>20.3333</text:p>
          </table:table-cell>
          <table:table-cell office:value-type="float" office:value="12.1667">
            <text:p>12.1667</text:p>
          </table:table-cell>
          <table:table-cell office:value-type="float" office:value="19.5">
            <text:p>19.5</text:p>
          </table:table-cell>
          <table:table-cell office:value-type="float" office:value="32.6667">
            <text:p>32.6667</text:p>
          </table:table-cell>
          <table:table-cell office:value-type="float" office:value="35.8333">
            <text:p>35.8333</text:p>
          </table:table-cell>
          <table:table-cell office:value-type="float" office:value="20.8333">
            <text:p>20.8333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8-23T18:00:00">
            <text:p>Wed Aug 23 18:00:00 2023</text:p>
          </table:table-cell>
          <table:table-cell office:value-type="float" office:value="57.701391666666666">
            <text:p>57.701391666666666</text:p>
          </table:table-cell>
          <table:table-cell office:value-type="float" office:value="34.6667">
            <text:p>34.6667</text:p>
          </table:table-cell>
          <table:table-cell office:value-type="float" office:value="20.3333">
            <text:p>20.3333</text:p>
          </table:table-cell>
          <table:table-cell office:value-type="float" office:value="12.1667">
            <text:p>12.1667</text:p>
          </table:table-cell>
          <table:table-cell office:value-type="float" office:value="19.5">
            <text:p>19.5</text:p>
          </table:table-cell>
          <table:table-cell office:value-type="float" office:value="32.6667">
            <text:p>32.6667</text:p>
          </table:table-cell>
          <table:table-cell office:value-type="float" office:value="35.8333">
            <text:p>35.8333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3-08-24T16:00:00">
            <text:p>Thu Aug 24 16:00:00 2023</text:p>
          </table:table-cell>
          <table:table-cell office:value-type="float" office:value="72.43055416666667">
            <text:p>72.43055416666667</text:p>
          </table:table-cell>
          <table:table-cell office:value-type="float" office:value="25.3333">
            <text:p>25.3333</text:p>
          </table:table-cell>
          <table:table-cell office:value-type="float" office:value="20.6667">
            <text:p>20.6667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58.6667">
            <text:p>58.6667</text:p>
          </table:table-cell>
          <table:table-cell office:value-type="float" office:value="53.5">
            <text:p>53.5</text:p>
          </table:table-cell>
          <table:table-cell office:value-type="float" office:value="128.3333">
            <text:p>128.3333</text:p>
          </table:table-cell>
        </table:table-row>
        <table:table-row>
          <table:table-cell table:style-name="pd1" office:value-type="date" office:date-value="2023-08-24T17:00:00">
            <text:p>Thu Aug 24 17:00:00 2023</text:p>
          </table:table-cell>
          <table:table-cell office:value-type="float" office:value="74.61110833333333">
            <text:p>74.61110833333333</text:p>
          </table:table-cell>
          <table:table-cell office:value-type="float" office:value="15.3333">
            <text:p>15.3333</text:p>
          </table:table-cell>
          <table:table-cell office:value-type="float" office:value="25.3333">
            <text:p>25.3333</text:p>
          </table:table-cell>
          <table:table-cell office:value-type="float" office:value="20.6667">
            <text:p>20.6667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58.6667">
            <text:p>58.6667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23-08-24T18:00:00">
            <text:p>Thu Aug 24 18:00:00 2023</text:p>
          </table:table-cell>
          <table:table-cell office:value-type="float" office:value="76.4166625">
            <text:p>76.4166625</text:p>
          </table:table-cell>
          <table:table-cell office:value-type="float" office:value="41.5">
            <text:p>41.5</text:p>
          </table:table-cell>
          <table:table-cell office:value-type="float" office:value="15.3333">
            <text:p>15.3333</text:p>
          </table:table-cell>
          <table:table-cell office:value-type="float" office:value="25.3333">
            <text:p>25.3333</text:p>
          </table:table-cell>
          <table:table-cell office:value-type="float" office:value="20.6667">
            <text:p>20.6667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23-08-24T19:00:00">
            <text:p>Thu Aug 24 19:00:00 2023</text:p>
          </table:table-cell>
          <table:table-cell office:value-type="float" office:value="77.06249583333333">
            <text:p>77.06249583333333</text:p>
          </table:table-cell>
          <table:table-cell office:value-type="float" office:value="56.0">
            <text:p>56.0</text:p>
          </table:table-cell>
          <table:table-cell office:value-type="float" office:value="41.5">
            <text:p>41.5</text:p>
          </table:table-cell>
          <table:table-cell office:value-type="float" office:value="15.3333">
            <text:p>15.3333</text:p>
          </table:table-cell>
          <table:table-cell office:value-type="float" office:value="25.3333">
            <text:p>25.3333</text:p>
          </table:table-cell>
          <table:table-cell office:value-type="float" office:value="20.6667">
            <text:p>20.6667</text:p>
          </table:table-cell>
          <table:table-cell office:value-type="float" office:value="55.0">
            <text:p>55.0</text:p>
          </table:table-cell>
          <table:table-cell office:value-type="float" office:value="115.6667">
            <text:p>115.6667</text:p>
          </table:table-cell>
        </table:table-row>
        <table:table-row>
          <table:table-cell table:style-name="pd1" office:value-type="date" office:date-value="2023-08-25T13:00:00">
            <text:p>Fri Aug 25 13:00:00 2023</text:p>
          </table:table-cell>
          <table:table-cell office:value-type="float" office:value="62.770833333333336">
            <text:p>62.770833333333336</text:p>
          </table:table-cell>
          <table:table-cell office:value-type="float" office:value="30.3333">
            <text:p>30.3333</text:p>
          </table:table-cell>
          <table:table-cell office:value-type="float" office:value="35.5">
            <text:p>35.5</text:p>
          </table:table-cell>
          <table:table-cell office:value-type="float" office:value="41.1667">
            <text:p>41.1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50.0">
            <text:p>50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5T14:00:00">
            <text:p>Fri Aug 25 14:00:00 2023</text:p>
          </table:table-cell>
          <table:table-cell office:value-type="float" office:value="62.2361125">
            <text:p>62.2361125</text:p>
          </table:table-cell>
          <table:table-cell office:value-type="float" office:value="33.3333">
            <text:p>33.3333</text:p>
          </table:table-cell>
          <table:table-cell office:value-type="float" office:value="30.3333">
            <text:p>30.3333</text:p>
          </table:table-cell>
          <table:table-cell office:value-type="float" office:value="35.5">
            <text:p>35.5</text:p>
          </table:table-cell>
          <table:table-cell office:value-type="float" office:value="41.1667">
            <text:p>41.1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5T15:00:00">
            <text:p>Fri Aug 25 15:00:00 2023</text:p>
          </table:table-cell>
          <table:table-cell office:value-type="float" office:value="61.09722083333333">
            <text:p>61.09722083333333</text:p>
          </table:table-cell>
          <table:table-cell office:value-type="float" office:value="8.6667">
            <text:p>8.6667</text:p>
          </table:table-cell>
          <table:table-cell office:value-type="float" office:value="33.3333">
            <text:p>33.3333</text:p>
          </table:table-cell>
          <table:table-cell office:value-type="float" office:value="30.3333">
            <text:p>30.3333</text:p>
          </table:table-cell>
          <table:table-cell office:value-type="float" office:value="35.5">
            <text:p>35.5</text:p>
          </table:table-cell>
          <table:table-cell office:value-type="float" office:value="41.1667">
            <text:p>41.1667</text:p>
          </table:table-cell>
          <table:table-cell office:value-type="float" office:value="49.3333">
            <text:p>49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25T16:00:00">
            <text:p>Fri Aug 25 16:00:00 2023</text:p>
          </table:table-cell>
          <table:table-cell office:value-type="float" office:value="60.1111125">
            <text:p>60.1111125</text:p>
          </table:table-cell>
          <table:table-cell office:value-type="float" office:value="6.0">
            <text:p>6.0</text:p>
          </table:table-cell>
          <table:table-cell office:value-type="float" office:value="8.6667">
            <text:p>8.6667</text:p>
          </table:table-cell>
          <table:table-cell office:value-type="float" office:value="33.3333">
            <text:p>33.3333</text:p>
          </table:table-cell>
          <table:table-cell office:value-type="float" office:value="30.3333">
            <text:p>30.3333</text:p>
          </table:table-cell>
          <table:table-cell office:value-type="float" office:value="35.5">
            <text:p>35.5</text:p>
          </table:table-cell>
          <table:table-cell office:value-type="float" office:value="41.1667">
            <text:p>41.1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25T17:00:00">
            <text:p>Fri Aug 25 17:00:00 2023</text:p>
          </table:table-cell>
          <table:table-cell office:value-type="float" office:value="59.43055833333333">
            <text:p>59.43055833333333</text:p>
          </table:table-cell>
          <table:table-cell office:value-type="float" office:value="14.6667">
            <text:p>14.6667</text:p>
          </table:table-cell>
          <table:table-cell office:value-type="float" office:value="6.0">
            <text:p>6.0</text:p>
          </table:table-cell>
          <table:table-cell office:value-type="float" office:value="8.6667">
            <text:p>8.6667</text:p>
          </table:table-cell>
          <table:table-cell office:value-type="float" office:value="33.3333">
            <text:p>33.3333</text:p>
          </table:table-cell>
          <table:table-cell office:value-type="float" office:value="30.3333">
            <text:p>30.3333</text:p>
          </table:table-cell>
          <table:table-cell office:value-type="float" office:value="35.5">
            <text:p>35.5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3-08-25T18:00:00">
            <text:p>Fri Aug 25 18:00:00 2023</text:p>
          </table:table-cell>
          <table:table-cell office:value-type="float" office:value="58.388891666666666">
            <text:p>58.388891666666666</text:p>
          </table:table-cell>
          <table:table-cell office:value-type="float" office:value="31.0">
            <text:p>31.0</text:p>
          </table:table-cell>
          <table:table-cell office:value-type="float" office:value="14.6667">
            <text:p>14.6667</text:p>
          </table:table-cell>
          <table:table-cell office:value-type="float" office:value="6.0">
            <text:p>6.0</text:p>
          </table:table-cell>
          <table:table-cell office:value-type="float" office:value="8.6667">
            <text:p>8.6667</text:p>
          </table:table-cell>
          <table:table-cell office:value-type="float" office:value="33.3333">
            <text:p>33.3333</text:p>
          </table:table-cell>
          <table:table-cell office:value-type="float" office:value="30.3333">
            <text:p>30.3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8-26T12:00:00">
            <text:p>Sat Aug 26 12:00:00 2023</text:p>
          </table:table-cell>
          <table:table-cell office:value-type="float" office:value="48.97221666666667">
            <text:p>48.97221666666667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14.5">
            <text:p>14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26T13:00:00">
            <text:p>Sat Aug 26 13:00:00 2023</text:p>
          </table:table-cell>
          <table:table-cell office:value-type="float" office:value="48.520829166666665">
            <text:p>48.520829166666665</text:p>
          </table:table-cell>
          <table:table-cell office:value-type="float" office:value="8.6667">
            <text:p>8.6667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26T14:00:00">
            <text:p>Sat Aug 26 14:00:00 2023</text:p>
          </table:table-cell>
          <table:table-cell office:value-type="float" office:value="47.9166625">
            <text:p>47.9166625</text:p>
          </table:table-cell>
          <table:table-cell office:value-type="float" office:value="30.1667">
            <text:p>30.1667</text:p>
          </table:table-cell>
          <table:table-cell office:value-type="float" office:value="8.6667">
            <text:p>8.6667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8-26T15:00:00">
            <text:p>Sat Aug 26 15:00:00 2023</text:p>
          </table:table-cell>
          <table:table-cell office:value-type="float" office:value="47.1041625">
            <text:p>47.1041625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8.6667">
            <text:p>8.6667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6T16:00:00">
            <text:p>Sat Aug 26 16:00:00 2023</text:p>
          </table:table-cell>
          <table:table-cell office:value-type="float" office:value="45.23610416666667">
            <text:p>45.23610416666667</text:p>
          </table:table-cell>
          <table:table-cell office:value-type="float" office:value="15.3333">
            <text:p>15.3333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8.6667">
            <text:p>8.6667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8-26T17:00:00">
            <text:p>Sat Aug 26 17:00:00 2023</text:p>
          </table:table-cell>
          <table:table-cell office:value-type="float" office:value="42.805550000000004">
            <text:p>42.805550000000004</text:p>
          </table:table-cell>
          <table:table-cell office:value-type="float" office:value="15.8333">
            <text:p>15.8333</text:p>
          </table:table-cell>
          <table:table-cell office:value-type="float" office:value="15.3333">
            <text:p>15.3333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8.6667">
            <text:p>8.6667</text:p>
          </table:table-cell>
          <table:table-cell office:value-type="float" office:value="16.5">
            <text:p>16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26T18:00:00">
            <text:p>Sat Aug 26 18:00:00 2023</text:p>
          </table:table-cell>
          <table:table-cell office:value-type="float" office:value="40.736108333333334">
            <text:p>40.736108333333334</text:p>
          </table:table-cell>
          <table:table-cell office:value-type="float" office:value="34.5">
            <text:p>34.5</text:p>
          </table:table-cell>
          <table:table-cell office:value-type="float" office:value="15.8333">
            <text:p>15.8333</text:p>
          </table:table-cell>
          <table:table-cell office:value-type="float" office:value="15.3333">
            <text:p>15.3333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8.6667">
            <text:p>8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8-27T18:00:00">
            <text:p>Sun Aug 27 18:00:00 2023</text:p>
          </table:table-cell>
          <table:table-cell office:value-type="float" office:value="59.4236125">
            <text:p>59.4236125</text:p>
          </table:table-cell>
          <table:table-cell office:value-type="float" office:value="55.0">
            <text:p>55.0</text:p>
          </table:table-cell>
          <table:table-cell office:value-type="float" office:value="50.8333">
            <text:p>50.8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4.6667">
            <text:p>54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8-27T19:00:00">
            <text:p>Sun Aug 27 19:00:00 2023</text:p>
          </table:table-cell>
          <table:table-cell office:value-type="float" office:value="60.354166666666664">
            <text:p>60.354166666666664</text:p>
          </table:table-cell>
          <table:table-cell office:value-type="float" office:value="61.0">
            <text:p>61.0</text:p>
          </table:table-cell>
          <table:table-cell office:value-type="float" office:value="55.0">
            <text:p>55.0</text:p>
          </table:table-cell>
          <table:table-cell office:value-type="float" office:value="50.8333">
            <text:p>50.8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27T20:00:00">
            <text:p>Sun Aug 27 20:00:00 2023</text:p>
          </table:table-cell>
          <table:table-cell office:value-type="float" office:value="61.145833333333336">
            <text:p>61.145833333333336</text:p>
          </table:table-cell>
          <table:table-cell office:value-type="float" office:value="62.0">
            <text:p>62.0</text:p>
          </table:table-cell>
          <table:table-cell office:value-type="float" office:value="61.0">
            <text:p>61.0</text:p>
          </table:table-cell>
          <table:table-cell office:value-type="float" office:value="55.0">
            <text:p>55.0</text:p>
          </table:table-cell>
          <table:table-cell office:value-type="float" office:value="50.8333">
            <text:p>50.8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8-28T14:00:00">
            <text:p>Mon Aug 28 14:00:00 2023</text:p>
          </table:table-cell>
          <table:table-cell office:value-type="float" office:value="56.354170833333335">
            <text:p>56.354170833333335</text:p>
          </table:table-cell>
          <table:table-cell office:value-type="float" office:value="47.0">
            <text:p>47.0</text:p>
          </table:table-cell>
          <table:table-cell office:value-type="float" office:value="35.6667">
            <text:p>35.6667</text:p>
          </table:table-cell>
          <table:table-cell office:value-type="float" office:value="32.0">
            <text:p>32.0</text:p>
          </table:table-cell>
          <table:table-cell office:value-type="float" office:value="46.0">
            <text:p>46.0</text:p>
          </table:table-cell>
          <table:table-cell office:value-type="float" office:value="57.5">
            <text:p>57.5</text:p>
          </table:table-cell>
          <table:table-cell office:value-type="float" office:value="59.3333">
            <text:p>59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8-28T15:00:00">
            <text:p>Mon Aug 28 15:00:00 2023</text:p>
          </table:table-cell>
          <table:table-cell office:value-type="float" office:value="56.56944583333333">
            <text:p>56.56944583333333</text:p>
          </table:table-cell>
          <table:table-cell office:value-type="float" office:value="29.8333">
            <text:p>29.8333</text:p>
          </table:table-cell>
          <table:table-cell office:value-type="float" office:value="47.0">
            <text:p>47.0</text:p>
          </table:table-cell>
          <table:table-cell office:value-type="float" office:value="35.6667">
            <text:p>35.6667</text:p>
          </table:table-cell>
          <table:table-cell office:value-type="float" office:value="32.0">
            <text:p>32.0</text:p>
          </table:table-cell>
          <table:table-cell office:value-type="float" office:value="46.0">
            <text:p>46.0</text:p>
          </table:table-cell>
          <table:table-cell office:value-type="float" office:value="57.5">
            <text:p>57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8-28T16:00:00">
            <text:p>Mon Aug 28 16:00:00 2023</text:p>
          </table:table-cell>
          <table:table-cell office:value-type="float" office:value="56.8125">
            <text:p>56.8125</text:p>
          </table:table-cell>
          <table:table-cell office:value-type="float" office:value="24.5">
            <text:p>24.5</text:p>
          </table:table-cell>
          <table:table-cell office:value-type="float" office:value="29.8333">
            <text:p>29.8333</text:p>
          </table:table-cell>
          <table:table-cell office:value-type="float" office:value="47.0">
            <text:p>47.0</text:p>
          </table:table-cell>
          <table:table-cell office:value-type="float" office:value="35.6667">
            <text:p>35.6667</text:p>
          </table:table-cell>
          <table:table-cell office:value-type="float" office:value="32.0">
            <text:p>32.0</text:p>
          </table:table-cell>
          <table:table-cell office:value-type="float" office:value="46.0">
            <text:p>46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8-28T17:00:00">
            <text:p>Mon Aug 28 17:00:00 2023</text:p>
          </table:table-cell>
          <table:table-cell office:value-type="float" office:value="57.229166666666664">
            <text:p>57.229166666666664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  <table:table-cell office:value-type="float" office:value="29.8333">
            <text:p>29.8333</text:p>
          </table:table-cell>
          <table:table-cell office:value-type="float" office:value="47.0">
            <text:p>47.0</text:p>
          </table:table-cell>
          <table:table-cell office:value-type="float" office:value="35.6667">
            <text:p>35.6667</text:p>
          </table:table-cell>
          <table:table-cell office:value-type="float" office:value="32.0">
            <text:p>32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8-28T18:00:00">
            <text:p>Mon Aug 28 18:00:00 2023</text:p>
          </table:table-cell>
          <table:table-cell office:value-type="float" office:value="57.65277916666667">
            <text:p>57.65277916666667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  <table:table-cell office:value-type="float" office:value="29.8333">
            <text:p>29.8333</text:p>
          </table:table-cell>
          <table:table-cell office:value-type="float" office:value="47.0">
            <text:p>47.0</text:p>
          </table:table-cell>
          <table:table-cell office:value-type="float" office:value="35.6667">
            <text:p>35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8-28T19:00:00">
            <text:p>Mon Aug 28 19:00:00 2023</text:p>
          </table:table-cell>
          <table:table-cell office:value-type="float" office:value="58.09027916666667">
            <text:p>58.0902791666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  <table:table-cell office:value-type="float" office:value="29.8333">
            <text:p>29.8333</text:p>
          </table:table-cell>
          <table:table-cell office:value-type="float" office:value="47.0">
            <text:p>47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29T13:00:00">
            <text:p>Tue Aug 29 13:00:00 2023</text:p>
          </table:table-cell>
          <table:table-cell office:value-type="float" office:value="40.2291625">
            <text:p>40.2291625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8-29T14:00:00">
            <text:p>Tue Aug 29 14:00:00 2023</text:p>
          </table:table-cell>
          <table:table-cell office:value-type="float" office:value="40.583329166666665">
            <text:p>40.583329166666665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8-29T15:00:00">
            <text:p>Tue Aug 29 15:00:00 2023</text:p>
          </table:table-cell>
          <table:table-cell office:value-type="float" office:value="40.9791625">
            <text:p>40.9791625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8-29T16:00:00">
            <text:p>Tue Aug 29 16:00:00 2023</text:p>
          </table:table-cell>
          <table:table-cell office:value-type="float" office:value="41.7638875">
            <text:p>41.7638875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8-29T17:00:00">
            <text:p>Tue Aug 29 17:00:00 2023</text:p>
          </table:table-cell>
          <table:table-cell office:value-type="float" office:value="42.4791625">
            <text:p>42.4791625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8-30T13:00:00">
            <text:p>Wed Aug 30 13:00:00 2023</text:p>
          </table:table-cell>
          <table:table-cell office:value-type="float" office:value="53.5">
            <text:p>53.5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8-30T14:00:00">
            <text:p>Wed Aug 30 14:00:00 2023</text:p>
          </table:table-cell>
          <table:table-cell office:value-type="float" office:value="53.44444583333333">
            <text:p>53.44444583333333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  <table:table-cell office:value-type="float" office:value="54.8333">
            <text:p>54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8-30T15:00:00">
            <text:p>Wed Aug 30 15:00:00 2023</text:p>
          </table:table-cell>
          <table:table-cell office:value-type="float" office:value="53.416670833333335">
            <text:p>53.416670833333335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8-30T16:00:00">
            <text:p>Wed Aug 30 16:00:00 2023</text:p>
          </table:table-cell>
          <table:table-cell office:value-type="float" office:value="53.222225">
            <text:p>53.222225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55.3333">
            <text:p>55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31T13:00:00">
            <text:p>Thu Aug 31 13:00:00 2023</text:p>
          </table:table-cell>
          <table:table-cell office:value-type="float" office:value="55.23610416666667">
            <text:p>55.23610416666667</text:p>
          </table:table-cell>
          <table:table-cell office:value-type="float" office:value="46.5">
            <text:p>46.5</text:p>
          </table:table-cell>
          <table:table-cell office:value-type="float" office:value="50.0">
            <text:p>50.0</text:p>
          </table:table-cell>
          <table:table-cell office:value-type="float" office:value="48.3333">
            <text:p>48.3333</text:p>
          </table:table-cell>
          <table:table-cell office:value-type="float" office:value="48.3333">
            <text:p>48.3333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8-31T14:00:00">
            <text:p>Thu Aug 31 14:00:00 2023</text:p>
          </table:table-cell>
          <table:table-cell office:value-type="float" office:value="55.284712500000005">
            <text:p>55.284712500000005</text:p>
          </table:table-cell>
          <table:table-cell office:value-type="float" office:value="32.5">
            <text:p>32.5</text:p>
          </table:table-cell>
          <table:table-cell office:value-type="float" office:value="46.5">
            <text:p>46.5</text:p>
          </table:table-cell>
          <table:table-cell office:value-type="float" office:value="50.0">
            <text:p>50.0</text:p>
          </table:table-cell>
          <table:table-cell office:value-type="float" office:value="48.3333">
            <text:p>48.3333</text:p>
          </table:table-cell>
          <table:table-cell office:value-type="float" office:value="48.3333">
            <text:p>48.3333</text:p>
          </table:table-cell>
          <table:table-cell office:value-type="float" office:value="45.5">
            <text:p>45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8-31T15:00:00">
            <text:p>Thu Aug 31 15:00:00 2023</text:p>
          </table:table-cell>
          <table:table-cell office:value-type="float" office:value="55.29165416666667">
            <text:p>55.29165416666667</text:p>
          </table:table-cell>
          <table:table-cell office:value-type="float" office:value="19.3333">
            <text:p>19.3333</text:p>
          </table:table-cell>
          <table:table-cell office:value-type="float" office:value="32.5">
            <text:p>32.5</text:p>
          </table:table-cell>
          <table:table-cell office:value-type="float" office:value="46.5">
            <text:p>46.5</text:p>
          </table:table-cell>
          <table:table-cell office:value-type="float" office:value="50.0">
            <text:p>50.0</text:p>
          </table:table-cell>
          <table:table-cell office:value-type="float" office:value="48.3333">
            <text:p>48.3333</text:p>
          </table:table-cell>
          <table:table-cell office:value-type="float" office:value="48.3333">
            <text:p>48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31T16:00:00">
            <text:p>Thu Aug 31 16:00:00 2023</text:p>
          </table:table-cell>
          <table:table-cell office:value-type="float" office:value="55.006933333333336">
            <text:p>55.006933333333336</text:p>
          </table:table-cell>
          <table:table-cell office:value-type="float" office:value="10.8333">
            <text:p>10.8333</text:p>
          </table:table-cell>
          <table:table-cell office:value-type="float" office:value="19.3333">
            <text:p>19.3333</text:p>
          </table:table-cell>
          <table:table-cell office:value-type="float" office:value="32.5">
            <text:p>32.5</text:p>
          </table:table-cell>
          <table:table-cell office:value-type="float" office:value="46.5">
            <text:p>46.5</text:p>
          </table:table-cell>
          <table:table-cell office:value-type="float" office:value="50.0">
            <text:p>50.0</text:p>
          </table:table-cell>
          <table:table-cell office:value-type="float" office:value="48.3333">
            <text:p>48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8-31T17:00:00">
            <text:p>Thu Aug 31 17:00:00 2023</text:p>
          </table:table-cell>
          <table:table-cell office:value-type="float" office:value="54.76387916666667">
            <text:p>54.76387916666667</text:p>
          </table:table-cell>
          <table:table-cell office:value-type="float" office:value="31.1667">
            <text:p>31.1667</text:p>
          </table:table-cell>
          <table:table-cell office:value-type="float" office:value="10.8333">
            <text:p>10.8333</text:p>
          </table:table-cell>
          <table:table-cell office:value-type="float" office:value="19.3333">
            <text:p>19.3333</text:p>
          </table:table-cell>
          <table:table-cell office:value-type="float" office:value="32.5">
            <text:p>32.5</text:p>
          </table:table-cell>
          <table:table-cell office:value-type="float" office:value="46.5">
            <text:p>46.5</text:p>
          </table:table-cell>
          <table:table-cell office:value-type="float" office:value="50.0">
            <text:p>50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9-01T15:00:00">
            <text:p>Fri Sep  1 15:00:00 2023</text:p>
          </table:table-cell>
          <table:table-cell office:value-type="float" office:value="57.27777916666667">
            <text:p>57.27777916666667</text:p>
          </table:table-cell>
          <table:table-cell office:value-type="float" office:value="2.0">
            <text:p>2.0</text:p>
          </table:table-cell>
          <table:table-cell office:value-type="float" office:value="25.6667">
            <text:p>25.6667</text:p>
          </table:table-cell>
          <table:table-cell office:value-type="float" office:value="37.1667">
            <text:p>37.1667</text:p>
          </table:table-cell>
          <table:table-cell office:value-type="float" office:value="42.0">
            <text:p>42.0</text:p>
          </table:table-cell>
          <table:table-cell office:value-type="float" office:value="57.0">
            <text:p>57.0</text:p>
          </table:table-cell>
          <table:table-cell office:value-type="float" office:value="63.1667">
            <text:p>63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01T16:00:00">
            <text:p>Fri Sep  1 16:00:00 2023</text:p>
          </table:table-cell>
          <table:table-cell office:value-type="float" office:value="57.145833333333336">
            <text:p>57.145833333333336</text:p>
          </table:table-cell>
          <table:table-cell office:value-type="float" office:value="6.8333">
            <text:p>6.8333</text:p>
          </table:table-cell>
          <table:table-cell office:value-type="float" office:value="2.0">
            <text:p>2.0</text:p>
          </table:table-cell>
          <table:table-cell office:value-type="float" office:value="25.6667">
            <text:p>25.6667</text:p>
          </table:table-cell>
          <table:table-cell office:value-type="float" office:value="37.1667">
            <text:p>37.1667</text:p>
          </table:table-cell>
          <table:table-cell office:value-type="float" office:value="42.0">
            <text:p>42.0</text:p>
          </table:table-cell>
          <table:table-cell office:value-type="float" office:value="57.0">
            <text:p>57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9-01T17:00:00">
            <text:p>Fri Sep  1 17:00:00 2023</text:p>
          </table:table-cell>
          <table:table-cell office:value-type="float" office:value="56.8611125">
            <text:p>56.8611125</text:p>
          </table:table-cell>
          <table:table-cell office:value-type="float" office:value="5.0">
            <text:p>5.0</text:p>
          </table:table-cell>
          <table:table-cell office:value-type="float" office:value="6.8333">
            <text:p>6.8333</text:p>
          </table:table-cell>
          <table:table-cell office:value-type="float" office:value="2.0">
            <text:p>2.0</text:p>
          </table:table-cell>
          <table:table-cell office:value-type="float" office:value="25.6667">
            <text:p>25.6667</text:p>
          </table:table-cell>
          <table:table-cell office:value-type="float" office:value="37.1667">
            <text:p>37.1667</text:p>
          </table:table-cell>
          <table:table-cell office:value-type="float" office:value="42.0">
            <text:p>42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9-01T18:00:00">
            <text:p>Fri Sep  1 18:00:00 2023</text:p>
          </table:table-cell>
          <table:table-cell office:value-type="float" office:value="56.375">
            <text:p>56.375</text:p>
          </table:table-cell>
          <table:table-cell office:value-type="float" office:value="19.3333">
            <text:p>19.3333</text:p>
          </table:table-cell>
          <table:table-cell office:value-type="float" office:value="5.0">
            <text:p>5.0</text:p>
          </table:table-cell>
          <table:table-cell office:value-type="float" office:value="6.8333">
            <text:p>6.8333</text:p>
          </table:table-cell>
          <table:table-cell office:value-type="float" office:value="2.0">
            <text:p>2.0</text:p>
          </table:table-cell>
          <table:table-cell office:value-type="float" office:value="25.6667">
            <text:p>25.6667</text:p>
          </table:table-cell>
          <table:table-cell office:value-type="float" office:value="37.1667">
            <text:p>37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01T19:00:00">
            <text:p>Fri Sep  1 19:00:00 2023</text:p>
          </table:table-cell>
          <table:table-cell office:value-type="float" office:value="55.645833333333336">
            <text:p>55.645833333333336</text:p>
          </table:table-cell>
          <table:table-cell office:value-type="float" office:value="46.6667">
            <text:p>46.6667</text:p>
          </table:table-cell>
          <table:table-cell office:value-type="float" office:value="19.3333">
            <text:p>19.3333</text:p>
          </table:table-cell>
          <table:table-cell office:value-type="float" office:value="5.0">
            <text:p>5.0</text:p>
          </table:table-cell>
          <table:table-cell office:value-type="float" office:value="6.8333">
            <text:p>6.8333</text:p>
          </table:table-cell>
          <table:table-cell office:value-type="float" office:value="2.0">
            <text:p>2.0</text:p>
          </table:table-cell>
          <table:table-cell office:value-type="float" office:value="25.6667">
            <text:p>25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9-01T20:00:00">
            <text:p>Fri Sep  1 20:00:00 2023</text:p>
          </table:table-cell>
          <table:table-cell office:value-type="float" office:value="54.84722083333333">
            <text:p>54.84722083333333</text:p>
          </table:table-cell>
          <table:table-cell office:value-type="float" office:value="62.3333">
            <text:p>62.3333</text:p>
          </table:table-cell>
          <table:table-cell office:value-type="float" office:value="46.6667">
            <text:p>46.6667</text:p>
          </table:table-cell>
          <table:table-cell office:value-type="float" office:value="19.3333">
            <text:p>19.3333</text:p>
          </table:table-cell>
          <table:table-cell office:value-type="float" office:value="5.0">
            <text:p>5.0</text:p>
          </table:table-cell>
          <table:table-cell office:value-type="float" office:value="6.8333">
            <text:p>6.8333</text:p>
          </table:table-cell>
          <table:table-cell office:value-type="float" office:value="2.0">
            <text:p>2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9-02T17:00:00">
            <text:p>Sat Sep  2 17:00:00 2023</text:p>
          </table:table-cell>
          <table:table-cell office:value-type="float" office:value="56.50000416666666">
            <text:p>56.50000416666666</text:p>
          </table:table-cell>
          <table:table-cell office:value-type="float" office:value="34.0">
            <text:p>34.0</text:p>
          </table:table-cell>
          <table:table-cell office:value-type="float" office:value="35.1667">
            <text:p>35.1667</text:p>
          </table:table-cell>
          <table:table-cell office:value-type="float" office:value="50.6667">
            <text:p>50.6667</text:p>
          </table:table-cell>
          <table:table-cell office:value-type="float" office:value="57.1667">
            <text:p>57.1667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2T18:00:00">
            <text:p>Sat Sep  2 18:00:00 2023</text:p>
          </table:table-cell>
          <table:table-cell office:value-type="float" office:value="55.381949999999996">
            <text:p>55.381949999999996</text:p>
          </table:table-cell>
          <table:table-cell office:value-type="float" office:value="33.5">
            <text:p>33.5</text:p>
          </table:table-cell>
          <table:table-cell office:value-type="float" office:value="34.0">
            <text:p>34.0</text:p>
          </table:table-cell>
          <table:table-cell office:value-type="float" office:value="35.1667">
            <text:p>35.1667</text:p>
          </table:table-cell>
          <table:table-cell office:value-type="float" office:value="50.6667">
            <text:p>50.6667</text:p>
          </table:table-cell>
          <table:table-cell office:value-type="float" office:value="57.1667">
            <text:p>57.1667</text:p>
          </table:table-cell>
          <table:table-cell office:value-type="float" office:value="57.5">
            <text:p>57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02T19:00:00">
            <text:p>Sat Sep  2 19:00:00 2023</text:p>
          </table:table-cell>
          <table:table-cell office:value-type="float" office:value="54.27778333333333">
            <text:p>54.27778333333333</text:p>
          </table:table-cell>
          <table:table-cell office:value-type="float" office:value="41.8333">
            <text:p>41.8333</text:p>
          </table:table-cell>
          <table:table-cell office:value-type="float" office:value="33.5">
            <text:p>33.5</text:p>
          </table:table-cell>
          <table:table-cell office:value-type="float" office:value="34.0">
            <text:p>34.0</text:p>
          </table:table-cell>
          <table:table-cell office:value-type="float" office:value="35.1667">
            <text:p>35.1667</text:p>
          </table:table-cell>
          <table:table-cell office:value-type="float" office:value="50.6667">
            <text:p>50.6667</text:p>
          </table:table-cell>
          <table:table-cell office:value-type="float" office:value="57.1667">
            <text:p>57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9-02T20:00:00">
            <text:p>Sat Sep  2 20:00:00 2023</text:p>
          </table:table-cell>
          <table:table-cell office:value-type="float" office:value="53.194449999999996">
            <text:p>53.194449999999996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33.5">
            <text:p>33.5</text:p>
          </table:table-cell>
          <table:table-cell office:value-type="float" office:value="34.0">
            <text:p>34.0</text:p>
          </table:table-cell>
          <table:table-cell office:value-type="float" office:value="35.1667">
            <text:p>35.1667</text:p>
          </table:table-cell>
          <table:table-cell office:value-type="float" office:value="50.6667">
            <text:p>50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02T21:00:00">
            <text:p>Sat Sep  2 21:00:00 2023</text:p>
          </table:table-cell>
          <table:table-cell office:value-type="float" office:value="52.02778333333333">
            <text:p>52.02778333333333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33.5">
            <text:p>33.5</text:p>
          </table:table-cell>
          <table:table-cell office:value-type="float" office:value="34.0">
            <text:p>34.0</text:p>
          </table:table-cell>
          <table:table-cell office:value-type="float" office:value="35.1667">
            <text:p>35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9-02T22:00:00">
            <text:p>Sat Sep  2 22:00:00 2023</text:p>
          </table:table-cell>
          <table:table-cell office:value-type="float" office:value="50.87500416666666">
            <text:p>50.87500416666666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33.5">
            <text:p>33.5</text:p>
          </table:table-cell>
          <table:table-cell office:value-type="float" office:value="34.0">
            <text:p>34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9-02T23:00:00">
            <text:p>Sat Sep  2 23:00:00 2023</text:p>
          </table:table-cell>
          <table:table-cell office:value-type="float" office:value="49.479170833333335">
            <text:p>49.479170833333335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33.5">
            <text:p>33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03T00:00:00">
            <text:p>Sun Sep  3 00:00:00 2023</text:p>
          </table:table-cell>
          <table:table-cell office:value-type="float" office:value="47.86805833333333">
            <text:p>47.86805833333333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9-03T01:00:00">
            <text:p>Sun Sep  3 01:00:00 2023</text:p>
          </table:table-cell>
          <table:table-cell office:value-type="float" office:value="46.347225">
            <text:p>46.347225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9-03T10:00:00">
            <text:p>Sun Sep  3 10:00:00 2023</text:p>
          </table:table-cell>
          <table:table-cell office:value-type="float" office:value="39.7013875">
            <text:p>39.7013875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30.6667">
            <text:p>30.6667</text:p>
          </table:table-cell>
          <table:table-cell office:value-type="float" office:value="28.3333">
            <text:p>28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9-03T11:00:00">
            <text:p>Sun Sep  3 11:00:00 2023</text:p>
          </table:table-cell>
          <table:table-cell office:value-type="float" office:value="40.479166666666664">
            <text:p>40.479166666666664</text:p>
          </table:table-cell>
          <table:table-cell office:value-type="float" office:value="26.8333">
            <text:p>26.8333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30.6667">
            <text:p>30.6667</text:p>
          </table:table-cell>
          <table:table-cell office:value-type="float" office:value="28.3333">
            <text:p>28.3333</text:p>
          </table:table-cell>
          <table:table-cell office:value-type="float" office:value="33.5">
            <text:p>33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9-03T12:00:00">
            <text:p>Sun Sep  3 12:00:00 2023</text:p>
          </table:table-cell>
          <table:table-cell office:value-type="float" office:value="40.6875">
            <text:p>40.6875</text:p>
          </table:table-cell>
          <table:table-cell office:value-type="float" office:value="30.0">
            <text:p>30.0</text:p>
          </table:table-cell>
          <table:table-cell office:value-type="float" office:value="26.8333">
            <text:p>26.8333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30.6667">
            <text:p>30.6667</text:p>
          </table:table-cell>
          <table:table-cell office:value-type="float" office:value="28.3333">
            <text:p>28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9-03T13:00:00">
            <text:p>Sun Sep  3 13:00:00 2023</text:p>
          </table:table-cell>
          <table:table-cell office:value-type="float" office:value="41.020833333333336">
            <text:p>41.020833333333336</text:p>
          </table:table-cell>
          <table:table-cell office:value-type="float" office:value="25.5">
            <text:p>25.5</text:p>
          </table:table-cell>
          <table:table-cell office:value-type="float" office:value="30.0">
            <text:p>30.0</text:p>
          </table:table-cell>
          <table:table-cell office:value-type="float" office:value="26.8333">
            <text:p>26.8333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30.6667">
            <text:p>30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04T15:00:00">
            <text:p>Mon Sep  4 15:00:00 2023</text:p>
          </table:table-cell>
          <table:table-cell office:value-type="float" office:value="34.23611666666667">
            <text:p>34.2361166666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04T16:00:00">
            <text:p>Mon Sep  4 16:00:00 2023</text:p>
          </table:table-cell>
          <table:table-cell office:value-type="float" office:value="35.062508333333334">
            <text:p>35.062508333333334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5T14:00:00">
            <text:p>Tue Sep  5 14:00:00 2023</text:p>
          </table:table-cell>
          <table:table-cell office:value-type="float" office:value="34.95139583333333">
            <text:p>34.95139583333333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9-05T15:00:00">
            <text:p>Tue Sep  5 15:00:00 2023</text:p>
          </table:table-cell>
          <table:table-cell office:value-type="float" office:value="34.6180625">
            <text:p>34.6180625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05T16:00:00">
            <text:p>Tue Sep  5 16:00:00 2023</text:p>
          </table:table-cell>
          <table:table-cell office:value-type="float" office:value="34.7430625">
            <text:p>34.7430625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05T17:00:00">
            <text:p>Tue Sep  5 17:00:00 2023</text:p>
          </table:table-cell>
          <table:table-cell office:value-type="float" office:value="35.23611666666667">
            <text:p>35.23611666666667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  <table:table-cell office:value-type="float" office:value="20.3333">
            <text:p>20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05T18:00:00">
            <text:p>Tue Sep  5 18:00:00 2023</text:p>
          </table:table-cell>
          <table:table-cell office:value-type="float" office:value="35.67361666666667">
            <text:p>35.67361666666667</text:p>
          </table:table-cell>
          <table:table-cell office:value-type="float" office:value="27.6667">
            <text:p>27.6667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06T15:00:00">
            <text:p>Wed Sep  6 15:00:00 2023</text:p>
          </table:table-cell>
          <table:table-cell office:value-type="float" office:value="32.8333375">
            <text:p>32.8333375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9-06T16:00:00">
            <text:p>Wed Sep  6 16:00:00 2023</text:p>
          </table:table-cell>
          <table:table-cell office:value-type="float" office:value="33.222225">
            <text:p>33.222225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2.6667">
            <text:p>2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9-06T17:00:00">
            <text:p>Wed Sep  6 17:00:00 2023</text:p>
          </table:table-cell>
          <table:table-cell office:value-type="float" office:value="33.8333375">
            <text:p>33.8333375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9-06T18:00:00">
            <text:p>Wed Sep  6 18:00:00 2023</text:p>
          </table:table-cell>
          <table:table-cell office:value-type="float" office:value="34.729170833333335">
            <text:p>34.729170833333335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9-07T15:00:00">
            <text:p>Thu Sep  7 15:00:00 2023</text:p>
          </table:table-cell>
          <table:table-cell office:value-type="float" office:value="44.1736125">
            <text:p>44.173612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0.1667">
            <text:p>10.1667</text:p>
          </table:table-cell>
          <table:table-cell office:value-type="float" office:value="12.5">
            <text:p>12.5</text:p>
          </table:table-cell>
          <table:table-cell office:value-type="float" office:value="24.6667">
            <text:p>24.6667</text:p>
          </table:table-cell>
          <table:table-cell office:value-type="float" office:value="33.0">
            <text:p>33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9-07T16:00:00">
            <text:p>Thu Sep  7 16:00:00 2023</text:p>
          </table:table-cell>
          <table:table-cell office:value-type="float" office:value="45.36805833333333">
            <text:p>45.36805833333333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0.1667">
            <text:p>10.1667</text:p>
          </table:table-cell>
          <table:table-cell office:value-type="float" office:value="12.5">
            <text:p>12.5</text:p>
          </table:table-cell>
          <table:table-cell office:value-type="float" office:value="24.6667">
            <text:p>24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07T17:00:00">
            <text:p>Thu Sep  7 17:00:00 2023</text:p>
          </table:table-cell>
          <table:table-cell office:value-type="float" office:value="45.854170833333335">
            <text:p>45.854170833333335</text:p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0.1667">
            <text:p>10.1667</text:p>
          </table:table-cell>
          <table:table-cell office:value-type="float" office:value="12.5">
            <text:p>12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07T18:00:00">
            <text:p>Thu Sep  7 18:00:00 2023</text:p>
          </table:table-cell>
          <table:table-cell office:value-type="float" office:value="45.73611666666667">
            <text:p>45.73611666666667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0.1667">
            <text:p>10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9-07T19:00:00">
            <text:p>Thu Sep  7 19:00:00 2023</text:p>
          </table:table-cell>
          <table:table-cell office:value-type="float" office:value="44.79861666666667">
            <text:p>44.79861666666667</text:p>
          </table:table-cell>
          <table:table-cell office:value-type="float" office:value="40.8333">
            <text:p>40.8333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9-08T13:00:00">
            <text:p>Fri Sep  8 13:00:00 2023</text:p>
          </table:table-cell>
          <table:table-cell office:value-type="float" office:value="43.2083375">
            <text:p>43.2083375</text:p>
          </table:table-cell>
          <table:table-cell office:value-type="float" office:value="9.1667">
            <text:p>9.1667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6.6667">
            <text:p>36.6667</text:p>
          </table:table-cell>
          <table:table-cell office:value-type="float" office:value="43.0">
            <text:p>43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08T14:00:00">
            <text:p>Fri Sep  8 14:00:00 2023</text:p>
          </table:table-cell>
          <table:table-cell office:value-type="float" office:value="43.45139583333333">
            <text:p>43.45139583333333</text:p>
          </table:table-cell>
          <table:table-cell office:value-type="float" office:value="8.6667">
            <text:p>8.6667</text:p>
          </table:table-cell>
          <table:table-cell office:value-type="float" office:value="9.1667">
            <text:p>9.1667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6.6667">
            <text:p>36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9-08T15:00:00">
            <text:p>Fri Sep  8 15:00:00 2023</text:p>
          </table:table-cell>
          <table:table-cell office:value-type="float" office:value="43.534729166666665">
            <text:p>43.534729166666665</text:p>
          </table:table-cell>
          <table:table-cell office:value-type="float" office:value="1.1667">
            <text:p>1.1667</text:p>
          </table:table-cell>
          <table:table-cell office:value-type="float" office:value="8.6667">
            <text:p>8.6667</text:p>
          </table:table-cell>
          <table:table-cell office:value-type="float" office:value="9.1667">
            <text:p>9.1667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9-08T16:00:00">
            <text:p>Fri Sep  8 16:00:00 2023</text:p>
          </table:table-cell>
          <table:table-cell office:value-type="float" office:value="43.8958375">
            <text:p>43.8958375</text:p>
          </table:table-cell>
          <table:table-cell office:value-type="float" office:value="3.3333">
            <text:p>3.3333</text:p>
          </table:table-cell>
          <table:table-cell office:value-type="float" office:value="1.1667">
            <text:p>1.1667</text:p>
          </table:table-cell>
          <table:table-cell office:value-type="float" office:value="8.6667">
            <text:p>8.6667</text:p>
          </table:table-cell>
          <table:table-cell office:value-type="float" office:value="9.1667">
            <text:p>9.1667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9-08T17:00:00">
            <text:p>Fri Sep  8 17:00:00 2023</text:p>
          </table:table-cell>
          <table:table-cell office:value-type="float" office:value="44.30555833333333">
            <text:p>44.30555833333333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  <table:table-cell office:value-type="float" office:value="1.1667">
            <text:p>1.1667</text:p>
          </table:table-cell>
          <table:table-cell office:value-type="float" office:value="8.6667">
            <text:p>8.6667</text:p>
          </table:table-cell>
          <table:table-cell office:value-type="float" office:value="9.1667">
            <text:p>9.1667</text:p>
          </table:table-cell>
          <table:table-cell office:value-type="float" office:value="15.1667">
            <text:p>15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9-08T18:00:00">
            <text:p>Fri Sep  8 18:00:00 2023</text:p>
          </table:table-cell>
          <table:table-cell office:value-type="float" office:value="44.854166666666664">
            <text:p>44.854166666666664</text:p>
          </table:table-cell>
          <table:table-cell office:value-type="float" office:value="28.3333">
            <text:p>28.3333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  <table:table-cell office:value-type="float" office:value="1.1667">
            <text:p>1.1667</text:p>
          </table:table-cell>
          <table:table-cell office:value-type="float" office:value="8.6667">
            <text:p>8.6667</text:p>
          </table:table-cell>
          <table:table-cell office:value-type="float" office:value="9.1667">
            <text:p>9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9-09T14:00:00">
            <text:p>Sat Sep  9 14:00:00 2023</text:p>
          </table:table-cell>
          <table:table-cell office:value-type="float" office:value="62.083329166666665">
            <text:p>62.083329166666665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56.5">
            <text:p>56.5</text:p>
          </table:table-cell>
          <table:table-cell office:value-type="float" office:value="56.6667">
            <text:p>56.6667</text:p>
          </table:table-cell>
          <table:table-cell office:value-type="float" office:value="56.3333">
            <text:p>56.3333</text:p>
          </table:table-cell>
          <table:table-cell office:value-type="float" office:value="59.8333">
            <text:p>59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09T15:00:00">
            <text:p>Sat Sep  9 15:00:00 2023</text:p>
          </table:table-cell>
          <table:table-cell office:value-type="float" office:value="61.56249583333334">
            <text:p>61.56249583333334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56.5">
            <text:p>56.5</text:p>
          </table:table-cell>
          <table:table-cell office:value-type="float" office:value="56.6667">
            <text:p>56.6667</text:p>
          </table:table-cell>
          <table:table-cell office:value-type="float" office:value="56.3333">
            <text:p>56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09T16:00:00">
            <text:p>Sat Sep  9 16:00:00 2023</text:p>
          </table:table-cell>
          <table:table-cell office:value-type="float" office:value="60.7916625">
            <text:p>60.7916625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56.5">
            <text:p>56.5</text:p>
          </table:table-cell>
          <table:table-cell office:value-type="float" office:value="56.6667">
            <text:p>56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09T17:00:00">
            <text:p>Sat Sep  9 17:00:00 2023</text:p>
          </table:table-cell>
          <table:table-cell office:value-type="float" office:value="59.75694166666667">
            <text:p>59.75694166666667</text:p>
          </table:table-cell>
          <table:table-cell office:value-type="float" office:value="40.5">
            <text:p>40.5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56.5">
            <text:p>56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9T18:00:00">
            <text:p>Sat Sep  9 18:00:00 2023</text:p>
          </table:table-cell>
          <table:table-cell office:value-type="float" office:value="58.59722083333333">
            <text:p>58.59722083333333</text:p>
          </table:table-cell>
          <table:table-cell office:value-type="float" office:value="53.5">
            <text:p>53.5</text:p>
          </table:table-cell>
          <table:table-cell office:value-type="float" office:value="40.5">
            <text:p>40.5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9-09T19:00:00">
            <text:p>Sat Sep  9 19:00:00 2023</text:p>
          </table:table-cell>
          <table:table-cell office:value-type="float" office:value="57.59722083333333">
            <text:p>57.59722083333333</text:p>
          </table:table-cell>
          <table:table-cell office:value-type="float" office:value="58.5">
            <text:p>58.5</text:p>
          </table:table-cell>
          <table:table-cell office:value-type="float" office:value="53.5">
            <text:p>53.5</text:p>
          </table:table-cell>
          <table:table-cell office:value-type="float" office:value="40.5">
            <text:p>40.5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9-09T20:00:00">
            <text:p>Sat Sep  9 20:00:00 2023</text:p>
          </table:table-cell>
          <table:table-cell office:value-type="float" office:value="56.708329166666665">
            <text:p>56.708329166666665</text:p>
          </table:table-cell>
          <table:table-cell office:value-type="float" office:value="63.8333">
            <text:p>63.8333</text:p>
          </table:table-cell>
          <table:table-cell office:value-type="float" office:value="58.5">
            <text:p>58.5</text:p>
          </table:table-cell>
          <table:table-cell office:value-type="float" office:value="53.5">
            <text:p>53.5</text:p>
          </table:table-cell>
          <table:table-cell office:value-type="float" office:value="40.5">
            <text:p>40.5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10T12:00:00">
            <text:p>Sun Sep 10 12:00:00 2023</text:p>
          </table:table-cell>
          <table:table-cell office:value-type="float" office:value="34.61804583333333">
            <text:p>34.61804583333333</text:p>
          </table:table-cell>
          <table:table-cell office:value-type="float" office:value="17.6667">
            <text:p>17.6667</text:p>
          </table:table-cell>
          <table:table-cell office:value-type="float" office:value="16.1667">
            <text:p>16.1667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9-10T13:00:00">
            <text:p>Sun Sep 10 13:00:00 2023</text:p>
          </table:table-cell>
          <table:table-cell office:value-type="float" office:value="34.17360416666667">
            <text:p>34.17360416666667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6.1667">
            <text:p>16.1667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9-10T14:00:00">
            <text:p>Sun Sep 10 14:00:00 2023</text:p>
          </table:table-cell>
          <table:table-cell office:value-type="float" office:value="34.2916625">
            <text:p>34.2916625</text:p>
          </table:table-cell>
          <table:table-cell office:value-type="float" office:value="19.3333">
            <text:p>19.3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6.1667">
            <text:p>16.1667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9-10T15:00:00">
            <text:p>Sun Sep 10 15:00:00 2023</text:p>
          </table:table-cell>
          <table:table-cell office:value-type="float" office:value="34.50694166666667">
            <text:p>34.50694166666667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6.1667">
            <text:p>16.1667</text:p>
          </table:table-cell>
          <table:table-cell office:value-type="float" office:value="16.5">
            <text:p>16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0T16:00:00">
            <text:p>Sun Sep 10 16:00:00 2023</text:p>
          </table:table-cell>
          <table:table-cell office:value-type="float" office:value="34.777775">
            <text:p>34.777775</text:p>
          </table:table-cell>
          <table:table-cell office:value-type="float" office:value="8.0">
            <text:p>8.0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6.1667">
            <text:p>16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9-10T17:00:00">
            <text:p>Sun Sep 10 17:00:00 2023</text:p>
          </table:table-cell>
          <table:table-cell office:value-type="float" office:value="35.25694166666667">
            <text:p>35.25694166666667</text:p>
          </table:table-cell>
          <table:table-cell office:value-type="float" office:value="10.5">
            <text:p>10.5</text:p>
          </table:table-cell>
          <table:table-cell office:value-type="float" office:value="8.0">
            <text:p>8.0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11T13:00:00">
            <text:p>Mon Sep 11 13:00:00 2023</text:p>
          </table:table-cell>
          <table:table-cell office:value-type="float" office:value="41.576391666666666">
            <text:p>41.576391666666666</text:p>
          </table:table-cell>
          <table:table-cell office:value-type="float" office:value="28.0">
            <text:p>28.0</text:p>
          </table:table-cell>
          <table:table-cell office:value-type="float" office:value="30.0">
            <text:p>30.0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33.3333">
            <text:p>33.3333</text:p>
          </table:table-cell>
          <table:table-cell office:value-type="float" office:value="29.5">
            <text:p>29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11T14:00:00">
            <text:p>Mon Sep 11 14:00:00 2023</text:p>
          </table:table-cell>
          <table:table-cell office:value-type="float" office:value="41.263891666666666">
            <text:p>41.263891666666666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30.0">
            <text:p>30.0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33.3333">
            <text:p>33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1T15:00:00">
            <text:p>Mon Sep 11 15:00:00 2023</text:p>
          </table:table-cell>
          <table:table-cell office:value-type="float" office:value="41.00694583333333">
            <text:p>41.00694583333333</text:p>
          </table:table-cell>
          <table:table-cell office:value-type="float" office:value="6.0">
            <text:p>6.0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30.0">
            <text:p>30.0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11T16:00:00">
            <text:p>Mon Sep 11 16:00:00 2023</text:p>
          </table:table-cell>
          <table:table-cell office:value-type="float" office:value="40.888891666666666">
            <text:p>40.888891666666666</text:p>
          </table:table-cell>
          <table:table-cell office:value-type="float" office:value="4.3333">
            <text:p>4.3333</text:p>
          </table:table-cell>
          <table:table-cell office:value-type="float" office:value="6.0">
            <text:p>6.0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30.0">
            <text:p>30.0</text:p>
          </table:table-cell>
          <table:table-cell office:value-type="float" office:value="29.6667">
            <text:p>29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9-11T17:00:00">
            <text:p>Mon Sep 11 17:00:00 2023</text:p>
          </table:table-cell>
          <table:table-cell office:value-type="float" office:value="40.81944583333333">
            <text:p>40.81944583333333</text:p>
          </table:table-cell>
          <table:table-cell office:value-type="float" office:value="18.5">
            <text:p>18.5</text:p>
          </table:table-cell>
          <table:table-cell office:value-type="float" office:value="4.3333">
            <text:p>4.3333</text:p>
          </table:table-cell>
          <table:table-cell office:value-type="float" office:value="6.0">
            <text:p>6.0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30.0">
            <text:p>30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11T18:00:00">
            <text:p>Mon Sep 11 18:00:00 2023</text:p>
          </table:table-cell>
          <table:table-cell office:value-type="float" office:value="40.895833333333336">
            <text:p>40.895833333333336</text:p>
          </table:table-cell>
          <table:table-cell office:value-type="float" office:value="34.6667">
            <text:p>34.6667</text:p>
          </table:table-cell>
          <table:table-cell office:value-type="float" office:value="18.5">
            <text:p>18.5</text:p>
          </table:table-cell>
          <table:table-cell office:value-type="float" office:value="4.3333">
            <text:p>4.3333</text:p>
          </table:table-cell>
          <table:table-cell office:value-type="float" office:value="6.0">
            <text:p>6.0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9-12T14:00:00">
            <text:p>Tue Sep 12 14:00:00 2023</text:p>
          </table:table-cell>
          <table:table-cell office:value-type="float" office:value="37.1666625">
            <text:p>37.1666625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12T15:00:00">
            <text:p>Tue Sep 12 15:00:00 2023</text:p>
          </table:table-cell>
          <table:table-cell office:value-type="float" office:value="37.49999583333334">
            <text:p>37.49999583333334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9-12T16:00:00">
            <text:p>Tue Sep 12 16:00:00 2023</text:p>
          </table:table-cell>
          <table:table-cell office:value-type="float" office:value="38.00694166666667">
            <text:p>38.00694166666667</text:p>
          </table:table-cell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12T17:00:00">
            <text:p>Tue Sep 12 17:00:00 2023</text:p>
          </table:table-cell>
          <table:table-cell office:value-type="float" office:value="38.47222083333333">
            <text:p>38.4722208333333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12T18:00:00">
            <text:p>Tue Sep 12 18:00:00 2023</text:p>
          </table:table-cell>
          <table:table-cell office:value-type="float" office:value="39.02777916666667">
            <text:p>39.02777916666667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9-13T13:00:00">
            <text:p>Wed Sep 13 13:00:00 2023</text:p>
          </table:table-cell>
          <table:table-cell office:value-type="float" office:value="42.96527916666667">
            <text:p>42.96527916666667</text:p>
          </table:table-cell>
          <table:table-cell office:value-type="float" office:value="23.3333">
            <text:p>23.3333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34.0">
            <text:p>34.0</text:p>
          </table:table-cell>
          <table:table-cell office:value-type="float" office:value="37.0">
            <text:p>37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13T14:00:00">
            <text:p>Wed Sep 13 14:00:00 2023</text:p>
          </table:table-cell>
          <table:table-cell office:value-type="float" office:value="43.284725">
            <text:p>43.284725</text:p>
          </table:table-cell>
          <table:table-cell office:value-type="float" office:value="24.8333">
            <text:p>24.8333</text:p>
          </table:table-cell>
          <table:table-cell office:value-type="float" office:value="23.3333">
            <text:p>23.3333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34.0">
            <text:p>34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13T15:00:00">
            <text:p>Wed Sep 13 15:00:00 2023</text:p>
          </table:table-cell>
          <table:table-cell office:value-type="float" office:value="43.40277916666667">
            <text:p>43.40277916666667</text:p>
          </table:table-cell>
          <table:table-cell office:value-type="float" office:value="5.3333">
            <text:p>5.3333</text:p>
          </table:table-cell>
          <table:table-cell office:value-type="float" office:value="24.8333">
            <text:p>24.8333</text:p>
          </table:table-cell>
          <table:table-cell office:value-type="float" office:value="23.3333">
            <text:p>23.3333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13T16:00:00">
            <text:p>Wed Sep 13 16:00:00 2023</text:p>
          </table:table-cell>
          <table:table-cell office:value-type="float" office:value="43.30555416666667">
            <text:p>43.30555416666667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24.8333">
            <text:p>24.8333</text:p>
          </table:table-cell>
          <table:table-cell office:value-type="float" office:value="23.3333">
            <text:p>23.3333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13T17:00:00">
            <text:p>Wed Sep 13 17:00:00 2023</text:p>
          </table:table-cell>
          <table:table-cell office:value-type="float" office:value="43.56944166666667">
            <text:p>43.56944166666667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24.8333">
            <text:p>24.8333</text:p>
          </table:table-cell>
          <table:table-cell office:value-type="float" office:value="23.3333">
            <text:p>23.3333</text:p>
          </table:table-cell>
          <table:table-cell office:value-type="float" office:value="24.5">
            <text:p>24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9-13T18:00:00">
            <text:p>Wed Sep 13 18:00:00 2023</text:p>
          </table:table-cell>
          <table:table-cell office:value-type="float" office:value="43.611108333333334">
            <text:p>43.611108333333334</text:p>
          </table:table-cell>
          <table:table-cell office:value-type="float" office:value="18.8333">
            <text:p>18.8333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24.8333">
            <text:p>24.8333</text:p>
          </table:table-cell>
          <table:table-cell office:value-type="float" office:value="23.3333">
            <text:p>23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9-14T13:00:00">
            <text:p>Thu Sep 14 13:00:00 2023</text:p>
          </table:table-cell>
          <table:table-cell office:value-type="float" office:value="50.00694166666667">
            <text:p>50.00694166666667</text:p>
          </table:table-cell>
          <table:table-cell office:value-type="float" office:value="29.3333">
            <text:p>29.3333</text:p>
          </table:table-cell>
          <table:table-cell office:value-type="float" office:value="30.0">
            <text:p>30.0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5.8333">
            <text:p>45.8333</text:p>
          </table:table-cell>
          <table:table-cell office:value-type="float" office:value="42.6667">
            <text:p>42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9-14T14:00:00">
            <text:p>Thu Sep 14 14:00:00 2023</text:p>
          </table:table-cell>
          <table:table-cell office:value-type="float" office:value="49.97221666666667">
            <text:p>49.97221666666667</text:p>
          </table:table-cell>
          <table:table-cell office:value-type="float" office:value="24.3333">
            <text:p>24.3333</text:p>
          </table:table-cell>
          <table:table-cell office:value-type="float" office:value="29.3333">
            <text:p>29.3333</text:p>
          </table:table-cell>
          <table:table-cell office:value-type="float" office:value="30.0">
            <text:p>30.0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5.8333">
            <text:p>45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9-14T15:00:00">
            <text:p>Thu Sep 14 15:00:00 2023</text:p>
          </table:table-cell>
          <table:table-cell office:value-type="float" office:value="49.555550000000004">
            <text:p>49.555550000000004</text:p>
          </table:table-cell>
          <table:table-cell office:value-type="float" office:value="8.8333">
            <text:p>8.8333</text:p>
          </table:table-cell>
          <table:table-cell office:value-type="float" office:value="24.3333">
            <text:p>24.3333</text:p>
          </table:table-cell>
          <table:table-cell office:value-type="float" office:value="29.3333">
            <text:p>29.3333</text:p>
          </table:table-cell>
          <table:table-cell office:value-type="float" office:value="30.0">
            <text:p>30.0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14T16:00:00">
            <text:p>Thu Sep 14 16:00:00 2023</text:p>
          </table:table-cell>
          <table:table-cell office:value-type="float" office:value="49.215275">
            <text:p>49.215275</text:p>
          </table:table-cell>
          <table:table-cell office:value-type="float" office:value="3.5">
            <text:p>3.5</text:p>
          </table:table-cell>
          <table:table-cell office:value-type="float" office:value="8.8333">
            <text:p>8.8333</text:p>
          </table:table-cell>
          <table:table-cell office:value-type="float" office:value="24.3333">
            <text:p>24.3333</text:p>
          </table:table-cell>
          <table:table-cell office:value-type="float" office:value="29.3333">
            <text:p>29.3333</text:p>
          </table:table-cell>
          <table:table-cell office:value-type="float" office:value="30.0">
            <text:p>30.0</text:p>
          </table:table-cell>
          <table:table-cell office:value-type="float" office:value="45.1667">
            <text:p>45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4T17:00:00">
            <text:p>Thu Sep 14 17:00:00 2023</text:p>
          </table:table-cell>
          <table:table-cell office:value-type="float" office:value="48.611108333333334">
            <text:p>48.611108333333334</text:p>
          </table:table-cell>
          <table:table-cell office:value-type="float" office:value="18.3333">
            <text:p>18.3333</text:p>
          </table:table-cell>
          <table:table-cell office:value-type="float" office:value="3.5">
            <text:p>3.5</text:p>
          </table:table-cell>
          <table:table-cell office:value-type="float" office:value="8.8333">
            <text:p>8.8333</text:p>
          </table:table-cell>
          <table:table-cell office:value-type="float" office:value="24.3333">
            <text:p>24.3333</text:p>
          </table:table-cell>
          <table:table-cell office:value-type="float" office:value="29.3333">
            <text:p>29.3333</text:p>
          </table:table-cell>
          <table:table-cell office:value-type="float" office:value="30.0">
            <text:p>30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14T18:00:00">
            <text:p>Thu Sep 14 18:00:00 2023</text:p>
          </table:table-cell>
          <table:table-cell office:value-type="float" office:value="48.50694166666667">
            <text:p>48.50694166666667</text:p>
          </table:table-cell>
          <table:table-cell office:value-type="float" office:value="38.0">
            <text:p>38.0</text:p>
          </table:table-cell>
          <table:table-cell office:value-type="float" office:value="18.3333">
            <text:p>18.3333</text:p>
          </table:table-cell>
          <table:table-cell office:value-type="float" office:value="3.5">
            <text:p>3.5</text:p>
          </table:table-cell>
          <table:table-cell office:value-type="float" office:value="8.8333">
            <text:p>8.8333</text:p>
          </table:table-cell>
          <table:table-cell office:value-type="float" office:value="24.3333">
            <text:p>24.3333</text:p>
          </table:table-cell>
          <table:table-cell office:value-type="float" office:value="29.3333">
            <text:p>29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9-14T19:00:00">
            <text:p>Thu Sep 14 19:00:00 2023</text:p>
          </table:table-cell>
          <table:table-cell office:value-type="float" office:value="48.402775">
            <text:p>48.402775</text:p>
          </table:table-cell>
          <table:table-cell office:value-type="float" office:value="48.1667">
            <text:p>48.1667</text:p>
          </table:table-cell>
          <table:table-cell office:value-type="float" office:value="38.0">
            <text:p>38.0</text:p>
          </table:table-cell>
          <table:table-cell office:value-type="float" office:value="18.3333">
            <text:p>18.3333</text:p>
          </table:table-cell>
          <table:table-cell office:value-type="float" office:value="3.5">
            <text:p>3.5</text:p>
          </table:table-cell>
          <table:table-cell office:value-type="float" office:value="8.8333">
            <text:p>8.8333</text:p>
          </table:table-cell>
          <table:table-cell office:value-type="float" office:value="24.3333">
            <text:p>24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15T15:00:00">
            <text:p>Fri Sep 15 15:00:00 2023</text:p>
          </table:table-cell>
          <table:table-cell office:value-type="float" office:value="50.3263875">
            <text:p>50.3263875</text:p>
          </table:table-cell>
          <table:table-cell office:value-type="float" office:value="27.3333">
            <text:p>27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3.6667">
            <text:p>43.6667</text:p>
          </table:table-cell>
          <table:table-cell office:value-type="float" office:value="48.5">
            <text:p>48.5</text:p>
          </table:table-cell>
          <table:table-cell office:value-type="float" office:value="53.1667">
            <text:p>53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9-15T16:00:00">
            <text:p>Fri Sep 15 16:00:00 2023</text:p>
          </table:table-cell>
          <table:table-cell office:value-type="float" office:value="50.24999583333334">
            <text:p>50.24999583333334</text:p>
          </table:table-cell>
          <table:table-cell office:value-type="float" office:value="8.1667">
            <text:p>8.1667</text:p>
          </table:table-cell>
          <table:table-cell office:value-type="float" office:value="27.3333">
            <text:p>27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3.6667">
            <text:p>43.6667</text:p>
          </table:table-cell>
          <table:table-cell office:value-type="float" office:value="48.5">
            <text:p>48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9-15T17:00:00">
            <text:p>Fri Sep 15 17:00:00 2023</text:p>
          </table:table-cell>
          <table:table-cell office:value-type="float" office:value="49.93749583333334">
            <text:p>49.93749583333334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27.3333">
            <text:p>27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3.6667">
            <text:p>43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15T18:00:00">
            <text:p>Fri Sep 15 18:00:00 2023</text:p>
          </table:table-cell>
          <table:table-cell office:value-type="float" office:value="49.29860416666667">
            <text:p>49.29860416666667</text:p>
          </table:table-cell>
          <table:table-cell office:value-type="float" office:value="26.5">
            <text:p>26.5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27.3333">
            <text:p>27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9-15T19:00:00">
            <text:p>Fri Sep 15 19:00:00 2023</text:p>
          </table:table-cell>
          <table:table-cell office:value-type="float" office:value="48.98610416666666">
            <text:p>48.98610416666666</text:p>
          </table:table-cell>
          <table:table-cell office:value-type="float" office:value="34.0">
            <text:p>34.0</text:p>
          </table:table-cell>
          <table:table-cell office:value-type="float" office:value="26.5">
            <text:p>26.5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27.3333">
            <text:p>27.3333</text:p>
          </table:table-cell>
          <table:table-cell office:value-type="float" office:value="38.6667">
            <text:p>38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9-16T15:00:00">
            <text:p>Sat Sep 16 15:00:00 2023</text:p>
          </table:table-cell>
          <table:table-cell office:value-type="float" office:value="52.53471666666667">
            <text:p>52.53471666666667</text:p>
          </table:table-cell>
          <table:table-cell office:value-type="float" office:value="32.3333">
            <text:p>32.3333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47.3333">
            <text:p>47.3333</text:p>
          </table:table-cell>
          <table:table-cell office:value-type="float" office:value="50.8333">
            <text:p>50.8333</text:p>
          </table:table-cell>
          <table:table-cell office:value-type="float" office:value="52.1667">
            <text:p>52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16T16:00:00">
            <text:p>Sat Sep 16 16:00:00 2023</text:p>
          </table:table-cell>
          <table:table-cell office:value-type="float" office:value="51.888883333333325">
            <text:p>51.888883333333325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47.3333">
            <text:p>47.3333</text:p>
          </table:table-cell>
          <table:table-cell office:value-type="float" office:value="50.8333">
            <text:p>50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9-16T17:00:00">
            <text:p>Sat Sep 16 17:00:00 2023</text:p>
          </table:table-cell>
          <table:table-cell office:value-type="float" office:value="51.47221666666666">
            <text:p>51.47221666666666</text:p>
          </table:table-cell>
          <table:table-cell office:value-type="float" office:value="35.3333">
            <text:p>35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47.3333">
            <text:p>47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16T18:00:00">
            <text:p>Sat Sep 16 18:00:00 2023</text:p>
          </table:table-cell>
          <table:table-cell office:value-type="float" office:value="51.18054999999999">
            <text:p>51.18054999999999</text:p>
          </table:table-cell>
          <table:table-cell office:value-type="float" office:value="48.6667">
            <text:p>48.6667</text:p>
          </table:table-cell>
          <table:table-cell office:value-type="float" office:value="35.3333">
            <text:p>35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9-17T16:00:00">
            <text:p>Sun Sep 17 16:00:00 2023</text:p>
          </table:table-cell>
          <table:table-cell office:value-type="float" office:value="42.374987499999996">
            <text:p>42.374987499999996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  <table:table-cell office:value-type="float" office:value="33.6667">
            <text:p>33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8T16:00:00">
            <text:p>Mon Sep 18 16:00:00 2023</text:p>
          </table:table-cell>
          <table:table-cell office:value-type="float" office:value="42.125008333333334">
            <text:p>42.125008333333334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23.0">
            <text:p>23.0</text:p>
          </table:table-cell>
          <table:table-cell office:value-type="float" office:value="26.0">
            <text:p>26.0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9-18T17:00:00">
            <text:p>Mon Sep 18 17:00:00 2023</text:p>
          </table:table-cell>
          <table:table-cell office:value-type="float" office:value="42.26389583333333">
            <text:p>42.26389583333333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23.0">
            <text:p>23.0</text:p>
          </table:table-cell>
          <table:table-cell office:value-type="float" office:value="26.0">
            <text:p>26.0</text:p>
          </table:table-cell>
          <table:table-cell office:value-type="float" office:value="31.1667">
            <text:p>31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19T17:00:00">
            <text:p>Tue Sep 19 17:00:00 2023</text:p>
          </table:table-cell>
          <table:table-cell office:value-type="float" office:value="48.51389583333333">
            <text:p>48.51389583333333</text:p>
          </table:table-cell>
          <table:table-cell office:value-type="float" office:value="17.6667">
            <text:p>17.6667</text:p>
          </table:table-cell>
          <table:table-cell office:value-type="float" office:value="27.3333">
            <text:p>27.3333</text:p>
          </table:table-cell>
          <table:table-cell office:value-type="float" office:value="27.5">
            <text:p>27.5</text:p>
          </table:table-cell>
          <table:table-cell office:value-type="float" office:value="33.6667">
            <text:p>33.6667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9-19T18:00:00">
            <text:p>Tue Sep 19 18:00:00 2023</text:p>
          </table:table-cell>
          <table:table-cell office:value-type="float" office:value="50.597229166666665">
            <text:p>50.597229166666665</text:p>
          </table:table-cell>
          <table:table-cell office:value-type="float" office:value="15.0">
            <text:p>15.0</text:p>
          </table:table-cell>
          <table:table-cell office:value-type="float" office:value="17.6667">
            <text:p>17.6667</text:p>
          </table:table-cell>
          <table:table-cell office:value-type="float" office:value="27.3333">
            <text:p>27.3333</text:p>
          </table:table-cell>
          <table:table-cell office:value-type="float" office:value="27.5">
            <text:p>27.5</text:p>
          </table:table-cell>
          <table:table-cell office:value-type="float" office:value="33.6667">
            <text:p>33.6667</text:p>
          </table:table-cell>
          <table:table-cell office:value-type="float" office:value="41.1667">
            <text:p>41.1667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9-19T19:00:00">
            <text:p>Tue Sep 19 19:00:00 2023</text:p>
          </table:table-cell>
          <table:table-cell office:value-type="float" office:value="52.194449999999996">
            <text:p>52.194449999999996</text:p>
          </table:table-cell>
          <table:table-cell office:value-type="float" office:value="25.0">
            <text:p>25.0</text:p>
          </table:table-cell>
          <table:table-cell office:value-type="float" office:value="15.0">
            <text:p>15.0</text:p>
          </table:table-cell>
          <table:table-cell office:value-type="float" office:value="17.6667">
            <text:p>17.6667</text:p>
          </table:table-cell>
          <table:table-cell office:value-type="float" office:value="27.3333">
            <text:p>27.3333</text:p>
          </table:table-cell>
          <table:table-cell office:value-type="float" office:value="27.5">
            <text:p>27.5</text:p>
          </table:table-cell>
          <table:table-cell office:value-type="float" office:value="33.6667">
            <text:p>33.6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9-19T20:00:00">
            <text:p>Tue Sep 19 20:00:00 2023</text:p>
          </table:table-cell>
          <table:table-cell office:value-type="float" office:value="53.222229166666665">
            <text:p>53.222229166666665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15.0">
            <text:p>15.0</text:p>
          </table:table-cell>
          <table:table-cell office:value-type="float" office:value="17.6667">
            <text:p>17.6667</text:p>
          </table:table-cell>
          <table:table-cell office:value-type="float" office:value="27.3333">
            <text:p>27.3333</text:p>
          </table:table-cell>
          <table:table-cell office:value-type="float" office:value="27.5">
            <text:p>27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9-19T21:00:00">
            <text:p>Tue Sep 19 21:00:00 2023</text:p>
          </table:table-cell>
          <table:table-cell office:value-type="float" office:value="53.291675">
            <text:p>53.291675</text:p>
          </table:table-cell>
          <table:table-cell office:value-type="float" office:value="10.3333">
            <text:p>10.3333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15.0">
            <text:p>15.0</text:p>
          </table:table-cell>
          <table:table-cell office:value-type="float" office:value="17.6667">
            <text:p>17.6667</text:p>
          </table:table-cell>
          <table:table-cell office:value-type="float" office:value="27.3333">
            <text:p>27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9-20T15:00:00">
            <text:p>Wed Sep 20 15:00:00 2023</text:p>
          </table:table-cell>
          <table:table-cell office:value-type="float" office:value="54.09028333333333">
            <text:p>54.09028333333333</text:p>
          </table:table-cell>
          <table:table-cell office:value-type="float" office:value="19.0">
            <text:p>19.0</text:p>
          </table:table-cell>
          <table:table-cell office:value-type="float" office:value="34.1667">
            <text:p>34.1667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5.1667">
            <text:p>45.1667</text:p>
          </table:table-cell>
          <table:table-cell office:value-type="float" office:value="41.1667">
            <text:p>41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9-20T16:00:00">
            <text:p>Wed Sep 20 16:00:00 2023</text:p>
          </table:table-cell>
          <table:table-cell office:value-type="float" office:value="54.541670833333335">
            <text:p>54.541670833333335</text:p>
          </table:table-cell>
          <table:table-cell office:value-type="float" office:value="6.0">
            <text:p>6.0</text:p>
          </table:table-cell>
          <table:table-cell office:value-type="float" office:value="19.0">
            <text:p>19.0</text:p>
          </table:table-cell>
          <table:table-cell office:value-type="float" office:value="34.1667">
            <text:p>34.1667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5.1667">
            <text:p>45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9-20T17:00:00">
            <text:p>Wed Sep 20 17:00:00 2023</text:p>
          </table:table-cell>
          <table:table-cell office:value-type="float" office:value="54.7361125">
            <text:p>54.7361125</text:p>
          </table:table-cell>
          <table:table-cell office:value-type="float" office:value="15.3333">
            <text:p>15.3333</text:p>
          </table:table-cell>
          <table:table-cell office:value-type="float" office:value="6.0">
            <text:p>6.0</text:p>
          </table:table-cell>
          <table:table-cell office:value-type="float" office:value="19.0">
            <text:p>19.0</text:p>
          </table:table-cell>
          <table:table-cell office:value-type="float" office:value="34.1667">
            <text:p>34.1667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9-20T18:00:00">
            <text:p>Wed Sep 20 18:00:00 2023</text:p>
          </table:table-cell>
          <table:table-cell office:value-type="float" office:value="54.5625">
            <text:p>54.5625</text:p>
          </table:table-cell>
          <table:table-cell office:value-type="float" office:value="40.3333">
            <text:p>40.3333</text:p>
          </table:table-cell>
          <table:table-cell office:value-type="float" office:value="15.3333">
            <text:p>15.3333</text:p>
          </table:table-cell>
          <table:table-cell office:value-type="float" office:value="6.0">
            <text:p>6.0</text:p>
          </table:table-cell>
          <table:table-cell office:value-type="float" office:value="19.0">
            <text:p>19.0</text:p>
          </table:table-cell>
          <table:table-cell office:value-type="float" office:value="34.1667">
            <text:p>34.1667</text:p>
          </table:table-cell>
          <table:table-cell office:value-type="float" office:value="38.1667">
            <text:p>38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9-20T19:00:00">
            <text:p>Wed Sep 20 19:00:00 2023</text:p>
          </table:table-cell>
          <table:table-cell office:value-type="float" office:value="53.94444583333333">
            <text:p>53.94444583333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15.3333">
            <text:p>15.3333</text:p>
          </table:table-cell>
          <table:table-cell office:value-type="float" office:value="6.0">
            <text:p>6.0</text:p>
          </table:table-cell>
          <table:table-cell office:value-type="float" office:value="19.0">
            <text:p>19.0</text:p>
          </table:table-cell>
          <table:table-cell office:value-type="float" office:value="34.1667">
            <text:p>34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9-21T13:00:00">
            <text:p>Thu Sep 21 13:00:00 2023</text:p>
          </table:table-cell>
          <table:table-cell office:value-type="float" office:value="45.13888333333333">
            <text:p>45.13888333333333</text:p>
          </table:table-cell>
          <table:table-cell office:value-type="float" office:value="15.8333">
            <text:p>15.8333</text:p>
          </table:table-cell>
          <table:table-cell office:value-type="float" office:value="29.6667">
            <text:p>29.6667</text:p>
          </table:table-cell>
          <table:table-cell office:value-type="float" office:value="32.3333">
            <text:p>32.3333</text:p>
          </table:table-cell>
          <table:table-cell office:value-type="float" office:value="39.6667">
            <text:p>39.6667</text:p>
          </table:table-cell>
          <table:table-cell office:value-type="float" office:value="38.5">
            <text:p>38.5</text:p>
          </table:table-cell>
          <table:table-cell office:value-type="float" office:value="40.1667">
            <text:p>40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9-21T14:00:00">
            <text:p>Thu Sep 21 14:00:00 2023</text:p>
          </table:table-cell>
          <table:table-cell office:value-type="float" office:value="44.861108333333334">
            <text:p>44.861108333333334</text:p>
          </table:table-cell>
          <table:table-cell office:value-type="float" office:value="3.3333">
            <text:p>3.3333</text:p>
          </table:table-cell>
          <table:table-cell office:value-type="float" office:value="15.8333">
            <text:p>15.8333</text:p>
          </table:table-cell>
          <table:table-cell office:value-type="float" office:value="29.6667">
            <text:p>29.6667</text:p>
          </table:table-cell>
          <table:table-cell office:value-type="float" office:value="32.3333">
            <text:p>32.3333</text:p>
          </table:table-cell>
          <table:table-cell office:value-type="float" office:value="39.6667">
            <text:p>39.6667</text:p>
          </table:table-cell>
          <table:table-cell office:value-type="float" office:value="38.5">
            <text:p>38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9-21T15:00:00">
            <text:p>Thu Sep 21 15:00:00 2023</text:p>
          </table:table-cell>
          <table:table-cell office:value-type="float" office:value="43.87499583333334">
            <text:p>43.87499583333334</text:p>
          </table:table-cell>
          <table:table-cell office:value-type="float" office:value="6.5">
            <text:p>6.5</text:p>
          </table:table-cell>
          <table:table-cell office:value-type="float" office:value="3.3333">
            <text:p>3.3333</text:p>
          </table:table-cell>
          <table:table-cell office:value-type="float" office:value="15.8333">
            <text:p>15.8333</text:p>
          </table:table-cell>
          <table:table-cell office:value-type="float" office:value="29.6667">
            <text:p>29.6667</text:p>
          </table:table-cell>
          <table:table-cell office:value-type="float" office:value="32.3333">
            <text:p>32.3333</text:p>
          </table:table-cell>
          <table:table-cell office:value-type="float" office:value="39.6667">
            <text:p>39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9-21T16:00:00">
            <text:p>Thu Sep 21 16:00:00 2023</text:p>
          </table:table-cell>
          <table:table-cell office:value-type="float" office:value="42.645829166666665">
            <text:p>42.645829166666665</text:p>
          </table:table-cell>
          <table:table-cell office:value-type="float" office:value="1.8333">
            <text:p>1.8333</text:p>
          </table:table-cell>
          <table:table-cell office:value-type="float" office:value="6.5">
            <text:p>6.5</text:p>
          </table:table-cell>
          <table:table-cell office:value-type="float" office:value="3.3333">
            <text:p>3.3333</text:p>
          </table:table-cell>
          <table:table-cell office:value-type="float" office:value="15.8333">
            <text:p>15.8333</text:p>
          </table:table-cell>
          <table:table-cell office:value-type="float" office:value="29.6667">
            <text:p>29.6667</text:p>
          </table:table-cell>
          <table:table-cell office:value-type="float" office:value="32.3333">
            <text:p>32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9-21T17:00:00">
            <text:p>Thu Sep 21 17:00:00 2023</text:p>
          </table:table-cell>
          <table:table-cell office:value-type="float" office:value="41.340275">
            <text:p>41.340275</text:p>
          </table:table-cell>
          <table:table-cell office:value-type="float" office:value="6.0">
            <text:p>6.0</text:p>
          </table:table-cell>
          <table:table-cell office:value-type="float" office:value="1.8333">
            <text:p>1.8333</text:p>
          </table:table-cell>
          <table:table-cell office:value-type="float" office:value="6.5">
            <text:p>6.5</text:p>
          </table:table-cell>
          <table:table-cell office:value-type="float" office:value="3.3333">
            <text:p>3.3333</text:p>
          </table:table-cell>
          <table:table-cell office:value-type="float" office:value="15.8333">
            <text:p>15.8333</text:p>
          </table:table-cell>
          <table:table-cell office:value-type="float" office:value="29.6667">
            <text:p>29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9-21T18:00:00">
            <text:p>Thu Sep 21 18:00:00 2023</text:p>
          </table:table-cell>
          <table:table-cell office:value-type="float" office:value="40.09722083333333">
            <text:p>40.09722083333333</text:p>
          </table:table-cell>
          <table:table-cell office:value-type="float" office:value="21.0">
            <text:p>21.0</text:p>
          </table:table-cell>
          <table:table-cell office:value-type="float" office:value="6.0">
            <text:p>6.0</text:p>
          </table:table-cell>
          <table:table-cell office:value-type="float" office:value="1.8333">
            <text:p>1.8333</text:p>
          </table:table-cell>
          <table:table-cell office:value-type="float" office:value="6.5">
            <text:p>6.5</text:p>
          </table:table-cell>
          <table:table-cell office:value-type="float" office:value="3.3333">
            <text:p>3.3333</text:p>
          </table:table-cell>
          <table:table-cell office:value-type="float" office:value="15.8333">
            <text:p>15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21T19:00:00">
            <text:p>Thu Sep 21 19:00:00 2023</text:p>
          </table:table-cell>
          <table:table-cell office:value-type="float" office:value="38.93055416666667">
            <text:p>38.93055416666667</text:p>
          </table:table-cell>
          <table:table-cell office:value-type="float" office:value="49.8333">
            <text:p>49.8333</text:p>
          </table:table-cell>
          <table:table-cell office:value-type="float" office:value="21.0">
            <text:p>21.0</text:p>
          </table:table-cell>
          <table:table-cell office:value-type="float" office:value="6.0">
            <text:p>6.0</text:p>
          </table:table-cell>
          <table:table-cell office:value-type="float" office:value="1.8333">
            <text:p>1.8333</text:p>
          </table:table-cell>
          <table:table-cell office:value-type="float" office:value="6.5">
            <text:p>6.5</text:p>
          </table:table-cell>
          <table:table-cell office:value-type="float" office:value="3.3333">
            <text:p>3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22T13:00:00">
            <text:p>Fri Sep 22 13:00:00 2023</text:p>
          </table:table-cell>
          <table:table-cell office:value-type="float" office:value="39.9166625">
            <text:p>39.9166625</text:p>
          </table:table-cell>
          <table:table-cell office:value-type="float" office:value="42.0">
            <text:p>42.0</text:p>
          </table:table-cell>
          <table:table-cell office:value-type="float" office:value="48.6667">
            <text:p>48.6667</text:p>
          </table:table-cell>
          <table:table-cell office:value-type="float" office:value="46.5">
            <text:p>46.5</text:p>
          </table:table-cell>
          <table:table-cell office:value-type="float" office:value="27.3333">
            <text:p>27.3333</text:p>
          </table:table-cell>
          <table:table-cell office:value-type="float" office:value="31.0">
            <text:p>31.0</text:p>
          </table:table-cell>
          <table:table-cell office:value-type="float" office:value="32.3333">
            <text:p>32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22T14:00:00">
            <text:p>Fri Sep 22 14:00:00 2023</text:p>
          </table:table-cell>
          <table:table-cell office:value-type="float" office:value="40.12499583333334">
            <text:p>40.12499583333334</text:p>
          </table:table-cell>
          <table:table-cell office:value-type="float" office:value="36.6667">
            <text:p>36.6667</text:p>
          </table:table-cell>
          <table:table-cell office:value-type="float" office:value="42.0">
            <text:p>42.0</text:p>
          </table:table-cell>
          <table:table-cell office:value-type="float" office:value="48.6667">
            <text:p>48.6667</text:p>
          </table:table-cell>
          <table:table-cell office:value-type="float" office:value="46.5">
            <text:p>46.5</text:p>
          </table:table-cell>
          <table:table-cell office:value-type="float" office:value="27.3333">
            <text:p>27.3333</text:p>
          </table:table-cell>
          <table:table-cell office:value-type="float" office:value="31.0">
            <text:p>31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22T15:00:00">
            <text:p>Fri Sep 22 15:00:00 2023</text:p>
          </table:table-cell>
          <table:table-cell office:value-type="float" office:value="40.8541625">
            <text:p>40.8541625</text:p>
          </table:table-cell>
          <table:table-cell office:value-type="float" office:value="30.8333">
            <text:p>30.8333</text:p>
          </table:table-cell>
          <table:table-cell office:value-type="float" office:value="36.6667">
            <text:p>36.6667</text:p>
          </table:table-cell>
          <table:table-cell office:value-type="float" office:value="42.0">
            <text:p>42.0</text:p>
          </table:table-cell>
          <table:table-cell office:value-type="float" office:value="48.6667">
            <text:p>48.6667</text:p>
          </table:table-cell>
          <table:table-cell office:value-type="float" office:value="46.5">
            <text:p>46.5</text:p>
          </table:table-cell>
          <table:table-cell office:value-type="float" office:value="27.3333">
            <text:p>27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22T16:00:00">
            <text:p>Fri Sep 22 16:00:00 2023</text:p>
          </table:table-cell>
          <table:table-cell office:value-type="float" office:value="41.6041625">
            <text:p>41.6041625</text:p>
          </table:table-cell>
          <table:table-cell office:value-type="float" office:value="20.0">
            <text:p>20.0</text:p>
          </table:table-cell>
          <table:table-cell office:value-type="float" office:value="30.8333">
            <text:p>30.8333</text:p>
          </table:table-cell>
          <table:table-cell office:value-type="float" office:value="36.6667">
            <text:p>36.6667</text:p>
          </table:table-cell>
          <table:table-cell office:value-type="float" office:value="42.0">
            <text:p>42.0</text:p>
          </table:table-cell>
          <table:table-cell office:value-type="float" office:value="48.6667">
            <text:p>48.6667</text:p>
          </table:table-cell>
          <table:table-cell office:value-type="float" office:value="46.5">
            <text:p>46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9-22T17:00:00">
            <text:p>Fri Sep 22 17:00:00 2023</text:p>
          </table:table-cell>
          <table:table-cell office:value-type="float" office:value="42.65971666666667">
            <text:p>42.65971666666667</text:p>
          </table:table-cell>
          <table:table-cell office:value-type="float" office:value="22.3333">
            <text:p>22.3333</text:p>
          </table:table-cell>
          <table:table-cell office:value-type="float" office:value="20.0">
            <text:p>20.0</text:p>
          </table:table-cell>
          <table:table-cell office:value-type="float" office:value="30.8333">
            <text:p>30.8333</text:p>
          </table:table-cell>
          <table:table-cell office:value-type="float" office:value="36.6667">
            <text:p>36.6667</text:p>
          </table:table-cell>
          <table:table-cell office:value-type="float" office:value="42.0">
            <text:p>42.0</text:p>
          </table:table-cell>
          <table:table-cell office:value-type="float" office:value="48.6667">
            <text:p>48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23T13:00:00">
            <text:p>Sat Sep 23 13:00:00 2023</text:p>
          </table:table-cell>
          <table:table-cell office:value-type="float" office:value="43.145833333333336">
            <text:p>43.145833333333336</text:p>
          </table:table-cell>
          <table:table-cell office:value-type="float" office:value="11.5">
            <text:p>11.5</text:p>
          </table:table-cell>
          <table:table-cell office:value-type="float" office:value="6.5">
            <text:p>6.5</text:p>
          </table:table-cell>
          <table:table-cell office:value-type="float" office:value="21.6667">
            <text:p>21.6667</text:p>
          </table:table-cell>
          <table:table-cell office:value-type="float" office:value="32.6667">
            <text:p>32.6667</text:p>
          </table:table-cell>
          <table:table-cell office:value-type="float" office:value="32.6667">
            <text:p>32.6667</text:p>
          </table:table-cell>
          <table:table-cell office:value-type="float" office:value="28.8333">
            <text:p>28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9-23T14:00:00">
            <text:p>Sat Sep 23 14:00:00 2023</text:p>
          </table:table-cell>
          <table:table-cell office:value-type="float" office:value="43.277775">
            <text:p>43.277775</text:p>
          </table:table-cell>
          <table:table-cell office:value-type="float" office:value="10.0">
            <text:p>10.0</text:p>
          </table:table-cell>
          <table:table-cell office:value-type="float" office:value="11.5">
            <text:p>11.5</text:p>
          </table:table-cell>
          <table:table-cell office:value-type="float" office:value="6.5">
            <text:p>6.5</text:p>
          </table:table-cell>
          <table:table-cell office:value-type="float" office:value="21.6667">
            <text:p>21.6667</text:p>
          </table:table-cell>
          <table:table-cell office:value-type="float" office:value="32.6667">
            <text:p>32.6667</text:p>
          </table:table-cell>
          <table:table-cell office:value-type="float" office:value="32.6667">
            <text:p>32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9-23T15:00:00">
            <text:p>Sat Sep 23 15:00:00 2023</text:p>
          </table:table-cell>
          <table:table-cell office:value-type="float" office:value="43.50694166666667">
            <text:p>43.50694166666667</text:p>
          </table:table-cell>
          <table:table-cell office:value-type="float" office:value="15.1667">
            <text:p>15.1667</text:p>
          </table:table-cell>
          <table:table-cell office:value-type="float" office:value="10.0">
            <text:p>10.0</text:p>
          </table:table-cell>
          <table:table-cell office:value-type="float" office:value="11.5">
            <text:p>11.5</text:p>
          </table:table-cell>
          <table:table-cell office:value-type="float" office:value="6.5">
            <text:p>6.5</text:p>
          </table:table-cell>
          <table:table-cell office:value-type="float" office:value="21.6667">
            <text:p>21.6667</text:p>
          </table:table-cell>
          <table:table-cell office:value-type="float" office:value="32.6667">
            <text:p>32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9-23T16:00:00">
            <text:p>Sat Sep 23 16:00:00 2023</text:p>
          </table:table-cell>
          <table:table-cell office:value-type="float" office:value="43.840275">
            <text:p>43.840275</text:p>
          </table:table-cell>
          <table:table-cell office:value-type="float" office:value="25.6667">
            <text:p>25.6667</text:p>
          </table:table-cell>
          <table:table-cell office:value-type="float" office:value="15.1667">
            <text:p>15.1667</text:p>
          </table:table-cell>
          <table:table-cell office:value-type="float" office:value="10.0">
            <text:p>10.0</text:p>
          </table:table-cell>
          <table:table-cell office:value-type="float" office:value="11.5">
            <text:p>11.5</text:p>
          </table:table-cell>
          <table:table-cell office:value-type="float" office:value="6.5">
            <text:p>6.5</text:p>
          </table:table-cell>
          <table:table-cell office:value-type="float" office:value="21.6667">
            <text:p>21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3T17:00:00">
            <text:p>Sat Sep 23 17:00:00 2023</text:p>
          </table:table-cell>
          <table:table-cell office:value-type="float" office:value="43.84722083333333">
            <text:p>43.84722083333333</text:p>
          </table:table-cell>
          <table:table-cell office:value-type="float" office:value="29.0">
            <text:p>29.0</text:p>
          </table:table-cell>
          <table:table-cell office:value-type="float" office:value="25.6667">
            <text:p>25.6667</text:p>
          </table:table-cell>
          <table:table-cell office:value-type="float" office:value="15.1667">
            <text:p>15.1667</text:p>
          </table:table-cell>
          <table:table-cell office:value-type="float" office:value="10.0">
            <text:p>10.0</text:p>
          </table:table-cell>
          <table:table-cell office:value-type="float" office:value="11.5">
            <text:p>11.5</text:p>
          </table:table-cell>
          <table:table-cell office:value-type="float" office:value="6.5">
            <text:p>6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9-23T18:00:00">
            <text:p>Sat Sep 23 18:00:00 2023</text:p>
          </table:table-cell>
          <table:table-cell office:value-type="float" office:value="44.1388875">
            <text:p>44.1388875</text:p>
          </table:table-cell>
          <table:table-cell office:value-type="float" office:value="35.6667">
            <text:p>35.6667</text:p>
          </table:table-cell>
          <table:table-cell office:value-type="float" office:value="29.0">
            <text:p>29.0</text:p>
          </table:table-cell>
          <table:table-cell office:value-type="float" office:value="25.6667">
            <text:p>25.6667</text:p>
          </table:table-cell>
          <table:table-cell office:value-type="float" office:value="15.1667">
            <text:p>15.1667</text:p>
          </table:table-cell>
          <table:table-cell office:value-type="float" office:value="10.0">
            <text:p>10.0</text:p>
          </table:table-cell>
          <table:table-cell office:value-type="float" office:value="11.5">
            <text:p>11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9-24T11:00:00">
            <text:p>Sun Sep 24 11:00:00 2023</text:p>
          </table:table-cell>
          <table:table-cell office:value-type="float" office:value="49.50694166666667">
            <text:p>49.50694166666667</text:p>
          </table:table-cell>
          <table:table-cell office:value-type="float" office:value="13.8333">
            <text:p>13.8333</text:p>
          </table:table-cell>
          <table:table-cell office:value-type="float" office:value="30.5">
            <text:p>30.5</text:p>
          </table:table-cell>
          <table:table-cell office:value-type="float" office:value="48.5">
            <text:p>48.5</text:p>
          </table:table-cell>
          <table:table-cell office:value-type="float" office:value="45.6667">
            <text:p>45.6667</text:p>
          </table:table-cell>
          <table:table-cell office:value-type="float" office:value="27.0">
            <text:p>27.0</text:p>
          </table:table-cell>
          <table:table-cell office:value-type="float" office:value="5.1667">
            <text:p>5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9-24T12:00:00">
            <text:p>Sun Sep 24 12:00:00 2023</text:p>
          </table:table-cell>
          <table:table-cell office:value-type="float" office:value="49.708333333333336">
            <text:p>49.708333333333336</text:p>
          </table:table-cell>
          <table:table-cell office:value-type="float" office:value="33.1667">
            <text:p>33.1667</text:p>
          </table:table-cell>
          <table:table-cell office:value-type="float" office:value="13.8333">
            <text:p>13.8333</text:p>
          </table:table-cell>
          <table:table-cell office:value-type="float" office:value="30.5">
            <text:p>30.5</text:p>
          </table:table-cell>
          <table:table-cell office:value-type="float" office:value="48.5">
            <text:p>48.5</text:p>
          </table:table-cell>
          <table:table-cell office:value-type="float" office:value="45.6667">
            <text:p>45.6667</text:p>
          </table:table-cell>
          <table:table-cell office:value-type="float" office:value="27.0">
            <text:p>27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24T13:00:00">
            <text:p>Sun Sep 24 13:00:00 2023</text:p>
          </table:table-cell>
          <table:table-cell office:value-type="float" office:value="49.88194583333333">
            <text:p>49.88194583333333</text:p>
          </table:table-cell>
          <table:table-cell office:value-type="float" office:value="40.8333">
            <text:p>40.8333</text:p>
          </table:table-cell>
          <table:table-cell office:value-type="float" office:value="33.1667">
            <text:p>33.1667</text:p>
          </table:table-cell>
          <table:table-cell office:value-type="float" office:value="13.8333">
            <text:p>13.8333</text:p>
          </table:table-cell>
          <table:table-cell office:value-type="float" office:value="30.5">
            <text:p>30.5</text:p>
          </table:table-cell>
          <table:table-cell office:value-type="float" office:value="48.5">
            <text:p>48.5</text:p>
          </table:table-cell>
          <table:table-cell office:value-type="float" office:value="45.6667">
            <text:p>45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9-24T14:00:00">
            <text:p>Sun Sep 24 14:00:00 2023</text:p>
          </table:table-cell>
          <table:table-cell office:value-type="float" office:value="50.201391666666666">
            <text:p>50.201391666666666</text:p>
          </table:table-cell>
          <table:table-cell office:value-type="float" office:value="40.6667">
            <text:p>40.6667</text:p>
          </table:table-cell>
          <table:table-cell office:value-type="float" office:value="40.8333">
            <text:p>40.8333</text:p>
          </table:table-cell>
          <table:table-cell office:value-type="float" office:value="33.1667">
            <text:p>33.1667</text:p>
          </table:table-cell>
          <table:table-cell office:value-type="float" office:value="13.8333">
            <text:p>13.8333</text:p>
          </table:table-cell>
          <table:table-cell office:value-type="float" office:value="30.5">
            <text:p>30.5</text:p>
          </table:table-cell>
          <table:table-cell office:value-type="float" office:value="48.5">
            <text:p>48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9-24T15:00:00">
            <text:p>Sun Sep 24 15:00:00 2023</text:p>
          </table:table-cell>
          <table:table-cell office:value-type="float" office:value="50.444449999999996">
            <text:p>50.444449999999996</text:p>
          </table:table-cell>
          <table:table-cell office:value-type="float" office:value="39.1667">
            <text:p>39.1667</text:p>
          </table:table-cell>
          <table:table-cell office:value-type="float" office:value="40.6667">
            <text:p>40.6667</text:p>
          </table:table-cell>
          <table:table-cell office:value-type="float" office:value="40.8333">
            <text:p>40.8333</text:p>
          </table:table-cell>
          <table:table-cell office:value-type="float" office:value="33.1667">
            <text:p>33.1667</text:p>
          </table:table-cell>
          <table:table-cell office:value-type="float" office:value="13.8333">
            <text:p>13.8333</text:p>
          </table:table-cell>
          <table:table-cell office:value-type="float" office:value="30.5">
            <text:p>30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9-24T16:00:00">
            <text:p>Sun Sep 24 16:00:00 2023</text:p>
          </table:table-cell>
          <table:table-cell office:value-type="float" office:value="50.77778333333333">
            <text:p>50.77778333333333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40.6667">
            <text:p>40.6667</text:p>
          </table:table-cell>
          <table:table-cell office:value-type="float" office:value="40.8333">
            <text:p>40.8333</text:p>
          </table:table-cell>
          <table:table-cell office:value-type="float" office:value="33.1667">
            <text:p>33.1667</text:p>
          </table:table-cell>
          <table:table-cell office:value-type="float" office:value="13.8333">
            <text:p>13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9-25T13:00:00">
            <text:p>Mon Sep 25 13:00:00 2023</text:p>
          </table:table-cell>
          <table:table-cell office:value-type="float" office:value="47.145829166666665">
            <text:p>47.145829166666665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25T14:00:00">
            <text:p>Mon Sep 25 14:00:00 2023</text:p>
          </table:table-cell>
          <table:table-cell office:value-type="float" office:value="46.49999583333334">
            <text:p>46.49999583333334</text:p>
          </table:table-cell>
          <table:table-cell office:value-type="float" office:value="37.3333">
            <text:p>37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25T15:00:00">
            <text:p>Mon Sep 25 15:00:00 2023</text:p>
          </table:table-cell>
          <table:table-cell office:value-type="float" office:value="46.01388333333333">
            <text:p>46.01388333333333</text:p>
          </table:table-cell>
          <table:table-cell office:value-type="float" office:value="22.5">
            <text:p>22.5</text:p>
          </table:table-cell>
          <table:table-cell office:value-type="float" office:value="37.3333">
            <text:p>37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25T16:00:00">
            <text:p>Mon Sep 25 16:00:00 2023</text:p>
          </table:table-cell>
          <table:table-cell office:value-type="float" office:value="45.40971666666667">
            <text:p>45.40971666666667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7.3333">
            <text:p>37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9-25T17:00:00">
            <text:p>Mon Sep 25 17:00:00 2023</text:p>
          </table:table-cell>
          <table:table-cell office:value-type="float" office:value="45.493050000000004">
            <text:p>45.493050000000004</text:p>
          </table:table-cell>
          <table:table-cell office:value-type="float" office:value="5.0">
            <text:p>5.0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7.3333">
            <text:p>37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9-25T18:00:00">
            <text:p>Mon Sep 25 18:00:00 2023</text:p>
          </table:table-cell>
          <table:table-cell office:value-type="float" office:value="45.96527083333333">
            <text:p>45.96527083333333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7.3333">
            <text:p>37.3333</text:p>
          </table:table-cell>
          <table:table-cell office:value-type="float" office:value="31.1667">
            <text:p>31.1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9-25T19:00:00">
            <text:p>Mon Sep 25 19:00:00 2023</text:p>
          </table:table-cell>
          <table:table-cell office:value-type="float" office:value="46.22221666666667">
            <text:p>46.22221666666667</text:p>
          </table:table-cell>
          <table:table-cell office:value-type="float" office:value="22.6667">
            <text:p>22.6667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7.3333">
            <text:p>37.3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3-09-26T14:00:00">
            <text:p>Tue Sep 26 14:00:00 2023</text:p>
          </table:table-cell>
          <table:table-cell office:value-type="float" office:value="44.15972083333333">
            <text:p>44.15972083333333</text:p>
          </table:table-cell>
          <table:table-cell office:value-type="float" office:value="15.1667">
            <text:p>15.1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8.6667">
            <text:p>38.6667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9-26T15:00:00">
            <text:p>Tue Sep 26 15:00:00 2023</text:p>
          </table:table-cell>
          <table:table-cell office:value-type="float" office:value="44.458333333333336">
            <text:p>44.458333333333336</text:p>
          </table:table-cell>
          <table:table-cell office:value-type="float" office:value="1.5">
            <text:p>1.5</text:p>
          </table:table-cell>
          <table:table-cell office:value-type="float" office:value="15.1667">
            <text:p>15.1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8.6667">
            <text:p>38.6667</text:p>
          </table:table-cell>
          <table:table-cell office:value-type="float" office:value="30.6667">
            <text:p>30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9-26T16:00:00">
            <text:p>Tue Sep 26 16:00:00 2023</text:p>
          </table:table-cell>
          <table:table-cell office:value-type="float" office:value="44.972225">
            <text:p>44.972225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15.1667">
            <text:p>15.1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8.6667">
            <text:p>38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9-26T17:00:00">
            <text:p>Tue Sep 26 17:00:00 2023</text:p>
          </table:table-cell>
          <table:table-cell office:value-type="float" office:value="45.11805833333333">
            <text:p>45.11805833333333</text:p>
          </table:table-cell>
          <table:table-cell office:value-type="float" office:value="7.0">
            <text:p>7.0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15.1667">
            <text:p>15.1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9-26T18:00:00">
            <text:p>Tue Sep 26 18:00:00 2023</text:p>
          </table:table-cell>
          <table:table-cell office:value-type="float" office:value="45.069449999999996">
            <text:p>45.069449999999996</text:p>
          </table:table-cell>
          <table:table-cell office:value-type="float" office:value="14.3333">
            <text:p>14.3333</text:p>
          </table:table-cell>
          <table:table-cell office:value-type="float" office:value="7.0">
            <text:p>7.0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15.1667">
            <text:p>15.1667</text:p>
          </table:table-cell>
          <table:table-cell office:value-type="float" office:value="31.5">
            <text:p>31.5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9-26T19:00:00">
            <text:p>Tue Sep 26 19:00:00 2023</text:p>
          </table:table-cell>
          <table:table-cell office:value-type="float" office:value="45.0208375">
            <text:p>45.0208375</text:p>
          </table:table-cell>
          <table:table-cell office:value-type="float" office:value="30.6667">
            <text:p>30.6667</text:p>
          </table:table-cell>
          <table:table-cell office:value-type="float" office:value="14.3333">
            <text:p>14.3333</text:p>
          </table:table-cell>
          <table:table-cell office:value-type="float" office:value="7.0">
            <text:p>7.0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15.1667">
            <text:p>15.1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9-27T13:00:00">
            <text:p>Wed Sep 27 13:00:00 2023</text:p>
          </table:table-cell>
          <table:table-cell office:value-type="float" office:value="43.22223333333333">
            <text:p>43.22223333333333</text:p>
          </table:table-cell>
          <table:table-cell office:value-type="float" office:value="19.3333">
            <text:p>19.3333</text:p>
          </table:table-cell>
          <table:table-cell office:value-type="float" office:value="34.1667">
            <text:p>34.1667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27T14:00:00">
            <text:p>Wed Sep 27 14:00:00 2023</text:p>
          </table:table-cell>
          <table:table-cell office:value-type="float" office:value="43.798624999999994">
            <text:p>43.798624999999994</text:p>
          </table:table-cell>
          <table:table-cell office:value-type="float" office:value="9.0">
            <text:p>9.0</text:p>
          </table:table-cell>
          <table:table-cell office:value-type="float" office:value="19.3333">
            <text:p>19.3333</text:p>
          </table:table-cell>
          <table:table-cell office:value-type="float" office:value="34.1667">
            <text:p>34.1667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27T15:00:00">
            <text:p>Wed Sep 27 15:00:00 2023</text:p>
          </table:table-cell>
          <table:table-cell office:value-type="float" office:value="43.83334583333333">
            <text:p>43.83334583333333</text:p>
          </table:table-cell>
          <table:table-cell office:value-type="float" office:value="2.1667">
            <text:p>2.1667</text:p>
          </table:table-cell>
          <table:table-cell office:value-type="float" office:value="9.0">
            <text:p>9.0</text:p>
          </table:table-cell>
          <table:table-cell office:value-type="float" office:value="19.3333">
            <text:p>19.3333</text:p>
          </table:table-cell>
          <table:table-cell office:value-type="float" office:value="34.1667">
            <text:p>34.1667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27T16:00:00">
            <text:p>Wed Sep 27 16:00:00 2023</text:p>
          </table:table-cell>
          <table:table-cell office:value-type="float" office:value="43.8264">
            <text:p>43.8264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9.0">
            <text:p>9.0</text:p>
          </table:table-cell>
          <table:table-cell office:value-type="float" office:value="19.3333">
            <text:p>19.3333</text:p>
          </table:table-cell>
          <table:table-cell office:value-type="float" office:value="34.1667">
            <text:p>34.1667</text:p>
          </table:table-cell>
          <table:table-cell office:value-type="float" office:value="32.6667">
            <text:p>32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9-27T17:00:00">
            <text:p>Wed Sep 27 17:00:00 2023</text:p>
          </table:table-cell>
          <table:table-cell office:value-type="float" office:value="43.54167916666666">
            <text:p>43.54167916666666</text:p>
          </table:table-cell>
          <table:table-cell office:value-type="float" office:value="3.1667">
            <text:p>3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9.0">
            <text:p>9.0</text:p>
          </table:table-cell>
          <table:table-cell office:value-type="float" office:value="19.3333">
            <text:p>19.3333</text:p>
          </table:table-cell>
          <table:table-cell office:value-type="float" office:value="34.1667">
            <text:p>34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9-27T18:00:00">
            <text:p>Wed Sep 27 18:00:00 2023</text:p>
          </table:table-cell>
          <table:table-cell office:value-type="float" office:value="43.16667916666666">
            <text:p>43.16667916666666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9.0">
            <text:p>9.0</text:p>
          </table:table-cell>
          <table:table-cell office:value-type="float" office:value="19.3333">
            <text:p>19.3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9-27T19:00:00">
            <text:p>Wed Sep 27 19:00:00 2023</text:p>
          </table:table-cell>
          <table:table-cell office:value-type="float" office:value="42.493070833333334">
            <text:p>42.493070833333334</text:p>
          </table:table-cell>
          <table:table-cell office:value-type="float" office:value="31.6667">
            <text:p>31.6667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9.0">
            <text:p>9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9-28T13:00:00">
            <text:p>Thu Sep 28 13:00:00 2023</text:p>
          </table:table-cell>
          <table:table-cell office:value-type="float" office:value="43.291666666666664">
            <text:p>43.291666666666664</text:p>
          </table:table-cell>
          <table:table-cell office:value-type="float" office:value="29.6667">
            <text:p>29.6667</text:p>
          </table:table-cell>
          <table:table-cell office:value-type="float" office:value="27.6667">
            <text:p>27.6667</text:p>
          </table:table-cell>
          <table:table-cell office:value-type="float" office:value="32.8333">
            <text:p>32.8333</text:p>
          </table:table-cell>
          <table:table-cell office:value-type="float" office:value="29.5">
            <text:p>29.5</text:p>
          </table:table-cell>
          <table:table-cell office:value-type="float" office:value="34.6667">
            <text:p>34.6667</text:p>
          </table:table-cell>
          <table:table-cell office:value-type="float" office:value="46.5">
            <text:p>46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9-28T14:00:00">
            <text:p>Thu Sep 28 14:00:00 2023</text:p>
          </table:table-cell>
          <table:table-cell office:value-type="float" office:value="43.1388875">
            <text:p>43.1388875</text:p>
          </table:table-cell>
          <table:table-cell office:value-type="float" office:value="20.3333">
            <text:p>20.3333</text:p>
          </table:table-cell>
          <table:table-cell office:value-type="float" office:value="29.6667">
            <text:p>29.6667</text:p>
          </table:table-cell>
          <table:table-cell office:value-type="float" office:value="27.6667">
            <text:p>27.6667</text:p>
          </table:table-cell>
          <table:table-cell office:value-type="float" office:value="32.8333">
            <text:p>32.8333</text:p>
          </table:table-cell>
          <table:table-cell office:value-type="float" office:value="29.5">
            <text:p>29.5</text:p>
          </table:table-cell>
          <table:table-cell office:value-type="float" office:value="34.6667">
            <text:p>34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9-28T15:00:00">
            <text:p>Thu Sep 28 15:00:00 2023</text:p>
          </table:table-cell>
          <table:table-cell office:value-type="float" office:value="42.833333333333336">
            <text:p>42.833333333333336</text:p>
          </table:table-cell>
          <table:table-cell office:value-type="float" office:value="3.3333">
            <text:p>3.3333</text:p>
          </table:table-cell>
          <table:table-cell office:value-type="float" office:value="20.3333">
            <text:p>20.3333</text:p>
          </table:table-cell>
          <table:table-cell office:value-type="float" office:value="29.6667">
            <text:p>29.6667</text:p>
          </table:table-cell>
          <table:table-cell office:value-type="float" office:value="27.6667">
            <text:p>27.6667</text:p>
          </table:table-cell>
          <table:table-cell office:value-type="float" office:value="32.8333">
            <text:p>32.8333</text:p>
          </table:table-cell>
          <table:table-cell office:value-type="float" office:value="29.5">
            <text:p>29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9-28T16:00:00">
            <text:p>Thu Sep 28 16:00:00 2023</text:p>
          </table:table-cell>
          <table:table-cell office:value-type="float" office:value="42.59722083333333">
            <text:p>42.59722083333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20.3333">
            <text:p>20.3333</text:p>
          </table:table-cell>
          <table:table-cell office:value-type="float" office:value="29.6667">
            <text:p>29.6667</text:p>
          </table:table-cell>
          <table:table-cell office:value-type="float" office:value="27.6667">
            <text:p>27.6667</text:p>
          </table:table-cell>
          <table:table-cell office:value-type="float" office:value="32.8333">
            <text:p>32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8T17:00:00">
            <text:p>Thu Sep 28 17:00:00 2023</text:p>
          </table:table-cell>
          <table:table-cell office:value-type="float" office:value="42.5625">
            <text:p>42.5625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20.3333">
            <text:p>20.3333</text:p>
          </table:table-cell>
          <table:table-cell office:value-type="float" office:value="29.6667">
            <text:p>29.6667</text:p>
          </table:table-cell>
          <table:table-cell office:value-type="float" office:value="27.6667">
            <text:p>27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9-28T18:00:00">
            <text:p>Thu Sep 28 18:00:00 2023</text:p>
          </table:table-cell>
          <table:table-cell office:value-type="float" office:value="42.22222083333333">
            <text:p>42.22222083333333</text:p>
          </table:table-cell>
          <table:table-cell office:value-type="float" office:value="23.5">
            <text:p>23.5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20.3333">
            <text:p>20.3333</text:p>
          </table:table-cell>
          <table:table-cell office:value-type="float" office:value="29.6667">
            <text:p>29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9-28T19:00:00">
            <text:p>Thu Sep 28 19:00:00 2023</text:p>
          </table:table-cell>
          <table:table-cell office:value-type="float" office:value="42.06249583333334">
            <text:p>42.06249583333334</text:p>
          </table:table-cell>
          <table:table-cell office:value-type="float" office:value="36.3333">
            <text:p>36.3333</text:p>
          </table:table-cell>
          <table:table-cell office:value-type="float" office:value="23.5">
            <text:p>23.5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20.3333">
            <text:p>20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29T14:00:00">
            <text:p>Fri Sep 29 14:00:00 2023</text:p>
          </table:table-cell>
          <table:table-cell office:value-type="float" office:value="43.916670833333335">
            <text:p>43.916670833333335</text:p>
          </table:table-cell>
          <table:table-cell office:value-type="float" office:value="19.1667">
            <text:p>19.1667</text:p>
          </table:table-cell>
          <table:table-cell office:value-type="float" office:value="31.6667">
            <text:p>31.6667</text:p>
          </table:table-cell>
          <table:table-cell office:value-type="float" office:value="39.8333">
            <text:p>39.8333</text:p>
          </table:table-cell>
          <table:table-cell office:value-type="float" office:value="42.5">
            <text:p>42.5</text:p>
          </table:table-cell>
          <table:table-cell office:value-type="float" office:value="52.1667">
            <text:p>52.1667</text:p>
          </table:table-cell>
          <table:table-cell office:value-type="float" office:value="59.8333">
            <text:p>59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9-29T15:00:00">
            <text:p>Fri Sep 29 15:00:00 2023</text:p>
          </table:table-cell>
          <table:table-cell office:value-type="float" office:value="43.84027916666667">
            <text:p>43.84027916666667</text:p>
          </table:table-cell>
          <table:table-cell office:value-type="float" office:value="11.8333">
            <text:p>11.8333</text:p>
          </table:table-cell>
          <table:table-cell office:value-type="float" office:value="19.1667">
            <text:p>19.1667</text:p>
          </table:table-cell>
          <table:table-cell office:value-type="float" office:value="31.6667">
            <text:p>31.6667</text:p>
          </table:table-cell>
          <table:table-cell office:value-type="float" office:value="39.8333">
            <text:p>39.8333</text:p>
          </table:table-cell>
          <table:table-cell office:value-type="float" office:value="42.5">
            <text:p>42.5</text:p>
          </table:table-cell>
          <table:table-cell office:value-type="float" office:value="52.1667">
            <text:p>52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29T16:00:00">
            <text:p>Fri Sep 29 16:00:00 2023</text:p>
          </table:table-cell>
          <table:table-cell office:value-type="float" office:value="43.784725">
            <text:p>43.784725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19.1667">
            <text:p>19.1667</text:p>
          </table:table-cell>
          <table:table-cell office:value-type="float" office:value="31.6667">
            <text:p>31.6667</text:p>
          </table:table-cell>
          <table:table-cell office:value-type="float" office:value="39.8333">
            <text:p>39.8333</text:p>
          </table:table-cell>
          <table:table-cell office:value-type="float" office:value="42.5">
            <text:p>42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29T17:00:00">
            <text:p>Fri Sep 29 17:00:00 2023</text:p>
          </table:table-cell>
          <table:table-cell office:value-type="float" office:value="43.36805833333333">
            <text:p>43.36805833333333</text:p>
          </table:table-cell>
          <table:table-cell office:value-type="float" office:value="11.1667">
            <text:p>11.1667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19.1667">
            <text:p>19.1667</text:p>
          </table:table-cell>
          <table:table-cell office:value-type="float" office:value="31.6667">
            <text:p>31.6667</text:p>
          </table:table-cell>
          <table:table-cell office:value-type="float" office:value="39.8333">
            <text:p>39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9-29T18:00:00">
            <text:p>Fri Sep 29 18:00:00 2023</text:p>
          </table:table-cell>
          <table:table-cell office:value-type="float" office:value="42.87500416666666">
            <text:p>42.87500416666666</text:p>
          </table:table-cell>
          <table:table-cell office:value-type="float" office:value="21.1667">
            <text:p>21.1667</text:p>
          </table:table-cell>
          <table:table-cell office:value-type="float" office:value="11.1667">
            <text:p>11.1667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19.1667">
            <text:p>19.1667</text:p>
          </table:table-cell>
          <table:table-cell office:value-type="float" office:value="31.6667">
            <text:p>31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9-29T19:00:00">
            <text:p>Fri Sep 29 19:00:00 2023</text:p>
          </table:table-cell>
          <table:table-cell office:value-type="float" office:value="42.444449999999996">
            <text:p>42.444449999999996</text:p>
          </table:table-cell>
          <table:table-cell office:value-type="float" office:value="29.6667">
            <text:p>29.6667</text:p>
          </table:table-cell>
          <table:table-cell office:value-type="float" office:value="21.1667">
            <text:p>21.1667</text:p>
          </table:table-cell>
          <table:table-cell office:value-type="float" office:value="11.1667">
            <text:p>11.1667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19.1667">
            <text:p>19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9-30T12:00:00">
            <text:p>Sat Sep 30 12:00:00 2023</text:p>
          </table:table-cell>
          <table:table-cell office:value-type="float" office:value="39.93055416666667">
            <text:p>39.93055416666667</text:p>
          </table:table-cell>
          <table:table-cell office:value-type="float" office:value="23.6667">
            <text:p>23.6667</text:p>
          </table:table-cell>
          <table:table-cell office:value-type="float" office:value="15.5">
            <text:p>15.5</text:p>
          </table:table-cell>
          <table:table-cell office:value-type="float" office:value="23.3333">
            <text:p>23.3333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12.3333">
            <text:p>12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9-30T13:00:00">
            <text:p>Sat Sep 30 13:00:00 2023</text:p>
          </table:table-cell>
          <table:table-cell office:value-type="float" office:value="40.52777916666667">
            <text:p>40.52777916666667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15.5">
            <text:p>15.5</text:p>
          </table:table-cell>
          <table:table-cell office:value-type="float" office:value="23.3333">
            <text:p>23.3333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30T14:00:00">
            <text:p>Sat Sep 30 14:00:00 2023</text:p>
          </table:table-cell>
          <table:table-cell office:value-type="float" office:value="40.61805833333333">
            <text:p>40.61805833333333</text:p>
          </table:table-cell>
          <table:table-cell office:value-type="float" office:value="33.8333">
            <text:p>33.8333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15.5">
            <text:p>15.5</text:p>
          </table:table-cell>
          <table:table-cell office:value-type="float" office:value="23.3333">
            <text:p>23.3333</text:p>
          </table:table-cell>
          <table:table-cell office:value-type="float" office:value="9.6667">
            <text:p>9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9-30T15:00:00">
            <text:p>Sat Sep 30 15:00:00 2023</text:p>
          </table:table-cell>
          <table:table-cell office:value-type="float" office:value="40.86805833333333">
            <text:p>40.86805833333333</text:p>
          </table:table-cell>
          <table:table-cell office:value-type="float" office:value="31.5">
            <text:p>31.5</text:p>
          </table:table-cell>
          <table:table-cell office:value-type="float" office:value="33.8333">
            <text:p>33.8333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15.5">
            <text:p>15.5</text:p>
          </table:table-cell>
          <table:table-cell office:value-type="float" office:value="23.3333">
            <text:p>23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9-30T16:00:00">
            <text:p>Sat Sep 30 16:00:00 2023</text:p>
          </table:table-cell>
          <table:table-cell office:value-type="float" office:value="41.09027916666667">
            <text:p>41.09027916666667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33.8333">
            <text:p>33.8333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15.5">
            <text:p>15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0-01T11:00:00">
            <text:p>Sun Oct  1 11:00:00 2023</text:p>
          </table:table-cell>
          <table:table-cell office:value-type="float" office:value="50.944449999999996">
            <text:p>50.944449999999996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0-01T12:00:00">
            <text:p>Sun Oct  1 12:00:00 2023</text:p>
          </table:table-cell>
          <table:table-cell office:value-type="float" office:value="51.034725">
            <text:p>51.034725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01T21:00:00">
            <text:p>Sun Oct  1 21:00:00 2023</text:p>
          </table:table-cell>
          <table:table-cell office:value-type="float" office:value="49.50694583333333">
            <text:p>49.50694583333333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01T22:00:00">
            <text:p>Sun Oct  1 22:00:00 2023</text:p>
          </table:table-cell>
          <table:table-cell office:value-type="float" office:value="49.43055416666667">
            <text:p>49.43055416666667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10-01T23:00:00">
            <text:p>Sun Oct  1 23:00:00 2023</text:p>
          </table:table-cell>
          <table:table-cell office:value-type="float" office:value="48.6111125">
            <text:p>48.6111125</text:p>
          </table:table-cell>
          <table:table-cell office:value-type="float" office:value="39.5">
            <text:p>39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02T00:00:00">
            <text:p>Mon Oct  2 00:00:00 2023</text:p>
          </table:table-cell>
          <table:table-cell office:value-type="float" office:value="46.972225">
            <text:p>46.972225</text:p>
          </table:table-cell>
          <table:table-cell office:value-type="float" office:value="36.5">
            <text:p>36.5</text:p>
          </table:table-cell>
          <table:table-cell office:value-type="float" office:value="39.5">
            <text:p>39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0-04T12:00:00">
            <text:p>Wed Oct  4 12:00:00 2023</text:p>
          </table:table-cell>
          <table:table-cell office:value-type="float" office:value="44.604170833333335">
            <text:p>44.604170833333335</text:p>
          </table:table-cell>
          <table:table-cell office:value-type="float" office:value="38.6667">
            <text:p>38.6667</text:p>
          </table:table-cell>
          <table:table-cell office:value-type="float" office:value="36.5">
            <text:p>36.5</text:p>
          </table:table-cell>
          <table:table-cell office:value-type="float" office:value="39.5">
            <text:p>39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0-04T13:00:00">
            <text:p>Wed Oct  4 13:00:00 2023</text:p>
          </table:table-cell>
          <table:table-cell office:value-type="float" office:value="42.7430625">
            <text:p>42.7430625</text:p>
          </table:table-cell>
          <table:table-cell office:value-type="float" office:value="42.5">
            <text:p>42.5</text:p>
          </table:table-cell>
          <table:table-cell office:value-type="float" office:value="38.6667">
            <text:p>38.6667</text:p>
          </table:table-cell>
          <table:table-cell office:value-type="float" office:value="36.5">
            <text:p>36.5</text:p>
          </table:table-cell>
          <table:table-cell office:value-type="float" office:value="39.5">
            <text:p>39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04T14:00:00">
            <text:p>Wed Oct  4 14:00:00 2023</text:p>
          </table:table-cell>
          <table:table-cell office:value-type="float" office:value="42.083337500000006">
            <text:p>42.083337500000006</text:p>
          </table:table-cell>
          <table:table-cell office:value-type="float" office:value="53.3333">
            <text:p>53.3333</text:p>
          </table:table-cell>
          <table:table-cell office:value-type="float" office:value="42.5">
            <text:p>42.5</text:p>
          </table:table-cell>
          <table:table-cell office:value-type="float" office:value="38.6667">
            <text:p>38.6667</text:p>
          </table:table-cell>
          <table:table-cell office:value-type="float" office:value="36.5">
            <text:p>36.5</text:p>
          </table:table-cell>
          <table:table-cell office:value-type="float" office:value="39.5">
            <text:p>39.5</text:p>
          </table:table-cell>
          <table:table-cell office:value-type="float" office:value="44.6667">
            <text:p>44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10-04T15:00:00">
            <text:p>Wed Oct  4 15:00:00 2023</text:p>
          </table:table-cell>
          <table:table-cell office:value-type="float" office:value="42.4583375">
            <text:p>42.4583375</text:p>
          </table:table-cell>
          <table:table-cell office:value-type="float" office:value="20.0">
            <text:p>20.0</text:p>
          </table:table-cell>
          <table:table-cell office:value-type="float" office:value="53.3333">
            <text:p>53.3333</text:p>
          </table:table-cell>
          <table:table-cell office:value-type="float" office:value="42.5">
            <text:p>42.5</text:p>
          </table:table-cell>
          <table:table-cell office:value-type="float" office:value="38.6667">
            <text:p>38.6667</text:p>
          </table:table-cell>
          <table:table-cell office:value-type="float" office:value="36.5">
            <text:p>36.5</text:p>
          </table:table-cell>
          <table:table-cell office:value-type="float" office:value="39.5">
            <text:p>39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10-04T16:00:00">
            <text:p>Wed Oct  4 16:00:00 2023</text:p>
          </table:table-cell>
          <table:table-cell office:value-type="float" office:value="43.88889583333333">
            <text:p>43.88889583333333</text:p>
          </table:table-cell>
          <table:table-cell office:value-type="float" office:value="59.8333">
            <text:p>59.8333</text:p>
          </table:table-cell>
          <table:table-cell office:value-type="float" office:value="20.0">
            <text:p>20.0</text:p>
          </table:table-cell>
          <table:table-cell office:value-type="float" office:value="53.3333">
            <text:p>53.3333</text:p>
          </table:table-cell>
          <table:table-cell office:value-type="float" office:value="42.5">
            <text:p>42.5</text:p>
          </table:table-cell>
          <table:table-cell office:value-type="float" office:value="38.6667">
            <text:p>38.6667</text:p>
          </table:table-cell>
          <table:table-cell office:value-type="float" office:value="36.5">
            <text:p>36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04T17:00:00">
            <text:p>Wed Oct  4 17:00:00 2023</text:p>
          </table:table-cell>
          <table:table-cell office:value-type="float" office:value="45.70139583333333">
            <text:p>45.70139583333333</text:p>
          </table:table-cell>
          <table:table-cell office:value-type="float" office:value="50.1667">
            <text:p>50.1667</text:p>
          </table:table-cell>
          <table:table-cell office:value-type="float" office:value="59.8333">
            <text:p>59.8333</text:p>
          </table:table-cell>
          <table:table-cell office:value-type="float" office:value="20.0">
            <text:p>20.0</text:p>
          </table:table-cell>
          <table:table-cell office:value-type="float" office:value="53.3333">
            <text:p>53.3333</text:p>
          </table:table-cell>
          <table:table-cell office:value-type="float" office:value="42.5">
            <text:p>42.5</text:p>
          </table:table-cell>
          <table:table-cell office:value-type="float" office:value="38.6667">
            <text:p>38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10-04T18:00:00">
            <text:p>Wed Oct  4 18:00:00 2023</text:p>
          </table:table-cell>
          <table:table-cell office:value-type="float" office:value="47.58334166666666">
            <text:p>47.58334166666666</text:p>
          </table:table-cell>
          <table:table-cell office:value-type="float" office:value="39.0">
            <text:p>39.0</text:p>
          </table:table-cell>
          <table:table-cell office:value-type="float" office:value="50.1667">
            <text:p>50.1667</text:p>
          </table:table-cell>
          <table:table-cell office:value-type="float" office:value="59.8333">
            <text:p>59.8333</text:p>
          </table:table-cell>
          <table:table-cell office:value-type="float" office:value="20.0">
            <text:p>20.0</text:p>
          </table:table-cell>
          <table:table-cell office:value-type="float" office:value="53.3333">
            <text:p>53.3333</text:p>
          </table:table-cell>
          <table:table-cell office:value-type="float" office:value="42.5">
            <text:p>42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0-05T13:00:00">
            <text:p>Thu Oct  5 13:00:00 2023</text:p>
          </table:table-cell>
          <table:table-cell office:value-type="float" office:value="41.486108333333334">
            <text:p>41.486108333333334</text:p>
          </table:table-cell>
          <table:table-cell office:value-type="float" office:value="18.8333">
            <text:p>18.8333</text:p>
          </table:table-cell>
          <table:table-cell office:value-type="float" office:value="34.0">
            <text:p>34.0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31.5">
            <text:p>31.5</text:p>
          </table:table-cell>
          <table:table-cell office:value-type="float" office:value="43.1667">
            <text:p>43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0-05T14:00:00">
            <text:p>Thu Oct  5 14:00:00 2023</text:p>
          </table:table-cell>
          <table:table-cell office:value-type="float" office:value="41.1388875">
            <text:p>41.1388875</text:p>
          </table:table-cell>
          <table:table-cell office:value-type="float" office:value="15.1667">
            <text:p>15.1667</text:p>
          </table:table-cell>
          <table:table-cell office:value-type="float" office:value="18.8333">
            <text:p>18.8333</text:p>
          </table:table-cell>
          <table:table-cell office:value-type="float" office:value="34.0">
            <text:p>34.0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31.5">
            <text:p>31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0-05T15:00:00">
            <text:p>Thu Oct  5 15:00:00 2023</text:p>
          </table:table-cell>
          <table:table-cell office:value-type="float" office:value="40.74305416666667">
            <text:p>40.74305416666667</text:p>
          </table:table-cell>
          <table:table-cell office:value-type="float" office:value="5.3333">
            <text:p>5.3333</text:p>
          </table:table-cell>
          <table:table-cell office:value-type="float" office:value="15.1667">
            <text:p>15.1667</text:p>
          </table:table-cell>
          <table:table-cell office:value-type="float" office:value="18.8333">
            <text:p>18.8333</text:p>
          </table:table-cell>
          <table:table-cell office:value-type="float" office:value="34.0">
            <text:p>34.0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10-05T16:00:00">
            <text:p>Thu Oct  5 16:00:00 2023</text:p>
          </table:table-cell>
          <table:table-cell office:value-type="float" office:value="40.31249583333334">
            <text:p>40.31249583333334</text:p>
          </table:table-cell>
          <table:table-cell office:value-type="float" office:value="1.8333">
            <text:p>1.8333</text:p>
          </table:table-cell>
          <table:table-cell office:value-type="float" office:value="5.3333">
            <text:p>5.3333</text:p>
          </table:table-cell>
          <table:table-cell office:value-type="float" office:value="15.1667">
            <text:p>15.1667</text:p>
          </table:table-cell>
          <table:table-cell office:value-type="float" office:value="18.8333">
            <text:p>18.8333</text:p>
          </table:table-cell>
          <table:table-cell office:value-type="float" office:value="34.0">
            <text:p>34.0</text:p>
          </table:table-cell>
          <table:table-cell office:value-type="float" office:value="47.1667">
            <text:p>47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10-05T17:00:00">
            <text:p>Thu Oct  5 17:00:00 2023</text:p>
          </table:table-cell>
          <table:table-cell office:value-type="float" office:value="39.81944166666667">
            <text:p>39.81944166666667</text:p>
          </table:table-cell>
          <table:table-cell office:value-type="float" office:value="2.8333">
            <text:p>2.8333</text:p>
          </table:table-cell>
          <table:table-cell office:value-type="float" office:value="1.8333">
            <text:p>1.8333</text:p>
          </table:table-cell>
          <table:table-cell office:value-type="float" office:value="5.3333">
            <text:p>5.3333</text:p>
          </table:table-cell>
          <table:table-cell office:value-type="float" office:value="15.1667">
            <text:p>15.1667</text:p>
          </table:table-cell>
          <table:table-cell office:value-type="float" office:value="18.8333">
            <text:p>18.8333</text:p>
          </table:table-cell>
          <table:table-cell office:value-type="float" office:value="34.0">
            <text:p>34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05T18:00:00">
            <text:p>Thu Oct  5 18:00:00 2023</text:p>
          </table:table-cell>
          <table:table-cell office:value-type="float" office:value="38.965275">
            <text:p>38.965275</text:p>
          </table:table-cell>
          <table:table-cell office:value-type="float" office:value="14.0">
            <text:p>14.0</text:p>
          </table:table-cell>
          <table:table-cell office:value-type="float" office:value="2.8333">
            <text:p>2.8333</text:p>
          </table:table-cell>
          <table:table-cell office:value-type="float" office:value="1.8333">
            <text:p>1.8333</text:p>
          </table:table-cell>
          <table:table-cell office:value-type="float" office:value="5.3333">
            <text:p>5.3333</text:p>
          </table:table-cell>
          <table:table-cell office:value-type="float" office:value="15.1667">
            <text:p>15.1667</text:p>
          </table:table-cell>
          <table:table-cell office:value-type="float" office:value="18.8333">
            <text:p>18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05T19:00:00">
            <text:p>Thu Oct  5 19:00:00 2023</text:p>
          </table:table-cell>
          <table:table-cell office:value-type="float" office:value="38.354166666666664">
            <text:p>38.354166666666664</text:p>
          </table:table-cell>
          <table:table-cell office:value-type="float" office:value="32.8333">
            <text:p>32.8333</text:p>
          </table:table-cell>
          <table:table-cell office:value-type="float" office:value="14.0">
            <text:p>14.0</text:p>
          </table:table-cell>
          <table:table-cell office:value-type="float" office:value="2.8333">
            <text:p>2.8333</text:p>
          </table:table-cell>
          <table:table-cell office:value-type="float" office:value="1.8333">
            <text:p>1.8333</text:p>
          </table:table-cell>
          <table:table-cell office:value-type="float" office:value="5.3333">
            <text:p>5.3333</text:p>
          </table:table-cell>
          <table:table-cell office:value-type="float" office:value="15.1667">
            <text:p>15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06T15:00:00">
            <text:p>Fri Oct  6 15:00:00 2023</text:p>
          </table:table-cell>
          <table:table-cell office:value-type="float" office:value="47.444449999999996">
            <text:p>47.444449999999996</text:p>
          </table:table-cell>
          <table:table-cell office:value-type="float" office:value="36.5">
            <text:p>36.5</text:p>
          </table:table-cell>
          <table:table-cell office:value-type="float" office:value="32.0">
            <text:p>32.0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38.0">
            <text:p>38.0</text:p>
          </table:table-cell>
          <table:table-cell office:value-type="float" office:value="49.1667">
            <text:p>49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0-06T16:00:00">
            <text:p>Fri Oct  6 16:00:00 2023</text:p>
          </table:table-cell>
          <table:table-cell office:value-type="float" office:value="47.79861666666667">
            <text:p>47.79861666666667</text:p>
          </table:table-cell>
          <table:table-cell office:value-type="float" office:value="31.0">
            <text:p>31.0</text:p>
          </table:table-cell>
          <table:table-cell office:value-type="float" office:value="36.5">
            <text:p>36.5</text:p>
          </table:table-cell>
          <table:table-cell office:value-type="float" office:value="32.0">
            <text:p>32.0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38.0">
            <text:p>38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0-06T17:00:00">
            <text:p>Fri Oct  6 17:00:00 2023</text:p>
          </table:table-cell>
          <table:table-cell office:value-type="float" office:value="48.354175">
            <text:p>48.354175</text:p>
          </table:table-cell>
          <table:table-cell office:value-type="float" office:value="20.0">
            <text:p>20.0</text:p>
          </table:table-cell>
          <table:table-cell office:value-type="float" office:value="31.0">
            <text:p>31.0</text:p>
          </table:table-cell>
          <table:table-cell office:value-type="float" office:value="36.5">
            <text:p>36.5</text:p>
          </table:table-cell>
          <table:table-cell office:value-type="float" office:value="32.0">
            <text:p>32.0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10-06T18:00:00">
            <text:p>Fri Oct  6 18:00:00 2023</text:p>
          </table:table-cell>
          <table:table-cell office:value-type="float" office:value="48.777787499999995">
            <text:p>48.777787499999995</text:p>
          </table:table-cell>
          <table:table-cell office:value-type="float" office:value="27.8333">
            <text:p>27.8333</text:p>
          </table:table-cell>
          <table:table-cell office:value-type="float" office:value="20.0">
            <text:p>20.0</text:p>
          </table:table-cell>
          <table:table-cell office:value-type="float" office:value="31.0">
            <text:p>31.0</text:p>
          </table:table-cell>
          <table:table-cell office:value-type="float" office:value="36.5">
            <text:p>36.5</text:p>
          </table:table-cell>
          <table:table-cell office:value-type="float" office:value="32.0">
            <text:p>32.0</text:p>
          </table:table-cell>
          <table:table-cell office:value-type="float" office:value="37.6667">
            <text:p>37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0-06T19:00:00">
            <text:p>Fri Oct  6 19:00:00 2023</text:p>
          </table:table-cell>
          <table:table-cell office:value-type="float" office:value="49.652787499999995">
            <text:p>49.652787499999995</text:p>
          </table:table-cell>
          <table:table-cell office:value-type="float" office:value="33.1667">
            <text:p>33.1667</text:p>
          </table:table-cell>
          <table:table-cell office:value-type="float" office:value="27.8333">
            <text:p>27.8333</text:p>
          </table:table-cell>
          <table:table-cell office:value-type="float" office:value="20.0">
            <text:p>20.0</text:p>
          </table:table-cell>
          <table:table-cell office:value-type="float" office:value="31.0">
            <text:p>31.0</text:p>
          </table:table-cell>
          <table:table-cell office:value-type="float" office:value="36.5">
            <text:p>36.5</text:p>
          </table:table-cell>
          <table:table-cell office:value-type="float" office:value="32.0">
            <text:p>32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10-06T20:00:00">
            <text:p>Fri Oct  6 20:00:00 2023</text:p>
          </table:table-cell>
          <table:table-cell office:value-type="float" office:value="49.33334166666666">
            <text:p>49.33334166666666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  <table:table-cell office:value-type="float" office:value="27.8333">
            <text:p>27.8333</text:p>
          </table:table-cell>
          <table:table-cell office:value-type="float" office:value="20.0">
            <text:p>20.0</text:p>
          </table:table-cell>
          <table:table-cell office:value-type="float" office:value="31.0">
            <text:p>31.0</text:p>
          </table:table-cell>
          <table:table-cell office:value-type="float" office:value="36.5">
            <text:p>36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07T11:00:00">
            <text:p>Sat Oct  7 11:00:00 2023</text:p>
          </table:table-cell>
          <table:table-cell office:value-type="float" office:value="39.90278333333334">
            <text:p>39.90278333333334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12.3333">
            <text:p>12.3333</text:p>
          </table:table-cell>
          <table:table-cell office:value-type="float" office:value="23.5">
            <text:p>23.5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0-07T12:00:00">
            <text:p>Sat Oct  7 12:00:00 2023</text:p>
          </table:table-cell>
          <table:table-cell office:value-type="float" office:value="39.92361666666667">
            <text:p>39.92361666666667</text:p>
          </table:table-cell>
          <table:table-cell office:value-type="float" office:value="33.8333">
            <text:p>33.833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12.3333">
            <text:p>12.3333</text:p>
          </table:table-cell>
          <table:table-cell office:value-type="float" office:value="23.5">
            <text:p>23.5</text:p>
          </table:table-cell>
          <table:table-cell office:value-type="float" office:value="21.6667">
            <text:p>21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0-07T13:00:00">
            <text:p>Sat Oct  7 13:00:00 2023</text:p>
          </table:table-cell>
          <table:table-cell office:value-type="float" office:value="40.076395833333336">
            <text:p>40.076395833333336</text:p>
          </table:table-cell>
          <table:table-cell office:value-type="float" office:value="35.0">
            <text:p>35.0</text:p>
          </table:table-cell>
          <table:table-cell office:value-type="float" office:value="33.8333">
            <text:p>33.833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12.3333">
            <text:p>12.3333</text:p>
          </table:table-cell>
          <table:table-cell office:value-type="float" office:value="23.5">
            <text:p>23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0-07T14:00:00">
            <text:p>Sat Oct  7 14:00:00 2023</text:p>
          </table:table-cell>
          <table:table-cell office:value-type="float" office:value="39.84722916666667">
            <text:p>39.84722916666667</text:p>
          </table:table-cell>
          <table:table-cell office:value-type="float" office:value="24.8333">
            <text:p>24.8333</text:p>
          </table:table-cell>
          <table:table-cell office:value-type="float" office:value="35.0">
            <text:p>35.0</text:p>
          </table:table-cell>
          <table:table-cell office:value-type="float" office:value="33.8333">
            <text:p>33.833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12.3333">
            <text:p>12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07T15:00:00">
            <text:p>Sat Oct  7 15:00:00 2023</text:p>
          </table:table-cell>
          <table:table-cell office:value-type="float" office:value="39.729175000000005">
            <text:p>39.729175000000005</text:p>
          </table:table-cell>
          <table:table-cell office:value-type="float" office:value="21.0">
            <text:p>21.0</text:p>
          </table:table-cell>
          <table:table-cell office:value-type="float" office:value="24.8333">
            <text:p>24.8333</text:p>
          </table:table-cell>
          <table:table-cell office:value-type="float" office:value="35.0">
            <text:p>35.0</text:p>
          </table:table-cell>
          <table:table-cell office:value-type="float" office:value="33.8333">
            <text:p>33.833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0-07T16:00:00">
            <text:p>Sat Oct  7 16:00:00 2023</text:p>
          </table:table-cell>
          <table:table-cell office:value-type="float" office:value="39.729175000000005">
            <text:p>39.729175000000005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24.8333">
            <text:p>24.8333</text:p>
          </table:table-cell>
          <table:table-cell office:value-type="float" office:value="35.0">
            <text:p>35.0</text:p>
          </table:table-cell>
          <table:table-cell office:value-type="float" office:value="33.8333">
            <text:p>33.8333</text:p>
          </table:table-cell>
          <table:table-cell office:value-type="float" office:value="20.6667">
            <text:p>20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0-07T17:00:00">
            <text:p>Sat Oct  7 17:00:00 2023</text:p>
          </table:table-cell>
          <table:table-cell office:value-type="float" office:value="39.79861666666667">
            <text:p>39.79861666666667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24.8333">
            <text:p>24.8333</text:p>
          </table:table-cell>
          <table:table-cell office:value-type="float" office:value="35.0">
            <text:p>35.0</text:p>
          </table:table-cell>
          <table:table-cell office:value-type="float" office:value="33.8333">
            <text:p>33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10-08T11:00:00">
            <text:p>Sun Oct  8 11:00:00 2023</text:p>
          </table:table-cell>
          <table:table-cell office:value-type="float" office:value="41.15971666666666">
            <text:p>41.15971666666666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4.6667">
            <text:p>4.6667</text:p>
          </table:table-cell>
          <table:table-cell office:value-type="float" office:value="7.5">
            <text:p>7.5</text:p>
          </table:table-cell>
          <table:table-cell office:value-type="float" office:value="35.3333">
            <text:p>35.3333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08T12:00:00">
            <text:p>Sun Oct  8 12:00:00 2023</text:p>
          </table:table-cell>
          <table:table-cell office:value-type="float" office:value="41.53471666666667">
            <text:p>41.53471666666667</text:p>
          </table:table-cell>
          <table:table-cell office:value-type="float" office:value="19.0">
            <text:p>19.0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4.6667">
            <text:p>4.6667</text:p>
          </table:table-cell>
          <table:table-cell office:value-type="float" office:value="7.5">
            <text:p>7.5</text:p>
          </table:table-cell>
          <table:table-cell office:value-type="float" office:value="35.3333">
            <text:p>35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0-08T21:00:00">
            <text:p>Sun Oct  8 21:00:00 2023</text:p>
          </table:table-cell>
          <table:table-cell office:value-type="float" office:value="41.590270833333335">
            <text:p>41.590270833333335</text:p>
          </table:table-cell>
          <table:table-cell office:value-type="float" office:value="37.8333">
            <text:p>37.8333</text:p>
          </table:table-cell>
          <table:table-cell office:value-type="float" office:value="19.0">
            <text:p>19.0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4.6667">
            <text:p>4.6667</text:p>
          </table:table-cell>
          <table:table-cell office:value-type="float" office:value="7.5">
            <text:p>7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0-08T22:00:00">
            <text:p>Sun Oct  8 22:00:00 2023</text:p>
          </table:table-cell>
          <table:table-cell office:value-type="float" office:value="41.46527083333333">
            <text:p>41.46527083333333</text:p>
          </table:table-cell>
          <table:table-cell office:value-type="float" office:value="39.5">
            <text:p>39.5</text:p>
          </table:table-cell>
          <table:table-cell office:value-type="float" office:value="37.8333">
            <text:p>37.8333</text:p>
          </table:table-cell>
          <table:table-cell office:value-type="float" office:value="19.0">
            <text:p>19.0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4.6667">
            <text:p>4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08T23:00:00">
            <text:p>Sun Oct  8 23:00:00 2023</text:p>
          </table:table-cell>
          <table:table-cell office:value-type="float" office:value="40.72915833333333">
            <text:p>40.72915833333333</text:p>
          </table:table-cell>
          <table:table-cell office:value-type="float" office:value="40.1667">
            <text:p>40.1667</text:p>
          </table:table-cell>
          <table:table-cell office:value-type="float" office:value="39.5">
            <text:p>39.5</text:p>
          </table:table-cell>
          <table:table-cell office:value-type="float" office:value="37.8333">
            <text:p>37.8333</text:p>
          </table:table-cell>
          <table:table-cell office:value-type="float" office:value="19.0">
            <text:p>19.0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09T00:00:00">
            <text:p>Mon Oct  9 00:00:00 2023</text:p>
          </table:table-cell>
          <table:table-cell office:value-type="float" office:value="39.47915833333334">
            <text:p>39.47915833333334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  <table:table-cell office:value-type="float" office:value="39.5">
            <text:p>39.5</text:p>
          </table:table-cell>
          <table:table-cell office:value-type="float" office:value="37.8333">
            <text:p>37.8333</text:p>
          </table:table-cell>
          <table:table-cell office:value-type="float" office:value="19.0">
            <text:p>19.0</text:p>
          </table:table-cell>
          <table:table-cell office:value-type="float" office:value="10.3333">
            <text:p>10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09T01:00:00">
            <text:p>Mon Oct  9 01:00:00 2023</text:p>
          </table:table-cell>
          <table:table-cell office:value-type="float" office:value="37.73610416666667">
            <text:p>37.73610416666667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  <table:table-cell office:value-type="float" office:value="39.5">
            <text:p>39.5</text:p>
          </table:table-cell>
          <table:table-cell office:value-type="float" office:value="37.8333">
            <text:p>37.8333</text:p>
          </table:table-cell>
          <table:table-cell office:value-type="float" office:value="19.0">
            <text:p>19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0-09T14:00:00">
            <text:p>Mon Oct  9 14:00:00 2023</text:p>
          </table:table-cell>
          <table:table-cell office:value-type="float" office:value="31.3333375">
            <text:p>31.3333375</text:p>
          </table:table-cell>
          <table:table-cell office:value-type="float" office:value="16.5">
            <text:p>16.5</text:p>
          </table:table-cell>
          <table:table-cell office:value-type="float" office:value="12.1667">
            <text:p>12.1667</text:p>
          </table:table-cell>
          <table:table-cell office:value-type="float" office:value="26.3333">
            <text:p>26.3333</text:p>
          </table:table-cell>
          <table:table-cell office:value-type="float" office:value="20.0">
            <text:p>20.0</text:p>
          </table:table-cell>
          <table:table-cell office:value-type="float" office:value="7.1667">
            <text:p>7.1667</text:p>
          </table:table-cell>
          <table:table-cell office:value-type="float" office:value="21.8333">
            <text:p>21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0-09T15:00:00">
            <text:p>Mon Oct  9 15:00:00 2023</text:p>
          </table:table-cell>
          <table:table-cell office:value-type="float" office:value="32.416670833333335">
            <text:p>32.416670833333335</text:p>
          </table:table-cell>
          <table:table-cell office:value-type="float" office:value="14.3333">
            <text:p>14.3333</text:p>
          </table:table-cell>
          <table:table-cell office:value-type="float" office:value="16.5">
            <text:p>16.5</text:p>
          </table:table-cell>
          <table:table-cell office:value-type="float" office:value="12.1667">
            <text:p>12.1667</text:p>
          </table:table-cell>
          <table:table-cell office:value-type="float" office:value="26.3333">
            <text:p>26.3333</text:p>
          </table:table-cell>
          <table:table-cell office:value-type="float" office:value="20.0">
            <text:p>20.0</text:p>
          </table:table-cell>
          <table:table-cell office:value-type="float" office:value="7.1667">
            <text:p>7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0-09T16:00:00">
            <text:p>Mon Oct  9 16:00:00 2023</text:p>
          </table:table-cell>
          <table:table-cell office:value-type="float" office:value="33.7361125">
            <text:p>33.7361125</text:p>
          </table:table-cell>
          <table:table-cell office:value-type="float" office:value="10.1667">
            <text:p>10.1667</text:p>
          </table:table-cell>
          <table:table-cell office:value-type="float" office:value="14.3333">
            <text:p>14.3333</text:p>
          </table:table-cell>
          <table:table-cell office:value-type="float" office:value="16.5">
            <text:p>16.5</text:p>
          </table:table-cell>
          <table:table-cell office:value-type="float" office:value="12.1667">
            <text:p>12.1667</text:p>
          </table:table-cell>
          <table:table-cell office:value-type="float" office:value="26.3333">
            <text:p>26.3333</text:p>
          </table:table-cell>
          <table:table-cell office:value-type="float" office:value="20.0">
            <text:p>20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0-09T17:00:00">
            <text:p>Mon Oct  9 17:00:00 2023</text:p>
          </table:table-cell>
          <table:table-cell office:value-type="float" office:value="35.3958375">
            <text:p>35.3958375</text:p>
          </table:table-cell>
          <table:table-cell office:value-type="float" office:value="14.1667">
            <text:p>14.1667</text:p>
          </table:table-cell>
          <table:table-cell office:value-type="float" office:value="10.1667">
            <text:p>10.1667</text:p>
          </table:table-cell>
          <table:table-cell office:value-type="float" office:value="14.3333">
            <text:p>14.3333</text:p>
          </table:table-cell>
          <table:table-cell office:value-type="float" office:value="16.5">
            <text:p>16.5</text:p>
          </table:table-cell>
          <table:table-cell office:value-type="float" office:value="12.1667">
            <text:p>12.1667</text:p>
          </table:table-cell>
          <table:table-cell office:value-type="float" office:value="26.3333">
            <text:p>26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09T18:00:00">
            <text:p>Mon Oct  9 18:00:00 2023</text:p>
          </table:table-cell>
          <table:table-cell office:value-type="float" office:value="36.881949999999996">
            <text:p>36.881949999999996</text:p>
          </table:table-cell>
          <table:table-cell office:value-type="float" office:value="24.0">
            <text:p>24.0</text:p>
          </table:table-cell>
          <table:table-cell office:value-type="float" office:value="14.1667">
            <text:p>14.1667</text:p>
          </table:table-cell>
          <table:table-cell office:value-type="float" office:value="10.1667">
            <text:p>10.1667</text:p>
          </table:table-cell>
          <table:table-cell office:value-type="float" office:value="14.3333">
            <text:p>14.3333</text:p>
          </table:table-cell>
          <table:table-cell office:value-type="float" office:value="16.5">
            <text:p>16.5</text:p>
          </table:table-cell>
          <table:table-cell office:value-type="float" office:value="12.1667">
            <text:p>12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0-10T14:00:00">
            <text:p>Tue Oct 10 14:00:00 2023</text:p>
          </table:table-cell>
          <table:table-cell office:value-type="float" office:value="45.833333333333336">
            <text:p>45.833333333333336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1.0">
            <text:p>41.0</text:p>
          </table:table-cell>
          <table:table-cell office:value-type="float" office:value="47.0">
            <text:p>47.0</text:p>
          </table:table-cell>
          <table:table-cell office:value-type="float" office:value="58.8333">
            <text:p>58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0-10T15:00:00">
            <text:p>Tue Oct 10 15:00:00 2023</text:p>
          </table:table-cell>
          <table:table-cell office:value-type="float" office:value="45.94444583333333">
            <text:p>45.94444583333333</text:p>
          </table:table-cell>
          <table:table-cell office:value-type="float" office:value="9.0">
            <text:p>9.0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1.0">
            <text:p>41.0</text:p>
          </table:table-cell>
          <table:table-cell office:value-type="float" office:value="47.0">
            <text:p>47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10-10T16:00:00">
            <text:p>Tue Oct 10 16:00:00 2023</text:p>
          </table:table-cell>
          <table:table-cell office:value-type="float" office:value="45.909725">
            <text:p>45.909725</text:p>
          </table:table-cell>
          <table:table-cell office:value-type="float" office:value="2.0">
            <text:p>2.0</text:p>
          </table:table-cell>
          <table:table-cell office:value-type="float" office:value="9.0">
            <text:p>9.0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1.0">
            <text:p>41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10T17:00:00">
            <text:p>Tue Oct 10 17:00:00 2023</text:p>
          </table:table-cell>
          <table:table-cell office:value-type="float" office:value="45.722225">
            <text:p>45.722225</text:p>
          </table:table-cell>
          <table:table-cell office:value-type="float" office:value="3.8333">
            <text:p>3.8333</text:p>
          </table:table-cell>
          <table:table-cell office:value-type="float" office:value="2.0">
            <text:p>2.0</text:p>
          </table:table-cell>
          <table:table-cell office:value-type="float" office:value="9.0">
            <text:p>9.0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10-10T18:00:00">
            <text:p>Tue Oct 10 18:00:00 2023</text:p>
          </table:table-cell>
          <table:table-cell office:value-type="float" office:value="45.57639166666667">
            <text:p>45.57639166666667</text:p>
          </table:table-cell>
          <table:table-cell office:value-type="float" office:value="15.0">
            <text:p>15.0</text:p>
          </table:table-cell>
          <table:table-cell office:value-type="float" office:value="3.8333">
            <text:p>3.8333</text:p>
          </table:table-cell>
          <table:table-cell office:value-type="float" office:value="2.0">
            <text:p>2.0</text:p>
          </table:table-cell>
          <table:table-cell office:value-type="float" office:value="9.0">
            <text:p>9.0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10-10T19:00:00">
            <text:p>Tue Oct 10 19:00:00 2023</text:p>
          </table:table-cell>
          <table:table-cell office:value-type="float" office:value="45.79167083333334">
            <text:p>45.79167083333334</text:p>
          </table:table-cell>
          <table:table-cell office:value-type="float" office:value="38.0">
            <text:p>38.0</text:p>
          </table:table-cell>
          <table:table-cell office:value-type="float" office:value="15.0">
            <text:p>15.0</text:p>
          </table:table-cell>
          <table:table-cell office:value-type="float" office:value="3.8333">
            <text:p>3.8333</text:p>
          </table:table-cell>
          <table:table-cell office:value-type="float" office:value="2.0">
            <text:p>2.0</text:p>
          </table:table-cell>
          <table:table-cell office:value-type="float" office:value="9.0">
            <text:p>9.0</text:p>
          </table:table-cell>
          <table:table-cell office:value-type="float" office:value="27.0">
            <text:p>27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10-10T20:00:00">
            <text:p>Tue Oct 10 20:00:00 2023</text:p>
          </table:table-cell>
          <table:table-cell office:value-type="float" office:value="46.50000416666668">
            <text:p>46.50000416666668</text:p>
          </table:table-cell>
          <table:table-cell office:value-type="float" office:value="49.6667">
            <text:p>49.6667</text:p>
          </table:table-cell>
          <table:table-cell office:value-type="float" office:value="38.0">
            <text:p>38.0</text:p>
          </table:table-cell>
          <table:table-cell office:value-type="float" office:value="15.0">
            <text:p>15.0</text:p>
          </table:table-cell>
          <table:table-cell office:value-type="float" office:value="3.8333">
            <text:p>3.8333</text:p>
          </table:table-cell>
          <table:table-cell office:value-type="float" office:value="2.0">
            <text:p>2.0</text:p>
          </table:table-cell>
          <table:table-cell office:value-type="float" office:value="9.0">
            <text:p>9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11T14:00:00">
            <text:p>Wed Oct 11 14:00:00 2023</text:p>
          </table:table-cell>
          <table:table-cell office:value-type="float" office:value="46.104170833333335">
            <text:p>46.104170833333335</text:p>
          </table:table-cell>
          <table:table-cell office:value-type="float" office:value="20.5">
            <text:p>20.5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8.1667">
            <text:p>58.1667</text:p>
          </table:table-cell>
          <table:table-cell office:value-type="float" office:value="51.0">
            <text:p>51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0-11T15:00:00">
            <text:p>Wed Oct 11 15:00:00 2023</text:p>
          </table:table-cell>
          <table:table-cell office:value-type="float" office:value="46.4583375">
            <text:p>46.4583375</text:p>
          </table:table-cell>
          <table:table-cell office:value-type="float" office:value="13.0">
            <text:p>13.0</text:p>
          </table:table-cell>
          <table:table-cell office:value-type="float" office:value="20.5">
            <text:p>20.5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8.1667">
            <text:p>58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0-11T16:00:00">
            <text:p>Wed Oct 11 16:00:00 2023</text:p>
          </table:table-cell>
          <table:table-cell office:value-type="float" office:value="46.92361666666667">
            <text:p>46.92361666666667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  <table:table-cell office:value-type="float" office:value="20.5">
            <text:p>20.5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10-11T17:00:00">
            <text:p>Wed Oct 11 17:00:00 2023</text:p>
          </table:table-cell>
          <table:table-cell office:value-type="float" office:value="47.319449999999996">
            <text:p>47.319449999999996</text:p>
          </table:table-cell>
          <table:table-cell office:value-type="float" office:value="8.1667">
            <text:p>8.1667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  <table:table-cell office:value-type="float" office:value="20.5">
            <text:p>20.5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10-11T18:00:00">
            <text:p>Wed Oct 11 18:00:00 2023</text:p>
          </table:table-cell>
          <table:table-cell office:value-type="float" office:value="47.819449999999996">
            <text:p>47.819449999999996</text:p>
          </table:table-cell>
          <table:table-cell office:value-type="float" office:value="21.6667">
            <text:p>21.6667</text:p>
          </table:table-cell>
          <table:table-cell office:value-type="float" office:value="8.1667">
            <text:p>8.1667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  <table:table-cell office:value-type="float" office:value="20.5">
            <text:p>20.5</text:p>
          </table:table-cell>
          <table:table-cell office:value-type="float" office:value="40.1667">
            <text:p>40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0-11T19:00:00">
            <text:p>Wed Oct 11 19:00:00 2023</text:p>
          </table:table-cell>
          <table:table-cell office:value-type="float" office:value="47.98611666666667">
            <text:p>47.98611666666667</text:p>
          </table:table-cell>
          <table:table-cell office:value-type="float" office:value="42.3333">
            <text:p>42.3333</text:p>
          </table:table-cell>
          <table:table-cell office:value-type="float" office:value="21.6667">
            <text:p>21.6667</text:p>
          </table:table-cell>
          <table:table-cell office:value-type="float" office:value="8.1667">
            <text:p>8.1667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  <table:table-cell office:value-type="float" office:value="20.5">
            <text:p>20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10-12T12:00:00">
            <text:p>Thu Oct 12 12:00:00 2023</text:p>
          </table:table-cell>
          <table:table-cell office:value-type="float" office:value="43.98612083333333">
            <text:p>43.98612083333333</text:p>
          </table:table-cell>
          <table:table-cell office:value-type="float" office:value="26.5">
            <text:p>26.5</text:p>
          </table:table-cell>
          <table:table-cell office:value-type="float" office:value="27.8333">
            <text:p>27.8333</text:p>
          </table:table-cell>
          <table:table-cell office:value-type="float" office:value="36.1667">
            <text:p>36.1667</text:p>
          </table:table-cell>
          <table:table-cell office:value-type="float" office:value="37.6667">
            <text:p>37.6667</text:p>
          </table:table-cell>
          <table:table-cell office:value-type="float" office:value="38.1667">
            <text:p>38.1667</text:p>
          </table:table-cell>
          <table:table-cell office:value-type="float" office:value="36.6667">
            <text:p>36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12T13:00:00">
            <text:p>Thu Oct 12 13:00:00 2023</text:p>
          </table:table-cell>
          <table:table-cell office:value-type="float" office:value="43.94445416666667">
            <text:p>43.94445416666667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27.8333">
            <text:p>27.8333</text:p>
          </table:table-cell>
          <table:table-cell office:value-type="float" office:value="36.1667">
            <text:p>36.1667</text:p>
          </table:table-cell>
          <table:table-cell office:value-type="float" office:value="37.6667">
            <text:p>37.6667</text:p>
          </table:table-cell>
          <table:table-cell office:value-type="float" office:value="38.1667">
            <text:p>38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2T14:00:00">
            <text:p>Thu Oct 12 14:00:00 2023</text:p>
          </table:table-cell>
          <table:table-cell office:value-type="float" office:value="43.777787499999995">
            <text:p>43.777787499999995</text:p>
          </table:table-cell>
          <table:table-cell office:value-type="float" office:value="15.8333">
            <text:p>15.8333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27.8333">
            <text:p>27.8333</text:p>
          </table:table-cell>
          <table:table-cell office:value-type="float" office:value="36.1667">
            <text:p>36.1667</text:p>
          </table:table-cell>
          <table:table-cell office:value-type="float" office:value="37.6667">
            <text:p>37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0-12T15:00:00">
            <text:p>Thu Oct 12 15:00:00 2023</text:p>
          </table:table-cell>
          <table:table-cell office:value-type="float" office:value="43.604175">
            <text:p>43.604175</text:p>
          </table:table-cell>
          <table:table-cell office:value-type="float" office:value="12.6667">
            <text:p>12.6667</text:p>
          </table:table-cell>
          <table:table-cell office:value-type="float" office:value="15.8333">
            <text:p>15.8333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27.8333">
            <text:p>27.8333</text:p>
          </table:table-cell>
          <table:table-cell office:value-type="float" office:value="36.1667">
            <text:p>36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0-12T16:00:00">
            <text:p>Thu Oct 12 16:00:00 2023</text:p>
          </table:table-cell>
          <table:table-cell office:value-type="float" office:value="43.33334166666666">
            <text:p>43.33334166666666</text:p>
          </table:table-cell>
          <table:table-cell office:value-type="float" office:value="13.0">
            <text:p>13.0</text:p>
          </table:table-cell>
          <table:table-cell office:value-type="float" office:value="12.6667">
            <text:p>12.6667</text:p>
          </table:table-cell>
          <table:table-cell office:value-type="float" office:value="15.8333">
            <text:p>15.8333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27.8333">
            <text:p>27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10-12T17:00:00">
            <text:p>Thu Oct 12 17:00:00 2023</text:p>
          </table:table-cell>
          <table:table-cell office:value-type="float" office:value="43.0555625">
            <text:p>43.0555625</text:p>
          </table:table-cell>
          <table:table-cell office:value-type="float" office:value="25.1667">
            <text:p>25.1667</text:p>
          </table:table-cell>
          <table:table-cell office:value-type="float" office:value="13.0">
            <text:p>13.0</text:p>
          </table:table-cell>
          <table:table-cell office:value-type="float" office:value="12.6667">
            <text:p>12.6667</text:p>
          </table:table-cell>
          <table:table-cell office:value-type="float" office:value="15.8333">
            <text:p>15.8333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0-12T18:00:00">
            <text:p>Thu Oct 12 18:00:00 2023</text:p>
          </table:table-cell>
          <table:table-cell office:value-type="float" office:value="42.819449999999996">
            <text:p>42.819449999999996</text:p>
          </table:table-cell>
          <table:table-cell office:value-type="float" office:value="30.6667">
            <text:p>30.6667</text:p>
          </table:table-cell>
          <table:table-cell office:value-type="float" office:value="25.1667">
            <text:p>25.1667</text:p>
          </table:table-cell>
          <table:table-cell office:value-type="float" office:value="13.0">
            <text:p>13.0</text:p>
          </table:table-cell>
          <table:table-cell office:value-type="float" office:value="12.6667">
            <text:p>12.6667</text:p>
          </table:table-cell>
          <table:table-cell office:value-type="float" office:value="15.8333">
            <text:p>15.8333</text:p>
          </table:table-cell>
          <table:table-cell office:value-type="float" office:value="28.3333">
            <text:p>28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10-13T13:00:00">
            <text:p>Fri Oct 13 13:00:00 2023</text:p>
          </table:table-cell>
          <table:table-cell office:value-type="float" office:value="39.4930625">
            <text:p>39.4930625</text:p>
          </table:table-cell>
          <table:table-cell office:value-type="float" office:value="22.0">
            <text:p>22.0</text:p>
          </table:table-cell>
          <table:table-cell office:value-type="float" office:value="33.6667">
            <text:p>33.6667</text:p>
          </table:table-cell>
          <table:table-cell office:value-type="float" office:value="38.6667">
            <text:p>38.6667</text:p>
          </table:table-cell>
          <table:table-cell office:value-type="float" office:value="31.6667">
            <text:p>31.6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3T14:00:00">
            <text:p>Fri Oct 13 14:00:00 2023</text:p>
          </table:table-cell>
          <table:table-cell office:value-type="float" office:value="39.02084166666666">
            <text:p>39.02084166666666</text:p>
          </table:table-cell>
          <table:table-cell office:value-type="float" office:value="27.0">
            <text:p>27.0</text:p>
          </table:table-cell>
          <table:table-cell office:value-type="float" office:value="22.0">
            <text:p>22.0</text:p>
          </table:table-cell>
          <table:table-cell office:value-type="float" office:value="33.6667">
            <text:p>33.6667</text:p>
          </table:table-cell>
          <table:table-cell office:value-type="float" office:value="38.6667">
            <text:p>38.6667</text:p>
          </table:table-cell>
          <table:table-cell office:value-type="float" office:value="31.6667">
            <text:p>31.6667</text:p>
          </table:table-cell>
          <table:table-cell office:value-type="float" office:value="31.5">
            <text:p>31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13T15:00:00">
            <text:p>Fri Oct 13 15:00:00 2023</text:p>
          </table:table-cell>
          <table:table-cell office:value-type="float" office:value="39.027787499999995">
            <text:p>39.027787499999995</text:p>
          </table:table-cell>
          <table:table-cell office:value-type="float" office:value="7.8333">
            <text:p>7.8333</text:p>
          </table:table-cell>
          <table:table-cell office:value-type="float" office:value="27.0">
            <text:p>27.0</text:p>
          </table:table-cell>
          <table:table-cell office:value-type="float" office:value="22.0">
            <text:p>22.0</text:p>
          </table:table-cell>
          <table:table-cell office:value-type="float" office:value="33.6667">
            <text:p>33.6667</text:p>
          </table:table-cell>
          <table:table-cell office:value-type="float" office:value="38.6667">
            <text:p>38.6667</text:p>
          </table:table-cell>
          <table:table-cell office:value-type="float" office:value="31.6667">
            <text:p>31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0-13T16:00:00">
            <text:p>Fri Oct 13 16:00:00 2023</text:p>
          </table:table-cell>
          <table:table-cell office:value-type="float" office:value="39.06945416666667">
            <text:p>39.06945416666667</text:p>
          </table:table-cell>
          <table:table-cell office:value-type="float" office:value="2.1667">
            <text:p>2.1667</text:p>
          </table:table-cell>
          <table:table-cell office:value-type="float" office:value="7.8333">
            <text:p>7.8333</text:p>
          </table:table-cell>
          <table:table-cell office:value-type="float" office:value="27.0">
            <text:p>27.0</text:p>
          </table:table-cell>
          <table:table-cell office:value-type="float" office:value="22.0">
            <text:p>22.0</text:p>
          </table:table-cell>
          <table:table-cell office:value-type="float" office:value="33.6667">
            <text:p>33.6667</text:p>
          </table:table-cell>
          <table:table-cell office:value-type="float" office:value="38.6667">
            <text:p>38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0-13T17:00:00">
            <text:p>Fri Oct 13 17:00:00 2023</text:p>
          </table:table-cell>
          <table:table-cell office:value-type="float" office:value="39.06945416666667">
            <text:p>39.06945416666667</text:p>
          </table:table-cell>
          <table:table-cell office:value-type="float" office:value="4.1667">
            <text:p>4.1667</text:p>
          </table:table-cell>
          <table:table-cell office:value-type="float" office:value="2.1667">
            <text:p>2.1667</text:p>
          </table:table-cell>
          <table:table-cell office:value-type="float" office:value="7.8333">
            <text:p>7.8333</text:p>
          </table:table-cell>
          <table:table-cell office:value-type="float" office:value="27.0">
            <text:p>27.0</text:p>
          </table:table-cell>
          <table:table-cell office:value-type="float" office:value="22.0">
            <text:p>22.0</text:p>
          </table:table-cell>
          <table:table-cell office:value-type="float" office:value="33.6667">
            <text:p>33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0-13T18:00:00">
            <text:p>Fri Oct 13 18:00:00 2023</text:p>
          </table:table-cell>
          <table:table-cell office:value-type="float" office:value="38.784733333333335">
            <text:p>38.784733333333335</text:p>
          </table:table-cell>
          <table:table-cell office:value-type="float" office:value="17.6667">
            <text:p>17.6667</text:p>
          </table:table-cell>
          <table:table-cell office:value-type="float" office:value="4.1667">
            <text:p>4.1667</text:p>
          </table:table-cell>
          <table:table-cell office:value-type="float" office:value="2.1667">
            <text:p>2.1667</text:p>
          </table:table-cell>
          <table:table-cell office:value-type="float" office:value="7.8333">
            <text:p>7.8333</text:p>
          </table:table-cell>
          <table:table-cell office:value-type="float" office:value="27.0">
            <text:p>27.0</text:p>
          </table:table-cell>
          <table:table-cell office:value-type="float" office:value="22.0">
            <text:p>22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10-13T19:00:00">
            <text:p>Fri Oct 13 19:00:00 2023</text:p>
          </table:table-cell>
          <table:table-cell office:value-type="float" office:value="38.43056666666667">
            <text:p>38.43056666666667</text:p>
          </table:table-cell>
          <table:table-cell office:value-type="float" office:value="26.1667">
            <text:p>26.1667</text:p>
          </table:table-cell>
          <table:table-cell office:value-type="float" office:value="17.6667">
            <text:p>17.6667</text:p>
          </table:table-cell>
          <table:table-cell office:value-type="float" office:value="4.1667">
            <text:p>4.1667</text:p>
          </table:table-cell>
          <table:table-cell office:value-type="float" office:value="2.1667">
            <text:p>2.1667</text:p>
          </table:table-cell>
          <table:table-cell office:value-type="float" office:value="7.8333">
            <text:p>7.8333</text:p>
          </table:table-cell>
          <table:table-cell office:value-type="float" office:value="27.0">
            <text:p>27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10-14T13:00:00">
            <text:p>Sat Oct 14 13:00:00 2023</text:p>
          </table:table-cell>
          <table:table-cell office:value-type="float" office:value="48.56945416666667">
            <text:p>48.56945416666667</text:p>
          </table:table-cell>
          <table:table-cell office:value-type="float" office:value="39.8333">
            <text:p>39.8333</text:p>
          </table:table-cell>
          <table:table-cell office:value-type="float" office:value="34.0">
            <text:p>34.0</text:p>
          </table:table-cell>
          <table:table-cell office:value-type="float" office:value="37.6667">
            <text:p>37.6667</text:p>
          </table:table-cell>
          <table:table-cell office:value-type="float" office:value="37.1667">
            <text:p>37.1667</text:p>
          </table:table-cell>
          <table:table-cell office:value-type="float" office:value="38.3333">
            <text:p>38.3333</text:p>
          </table:table-cell>
          <table:table-cell office:value-type="float" office:value="44.6667">
            <text:p>44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0-14T14:00:00">
            <text:p>Sat Oct 14 14:00:00 2023</text:p>
          </table:table-cell>
          <table:table-cell office:value-type="float" office:value="49.0555625">
            <text:p>49.0555625</text:p>
          </table:table-cell>
          <table:table-cell office:value-type="float" office:value="28.5">
            <text:p>28.5</text:p>
          </table:table-cell>
          <table:table-cell office:value-type="float" office:value="39.8333">
            <text:p>39.8333</text:p>
          </table:table-cell>
          <table:table-cell office:value-type="float" office:value="34.0">
            <text:p>34.0</text:p>
          </table:table-cell>
          <table:table-cell office:value-type="float" office:value="37.6667">
            <text:p>37.6667</text:p>
          </table:table-cell>
          <table:table-cell office:value-type="float" office:value="37.1667">
            <text:p>37.1667</text:p>
          </table:table-cell>
          <table:table-cell office:value-type="float" office:value="38.3333">
            <text:p>38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0-14T15:00:00">
            <text:p>Sat Oct 14 15:00:00 2023</text:p>
          </table:table-cell>
          <table:table-cell office:value-type="float" office:value="48.92361666666667">
            <text:p>48.92361666666667</text:p>
          </table:table-cell>
          <table:table-cell office:value-type="float" office:value="24.3333">
            <text:p>24.3333</text:p>
          </table:table-cell>
          <table:table-cell office:value-type="float" office:value="28.5">
            <text:p>28.5</text:p>
          </table:table-cell>
          <table:table-cell office:value-type="float" office:value="39.8333">
            <text:p>39.8333</text:p>
          </table:table-cell>
          <table:table-cell office:value-type="float" office:value="34.0">
            <text:p>34.0</text:p>
          </table:table-cell>
          <table:table-cell office:value-type="float" office:value="37.6667">
            <text:p>37.6667</text:p>
          </table:table-cell>
          <table:table-cell office:value-type="float" office:value="37.1667">
            <text:p>37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0-14T16:00:00">
            <text:p>Sat Oct 14 16:00:00 2023</text:p>
          </table:table-cell>
          <table:table-cell office:value-type="float" office:value="48.36111666666667">
            <text:p>48.36111666666667</text:p>
          </table:table-cell>
          <table:table-cell office:value-type="float" office:value="18.1667">
            <text:p>18.1667</text:p>
          </table:table-cell>
          <table:table-cell office:value-type="float" office:value="24.3333">
            <text:p>24.3333</text:p>
          </table:table-cell>
          <table:table-cell office:value-type="float" office:value="28.5">
            <text:p>28.5</text:p>
          </table:table-cell>
          <table:table-cell office:value-type="float" office:value="39.8333">
            <text:p>39.8333</text:p>
          </table:table-cell>
          <table:table-cell office:value-type="float" office:value="34.0">
            <text:p>34.0</text:p>
          </table:table-cell>
          <table:table-cell office:value-type="float" office:value="37.6667">
            <text:p>37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0-14T17:00:00">
            <text:p>Sat Oct 14 17:00:00 2023</text:p>
          </table:table-cell>
          <table:table-cell office:value-type="float" office:value="47.81250416666666">
            <text:p>47.81250416666666</text:p>
          </table:table-cell>
          <table:table-cell office:value-type="float" office:value="25.6667">
            <text:p>25.6667</text:p>
          </table:table-cell>
          <table:table-cell office:value-type="float" office:value="18.1667">
            <text:p>18.1667</text:p>
          </table:table-cell>
          <table:table-cell office:value-type="float" office:value="24.3333">
            <text:p>24.3333</text:p>
          </table:table-cell>
          <table:table-cell office:value-type="float" office:value="28.5">
            <text:p>28.5</text:p>
          </table:table-cell>
          <table:table-cell office:value-type="float" office:value="39.8333">
            <text:p>39.8333</text:p>
          </table:table-cell>
          <table:table-cell office:value-type="float" office:value="34.0">
            <text:p>34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0-14T18:00:00">
            <text:p>Sat Oct 14 18:00:00 2023</text:p>
          </table:table-cell>
          <table:table-cell office:value-type="float" office:value="47.472225">
            <text:p>47.472225</text:p>
          </table:table-cell>
          <table:table-cell office:value-type="float" office:value="42.3333">
            <text:p>42.3333</text:p>
          </table:table-cell>
          <table:table-cell office:value-type="float" office:value="25.6667">
            <text:p>25.6667</text:p>
          </table:table-cell>
          <table:table-cell office:value-type="float" office:value="18.1667">
            <text:p>18.1667</text:p>
          </table:table-cell>
          <table:table-cell office:value-type="float" office:value="24.3333">
            <text:p>24.3333</text:p>
          </table:table-cell>
          <table:table-cell office:value-type="float" office:value="28.5">
            <text:p>28.5</text:p>
          </table:table-cell>
          <table:table-cell office:value-type="float" office:value="39.8333">
            <text:p>39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0-14T19:00:00">
            <text:p>Sat Oct 14 19:00:00 2023</text:p>
          </table:table-cell>
          <table:table-cell office:value-type="float" office:value="47.24305833333333">
            <text:p>47.24305833333333</text:p>
          </table:table-cell>
          <table:table-cell office:value-type="float" office:value="54.0">
            <text:p>54.0</text:p>
          </table:table-cell>
          <table:table-cell office:value-type="float" office:value="42.3333">
            <text:p>42.3333</text:p>
          </table:table-cell>
          <table:table-cell office:value-type="float" office:value="25.6667">
            <text:p>25.6667</text:p>
          </table:table-cell>
          <table:table-cell office:value-type="float" office:value="18.1667">
            <text:p>18.1667</text:p>
          </table:table-cell>
          <table:table-cell office:value-type="float" office:value="24.3333">
            <text:p>24.3333</text:p>
          </table:table-cell>
          <table:table-cell office:value-type="float" office:value="28.5">
            <text:p>28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15T11:00:00">
            <text:p>Sun Oct 15 11:00:00 2023</text:p>
          </table:table-cell>
          <table:table-cell office:value-type="float" office:value="45.3194375">
            <text:p>45.3194375</text:p>
          </table:table-cell>
          <table:table-cell office:value-type="float" office:value="25.3333">
            <text:p>25.3333</text:p>
          </table:table-cell>
          <table:table-cell office:value-type="float" office:value="26.3333">
            <text:p>26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32.8333">
            <text:p>32.8333</text:p>
          </table:table-cell>
          <table:table-cell office:value-type="float" office:value="37.8333">
            <text:p>37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15T12:00:00">
            <text:p>Sun Oct 15 12:00:00 2023</text:p>
          </table:table-cell>
          <table:table-cell office:value-type="float" office:value="44.79165833333334">
            <text:p>44.79165833333334</text:p>
          </table:table-cell>
          <table:table-cell office:value-type="float" office:value="31.8333">
            <text:p>31.8333</text:p>
          </table:table-cell>
          <table:table-cell office:value-type="float" office:value="25.3333">
            <text:p>25.3333</text:p>
          </table:table-cell>
          <table:table-cell office:value-type="float" office:value="26.3333">
            <text:p>26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32.8333">
            <text:p>32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10-15T13:00:00">
            <text:p>Sun Oct 15 13:00:00 2023</text:p>
          </table:table-cell>
          <table:table-cell office:value-type="float" office:value="44.1736">
            <text:p>44.1736</text:p>
          </table:table-cell>
          <table:table-cell office:value-type="float" office:value="35.1667">
            <text:p>35.1667</text:p>
          </table:table-cell>
          <table:table-cell office:value-type="float" office:value="31.8333">
            <text:p>31.8333</text:p>
          </table:table-cell>
          <table:table-cell office:value-type="float" office:value="25.3333">
            <text:p>25.3333</text:p>
          </table:table-cell>
          <table:table-cell office:value-type="float" office:value="26.3333">
            <text:p>26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5T14:00:00">
            <text:p>Sun Oct 15 14:00:00 2023</text:p>
          </table:table-cell>
          <table:table-cell office:value-type="float" office:value="43.631933333333336">
            <text:p>43.631933333333336</text:p>
          </table:table-cell>
          <table:table-cell office:value-type="float" office:value="31.5">
            <text:p>31.5</text:p>
          </table:table-cell>
          <table:table-cell office:value-type="float" office:value="35.1667">
            <text:p>35.1667</text:p>
          </table:table-cell>
          <table:table-cell office:value-type="float" office:value="31.8333">
            <text:p>31.8333</text:p>
          </table:table-cell>
          <table:table-cell office:value-type="float" office:value="25.3333">
            <text:p>25.3333</text:p>
          </table:table-cell>
          <table:table-cell office:value-type="float" office:value="26.3333">
            <text:p>26.3333</text:p>
          </table:table-cell>
          <table:table-cell office:value-type="float" office:value="29.6667">
            <text:p>29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0-15T15:00:00">
            <text:p>Sun Oct 15 15:00:00 2023</text:p>
          </table:table-cell>
          <table:table-cell office:value-type="float" office:value="42.95832083333334">
            <text:p>42.95832083333334</text:p>
          </table:table-cell>
          <table:table-cell office:value-type="float" office:value="37.5">
            <text:p>37.5</text:p>
          </table:table-cell>
          <table:table-cell office:value-type="float" office:value="31.5">
            <text:p>31.5</text:p>
          </table:table-cell>
          <table:table-cell office:value-type="float" office:value="35.1667">
            <text:p>35.1667</text:p>
          </table:table-cell>
          <table:table-cell office:value-type="float" office:value="31.8333">
            <text:p>31.8333</text:p>
          </table:table-cell>
          <table:table-cell office:value-type="float" office:value="25.3333">
            <text:p>25.3333</text:p>
          </table:table-cell>
          <table:table-cell office:value-type="float" office:value="26.3333">
            <text:p>26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15T16:00:00">
            <text:p>Sun Oct 15 16:00:00 2023</text:p>
          </table:table-cell>
          <table:table-cell office:value-type="float" office:value="42.70832083333334">
            <text:p>42.70832083333334</text:p>
          </table:table-cell>
          <table:table-cell office:value-type="float" office:value="38.0">
            <text:p>38.0</text:p>
          </table:table-cell>
          <table:table-cell office:value-type="float" office:value="37.5">
            <text:p>37.5</text:p>
          </table:table-cell>
          <table:table-cell office:value-type="float" office:value="31.5">
            <text:p>31.5</text:p>
          </table:table-cell>
          <table:table-cell office:value-type="float" office:value="35.1667">
            <text:p>35.1667</text:p>
          </table:table-cell>
          <table:table-cell office:value-type="float" office:value="31.8333">
            <text:p>31.8333</text:p>
          </table:table-cell>
          <table:table-cell office:value-type="float" office:value="25.3333">
            <text:p>25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0-15T17:00:00">
            <text:p>Sun Oct 15 17:00:00 2023</text:p>
          </table:table-cell>
          <table:table-cell office:value-type="float" office:value="42.5347125">
            <text:p>42.5347125</text:p>
          </table:table-cell>
          <table:table-cell office:value-type="float" office:value="36.5">
            <text:p>36.5</text:p>
          </table:table-cell>
          <table:table-cell office:value-type="float" office:value="38.0">
            <text:p>38.0</text:p>
          </table:table-cell>
          <table:table-cell office:value-type="float" office:value="37.5">
            <text:p>37.5</text:p>
          </table:table-cell>
          <table:table-cell office:value-type="float" office:value="31.5">
            <text:p>31.5</text:p>
          </table:table-cell>
          <table:table-cell office:value-type="float" office:value="35.1667">
            <text:p>35.1667</text:p>
          </table:table-cell>
          <table:table-cell office:value-type="float" office:value="31.8333">
            <text:p>31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16T15:00:00">
            <text:p>Mon Oct 16 15:00:00 2023</text:p>
          </table:table-cell>
          <table:table-cell office:value-type="float" office:value="40.604170833333335">
            <text:p>40.604170833333335</text:p>
          </table:table-cell>
          <table:table-cell office:value-type="float" office:value="11.1667">
            <text:p>11.1667</text:p>
          </table:table-cell>
          <table:table-cell office:value-type="float" office:value="21.0">
            <text:p>21.0</text:p>
          </table:table-cell>
          <table:table-cell office:value-type="float" office:value="28.3333">
            <text:p>28.3333</text:p>
          </table:table-cell>
          <table:table-cell office:value-type="float" office:value="33.8333">
            <text:p>33.8333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0-16T16:00:00">
            <text:p>Mon Oct 16 16:00:00 2023</text:p>
          </table:table-cell>
          <table:table-cell office:value-type="float" office:value="40.2361125">
            <text:p>40.2361125</text:p>
          </table:table-cell>
          <table:table-cell office:value-type="float" office:value="12.1667">
            <text:p>12.1667</text:p>
          </table:table-cell>
          <table:table-cell office:value-type="float" office:value="11.1667">
            <text:p>11.1667</text:p>
          </table:table-cell>
          <table:table-cell office:value-type="float" office:value="21.0">
            <text:p>21.0</text:p>
          </table:table-cell>
          <table:table-cell office:value-type="float" office:value="28.3333">
            <text:p>28.3333</text:p>
          </table:table-cell>
          <table:table-cell office:value-type="float" office:value="33.8333">
            <text:p>33.8333</text:p>
          </table:table-cell>
          <table:table-cell office:value-type="float" office:value="35.3333">
            <text:p>35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6T17:00:00">
            <text:p>Mon Oct 16 17:00:00 2023</text:p>
          </table:table-cell>
          <table:table-cell office:value-type="float" office:value="39.88194583333333">
            <text:p>39.88194583333333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1.1667">
            <text:p>11.1667</text:p>
          </table:table-cell>
          <table:table-cell office:value-type="float" office:value="21.0">
            <text:p>21.0</text:p>
          </table:table-cell>
          <table:table-cell office:value-type="float" office:value="28.3333">
            <text:p>28.3333</text:p>
          </table:table-cell>
          <table:table-cell office:value-type="float" office:value="33.8333">
            <text:p>33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16T18:00:00">
            <text:p>Mon Oct 16 18:00:00 2023</text:p>
          </table:table-cell>
          <table:table-cell office:value-type="float" office:value="39.4236125">
            <text:p>39.4236125</text:p>
          </table:table-cell>
          <table:table-cell office:value-type="float" office:value="26.5">
            <text:p>26.5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1.1667">
            <text:p>11.1667</text:p>
          </table:table-cell>
          <table:table-cell office:value-type="float" office:value="21.0">
            <text:p>21.0</text:p>
          </table:table-cell>
          <table:table-cell office:value-type="float" office:value="28.3333">
            <text:p>28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16T19:00:00">
            <text:p>Mon Oct 16 19:00:00 2023</text:p>
          </table:table-cell>
          <table:table-cell office:value-type="float" office:value="38.59027916666667">
            <text:p>38.59027916666667</text:p>
          </table:table-cell>
          <table:table-cell office:value-type="float" office:value="33.5">
            <text:p>33.5</text:p>
          </table:table-cell>
          <table:table-cell office:value-type="float" office:value="26.5">
            <text:p>26.5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1.1667">
            <text:p>11.1667</text:p>
          </table:table-cell>
          <table:table-cell office:value-type="float" office:value="21.0">
            <text:p>21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16T20:00:00">
            <text:p>Mon Oct 16 20:00:00 2023</text:p>
          </table:table-cell>
          <table:table-cell office:value-type="float" office:value="37.46527916666667">
            <text:p>37.46527916666667</text:p>
          </table:table-cell>
          <table:table-cell office:value-type="float" office:value="38.5">
            <text:p>38.5</text:p>
          </table:table-cell>
          <table:table-cell office:value-type="float" office:value="33.5">
            <text:p>33.5</text:p>
          </table:table-cell>
          <table:table-cell office:value-type="float" office:value="26.5">
            <text:p>26.5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1.1667">
            <text:p>11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0-17T16:00:00">
            <text:p>Tue Oct 17 16:00:00 2023</text:p>
          </table:table-cell>
          <table:table-cell office:value-type="float" office:value="36.5763875">
            <text:p>36.5763875</text:p>
          </table:table-cell>
          <table:table-cell office:value-type="float" office:value="27.6667">
            <text:p>27.6667</text:p>
          </table:table-cell>
          <table:table-cell office:value-type="float" office:value="24.8333">
            <text:p>24.8333</text:p>
          </table:table-cell>
          <table:table-cell office:value-type="float" office:value="29.3333">
            <text:p>29.333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17T17:00:00">
            <text:p>Tue Oct 17 17:00:00 2023</text:p>
          </table:table-cell>
          <table:table-cell office:value-type="float" office:value="36.479166666666664">
            <text:p>36.479166666666664</text:p>
          </table:table-cell>
          <table:table-cell office:value-type="float" office:value="26.6667">
            <text:p>26.6667</text:p>
          </table:table-cell>
          <table:table-cell office:value-type="float" office:value="27.6667">
            <text:p>27.6667</text:p>
          </table:table-cell>
          <table:table-cell office:value-type="float" office:value="24.8333">
            <text:p>24.8333</text:p>
          </table:table-cell>
          <table:table-cell office:value-type="float" office:value="29.3333">
            <text:p>29.333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17T18:00:00">
            <text:p>Tue Oct 17 18:00:00 2023</text:p>
          </table:table-cell>
          <table:table-cell office:value-type="float" office:value="36.152775">
            <text:p>36.152775</text:p>
          </table:table-cell>
          <table:table-cell office:value-type="float" office:value="31.1667">
            <text:p>31.1667</text:p>
          </table:table-cell>
          <table:table-cell office:value-type="float" office:value="26.6667">
            <text:p>26.6667</text:p>
          </table:table-cell>
          <table:table-cell office:value-type="float" office:value="27.6667">
            <text:p>27.6667</text:p>
          </table:table-cell>
          <table:table-cell office:value-type="float" office:value="24.8333">
            <text:p>24.8333</text:p>
          </table:table-cell>
          <table:table-cell office:value-type="float" office:value="29.3333">
            <text:p>29.3333</text:p>
          </table:table-cell>
          <table:table-cell office:value-type="float" office:value="34.0">
            <text:p>34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7T19:00:00">
            <text:p>Tue Oct 17 19:00:00 2023</text:p>
          </table:table-cell>
          <table:table-cell office:value-type="float" office:value="35.75">
            <text:p>35.75</text:p>
          </table:table-cell>
          <table:table-cell office:value-type="float" office:value="15.1667">
            <text:p>15.1667</text:p>
          </table:table-cell>
          <table:table-cell office:value-type="float" office:value="31.1667">
            <text:p>31.1667</text:p>
          </table:table-cell>
          <table:table-cell office:value-type="float" office:value="26.6667">
            <text:p>26.6667</text:p>
          </table:table-cell>
          <table:table-cell office:value-type="float" office:value="27.6667">
            <text:p>27.6667</text:p>
          </table:table-cell>
          <table:table-cell office:value-type="float" office:value="24.8333">
            <text:p>24.8333</text:p>
          </table:table-cell>
          <table:table-cell office:value-type="float" office:value="29.3333">
            <text:p>29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8T14:00:00">
            <text:p>Wed Oct 18 14:00:00 2023</text:p>
          </table:table-cell>
          <table:table-cell office:value-type="float" office:value="35.7361125">
            <text:p>35.7361125</text:p>
          </table:table-cell>
          <table:table-cell office:value-type="float" office:value="33.8333">
            <text:p>33.8333</text:p>
          </table:table-cell>
          <table:table-cell office:value-type="float" office:value="28.1667">
            <text:p>28.1667</text:p>
          </table:table-cell>
          <table:table-cell office:value-type="float" office:value="30.3333">
            <text:p>30.3333</text:p>
          </table:table-cell>
          <table:table-cell office:value-type="float" office:value="28.0">
            <text:p>28.0</text:p>
          </table:table-cell>
          <table:table-cell office:value-type="float" office:value="28.8333">
            <text:p>28.8333</text:p>
          </table:table-cell>
          <table:table-cell office:value-type="float" office:value="33.5">
            <text:p>33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18T15:00:00">
            <text:p>Wed Oct 18 15:00:00 2023</text:p>
          </table:table-cell>
          <table:table-cell office:value-type="float" office:value="36.4375">
            <text:p>36.4375</text:p>
          </table:table-cell>
          <table:table-cell office:value-type="float" office:value="23.1667">
            <text:p>23.1667</text:p>
          </table:table-cell>
          <table:table-cell office:value-type="float" office:value="33.8333">
            <text:p>33.8333</text:p>
          </table:table-cell>
          <table:table-cell office:value-type="float" office:value="28.1667">
            <text:p>28.1667</text:p>
          </table:table-cell>
          <table:table-cell office:value-type="float" office:value="30.3333">
            <text:p>30.3333</text:p>
          </table:table-cell>
          <table:table-cell office:value-type="float" office:value="28.0">
            <text:p>28.0</text:p>
          </table:table-cell>
          <table:table-cell office:value-type="float" office:value="28.8333">
            <text:p>28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8T16:00:00">
            <text:p>Wed Oct 18 16:00:00 2023</text:p>
          </table:table-cell>
          <table:table-cell office:value-type="float" office:value="37.2361125">
            <text:p>37.2361125</text:p>
          </table:table-cell>
          <table:table-cell office:value-type="float" office:value="17.5">
            <text:p>17.5</text:p>
          </table:table-cell>
          <table:table-cell office:value-type="float" office:value="23.1667">
            <text:p>23.1667</text:p>
          </table:table-cell>
          <table:table-cell office:value-type="float" office:value="33.8333">
            <text:p>33.8333</text:p>
          </table:table-cell>
          <table:table-cell office:value-type="float" office:value="28.1667">
            <text:p>28.1667</text:p>
          </table:table-cell>
          <table:table-cell office:value-type="float" office:value="30.3333">
            <text:p>30.3333</text:p>
          </table:table-cell>
          <table:table-cell office:value-type="float" office:value="28.0">
            <text:p>28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18T17:00:00">
            <text:p>Wed Oct 18 17:00:00 2023</text:p>
          </table:table-cell>
          <table:table-cell office:value-type="float" office:value="38.34027916666667">
            <text:p>38.34027916666667</text:p>
          </table:table-cell>
          <table:table-cell office:value-type="float" office:value="18.5">
            <text:p>18.5</text:p>
          </table:table-cell>
          <table:table-cell office:value-type="float" office:value="17.5">
            <text:p>17.5</text:p>
          </table:table-cell>
          <table:table-cell office:value-type="float" office:value="23.1667">
            <text:p>23.1667</text:p>
          </table:table-cell>
          <table:table-cell office:value-type="float" office:value="33.8333">
            <text:p>33.8333</text:p>
          </table:table-cell>
          <table:table-cell office:value-type="float" office:value="28.1667">
            <text:p>28.1667</text:p>
          </table:table-cell>
          <table:table-cell office:value-type="float" office:value="30.3333">
            <text:p>30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19T12:00:00">
            <text:p>Thu Oct 19 12:00:00 2023</text:p>
          </table:table-cell>
          <table:table-cell office:value-type="float" office:value="46.0833375">
            <text:p>46.0833375</text:p>
          </table:table-cell>
          <table:table-cell office:value-type="float" office:value="37.3333">
            <text:p>37.3333</text:p>
          </table:table-cell>
          <table:table-cell office:value-type="float" office:value="47.0">
            <text:p>47.0</text:p>
          </table:table-cell>
          <table:table-cell office:value-type="float" office:value="37.8333">
            <text:p>37.8333</text:p>
          </table:table-cell>
          <table:table-cell office:value-type="float" office:value="31.3333">
            <text:p>31.3333</text:p>
          </table:table-cell>
          <table:table-cell office:value-type="float" office:value="30.6667">
            <text:p>30.6667</text:p>
          </table:table-cell>
          <table:table-cell office:value-type="float" office:value="39.5">
            <text:p>39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0-19T13:00:00">
            <text:p>Thu Oct 19 13:00:00 2023</text:p>
          </table:table-cell>
          <table:table-cell office:value-type="float" office:value="45.951391666666666">
            <text:p>45.951391666666666</text:p>
          </table:table-cell>
          <table:table-cell office:value-type="float" office:value="36.0">
            <text:p>36.0</text:p>
          </table:table-cell>
          <table:table-cell office:value-type="float" office:value="37.3333">
            <text:p>37.3333</text:p>
          </table:table-cell>
          <table:table-cell office:value-type="float" office:value="47.0">
            <text:p>47.0</text:p>
          </table:table-cell>
          <table:table-cell office:value-type="float" office:value="37.8333">
            <text:p>37.8333</text:p>
          </table:table-cell>
          <table:table-cell office:value-type="float" office:value="31.3333">
            <text:p>31.3333</text:p>
          </table:table-cell>
          <table:table-cell office:value-type="float" office:value="30.6667">
            <text:p>30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19T14:00:00">
            <text:p>Thu Oct 19 14:00:00 2023</text:p>
          </table:table-cell>
          <table:table-cell office:value-type="float" office:value="45.75694583333333">
            <text:p>45.75694583333333</text:p>
          </table:table-cell>
          <table:table-cell office:value-type="float" office:value="35.1667">
            <text:p>35.1667</text:p>
          </table:table-cell>
          <table:table-cell office:value-type="float" office:value="36.0">
            <text:p>36.0</text:p>
          </table:table-cell>
          <table:table-cell office:value-type="float" office:value="37.3333">
            <text:p>37.3333</text:p>
          </table:table-cell>
          <table:table-cell office:value-type="float" office:value="47.0">
            <text:p>47.0</text:p>
          </table:table-cell>
          <table:table-cell office:value-type="float" office:value="37.8333">
            <text:p>37.8333</text:p>
          </table:table-cell>
          <table:table-cell office:value-type="float" office:value="31.3333">
            <text:p>31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19T15:00:00">
            <text:p>Thu Oct 19 15:00:00 2023</text:p>
          </table:table-cell>
          <table:table-cell office:value-type="float" office:value="45.2986125">
            <text:p>45.2986125</text:p>
          </table:table-cell>
          <table:table-cell office:value-type="float" office:value="35.1667">
            <text:p>35.1667</text:p>
          </table:table-cell>
          <table:table-cell office:value-type="float" office:value="35.1667">
            <text:p>35.1667</text:p>
          </table:table-cell>
          <table:table-cell office:value-type="float" office:value="36.0">
            <text:p>36.0</text:p>
          </table:table-cell>
          <table:table-cell office:value-type="float" office:value="37.3333">
            <text:p>37.3333</text:p>
          </table:table-cell>
          <table:table-cell office:value-type="float" office:value="47.0">
            <text:p>47.0</text:p>
          </table:table-cell>
          <table:table-cell office:value-type="float" office:value="37.8333">
            <text:p>37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0-19T16:00:00">
            <text:p>Thu Oct 19 16:00:00 2023</text:p>
          </table:table-cell>
          <table:table-cell office:value-type="float" office:value="44.7638875">
            <text:p>44.7638875</text:p>
          </table:table-cell>
          <table:table-cell office:value-type="float" office:value="40.0">
            <text:p>40.0</text:p>
          </table:table-cell>
          <table:table-cell office:value-type="float" office:value="35.1667">
            <text:p>35.1667</text:p>
          </table:table-cell>
          <table:table-cell office:value-type="float" office:value="35.1667">
            <text:p>35.1667</text:p>
          </table:table-cell>
          <table:table-cell office:value-type="float" office:value="36.0">
            <text:p>36.0</text:p>
          </table:table-cell>
          <table:table-cell office:value-type="float" office:value="37.3333">
            <text:p>37.3333</text:p>
          </table:table-cell>
          <table:table-cell office:value-type="float" office:value="47.0">
            <text:p>47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20T16:00:00">
            <text:p>Fri Oct 20 16:00:00 2023</text:p>
          </table:table-cell>
          <table:table-cell office:value-type="float" office:value="52.18750416666666">
            <text:p>52.18750416666666</text:p>
          </table:table-cell>
          <table:table-cell office:value-type="float" office:value="28.1667">
            <text:p>28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4.5">
            <text:p>54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20T17:00:00">
            <text:p>Fri Oct 20 17:00:00 2023</text:p>
          </table:table-cell>
          <table:table-cell office:value-type="float" office:value="53.12500416666666">
            <text:p>53.12500416666666</text:p>
          </table:table-cell>
          <table:table-cell office:value-type="float" office:value="36.1667">
            <text:p>36.1667</text:p>
          </table:table-cell>
          <table:table-cell office:value-type="float" office:value="28.1667">
            <text:p>28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0-21T14:00:00">
            <text:p>Sat Oct 21 14:00:00 2023</text:p>
          </table:table-cell>
          <table:table-cell office:value-type="float" office:value="44.88887916666667">
            <text:p>44.88887916666667</text:p>
          </table:table-cell>
          <table:table-cell office:value-type="float" office:value="19.5">
            <text:p>19.5</text:p>
          </table:table-cell>
          <table:table-cell office:value-type="float" office:value="27.5">
            <text:p>27.5</text:p>
          </table:table-cell>
          <table:table-cell office:value-type="float" office:value="28.1667">
            <text:p>28.1667</text:p>
          </table:table-cell>
          <table:table-cell office:value-type="float" office:value="34.3333">
            <text:p>34.3333</text:p>
          </table:table-cell>
          <table:table-cell office:value-type="float" office:value="38.3333">
            <text:p>38.3333</text:p>
          </table:table-cell>
          <table:table-cell office:value-type="float" office:value="50.0">
            <text:p>50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0-21T15:00:00">
            <text:p>Sat Oct 21 15:00:00 2023</text:p>
          </table:table-cell>
          <table:table-cell office:value-type="float" office:value="44.8611">
            <text:p>44.8611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27.5">
            <text:p>27.5</text:p>
          </table:table-cell>
          <table:table-cell office:value-type="float" office:value="28.1667">
            <text:p>28.1667</text:p>
          </table:table-cell>
          <table:table-cell office:value-type="float" office:value="34.3333">
            <text:p>34.3333</text:p>
          </table:table-cell>
          <table:table-cell office:value-type="float" office:value="38.3333">
            <text:p>38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10-21T16:00:00">
            <text:p>Sat Oct 21 16:00:00 2023</text:p>
          </table:table-cell>
          <table:table-cell office:value-type="float" office:value="44.881933333333336">
            <text:p>44.881933333333336</text:p>
          </table:table-cell>
          <table:table-cell office:value-type="float" office:value="9.3333">
            <text:p>9.3333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27.5">
            <text:p>27.5</text:p>
          </table:table-cell>
          <table:table-cell office:value-type="float" office:value="28.1667">
            <text:p>28.1667</text:p>
          </table:table-cell>
          <table:table-cell office:value-type="float" office:value="34.3333">
            <text:p>34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0-21T17:00:00">
            <text:p>Sat Oct 21 17:00:00 2023</text:p>
          </table:table-cell>
          <table:table-cell office:value-type="float" office:value="44.96526666666667">
            <text:p>44.96526666666667</text:p>
          </table:table-cell>
          <table:table-cell office:value-type="float" office:value="9.0">
            <text:p>9.0</text:p>
          </table:table-cell>
          <table:table-cell office:value-type="float" office:value="9.3333">
            <text:p>9.3333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27.5">
            <text:p>27.5</text:p>
          </table:table-cell>
          <table:table-cell office:value-type="float" office:value="28.1667">
            <text:p>28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10-21T18:00:00">
            <text:p>Sat Oct 21 18:00:00 2023</text:p>
          </table:table-cell>
          <table:table-cell office:value-type="float" office:value="45.0486">
            <text:p>45.0486</text:p>
          </table:table-cell>
          <table:table-cell office:value-type="float" office:value="27.8333">
            <text:p>27.8333</text:p>
          </table:table-cell>
          <table:table-cell office:value-type="float" office:value="9.0">
            <text:p>9.0</text:p>
          </table:table-cell>
          <table:table-cell office:value-type="float" office:value="9.3333">
            <text:p>9.3333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27.5">
            <text:p>27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10-21T19:00:00">
            <text:p>Sat Oct 21 19:00:00 2023</text:p>
          </table:table-cell>
          <table:table-cell office:value-type="float" office:value="44.90276666666667">
            <text:p>44.90276666666667</text:p>
          </table:table-cell>
          <table:table-cell office:value-type="float" office:value="32.1667">
            <text:p>32.1667</text:p>
          </table:table-cell>
          <table:table-cell office:value-type="float" office:value="27.8333">
            <text:p>27.8333</text:p>
          </table:table-cell>
          <table:table-cell office:value-type="float" office:value="9.0">
            <text:p>9.0</text:p>
          </table:table-cell>
          <table:table-cell office:value-type="float" office:value="9.3333">
            <text:p>9.3333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10-22T12:00:00">
            <text:p>Sun Oct 22 12:00:00 2023</text:p>
          </table:table-cell>
          <table:table-cell office:value-type="float" office:value="45.6041625">
            <text:p>45.6041625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24.5">
            <text:p>24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0-22T13:00:00">
            <text:p>Sun Oct 22 13:00:00 2023</text:p>
          </table:table-cell>
          <table:table-cell office:value-type="float" office:value="45.736108333333334">
            <text:p>45.736108333333334</text:p>
          </table:table-cell>
          <table:table-cell office:value-type="float" office:value="41.5">
            <text:p>41.5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0-22T14:00:00">
            <text:p>Sun Oct 22 14:00:00 2023</text:p>
          </table:table-cell>
          <table:table-cell office:value-type="float" office:value="45.5416625">
            <text:p>45.5416625</text:p>
          </table:table-cell>
          <table:table-cell office:value-type="float" office:value="42.3333">
            <text:p>42.3333</text:p>
          </table:table-cell>
          <table:table-cell office:value-type="float" office:value="41.5">
            <text:p>41.5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22T15:00:00">
            <text:p>Sun Oct 22 15:00:00 2023</text:p>
          </table:table-cell>
          <table:table-cell office:value-type="float" office:value="44.99305416666667">
            <text:p>44.99305416666667</text:p>
          </table:table-cell>
          <table:table-cell office:value-type="float" office:value="37.3333">
            <text:p>37.3333</text:p>
          </table:table-cell>
          <table:table-cell office:value-type="float" office:value="42.3333">
            <text:p>42.3333</text:p>
          </table:table-cell>
          <table:table-cell office:value-type="float" office:value="41.5">
            <text:p>41.5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10-22T16:00:00">
            <text:p>Sun Oct 22 16:00:00 2023</text:p>
          </table:table-cell>
          <table:table-cell office:value-type="float" office:value="44.229166666666664">
            <text:p>44.229166666666664</text:p>
          </table:table-cell>
          <table:table-cell office:value-type="float" office:value="31.3333">
            <text:p>31.3333</text:p>
          </table:table-cell>
          <table:table-cell office:value-type="float" office:value="37.3333">
            <text:p>37.3333</text:p>
          </table:table-cell>
          <table:table-cell office:value-type="float" office:value="42.3333">
            <text:p>42.3333</text:p>
          </table:table-cell>
          <table:table-cell office:value-type="float" office:value="41.5">
            <text:p>41.5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22T17:00:00">
            <text:p>Sun Oct 22 17:00:00 2023</text:p>
          </table:table-cell>
          <table:table-cell office:value-type="float" office:value="43.43055416666667">
            <text:p>43.43055416666667</text:p>
          </table:table-cell>
          <table:table-cell office:value-type="float" office:value="34.1667">
            <text:p>34.1667</text:p>
          </table:table-cell>
          <table:table-cell office:value-type="float" office:value="31.3333">
            <text:p>31.3333</text:p>
          </table:table-cell>
          <table:table-cell office:value-type="float" office:value="37.3333">
            <text:p>37.3333</text:p>
          </table:table-cell>
          <table:table-cell office:value-type="float" office:value="42.3333">
            <text:p>42.3333</text:p>
          </table:table-cell>
          <table:table-cell office:value-type="float" office:value="41.5">
            <text:p>41.5</text:p>
          </table:table-cell>
          <table:table-cell office:value-type="float" office:value="43.0">
            <text:p>43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22T18:00:00">
            <text:p>Sun Oct 22 18:00:00 2023</text:p>
          </table:table-cell>
          <table:table-cell office:value-type="float" office:value="42.5763875">
            <text:p>42.5763875</text:p>
          </table:table-cell>
          <table:table-cell office:value-type="float" office:value="32.6667">
            <text:p>32.6667</text:p>
          </table:table-cell>
          <table:table-cell office:value-type="float" office:value="34.1667">
            <text:p>34.1667</text:p>
          </table:table-cell>
          <table:table-cell office:value-type="float" office:value="31.3333">
            <text:p>31.3333</text:p>
          </table:table-cell>
          <table:table-cell office:value-type="float" office:value="37.3333">
            <text:p>37.3333</text:p>
          </table:table-cell>
          <table:table-cell office:value-type="float" office:value="42.3333">
            <text:p>42.3333</text:p>
          </table:table-cell>
          <table:table-cell office:value-type="float" office:value="41.5">
            <text:p>41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0-23T15:00:00">
            <text:p>Mon Oct 23 15:00:00 2023</text:p>
          </table:table-cell>
          <table:table-cell office:value-type="float" office:value="37.0138875">
            <text:p>37.0138875</text:p>
          </table:table-cell>
          <table:table-cell office:value-type="float" office:value="10.0">
            <text:p>10.0</text:p>
          </table:table-cell>
          <table:table-cell office:value-type="float" office:value="17.8333">
            <text:p>17.8333</text:p>
          </table:table-cell>
          <table:table-cell office:value-type="float" office:value="22.1667">
            <text:p>22.1667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3T16:00:00">
            <text:p>Mon Oct 23 16:00:00 2023</text:p>
          </table:table-cell>
          <table:table-cell office:value-type="float" office:value="36.861108333333334">
            <text:p>36.861108333333334</text:p>
          </table:table-cell>
          <table:table-cell office:value-type="float" office:value="3.3333">
            <text:p>3.3333</text:p>
          </table:table-cell>
          <table:table-cell office:value-type="float" office:value="10.0">
            <text:p>10.0</text:p>
          </table:table-cell>
          <table:table-cell office:value-type="float" office:value="17.8333">
            <text:p>17.8333</text:p>
          </table:table-cell>
          <table:table-cell office:value-type="float" office:value="22.1667">
            <text:p>22.1667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23T17:00:00">
            <text:p>Mon Oct 23 17:00:00 2023</text:p>
          </table:table-cell>
          <table:table-cell office:value-type="float" office:value="36.68055416666667">
            <text:p>36.68055416666667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10.0">
            <text:p>10.0</text:p>
          </table:table-cell>
          <table:table-cell office:value-type="float" office:value="17.8333">
            <text:p>17.8333</text:p>
          </table:table-cell>
          <table:table-cell office:value-type="float" office:value="22.1667">
            <text:p>22.1667</text:p>
          </table:table-cell>
          <table:table-cell office:value-type="float" office:value="30.3333">
            <text:p>30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3T18:00:00">
            <text:p>Mon Oct 23 18:00:00 2023</text:p>
          </table:table-cell>
          <table:table-cell office:value-type="float" office:value="36.652775">
            <text:p>36.652775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10.0">
            <text:p>10.0</text:p>
          </table:table-cell>
          <table:table-cell office:value-type="float" office:value="17.8333">
            <text:p>17.8333</text:p>
          </table:table-cell>
          <table:table-cell office:value-type="float" office:value="22.1667">
            <text:p>22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0-23T19:00:00">
            <text:p>Mon Oct 23 19:00:00 2023</text:p>
          </table:table-cell>
          <table:table-cell office:value-type="float" office:value="36.19444166666667">
            <text:p>36.19444166666667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10.0">
            <text:p>10.0</text:p>
          </table:table-cell>
          <table:table-cell office:value-type="float" office:value="17.8333">
            <text:p>17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10-23T20:00:00">
            <text:p>Mon Oct 23 20:00:00 2023</text:p>
          </table:table-cell>
          <table:table-cell office:value-type="float" office:value="35.25694166666667">
            <text:p>35.25694166666667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10.0">
            <text:p>10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24T14:00:00">
            <text:p>Tue Oct 24 14:00:00 2023</text:p>
          </table:table-cell>
          <table:table-cell office:value-type="float" office:value="21.652779166666665">
            <text:p>21.652779166666665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10-24T15:00:00">
            <text:p>Tue Oct 24 15:00:00 2023</text:p>
          </table:table-cell>
          <table:table-cell office:value-type="float" office:value="22.527779166666665">
            <text:p>22.52777916666666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0-24T16:00:00">
            <text:p>Tue Oct 24 16:00:00 2023</text:p>
          </table:table-cell>
          <table:table-cell office:value-type="float" office:value="22.930558333333334">
            <text:p>22.930558333333334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0-25T15:00:00">
            <text:p>Wed Oct 25 15:00:00 2023</text:p>
          </table:table-cell>
          <table:table-cell office:value-type="float" office:value="47.011112499999996">
            <text:p>47.011112499999996</text:p>
          </table:table-cell>
          <table:table-cell office:value-type="float" office:value="47.0">
            <text:p>47.0</text:p>
          </table:table-cell>
          <table:table-cell office:value-type="float" office:value="50.6667">
            <text:p>50.6667</text:p>
          </table:table-cell>
          <table:table-cell office:value-type="float" office:value="45.5">
            <text:p>45.5</text:p>
          </table:table-cell>
          <table:table-cell office:value-type="float" office:value="46.8333">
            <text:p>46.8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0-25T16:00:00">
            <text:p>Wed Oct 25 16:00:00 2023</text:p>
          </table:table-cell>
          <table:table-cell office:value-type="float" office:value="46.74027916666666">
            <text:p>46.74027916666666</text:p>
          </table:table-cell>
          <table:table-cell office:value-type="float" office:value="48.6667">
            <text:p>48.6667</text:p>
          </table:table-cell>
          <table:table-cell office:value-type="float" office:value="47.0">
            <text:p>47.0</text:p>
          </table:table-cell>
          <table:table-cell office:value-type="float" office:value="50.6667">
            <text:p>50.6667</text:p>
          </table:table-cell>
          <table:table-cell office:value-type="float" office:value="45.5">
            <text:p>45.5</text:p>
          </table:table-cell>
          <table:table-cell office:value-type="float" office:value="46.8333">
            <text:p>46.8333</text:p>
          </table:table-cell>
          <table:table-cell office:value-type="float" office:value="48.5">
            <text:p>48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5T17:00:00">
            <text:p>Wed Oct 25 17:00:00 2023</text:p>
          </table:table-cell>
          <table:table-cell office:value-type="float" office:value="46.2125">
            <text:p>46.2125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47.0">
            <text:p>47.0</text:p>
          </table:table-cell>
          <table:table-cell office:value-type="float" office:value="50.6667">
            <text:p>50.6667</text:p>
          </table:table-cell>
          <table:table-cell office:value-type="float" office:value="45.5">
            <text:p>45.5</text:p>
          </table:table-cell>
          <table:table-cell office:value-type="float" office:value="46.8333">
            <text:p>46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25T18:00:00">
            <text:p>Wed Oct 25 18:00:00 2023</text:p>
          </table:table-cell>
          <table:table-cell office:value-type="float" office:value="45.73333333333333">
            <text:p>45.73333333333333</text:p>
          </table:table-cell>
          <table:table-cell office:value-type="float" office:value="22.6">
            <text:p>22.6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47.0">
            <text:p>47.0</text:p>
          </table:table-cell>
          <table:table-cell office:value-type="float" office:value="50.6667">
            <text:p>50.6667</text:p>
          </table:table-cell>
          <table:table-cell office:value-type="float" office:value="45.5">
            <text:p>45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0-25T19:00:00">
            <text:p>Wed Oct 25 19:00:00 2023</text:p>
          </table:table-cell>
          <table:table-cell office:value-type="float" office:value="45.05277916666666">
            <text:p>45.05277916666666</text:p>
          </table:table-cell>
          <table:table-cell office:value-type="float" office:value="25.0">
            <text:p>25.0</text:p>
          </table:table-cell>
          <table:table-cell office:value-type="float" office:value="22.6">
            <text:p>22.6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47.0">
            <text:p>47.0</text:p>
          </table:table-cell>
          <table:table-cell office:value-type="float" office:value="50.6667">
            <text:p>50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25T20:00:00">
            <text:p>Wed Oct 25 20:00:00 2023</text:p>
          </table:table-cell>
          <table:table-cell office:value-type="float" office:value="44.10833333333333">
            <text:p>44.10833333333333</text:p>
          </table:table-cell>
          <table:table-cell office:value-type="float" office:value="32.6667">
            <text:p>32.6667</text:p>
          </table:table-cell>
          <table:table-cell office:value-type="float" office:value="25.0">
            <text:p>25.0</text:p>
          </table:table-cell>
          <table:table-cell office:value-type="float" office:value="22.6">
            <text:p>22.6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47.0">
            <text:p>47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25T21:00:00">
            <text:p>Wed Oct 25 21:00:00 2023</text:p>
          </table:table-cell>
          <table:table-cell office:value-type="float" office:value="42.948612499999996">
            <text:p>42.948612499999996</text:p>
          </table:table-cell>
          <table:table-cell office:value-type="float" office:value="41.1667">
            <text:p>41.1667</text:p>
          </table:table-cell>
          <table:table-cell office:value-type="float" office:value="32.6667">
            <text:p>32.6667</text:p>
          </table:table-cell>
          <table:table-cell office:value-type="float" office:value="25.0">
            <text:p>25.0</text:p>
          </table:table-cell>
          <table:table-cell office:value-type="float" office:value="22.6">
            <text:p>22.6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26T15:00:00">
            <text:p>Thu Oct 26 15:00:00 2023</text:p>
          </table:table-cell>
          <table:table-cell office:value-type="float" office:value="30.243054166666667">
            <text:p>30.243054166666667</text:p>
          </table:table-cell>
          <table:table-cell office:value-type="float" office:value="11.1667">
            <text:p>11.1667</text:p>
          </table:table-cell>
          <table:table-cell office:value-type="float" office:value="13.3333">
            <text:p>13.3333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  <table:table-cell office:value-type="float" office:value="29.3333">
            <text:p>29.3333</text:p>
          </table:table-cell>
          <table:table-cell office:value-type="float" office:value="26.5">
            <text:p>26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0-26T16:00:00">
            <text:p>Thu Oct 26 16:00:00 2023</text:p>
          </table:table-cell>
          <table:table-cell office:value-type="float" office:value="29.861108333333334">
            <text:p>29.861108333333334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13.3333">
            <text:p>13.3333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  <table:table-cell office:value-type="float" office:value="29.3333">
            <text:p>29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6T17:00:00">
            <text:p>Thu Oct 26 17:00:00 2023</text:p>
          </table:table-cell>
          <table:table-cell office:value-type="float" office:value="29.458333333333332">
            <text:p>29.458333333333332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13.3333">
            <text:p>13.3333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26T18:00:00">
            <text:p>Thu Oct 26 18:00:00 2023</text:p>
          </table:table-cell>
          <table:table-cell office:value-type="float" office:value="28.944441666666666">
            <text:p>28.944441666666666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13.3333">
            <text:p>13.3333</text:p>
          </table:table-cell>
          <table:table-cell office:value-type="float" office:value="21.1667">
            <text:p>21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27T16:00:00">
            <text:p>Fri Oct 27 16:00:00 2023</text:p>
          </table:table-cell>
          <table:table-cell office:value-type="float" office:value="33.1666625">
            <text:p>33.1666625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41.8333">
            <text:p>41.8333</text:p>
          </table:table-cell>
          <table:table-cell office:value-type="float" office:value="43.0">
            <text:p>43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27T17:00:00">
            <text:p>Fri Oct 27 17:00:00 2023</text:p>
          </table:table-cell>
          <table:table-cell office:value-type="float" office:value="34.15971666666667">
            <text:p>34.15971666666667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41.8333">
            <text:p>41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10-28T13:00:00">
            <text:p>Sat Oct 28 13:00:00 2023</text:p>
          </table:table-cell>
          <table:table-cell office:value-type="float" office:value="38.9513875">
            <text:p>38.9513875</text:p>
          </table:table-cell>
          <table:table-cell office:value-type="float" office:value="25.8333">
            <text:p>25.8333</text:p>
          </table:table-cell>
          <table:table-cell office:value-type="float" office:value="29.1667">
            <text:p>29.1667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29.5">
            <text:p>29.5</text:p>
          </table:table-cell>
          <table:table-cell office:value-type="float" office:value="33.3333">
            <text:p>33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0-28T14:00:00">
            <text:p>Sat Oct 28 14:00:00 2023</text:p>
          </table:table-cell>
          <table:table-cell office:value-type="float" office:value="38.88194166666667">
            <text:p>38.88194166666667</text:p>
          </table:table-cell>
          <table:table-cell office:value-type="float" office:value="18.5">
            <text:p>18.5</text:p>
          </table:table-cell>
          <table:table-cell office:value-type="float" office:value="25.8333">
            <text:p>25.8333</text:p>
          </table:table-cell>
          <table:table-cell office:value-type="float" office:value="29.1667">
            <text:p>29.1667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29.5">
            <text:p>29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0-28T15:00:00">
            <text:p>Sat Oct 28 15:00:00 2023</text:p>
          </table:table-cell>
          <table:table-cell office:value-type="float" office:value="38.69444166666667">
            <text:p>38.69444166666667</text:p>
          </table:table-cell>
          <table:table-cell office:value-type="float" office:value="11.3333">
            <text:p>11.3333</text:p>
          </table:table-cell>
          <table:table-cell office:value-type="float" office:value="18.5">
            <text:p>18.5</text:p>
          </table:table-cell>
          <table:table-cell office:value-type="float" office:value="25.8333">
            <text:p>25.8333</text:p>
          </table:table-cell>
          <table:table-cell office:value-type="float" office:value="29.1667">
            <text:p>29.1667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28T16:00:00">
            <text:p>Sat Oct 28 16:00:00 2023</text:p>
          </table:table-cell>
          <table:table-cell office:value-type="float" office:value="38.590275">
            <text:p>38.590275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18.5">
            <text:p>18.5</text:p>
          </table:table-cell>
          <table:table-cell office:value-type="float" office:value="25.8333">
            <text:p>25.8333</text:p>
          </table:table-cell>
          <table:table-cell office:value-type="float" office:value="29.1667">
            <text:p>29.1667</text:p>
          </table:table-cell>
          <table:table-cell office:value-type="float" office:value="29.0">
            <text:p>29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28T17:00:00">
            <text:p>Sat Oct 28 17:00:00 2023</text:p>
          </table:table-cell>
          <table:table-cell office:value-type="float" office:value="38.486108333333334">
            <text:p>38.486108333333334</text:p>
          </table:table-cell>
          <table:table-cell office:value-type="float" office:value="8.3333">
            <text:p>8.3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18.5">
            <text:p>18.5</text:p>
          </table:table-cell>
          <table:table-cell office:value-type="float" office:value="25.8333">
            <text:p>25.8333</text:p>
          </table:table-cell>
          <table:table-cell office:value-type="float" office:value="29.1667">
            <text:p>29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0-28T18:00:00">
            <text:p>Sat Oct 28 18:00:00 2023</text:p>
          </table:table-cell>
          <table:table-cell office:value-type="float" office:value="38.645829166666665">
            <text:p>38.645829166666665</text:p>
          </table:table-cell>
          <table:table-cell office:value-type="float" office:value="29.1667">
            <text:p>29.1667</text:p>
          </table:table-cell>
          <table:table-cell office:value-type="float" office:value="8.3333">
            <text:p>8.3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18.5">
            <text:p>18.5</text:p>
          </table:table-cell>
          <table:table-cell office:value-type="float" office:value="25.8333">
            <text:p>25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10-29T11:00:00">
            <text:p>Sun Oct 29 11:00:00 2023</text:p>
          </table:table-cell>
          <table:table-cell office:value-type="float" office:value="44.604175">
            <text:p>44.604175</text:p>
          </table:table-cell>
          <table:table-cell office:value-type="float" office:value="38.1667">
            <text:p>38.1667</text:p>
          </table:table-cell>
          <table:table-cell office:value-type="float" office:value="38.3333">
            <text:p>38.3333</text:p>
          </table:table-cell>
          <table:table-cell office:value-type="float" office:value="34.6667">
            <text:p>34.6667</text:p>
          </table:table-cell>
          <table:table-cell office:value-type="float" office:value="24.0">
            <text:p>24.0</text:p>
          </table:table-cell>
          <table:table-cell office:value-type="float" office:value="28.1667">
            <text:p>28.1667</text:p>
          </table:table-cell>
          <table:table-cell office:value-type="float" office:value="34.6667">
            <text:p>34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29T12:00:00">
            <text:p>Sun Oct 29 12:00:00 2023</text:p>
          </table:table-cell>
          <table:table-cell office:value-type="float" office:value="45.11112083333333">
            <text:p>45.11112083333333</text:p>
          </table:table-cell>
          <table:table-cell office:value-type="float" office:value="42.3333">
            <text:p>42.3333</text:p>
          </table:table-cell>
          <table:table-cell office:value-type="float" office:value="38.1667">
            <text:p>38.1667</text:p>
          </table:table-cell>
          <table:table-cell office:value-type="float" office:value="38.3333">
            <text:p>38.3333</text:p>
          </table:table-cell>
          <table:table-cell office:value-type="float" office:value="34.6667">
            <text:p>34.6667</text:p>
          </table:table-cell>
          <table:table-cell office:value-type="float" office:value="24.0">
            <text:p>24.0</text:p>
          </table:table-cell>
          <table:table-cell office:value-type="float" office:value="28.1667">
            <text:p>28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10-29T13:00:00">
            <text:p>Sun Oct 29 13:00:00 2023</text:p>
          </table:table-cell>
          <table:table-cell office:value-type="float" office:value="45.17362083333333">
            <text:p>45.17362083333333</text:p>
          </table:table-cell>
          <table:table-cell office:value-type="float" office:value="42.1667">
            <text:p>42.1667</text:p>
          </table:table-cell>
          <table:table-cell office:value-type="float" office:value="42.3333">
            <text:p>42.3333</text:p>
          </table:table-cell>
          <table:table-cell office:value-type="float" office:value="38.1667">
            <text:p>38.1667</text:p>
          </table:table-cell>
          <table:table-cell office:value-type="float" office:value="38.3333">
            <text:p>38.3333</text:p>
          </table:table-cell>
          <table:table-cell office:value-type="float" office:value="34.6667">
            <text:p>34.6667</text:p>
          </table:table-cell>
          <table:table-cell office:value-type="float" office:value="24.0">
            <text:p>24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10-29T14:00:00">
            <text:p>Sun Oct 29 14:00:00 2023</text:p>
          </table:table-cell>
          <table:table-cell office:value-type="float" office:value="45.430566666666664">
            <text:p>45.430566666666664</text:p>
          </table:table-cell>
          <table:table-cell office:value-type="float" office:value="38.6667">
            <text:p>38.6667</text:p>
          </table:table-cell>
          <table:table-cell office:value-type="float" office:value="42.1667">
            <text:p>42.1667</text:p>
          </table:table-cell>
          <table:table-cell office:value-type="float" office:value="42.3333">
            <text:p>42.3333</text:p>
          </table:table-cell>
          <table:table-cell office:value-type="float" office:value="38.1667">
            <text:p>38.1667</text:p>
          </table:table-cell>
          <table:table-cell office:value-type="float" office:value="38.3333">
            <text:p>38.3333</text:p>
          </table:table-cell>
          <table:table-cell office:value-type="float" office:value="34.6667">
            <text:p>34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0-29T15:00:00">
            <text:p>Sun Oct 29 15:00:00 2023</text:p>
          </table:table-cell>
          <table:table-cell office:value-type="float" office:value="45.61112083333333">
            <text:p>45.61112083333333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2.1667">
            <text:p>42.1667</text:p>
          </table:table-cell>
          <table:table-cell office:value-type="float" office:value="42.3333">
            <text:p>42.3333</text:p>
          </table:table-cell>
          <table:table-cell office:value-type="float" office:value="38.1667">
            <text:p>38.1667</text:p>
          </table:table-cell>
          <table:table-cell office:value-type="float" office:value="38.3333">
            <text:p>38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0-31T12:00:00">
            <text:p>Tue Oct 31 12:00:00 2023</text:p>
          </table:table-cell>
          <table:table-cell office:value-type="float" office:value="31.125">
            <text:p>31.12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0-31T15:00:00">
            <text:p>Tue Oct 31 15:00:00 2023</text:p>
          </table:table-cell>
          <table:table-cell office:value-type="float" office:value="28.486108333333334">
            <text:p>28.486108333333334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1-02T13:00:00">
            <text:p>Thu Nov  2 13:00:00 2023</text:p>
          </table:table-cell>
          <table:table-cell office:value-type="float" office:value="45.27082083333334">
            <text:p>45.27082083333334</text:p>
          </table:table-cell>
          <table:table-cell office:value-type="float" office:value="42.3333">
            <text:p>42.3333</text:p>
          </table:table-cell>
          <table:table-cell office:value-type="float" office:value="42.8333">
            <text:p>42.8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7.8333">
            <text:p>37.8333</text:p>
          </table:table-cell>
          <table:table-cell office:value-type="float" office:value="41.5">
            <text:p>41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1-02T14:00:00">
            <text:p>Thu Nov  2 14:00:00 2023</text:p>
          </table:table-cell>
          <table:table-cell office:value-type="float" office:value="45.91665416666667">
            <text:p>45.91665416666667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2.8333">
            <text:p>42.8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7.8333">
            <text:p>37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1-02T15:00:00">
            <text:p>Thu Nov  2 15:00:00 2023</text:p>
          </table:table-cell>
          <table:table-cell office:value-type="float" office:value="45.79859583333334">
            <text:p>45.79859583333334</text:p>
          </table:table-cell>
          <table:table-cell office:value-type="float" office:value="33.3333">
            <text:p>33.3333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2.8333">
            <text:p>42.8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02T16:00:00">
            <text:p>Thu Nov  2 16:00:00 2023</text:p>
          </table:table-cell>
          <table:table-cell office:value-type="float" office:value="45.45832083333334">
            <text:p>45.45832083333334</text:p>
          </table:table-cell>
          <table:table-cell office:value-type="float" office:value="39.3333">
            <text:p>39.3333</text:p>
          </table:table-cell>
          <table:table-cell office:value-type="float" office:value="33.3333">
            <text:p>33.3333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2.8333">
            <text:p>42.8333</text:p>
          </table:table-cell>
          <table:table-cell office:value-type="float" office:value="41.6667">
            <text:p>41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1-03T14:00:00">
            <text:p>Fri Nov  3 14:00:00 2023</text:p>
          </table:table-cell>
          <table:table-cell office:value-type="float" office:value="47.84721666666667">
            <text:p>47.84721666666667</text:p>
          </table:table-cell>
          <table:table-cell office:value-type="float" office:value="43.1667">
            <text:p>43.1667</text:p>
          </table:table-cell>
          <table:table-cell office:value-type="float" office:value="43.1667">
            <text:p>43.1667</text:p>
          </table:table-cell>
          <table:table-cell office:value-type="float" office:value="45.0">
            <text:p>45.0</text:p>
          </table:table-cell>
          <table:table-cell office:value-type="float" office:value="51.8333">
            <text:p>51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3T15:00:00">
            <text:p>Fri Nov  3 15:00:00 2023</text:p>
          </table:table-cell>
          <table:table-cell office:value-type="float" office:value="48.13888333333333">
            <text:p>48.13888333333333</text:p>
          </table:table-cell>
          <table:table-cell office:value-type="float" office:value="29.3333">
            <text:p>29.3333</text:p>
          </table:table-cell>
          <table:table-cell office:value-type="float" office:value="43.1667">
            <text:p>43.1667</text:p>
          </table:table-cell>
          <table:table-cell office:value-type="float" office:value="43.1667">
            <text:p>43.1667</text:p>
          </table:table-cell>
          <table:table-cell office:value-type="float" office:value="45.0">
            <text:p>45.0</text:p>
          </table:table-cell>
          <table:table-cell office:value-type="float" office:value="51.8333">
            <text:p>51.8333</text:p>
          </table:table-cell>
          <table:table-cell office:value-type="float" office:value="51.5">
            <text:p>51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3T16:00:00">
            <text:p>Fri Nov  3 16:00:00 2023</text:p>
          </table:table-cell>
          <table:table-cell office:value-type="float" office:value="48.49999583333334">
            <text:p>48.49999583333334</text:p>
          </table:table-cell>
          <table:table-cell office:value-type="float" office:value="20.6667">
            <text:p>20.6667</text:p>
          </table:table-cell>
          <table:table-cell office:value-type="float" office:value="29.3333">
            <text:p>29.3333</text:p>
          </table:table-cell>
          <table:table-cell office:value-type="float" office:value="43.1667">
            <text:p>43.1667</text:p>
          </table:table-cell>
          <table:table-cell office:value-type="float" office:value="43.1667">
            <text:p>43.1667</text:p>
          </table:table-cell>
          <table:table-cell office:value-type="float" office:value="45.0">
            <text:p>45.0</text:p>
          </table:table-cell>
          <table:table-cell office:value-type="float" office:value="51.8333">
            <text:p>51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03T17:00:00">
            <text:p>Fri Nov  3 17:00:00 2023</text:p>
          </table:table-cell>
          <table:table-cell office:value-type="float" office:value="48.895829166666665">
            <text:p>48.895829166666665</text:p>
          </table:table-cell>
          <table:table-cell office:value-type="float" office:value="11.8333">
            <text:p>11.8333</text:p>
          </table:table-cell>
          <table:table-cell office:value-type="float" office:value="20.6667">
            <text:p>20.6667</text:p>
          </table:table-cell>
          <table:table-cell office:value-type="float" office:value="29.3333">
            <text:p>29.3333</text:p>
          </table:table-cell>
          <table:table-cell office:value-type="float" office:value="43.1667">
            <text:p>43.1667</text:p>
          </table:table-cell>
          <table:table-cell office:value-type="float" office:value="43.1667">
            <text:p>43.1667</text:p>
          </table:table-cell>
          <table:table-cell office:value-type="float" office:value="45.0">
            <text:p>45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3T18:00:00">
            <text:p>Fri Nov  3 18:00:00 2023</text:p>
          </table:table-cell>
          <table:table-cell office:value-type="float" office:value="49.1944375">
            <text:p>49.1944375</text:p>
          </table:table-cell>
          <table:table-cell office:value-type="float" office:value="44.8333">
            <text:p>44.8333</text:p>
          </table:table-cell>
          <table:table-cell office:value-type="float" office:value="11.8333">
            <text:p>11.8333</text:p>
          </table:table-cell>
          <table:table-cell office:value-type="float" office:value="20.6667">
            <text:p>20.6667</text:p>
          </table:table-cell>
          <table:table-cell office:value-type="float" office:value="29.3333">
            <text:p>29.3333</text:p>
          </table:table-cell>
          <table:table-cell office:value-type="float" office:value="43.1667">
            <text:p>43.1667</text:p>
          </table:table-cell>
          <table:table-cell office:value-type="float" office:value="43.1667">
            <text:p>43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1-03T19:00:00">
            <text:p>Fri Nov  3 19:00:00 2023</text:p>
          </table:table-cell>
          <table:table-cell office:value-type="float" office:value="48.84721666666667">
            <text:p>48.84721666666667</text:p>
          </table:table-cell>
          <table:table-cell office:value-type="float" office:value="56.0">
            <text:p>56.0</text:p>
          </table:table-cell>
          <table:table-cell office:value-type="float" office:value="44.8333">
            <text:p>44.8333</text:p>
          </table:table-cell>
          <table:table-cell office:value-type="float" office:value="11.8333">
            <text:p>11.8333</text:p>
          </table:table-cell>
          <table:table-cell office:value-type="float" office:value="20.6667">
            <text:p>20.6667</text:p>
          </table:table-cell>
          <table:table-cell office:value-type="float" office:value="29.3333">
            <text:p>29.3333</text:p>
          </table:table-cell>
          <table:table-cell office:value-type="float" office:value="43.1667">
            <text:p>43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1-03T20:00:00">
            <text:p>Fri Nov  3 20:00:00 2023</text:p>
          </table:table-cell>
          <table:table-cell office:value-type="float" office:value="48.63888333333333">
            <text:p>48.63888333333333</text:p>
          </table:table-cell>
          <table:table-cell office:value-type="float" office:value="59.1667">
            <text:p>59.1667</text:p>
          </table:table-cell>
          <table:table-cell office:value-type="float" office:value="56.0">
            <text:p>56.0</text:p>
          </table:table-cell>
          <table:table-cell office:value-type="float" office:value="44.8333">
            <text:p>44.8333</text:p>
          </table:table-cell>
          <table:table-cell office:value-type="float" office:value="11.8333">
            <text:p>11.8333</text:p>
          </table:table-cell>
          <table:table-cell office:value-type="float" office:value="20.6667">
            <text:p>20.6667</text:p>
          </table:table-cell>
          <table:table-cell office:value-type="float" office:value="29.3333">
            <text:p>29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1-04T11:00:00">
            <text:p>Sat Nov  4 11:00:00 2023</text:p>
          </table:table-cell>
          <table:table-cell office:value-type="float" office:value="46.013891666666666">
            <text:p>46.013891666666666</text:p>
          </table:table-cell>
          <table:table-cell office:value-type="float" office:value="34.3333">
            <text:p>34.3333</text:p>
          </table:table-cell>
          <table:table-cell office:value-type="float" office:value="45.1667">
            <text:p>45.1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41.1667">
            <text:p>41.1667</text:p>
          </table:table-cell>
          <table:table-cell office:value-type="float" office:value="41.1667">
            <text:p>41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04T12:00:00">
            <text:p>Sat Nov  4 12:00:00 2023</text:p>
          </table:table-cell>
          <table:table-cell office:value-type="float" office:value="46.06944583333333">
            <text:p>46.06944583333333</text:p>
          </table:table-cell>
          <table:table-cell office:value-type="float" office:value="29.5">
            <text:p>29.5</text:p>
          </table:table-cell>
          <table:table-cell office:value-type="float" office:value="34.3333">
            <text:p>34.3333</text:p>
          </table:table-cell>
          <table:table-cell office:value-type="float" office:value="45.1667">
            <text:p>45.1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41.1667">
            <text:p>41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04T13:00:00">
            <text:p>Sat Nov  4 13:00:00 2023</text:p>
          </table:table-cell>
          <table:table-cell office:value-type="float" office:value="46.24305416666667">
            <text:p>46.24305416666667</text:p>
          </table:table-cell>
          <table:table-cell office:value-type="float" office:value="33.6667">
            <text:p>33.6667</text:p>
          </table:table-cell>
          <table:table-cell office:value-type="float" office:value="29.5">
            <text:p>29.5</text:p>
          </table:table-cell>
          <table:table-cell office:value-type="float" office:value="34.3333">
            <text:p>34.3333</text:p>
          </table:table-cell>
          <table:table-cell office:value-type="float" office:value="45.1667">
            <text:p>45.1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4T14:00:00">
            <text:p>Sat Nov  4 14:00:00 2023</text:p>
          </table:table-cell>
          <table:table-cell office:value-type="float" office:value="46.2986125">
            <text:p>46.2986125</text:p>
          </table:table-cell>
          <table:table-cell office:value-type="float" office:value="37.3333">
            <text:p>37.3333</text:p>
          </table:table-cell>
          <table:table-cell office:value-type="float" office:value="33.6667">
            <text:p>33.6667</text:p>
          </table:table-cell>
          <table:table-cell office:value-type="float" office:value="29.5">
            <text:p>29.5</text:p>
          </table:table-cell>
          <table:table-cell office:value-type="float" office:value="34.3333">
            <text:p>34.3333</text:p>
          </table:table-cell>
          <table:table-cell office:value-type="float" office:value="45.1667">
            <text:p>45.1667</text:p>
          </table:table-cell>
          <table:table-cell office:value-type="float" office:value="47.1667">
            <text:p>47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4T15:00:00">
            <text:p>Sat Nov  4 15:00:00 2023</text:p>
          </table:table-cell>
          <table:table-cell office:value-type="float" office:value="46.27777916666667">
            <text:p>46.27777916666667</text:p>
          </table:table-cell>
          <table:table-cell office:value-type="float" office:value="38.6667">
            <text:p>38.6667</text:p>
          </table:table-cell>
          <table:table-cell office:value-type="float" office:value="37.3333">
            <text:p>37.3333</text:p>
          </table:table-cell>
          <table:table-cell office:value-type="float" office:value="33.6667">
            <text:p>33.6667</text:p>
          </table:table-cell>
          <table:table-cell office:value-type="float" office:value="29.5">
            <text:p>29.5</text:p>
          </table:table-cell>
          <table:table-cell office:value-type="float" office:value="34.3333">
            <text:p>34.3333</text:p>
          </table:table-cell>
          <table:table-cell office:value-type="float" office:value="45.1667">
            <text:p>45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1-04T16:00:00">
            <text:p>Sat Nov  4 16:00:00 2023</text:p>
          </table:table-cell>
          <table:table-cell office:value-type="float" office:value="46.229166666666664">
            <text:p>46.229166666666664</text:p>
          </table:table-cell>
          <table:table-cell office:value-type="float" office:value="36.8333">
            <text:p>36.8333</text:p>
          </table:table-cell>
          <table:table-cell office:value-type="float" office:value="38.6667">
            <text:p>38.6667</text:p>
          </table:table-cell>
          <table:table-cell office:value-type="float" office:value="37.3333">
            <text:p>37.3333</text:p>
          </table:table-cell>
          <table:table-cell office:value-type="float" office:value="33.6667">
            <text:p>33.6667</text:p>
          </table:table-cell>
          <table:table-cell office:value-type="float" office:value="29.5">
            <text:p>29.5</text:p>
          </table:table-cell>
          <table:table-cell office:value-type="float" office:value="34.3333">
            <text:p>34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5T12:00:00">
            <text:p>Sun Nov  5 12:00:00 2023</text:p>
          </table:table-cell>
          <table:table-cell office:value-type="float" office:value="42.40972083333333">
            <text:p>42.40972083333333</text:p>
          </table:table-cell>
          <table:table-cell office:value-type="float" office:value="36.1667">
            <text:p>36.1667</text:p>
          </table:table-cell>
          <table:table-cell office:value-type="float" office:value="38.6667">
            <text:p>38.6667</text:p>
          </table:table-cell>
          <table:table-cell office:value-type="float" office:value="30.1667">
            <text:p>30.1667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46.1667">
            <text:p>46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1-05T13:00:00">
            <text:p>Sun Nov  5 13:00:00 2023</text:p>
          </table:table-cell>
          <table:table-cell office:value-type="float" office:value="42.2638875">
            <text:p>42.2638875</text:p>
          </table:table-cell>
          <table:table-cell office:value-type="float" office:value="24.6667">
            <text:p>24.6667</text:p>
          </table:table-cell>
          <table:table-cell office:value-type="float" office:value="36.1667">
            <text:p>36.1667</text:p>
          </table:table-cell>
          <table:table-cell office:value-type="float" office:value="38.6667">
            <text:p>38.6667</text:p>
          </table:table-cell>
          <table:table-cell office:value-type="float" office:value="30.1667">
            <text:p>30.1667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11-05T14:00:00">
            <text:p>Sun Nov  5 14:00:00 2023</text:p>
          </table:table-cell>
          <table:table-cell office:value-type="float" office:value="42.22222083333333">
            <text:p>42.22222083333333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36.1667">
            <text:p>36.1667</text:p>
          </table:table-cell>
          <table:table-cell office:value-type="float" office:value="38.6667">
            <text:p>38.6667</text:p>
          </table:table-cell>
          <table:table-cell office:value-type="float" office:value="30.1667">
            <text:p>30.1667</text:p>
          </table:table-cell>
          <table:table-cell office:value-type="float" office:value="28.3333">
            <text:p>28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1-05T15:00:00">
            <text:p>Sun Nov  5 15:00:00 2023</text:p>
          </table:table-cell>
          <table:table-cell office:value-type="float" office:value="42.09027916666667">
            <text:p>42.09027916666667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36.1667">
            <text:p>36.1667</text:p>
          </table:table-cell>
          <table:table-cell office:value-type="float" office:value="38.6667">
            <text:p>38.6667</text:p>
          </table:table-cell>
          <table:table-cell office:value-type="float" office:value="30.1667">
            <text:p>30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5T16:00:00">
            <text:p>Sun Nov  5 16:00:00 2023</text:p>
          </table:table-cell>
          <table:table-cell office:value-type="float" office:value="42.1111125">
            <text:p>42.1111125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36.1667">
            <text:p>36.1667</text:p>
          </table:table-cell>
          <table:table-cell office:value-type="float" office:value="38.6667">
            <text:p>38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5T17:00:00">
            <text:p>Sun Nov  5 17:00:00 2023</text:p>
          </table:table-cell>
          <table:table-cell office:value-type="float" office:value="42.1111125">
            <text:p>42.1111125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36.1667">
            <text:p>36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5T18:00:00">
            <text:p>Sun Nov  5 18:00:00 2023</text:p>
          </table:table-cell>
          <table:table-cell office:value-type="float" office:value="41.909725">
            <text:p>41.909725</text:p>
          </table:table-cell>
          <table:table-cell office:value-type="float" office:value="38.3333">
            <text:p>38.3333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06T13:00:00">
            <text:p>Mon Nov  6 13:00:00 2023</text:p>
          </table:table-cell>
          <table:table-cell office:value-type="float" office:value="38.93055416666667">
            <text:p>38.93055416666667</text:p>
          </table:table-cell>
          <table:table-cell office:value-type="float" office:value="27.8333">
            <text:p>27.8333</text:p>
          </table:table-cell>
          <table:table-cell office:value-type="float" office:value="42.8333">
            <text:p>42.8333</text:p>
          </table:table-cell>
          <table:table-cell office:value-type="float" office:value="39.5">
            <text:p>39.5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41.0">
            <text:p>41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06T14:00:00">
            <text:p>Mon Nov  6 14:00:00 2023</text:p>
          </table:table-cell>
          <table:table-cell office:value-type="float" office:value="38.923608333333334">
            <text:p>38.923608333333334</text:p>
          </table:table-cell>
          <table:table-cell office:value-type="float" office:value="12.5">
            <text:p>12.5</text:p>
          </table:table-cell>
          <table:table-cell office:value-type="float" office:value="27.8333">
            <text:p>27.8333</text:p>
          </table:table-cell>
          <table:table-cell office:value-type="float" office:value="42.8333">
            <text:p>42.8333</text:p>
          </table:table-cell>
          <table:table-cell office:value-type="float" office:value="39.5">
            <text:p>39.5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6T15:00:00">
            <text:p>Mon Nov  6 15:00:00 2023</text:p>
          </table:table-cell>
          <table:table-cell office:value-type="float" office:value="39.12499583333334">
            <text:p>39.12499583333334</text:p>
          </table:table-cell>
          <table:table-cell office:value-type="float" office:value="3.1667">
            <text:p>3.1667</text:p>
          </table:table-cell>
          <table:table-cell office:value-type="float" office:value="12.5">
            <text:p>12.5</text:p>
          </table:table-cell>
          <table:table-cell office:value-type="float" office:value="27.8333">
            <text:p>27.8333</text:p>
          </table:table-cell>
          <table:table-cell office:value-type="float" office:value="42.8333">
            <text:p>42.8333</text:p>
          </table:table-cell>
          <table:table-cell office:value-type="float" office:value="39.5">
            <text:p>39.5</text:p>
          </table:table-cell>
          <table:table-cell office:value-type="float" office:value="38.3333">
            <text:p>38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1-06T16:00:00">
            <text:p>Mon Nov  6 16:00:00 2023</text:p>
          </table:table-cell>
          <table:table-cell office:value-type="float" office:value="39.2291625">
            <text:p>39.2291625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5">
            <text:p>12.5</text:p>
          </table:table-cell>
          <table:table-cell office:value-type="float" office:value="27.8333">
            <text:p>27.8333</text:p>
          </table:table-cell>
          <table:table-cell office:value-type="float" office:value="42.8333">
            <text:p>42.8333</text:p>
          </table:table-cell>
          <table:table-cell office:value-type="float" office:value="39.5">
            <text:p>39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6T17:00:00">
            <text:p>Mon Nov  6 17:00:00 2023</text:p>
          </table:table-cell>
          <table:table-cell office:value-type="float" office:value="39.34722083333333">
            <text:p>39.34722083333333</text:p>
          </table:table-cell>
          <table:table-cell office:value-type="float" office:value="8.1667">
            <text:p>8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5">
            <text:p>12.5</text:p>
          </table:table-cell>
          <table:table-cell office:value-type="float" office:value="27.8333">
            <text:p>27.8333</text:p>
          </table:table-cell>
          <table:table-cell office:value-type="float" office:value="42.8333">
            <text:p>42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06T18:00:00">
            <text:p>Mon Nov  6 18:00:00 2023</text:p>
          </table:table-cell>
          <table:table-cell office:value-type="float" office:value="39.50694166666667">
            <text:p>39.50694166666667</text:p>
          </table:table-cell>
          <table:table-cell office:value-type="float" office:value="33.3333">
            <text:p>33.3333</text:p>
          </table:table-cell>
          <table:table-cell office:value-type="float" office:value="8.1667">
            <text:p>8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5">
            <text:p>12.5</text:p>
          </table:table-cell>
          <table:table-cell office:value-type="float" office:value="27.8333">
            <text:p>27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1-07T13:00:00">
            <text:p>Tue Nov  7 13:00:00 2023</text:p>
          </table:table-cell>
          <table:table-cell office:value-type="float" office:value="39.79165833333334">
            <text:p>39.79165833333334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28.3333">
            <text:p>28.3333</text:p>
          </table:table-cell>
          <table:table-cell office:value-type="float" office:value="24.3333">
            <text:p>24.3333</text:p>
          </table:table-cell>
          <table:table-cell office:value-type="float" office:value="43.1667">
            <text:p>43.1667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1-07T14:00:00">
            <text:p>Tue Nov  7 14:00:00 2023</text:p>
          </table:table-cell>
          <table:table-cell office:value-type="float" office:value="39.812491666666666">
            <text:p>39.812491666666666</text:p>
          </table:table-cell>
          <table:table-cell office:value-type="float" office:value="14.3333">
            <text:p>14.3333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28.3333">
            <text:p>28.3333</text:p>
          </table:table-cell>
          <table:table-cell office:value-type="float" office:value="24.3333">
            <text:p>24.3333</text:p>
          </table:table-cell>
          <table:table-cell office:value-type="float" office:value="43.1667">
            <text:p>43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07T15:00:00">
            <text:p>Tue Nov  7 15:00:00 2023</text:p>
          </table:table-cell>
          <table:table-cell office:value-type="float" office:value="39.777770833333335">
            <text:p>39.777770833333335</text:p>
          </table:table-cell>
          <table:table-cell office:value-type="float" office:value="16.5">
            <text:p>16.5</text:p>
          </table:table-cell>
          <table:table-cell office:value-type="float" office:value="14.3333">
            <text:p>14.3333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28.3333">
            <text:p>28.3333</text:p>
          </table:table-cell>
          <table:table-cell office:value-type="float" office:value="24.3333">
            <text:p>24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07T16:00:00">
            <text:p>Tue Nov  7 16:00:00 2023</text:p>
          </table:table-cell>
          <table:table-cell office:value-type="float" office:value="39.7569375">
            <text:p>39.7569375</text:p>
          </table:table-cell>
          <table:table-cell office:value-type="float" office:value="4.3333">
            <text:p>4.3333</text:p>
          </table:table-cell>
          <table:table-cell office:value-type="float" office:value="16.5">
            <text:p>16.5</text:p>
          </table:table-cell>
          <table:table-cell office:value-type="float" office:value="14.3333">
            <text:p>14.3333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28.3333">
            <text:p>28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7T17:00:00">
            <text:p>Tue Nov  7 17:00:00 2023</text:p>
          </table:table-cell>
          <table:table-cell office:value-type="float" office:value="39.590270833333335">
            <text:p>39.590270833333335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16.5">
            <text:p>16.5</text:p>
          </table:table-cell>
          <table:table-cell office:value-type="float" office:value="14.3333">
            <text:p>14.3333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7T18:00:00">
            <text:p>Tue Nov  7 18:00:00 2023</text:p>
          </table:table-cell>
          <table:table-cell office:value-type="float" office:value="39.458325">
            <text:p>39.458325</text:p>
          </table:table-cell>
          <table:table-cell office:value-type="float" office:value="33.5">
            <text:p>33.5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16.5">
            <text:p>16.5</text:p>
          </table:table-cell>
          <table:table-cell office:value-type="float" office:value="14.3333">
            <text:p>14.3333</text:p>
          </table:table-cell>
          <table:table-cell office:value-type="float" office:value="39.5">
            <text:p>39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1-08T11:00:00">
            <text:p>Wed Nov  8 11:00:00 2023</text:p>
          </table:table-cell>
          <table:table-cell office:value-type="float" office:value="25.2638875">
            <text:p>25.2638875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08T12:00:00">
            <text:p>Wed Nov  8 12:00:00 2023</text:p>
          </table:table-cell>
          <table:table-cell office:value-type="float" office:value="24.58332916666667">
            <text:p>24.58332916666667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1-08T13:00:00">
            <text:p>Wed Nov  8 13:00:00 2023</text:p>
          </table:table-cell>
          <table:table-cell office:value-type="float" office:value="24.097220833333335">
            <text:p>24.097220833333335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08T14:00:00">
            <text:p>Wed Nov  8 14:00:00 2023</text:p>
          </table:table-cell>
          <table:table-cell office:value-type="float" office:value="23.680554166666667">
            <text:p>23.680554166666667</text:p>
          </table:table-cell>
          <table:table-cell office:value-type="float" office:value="12.1667">
            <text:p>12.1667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8T15:00:00">
            <text:p>Wed Nov  8 15:00:00 2023</text:p>
          </table:table-cell>
          <table:table-cell office:value-type="float" office:value="23.2291625">
            <text:p>23.2291625</text:p>
          </table:table-cell>
          <table:table-cell office:value-type="float" office:value="5.5">
            <text:p>5.5</text:p>
          </table:table-cell>
          <table:table-cell office:value-type="float" office:value="12.1667">
            <text:p>12.1667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08T16:00:00">
            <text:p>Wed Nov  8 16:00:00 2023</text:p>
          </table:table-cell>
          <table:table-cell office:value-type="float" office:value="23.02082916666667">
            <text:p>23.02082916666667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2.1667">
            <text:p>12.1667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1-09T11:00:00">
            <text:p>Thu Nov  9 11:00:00 2023</text:p>
          </table:table-cell>
          <table:table-cell office:value-type="float" office:value="20.631933333333333">
            <text:p>20.631933333333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09T12:00:00">
            <text:p>Thu Nov  9 12:00:00 2023</text:p>
          </table:table-cell>
          <table:table-cell office:value-type="float" office:value="20.083325000000002">
            <text:p>20.083325000000002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09T13:00:00">
            <text:p>Thu Nov  9 13:00:00 2023</text:p>
          </table:table-cell>
          <table:table-cell office:value-type="float" office:value="19.37499166666667">
            <text:p>19.3749916666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0T16:00:00">
            <text:p>Fri Nov 10 16:00:00 2023</text:p>
          </table:table-cell>
          <table:table-cell office:value-type="float" office:value="19.784724999999998">
            <text:p>19.784724999999998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0T17:00:00">
            <text:p>Fri Nov 10 17:00:00 2023</text:p>
          </table:table-cell>
          <table:table-cell office:value-type="float" office:value="21.902779166666665">
            <text:p>21.902779166666665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11T15:00:00">
            <text:p>Sat Nov 11 15:00:00 2023</text:p>
          </table:table-cell>
          <table:table-cell office:value-type="float" office:value="42.006949999999996">
            <text:p>42.006949999999996</text:p>
          </table:table-cell>
          <table:table-cell office:value-type="float" office:value="37.1667">
            <text:p>37.1667</text:p>
          </table:table-cell>
          <table:table-cell office:value-type="float" office:value="44.0">
            <text:p>44.0</text:p>
          </table:table-cell>
          <table:table-cell office:value-type="float" office:value="40.6667">
            <text:p>40.6667</text:p>
          </table:table-cell>
          <table:table-cell office:value-type="float" office:value="51.0">
            <text:p>51.0</text:p>
          </table:table-cell>
          <table:table-cell office:value-type="float" office:value="53.0">
            <text:p>53.0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11T16:00:00">
            <text:p>Sat Nov 11 16:00:00 2023</text:p>
          </table:table-cell>
          <table:table-cell office:value-type="float" office:value="41.326391666666666">
            <text:p>41.326391666666666</text:p>
          </table:table-cell>
          <table:table-cell office:value-type="float" office:value="25.1667">
            <text:p>25.1667</text:p>
          </table:table-cell>
          <table:table-cell office:value-type="float" office:value="37.1667">
            <text:p>37.1667</text:p>
          </table:table-cell>
          <table:table-cell office:value-type="float" office:value="44.0">
            <text:p>44.0</text:p>
          </table:table-cell>
          <table:table-cell office:value-type="float" office:value="40.6667">
            <text:p>40.6667</text:p>
          </table:table-cell>
          <table:table-cell office:value-type="float" office:value="51.0">
            <text:p>51.0</text:p>
          </table:table-cell>
          <table:table-cell office:value-type="float" office:value="53.0">
            <text:p>5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1-11T17:00:00">
            <text:p>Sat Nov 11 17:00:00 2023</text:p>
          </table:table-cell>
          <table:table-cell office:value-type="float" office:value="40.826391666666666">
            <text:p>40.826391666666666</text:p>
          </table:table-cell>
          <table:table-cell office:value-type="float" office:value="16.0">
            <text:p>16.0</text:p>
          </table:table-cell>
          <table:table-cell office:value-type="float" office:value="25.1667">
            <text:p>25.1667</text:p>
          </table:table-cell>
          <table:table-cell office:value-type="float" office:value="37.1667">
            <text:p>37.1667</text:p>
          </table:table-cell>
          <table:table-cell office:value-type="float" office:value="44.0">
            <text:p>44.0</text:p>
          </table:table-cell>
          <table:table-cell office:value-type="float" office:value="40.6667">
            <text:p>40.6667</text:p>
          </table:table-cell>
          <table:table-cell office:value-type="float" office:value="51.0">
            <text:p>51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1-11T18:00:00">
            <text:p>Sat Nov 11 18:00:00 2023</text:p>
          </table:table-cell>
          <table:table-cell office:value-type="float" office:value="40.506949999999996">
            <text:p>40.506949999999996</text:p>
          </table:table-cell>
          <table:table-cell office:value-type="float" office:value="16.1667">
            <text:p>16.1667</text:p>
          </table:table-cell>
          <table:table-cell office:value-type="float" office:value="16.0">
            <text:p>16.0</text:p>
          </table:table-cell>
          <table:table-cell office:value-type="float" office:value="25.1667">
            <text:p>25.1667</text:p>
          </table:table-cell>
          <table:table-cell office:value-type="float" office:value="37.1667">
            <text:p>37.1667</text:p>
          </table:table-cell>
          <table:table-cell office:value-type="float" office:value="44.0">
            <text:p>44.0</text:p>
          </table:table-cell>
          <table:table-cell office:value-type="float" office:value="40.6667">
            <text:p>40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11T19:00:00">
            <text:p>Sat Nov 11 19:00:00 2023</text:p>
          </table:table-cell>
          <table:table-cell office:value-type="float" office:value="40.75000416666666">
            <text:p>40.75000416666666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16.0">
            <text:p>16.0</text:p>
          </table:table-cell>
          <table:table-cell office:value-type="float" office:value="25.1667">
            <text:p>25.1667</text:p>
          </table:table-cell>
          <table:table-cell office:value-type="float" office:value="37.1667">
            <text:p>37.1667</text:p>
          </table:table-cell>
          <table:table-cell office:value-type="float" office:value="44.0">
            <text:p>44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11T20:00:00">
            <text:p>Sat Nov 11 20:00:00 2023</text:p>
          </table:table-cell>
          <table:table-cell office:value-type="float" office:value="39.722225">
            <text:p>39.722225</text:p>
          </table:table-cell>
          <table:table-cell office:value-type="float" office:value="41.5">
            <text:p>41.5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16.0">
            <text:p>16.0</text:p>
          </table:table-cell>
          <table:table-cell office:value-type="float" office:value="25.1667">
            <text:p>25.1667</text:p>
          </table:table-cell>
          <table:table-cell office:value-type="float" office:value="37.1667">
            <text:p>37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1T21:00:00">
            <text:p>Sat Nov 11 21:00:00 2023</text:p>
          </table:table-cell>
          <table:table-cell office:value-type="float" office:value="38.6111125">
            <text:p>38.6111125</text:p>
          </table:table-cell>
          <table:table-cell office:value-type="float" office:value="50.5">
            <text:p>50.5</text:p>
          </table:table-cell>
          <table:table-cell office:value-type="float" office:value="41.5">
            <text:p>41.5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16.0">
            <text:p>16.0</text:p>
          </table:table-cell>
          <table:table-cell office:value-type="float" office:value="25.1667">
            <text:p>25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1-11T22:00:00">
            <text:p>Sat Nov 11 22:00:00 2023</text:p>
          </table:table-cell>
          <table:table-cell office:value-type="float" office:value="37.833333333333336">
            <text:p>37.833333333333336</text:p>
          </table:table-cell>
          <table:table-cell office:value-type="float" office:value="50.0">
            <text:p>50.0</text:p>
          </table:table-cell>
          <table:table-cell office:value-type="float" office:value="50.5">
            <text:p>50.5</text:p>
          </table:table-cell>
          <table:table-cell office:value-type="float" office:value="41.5">
            <text:p>41.5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16.0">
            <text:p>16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11T23:00:00">
            <text:p>Sat Nov 11 23:00:00 2023</text:p>
          </table:table-cell>
          <table:table-cell office:value-type="float" office:value="36.958333333333336">
            <text:p>36.958333333333336</text:p>
          </table:table-cell>
          <table:table-cell office:value-type="float" office:value="49.8333">
            <text:p>49.8333</text:p>
          </table:table-cell>
          <table:table-cell office:value-type="float" office:value="50.0">
            <text:p>50.0</text:p>
          </table:table-cell>
          <table:table-cell office:value-type="float" office:value="50.5">
            <text:p>50.5</text:p>
          </table:table-cell>
          <table:table-cell office:value-type="float" office:value="41.5">
            <text:p>41.5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2T14:00:00">
            <text:p>Sun Nov 12 14:00:00 2023</text:p>
          </table:table-cell>
          <table:table-cell office:value-type="float" office:value="21.465275000000002">
            <text:p>21.465275000000002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1-12T15:00:00">
            <text:p>Sun Nov 12 15:00:00 2023</text:p>
          </table:table-cell>
          <table:table-cell office:value-type="float" office:value="21.3888875">
            <text:p>21.388887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2T16:00:00">
            <text:p>Sun Nov 12 16:00:00 2023</text:p>
          </table:table-cell>
          <table:table-cell office:value-type="float" office:value="21.416666666666668">
            <text:p>21.416666666666668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12T17:00:00">
            <text:p>Sun Nov 12 17:00:00 2023</text:p>
          </table:table-cell>
          <table:table-cell office:value-type="float" office:value="21.354166666666668">
            <text:p>21.354166666666668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02T16:00:00">
            <text:p>Sat Dec  2 16:00:00 2023</text:p>
          </table:table-cell>
          <table:table-cell office:value-type="float" office:value="24.097224999999998">
            <text:p>24.097224999999998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02T17:00:00">
            <text:p>Sat Dec  2 17:00:00 2023</text:p>
          </table:table-cell>
          <table:table-cell office:value-type="float" office:value="24.2083375">
            <text:p>24.2083375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53.6667">
            <text:p>53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